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0000_sent</text:p>
          </table:table-cell>
          <table:table-cell office:value-type="string" calcext:value-type="string">
            <text:p>10000_recv</text:p>
          </table:table-cell>
          <table:table-cell office:value-type="string" calcext:value-type="string">
            <text:p>100000_sent</text:p>
          </table:table-cell>
          <table:table-cell office:value-type="string" calcext:value-type="string">
            <text:p>100000_recv</text:p>
          </table:table-cell>
          <table:table-cell office:value-type="string" calcext:value-type="string">
            <text:p>1000000_sent</text:p>
          </table:table-cell>
          <table:table-cell office:value-type="string" calcext:value-type="string">
            <text:p>1000000_rec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681025600426E+018" calcext:value-type="float">
            <text:p>1.47681025600426E+018</text:p>
          </table:table-cell>
          <table:table-cell office:value-type="float" office:value="1.47681025600633E+018" calcext:value-type="float">
            <text:p>1.47681025600633E+018</text:p>
          </table:table-cell>
          <table:table-cell office:value-type="float" office:value="1.4768103254939E+018" calcext:value-type="float">
            <text:p>1.4768103254939E+018</text:p>
          </table:table-cell>
          <table:table-cell office:value-type="float" office:value="1.4768103255072E+018" calcext:value-type="float">
            <text:p>1.4768103255072E+018</text:p>
          </table:table-cell>
          <table:table-cell office:value-type="float" office:value="1.47681037418408E+018" calcext:value-type="float">
            <text:p>1.47681037418408E+018</text:p>
          </table:table-cell>
          <table:table-cell office:value-type="float" office:value="1.47681037418981E+018" calcext:value-type="float">
            <text:p>1.47681037418981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681025600495E+018" calcext:value-type="float">
            <text:p>1.47681025600495E+018</text:p>
          </table:table-cell>
          <table:table-cell office:value-type="float" office:value="1.476810256008E+018" calcext:value-type="float">
            <text:p>1.476810256008E+018</text:p>
          </table:table-cell>
          <table:table-cell office:value-type="float" office:value="1.47681032549443E+018" calcext:value-type="float">
            <text:p>1.47681032549443E+018</text:p>
          </table:table-cell>
          <table:table-cell office:value-type="float" office:value="1.47681032550747E+018" calcext:value-type="float">
            <text:p>1.47681032550747E+018</text:p>
          </table:table-cell>
          <table:table-cell office:value-type="float" office:value="1.47681037418461E+018" calcext:value-type="float">
            <text:p>1.47681037418461E+018</text:p>
          </table:table-cell>
          <table:table-cell office:value-type="float" office:value="1.4768103741901E+018" calcext:value-type="float">
            <text:p>1.4768103741901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681025600542E+018" calcext:value-type="float">
            <text:p>1.47681025600542E+018</text:p>
          </table:table-cell>
          <table:table-cell office:value-type="float" office:value="1.47681025601008E+018" calcext:value-type="float">
            <text:p>1.47681025601008E+018</text:p>
          </table:table-cell>
          <table:table-cell office:value-type="float" office:value="1.4768103254948E+018" calcext:value-type="float">
            <text:p>1.4768103254948E+018</text:p>
          </table:table-cell>
          <table:table-cell office:value-type="float" office:value="1.47681032550899E+018" calcext:value-type="float">
            <text:p>1.47681032550899E+018</text:p>
          </table:table-cell>
          <table:table-cell office:value-type="float" office:value="1.47681037418497E+018" calcext:value-type="float">
            <text:p>1.47681037418497E+018</text:p>
          </table:table-cell>
          <table:table-cell office:value-type="float" office:value="1.47681037419107E+018" calcext:value-type="float">
            <text:p>1.47681037419107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681025600586E+018" calcext:value-type="float">
            <text:p>1.47681025600586E+018</text:p>
          </table:table-cell>
          <table:table-cell office:value-type="float" office:value="1.47681025601155E+018" calcext:value-type="float">
            <text:p>1.47681025601155E+018</text:p>
          </table:table-cell>
          <table:table-cell office:value-type="float" office:value="1.47681032549516E+018" calcext:value-type="float">
            <text:p>1.47681032549516E+018</text:p>
          </table:table-cell>
          <table:table-cell office:value-type="float" office:value="1.4768103255118E+018" calcext:value-type="float">
            <text:p>1.4768103255118E+018</text:p>
          </table:table-cell>
          <table:table-cell office:value-type="float" office:value="1.47681037418532E+018" calcext:value-type="float">
            <text:p>1.47681037418532E+018</text:p>
          </table:table-cell>
          <table:table-cell office:value-type="float" office:value="1.4768103741923E+018" calcext:value-type="float">
            <text:p>1.4768103741923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681025600641E+018" calcext:value-type="float">
            <text:p>1.47681025600641E+018</text:p>
          </table:table-cell>
          <table:table-cell office:value-type="float" office:value="1.47681025601196E+018" calcext:value-type="float">
            <text:p>1.47681025601196E+018</text:p>
          </table:table-cell>
          <table:table-cell office:value-type="float" office:value="1.47681032549551E+018" calcext:value-type="float">
            <text:p>1.47681032549551E+018</text:p>
          </table:table-cell>
          <table:table-cell office:value-type="float" office:value="1.47681032551224E+018" calcext:value-type="float">
            <text:p>1.47681032551224E+018</text:p>
          </table:table-cell>
          <table:table-cell office:value-type="float" office:value="1.47681037418567E+018" calcext:value-type="float">
            <text:p>1.47681037418567E+018</text:p>
          </table:table-cell>
          <table:table-cell office:value-type="float" office:value="1.47681037419432E+018" calcext:value-type="float">
            <text:p>1.47681037419432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681025600697E+018" calcext:value-type="float">
            <text:p>1.47681025600697E+018</text:p>
          </table:table-cell>
          <table:table-cell office:value-type="float" office:value="1.47681025601645E+018" calcext:value-type="float">
            <text:p>1.47681025601645E+018</text:p>
          </table:table-cell>
          <table:table-cell office:value-type="float" office:value="1.47681032549586E+018" calcext:value-type="float">
            <text:p>1.47681032549586E+018</text:p>
          </table:table-cell>
          <table:table-cell office:value-type="float" office:value="1.47681032551272E+018" calcext:value-type="float">
            <text:p>1.47681032551272E+018</text:p>
          </table:table-cell>
          <table:table-cell office:value-type="float" office:value="1.47681037418601E+018" calcext:value-type="float">
            <text:p>1.47681037418601E+018</text:p>
          </table:table-cell>
          <table:table-cell office:value-type="float" office:value="1.47681037419532E+018" calcext:value-type="float">
            <text:p>1.47681037419532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681025600742E+018" calcext:value-type="float">
            <text:p>1.47681025600742E+018</text:p>
          </table:table-cell>
          <table:table-cell office:value-type="float" office:value="1.47681025601707E+018" calcext:value-type="float">
            <text:p>1.47681025601707E+018</text:p>
          </table:table-cell>
          <table:table-cell office:value-type="float" office:value="1.47681032549627E+018" calcext:value-type="float">
            <text:p>1.47681032549627E+018</text:p>
          </table:table-cell>
          <table:table-cell office:value-type="float" office:value="1.47681032551452E+018" calcext:value-type="float">
            <text:p>1.47681032551452E+018</text:p>
          </table:table-cell>
          <table:table-cell office:value-type="float" office:value="1.47681037418641E+018" calcext:value-type="float">
            <text:p>1.47681037418641E+018</text:p>
          </table:table-cell>
          <table:table-cell office:value-type="float" office:value="1.47681037419591E+018" calcext:value-type="float">
            <text:p>1.47681037419591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681025600785E+018" calcext:value-type="float">
            <text:p>1.47681025600785E+018</text:p>
          </table:table-cell>
          <table:table-cell office:value-type="float" office:value="1.47681025601713E+018" calcext:value-type="float">
            <text:p>1.47681025601713E+018</text:p>
          </table:table-cell>
          <table:table-cell office:value-type="float" office:value="1.47681032549662E+018" calcext:value-type="float">
            <text:p>1.47681032549662E+018</text:p>
          </table:table-cell>
          <table:table-cell office:value-type="float" office:value="1.47681032551602E+018" calcext:value-type="float">
            <text:p>1.47681032551602E+018</text:p>
          </table:table-cell>
          <table:table-cell office:value-type="float" office:value="1.47681037418689E+018" calcext:value-type="float">
            <text:p>1.47681037418689E+018</text:p>
          </table:table-cell>
          <table:table-cell office:value-type="float" office:value="1.47681037419649E+018" calcext:value-type="float">
            <text:p>1.47681037419649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681025600832E+018" calcext:value-type="float">
            <text:p>1.47681025600832E+018</text:p>
          </table:table-cell>
          <table:table-cell office:value-type="float" office:value="1.47681025601719E+018" calcext:value-type="float">
            <text:p>1.47681025601719E+018</text:p>
          </table:table-cell>
          <table:table-cell office:value-type="float" office:value="1.47681032549697E+018" calcext:value-type="float">
            <text:p>1.47681032549697E+018</text:p>
          </table:table-cell>
          <table:table-cell office:value-type="float" office:value="1.47681032552002E+018" calcext:value-type="float">
            <text:p>1.47681032552002E+018</text:p>
          </table:table-cell>
          <table:table-cell office:value-type="float" office:value="1.47681037418725E+018" calcext:value-type="float">
            <text:p>1.47681037418725E+018</text:p>
          </table:table-cell>
          <table:table-cell office:value-type="float" office:value="1.47681037419749E+018" calcext:value-type="float">
            <text:p>1.47681037419749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681025600877E+018" calcext:value-type="float">
            <text:p>1.47681025600877E+018</text:p>
          </table:table-cell>
          <table:table-cell office:value-type="float" office:value="1.47681025601724E+018" calcext:value-type="float">
            <text:p>1.47681025601724E+018</text:p>
          </table:table-cell>
          <table:table-cell office:value-type="float" office:value="1.47681032549733E+018" calcext:value-type="float">
            <text:p>1.47681032549733E+018</text:p>
          </table:table-cell>
          <table:table-cell office:value-type="float" office:value="1.47681032552193E+018" calcext:value-type="float">
            <text:p>1.47681032552193E+018</text:p>
          </table:table-cell>
          <table:table-cell office:value-type="float" office:value="1.4768103741876E+018" calcext:value-type="float">
            <text:p>1.4768103741876E+018</text:p>
          </table:table-cell>
          <table:table-cell office:value-type="float" office:value="1.4768103741981E+018" calcext:value-type="float">
            <text:p>1.4768103741981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68102560092E+018" calcext:value-type="float">
            <text:p>1.4768102560092E+018</text:p>
          </table:table-cell>
          <table:table-cell office:value-type="float" office:value="1.4768102560173E+018" calcext:value-type="float">
            <text:p>1.4768102560173E+018</text:p>
          </table:table-cell>
          <table:table-cell office:value-type="float" office:value="1.47681032549768E+018" calcext:value-type="float">
            <text:p>1.47681032549768E+018</text:p>
          </table:table-cell>
          <table:table-cell office:value-type="float" office:value="1.47681032552304E+018" calcext:value-type="float">
            <text:p>1.47681032552304E+018</text:p>
          </table:table-cell>
          <table:table-cell office:value-type="float" office:value="1.47681037418794E+018" calcext:value-type="float">
            <text:p>1.47681037418794E+018</text:p>
          </table:table-cell>
          <table:table-cell office:value-type="float" office:value="1.47681037419907E+018" calcext:value-type="float">
            <text:p>1.47681037419907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681025600965E+018" calcext:value-type="float">
            <text:p>1.47681025600965E+018</text:p>
          </table:table-cell>
          <table:table-cell office:value-type="float" office:value="1.47681025601735E+018" calcext:value-type="float">
            <text:p>1.47681025601735E+018</text:p>
          </table:table-cell>
          <table:table-cell office:value-type="float" office:value="1.47681032549803E+018" calcext:value-type="float">
            <text:p>1.47681032549803E+018</text:p>
          </table:table-cell>
          <table:table-cell office:value-type="float" office:value="1.47681032552381E+018" calcext:value-type="float">
            <text:p>1.47681032552381E+018</text:p>
          </table:table-cell>
          <table:table-cell office:value-type="float" office:value="1.47681037418829E+018" calcext:value-type="float">
            <text:p>1.47681037418829E+018</text:p>
          </table:table-cell>
          <table:table-cell office:value-type="float" office:value="1.47681037419965E+018" calcext:value-type="float">
            <text:p>1.47681037419965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681025601008E+018" calcext:value-type="float">
            <text:p>1.47681025601008E+018</text:p>
          </table:table-cell>
          <table:table-cell office:value-type="float" office:value="1.47681025601741E+018" calcext:value-type="float">
            <text:p>1.47681025601741E+018</text:p>
          </table:table-cell>
          <table:table-cell office:value-type="float" office:value="1.47681032549838E+018" calcext:value-type="float">
            <text:p>1.47681032549838E+018</text:p>
          </table:table-cell>
          <table:table-cell office:value-type="float" office:value="1.47681032552474E+018" calcext:value-type="float">
            <text:p>1.47681032552474E+018</text:p>
          </table:table-cell>
          <table:table-cell office:value-type="float" office:value="1.47681037418864E+018" calcext:value-type="float">
            <text:p>1.47681037418864E+018</text:p>
          </table:table-cell>
          <table:table-cell office:value-type="float" office:value="1.47681037420018E+018" calcext:value-type="float">
            <text:p>1.47681037420018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681025601055E+018" calcext:value-type="float">
            <text:p>1.47681025601055E+018</text:p>
          </table:table-cell>
          <table:table-cell office:value-type="float" office:value="1.47681025601746E+018" calcext:value-type="float">
            <text:p>1.47681025601746E+018</text:p>
          </table:table-cell>
          <table:table-cell office:value-type="float" office:value="1.47681032549873E+018" calcext:value-type="float">
            <text:p>1.47681032549873E+018</text:p>
          </table:table-cell>
          <table:table-cell office:value-type="float" office:value="1.47681032552532E+018" calcext:value-type="float">
            <text:p>1.47681032552532E+018</text:p>
          </table:table-cell>
          <table:table-cell office:value-type="float" office:value="1.47681037418898E+018" calcext:value-type="float">
            <text:p>1.47681037418898E+018</text:p>
          </table:table-cell>
          <table:table-cell office:value-type="float" office:value="1.47681037420067E+018" calcext:value-type="float">
            <text:p>1.47681037420067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681025601099E+018" calcext:value-type="float">
            <text:p>1.47681025601099E+018</text:p>
          </table:table-cell>
          <table:table-cell office:value-type="float" office:value="1.47681025601751E+018" calcext:value-type="float">
            <text:p>1.47681025601751E+018</text:p>
          </table:table-cell>
          <table:table-cell office:value-type="float" office:value="1.47681032549908E+018" calcext:value-type="float">
            <text:p>1.47681032549908E+018</text:p>
          </table:table-cell>
          <table:table-cell office:value-type="float" office:value="1.47681032552591E+018" calcext:value-type="float">
            <text:p>1.47681032552591E+018</text:p>
          </table:table-cell>
          <table:table-cell office:value-type="float" office:value="1.47681037418936E+018" calcext:value-type="float">
            <text:p>1.47681037418936E+018</text:p>
          </table:table-cell>
          <table:table-cell office:value-type="float" office:value="1.47681037420251E+018" calcext:value-type="float">
            <text:p>1.47681037420251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681025601142E+018" calcext:value-type="float">
            <text:p>1.47681025601142E+018</text:p>
          </table:table-cell>
          <table:table-cell office:value-type="float" office:value="1.47681025601757E+018" calcext:value-type="float">
            <text:p>1.47681025601757E+018</text:p>
          </table:table-cell>
          <table:table-cell office:value-type="float" office:value="1.47681032549943E+018" calcext:value-type="float">
            <text:p>1.47681032549943E+018</text:p>
          </table:table-cell>
          <table:table-cell office:value-type="float" office:value="1.47681032552671E+018" calcext:value-type="float">
            <text:p>1.47681032552671E+018</text:p>
          </table:table-cell>
          <table:table-cell office:value-type="float" office:value="1.47681037418972E+018" calcext:value-type="float">
            <text:p>1.47681037418972E+018</text:p>
          </table:table-cell>
          <table:table-cell office:value-type="float" office:value="1.47681037420432E+018" calcext:value-type="float">
            <text:p>1.47681037420432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681025601189E+018" calcext:value-type="float">
            <text:p>1.47681025601189E+018</text:p>
          </table:table-cell>
          <table:table-cell office:value-type="float" office:value="1.47681025601762E+018" calcext:value-type="float">
            <text:p>1.47681025601762E+018</text:p>
          </table:table-cell>
          <table:table-cell office:value-type="float" office:value="1.47681032549978E+018" calcext:value-type="float">
            <text:p>1.47681032549978E+018</text:p>
          </table:table-cell>
          <table:table-cell office:value-type="float" office:value="1.47681032552718E+018" calcext:value-type="float">
            <text:p>1.47681032552718E+018</text:p>
          </table:table-cell>
          <table:table-cell office:value-type="float" office:value="1.47681037419007E+018" calcext:value-type="float">
            <text:p>1.47681037419007E+018</text:p>
          </table:table-cell>
          <table:table-cell office:value-type="float" office:value="1.47681037420819E+018" calcext:value-type="float">
            <text:p>1.47681037420819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681025601238E+018" calcext:value-type="float">
            <text:p>1.47681025601238E+018</text:p>
          </table:table-cell>
          <table:table-cell office:value-type="float" office:value="1.47681025602052E+018" calcext:value-type="float">
            <text:p>1.47681025602052E+018</text:p>
          </table:table-cell>
          <table:table-cell office:value-type="float" office:value="1.47681032550013E+018" calcext:value-type="float">
            <text:p>1.47681032550013E+018</text:p>
          </table:table-cell>
          <table:table-cell office:value-type="float" office:value="1.47681032552758E+018" calcext:value-type="float">
            <text:p>1.47681032552758E+018</text:p>
          </table:table-cell>
          <table:table-cell office:value-type="float" office:value="1.47681037419042E+018" calcext:value-type="float">
            <text:p>1.47681037419042E+018</text:p>
          </table:table-cell>
          <table:table-cell office:value-type="float" office:value="1.47681037421023E+018" calcext:value-type="float">
            <text:p>1.47681037421023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681025601276E+018" calcext:value-type="float">
            <text:p>1.47681025601276E+018</text:p>
          </table:table-cell>
          <table:table-cell office:value-type="float" office:value="1.47681025602432E+018" calcext:value-type="float">
            <text:p>1.47681025602432E+018</text:p>
          </table:table-cell>
          <table:table-cell office:value-type="float" office:value="1.47681032550048E+018" calcext:value-type="float">
            <text:p>1.47681032550048E+018</text:p>
          </table:table-cell>
          <table:table-cell office:value-type="float" office:value="1.47681032552764E+018" calcext:value-type="float">
            <text:p>1.47681032552764E+018</text:p>
          </table:table-cell>
          <table:table-cell office:value-type="float" office:value="1.47681037419077E+018" calcext:value-type="float">
            <text:p>1.47681037419077E+018</text:p>
          </table:table-cell>
          <table:table-cell office:value-type="float" office:value="1.47681037421203E+018" calcext:value-type="float">
            <text:p>1.47681037421203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681025601311E+018" calcext:value-type="float">
            <text:p>1.47681025601311E+018</text:p>
          </table:table-cell>
          <table:table-cell office:value-type="float" office:value="1.47681025602616E+018" calcext:value-type="float">
            <text:p>1.47681025602616E+018</text:p>
          </table:table-cell>
          <table:table-cell office:value-type="float" office:value="1.47681032550083E+018" calcext:value-type="float">
            <text:p>1.47681032550083E+018</text:p>
          </table:table-cell>
          <table:table-cell office:value-type="float" office:value="1.47681032552769E+018" calcext:value-type="float">
            <text:p>1.47681032552769E+018</text:p>
          </table:table-cell>
          <table:table-cell office:value-type="float" office:value="1.4768103741911E+018" calcext:value-type="float">
            <text:p>1.4768103741911E+018</text:p>
          </table:table-cell>
          <table:table-cell office:value-type="float" office:value="1.47681037421381E+018" calcext:value-type="float">
            <text:p>1.47681037421381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681025601346E+018" calcext:value-type="float">
            <text:p>1.47681025601346E+018</text:p>
          </table:table-cell>
          <table:table-cell office:value-type="float" office:value="1.47681025602713E+018" calcext:value-type="float">
            <text:p>1.47681025602713E+018</text:p>
          </table:table-cell>
          <table:table-cell office:value-type="float" office:value="1.47681032550118E+018" calcext:value-type="float">
            <text:p>1.47681032550118E+018</text:p>
          </table:table-cell>
          <table:table-cell office:value-type="float" office:value="1.47681032552775E+018" calcext:value-type="float">
            <text:p>1.47681032552775E+018</text:p>
          </table:table-cell>
          <table:table-cell office:value-type="float" office:value="1.47681037419152E+018" calcext:value-type="float">
            <text:p>1.47681037419152E+018</text:p>
          </table:table-cell>
          <table:table-cell office:value-type="float" office:value="1.47681037421483E+018" calcext:value-type="float">
            <text:p>1.47681037421483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681025601381E+018" calcext:value-type="float">
            <text:p>1.47681025601381E+018</text:p>
          </table:table-cell>
          <table:table-cell office:value-type="float" office:value="1.47681025602791E+018" calcext:value-type="float">
            <text:p>1.47681025602791E+018</text:p>
          </table:table-cell>
          <table:table-cell office:value-type="float" office:value="1.47681032550154E+018" calcext:value-type="float">
            <text:p>1.47681032550154E+018</text:p>
          </table:table-cell>
          <table:table-cell office:value-type="float" office:value="1.4768103255278E+018" calcext:value-type="float">
            <text:p>1.4768103255278E+018</text:p>
          </table:table-cell>
          <table:table-cell office:value-type="float" office:value="1.47681037419188E+018" calcext:value-type="float">
            <text:p>1.47681037419188E+018</text:p>
          </table:table-cell>
          <table:table-cell office:value-type="float" office:value="1.47681037421533E+018" calcext:value-type="float">
            <text:p>1.47681037421533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681025601416E+018" calcext:value-type="float">
            <text:p>1.47681025601416E+018</text:p>
          </table:table-cell>
          <table:table-cell office:value-type="float" office:value="1.47681025602838E+018" calcext:value-type="float">
            <text:p>1.47681025602838E+018</text:p>
          </table:table-cell>
          <table:table-cell office:value-type="float" office:value="1.47681032550188E+018" calcext:value-type="float">
            <text:p>1.47681032550188E+018</text:p>
          </table:table-cell>
          <table:table-cell office:value-type="float" office:value="1.47681032552799E+018" calcext:value-type="float">
            <text:p>1.47681032552799E+018</text:p>
          </table:table-cell>
          <table:table-cell office:value-type="float" office:value="1.47681037419221E+018" calcext:value-type="float">
            <text:p>1.47681037419221E+018</text:p>
          </table:table-cell>
          <table:table-cell office:value-type="float" office:value="1.47681037421722E+018" calcext:value-type="float">
            <text:p>1.47681037421722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68102560145E+018" calcext:value-type="float">
            <text:p>1.4768102560145E+018</text:p>
          </table:table-cell>
          <table:table-cell office:value-type="float" office:value="1.47681025602866E+018" calcext:value-type="float">
            <text:p>1.47681025602866E+018</text:p>
          </table:table-cell>
          <table:table-cell office:value-type="float" office:value="1.47681032550224E+018" calcext:value-type="float">
            <text:p>1.47681032550224E+018</text:p>
          </table:table-cell>
          <table:table-cell office:value-type="float" office:value="1.47681032552824E+018" calcext:value-type="float">
            <text:p>1.47681032552824E+018</text:p>
          </table:table-cell>
          <table:table-cell office:value-type="float" office:value="1.47681037419258E+018" calcext:value-type="float">
            <text:p>1.47681037419258E+018</text:p>
          </table:table-cell>
          <table:table-cell office:value-type="float" office:value="1.47681037421867E+018" calcext:value-type="float">
            <text:p>1.47681037421867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681025601485E+018" calcext:value-type="float">
            <text:p>1.47681025601485E+018</text:p>
          </table:table-cell>
          <table:table-cell office:value-type="float" office:value="1.47681025602871E+018" calcext:value-type="float">
            <text:p>1.47681025602871E+018</text:p>
          </table:table-cell>
          <table:table-cell office:value-type="float" office:value="1.47681032550259E+018" calcext:value-type="float">
            <text:p>1.47681032550259E+018</text:p>
          </table:table-cell>
          <table:table-cell office:value-type="float" office:value="1.4768103255283E+018" calcext:value-type="float">
            <text:p>1.4768103255283E+018</text:p>
          </table:table-cell>
          <table:table-cell office:value-type="float" office:value="1.47681037419293E+018" calcext:value-type="float">
            <text:p>1.47681037419293E+018</text:p>
          </table:table-cell>
          <table:table-cell office:value-type="float" office:value="1.47681037421989E+018" calcext:value-type="float">
            <text:p>1.47681037421989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68102560152E+018" calcext:value-type="float">
            <text:p>1.4768102560152E+018</text:p>
          </table:table-cell>
          <table:table-cell office:value-type="float" office:value="1.47681025602877E+018" calcext:value-type="float">
            <text:p>1.47681025602877E+018</text:p>
          </table:table-cell>
          <table:table-cell office:value-type="float" office:value="1.47681032550294E+018" calcext:value-type="float">
            <text:p>1.47681032550294E+018</text:p>
          </table:table-cell>
          <table:table-cell office:value-type="float" office:value="1.47681032552989E+018" calcext:value-type="float">
            <text:p>1.47681032552989E+018</text:p>
          </table:table-cell>
          <table:table-cell office:value-type="float" office:value="1.47681037419328E+018" calcext:value-type="float">
            <text:p>1.47681037419328E+018</text:p>
          </table:table-cell>
          <table:table-cell office:value-type="float" office:value="1.47681037422039E+018" calcext:value-type="float">
            <text:p>1.47681037422039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681025601556E+018" calcext:value-type="float">
            <text:p>1.47681025601556E+018</text:p>
          </table:table-cell>
          <table:table-cell office:value-type="float" office:value="1.47681025603037E+018" calcext:value-type="float">
            <text:p>1.47681025603037E+018</text:p>
          </table:table-cell>
          <table:table-cell office:value-type="float" office:value="1.47681032550335E+018" calcext:value-type="float">
            <text:p>1.47681032550335E+018</text:p>
          </table:table-cell>
          <table:table-cell office:value-type="float" office:value="1.47681032553138E+018" calcext:value-type="float">
            <text:p>1.47681032553138E+018</text:p>
          </table:table-cell>
          <table:table-cell office:value-type="float" office:value="1.47681037419368E+018" calcext:value-type="float">
            <text:p>1.47681037419368E+018</text:p>
          </table:table-cell>
          <table:table-cell office:value-type="float" office:value="1.47681037422134E+018" calcext:value-type="float">
            <text:p>1.47681037422134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681025601591E+018" calcext:value-type="float">
            <text:p>1.47681025601591E+018</text:p>
          </table:table-cell>
          <table:table-cell office:value-type="float" office:value="1.4768102560382E+018" calcext:value-type="float">
            <text:p>1.4768102560382E+018</text:p>
          </table:table-cell>
          <table:table-cell office:value-type="float" office:value="1.47681032550371E+018" calcext:value-type="float">
            <text:p>1.47681032550371E+018</text:p>
          </table:table-cell>
          <table:table-cell office:value-type="float" office:value="1.47681032553253E+018" calcext:value-type="float">
            <text:p>1.47681032553253E+018</text:p>
          </table:table-cell>
          <table:table-cell office:value-type="float" office:value="1.47681037419403E+018" calcext:value-type="float">
            <text:p>1.47681037419403E+018</text:p>
          </table:table-cell>
          <table:table-cell office:value-type="float" office:value="1.47681037422211E+018" calcext:value-type="float">
            <text:p>1.4768103742221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681025601629E+018" calcext:value-type="float">
            <text:p>1.47681025601629E+018</text:p>
          </table:table-cell>
          <table:table-cell office:value-type="float" office:value="1.47681025603931E+018" calcext:value-type="float">
            <text:p>1.47681025603931E+018</text:p>
          </table:table-cell>
          <table:table-cell office:value-type="float" office:value="1.47681032550409E+018" calcext:value-type="float">
            <text:p>1.47681032550409E+018</text:p>
          </table:table-cell>
          <table:table-cell office:value-type="float" office:value="1.47681032553303E+018" calcext:value-type="float">
            <text:p>1.47681032553303E+018</text:p>
          </table:table-cell>
          <table:table-cell office:value-type="float" office:value="1.47681037419437E+018" calcext:value-type="float">
            <text:p>1.47681037419437E+018</text:p>
          </table:table-cell>
          <table:table-cell office:value-type="float" office:value="1.47681037422266E+018" calcext:value-type="float">
            <text:p>1.47681037422266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681025601666E+018" calcext:value-type="float">
            <text:p>1.47681025601666E+018</text:p>
          </table:table-cell>
          <table:table-cell office:value-type="float" office:value="1.47681025603973E+018" calcext:value-type="float">
            <text:p>1.47681025603973E+018</text:p>
          </table:table-cell>
          <table:table-cell office:value-type="float" office:value="1.47681032550445E+018" calcext:value-type="float">
            <text:p>1.47681032550445E+018</text:p>
          </table:table-cell>
          <table:table-cell office:value-type="float" office:value="1.47681032553409E+018" calcext:value-type="float">
            <text:p>1.47681032553409E+018</text:p>
          </table:table-cell>
          <table:table-cell office:value-type="float" office:value="1.4768103741949E+018" calcext:value-type="float">
            <text:p>1.4768103741949E+018</text:p>
          </table:table-cell>
          <table:table-cell office:value-type="float" office:value="1.47681037422456E+018" calcext:value-type="float">
            <text:p>1.47681037422456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681025601702E+018" calcext:value-type="float">
            <text:p>1.47681025601702E+018</text:p>
          </table:table-cell>
          <table:table-cell office:value-type="float" office:value="1.47681025604049E+018" calcext:value-type="float">
            <text:p>1.47681025604049E+018</text:p>
          </table:table-cell>
          <table:table-cell office:value-type="float" office:value="1.47681032550481E+018" calcext:value-type="float">
            <text:p>1.47681032550481E+018</text:p>
          </table:table-cell>
          <table:table-cell office:value-type="float" office:value="1.47681032553458E+018" calcext:value-type="float">
            <text:p>1.47681032553458E+018</text:p>
          </table:table-cell>
          <table:table-cell office:value-type="float" office:value="1.47681037419526E+018" calcext:value-type="float">
            <text:p>1.47681037419526E+018</text:p>
          </table:table-cell>
          <table:table-cell office:value-type="float" office:value="1.47681037422889E+018" calcext:value-type="float">
            <text:p>1.47681037422889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681025601739E+018" calcext:value-type="float">
            <text:p>1.47681025601739E+018</text:p>
          </table:table-cell>
          <table:table-cell office:value-type="float" office:value="1.47681025604101E+018" calcext:value-type="float">
            <text:p>1.47681025604101E+018</text:p>
          </table:table-cell>
          <table:table-cell office:value-type="float" office:value="1.47681032550515E+018" calcext:value-type="float">
            <text:p>1.47681032550515E+018</text:p>
          </table:table-cell>
          <table:table-cell office:value-type="float" office:value="1.47681032553637E+018" calcext:value-type="float">
            <text:p>1.47681032553637E+018</text:p>
          </table:table-cell>
          <table:table-cell office:value-type="float" office:value="1.47681037419567E+018" calcext:value-type="float">
            <text:p>1.47681037419567E+018</text:p>
          </table:table-cell>
          <table:table-cell office:value-type="float" office:value="1.47681037423064E+018" calcext:value-type="float">
            <text:p>1.47681037423064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681025601774E+018" calcext:value-type="float">
            <text:p>1.47681025601774E+018</text:p>
          </table:table-cell>
          <table:table-cell office:value-type="float" office:value="1.47681025604197E+018" calcext:value-type="float">
            <text:p>1.47681025604197E+018</text:p>
          </table:table-cell>
          <table:table-cell office:value-type="float" office:value="1.4768103255055E+018" calcext:value-type="float">
            <text:p>1.4768103255055E+018</text:p>
          </table:table-cell>
          <table:table-cell office:value-type="float" office:value="1.47681032553747E+018" calcext:value-type="float">
            <text:p>1.47681032553747E+018</text:p>
          </table:table-cell>
          <table:table-cell office:value-type="float" office:value="1.47681037419604E+018" calcext:value-type="float">
            <text:p>1.47681037419604E+018</text:p>
          </table:table-cell>
          <table:table-cell office:value-type="float" office:value="1.47681037423184E+018" calcext:value-type="float">
            <text:p>1.47681037423184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681025601809E+018" calcext:value-type="float">
            <text:p>1.47681025601809E+018</text:p>
          </table:table-cell>
          <table:table-cell office:value-type="float" office:value="1.47681025604344E+018" calcext:value-type="float">
            <text:p>1.47681025604344E+018</text:p>
          </table:table-cell>
          <table:table-cell office:value-type="float" office:value="1.47681032550586E+018" calcext:value-type="float">
            <text:p>1.47681032550586E+018</text:p>
          </table:table-cell>
          <table:table-cell office:value-type="float" office:value="1.4768103255385E+018" calcext:value-type="float">
            <text:p>1.4768103255385E+018</text:p>
          </table:table-cell>
          <table:table-cell office:value-type="float" office:value="1.47681037419646E+018" calcext:value-type="float">
            <text:p>1.47681037419646E+018</text:p>
          </table:table-cell>
          <table:table-cell office:value-type="float" office:value="1.47681037423354E+018" calcext:value-type="float">
            <text:p>1.47681037423354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681025601844E+018" calcext:value-type="float">
            <text:p>1.47681025601844E+018</text:p>
          </table:table-cell>
          <table:table-cell office:value-type="float" office:value="1.47681025604845E+018" calcext:value-type="float">
            <text:p>1.47681025604845E+018</text:p>
          </table:table-cell>
          <table:table-cell office:value-type="float" office:value="1.47681032550626E+018" calcext:value-type="float">
            <text:p>1.47681032550626E+018</text:p>
          </table:table-cell>
          <table:table-cell office:value-type="float" office:value="1.47681032554047E+018" calcext:value-type="float">
            <text:p>1.47681032554047E+018</text:p>
          </table:table-cell>
          <table:table-cell office:value-type="float" office:value="1.47681037419688E+018" calcext:value-type="float">
            <text:p>1.47681037419688E+018</text:p>
          </table:table-cell>
          <table:table-cell office:value-type="float" office:value="1.47681037423532E+018" calcext:value-type="float">
            <text:p>1.47681037423532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681025601879E+018" calcext:value-type="float">
            <text:p>1.47681025601879E+018</text:p>
          </table:table-cell>
          <table:table-cell office:value-type="float" office:value="1.47681025605027E+018" calcext:value-type="float">
            <text:p>1.47681025605027E+018</text:p>
          </table:table-cell>
          <table:table-cell office:value-type="float" office:value="1.47681032550663E+018" calcext:value-type="float">
            <text:p>1.47681032550663E+018</text:p>
          </table:table-cell>
          <table:table-cell office:value-type="float" office:value="1.47681032554126E+018" calcext:value-type="float">
            <text:p>1.47681032554126E+018</text:p>
          </table:table-cell>
          <table:table-cell office:value-type="float" office:value="1.47681037419729E+018" calcext:value-type="float">
            <text:p>1.47681037419729E+018</text:p>
          </table:table-cell>
          <table:table-cell office:value-type="float" office:value="1.47681037423645E+018" calcext:value-type="float">
            <text:p>1.47681037423645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681025601913E+018" calcext:value-type="float">
            <text:p>1.47681025601913E+018</text:p>
          </table:table-cell>
          <table:table-cell office:value-type="float" office:value="1.47681025605102E+018" calcext:value-type="float">
            <text:p>1.47681025605102E+018</text:p>
          </table:table-cell>
          <table:table-cell office:value-type="float" office:value="1.47681032550698E+018" calcext:value-type="float">
            <text:p>1.47681032550698E+018</text:p>
          </table:table-cell>
          <table:table-cell office:value-type="float" office:value="1.47681032554171E+018" calcext:value-type="float">
            <text:p>1.47681032554171E+018</text:p>
          </table:table-cell>
          <table:table-cell office:value-type="float" office:value="1.47681037419765E+018" calcext:value-type="float">
            <text:p>1.47681037419765E+018</text:p>
          </table:table-cell>
          <table:table-cell office:value-type="float" office:value="1.47681037423681E+018" calcext:value-type="float">
            <text:p>1.47681037423681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681025601952E+018" calcext:value-type="float">
            <text:p>1.47681025601952E+018</text:p>
          </table:table-cell>
          <table:table-cell office:value-type="float" office:value="1.47681025605159E+018" calcext:value-type="float">
            <text:p>1.47681025605159E+018</text:p>
          </table:table-cell>
          <table:table-cell office:value-type="float" office:value="1.47681032550734E+018" calcext:value-type="float">
            <text:p>1.47681032550734E+018</text:p>
          </table:table-cell>
          <table:table-cell office:value-type="float" office:value="1.4768103255419E+018" calcext:value-type="float">
            <text:p>1.4768103255419E+018</text:p>
          </table:table-cell>
          <table:table-cell office:value-type="float" office:value="1.47681037419801E+018" calcext:value-type="float">
            <text:p>1.47681037419801E+018</text:p>
          </table:table-cell>
          <table:table-cell office:value-type="float" office:value="1.47681037423839E+018" calcext:value-type="float">
            <text:p>1.47681037423839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681025601991E+018" calcext:value-type="float">
            <text:p>1.47681025601991E+018</text:p>
          </table:table-cell>
          <table:table-cell office:value-type="float" office:value="1.4768102560536E+018" calcext:value-type="float">
            <text:p>1.4768102560536E+018</text:p>
          </table:table-cell>
          <table:table-cell office:value-type="float" office:value="1.47681032550769E+018" calcext:value-type="float">
            <text:p>1.47681032550769E+018</text:p>
          </table:table-cell>
          <table:table-cell office:value-type="float" office:value="1.47681032554312E+018" calcext:value-type="float">
            <text:p>1.47681032554312E+018</text:p>
          </table:table-cell>
          <table:table-cell office:value-type="float" office:value="1.47681037419842E+018" calcext:value-type="float">
            <text:p>1.47681037419842E+018</text:p>
          </table:table-cell>
          <table:table-cell office:value-type="float" office:value="1.47681037423901E+018" calcext:value-type="float">
            <text:p>1.47681037423901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681025602027E+018" calcext:value-type="float">
            <text:p>1.47681025602027E+018</text:p>
          </table:table-cell>
          <table:table-cell office:value-type="float" office:value="1.47681025605538E+018" calcext:value-type="float">
            <text:p>1.47681025605538E+018</text:p>
          </table:table-cell>
          <table:table-cell office:value-type="float" office:value="1.47681032550812E+018" calcext:value-type="float">
            <text:p>1.47681032550812E+018</text:p>
          </table:table-cell>
          <table:table-cell office:value-type="float" office:value="1.47681032554464E+018" calcext:value-type="float">
            <text:p>1.47681032554464E+018</text:p>
          </table:table-cell>
          <table:table-cell office:value-type="float" office:value="1.47681037419884E+018" calcext:value-type="float">
            <text:p>1.47681037419884E+018</text:p>
          </table:table-cell>
          <table:table-cell office:value-type="float" office:value="1.4768103742413E+018" calcext:value-type="float">
            <text:p>1.4768103742413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681025602063E+018" calcext:value-type="float">
            <text:p>1.47681025602063E+018</text:p>
          </table:table-cell>
          <table:table-cell office:value-type="float" office:value="1.47681025605644E+018" calcext:value-type="float">
            <text:p>1.47681025605644E+018</text:p>
          </table:table-cell>
          <table:table-cell office:value-type="float" office:value="1.47681032550854E+018" calcext:value-type="float">
            <text:p>1.47681032550854E+018</text:p>
          </table:table-cell>
          <table:table-cell office:value-type="float" office:value="1.47681032554688E+018" calcext:value-type="float">
            <text:p>1.47681032554688E+018</text:p>
          </table:table-cell>
          <table:table-cell office:value-type="float" office:value="1.47681037419925E+018" calcext:value-type="float">
            <text:p>1.47681037419925E+018</text:p>
          </table:table-cell>
          <table:table-cell office:value-type="float" office:value="1.47681037424309E+018" calcext:value-type="float">
            <text:p>1.47681037424309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681025602098E+018" calcext:value-type="float">
            <text:p>1.47681025602098E+018</text:p>
          </table:table-cell>
          <table:table-cell office:value-type="float" office:value="1.47681025605826E+018" calcext:value-type="float">
            <text:p>1.47681025605826E+018</text:p>
          </table:table-cell>
          <table:table-cell office:value-type="float" office:value="1.47681032550969E+018" calcext:value-type="float">
            <text:p>1.47681032550969E+018</text:p>
          </table:table-cell>
          <table:table-cell office:value-type="float" office:value="1.47681032554792E+018" calcext:value-type="float">
            <text:p>1.47681032554792E+018</text:p>
          </table:table-cell>
          <table:table-cell office:value-type="float" office:value="1.47681037420003E+018" calcext:value-type="float">
            <text:p>1.47681037420003E+018</text:p>
          </table:table-cell>
          <table:table-cell office:value-type="float" office:value="1.47681037424489E+018" calcext:value-type="float">
            <text:p>1.47681037424489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681025602133E+018" calcext:value-type="float">
            <text:p>1.47681025602133E+018</text:p>
          </table:table-cell>
          <table:table-cell office:value-type="float" office:value="1.47681025606017E+018" calcext:value-type="float">
            <text:p>1.47681025606017E+018</text:p>
          </table:table-cell>
          <table:table-cell office:value-type="float" office:value="1.47681032551009E+018" calcext:value-type="float">
            <text:p>1.47681032551009E+018</text:p>
          </table:table-cell>
          <table:table-cell office:value-type="float" office:value="1.47681032554883E+018" calcext:value-type="float">
            <text:p>1.47681032554883E+018</text:p>
          </table:table-cell>
          <table:table-cell office:value-type="float" office:value="1.47681037420041E+018" calcext:value-type="float">
            <text:p>1.47681037420041E+018</text:p>
          </table:table-cell>
          <table:table-cell office:value-type="float" office:value="1.47681037424668E+018" calcext:value-type="float">
            <text:p>1.47681037424668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681025602168E+018" calcext:value-type="float">
            <text:p>1.47681025602168E+018</text:p>
          </table:table-cell>
          <table:table-cell office:value-type="float" office:value="1.47681025606092E+018" calcext:value-type="float">
            <text:p>1.47681025606092E+018</text:p>
          </table:table-cell>
          <table:table-cell office:value-type="float" office:value="1.47681032551045E+018" calcext:value-type="float">
            <text:p>1.47681032551045E+018</text:p>
          </table:table-cell>
          <table:table-cell office:value-type="float" office:value="1.47681032554946E+018" calcext:value-type="float">
            <text:p>1.47681032554946E+018</text:p>
          </table:table-cell>
          <table:table-cell office:value-type="float" office:value="1.47681037420077E+018" calcext:value-type="float">
            <text:p>1.47681037420077E+018</text:p>
          </table:table-cell>
          <table:table-cell office:value-type="float" office:value="1.47681037424844E+018" calcext:value-type="float">
            <text:p>1.47681037424844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681025602203E+018" calcext:value-type="float">
            <text:p>1.47681025602203E+018</text:p>
          </table:table-cell>
          <table:table-cell office:value-type="float" office:value="1.47681025606276E+018" calcext:value-type="float">
            <text:p>1.47681025606276E+018</text:p>
          </table:table-cell>
          <table:table-cell office:value-type="float" office:value="1.47681032551088E+018" calcext:value-type="float">
            <text:p>1.47681032551088E+018</text:p>
          </table:table-cell>
          <table:table-cell office:value-type="float" office:value="1.47681032555004E+018" calcext:value-type="float">
            <text:p>1.47681032555004E+018</text:p>
          </table:table-cell>
          <table:table-cell office:value-type="float" office:value="1.47681037420113E+018" calcext:value-type="float">
            <text:p>1.47681037420113E+018</text:p>
          </table:table-cell>
          <table:table-cell office:value-type="float" office:value="1.47681037425026E+018" calcext:value-type="float">
            <text:p>1.47681037425026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681025602238E+018" calcext:value-type="float">
            <text:p>1.47681025602238E+018</text:p>
          </table:table-cell>
          <table:table-cell office:value-type="float" office:value="1.47681025606376E+018" calcext:value-type="float">
            <text:p>1.47681025606376E+018</text:p>
          </table:table-cell>
          <table:table-cell office:value-type="float" office:value="1.47681032551123E+018" calcext:value-type="float">
            <text:p>1.47681032551123E+018</text:p>
          </table:table-cell>
          <table:table-cell office:value-type="float" office:value="1.47681032555237E+018" calcext:value-type="float">
            <text:p>1.47681032555237E+018</text:p>
          </table:table-cell>
          <table:table-cell office:value-type="float" office:value="1.47681037420148E+018" calcext:value-type="float">
            <text:p>1.47681037420148E+018</text:p>
          </table:table-cell>
          <table:table-cell office:value-type="float" office:value="1.47681037425079E+018" calcext:value-type="float">
            <text:p>1.47681037425079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681025602273E+018" calcext:value-type="float">
            <text:p>1.47681025602273E+018</text:p>
          </table:table-cell>
          <table:table-cell office:value-type="float" office:value="1.476810256066E+018" calcext:value-type="float">
            <text:p>1.476810256066E+018</text:p>
          </table:table-cell>
          <table:table-cell office:value-type="float" office:value="1.47681032551166E+018" calcext:value-type="float">
            <text:p>1.47681032551166E+018</text:p>
          </table:table-cell>
          <table:table-cell office:value-type="float" office:value="1.47681032555346E+018" calcext:value-type="float">
            <text:p>1.47681032555346E+018</text:p>
          </table:table-cell>
          <table:table-cell office:value-type="float" office:value="1.47681037420189E+018" calcext:value-type="float">
            <text:p>1.47681037420189E+018</text:p>
          </table:table-cell>
          <table:table-cell office:value-type="float" office:value="1.47681037425137E+018" calcext:value-type="float">
            <text:p>1.47681037425137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681025602307E+018" calcext:value-type="float">
            <text:p>1.47681025602307E+018</text:p>
          </table:table-cell>
          <table:table-cell office:value-type="float" office:value="1.47681025606785E+018" calcext:value-type="float">
            <text:p>1.47681025606785E+018</text:p>
          </table:table-cell>
          <table:table-cell office:value-type="float" office:value="1.47681032551203E+018" calcext:value-type="float">
            <text:p>1.47681032551203E+018</text:p>
          </table:table-cell>
          <table:table-cell office:value-type="float" office:value="1.476810325556E+018" calcext:value-type="float">
            <text:p>1.476810325556E+018</text:p>
          </table:table-cell>
          <table:table-cell office:value-type="float" office:value="1.47681037420224E+018" calcext:value-type="float">
            <text:p>1.47681037420224E+018</text:p>
          </table:table-cell>
          <table:table-cell office:value-type="float" office:value="1.47681037425195E+018" calcext:value-type="float">
            <text:p>1.47681037425195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681025602342E+018" calcext:value-type="float">
            <text:p>1.47681025602342E+018</text:p>
          </table:table-cell>
          <table:table-cell office:value-type="float" office:value="1.47681025606968E+018" calcext:value-type="float">
            <text:p>1.47681025606968E+018</text:p>
          </table:table-cell>
          <table:table-cell office:value-type="float" office:value="1.4768103255124E+018" calcext:value-type="float">
            <text:p>1.4768103255124E+018</text:p>
          </table:table-cell>
          <table:table-cell office:value-type="float" office:value="1.47681032555646E+018" calcext:value-type="float">
            <text:p>1.47681032555646E+018</text:p>
          </table:table-cell>
          <table:table-cell office:value-type="float" office:value="1.47681037420258E+018" calcext:value-type="float">
            <text:p>1.47681037420258E+018</text:p>
          </table:table-cell>
          <table:table-cell office:value-type="float" office:value="1.47681037425239E+018" calcext:value-type="float">
            <text:p>1.47681037425239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681025602381E+018" calcext:value-type="float">
            <text:p>1.47681025602381E+018</text:p>
          </table:table-cell>
          <table:table-cell office:value-type="float" office:value="1.47681025607143E+018" calcext:value-type="float">
            <text:p>1.47681025607143E+018</text:p>
          </table:table-cell>
          <table:table-cell office:value-type="float" office:value="1.47681032551277E+018" calcext:value-type="float">
            <text:p>1.47681032551277E+018</text:p>
          </table:table-cell>
          <table:table-cell office:value-type="float" office:value="1.47681032555708E+018" calcext:value-type="float">
            <text:p>1.47681032555708E+018</text:p>
          </table:table-cell>
          <table:table-cell office:value-type="float" office:value="1.47681037420294E+018" calcext:value-type="float">
            <text:p>1.47681037420294E+018</text:p>
          </table:table-cell>
          <table:table-cell office:value-type="float" office:value="1.47681037425378E+018" calcext:value-type="float">
            <text:p>1.47681037425378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681025602416E+018" calcext:value-type="float">
            <text:p>1.47681025602416E+018</text:p>
          </table:table-cell>
          <table:table-cell office:value-type="float" office:value="1.47681025607326E+018" calcext:value-type="float">
            <text:p>1.47681025607326E+018</text:p>
          </table:table-cell>
          <table:table-cell office:value-type="float" office:value="1.47681032551313E+018" calcext:value-type="float">
            <text:p>1.47681032551313E+018</text:p>
          </table:table-cell>
          <table:table-cell office:value-type="float" office:value="1.47681032555837E+018" calcext:value-type="float">
            <text:p>1.47681032555837E+018</text:p>
          </table:table-cell>
          <table:table-cell office:value-type="float" office:value="1.47681037420329E+018" calcext:value-type="float">
            <text:p>1.47681037420329E+018</text:p>
          </table:table-cell>
          <table:table-cell office:value-type="float" office:value="1.47681037425451E+018" calcext:value-type="float">
            <text:p>1.47681037425451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681025602452E+018" calcext:value-type="float">
            <text:p>1.47681025602452E+018</text:p>
          </table:table-cell>
          <table:table-cell office:value-type="float" office:value="1.47681025607499E+018" calcext:value-type="float">
            <text:p>1.47681025607499E+018</text:p>
          </table:table-cell>
          <table:table-cell office:value-type="float" office:value="1.47681032551349E+018" calcext:value-type="float">
            <text:p>1.47681032551349E+018</text:p>
          </table:table-cell>
          <table:table-cell office:value-type="float" office:value="1.47681032555886E+018" calcext:value-type="float">
            <text:p>1.47681032555886E+018</text:p>
          </table:table-cell>
          <table:table-cell office:value-type="float" office:value="1.47681037420371E+018" calcext:value-type="float">
            <text:p>1.47681037420371E+018</text:p>
          </table:table-cell>
          <table:table-cell office:value-type="float" office:value="1.47681037425665E+018" calcext:value-type="float">
            <text:p>1.47681037425665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681025602486E+018" calcext:value-type="float">
            <text:p>1.47681025602486E+018</text:p>
          </table:table-cell>
          <table:table-cell office:value-type="float" office:value="1.47681025607552E+018" calcext:value-type="float">
            <text:p>1.47681025607552E+018</text:p>
          </table:table-cell>
          <table:table-cell office:value-type="float" office:value="1.47681032551389E+018" calcext:value-type="float">
            <text:p>1.47681032551389E+018</text:p>
          </table:table-cell>
          <table:table-cell office:value-type="float" office:value="1.4768103255599E+018" calcext:value-type="float">
            <text:p>1.4768103255599E+018</text:p>
          </table:table-cell>
          <table:table-cell office:value-type="float" office:value="1.47681037420407E+018" calcext:value-type="float">
            <text:p>1.47681037420407E+018</text:p>
          </table:table-cell>
          <table:table-cell office:value-type="float" office:value="1.47681037425846E+018" calcext:value-type="float">
            <text:p>1.47681037425846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681025602521E+018" calcext:value-type="float">
            <text:p>1.47681025602521E+018</text:p>
          </table:table-cell>
          <table:table-cell office:value-type="float" office:value="1.47681025607611E+018" calcext:value-type="float">
            <text:p>1.47681025607611E+018</text:p>
          </table:table-cell>
          <table:table-cell office:value-type="float" office:value="1.47681032551449E+018" calcext:value-type="float">
            <text:p>1.47681032551449E+018</text:p>
          </table:table-cell>
          <table:table-cell office:value-type="float" office:value="1.47681032556039E+018" calcext:value-type="float">
            <text:p>1.47681032556039E+018</text:p>
          </table:table-cell>
          <table:table-cell office:value-type="float" office:value="1.47681037420441E+018" calcext:value-type="float">
            <text:p>1.47681037420441E+018</text:p>
          </table:table-cell>
          <table:table-cell office:value-type="float" office:value="1.47681037425955E+018" calcext:value-type="float">
            <text:p>1.47681037425955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681025602569E+018" calcext:value-type="float">
            <text:p>1.47681025602569E+018</text:p>
          </table:table-cell>
          <table:table-cell office:value-type="float" office:value="1.47681025607844E+018" calcext:value-type="float">
            <text:p>1.47681025607844E+018</text:p>
          </table:table-cell>
          <table:table-cell office:value-type="float" office:value="1.47681032551487E+018" calcext:value-type="float">
            <text:p>1.47681032551487E+018</text:p>
          </table:table-cell>
          <table:table-cell office:value-type="float" office:value="1.47681032556149E+018" calcext:value-type="float">
            <text:p>1.47681032556149E+018</text:p>
          </table:table-cell>
          <table:table-cell office:value-type="float" office:value="1.47681037420476E+018" calcext:value-type="float">
            <text:p>1.47681037420476E+018</text:p>
          </table:table-cell>
          <table:table-cell office:value-type="float" office:value="1.47681037426137E+018" calcext:value-type="float">
            <text:p>1.47681037426137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681025602608E+018" calcext:value-type="float">
            <text:p>1.47681025602608E+018</text:p>
          </table:table-cell>
          <table:table-cell office:value-type="float" office:value="1.47681025608021E+018" calcext:value-type="float">
            <text:p>1.47681025608021E+018</text:p>
          </table:table-cell>
          <table:table-cell office:value-type="float" office:value="1.47681032551535E+018" calcext:value-type="float">
            <text:p>1.47681032551535E+018</text:p>
          </table:table-cell>
          <table:table-cell office:value-type="float" office:value="1.47681032556323E+018" calcext:value-type="float">
            <text:p>1.47681032556323E+018</text:p>
          </table:table-cell>
          <table:table-cell office:value-type="float" office:value="1.47681037420557E+018" calcext:value-type="float">
            <text:p>1.47681037420557E+018</text:p>
          </table:table-cell>
          <table:table-cell office:value-type="float" office:value="1.47681037426238E+018" calcext:value-type="float">
            <text:p>1.47681037426238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681025602651E+018" calcext:value-type="float">
            <text:p>1.47681025602651E+018</text:p>
          </table:table-cell>
          <table:table-cell office:value-type="float" office:value="1.47681025608203E+018" calcext:value-type="float">
            <text:p>1.47681025608203E+018</text:p>
          </table:table-cell>
          <table:table-cell office:value-type="float" office:value="1.47681032551752E+018" calcext:value-type="float">
            <text:p>1.47681032551752E+018</text:p>
          </table:table-cell>
          <table:table-cell office:value-type="float" office:value="1.4768103255636E+018" calcext:value-type="float">
            <text:p>1.4768103255636E+018</text:p>
          </table:table-cell>
          <table:table-cell office:value-type="float" office:value="1.47681037420594E+018" calcext:value-type="float">
            <text:p>1.47681037420594E+018</text:p>
          </table:table-cell>
          <table:table-cell office:value-type="float" office:value="1.47681037426391E+018" calcext:value-type="float">
            <text:p>1.47681037426391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681025602686E+018" calcext:value-type="float">
            <text:p>1.47681025602686E+018</text:p>
          </table:table-cell>
          <table:table-cell office:value-type="float" office:value="1.47681025608304E+018" calcext:value-type="float">
            <text:p>1.47681025608304E+018</text:p>
          </table:table-cell>
          <table:table-cell office:value-type="float" office:value="1.47681032551794E+018" calcext:value-type="float">
            <text:p>1.47681032551794E+018</text:p>
          </table:table-cell>
          <table:table-cell office:value-type="float" office:value="1.47681032556515E+018" calcext:value-type="float">
            <text:p>1.47681032556515E+018</text:p>
          </table:table-cell>
          <table:table-cell office:value-type="float" office:value="1.47681037420634E+018" calcext:value-type="float">
            <text:p>1.47681037420634E+018</text:p>
          </table:table-cell>
          <table:table-cell office:value-type="float" office:value="1.47681037426501E+018" calcext:value-type="float">
            <text:p>1.47681037426501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681025602722E+018" calcext:value-type="float">
            <text:p>1.47681025602722E+018</text:p>
          </table:table-cell>
          <table:table-cell office:value-type="float" office:value="1.47681025608487E+018" calcext:value-type="float">
            <text:p>1.47681025608487E+018</text:p>
          </table:table-cell>
          <table:table-cell office:value-type="float" office:value="1.47681032551829E+018" calcext:value-type="float">
            <text:p>1.47681032551829E+018</text:p>
          </table:table-cell>
          <table:table-cell office:value-type="float" office:value="1.47681032556662E+018" calcext:value-type="float">
            <text:p>1.47681032556662E+018</text:p>
          </table:table-cell>
          <table:table-cell office:value-type="float" office:value="1.47681037420669E+018" calcext:value-type="float">
            <text:p>1.47681037420669E+018</text:p>
          </table:table-cell>
          <table:table-cell office:value-type="float" office:value="1.47681037426712E+018" calcext:value-type="float">
            <text:p>1.47681037426712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681025602757E+018" calcext:value-type="float">
            <text:p>1.47681025602757E+018</text:p>
          </table:table-cell>
          <table:table-cell office:value-type="float" office:value="1.47681025608537E+018" calcext:value-type="float">
            <text:p>1.47681025608537E+018</text:p>
          </table:table-cell>
          <table:table-cell office:value-type="float" office:value="1.47681032551864E+018" calcext:value-type="float">
            <text:p>1.47681032551864E+018</text:p>
          </table:table-cell>
          <table:table-cell office:value-type="float" office:value="1.47681032556848E+018" calcext:value-type="float">
            <text:p>1.47681032556848E+018</text:p>
          </table:table-cell>
          <table:table-cell office:value-type="float" office:value="1.47681037420704E+018" calcext:value-type="float">
            <text:p>1.47681037420704E+018</text:p>
          </table:table-cell>
          <table:table-cell office:value-type="float" office:value="1.47681037426754E+018" calcext:value-type="float">
            <text:p>1.47681037426754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681025602792E+018" calcext:value-type="float">
            <text:p>1.47681025602792E+018</text:p>
          </table:table-cell>
          <table:table-cell office:value-type="float" office:value="1.47681025608578E+018" calcext:value-type="float">
            <text:p>1.47681025608578E+018</text:p>
          </table:table-cell>
          <table:table-cell office:value-type="float" office:value="1.47681032551899E+018" calcext:value-type="float">
            <text:p>1.47681032551899E+018</text:p>
          </table:table-cell>
          <table:table-cell office:value-type="float" office:value="1.47681032557029E+018" calcext:value-type="float">
            <text:p>1.47681032557029E+018</text:p>
          </table:table-cell>
          <table:table-cell office:value-type="float" office:value="1.47681037420746E+018" calcext:value-type="float">
            <text:p>1.47681037420746E+018</text:p>
          </table:table-cell>
          <table:table-cell office:value-type="float" office:value="1.47681037426817E+018" calcext:value-type="float">
            <text:p>1.47681037426817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681025602829E+018" calcext:value-type="float">
            <text:p>1.47681025602829E+018</text:p>
          </table:table-cell>
          <table:table-cell office:value-type="float" office:value="1.4768102560895E+018" calcext:value-type="float">
            <text:p>1.4768102560895E+018</text:p>
          </table:table-cell>
          <table:table-cell office:value-type="float" office:value="1.4768103255194E+018" calcext:value-type="float">
            <text:p>1.4768103255194E+018</text:p>
          </table:table-cell>
          <table:table-cell office:value-type="float" office:value="1.47681032557247E+018" calcext:value-type="float">
            <text:p>1.47681032557247E+018</text:p>
          </table:table-cell>
          <table:table-cell office:value-type="float" office:value="1.47681037420782E+018" calcext:value-type="float">
            <text:p>1.47681037420782E+018</text:p>
          </table:table-cell>
          <table:table-cell office:value-type="float" office:value="1.47681037426982E+018" calcext:value-type="float">
            <text:p>1.47681037426982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681025602867E+018" calcext:value-type="float">
            <text:p>1.47681025602867E+018</text:p>
          </table:table-cell>
          <table:table-cell office:value-type="float" office:value="1.47681025608971E+018" calcext:value-type="float">
            <text:p>1.47681025608971E+018</text:p>
          </table:table-cell>
          <table:table-cell office:value-type="float" office:value="1.47681032551976E+018" calcext:value-type="float">
            <text:p>1.47681032551976E+018</text:p>
          </table:table-cell>
          <table:table-cell office:value-type="float" office:value="1.4768103255731E+018" calcext:value-type="float">
            <text:p>1.4768103255731E+018</text:p>
          </table:table-cell>
          <table:table-cell office:value-type="float" office:value="1.47681037420816E+018" calcext:value-type="float">
            <text:p>1.47681037420816E+018</text:p>
          </table:table-cell>
          <table:table-cell office:value-type="float" office:value="1.4768103742727E+018" calcext:value-type="float">
            <text:p>1.4768103742727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681025602904E+018" calcext:value-type="float">
            <text:p>1.47681025602904E+018</text:p>
          </table:table-cell>
          <table:table-cell office:value-type="float" office:value="1.47681025608989E+018" calcext:value-type="float">
            <text:p>1.47681025608989E+018</text:p>
          </table:table-cell>
          <table:table-cell office:value-type="float" office:value="1.47681032552012E+018" calcext:value-type="float">
            <text:p>1.47681032552012E+018</text:p>
          </table:table-cell>
          <table:table-cell office:value-type="float" office:value="1.47681032557361E+018" calcext:value-type="float">
            <text:p>1.47681032557361E+018</text:p>
          </table:table-cell>
          <table:table-cell office:value-type="float" office:value="1.4768103742085E+018" calcext:value-type="float">
            <text:p>1.4768103742085E+018</text:p>
          </table:table-cell>
          <table:table-cell office:value-type="float" office:value="1.47681037427413E+018" calcext:value-type="float">
            <text:p>1.47681037427413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681025602939E+018" calcext:value-type="float">
            <text:p>1.47681025602939E+018</text:p>
          </table:table-cell>
          <table:table-cell office:value-type="float" office:value="1.4768102560901E+018" calcext:value-type="float">
            <text:p>1.4768102560901E+018</text:p>
          </table:table-cell>
          <table:table-cell office:value-type="float" office:value="1.47681032552048E+018" calcext:value-type="float">
            <text:p>1.47681032552048E+018</text:p>
          </table:table-cell>
          <table:table-cell office:value-type="float" office:value="1.476810325575E+018" calcext:value-type="float">
            <text:p>1.476810325575E+018</text:p>
          </table:table-cell>
          <table:table-cell office:value-type="float" office:value="1.47681037420885E+018" calcext:value-type="float">
            <text:p>1.47681037420885E+018</text:p>
          </table:table-cell>
          <table:table-cell office:value-type="float" office:value="1.47681037427596E+018" calcext:value-type="float">
            <text:p>1.47681037427596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681025602978E+018" calcext:value-type="float">
            <text:p>1.47681025602978E+018</text:p>
          </table:table-cell>
          <table:table-cell office:value-type="float" office:value="1.47681025609028E+018" calcext:value-type="float">
            <text:p>1.47681025609028E+018</text:p>
          </table:table-cell>
          <table:table-cell office:value-type="float" office:value="1.47681032552083E+018" calcext:value-type="float">
            <text:p>1.47681032552083E+018</text:p>
          </table:table-cell>
          <table:table-cell office:value-type="float" office:value="1.47681032557715E+018" calcext:value-type="float">
            <text:p>1.47681032557715E+018</text:p>
          </table:table-cell>
          <table:table-cell office:value-type="float" office:value="1.4768103742092E+018" calcext:value-type="float">
            <text:p>1.4768103742092E+018</text:p>
          </table:table-cell>
          <table:table-cell office:value-type="float" office:value="1.47681037427642E+018" calcext:value-type="float">
            <text:p>1.47681037427642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681025603013E+018" calcext:value-type="float">
            <text:p>1.47681025603013E+018</text:p>
          </table:table-cell>
          <table:table-cell office:value-type="float" office:value="1.47681025609061E+018" calcext:value-type="float">
            <text:p>1.47681025609061E+018</text:p>
          </table:table-cell>
          <table:table-cell office:value-type="float" office:value="1.47681032552159E+018" calcext:value-type="float">
            <text:p>1.47681032552159E+018</text:p>
          </table:table-cell>
          <table:table-cell office:value-type="float" office:value="1.4768103255787E+018" calcext:value-type="float">
            <text:p>1.4768103255787E+018</text:p>
          </table:table-cell>
          <table:table-cell office:value-type="float" office:value="1.4768103742096E+018" calcext:value-type="float">
            <text:p>1.4768103742096E+018</text:p>
          </table:table-cell>
          <table:table-cell office:value-type="float" office:value="1.47681037427798E+018" calcext:value-type="float">
            <text:p>1.47681037427798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681025603049E+018" calcext:value-type="float">
            <text:p>1.47681025603049E+018</text:p>
          </table:table-cell>
          <table:table-cell office:value-type="float" office:value="1.47681025609134E+018" calcext:value-type="float">
            <text:p>1.47681025609134E+018</text:p>
          </table:table-cell>
          <table:table-cell office:value-type="float" office:value="1.47681032552198E+018" calcext:value-type="float">
            <text:p>1.47681032552198E+018</text:p>
          </table:table-cell>
          <table:table-cell office:value-type="float" office:value="1.47681032558164E+018" calcext:value-type="float">
            <text:p>1.47681032558164E+018</text:p>
          </table:table-cell>
          <table:table-cell office:value-type="float" office:value="1.47681037420996E+018" calcext:value-type="float">
            <text:p>1.47681037420996E+018</text:p>
          </table:table-cell>
          <table:table-cell office:value-type="float" office:value="1.47681037427826E+018" calcext:value-type="float">
            <text:p>1.47681037427826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681025603084E+018" calcext:value-type="float">
            <text:p>1.47681025603084E+018</text:p>
          </table:table-cell>
          <table:table-cell office:value-type="float" office:value="1.47681025609186E+018" calcext:value-type="float">
            <text:p>1.47681025609186E+018</text:p>
          </table:table-cell>
          <table:table-cell office:value-type="float" office:value="1.4768103255224E+018" calcext:value-type="float">
            <text:p>1.4768103255224E+018</text:p>
          </table:table-cell>
          <table:table-cell office:value-type="float" office:value="1.47681032558304E+018" calcext:value-type="float">
            <text:p>1.47681032558304E+018</text:p>
          </table:table-cell>
          <table:table-cell office:value-type="float" office:value="1.4768103742103E+018" calcext:value-type="float">
            <text:p>1.4768103742103E+018</text:p>
          </table:table-cell>
          <table:table-cell office:value-type="float" office:value="1.47681037427851E+018" calcext:value-type="float">
            <text:p>1.47681037427851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681025603119E+018" calcext:value-type="float">
            <text:p>1.47681025603119E+018</text:p>
          </table:table-cell>
          <table:table-cell office:value-type="float" office:value="1.47681025609486E+018" calcext:value-type="float">
            <text:p>1.47681025609486E+018</text:p>
          </table:table-cell>
          <table:table-cell office:value-type="float" office:value="1.47681032552286E+018" calcext:value-type="float">
            <text:p>1.47681032552286E+018</text:p>
          </table:table-cell>
          <table:table-cell office:value-type="float" office:value="1.47681032558484E+018" calcext:value-type="float">
            <text:p>1.47681032558484E+018</text:p>
          </table:table-cell>
          <table:table-cell office:value-type="float" office:value="1.47681037421065E+018" calcext:value-type="float">
            <text:p>1.47681037421065E+018</text:p>
          </table:table-cell>
          <table:table-cell office:value-type="float" office:value="1.47681037427876E+018" calcext:value-type="float">
            <text:p>1.47681037427876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681025603154E+018" calcext:value-type="float">
            <text:p>1.47681025603154E+018</text:p>
          </table:table-cell>
          <table:table-cell office:value-type="float" office:value="1.47681025609522E+018" calcext:value-type="float">
            <text:p>1.47681025609522E+018</text:p>
          </table:table-cell>
          <table:table-cell office:value-type="float" office:value="1.47681032552323E+018" calcext:value-type="float">
            <text:p>1.47681032552323E+018</text:p>
          </table:table-cell>
          <table:table-cell office:value-type="float" office:value="1.47681032558595E+018" calcext:value-type="float">
            <text:p>1.47681032558595E+018</text:p>
          </table:table-cell>
          <table:table-cell office:value-type="float" office:value="1.476810374211E+018" calcext:value-type="float">
            <text:p>1.476810374211E+018</text:p>
          </table:table-cell>
          <table:table-cell office:value-type="float" office:value="1.47681037427899E+018" calcext:value-type="float">
            <text:p>1.47681037427899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681025603188E+018" calcext:value-type="float">
            <text:p>1.47681025603188E+018</text:p>
          </table:table-cell>
          <table:table-cell office:value-type="float" office:value="1.47681025609528E+018" calcext:value-type="float">
            <text:p>1.47681025609528E+018</text:p>
          </table:table-cell>
          <table:table-cell office:value-type="float" office:value="1.47681032552363E+018" calcext:value-type="float">
            <text:p>1.47681032552363E+018</text:p>
          </table:table-cell>
          <table:table-cell office:value-type="float" office:value="1.47681032558849E+018" calcext:value-type="float">
            <text:p>1.47681032558849E+018</text:p>
          </table:table-cell>
          <table:table-cell office:value-type="float" office:value="1.4768103742114E+018" calcext:value-type="float">
            <text:p>1.4768103742114E+018</text:p>
          </table:table-cell>
          <table:table-cell office:value-type="float" office:value="1.47681037427941E+018" calcext:value-type="float">
            <text:p>1.47681037427941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681025603223E+018" calcext:value-type="float">
            <text:p>1.47681025603223E+018</text:p>
          </table:table-cell>
          <table:table-cell office:value-type="float" office:value="1.47681025609534E+018" calcext:value-type="float">
            <text:p>1.47681025609534E+018</text:p>
          </table:table-cell>
          <table:table-cell office:value-type="float" office:value="1.47681032552399E+018" calcext:value-type="float">
            <text:p>1.47681032552399E+018</text:p>
          </table:table-cell>
          <table:table-cell office:value-type="float" office:value="1.47681032558897E+018" calcext:value-type="float">
            <text:p>1.47681032558897E+018</text:p>
          </table:table-cell>
          <table:table-cell office:value-type="float" office:value="1.47681037421176E+018" calcext:value-type="float">
            <text:p>1.47681037421176E+018</text:p>
          </table:table-cell>
          <table:table-cell office:value-type="float" office:value="1.47681037427973E+018" calcext:value-type="float">
            <text:p>1.47681037427973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681025603258E+018" calcext:value-type="float">
            <text:p>1.47681025603258E+018</text:p>
          </table:table-cell>
          <table:table-cell office:value-type="float" office:value="1.47681025609539E+018" calcext:value-type="float">
            <text:p>1.47681025609539E+018</text:p>
          </table:table-cell>
          <table:table-cell office:value-type="float" office:value="1.47681032552436E+018" calcext:value-type="float">
            <text:p>1.47681032552436E+018</text:p>
          </table:table-cell>
          <table:table-cell office:value-type="float" office:value="1.47681032558958E+018" calcext:value-type="float">
            <text:p>1.47681032558958E+018</text:p>
          </table:table-cell>
          <table:table-cell office:value-type="float" office:value="1.4768103742121E+018" calcext:value-type="float">
            <text:p>1.4768103742121E+018</text:p>
          </table:table-cell>
          <table:table-cell office:value-type="float" office:value="1.4768103742803E+018" calcext:value-type="float">
            <text:p>1.4768103742803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681025603293E+018" calcext:value-type="float">
            <text:p>1.47681025603293E+018</text:p>
          </table:table-cell>
          <table:table-cell office:value-type="float" office:value="1.47681025609544E+018" calcext:value-type="float">
            <text:p>1.47681025609544E+018</text:p>
          </table:table-cell>
          <table:table-cell office:value-type="float" office:value="1.47681032552475E+018" calcext:value-type="float">
            <text:p>1.47681032552475E+018</text:p>
          </table:table-cell>
          <table:table-cell office:value-type="float" office:value="1.47681032559117E+018" calcext:value-type="float">
            <text:p>1.47681032559117E+018</text:p>
          </table:table-cell>
          <table:table-cell office:value-type="float" office:value="1.47681037421245E+018" calcext:value-type="float">
            <text:p>1.47681037421245E+018</text:p>
          </table:table-cell>
          <table:table-cell office:value-type="float" office:value="1.47681037428088E+018" calcext:value-type="float">
            <text:p>1.47681037428088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681025603328E+018" calcext:value-type="float">
            <text:p>1.47681025603328E+018</text:p>
          </table:table-cell>
          <table:table-cell office:value-type="float" office:value="1.47681025609656E+018" calcext:value-type="float">
            <text:p>1.47681025609656E+018</text:p>
          </table:table-cell>
          <table:table-cell office:value-type="float" office:value="1.47681032552517E+018" calcext:value-type="float">
            <text:p>1.47681032552517E+018</text:p>
          </table:table-cell>
          <table:table-cell office:value-type="float" office:value="1.47681032559368E+018" calcext:value-type="float">
            <text:p>1.47681032559368E+018</text:p>
          </table:table-cell>
          <table:table-cell office:value-type="float" office:value="1.4768103742128E+018" calcext:value-type="float">
            <text:p>1.4768103742128E+018</text:p>
          </table:table-cell>
          <table:table-cell office:value-type="float" office:value="1.47681037428118E+018" calcext:value-type="float">
            <text:p>1.47681037428118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681025603363E+018" calcext:value-type="float">
            <text:p>1.47681025603363E+018</text:p>
          </table:table-cell>
          <table:table-cell office:value-type="float" office:value="1.47681025609704E+018" calcext:value-type="float">
            <text:p>1.47681025609704E+018</text:p>
          </table:table-cell>
          <table:table-cell office:value-type="float" office:value="1.47681032552554E+018" calcext:value-type="float">
            <text:p>1.47681032552554E+018</text:p>
          </table:table-cell>
          <table:table-cell office:value-type="float" office:value="1.47681032559511E+018" calcext:value-type="float">
            <text:p>1.47681032559511E+018</text:p>
          </table:table-cell>
          <table:table-cell office:value-type="float" office:value="1.4768103742132E+018" calcext:value-type="float">
            <text:p>1.4768103742132E+018</text:p>
          </table:table-cell>
          <table:table-cell office:value-type="float" office:value="1.47681037428124E+018" calcext:value-type="float">
            <text:p>1.47681037428124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681025603397E+018" calcext:value-type="float">
            <text:p>1.47681025603397E+018</text:p>
          </table:table-cell>
          <table:table-cell office:value-type="float" office:value="1.47681025609861E+018" calcext:value-type="float">
            <text:p>1.47681025609861E+018</text:p>
          </table:table-cell>
          <table:table-cell office:value-type="float" office:value="1.47681032552594E+018" calcext:value-type="float">
            <text:p>1.47681032552594E+018</text:p>
          </table:table-cell>
          <table:table-cell office:value-type="float" office:value="1.47681032559745E+018" calcext:value-type="float">
            <text:p>1.47681032559745E+018</text:p>
          </table:table-cell>
          <table:table-cell office:value-type="float" office:value="1.47681037421355E+018" calcext:value-type="float">
            <text:p>1.47681037421355E+018</text:p>
          </table:table-cell>
          <table:table-cell office:value-type="float" office:value="1.47681037428395E+018" calcext:value-type="float">
            <text:p>1.47681037428395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681025603432E+018" calcext:value-type="float">
            <text:p>1.47681025603432E+018</text:p>
          </table:table-cell>
          <table:table-cell office:value-type="float" office:value="1.47681025610102E+018" calcext:value-type="float">
            <text:p>1.47681025610102E+018</text:p>
          </table:table-cell>
          <table:table-cell office:value-type="float" office:value="1.47681032552636E+018" calcext:value-type="float">
            <text:p>1.47681032552636E+018</text:p>
          </table:table-cell>
          <table:table-cell office:value-type="float" office:value="1.47681032559817E+018" calcext:value-type="float">
            <text:p>1.47681032559817E+018</text:p>
          </table:table-cell>
          <table:table-cell office:value-type="float" office:value="1.47681037421389E+018" calcext:value-type="float">
            <text:p>1.47681037421389E+018</text:p>
          </table:table-cell>
          <table:table-cell office:value-type="float" office:value="1.47681037428504E+018" calcext:value-type="float">
            <text:p>1.47681037428504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681025603467E+018" calcext:value-type="float">
            <text:p>1.47681025603467E+018</text:p>
          </table:table-cell>
          <table:table-cell office:value-type="float" office:value="1.47681025610127E+018" calcext:value-type="float">
            <text:p>1.47681025610127E+018</text:p>
          </table:table-cell>
          <table:table-cell office:value-type="float" office:value="1.47681032552673E+018" calcext:value-type="float">
            <text:p>1.47681032552673E+018</text:p>
          </table:table-cell>
          <table:table-cell office:value-type="float" office:value="1.4768103256017E+018" calcext:value-type="float">
            <text:p>1.4768103256017E+018</text:p>
          </table:table-cell>
          <table:table-cell office:value-type="float" office:value="1.47681037421441E+018" calcext:value-type="float">
            <text:p>1.47681037421441E+018</text:p>
          </table:table-cell>
          <table:table-cell office:value-type="float" office:value="1.47681037428655E+018" calcext:value-type="float">
            <text:p>1.47681037428655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681025603501E+018" calcext:value-type="float">
            <text:p>1.47681025603501E+018</text:p>
          </table:table-cell>
          <table:table-cell office:value-type="float" office:value="1.47681025610145E+018" calcext:value-type="float">
            <text:p>1.47681025610145E+018</text:p>
          </table:table-cell>
          <table:table-cell office:value-type="float" office:value="1.47681032552714E+018" calcext:value-type="float">
            <text:p>1.47681032552714E+018</text:p>
          </table:table-cell>
          <table:table-cell office:value-type="float" office:value="1.47681032560196E+018" calcext:value-type="float">
            <text:p>1.47681032560196E+018</text:p>
          </table:table-cell>
          <table:table-cell office:value-type="float" office:value="1.47681037421477E+018" calcext:value-type="float">
            <text:p>1.47681037421477E+018</text:p>
          </table:table-cell>
          <table:table-cell office:value-type="float" office:value="1.47681037428806E+018" calcext:value-type="float">
            <text:p>1.47681037428806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681025603536E+018" calcext:value-type="float">
            <text:p>1.47681025603536E+018</text:p>
          </table:table-cell>
          <table:table-cell office:value-type="float" office:value="1.47681025610197E+018" calcext:value-type="float">
            <text:p>1.47681025610197E+018</text:p>
          </table:table-cell>
          <table:table-cell office:value-type="float" office:value="1.47681032552752E+018" calcext:value-type="float">
            <text:p>1.47681032552752E+018</text:p>
          </table:table-cell>
          <table:table-cell office:value-type="float" office:value="1.47681032560223E+018" calcext:value-type="float">
            <text:p>1.47681032560223E+018</text:p>
          </table:table-cell>
          <table:table-cell office:value-type="float" office:value="1.47681037421515E+018" calcext:value-type="float">
            <text:p>1.47681037421515E+018</text:p>
          </table:table-cell>
          <table:table-cell office:value-type="float" office:value="1.47681037428867E+018" calcext:value-type="float">
            <text:p>1.47681037428867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681025603571E+018" calcext:value-type="float">
            <text:p>1.47681025603571E+018</text:p>
          </table:table-cell>
          <table:table-cell office:value-type="float" office:value="1.47681025610351E+018" calcext:value-type="float">
            <text:p>1.47681025610351E+018</text:p>
          </table:table-cell>
          <table:table-cell office:value-type="float" office:value="1.47681032552787E+018" calcext:value-type="float">
            <text:p>1.47681032552787E+018</text:p>
          </table:table-cell>
          <table:table-cell office:value-type="float" office:value="1.47681032560247E+018" calcext:value-type="float">
            <text:p>1.47681032560247E+018</text:p>
          </table:table-cell>
          <table:table-cell office:value-type="float" office:value="1.47681037421551E+018" calcext:value-type="float">
            <text:p>1.47681037421551E+018</text:p>
          </table:table-cell>
          <table:table-cell office:value-type="float" office:value="1.47681037429092E+018" calcext:value-type="float">
            <text:p>1.47681037429092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681025603606E+018" calcext:value-type="float">
            <text:p>1.47681025603606E+018</text:p>
          </table:table-cell>
          <table:table-cell office:value-type="float" office:value="1.47681025610401E+018" calcext:value-type="float">
            <text:p>1.47681025610401E+018</text:p>
          </table:table-cell>
          <table:table-cell office:value-type="float" office:value="1.47681032552822E+018" calcext:value-type="float">
            <text:p>1.47681032552822E+018</text:p>
          </table:table-cell>
          <table:table-cell office:value-type="float" office:value="1.47681032560276E+018" calcext:value-type="float">
            <text:p>1.47681032560276E+018</text:p>
          </table:table-cell>
          <table:table-cell office:value-type="float" office:value="1.47681037421587E+018" calcext:value-type="float">
            <text:p>1.47681037421587E+018</text:p>
          </table:table-cell>
          <table:table-cell office:value-type="float" office:value="1.47681037429208E+018" calcext:value-type="float">
            <text:p>1.47681037429208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681025603645E+018" calcext:value-type="float">
            <text:p>1.47681025603645E+018</text:p>
          </table:table-cell>
          <table:table-cell office:value-type="float" office:value="1.47681025610462E+018" calcext:value-type="float">
            <text:p>1.47681025610462E+018</text:p>
          </table:table-cell>
          <table:table-cell office:value-type="float" office:value="1.47681032552858E+018" calcext:value-type="float">
            <text:p>1.47681032552858E+018</text:p>
          </table:table-cell>
          <table:table-cell office:value-type="float" office:value="1.47681032560302E+018" calcext:value-type="float">
            <text:p>1.47681032560302E+018</text:p>
          </table:table-cell>
          <table:table-cell office:value-type="float" office:value="1.47681037421626E+018" calcext:value-type="float">
            <text:p>1.47681037421626E+018</text:p>
          </table:table-cell>
          <table:table-cell office:value-type="float" office:value="1.47681037429273E+018" calcext:value-type="float">
            <text:p>1.47681037429273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681025603681E+018" calcext:value-type="float">
            <text:p>1.47681025603681E+018</text:p>
          </table:table-cell>
          <table:table-cell office:value-type="float" office:value="1.47681025610676E+018" calcext:value-type="float">
            <text:p>1.47681025610676E+018</text:p>
          </table:table-cell>
          <table:table-cell office:value-type="float" office:value="1.47681032552894E+018" calcext:value-type="float">
            <text:p>1.47681032552894E+018</text:p>
          </table:table-cell>
          <table:table-cell office:value-type="float" office:value="1.47681032560332E+018" calcext:value-type="float">
            <text:p>1.47681032560332E+018</text:p>
          </table:table-cell>
          <table:table-cell office:value-type="float" office:value="1.47681037421667E+018" calcext:value-type="float">
            <text:p>1.47681037421667E+018</text:p>
          </table:table-cell>
          <table:table-cell office:value-type="float" office:value="1.47681037429796E+018" calcext:value-type="float">
            <text:p>1.47681037429796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681025603715E+018" calcext:value-type="float">
            <text:p>1.47681025603715E+018</text:p>
          </table:table-cell>
          <table:table-cell office:value-type="float" office:value="1.47681025610891E+018" calcext:value-type="float">
            <text:p>1.47681025610891E+018</text:p>
          </table:table-cell>
          <table:table-cell office:value-type="float" office:value="1.47681032552933E+018" calcext:value-type="float">
            <text:p>1.47681032552933E+018</text:p>
          </table:table-cell>
          <table:table-cell office:value-type="float" office:value="1.4768103256037E+018" calcext:value-type="float">
            <text:p>1.4768103256037E+018</text:p>
          </table:table-cell>
          <table:table-cell office:value-type="float" office:value="1.47681037421702E+018" calcext:value-type="float">
            <text:p>1.47681037421702E+018</text:p>
          </table:table-cell>
          <table:table-cell office:value-type="float" office:value="1.47681037429909E+018" calcext:value-type="float">
            <text:p>1.47681037429909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681025603755E+018" calcext:value-type="float">
            <text:p>1.47681025603755E+018</text:p>
          </table:table-cell>
          <table:table-cell office:value-type="float" office:value="1.47681025610934E+018" calcext:value-type="float">
            <text:p>1.47681025610934E+018</text:p>
          </table:table-cell>
          <table:table-cell office:value-type="float" office:value="1.47681032552969E+018" calcext:value-type="float">
            <text:p>1.47681032552969E+018</text:p>
          </table:table-cell>
          <table:table-cell office:value-type="float" office:value="1.47681032560414E+018" calcext:value-type="float">
            <text:p>1.47681032560414E+018</text:p>
          </table:table-cell>
          <table:table-cell office:value-type="float" office:value="1.47681037421738E+018" calcext:value-type="float">
            <text:p>1.47681037421738E+018</text:p>
          </table:table-cell>
          <table:table-cell office:value-type="float" office:value="1.47681037430066E+018" calcext:value-type="float">
            <text:p>1.47681037430066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68102560379E+018" calcext:value-type="float">
            <text:p>1.4768102560379E+018</text:p>
          </table:table-cell>
          <table:table-cell office:value-type="float" office:value="1.47681025611143E+018" calcext:value-type="float">
            <text:p>1.47681025611143E+018</text:p>
          </table:table-cell>
          <table:table-cell office:value-type="float" office:value="1.47681032553003E+018" calcext:value-type="float">
            <text:p>1.47681032553003E+018</text:p>
          </table:table-cell>
          <table:table-cell office:value-type="float" office:value="1.47681032560522E+018" calcext:value-type="float">
            <text:p>1.47681032560522E+018</text:p>
          </table:table-cell>
          <table:table-cell office:value-type="float" office:value="1.47681037421774E+018" calcext:value-type="float">
            <text:p>1.47681037421774E+018</text:p>
          </table:table-cell>
          <table:table-cell office:value-type="float" office:value="1.47681037430146E+018" calcext:value-type="float">
            <text:p>1.47681037430146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681025603825E+018" calcext:value-type="float">
            <text:p>1.47681025603825E+018</text:p>
          </table:table-cell>
          <table:table-cell office:value-type="float" office:value="1.47681025611273E+018" calcext:value-type="float">
            <text:p>1.47681025611273E+018</text:p>
          </table:table-cell>
          <table:table-cell office:value-type="float" office:value="1.47681032553039E+018" calcext:value-type="float">
            <text:p>1.47681032553039E+018</text:p>
          </table:table-cell>
          <table:table-cell office:value-type="float" office:value="1.47681032560571E+018" calcext:value-type="float">
            <text:p>1.47681032560571E+018</text:p>
          </table:table-cell>
          <table:table-cell office:value-type="float" office:value="1.47681037421814E+018" calcext:value-type="float">
            <text:p>1.47681037421814E+018</text:p>
          </table:table-cell>
          <table:table-cell office:value-type="float" office:value="1.47681037430192E+018" calcext:value-type="float">
            <text:p>1.47681037430192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681025603865E+018" calcext:value-type="float">
            <text:p>1.47681025603865E+018</text:p>
          </table:table-cell>
          <table:table-cell office:value-type="float" office:value="1.47681025611324E+018" calcext:value-type="float">
            <text:p>1.47681025611324E+018</text:p>
          </table:table-cell>
          <table:table-cell office:value-type="float" office:value="1.4768103255308E+018" calcext:value-type="float">
            <text:p>1.4768103255308E+018</text:p>
          </table:table-cell>
          <table:table-cell office:value-type="float" office:value="1.47681032560597E+018" calcext:value-type="float">
            <text:p>1.47681032560597E+018</text:p>
          </table:table-cell>
          <table:table-cell office:value-type="float" office:value="1.47681037421849E+018" calcext:value-type="float">
            <text:p>1.47681037421849E+018</text:p>
          </table:table-cell>
          <table:table-cell office:value-type="float" office:value="1.47681037430218E+018" calcext:value-type="float">
            <text:p>1.47681037430218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681025603904E+018" calcext:value-type="float">
            <text:p>1.47681025603904E+018</text:p>
          </table:table-cell>
          <table:table-cell office:value-type="float" office:value="1.47681025611468E+018" calcext:value-type="float">
            <text:p>1.47681025611468E+018</text:p>
          </table:table-cell>
          <table:table-cell office:value-type="float" office:value="1.47681032553116E+018" calcext:value-type="float">
            <text:p>1.47681032553116E+018</text:p>
          </table:table-cell>
          <table:table-cell office:value-type="float" office:value="1.47681032560604E+018" calcext:value-type="float">
            <text:p>1.47681032560604E+018</text:p>
          </table:table-cell>
          <table:table-cell office:value-type="float" office:value="1.47681037421885E+018" calcext:value-type="float">
            <text:p>1.47681037421885E+018</text:p>
          </table:table-cell>
          <table:table-cell office:value-type="float" office:value="1.47681037430313E+018" calcext:value-type="float">
            <text:p>1.47681037430313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681025603939E+018" calcext:value-type="float">
            <text:p>1.47681025603939E+018</text:p>
          </table:table-cell>
          <table:table-cell office:value-type="float" office:value="1.47681025611567E+018" calcext:value-type="float">
            <text:p>1.47681025611567E+018</text:p>
          </table:table-cell>
          <table:table-cell office:value-type="float" office:value="1.4768103255315E+018" calcext:value-type="float">
            <text:p>1.4768103255315E+018</text:p>
          </table:table-cell>
          <table:table-cell office:value-type="float" office:value="1.47681032560609E+018" calcext:value-type="float">
            <text:p>1.47681032560609E+018</text:p>
          </table:table-cell>
          <table:table-cell office:value-type="float" office:value="1.47681037421925E+018" calcext:value-type="float">
            <text:p>1.47681037421925E+018</text:p>
          </table:table-cell>
          <table:table-cell office:value-type="float" office:value="1.47681037430344E+018" calcext:value-type="float">
            <text:p>1.47681037430344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681025603979E+018" calcext:value-type="float">
            <text:p>1.47681025603979E+018</text:p>
          </table:table-cell>
          <table:table-cell office:value-type="float" office:value="1.47681025611836E+018" calcext:value-type="float">
            <text:p>1.47681025611836E+018</text:p>
          </table:table-cell>
          <table:table-cell office:value-type="float" office:value="1.47681032553191E+018" calcext:value-type="float">
            <text:p>1.47681032553191E+018</text:p>
          </table:table-cell>
          <table:table-cell office:value-type="float" office:value="1.47681032560632E+018" calcext:value-type="float">
            <text:p>1.47681032560632E+018</text:p>
          </table:table-cell>
          <table:table-cell office:value-type="float" office:value="1.47681037421965E+018" calcext:value-type="float">
            <text:p>1.47681037421965E+018</text:p>
          </table:table-cell>
          <table:table-cell office:value-type="float" office:value="1.47681037430483E+018" calcext:value-type="float">
            <text:p>1.47681037430483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68102560402E+018" calcext:value-type="float">
            <text:p>1.4768102560402E+018</text:p>
          </table:table-cell>
          <table:table-cell office:value-type="float" office:value="1.4768102561198E+018" calcext:value-type="float">
            <text:p>1.4768102561198E+018</text:p>
          </table:table-cell>
          <table:table-cell office:value-type="float" office:value="1.4768103255323E+018" calcext:value-type="float">
            <text:p>1.4768103255323E+018</text:p>
          </table:table-cell>
          <table:table-cell office:value-type="float" office:value="1.47681032560671E+018" calcext:value-type="float">
            <text:p>1.47681032560671E+018</text:p>
          </table:table-cell>
          <table:table-cell office:value-type="float" office:value="1.47681037422001E+018" calcext:value-type="float">
            <text:p>1.47681037422001E+018</text:p>
          </table:table-cell>
          <table:table-cell office:value-type="float" office:value="1.47681037430509E+018" calcext:value-type="float">
            <text:p>1.47681037430509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681025604056E+018" calcext:value-type="float">
            <text:p>1.47681025604056E+018</text:p>
          </table:table-cell>
          <table:table-cell office:value-type="float" office:value="1.47681025612082E+018" calcext:value-type="float">
            <text:p>1.47681025612082E+018</text:p>
          </table:table-cell>
          <table:table-cell office:value-type="float" office:value="1.47681032553266E+018" calcext:value-type="float">
            <text:p>1.47681032553266E+018</text:p>
          </table:table-cell>
          <table:table-cell office:value-type="float" office:value="1.4768103256081E+018" calcext:value-type="float">
            <text:p>1.4768103256081E+018</text:p>
          </table:table-cell>
          <table:table-cell office:value-type="float" office:value="1.47681037422074E+018" calcext:value-type="float">
            <text:p>1.47681037422074E+018</text:p>
          </table:table-cell>
          <table:table-cell office:value-type="float" office:value="1.47681037430585E+018" calcext:value-type="float">
            <text:p>1.47681037430585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681025604093E+018" calcext:value-type="float">
            <text:p>1.47681025604093E+018</text:p>
          </table:table-cell>
          <table:table-cell office:value-type="float" office:value="1.47681025612274E+018" calcext:value-type="float">
            <text:p>1.47681025612274E+018</text:p>
          </table:table-cell>
          <table:table-cell office:value-type="float" office:value="1.47681032553302E+018" calcext:value-type="float">
            <text:p>1.47681032553302E+018</text:p>
          </table:table-cell>
          <table:table-cell office:value-type="float" office:value="1.47681032560873E+018" calcext:value-type="float">
            <text:p>1.47681032560873E+018</text:p>
          </table:table-cell>
          <table:table-cell office:value-type="float" office:value="1.47681037422117E+018" calcext:value-type="float">
            <text:p>1.47681037422117E+018</text:p>
          </table:table-cell>
          <table:table-cell office:value-type="float" office:value="1.47681037430633E+018" calcext:value-type="float">
            <text:p>1.47681037430633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681025604132E+018" calcext:value-type="float">
            <text:p>1.47681025604132E+018</text:p>
          </table:table-cell>
          <table:table-cell office:value-type="float" office:value="1.47681025612348E+018" calcext:value-type="float">
            <text:p>1.47681025612348E+018</text:p>
          </table:table-cell>
          <table:table-cell office:value-type="float" office:value="1.47681032553343E+018" calcext:value-type="float">
            <text:p>1.47681032553343E+018</text:p>
          </table:table-cell>
          <table:table-cell office:value-type="float" office:value="1.47681032561035E+018" calcext:value-type="float">
            <text:p>1.47681032561035E+018</text:p>
          </table:table-cell>
          <table:table-cell office:value-type="float" office:value="1.47681037422155E+018" calcext:value-type="float">
            <text:p>1.47681037422155E+018</text:p>
          </table:table-cell>
          <table:table-cell office:value-type="float" office:value="1.4768103743064E+018" calcext:value-type="float">
            <text:p>1.4768103743064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681025604169E+018" calcext:value-type="float">
            <text:p>1.47681025604169E+018</text:p>
          </table:table-cell>
          <table:table-cell office:value-type="float" office:value="1.47681025612493E+018" calcext:value-type="float">
            <text:p>1.47681025612493E+018</text:p>
          </table:table-cell>
          <table:table-cell office:value-type="float" office:value="1.47681032553381E+018" calcext:value-type="float">
            <text:p>1.47681032553381E+018</text:p>
          </table:table-cell>
          <table:table-cell office:value-type="float" office:value="1.47681032561109E+018" calcext:value-type="float">
            <text:p>1.47681032561109E+018</text:p>
          </table:table-cell>
          <table:table-cell office:value-type="float" office:value="1.47681037422195E+018" calcext:value-type="float">
            <text:p>1.47681037422195E+018</text:p>
          </table:table-cell>
          <table:table-cell office:value-type="float" office:value="1.47681037430662E+018" calcext:value-type="float">
            <text:p>1.47681037430662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681025604204E+018" calcext:value-type="float">
            <text:p>1.47681025604204E+018</text:p>
          </table:table-cell>
          <table:table-cell office:value-type="float" office:value="1.47681025612635E+018" calcext:value-type="float">
            <text:p>1.47681025612635E+018</text:p>
          </table:table-cell>
          <table:table-cell office:value-type="float" office:value="1.47681032553418E+018" calcext:value-type="float">
            <text:p>1.47681032553418E+018</text:p>
          </table:table-cell>
          <table:table-cell office:value-type="float" office:value="1.4768103256121E+018" calcext:value-type="float">
            <text:p>1.4768103256121E+018</text:p>
          </table:table-cell>
          <table:table-cell office:value-type="float" office:value="1.47681037422232E+018" calcext:value-type="float">
            <text:p>1.47681037422232E+018</text:p>
          </table:table-cell>
          <table:table-cell office:value-type="float" office:value="1.47681037430699E+018" calcext:value-type="float">
            <text:p>1.47681037430699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68102560424E+018" calcext:value-type="float">
            <text:p>1.4768102560424E+018</text:p>
          </table:table-cell>
          <table:table-cell office:value-type="float" office:value="1.47681025612818E+018" calcext:value-type="float">
            <text:p>1.47681025612818E+018</text:p>
          </table:table-cell>
          <table:table-cell office:value-type="float" office:value="1.47681032553454E+018" calcext:value-type="float">
            <text:p>1.47681032553454E+018</text:p>
          </table:table-cell>
          <table:table-cell office:value-type="float" office:value="1.47681032561402E+018" calcext:value-type="float">
            <text:p>1.47681032561402E+018</text:p>
          </table:table-cell>
          <table:table-cell office:value-type="float" office:value="1.47681037422269E+018" calcext:value-type="float">
            <text:p>1.47681037422269E+018</text:p>
          </table:table-cell>
          <table:table-cell office:value-type="float" office:value="1.47681037430705E+018" calcext:value-type="float">
            <text:p>1.47681037430705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681025604278E+018" calcext:value-type="float">
            <text:p>1.47681025604278E+018</text:p>
          </table:table-cell>
          <table:table-cell office:value-type="float" office:value="1.47681025612861E+018" calcext:value-type="float">
            <text:p>1.47681025612861E+018</text:p>
          </table:table-cell>
          <table:table-cell office:value-type="float" office:value="1.47681032553489E+018" calcext:value-type="float">
            <text:p>1.47681032553489E+018</text:p>
          </table:table-cell>
          <table:table-cell office:value-type="float" office:value="1.4768103256151E+018" calcext:value-type="float">
            <text:p>1.4768103256151E+018</text:p>
          </table:table-cell>
          <table:table-cell office:value-type="float" office:value="1.47681037422305E+018" calcext:value-type="float">
            <text:p>1.47681037422305E+018</text:p>
          </table:table-cell>
          <table:table-cell office:value-type="float" office:value="1.47681037430711E+018" calcext:value-type="float">
            <text:p>1.47681037430711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681025604313E+018" calcext:value-type="float">
            <text:p>1.47681025604313E+018</text:p>
          </table:table-cell>
          <table:table-cell office:value-type="float" office:value="1.47681025612939E+018" calcext:value-type="float">
            <text:p>1.47681025612939E+018</text:p>
          </table:table-cell>
          <table:table-cell office:value-type="float" office:value="1.47681032553525E+018" calcext:value-type="float">
            <text:p>1.47681032553525E+018</text:p>
          </table:table-cell>
          <table:table-cell office:value-type="float" office:value="1.47681032561693E+018" calcext:value-type="float">
            <text:p>1.47681032561693E+018</text:p>
          </table:table-cell>
          <table:table-cell office:value-type="float" office:value="1.4768103742234E+018" calcext:value-type="float">
            <text:p>1.4768103742234E+018</text:p>
          </table:table-cell>
          <table:table-cell office:value-type="float" office:value="1.47681037430716E+018" calcext:value-type="float">
            <text:p>1.47681037430716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681025604348E+018" calcext:value-type="float">
            <text:p>1.47681025604348E+018</text:p>
          </table:table-cell>
          <table:table-cell office:value-type="float" office:value="1.47681025613017E+018" calcext:value-type="float">
            <text:p>1.47681025613017E+018</text:p>
          </table:table-cell>
          <table:table-cell office:value-type="float" office:value="1.47681032553563E+018" calcext:value-type="float">
            <text:p>1.47681032553563E+018</text:p>
          </table:table-cell>
          <table:table-cell office:value-type="float" office:value="1.47681032561812E+018" calcext:value-type="float">
            <text:p>1.47681032561812E+018</text:p>
          </table:table-cell>
          <table:table-cell office:value-type="float" office:value="1.47681037422418E+018" calcext:value-type="float">
            <text:p>1.47681037422418E+018</text:p>
          </table:table-cell>
          <table:table-cell office:value-type="float" office:value="1.47681037430952E+018" calcext:value-type="float">
            <text:p>1.47681037430952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681025604384E+018" calcext:value-type="float">
            <text:p>1.47681025604384E+018</text:p>
          </table:table-cell>
          <table:table-cell office:value-type="float" office:value="1.47681025613069E+018" calcext:value-type="float">
            <text:p>1.47681025613069E+018</text:p>
          </table:table-cell>
          <table:table-cell office:value-type="float" office:value="1.47681032553599E+018" calcext:value-type="float">
            <text:p>1.47681032553599E+018</text:p>
          </table:table-cell>
          <table:table-cell office:value-type="float" office:value="1.47681032561911E+018" calcext:value-type="float">
            <text:p>1.47681032561911E+018</text:p>
          </table:table-cell>
          <table:table-cell office:value-type="float" office:value="1.47681037422455E+018" calcext:value-type="float">
            <text:p>1.47681037422455E+018</text:p>
          </table:table-cell>
          <table:table-cell office:value-type="float" office:value="1.47681037431092E+018" calcext:value-type="float">
            <text:p>1.47681037431092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681025604419E+018" calcext:value-type="float">
            <text:p>1.47681025604419E+018</text:p>
          </table:table-cell>
          <table:table-cell office:value-type="float" office:value="1.47681025613277E+018" calcext:value-type="float">
            <text:p>1.47681025613277E+018</text:p>
          </table:table-cell>
          <table:table-cell office:value-type="float" office:value="1.4768103255364E+018" calcext:value-type="float">
            <text:p>1.4768103255364E+018</text:p>
          </table:table-cell>
          <table:table-cell office:value-type="float" office:value="1.47681032562099E+018" calcext:value-type="float">
            <text:p>1.47681032562099E+018</text:p>
          </table:table-cell>
          <table:table-cell office:value-type="float" office:value="1.47681037422491E+018" calcext:value-type="float">
            <text:p>1.47681037422491E+018</text:p>
          </table:table-cell>
          <table:table-cell office:value-type="float" office:value="1.47681037431448E+018" calcext:value-type="float">
            <text:p>1.47681037431448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681025604454E+018" calcext:value-type="float">
            <text:p>1.47681025604454E+018</text:p>
          </table:table-cell>
          <table:table-cell office:value-type="float" office:value="1.47681025613456E+018" calcext:value-type="float">
            <text:p>1.47681025613456E+018</text:p>
          </table:table-cell>
          <table:table-cell office:value-type="float" office:value="1.47681032553684E+018" calcext:value-type="float">
            <text:p>1.47681032553684E+018</text:p>
          </table:table-cell>
          <table:table-cell office:value-type="float" office:value="1.47681032562135E+018" calcext:value-type="float">
            <text:p>1.47681032562135E+018</text:p>
          </table:table-cell>
          <table:table-cell office:value-type="float" office:value="1.47681037422526E+018" calcext:value-type="float">
            <text:p>1.47681037422526E+018</text:p>
          </table:table-cell>
          <table:table-cell office:value-type="float" office:value="1.47681037432217E+018" calcext:value-type="float">
            <text:p>1.47681037432217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681025604489E+018" calcext:value-type="float">
            <text:p>1.47681025604489E+018</text:p>
          </table:table-cell>
          <table:table-cell office:value-type="float" office:value="1.47681025613557E+018" calcext:value-type="float">
            <text:p>1.47681025613557E+018</text:p>
          </table:table-cell>
          <table:table-cell office:value-type="float" office:value="1.4768103255372E+018" calcext:value-type="float">
            <text:p>1.4768103255372E+018</text:p>
          </table:table-cell>
          <table:table-cell office:value-type="float" office:value="1.47681032562236E+018" calcext:value-type="float">
            <text:p>1.47681032562236E+018</text:p>
          </table:table-cell>
          <table:table-cell office:value-type="float" office:value="1.4768103742256E+018" calcext:value-type="float">
            <text:p>1.4768103742256E+018</text:p>
          </table:table-cell>
          <table:table-cell office:value-type="float" office:value="1.47681037432396E+018" calcext:value-type="float">
            <text:p>1.47681037432396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681025604523E+018" calcext:value-type="float">
            <text:p>1.47681025604523E+018</text:p>
          </table:table-cell>
          <table:table-cell office:value-type="float" office:value="1.47681025613753E+018" calcext:value-type="float">
            <text:p>1.47681025613753E+018</text:p>
          </table:table-cell>
          <table:table-cell office:value-type="float" office:value="1.47681032553756E+018" calcext:value-type="float">
            <text:p>1.47681032553756E+018</text:p>
          </table:table-cell>
          <table:table-cell office:value-type="float" office:value="1.47681032562292E+018" calcext:value-type="float">
            <text:p>1.47681032562292E+018</text:p>
          </table:table-cell>
          <table:table-cell office:value-type="float" office:value="1.47681037422595E+018" calcext:value-type="float">
            <text:p>1.47681037422595E+018</text:p>
          </table:table-cell>
          <table:table-cell office:value-type="float" office:value="1.4768103743245E+018" calcext:value-type="float">
            <text:p>1.4768103743245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681025604558E+018" calcext:value-type="float">
            <text:p>1.47681025604558E+018</text:p>
          </table:table-cell>
          <table:table-cell office:value-type="float" office:value="1.47681025613997E+018" calcext:value-type="float">
            <text:p>1.47681025613997E+018</text:p>
          </table:table-cell>
          <table:table-cell office:value-type="float" office:value="1.47681032553798E+018" calcext:value-type="float">
            <text:p>1.47681032553798E+018</text:p>
          </table:table-cell>
          <table:table-cell office:value-type="float" office:value="1.47681032562411E+018" calcext:value-type="float">
            <text:p>1.47681032562411E+018</text:p>
          </table:table-cell>
          <table:table-cell office:value-type="float" office:value="1.47681037422635E+018" calcext:value-type="float">
            <text:p>1.47681037422635E+018</text:p>
          </table:table-cell>
          <table:table-cell office:value-type="float" office:value="1.47681037432483E+018" calcext:value-type="float">
            <text:p>1.47681037432483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681025604593E+018" calcext:value-type="float">
            <text:p>1.47681025604593E+018</text:p>
          </table:table-cell>
          <table:table-cell office:value-type="float" office:value="1.47681025614049E+018" calcext:value-type="float">
            <text:p>1.47681025614049E+018</text:p>
          </table:table-cell>
          <table:table-cell office:value-type="float" office:value="1.47681032553833E+018" calcext:value-type="float">
            <text:p>1.47681032553833E+018</text:p>
          </table:table-cell>
          <table:table-cell office:value-type="float" office:value="1.47681032562459E+018" calcext:value-type="float">
            <text:p>1.47681032562459E+018</text:p>
          </table:table-cell>
          <table:table-cell office:value-type="float" office:value="1.4768103742267E+018" calcext:value-type="float">
            <text:p>1.4768103742267E+018</text:p>
          </table:table-cell>
          <table:table-cell office:value-type="float" office:value="1.47681037432682E+018" calcext:value-type="float">
            <text:p>1.47681037432682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681025604632E+018" calcext:value-type="float">
            <text:p>1.47681025604632E+018</text:p>
          </table:table-cell>
          <table:table-cell office:value-type="float" office:value="1.4768102561411E+018" calcext:value-type="float">
            <text:p>1.4768102561411E+018</text:p>
          </table:table-cell>
          <table:table-cell office:value-type="float" office:value="1.4768103255387E+018" calcext:value-type="float">
            <text:p>1.4768103255387E+018</text:p>
          </table:table-cell>
          <table:table-cell office:value-type="float" office:value="1.47681032562781E+018" calcext:value-type="float">
            <text:p>1.47681032562781E+018</text:p>
          </table:table-cell>
          <table:table-cell office:value-type="float" office:value="1.47681037422704E+018" calcext:value-type="float">
            <text:p>1.47681037422704E+018</text:p>
          </table:table-cell>
          <table:table-cell office:value-type="float" office:value="1.47681037432726E+018" calcext:value-type="float">
            <text:p>1.47681037432726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681025604667E+018" calcext:value-type="float">
            <text:p>1.47681025604667E+018</text:p>
          </table:table-cell>
          <table:table-cell office:value-type="float" office:value="1.47681025614336E+018" calcext:value-type="float">
            <text:p>1.47681025614336E+018</text:p>
          </table:table-cell>
          <table:table-cell office:value-type="float" office:value="1.47681032553905E+018" calcext:value-type="float">
            <text:p>1.47681032553905E+018</text:p>
          </table:table-cell>
          <table:table-cell office:value-type="float" office:value="1.47681032563031E+018" calcext:value-type="float">
            <text:p>1.47681032563031E+018</text:p>
          </table:table-cell>
          <table:table-cell office:value-type="float" office:value="1.47681037422739E+018" calcext:value-type="float">
            <text:p>1.47681037422739E+018</text:p>
          </table:table-cell>
          <table:table-cell office:value-type="float" office:value="1.47681037432752E+018" calcext:value-type="float">
            <text:p>1.47681037432752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681025604702E+018" calcext:value-type="float">
            <text:p>1.47681025604702E+018</text:p>
          </table:table-cell>
          <table:table-cell office:value-type="float" office:value="1.47681025614518E+018" calcext:value-type="float">
            <text:p>1.47681025614518E+018</text:p>
          </table:table-cell>
          <table:table-cell office:value-type="float" office:value="1.4768103255394E+018" calcext:value-type="float">
            <text:p>1.4768103255394E+018</text:p>
          </table:table-cell>
          <table:table-cell office:value-type="float" office:value="1.47681032563054E+018" calcext:value-type="float">
            <text:p>1.47681032563054E+018</text:p>
          </table:table-cell>
          <table:table-cell office:value-type="float" office:value="1.47681037422774E+018" calcext:value-type="float">
            <text:p>1.47681037422774E+018</text:p>
          </table:table-cell>
          <table:table-cell office:value-type="float" office:value="1.47681037432775E+018" calcext:value-type="float">
            <text:p>1.47681037432775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681025604737E+018" calcext:value-type="float">
            <text:p>1.47681025604737E+018</text:p>
          </table:table-cell>
          <table:table-cell office:value-type="float" office:value="1.47681025614698E+018" calcext:value-type="float">
            <text:p>1.47681025614698E+018</text:p>
          </table:table-cell>
          <table:table-cell office:value-type="float" office:value="1.47681032553987E+018" calcext:value-type="float">
            <text:p>1.47681032553987E+018</text:p>
          </table:table-cell>
          <table:table-cell office:value-type="float" office:value="1.47681032563104E+018" calcext:value-type="float">
            <text:p>1.47681032563104E+018</text:p>
          </table:table-cell>
          <table:table-cell office:value-type="float" office:value="1.47681037422816E+018" calcext:value-type="float">
            <text:p>1.47681037422816E+018</text:p>
          </table:table-cell>
          <table:table-cell office:value-type="float" office:value="1.47681037432811E+018" calcext:value-type="float">
            <text:p>1.47681037432811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681025604776E+018" calcext:value-type="float">
            <text:p>1.47681025604776E+018</text:p>
          </table:table-cell>
          <table:table-cell office:value-type="float" office:value="1.47681025614801E+018" calcext:value-type="float">
            <text:p>1.47681025614801E+018</text:p>
          </table:table-cell>
          <table:table-cell office:value-type="float" office:value="1.47681032554023E+018" calcext:value-type="float">
            <text:p>1.47681032554023E+018</text:p>
          </table:table-cell>
          <table:table-cell office:value-type="float" office:value="1.47681032563234E+018" calcext:value-type="float">
            <text:p>1.47681032563234E+018</text:p>
          </table:table-cell>
          <table:table-cell office:value-type="float" office:value="1.47681037422852E+018" calcext:value-type="float">
            <text:p>1.47681037422852E+018</text:p>
          </table:table-cell>
          <table:table-cell office:value-type="float" office:value="1.47681037432836E+018" calcext:value-type="float">
            <text:p>1.47681037432836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681025604811E+018" calcext:value-type="float">
            <text:p>1.47681025604811E+018</text:p>
          </table:table-cell>
          <table:table-cell office:value-type="float" office:value="1.47681025614924E+018" calcext:value-type="float">
            <text:p>1.47681025614924E+018</text:p>
          </table:table-cell>
          <table:table-cell office:value-type="float" office:value="1.4768103255406E+018" calcext:value-type="float">
            <text:p>1.4768103255406E+018</text:p>
          </table:table-cell>
          <table:table-cell office:value-type="float" office:value="1.47681032563258E+018" calcext:value-type="float">
            <text:p>1.47681032563258E+018</text:p>
          </table:table-cell>
          <table:table-cell office:value-type="float" office:value="1.47681037422886E+018" calcext:value-type="float">
            <text:p>1.47681037422886E+018</text:p>
          </table:table-cell>
          <table:table-cell office:value-type="float" office:value="1.47681037432859E+018" calcext:value-type="float">
            <text:p>1.47681037432859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681025604847E+018" calcext:value-type="float">
            <text:p>1.47681025604847E+018</text:p>
          </table:table-cell>
          <table:table-cell office:value-type="float" office:value="1.47681025615073E+018" calcext:value-type="float">
            <text:p>1.47681025615073E+018</text:p>
          </table:table-cell>
          <table:table-cell office:value-type="float" office:value="1.47681032554096E+018" calcext:value-type="float">
            <text:p>1.47681032554096E+018</text:p>
          </table:table-cell>
          <table:table-cell office:value-type="float" office:value="1.47681032563306E+018" calcext:value-type="float">
            <text:p>1.47681032563306E+018</text:p>
          </table:table-cell>
          <table:table-cell office:value-type="float" office:value="1.47681037422921E+018" calcext:value-type="float">
            <text:p>1.47681037422921E+018</text:p>
          </table:table-cell>
          <table:table-cell office:value-type="float" office:value="1.47681037432905E+018" calcext:value-type="float">
            <text:p>1.47681037432905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681025604884E+018" calcext:value-type="float">
            <text:p>1.47681025604884E+018</text:p>
          </table:table-cell>
          <table:table-cell office:value-type="float" office:value="1.47681025615122E+018" calcext:value-type="float">
            <text:p>1.47681025615122E+018</text:p>
          </table:table-cell>
          <table:table-cell office:value-type="float" office:value="1.47681032554132E+018" calcext:value-type="float">
            <text:p>1.47681032554132E+018</text:p>
          </table:table-cell>
          <table:table-cell office:value-type="float" office:value="1.47681032563335E+018" calcext:value-type="float">
            <text:p>1.47681032563335E+018</text:p>
          </table:table-cell>
          <table:table-cell office:value-type="float" office:value="1.47681037422956E+018" calcext:value-type="float">
            <text:p>1.47681037422956E+018</text:p>
          </table:table-cell>
          <table:table-cell office:value-type="float" office:value="1.47681037432937E+018" calcext:value-type="float">
            <text:p>1.47681037432937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681025604919E+018" calcext:value-type="float">
            <text:p>1.47681025604919E+018</text:p>
          </table:table-cell>
          <table:table-cell office:value-type="float" office:value="1.47681025615224E+018" calcext:value-type="float">
            <text:p>1.47681025615224E+018</text:p>
          </table:table-cell>
          <table:table-cell office:value-type="float" office:value="1.47681032554169E+018" calcext:value-type="float">
            <text:p>1.47681032554169E+018</text:p>
          </table:table-cell>
          <table:table-cell office:value-type="float" office:value="1.47681032563357E+018" calcext:value-type="float">
            <text:p>1.47681032563357E+018</text:p>
          </table:table-cell>
          <table:table-cell office:value-type="float" office:value="1.47681037422995E+018" calcext:value-type="float">
            <text:p>1.47681037422995E+018</text:p>
          </table:table-cell>
          <table:table-cell office:value-type="float" office:value="1.47681037432943E+018" calcext:value-type="float">
            <text:p>1.47681037432943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68102560496E+018" calcext:value-type="float">
            <text:p>1.4768102560496E+018</text:p>
          </table:table-cell>
          <table:table-cell office:value-type="float" office:value="1.47681025615552E+018" calcext:value-type="float">
            <text:p>1.47681025615552E+018</text:p>
          </table:table-cell>
          <table:table-cell office:value-type="float" office:value="1.47681032554207E+018" calcext:value-type="float">
            <text:p>1.47681032554207E+018</text:p>
          </table:table-cell>
          <table:table-cell office:value-type="float" office:value="1.47681032563382E+018" calcext:value-type="float">
            <text:p>1.47681032563382E+018</text:p>
          </table:table-cell>
          <table:table-cell office:value-type="float" office:value="1.47681037423031E+018" calcext:value-type="float">
            <text:p>1.47681037423031E+018</text:p>
          </table:table-cell>
          <table:table-cell office:value-type="float" office:value="1.47681037432949E+018" calcext:value-type="float">
            <text:p>1.47681037432949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681025604996E+018" calcext:value-type="float">
            <text:p>1.47681025604996E+018</text:p>
          </table:table-cell>
          <table:table-cell office:value-type="float" office:value="1.47681025615773E+018" calcext:value-type="float">
            <text:p>1.47681025615773E+018</text:p>
          </table:table-cell>
          <table:table-cell office:value-type="float" office:value="1.47681032554248E+018" calcext:value-type="float">
            <text:p>1.47681032554248E+018</text:p>
          </table:table-cell>
          <table:table-cell office:value-type="float" office:value="1.47681032563388E+018" calcext:value-type="float">
            <text:p>1.47681032563388E+018</text:p>
          </table:table-cell>
          <table:table-cell office:value-type="float" office:value="1.47681037423065E+018" calcext:value-type="float">
            <text:p>1.47681037423065E+018</text:p>
          </table:table-cell>
          <table:table-cell office:value-type="float" office:value="1.47681037432978E+018" calcext:value-type="float">
            <text:p>1.47681037432978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681025605034E+018" calcext:value-type="float">
            <text:p>1.47681025605034E+018</text:p>
          </table:table-cell>
          <table:table-cell office:value-type="float" office:value="1.47681025615918E+018" calcext:value-type="float">
            <text:p>1.47681025615918E+018</text:p>
          </table:table-cell>
          <table:table-cell office:value-type="float" office:value="1.47681032554284E+018" calcext:value-type="float">
            <text:p>1.47681032554284E+018</text:p>
          </table:table-cell>
          <table:table-cell office:value-type="float" office:value="1.4768103256341E+018" calcext:value-type="float">
            <text:p>1.4768103256341E+018</text:p>
          </table:table-cell>
          <table:table-cell office:value-type="float" office:value="1.47681037423104E+018" calcext:value-type="float">
            <text:p>1.47681037423104E+018</text:p>
          </table:table-cell>
          <table:table-cell office:value-type="float" office:value="1.47681037433006E+018" calcext:value-type="float">
            <text:p>1.47681037433006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681025605076E+018" calcext:value-type="float">
            <text:p>1.47681025605076E+018</text:p>
          </table:table-cell>
          <table:table-cell office:value-type="float" office:value="1.47681025616019E+018" calcext:value-type="float">
            <text:p>1.47681025616019E+018</text:p>
          </table:table-cell>
          <table:table-cell office:value-type="float" office:value="1.4768103255432E+018" calcext:value-type="float">
            <text:p>1.4768103255432E+018</text:p>
          </table:table-cell>
          <table:table-cell office:value-type="float" office:value="1.47681032563416E+018" calcext:value-type="float">
            <text:p>1.47681032563416E+018</text:p>
          </table:table-cell>
          <table:table-cell office:value-type="float" office:value="1.47681037423139E+018" calcext:value-type="float">
            <text:p>1.47681037423139E+018</text:p>
          </table:table-cell>
          <table:table-cell office:value-type="float" office:value="1.47681037433029E+018" calcext:value-type="float">
            <text:p>1.47681037433029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681025605113E+018" calcext:value-type="float">
            <text:p>1.47681025605113E+018</text:p>
          </table:table-cell>
          <table:table-cell office:value-type="float" office:value="1.47681025616062E+018" calcext:value-type="float">
            <text:p>1.47681025616062E+018</text:p>
          </table:table-cell>
          <table:table-cell office:value-type="float" office:value="1.47681032554356E+018" calcext:value-type="float">
            <text:p>1.47681032554356E+018</text:p>
          </table:table-cell>
          <table:table-cell office:value-type="float" office:value="1.47681032563441E+018" calcext:value-type="float">
            <text:p>1.47681032563441E+018</text:p>
          </table:table-cell>
          <table:table-cell office:value-type="float" office:value="1.47681037423174E+018" calcext:value-type="float">
            <text:p>1.47681037423174E+018</text:p>
          </table:table-cell>
          <table:table-cell office:value-type="float" office:value="1.47681037433089E+018" calcext:value-type="float">
            <text:p>1.47681037433089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681025605149E+018" calcext:value-type="float">
            <text:p>1.47681025605149E+018</text:p>
          </table:table-cell>
          <table:table-cell office:value-type="float" office:value="1.47681025616217E+018" calcext:value-type="float">
            <text:p>1.47681025616217E+018</text:p>
          </table:table-cell>
          <table:table-cell office:value-type="float" office:value="1.47681032554398E+018" calcext:value-type="float">
            <text:p>1.47681032554398E+018</text:p>
          </table:table-cell>
          <table:table-cell office:value-type="float" office:value="1.47681032563447E+018" calcext:value-type="float">
            <text:p>1.47681032563447E+018</text:p>
          </table:table-cell>
          <table:table-cell office:value-type="float" office:value="1.47681037423209E+018" calcext:value-type="float">
            <text:p>1.47681037423209E+018</text:p>
          </table:table-cell>
          <table:table-cell office:value-type="float" office:value="1.47681037433125E+018" calcext:value-type="float">
            <text:p>1.47681037433125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681025605185E+018" calcext:value-type="float">
            <text:p>1.47681025605185E+018</text:p>
          </table:table-cell>
          <table:table-cell office:value-type="float" office:value="1.4768102561636E+018" calcext:value-type="float">
            <text:p>1.4768102561636E+018</text:p>
          </table:table-cell>
          <table:table-cell office:value-type="float" office:value="1.47681032554435E+018" calcext:value-type="float">
            <text:p>1.47681032554435E+018</text:p>
          </table:table-cell>
          <table:table-cell office:value-type="float" office:value="1.47681032563452E+018" calcext:value-type="float">
            <text:p>1.47681032563452E+018</text:p>
          </table:table-cell>
          <table:table-cell office:value-type="float" office:value="1.47681037423244E+018" calcext:value-type="float">
            <text:p>1.47681037423244E+018</text:p>
          </table:table-cell>
          <table:table-cell office:value-type="float" office:value="1.47681037433149E+018" calcext:value-type="float">
            <text:p>1.47681037433149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68102560522E+018" calcext:value-type="float">
            <text:p>1.4768102560522E+018</text:p>
          </table:table-cell>
          <table:table-cell office:value-type="float" office:value="1.47681025616463E+018" calcext:value-type="float">
            <text:p>1.47681025616463E+018</text:p>
          </table:table-cell>
          <table:table-cell office:value-type="float" office:value="1.4768103255447E+018" calcext:value-type="float">
            <text:p>1.4768103255447E+018</text:p>
          </table:table-cell>
          <table:table-cell office:value-type="float" office:value="1.47681032563477E+018" calcext:value-type="float">
            <text:p>1.47681032563477E+018</text:p>
          </table:table-cell>
          <table:table-cell office:value-type="float" office:value="1.47681037423283E+018" calcext:value-type="float">
            <text:p>1.47681037423283E+018</text:p>
          </table:table-cell>
          <table:table-cell office:value-type="float" office:value="1.47681037433276E+018" calcext:value-type="float">
            <text:p>1.47681037433276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681025605255E+018" calcext:value-type="float">
            <text:p>1.47681025605255E+018</text:p>
          </table:table-cell>
          <table:table-cell office:value-type="float" office:value="1.47681025616653E+018" calcext:value-type="float">
            <text:p>1.47681025616653E+018</text:p>
          </table:table-cell>
          <table:table-cell office:value-type="float" office:value="1.47681032554506E+018" calcext:value-type="float">
            <text:p>1.47681032554506E+018</text:p>
          </table:table-cell>
          <table:table-cell office:value-type="float" office:value="1.47681032563528E+018" calcext:value-type="float">
            <text:p>1.47681032563528E+018</text:p>
          </table:table-cell>
          <table:table-cell office:value-type="float" office:value="1.47681037423318E+018" calcext:value-type="float">
            <text:p>1.47681037423318E+018</text:p>
          </table:table-cell>
          <table:table-cell office:value-type="float" office:value="1.47681037433778E+018" calcext:value-type="float">
            <text:p>1.47681037433778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681025605293E+018" calcext:value-type="float">
            <text:p>1.47681025605293E+018</text:p>
          </table:table-cell>
          <table:table-cell office:value-type="float" office:value="1.47681025616838E+018" calcext:value-type="float">
            <text:p>1.47681025616838E+018</text:p>
          </table:table-cell>
          <table:table-cell office:value-type="float" office:value="1.47681032554541E+018" calcext:value-type="float">
            <text:p>1.47681032554541E+018</text:p>
          </table:table-cell>
          <table:table-cell office:value-type="float" office:value="1.4768103256368E+018" calcext:value-type="float">
            <text:p>1.4768103256368E+018</text:p>
          </table:table-cell>
          <table:table-cell office:value-type="float" office:value="1.47681037423353E+018" calcext:value-type="float">
            <text:p>1.47681037423353E+018</text:p>
          </table:table-cell>
          <table:table-cell office:value-type="float" office:value="1.47681037434093E+018" calcext:value-type="float">
            <text:p>1.47681037434093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681025605328E+018" calcext:value-type="float">
            <text:p>1.47681025605328E+018</text:p>
          </table:table-cell>
          <table:table-cell office:value-type="float" office:value="1.47681025617082E+018" calcext:value-type="float">
            <text:p>1.47681025617082E+018</text:p>
          </table:table-cell>
          <table:table-cell office:value-type="float" office:value="1.47681032554576E+018" calcext:value-type="float">
            <text:p>1.47681032554576E+018</text:p>
          </table:table-cell>
          <table:table-cell office:value-type="float" office:value="1.4768103256379E+018" calcext:value-type="float">
            <text:p>1.4768103256379E+018</text:p>
          </table:table-cell>
          <table:table-cell office:value-type="float" office:value="1.47681037423388E+018" calcext:value-type="float">
            <text:p>1.47681037423388E+018</text:p>
          </table:table-cell>
          <table:table-cell office:value-type="float" office:value="1.47681037434649E+018" calcext:value-type="float">
            <text:p>1.47681037434649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681025605364E+018" calcext:value-type="float">
            <text:p>1.47681025605364E+018</text:p>
          </table:table-cell>
          <table:table-cell office:value-type="float" office:value="1.4768102561714E+018" calcext:value-type="float">
            <text:p>1.4768102561714E+018</text:p>
          </table:table-cell>
          <table:table-cell office:value-type="float" office:value="1.47681032554615E+018" calcext:value-type="float">
            <text:p>1.47681032554615E+018</text:p>
          </table:table-cell>
          <table:table-cell office:value-type="float" office:value="1.47681032564011E+018" calcext:value-type="float">
            <text:p>1.47681032564011E+018</text:p>
          </table:table-cell>
          <table:table-cell office:value-type="float" office:value="1.47681037423423E+018" calcext:value-type="float">
            <text:p>1.47681037423423E+018</text:p>
          </table:table-cell>
          <table:table-cell office:value-type="float" office:value="1.47681037434874E+018" calcext:value-type="float">
            <text:p>1.47681037434874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6810256054E+018" calcext:value-type="float">
            <text:p>1.476810256054E+018</text:p>
          </table:table-cell>
          <table:table-cell office:value-type="float" office:value="1.476810256172E+018" calcext:value-type="float">
            <text:p>1.476810256172E+018</text:p>
          </table:table-cell>
          <table:table-cell office:value-type="float" office:value="1.47681032554655E+018" calcext:value-type="float">
            <text:p>1.47681032554655E+018</text:p>
          </table:table-cell>
          <table:table-cell office:value-type="float" office:value="1.47681032564198E+018" calcext:value-type="float">
            <text:p>1.47681032564198E+018</text:p>
          </table:table-cell>
          <table:table-cell office:value-type="float" office:value="1.47681037423462E+018" calcext:value-type="float">
            <text:p>1.47681037423462E+018</text:p>
          </table:table-cell>
          <table:table-cell office:value-type="float" office:value="1.47681037435054E+018" calcext:value-type="float">
            <text:p>1.47681037435054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681025605435E+018" calcext:value-type="float">
            <text:p>1.47681025605435E+018</text:p>
          </table:table-cell>
          <table:table-cell office:value-type="float" office:value="1.47681025617424E+018" calcext:value-type="float">
            <text:p>1.47681025617424E+018</text:p>
          </table:table-cell>
          <table:table-cell office:value-type="float" office:value="1.47681032554726E+018" calcext:value-type="float">
            <text:p>1.47681032554726E+018</text:p>
          </table:table-cell>
          <table:table-cell office:value-type="float" office:value="1.47681032564374E+018" calcext:value-type="float">
            <text:p>1.47681032564374E+018</text:p>
          </table:table-cell>
          <table:table-cell office:value-type="float" office:value="1.47681037423497E+018" calcext:value-type="float">
            <text:p>1.47681037423497E+018</text:p>
          </table:table-cell>
          <table:table-cell office:value-type="float" office:value="1.47681037435171E+018" calcext:value-type="float">
            <text:p>1.47681037435171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681025605473E+018" calcext:value-type="float">
            <text:p>1.47681025605473E+018</text:p>
          </table:table-cell>
          <table:table-cell office:value-type="float" office:value="1.47681025617602E+018" calcext:value-type="float">
            <text:p>1.47681025617602E+018</text:p>
          </table:table-cell>
          <table:table-cell office:value-type="float" office:value="1.47681032554763E+018" calcext:value-type="float">
            <text:p>1.47681032554763E+018</text:p>
          </table:table-cell>
          <table:table-cell office:value-type="float" office:value="1.47681032564701E+018" calcext:value-type="float">
            <text:p>1.47681032564701E+018</text:p>
          </table:table-cell>
          <table:table-cell office:value-type="float" office:value="1.47681037423532E+018" calcext:value-type="float">
            <text:p>1.47681037423532E+018</text:p>
          </table:table-cell>
          <table:table-cell office:value-type="float" office:value="1.47681037435245E+018" calcext:value-type="float">
            <text:p>1.47681037435245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681025605508E+018" calcext:value-type="float">
            <text:p>1.47681025605508E+018</text:p>
          </table:table-cell>
          <table:table-cell office:value-type="float" office:value="1.4768102561779E+018" calcext:value-type="float">
            <text:p>1.4768102561779E+018</text:p>
          </table:table-cell>
          <table:table-cell office:value-type="float" office:value="1.47681032554831E+018" calcext:value-type="float">
            <text:p>1.47681032554831E+018</text:p>
          </table:table-cell>
          <table:table-cell office:value-type="float" office:value="1.47681032564754E+018" calcext:value-type="float">
            <text:p>1.47681032564754E+018</text:p>
          </table:table-cell>
          <table:table-cell office:value-type="float" office:value="1.47681037423572E+018" calcext:value-type="float">
            <text:p>1.47681037423572E+018</text:p>
          </table:table-cell>
          <table:table-cell office:value-type="float" office:value="1.47681037435383E+018" calcext:value-type="float">
            <text:p>1.47681037435383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681025605543E+018" calcext:value-type="float">
            <text:p>1.47681025605543E+018</text:p>
          </table:table-cell>
          <table:table-cell office:value-type="float" office:value="1.47681025617893E+018" calcext:value-type="float">
            <text:p>1.47681025617893E+018</text:p>
          </table:table-cell>
          <table:table-cell office:value-type="float" office:value="1.47681032554872E+018" calcext:value-type="float">
            <text:p>1.47681032554872E+018</text:p>
          </table:table-cell>
          <table:table-cell office:value-type="float" office:value="1.47681032564821E+018" calcext:value-type="float">
            <text:p>1.47681032564821E+018</text:p>
          </table:table-cell>
          <table:table-cell office:value-type="float" office:value="1.47681037423612E+018" calcext:value-type="float">
            <text:p>1.47681037423612E+018</text:p>
          </table:table-cell>
          <table:table-cell office:value-type="float" office:value="1.47681037435491E+018" calcext:value-type="float">
            <text:p>1.47681037435491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681025605584E+018" calcext:value-type="float">
            <text:p>1.47681025605584E+018</text:p>
          </table:table-cell>
          <table:table-cell office:value-type="float" office:value="1.47681025617943E+018" calcext:value-type="float">
            <text:p>1.47681025617943E+018</text:p>
          </table:table-cell>
          <table:table-cell office:value-type="float" office:value="1.47681032554909E+018" calcext:value-type="float">
            <text:p>1.47681032554909E+018</text:p>
          </table:table-cell>
          <table:table-cell office:value-type="float" office:value="1.47681032564939E+018" calcext:value-type="float">
            <text:p>1.47681032564939E+018</text:p>
          </table:table-cell>
          <table:table-cell office:value-type="float" office:value="1.47681037423652E+018" calcext:value-type="float">
            <text:p>1.47681037423652E+018</text:p>
          </table:table-cell>
          <table:table-cell office:value-type="float" office:value="1.47681037435704E+018" calcext:value-type="float">
            <text:p>1.47681037435704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681025605619E+018" calcext:value-type="float">
            <text:p>1.47681025605619E+018</text:p>
          </table:table-cell>
          <table:table-cell office:value-type="float" office:value="1.47681025618007E+018" calcext:value-type="float">
            <text:p>1.47681025618007E+018</text:p>
          </table:table-cell>
          <table:table-cell office:value-type="float" office:value="1.4768103255495E+018" calcext:value-type="float">
            <text:p>1.4768103255495E+018</text:p>
          </table:table-cell>
          <table:table-cell office:value-type="float" office:value="1.47681032565123E+018" calcext:value-type="float">
            <text:p>1.47681032565123E+018</text:p>
          </table:table-cell>
          <table:table-cell office:value-type="float" office:value="1.47681037423688E+018" calcext:value-type="float">
            <text:p>1.47681037423688E+018</text:p>
          </table:table-cell>
          <table:table-cell office:value-type="float" office:value="1.47681037435812E+018" calcext:value-type="float">
            <text:p>1.47681037435812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681025605661E+018" calcext:value-type="float">
            <text:p>1.47681025605661E+018</text:p>
          </table:table-cell>
          <table:table-cell office:value-type="float" office:value="1.47681025618199E+018" calcext:value-type="float">
            <text:p>1.47681025618199E+018</text:p>
          </table:table-cell>
          <table:table-cell office:value-type="float" office:value="1.47681032554987E+018" calcext:value-type="float">
            <text:p>1.47681032554987E+018</text:p>
          </table:table-cell>
          <table:table-cell office:value-type="float" office:value="1.4768103256527E+018" calcext:value-type="float">
            <text:p>1.4768103256527E+018</text:p>
          </table:table-cell>
          <table:table-cell office:value-type="float" office:value="1.47681037423725E+018" calcext:value-type="float">
            <text:p>1.47681037423725E+018</text:p>
          </table:table-cell>
          <table:table-cell office:value-type="float" office:value="1.47681037435905E+018" calcext:value-type="float">
            <text:p>1.47681037435905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681025605697E+018" calcext:value-type="float">
            <text:p>1.47681025605697E+018</text:p>
          </table:table-cell>
          <table:table-cell office:value-type="float" office:value="1.47681025618274E+018" calcext:value-type="float">
            <text:p>1.47681025618274E+018</text:p>
          </table:table-cell>
          <table:table-cell office:value-type="float" office:value="1.47681032555023E+018" calcext:value-type="float">
            <text:p>1.47681032555023E+018</text:p>
          </table:table-cell>
          <table:table-cell office:value-type="float" office:value="1.47681032565416E+018" calcext:value-type="float">
            <text:p>1.47681032565416E+018</text:p>
          </table:table-cell>
          <table:table-cell office:value-type="float" office:value="1.47681037423764E+018" calcext:value-type="float">
            <text:p>1.47681037423764E+018</text:p>
          </table:table-cell>
          <table:table-cell office:value-type="float" office:value="1.47681037435931E+018" calcext:value-type="float">
            <text:p>1.47681037435931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681025605732E+018" calcext:value-type="float">
            <text:p>1.47681025605732E+018</text:p>
          </table:table-cell>
          <table:table-cell office:value-type="float" office:value="1.4768102561842E+018" calcext:value-type="float">
            <text:p>1.4768102561842E+018</text:p>
          </table:table-cell>
          <table:table-cell office:value-type="float" office:value="1.47681032555059E+018" calcext:value-type="float">
            <text:p>1.47681032555059E+018</text:p>
          </table:table-cell>
          <table:table-cell office:value-type="float" office:value="1.47681032565597E+018" calcext:value-type="float">
            <text:p>1.47681032565597E+018</text:p>
          </table:table-cell>
          <table:table-cell office:value-type="float" office:value="1.476810374238E+018" calcext:value-type="float">
            <text:p>1.476810374238E+018</text:p>
          </table:table-cell>
          <table:table-cell office:value-type="float" office:value="1.47681037435975E+018" calcext:value-type="float">
            <text:p>1.47681037435975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68102560577E+018" calcext:value-type="float">
            <text:p>1.4768102560577E+018</text:p>
          </table:table-cell>
          <table:table-cell office:value-type="float" office:value="1.4768102561846E+018" calcext:value-type="float">
            <text:p>1.4768102561846E+018</text:p>
          </table:table-cell>
          <table:table-cell office:value-type="float" office:value="1.47681032555094E+018" calcext:value-type="float">
            <text:p>1.47681032555094E+018</text:p>
          </table:table-cell>
          <table:table-cell office:value-type="float" office:value="1.47681032565784E+018" calcext:value-type="float">
            <text:p>1.47681032565784E+018</text:p>
          </table:table-cell>
          <table:table-cell office:value-type="float" office:value="1.47681037423841E+018" calcext:value-type="float">
            <text:p>1.47681037423841E+018</text:p>
          </table:table-cell>
          <table:table-cell office:value-type="float" office:value="1.47681037435996E+018" calcext:value-type="float">
            <text:p>1.47681037435996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681025605805E+018" calcext:value-type="float">
            <text:p>1.47681025605805E+018</text:p>
          </table:table-cell>
          <table:table-cell office:value-type="float" office:value="1.47681025618523E+018" calcext:value-type="float">
            <text:p>1.47681025618523E+018</text:p>
          </table:table-cell>
          <table:table-cell office:value-type="float" office:value="1.47681032555129E+018" calcext:value-type="float">
            <text:p>1.47681032555129E+018</text:p>
          </table:table-cell>
          <table:table-cell office:value-type="float" office:value="1.47681032565891E+018" calcext:value-type="float">
            <text:p>1.47681032565891E+018</text:p>
          </table:table-cell>
          <table:table-cell office:value-type="float" office:value="1.47681037423878E+018" calcext:value-type="float">
            <text:p>1.47681037423878E+018</text:p>
          </table:table-cell>
          <table:table-cell office:value-type="float" office:value="1.47681037436048E+018" calcext:value-type="float">
            <text:p>1.47681037436048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681025605841E+018" calcext:value-type="float">
            <text:p>1.47681025605841E+018</text:p>
          </table:table-cell>
          <table:table-cell office:value-type="float" office:value="1.47681025618683E+018" calcext:value-type="float">
            <text:p>1.47681025618683E+018</text:p>
          </table:table-cell>
          <table:table-cell office:value-type="float" office:value="1.47681032555168E+018" calcext:value-type="float">
            <text:p>1.47681032555168E+018</text:p>
          </table:table-cell>
          <table:table-cell office:value-type="float" office:value="1.47681032566111E+018" calcext:value-type="float">
            <text:p>1.47681032566111E+018</text:p>
          </table:table-cell>
          <table:table-cell office:value-type="float" office:value="1.47681037423912E+018" calcext:value-type="float">
            <text:p>1.47681037423912E+018</text:p>
          </table:table-cell>
          <table:table-cell office:value-type="float" office:value="1.47681037436074E+018" calcext:value-type="float">
            <text:p>1.47681037436074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681025605877E+018" calcext:value-type="float">
            <text:p>1.47681025605877E+018</text:p>
          </table:table-cell>
          <table:table-cell office:value-type="float" office:value="1.47681025618723E+018" calcext:value-type="float">
            <text:p>1.47681025618723E+018</text:p>
          </table:table-cell>
          <table:table-cell office:value-type="float" office:value="1.47681032555204E+018" calcext:value-type="float">
            <text:p>1.47681032555204E+018</text:p>
          </table:table-cell>
          <table:table-cell office:value-type="float" office:value="1.47681032566218E+018" calcext:value-type="float">
            <text:p>1.47681032566218E+018</text:p>
          </table:table-cell>
          <table:table-cell office:value-type="float" office:value="1.4768103742395E+018" calcext:value-type="float">
            <text:p>1.4768103742395E+018</text:p>
          </table:table-cell>
          <table:table-cell office:value-type="float" office:value="1.47681037436113E+018" calcext:value-type="float">
            <text:p>1.47681037436113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681025605912E+018" calcext:value-type="float">
            <text:p>1.47681025605912E+018</text:p>
          </table:table-cell>
          <table:table-cell office:value-type="float" office:value="1.4768102561891E+018" calcext:value-type="float">
            <text:p>1.4768102561891E+018</text:p>
          </table:table-cell>
          <table:table-cell office:value-type="float" office:value="1.47681032555239E+018" calcext:value-type="float">
            <text:p>1.47681032555239E+018</text:p>
          </table:table-cell>
          <table:table-cell office:value-type="float" office:value="1.47681032566285E+018" calcext:value-type="float">
            <text:p>1.47681032566285E+018</text:p>
          </table:table-cell>
          <table:table-cell office:value-type="float" office:value="1.47681037423985E+018" calcext:value-type="float">
            <text:p>1.47681037423985E+018</text:p>
          </table:table-cell>
          <table:table-cell office:value-type="float" office:value="1.4768103743618E+018" calcext:value-type="float">
            <text:p>1.4768103743618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68102560595E+018" calcext:value-type="float">
            <text:p>1.4768102560595E+018</text:p>
          </table:table-cell>
          <table:table-cell office:value-type="float" office:value="1.47681025619054E+018" calcext:value-type="float">
            <text:p>1.47681025619054E+018</text:p>
          </table:table-cell>
          <table:table-cell office:value-type="float" office:value="1.4768103255528E+018" calcext:value-type="float">
            <text:p>1.4768103255528E+018</text:p>
          </table:table-cell>
          <table:table-cell office:value-type="float" office:value="1.4768103256644E+018" calcext:value-type="float">
            <text:p>1.4768103256644E+018</text:p>
          </table:table-cell>
          <table:table-cell office:value-type="float" office:value="1.4768103742402E+018" calcext:value-type="float">
            <text:p>1.4768103742402E+018</text:p>
          </table:table-cell>
          <table:table-cell office:value-type="float" office:value="1.47681037436955E+018" calcext:value-type="float">
            <text:p>1.47681037436955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681025605986E+018" calcext:value-type="float">
            <text:p>1.47681025605986E+018</text:p>
          </table:table-cell>
          <table:table-cell office:value-type="float" office:value="1.47681025619236E+018" calcext:value-type="float">
            <text:p>1.47681025619236E+018</text:p>
          </table:table-cell>
          <table:table-cell office:value-type="float" office:value="1.47681032555316E+018" calcext:value-type="float">
            <text:p>1.47681032555316E+018</text:p>
          </table:table-cell>
          <table:table-cell office:value-type="float" office:value="1.47681032566694E+018" calcext:value-type="float">
            <text:p>1.47681032566694E+018</text:p>
          </table:table-cell>
          <table:table-cell office:value-type="float" office:value="1.47681037424059E+018" calcext:value-type="float">
            <text:p>1.47681037424059E+018</text:p>
          </table:table-cell>
          <table:table-cell office:value-type="float" office:value="1.47681037436997E+018" calcext:value-type="float">
            <text:p>1.47681037436997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681025606024E+018" calcext:value-type="float">
            <text:p>1.47681025606024E+018</text:p>
          </table:table-cell>
          <table:table-cell office:value-type="float" office:value="1.47681025619297E+018" calcext:value-type="float">
            <text:p>1.47681025619297E+018</text:p>
          </table:table-cell>
          <table:table-cell office:value-type="float" office:value="1.47681032555351E+018" calcext:value-type="float">
            <text:p>1.47681032555351E+018</text:p>
          </table:table-cell>
          <table:table-cell office:value-type="float" office:value="1.47681032566875E+018" calcext:value-type="float">
            <text:p>1.47681032566875E+018</text:p>
          </table:table-cell>
          <table:table-cell office:value-type="float" office:value="1.47681037424094E+018" calcext:value-type="float">
            <text:p>1.47681037424094E+018</text:p>
          </table:table-cell>
          <table:table-cell office:value-type="float" office:value="1.47681037437061E+018" calcext:value-type="float">
            <text:p>1.47681037437061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681025606061E+018" calcext:value-type="float">
            <text:p>1.47681025606061E+018</text:p>
          </table:table-cell>
          <table:table-cell office:value-type="float" office:value="1.47681025619423E+018" calcext:value-type="float">
            <text:p>1.47681025619423E+018</text:p>
          </table:table-cell>
          <table:table-cell office:value-type="float" office:value="1.47681032555387E+018" calcext:value-type="float">
            <text:p>1.47681032555387E+018</text:p>
          </table:table-cell>
          <table:table-cell office:value-type="float" office:value="1.47681032567061E+018" calcext:value-type="float">
            <text:p>1.47681032567061E+018</text:p>
          </table:table-cell>
          <table:table-cell office:value-type="float" office:value="1.47681037424129E+018" calcext:value-type="float">
            <text:p>1.47681037424129E+018</text:p>
          </table:table-cell>
          <table:table-cell office:value-type="float" office:value="1.47681037437113E+018" calcext:value-type="float">
            <text:p>1.47681037437113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681025606097E+018" calcext:value-type="float">
            <text:p>1.47681025606097E+018</text:p>
          </table:table-cell>
          <table:table-cell office:value-type="float" office:value="1.47681025619496E+018" calcext:value-type="float">
            <text:p>1.47681025619496E+018</text:p>
          </table:table-cell>
          <table:table-cell office:value-type="float" office:value="1.47681032555423E+018" calcext:value-type="float">
            <text:p>1.47681032555423E+018</text:p>
          </table:table-cell>
          <table:table-cell office:value-type="float" office:value="1.47681032567175E+018" calcext:value-type="float">
            <text:p>1.47681032567175E+018</text:p>
          </table:table-cell>
          <table:table-cell office:value-type="float" office:value="1.47681037424164E+018" calcext:value-type="float">
            <text:p>1.47681037424164E+018</text:p>
          </table:table-cell>
          <table:table-cell office:value-type="float" office:value="1.47681037437182E+018" calcext:value-type="float">
            <text:p>1.47681037437182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681025606133E+018" calcext:value-type="float">
            <text:p>1.47681025606133E+018</text:p>
          </table:table-cell>
          <table:table-cell office:value-type="float" office:value="1.4768102561967E+018" calcext:value-type="float">
            <text:p>1.4768102561967E+018</text:p>
          </table:table-cell>
          <table:table-cell office:value-type="float" office:value="1.47681032555457E+018" calcext:value-type="float">
            <text:p>1.47681032555457E+018</text:p>
          </table:table-cell>
          <table:table-cell office:value-type="float" office:value="1.47681032567246E+018" calcext:value-type="float">
            <text:p>1.47681032567246E+018</text:p>
          </table:table-cell>
          <table:table-cell office:value-type="float" office:value="1.47681037424199E+018" calcext:value-type="float">
            <text:p>1.47681037424199E+018</text:p>
          </table:table-cell>
          <table:table-cell office:value-type="float" office:value="1.4768103743797E+018" calcext:value-type="float">
            <text:p>1.4768103743797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681025606169E+018" calcext:value-type="float">
            <text:p>1.47681025606169E+018</text:p>
          </table:table-cell>
          <table:table-cell office:value-type="float" office:value="1.47681025619856E+018" calcext:value-type="float">
            <text:p>1.47681025619856E+018</text:p>
          </table:table-cell>
          <table:table-cell office:value-type="float" office:value="1.47681032555492E+018" calcext:value-type="float">
            <text:p>1.47681032555492E+018</text:p>
          </table:table-cell>
          <table:table-cell office:value-type="float" office:value="1.47681032567354E+018" calcext:value-type="float">
            <text:p>1.47681032567354E+018</text:p>
          </table:table-cell>
          <table:table-cell office:value-type="float" office:value="1.47681037424238E+018" calcext:value-type="float">
            <text:p>1.47681037424238E+018</text:p>
          </table:table-cell>
          <table:table-cell office:value-type="float" office:value="1.47681037438031E+018" calcext:value-type="float">
            <text:p>1.47681037438031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681025606208E+018" calcext:value-type="float">
            <text:p>1.47681025606208E+018</text:p>
          </table:table-cell>
          <table:table-cell office:value-type="float" office:value="1.47681025620114E+018" calcext:value-type="float">
            <text:p>1.47681025620114E+018</text:p>
          </table:table-cell>
          <table:table-cell office:value-type="float" office:value="1.47681032555532E+018" calcext:value-type="float">
            <text:p>1.47681032555532E+018</text:p>
          </table:table-cell>
          <table:table-cell office:value-type="float" office:value="1.47681032567457E+018" calcext:value-type="float">
            <text:p>1.47681032567457E+018</text:p>
          </table:table-cell>
          <table:table-cell office:value-type="float" office:value="1.47681037424274E+018" calcext:value-type="float">
            <text:p>1.47681037424274E+018</text:p>
          </table:table-cell>
          <table:table-cell office:value-type="float" office:value="1.47681037438083E+018" calcext:value-type="float">
            <text:p>1.47681037438083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681025606244E+018" calcext:value-type="float">
            <text:p>1.47681025606244E+018</text:p>
          </table:table-cell>
          <table:table-cell office:value-type="float" office:value="1.47681025620215E+018" calcext:value-type="float">
            <text:p>1.47681025620215E+018</text:p>
          </table:table-cell>
          <table:table-cell office:value-type="float" office:value="1.47681032555571E+018" calcext:value-type="float">
            <text:p>1.47681032555571E+018</text:p>
          </table:table-cell>
          <table:table-cell office:value-type="float" office:value="1.47681032567585E+018" calcext:value-type="float">
            <text:p>1.47681032567585E+018</text:p>
          </table:table-cell>
          <table:table-cell office:value-type="float" office:value="1.47681037424308E+018" calcext:value-type="float">
            <text:p>1.47681037424308E+018</text:p>
          </table:table-cell>
          <table:table-cell office:value-type="float" office:value="1.4768103743823E+018" calcext:value-type="float">
            <text:p>1.4768103743823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681025606279E+018" calcext:value-type="float">
            <text:p>1.47681025606279E+018</text:p>
          </table:table-cell>
          <table:table-cell office:value-type="float" office:value="1.47681025620445E+018" calcext:value-type="float">
            <text:p>1.47681025620445E+018</text:p>
          </table:table-cell>
          <table:table-cell office:value-type="float" office:value="1.47681032555606E+018" calcext:value-type="float">
            <text:p>1.47681032555606E+018</text:p>
          </table:table-cell>
          <table:table-cell office:value-type="float" office:value="1.47681032567648E+018" calcext:value-type="float">
            <text:p>1.47681032567648E+018</text:p>
          </table:table-cell>
          <table:table-cell office:value-type="float" office:value="1.47681037424344E+018" calcext:value-type="float">
            <text:p>1.47681037424344E+018</text:p>
          </table:table-cell>
          <table:table-cell office:value-type="float" office:value="1.4768103743838E+018" calcext:value-type="float">
            <text:p>1.4768103743838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681025606319E+018" calcext:value-type="float">
            <text:p>1.47681025606319E+018</text:p>
          </table:table-cell>
          <table:table-cell office:value-type="float" office:value="1.4768102562052E+018" calcext:value-type="float">
            <text:p>1.4768102562052E+018</text:p>
          </table:table-cell>
          <table:table-cell office:value-type="float" office:value="1.47681032555656E+018" calcext:value-type="float">
            <text:p>1.47681032555656E+018</text:p>
          </table:table-cell>
          <table:table-cell office:value-type="float" office:value="1.4768103256781E+018" calcext:value-type="float">
            <text:p>1.4768103256781E+018</text:p>
          </table:table-cell>
          <table:table-cell office:value-type="float" office:value="1.47681037424379E+018" calcext:value-type="float">
            <text:p>1.47681037424379E+018</text:p>
          </table:table-cell>
          <table:table-cell office:value-type="float" office:value="1.47681037438441E+018" calcext:value-type="float">
            <text:p>1.47681037438441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681025606355E+018" calcext:value-type="float">
            <text:p>1.47681025606355E+018</text:p>
          </table:table-cell>
          <table:table-cell office:value-type="float" office:value="1.47681025620777E+018" calcext:value-type="float">
            <text:p>1.47681025620777E+018</text:p>
          </table:table-cell>
          <table:table-cell office:value-type="float" office:value="1.47681032555695E+018" calcext:value-type="float">
            <text:p>1.47681032555695E+018</text:p>
          </table:table-cell>
          <table:table-cell office:value-type="float" office:value="1.47681032567911E+018" calcext:value-type="float">
            <text:p>1.47681032567911E+018</text:p>
          </table:table-cell>
          <table:table-cell office:value-type="float" office:value="1.47681037424418E+018" calcext:value-type="float">
            <text:p>1.47681037424418E+018</text:p>
          </table:table-cell>
          <table:table-cell office:value-type="float" office:value="1.47681037438633E+018" calcext:value-type="float">
            <text:p>1.47681037438633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681025606391E+018" calcext:value-type="float">
            <text:p>1.47681025606391E+018</text:p>
          </table:table-cell>
          <table:table-cell office:value-type="float" office:value="1.47681025620825E+018" calcext:value-type="float">
            <text:p>1.47681025620825E+018</text:p>
          </table:table-cell>
          <table:table-cell office:value-type="float" office:value="1.47681032555731E+018" calcext:value-type="float">
            <text:p>1.47681032555731E+018</text:p>
          </table:table-cell>
          <table:table-cell office:value-type="float" office:value="1.47681032568061E+018" calcext:value-type="float">
            <text:p>1.47681032568061E+018</text:p>
          </table:table-cell>
          <table:table-cell office:value-type="float" office:value="1.47681037424453E+018" calcext:value-type="float">
            <text:p>1.47681037424453E+018</text:p>
          </table:table-cell>
          <table:table-cell office:value-type="float" office:value="1.47681037438745E+018" calcext:value-type="float">
            <text:p>1.47681037438745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681025606427E+018" calcext:value-type="float">
            <text:p>1.47681025606427E+018</text:p>
          </table:table-cell>
          <table:table-cell office:value-type="float" office:value="1.47681025620894E+018" calcext:value-type="float">
            <text:p>1.47681025620894E+018</text:p>
          </table:table-cell>
          <table:table-cell office:value-type="float" office:value="1.47681032555771E+018" calcext:value-type="float">
            <text:p>1.47681032555771E+018</text:p>
          </table:table-cell>
          <table:table-cell office:value-type="float" office:value="1.4768103256821E+018" calcext:value-type="float">
            <text:p>1.4768103256821E+018</text:p>
          </table:table-cell>
          <table:table-cell office:value-type="float" office:value="1.47681037424488E+018" calcext:value-type="float">
            <text:p>1.47681037424488E+018</text:p>
          </table:table-cell>
          <table:table-cell office:value-type="float" office:value="1.47681037438854E+018" calcext:value-type="float">
            <text:p>1.47681037438854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681025606461E+018" calcext:value-type="float">
            <text:p>1.47681025606461E+018</text:p>
          </table:table-cell>
          <table:table-cell office:value-type="float" office:value="1.47681025621069E+018" calcext:value-type="float">
            <text:p>1.47681025621069E+018</text:p>
          </table:table-cell>
          <table:table-cell office:value-type="float" office:value="1.47681032555811E+018" calcext:value-type="float">
            <text:p>1.47681032555811E+018</text:p>
          </table:table-cell>
          <table:table-cell office:value-type="float" office:value="1.47681032568259E+018" calcext:value-type="float">
            <text:p>1.47681032568259E+018</text:p>
          </table:table-cell>
          <table:table-cell office:value-type="float" office:value="1.47681037424523E+018" calcext:value-type="float">
            <text:p>1.47681037424523E+018</text:p>
          </table:table-cell>
          <table:table-cell office:value-type="float" office:value="1.47681037438907E+018" calcext:value-type="float">
            <text:p>1.47681037438907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681025606496E+018" calcext:value-type="float">
            <text:p>1.47681025606496E+018</text:p>
          </table:table-cell>
          <table:table-cell office:value-type="float" office:value="1.47681025621243E+018" calcext:value-type="float">
            <text:p>1.47681025621243E+018</text:p>
          </table:table-cell>
          <table:table-cell office:value-type="float" office:value="1.47681032555847E+018" calcext:value-type="float">
            <text:p>1.47681032555847E+018</text:p>
          </table:table-cell>
          <table:table-cell office:value-type="float" office:value="1.47681032568395E+018" calcext:value-type="float">
            <text:p>1.47681032568395E+018</text:p>
          </table:table-cell>
          <table:table-cell office:value-type="float" office:value="1.47681037424558E+018" calcext:value-type="float">
            <text:p>1.47681037424558E+018</text:p>
          </table:table-cell>
          <table:table-cell office:value-type="float" office:value="1.4768103743896E+018" calcext:value-type="float">
            <text:p>1.4768103743896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681025606535E+018" calcext:value-type="float">
            <text:p>1.47681025606535E+018</text:p>
          </table:table-cell>
          <table:table-cell office:value-type="float" office:value="1.47681025621287E+018" calcext:value-type="float">
            <text:p>1.47681025621287E+018</text:p>
          </table:table-cell>
          <table:table-cell office:value-type="float" office:value="1.47681032555884E+018" calcext:value-type="float">
            <text:p>1.47681032555884E+018</text:p>
          </table:table-cell>
          <table:table-cell office:value-type="float" office:value="1.47681032568641E+018" calcext:value-type="float">
            <text:p>1.47681032568641E+018</text:p>
          </table:table-cell>
          <table:table-cell office:value-type="float" office:value="1.47681037424598E+018" calcext:value-type="float">
            <text:p>1.47681037424598E+018</text:p>
          </table:table-cell>
          <table:table-cell office:value-type="float" office:value="1.47681037439094E+018" calcext:value-type="float">
            <text:p>1.47681037439094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68102560657E+018" calcext:value-type="float">
            <text:p>1.4768102560657E+018</text:p>
          </table:table-cell>
          <table:table-cell office:value-type="float" office:value="1.47681025621312E+018" calcext:value-type="float">
            <text:p>1.47681025621312E+018</text:p>
          </table:table-cell>
          <table:table-cell office:value-type="float" office:value="1.47681032555925E+018" calcext:value-type="float">
            <text:p>1.47681032555925E+018</text:p>
          </table:table-cell>
          <table:table-cell office:value-type="float" office:value="1.47681032568702E+018" calcext:value-type="float">
            <text:p>1.47681032568702E+018</text:p>
          </table:table-cell>
          <table:table-cell office:value-type="float" office:value="1.47681037424638E+018" calcext:value-type="float">
            <text:p>1.47681037424638E+018</text:p>
          </table:table-cell>
          <table:table-cell office:value-type="float" office:value="1.47681037439278E+018" calcext:value-type="float">
            <text:p>1.47681037439278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681025606605E+018" calcext:value-type="float">
            <text:p>1.47681025606605E+018</text:p>
          </table:table-cell>
          <table:table-cell office:value-type="float" office:value="1.47681025621341E+018" calcext:value-type="float">
            <text:p>1.47681025621341E+018</text:p>
          </table:table-cell>
          <table:table-cell office:value-type="float" office:value="1.47681032555964E+018" calcext:value-type="float">
            <text:p>1.47681032555964E+018</text:p>
          </table:table-cell>
          <table:table-cell office:value-type="float" office:value="1.47681032568736E+018" calcext:value-type="float">
            <text:p>1.47681032568736E+018</text:p>
          </table:table-cell>
          <table:table-cell office:value-type="float" office:value="1.47681037424672E+018" calcext:value-type="float">
            <text:p>1.47681037424672E+018</text:p>
          </table:table-cell>
          <table:table-cell office:value-type="float" office:value="1.47681037439453E+018" calcext:value-type="float">
            <text:p>1.47681037439453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681025606645E+018" calcext:value-type="float">
            <text:p>1.47681025606645E+018</text:p>
          </table:table-cell>
          <table:table-cell office:value-type="float" office:value="1.47681025621369E+018" calcext:value-type="float">
            <text:p>1.47681025621369E+018</text:p>
          </table:table-cell>
          <table:table-cell office:value-type="float" office:value="1.47681032556E+018" calcext:value-type="float">
            <text:p>1.47681032556E+018</text:p>
          </table:table-cell>
          <table:table-cell office:value-type="float" office:value="1.47681032568757E+018" calcext:value-type="float">
            <text:p>1.47681032568757E+018</text:p>
          </table:table-cell>
          <table:table-cell office:value-type="float" office:value="1.47681037424707E+018" calcext:value-type="float">
            <text:p>1.47681037424707E+018</text:p>
          </table:table-cell>
          <table:table-cell office:value-type="float" office:value="1.47681037439493E+018" calcext:value-type="float">
            <text:p>1.47681037439493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68102560668E+018" calcext:value-type="float">
            <text:p>1.4768102560668E+018</text:p>
          </table:table-cell>
          <table:table-cell office:value-type="float" office:value="1.47681025621394E+018" calcext:value-type="float">
            <text:p>1.47681025621394E+018</text:p>
          </table:table-cell>
          <table:table-cell office:value-type="float" office:value="1.47681032556037E+018" calcext:value-type="float">
            <text:p>1.47681032556037E+018</text:p>
          </table:table-cell>
          <table:table-cell office:value-type="float" office:value="1.47681032568775E+018" calcext:value-type="float">
            <text:p>1.47681032568775E+018</text:p>
          </table:table-cell>
          <table:table-cell office:value-type="float" office:value="1.47681037424742E+018" calcext:value-type="float">
            <text:p>1.47681037424742E+018</text:p>
          </table:table-cell>
          <table:table-cell office:value-type="float" office:value="1.47681037439646E+018" calcext:value-type="float">
            <text:p>1.47681037439646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681025606719E+018" calcext:value-type="float">
            <text:p>1.47681025606719E+018</text:p>
          </table:table-cell>
          <table:table-cell office:value-type="float" office:value="1.47681025621416E+018" calcext:value-type="float">
            <text:p>1.47681025621416E+018</text:p>
          </table:table-cell>
          <table:table-cell office:value-type="float" office:value="1.47681032556077E+018" calcext:value-type="float">
            <text:p>1.47681032556077E+018</text:p>
          </table:table-cell>
          <table:table-cell office:value-type="float" office:value="1.47681032568801E+018" calcext:value-type="float">
            <text:p>1.47681032568801E+018</text:p>
          </table:table-cell>
          <table:table-cell office:value-type="float" office:value="1.47681037424781E+018" calcext:value-type="float">
            <text:p>1.47681037424781E+018</text:p>
          </table:table-cell>
          <table:table-cell office:value-type="float" office:value="1.47681037439697E+018" calcext:value-type="float">
            <text:p>1.47681037439697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681025606755E+018" calcext:value-type="float">
            <text:p>1.47681025606755E+018</text:p>
          </table:table-cell>
          <table:table-cell office:value-type="float" office:value="1.47681025621438E+018" calcext:value-type="float">
            <text:p>1.47681025621438E+018</text:p>
          </table:table-cell>
          <table:table-cell office:value-type="float" office:value="1.47681032556113E+018" calcext:value-type="float">
            <text:p>1.47681032556113E+018</text:p>
          </table:table-cell>
          <table:table-cell office:value-type="float" office:value="1.47681032568807E+018" calcext:value-type="float">
            <text:p>1.47681032568807E+018</text:p>
          </table:table-cell>
          <table:table-cell office:value-type="float" office:value="1.47681037424816E+018" calcext:value-type="float">
            <text:p>1.47681037424816E+018</text:p>
          </table:table-cell>
          <table:table-cell office:value-type="float" office:value="1.47681037439842E+018" calcext:value-type="float">
            <text:p>1.47681037439842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68102560679E+018" calcext:value-type="float">
            <text:p>1.4768102560679E+018</text:p>
          </table:table-cell>
          <table:table-cell office:value-type="float" office:value="1.47681025621471E+018" calcext:value-type="float">
            <text:p>1.47681025621471E+018</text:p>
          </table:table-cell>
          <table:table-cell office:value-type="float" office:value="1.47681032556149E+018" calcext:value-type="float">
            <text:p>1.47681032556149E+018</text:p>
          </table:table-cell>
          <table:table-cell office:value-type="float" office:value="1.47681032568824E+018" calcext:value-type="float">
            <text:p>1.47681032568824E+018</text:p>
          </table:table-cell>
          <table:table-cell office:value-type="float" office:value="1.4768103742485E+018" calcext:value-type="float">
            <text:p>1.4768103742485E+018</text:p>
          </table:table-cell>
          <table:table-cell office:value-type="float" office:value="1.47681037439893E+018" calcext:value-type="float">
            <text:p>1.47681037439893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681025606826E+018" calcext:value-type="float">
            <text:p>1.47681025606826E+018</text:p>
          </table:table-cell>
          <table:table-cell office:value-type="float" office:value="1.47681025621588E+018" calcext:value-type="float">
            <text:p>1.47681025621588E+018</text:p>
          </table:table-cell>
          <table:table-cell office:value-type="float" office:value="1.47681032556184E+018" calcext:value-type="float">
            <text:p>1.47681032556184E+018</text:p>
          </table:table-cell>
          <table:table-cell office:value-type="float" office:value="1.47681032568851E+018" calcext:value-type="float">
            <text:p>1.47681032568851E+018</text:p>
          </table:table-cell>
          <table:table-cell office:value-type="float" office:value="1.47681037424886E+018" calcext:value-type="float">
            <text:p>1.47681037424886E+018</text:p>
          </table:table-cell>
          <table:table-cell office:value-type="float" office:value="1.47681037440117E+018" calcext:value-type="float">
            <text:p>1.47681037440117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681025606861E+018" calcext:value-type="float">
            <text:p>1.47681025606861E+018</text:p>
          </table:table-cell>
          <table:table-cell office:value-type="float" office:value="1.4768102562164E+018" calcext:value-type="float">
            <text:p>1.4768102562164E+018</text:p>
          </table:table-cell>
          <table:table-cell office:value-type="float" office:value="1.47681032556219E+018" calcext:value-type="float">
            <text:p>1.47681032556219E+018</text:p>
          </table:table-cell>
          <table:table-cell office:value-type="float" office:value="1.47681032568858E+018" calcext:value-type="float">
            <text:p>1.47681032568858E+018</text:p>
          </table:table-cell>
          <table:table-cell office:value-type="float" office:value="1.47681037424921E+018" calcext:value-type="float">
            <text:p>1.47681037424921E+018</text:p>
          </table:table-cell>
          <table:table-cell office:value-type="float" office:value="1.47681037440167E+018" calcext:value-type="float">
            <text:p>1.47681037440167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681025606899E+018" calcext:value-type="float">
            <text:p>1.47681025606899E+018</text:p>
          </table:table-cell>
          <table:table-cell office:value-type="float" office:value="1.47681025621663E+018" calcext:value-type="float">
            <text:p>1.47681025621663E+018</text:p>
          </table:table-cell>
          <table:table-cell office:value-type="float" office:value="1.4768103255626E+018" calcext:value-type="float">
            <text:p>1.4768103255626E+018</text:p>
          </table:table-cell>
          <table:table-cell office:value-type="float" office:value="1.47681032568875E+018" calcext:value-type="float">
            <text:p>1.47681032568875E+018</text:p>
          </table:table-cell>
          <table:table-cell office:value-type="float" office:value="1.4768103742496E+018" calcext:value-type="float">
            <text:p>1.4768103742496E+018</text:p>
          </table:table-cell>
          <table:table-cell office:value-type="float" office:value="1.47681037440254E+018" calcext:value-type="float">
            <text:p>1.47681037440254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681025606934E+018" calcext:value-type="float">
            <text:p>1.47681025606934E+018</text:p>
          </table:table-cell>
          <table:table-cell office:value-type="float" office:value="1.47681025621691E+018" calcext:value-type="float">
            <text:p>1.47681025621691E+018</text:p>
          </table:table-cell>
          <table:table-cell office:value-type="float" office:value="1.47681032556301E+018" calcext:value-type="float">
            <text:p>1.47681032556301E+018</text:p>
          </table:table-cell>
          <table:table-cell office:value-type="float" office:value="1.47681032568895E+018" calcext:value-type="float">
            <text:p>1.47681032568895E+018</text:p>
          </table:table-cell>
          <table:table-cell office:value-type="float" office:value="1.47681037424998E+018" calcext:value-type="float">
            <text:p>1.47681037424998E+018</text:p>
          </table:table-cell>
          <table:table-cell office:value-type="float" office:value="1.47681037440362E+018" calcext:value-type="float">
            <text:p>1.47681037440362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68102560697E+018" calcext:value-type="float">
            <text:p>1.4768102560697E+018</text:p>
          </table:table-cell>
          <table:table-cell office:value-type="float" office:value="1.47681025621697E+018" calcext:value-type="float">
            <text:p>1.47681025621697E+018</text:p>
          </table:table-cell>
          <table:table-cell office:value-type="float" office:value="1.47681032556336E+018" calcext:value-type="float">
            <text:p>1.47681032556336E+018</text:p>
          </table:table-cell>
          <table:table-cell office:value-type="float" office:value="1.47681032568933E+018" calcext:value-type="float">
            <text:p>1.47681032568933E+018</text:p>
          </table:table-cell>
          <table:table-cell office:value-type="float" office:value="1.47681037425033E+018" calcext:value-type="float">
            <text:p>1.47681037425033E+018</text:p>
          </table:table-cell>
          <table:table-cell office:value-type="float" office:value="1.47681037440393E+018" calcext:value-type="float">
            <text:p>1.47681037440393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681025607006E+018" calcext:value-type="float">
            <text:p>1.47681025607006E+018</text:p>
          </table:table-cell>
          <table:table-cell office:value-type="float" office:value="1.47681025621702E+018" calcext:value-type="float">
            <text:p>1.47681025621702E+018</text:p>
          </table:table-cell>
          <table:table-cell office:value-type="float" office:value="1.47681032556372E+018" calcext:value-type="float">
            <text:p>1.47681032556372E+018</text:p>
          </table:table-cell>
          <table:table-cell office:value-type="float" office:value="1.4768103256896E+018" calcext:value-type="float">
            <text:p>1.4768103256896E+018</text:p>
          </table:table-cell>
          <table:table-cell office:value-type="float" office:value="1.47681037425116E+018" calcext:value-type="float">
            <text:p>1.47681037425116E+018</text:p>
          </table:table-cell>
          <table:table-cell office:value-type="float" office:value="1.476810374404E+018" calcext:value-type="float">
            <text:p>1.476810374404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681025607041E+018" calcext:value-type="float">
            <text:p>1.47681025607041E+018</text:p>
          </table:table-cell>
          <table:table-cell office:value-type="float" office:value="1.47681025621728E+018" calcext:value-type="float">
            <text:p>1.47681025621728E+018</text:p>
          </table:table-cell>
          <table:table-cell office:value-type="float" office:value="1.47681032556409E+018" calcext:value-type="float">
            <text:p>1.47681032556409E+018</text:p>
          </table:table-cell>
          <table:table-cell office:value-type="float" office:value="1.47681032569034E+018" calcext:value-type="float">
            <text:p>1.47681032569034E+018</text:p>
          </table:table-cell>
          <table:table-cell office:value-type="float" office:value="1.47681037425189E+018" calcext:value-type="float">
            <text:p>1.47681037425189E+018</text:p>
          </table:table-cell>
          <table:table-cell office:value-type="float" office:value="1.47681037440409E+018" calcext:value-type="float">
            <text:p>1.47681037440409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681025607079E+018" calcext:value-type="float">
            <text:p>1.47681025607079E+018</text:p>
          </table:table-cell>
          <table:table-cell office:value-type="float" office:value="1.47681025621752E+018" calcext:value-type="float">
            <text:p>1.47681025621752E+018</text:p>
          </table:table-cell>
          <table:table-cell office:value-type="float" office:value="1.47681032556448E+018" calcext:value-type="float">
            <text:p>1.47681032556448E+018</text:p>
          </table:table-cell>
          <table:table-cell office:value-type="float" office:value="1.47681032569053E+018" calcext:value-type="float">
            <text:p>1.47681032569053E+018</text:p>
          </table:table-cell>
          <table:table-cell office:value-type="float" office:value="1.47681037425227E+018" calcext:value-type="float">
            <text:p>1.47681037425227E+018</text:p>
          </table:table-cell>
          <table:table-cell office:value-type="float" office:value="1.47681037440434E+018" calcext:value-type="float">
            <text:p>1.47681037440434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681025607114E+018" calcext:value-type="float">
            <text:p>1.47681025607114E+018</text:p>
          </table:table-cell>
          <table:table-cell office:value-type="float" office:value="1.47681025621801E+018" calcext:value-type="float">
            <text:p>1.47681025621801E+018</text:p>
          </table:table-cell>
          <table:table-cell office:value-type="float" office:value="1.47681032556484E+018" calcext:value-type="float">
            <text:p>1.47681032556484E+018</text:p>
          </table:table-cell>
          <table:table-cell office:value-type="float" office:value="1.47681032569526E+018" calcext:value-type="float">
            <text:p>1.47681032569526E+018</text:p>
          </table:table-cell>
          <table:table-cell office:value-type="float" office:value="1.47681037425263E+018" calcext:value-type="float">
            <text:p>1.47681037425263E+018</text:p>
          </table:table-cell>
          <table:table-cell office:value-type="float" office:value="1.47681037440504E+018" calcext:value-type="float">
            <text:p>1.47681037440504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681025607149E+018" calcext:value-type="float">
            <text:p>1.47681025607149E+018</text:p>
          </table:table-cell>
          <table:table-cell office:value-type="float" office:value="1.47681025621915E+018" calcext:value-type="float">
            <text:p>1.47681025621915E+018</text:p>
          </table:table-cell>
          <table:table-cell office:value-type="float" office:value="1.47681032556519E+018" calcext:value-type="float">
            <text:p>1.47681032556519E+018</text:p>
          </table:table-cell>
          <table:table-cell office:value-type="float" office:value="1.47681032569546E+018" calcext:value-type="float">
            <text:p>1.47681032569546E+018</text:p>
          </table:table-cell>
          <table:table-cell office:value-type="float" office:value="1.47681037425304E+018" calcext:value-type="float">
            <text:p>1.47681037425304E+018</text:p>
          </table:table-cell>
          <table:table-cell office:value-type="float" office:value="1.4768103744056E+018" calcext:value-type="float">
            <text:p>1.4768103744056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681025607186E+018" calcext:value-type="float">
            <text:p>1.47681025607186E+018</text:p>
          </table:table-cell>
          <table:table-cell office:value-type="float" office:value="1.47681025621961E+018" calcext:value-type="float">
            <text:p>1.47681025621961E+018</text:p>
          </table:table-cell>
          <table:table-cell office:value-type="float" office:value="1.47681032556555E+018" calcext:value-type="float">
            <text:p>1.47681032556555E+018</text:p>
          </table:table-cell>
          <table:table-cell office:value-type="float" office:value="1.47681032569602E+018" calcext:value-type="float">
            <text:p>1.47681032569602E+018</text:p>
          </table:table-cell>
          <table:table-cell office:value-type="float" office:value="1.47681037425339E+018" calcext:value-type="float">
            <text:p>1.47681037425339E+018</text:p>
          </table:table-cell>
          <table:table-cell office:value-type="float" office:value="1.47681037440824E+018" calcext:value-type="float">
            <text:p>1.47681037440824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681025607221E+018" calcext:value-type="float">
            <text:p>1.47681025607221E+018</text:p>
          </table:table-cell>
          <table:table-cell office:value-type="float" office:value="1.47681025622012E+018" calcext:value-type="float">
            <text:p>1.47681025622012E+018</text:p>
          </table:table-cell>
          <table:table-cell office:value-type="float" office:value="1.47681032556595E+018" calcext:value-type="float">
            <text:p>1.47681032556595E+018</text:p>
          </table:table-cell>
          <table:table-cell office:value-type="float" office:value="1.47681032569676E+018" calcext:value-type="float">
            <text:p>1.47681032569676E+018</text:p>
          </table:table-cell>
          <table:table-cell office:value-type="float" office:value="1.47681037425377E+018" calcext:value-type="float">
            <text:p>1.47681037425377E+018</text:p>
          </table:table-cell>
          <table:table-cell office:value-type="float" office:value="1.4768103744087E+018" calcext:value-type="float">
            <text:p>1.4768103744087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681025607259E+018" calcext:value-type="float">
            <text:p>1.47681025607259E+018</text:p>
          </table:table-cell>
          <table:table-cell office:value-type="float" office:value="1.47681025622043E+018" calcext:value-type="float">
            <text:p>1.47681025622043E+018</text:p>
          </table:table-cell>
          <table:table-cell office:value-type="float" office:value="1.47681032556635E+018" calcext:value-type="float">
            <text:p>1.47681032556635E+018</text:p>
          </table:table-cell>
          <table:table-cell office:value-type="float" office:value="1.47681032569721E+018" calcext:value-type="float">
            <text:p>1.47681032569721E+018</text:p>
          </table:table-cell>
          <table:table-cell office:value-type="float" office:value="1.47681037425412E+018" calcext:value-type="float">
            <text:p>1.47681037425412E+018</text:p>
          </table:table-cell>
          <table:table-cell office:value-type="float" office:value="1.47681037440939E+018" calcext:value-type="float">
            <text:p>1.47681037440939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681025607294E+018" calcext:value-type="float">
            <text:p>1.47681025607294E+018</text:p>
          </table:table-cell>
          <table:table-cell office:value-type="float" office:value="1.47681025622049E+018" calcext:value-type="float">
            <text:p>1.47681025622049E+018</text:p>
          </table:table-cell>
          <table:table-cell office:value-type="float" office:value="1.47681032556671E+018" calcext:value-type="float">
            <text:p>1.47681032556671E+018</text:p>
          </table:table-cell>
          <table:table-cell office:value-type="float" office:value="1.47681032569751E+018" calcext:value-type="float">
            <text:p>1.47681032569751E+018</text:p>
          </table:table-cell>
          <table:table-cell office:value-type="float" office:value="1.47681037425448E+018" calcext:value-type="float">
            <text:p>1.47681037425448E+018</text:p>
          </table:table-cell>
          <table:table-cell office:value-type="float" office:value="1.47681037440992E+018" calcext:value-type="float">
            <text:p>1.47681037440992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68102560733E+018" calcext:value-type="float">
            <text:p>1.4768102560733E+018</text:p>
          </table:table-cell>
          <table:table-cell office:value-type="float" office:value="1.47681025622067E+018" calcext:value-type="float">
            <text:p>1.47681025622067E+018</text:p>
          </table:table-cell>
          <table:table-cell office:value-type="float" office:value="1.47681032556706E+018" calcext:value-type="float">
            <text:p>1.47681032556706E+018</text:p>
          </table:table-cell>
          <table:table-cell office:value-type="float" office:value="1.47681032569774E+018" calcext:value-type="float">
            <text:p>1.47681032569774E+018</text:p>
          </table:table-cell>
          <table:table-cell office:value-type="float" office:value="1.47681037425483E+018" calcext:value-type="float">
            <text:p>1.47681037425483E+018</text:p>
          </table:table-cell>
          <table:table-cell office:value-type="float" office:value="1.4768103744102E+018" calcext:value-type="float">
            <text:p>1.4768103744102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681025607366E+018" calcext:value-type="float">
            <text:p>1.47681025607366E+018</text:p>
          </table:table-cell>
          <table:table-cell office:value-type="float" office:value="1.47681025622156E+018" calcext:value-type="float">
            <text:p>1.47681025622156E+018</text:p>
          </table:table-cell>
          <table:table-cell office:value-type="float" office:value="1.47681032556742E+018" calcext:value-type="float">
            <text:p>1.47681032556742E+018</text:p>
          </table:table-cell>
          <table:table-cell office:value-type="float" office:value="1.47681032569822E+018" calcext:value-type="float">
            <text:p>1.47681032569822E+018</text:p>
          </table:table-cell>
          <table:table-cell office:value-type="float" office:value="1.47681037425518E+018" calcext:value-type="float">
            <text:p>1.47681037425518E+018</text:p>
          </table:table-cell>
          <table:table-cell office:value-type="float" office:value="1.47681037441056E+018" calcext:value-type="float">
            <text:p>1.47681037441056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681025607401E+018" calcext:value-type="float">
            <text:p>1.47681025607401E+018</text:p>
          </table:table-cell>
          <table:table-cell office:value-type="float" office:value="1.47681025622251E+018" calcext:value-type="float">
            <text:p>1.47681025622251E+018</text:p>
          </table:table-cell>
          <table:table-cell office:value-type="float" office:value="1.47681032556781E+018" calcext:value-type="float">
            <text:p>1.47681032556781E+018</text:p>
          </table:table-cell>
          <table:table-cell office:value-type="float" office:value="1.47681032569847E+018" calcext:value-type="float">
            <text:p>1.47681032569847E+018</text:p>
          </table:table-cell>
          <table:table-cell office:value-type="float" office:value="1.47681037425553E+018" calcext:value-type="float">
            <text:p>1.47681037425553E+018</text:p>
          </table:table-cell>
          <table:table-cell office:value-type="float" office:value="1.47681037441117E+018" calcext:value-type="float">
            <text:p>1.47681037441117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681025607439E+018" calcext:value-type="float">
            <text:p>1.47681025607439E+018</text:p>
          </table:table-cell>
          <table:table-cell office:value-type="float" office:value="1.47681025622316E+018" calcext:value-type="float">
            <text:p>1.47681025622316E+018</text:p>
          </table:table-cell>
          <table:table-cell office:value-type="float" office:value="1.47681032556817E+018" calcext:value-type="float">
            <text:p>1.47681032556817E+018</text:p>
          </table:table-cell>
          <table:table-cell office:value-type="float" office:value="1.47681032569882E+018" calcext:value-type="float">
            <text:p>1.47681032569882E+018</text:p>
          </table:table-cell>
          <table:table-cell office:value-type="float" office:value="1.47681037425592E+018" calcext:value-type="float">
            <text:p>1.47681037425592E+018</text:p>
          </table:table-cell>
          <table:table-cell office:value-type="float" office:value="1.47681037441282E+018" calcext:value-type="float">
            <text:p>1.47681037441282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681025607476E+018" calcext:value-type="float">
            <text:p>1.47681025607476E+018</text:p>
          </table:table-cell>
          <table:table-cell office:value-type="float" office:value="1.47681025622347E+018" calcext:value-type="float">
            <text:p>1.47681025622347E+018</text:p>
          </table:table-cell>
          <table:table-cell office:value-type="float" office:value="1.47681032556852E+018" calcext:value-type="float">
            <text:p>1.47681032556852E+018</text:p>
          </table:table-cell>
          <table:table-cell office:value-type="float" office:value="1.47681032569897E+018" calcext:value-type="float">
            <text:p>1.47681032569897E+018</text:p>
          </table:table-cell>
          <table:table-cell office:value-type="float" office:value="1.47681037425632E+018" calcext:value-type="float">
            <text:p>1.47681037425632E+018</text:p>
          </table:table-cell>
          <table:table-cell office:value-type="float" office:value="1.47681037441323E+018" calcext:value-type="float">
            <text:p>1.47681037441323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681025607513E+018" calcext:value-type="float">
            <text:p>1.47681025607513E+018</text:p>
          </table:table-cell>
          <table:table-cell office:value-type="float" office:value="1.47681025622371E+018" calcext:value-type="float">
            <text:p>1.47681025622371E+018</text:p>
          </table:table-cell>
          <table:table-cell office:value-type="float" office:value="1.47681032556888E+018" calcext:value-type="float">
            <text:p>1.47681032556888E+018</text:p>
          </table:table-cell>
          <table:table-cell office:value-type="float" office:value="1.47681032569903E+018" calcext:value-type="float">
            <text:p>1.47681032569903E+018</text:p>
          </table:table-cell>
          <table:table-cell office:value-type="float" office:value="1.47681037425666E+018" calcext:value-type="float">
            <text:p>1.47681037425666E+018</text:p>
          </table:table-cell>
          <table:table-cell office:value-type="float" office:value="1.47681037441498E+018" calcext:value-type="float">
            <text:p>1.47681037441498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681025607553E+018" calcext:value-type="float">
            <text:p>1.47681025607553E+018</text:p>
          </table:table-cell>
          <table:table-cell office:value-type="float" office:value="1.47681025622396E+018" calcext:value-type="float">
            <text:p>1.47681025622396E+018</text:p>
          </table:table-cell>
          <table:table-cell office:value-type="float" office:value="1.47681032556922E+018" calcext:value-type="float">
            <text:p>1.47681032556922E+018</text:p>
          </table:table-cell>
          <table:table-cell office:value-type="float" office:value="1.47681032569908E+018" calcext:value-type="float">
            <text:p>1.47681032569908E+018</text:p>
          </table:table-cell>
          <table:table-cell office:value-type="float" office:value="1.47681037425701E+018" calcext:value-type="float">
            <text:p>1.47681037425701E+018</text:p>
          </table:table-cell>
          <table:table-cell office:value-type="float" office:value="1.47681037441595E+018" calcext:value-type="float">
            <text:p>1.47681037441595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68102560759E+018" calcext:value-type="float">
            <text:p>1.4768102560759E+018</text:p>
          </table:table-cell>
          <table:table-cell office:value-type="float" office:value="1.47681025622432E+018" calcext:value-type="float">
            <text:p>1.47681025622432E+018</text:p>
          </table:table-cell>
          <table:table-cell office:value-type="float" office:value="1.47681032556962E+018" calcext:value-type="float">
            <text:p>1.47681032556962E+018</text:p>
          </table:table-cell>
          <table:table-cell office:value-type="float" office:value="1.4768103256994E+018" calcext:value-type="float">
            <text:p>1.4768103256994E+018</text:p>
          </table:table-cell>
          <table:table-cell office:value-type="float" office:value="1.47681037425737E+018" calcext:value-type="float">
            <text:p>1.47681037425737E+018</text:p>
          </table:table-cell>
          <table:table-cell office:value-type="float" office:value="1.47681037441832E+018" calcext:value-type="float">
            <text:p>1.47681037441832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68102560763E+018" calcext:value-type="float">
            <text:p>1.4768102560763E+018</text:p>
          </table:table-cell>
          <table:table-cell office:value-type="float" office:value="1.47681025622454E+018" calcext:value-type="float">
            <text:p>1.47681025622454E+018</text:p>
          </table:table-cell>
          <table:table-cell office:value-type="float" office:value="1.47681032556998E+018" calcext:value-type="float">
            <text:p>1.47681032556998E+018</text:p>
          </table:table-cell>
          <table:table-cell office:value-type="float" office:value="1.47681032569946E+018" calcext:value-type="float">
            <text:p>1.47681032569946E+018</text:p>
          </table:table-cell>
          <table:table-cell office:value-type="float" office:value="1.47681037425776E+018" calcext:value-type="float">
            <text:p>1.47681037425776E+018</text:p>
          </table:table-cell>
          <table:table-cell office:value-type="float" office:value="1.47681037441891E+018" calcext:value-type="float">
            <text:p>1.47681037441891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681025607667E+018" calcext:value-type="float">
            <text:p>1.47681025607667E+018</text:p>
          </table:table-cell>
          <table:table-cell office:value-type="float" office:value="1.47681025622479E+018" calcext:value-type="float">
            <text:p>1.47681025622479E+018</text:p>
          </table:table-cell>
          <table:table-cell office:value-type="float" office:value="1.47681032557033E+018" calcext:value-type="float">
            <text:p>1.47681032557033E+018</text:p>
          </table:table-cell>
          <table:table-cell office:value-type="float" office:value="1.47681032569952E+018" calcext:value-type="float">
            <text:p>1.47681032569952E+018</text:p>
          </table:table-cell>
          <table:table-cell office:value-type="float" office:value="1.47681037425811E+018" calcext:value-type="float">
            <text:p>1.47681037425811E+018</text:p>
          </table:table-cell>
          <table:table-cell office:value-type="float" office:value="1.47681037442079E+018" calcext:value-type="float">
            <text:p>1.47681037442079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681025607703E+018" calcext:value-type="float">
            <text:p>1.47681025607703E+018</text:p>
          </table:table-cell>
          <table:table-cell office:value-type="float" office:value="1.47681025622505E+018" calcext:value-type="float">
            <text:p>1.47681025622505E+018</text:p>
          </table:table-cell>
          <table:table-cell office:value-type="float" office:value="1.47681032557069E+018" calcext:value-type="float">
            <text:p>1.47681032557069E+018</text:p>
          </table:table-cell>
          <table:table-cell office:value-type="float" office:value="1.47681032569957E+018" calcext:value-type="float">
            <text:p>1.47681032569957E+018</text:p>
          </table:table-cell>
          <table:table-cell office:value-type="float" office:value="1.47681037425846E+018" calcext:value-type="float">
            <text:p>1.47681037425846E+018</text:p>
          </table:table-cell>
          <table:table-cell office:value-type="float" office:value="1.47681037442322E+018" calcext:value-type="float">
            <text:p>1.47681037442322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681025607737E+018" calcext:value-type="float">
            <text:p>1.47681025607737E+018</text:p>
          </table:table-cell>
          <table:table-cell office:value-type="float" office:value="1.47681025622511E+018" calcext:value-type="float">
            <text:p>1.47681025622511E+018</text:p>
          </table:table-cell>
          <table:table-cell office:value-type="float" office:value="1.47681032557104E+018" calcext:value-type="float">
            <text:p>1.47681032557104E+018</text:p>
          </table:table-cell>
          <table:table-cell office:value-type="float" office:value="1.47681032569983E+018" calcext:value-type="float">
            <text:p>1.47681032569983E+018</text:p>
          </table:table-cell>
          <table:table-cell office:value-type="float" office:value="1.47681037425886E+018" calcext:value-type="float">
            <text:p>1.47681037425886E+018</text:p>
          </table:table-cell>
          <table:table-cell office:value-type="float" office:value="1.47681037442545E+018" calcext:value-type="float">
            <text:p>1.47681037442545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681025607776E+018" calcext:value-type="float">
            <text:p>1.47681025607776E+018</text:p>
          </table:table-cell>
          <table:table-cell office:value-type="float" office:value="1.47681025622529E+018" calcext:value-type="float">
            <text:p>1.47681025622529E+018</text:p>
          </table:table-cell>
          <table:table-cell office:value-type="float" office:value="1.47681032557139E+018" calcext:value-type="float">
            <text:p>1.47681032557139E+018</text:p>
          </table:table-cell>
          <table:table-cell office:value-type="float" office:value="1.47681032569989E+018" calcext:value-type="float">
            <text:p>1.47681032569989E+018</text:p>
          </table:table-cell>
          <table:table-cell office:value-type="float" office:value="1.47681037425922E+018" calcext:value-type="float">
            <text:p>1.47681037425922E+018</text:p>
          </table:table-cell>
          <table:table-cell office:value-type="float" office:value="1.47681037442763E+018" calcext:value-type="float">
            <text:p>1.47681037442763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681025607811E+018" calcext:value-type="float">
            <text:p>1.47681025607811E+018</text:p>
          </table:table-cell>
          <table:table-cell office:value-type="float" office:value="1.47681025622557E+018" calcext:value-type="float">
            <text:p>1.47681025622557E+018</text:p>
          </table:table-cell>
          <table:table-cell office:value-type="float" office:value="1.47681032557179E+018" calcext:value-type="float">
            <text:p>1.47681032557179E+018</text:p>
          </table:table-cell>
          <table:table-cell office:value-type="float" office:value="1.47681032569995E+018" calcext:value-type="float">
            <text:p>1.47681032569995E+018</text:p>
          </table:table-cell>
          <table:table-cell office:value-type="float" office:value="1.47681037425956E+018" calcext:value-type="float">
            <text:p>1.47681037425956E+018</text:p>
          </table:table-cell>
          <table:table-cell office:value-type="float" office:value="1.47681037442907E+018" calcext:value-type="float">
            <text:p>1.47681037442907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681025607846E+018" calcext:value-type="float">
            <text:p>1.47681025607846E+018</text:p>
          </table:table-cell>
          <table:table-cell office:value-type="float" office:value="1.47681025622688E+018" calcext:value-type="float">
            <text:p>1.47681025622688E+018</text:p>
          </table:table-cell>
          <table:table-cell office:value-type="float" office:value="1.47681032557214E+018" calcext:value-type="float">
            <text:p>1.47681032557214E+018</text:p>
          </table:table-cell>
          <table:table-cell office:value-type="float" office:value="1.47681032570017E+018" calcext:value-type="float">
            <text:p>1.47681032570017E+018</text:p>
          </table:table-cell>
          <table:table-cell office:value-type="float" office:value="1.47681037425992E+018" calcext:value-type="float">
            <text:p>1.47681037425992E+018</text:p>
          </table:table-cell>
          <table:table-cell office:value-type="float" office:value="1.47681037443095E+018" calcext:value-type="float">
            <text:p>1.47681037443095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681025607882E+018" calcext:value-type="float">
            <text:p>1.47681025607882E+018</text:p>
          </table:table-cell>
          <table:table-cell office:value-type="float" office:value="1.47681025622971E+018" calcext:value-type="float">
            <text:p>1.47681025622971E+018</text:p>
          </table:table-cell>
          <table:table-cell office:value-type="float" office:value="1.47681032557286E+018" calcext:value-type="float">
            <text:p>1.47681032557286E+018</text:p>
          </table:table-cell>
          <table:table-cell office:value-type="float" office:value="1.47681032570023E+018" calcext:value-type="float">
            <text:p>1.47681032570023E+018</text:p>
          </table:table-cell>
          <table:table-cell office:value-type="float" office:value="1.47681037426027E+018" calcext:value-type="float">
            <text:p>1.47681037426027E+018</text:p>
          </table:table-cell>
          <table:table-cell office:value-type="float" office:value="1.47681037443267E+018" calcext:value-type="float">
            <text:p>1.47681037443267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681025607917E+018" calcext:value-type="float">
            <text:p>1.47681025607917E+018</text:p>
          </table:table-cell>
          <table:table-cell office:value-type="float" office:value="1.4768102562302E+018" calcext:value-type="float">
            <text:p>1.4768102562302E+018</text:p>
          </table:table-cell>
          <table:table-cell office:value-type="float" office:value="1.47681032557324E+018" calcext:value-type="float">
            <text:p>1.47681032557324E+018</text:p>
          </table:table-cell>
          <table:table-cell office:value-type="float" office:value="1.4768103257005E+018" calcext:value-type="float">
            <text:p>1.4768103257005E+018</text:p>
          </table:table-cell>
          <table:table-cell office:value-type="float" office:value="1.47681037426066E+018" calcext:value-type="float">
            <text:p>1.47681037426066E+018</text:p>
          </table:table-cell>
          <table:table-cell office:value-type="float" office:value="1.47681037443413E+018" calcext:value-type="float">
            <text:p>1.47681037443413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681025607955E+018" calcext:value-type="float">
            <text:p>1.47681025607955E+018</text:p>
          </table:table-cell>
          <table:table-cell office:value-type="float" office:value="1.47681025623085E+018" calcext:value-type="float">
            <text:p>1.47681025623085E+018</text:p>
          </table:table-cell>
          <table:table-cell office:value-type="float" office:value="1.47681032557361E+018" calcext:value-type="float">
            <text:p>1.47681032557361E+018</text:p>
          </table:table-cell>
          <table:table-cell office:value-type="float" office:value="1.47681032570077E+018" calcext:value-type="float">
            <text:p>1.47681032570077E+018</text:p>
          </table:table-cell>
          <table:table-cell office:value-type="float" office:value="1.47681037426101E+018" calcext:value-type="float">
            <text:p>1.47681037426101E+018</text:p>
          </table:table-cell>
          <table:table-cell office:value-type="float" office:value="1.4768103744352E+018" calcext:value-type="float">
            <text:p>1.4768103744352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681025607991E+018" calcext:value-type="float">
            <text:p>1.47681025607991E+018</text:p>
          </table:table-cell>
          <table:table-cell office:value-type="float" office:value="1.47681025623313E+018" calcext:value-type="float">
            <text:p>1.47681025623313E+018</text:p>
          </table:table-cell>
          <table:table-cell office:value-type="float" office:value="1.47681032557397E+018" calcext:value-type="float">
            <text:p>1.47681032557397E+018</text:p>
          </table:table-cell>
          <table:table-cell office:value-type="float" office:value="1.47681032570104E+018" calcext:value-type="float">
            <text:p>1.47681032570104E+018</text:p>
          </table:table-cell>
          <table:table-cell office:value-type="float" office:value="1.47681037426174E+018" calcext:value-type="float">
            <text:p>1.47681037426174E+018</text:p>
          </table:table-cell>
          <table:table-cell office:value-type="float" office:value="1.4768103744356E+018" calcext:value-type="float">
            <text:p>1.4768103744356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681025608026E+018" calcext:value-type="float">
            <text:p>1.47681025608026E+018</text:p>
          </table:table-cell>
          <table:table-cell office:value-type="float" office:value="1.47681025623413E+018" calcext:value-type="float">
            <text:p>1.47681025623413E+018</text:p>
          </table:table-cell>
          <table:table-cell office:value-type="float" office:value="1.47681032557437E+018" calcext:value-type="float">
            <text:p>1.47681032557437E+018</text:p>
          </table:table-cell>
          <table:table-cell office:value-type="float" office:value="1.47681032570167E+018" calcext:value-type="float">
            <text:p>1.47681032570167E+018</text:p>
          </table:table-cell>
          <table:table-cell office:value-type="float" office:value="1.47681037426212E+018" calcext:value-type="float">
            <text:p>1.47681037426212E+018</text:p>
          </table:table-cell>
          <table:table-cell office:value-type="float" office:value="1.47681037443679E+018" calcext:value-type="float">
            <text:p>1.47681037443679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681025608062E+018" calcext:value-type="float">
            <text:p>1.47681025608062E+018</text:p>
          </table:table-cell>
          <table:table-cell office:value-type="float" office:value="1.47681025623597E+018" calcext:value-type="float">
            <text:p>1.47681025623597E+018</text:p>
          </table:table-cell>
          <table:table-cell office:value-type="float" office:value="1.47681032557473E+018" calcext:value-type="float">
            <text:p>1.47681032557473E+018</text:p>
          </table:table-cell>
          <table:table-cell office:value-type="float" office:value="1.47681032570196E+018" calcext:value-type="float">
            <text:p>1.47681032570196E+018</text:p>
          </table:table-cell>
          <table:table-cell office:value-type="float" office:value="1.47681037426246E+018" calcext:value-type="float">
            <text:p>1.47681037426246E+018</text:p>
          </table:table-cell>
          <table:table-cell office:value-type="float" office:value="1.47681037443836E+018" calcext:value-type="float">
            <text:p>1.47681037443836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681025608097E+018" calcext:value-type="float">
            <text:p>1.47681025608097E+018</text:p>
          </table:table-cell>
          <table:table-cell office:value-type="float" office:value="1.47681025623789E+018" calcext:value-type="float">
            <text:p>1.47681025623789E+018</text:p>
          </table:table-cell>
          <table:table-cell office:value-type="float" office:value="1.47681032557508E+018" calcext:value-type="float">
            <text:p>1.47681032557508E+018</text:p>
          </table:table-cell>
          <table:table-cell office:value-type="float" office:value="1.47681032570221E+018" calcext:value-type="float">
            <text:p>1.47681032570221E+018</text:p>
          </table:table-cell>
          <table:table-cell office:value-type="float" office:value="1.47681037426282E+018" calcext:value-type="float">
            <text:p>1.47681037426282E+018</text:p>
          </table:table-cell>
          <table:table-cell office:value-type="float" office:value="1.47681037443897E+018" calcext:value-type="float">
            <text:p>1.47681037443897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681025608135E+018" calcext:value-type="float">
            <text:p>1.47681025608135E+018</text:p>
          </table:table-cell>
          <table:table-cell office:value-type="float" office:value="1.47681025624039E+018" calcext:value-type="float">
            <text:p>1.47681025624039E+018</text:p>
          </table:table-cell>
          <table:table-cell office:value-type="float" office:value="1.47681032557544E+018" calcext:value-type="float">
            <text:p>1.47681032557544E+018</text:p>
          </table:table-cell>
          <table:table-cell office:value-type="float" office:value="1.47681032570248E+018" calcext:value-type="float">
            <text:p>1.47681032570248E+018</text:p>
          </table:table-cell>
          <table:table-cell office:value-type="float" office:value="1.47681037426321E+018" calcext:value-type="float">
            <text:p>1.47681037426321E+018</text:p>
          </table:table-cell>
          <table:table-cell office:value-type="float" office:value="1.47681037443946E+018" calcext:value-type="float">
            <text:p>1.47681037443946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68102560817E+018" calcext:value-type="float">
            <text:p>1.4768102560817E+018</text:p>
          </table:table-cell>
          <table:table-cell office:value-type="float" office:value="1.47681025624089E+018" calcext:value-type="float">
            <text:p>1.47681025624089E+018</text:p>
          </table:table-cell>
          <table:table-cell office:value-type="float" office:value="1.47681032557579E+018" calcext:value-type="float">
            <text:p>1.47681032557579E+018</text:p>
          </table:table-cell>
          <table:table-cell office:value-type="float" office:value="1.47681032570271E+018" calcext:value-type="float">
            <text:p>1.47681032570271E+018</text:p>
          </table:table-cell>
          <table:table-cell office:value-type="float" office:value="1.47681037426357E+018" calcext:value-type="float">
            <text:p>1.47681037426357E+018</text:p>
          </table:table-cell>
          <table:table-cell office:value-type="float" office:value="1.4768103744405E+018" calcext:value-type="float">
            <text:p>1.4768103744405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681025608205E+018" calcext:value-type="float">
            <text:p>1.47681025608205E+018</text:p>
          </table:table-cell>
          <table:table-cell office:value-type="float" office:value="1.47681025624226E+018" calcext:value-type="float">
            <text:p>1.47681025624226E+018</text:p>
          </table:table-cell>
          <table:table-cell office:value-type="float" office:value="1.47681032557614E+018" calcext:value-type="float">
            <text:p>1.47681032557614E+018</text:p>
          </table:table-cell>
          <table:table-cell office:value-type="float" office:value="1.47681032570277E+018" calcext:value-type="float">
            <text:p>1.47681032570277E+018</text:p>
          </table:table-cell>
          <table:table-cell office:value-type="float" office:value="1.47681037426391E+018" calcext:value-type="float">
            <text:p>1.47681037426391E+018</text:p>
          </table:table-cell>
          <table:table-cell office:value-type="float" office:value="1.47681037444163E+018" calcext:value-type="float">
            <text:p>1.47681037444163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681025608246E+018" calcext:value-type="float">
            <text:p>1.47681025608246E+018</text:p>
          </table:table-cell>
          <table:table-cell office:value-type="float" office:value="1.47681025624328E+018" calcext:value-type="float">
            <text:p>1.47681025624328E+018</text:p>
          </table:table-cell>
          <table:table-cell office:value-type="float" office:value="1.47681032557657E+018" calcext:value-type="float">
            <text:p>1.47681032557657E+018</text:p>
          </table:table-cell>
          <table:table-cell office:value-type="float" office:value="1.47681032570298E+018" calcext:value-type="float">
            <text:p>1.47681032570298E+018</text:p>
          </table:table-cell>
          <table:table-cell office:value-type="float" office:value="1.47681037426431E+018" calcext:value-type="float">
            <text:p>1.47681037426431E+018</text:p>
          </table:table-cell>
          <table:table-cell office:value-type="float" office:value="1.47681037444229E+018" calcext:value-type="float">
            <text:p>1.47681037444229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681025608283E+018" calcext:value-type="float">
            <text:p>1.47681025608283E+018</text:p>
          </table:table-cell>
          <table:table-cell office:value-type="float" office:value="1.47681025624553E+018" calcext:value-type="float">
            <text:p>1.47681025624553E+018</text:p>
          </table:table-cell>
          <table:table-cell office:value-type="float" office:value="1.47681032557692E+018" calcext:value-type="float">
            <text:p>1.47681032557692E+018</text:p>
          </table:table-cell>
          <table:table-cell office:value-type="float" office:value="1.47681032570304E+018" calcext:value-type="float">
            <text:p>1.47681032570304E+018</text:p>
          </table:table-cell>
          <table:table-cell office:value-type="float" office:value="1.47681037426467E+018" calcext:value-type="float">
            <text:p>1.47681037426467E+018</text:p>
          </table:table-cell>
          <table:table-cell office:value-type="float" office:value="1.47681037444255E+018" calcext:value-type="float">
            <text:p>1.47681037444255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681025608318E+018" calcext:value-type="float">
            <text:p>1.47681025608318E+018</text:p>
          </table:table-cell>
          <table:table-cell office:value-type="float" office:value="1.47681025624775E+018" calcext:value-type="float">
            <text:p>1.47681025624775E+018</text:p>
          </table:table-cell>
          <table:table-cell office:value-type="float" office:value="1.47681032557727E+018" calcext:value-type="float">
            <text:p>1.47681032557727E+018</text:p>
          </table:table-cell>
          <table:table-cell office:value-type="float" office:value="1.47681032570321E+018" calcext:value-type="float">
            <text:p>1.47681032570321E+018</text:p>
          </table:table-cell>
          <table:table-cell office:value-type="float" office:value="1.47681037426502E+018" calcext:value-type="float">
            <text:p>1.47681037426502E+018</text:p>
          </table:table-cell>
          <table:table-cell office:value-type="float" office:value="1.47681037444284E+018" calcext:value-type="float">
            <text:p>1.47681037444284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681025608354E+018" calcext:value-type="float">
            <text:p>1.47681025608354E+018</text:p>
          </table:table-cell>
          <table:table-cell office:value-type="float" office:value="1.47681025624837E+018" calcext:value-type="float">
            <text:p>1.47681025624837E+018</text:p>
          </table:table-cell>
          <table:table-cell office:value-type="float" office:value="1.47681032557763E+018" calcext:value-type="float">
            <text:p>1.47681032557763E+018</text:p>
          </table:table-cell>
          <table:table-cell office:value-type="float" office:value="1.47681032570342E+018" calcext:value-type="float">
            <text:p>1.47681032570342E+018</text:p>
          </table:table-cell>
          <table:table-cell office:value-type="float" office:value="1.47681037426537E+018" calcext:value-type="float">
            <text:p>1.47681037426537E+018</text:p>
          </table:table-cell>
          <table:table-cell office:value-type="float" office:value="1.47681037444453E+018" calcext:value-type="float">
            <text:p>1.47681037444453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681025608389E+018" calcext:value-type="float">
            <text:p>1.47681025608389E+018</text:p>
          </table:table-cell>
          <table:table-cell office:value-type="float" office:value="1.47681025625026E+018" calcext:value-type="float">
            <text:p>1.47681025625026E+018</text:p>
          </table:table-cell>
          <table:table-cell office:value-type="float" office:value="1.47681032557802E+018" calcext:value-type="float">
            <text:p>1.47681032557802E+018</text:p>
          </table:table-cell>
          <table:table-cell office:value-type="float" office:value="1.47681032570348E+018" calcext:value-type="float">
            <text:p>1.47681032570348E+018</text:p>
          </table:table-cell>
          <table:table-cell office:value-type="float" office:value="1.47681037426573E+018" calcext:value-type="float">
            <text:p>1.47681037426573E+018</text:p>
          </table:table-cell>
          <table:table-cell office:value-type="float" office:value="1.4768103744448E+018" calcext:value-type="float">
            <text:p>1.4768103744448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681025608432E+018" calcext:value-type="float">
            <text:p>1.47681025608432E+018</text:p>
          </table:table-cell>
          <table:table-cell office:value-type="float" office:value="1.47681025625525E+018" calcext:value-type="float">
            <text:p>1.47681025625525E+018</text:p>
          </table:table-cell>
          <table:table-cell office:value-type="float" office:value="1.47681032557839E+018" calcext:value-type="float">
            <text:p>1.47681032557839E+018</text:p>
          </table:table-cell>
          <table:table-cell office:value-type="float" office:value="1.47681032570365E+018" calcext:value-type="float">
            <text:p>1.47681032570365E+018</text:p>
          </table:table-cell>
          <table:table-cell office:value-type="float" office:value="1.47681037426607E+018" calcext:value-type="float">
            <text:p>1.47681037426607E+018</text:p>
          </table:table-cell>
          <table:table-cell office:value-type="float" office:value="1.47681037444508E+018" calcext:value-type="float">
            <text:p>1.47681037444508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681025608468E+018" calcext:value-type="float">
            <text:p>1.47681025608468E+018</text:p>
          </table:table-cell>
          <table:table-cell office:value-type="float" office:value="1.47681025625888E+018" calcext:value-type="float">
            <text:p>1.47681025625888E+018</text:p>
          </table:table-cell>
          <table:table-cell office:value-type="float" office:value="1.47681032557875E+018" calcext:value-type="float">
            <text:p>1.47681032557875E+018</text:p>
          </table:table-cell>
          <table:table-cell office:value-type="float" office:value="1.47681032570405E+018" calcext:value-type="float">
            <text:p>1.47681032570405E+018</text:p>
          </table:table-cell>
          <table:table-cell office:value-type="float" office:value="1.47681037426655E+018" calcext:value-type="float">
            <text:p>1.47681037426655E+018</text:p>
          </table:table-cell>
          <table:table-cell office:value-type="float" office:value="1.47681037444538E+018" calcext:value-type="float">
            <text:p>1.47681037444538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681025608504E+018" calcext:value-type="float">
            <text:p>1.47681025608504E+018</text:p>
          </table:table-cell>
          <table:table-cell office:value-type="float" office:value="1.4768102562607E+018" calcext:value-type="float">
            <text:p>1.4768102562607E+018</text:p>
          </table:table-cell>
          <table:table-cell office:value-type="float" office:value="1.47681032557911E+018" calcext:value-type="float">
            <text:p>1.47681032557911E+018</text:p>
          </table:table-cell>
          <table:table-cell office:value-type="float" office:value="1.47681032570432E+018" calcext:value-type="float">
            <text:p>1.47681032570432E+018</text:p>
          </table:table-cell>
          <table:table-cell office:value-type="float" office:value="1.47681037426693E+018" calcext:value-type="float">
            <text:p>1.47681037426693E+018</text:p>
          </table:table-cell>
          <table:table-cell office:value-type="float" office:value="1.47681037444562E+018" calcext:value-type="float">
            <text:p>1.47681037444562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68102560854E+018" calcext:value-type="float">
            <text:p>1.4768102560854E+018</text:p>
          </table:table-cell>
          <table:table-cell office:value-type="float" office:value="1.47681025626423E+018" calcext:value-type="float">
            <text:p>1.47681025626423E+018</text:p>
          </table:table-cell>
          <table:table-cell office:value-type="float" office:value="1.47681032557946E+018" calcext:value-type="float">
            <text:p>1.47681032557946E+018</text:p>
          </table:table-cell>
          <table:table-cell office:value-type="float" office:value="1.47681032570439E+018" calcext:value-type="float">
            <text:p>1.47681032570439E+018</text:p>
          </table:table-cell>
          <table:table-cell office:value-type="float" office:value="1.47681037426732E+018" calcext:value-type="float">
            <text:p>1.47681037426732E+018</text:p>
          </table:table-cell>
          <table:table-cell office:value-type="float" office:value="1.47681037444591E+018" calcext:value-type="float">
            <text:p>1.47681037444591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681025608576E+018" calcext:value-type="float">
            <text:p>1.47681025608576E+018</text:p>
          </table:table-cell>
          <table:table-cell office:value-type="float" office:value="1.47681025626489E+018" calcext:value-type="float">
            <text:p>1.47681025626489E+018</text:p>
          </table:table-cell>
          <table:table-cell office:value-type="float" office:value="1.47681032557981E+018" calcext:value-type="float">
            <text:p>1.47681032557981E+018</text:p>
          </table:table-cell>
          <table:table-cell office:value-type="float" office:value="1.47681032570444E+018" calcext:value-type="float">
            <text:p>1.47681032570444E+018</text:p>
          </table:table-cell>
          <table:table-cell office:value-type="float" office:value="1.47681037426768E+018" calcext:value-type="float">
            <text:p>1.47681037426768E+018</text:p>
          </table:table-cell>
          <table:table-cell office:value-type="float" office:value="1.47681037444629E+018" calcext:value-type="float">
            <text:p>1.47681037444629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681025608613E+018" calcext:value-type="float">
            <text:p>1.47681025608613E+018</text:p>
          </table:table-cell>
          <table:table-cell office:value-type="float" office:value="1.47681025626675E+018" calcext:value-type="float">
            <text:p>1.47681025626675E+018</text:p>
          </table:table-cell>
          <table:table-cell office:value-type="float" office:value="1.47681032558016E+018" calcext:value-type="float">
            <text:p>1.47681032558016E+018</text:p>
          </table:table-cell>
          <table:table-cell office:value-type="float" office:value="1.47681032570469E+018" calcext:value-type="float">
            <text:p>1.47681032570469E+018</text:p>
          </table:table-cell>
          <table:table-cell office:value-type="float" office:value="1.47681037426805E+018" calcext:value-type="float">
            <text:p>1.47681037426805E+018</text:p>
          </table:table-cell>
          <table:table-cell office:value-type="float" office:value="1.47681037444693E+018" calcext:value-type="float">
            <text:p>1.47681037444693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681025608652E+018" calcext:value-type="float">
            <text:p>1.47681025608652E+018</text:p>
          </table:table-cell>
          <table:table-cell office:value-type="float" office:value="1.47681025627534E+018" calcext:value-type="float">
            <text:p>1.47681025627534E+018</text:p>
          </table:table-cell>
          <table:table-cell office:value-type="float" office:value="1.47681032558052E+018" calcext:value-type="float">
            <text:p>1.47681032558052E+018</text:p>
          </table:table-cell>
          <table:table-cell office:value-type="float" office:value="1.47681032570475E+018" calcext:value-type="float">
            <text:p>1.47681032570475E+018</text:p>
          </table:table-cell>
          <table:table-cell office:value-type="float" office:value="1.4768103742684E+018" calcext:value-type="float">
            <text:p>1.4768103742684E+018</text:p>
          </table:table-cell>
          <table:table-cell office:value-type="float" office:value="1.47681037444867E+018" calcext:value-type="float">
            <text:p>1.47681037444867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681025608687E+018" calcext:value-type="float">
            <text:p>1.47681025608687E+018</text:p>
          </table:table-cell>
          <table:table-cell office:value-type="float" office:value="1.47681025627679E+018" calcext:value-type="float">
            <text:p>1.47681025627679E+018</text:p>
          </table:table-cell>
          <table:table-cell office:value-type="float" office:value="1.47681032558091E+018" calcext:value-type="float">
            <text:p>1.47681032558091E+018</text:p>
          </table:table-cell>
          <table:table-cell office:value-type="float" office:value="1.47681032570481E+018" calcext:value-type="float">
            <text:p>1.47681032570481E+018</text:p>
          </table:table-cell>
          <table:table-cell office:value-type="float" office:value="1.47681037426875E+018" calcext:value-type="float">
            <text:p>1.47681037426875E+018</text:p>
          </table:table-cell>
          <table:table-cell office:value-type="float" office:value="1.47681037444895E+018" calcext:value-type="float">
            <text:p>1.47681037444895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681025608722E+018" calcext:value-type="float">
            <text:p>1.47681025608722E+018</text:p>
          </table:table-cell>
          <table:table-cell office:value-type="float" office:value="1.47681025627748E+018" calcext:value-type="float">
            <text:p>1.47681025627748E+018</text:p>
          </table:table-cell>
          <table:table-cell office:value-type="float" office:value="1.47681032558127E+018" calcext:value-type="float">
            <text:p>1.47681032558127E+018</text:p>
          </table:table-cell>
          <table:table-cell office:value-type="float" office:value="1.47681032570498E+018" calcext:value-type="float">
            <text:p>1.47681032570498E+018</text:p>
          </table:table-cell>
          <table:table-cell office:value-type="float" office:value="1.47681037426914E+018" calcext:value-type="float">
            <text:p>1.47681037426914E+018</text:p>
          </table:table-cell>
          <table:table-cell office:value-type="float" office:value="1.47681037444918E+018" calcext:value-type="float">
            <text:p>1.47681037444918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681025608757E+018" calcext:value-type="float">
            <text:p>1.47681025608757E+018</text:p>
          </table:table-cell>
          <table:table-cell office:value-type="float" office:value="1.47681025627933E+018" calcext:value-type="float">
            <text:p>1.47681025627933E+018</text:p>
          </table:table-cell>
          <table:table-cell office:value-type="float" office:value="1.47681032558162E+018" calcext:value-type="float">
            <text:p>1.47681032558162E+018</text:p>
          </table:table-cell>
          <table:table-cell office:value-type="float" office:value="1.47681032570523E+018" calcext:value-type="float">
            <text:p>1.47681032570523E+018</text:p>
          </table:table-cell>
          <table:table-cell office:value-type="float" office:value="1.4768103742695E+018" calcext:value-type="float">
            <text:p>1.4768103742695E+018</text:p>
          </table:table-cell>
          <table:table-cell office:value-type="float" office:value="1.47681037444941E+018" calcext:value-type="float">
            <text:p>1.47681037444941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681025608805E+018" calcext:value-type="float">
            <text:p>1.47681025608805E+018</text:p>
          </table:table-cell>
          <table:table-cell office:value-type="float" office:value="1.47681025628575E+018" calcext:value-type="float">
            <text:p>1.47681025628575E+018</text:p>
          </table:table-cell>
          <table:table-cell office:value-type="float" office:value="1.47681032558198E+018" calcext:value-type="float">
            <text:p>1.47681032558198E+018</text:p>
          </table:table-cell>
          <table:table-cell office:value-type="float" office:value="1.47681032570529E+018" calcext:value-type="float">
            <text:p>1.47681032570529E+018</text:p>
          </table:table-cell>
          <table:table-cell office:value-type="float" office:value="1.47681037426984E+018" calcext:value-type="float">
            <text:p>1.47681037426984E+018</text:p>
          </table:table-cell>
          <table:table-cell office:value-type="float" office:value="1.47681037444968E+018" calcext:value-type="float">
            <text:p>1.47681037444968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681025608843E+018" calcext:value-type="float">
            <text:p>1.47681025608843E+018</text:p>
          </table:table-cell>
          <table:table-cell office:value-type="float" office:value="1.47681025628937E+018" calcext:value-type="float">
            <text:p>1.47681025628937E+018</text:p>
          </table:table-cell>
          <table:table-cell office:value-type="float" office:value="1.47681032558237E+018" calcext:value-type="float">
            <text:p>1.47681032558237E+018</text:p>
          </table:table-cell>
          <table:table-cell office:value-type="float" office:value="1.47681032570534E+018" calcext:value-type="float">
            <text:p>1.47681032570534E+018</text:p>
          </table:table-cell>
          <table:table-cell office:value-type="float" office:value="1.47681037427019E+018" calcext:value-type="float">
            <text:p>1.47681037427019E+018</text:p>
          </table:table-cell>
          <table:table-cell office:value-type="float" office:value="1.47681037444978E+018" calcext:value-type="float">
            <text:p>1.47681037444978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681025608881E+018" calcext:value-type="float">
            <text:p>1.47681025608881E+018</text:p>
          </table:table-cell>
          <table:table-cell office:value-type="float" office:value="1.47681025628999E+018" calcext:value-type="float">
            <text:p>1.47681025628999E+018</text:p>
          </table:table-cell>
          <table:table-cell office:value-type="float" office:value="1.47681032558273E+018" calcext:value-type="float">
            <text:p>1.47681032558273E+018</text:p>
          </table:table-cell>
          <table:table-cell office:value-type="float" office:value="1.47681032570552E+018" calcext:value-type="float">
            <text:p>1.47681032570552E+018</text:p>
          </table:table-cell>
          <table:table-cell office:value-type="float" office:value="1.47681037427054E+018" calcext:value-type="float">
            <text:p>1.47681037427054E+018</text:p>
          </table:table-cell>
          <table:table-cell office:value-type="float" office:value="1.47681037444997E+018" calcext:value-type="float">
            <text:p>1.47681037444997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681025608918E+018" calcext:value-type="float">
            <text:p>1.47681025608918E+018</text:p>
          </table:table-cell>
          <table:table-cell office:value-type="float" office:value="1.47681025629189E+018" calcext:value-type="float">
            <text:p>1.47681025629189E+018</text:p>
          </table:table-cell>
          <table:table-cell office:value-type="float" office:value="1.47681032558308E+018" calcext:value-type="float">
            <text:p>1.47681032558308E+018</text:p>
          </table:table-cell>
          <table:table-cell office:value-type="float" office:value="1.47681032570589E+018" calcext:value-type="float">
            <text:p>1.47681032570589E+018</text:p>
          </table:table-cell>
          <table:table-cell office:value-type="float" office:value="1.47681037427089E+018" calcext:value-type="float">
            <text:p>1.47681037427089E+018</text:p>
          </table:table-cell>
          <table:table-cell office:value-type="float" office:value="1.4768103744502E+018" calcext:value-type="float">
            <text:p>1.4768103744502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681025608954E+018" calcext:value-type="float">
            <text:p>1.47681025608954E+018</text:p>
          </table:table-cell>
          <table:table-cell office:value-type="float" office:value="1.4768102562983E+018" calcext:value-type="float">
            <text:p>1.4768102562983E+018</text:p>
          </table:table-cell>
          <table:table-cell office:value-type="float" office:value="1.47681032558344E+018" calcext:value-type="float">
            <text:p>1.47681032558344E+018</text:p>
          </table:table-cell>
          <table:table-cell office:value-type="float" office:value="1.47681032570595E+018" calcext:value-type="float">
            <text:p>1.47681032570595E+018</text:p>
          </table:table-cell>
          <table:table-cell office:value-type="float" office:value="1.47681037427124E+018" calcext:value-type="float">
            <text:p>1.47681037427124E+018</text:p>
          </table:table-cell>
          <table:table-cell office:value-type="float" office:value="1.47681037445087E+018" calcext:value-type="float">
            <text:p>1.47681037445087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681025608992E+018" calcext:value-type="float">
            <text:p>1.47681025608992E+018</text:p>
          </table:table-cell>
          <table:table-cell office:value-type="float" office:value="1.47681025629938E+018" calcext:value-type="float">
            <text:p>1.47681025629938E+018</text:p>
          </table:table-cell>
          <table:table-cell office:value-type="float" office:value="1.47681032558379E+018" calcext:value-type="float">
            <text:p>1.47681032558379E+018</text:p>
          </table:table-cell>
          <table:table-cell office:value-type="float" office:value="1.47681032570719E+018" calcext:value-type="float">
            <text:p>1.47681032570719E+018</text:p>
          </table:table-cell>
          <table:table-cell office:value-type="float" office:value="1.47681037427158E+018" calcext:value-type="float">
            <text:p>1.47681037427158E+018</text:p>
          </table:table-cell>
          <table:table-cell office:value-type="float" office:value="1.47681037445112E+018" calcext:value-type="float">
            <text:p>1.47681037445112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68102560903E+018" calcext:value-type="float">
            <text:p>1.4768102560903E+018</text:p>
          </table:table-cell>
          <table:table-cell office:value-type="float" office:value="1.47681025630168E+018" calcext:value-type="float">
            <text:p>1.47681025630168E+018</text:p>
          </table:table-cell>
          <table:table-cell office:value-type="float" office:value="1.47681032558418E+018" calcext:value-type="float">
            <text:p>1.47681032558418E+018</text:p>
          </table:table-cell>
          <table:table-cell office:value-type="float" office:value="1.47681032570744E+018" calcext:value-type="float">
            <text:p>1.47681032570744E+018</text:p>
          </table:table-cell>
          <table:table-cell office:value-type="float" office:value="1.47681037427198E+018" calcext:value-type="float">
            <text:p>1.47681037427198E+018</text:p>
          </table:table-cell>
          <table:table-cell office:value-type="float" office:value="1.47681037445138E+018" calcext:value-type="float">
            <text:p>1.47681037445138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681025609068E+018" calcext:value-type="float">
            <text:p>1.47681025609068E+018</text:p>
          </table:table-cell>
          <table:table-cell office:value-type="float" office:value="1.47681025630434E+018" calcext:value-type="float">
            <text:p>1.47681025630434E+018</text:p>
          </table:table-cell>
          <table:table-cell office:value-type="float" office:value="1.47681032558453E+018" calcext:value-type="float">
            <text:p>1.47681032558453E+018</text:p>
          </table:table-cell>
          <table:table-cell office:value-type="float" office:value="1.4768103257075E+018" calcext:value-type="float">
            <text:p>1.4768103257075E+018</text:p>
          </table:table-cell>
          <table:table-cell office:value-type="float" office:value="1.47681037427233E+018" calcext:value-type="float">
            <text:p>1.47681037427233E+018</text:p>
          </table:table-cell>
          <table:table-cell office:value-type="float" office:value="1.47681037445205E+018" calcext:value-type="float">
            <text:p>1.47681037445205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681025609105E+018" calcext:value-type="float">
            <text:p>1.47681025609105E+018</text:p>
          </table:table-cell>
          <table:table-cell office:value-type="float" office:value="1.47681025631227E+018" calcext:value-type="float">
            <text:p>1.47681025631227E+018</text:p>
          </table:table-cell>
          <table:table-cell office:value-type="float" office:value="1.47681032558489E+018" calcext:value-type="float">
            <text:p>1.47681032558489E+018</text:p>
          </table:table-cell>
          <table:table-cell office:value-type="float" office:value="1.47681032570767E+018" calcext:value-type="float">
            <text:p>1.47681032570767E+018</text:p>
          </table:table-cell>
          <table:table-cell office:value-type="float" office:value="1.47681037427267E+018" calcext:value-type="float">
            <text:p>1.47681037427267E+018</text:p>
          </table:table-cell>
          <table:table-cell office:value-type="float" office:value="1.47681037445257E+018" calcext:value-type="float">
            <text:p>1.47681037445257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681025609141E+018" calcext:value-type="float">
            <text:p>1.47681025609141E+018</text:p>
          </table:table-cell>
          <table:table-cell office:value-type="float" office:value="1.47681025631291E+018" calcext:value-type="float">
            <text:p>1.47681025631291E+018</text:p>
          </table:table-cell>
          <table:table-cell office:value-type="float" office:value="1.47681032558529E+018" calcext:value-type="float">
            <text:p>1.47681032558529E+018</text:p>
          </table:table-cell>
          <table:table-cell office:value-type="float" office:value="1.47681032570788E+018" calcext:value-type="float">
            <text:p>1.47681032570788E+018</text:p>
          </table:table-cell>
          <table:table-cell office:value-type="float" office:value="1.47681037427302E+018" calcext:value-type="float">
            <text:p>1.47681037427302E+018</text:p>
          </table:table-cell>
          <table:table-cell office:value-type="float" office:value="1.47681037445422E+018" calcext:value-type="float">
            <text:p>1.47681037445422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681025609177E+018" calcext:value-type="float">
            <text:p>1.47681025609177E+018</text:p>
          </table:table-cell>
          <table:table-cell office:value-type="float" office:value="1.47681025631474E+018" calcext:value-type="float">
            <text:p>1.47681025631474E+018</text:p>
          </table:table-cell>
          <table:table-cell office:value-type="float" office:value="1.47681032558565E+018" calcext:value-type="float">
            <text:p>1.47681032558565E+018</text:p>
          </table:table-cell>
          <table:table-cell office:value-type="float" office:value="1.47681032570794E+018" calcext:value-type="float">
            <text:p>1.47681032570794E+018</text:p>
          </table:table-cell>
          <table:table-cell office:value-type="float" office:value="1.47681037427341E+018" calcext:value-type="float">
            <text:p>1.47681037427341E+018</text:p>
          </table:table-cell>
          <table:table-cell office:value-type="float" office:value="1.47681037445475E+018" calcext:value-type="float">
            <text:p>1.47681037445475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681025609213E+018" calcext:value-type="float">
            <text:p>1.47681025609213E+018</text:p>
          </table:table-cell>
          <table:table-cell office:value-type="float" office:value="1.47681025632335E+018" calcext:value-type="float">
            <text:p>1.47681025632335E+018</text:p>
          </table:table-cell>
          <table:table-cell office:value-type="float" office:value="1.476810325586E+018" calcext:value-type="float">
            <text:p>1.476810325586E+018</text:p>
          </table:table-cell>
          <table:table-cell office:value-type="float" office:value="1.47681032570811E+018" calcext:value-type="float">
            <text:p>1.47681032570811E+018</text:p>
          </table:table-cell>
          <table:table-cell office:value-type="float" office:value="1.47681037427377E+018" calcext:value-type="float">
            <text:p>1.47681037427377E+018</text:p>
          </table:table-cell>
          <table:table-cell office:value-type="float" office:value="1.47681037445549E+018" calcext:value-type="float">
            <text:p>1.47681037445549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681025609261E+018" calcext:value-type="float">
            <text:p>1.47681025609261E+018</text:p>
          </table:table-cell>
          <table:table-cell office:value-type="float" office:value="1.47681025632476E+018" calcext:value-type="float">
            <text:p>1.47681025632476E+018</text:p>
          </table:table-cell>
          <table:table-cell office:value-type="float" office:value="1.4768103255864E+018" calcext:value-type="float">
            <text:p>1.4768103255864E+018</text:p>
          </table:table-cell>
          <table:table-cell office:value-type="float" office:value="1.47681032570837E+018" calcext:value-type="float">
            <text:p>1.47681032570837E+018</text:p>
          </table:table-cell>
          <table:table-cell office:value-type="float" office:value="1.47681037427411E+018" calcext:value-type="float">
            <text:p>1.47681037427411E+018</text:p>
          </table:table-cell>
          <table:table-cell office:value-type="float" office:value="1.47681037445764E+018" calcext:value-type="float">
            <text:p>1.47681037445764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681025609296E+018" calcext:value-type="float">
            <text:p>1.47681025609296E+018</text:p>
          </table:table-cell>
          <table:table-cell office:value-type="float" office:value="1.47681025632541E+018" calcext:value-type="float">
            <text:p>1.47681025632541E+018</text:p>
          </table:table-cell>
          <table:table-cell office:value-type="float" office:value="1.47681032558676E+018" calcext:value-type="float">
            <text:p>1.47681032558676E+018</text:p>
          </table:table-cell>
          <table:table-cell office:value-type="float" office:value="1.47681032570843E+018" calcext:value-type="float">
            <text:p>1.47681032570843E+018</text:p>
          </table:table-cell>
          <table:table-cell office:value-type="float" office:value="1.47681037427446E+018" calcext:value-type="float">
            <text:p>1.47681037427446E+018</text:p>
          </table:table-cell>
          <table:table-cell office:value-type="float" office:value="1.47681037445944E+018" calcext:value-type="float">
            <text:p>1.47681037445944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681025609332E+018" calcext:value-type="float">
            <text:p>1.47681025609332E+018</text:p>
          </table:table-cell>
          <table:table-cell office:value-type="float" office:value="1.47681025632734E+018" calcext:value-type="float">
            <text:p>1.47681025632734E+018</text:p>
          </table:table-cell>
          <table:table-cell office:value-type="float" office:value="1.47681032558711E+018" calcext:value-type="float">
            <text:p>1.47681032558711E+018</text:p>
          </table:table-cell>
          <table:table-cell office:value-type="float" office:value="1.47681032570861E+018" calcext:value-type="float">
            <text:p>1.47681032570861E+018</text:p>
          </table:table-cell>
          <table:table-cell office:value-type="float" office:value="1.47681037427481E+018" calcext:value-type="float">
            <text:p>1.47681037427481E+018</text:p>
          </table:table-cell>
          <table:table-cell office:value-type="float" office:value="1.47681037446123E+018" calcext:value-type="float">
            <text:p>1.47681037446123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681025609367E+018" calcext:value-type="float">
            <text:p>1.47681025609367E+018</text:p>
          </table:table-cell>
          <table:table-cell office:value-type="float" office:value="1.47681025633377E+018" calcext:value-type="float">
            <text:p>1.47681025633377E+018</text:p>
          </table:table-cell>
          <table:table-cell office:value-type="float" office:value="1.47681032558746E+018" calcext:value-type="float">
            <text:p>1.47681032558746E+018</text:p>
          </table:table-cell>
          <table:table-cell office:value-type="float" office:value="1.47681032570882E+018" calcext:value-type="float">
            <text:p>1.47681032570882E+018</text:p>
          </table:table-cell>
          <table:table-cell office:value-type="float" office:value="1.47681037427521E+018" calcext:value-type="float">
            <text:p>1.47681037427521E+018</text:p>
          </table:table-cell>
          <table:table-cell office:value-type="float" office:value="1.47681037446231E+018" calcext:value-type="float">
            <text:p>1.47681037446231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681025609403E+018" calcext:value-type="float">
            <text:p>1.47681025609403E+018</text:p>
          </table:table-cell>
          <table:table-cell office:value-type="float" office:value="1.47681025633617E+018" calcext:value-type="float">
            <text:p>1.47681025633617E+018</text:p>
          </table:table-cell>
          <table:table-cell office:value-type="float" office:value="1.47681032558789E+018" calcext:value-type="float">
            <text:p>1.47681032558789E+018</text:p>
          </table:table-cell>
          <table:table-cell office:value-type="float" office:value="1.47681032570888E+018" calcext:value-type="float">
            <text:p>1.47681032570888E+018</text:p>
          </table:table-cell>
          <table:table-cell office:value-type="float" office:value="1.47681037427578E+018" calcext:value-type="float">
            <text:p>1.47681037427578E+018</text:p>
          </table:table-cell>
          <table:table-cell office:value-type="float" office:value="1.47681037446416E+018" calcext:value-type="float">
            <text:p>1.47681037446416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681025609438E+018" calcext:value-type="float">
            <text:p>1.47681025609438E+018</text:p>
          </table:table-cell>
          <table:table-cell office:value-type="float" office:value="1.47681025633698E+018" calcext:value-type="float">
            <text:p>1.47681025633698E+018</text:p>
          </table:table-cell>
          <table:table-cell office:value-type="float" office:value="1.47681032558825E+018" calcext:value-type="float">
            <text:p>1.47681032558825E+018</text:p>
          </table:table-cell>
          <table:table-cell office:value-type="float" office:value="1.47681032570904E+018" calcext:value-type="float">
            <text:p>1.47681032570904E+018</text:p>
          </table:table-cell>
          <table:table-cell office:value-type="float" office:value="1.47681037427615E+018" calcext:value-type="float">
            <text:p>1.47681037427615E+018</text:p>
          </table:table-cell>
          <table:table-cell office:value-type="float" office:value="1.47681037446518E+018" calcext:value-type="float">
            <text:p>1.47681037446518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681025609473E+018" calcext:value-type="float">
            <text:p>1.47681025609473E+018</text:p>
          </table:table-cell>
          <table:table-cell office:value-type="float" office:value="1.47681025633983E+018" calcext:value-type="float">
            <text:p>1.47681025633983E+018</text:p>
          </table:table-cell>
          <table:table-cell office:value-type="float" office:value="1.47681032558861E+018" calcext:value-type="float">
            <text:p>1.47681032558861E+018</text:p>
          </table:table-cell>
          <table:table-cell office:value-type="float" office:value="1.47681032570925E+018" calcext:value-type="float">
            <text:p>1.47681032570925E+018</text:p>
          </table:table-cell>
          <table:table-cell office:value-type="float" office:value="1.47681037427657E+018" calcext:value-type="float">
            <text:p>1.47681037427657E+018</text:p>
          </table:table-cell>
          <table:table-cell office:value-type="float" office:value="1.47681037446673E+018" calcext:value-type="float">
            <text:p>1.47681037446673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68102560951E+018" calcext:value-type="float">
            <text:p>1.4768102560951E+018</text:p>
          </table:table-cell>
          <table:table-cell office:value-type="float" office:value="1.47681025634625E+018" calcext:value-type="float">
            <text:p>1.47681025634625E+018</text:p>
          </table:table-cell>
          <table:table-cell office:value-type="float" office:value="1.47681032558903E+018" calcext:value-type="float">
            <text:p>1.47681032558903E+018</text:p>
          </table:table-cell>
          <table:table-cell office:value-type="float" office:value="1.47681032570931E+018" calcext:value-type="float">
            <text:p>1.47681032570931E+018</text:p>
          </table:table-cell>
          <table:table-cell office:value-type="float" office:value="1.47681037427693E+018" calcext:value-type="float">
            <text:p>1.47681037427693E+018</text:p>
          </table:table-cell>
          <table:table-cell office:value-type="float" office:value="1.47681037446712E+018" calcext:value-type="float">
            <text:p>1.47681037446712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681025609546E+018" calcext:value-type="float">
            <text:p>1.47681025609546E+018</text:p>
          </table:table-cell>
          <table:table-cell office:value-type="float" office:value="1.47681025634875E+018" calcext:value-type="float">
            <text:p>1.47681025634875E+018</text:p>
          </table:table-cell>
          <table:table-cell office:value-type="float" office:value="1.4768103255894E+018" calcext:value-type="float">
            <text:p>1.4768103255894E+018</text:p>
          </table:table-cell>
          <table:table-cell office:value-type="float" office:value="1.47681032570948E+018" calcext:value-type="float">
            <text:p>1.47681032570948E+018</text:p>
          </table:table-cell>
          <table:table-cell office:value-type="float" office:value="1.47681037427733E+018" calcext:value-type="float">
            <text:p>1.47681037427733E+018</text:p>
          </table:table-cell>
          <table:table-cell office:value-type="float" office:value="1.4768103744686E+018" calcext:value-type="float">
            <text:p>1.4768103744686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681025609588E+018" calcext:value-type="float">
            <text:p>1.47681025609588E+018</text:p>
          </table:table-cell>
          <table:table-cell office:value-type="float" office:value="1.47681025634953E+018" calcext:value-type="float">
            <text:p>1.47681025634953E+018</text:p>
          </table:table-cell>
          <table:table-cell office:value-type="float" office:value="1.47681032558976E+018" calcext:value-type="float">
            <text:p>1.47681032558976E+018</text:p>
          </table:table-cell>
          <table:table-cell office:value-type="float" office:value="1.47681032570965E+018" calcext:value-type="float">
            <text:p>1.47681032570965E+018</text:p>
          </table:table-cell>
          <table:table-cell office:value-type="float" office:value="1.47681037427768E+018" calcext:value-type="float">
            <text:p>1.47681037427768E+018</text:p>
          </table:table-cell>
          <table:table-cell office:value-type="float" office:value="1.47681037447005E+018" calcext:value-type="float">
            <text:p>1.47681037447005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681025609629E+018" calcext:value-type="float">
            <text:p>1.47681025609629E+018</text:p>
          </table:table-cell>
          <table:table-cell office:value-type="float" office:value="1.4768102563524E+018" calcext:value-type="float">
            <text:p>1.4768102563524E+018</text:p>
          </table:table-cell>
          <table:table-cell office:value-type="float" office:value="1.47681032559011E+018" calcext:value-type="float">
            <text:p>1.47681032559011E+018</text:p>
          </table:table-cell>
          <table:table-cell office:value-type="float" office:value="1.47681032570982E+018" calcext:value-type="float">
            <text:p>1.47681032570982E+018</text:p>
          </table:table-cell>
          <table:table-cell office:value-type="float" office:value="1.47681037427802E+018" calcext:value-type="float">
            <text:p>1.47681037427802E+018</text:p>
          </table:table-cell>
          <table:table-cell office:value-type="float" office:value="1.47681037447157E+018" calcext:value-type="float">
            <text:p>1.47681037447157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681025609666E+018" calcext:value-type="float">
            <text:p>1.47681025609666E+018</text:p>
          </table:table-cell>
          <table:table-cell office:value-type="float" office:value="1.47681025635878E+018" calcext:value-type="float">
            <text:p>1.47681025635878E+018</text:p>
          </table:table-cell>
          <table:table-cell office:value-type="float" office:value="1.47681032559051E+018" calcext:value-type="float">
            <text:p>1.47681032559051E+018</text:p>
          </table:table-cell>
          <table:table-cell office:value-type="float" office:value="1.47681032571003E+018" calcext:value-type="float">
            <text:p>1.47681032571003E+018</text:p>
          </table:table-cell>
          <table:table-cell office:value-type="float" office:value="1.47681037427841E+018" calcext:value-type="float">
            <text:p>1.47681037427841E+018</text:p>
          </table:table-cell>
          <table:table-cell office:value-type="float" office:value="1.47681037447329E+018" calcext:value-type="float">
            <text:p>1.47681037447329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681025609719E+018" calcext:value-type="float">
            <text:p>1.47681025609719E+018</text:p>
          </table:table-cell>
          <table:table-cell office:value-type="float" office:value="1.47681025636243E+018" calcext:value-type="float">
            <text:p>1.47681025636243E+018</text:p>
          </table:table-cell>
          <table:table-cell office:value-type="float" office:value="1.47681032559087E+018" calcext:value-type="float">
            <text:p>1.47681032559087E+018</text:p>
          </table:table-cell>
          <table:table-cell office:value-type="float" office:value="1.47681032571009E+018" calcext:value-type="float">
            <text:p>1.47681032571009E+018</text:p>
          </table:table-cell>
          <table:table-cell office:value-type="float" office:value="1.47681037427879E+018" calcext:value-type="float">
            <text:p>1.47681037427879E+018</text:p>
          </table:table-cell>
          <table:table-cell office:value-type="float" office:value="1.47681037447509E+018" calcext:value-type="float">
            <text:p>1.47681037447509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681025609756E+018" calcext:value-type="float">
            <text:p>1.47681025609756E+018</text:p>
          </table:table-cell>
          <table:table-cell office:value-type="float" office:value="1.47681025636284E+018" calcext:value-type="float">
            <text:p>1.47681025636284E+018</text:p>
          </table:table-cell>
          <table:table-cell office:value-type="float" office:value="1.47681032559122E+018" calcext:value-type="float">
            <text:p>1.47681032559122E+018</text:p>
          </table:table-cell>
          <table:table-cell office:value-type="float" office:value="1.47681032571025E+018" calcext:value-type="float">
            <text:p>1.47681032571025E+018</text:p>
          </table:table-cell>
          <table:table-cell office:value-type="float" office:value="1.47681037427917E+018" calcext:value-type="float">
            <text:p>1.47681037427917E+018</text:p>
          </table:table-cell>
          <table:table-cell office:value-type="float" office:value="1.47681037447618E+018" calcext:value-type="float">
            <text:p>1.47681037447618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681025609795E+018" calcext:value-type="float">
            <text:p>1.47681025609795E+018</text:p>
          </table:table-cell>
          <table:table-cell office:value-type="float" office:value="1.47681025637236E+018" calcext:value-type="float">
            <text:p>1.47681025637236E+018</text:p>
          </table:table-cell>
          <table:table-cell office:value-type="float" office:value="1.47681032559158E+018" calcext:value-type="float">
            <text:p>1.47681032559158E+018</text:p>
          </table:table-cell>
          <table:table-cell office:value-type="float" office:value="1.47681032571051E+018" calcext:value-type="float">
            <text:p>1.47681032571051E+018</text:p>
          </table:table-cell>
          <table:table-cell office:value-type="float" office:value="1.47681037427955E+018" calcext:value-type="float">
            <text:p>1.47681037427955E+018</text:p>
          </table:table-cell>
          <table:table-cell office:value-type="float" office:value="1.47681037447737E+018" calcext:value-type="float">
            <text:p>1.47681037447737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68102560983E+018" calcext:value-type="float">
            <text:p>1.4768102560983E+018</text:p>
          </table:table-cell>
          <table:table-cell office:value-type="float" office:value="1.47681025637276E+018" calcext:value-type="float">
            <text:p>1.47681025637276E+018</text:p>
          </table:table-cell>
          <table:table-cell office:value-type="float" office:value="1.47681032559193E+018" calcext:value-type="float">
            <text:p>1.47681032559193E+018</text:p>
          </table:table-cell>
          <table:table-cell office:value-type="float" office:value="1.47681032571073E+018" calcext:value-type="float">
            <text:p>1.47681032571073E+018</text:p>
          </table:table-cell>
          <table:table-cell office:value-type="float" office:value="1.47681037427993E+018" calcext:value-type="float">
            <text:p>1.47681037427993E+018</text:p>
          </table:table-cell>
          <table:table-cell office:value-type="float" office:value="1.476810374478E+018" calcext:value-type="float">
            <text:p>1.476810374478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681025609866E+018" calcext:value-type="float">
            <text:p>1.47681025609866E+018</text:p>
          </table:table-cell>
          <table:table-cell office:value-type="float" office:value="1.47681025637641E+018" calcext:value-type="float">
            <text:p>1.47681025637641E+018</text:p>
          </table:table-cell>
          <table:table-cell office:value-type="float" office:value="1.47681032559228E+018" calcext:value-type="float">
            <text:p>1.47681032559228E+018</text:p>
          </table:table-cell>
          <table:table-cell office:value-type="float" office:value="1.47681032571079E+018" calcext:value-type="float">
            <text:p>1.47681032571079E+018</text:p>
          </table:table-cell>
          <table:table-cell office:value-type="float" office:value="1.4768103742803E+018" calcext:value-type="float">
            <text:p>1.4768103742803E+018</text:p>
          </table:table-cell>
          <table:table-cell office:value-type="float" office:value="1.47681037447982E+018" calcext:value-type="float">
            <text:p>1.47681037447982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681025609902E+018" calcext:value-type="float">
            <text:p>1.47681025609902E+018</text:p>
          </table:table-cell>
          <table:table-cell office:value-type="float" office:value="1.47681025637672E+018" calcext:value-type="float">
            <text:p>1.47681025637672E+018</text:p>
          </table:table-cell>
          <table:table-cell office:value-type="float" office:value="1.47681032559263E+018" calcext:value-type="float">
            <text:p>1.47681032559263E+018</text:p>
          </table:table-cell>
          <table:table-cell office:value-type="float" office:value="1.47681032571096E+018" calcext:value-type="float">
            <text:p>1.47681032571096E+018</text:p>
          </table:table-cell>
          <table:table-cell office:value-type="float" office:value="1.47681037428067E+018" calcext:value-type="float">
            <text:p>1.47681037428067E+018</text:p>
          </table:table-cell>
          <table:table-cell office:value-type="float" office:value="1.47681037448119E+018" calcext:value-type="float">
            <text:p>1.47681037448119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681025609937E+018" calcext:value-type="float">
            <text:p>1.47681025609937E+018</text:p>
          </table:table-cell>
          <table:table-cell office:value-type="float" office:value="1.47681025637678E+018" calcext:value-type="float">
            <text:p>1.47681025637678E+018</text:p>
          </table:table-cell>
          <table:table-cell office:value-type="float" office:value="1.47681032559302E+018" calcext:value-type="float">
            <text:p>1.47681032559302E+018</text:p>
          </table:table-cell>
          <table:table-cell office:value-type="float" office:value="1.47681032571125E+018" calcext:value-type="float">
            <text:p>1.47681032571125E+018</text:p>
          </table:table-cell>
          <table:table-cell office:value-type="float" office:value="1.47681037428104E+018" calcext:value-type="float">
            <text:p>1.47681037428104E+018</text:p>
          </table:table-cell>
          <table:table-cell office:value-type="float" office:value="1.47681037448176E+018" calcext:value-type="float">
            <text:p>1.47681037448176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681025609981E+018" calcext:value-type="float">
            <text:p>1.47681025609981E+018</text:p>
          </table:table-cell>
          <table:table-cell office:value-type="float" office:value="1.47681025637702E+018" calcext:value-type="float">
            <text:p>1.47681025637702E+018</text:p>
          </table:table-cell>
          <table:table-cell office:value-type="float" office:value="1.47681032559338E+018" calcext:value-type="float">
            <text:p>1.47681032559338E+018</text:p>
          </table:table-cell>
          <table:table-cell office:value-type="float" office:value="1.47681032571131E+018" calcext:value-type="float">
            <text:p>1.47681032571131E+018</text:p>
          </table:table-cell>
          <table:table-cell office:value-type="float" office:value="1.47681037428141E+018" calcext:value-type="float">
            <text:p>1.47681037428141E+018</text:p>
          </table:table-cell>
          <table:table-cell office:value-type="float" office:value="1.47681037448246E+018" calcext:value-type="float">
            <text:p>1.47681037448246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681025610123E+018" calcext:value-type="float">
            <text:p>1.47681025610123E+018</text:p>
          </table:table-cell>
          <table:table-cell office:value-type="float" office:value="1.47681025637746E+018" calcext:value-type="float">
            <text:p>1.47681025637746E+018</text:p>
          </table:table-cell>
          <table:table-cell office:value-type="float" office:value="1.47681032559373E+018" calcext:value-type="float">
            <text:p>1.47681032559373E+018</text:p>
          </table:table-cell>
          <table:table-cell office:value-type="float" office:value="1.47681032571137E+018" calcext:value-type="float">
            <text:p>1.47681032571137E+018</text:p>
          </table:table-cell>
          <table:table-cell office:value-type="float" office:value="1.47681037428177E+018" calcext:value-type="float">
            <text:p>1.47681037428177E+018</text:p>
          </table:table-cell>
          <table:table-cell office:value-type="float" office:value="1.47681037448273E+018" calcext:value-type="float">
            <text:p>1.47681037448273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681025610165E+018" calcext:value-type="float">
            <text:p>1.47681025610165E+018</text:p>
          </table:table-cell>
          <table:table-cell office:value-type="float" office:value="1.47681025637752E+018" calcext:value-type="float">
            <text:p>1.47681025637752E+018</text:p>
          </table:table-cell>
          <table:table-cell office:value-type="float" office:value="1.47681032559409E+018" calcext:value-type="float">
            <text:p>1.47681032559409E+018</text:p>
          </table:table-cell>
          <table:table-cell office:value-type="float" office:value="1.47681032571154E+018" calcext:value-type="float">
            <text:p>1.47681032571154E+018</text:p>
          </table:table-cell>
          <table:table-cell office:value-type="float" office:value="1.47681037428212E+018" calcext:value-type="float">
            <text:p>1.47681037428212E+018</text:p>
          </table:table-cell>
          <table:table-cell office:value-type="float" office:value="1.47681037448303E+018" calcext:value-type="float">
            <text:p>1.47681037448303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681025610203E+018" calcext:value-type="float">
            <text:p>1.47681025610203E+018</text:p>
          </table:table-cell>
          <table:table-cell office:value-type="float" office:value="1.47681025637781E+018" calcext:value-type="float">
            <text:p>1.47681025637781E+018</text:p>
          </table:table-cell>
          <table:table-cell office:value-type="float" office:value="1.47681032559453E+018" calcext:value-type="float">
            <text:p>1.47681032559453E+018</text:p>
          </table:table-cell>
          <table:table-cell office:value-type="float" office:value="1.47681032571172E+018" calcext:value-type="float">
            <text:p>1.47681032571172E+018</text:p>
          </table:table-cell>
          <table:table-cell office:value-type="float" office:value="1.47681037428247E+018" calcext:value-type="float">
            <text:p>1.47681037428247E+018</text:p>
          </table:table-cell>
          <table:table-cell office:value-type="float" office:value="1.47681037448338E+018" calcext:value-type="float">
            <text:p>1.47681037448338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68102561024E+018" calcext:value-type="float">
            <text:p>1.4768102561024E+018</text:p>
          </table:table-cell>
          <table:table-cell office:value-type="float" office:value="1.4768102563786E+018" calcext:value-type="float">
            <text:p>1.4768102563786E+018</text:p>
          </table:table-cell>
          <table:table-cell office:value-type="float" office:value="1.47681032559489E+018" calcext:value-type="float">
            <text:p>1.47681032559489E+018</text:p>
          </table:table-cell>
          <table:table-cell office:value-type="float" office:value="1.4768103257132E+018" calcext:value-type="float">
            <text:p>1.4768103257132E+018</text:p>
          </table:table-cell>
          <table:table-cell office:value-type="float" office:value="1.47681037428282E+018" calcext:value-type="float">
            <text:p>1.47681037428282E+018</text:p>
          </table:table-cell>
          <table:table-cell office:value-type="float" office:value="1.47681037448344E+018" calcext:value-type="float">
            <text:p>1.47681037448344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681025610279E+018" calcext:value-type="float">
            <text:p>1.47681025610279E+018</text:p>
          </table:table-cell>
          <table:table-cell office:value-type="float" office:value="1.47681025637907E+018" calcext:value-type="float">
            <text:p>1.47681025637907E+018</text:p>
          </table:table-cell>
          <table:table-cell office:value-type="float" office:value="1.47681032559523E+018" calcext:value-type="float">
            <text:p>1.47681032559523E+018</text:p>
          </table:table-cell>
          <table:table-cell office:value-type="float" office:value="1.4768103257139E+018" calcext:value-type="float">
            <text:p>1.4768103257139E+018</text:p>
          </table:table-cell>
          <table:table-cell office:value-type="float" office:value="1.47681037428322E+018" calcext:value-type="float">
            <text:p>1.47681037428322E+018</text:p>
          </table:table-cell>
          <table:table-cell office:value-type="float" office:value="1.47681037448349E+018" calcext:value-type="float">
            <text:p>1.47681037448349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681025610322E+018" calcext:value-type="float">
            <text:p>1.47681025610322E+018</text:p>
          </table:table-cell>
          <table:table-cell office:value-type="float" office:value="1.47681025637913E+018" calcext:value-type="float">
            <text:p>1.47681025637913E+018</text:p>
          </table:table-cell>
          <table:table-cell office:value-type="float" office:value="1.47681032559559E+018" calcext:value-type="float">
            <text:p>1.47681032559559E+018</text:p>
          </table:table-cell>
          <table:table-cell office:value-type="float" office:value="1.47681032571413E+018" calcext:value-type="float">
            <text:p>1.47681032571413E+018</text:p>
          </table:table-cell>
          <table:table-cell office:value-type="float" office:value="1.47681037428358E+018" calcext:value-type="float">
            <text:p>1.47681037428358E+018</text:p>
          </table:table-cell>
          <table:table-cell office:value-type="float" office:value="1.47681037448373E+018" calcext:value-type="float">
            <text:p>1.47681037448373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681025610358E+018" calcext:value-type="float">
            <text:p>1.47681025610358E+018</text:p>
          </table:table-cell>
          <table:table-cell office:value-type="float" office:value="1.47681025637918E+018" calcext:value-type="float">
            <text:p>1.47681025637918E+018</text:p>
          </table:table-cell>
          <table:table-cell office:value-type="float" office:value="1.47681032559594E+018" calcext:value-type="float">
            <text:p>1.47681032559594E+018</text:p>
          </table:table-cell>
          <table:table-cell office:value-type="float" office:value="1.47681032571419E+018" calcext:value-type="float">
            <text:p>1.47681032571419E+018</text:p>
          </table:table-cell>
          <table:table-cell office:value-type="float" office:value="1.47681037428393E+018" calcext:value-type="float">
            <text:p>1.47681037428393E+018</text:p>
          </table:table-cell>
          <table:table-cell office:value-type="float" office:value="1.47681037448395E+018" calcext:value-type="float">
            <text:p>1.47681037448395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681025610398E+018" calcext:value-type="float">
            <text:p>1.47681025610398E+018</text:p>
          </table:table-cell>
          <table:table-cell office:value-type="float" office:value="1.47681025637944E+018" calcext:value-type="float">
            <text:p>1.47681025637944E+018</text:p>
          </table:table-cell>
          <table:table-cell office:value-type="float" office:value="1.47681032559634E+018" calcext:value-type="float">
            <text:p>1.47681032559634E+018</text:p>
          </table:table-cell>
          <table:table-cell office:value-type="float" office:value="1.47681032571437E+018" calcext:value-type="float">
            <text:p>1.47681032571437E+018</text:p>
          </table:table-cell>
          <table:table-cell office:value-type="float" office:value="1.47681037428437E+018" calcext:value-type="float">
            <text:p>1.47681037428437E+018</text:p>
          </table:table-cell>
          <table:table-cell office:value-type="float" office:value="1.4768103744843E+018" calcext:value-type="float">
            <text:p>1.4768103744843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681025610437E+018" calcext:value-type="float">
            <text:p>1.47681025610437E+018</text:p>
          </table:table-cell>
          <table:table-cell office:value-type="float" office:value="1.4768102563795E+018" calcext:value-type="float">
            <text:p>1.4768102563795E+018</text:p>
          </table:table-cell>
          <table:table-cell office:value-type="float" office:value="1.47681032559674E+018" calcext:value-type="float">
            <text:p>1.47681032559674E+018</text:p>
          </table:table-cell>
          <table:table-cell office:value-type="float" office:value="1.47681032571462E+018" calcext:value-type="float">
            <text:p>1.47681032571462E+018</text:p>
          </table:table-cell>
          <table:table-cell office:value-type="float" office:value="1.47681037428473E+018" calcext:value-type="float">
            <text:p>1.47681037428473E+018</text:p>
          </table:table-cell>
          <table:table-cell office:value-type="float" office:value="1.47681037448699E+018" calcext:value-type="float">
            <text:p>1.47681037448699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681025610473E+018" calcext:value-type="float">
            <text:p>1.47681025610473E+018</text:p>
          </table:table-cell>
          <table:table-cell office:value-type="float" office:value="1.47681025638013E+018" calcext:value-type="float">
            <text:p>1.47681025638013E+018</text:p>
          </table:table-cell>
          <table:table-cell office:value-type="float" office:value="1.4768103255971E+018" calcext:value-type="float">
            <text:p>1.4768103255971E+018</text:p>
          </table:table-cell>
          <table:table-cell office:value-type="float" office:value="1.47681032571469E+018" calcext:value-type="float">
            <text:p>1.47681032571469E+018</text:p>
          </table:table-cell>
          <table:table-cell office:value-type="float" office:value="1.47681037428507E+018" calcext:value-type="float">
            <text:p>1.47681037428507E+018</text:p>
          </table:table-cell>
          <table:table-cell office:value-type="float" office:value="1.4768103744888E+018" calcext:value-type="float">
            <text:p>1.4768103744888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681025610509E+018" calcext:value-type="float">
            <text:p>1.47681025610509E+018</text:p>
          </table:table-cell>
          <table:table-cell office:value-type="float" office:value="1.47681025641679E+018" calcext:value-type="float">
            <text:p>1.47681025641679E+018</text:p>
          </table:table-cell>
          <table:table-cell office:value-type="float" office:value="1.47681032559749E+018" calcext:value-type="float">
            <text:p>1.47681032559749E+018</text:p>
          </table:table-cell>
          <table:table-cell office:value-type="float" office:value="1.47681032571491E+018" calcext:value-type="float">
            <text:p>1.47681032571491E+018</text:p>
          </table:table-cell>
          <table:table-cell office:value-type="float" office:value="1.47681037428543E+018" calcext:value-type="float">
            <text:p>1.47681037428543E+018</text:p>
          </table:table-cell>
          <table:table-cell office:value-type="float" office:value="1.47681037448993E+018" calcext:value-type="float">
            <text:p>1.47681037448993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681025610603E+018" calcext:value-type="float">
            <text:p>1.47681025610603E+018</text:p>
          </table:table-cell>
          <table:table-cell office:value-type="float" office:value="1.47681025641767E+018" calcext:value-type="float">
            <text:p>1.47681025641767E+018</text:p>
          </table:table-cell>
          <table:table-cell office:value-type="float" office:value="1.47681032559786E+018" calcext:value-type="float">
            <text:p>1.47681032559786E+018</text:p>
          </table:table-cell>
          <table:table-cell office:value-type="float" office:value="1.47681032571496E+018" calcext:value-type="float">
            <text:p>1.47681032571496E+018</text:p>
          </table:table-cell>
          <table:table-cell office:value-type="float" office:value="1.47681037428583E+018" calcext:value-type="float">
            <text:p>1.47681037428583E+018</text:p>
          </table:table-cell>
          <table:table-cell office:value-type="float" office:value="1.47681037449174E+018" calcext:value-type="float">
            <text:p>1.47681037449174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681025610646E+018" calcext:value-type="float">
            <text:p>1.47681025610646E+018</text:p>
          </table:table-cell>
          <table:table-cell office:value-type="float" office:value="1.47681025641859E+018" calcext:value-type="float">
            <text:p>1.47681025641859E+018</text:p>
          </table:table-cell>
          <table:table-cell office:value-type="float" office:value="1.47681032559822E+018" calcext:value-type="float">
            <text:p>1.47681032559822E+018</text:p>
          </table:table-cell>
          <table:table-cell office:value-type="float" office:value="1.47681032571513E+018" calcext:value-type="float">
            <text:p>1.47681032571513E+018</text:p>
          </table:table-cell>
          <table:table-cell office:value-type="float" office:value="1.47681037428618E+018" calcext:value-type="float">
            <text:p>1.47681037428618E+018</text:p>
          </table:table-cell>
          <table:table-cell office:value-type="float" office:value="1.47681037449281E+018" calcext:value-type="float">
            <text:p>1.47681037449281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681025610683E+018" calcext:value-type="float">
            <text:p>1.47681025610683E+018</text:p>
          </table:table-cell>
          <table:table-cell office:value-type="float" office:value="1.47681025641885E+018" calcext:value-type="float">
            <text:p>1.47681025641885E+018</text:p>
          </table:table-cell>
          <table:table-cell office:value-type="float" office:value="1.47681032559858E+018" calcext:value-type="float">
            <text:p>1.47681032559858E+018</text:p>
          </table:table-cell>
          <table:table-cell office:value-type="float" office:value="1.47681032571641E+018" calcext:value-type="float">
            <text:p>1.47681032571641E+018</text:p>
          </table:table-cell>
          <table:table-cell office:value-type="float" office:value="1.47681037428656E+018" calcext:value-type="float">
            <text:p>1.47681037428656E+018</text:p>
          </table:table-cell>
          <table:table-cell office:value-type="float" office:value="1.47681037449323E+018" calcext:value-type="float">
            <text:p>1.47681037449323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681025610719E+018" calcext:value-type="float">
            <text:p>1.47681025610719E+018</text:p>
          </table:table-cell>
          <table:table-cell office:value-type="float" office:value="1.47681025641943E+018" calcext:value-type="float">
            <text:p>1.47681025641943E+018</text:p>
          </table:table-cell>
          <table:table-cell office:value-type="float" office:value="1.47681032559893E+018" calcext:value-type="float">
            <text:p>1.47681032559893E+018</text:p>
          </table:table-cell>
          <table:table-cell office:value-type="float" office:value="1.47681032571675E+018" calcext:value-type="float">
            <text:p>1.47681032571675E+018</text:p>
          </table:table-cell>
          <table:table-cell office:value-type="float" office:value="1.47681037428692E+018" calcext:value-type="float">
            <text:p>1.47681037428692E+018</text:p>
          </table:table-cell>
          <table:table-cell office:value-type="float" office:value="1.47681037449544E+018" calcext:value-type="float">
            <text:p>1.47681037449544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681025610755E+018" calcext:value-type="float">
            <text:p>1.47681025610755E+018</text:p>
          </table:table-cell>
          <table:table-cell office:value-type="float" office:value="1.47681025641984E+018" calcext:value-type="float">
            <text:p>1.47681025641984E+018</text:p>
          </table:table-cell>
          <table:table-cell office:value-type="float" office:value="1.47681032559928E+018" calcext:value-type="float">
            <text:p>1.47681032559928E+018</text:p>
          </table:table-cell>
          <table:table-cell office:value-type="float" office:value="1.47681032571761E+018" calcext:value-type="float">
            <text:p>1.47681032571761E+018</text:p>
          </table:table-cell>
          <table:table-cell office:value-type="float" office:value="1.47681037428731E+018" calcext:value-type="float">
            <text:p>1.47681037428731E+018</text:p>
          </table:table-cell>
          <table:table-cell office:value-type="float" office:value="1.47681037449652E+018" calcext:value-type="float">
            <text:p>1.47681037449652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681025610794E+018" calcext:value-type="float">
            <text:p>1.47681025610794E+018</text:p>
          </table:table-cell>
          <table:table-cell office:value-type="float" office:value="1.47681025642031E+018" calcext:value-type="float">
            <text:p>1.47681025642031E+018</text:p>
          </table:table-cell>
          <table:table-cell office:value-type="float" office:value="1.47681032559963E+018" calcext:value-type="float">
            <text:p>1.47681032559963E+018</text:p>
          </table:table-cell>
          <table:table-cell office:value-type="float" office:value="1.47681032571837E+018" calcext:value-type="float">
            <text:p>1.47681032571837E+018</text:p>
          </table:table-cell>
          <table:table-cell office:value-type="float" office:value="1.47681037428767E+018" calcext:value-type="float">
            <text:p>1.47681037428767E+018</text:p>
          </table:table-cell>
          <table:table-cell office:value-type="float" office:value="1.47681037449908E+018" calcext:value-type="float">
            <text:p>1.47681037449908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681025610829E+018" calcext:value-type="float">
            <text:p>1.47681025610829E+018</text:p>
          </table:table-cell>
          <table:table-cell office:value-type="float" office:value="1.47681025642057E+018" calcext:value-type="float">
            <text:p>1.47681025642057E+018</text:p>
          </table:table-cell>
          <table:table-cell office:value-type="float" office:value="1.47681032560019E+018" calcext:value-type="float">
            <text:p>1.47681032560019E+018</text:p>
          </table:table-cell>
          <table:table-cell office:value-type="float" office:value="1.47681032571877E+018" calcext:value-type="float">
            <text:p>1.47681032571877E+018</text:p>
          </table:table-cell>
          <table:table-cell office:value-type="float" office:value="1.47681037428805E+018" calcext:value-type="float">
            <text:p>1.47681037428805E+018</text:p>
          </table:table-cell>
          <table:table-cell office:value-type="float" office:value="1.47681037450018E+018" calcext:value-type="float">
            <text:p>1.47681037450018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68102561089E+018" calcext:value-type="float">
            <text:p>1.4768102561089E+018</text:p>
          </table:table-cell>
          <table:table-cell office:value-type="float" office:value="1.47681025642085E+018" calcext:value-type="float">
            <text:p>1.47681025642085E+018</text:p>
          </table:table-cell>
          <table:table-cell office:value-type="float" office:value="1.47681032560055E+018" calcext:value-type="float">
            <text:p>1.47681032560055E+018</text:p>
          </table:table-cell>
          <table:table-cell office:value-type="float" office:value="1.47681032572101E+018" calcext:value-type="float">
            <text:p>1.47681032572101E+018</text:p>
          </table:table-cell>
          <table:table-cell office:value-type="float" office:value="1.47681037428842E+018" calcext:value-type="float">
            <text:p>1.47681037428842E+018</text:p>
          </table:table-cell>
          <table:table-cell office:value-type="float" office:value="1.47681037450206E+018" calcext:value-type="float">
            <text:p>1.47681037450206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68102561093E+018" calcext:value-type="float">
            <text:p>1.4768102561093E+018</text:p>
          </table:table-cell>
          <table:table-cell office:value-type="float" office:value="1.47681025642115E+018" calcext:value-type="float">
            <text:p>1.47681025642115E+018</text:p>
          </table:table-cell>
          <table:table-cell office:value-type="float" office:value="1.47681032560096E+018" calcext:value-type="float">
            <text:p>1.47681032560096E+018</text:p>
          </table:table-cell>
          <table:table-cell office:value-type="float" office:value="1.47681032572174E+018" calcext:value-type="float">
            <text:p>1.47681032572174E+018</text:p>
          </table:table-cell>
          <table:table-cell office:value-type="float" office:value="1.47681037428876E+018" calcext:value-type="float">
            <text:p>1.47681037428876E+018</text:p>
          </table:table-cell>
          <table:table-cell office:value-type="float" office:value="1.47681037450246E+018" calcext:value-type="float">
            <text:p>1.47681037450246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681025610991E+018" calcext:value-type="float">
            <text:p>1.47681025610991E+018</text:p>
          </table:table-cell>
          <table:table-cell office:value-type="float" office:value="1.47681025642121E+018" calcext:value-type="float">
            <text:p>1.47681025642121E+018</text:p>
          </table:table-cell>
          <table:table-cell office:value-type="float" office:value="1.47681032560131E+018" calcext:value-type="float">
            <text:p>1.47681032560131E+018</text:p>
          </table:table-cell>
          <table:table-cell office:value-type="float" office:value="1.47681032572292E+018" calcext:value-type="float">
            <text:p>1.47681032572292E+018</text:p>
          </table:table-cell>
          <table:table-cell office:value-type="float" office:value="1.47681037428913E+018" calcext:value-type="float">
            <text:p>1.47681037428913E+018</text:p>
          </table:table-cell>
          <table:table-cell office:value-type="float" office:value="1.47681037450419E+018" calcext:value-type="float">
            <text:p>1.47681037450419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681025611028E+018" calcext:value-type="float">
            <text:p>1.47681025611028E+018</text:p>
          </table:table-cell>
          <table:table-cell office:value-type="float" office:value="1.47681025642126E+018" calcext:value-type="float">
            <text:p>1.47681025642126E+018</text:p>
          </table:table-cell>
          <table:table-cell office:value-type="float" office:value="1.47681032560175E+018" calcext:value-type="float">
            <text:p>1.47681032560175E+018</text:p>
          </table:table-cell>
          <table:table-cell office:value-type="float" office:value="1.47681032572322E+018" calcext:value-type="float">
            <text:p>1.47681032572322E+018</text:p>
          </table:table-cell>
          <table:table-cell office:value-type="float" office:value="1.47681037428948E+018" calcext:value-type="float">
            <text:p>1.47681037428948E+018</text:p>
          </table:table-cell>
          <table:table-cell office:value-type="float" office:value="1.47681037450469E+018" calcext:value-type="float">
            <text:p>1.47681037450469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681025611066E+018" calcext:value-type="float">
            <text:p>1.47681025611066E+018</text:p>
          </table:table-cell>
          <table:table-cell office:value-type="float" office:value="1.47681025642143E+018" calcext:value-type="float">
            <text:p>1.47681025642143E+018</text:p>
          </table:table-cell>
          <table:table-cell office:value-type="float" office:value="1.47681032560213E+018" calcext:value-type="float">
            <text:p>1.47681032560213E+018</text:p>
          </table:table-cell>
          <table:table-cell office:value-type="float" office:value="1.47681032572553E+018" calcext:value-type="float">
            <text:p>1.47681032572553E+018</text:p>
          </table:table-cell>
          <table:table-cell office:value-type="float" office:value="1.47681037428983E+018" calcext:value-type="float">
            <text:p>1.47681037428983E+018</text:p>
          </table:table-cell>
          <table:table-cell office:value-type="float" office:value="1.47681037450609E+018" calcext:value-type="float">
            <text:p>1.47681037450609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681025611102E+018" calcext:value-type="float">
            <text:p>1.47681025611102E+018</text:p>
          </table:table-cell>
          <table:table-cell office:value-type="float" office:value="1.47681025642162E+018" calcext:value-type="float">
            <text:p>1.47681025642162E+018</text:p>
          </table:table-cell>
          <table:table-cell office:value-type="float" office:value="1.4768103256025E+018" calcext:value-type="float">
            <text:p>1.4768103256025E+018</text:p>
          </table:table-cell>
          <table:table-cell office:value-type="float" office:value="1.47681032572666E+018" calcext:value-type="float">
            <text:p>1.47681032572666E+018</text:p>
          </table:table-cell>
          <table:table-cell office:value-type="float" office:value="1.47681037429022E+018" calcext:value-type="float">
            <text:p>1.47681037429022E+018</text:p>
          </table:table-cell>
          <table:table-cell office:value-type="float" office:value="1.47681037450682E+018" calcext:value-type="float">
            <text:p>1.47681037450682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681025611137E+018" calcext:value-type="float">
            <text:p>1.47681025611137E+018</text:p>
          </table:table-cell>
          <table:table-cell office:value-type="float" office:value="1.47681025642245E+018" calcext:value-type="float">
            <text:p>1.47681025642245E+018</text:p>
          </table:table-cell>
          <table:table-cell office:value-type="float" office:value="1.47681032560288E+018" calcext:value-type="float">
            <text:p>1.47681032560288E+018</text:p>
          </table:table-cell>
          <table:table-cell office:value-type="float" office:value="1.47681032572847E+018" calcext:value-type="float">
            <text:p>1.47681032572847E+018</text:p>
          </table:table-cell>
          <table:table-cell office:value-type="float" office:value="1.47681037429057E+018" calcext:value-type="float">
            <text:p>1.47681037429057E+018</text:p>
          </table:table-cell>
          <table:table-cell office:value-type="float" office:value="1.47681037450721E+018" calcext:value-type="float">
            <text:p>1.47681037450721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681025611173E+018" calcext:value-type="float">
            <text:p>1.47681025611173E+018</text:p>
          </table:table-cell>
          <table:table-cell office:value-type="float" office:value="1.47681025642271E+018" calcext:value-type="float">
            <text:p>1.47681025642271E+018</text:p>
          </table:table-cell>
          <table:table-cell office:value-type="float" office:value="1.47681032560326E+018" calcext:value-type="float">
            <text:p>1.47681032560326E+018</text:p>
          </table:table-cell>
          <table:table-cell office:value-type="float" office:value="1.47681032573038E+018" calcext:value-type="float">
            <text:p>1.47681032573038E+018</text:p>
          </table:table-cell>
          <table:table-cell office:value-type="float" office:value="1.47681037429131E+018" calcext:value-type="float">
            <text:p>1.47681037429131E+018</text:p>
          </table:table-cell>
          <table:table-cell office:value-type="float" office:value="1.47681037450833E+018" calcext:value-type="float">
            <text:p>1.47681037450833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681025611212E+018" calcext:value-type="float">
            <text:p>1.47681025611212E+018</text:p>
          </table:table-cell>
          <table:table-cell office:value-type="float" office:value="1.47681025642301E+018" calcext:value-type="float">
            <text:p>1.47681025642301E+018</text:p>
          </table:table-cell>
          <table:table-cell office:value-type="float" office:value="1.47681032560363E+018" calcext:value-type="float">
            <text:p>1.47681032560363E+018</text:p>
          </table:table-cell>
          <table:table-cell office:value-type="float" office:value="1.47681032573149E+018" calcext:value-type="float">
            <text:p>1.47681032573149E+018</text:p>
          </table:table-cell>
          <table:table-cell office:value-type="float" office:value="1.47681037429168E+018" calcext:value-type="float">
            <text:p>1.47681037429168E+018</text:p>
          </table:table-cell>
          <table:table-cell office:value-type="float" office:value="1.47681037450859E+018" calcext:value-type="float">
            <text:p>1.47681037450859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681025611251E+018" calcext:value-type="float">
            <text:p>1.47681025611251E+018</text:p>
          </table:table-cell>
          <table:table-cell office:value-type="float" office:value="1.47681025642322E+018" calcext:value-type="float">
            <text:p>1.47681025642322E+018</text:p>
          </table:table-cell>
          <table:table-cell office:value-type="float" office:value="1.47681032560401E+018" calcext:value-type="float">
            <text:p>1.47681032560401E+018</text:p>
          </table:table-cell>
          <table:table-cell office:value-type="float" office:value="1.47681032573293E+018" calcext:value-type="float">
            <text:p>1.47681032573293E+018</text:p>
          </table:table-cell>
          <table:table-cell office:value-type="float" office:value="1.47681037429207E+018" calcext:value-type="float">
            <text:p>1.47681037429207E+018</text:p>
          </table:table-cell>
          <table:table-cell office:value-type="float" office:value="1.47681037450883E+018" calcext:value-type="float">
            <text:p>1.47681037450883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681025611288E+018" calcext:value-type="float">
            <text:p>1.47681025611288E+018</text:p>
          </table:table-cell>
          <table:table-cell office:value-type="float" office:value="1.47681025642347E+018" calcext:value-type="float">
            <text:p>1.47681025642347E+018</text:p>
          </table:table-cell>
          <table:table-cell office:value-type="float" office:value="1.47681032560437E+018" calcext:value-type="float">
            <text:p>1.47681032560437E+018</text:p>
          </table:table-cell>
          <table:table-cell office:value-type="float" office:value="1.47681032573366E+018" calcext:value-type="float">
            <text:p>1.47681032573366E+018</text:p>
          </table:table-cell>
          <table:table-cell office:value-type="float" office:value="1.47681037429244E+018" calcext:value-type="float">
            <text:p>1.47681037429244E+018</text:p>
          </table:table-cell>
          <table:table-cell office:value-type="float" office:value="1.47681037450957E+018" calcext:value-type="float">
            <text:p>1.47681037450957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681025611325E+018" calcext:value-type="float">
            <text:p>1.47681025611325E+018</text:p>
          </table:table-cell>
          <table:table-cell office:value-type="float" office:value="1.47681025642353E+018" calcext:value-type="float">
            <text:p>1.47681025642353E+018</text:p>
          </table:table-cell>
          <table:table-cell office:value-type="float" office:value="1.47681032560478E+018" calcext:value-type="float">
            <text:p>1.47681032560478E+018</text:p>
          </table:table-cell>
          <table:table-cell office:value-type="float" office:value="1.47681032573581E+018" calcext:value-type="float">
            <text:p>1.47681032573581E+018</text:p>
          </table:table-cell>
          <table:table-cell office:value-type="float" office:value="1.4768103742928E+018" calcext:value-type="float">
            <text:p>1.4768103742928E+018</text:p>
          </table:table-cell>
          <table:table-cell office:value-type="float" office:value="1.47681037450986E+018" calcext:value-type="float">
            <text:p>1.47681037450986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681025611361E+018" calcext:value-type="float">
            <text:p>1.47681025611361E+018</text:p>
          </table:table-cell>
          <table:table-cell office:value-type="float" office:value="1.47681025642383E+018" calcext:value-type="float">
            <text:p>1.47681025642383E+018</text:p>
          </table:table-cell>
          <table:table-cell office:value-type="float" office:value="1.47681032560514E+018" calcext:value-type="float">
            <text:p>1.47681032560514E+018</text:p>
          </table:table-cell>
          <table:table-cell office:value-type="float" office:value="1.47681032573628E+018" calcext:value-type="float">
            <text:p>1.47681032573628E+018</text:p>
          </table:table-cell>
          <table:table-cell office:value-type="float" office:value="1.47681037429317E+018" calcext:value-type="float">
            <text:p>1.47681037429317E+018</text:p>
          </table:table-cell>
          <table:table-cell office:value-type="float" office:value="1.47681037450992E+018" calcext:value-type="float">
            <text:p>1.47681037450992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681025611399E+018" calcext:value-type="float">
            <text:p>1.47681025611399E+018</text:p>
          </table:table-cell>
          <table:table-cell office:value-type="float" office:value="1.47681025642414E+018" calcext:value-type="float">
            <text:p>1.47681025642414E+018</text:p>
          </table:table-cell>
          <table:table-cell office:value-type="float" office:value="1.47681032560549E+018" calcext:value-type="float">
            <text:p>1.47681032560549E+018</text:p>
          </table:table-cell>
          <table:table-cell office:value-type="float" office:value="1.47681032573648E+018" calcext:value-type="float">
            <text:p>1.47681032573648E+018</text:p>
          </table:table-cell>
          <table:table-cell office:value-type="float" office:value="1.47681037429523E+018" calcext:value-type="float">
            <text:p>1.47681037429523E+018</text:p>
          </table:table-cell>
          <table:table-cell office:value-type="float" office:value="1.47681037451309E+018" calcext:value-type="float">
            <text:p>1.47681037451309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681025611435E+018" calcext:value-type="float">
            <text:p>1.47681025611435E+018</text:p>
          </table:table-cell>
          <table:table-cell office:value-type="float" office:value="1.4768102564242E+018" calcext:value-type="float">
            <text:p>1.4768102564242E+018</text:p>
          </table:table-cell>
          <table:table-cell office:value-type="float" office:value="1.47681032560585E+018" calcext:value-type="float">
            <text:p>1.47681032560585E+018</text:p>
          </table:table-cell>
          <table:table-cell office:value-type="float" office:value="1.47681032573671E+018" calcext:value-type="float">
            <text:p>1.47681032573671E+018</text:p>
          </table:table-cell>
          <table:table-cell office:value-type="float" office:value="1.47681037429564E+018" calcext:value-type="float">
            <text:p>1.47681037429564E+018</text:p>
          </table:table-cell>
          <table:table-cell office:value-type="float" office:value="1.47681037451518E+018" calcext:value-type="float">
            <text:p>1.47681037451518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68102561147E+018" calcext:value-type="float">
            <text:p>1.4768102561147E+018</text:p>
          </table:table-cell>
          <table:table-cell office:value-type="float" office:value="1.47681025642425E+018" calcext:value-type="float">
            <text:p>1.47681025642425E+018</text:p>
          </table:table-cell>
          <table:table-cell office:value-type="float" office:value="1.47681032560625E+018" calcext:value-type="float">
            <text:p>1.47681032560625E+018</text:p>
          </table:table-cell>
          <table:table-cell office:value-type="float" office:value="1.47681032573677E+018" calcext:value-type="float">
            <text:p>1.47681032573677E+018</text:p>
          </table:table-cell>
          <table:table-cell office:value-type="float" office:value="1.47681037429599E+018" calcext:value-type="float">
            <text:p>1.47681037429599E+018</text:p>
          </table:table-cell>
          <table:table-cell office:value-type="float" office:value="1.47681037451627E+018" calcext:value-type="float">
            <text:p>1.47681037451627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681025611511E+018" calcext:value-type="float">
            <text:p>1.47681025611511E+018</text:p>
          </table:table-cell>
          <table:table-cell office:value-type="float" office:value="1.47681025642444E+018" calcext:value-type="float">
            <text:p>1.47681025642444E+018</text:p>
          </table:table-cell>
          <table:table-cell office:value-type="float" office:value="1.47681032560663E+018" calcext:value-type="float">
            <text:p>1.47681032560663E+018</text:p>
          </table:table-cell>
          <table:table-cell office:value-type="float" office:value="1.47681032573694E+018" calcext:value-type="float">
            <text:p>1.47681032573694E+018</text:p>
          </table:table-cell>
          <table:table-cell office:value-type="float" office:value="1.47681037429639E+018" calcext:value-type="float">
            <text:p>1.47681037429639E+018</text:p>
          </table:table-cell>
          <table:table-cell office:value-type="float" office:value="1.47681037451784E+018" calcext:value-type="float">
            <text:p>1.47681037451784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681025611547E+018" calcext:value-type="float">
            <text:p>1.47681025611547E+018</text:p>
          </table:table-cell>
          <table:table-cell office:value-type="float" office:value="1.47681025642467E+018" calcext:value-type="float">
            <text:p>1.47681025642467E+018</text:p>
          </table:table-cell>
          <table:table-cell office:value-type="float" office:value="1.47681032560699E+018" calcext:value-type="float">
            <text:p>1.47681032560699E+018</text:p>
          </table:table-cell>
          <table:table-cell office:value-type="float" office:value="1.47681032573967E+018" calcext:value-type="float">
            <text:p>1.47681032573967E+018</text:p>
          </table:table-cell>
          <table:table-cell office:value-type="float" office:value="1.47681037429684E+018" calcext:value-type="float">
            <text:p>1.47681037429684E+018</text:p>
          </table:table-cell>
          <table:table-cell office:value-type="float" office:value="1.47681037451838E+018" calcext:value-type="float">
            <text:p>1.47681037451838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681025611582E+018" calcext:value-type="float">
            <text:p>1.47681025611582E+018</text:p>
          </table:table-cell>
          <table:table-cell office:value-type="float" office:value="1.47681025642487E+018" calcext:value-type="float">
            <text:p>1.47681025642487E+018</text:p>
          </table:table-cell>
          <table:table-cell office:value-type="float" office:value="1.4768103256074E+018" calcext:value-type="float">
            <text:p>1.4768103256074E+018</text:p>
          </table:table-cell>
          <table:table-cell office:value-type="float" office:value="1.47681032574041E+018" calcext:value-type="float">
            <text:p>1.47681032574041E+018</text:p>
          </table:table-cell>
          <table:table-cell office:value-type="float" office:value="1.47681037429724E+018" calcext:value-type="float">
            <text:p>1.47681037429724E+018</text:p>
          </table:table-cell>
          <table:table-cell office:value-type="float" office:value="1.47681037452063E+018" calcext:value-type="float">
            <text:p>1.47681037452063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681025611618E+018" calcext:value-type="float">
            <text:p>1.47681025611618E+018</text:p>
          </table:table-cell>
          <table:table-cell office:value-type="float" office:value="1.47681025642547E+018" calcext:value-type="float">
            <text:p>1.47681025642547E+018</text:p>
          </table:table-cell>
          <table:table-cell office:value-type="float" office:value="1.47681032560776E+018" calcext:value-type="float">
            <text:p>1.47681032560776E+018</text:p>
          </table:table-cell>
          <table:table-cell office:value-type="float" office:value="1.47681032574192E+018" calcext:value-type="float">
            <text:p>1.47681032574192E+018</text:p>
          </table:table-cell>
          <table:table-cell office:value-type="float" office:value="1.4768103742976E+018" calcext:value-type="float">
            <text:p>1.4768103742976E+018</text:p>
          </table:table-cell>
          <table:table-cell office:value-type="float" office:value="1.47681037452105E+018" calcext:value-type="float">
            <text:p>1.47681037452105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681025611657E+018" calcext:value-type="float">
            <text:p>1.47681025611657E+018</text:p>
          </table:table-cell>
          <table:table-cell office:value-type="float" office:value="1.47681025642596E+018" calcext:value-type="float">
            <text:p>1.47681025642596E+018</text:p>
          </table:table-cell>
          <table:table-cell office:value-type="float" office:value="1.47681032560816E+018" calcext:value-type="float">
            <text:p>1.47681032560816E+018</text:p>
          </table:table-cell>
          <table:table-cell office:value-type="float" office:value="1.47681032574266E+018" calcext:value-type="float">
            <text:p>1.47681032574266E+018</text:p>
          </table:table-cell>
          <table:table-cell office:value-type="float" office:value="1.47681037429796E+018" calcext:value-type="float">
            <text:p>1.47681037429796E+018</text:p>
          </table:table-cell>
          <table:table-cell office:value-type="float" office:value="1.47681037452257E+018" calcext:value-type="float">
            <text:p>1.47681037452257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681025611692E+018" calcext:value-type="float">
            <text:p>1.47681025611692E+018</text:p>
          </table:table-cell>
          <table:table-cell office:value-type="float" office:value="1.47681025642617E+018" calcext:value-type="float">
            <text:p>1.47681025642617E+018</text:p>
          </table:table-cell>
          <table:table-cell office:value-type="float" office:value="1.47681032560854E+018" calcext:value-type="float">
            <text:p>1.47681032560854E+018</text:p>
          </table:table-cell>
          <table:table-cell office:value-type="float" office:value="1.47681032574342E+018" calcext:value-type="float">
            <text:p>1.47681032574342E+018</text:p>
          </table:table-cell>
          <table:table-cell office:value-type="float" office:value="1.47681037429836E+018" calcext:value-type="float">
            <text:p>1.47681037429836E+018</text:p>
          </table:table-cell>
          <table:table-cell office:value-type="float" office:value="1.47681037452303E+018" calcext:value-type="float">
            <text:p>1.47681037452303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681025611729E+018" calcext:value-type="float">
            <text:p>1.47681025611729E+018</text:p>
          </table:table-cell>
          <table:table-cell office:value-type="float" office:value="1.47681025642638E+018" calcext:value-type="float">
            <text:p>1.47681025642638E+018</text:p>
          </table:table-cell>
          <table:table-cell office:value-type="float" office:value="1.4768103256089E+018" calcext:value-type="float">
            <text:p>1.4768103256089E+018</text:p>
          </table:table-cell>
          <table:table-cell office:value-type="float" office:value="1.47681032574564E+018" calcext:value-type="float">
            <text:p>1.47681032574564E+018</text:p>
          </table:table-cell>
          <table:table-cell office:value-type="float" office:value="1.47681037429872E+018" calcext:value-type="float">
            <text:p>1.47681037429872E+018</text:p>
          </table:table-cell>
          <table:table-cell office:value-type="float" office:value="1.47681037452441E+018" calcext:value-type="float">
            <text:p>1.47681037452441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681025611768E+018" calcext:value-type="float">
            <text:p>1.47681025611768E+018</text:p>
          </table:table-cell>
          <table:table-cell office:value-type="float" office:value="1.47681025642697E+018" calcext:value-type="float">
            <text:p>1.47681025642697E+018</text:p>
          </table:table-cell>
          <table:table-cell office:value-type="float" office:value="1.47681032560925E+018" calcext:value-type="float">
            <text:p>1.47681032560925E+018</text:p>
          </table:table-cell>
          <table:table-cell office:value-type="float" office:value="1.47681032574603E+018" calcext:value-type="float">
            <text:p>1.47681032574603E+018</text:p>
          </table:table-cell>
          <table:table-cell office:value-type="float" office:value="1.47681037429922E+018" calcext:value-type="float">
            <text:p>1.47681037429922E+018</text:p>
          </table:table-cell>
          <table:table-cell office:value-type="float" office:value="1.47681037452544E+018" calcext:value-type="float">
            <text:p>1.47681037452544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681025611803E+018" calcext:value-type="float">
            <text:p>1.47681025611803E+018</text:p>
          </table:table-cell>
          <table:table-cell office:value-type="float" office:value="1.47681025642722E+018" calcext:value-type="float">
            <text:p>1.47681025642722E+018</text:p>
          </table:table-cell>
          <table:table-cell office:value-type="float" office:value="1.47681032560965E+018" calcext:value-type="float">
            <text:p>1.47681032560965E+018</text:p>
          </table:table-cell>
          <table:table-cell office:value-type="float" office:value="1.47681032574642E+018" calcext:value-type="float">
            <text:p>1.47681032574642E+018</text:p>
          </table:table-cell>
          <table:table-cell office:value-type="float" office:value="1.47681037429959E+018" calcext:value-type="float">
            <text:p>1.47681037429959E+018</text:p>
          </table:table-cell>
          <table:table-cell office:value-type="float" office:value="1.47681037452735E+018" calcext:value-type="float">
            <text:p>1.47681037452735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681025611838E+018" calcext:value-type="float">
            <text:p>1.47681025611838E+018</text:p>
          </table:table-cell>
          <table:table-cell office:value-type="float" office:value="1.47681025642767E+018" calcext:value-type="float">
            <text:p>1.47681025642767E+018</text:p>
          </table:table-cell>
          <table:table-cell office:value-type="float" office:value="1.47681032561001E+018" calcext:value-type="float">
            <text:p>1.47681032561001E+018</text:p>
          </table:table-cell>
          <table:table-cell office:value-type="float" office:value="1.47681032574769E+018" calcext:value-type="float">
            <text:p>1.47681032574769E+018</text:p>
          </table:table-cell>
          <table:table-cell office:value-type="float" office:value="1.47681037430008E+018" calcext:value-type="float">
            <text:p>1.47681037430008E+018</text:p>
          </table:table-cell>
          <table:table-cell office:value-type="float" office:value="1.47681037452843E+018" calcext:value-type="float">
            <text:p>1.47681037452843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681025611874E+018" calcext:value-type="float">
            <text:p>1.47681025611874E+018</text:p>
          </table:table-cell>
          <table:table-cell office:value-type="float" office:value="1.47681025642787E+018" calcext:value-type="float">
            <text:p>1.47681025642787E+018</text:p>
          </table:table-cell>
          <table:table-cell office:value-type="float" office:value="1.47681032561039E+018" calcext:value-type="float">
            <text:p>1.47681032561039E+018</text:p>
          </table:table-cell>
          <table:table-cell office:value-type="float" office:value="1.47681032574877E+018" calcext:value-type="float">
            <text:p>1.47681032574877E+018</text:p>
          </table:table-cell>
          <table:table-cell office:value-type="float" office:value="1.47681037430113E+018" calcext:value-type="float">
            <text:p>1.47681037430113E+018</text:p>
          </table:table-cell>
          <table:table-cell office:value-type="float" office:value="1.4768103745302E+018" calcext:value-type="float">
            <text:p>1.4768103745302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681025611912E+018" calcext:value-type="float">
            <text:p>1.47681025611912E+018</text:p>
          </table:table-cell>
          <table:table-cell office:value-type="float" office:value="1.47681025642805E+018" calcext:value-type="float">
            <text:p>1.47681025642805E+018</text:p>
          </table:table-cell>
          <table:table-cell office:value-type="float" office:value="1.47681032561077E+018" calcext:value-type="float">
            <text:p>1.47681032561077E+018</text:p>
          </table:table-cell>
          <table:table-cell office:value-type="float" office:value="1.47681032574917E+018" calcext:value-type="float">
            <text:p>1.47681032574917E+018</text:p>
          </table:table-cell>
          <table:table-cell office:value-type="float" office:value="1.4768103743015E+018" calcext:value-type="float">
            <text:p>1.4768103743015E+018</text:p>
          </table:table-cell>
          <table:table-cell office:value-type="float" office:value="1.47681037453387E+018" calcext:value-type="float">
            <text:p>1.47681037453387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681025611947E+018" calcext:value-type="float">
            <text:p>1.47681025611947E+018</text:p>
          </table:table-cell>
          <table:table-cell office:value-type="float" office:value="1.47681025642847E+018" calcext:value-type="float">
            <text:p>1.47681025642847E+018</text:p>
          </table:table-cell>
          <table:table-cell office:value-type="float" office:value="1.47681032561112E+018" calcext:value-type="float">
            <text:p>1.47681032561112E+018</text:p>
          </table:table-cell>
          <table:table-cell office:value-type="float" office:value="1.47681032574995E+018" calcext:value-type="float">
            <text:p>1.47681032574995E+018</text:p>
          </table:table-cell>
          <table:table-cell office:value-type="float" office:value="1.47681037430187E+018" calcext:value-type="float">
            <text:p>1.47681037430187E+018</text:p>
          </table:table-cell>
          <table:table-cell office:value-type="float" office:value="1.47681037453446E+018" calcext:value-type="float">
            <text:p>1.47681037453446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681025611983E+018" calcext:value-type="float">
            <text:p>1.47681025611983E+018</text:p>
          </table:table-cell>
          <table:table-cell office:value-type="float" office:value="1.47681025642853E+018" calcext:value-type="float">
            <text:p>1.47681025642853E+018</text:p>
          </table:table-cell>
          <table:table-cell office:value-type="float" office:value="1.47681032561155E+018" calcext:value-type="float">
            <text:p>1.47681032561155E+018</text:p>
          </table:table-cell>
          <table:table-cell office:value-type="float" office:value="1.47681032575089E+018" calcext:value-type="float">
            <text:p>1.47681032575089E+018</text:p>
          </table:table-cell>
          <table:table-cell office:value-type="float" office:value="1.47681037430223E+018" calcext:value-type="float">
            <text:p>1.47681037430223E+018</text:p>
          </table:table-cell>
          <table:table-cell office:value-type="float" office:value="1.47681037453633E+018" calcext:value-type="float">
            <text:p>1.47681037453633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681025612024E+018" calcext:value-type="float">
            <text:p>1.47681025612024E+018</text:p>
          </table:table-cell>
          <table:table-cell office:value-type="float" office:value="1.47681025642859E+018" calcext:value-type="float">
            <text:p>1.47681025642859E+018</text:p>
          </table:table-cell>
          <table:table-cell office:value-type="float" office:value="1.4768103256119E+018" calcext:value-type="float">
            <text:p>1.4768103256119E+018</text:p>
          </table:table-cell>
          <table:table-cell office:value-type="float" office:value="1.47681032575117E+018" calcext:value-type="float">
            <text:p>1.47681032575117E+018</text:p>
          </table:table-cell>
          <table:table-cell office:value-type="float" office:value="1.47681037430265E+018" calcext:value-type="float">
            <text:p>1.47681037430265E+018</text:p>
          </table:table-cell>
          <table:table-cell office:value-type="float" office:value="1.47681037453681E+018" calcext:value-type="float">
            <text:p>1.47681037453681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68102561206E+018" calcext:value-type="float">
            <text:p>1.4768102561206E+018</text:p>
          </table:table-cell>
          <table:table-cell office:value-type="float" office:value="1.47681025642864E+018" calcext:value-type="float">
            <text:p>1.47681025642864E+018</text:p>
          </table:table-cell>
          <table:table-cell office:value-type="float" office:value="1.47681032561225E+018" calcext:value-type="float">
            <text:p>1.47681032561225E+018</text:p>
          </table:table-cell>
          <table:table-cell office:value-type="float" office:value="1.47681032575123E+018" calcext:value-type="float">
            <text:p>1.47681032575123E+018</text:p>
          </table:table-cell>
          <table:table-cell office:value-type="float" office:value="1.47681037430301E+018" calcext:value-type="float">
            <text:p>1.47681037430301E+018</text:p>
          </table:table-cell>
          <table:table-cell office:value-type="float" office:value="1.47681037454295E+018" calcext:value-type="float">
            <text:p>1.47681037454295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681025612096E+018" calcext:value-type="float">
            <text:p>1.47681025612096E+018</text:p>
          </table:table-cell>
          <table:table-cell office:value-type="float" office:value="1.4768102564287E+018" calcext:value-type="float">
            <text:p>1.4768102564287E+018</text:p>
          </table:table-cell>
          <table:table-cell office:value-type="float" office:value="1.47681032561261E+018" calcext:value-type="float">
            <text:p>1.47681032561261E+018</text:p>
          </table:table-cell>
          <table:table-cell office:value-type="float" office:value="1.47681032575129E+018" calcext:value-type="float">
            <text:p>1.47681032575129E+018</text:p>
          </table:table-cell>
          <table:table-cell office:value-type="float" office:value="1.47681037430335E+018" calcext:value-type="float">
            <text:p>1.47681037430335E+018</text:p>
          </table:table-cell>
          <table:table-cell office:value-type="float" office:value="1.47681037454324E+018" calcext:value-type="float">
            <text:p>1.47681037454324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681025612133E+018" calcext:value-type="float">
            <text:p>1.47681025612133E+018</text:p>
          </table:table-cell>
          <table:table-cell office:value-type="float" office:value="1.47681025642875E+018" calcext:value-type="float">
            <text:p>1.47681025642875E+018</text:p>
          </table:table-cell>
          <table:table-cell office:value-type="float" office:value="1.47681032561296E+018" calcext:value-type="float">
            <text:p>1.47681032561296E+018</text:p>
          </table:table-cell>
          <table:table-cell office:value-type="float" office:value="1.47681032575155E+018" calcext:value-type="float">
            <text:p>1.47681032575155E+018</text:p>
          </table:table-cell>
          <table:table-cell office:value-type="float" office:value="1.47681037430371E+018" calcext:value-type="float">
            <text:p>1.47681037430371E+018</text:p>
          </table:table-cell>
          <table:table-cell office:value-type="float" office:value="1.47681037454391E+018" calcext:value-type="float">
            <text:p>1.47681037454391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681025612168E+018" calcext:value-type="float">
            <text:p>1.47681025612168E+018</text:p>
          </table:table-cell>
          <table:table-cell office:value-type="float" office:value="1.47681025642892E+018" calcext:value-type="float">
            <text:p>1.47681025642892E+018</text:p>
          </table:table-cell>
          <table:table-cell office:value-type="float" office:value="1.47681032561335E+018" calcext:value-type="float">
            <text:p>1.47681032561335E+018</text:p>
          </table:table-cell>
          <table:table-cell office:value-type="float" office:value="1.47681032575161E+018" calcext:value-type="float">
            <text:p>1.47681032575161E+018</text:p>
          </table:table-cell>
          <table:table-cell office:value-type="float" office:value="1.47681037430406E+018" calcext:value-type="float">
            <text:p>1.47681037430406E+018</text:p>
          </table:table-cell>
          <table:table-cell office:value-type="float" office:value="1.47681037454417E+018" calcext:value-type="float">
            <text:p>1.47681037454417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681025612206E+018" calcext:value-type="float">
            <text:p>1.47681025612206E+018</text:p>
          </table:table-cell>
          <table:table-cell office:value-type="float" office:value="1.4768102564291E+018" calcext:value-type="float">
            <text:p>1.4768102564291E+018</text:p>
          </table:table-cell>
          <table:table-cell office:value-type="float" office:value="1.47681032561371E+018" calcext:value-type="float">
            <text:p>1.47681032561371E+018</text:p>
          </table:table-cell>
          <table:table-cell office:value-type="float" office:value="1.47681032575167E+018" calcext:value-type="float">
            <text:p>1.47681032575167E+018</text:p>
          </table:table-cell>
          <table:table-cell office:value-type="float" office:value="1.47681037430445E+018" calcext:value-type="float">
            <text:p>1.47681037430445E+018</text:p>
          </table:table-cell>
          <table:table-cell office:value-type="float" office:value="1.47681037454456E+018" calcext:value-type="float">
            <text:p>1.47681037454456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681025612242E+018" calcext:value-type="float">
            <text:p>1.47681025612242E+018</text:p>
          </table:table-cell>
          <table:table-cell office:value-type="float" office:value="1.47681025642948E+018" calcext:value-type="float">
            <text:p>1.47681025642948E+018</text:p>
          </table:table-cell>
          <table:table-cell office:value-type="float" office:value="1.47681032561406E+018" calcext:value-type="float">
            <text:p>1.47681032561406E+018</text:p>
          </table:table-cell>
          <table:table-cell office:value-type="float" office:value="1.47681032575185E+018" calcext:value-type="float">
            <text:p>1.47681032575185E+018</text:p>
          </table:table-cell>
          <table:table-cell office:value-type="float" office:value="1.4768103743048E+018" calcext:value-type="float">
            <text:p>1.4768103743048E+018</text:p>
          </table:table-cell>
          <table:table-cell office:value-type="float" office:value="1.47681037454558E+018" calcext:value-type="float">
            <text:p>1.47681037454558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68102561228E+018" calcext:value-type="float">
            <text:p>1.4768102561228E+018</text:p>
          </table:table-cell>
          <table:table-cell office:value-type="float" office:value="1.47681025642996E+018" calcext:value-type="float">
            <text:p>1.47681025642996E+018</text:p>
          </table:table-cell>
          <table:table-cell office:value-type="float" office:value="1.47681032561447E+018" calcext:value-type="float">
            <text:p>1.47681032561447E+018</text:p>
          </table:table-cell>
          <table:table-cell office:value-type="float" office:value="1.47681032575202E+018" calcext:value-type="float">
            <text:p>1.47681032575202E+018</text:p>
          </table:table-cell>
          <table:table-cell office:value-type="float" office:value="1.47681037430515E+018" calcext:value-type="float">
            <text:p>1.47681037430515E+018</text:p>
          </table:table-cell>
          <table:table-cell office:value-type="float" office:value="1.47681037454604E+018" calcext:value-type="float">
            <text:p>1.47681037454604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681025612317E+018" calcext:value-type="float">
            <text:p>1.47681025612317E+018</text:p>
          </table:table-cell>
          <table:table-cell office:value-type="float" office:value="1.47681025643022E+018" calcext:value-type="float">
            <text:p>1.47681025643022E+018</text:p>
          </table:table-cell>
          <table:table-cell office:value-type="float" office:value="1.47681032561483E+018" calcext:value-type="float">
            <text:p>1.47681032561483E+018</text:p>
          </table:table-cell>
          <table:table-cell office:value-type="float" office:value="1.47681032575311E+018" calcext:value-type="float">
            <text:p>1.47681032575311E+018</text:p>
          </table:table-cell>
          <table:table-cell office:value-type="float" office:value="1.47681037430551E+018" calcext:value-type="float">
            <text:p>1.47681037430551E+018</text:p>
          </table:table-cell>
          <table:table-cell office:value-type="float" office:value="1.47681037454642E+018" calcext:value-type="float">
            <text:p>1.47681037454642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681025612352E+018" calcext:value-type="float">
            <text:p>1.47681025612352E+018</text:p>
          </table:table-cell>
          <table:table-cell office:value-type="float" office:value="1.47681025643028E+018" calcext:value-type="float">
            <text:p>1.47681025643028E+018</text:p>
          </table:table-cell>
          <table:table-cell office:value-type="float" office:value="1.47681032561518E+018" calcext:value-type="float">
            <text:p>1.47681032561518E+018</text:p>
          </table:table-cell>
          <table:table-cell office:value-type="float" office:value="1.4768103257543E+018" calcext:value-type="float">
            <text:p>1.4768103257543E+018</text:p>
          </table:table-cell>
          <table:table-cell office:value-type="float" office:value="1.47681037430585E+018" calcext:value-type="float">
            <text:p>1.47681037430585E+018</text:p>
          </table:table-cell>
          <table:table-cell office:value-type="float" office:value="1.47681037454653E+018" calcext:value-type="float">
            <text:p>1.47681037454653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681025612389E+018" calcext:value-type="float">
            <text:p>1.47681025612389E+018</text:p>
          </table:table-cell>
          <table:table-cell office:value-type="float" office:value="1.47681025643056E+018" calcext:value-type="float">
            <text:p>1.47681025643056E+018</text:p>
          </table:table-cell>
          <table:table-cell office:value-type="float" office:value="1.47681032561554E+018" calcext:value-type="float">
            <text:p>1.47681032561554E+018</text:p>
          </table:table-cell>
          <table:table-cell office:value-type="float" office:value="1.47681032575504E+018" calcext:value-type="float">
            <text:p>1.47681032575504E+018</text:p>
          </table:table-cell>
          <table:table-cell office:value-type="float" office:value="1.47681037430625E+018" calcext:value-type="float">
            <text:p>1.47681037430625E+018</text:p>
          </table:table-cell>
          <table:table-cell office:value-type="float" office:value="1.47681037454663E+018" calcext:value-type="float">
            <text:p>1.47681037454663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681025612427E+018" calcext:value-type="float">
            <text:p>1.47681025612427E+018</text:p>
          </table:table-cell>
          <table:table-cell office:value-type="float" office:value="1.47681025643062E+018" calcext:value-type="float">
            <text:p>1.47681025643062E+018</text:p>
          </table:table-cell>
          <table:table-cell office:value-type="float" office:value="1.47681032561589E+018" calcext:value-type="float">
            <text:p>1.47681032561589E+018</text:p>
          </table:table-cell>
          <table:table-cell office:value-type="float" office:value="1.47681032575586E+018" calcext:value-type="float">
            <text:p>1.47681032575586E+018</text:p>
          </table:table-cell>
          <table:table-cell office:value-type="float" office:value="1.47681037430662E+018" calcext:value-type="float">
            <text:p>1.47681037430662E+018</text:p>
          </table:table-cell>
          <table:table-cell office:value-type="float" office:value="1.47681037454686E+018" calcext:value-type="float">
            <text:p>1.47681037454686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681025612462E+018" calcext:value-type="float">
            <text:p>1.47681025612462E+018</text:p>
          </table:table-cell>
          <table:table-cell office:value-type="float" office:value="1.47681025643067E+018" calcext:value-type="float">
            <text:p>1.47681025643067E+018</text:p>
          </table:table-cell>
          <table:table-cell office:value-type="float" office:value="1.47681032561635E+018" calcext:value-type="float">
            <text:p>1.47681032561635E+018</text:p>
          </table:table-cell>
          <table:table-cell office:value-type="float" office:value="1.47681032575743E+018" calcext:value-type="float">
            <text:p>1.47681032575743E+018</text:p>
          </table:table-cell>
          <table:table-cell office:value-type="float" office:value="1.47681037430697E+018" calcext:value-type="float">
            <text:p>1.47681037430697E+018</text:p>
          </table:table-cell>
          <table:table-cell office:value-type="float" office:value="1.47681037454717E+018" calcext:value-type="float">
            <text:p>1.47681037454717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681025612498E+018" calcext:value-type="float">
            <text:p>1.47681025612498E+018</text:p>
          </table:table-cell>
          <table:table-cell office:value-type="float" office:value="1.47681025643073E+018" calcext:value-type="float">
            <text:p>1.47681025643073E+018</text:p>
          </table:table-cell>
          <table:table-cell office:value-type="float" office:value="1.47681032561671E+018" calcext:value-type="float">
            <text:p>1.47681032561671E+018</text:p>
          </table:table-cell>
          <table:table-cell office:value-type="float" office:value="1.4768103257582E+018" calcext:value-type="float">
            <text:p>1.4768103257582E+018</text:p>
          </table:table-cell>
          <table:table-cell office:value-type="float" office:value="1.47681037430732E+018" calcext:value-type="float">
            <text:p>1.47681037430732E+018</text:p>
          </table:table-cell>
          <table:table-cell office:value-type="float" office:value="1.47681037454726E+018" calcext:value-type="float">
            <text:p>1.47681037454726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681025612534E+018" calcext:value-type="float">
            <text:p>1.47681025612534E+018</text:p>
          </table:table-cell>
          <table:table-cell office:value-type="float" office:value="1.47681025643092E+018" calcext:value-type="float">
            <text:p>1.47681025643092E+018</text:p>
          </table:table-cell>
          <table:table-cell office:value-type="float" office:value="1.47681032561706E+018" calcext:value-type="float">
            <text:p>1.47681032561706E+018</text:p>
          </table:table-cell>
          <table:table-cell office:value-type="float" office:value="1.4768103257586E+018" calcext:value-type="float">
            <text:p>1.4768103257586E+018</text:p>
          </table:table-cell>
          <table:table-cell office:value-type="float" office:value="1.47681037430767E+018" calcext:value-type="float">
            <text:p>1.47681037430767E+018</text:p>
          </table:table-cell>
          <table:table-cell office:value-type="float" office:value="1.47681037454732E+018" calcext:value-type="float">
            <text:p>1.47681037454732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681025612573E+018" calcext:value-type="float">
            <text:p>1.47681025612573E+018</text:p>
          </table:table-cell>
          <table:table-cell office:value-type="float" office:value="1.47681025643117E+018" calcext:value-type="float">
            <text:p>1.47681025643117E+018</text:p>
          </table:table-cell>
          <table:table-cell office:value-type="float" office:value="1.47681032561746E+018" calcext:value-type="float">
            <text:p>1.47681032561746E+018</text:p>
          </table:table-cell>
          <table:table-cell office:value-type="float" office:value="1.47681032576115E+018" calcext:value-type="float">
            <text:p>1.47681032576115E+018</text:p>
          </table:table-cell>
          <table:table-cell office:value-type="float" office:value="1.47681037430802E+018" calcext:value-type="float">
            <text:p>1.47681037430802E+018</text:p>
          </table:table-cell>
          <table:table-cell office:value-type="float" office:value="1.47681037454752E+018" calcext:value-type="float">
            <text:p>1.47681037454752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681025612608E+018" calcext:value-type="float">
            <text:p>1.47681025612608E+018</text:p>
          </table:table-cell>
          <table:table-cell office:value-type="float" office:value="1.47681025643151E+018" calcext:value-type="float">
            <text:p>1.47681025643151E+018</text:p>
          </table:table-cell>
          <table:table-cell office:value-type="float" office:value="1.47681032561782E+018" calcext:value-type="float">
            <text:p>1.47681032561782E+018</text:p>
          </table:table-cell>
          <table:table-cell office:value-type="float" office:value="1.4768103257614E+018" calcext:value-type="float">
            <text:p>1.4768103257614E+018</text:p>
          </table:table-cell>
          <table:table-cell office:value-type="float" office:value="1.47681037430841E+018" calcext:value-type="float">
            <text:p>1.47681037430841E+018</text:p>
          </table:table-cell>
          <table:table-cell office:value-type="float" office:value="1.47681037454774E+018" calcext:value-type="float">
            <text:p>1.47681037454774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681025612649E+018" calcext:value-type="float">
            <text:p>1.47681025612649E+018</text:p>
          </table:table-cell>
          <table:table-cell office:value-type="float" office:value="1.47681025643173E+018" calcext:value-type="float">
            <text:p>1.47681025643173E+018</text:p>
          </table:table-cell>
          <table:table-cell office:value-type="float" office:value="1.47681032561848E+018" calcext:value-type="float">
            <text:p>1.47681032561848E+018</text:p>
          </table:table-cell>
          <table:table-cell office:value-type="float" office:value="1.47681032576146E+018" calcext:value-type="float">
            <text:p>1.47681032576146E+018</text:p>
          </table:table-cell>
          <table:table-cell office:value-type="float" office:value="1.47681037430881E+018" calcext:value-type="float">
            <text:p>1.47681037430881E+018</text:p>
          </table:table-cell>
          <table:table-cell office:value-type="float" office:value="1.47681037455012E+018" calcext:value-type="float">
            <text:p>1.47681037455012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681025612685E+018" calcext:value-type="float">
            <text:p>1.47681025612685E+018</text:p>
          </table:table-cell>
          <table:table-cell office:value-type="float" office:value="1.47681025643192E+018" calcext:value-type="float">
            <text:p>1.47681025643192E+018</text:p>
          </table:table-cell>
          <table:table-cell office:value-type="float" office:value="1.47681032561886E+018" calcext:value-type="float">
            <text:p>1.47681032561886E+018</text:p>
          </table:table-cell>
          <table:table-cell office:value-type="float" office:value="1.47681032576164E+018" calcext:value-type="float">
            <text:p>1.47681032576164E+018</text:p>
          </table:table-cell>
          <table:table-cell office:value-type="float" office:value="1.47681037430916E+018" calcext:value-type="float">
            <text:p>1.47681037430916E+018</text:p>
          </table:table-cell>
          <table:table-cell office:value-type="float" office:value="1.47681037455066E+018" calcext:value-type="float">
            <text:p>1.47681037455066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68102561272E+018" calcext:value-type="float">
            <text:p>1.4768102561272E+018</text:p>
          </table:table-cell>
          <table:table-cell office:value-type="float" office:value="1.47681025643232E+018" calcext:value-type="float">
            <text:p>1.47681025643232E+018</text:p>
          </table:table-cell>
          <table:table-cell office:value-type="float" office:value="1.47681032561921E+018" calcext:value-type="float">
            <text:p>1.47681032561921E+018</text:p>
          </table:table-cell>
          <table:table-cell office:value-type="float" office:value="1.47681032576183E+018" calcext:value-type="float">
            <text:p>1.47681032576183E+018</text:p>
          </table:table-cell>
          <table:table-cell office:value-type="float" office:value="1.4768103743095E+018" calcext:value-type="float">
            <text:p>1.4768103743095E+018</text:p>
          </table:table-cell>
          <table:table-cell office:value-type="float" office:value="1.47681037455224E+018" calcext:value-type="float">
            <text:p>1.47681037455224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681025612759E+018" calcext:value-type="float">
            <text:p>1.47681025612759E+018</text:p>
          </table:table-cell>
          <table:table-cell office:value-type="float" office:value="1.47681025643255E+018" calcext:value-type="float">
            <text:p>1.47681025643255E+018</text:p>
          </table:table-cell>
          <table:table-cell office:value-type="float" office:value="1.47681032561958E+018" calcext:value-type="float">
            <text:p>1.47681032561958E+018</text:p>
          </table:table-cell>
          <table:table-cell office:value-type="float" office:value="1.476810325762E+018" calcext:value-type="float">
            <text:p>1.476810325762E+018</text:p>
          </table:table-cell>
          <table:table-cell office:value-type="float" office:value="1.47681037430985E+018" calcext:value-type="float">
            <text:p>1.47681037430985E+018</text:p>
          </table:table-cell>
          <table:table-cell office:value-type="float" office:value="1.4768103745528E+018" calcext:value-type="float">
            <text:p>1.4768103745528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681025612797E+018" calcext:value-type="float">
            <text:p>1.47681025612797E+018</text:p>
          </table:table-cell>
          <table:table-cell office:value-type="float" office:value="1.47681025643288E+018" calcext:value-type="float">
            <text:p>1.47681025643288E+018</text:p>
          </table:table-cell>
          <table:table-cell office:value-type="float" office:value="1.47681032561993E+018" calcext:value-type="float">
            <text:p>1.47681032561993E+018</text:p>
          </table:table-cell>
          <table:table-cell office:value-type="float" office:value="1.47681032576221E+018" calcext:value-type="float">
            <text:p>1.47681032576221E+018</text:p>
          </table:table-cell>
          <table:table-cell office:value-type="float" office:value="1.47681037431025E+018" calcext:value-type="float">
            <text:p>1.47681037431025E+018</text:p>
          </table:table-cell>
          <table:table-cell office:value-type="float" office:value="1.47681037455342E+018" calcext:value-type="float">
            <text:p>1.47681037455342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681025612834E+018" calcext:value-type="float">
            <text:p>1.47681025612834E+018</text:p>
          </table:table-cell>
          <table:table-cell office:value-type="float" office:value="1.47681025643294E+018" calcext:value-type="float">
            <text:p>1.47681025643294E+018</text:p>
          </table:table-cell>
          <table:table-cell office:value-type="float" office:value="1.47681032562036E+018" calcext:value-type="float">
            <text:p>1.47681032562036E+018</text:p>
          </table:table-cell>
          <table:table-cell office:value-type="float" office:value="1.47681032576326E+018" calcext:value-type="float">
            <text:p>1.47681032576326E+018</text:p>
          </table:table-cell>
          <table:table-cell office:value-type="float" office:value="1.47681037431061E+018" calcext:value-type="float">
            <text:p>1.47681037431061E+018</text:p>
          </table:table-cell>
          <table:table-cell office:value-type="float" office:value="1.4768103745598E+018" calcext:value-type="float">
            <text:p>1.4768103745598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681025612874E+018" calcext:value-type="float">
            <text:p>1.47681025612874E+018</text:p>
          </table:table-cell>
          <table:table-cell office:value-type="float" office:value="1.47681025643299E+018" calcext:value-type="float">
            <text:p>1.47681025643299E+018</text:p>
          </table:table-cell>
          <table:table-cell office:value-type="float" office:value="1.47681032562073E+018" calcext:value-type="float">
            <text:p>1.47681032562073E+018</text:p>
          </table:table-cell>
          <table:table-cell office:value-type="float" office:value="1.47681032576353E+018" calcext:value-type="float">
            <text:p>1.47681032576353E+018</text:p>
          </table:table-cell>
          <table:table-cell office:value-type="float" office:value="1.47681037431095E+018" calcext:value-type="float">
            <text:p>1.47681037431095E+018</text:p>
          </table:table-cell>
          <table:table-cell office:value-type="float" office:value="1.47681037456037E+018" calcext:value-type="float">
            <text:p>1.47681037456037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681025612912E+018" calcext:value-type="float">
            <text:p>1.47681025612912E+018</text:p>
          </table:table-cell>
          <table:table-cell office:value-type="float" office:value="1.47681025643305E+018" calcext:value-type="float">
            <text:p>1.47681025643305E+018</text:p>
          </table:table-cell>
          <table:table-cell office:value-type="float" office:value="1.47681032562112E+018" calcext:value-type="float">
            <text:p>1.47681032562112E+018</text:p>
          </table:table-cell>
          <table:table-cell office:value-type="float" office:value="1.47681032576514E+018" calcext:value-type="float">
            <text:p>1.47681032576514E+018</text:p>
          </table:table-cell>
          <table:table-cell office:value-type="float" office:value="1.4768103743113E+018" calcext:value-type="float">
            <text:p>1.4768103743113E+018</text:p>
          </table:table-cell>
          <table:table-cell office:value-type="float" office:value="1.47681037456063E+018" calcext:value-type="float">
            <text:p>1.47681037456063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681025612952E+018" calcext:value-type="float">
            <text:p>1.47681025612952E+018</text:p>
          </table:table-cell>
          <table:table-cell office:value-type="float" office:value="1.47681025643321E+018" calcext:value-type="float">
            <text:p>1.47681025643321E+018</text:p>
          </table:table-cell>
          <table:table-cell office:value-type="float" office:value="1.47681032562182E+018" calcext:value-type="float">
            <text:p>1.47681032562182E+018</text:p>
          </table:table-cell>
          <table:table-cell office:value-type="float" office:value="1.476810325766E+018" calcext:value-type="float">
            <text:p>1.476810325766E+018</text:p>
          </table:table-cell>
          <table:table-cell office:value-type="float" office:value="1.47681037431165E+018" calcext:value-type="float">
            <text:p>1.47681037431165E+018</text:p>
          </table:table-cell>
          <table:table-cell office:value-type="float" office:value="1.4768103745609E+018" calcext:value-type="float">
            <text:p>1.4768103745609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681025612993E+018" calcext:value-type="float">
            <text:p>1.47681025612993E+018</text:p>
          </table:table-cell>
          <table:table-cell office:value-type="float" office:value="1.47681025643342E+018" calcext:value-type="float">
            <text:p>1.47681025643342E+018</text:p>
          </table:table-cell>
          <table:table-cell office:value-type="float" office:value="1.47681032562224E+018" calcext:value-type="float">
            <text:p>1.47681032562224E+018</text:p>
          </table:table-cell>
          <table:table-cell office:value-type="float" office:value="1.47681032576635E+018" calcext:value-type="float">
            <text:p>1.47681032576635E+018</text:p>
          </table:table-cell>
          <table:table-cell office:value-type="float" office:value="1.476810374312E+018" calcext:value-type="float">
            <text:p>1.476810374312E+018</text:p>
          </table:table-cell>
          <table:table-cell office:value-type="float" office:value="1.47681037456413E+018" calcext:value-type="float">
            <text:p>1.47681037456413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68102561303E+018" calcext:value-type="float">
            <text:p>1.4768102561303E+018</text:p>
          </table:table-cell>
          <table:table-cell office:value-type="float" office:value="1.47681025643399E+018" calcext:value-type="float">
            <text:p>1.47681025643399E+018</text:p>
          </table:table-cell>
          <table:table-cell office:value-type="float" office:value="1.47681032562262E+018" calcext:value-type="float">
            <text:p>1.47681032562262E+018</text:p>
          </table:table-cell>
          <table:table-cell office:value-type="float" office:value="1.47681032576692E+018" calcext:value-type="float">
            <text:p>1.47681032576692E+018</text:p>
          </table:table-cell>
          <table:table-cell office:value-type="float" office:value="1.47681037431234E+018" calcext:value-type="float">
            <text:p>1.47681037431234E+018</text:p>
          </table:table-cell>
          <table:table-cell office:value-type="float" office:value="1.47681037456709E+018" calcext:value-type="float">
            <text:p>1.47681037456709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681025613066E+018" calcext:value-type="float">
            <text:p>1.47681025613066E+018</text:p>
          </table:table-cell>
          <table:table-cell office:value-type="float" office:value="1.47681025643426E+018" calcext:value-type="float">
            <text:p>1.47681025643426E+018</text:p>
          </table:table-cell>
          <table:table-cell office:value-type="float" office:value="1.47681032562437E+018" calcext:value-type="float">
            <text:p>1.47681032562437E+018</text:p>
          </table:table-cell>
          <table:table-cell office:value-type="float" office:value="1.47681032576715E+018" calcext:value-type="float">
            <text:p>1.47681032576715E+018</text:p>
          </table:table-cell>
          <table:table-cell office:value-type="float" office:value="1.47681037431269E+018" calcext:value-type="float">
            <text:p>1.47681037431269E+018</text:p>
          </table:table-cell>
          <table:table-cell office:value-type="float" office:value="1.4768103745674E+018" calcext:value-type="float">
            <text:p>1.4768103745674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681025613102E+018" calcext:value-type="float">
            <text:p>1.47681025613102E+018</text:p>
          </table:table-cell>
          <table:table-cell office:value-type="float" office:value="1.47681025643478E+018" calcext:value-type="float">
            <text:p>1.47681025643478E+018</text:p>
          </table:table-cell>
          <table:table-cell office:value-type="float" office:value="1.4768103256248E+018" calcext:value-type="float">
            <text:p>1.4768103256248E+018</text:p>
          </table:table-cell>
          <table:table-cell office:value-type="float" office:value="1.47681032576721E+018" calcext:value-type="float">
            <text:p>1.47681032576721E+018</text:p>
          </table:table-cell>
          <table:table-cell office:value-type="float" office:value="1.47681037431303E+018" calcext:value-type="float">
            <text:p>1.47681037431303E+018</text:p>
          </table:table-cell>
          <table:table-cell office:value-type="float" office:value="1.47681037456761E+018" calcext:value-type="float">
            <text:p>1.47681037456761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681025613137E+018" calcext:value-type="float">
            <text:p>1.47681025613137E+018</text:p>
          </table:table-cell>
          <table:table-cell office:value-type="float" office:value="1.4768102564351E+018" calcext:value-type="float">
            <text:p>1.4768102564351E+018</text:p>
          </table:table-cell>
          <table:table-cell office:value-type="float" office:value="1.47681032562517E+018" calcext:value-type="float">
            <text:p>1.47681032562517E+018</text:p>
          </table:table-cell>
          <table:table-cell office:value-type="float" office:value="1.47681032576743E+018" calcext:value-type="float">
            <text:p>1.47681032576743E+018</text:p>
          </table:table-cell>
          <table:table-cell office:value-type="float" office:value="1.47681037431338E+018" calcext:value-type="float">
            <text:p>1.47681037431338E+018</text:p>
          </table:table-cell>
          <table:table-cell office:value-type="float" office:value="1.47681037456783E+018" calcext:value-type="float">
            <text:p>1.47681037456783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681025613172E+018" calcext:value-type="float">
            <text:p>1.47681025613172E+018</text:p>
          </table:table-cell>
          <table:table-cell office:value-type="float" office:value="1.47681025643536E+018" calcext:value-type="float">
            <text:p>1.47681025643536E+018</text:p>
          </table:table-cell>
          <table:table-cell office:value-type="float" office:value="1.47681032562552E+018" calcext:value-type="float">
            <text:p>1.47681032562552E+018</text:p>
          </table:table-cell>
          <table:table-cell office:value-type="float" office:value="1.47681032576749E+018" calcext:value-type="float">
            <text:p>1.47681032576749E+018</text:p>
          </table:table-cell>
          <table:table-cell office:value-type="float" office:value="1.47681037431377E+018" calcext:value-type="float">
            <text:p>1.47681037431377E+018</text:p>
          </table:table-cell>
          <table:table-cell office:value-type="float" office:value="1.47681037456805E+018" calcext:value-type="float">
            <text:p>1.47681037456805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68102561321E+018" calcext:value-type="float">
            <text:p>1.4768102561321E+018</text:p>
          </table:table-cell>
          <table:table-cell office:value-type="float" office:value="1.47681025643557E+018" calcext:value-type="float">
            <text:p>1.47681025643557E+018</text:p>
          </table:table-cell>
          <table:table-cell office:value-type="float" office:value="1.47681032562588E+018" calcext:value-type="float">
            <text:p>1.47681032562588E+018</text:p>
          </table:table-cell>
          <table:table-cell office:value-type="float" office:value="1.47681032576766E+018" calcext:value-type="float">
            <text:p>1.47681032576766E+018</text:p>
          </table:table-cell>
          <table:table-cell office:value-type="float" office:value="1.47681037431412E+018" calcext:value-type="float">
            <text:p>1.47681037431412E+018</text:p>
          </table:table-cell>
          <table:table-cell office:value-type="float" office:value="1.47681037456833E+018" calcext:value-type="float">
            <text:p>1.47681037456833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681025613246E+018" calcext:value-type="float">
            <text:p>1.47681025613246E+018</text:p>
          </table:table-cell>
          <table:table-cell office:value-type="float" office:value="1.4768102564358E+018" calcext:value-type="float">
            <text:p>1.4768102564358E+018</text:p>
          </table:table-cell>
          <table:table-cell office:value-type="float" office:value="1.47681032562628E+018" calcext:value-type="float">
            <text:p>1.47681032562628E+018</text:p>
          </table:table-cell>
          <table:table-cell office:value-type="float" office:value="1.47681032577068E+018" calcext:value-type="float">
            <text:p>1.47681032577068E+018</text:p>
          </table:table-cell>
          <table:table-cell office:value-type="float" office:value="1.47681037431447E+018" calcext:value-type="float">
            <text:p>1.47681037431447E+018</text:p>
          </table:table-cell>
          <table:table-cell office:value-type="float" office:value="1.4768103745687E+018" calcext:value-type="float">
            <text:p>1.4768103745687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681025613281E+018" calcext:value-type="float">
            <text:p>1.47681025613281E+018</text:p>
          </table:table-cell>
          <table:table-cell office:value-type="float" office:value="1.47681025643586E+018" calcext:value-type="float">
            <text:p>1.47681025643586E+018</text:p>
          </table:table-cell>
          <table:table-cell office:value-type="float" office:value="1.47681032562663E+018" calcext:value-type="float">
            <text:p>1.47681032562663E+018</text:p>
          </table:table-cell>
          <table:table-cell office:value-type="float" office:value="1.47681032577144E+018" calcext:value-type="float">
            <text:p>1.47681032577144E+018</text:p>
          </table:table-cell>
          <table:table-cell office:value-type="float" office:value="1.47681037431483E+018" calcext:value-type="float">
            <text:p>1.47681037431483E+018</text:p>
          </table:table-cell>
          <table:table-cell office:value-type="float" office:value="1.47681037456889E+018" calcext:value-type="float">
            <text:p>1.47681037456889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681025613317E+018" calcext:value-type="float">
            <text:p>1.47681025613317E+018</text:p>
          </table:table-cell>
          <table:table-cell office:value-type="float" office:value="1.47681025643603E+018" calcext:value-type="float">
            <text:p>1.47681025643603E+018</text:p>
          </table:table-cell>
          <table:table-cell office:value-type="float" office:value="1.47681032562712E+018" calcext:value-type="float">
            <text:p>1.47681032562712E+018</text:p>
          </table:table-cell>
          <table:table-cell office:value-type="float" office:value="1.47681032577218E+018" calcext:value-type="float">
            <text:p>1.47681032577218E+018</text:p>
          </table:table-cell>
          <table:table-cell office:value-type="float" office:value="1.47681037431518E+018" calcext:value-type="float">
            <text:p>1.47681037431518E+018</text:p>
          </table:table-cell>
          <table:table-cell office:value-type="float" office:value="1.47681037457789E+018" calcext:value-type="float">
            <text:p>1.47681037457789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681025613351E+018" calcext:value-type="float">
            <text:p>1.47681025613351E+018</text:p>
          </table:table-cell>
          <table:table-cell office:value-type="float" office:value="1.47681025643627E+018" calcext:value-type="float">
            <text:p>1.47681025643627E+018</text:p>
          </table:table-cell>
          <table:table-cell office:value-type="float" office:value="1.47681032562748E+018" calcext:value-type="float">
            <text:p>1.47681032562748E+018</text:p>
          </table:table-cell>
          <table:table-cell office:value-type="float" office:value="1.47681032577438E+018" calcext:value-type="float">
            <text:p>1.47681032577438E+018</text:p>
          </table:table-cell>
          <table:table-cell office:value-type="float" office:value="1.47681037431553E+018" calcext:value-type="float">
            <text:p>1.47681037431553E+018</text:p>
          </table:table-cell>
          <table:table-cell office:value-type="float" office:value="1.47681037457815E+018" calcext:value-type="float">
            <text:p>1.47681037457815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68102561339E+018" calcext:value-type="float">
            <text:p>1.4768102561339E+018</text:p>
          </table:table-cell>
          <table:table-cell office:value-type="float" office:value="1.47681025643644E+018" calcext:value-type="float">
            <text:p>1.47681025643644E+018</text:p>
          </table:table-cell>
          <table:table-cell office:value-type="float" office:value="1.47681032562784E+018" calcext:value-type="float">
            <text:p>1.47681032562784E+018</text:p>
          </table:table-cell>
          <table:table-cell office:value-type="float" office:value="1.47681032577695E+018" calcext:value-type="float">
            <text:p>1.47681032577695E+018</text:p>
          </table:table-cell>
          <table:table-cell office:value-type="float" office:value="1.47681037431587E+018" calcext:value-type="float">
            <text:p>1.47681037431587E+018</text:p>
          </table:table-cell>
          <table:table-cell office:value-type="float" office:value="1.47681037457841E+018" calcext:value-type="float">
            <text:p>1.47681037457841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681025613425E+018" calcext:value-type="float">
            <text:p>1.47681025613425E+018</text:p>
          </table:table-cell>
          <table:table-cell office:value-type="float" office:value="1.47681025643668E+018" calcext:value-type="float">
            <text:p>1.47681025643668E+018</text:p>
          </table:table-cell>
          <table:table-cell office:value-type="float" office:value="1.47681032562901E+018" calcext:value-type="float">
            <text:p>1.47681032562901E+018</text:p>
          </table:table-cell>
          <table:table-cell office:value-type="float" office:value="1.47681032577729E+018" calcext:value-type="float">
            <text:p>1.47681032577729E+018</text:p>
          </table:table-cell>
          <table:table-cell office:value-type="float" office:value="1.47681037431625E+018" calcext:value-type="float">
            <text:p>1.47681037431625E+018</text:p>
          </table:table-cell>
          <table:table-cell office:value-type="float" office:value="1.4768103745785E+018" calcext:value-type="float">
            <text:p>1.4768103745785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681025613461E+018" calcext:value-type="float">
            <text:p>1.47681025613461E+018</text:p>
          </table:table-cell>
          <table:table-cell office:value-type="float" office:value="1.47681025643674E+018" calcext:value-type="float">
            <text:p>1.47681025643674E+018</text:p>
          </table:table-cell>
          <table:table-cell office:value-type="float" office:value="1.47681032562957E+018" calcext:value-type="float">
            <text:p>1.47681032562957E+018</text:p>
          </table:table-cell>
          <table:table-cell office:value-type="float" office:value="1.47681032578529E+018" calcext:value-type="float">
            <text:p>1.47681032578529E+018</text:p>
          </table:table-cell>
          <table:table-cell office:value-type="float" office:value="1.4768103743166E+018" calcext:value-type="float">
            <text:p>1.4768103743166E+018</text:p>
          </table:table-cell>
          <table:table-cell office:value-type="float" office:value="1.47681037457869E+018" calcext:value-type="float">
            <text:p>1.47681037457869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681025613501E+018" calcext:value-type="float">
            <text:p>1.47681025613501E+018</text:p>
          </table:table-cell>
          <table:table-cell office:value-type="float" office:value="1.47681025643746E+018" calcext:value-type="float">
            <text:p>1.47681025643746E+018</text:p>
          </table:table-cell>
          <table:table-cell office:value-type="float" office:value="1.47681032563043E+018" calcext:value-type="float">
            <text:p>1.47681032563043E+018</text:p>
          </table:table-cell>
          <table:table-cell office:value-type="float" office:value="1.47681032578562E+018" calcext:value-type="float">
            <text:p>1.47681032578562E+018</text:p>
          </table:table-cell>
          <table:table-cell office:value-type="float" office:value="1.47681037431695E+018" calcext:value-type="float">
            <text:p>1.47681037431695E+018</text:p>
          </table:table-cell>
          <table:table-cell office:value-type="float" office:value="1.47681037457902E+018" calcext:value-type="float">
            <text:p>1.47681037457902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681025613537E+018" calcext:value-type="float">
            <text:p>1.47681025613537E+018</text:p>
          </table:table-cell>
          <table:table-cell office:value-type="float" office:value="1.47681025643769E+018" calcext:value-type="float">
            <text:p>1.47681025643769E+018</text:p>
          </table:table-cell>
          <table:table-cell office:value-type="float" office:value="1.47681032563084E+018" calcext:value-type="float">
            <text:p>1.47681032563084E+018</text:p>
          </table:table-cell>
          <table:table-cell office:value-type="float" office:value="1.47681032578583E+018" calcext:value-type="float">
            <text:p>1.47681032578583E+018</text:p>
          </table:table-cell>
          <table:table-cell office:value-type="float" office:value="1.47681037431729E+018" calcext:value-type="float">
            <text:p>1.47681037431729E+018</text:p>
          </table:table-cell>
          <table:table-cell office:value-type="float" office:value="1.47681037457909E+018" calcext:value-type="float">
            <text:p>1.47681037457909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681025613572E+018" calcext:value-type="float">
            <text:p>1.47681025613572E+018</text:p>
          </table:table-cell>
          <table:table-cell office:value-type="float" office:value="1.47681025643797E+018" calcext:value-type="float">
            <text:p>1.47681025643797E+018</text:p>
          </table:table-cell>
          <table:table-cell office:value-type="float" office:value="1.47681032563122E+018" calcext:value-type="float">
            <text:p>1.47681032563122E+018</text:p>
          </table:table-cell>
          <table:table-cell office:value-type="float" office:value="1.47681032578607E+018" calcext:value-type="float">
            <text:p>1.47681032578607E+018</text:p>
          </table:table-cell>
          <table:table-cell office:value-type="float" office:value="1.47681037431764E+018" calcext:value-type="float">
            <text:p>1.47681037431764E+018</text:p>
          </table:table-cell>
          <table:table-cell office:value-type="float" office:value="1.47681037457914E+018" calcext:value-type="float">
            <text:p>1.47681037457914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681025613608E+018" calcext:value-type="float">
            <text:p>1.47681025613608E+018</text:p>
          </table:table-cell>
          <table:table-cell office:value-type="float" office:value="1.47681025643803E+018" calcext:value-type="float">
            <text:p>1.47681025643803E+018</text:p>
          </table:table-cell>
          <table:table-cell office:value-type="float" office:value="1.47681032563158E+018" calcext:value-type="float">
            <text:p>1.47681032563158E+018</text:p>
          </table:table-cell>
          <table:table-cell office:value-type="float" office:value="1.47681032578688E+018" calcext:value-type="float">
            <text:p>1.47681032578688E+018</text:p>
          </table:table-cell>
          <table:table-cell office:value-type="float" office:value="1.47681037431799E+018" calcext:value-type="float">
            <text:p>1.47681037431799E+018</text:p>
          </table:table-cell>
          <table:table-cell office:value-type="float" office:value="1.47681037457932E+018" calcext:value-type="float">
            <text:p>1.47681037457932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681025613648E+018" calcext:value-type="float">
            <text:p>1.47681025613648E+018</text:p>
          </table:table-cell>
          <table:table-cell office:value-type="float" office:value="1.47681025643809E+018" calcext:value-type="float">
            <text:p>1.47681025643809E+018</text:p>
          </table:table-cell>
          <table:table-cell office:value-type="float" office:value="1.47681032563198E+018" calcext:value-type="float">
            <text:p>1.47681032563198E+018</text:p>
          </table:table-cell>
          <table:table-cell office:value-type="float" office:value="1.47681032578769E+018" calcext:value-type="float">
            <text:p>1.47681032578769E+018</text:p>
          </table:table-cell>
          <table:table-cell office:value-type="float" office:value="1.47681037431833E+018" calcext:value-type="float">
            <text:p>1.47681037431833E+018</text:p>
          </table:table-cell>
          <table:table-cell office:value-type="float" office:value="1.47681037457966E+018" calcext:value-type="float">
            <text:p>1.47681037457966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681025613686E+018" calcext:value-type="float">
            <text:p>1.47681025613686E+018</text:p>
          </table:table-cell>
          <table:table-cell office:value-type="float" office:value="1.47681025643885E+018" calcext:value-type="float">
            <text:p>1.47681025643885E+018</text:p>
          </table:table-cell>
          <table:table-cell office:value-type="float" office:value="1.47681032563236E+018" calcext:value-type="float">
            <text:p>1.47681032563236E+018</text:p>
          </table:table-cell>
          <table:table-cell office:value-type="float" office:value="1.47681032578954E+018" calcext:value-type="float">
            <text:p>1.47681032578954E+018</text:p>
          </table:table-cell>
          <table:table-cell office:value-type="float" office:value="1.47681037431868E+018" calcext:value-type="float">
            <text:p>1.47681037431868E+018</text:p>
          </table:table-cell>
          <table:table-cell office:value-type="float" office:value="1.47681037457991E+018" calcext:value-type="float">
            <text:p>1.47681037457991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681025613722E+018" calcext:value-type="float">
            <text:p>1.47681025613722E+018</text:p>
          </table:table-cell>
          <table:table-cell office:value-type="float" office:value="1.47681025643917E+018" calcext:value-type="float">
            <text:p>1.47681025643917E+018</text:p>
          </table:table-cell>
          <table:table-cell office:value-type="float" office:value="1.47681032563273E+018" calcext:value-type="float">
            <text:p>1.47681032563273E+018</text:p>
          </table:table-cell>
          <table:table-cell office:value-type="float" office:value="1.47681032579039E+018" calcext:value-type="float">
            <text:p>1.47681032579039E+018</text:p>
          </table:table-cell>
          <table:table-cell office:value-type="float" office:value="1.47681037431902E+018" calcext:value-type="float">
            <text:p>1.47681037431902E+018</text:p>
          </table:table-cell>
          <table:table-cell office:value-type="float" office:value="1.47681037458027E+018" calcext:value-type="float">
            <text:p>1.47681037458027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681025613758E+018" calcext:value-type="float">
            <text:p>1.47681025613758E+018</text:p>
          </table:table-cell>
          <table:table-cell office:value-type="float" office:value="1.47681025643944E+018" calcext:value-type="float">
            <text:p>1.47681025643944E+018</text:p>
          </table:table-cell>
          <table:table-cell office:value-type="float" office:value="1.47681032563309E+018" calcext:value-type="float">
            <text:p>1.47681032563309E+018</text:p>
          </table:table-cell>
          <table:table-cell office:value-type="float" office:value="1.47681032579115E+018" calcext:value-type="float">
            <text:p>1.47681032579115E+018</text:p>
          </table:table-cell>
          <table:table-cell office:value-type="float" office:value="1.47681037431937E+018" calcext:value-type="float">
            <text:p>1.47681037431937E+018</text:p>
          </table:table-cell>
          <table:table-cell office:value-type="float" office:value="1.47681037458049E+018" calcext:value-type="float">
            <text:p>1.47681037458049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681025613794E+018" calcext:value-type="float">
            <text:p>1.47681025613794E+018</text:p>
          </table:table-cell>
          <table:table-cell office:value-type="float" office:value="1.47681025643974E+018" calcext:value-type="float">
            <text:p>1.47681025643974E+018</text:p>
          </table:table-cell>
          <table:table-cell office:value-type="float" office:value="1.47681032563352E+018" calcext:value-type="float">
            <text:p>1.47681032563352E+018</text:p>
          </table:table-cell>
          <table:table-cell office:value-type="float" office:value="1.47681032579154E+018" calcext:value-type="float">
            <text:p>1.47681032579154E+018</text:p>
          </table:table-cell>
          <table:table-cell office:value-type="float" office:value="1.47681037431972E+018" calcext:value-type="float">
            <text:p>1.47681037431972E+018</text:p>
          </table:table-cell>
          <table:table-cell office:value-type="float" office:value="1.47681037458076E+018" calcext:value-type="float">
            <text:p>1.47681037458076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681025613829E+018" calcext:value-type="float">
            <text:p>1.47681025613829E+018</text:p>
          </table:table-cell>
          <table:table-cell office:value-type="float" office:value="1.4768102564398E+018" calcext:value-type="float">
            <text:p>1.4768102564398E+018</text:p>
          </table:table-cell>
          <table:table-cell office:value-type="float" office:value="1.47681032563389E+018" calcext:value-type="float">
            <text:p>1.47681032563389E+018</text:p>
          </table:table-cell>
          <table:table-cell office:value-type="float" office:value="1.47681032579225E+018" calcext:value-type="float">
            <text:p>1.47681032579225E+018</text:p>
          </table:table-cell>
          <table:table-cell office:value-type="float" office:value="1.47681037432007E+018" calcext:value-type="float">
            <text:p>1.47681037432007E+018</text:p>
          </table:table-cell>
          <table:table-cell office:value-type="float" office:value="1.476810374581E+018" calcext:value-type="float">
            <text:p>1.476810374581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681025613864E+018" calcext:value-type="float">
            <text:p>1.47681025613864E+018</text:p>
          </table:table-cell>
          <table:table-cell office:value-type="float" office:value="1.47681025643985E+018" calcext:value-type="float">
            <text:p>1.47681025643985E+018</text:p>
          </table:table-cell>
          <table:table-cell office:value-type="float" office:value="1.47681032563426E+018" calcext:value-type="float">
            <text:p>1.47681032563426E+018</text:p>
          </table:table-cell>
          <table:table-cell office:value-type="float" office:value="1.47681032579376E+018" calcext:value-type="float">
            <text:p>1.47681032579376E+018</text:p>
          </table:table-cell>
          <table:table-cell office:value-type="float" office:value="1.47681037432041E+018" calcext:value-type="float">
            <text:p>1.47681037432041E+018</text:p>
          </table:table-cell>
          <table:table-cell office:value-type="float" office:value="1.47681037458138E+018" calcext:value-type="float">
            <text:p>1.47681037458138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681025613899E+018" calcext:value-type="float">
            <text:p>1.47681025613899E+018</text:p>
          </table:table-cell>
          <table:table-cell office:value-type="float" office:value="1.47681025644058E+018" calcext:value-type="float">
            <text:p>1.47681025644058E+018</text:p>
          </table:table-cell>
          <table:table-cell office:value-type="float" office:value="1.47681032563461E+018" calcext:value-type="float">
            <text:p>1.47681032563461E+018</text:p>
          </table:table-cell>
          <table:table-cell office:value-type="float" office:value="1.476810325796E+018" calcext:value-type="float">
            <text:p>1.476810325796E+018</text:p>
          </table:table-cell>
          <table:table-cell office:value-type="float" office:value="1.47681037432076E+018" calcext:value-type="float">
            <text:p>1.47681037432076E+018</text:p>
          </table:table-cell>
          <table:table-cell office:value-type="float" office:value="1.47681037458161E+018" calcext:value-type="float">
            <text:p>1.47681037458161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681025613938E+018" calcext:value-type="float">
            <text:p>1.47681025613938E+018</text:p>
          </table:table-cell>
          <table:table-cell office:value-type="float" office:value="1.47681025644106E+018" calcext:value-type="float">
            <text:p>1.47681025644106E+018</text:p>
          </table:table-cell>
          <table:table-cell office:value-type="float" office:value="1.47681032563499E+018" calcext:value-type="float">
            <text:p>1.47681032563499E+018</text:p>
          </table:table-cell>
          <table:table-cell office:value-type="float" office:value="1.47681032579676E+018" calcext:value-type="float">
            <text:p>1.47681032579676E+018</text:p>
          </table:table-cell>
          <table:table-cell office:value-type="float" office:value="1.47681037432111E+018" calcext:value-type="float">
            <text:p>1.47681037432111E+018</text:p>
          </table:table-cell>
          <table:table-cell office:value-type="float" office:value="1.47681037458226E+018" calcext:value-type="float">
            <text:p>1.47681037458226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681025613976E+018" calcext:value-type="float">
            <text:p>1.47681025613976E+018</text:p>
          </table:table-cell>
          <table:table-cell office:value-type="float" office:value="1.47681025644136E+018" calcext:value-type="float">
            <text:p>1.47681025644136E+018</text:p>
          </table:table-cell>
          <table:table-cell office:value-type="float" office:value="1.47681032563535E+018" calcext:value-type="float">
            <text:p>1.47681032563535E+018</text:p>
          </table:table-cell>
          <table:table-cell office:value-type="float" office:value="1.47681032579895E+018" calcext:value-type="float">
            <text:p>1.47681032579895E+018</text:p>
          </table:table-cell>
          <table:table-cell office:value-type="float" office:value="1.4768103743215E+018" calcext:value-type="float">
            <text:p>1.4768103743215E+018</text:p>
          </table:table-cell>
          <table:table-cell office:value-type="float" office:value="1.47681037458253E+018" calcext:value-type="float">
            <text:p>1.47681037458253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681025614012E+018" calcext:value-type="float">
            <text:p>1.47681025614012E+018</text:p>
          </table:table-cell>
          <table:table-cell office:value-type="float" office:value="1.47681025644164E+018" calcext:value-type="float">
            <text:p>1.47681025644164E+018</text:p>
          </table:table-cell>
          <table:table-cell office:value-type="float" office:value="1.47681032563572E+018" calcext:value-type="float">
            <text:p>1.47681032563572E+018</text:p>
          </table:table-cell>
          <table:table-cell office:value-type="float" office:value="1.47681032580014E+018" calcext:value-type="float">
            <text:p>1.47681032580014E+018</text:p>
          </table:table-cell>
          <table:table-cell office:value-type="float" office:value="1.47681037432186E+018" calcext:value-type="float">
            <text:p>1.47681037432186E+018</text:p>
          </table:table-cell>
          <table:table-cell office:value-type="float" office:value="1.47681037458259E+018" calcext:value-type="float">
            <text:p>1.47681037458259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681025614053E+018" calcext:value-type="float">
            <text:p>1.47681025614053E+018</text:p>
          </table:table-cell>
          <table:table-cell office:value-type="float" office:value="1.47681025644183E+018" calcext:value-type="float">
            <text:p>1.47681025644183E+018</text:p>
          </table:table-cell>
          <table:table-cell office:value-type="float" office:value="1.47681032563612E+018" calcext:value-type="float">
            <text:p>1.47681032563612E+018</text:p>
          </table:table-cell>
          <table:table-cell office:value-type="float" office:value="1.47681032580125E+018" calcext:value-type="float">
            <text:p>1.47681032580125E+018</text:p>
          </table:table-cell>
          <table:table-cell office:value-type="float" office:value="1.4768103743222E+018" calcext:value-type="float">
            <text:p>1.4768103743222E+018</text:p>
          </table:table-cell>
          <table:table-cell office:value-type="float" office:value="1.47681037458339E+018" calcext:value-type="float">
            <text:p>1.47681037458339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68102561409E+018" calcext:value-type="float">
            <text:p>1.4768102561409E+018</text:p>
          </table:table-cell>
          <table:table-cell office:value-type="float" office:value="1.47681025644199E+018" calcext:value-type="float">
            <text:p>1.47681025644199E+018</text:p>
          </table:table-cell>
          <table:table-cell office:value-type="float" office:value="1.47681032563652E+018" calcext:value-type="float">
            <text:p>1.47681032563652E+018</text:p>
          </table:table-cell>
          <table:table-cell office:value-type="float" office:value="1.47681032580238E+018" calcext:value-type="float">
            <text:p>1.47681032580238E+018</text:p>
          </table:table-cell>
          <table:table-cell office:value-type="float" office:value="1.47681037432255E+018" calcext:value-type="float">
            <text:p>1.47681037432255E+018</text:p>
          </table:table-cell>
          <table:table-cell office:value-type="float" office:value="1.47681037458377E+018" calcext:value-type="float">
            <text:p>1.47681037458377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681025614126E+018" calcext:value-type="float">
            <text:p>1.47681025614126E+018</text:p>
          </table:table-cell>
          <table:table-cell office:value-type="float" office:value="1.47681025644218E+018" calcext:value-type="float">
            <text:p>1.47681025644218E+018</text:p>
          </table:table-cell>
          <table:table-cell office:value-type="float" office:value="1.47681032563687E+018" calcext:value-type="float">
            <text:p>1.47681032563687E+018</text:p>
          </table:table-cell>
          <table:table-cell office:value-type="float" office:value="1.47681032580417E+018" calcext:value-type="float">
            <text:p>1.47681032580417E+018</text:p>
          </table:table-cell>
          <table:table-cell office:value-type="float" office:value="1.4768103743229E+018" calcext:value-type="float">
            <text:p>1.4768103743229E+018</text:p>
          </table:table-cell>
          <table:table-cell office:value-type="float" office:value="1.47681037458402E+018" calcext:value-type="float">
            <text:p>1.47681037458402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681025614161E+018" calcext:value-type="float">
            <text:p>1.47681025614161E+018</text:p>
          </table:table-cell>
          <table:table-cell office:value-type="float" office:value="1.47681025644237E+018" calcext:value-type="float">
            <text:p>1.47681025644237E+018</text:p>
          </table:table-cell>
          <table:table-cell office:value-type="float" office:value="1.47681032563728E+018" calcext:value-type="float">
            <text:p>1.47681032563728E+018</text:p>
          </table:table-cell>
          <table:table-cell office:value-type="float" office:value="1.47681032580601E+018" calcext:value-type="float">
            <text:p>1.47681032580601E+018</text:p>
          </table:table-cell>
          <table:table-cell office:value-type="float" office:value="1.47681037432334E+018" calcext:value-type="float">
            <text:p>1.47681037432334E+018</text:p>
          </table:table-cell>
          <table:table-cell office:value-type="float" office:value="1.47681037458429E+018" calcext:value-type="float">
            <text:p>1.47681037458429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681025614196E+018" calcext:value-type="float">
            <text:p>1.47681025614196E+018</text:p>
          </table:table-cell>
          <table:table-cell office:value-type="float" office:value="1.47681025644257E+018" calcext:value-type="float">
            <text:p>1.47681025644257E+018</text:p>
          </table:table-cell>
          <table:table-cell office:value-type="float" office:value="1.47681032563764E+018" calcext:value-type="float">
            <text:p>1.47681032563764E+018</text:p>
          </table:table-cell>
          <table:table-cell office:value-type="float" office:value="1.47681032580671E+018" calcext:value-type="float">
            <text:p>1.47681032580671E+018</text:p>
          </table:table-cell>
          <table:table-cell office:value-type="float" office:value="1.47681037432449E+018" calcext:value-type="float">
            <text:p>1.47681037432449E+018</text:p>
          </table:table-cell>
          <table:table-cell office:value-type="float" office:value="1.47681037458478E+018" calcext:value-type="float">
            <text:p>1.47681037458478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681025614231E+018" calcext:value-type="float">
            <text:p>1.47681025614231E+018</text:p>
          </table:table-cell>
          <table:table-cell office:value-type="float" office:value="1.47681025644283E+018" calcext:value-type="float">
            <text:p>1.47681025644283E+018</text:p>
          </table:table-cell>
          <table:table-cell office:value-type="float" office:value="1.47681032563799E+018" calcext:value-type="float">
            <text:p>1.47681032563799E+018</text:p>
          </table:table-cell>
          <table:table-cell office:value-type="float" office:value="1.47681032580792E+018" calcext:value-type="float">
            <text:p>1.47681032580792E+018</text:p>
          </table:table-cell>
          <table:table-cell office:value-type="float" office:value="1.47681037432487E+018" calcext:value-type="float">
            <text:p>1.47681037432487E+018</text:p>
          </table:table-cell>
          <table:table-cell office:value-type="float" office:value="1.47681037458508E+018" calcext:value-type="float">
            <text:p>1.47681037458508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681025614269E+018" calcext:value-type="float">
            <text:p>1.47681025614269E+018</text:p>
          </table:table-cell>
          <table:table-cell office:value-type="float" office:value="1.47681025644316E+018" calcext:value-type="float">
            <text:p>1.47681025644316E+018</text:p>
          </table:table-cell>
          <table:table-cell office:value-type="float" office:value="1.47681032563835E+018" calcext:value-type="float">
            <text:p>1.47681032563835E+018</text:p>
          </table:table-cell>
          <table:table-cell office:value-type="float" office:value="1.47681032580866E+018" calcext:value-type="float">
            <text:p>1.47681032580866E+018</text:p>
          </table:table-cell>
          <table:table-cell office:value-type="float" office:value="1.47681037432525E+018" calcext:value-type="float">
            <text:p>1.47681037432525E+018</text:p>
          </table:table-cell>
          <table:table-cell office:value-type="float" office:value="1.47681037458542E+018" calcext:value-type="float">
            <text:p>1.47681037458542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681025614305E+018" calcext:value-type="float">
            <text:p>1.47681025614305E+018</text:p>
          </table:table-cell>
          <table:table-cell office:value-type="float" office:value="1.47681025644344E+018" calcext:value-type="float">
            <text:p>1.47681025644344E+018</text:p>
          </table:table-cell>
          <table:table-cell office:value-type="float" office:value="1.4768103256387E+018" calcext:value-type="float">
            <text:p>1.4768103256387E+018</text:p>
          </table:table-cell>
          <table:table-cell office:value-type="float" office:value="1.4768103258098E+018" calcext:value-type="float">
            <text:p>1.4768103258098E+018</text:p>
          </table:table-cell>
          <table:table-cell office:value-type="float" office:value="1.4768103743256E+018" calcext:value-type="float">
            <text:p>1.4768103743256E+018</text:p>
          </table:table-cell>
          <table:table-cell office:value-type="float" office:value="1.47681037458563E+018" calcext:value-type="float">
            <text:p>1.47681037458563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68102561434E+018" calcext:value-type="float">
            <text:p>1.4768102561434E+018</text:p>
          </table:table-cell>
          <table:table-cell office:value-type="float" office:value="1.47681025644393E+018" calcext:value-type="float">
            <text:p>1.47681025644393E+018</text:p>
          </table:table-cell>
          <table:table-cell office:value-type="float" office:value="1.47681032563905E+018" calcext:value-type="float">
            <text:p>1.47681032563905E+018</text:p>
          </table:table-cell>
          <table:table-cell office:value-type="float" office:value="1.47681032581091E+018" calcext:value-type="float">
            <text:p>1.47681032581091E+018</text:p>
          </table:table-cell>
          <table:table-cell office:value-type="float" office:value="1.47681037432595E+018" calcext:value-type="float">
            <text:p>1.47681037432595E+018</text:p>
          </table:table-cell>
          <table:table-cell office:value-type="float" office:value="1.47681037458608E+018" calcext:value-type="float">
            <text:p>1.47681037458608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681025614378E+018" calcext:value-type="float">
            <text:p>1.47681025614378E+018</text:p>
          </table:table-cell>
          <table:table-cell office:value-type="float" office:value="1.47681025644419E+018" calcext:value-type="float">
            <text:p>1.47681025644419E+018</text:p>
          </table:table-cell>
          <table:table-cell office:value-type="float" office:value="1.47681032563945E+018" calcext:value-type="float">
            <text:p>1.47681032563945E+018</text:p>
          </table:table-cell>
          <table:table-cell office:value-type="float" office:value="1.47681032581169E+018" calcext:value-type="float">
            <text:p>1.47681032581169E+018</text:p>
          </table:table-cell>
          <table:table-cell office:value-type="float" office:value="1.47681037432634E+018" calcext:value-type="float">
            <text:p>1.47681037432634E+018</text:p>
          </table:table-cell>
          <table:table-cell office:value-type="float" office:value="1.47681037458637E+018" calcext:value-type="float">
            <text:p>1.47681037458637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681025614413E+018" calcext:value-type="float">
            <text:p>1.47681025614413E+018</text:p>
          </table:table-cell>
          <table:table-cell office:value-type="float" office:value="1.47681025644449E+018" calcext:value-type="float">
            <text:p>1.47681025644449E+018</text:p>
          </table:table-cell>
          <table:table-cell office:value-type="float" office:value="1.4768103256398E+018" calcext:value-type="float">
            <text:p>1.4768103256398E+018</text:p>
          </table:table-cell>
          <table:table-cell office:value-type="float" office:value="1.47681032581244E+018" calcext:value-type="float">
            <text:p>1.47681032581244E+018</text:p>
          </table:table-cell>
          <table:table-cell office:value-type="float" office:value="1.47681037432668E+018" calcext:value-type="float">
            <text:p>1.47681037432668E+018</text:p>
          </table:table-cell>
          <table:table-cell office:value-type="float" office:value="1.47681037458683E+018" calcext:value-type="float">
            <text:p>1.47681037458683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681025614452E+018" calcext:value-type="float">
            <text:p>1.47681025614452E+018</text:p>
          </table:table-cell>
          <table:table-cell office:value-type="float" office:value="1.47681025644498E+018" calcext:value-type="float">
            <text:p>1.47681025644498E+018</text:p>
          </table:table-cell>
          <table:table-cell office:value-type="float" office:value="1.47681032564016E+018" calcext:value-type="float">
            <text:p>1.47681032564016E+018</text:p>
          </table:table-cell>
          <table:table-cell office:value-type="float" office:value="1.47681032581322E+018" calcext:value-type="float">
            <text:p>1.47681032581322E+018</text:p>
          </table:table-cell>
          <table:table-cell office:value-type="float" office:value="1.47681037432703E+018" calcext:value-type="float">
            <text:p>1.47681037432703E+018</text:p>
          </table:table-cell>
          <table:table-cell office:value-type="float" office:value="1.47681037458711E+018" calcext:value-type="float">
            <text:p>1.47681037458711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681025614487E+018" calcext:value-type="float">
            <text:p>1.47681025614487E+018</text:p>
          </table:table-cell>
          <table:table-cell office:value-type="float" office:value="1.47681025644525E+018" calcext:value-type="float">
            <text:p>1.47681025644525E+018</text:p>
          </table:table-cell>
          <table:table-cell office:value-type="float" office:value="1.47681032564052E+018" calcext:value-type="float">
            <text:p>1.47681032564052E+018</text:p>
          </table:table-cell>
          <table:table-cell office:value-type="float" office:value="1.4768103258144E+018" calcext:value-type="float">
            <text:p>1.4768103258144E+018</text:p>
          </table:table-cell>
          <table:table-cell office:value-type="float" office:value="1.47681037432738E+018" calcext:value-type="float">
            <text:p>1.47681037432738E+018</text:p>
          </table:table-cell>
          <table:table-cell office:value-type="float" office:value="1.47681037458743E+018" calcext:value-type="float">
            <text:p>1.47681037458743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681025614522E+018" calcext:value-type="float">
            <text:p>1.47681025614522E+018</text:p>
          </table:table-cell>
          <table:table-cell office:value-type="float" office:value="1.47681025644544E+018" calcext:value-type="float">
            <text:p>1.47681025644544E+018</text:p>
          </table:table-cell>
          <table:table-cell office:value-type="float" office:value="1.47681032564087E+018" calcext:value-type="float">
            <text:p>1.47681032564087E+018</text:p>
          </table:table-cell>
          <table:table-cell office:value-type="float" office:value="1.4768103258155E+018" calcext:value-type="float">
            <text:p>1.4768103258155E+018</text:p>
          </table:table-cell>
          <table:table-cell office:value-type="float" office:value="1.47681037432773E+018" calcext:value-type="float">
            <text:p>1.47681037432773E+018</text:p>
          </table:table-cell>
          <table:table-cell office:value-type="float" office:value="1.47681037458749E+018" calcext:value-type="float">
            <text:p>1.47681037458749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681025614558E+018" calcext:value-type="float">
            <text:p>1.47681025614558E+018</text:p>
          </table:table-cell>
          <table:table-cell office:value-type="float" office:value="1.47681025644563E+018" calcext:value-type="float">
            <text:p>1.47681025644563E+018</text:p>
          </table:table-cell>
          <table:table-cell office:value-type="float" office:value="1.47681032564126E+018" calcext:value-type="float">
            <text:p>1.47681032564126E+018</text:p>
          </table:table-cell>
          <table:table-cell office:value-type="float" office:value="1.47681032581631E+018" calcext:value-type="float">
            <text:p>1.47681032581631E+018</text:p>
          </table:table-cell>
          <table:table-cell office:value-type="float" office:value="1.47681037432808E+018" calcext:value-type="float">
            <text:p>1.47681037432808E+018</text:p>
          </table:table-cell>
          <table:table-cell office:value-type="float" office:value="1.47681037458755E+018" calcext:value-type="float">
            <text:p>1.47681037458755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681025614593E+018" calcext:value-type="float">
            <text:p>1.47681025614593E+018</text:p>
          </table:table-cell>
          <table:table-cell office:value-type="float" office:value="1.47681025644587E+018" calcext:value-type="float">
            <text:p>1.47681025644587E+018</text:p>
          </table:table-cell>
          <table:table-cell office:value-type="float" office:value="1.47681032564162E+018" calcext:value-type="float">
            <text:p>1.47681032564162E+018</text:p>
          </table:table-cell>
          <table:table-cell office:value-type="float" office:value="1.47681032581885E+018" calcext:value-type="float">
            <text:p>1.47681032581885E+018</text:p>
          </table:table-cell>
          <table:table-cell office:value-type="float" office:value="1.47681037432844E+018" calcext:value-type="float">
            <text:p>1.47681037432844E+018</text:p>
          </table:table-cell>
          <table:table-cell office:value-type="float" office:value="1.47681037458785E+018" calcext:value-type="float">
            <text:p>1.47681037458785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681025614636E+018" calcext:value-type="float">
            <text:p>1.47681025614636E+018</text:p>
          </table:table-cell>
          <table:table-cell office:value-type="float" office:value="1.47681025644654E+018" calcext:value-type="float">
            <text:p>1.47681025644654E+018</text:p>
          </table:table-cell>
          <table:table-cell office:value-type="float" office:value="1.47681032564197E+018" calcext:value-type="float">
            <text:p>1.47681032564197E+018</text:p>
          </table:table-cell>
          <table:table-cell office:value-type="float" office:value="1.47681032581906E+018" calcext:value-type="float">
            <text:p>1.47681032581906E+018</text:p>
          </table:table-cell>
          <table:table-cell office:value-type="float" office:value="1.4768103743288E+018" calcext:value-type="float">
            <text:p>1.4768103743288E+018</text:p>
          </table:table-cell>
          <table:table-cell office:value-type="float" office:value="1.47681037458795E+018" calcext:value-type="float">
            <text:p>1.47681037458795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681025614672E+018" calcext:value-type="float">
            <text:p>1.47681025614672E+018</text:p>
          </table:table-cell>
          <table:table-cell office:value-type="float" office:value="1.47681025644682E+018" calcext:value-type="float">
            <text:p>1.47681025644682E+018</text:p>
          </table:table-cell>
          <table:table-cell office:value-type="float" office:value="1.47681032564233E+018" calcext:value-type="float">
            <text:p>1.47681032564233E+018</text:p>
          </table:table-cell>
          <table:table-cell office:value-type="float" office:value="1.47681032582E+018" calcext:value-type="float">
            <text:p>1.47681032582E+018</text:p>
          </table:table-cell>
          <table:table-cell office:value-type="float" office:value="1.47681037432916E+018" calcext:value-type="float">
            <text:p>1.47681037432916E+018</text:p>
          </table:table-cell>
          <table:table-cell office:value-type="float" office:value="1.47681037458825E+018" calcext:value-type="float">
            <text:p>1.47681037458825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681025614707E+018" calcext:value-type="float">
            <text:p>1.47681025614707E+018</text:p>
          </table:table-cell>
          <table:table-cell office:value-type="float" office:value="1.47681025644687E+018" calcext:value-type="float">
            <text:p>1.47681025644687E+018</text:p>
          </table:table-cell>
          <table:table-cell office:value-type="float" office:value="1.47681032564268E+018" calcext:value-type="float">
            <text:p>1.47681032564268E+018</text:p>
          </table:table-cell>
          <table:table-cell office:value-type="float" office:value="1.47681032582124E+018" calcext:value-type="float">
            <text:p>1.47681032582124E+018</text:p>
          </table:table-cell>
          <table:table-cell office:value-type="float" office:value="1.47681037432951E+018" calcext:value-type="float">
            <text:p>1.47681037432951E+018</text:p>
          </table:table-cell>
          <table:table-cell office:value-type="float" office:value="1.4768103745883E+018" calcext:value-type="float">
            <text:p>1.4768103745883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681025614747E+018" calcext:value-type="float">
            <text:p>1.47681025614747E+018</text:p>
          </table:table-cell>
          <table:table-cell office:value-type="float" office:value="1.47681025644693E+018" calcext:value-type="float">
            <text:p>1.47681025644693E+018</text:p>
          </table:table-cell>
          <table:table-cell office:value-type="float" office:value="1.47681032564307E+018" calcext:value-type="float">
            <text:p>1.47681032564307E+018</text:p>
          </table:table-cell>
          <table:table-cell office:value-type="float" office:value="1.47681032582235E+018" calcext:value-type="float">
            <text:p>1.47681032582235E+018</text:p>
          </table:table-cell>
          <table:table-cell office:value-type="float" office:value="1.47681037432987E+018" calcext:value-type="float">
            <text:p>1.47681037432987E+018</text:p>
          </table:table-cell>
          <table:table-cell office:value-type="float" office:value="1.47681037458836E+018" calcext:value-type="float">
            <text:p>1.47681037458836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681025614783E+018" calcext:value-type="float">
            <text:p>1.47681025614783E+018</text:p>
          </table:table-cell>
          <table:table-cell office:value-type="float" office:value="1.47681025644709E+018" calcext:value-type="float">
            <text:p>1.47681025644709E+018</text:p>
          </table:table-cell>
          <table:table-cell office:value-type="float" office:value="1.47681032564343E+018" calcext:value-type="float">
            <text:p>1.47681032564343E+018</text:p>
          </table:table-cell>
          <table:table-cell office:value-type="float" office:value="1.47681032582348E+018" calcext:value-type="float">
            <text:p>1.47681032582348E+018</text:p>
          </table:table-cell>
          <table:table-cell office:value-type="float" office:value="1.47681037433022E+018" calcext:value-type="float">
            <text:p>1.47681037433022E+018</text:p>
          </table:table-cell>
          <table:table-cell office:value-type="float" office:value="1.47681037458841E+018" calcext:value-type="float">
            <text:p>1.47681037458841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681025614819E+018" calcext:value-type="float">
            <text:p>1.47681025614819E+018</text:p>
          </table:table-cell>
          <table:table-cell office:value-type="float" office:value="1.47681025644735E+018" calcext:value-type="float">
            <text:p>1.47681025644735E+018</text:p>
          </table:table-cell>
          <table:table-cell office:value-type="float" office:value="1.47681032564378E+018" calcext:value-type="float">
            <text:p>1.47681032564378E+018</text:p>
          </table:table-cell>
          <table:table-cell office:value-type="float" office:value="1.4768103258253E+018" calcext:value-type="float">
            <text:p>1.4768103258253E+018</text:p>
          </table:table-cell>
          <table:table-cell office:value-type="float" office:value="1.47681037433059E+018" calcext:value-type="float">
            <text:p>1.47681037433059E+018</text:p>
          </table:table-cell>
          <table:table-cell office:value-type="float" office:value="1.47681037458907E+018" calcext:value-type="float">
            <text:p>1.47681037458907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681025614858E+018" calcext:value-type="float">
            <text:p>1.47681025614858E+018</text:p>
          </table:table-cell>
          <table:table-cell office:value-type="float" office:value="1.47681025644741E+018" calcext:value-type="float">
            <text:p>1.47681025644741E+018</text:p>
          </table:table-cell>
          <table:table-cell office:value-type="float" office:value="1.47681032564414E+018" calcext:value-type="float">
            <text:p>1.47681032564414E+018</text:p>
          </table:table-cell>
          <table:table-cell office:value-type="float" office:value="1.47681032582643E+018" calcext:value-type="float">
            <text:p>1.47681032582643E+018</text:p>
          </table:table-cell>
          <table:table-cell office:value-type="float" office:value="1.47681037433093E+018" calcext:value-type="float">
            <text:p>1.47681037433093E+018</text:p>
          </table:table-cell>
          <table:table-cell office:value-type="float" office:value="1.47681037458933E+018" calcext:value-type="float">
            <text:p>1.47681037458933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681025614893E+018" calcext:value-type="float">
            <text:p>1.47681025614893E+018</text:p>
          </table:table-cell>
          <table:table-cell office:value-type="float" office:value="1.47681025644758E+018" calcext:value-type="float">
            <text:p>1.47681025644758E+018</text:p>
          </table:table-cell>
          <table:table-cell office:value-type="float" office:value="1.4768103256445E+018" calcext:value-type="float">
            <text:p>1.4768103256445E+018</text:p>
          </table:table-cell>
          <table:table-cell office:value-type="float" office:value="1.47681032582674E+018" calcext:value-type="float">
            <text:p>1.47681032582674E+018</text:p>
          </table:table-cell>
          <table:table-cell office:value-type="float" office:value="1.47681037433129E+018" calcext:value-type="float">
            <text:p>1.47681037433129E+018</text:p>
          </table:table-cell>
          <table:table-cell office:value-type="float" office:value="1.47681037458958E+018" calcext:value-type="float">
            <text:p>1.47681037458958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681025614929E+018" calcext:value-type="float">
            <text:p>1.47681025614929E+018</text:p>
          </table:table-cell>
          <table:table-cell office:value-type="float" office:value="1.47681025644825E+018" calcext:value-type="float">
            <text:p>1.47681025644825E+018</text:p>
          </table:table-cell>
          <table:table-cell office:value-type="float" office:value="1.47681032564485E+018" calcext:value-type="float">
            <text:p>1.47681032564485E+018</text:p>
          </table:table-cell>
          <table:table-cell office:value-type="float" office:value="1.47681032582798E+018" calcext:value-type="float">
            <text:p>1.47681032582798E+018</text:p>
          </table:table-cell>
          <table:table-cell office:value-type="float" office:value="1.47681037433165E+018" calcext:value-type="float">
            <text:p>1.47681037433165E+018</text:p>
          </table:table-cell>
          <table:table-cell office:value-type="float" office:value="1.47681037458996E+018" calcext:value-type="float">
            <text:p>1.47681037458996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681025614965E+018" calcext:value-type="float">
            <text:p>1.47681025614965E+018</text:p>
          </table:table-cell>
          <table:table-cell office:value-type="float" office:value="1.47681025644918E+018" calcext:value-type="float">
            <text:p>1.47681025644918E+018</text:p>
          </table:table-cell>
          <table:table-cell office:value-type="float" office:value="1.4768103256452E+018" calcext:value-type="float">
            <text:p>1.4768103256452E+018</text:p>
          </table:table-cell>
          <table:table-cell office:value-type="float" office:value="1.47681032582875E+018" calcext:value-type="float">
            <text:p>1.47681032582875E+018</text:p>
          </table:table-cell>
          <table:table-cell office:value-type="float" office:value="1.47681037433206E+018" calcext:value-type="float">
            <text:p>1.47681037433206E+018</text:p>
          </table:table-cell>
          <table:table-cell office:value-type="float" office:value="1.4768103745905E+018" calcext:value-type="float">
            <text:p>1.4768103745905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681025615003E+018" calcext:value-type="float">
            <text:p>1.47681025615003E+018</text:p>
          </table:table-cell>
          <table:table-cell office:value-type="float" office:value="1.47681025644943E+018" calcext:value-type="float">
            <text:p>1.47681025644943E+018</text:p>
          </table:table-cell>
          <table:table-cell office:value-type="float" office:value="1.47681032564555E+018" calcext:value-type="float">
            <text:p>1.47681032564555E+018</text:p>
          </table:table-cell>
          <table:table-cell office:value-type="float" office:value="1.47681032582904E+018" calcext:value-type="float">
            <text:p>1.47681032582904E+018</text:p>
          </table:table-cell>
          <table:table-cell office:value-type="float" office:value="1.47681037433243E+018" calcext:value-type="float">
            <text:p>1.47681037433243E+018</text:p>
          </table:table-cell>
          <table:table-cell office:value-type="float" office:value="1.47681037459076E+018" calcext:value-type="float">
            <text:p>1.47681037459076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681025615041E+018" calcext:value-type="float">
            <text:p>1.47681025615041E+018</text:p>
          </table:table-cell>
          <table:table-cell office:value-type="float" office:value="1.4768102564497E+018" calcext:value-type="float">
            <text:p>1.4768102564497E+018</text:p>
          </table:table-cell>
          <table:table-cell office:value-type="float" office:value="1.4768103256459E+018" calcext:value-type="float">
            <text:p>1.4768103256459E+018</text:p>
          </table:table-cell>
          <table:table-cell office:value-type="float" office:value="1.47681032582948E+018" calcext:value-type="float">
            <text:p>1.47681032582948E+018</text:p>
          </table:table-cell>
          <table:table-cell office:value-type="float" office:value="1.47681037433277E+018" calcext:value-type="float">
            <text:p>1.47681037433277E+018</text:p>
          </table:table-cell>
          <table:table-cell office:value-type="float" office:value="1.47681037459123E+018" calcext:value-type="float">
            <text:p>1.47681037459123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681025615078E+018" calcext:value-type="float">
            <text:p>1.47681025615078E+018</text:p>
          </table:table-cell>
          <table:table-cell office:value-type="float" office:value="1.47681025645019E+018" calcext:value-type="float">
            <text:p>1.47681025645019E+018</text:p>
          </table:table-cell>
          <table:table-cell office:value-type="float" office:value="1.47681032564635E+018" calcext:value-type="float">
            <text:p>1.47681032564635E+018</text:p>
          </table:table-cell>
          <table:table-cell office:value-type="float" office:value="1.47681032583073E+018" calcext:value-type="float">
            <text:p>1.47681032583073E+018</text:p>
          </table:table-cell>
          <table:table-cell office:value-type="float" office:value="1.47681037433312E+018" calcext:value-type="float">
            <text:p>1.47681037433312E+018</text:p>
          </table:table-cell>
          <table:table-cell office:value-type="float" office:value="1.47681037459149E+018" calcext:value-type="float">
            <text:p>1.47681037459149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681025615116E+018" calcext:value-type="float">
            <text:p>1.47681025615116E+018</text:p>
          </table:table-cell>
          <table:table-cell office:value-type="float" office:value="1.47681025645047E+018" calcext:value-type="float">
            <text:p>1.47681025645047E+018</text:p>
          </table:table-cell>
          <table:table-cell office:value-type="float" office:value="1.47681032564675E+018" calcext:value-type="float">
            <text:p>1.47681032564675E+018</text:p>
          </table:table-cell>
          <table:table-cell office:value-type="float" office:value="1.4768103258315E+018" calcext:value-type="float">
            <text:p>1.4768103258315E+018</text:p>
          </table:table-cell>
          <table:table-cell office:value-type="float" office:value="1.47681037433347E+018" calcext:value-type="float">
            <text:p>1.47681037433347E+018</text:p>
          </table:table-cell>
          <table:table-cell office:value-type="float" office:value="1.47681037459178E+018" calcext:value-type="float">
            <text:p>1.47681037459178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681025615156E+018" calcext:value-type="float">
            <text:p>1.47681025615156E+018</text:p>
          </table:table-cell>
          <table:table-cell office:value-type="float" office:value="1.47681025645053E+018" calcext:value-type="float">
            <text:p>1.47681025645053E+018</text:p>
          </table:table-cell>
          <table:table-cell office:value-type="float" office:value="1.47681032564713E+018" calcext:value-type="float">
            <text:p>1.47681032564713E+018</text:p>
          </table:table-cell>
          <table:table-cell office:value-type="float" office:value="1.47681032583263E+018" calcext:value-type="float">
            <text:p>1.47681032583263E+018</text:p>
          </table:table-cell>
          <table:table-cell office:value-type="float" office:value="1.47681037433382E+018" calcext:value-type="float">
            <text:p>1.47681037433382E+018</text:p>
          </table:table-cell>
          <table:table-cell office:value-type="float" office:value="1.476810374592E+018" calcext:value-type="float">
            <text:p>1.476810374592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681025615192E+018" calcext:value-type="float">
            <text:p>1.47681025615192E+018</text:p>
          </table:table-cell>
          <table:table-cell office:value-type="float" office:value="1.47681025645058E+018" calcext:value-type="float">
            <text:p>1.47681025645058E+018</text:p>
          </table:table-cell>
          <table:table-cell office:value-type="float" office:value="1.47681032564758E+018" calcext:value-type="float">
            <text:p>1.47681032564758E+018</text:p>
          </table:table-cell>
          <table:table-cell office:value-type="float" office:value="1.47681032583374E+018" calcext:value-type="float">
            <text:p>1.47681032583374E+018</text:p>
          </table:table-cell>
          <table:table-cell office:value-type="float" office:value="1.47681037433416E+018" calcext:value-type="float">
            <text:p>1.47681037433416E+018</text:p>
          </table:table-cell>
          <table:table-cell office:value-type="float" office:value="1.47681037459232E+018" calcext:value-type="float">
            <text:p>1.47681037459232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681025615231E+018" calcext:value-type="float">
            <text:p>1.47681025615231E+018</text:p>
          </table:table-cell>
          <table:table-cell office:value-type="float" office:value="1.47681025645083E+018" calcext:value-type="float">
            <text:p>1.47681025645083E+018</text:p>
          </table:table-cell>
          <table:table-cell office:value-type="float" office:value="1.47681032564796E+018" calcext:value-type="float">
            <text:p>1.47681032564796E+018</text:p>
          </table:table-cell>
          <table:table-cell office:value-type="float" office:value="1.47681032583482E+018" calcext:value-type="float">
            <text:p>1.47681032583482E+018</text:p>
          </table:table-cell>
          <table:table-cell office:value-type="float" office:value="1.47681037433451E+018" calcext:value-type="float">
            <text:p>1.47681037433451E+018</text:p>
          </table:table-cell>
          <table:table-cell office:value-type="float" office:value="1.47681037459238E+018" calcext:value-type="float">
            <text:p>1.47681037459238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681025615268E+018" calcext:value-type="float">
            <text:p>1.47681025615268E+018</text:p>
          </table:table-cell>
          <table:table-cell office:value-type="float" office:value="1.47681025645109E+018" calcext:value-type="float">
            <text:p>1.47681025645109E+018</text:p>
          </table:table-cell>
          <table:table-cell office:value-type="float" office:value="1.47681032564831E+018" calcext:value-type="float">
            <text:p>1.47681032564831E+018</text:p>
          </table:table-cell>
          <table:table-cell office:value-type="float" office:value="1.47681032583557E+018" calcext:value-type="float">
            <text:p>1.47681032583557E+018</text:p>
          </table:table-cell>
          <table:table-cell office:value-type="float" office:value="1.47681037433486E+018" calcext:value-type="float">
            <text:p>1.47681037433486E+018</text:p>
          </table:table-cell>
          <table:table-cell office:value-type="float" office:value="1.47681037459243E+018" calcext:value-type="float">
            <text:p>1.47681037459243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681025615303E+018" calcext:value-type="float">
            <text:p>1.47681025615303E+018</text:p>
          </table:table-cell>
          <table:table-cell office:value-type="float" office:value="1.4768102564513E+018" calcext:value-type="float">
            <text:p>1.4768102564513E+018</text:p>
          </table:table-cell>
          <table:table-cell office:value-type="float" office:value="1.47681032564873E+018" calcext:value-type="float">
            <text:p>1.47681032564873E+018</text:p>
          </table:table-cell>
          <table:table-cell office:value-type="float" office:value="1.47681032583672E+018" calcext:value-type="float">
            <text:p>1.47681032583672E+018</text:p>
          </table:table-cell>
          <table:table-cell office:value-type="float" office:value="1.47681037433521E+018" calcext:value-type="float">
            <text:p>1.47681037433521E+018</text:p>
          </table:table-cell>
          <table:table-cell office:value-type="float" office:value="1.47681037459261E+018" calcext:value-type="float">
            <text:p>1.47681037459261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681025615338E+018" calcext:value-type="float">
            <text:p>1.47681025615338E+018</text:p>
          </table:table-cell>
          <table:table-cell office:value-type="float" office:value="1.47681025645218E+018" calcext:value-type="float">
            <text:p>1.47681025645218E+018</text:p>
          </table:table-cell>
          <table:table-cell office:value-type="float" office:value="1.47681032564909E+018" calcext:value-type="float">
            <text:p>1.47681032564909E+018</text:p>
          </table:table-cell>
          <table:table-cell office:value-type="float" office:value="1.47681032583861E+018" calcext:value-type="float">
            <text:p>1.47681032583861E+018</text:p>
          </table:table-cell>
          <table:table-cell office:value-type="float" office:value="1.47681037433556E+018" calcext:value-type="float">
            <text:p>1.47681037433556E+018</text:p>
          </table:table-cell>
          <table:table-cell office:value-type="float" office:value="1.47681037459294E+018" calcext:value-type="float">
            <text:p>1.47681037459294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681025615376E+018" calcext:value-type="float">
            <text:p>1.47681025615376E+018</text:p>
          </table:table-cell>
          <table:table-cell office:value-type="float" office:value="1.47681025645251E+018" calcext:value-type="float">
            <text:p>1.47681025645251E+018</text:p>
          </table:table-cell>
          <table:table-cell office:value-type="float" office:value="1.47681032564944E+018" calcext:value-type="float">
            <text:p>1.47681032564944E+018</text:p>
          </table:table-cell>
          <table:table-cell office:value-type="float" office:value="1.47681032583933E+018" calcext:value-type="float">
            <text:p>1.47681032583933E+018</text:p>
          </table:table-cell>
          <table:table-cell office:value-type="float" office:value="1.47681037433591E+018" calcext:value-type="float">
            <text:p>1.47681037433591E+018</text:p>
          </table:table-cell>
          <table:table-cell office:value-type="float" office:value="1.476810374593E+018" calcext:value-type="float">
            <text:p>1.476810374593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681025615411E+018" calcext:value-type="float">
            <text:p>1.47681025615411E+018</text:p>
          </table:table-cell>
          <table:table-cell office:value-type="float" office:value="1.47681025645257E+018" calcext:value-type="float">
            <text:p>1.47681025645257E+018</text:p>
          </table:table-cell>
          <table:table-cell office:value-type="float" office:value="1.4768103256498E+018" calcext:value-type="float">
            <text:p>1.4768103256498E+018</text:p>
          </table:table-cell>
          <table:table-cell office:value-type="float" office:value="1.47681032584044E+018" calcext:value-type="float">
            <text:p>1.47681032584044E+018</text:p>
          </table:table-cell>
          <table:table-cell office:value-type="float" office:value="1.47681037433629E+018" calcext:value-type="float">
            <text:p>1.47681037433629E+018</text:p>
          </table:table-cell>
          <table:table-cell office:value-type="float" office:value="1.47681037459305E+018" calcext:value-type="float">
            <text:p>1.47681037459305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681025615445E+018" calcext:value-type="float">
            <text:p>1.47681025615445E+018</text:p>
          </table:table-cell>
          <table:table-cell office:value-type="float" office:value="1.47681025645262E+018" calcext:value-type="float">
            <text:p>1.47681025645262E+018</text:p>
          </table:table-cell>
          <table:table-cell office:value-type="float" office:value="1.47681032565015E+018" calcext:value-type="float">
            <text:p>1.47681032565015E+018</text:p>
          </table:table-cell>
          <table:table-cell office:value-type="float" office:value="1.47681032584078E+018" calcext:value-type="float">
            <text:p>1.47681032584078E+018</text:p>
          </table:table-cell>
          <table:table-cell office:value-type="float" office:value="1.47681037433667E+018" calcext:value-type="float">
            <text:p>1.47681037433667E+018</text:p>
          </table:table-cell>
          <table:table-cell office:value-type="float" office:value="1.47681037459311E+018" calcext:value-type="float">
            <text:p>1.47681037459311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681025615483E+018" calcext:value-type="float">
            <text:p>1.47681025615483E+018</text:p>
          </table:table-cell>
          <table:table-cell office:value-type="float" office:value="1.47681025645268E+018" calcext:value-type="float">
            <text:p>1.47681025645268E+018</text:p>
          </table:table-cell>
          <table:table-cell office:value-type="float" office:value="1.47681032565055E+018" calcext:value-type="float">
            <text:p>1.47681032565055E+018</text:p>
          </table:table-cell>
          <table:table-cell office:value-type="float" office:value="1.47681032584205E+018" calcext:value-type="float">
            <text:p>1.47681032584205E+018</text:p>
          </table:table-cell>
          <table:table-cell office:value-type="float" office:value="1.47681037433706E+018" calcext:value-type="float">
            <text:p>1.47681037433706E+018</text:p>
          </table:table-cell>
          <table:table-cell office:value-type="float" office:value="1.47681037459332E+018" calcext:value-type="float">
            <text:p>1.47681037459332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681025615519E+018" calcext:value-type="float">
            <text:p>1.47681025615519E+018</text:p>
          </table:table-cell>
          <table:table-cell office:value-type="float" office:value="1.47681025645292E+018" calcext:value-type="float">
            <text:p>1.47681025645292E+018</text:p>
          </table:table-cell>
          <table:table-cell office:value-type="float" office:value="1.4768103256509E+018" calcext:value-type="float">
            <text:p>1.4768103256509E+018</text:p>
          </table:table-cell>
          <table:table-cell office:value-type="float" office:value="1.47681032584316E+018" calcext:value-type="float">
            <text:p>1.47681032584316E+018</text:p>
          </table:table-cell>
          <table:table-cell office:value-type="float" office:value="1.47681037433741E+018" calcext:value-type="float">
            <text:p>1.47681037433741E+018</text:p>
          </table:table-cell>
          <table:table-cell office:value-type="float" office:value="1.47681037459353E+018" calcext:value-type="float">
            <text:p>1.47681037459353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681025615554E+018" calcext:value-type="float">
            <text:p>1.47681025615554E+018</text:p>
          </table:table-cell>
          <table:table-cell office:value-type="float" office:value="1.47681025645298E+018" calcext:value-type="float">
            <text:p>1.47681025645298E+018</text:p>
          </table:table-cell>
          <table:table-cell office:value-type="float" office:value="1.47681032565126E+018" calcext:value-type="float">
            <text:p>1.47681032565126E+018</text:p>
          </table:table-cell>
          <table:table-cell office:value-type="float" office:value="1.47681032584455E+018" calcext:value-type="float">
            <text:p>1.47681032584455E+018</text:p>
          </table:table-cell>
          <table:table-cell office:value-type="float" office:value="1.47681037433775E+018" calcext:value-type="float">
            <text:p>1.47681037433775E+018</text:p>
          </table:table-cell>
          <table:table-cell office:value-type="float" office:value="1.4768103745938E+018" calcext:value-type="float">
            <text:p>1.4768103745938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68102561559E+018" calcext:value-type="float">
            <text:p>1.4768102561559E+018</text:p>
          </table:table-cell>
          <table:table-cell office:value-type="float" office:value="1.47681025645303E+018" calcext:value-type="float">
            <text:p>1.47681025645303E+018</text:p>
          </table:table-cell>
          <table:table-cell office:value-type="float" office:value="1.47681032565162E+018" calcext:value-type="float">
            <text:p>1.47681032565162E+018</text:p>
          </table:table-cell>
          <table:table-cell office:value-type="float" office:value="1.4768103258448E+018" calcext:value-type="float">
            <text:p>1.4768103258448E+018</text:p>
          </table:table-cell>
          <table:table-cell office:value-type="float" office:value="1.47681037433811E+018" calcext:value-type="float">
            <text:p>1.47681037433811E+018</text:p>
          </table:table-cell>
          <table:table-cell office:value-type="float" office:value="1.47681037459401E+018" calcext:value-type="float">
            <text:p>1.47681037459401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68102561563E+018" calcext:value-type="float">
            <text:p>1.4768102561563E+018</text:p>
          </table:table-cell>
          <table:table-cell office:value-type="float" office:value="1.47681025645324E+018" calcext:value-type="float">
            <text:p>1.47681025645324E+018</text:p>
          </table:table-cell>
          <table:table-cell office:value-type="float" office:value="1.47681032565201E+018" calcext:value-type="float">
            <text:p>1.47681032565201E+018</text:p>
          </table:table-cell>
          <table:table-cell office:value-type="float" office:value="1.4768103258455E+018" calcext:value-type="float">
            <text:p>1.4768103258455E+018</text:p>
          </table:table-cell>
          <table:table-cell office:value-type="float" office:value="1.47681037433846E+018" calcext:value-type="float">
            <text:p>1.47681037433846E+018</text:p>
          </table:table-cell>
          <table:table-cell office:value-type="float" office:value="1.4768103745944E+018" calcext:value-type="float">
            <text:p>1.4768103745944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681025615666E+018" calcext:value-type="float">
            <text:p>1.47681025615666E+018</text:p>
          </table:table-cell>
          <table:table-cell office:value-type="float" office:value="1.4768102564533E+018" calcext:value-type="float">
            <text:p>1.4768102564533E+018</text:p>
          </table:table-cell>
          <table:table-cell office:value-type="float" office:value="1.47681032565237E+018" calcext:value-type="float">
            <text:p>1.47681032565237E+018</text:p>
          </table:table-cell>
          <table:table-cell office:value-type="float" office:value="1.47681032584661E+018" calcext:value-type="float">
            <text:p>1.47681032584661E+018</text:p>
          </table:table-cell>
          <table:table-cell office:value-type="float" office:value="1.4768103743388E+018" calcext:value-type="float">
            <text:p>1.4768103743388E+018</text:p>
          </table:table-cell>
          <table:table-cell office:value-type="float" office:value="1.47681037459461E+018" calcext:value-type="float">
            <text:p>1.47681037459461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681025615704E+018" calcext:value-type="float">
            <text:p>1.47681025615704E+018</text:p>
          </table:table-cell>
          <table:table-cell office:value-type="float" office:value="1.47681025645357E+018" calcext:value-type="float">
            <text:p>1.47681025645357E+018</text:p>
          </table:table-cell>
          <table:table-cell office:value-type="float" office:value="1.47681032565272E+018" calcext:value-type="float">
            <text:p>1.47681032565272E+018</text:p>
          </table:table-cell>
          <table:table-cell office:value-type="float" office:value="1.47681032584777E+018" calcext:value-type="float">
            <text:p>1.47681032584777E+018</text:p>
          </table:table-cell>
          <table:table-cell office:value-type="float" office:value="1.47681037433915E+018" calcext:value-type="float">
            <text:p>1.47681037433915E+018</text:p>
          </table:table-cell>
          <table:table-cell office:value-type="float" office:value="1.47681037459495E+018" calcext:value-type="float">
            <text:p>1.47681037459495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681025615739E+018" calcext:value-type="float">
            <text:p>1.47681025615739E+018</text:p>
          </table:table-cell>
          <table:table-cell office:value-type="float" office:value="1.47681025645383E+018" calcext:value-type="float">
            <text:p>1.47681025645383E+018</text:p>
          </table:table-cell>
          <table:table-cell office:value-type="float" office:value="1.47681032565308E+018" calcext:value-type="float">
            <text:p>1.47681032565308E+018</text:p>
          </table:table-cell>
          <table:table-cell office:value-type="float" office:value="1.47681032584851E+018" calcext:value-type="float">
            <text:p>1.47681032584851E+018</text:p>
          </table:table-cell>
          <table:table-cell office:value-type="float" office:value="1.47681037433949E+018" calcext:value-type="float">
            <text:p>1.47681037433949E+018</text:p>
          </table:table-cell>
          <table:table-cell office:value-type="float" office:value="1.47681037459525E+018" calcext:value-type="float">
            <text:p>1.47681037459525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681025615774E+018" calcext:value-type="float">
            <text:p>1.47681025615774E+018</text:p>
          </table:table-cell>
          <table:table-cell office:value-type="float" office:value="1.47681025645413E+018" calcext:value-type="float">
            <text:p>1.47681025645413E+018</text:p>
          </table:table-cell>
          <table:table-cell office:value-type="float" office:value="1.47681032565348E+018" calcext:value-type="float">
            <text:p>1.47681032565348E+018</text:p>
          </table:table-cell>
          <table:table-cell office:value-type="float" office:value="1.47681032584927E+018" calcext:value-type="float">
            <text:p>1.47681032584927E+018</text:p>
          </table:table-cell>
          <table:table-cell office:value-type="float" office:value="1.47681037433984E+018" calcext:value-type="float">
            <text:p>1.47681037433984E+018</text:p>
          </table:table-cell>
          <table:table-cell office:value-type="float" office:value="1.47681037459547E+018" calcext:value-type="float">
            <text:p>1.47681037459547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68102561581E+018" calcext:value-type="float">
            <text:p>1.4768102561581E+018</text:p>
          </table:table-cell>
          <table:table-cell office:value-type="float" office:value="1.47681025645441E+018" calcext:value-type="float">
            <text:p>1.47681025645441E+018</text:p>
          </table:table-cell>
          <table:table-cell office:value-type="float" office:value="1.47681032565384E+018" calcext:value-type="float">
            <text:p>1.47681032565384E+018</text:p>
          </table:table-cell>
          <table:table-cell office:value-type="float" office:value="1.47681032585042E+018" calcext:value-type="float">
            <text:p>1.47681032585042E+018</text:p>
          </table:table-cell>
          <table:table-cell office:value-type="float" office:value="1.47681037434024E+018" calcext:value-type="float">
            <text:p>1.47681037434024E+018</text:p>
          </table:table-cell>
          <table:table-cell office:value-type="float" office:value="1.47681037459678E+018" calcext:value-type="float">
            <text:p>1.47681037459678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681025615851E+018" calcext:value-type="float">
            <text:p>1.47681025615851E+018</text:p>
          </table:table-cell>
          <table:table-cell office:value-type="float" office:value="1.47681025645468E+018" calcext:value-type="float">
            <text:p>1.47681025645468E+018</text:p>
          </table:table-cell>
          <table:table-cell office:value-type="float" office:value="1.47681032565419E+018" calcext:value-type="float">
            <text:p>1.47681032565419E+018</text:p>
          </table:table-cell>
          <table:table-cell office:value-type="float" office:value="1.47681032585226E+018" calcext:value-type="float">
            <text:p>1.47681032585226E+018</text:p>
          </table:table-cell>
          <table:table-cell office:value-type="float" office:value="1.47681037434059E+018" calcext:value-type="float">
            <text:p>1.47681037434059E+018</text:p>
          </table:table-cell>
          <table:table-cell office:value-type="float" office:value="1.47681037459704E+018" calcext:value-type="float">
            <text:p>1.47681037459704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681025615886E+018" calcext:value-type="float">
            <text:p>1.47681025615886E+018</text:p>
          </table:table-cell>
          <table:table-cell office:value-type="float" office:value="1.47681025645538E+018" calcext:value-type="float">
            <text:p>1.47681025645538E+018</text:p>
          </table:table-cell>
          <table:table-cell office:value-type="float" office:value="1.47681032565454E+018" calcext:value-type="float">
            <text:p>1.47681032565454E+018</text:p>
          </table:table-cell>
          <table:table-cell office:value-type="float" office:value="1.47681032585298E+018" calcext:value-type="float">
            <text:p>1.47681032585298E+018</text:p>
          </table:table-cell>
          <table:table-cell office:value-type="float" office:value="1.47681037434093E+018" calcext:value-type="float">
            <text:p>1.47681037434093E+018</text:p>
          </table:table-cell>
          <table:table-cell office:value-type="float" office:value="1.47681037459731E+018" calcext:value-type="float">
            <text:p>1.47681037459731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681025615921E+018" calcext:value-type="float">
            <text:p>1.47681025615921E+018</text:p>
          </table:table-cell>
          <table:table-cell office:value-type="float" office:value="1.47681025645568E+018" calcext:value-type="float">
            <text:p>1.47681025645568E+018</text:p>
          </table:table-cell>
          <table:table-cell office:value-type="float" office:value="1.47681032565489E+018" calcext:value-type="float">
            <text:p>1.47681032565489E+018</text:p>
          </table:table-cell>
          <table:table-cell office:value-type="float" office:value="1.47681032585413E+018" calcext:value-type="float">
            <text:p>1.47681032585413E+018</text:p>
          </table:table-cell>
          <table:table-cell office:value-type="float" office:value="1.47681037434129E+018" calcext:value-type="float">
            <text:p>1.47681037434129E+018</text:p>
          </table:table-cell>
          <table:table-cell office:value-type="float" office:value="1.47681037459752E+018" calcext:value-type="float">
            <text:p>1.47681037459752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681025615962E+018" calcext:value-type="float">
            <text:p>1.47681025615962E+018</text:p>
          </table:table-cell>
          <table:table-cell office:value-type="float" office:value="1.47681025645662E+018" calcext:value-type="float">
            <text:p>1.47681025645662E+018</text:p>
          </table:table-cell>
          <table:table-cell office:value-type="float" office:value="1.47681032565529E+018" calcext:value-type="float">
            <text:p>1.47681032565529E+018</text:p>
          </table:table-cell>
          <table:table-cell office:value-type="float" office:value="1.47681032585525E+018" calcext:value-type="float">
            <text:p>1.47681032585525E+018</text:p>
          </table:table-cell>
          <table:table-cell office:value-type="float" office:value="1.47681037434164E+018" calcext:value-type="float">
            <text:p>1.47681037434164E+018</text:p>
          </table:table-cell>
          <table:table-cell office:value-type="float" office:value="1.47681037459777E+018" calcext:value-type="float">
            <text:p>1.47681037459777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681025616001E+018" calcext:value-type="float">
            <text:p>1.47681025616001E+018</text:p>
          </table:table-cell>
          <table:table-cell office:value-type="float" office:value="1.47681025645711E+018" calcext:value-type="float">
            <text:p>1.47681025645711E+018</text:p>
          </table:table-cell>
          <table:table-cell office:value-type="float" office:value="1.47681032565564E+018" calcext:value-type="float">
            <text:p>1.47681032565564E+018</text:p>
          </table:table-cell>
          <table:table-cell office:value-type="float" office:value="1.47681032585601E+018" calcext:value-type="float">
            <text:p>1.47681032585601E+018</text:p>
          </table:table-cell>
          <table:table-cell office:value-type="float" office:value="1.47681037434198E+018" calcext:value-type="float">
            <text:p>1.47681037434198E+018</text:p>
          </table:table-cell>
          <table:table-cell office:value-type="float" office:value="1.47681037459786E+018" calcext:value-type="float">
            <text:p>1.47681037459786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681025616038E+018" calcext:value-type="float">
            <text:p>1.47681025616038E+018</text:p>
          </table:table-cell>
          <table:table-cell office:value-type="float" office:value="1.47681025645732E+018" calcext:value-type="float">
            <text:p>1.47681025645732E+018</text:p>
          </table:table-cell>
          <table:table-cell office:value-type="float" office:value="1.47681032565599E+018" calcext:value-type="float">
            <text:p>1.47681032565599E+018</text:p>
          </table:table-cell>
          <table:table-cell office:value-type="float" office:value="1.47681032585756E+018" calcext:value-type="float">
            <text:p>1.47681032585756E+018</text:p>
          </table:table-cell>
          <table:table-cell office:value-type="float" office:value="1.47681037434233E+018" calcext:value-type="float">
            <text:p>1.47681037434233E+018</text:p>
          </table:table-cell>
          <table:table-cell office:value-type="float" office:value="1.47681037459804E+018" calcext:value-type="float">
            <text:p>1.47681037459804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681025616075E+018" calcext:value-type="float">
            <text:p>1.47681025616075E+018</text:p>
          </table:table-cell>
          <table:table-cell office:value-type="float" office:value="1.47681025645761E+018" calcext:value-type="float">
            <text:p>1.47681025645761E+018</text:p>
          </table:table-cell>
          <table:table-cell office:value-type="float" office:value="1.4768103256564E+018" calcext:value-type="float">
            <text:p>1.4768103256564E+018</text:p>
          </table:table-cell>
          <table:table-cell office:value-type="float" office:value="1.47681032585865E+018" calcext:value-type="float">
            <text:p>1.47681032585865E+018</text:p>
          </table:table-cell>
          <table:table-cell office:value-type="float" office:value="1.47681037434268E+018" calcext:value-type="float">
            <text:p>1.47681037434268E+018</text:p>
          </table:table-cell>
          <table:table-cell office:value-type="float" office:value="1.47681037459825E+018" calcext:value-type="float">
            <text:p>1.47681037459825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681025616111E+018" calcext:value-type="float">
            <text:p>1.47681025616111E+018</text:p>
          </table:table-cell>
          <table:table-cell office:value-type="float" office:value="1.47681025645767E+018" calcext:value-type="float">
            <text:p>1.47681025645767E+018</text:p>
          </table:table-cell>
          <table:table-cell office:value-type="float" office:value="1.47681032565675E+018" calcext:value-type="float">
            <text:p>1.47681032565675E+018</text:p>
          </table:table-cell>
          <table:table-cell office:value-type="float" office:value="1.47681032585939E+018" calcext:value-type="float">
            <text:p>1.47681032585939E+018</text:p>
          </table:table-cell>
          <table:table-cell office:value-type="float" office:value="1.47681037434302E+018" calcext:value-type="float">
            <text:p>1.47681037434302E+018</text:p>
          </table:table-cell>
          <table:table-cell office:value-type="float" office:value="1.47681037459848E+018" calcext:value-type="float">
            <text:p>1.47681037459848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681025616149E+018" calcext:value-type="float">
            <text:p>1.47681025616149E+018</text:p>
          </table:table-cell>
          <table:table-cell office:value-type="float" office:value="1.47681025645773E+018" calcext:value-type="float">
            <text:p>1.47681025645773E+018</text:p>
          </table:table-cell>
          <table:table-cell office:value-type="float" office:value="1.47681032565715E+018" calcext:value-type="float">
            <text:p>1.47681032565715E+018</text:p>
          </table:table-cell>
          <table:table-cell office:value-type="float" office:value="1.47681032586055E+018" calcext:value-type="float">
            <text:p>1.47681032586055E+018</text:p>
          </table:table-cell>
          <table:table-cell office:value-type="float" office:value="1.47681037434337E+018" calcext:value-type="float">
            <text:p>1.47681037434337E+018</text:p>
          </table:table-cell>
          <table:table-cell office:value-type="float" office:value="1.47681037459877E+018" calcext:value-type="float">
            <text:p>1.47681037459877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681025616185E+018" calcext:value-type="float">
            <text:p>1.47681025616185E+018</text:p>
          </table:table-cell>
          <table:table-cell office:value-type="float" office:value="1.4768102564579E+018" calcext:value-type="float">
            <text:p>1.4768102564579E+018</text:p>
          </table:table-cell>
          <table:table-cell office:value-type="float" office:value="1.47681032565751E+018" calcext:value-type="float">
            <text:p>1.47681032565751E+018</text:p>
          </table:table-cell>
          <table:table-cell office:value-type="float" office:value="1.47681032586167E+018" calcext:value-type="float">
            <text:p>1.47681032586167E+018</text:p>
          </table:table-cell>
          <table:table-cell office:value-type="float" office:value="1.47681037434371E+018" calcext:value-type="float">
            <text:p>1.47681037434371E+018</text:p>
          </table:table-cell>
          <table:table-cell office:value-type="float" office:value="1.47681037459883E+018" calcext:value-type="float">
            <text:p>1.47681037459883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68102561622E+018" calcext:value-type="float">
            <text:p>1.4768102561622E+018</text:p>
          </table:table-cell>
          <table:table-cell office:value-type="float" office:value="1.47681025645817E+018" calcext:value-type="float">
            <text:p>1.47681025645817E+018</text:p>
          </table:table-cell>
          <table:table-cell office:value-type="float" office:value="1.47681032565786E+018" calcext:value-type="float">
            <text:p>1.47681032565786E+018</text:p>
          </table:table-cell>
          <table:table-cell office:value-type="float" office:value="1.47681032586239E+018" calcext:value-type="float">
            <text:p>1.47681032586239E+018</text:p>
          </table:table-cell>
          <table:table-cell office:value-type="float" office:value="1.47681037434406E+018" calcext:value-type="float">
            <text:p>1.47681037434406E+018</text:p>
          </table:table-cell>
          <table:table-cell office:value-type="float" office:value="1.47681037459888E+018" calcext:value-type="float">
            <text:p>1.47681037459888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681025616256E+018" calcext:value-type="float">
            <text:p>1.47681025616256E+018</text:p>
          </table:table-cell>
          <table:table-cell office:value-type="float" office:value="1.47681025645823E+018" calcext:value-type="float">
            <text:p>1.47681025645823E+018</text:p>
          </table:table-cell>
          <table:table-cell office:value-type="float" office:value="1.47681032565827E+018" calcext:value-type="float">
            <text:p>1.47681032565827E+018</text:p>
          </table:table-cell>
          <table:table-cell office:value-type="float" office:value="1.47681032586355E+018" calcext:value-type="float">
            <text:p>1.47681032586355E+018</text:p>
          </table:table-cell>
          <table:table-cell office:value-type="float" office:value="1.47681037434441E+018" calcext:value-type="float">
            <text:p>1.47681037434441E+018</text:p>
          </table:table-cell>
          <table:table-cell office:value-type="float" office:value="1.4768103745991E+018" calcext:value-type="float">
            <text:p>1.4768103745991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681025616294E+018" calcext:value-type="float">
            <text:p>1.47681025616294E+018</text:p>
          </table:table-cell>
          <table:table-cell office:value-type="float" office:value="1.47681025645829E+018" calcext:value-type="float">
            <text:p>1.47681025645829E+018</text:p>
          </table:table-cell>
          <table:table-cell office:value-type="float" office:value="1.47681032565863E+018" calcext:value-type="float">
            <text:p>1.47681032565863E+018</text:p>
          </table:table-cell>
          <table:table-cell office:value-type="float" office:value="1.47681032586429E+018" calcext:value-type="float">
            <text:p>1.47681032586429E+018</text:p>
          </table:table-cell>
          <table:table-cell office:value-type="float" office:value="1.47681037434475E+018" calcext:value-type="float">
            <text:p>1.47681037434475E+018</text:p>
          </table:table-cell>
          <table:table-cell office:value-type="float" office:value="1.47681037459933E+018" calcext:value-type="float">
            <text:p>1.47681037459933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68102561633E+018" calcext:value-type="float">
            <text:p>1.4768102561633E+018</text:p>
          </table:table-cell>
          <table:table-cell office:value-type="float" office:value="1.47681025645846E+018" calcext:value-type="float">
            <text:p>1.47681025645846E+018</text:p>
          </table:table-cell>
          <table:table-cell office:value-type="float" office:value="1.47681032565899E+018" calcext:value-type="float">
            <text:p>1.47681032565899E+018</text:p>
          </table:table-cell>
          <table:table-cell office:value-type="float" office:value="1.47681032586506E+018" calcext:value-type="float">
            <text:p>1.47681032586506E+018</text:p>
          </table:table-cell>
          <table:table-cell office:value-type="float" office:value="1.4768103743451E+018" calcext:value-type="float">
            <text:p>1.4768103743451E+018</text:p>
          </table:table-cell>
          <table:table-cell office:value-type="float" office:value="1.47681037460005E+018" calcext:value-type="float">
            <text:p>1.47681037460005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681025616366E+018" calcext:value-type="float">
            <text:p>1.47681025616366E+018</text:p>
          </table:table-cell>
          <table:table-cell office:value-type="float" office:value="1.47681025645863E+018" calcext:value-type="float">
            <text:p>1.47681025645863E+018</text:p>
          </table:table-cell>
          <table:table-cell office:value-type="float" office:value="1.47681032565936E+018" calcext:value-type="float">
            <text:p>1.47681032565936E+018</text:p>
          </table:table-cell>
          <table:table-cell office:value-type="float" office:value="1.47681032586541E+018" calcext:value-type="float">
            <text:p>1.47681032586541E+018</text:p>
          </table:table-cell>
          <table:table-cell office:value-type="float" office:value="1.47681037434544E+018" calcext:value-type="float">
            <text:p>1.47681037434544E+018</text:p>
          </table:table-cell>
          <table:table-cell office:value-type="float" office:value="1.47681037460026E+018" calcext:value-type="float">
            <text:p>1.47681037460026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681025616406E+018" calcext:value-type="float">
            <text:p>1.47681025616406E+018</text:p>
          </table:table-cell>
          <table:table-cell office:value-type="float" office:value="1.47681025645886E+018" calcext:value-type="float">
            <text:p>1.47681025645886E+018</text:p>
          </table:table-cell>
          <table:table-cell office:value-type="float" office:value="1.47681032565971E+018" calcext:value-type="float">
            <text:p>1.47681032565971E+018</text:p>
          </table:table-cell>
          <table:table-cell office:value-type="float" office:value="1.47681032586696E+018" calcext:value-type="float">
            <text:p>1.47681032586696E+018</text:p>
          </table:table-cell>
          <table:table-cell office:value-type="float" office:value="1.47681037434584E+018" calcext:value-type="float">
            <text:p>1.47681037434584E+018</text:p>
          </table:table-cell>
          <table:table-cell office:value-type="float" office:value="1.47681037460047E+018" calcext:value-type="float">
            <text:p>1.47681037460047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681025616442E+018" calcext:value-type="float">
            <text:p>1.47681025616442E+018</text:p>
          </table:table-cell>
          <table:table-cell office:value-type="float" office:value="1.47681025645892E+018" calcext:value-type="float">
            <text:p>1.47681025645892E+018</text:p>
          </table:table-cell>
          <table:table-cell office:value-type="float" office:value="1.47681032566006E+018" calcext:value-type="float">
            <text:p>1.47681032566006E+018</text:p>
          </table:table-cell>
          <table:table-cell office:value-type="float" office:value="1.47681032586884E+018" calcext:value-type="float">
            <text:p>1.47681032586884E+018</text:p>
          </table:table-cell>
          <table:table-cell office:value-type="float" office:value="1.47681037434619E+018" calcext:value-type="float">
            <text:p>1.47681037434619E+018</text:p>
          </table:table-cell>
          <table:table-cell office:value-type="float" office:value="1.47681037460083E+018" calcext:value-type="float">
            <text:p>1.47681037460083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681025616478E+018" calcext:value-type="float">
            <text:p>1.47681025616478E+018</text:p>
          </table:table-cell>
          <table:table-cell office:value-type="float" office:value="1.47681025645908E+018" calcext:value-type="float">
            <text:p>1.47681025645908E+018</text:p>
          </table:table-cell>
          <table:table-cell office:value-type="float" office:value="1.47681032566045E+018" calcext:value-type="float">
            <text:p>1.47681032566045E+018</text:p>
          </table:table-cell>
          <table:table-cell office:value-type="float" office:value="1.47681032587033E+018" calcext:value-type="float">
            <text:p>1.47681032587033E+018</text:p>
          </table:table-cell>
          <table:table-cell office:value-type="float" office:value="1.47681037434658E+018" calcext:value-type="float">
            <text:p>1.47681037434658E+018</text:p>
          </table:table-cell>
          <table:table-cell office:value-type="float" office:value="1.47681037460111E+018" calcext:value-type="float">
            <text:p>1.47681037460111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681025616514E+018" calcext:value-type="float">
            <text:p>1.47681025616514E+018</text:p>
          </table:table-cell>
          <table:table-cell office:value-type="float" office:value="1.47681025645956E+018" calcext:value-type="float">
            <text:p>1.47681025645956E+018</text:p>
          </table:table-cell>
          <table:table-cell office:value-type="float" office:value="1.47681032566081E+018" calcext:value-type="float">
            <text:p>1.47681032566081E+018</text:p>
          </table:table-cell>
          <table:table-cell office:value-type="float" office:value="1.47681032587181E+018" calcext:value-type="float">
            <text:p>1.47681032587181E+018</text:p>
          </table:table-cell>
          <table:table-cell office:value-type="float" office:value="1.47681037434694E+018" calcext:value-type="float">
            <text:p>1.47681037434694E+018</text:p>
          </table:table-cell>
          <table:table-cell office:value-type="float" office:value="1.47681037460195E+018" calcext:value-type="float">
            <text:p>1.47681037460195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681025616549E+018" calcext:value-type="float">
            <text:p>1.47681025616549E+018</text:p>
          </table:table-cell>
          <table:table-cell office:value-type="float" office:value="1.47681025645983E+018" calcext:value-type="float">
            <text:p>1.47681025645983E+018</text:p>
          </table:table-cell>
          <table:table-cell office:value-type="float" office:value="1.47681032566148E+018" calcext:value-type="float">
            <text:p>1.47681032566148E+018</text:p>
          </table:table-cell>
          <table:table-cell office:value-type="float" office:value="1.47681032587253E+018" calcext:value-type="float">
            <text:p>1.47681032587253E+018</text:p>
          </table:table-cell>
          <table:table-cell office:value-type="float" office:value="1.47681037434729E+018" calcext:value-type="float">
            <text:p>1.47681037434729E+018</text:p>
          </table:table-cell>
          <table:table-cell office:value-type="float" office:value="1.47681037460221E+018" calcext:value-type="float">
            <text:p>1.47681037460221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681025616587E+018" calcext:value-type="float">
            <text:p>1.47681025616587E+018</text:p>
          </table:table-cell>
          <table:table-cell office:value-type="float" office:value="1.47681025646056E+018" calcext:value-type="float">
            <text:p>1.47681025646056E+018</text:p>
          </table:table-cell>
          <table:table-cell office:value-type="float" office:value="1.47681032566186E+018" calcext:value-type="float">
            <text:p>1.47681032566186E+018</text:p>
          </table:table-cell>
          <table:table-cell office:value-type="float" office:value="1.47681032587324E+018" calcext:value-type="float">
            <text:p>1.47681032587324E+018</text:p>
          </table:table-cell>
          <table:table-cell office:value-type="float" office:value="1.47681037434764E+018" calcext:value-type="float">
            <text:p>1.47681037434764E+018</text:p>
          </table:table-cell>
          <table:table-cell office:value-type="float" office:value="1.47681037460246E+018" calcext:value-type="float">
            <text:p>1.47681037460246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681025616627E+018" calcext:value-type="float">
            <text:p>1.47681025616627E+018</text:p>
          </table:table-cell>
          <table:table-cell office:value-type="float" office:value="1.47681025646083E+018" calcext:value-type="float">
            <text:p>1.47681025646083E+018</text:p>
          </table:table-cell>
          <table:table-cell office:value-type="float" office:value="1.47681032566226E+018" calcext:value-type="float">
            <text:p>1.47681032566226E+018</text:p>
          </table:table-cell>
          <table:table-cell office:value-type="float" office:value="1.47681032587376E+018" calcext:value-type="float">
            <text:p>1.47681032587376E+018</text:p>
          </table:table-cell>
          <table:table-cell office:value-type="float" office:value="1.47681037434803E+018" calcext:value-type="float">
            <text:p>1.47681037434803E+018</text:p>
          </table:table-cell>
          <table:table-cell office:value-type="float" office:value="1.47681037460274E+018" calcext:value-type="float">
            <text:p>1.47681037460274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681025616664E+018" calcext:value-type="float">
            <text:p>1.47681025616664E+018</text:p>
          </table:table-cell>
          <table:table-cell office:value-type="float" office:value="1.47681025646158E+018" calcext:value-type="float">
            <text:p>1.47681025646158E+018</text:p>
          </table:table-cell>
          <table:table-cell office:value-type="float" office:value="1.47681032566263E+018" calcext:value-type="float">
            <text:p>1.47681032566263E+018</text:p>
          </table:table-cell>
          <table:table-cell office:value-type="float" office:value="1.47681032587395E+018" calcext:value-type="float">
            <text:p>1.47681032587395E+018</text:p>
          </table:table-cell>
          <table:table-cell office:value-type="float" office:value="1.47681037434838E+018" calcext:value-type="float">
            <text:p>1.47681037434838E+018</text:p>
          </table:table-cell>
          <table:table-cell office:value-type="float" office:value="1.47681037460315E+018" calcext:value-type="float">
            <text:p>1.47681037460315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681025616699E+018" calcext:value-type="float">
            <text:p>1.47681025616699E+018</text:p>
          </table:table-cell>
          <table:table-cell office:value-type="float" office:value="1.47681025646207E+018" calcext:value-type="float">
            <text:p>1.47681025646207E+018</text:p>
          </table:table-cell>
          <table:table-cell office:value-type="float" office:value="1.47681032566299E+018" calcext:value-type="float">
            <text:p>1.47681032566299E+018</text:p>
          </table:table-cell>
          <table:table-cell office:value-type="float" office:value="1.47681032587413E+018" calcext:value-type="float">
            <text:p>1.47681032587413E+018</text:p>
          </table:table-cell>
          <table:table-cell office:value-type="float" office:value="1.47681037434873E+018" calcext:value-type="float">
            <text:p>1.47681037434873E+018</text:p>
          </table:table-cell>
          <table:table-cell office:value-type="float" office:value="1.47681037460321E+018" calcext:value-type="float">
            <text:p>1.47681037460321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681025616735E+018" calcext:value-type="float">
            <text:p>1.47681025616735E+018</text:p>
          </table:table-cell>
          <table:table-cell office:value-type="float" office:value="1.47681025646257E+018" calcext:value-type="float">
            <text:p>1.47681025646257E+018</text:p>
          </table:table-cell>
          <table:table-cell office:value-type="float" office:value="1.47681032566335E+018" calcext:value-type="float">
            <text:p>1.47681032566335E+018</text:p>
          </table:table-cell>
          <table:table-cell office:value-type="float" office:value="1.47681032587431E+018" calcext:value-type="float">
            <text:p>1.47681032587431E+018</text:p>
          </table:table-cell>
          <table:table-cell office:value-type="float" office:value="1.47681037434908E+018" calcext:value-type="float">
            <text:p>1.47681037434908E+018</text:p>
          </table:table-cell>
          <table:table-cell office:value-type="float" office:value="1.47681037460326E+018" calcext:value-type="float">
            <text:p>1.47681037460326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681025616773E+018" calcext:value-type="float">
            <text:p>1.47681025616773E+018</text:p>
          </table:table-cell>
          <table:table-cell office:value-type="float" office:value="1.47681025646287E+018" calcext:value-type="float">
            <text:p>1.47681025646287E+018</text:p>
          </table:table-cell>
          <table:table-cell office:value-type="float" office:value="1.47681032566374E+018" calcext:value-type="float">
            <text:p>1.47681032566374E+018</text:p>
          </table:table-cell>
          <table:table-cell office:value-type="float" office:value="1.47681032587459E+018" calcext:value-type="float">
            <text:p>1.47681032587459E+018</text:p>
          </table:table-cell>
          <table:table-cell office:value-type="float" office:value="1.47681037434943E+018" calcext:value-type="float">
            <text:p>1.47681037434943E+018</text:p>
          </table:table-cell>
          <table:table-cell office:value-type="float" office:value="1.47681037460332E+018" calcext:value-type="float">
            <text:p>1.47681037460332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681025616808E+018" calcext:value-type="float">
            <text:p>1.47681025616808E+018</text:p>
          </table:table-cell>
          <table:table-cell office:value-type="float" office:value="1.47681025646292E+018" calcext:value-type="float">
            <text:p>1.47681025646292E+018</text:p>
          </table:table-cell>
          <table:table-cell office:value-type="float" office:value="1.4768103256641E+018" calcext:value-type="float">
            <text:p>1.4768103256641E+018</text:p>
          </table:table-cell>
          <table:table-cell office:value-type="float" office:value="1.47681032587481E+018" calcext:value-type="float">
            <text:p>1.47681032587481E+018</text:p>
          </table:table-cell>
          <table:table-cell office:value-type="float" office:value="1.47681037434982E+018" calcext:value-type="float">
            <text:p>1.47681037434982E+018</text:p>
          </table:table-cell>
          <table:table-cell office:value-type="float" office:value="1.47681037460337E+018" calcext:value-type="float">
            <text:p>1.47681037460337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681025616844E+018" calcext:value-type="float">
            <text:p>1.47681025616844E+018</text:p>
          </table:table-cell>
          <table:table-cell office:value-type="float" office:value="1.47681025646298E+018" calcext:value-type="float">
            <text:p>1.47681025646298E+018</text:p>
          </table:table-cell>
          <table:table-cell office:value-type="float" office:value="1.47681032566445E+018" calcext:value-type="float">
            <text:p>1.47681032566445E+018</text:p>
          </table:table-cell>
          <table:table-cell office:value-type="float" office:value="1.47681032587487E+018" calcext:value-type="float">
            <text:p>1.47681032587487E+018</text:p>
          </table:table-cell>
          <table:table-cell office:value-type="float" office:value="1.47681037435019E+018" calcext:value-type="float">
            <text:p>1.47681037435019E+018</text:p>
          </table:table-cell>
          <table:table-cell office:value-type="float" office:value="1.47681037460355E+018" calcext:value-type="float">
            <text:p>1.47681037460355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68102561688E+018" calcext:value-type="float">
            <text:p>1.4768102561688E+018</text:p>
          </table:table-cell>
          <table:table-cell office:value-type="float" office:value="1.47681025646314E+018" calcext:value-type="float">
            <text:p>1.47681025646314E+018</text:p>
          </table:table-cell>
          <table:table-cell office:value-type="float" office:value="1.47681032566481E+018" calcext:value-type="float">
            <text:p>1.47681032566481E+018</text:p>
          </table:table-cell>
          <table:table-cell office:value-type="float" office:value="1.47681032587504E+018" calcext:value-type="float">
            <text:p>1.47681032587504E+018</text:p>
          </table:table-cell>
          <table:table-cell office:value-type="float" office:value="1.47681037435053E+018" calcext:value-type="float">
            <text:p>1.47681037435053E+018</text:p>
          </table:table-cell>
          <table:table-cell office:value-type="float" office:value="1.47681037460387E+018" calcext:value-type="float">
            <text:p>1.47681037460387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681025616915E+018" calcext:value-type="float">
            <text:p>1.47681025616915E+018</text:p>
          </table:table-cell>
          <table:table-cell office:value-type="float" office:value="1.47681025646338E+018" calcext:value-type="float">
            <text:p>1.47681025646338E+018</text:p>
          </table:table-cell>
          <table:table-cell office:value-type="float" office:value="1.47681032566517E+018" calcext:value-type="float">
            <text:p>1.47681032566517E+018</text:p>
          </table:table-cell>
          <table:table-cell office:value-type="float" office:value="1.47681032587522E+018" calcext:value-type="float">
            <text:p>1.47681032587522E+018</text:p>
          </table:table-cell>
          <table:table-cell office:value-type="float" office:value="1.47681037435094E+018" calcext:value-type="float">
            <text:p>1.47681037435094E+018</text:p>
          </table:table-cell>
          <table:table-cell office:value-type="float" office:value="1.47681037460393E+018" calcext:value-type="float">
            <text:p>1.47681037460393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68102561695E+018" calcext:value-type="float">
            <text:p>1.4768102561695E+018</text:p>
          </table:table-cell>
          <table:table-cell office:value-type="float" office:value="1.47681025646344E+018" calcext:value-type="float">
            <text:p>1.47681025646344E+018</text:p>
          </table:table-cell>
          <table:table-cell office:value-type="float" office:value="1.47681032566552E+018" calcext:value-type="float">
            <text:p>1.47681032566552E+018</text:p>
          </table:table-cell>
          <table:table-cell office:value-type="float" office:value="1.47681032587632E+018" calcext:value-type="float">
            <text:p>1.47681032587632E+018</text:p>
          </table:table-cell>
          <table:table-cell office:value-type="float" office:value="1.4768103743513E+018" calcext:value-type="float">
            <text:p>1.4768103743513E+018</text:p>
          </table:table-cell>
          <table:table-cell office:value-type="float" office:value="1.47681037460422E+018" calcext:value-type="float">
            <text:p>1.47681037460422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681025616984E+018" calcext:value-type="float">
            <text:p>1.47681025616984E+018</text:p>
          </table:table-cell>
          <table:table-cell office:value-type="float" office:value="1.4768102564636E+018" calcext:value-type="float">
            <text:p>1.4768102564636E+018</text:p>
          </table:table-cell>
          <table:table-cell office:value-type="float" office:value="1.47681032566587E+018" calcext:value-type="float">
            <text:p>1.47681032566587E+018</text:p>
          </table:table-cell>
          <table:table-cell office:value-type="float" office:value="1.47681032587751E+018" calcext:value-type="float">
            <text:p>1.47681032587751E+018</text:p>
          </table:table-cell>
          <table:table-cell office:value-type="float" office:value="1.47681037435166E+018" calcext:value-type="float">
            <text:p>1.47681037435166E+018</text:p>
          </table:table-cell>
          <table:table-cell office:value-type="float" office:value="1.47681037460428E+018" calcext:value-type="float">
            <text:p>1.47681037460428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681025617024E+018" calcext:value-type="float">
            <text:p>1.47681025617024E+018</text:p>
          </table:table-cell>
          <table:table-cell office:value-type="float" office:value="1.4768102564641E+018" calcext:value-type="float">
            <text:p>1.4768102564641E+018</text:p>
          </table:table-cell>
          <table:table-cell office:value-type="float" office:value="1.4768103256663E+018" calcext:value-type="float">
            <text:p>1.4768103256663E+018</text:p>
          </table:table-cell>
          <table:table-cell office:value-type="float" office:value="1.47681032588003E+018" calcext:value-type="float">
            <text:p>1.47681032588003E+018</text:p>
          </table:table-cell>
          <table:table-cell office:value-type="float" office:value="1.47681037435202E+018" calcext:value-type="float">
            <text:p>1.47681037435202E+018</text:p>
          </table:table-cell>
          <table:table-cell office:value-type="float" office:value="1.47681037460434E+018" calcext:value-type="float">
            <text:p>1.47681037460434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681025617063E+018" calcext:value-type="float">
            <text:p>1.47681025617063E+018</text:p>
          </table:table-cell>
          <table:table-cell office:value-type="float" office:value="1.4768102564646E+018" calcext:value-type="float">
            <text:p>1.4768102564646E+018</text:p>
          </table:table-cell>
          <table:table-cell office:value-type="float" office:value="1.47681032566666E+018" calcext:value-type="float">
            <text:p>1.47681032566666E+018</text:p>
          </table:table-cell>
          <table:table-cell office:value-type="float" office:value="1.47681032588067E+018" calcext:value-type="float">
            <text:p>1.47681032588067E+018</text:p>
          </table:table-cell>
          <table:table-cell office:value-type="float" office:value="1.47681037435237E+018" calcext:value-type="float">
            <text:p>1.47681037435237E+018</text:p>
          </table:table-cell>
          <table:table-cell office:value-type="float" office:value="1.47681037460439E+018" calcext:value-type="float">
            <text:p>1.47681037460439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6810256171E+018" calcext:value-type="float">
            <text:p>1.476810256171E+018</text:p>
          </table:table-cell>
          <table:table-cell office:value-type="float" office:value="1.47681025646508E+018" calcext:value-type="float">
            <text:p>1.47681025646508E+018</text:p>
          </table:table-cell>
          <table:table-cell office:value-type="float" office:value="1.47681032566701E+018" calcext:value-type="float">
            <text:p>1.47681032566701E+018</text:p>
          </table:table-cell>
          <table:table-cell office:value-type="float" office:value="1.476810325881E+018" calcext:value-type="float">
            <text:p>1.476810325881E+018</text:p>
          </table:table-cell>
          <table:table-cell office:value-type="float" office:value="1.47681037435272E+018" calcext:value-type="float">
            <text:p>1.47681037435272E+018</text:p>
          </table:table-cell>
          <table:table-cell office:value-type="float" office:value="1.47681037462677E+018" calcext:value-type="float">
            <text:p>1.47681037462677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68102561714E+018" calcext:value-type="float">
            <text:p>1.4768102561714E+018</text:p>
          </table:table-cell>
          <table:table-cell office:value-type="float" office:value="1.47681025646534E+018" calcext:value-type="float">
            <text:p>1.47681025646534E+018</text:p>
          </table:table-cell>
          <table:table-cell office:value-type="float" office:value="1.47681032566737E+018" calcext:value-type="float">
            <text:p>1.47681032566737E+018</text:p>
          </table:table-cell>
          <table:table-cell office:value-type="float" office:value="1.47681032588117E+018" calcext:value-type="float">
            <text:p>1.47681032588117E+018</text:p>
          </table:table-cell>
          <table:table-cell office:value-type="float" office:value="1.47681037435312E+018" calcext:value-type="float">
            <text:p>1.47681037435312E+018</text:p>
          </table:table-cell>
          <table:table-cell office:value-type="float" office:value="1.476810374627E+018" calcext:value-type="float">
            <text:p>1.476810374627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681025617178E+018" calcext:value-type="float">
            <text:p>1.47681025617178E+018</text:p>
          </table:table-cell>
          <table:table-cell office:value-type="float" office:value="1.47681025646605E+018" calcext:value-type="float">
            <text:p>1.47681025646605E+018</text:p>
          </table:table-cell>
          <table:table-cell office:value-type="float" office:value="1.47681032566772E+018" calcext:value-type="float">
            <text:p>1.47681032566772E+018</text:p>
          </table:table-cell>
          <table:table-cell office:value-type="float" office:value="1.47681032588148E+018" calcext:value-type="float">
            <text:p>1.47681032588148E+018</text:p>
          </table:table-cell>
          <table:table-cell office:value-type="float" office:value="1.47681037435348E+018" calcext:value-type="float">
            <text:p>1.47681037435348E+018</text:p>
          </table:table-cell>
          <table:table-cell office:value-type="float" office:value="1.47681037462728E+018" calcext:value-type="float">
            <text:p>1.47681037462728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681025617214E+018" calcext:value-type="float">
            <text:p>1.47681025617214E+018</text:p>
          </table:table-cell>
          <table:table-cell office:value-type="float" office:value="1.47681025646633E+018" calcext:value-type="float">
            <text:p>1.47681025646633E+018</text:p>
          </table:table-cell>
          <table:table-cell office:value-type="float" office:value="1.47681032566811E+018" calcext:value-type="float">
            <text:p>1.47681032566811E+018</text:p>
          </table:table-cell>
          <table:table-cell office:value-type="float" office:value="1.47681032588154E+018" calcext:value-type="float">
            <text:p>1.47681032588154E+018</text:p>
          </table:table-cell>
          <table:table-cell office:value-type="float" office:value="1.47681037435383E+018" calcext:value-type="float">
            <text:p>1.47681037435383E+018</text:p>
          </table:table-cell>
          <table:table-cell office:value-type="float" office:value="1.47681037462734E+018" calcext:value-type="float">
            <text:p>1.47681037462734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68102561725E+018" calcext:value-type="float">
            <text:p>1.4768102561725E+018</text:p>
          </table:table-cell>
          <table:table-cell office:value-type="float" office:value="1.47681025646639E+018" calcext:value-type="float">
            <text:p>1.47681025646639E+018</text:p>
          </table:table-cell>
          <table:table-cell office:value-type="float" office:value="1.47681032566847E+018" calcext:value-type="float">
            <text:p>1.47681032566847E+018</text:p>
          </table:table-cell>
          <table:table-cell office:value-type="float" office:value="1.47681032588159E+018" calcext:value-type="float">
            <text:p>1.47681032588159E+018</text:p>
          </table:table-cell>
          <table:table-cell office:value-type="float" office:value="1.47681037435424E+018" calcext:value-type="float">
            <text:p>1.47681037435424E+018</text:p>
          </table:table-cell>
          <table:table-cell office:value-type="float" office:value="1.47681037462759E+018" calcext:value-type="float">
            <text:p>1.47681037462759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681025617285E+018" calcext:value-type="float">
            <text:p>1.47681025617285E+018</text:p>
          </table:table-cell>
          <table:table-cell office:value-type="float" office:value="1.4768102564666E+018" calcext:value-type="float">
            <text:p>1.4768102564666E+018</text:p>
          </table:table-cell>
          <table:table-cell office:value-type="float" office:value="1.47681032566882E+018" calcext:value-type="float">
            <text:p>1.47681032566882E+018</text:p>
          </table:table-cell>
          <table:table-cell office:value-type="float" office:value="1.47681032588165E+018" calcext:value-type="float">
            <text:p>1.47681032588165E+018</text:p>
          </table:table-cell>
          <table:table-cell office:value-type="float" office:value="1.4768103743546E+018" calcext:value-type="float">
            <text:p>1.4768103743546E+018</text:p>
          </table:table-cell>
          <table:table-cell office:value-type="float" office:value="1.47681037462765E+018" calcext:value-type="float">
            <text:p>1.47681037462765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681025617319E+018" calcext:value-type="float">
            <text:p>1.47681025617319E+018</text:p>
          </table:table-cell>
          <table:table-cell office:value-type="float" office:value="1.47681025646694E+018" calcext:value-type="float">
            <text:p>1.47681025646694E+018</text:p>
          </table:table-cell>
          <table:table-cell office:value-type="float" office:value="1.47681032566918E+018" calcext:value-type="float">
            <text:p>1.47681032566918E+018</text:p>
          </table:table-cell>
          <table:table-cell office:value-type="float" office:value="1.47681032588181E+018" calcext:value-type="float">
            <text:p>1.47681032588181E+018</text:p>
          </table:table-cell>
          <table:table-cell office:value-type="float" office:value="1.47681037435494E+018" calcext:value-type="float">
            <text:p>1.47681037435494E+018</text:p>
          </table:table-cell>
          <table:table-cell office:value-type="float" office:value="1.47681037462783E+018" calcext:value-type="float">
            <text:p>1.47681037462783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681025617358E+018" calcext:value-type="float">
            <text:p>1.47681025617358E+018</text:p>
          </table:table-cell>
          <table:table-cell office:value-type="float" office:value="1.476810256467E+018" calcext:value-type="float">
            <text:p>1.476810256467E+018</text:p>
          </table:table-cell>
          <table:table-cell office:value-type="float" office:value="1.47681032566953E+018" calcext:value-type="float">
            <text:p>1.47681032566953E+018</text:p>
          </table:table-cell>
          <table:table-cell office:value-type="float" office:value="1.47681032588349E+018" calcext:value-type="float">
            <text:p>1.47681032588349E+018</text:p>
          </table:table-cell>
          <table:table-cell office:value-type="float" office:value="1.47681037435529E+018" calcext:value-type="float">
            <text:p>1.47681037435529E+018</text:p>
          </table:table-cell>
          <table:table-cell office:value-type="float" office:value="1.47681037462811E+018" calcext:value-type="float">
            <text:p>1.47681037462811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681025617393E+018" calcext:value-type="float">
            <text:p>1.47681025617393E+018</text:p>
          </table:table-cell>
          <table:table-cell office:value-type="float" office:value="1.47681025646706E+018" calcext:value-type="float">
            <text:p>1.47681025646706E+018</text:p>
          </table:table-cell>
          <table:table-cell office:value-type="float" office:value="1.47681032566992E+018" calcext:value-type="float">
            <text:p>1.47681032566992E+018</text:p>
          </table:table-cell>
          <table:table-cell office:value-type="float" office:value="1.47681032588366E+018" calcext:value-type="float">
            <text:p>1.47681032588366E+018</text:p>
          </table:table-cell>
          <table:table-cell office:value-type="float" office:value="1.47681037435565E+018" calcext:value-type="float">
            <text:p>1.47681037435565E+018</text:p>
          </table:table-cell>
          <table:table-cell office:value-type="float" office:value="1.47681037462817E+018" calcext:value-type="float">
            <text:p>1.47681037462817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681025617428E+018" calcext:value-type="float">
            <text:p>1.47681025617428E+018</text:p>
          </table:table-cell>
          <table:table-cell office:value-type="float" office:value="1.47681025646711E+018" calcext:value-type="float">
            <text:p>1.47681025646711E+018</text:p>
          </table:table-cell>
          <table:table-cell office:value-type="float" office:value="1.47681032567028E+018" calcext:value-type="float">
            <text:p>1.47681032567028E+018</text:p>
          </table:table-cell>
          <table:table-cell office:value-type="float" office:value="1.47681032588394E+018" calcext:value-type="float">
            <text:p>1.47681032588394E+018</text:p>
          </table:table-cell>
          <table:table-cell office:value-type="float" office:value="1.47681037435599E+018" calcext:value-type="float">
            <text:p>1.47681037435599E+018</text:p>
          </table:table-cell>
          <table:table-cell office:value-type="float" office:value="1.47681037462842E+018" calcext:value-type="float">
            <text:p>1.47681037462842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681025617464E+018" calcext:value-type="float">
            <text:p>1.47681025617464E+018</text:p>
          </table:table-cell>
          <table:table-cell office:value-type="float" office:value="1.47681025646728E+018" calcext:value-type="float">
            <text:p>1.47681025646728E+018</text:p>
          </table:table-cell>
          <table:table-cell office:value-type="float" office:value="1.47681032567063E+018" calcext:value-type="float">
            <text:p>1.47681032567063E+018</text:p>
          </table:table-cell>
          <table:table-cell office:value-type="float" office:value="1.476810325884E+018" calcext:value-type="float">
            <text:p>1.476810325884E+018</text:p>
          </table:table-cell>
          <table:table-cell office:value-type="float" office:value="1.47681037435644E+018" calcext:value-type="float">
            <text:p>1.47681037435644E+018</text:p>
          </table:table-cell>
          <table:table-cell office:value-type="float" office:value="1.47681037462847E+018" calcext:value-type="float">
            <text:p>1.47681037462847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681025617499E+018" calcext:value-type="float">
            <text:p>1.47681025617499E+018</text:p>
          </table:table-cell>
          <table:table-cell office:value-type="float" office:value="1.4768102564676E+018" calcext:value-type="float">
            <text:p>1.4768102564676E+018</text:p>
          </table:table-cell>
          <table:table-cell office:value-type="float" office:value="1.47681032567104E+018" calcext:value-type="float">
            <text:p>1.47681032567104E+018</text:p>
          </table:table-cell>
          <table:table-cell office:value-type="float" office:value="1.47681032588422E+018" calcext:value-type="float">
            <text:p>1.47681032588422E+018</text:p>
          </table:table-cell>
          <table:table-cell office:value-type="float" office:value="1.4768103743568E+018" calcext:value-type="float">
            <text:p>1.4768103743568E+018</text:p>
          </table:table-cell>
          <table:table-cell office:value-type="float" office:value="1.47681037462872E+018" calcext:value-type="float">
            <text:p>1.47681037462872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681025617537E+018" calcext:value-type="float">
            <text:p>1.47681025617537E+018</text:p>
          </table:table-cell>
          <table:table-cell office:value-type="float" office:value="1.47681025646792E+018" calcext:value-type="float">
            <text:p>1.47681025646792E+018</text:p>
          </table:table-cell>
          <table:table-cell office:value-type="float" office:value="1.4768103256714E+018" calcext:value-type="float">
            <text:p>1.4768103256714E+018</text:p>
          </table:table-cell>
          <table:table-cell office:value-type="float" office:value="1.47681032588443E+018" calcext:value-type="float">
            <text:p>1.47681032588443E+018</text:p>
          </table:table-cell>
          <table:table-cell office:value-type="float" office:value="1.47681037435713E+018" calcext:value-type="float">
            <text:p>1.47681037435713E+018</text:p>
          </table:table-cell>
          <table:table-cell office:value-type="float" office:value="1.47681037462878E+018" calcext:value-type="float">
            <text:p>1.47681037462878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681025617573E+018" calcext:value-type="float">
            <text:p>1.47681025617573E+018</text:p>
          </table:table-cell>
          <table:table-cell office:value-type="float" office:value="1.47681025646838E+018" calcext:value-type="float">
            <text:p>1.47681025646838E+018</text:p>
          </table:table-cell>
          <table:table-cell office:value-type="float" office:value="1.47681032567178E+018" calcext:value-type="float">
            <text:p>1.47681032567178E+018</text:p>
          </table:table-cell>
          <table:table-cell office:value-type="float" office:value="1.47681032588448E+018" calcext:value-type="float">
            <text:p>1.47681032588448E+018</text:p>
          </table:table-cell>
          <table:table-cell office:value-type="float" office:value="1.47681037435778E+018" calcext:value-type="float">
            <text:p>1.47681037435778E+018</text:p>
          </table:table-cell>
          <table:table-cell office:value-type="float" office:value="1.47681037462903E+018" calcext:value-type="float">
            <text:p>1.47681037462903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681025617608E+018" calcext:value-type="float">
            <text:p>1.47681025617608E+018</text:p>
          </table:table-cell>
          <table:table-cell office:value-type="float" office:value="1.47681025646864E+018" calcext:value-type="float">
            <text:p>1.47681025646864E+018</text:p>
          </table:table-cell>
          <table:table-cell office:value-type="float" office:value="1.47681032567216E+018" calcext:value-type="float">
            <text:p>1.47681032567216E+018</text:p>
          </table:table-cell>
          <table:table-cell office:value-type="float" office:value="1.47681032588465E+018" calcext:value-type="float">
            <text:p>1.47681032588465E+018</text:p>
          </table:table-cell>
          <table:table-cell office:value-type="float" office:value="1.47681037435813E+018" calcext:value-type="float">
            <text:p>1.47681037435813E+018</text:p>
          </table:table-cell>
          <table:table-cell office:value-type="float" office:value="1.47681037462909E+018" calcext:value-type="float">
            <text:p>1.47681037462909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681025617649E+018" calcext:value-type="float">
            <text:p>1.47681025617649E+018</text:p>
          </table:table-cell>
          <table:table-cell office:value-type="float" office:value="1.47681025646894E+018" calcext:value-type="float">
            <text:p>1.47681025646894E+018</text:p>
          </table:table-cell>
          <table:table-cell office:value-type="float" office:value="1.47681032567251E+018" calcext:value-type="float">
            <text:p>1.47681032567251E+018</text:p>
          </table:table-cell>
          <table:table-cell office:value-type="float" office:value="1.47681032588487E+018" calcext:value-type="float">
            <text:p>1.47681032588487E+018</text:p>
          </table:table-cell>
          <table:table-cell office:value-type="float" office:value="1.4768103743585E+018" calcext:value-type="float">
            <text:p>1.4768103743585E+018</text:p>
          </table:table-cell>
          <table:table-cell office:value-type="float" office:value="1.47681037462934E+018" calcext:value-type="float">
            <text:p>1.47681037462934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681025617685E+018" calcext:value-type="float">
            <text:p>1.47681025617685E+018</text:p>
          </table:table-cell>
          <table:table-cell office:value-type="float" office:value="1.47681025646921E+018" calcext:value-type="float">
            <text:p>1.47681025646921E+018</text:p>
          </table:table-cell>
          <table:table-cell office:value-type="float" office:value="1.47681032567292E+018" calcext:value-type="float">
            <text:p>1.47681032567292E+018</text:p>
          </table:table-cell>
          <table:table-cell office:value-type="float" office:value="1.47681032588493E+018" calcext:value-type="float">
            <text:p>1.47681032588493E+018</text:p>
          </table:table-cell>
          <table:table-cell office:value-type="float" office:value="1.47681037435889E+018" calcext:value-type="float">
            <text:p>1.47681037435889E+018</text:p>
          </table:table-cell>
          <table:table-cell office:value-type="float" office:value="1.4768103746294E+018" calcext:value-type="float">
            <text:p>1.4768103746294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681025617723E+018" calcext:value-type="float">
            <text:p>1.47681025617723E+018</text:p>
          </table:table-cell>
          <table:table-cell office:value-type="float" office:value="1.47681025646947E+018" calcext:value-type="float">
            <text:p>1.47681025646947E+018</text:p>
          </table:table-cell>
          <table:table-cell office:value-type="float" office:value="1.47681032567328E+018" calcext:value-type="float">
            <text:p>1.47681032567328E+018</text:p>
          </table:table-cell>
          <table:table-cell office:value-type="float" office:value="1.4768103258851E+018" calcext:value-type="float">
            <text:p>1.4768103258851E+018</text:p>
          </table:table-cell>
          <table:table-cell office:value-type="float" office:value="1.47681037435924E+018" calcext:value-type="float">
            <text:p>1.47681037435924E+018</text:p>
          </table:table-cell>
          <table:table-cell office:value-type="float" office:value="1.47681037462958E+018" calcext:value-type="float">
            <text:p>1.47681037462958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681025617758E+018" calcext:value-type="float">
            <text:p>1.47681025617758E+018</text:p>
          </table:table-cell>
          <table:table-cell office:value-type="float" office:value="1.47681025647041E+018" calcext:value-type="float">
            <text:p>1.47681025647041E+018</text:p>
          </table:table-cell>
          <table:table-cell office:value-type="float" office:value="1.47681032567363E+018" calcext:value-type="float">
            <text:p>1.47681032567363E+018</text:p>
          </table:table-cell>
          <table:table-cell office:value-type="float" office:value="1.4768103258853E+018" calcext:value-type="float">
            <text:p>1.4768103258853E+018</text:p>
          </table:table-cell>
          <table:table-cell office:value-type="float" office:value="1.47681037435959E+018" calcext:value-type="float">
            <text:p>1.47681037435959E+018</text:p>
          </table:table-cell>
          <table:table-cell office:value-type="float" office:value="1.47681037462994E+018" calcext:value-type="float">
            <text:p>1.47681037462994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681025617794E+018" calcext:value-type="float">
            <text:p>1.47681025617794E+018</text:p>
          </table:table-cell>
          <table:table-cell office:value-type="float" office:value="1.47681025647066E+018" calcext:value-type="float">
            <text:p>1.47681025647066E+018</text:p>
          </table:table-cell>
          <table:table-cell office:value-type="float" office:value="1.47681032567405E+018" calcext:value-type="float">
            <text:p>1.47681032567405E+018</text:p>
          </table:table-cell>
          <table:table-cell office:value-type="float" office:value="1.47681032588536E+018" calcext:value-type="float">
            <text:p>1.47681032588536E+018</text:p>
          </table:table-cell>
          <table:table-cell office:value-type="float" office:value="1.47681037435995E+018" calcext:value-type="float">
            <text:p>1.47681037435995E+018</text:p>
          </table:table-cell>
          <table:table-cell office:value-type="float" office:value="1.47681037463E+018" calcext:value-type="float">
            <text:p>1.47681037463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681025617834E+018" calcext:value-type="float">
            <text:p>1.47681025617834E+018</text:p>
          </table:table-cell>
          <table:table-cell office:value-type="float" office:value="1.47681025647093E+018" calcext:value-type="float">
            <text:p>1.47681025647093E+018</text:p>
          </table:table-cell>
          <table:table-cell office:value-type="float" office:value="1.47681032567441E+018" calcext:value-type="float">
            <text:p>1.47681032567441E+018</text:p>
          </table:table-cell>
          <table:table-cell office:value-type="float" office:value="1.47681032588552E+018" calcext:value-type="float">
            <text:p>1.47681032588552E+018</text:p>
          </table:table-cell>
          <table:table-cell office:value-type="float" office:value="1.47681037436031E+018" calcext:value-type="float">
            <text:p>1.47681037436031E+018</text:p>
          </table:table-cell>
          <table:table-cell office:value-type="float" office:value="1.47681037463005E+018" calcext:value-type="float">
            <text:p>1.47681037463005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681025617873E+018" calcext:value-type="float">
            <text:p>1.47681025617873E+018</text:p>
          </table:table-cell>
          <table:table-cell office:value-type="float" office:value="1.4768102564715E+018" calcext:value-type="float">
            <text:p>1.4768102564715E+018</text:p>
          </table:table-cell>
          <table:table-cell office:value-type="float" office:value="1.47681032567476E+018" calcext:value-type="float">
            <text:p>1.47681032567476E+018</text:p>
          </table:table-cell>
          <table:table-cell office:value-type="float" office:value="1.47681032588575E+018" calcext:value-type="float">
            <text:p>1.47681032588575E+018</text:p>
          </table:table-cell>
          <table:table-cell office:value-type="float" office:value="1.47681037436066E+018" calcext:value-type="float">
            <text:p>1.47681037436066E+018</text:p>
          </table:table-cell>
          <table:table-cell office:value-type="float" office:value="1.47681037463011E+018" calcext:value-type="float">
            <text:p>1.47681037463011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681025617909E+018" calcext:value-type="float">
            <text:p>1.47681025617909E+018</text:p>
          </table:table-cell>
          <table:table-cell office:value-type="float" office:value="1.47681025647177E+018" calcext:value-type="float">
            <text:p>1.47681025647177E+018</text:p>
          </table:table-cell>
          <table:table-cell office:value-type="float" office:value="1.47681032567516E+018" calcext:value-type="float">
            <text:p>1.47681032567516E+018</text:p>
          </table:table-cell>
          <table:table-cell office:value-type="float" office:value="1.47681032588581E+018" calcext:value-type="float">
            <text:p>1.47681032588581E+018</text:p>
          </table:table-cell>
          <table:table-cell office:value-type="float" office:value="1.47681037436102E+018" calcext:value-type="float">
            <text:p>1.47681037436102E+018</text:p>
          </table:table-cell>
          <table:table-cell office:value-type="float" office:value="1.47681037463029E+018" calcext:value-type="float">
            <text:p>1.47681037463029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68102561795E+018" calcext:value-type="float">
            <text:p>1.4768102561795E+018</text:p>
          </table:table-cell>
          <table:table-cell office:value-type="float" office:value="1.47681025647206E+018" calcext:value-type="float">
            <text:p>1.47681025647206E+018</text:p>
          </table:table-cell>
          <table:table-cell office:value-type="float" office:value="1.47681032567551E+018" calcext:value-type="float">
            <text:p>1.47681032567551E+018</text:p>
          </table:table-cell>
          <table:table-cell office:value-type="float" office:value="1.47681032588599E+018" calcext:value-type="float">
            <text:p>1.47681032588599E+018</text:p>
          </table:table-cell>
          <table:table-cell office:value-type="float" office:value="1.47681037436139E+018" calcext:value-type="float">
            <text:p>1.47681037436139E+018</text:p>
          </table:table-cell>
          <table:table-cell office:value-type="float" office:value="1.47681037463066E+018" calcext:value-type="float">
            <text:p>1.47681037463066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681025617986E+018" calcext:value-type="float">
            <text:p>1.47681025617986E+018</text:p>
          </table:table-cell>
          <table:table-cell office:value-type="float" office:value="1.47681025647231E+018" calcext:value-type="float">
            <text:p>1.47681025647231E+018</text:p>
          </table:table-cell>
          <table:table-cell office:value-type="float" office:value="1.47681032567591E+018" calcext:value-type="float">
            <text:p>1.47681032567591E+018</text:p>
          </table:table-cell>
          <table:table-cell office:value-type="float" office:value="1.47681032588616E+018" calcext:value-type="float">
            <text:p>1.47681032588616E+018</text:p>
          </table:table-cell>
          <table:table-cell office:value-type="float" office:value="1.47681037436174E+018" calcext:value-type="float">
            <text:p>1.47681037436174E+018</text:p>
          </table:table-cell>
          <table:table-cell office:value-type="float" office:value="1.47681037463071E+018" calcext:value-type="float">
            <text:p>1.47681037463071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681025618023E+018" calcext:value-type="float">
            <text:p>1.47681025618023E+018</text:p>
          </table:table-cell>
          <table:table-cell office:value-type="float" office:value="1.47681025647279E+018" calcext:value-type="float">
            <text:p>1.47681025647279E+018</text:p>
          </table:table-cell>
          <table:table-cell office:value-type="float" office:value="1.47681032567634E+018" calcext:value-type="float">
            <text:p>1.47681032567634E+018</text:p>
          </table:table-cell>
          <table:table-cell office:value-type="float" office:value="1.47681032588647E+018" calcext:value-type="float">
            <text:p>1.47681032588647E+018</text:p>
          </table:table-cell>
          <table:table-cell office:value-type="float" office:value="1.4768103743621E+018" calcext:value-type="float">
            <text:p>1.4768103743621E+018</text:p>
          </table:table-cell>
          <table:table-cell office:value-type="float" office:value="1.47681037463085E+018" calcext:value-type="float">
            <text:p>1.47681037463085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681025618058E+018" calcext:value-type="float">
            <text:p>1.47681025618058E+018</text:p>
          </table:table-cell>
          <table:table-cell office:value-type="float" office:value="1.47681025647305E+018" calcext:value-type="float">
            <text:p>1.47681025647305E+018</text:p>
          </table:table-cell>
          <table:table-cell office:value-type="float" office:value="1.4768103256767E+018" calcext:value-type="float">
            <text:p>1.4768103256767E+018</text:p>
          </table:table-cell>
          <table:table-cell office:value-type="float" office:value="1.47681032588671E+018" calcext:value-type="float">
            <text:p>1.47681032588671E+018</text:p>
          </table:table-cell>
          <table:table-cell office:value-type="float" office:value="1.47681037436245E+018" calcext:value-type="float">
            <text:p>1.47681037436245E+018</text:p>
          </table:table-cell>
          <table:table-cell office:value-type="float" office:value="1.4768103746309E+018" calcext:value-type="float">
            <text:p>1.4768103746309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681025618093E+018" calcext:value-type="float">
            <text:p>1.47681025618093E+018</text:p>
          </table:table-cell>
          <table:table-cell office:value-type="float" office:value="1.47681025647331E+018" calcext:value-type="float">
            <text:p>1.47681025647331E+018</text:p>
          </table:table-cell>
          <table:table-cell office:value-type="float" office:value="1.47681032567706E+018" calcext:value-type="float">
            <text:p>1.47681032567706E+018</text:p>
          </table:table-cell>
          <table:table-cell office:value-type="float" office:value="1.47681032588677E+018" calcext:value-type="float">
            <text:p>1.47681032588677E+018</text:p>
          </table:table-cell>
          <table:table-cell office:value-type="float" office:value="1.47681037436281E+018" calcext:value-type="float">
            <text:p>1.47681037436281E+018</text:p>
          </table:table-cell>
          <table:table-cell office:value-type="float" office:value="1.47681037463117E+018" calcext:value-type="float">
            <text:p>1.47681037463117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681025618132E+018" calcext:value-type="float">
            <text:p>1.47681025618132E+018</text:p>
          </table:table-cell>
          <table:table-cell office:value-type="float" office:value="1.47681025647359E+018" calcext:value-type="float">
            <text:p>1.47681025647359E+018</text:p>
          </table:table-cell>
          <table:table-cell office:value-type="float" office:value="1.47681032567745E+018" calcext:value-type="float">
            <text:p>1.47681032567745E+018</text:p>
          </table:table-cell>
          <table:table-cell office:value-type="float" office:value="1.47681032588683E+018" calcext:value-type="float">
            <text:p>1.47681032588683E+018</text:p>
          </table:table-cell>
          <table:table-cell office:value-type="float" office:value="1.47681037436315E+018" calcext:value-type="float">
            <text:p>1.47681037436315E+018</text:p>
          </table:table-cell>
          <table:table-cell office:value-type="float" office:value="1.47681037463122E+018" calcext:value-type="float">
            <text:p>1.47681037463122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681025618167E+018" calcext:value-type="float">
            <text:p>1.47681025618167E+018</text:p>
          </table:table-cell>
          <table:table-cell office:value-type="float" office:value="1.47681025647365E+018" calcext:value-type="float">
            <text:p>1.47681025647365E+018</text:p>
          </table:table-cell>
          <table:table-cell office:value-type="float" office:value="1.47681032567781E+018" calcext:value-type="float">
            <text:p>1.47681032567781E+018</text:p>
          </table:table-cell>
          <table:table-cell office:value-type="float" office:value="1.47681032588699E+018" calcext:value-type="float">
            <text:p>1.47681032588699E+018</text:p>
          </table:table-cell>
          <table:table-cell office:value-type="float" office:value="1.4768103743635E+018" calcext:value-type="float">
            <text:p>1.4768103743635E+018</text:p>
          </table:table-cell>
          <table:table-cell office:value-type="float" office:value="1.47681037463141E+018" calcext:value-type="float">
            <text:p>1.47681037463141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681025618205E+018" calcext:value-type="float">
            <text:p>1.47681025618205E+018</text:p>
          </table:table-cell>
          <table:table-cell office:value-type="float" office:value="1.47681025647371E+018" calcext:value-type="float">
            <text:p>1.47681025647371E+018</text:p>
          </table:table-cell>
          <table:table-cell office:value-type="float" office:value="1.47681032567847E+018" calcext:value-type="float">
            <text:p>1.47681032567847E+018</text:p>
          </table:table-cell>
          <table:table-cell office:value-type="float" office:value="1.4768103258872E+018" calcext:value-type="float">
            <text:p>1.4768103258872E+018</text:p>
          </table:table-cell>
          <table:table-cell office:value-type="float" office:value="1.47681037436385E+018" calcext:value-type="float">
            <text:p>1.47681037436385E+018</text:p>
          </table:table-cell>
          <table:table-cell office:value-type="float" office:value="1.47681037463162E+018" calcext:value-type="float">
            <text:p>1.47681037463162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681025618243E+018" calcext:value-type="float">
            <text:p>1.47681025618243E+018</text:p>
          </table:table-cell>
          <table:table-cell office:value-type="float" office:value="1.47681025647387E+018" calcext:value-type="float">
            <text:p>1.47681025647387E+018</text:p>
          </table:table-cell>
          <table:table-cell office:value-type="float" office:value="1.47681032567884E+018" calcext:value-type="float">
            <text:p>1.47681032567884E+018</text:p>
          </table:table-cell>
          <table:table-cell office:value-type="float" office:value="1.47681032588725E+018" calcext:value-type="float">
            <text:p>1.47681032588725E+018</text:p>
          </table:table-cell>
          <table:table-cell office:value-type="float" office:value="1.47681037436419E+018" calcext:value-type="float">
            <text:p>1.47681037436419E+018</text:p>
          </table:table-cell>
          <table:table-cell office:value-type="float" office:value="1.47681037463183E+018" calcext:value-type="float">
            <text:p>1.47681037463183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681025618278E+018" calcext:value-type="float">
            <text:p>1.47681025618278E+018</text:p>
          </table:table-cell>
          <table:table-cell office:value-type="float" office:value="1.47681025647415E+018" calcext:value-type="float">
            <text:p>1.47681025647415E+018</text:p>
          </table:table-cell>
          <table:table-cell office:value-type="float" office:value="1.47681032567919E+018" calcext:value-type="float">
            <text:p>1.47681032567919E+018</text:p>
          </table:table-cell>
          <table:table-cell office:value-type="float" office:value="1.47681032588742E+018" calcext:value-type="float">
            <text:p>1.47681032588742E+018</text:p>
          </table:table-cell>
          <table:table-cell office:value-type="float" office:value="1.47681037436454E+018" calcext:value-type="float">
            <text:p>1.47681037436454E+018</text:p>
          </table:table-cell>
          <table:table-cell office:value-type="float" office:value="1.47681037463217E+018" calcext:value-type="float">
            <text:p>1.47681037463217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681025618315E+018" calcext:value-type="float">
            <text:p>1.47681025618315E+018</text:p>
          </table:table-cell>
          <table:table-cell office:value-type="float" office:value="1.47681025647421E+018" calcext:value-type="float">
            <text:p>1.47681025647421E+018</text:p>
          </table:table-cell>
          <table:table-cell office:value-type="float" office:value="1.47681032567955E+018" calcext:value-type="float">
            <text:p>1.47681032567955E+018</text:p>
          </table:table-cell>
          <table:table-cell office:value-type="float" office:value="1.47681032588762E+018" calcext:value-type="float">
            <text:p>1.47681032588762E+018</text:p>
          </table:table-cell>
          <table:table-cell office:value-type="float" office:value="1.47681037436489E+018" calcext:value-type="float">
            <text:p>1.47681037436489E+018</text:p>
          </table:table-cell>
          <table:table-cell office:value-type="float" office:value="1.47681037463252E+018" calcext:value-type="float">
            <text:p>1.47681037463252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681025618354E+018" calcext:value-type="float">
            <text:p>1.47681025618354E+018</text:p>
          </table:table-cell>
          <table:table-cell office:value-type="float" office:value="1.47681025647427E+018" calcext:value-type="float">
            <text:p>1.47681025647427E+018</text:p>
          </table:table-cell>
          <table:table-cell office:value-type="float" office:value="1.47681032567994E+018" calcext:value-type="float">
            <text:p>1.47681032567994E+018</text:p>
          </table:table-cell>
          <table:table-cell office:value-type="float" office:value="1.47681032588768E+018" calcext:value-type="float">
            <text:p>1.47681032588768E+018</text:p>
          </table:table-cell>
          <table:table-cell office:value-type="float" office:value="1.47681037436524E+018" calcext:value-type="float">
            <text:p>1.47681037436524E+018</text:p>
          </table:table-cell>
          <table:table-cell office:value-type="float" office:value="1.47681037463258E+018" calcext:value-type="float">
            <text:p>1.47681037463258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681025618392E+018" calcext:value-type="float">
            <text:p>1.47681025618392E+018</text:p>
          </table:table-cell>
          <table:table-cell office:value-type="float" office:value="1.47681025647443E+018" calcext:value-type="float">
            <text:p>1.47681025647443E+018</text:p>
          </table:table-cell>
          <table:table-cell office:value-type="float" office:value="1.4768103256803E+018" calcext:value-type="float">
            <text:p>1.4768103256803E+018</text:p>
          </table:table-cell>
          <table:table-cell office:value-type="float" office:value="1.47681032588784E+018" calcext:value-type="float">
            <text:p>1.47681032588784E+018</text:p>
          </table:table-cell>
          <table:table-cell office:value-type="float" office:value="1.47681037436559E+018" calcext:value-type="float">
            <text:p>1.47681037436559E+018</text:p>
          </table:table-cell>
          <table:table-cell office:value-type="float" office:value="1.47681037463268E+018" calcext:value-type="float">
            <text:p>1.47681037463268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681025618432E+018" calcext:value-type="float">
            <text:p>1.47681025618432E+018</text:p>
          </table:table-cell>
          <table:table-cell office:value-type="float" office:value="1.47681025647467E+018" calcext:value-type="float">
            <text:p>1.47681025647467E+018</text:p>
          </table:table-cell>
          <table:table-cell office:value-type="float" office:value="1.47681032568065E+018" calcext:value-type="float">
            <text:p>1.47681032568065E+018</text:p>
          </table:table-cell>
          <table:table-cell office:value-type="float" office:value="1.476810325888E+018" calcext:value-type="float">
            <text:p>1.476810325888E+018</text:p>
          </table:table-cell>
          <table:table-cell office:value-type="float" office:value="1.47681037436593E+018" calcext:value-type="float">
            <text:p>1.47681037436593E+018</text:p>
          </table:table-cell>
          <table:table-cell office:value-type="float" office:value="1.47681037463316E+018" calcext:value-type="float">
            <text:p>1.47681037463316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681025618469E+018" calcext:value-type="float">
            <text:p>1.47681025618469E+018</text:p>
          </table:table-cell>
          <table:table-cell office:value-type="float" office:value="1.47681025647473E+018" calcext:value-type="float">
            <text:p>1.47681025647473E+018</text:p>
          </table:table-cell>
          <table:table-cell office:value-type="float" office:value="1.47681032568101E+018" calcext:value-type="float">
            <text:p>1.47681032568101E+018</text:p>
          </table:table-cell>
          <table:table-cell office:value-type="float" office:value="1.47681032588831E+018" calcext:value-type="float">
            <text:p>1.47681032588831E+018</text:p>
          </table:table-cell>
          <table:table-cell office:value-type="float" office:value="1.47681037436632E+018" calcext:value-type="float">
            <text:p>1.47681037436632E+018</text:p>
          </table:table-cell>
          <table:table-cell office:value-type="float" office:value="1.47681037463321E+018" calcext:value-type="float">
            <text:p>1.47681037463321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681025618506E+018" calcext:value-type="float">
            <text:p>1.47681025618506E+018</text:p>
          </table:table-cell>
          <table:table-cell office:value-type="float" office:value="1.47681025647489E+018" calcext:value-type="float">
            <text:p>1.47681025647489E+018</text:p>
          </table:table-cell>
          <table:table-cell office:value-type="float" office:value="1.4768103256814E+018" calcext:value-type="float">
            <text:p>1.4768103256814E+018</text:p>
          </table:table-cell>
          <table:table-cell office:value-type="float" office:value="1.47681032588854E+018" calcext:value-type="float">
            <text:p>1.47681032588854E+018</text:p>
          </table:table-cell>
          <table:table-cell office:value-type="float" office:value="1.47681037436668E+018" calcext:value-type="float">
            <text:p>1.47681037436668E+018</text:p>
          </table:table-cell>
          <table:table-cell office:value-type="float" office:value="1.47681037463327E+018" calcext:value-type="float">
            <text:p>1.47681037463327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681025618542E+018" calcext:value-type="float">
            <text:p>1.47681025618542E+018</text:p>
          </table:table-cell>
          <table:table-cell office:value-type="float" office:value="1.47681025647537E+018" calcext:value-type="float">
            <text:p>1.47681025647537E+018</text:p>
          </table:table-cell>
          <table:table-cell office:value-type="float" office:value="1.47681032568179E+018" calcext:value-type="float">
            <text:p>1.47681032568179E+018</text:p>
          </table:table-cell>
          <table:table-cell office:value-type="float" office:value="1.47681032588871E+018" calcext:value-type="float">
            <text:p>1.47681032588871E+018</text:p>
          </table:table-cell>
          <table:table-cell office:value-type="float" office:value="1.47681037436702E+018" calcext:value-type="float">
            <text:p>1.47681037436702E+018</text:p>
          </table:table-cell>
          <table:table-cell office:value-type="float" office:value="1.47681037463332E+018" calcext:value-type="float">
            <text:p>1.47681037463332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681025618578E+018" calcext:value-type="float">
            <text:p>1.47681025618578E+018</text:p>
          </table:table-cell>
          <table:table-cell office:value-type="float" office:value="1.47681025647561E+018" calcext:value-type="float">
            <text:p>1.47681025647561E+018</text:p>
          </table:table-cell>
          <table:table-cell office:value-type="float" office:value="1.47681032568214E+018" calcext:value-type="float">
            <text:p>1.47681032568214E+018</text:p>
          </table:table-cell>
          <table:table-cell office:value-type="float" office:value="1.47681032588895E+018" calcext:value-type="float">
            <text:p>1.47681032588895E+018</text:p>
          </table:table-cell>
          <table:table-cell office:value-type="float" office:value="1.47681037436737E+018" calcext:value-type="float">
            <text:p>1.47681037436737E+018</text:p>
          </table:table-cell>
          <table:table-cell office:value-type="float" office:value="1.47681037463338E+018" calcext:value-type="float">
            <text:p>1.47681037463338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681025618617E+018" calcext:value-type="float">
            <text:p>1.47681025618617E+018</text:p>
          </table:table-cell>
          <table:table-cell office:value-type="float" office:value="1.47681025647566E+018" calcext:value-type="float">
            <text:p>1.47681025647566E+018</text:p>
          </table:table-cell>
          <table:table-cell office:value-type="float" office:value="1.47681032568251E+018" calcext:value-type="float">
            <text:p>1.47681032568251E+018</text:p>
          </table:table-cell>
          <table:table-cell office:value-type="float" office:value="1.47681032588901E+018" calcext:value-type="float">
            <text:p>1.47681032588901E+018</text:p>
          </table:table-cell>
          <table:table-cell office:value-type="float" office:value="1.47681037436772E+018" calcext:value-type="float">
            <text:p>1.47681037436772E+018</text:p>
          </table:table-cell>
          <table:table-cell office:value-type="float" office:value="1.47681037463343E+018" calcext:value-type="float">
            <text:p>1.47681037463343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68102561866E+018" calcext:value-type="float">
            <text:p>1.4768102561866E+018</text:p>
          </table:table-cell>
          <table:table-cell office:value-type="float" office:value="1.47681025647587E+018" calcext:value-type="float">
            <text:p>1.47681025647587E+018</text:p>
          </table:table-cell>
          <table:table-cell office:value-type="float" office:value="1.47681032568286E+018" calcext:value-type="float">
            <text:p>1.47681032568286E+018</text:p>
          </table:table-cell>
          <table:table-cell office:value-type="float" office:value="1.47681032588907E+018" calcext:value-type="float">
            <text:p>1.47681032588907E+018</text:p>
          </table:table-cell>
          <table:table-cell office:value-type="float" office:value="1.47681037436807E+018" calcext:value-type="float">
            <text:p>1.47681037436807E+018</text:p>
          </table:table-cell>
          <table:table-cell office:value-type="float" office:value="1.47681037463348E+018" calcext:value-type="float">
            <text:p>1.47681037463348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681025618696E+018" calcext:value-type="float">
            <text:p>1.47681025618696E+018</text:p>
          </table:table-cell>
          <table:table-cell office:value-type="float" office:value="1.47681025647593E+018" calcext:value-type="float">
            <text:p>1.47681025647593E+018</text:p>
          </table:table-cell>
          <table:table-cell office:value-type="float" office:value="1.47681032568326E+018" calcext:value-type="float">
            <text:p>1.47681032568326E+018</text:p>
          </table:table-cell>
          <table:table-cell office:value-type="float" office:value="1.47681032588923E+018" calcext:value-type="float">
            <text:p>1.47681032588923E+018</text:p>
          </table:table-cell>
          <table:table-cell office:value-type="float" office:value="1.47681037436841E+018" calcext:value-type="float">
            <text:p>1.47681037436841E+018</text:p>
          </table:table-cell>
          <table:table-cell office:value-type="float" office:value="1.47681037463354E+018" calcext:value-type="float">
            <text:p>1.47681037463354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681025618733E+018" calcext:value-type="float">
            <text:p>1.47681025618733E+018</text:p>
          </table:table-cell>
          <table:table-cell office:value-type="float" office:value="1.47681025647609E+018" calcext:value-type="float">
            <text:p>1.47681025647609E+018</text:p>
          </table:table-cell>
          <table:table-cell office:value-type="float" office:value="1.47681032568396E+018" calcext:value-type="float">
            <text:p>1.47681032568396E+018</text:p>
          </table:table-cell>
          <table:table-cell office:value-type="float" office:value="1.47681032588951E+018" calcext:value-type="float">
            <text:p>1.47681032588951E+018</text:p>
          </table:table-cell>
          <table:table-cell office:value-type="float" office:value="1.47681037436881E+018" calcext:value-type="float">
            <text:p>1.47681037436881E+018</text:p>
          </table:table-cell>
          <table:table-cell office:value-type="float" office:value="1.47681037463372E+018" calcext:value-type="float">
            <text:p>1.47681037463372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681025618769E+018" calcext:value-type="float">
            <text:p>1.47681025618769E+018</text:p>
          </table:table-cell>
          <table:table-cell office:value-type="float" office:value="1.47681025647636E+018" calcext:value-type="float">
            <text:p>1.47681025647636E+018</text:p>
          </table:table-cell>
          <table:table-cell office:value-type="float" office:value="1.47681032568489E+018" calcext:value-type="float">
            <text:p>1.47681032568489E+018</text:p>
          </table:table-cell>
          <table:table-cell office:value-type="float" office:value="1.47681032588957E+018" calcext:value-type="float">
            <text:p>1.47681032588957E+018</text:p>
          </table:table-cell>
          <table:table-cell office:value-type="float" office:value="1.47681037436919E+018" calcext:value-type="float">
            <text:p>1.47681037436919E+018</text:p>
          </table:table-cell>
          <table:table-cell office:value-type="float" office:value="1.47681037463412E+018" calcext:value-type="float">
            <text:p>1.47681037463412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681025618804E+018" calcext:value-type="float">
            <text:p>1.47681025618804E+018</text:p>
          </table:table-cell>
          <table:table-cell office:value-type="float" office:value="1.47681025647642E+018" calcext:value-type="float">
            <text:p>1.47681025647642E+018</text:p>
          </table:table-cell>
          <table:table-cell office:value-type="float" office:value="1.47681032568526E+018" calcext:value-type="float">
            <text:p>1.47681032568526E+018</text:p>
          </table:table-cell>
          <table:table-cell office:value-type="float" office:value="1.47681032589363E+018" calcext:value-type="float">
            <text:p>1.47681032589363E+018</text:p>
          </table:table-cell>
          <table:table-cell office:value-type="float" office:value="1.47681037436995E+018" calcext:value-type="float">
            <text:p>1.47681037436995E+018</text:p>
          </table:table-cell>
          <table:table-cell office:value-type="float" office:value="1.47681037463418E+018" calcext:value-type="float">
            <text:p>1.47681037463418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681025618842E+018" calcext:value-type="float">
            <text:p>1.47681025618842E+018</text:p>
          </table:table-cell>
          <table:table-cell office:value-type="float" office:value="1.47681025647659E+018" calcext:value-type="float">
            <text:p>1.47681025647659E+018</text:p>
          </table:table-cell>
          <table:table-cell office:value-type="float" office:value="1.47681032568561E+018" calcext:value-type="float">
            <text:p>1.47681032568561E+018</text:p>
          </table:table-cell>
          <table:table-cell office:value-type="float" office:value="1.476810325894E+018" calcext:value-type="float">
            <text:p>1.476810325894E+018</text:p>
          </table:table-cell>
          <table:table-cell office:value-type="float" office:value="1.47681037437039E+018" calcext:value-type="float">
            <text:p>1.47681037437039E+018</text:p>
          </table:table-cell>
          <table:table-cell office:value-type="float" office:value="1.47681037463423E+018" calcext:value-type="float">
            <text:p>1.47681037463423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681025618877E+018" calcext:value-type="float">
            <text:p>1.47681025618877E+018</text:p>
          </table:table-cell>
          <table:table-cell office:value-type="float" office:value="1.47681025647684E+018" calcext:value-type="float">
            <text:p>1.47681025647684E+018</text:p>
          </table:table-cell>
          <table:table-cell office:value-type="float" office:value="1.47681032568602E+018" calcext:value-type="float">
            <text:p>1.47681032568602E+018</text:p>
          </table:table-cell>
          <table:table-cell office:value-type="float" office:value="1.47681032589406E+018" calcext:value-type="float">
            <text:p>1.47681032589406E+018</text:p>
          </table:table-cell>
          <table:table-cell office:value-type="float" office:value="1.47681037437079E+018" calcext:value-type="float">
            <text:p>1.47681037437079E+018</text:p>
          </table:table-cell>
          <table:table-cell office:value-type="float" office:value="1.47681037463428E+018" calcext:value-type="float">
            <text:p>1.47681037463428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681025618913E+018" calcext:value-type="float">
            <text:p>1.47681025618913E+018</text:p>
          </table:table-cell>
          <table:table-cell office:value-type="float" office:value="1.47681025647713E+018" calcext:value-type="float">
            <text:p>1.47681025647713E+018</text:p>
          </table:table-cell>
          <table:table-cell office:value-type="float" office:value="1.47681032568697E+018" calcext:value-type="float">
            <text:p>1.47681032568697E+018</text:p>
          </table:table-cell>
          <table:table-cell office:value-type="float" office:value="1.47681032589412E+018" calcext:value-type="float">
            <text:p>1.47681032589412E+018</text:p>
          </table:table-cell>
          <table:table-cell office:value-type="float" office:value="1.47681037437117E+018" calcext:value-type="float">
            <text:p>1.47681037437117E+018</text:p>
          </table:table-cell>
          <table:table-cell office:value-type="float" office:value="1.47681037463434E+018" calcext:value-type="float">
            <text:p>1.47681037463434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681025618949E+018" calcext:value-type="float">
            <text:p>1.47681025618949E+018</text:p>
          </table:table-cell>
          <table:table-cell office:value-type="float" office:value="1.47681025647743E+018" calcext:value-type="float">
            <text:p>1.47681025647743E+018</text:p>
          </table:table-cell>
          <table:table-cell office:value-type="float" office:value="1.47681032568736E+018" calcext:value-type="float">
            <text:p>1.47681032568736E+018</text:p>
          </table:table-cell>
          <table:table-cell office:value-type="float" office:value="1.47681032589429E+018" calcext:value-type="float">
            <text:p>1.47681032589429E+018</text:p>
          </table:table-cell>
          <table:table-cell office:value-type="float" office:value="1.47681037437156E+018" calcext:value-type="float">
            <text:p>1.47681037437156E+018</text:p>
          </table:table-cell>
          <table:table-cell office:value-type="float" office:value="1.47681037463452E+018" calcext:value-type="float">
            <text:p>1.47681037463452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681025618987E+018" calcext:value-type="float">
            <text:p>1.47681025618987E+018</text:p>
          </table:table-cell>
          <table:table-cell office:value-type="float" office:value="1.47681025647772E+018" calcext:value-type="float">
            <text:p>1.47681025647772E+018</text:p>
          </table:table-cell>
          <table:table-cell office:value-type="float" office:value="1.47681032568776E+018" calcext:value-type="float">
            <text:p>1.47681032568776E+018</text:p>
          </table:table-cell>
          <table:table-cell office:value-type="float" office:value="1.47681032589453E+018" calcext:value-type="float">
            <text:p>1.47681032589453E+018</text:p>
          </table:table-cell>
          <table:table-cell office:value-type="float" office:value="1.4768103743719E+018" calcext:value-type="float">
            <text:p>1.4768103743719E+018</text:p>
          </table:table-cell>
          <table:table-cell office:value-type="float" office:value="1.4768103746349E+018" calcext:value-type="float">
            <text:p>1.4768103746349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681025619023E+018" calcext:value-type="float">
            <text:p>1.47681025619023E+018</text:p>
          </table:table-cell>
          <table:table-cell office:value-type="float" office:value="1.47681025647822E+018" calcext:value-type="float">
            <text:p>1.47681025647822E+018</text:p>
          </table:table-cell>
          <table:table-cell office:value-type="float" office:value="1.47681032568814E+018" calcext:value-type="float">
            <text:p>1.47681032568814E+018</text:p>
          </table:table-cell>
          <table:table-cell office:value-type="float" office:value="1.47681032589459E+018" calcext:value-type="float">
            <text:p>1.47681032589459E+018</text:p>
          </table:table-cell>
          <table:table-cell office:value-type="float" office:value="1.47681037437227E+018" calcext:value-type="float">
            <text:p>1.47681037437227E+018</text:p>
          </table:table-cell>
          <table:table-cell office:value-type="float" office:value="1.47681037463495E+018" calcext:value-type="float">
            <text:p>1.47681037463495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681025619058E+018" calcext:value-type="float">
            <text:p>1.47681025619058E+018</text:p>
          </table:table-cell>
          <table:table-cell office:value-type="float" office:value="1.47681025647844E+018" calcext:value-type="float">
            <text:p>1.47681025647844E+018</text:p>
          </table:table-cell>
          <table:table-cell office:value-type="float" office:value="1.4768103256885E+018" calcext:value-type="float">
            <text:p>1.4768103256885E+018</text:p>
          </table:table-cell>
          <table:table-cell office:value-type="float" office:value="1.47681032589464E+018" calcext:value-type="float">
            <text:p>1.47681032589464E+018</text:p>
          </table:table-cell>
          <table:table-cell office:value-type="float" office:value="1.47681037437262E+018" calcext:value-type="float">
            <text:p>1.47681037437262E+018</text:p>
          </table:table-cell>
          <table:table-cell office:value-type="float" office:value="1.47681037463501E+018" calcext:value-type="float">
            <text:p>1.47681037463501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681025619094E+018" calcext:value-type="float">
            <text:p>1.47681025619094E+018</text:p>
          </table:table-cell>
          <table:table-cell office:value-type="float" office:value="1.47681025647863E+018" calcext:value-type="float">
            <text:p>1.47681025647863E+018</text:p>
          </table:table-cell>
          <table:table-cell office:value-type="float" office:value="1.47681032568887E+018" calcext:value-type="float">
            <text:p>1.47681032568887E+018</text:p>
          </table:table-cell>
          <table:table-cell office:value-type="float" office:value="1.4768103258948E+018" calcext:value-type="float">
            <text:p>1.4768103258948E+018</text:p>
          </table:table-cell>
          <table:table-cell office:value-type="float" office:value="1.47681037437297E+018" calcext:value-type="float">
            <text:p>1.47681037437297E+018</text:p>
          </table:table-cell>
          <table:table-cell office:value-type="float" office:value="1.47681037463506E+018" calcext:value-type="float">
            <text:p>1.47681037463506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68102561913E+018" calcext:value-type="float">
            <text:p>1.4768102561913E+018</text:p>
          </table:table-cell>
          <table:table-cell office:value-type="float" office:value="1.47681025647896E+018" calcext:value-type="float">
            <text:p>1.47681025647896E+018</text:p>
          </table:table-cell>
          <table:table-cell office:value-type="float" office:value="1.47681032568924E+018" calcext:value-type="float">
            <text:p>1.47681032568924E+018</text:p>
          </table:table-cell>
          <table:table-cell office:value-type="float" office:value="1.47681032589501E+018" calcext:value-type="float">
            <text:p>1.47681032589501E+018</text:p>
          </table:table-cell>
          <table:table-cell office:value-type="float" office:value="1.47681037437332E+018" calcext:value-type="float">
            <text:p>1.47681037437332E+018</text:p>
          </table:table-cell>
          <table:table-cell office:value-type="float" office:value="1.47681037463524E+018" calcext:value-type="float">
            <text:p>1.47681037463524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681025619168E+018" calcext:value-type="float">
            <text:p>1.47681025619168E+018</text:p>
          </table:table-cell>
          <table:table-cell office:value-type="float" office:value="1.47681025647919E+018" calcext:value-type="float">
            <text:p>1.47681025647919E+018</text:p>
          </table:table-cell>
          <table:table-cell office:value-type="float" office:value="1.47681032568961E+018" calcext:value-type="float">
            <text:p>1.47681032568961E+018</text:p>
          </table:table-cell>
          <table:table-cell office:value-type="float" office:value="1.47681032589507E+018" calcext:value-type="float">
            <text:p>1.47681032589507E+018</text:p>
          </table:table-cell>
          <table:table-cell office:value-type="float" office:value="1.47681037437366E+018" calcext:value-type="float">
            <text:p>1.47681037437366E+018</text:p>
          </table:table-cell>
          <table:table-cell office:value-type="float" office:value="1.47681037463557E+018" calcext:value-type="float">
            <text:p>1.47681037463557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681025619204E+018" calcext:value-type="float">
            <text:p>1.47681025619204E+018</text:p>
          </table:table-cell>
          <table:table-cell office:value-type="float" office:value="1.47681025647948E+018" calcext:value-type="float">
            <text:p>1.47681025647948E+018</text:p>
          </table:table-cell>
          <table:table-cell office:value-type="float" office:value="1.47681032568998E+018" calcext:value-type="float">
            <text:p>1.47681032568998E+018</text:p>
          </table:table-cell>
          <table:table-cell office:value-type="float" office:value="1.47681032589523E+018" calcext:value-type="float">
            <text:p>1.47681032589523E+018</text:p>
          </table:table-cell>
          <table:table-cell office:value-type="float" office:value="1.47681037437401E+018" calcext:value-type="float">
            <text:p>1.47681037437401E+018</text:p>
          </table:table-cell>
          <table:table-cell office:value-type="float" office:value="1.47681037463563E+018" calcext:value-type="float">
            <text:p>1.47681037463563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681025619243E+018" calcext:value-type="float">
            <text:p>1.47681025619243E+018</text:p>
          </table:table-cell>
          <table:table-cell office:value-type="float" office:value="1.47681025647998E+018" calcext:value-type="float">
            <text:p>1.47681025647998E+018</text:p>
          </table:table-cell>
          <table:table-cell office:value-type="float" office:value="1.47681032569034E+018" calcext:value-type="float">
            <text:p>1.47681032569034E+018</text:p>
          </table:table-cell>
          <table:table-cell office:value-type="float" office:value="1.47681032589539E+018" calcext:value-type="float">
            <text:p>1.47681032589539E+018</text:p>
          </table:table-cell>
          <table:table-cell office:value-type="float" office:value="1.47681037437435E+018" calcext:value-type="float">
            <text:p>1.47681037437435E+018</text:p>
          </table:table-cell>
          <table:table-cell office:value-type="float" office:value="1.47681037463568E+018" calcext:value-type="float">
            <text:p>1.47681037463568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68102561928E+018" calcext:value-type="float">
            <text:p>1.4768102561928E+018</text:p>
          </table:table-cell>
          <table:table-cell office:value-type="float" office:value="1.47681025648018E+018" calcext:value-type="float">
            <text:p>1.47681025648018E+018</text:p>
          </table:table-cell>
          <table:table-cell office:value-type="float" office:value="1.4768103256907E+018" calcext:value-type="float">
            <text:p>1.4768103256907E+018</text:p>
          </table:table-cell>
          <table:table-cell office:value-type="float" office:value="1.47681032589563E+018" calcext:value-type="float">
            <text:p>1.47681032589563E+018</text:p>
          </table:table-cell>
          <table:table-cell office:value-type="float" office:value="1.4768103743747E+018" calcext:value-type="float">
            <text:p>1.4768103743747E+018</text:p>
          </table:table-cell>
          <table:table-cell office:value-type="float" office:value="1.47681037463586E+018" calcext:value-type="float">
            <text:p>1.47681037463586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681025619316E+018" calcext:value-type="float">
            <text:p>1.47681025619316E+018</text:p>
          </table:table-cell>
          <table:table-cell office:value-type="float" office:value="1.47681025648045E+018" calcext:value-type="float">
            <text:p>1.47681025648045E+018</text:p>
          </table:table-cell>
          <table:table-cell office:value-type="float" office:value="1.47681032569106E+018" calcext:value-type="float">
            <text:p>1.47681032569106E+018</text:p>
          </table:table-cell>
          <table:table-cell office:value-type="float" office:value="1.47681032589569E+018" calcext:value-type="float">
            <text:p>1.47681032589569E+018</text:p>
          </table:table-cell>
          <table:table-cell office:value-type="float" office:value="1.47681037437505E+018" calcext:value-type="float">
            <text:p>1.47681037437505E+018</text:p>
          </table:table-cell>
          <table:table-cell office:value-type="float" office:value="1.47681037463618E+018" calcext:value-type="float">
            <text:p>1.47681037463618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681025619354E+018" calcext:value-type="float">
            <text:p>1.47681025619354E+018</text:p>
          </table:table-cell>
          <table:table-cell office:value-type="float" office:value="1.47681025648095E+018" calcext:value-type="float">
            <text:p>1.47681025648095E+018</text:p>
          </table:table-cell>
          <table:table-cell office:value-type="float" office:value="1.47681032569146E+018" calcext:value-type="float">
            <text:p>1.47681032569146E+018</text:p>
          </table:table-cell>
          <table:table-cell office:value-type="float" office:value="1.47681032589585E+018" calcext:value-type="float">
            <text:p>1.47681032589585E+018</text:p>
          </table:table-cell>
          <table:table-cell office:value-type="float" office:value="1.4768103743754E+018" calcext:value-type="float">
            <text:p>1.4768103743754E+018</text:p>
          </table:table-cell>
          <table:table-cell office:value-type="float" office:value="1.47681037463629E+018" calcext:value-type="float">
            <text:p>1.47681037463629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68102561939E+018" calcext:value-type="float">
            <text:p>1.4768102561939E+018</text:p>
          </table:table-cell>
          <table:table-cell office:value-type="float" office:value="1.47681025648118E+018" calcext:value-type="float">
            <text:p>1.47681025648118E+018</text:p>
          </table:table-cell>
          <table:table-cell office:value-type="float" office:value="1.47681032569182E+018" calcext:value-type="float">
            <text:p>1.47681032569182E+018</text:p>
          </table:table-cell>
          <table:table-cell office:value-type="float" office:value="1.47681032589601E+018" calcext:value-type="float">
            <text:p>1.47681032589601E+018</text:p>
          </table:table-cell>
          <table:table-cell office:value-type="float" office:value="1.47681037437575E+018" calcext:value-type="float">
            <text:p>1.47681037437575E+018</text:p>
          </table:table-cell>
          <table:table-cell office:value-type="float" office:value="1.47681037463634E+018" calcext:value-type="float">
            <text:p>1.47681037463634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681025619429E+018" calcext:value-type="float">
            <text:p>1.47681025619429E+018</text:p>
          </table:table-cell>
          <table:table-cell office:value-type="float" office:value="1.47681025648137E+018" calcext:value-type="float">
            <text:p>1.47681025648137E+018</text:p>
          </table:table-cell>
          <table:table-cell office:value-type="float" office:value="1.47681032569217E+018" calcext:value-type="float">
            <text:p>1.47681032569217E+018</text:p>
          </table:table-cell>
          <table:table-cell office:value-type="float" office:value="1.47681032589625E+018" calcext:value-type="float">
            <text:p>1.47681032589625E+018</text:p>
          </table:table-cell>
          <table:table-cell office:value-type="float" office:value="1.47681037437609E+018" calcext:value-type="float">
            <text:p>1.47681037437609E+018</text:p>
          </table:table-cell>
          <table:table-cell office:value-type="float" office:value="1.47681037463653E+018" calcext:value-type="float">
            <text:p>1.47681037463653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681025619466E+018" calcext:value-type="float">
            <text:p>1.47681025619466E+018</text:p>
          </table:table-cell>
          <table:table-cell office:value-type="float" office:value="1.47681025648182E+018" calcext:value-type="float">
            <text:p>1.47681025648182E+018</text:p>
          </table:table-cell>
          <table:table-cell office:value-type="float" office:value="1.47681032569252E+018" calcext:value-type="float">
            <text:p>1.47681032569252E+018</text:p>
          </table:table-cell>
          <table:table-cell office:value-type="float" office:value="1.47681032589643E+018" calcext:value-type="float">
            <text:p>1.47681032589643E+018</text:p>
          </table:table-cell>
          <table:table-cell office:value-type="float" office:value="1.47681037437648E+018" calcext:value-type="float">
            <text:p>1.47681037437648E+018</text:p>
          </table:table-cell>
          <table:table-cell office:value-type="float" office:value="1.47681037463674E+018" calcext:value-type="float">
            <text:p>1.47681037463674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681025619501E+018" calcext:value-type="float">
            <text:p>1.47681025619501E+018</text:p>
          </table:table-cell>
          <table:table-cell office:value-type="float" office:value="1.4768102564821E+018" calcext:value-type="float">
            <text:p>1.4768102564821E+018</text:p>
          </table:table-cell>
          <table:table-cell office:value-type="float" office:value="1.47681032569287E+018" calcext:value-type="float">
            <text:p>1.47681032569287E+018</text:p>
          </table:table-cell>
          <table:table-cell office:value-type="float" office:value="1.47681032589666E+018" calcext:value-type="float">
            <text:p>1.47681032589666E+018</text:p>
          </table:table-cell>
          <table:table-cell office:value-type="float" office:value="1.47681037437685E+018" calcext:value-type="float">
            <text:p>1.47681037437685E+018</text:p>
          </table:table-cell>
          <table:table-cell office:value-type="float" office:value="1.47681037463719E+018" calcext:value-type="float">
            <text:p>1.47681037463719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681025619537E+018" calcext:value-type="float">
            <text:p>1.47681025619537E+018</text:p>
          </table:table-cell>
          <table:table-cell office:value-type="float" office:value="1.47681025648237E+018" calcext:value-type="float">
            <text:p>1.47681025648237E+018</text:p>
          </table:table-cell>
          <table:table-cell office:value-type="float" office:value="1.47681032569326E+018" calcext:value-type="float">
            <text:p>1.47681032569326E+018</text:p>
          </table:table-cell>
          <table:table-cell office:value-type="float" office:value="1.47681032589672E+018" calcext:value-type="float">
            <text:p>1.47681032589672E+018</text:p>
          </table:table-cell>
          <table:table-cell office:value-type="float" office:value="1.4768103743772E+018" calcext:value-type="float">
            <text:p>1.4768103743772E+018</text:p>
          </table:table-cell>
          <table:table-cell office:value-type="float" office:value="1.47681037463753E+018" calcext:value-type="float">
            <text:p>1.47681037463753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681025619572E+018" calcext:value-type="float">
            <text:p>1.47681025619572E+018</text:p>
          </table:table-cell>
          <table:table-cell office:value-type="float" office:value="1.47681025648308E+018" calcext:value-type="float">
            <text:p>1.47681025648308E+018</text:p>
          </table:table-cell>
          <table:table-cell office:value-type="float" office:value="1.47681032569373E+018" calcext:value-type="float">
            <text:p>1.47681032569373E+018</text:p>
          </table:table-cell>
          <table:table-cell office:value-type="float" office:value="1.47681032589692E+018" calcext:value-type="float">
            <text:p>1.47681032589692E+018</text:p>
          </table:table-cell>
          <table:table-cell office:value-type="float" office:value="1.47681037437755E+018" calcext:value-type="float">
            <text:p>1.47681037437755E+018</text:p>
          </table:table-cell>
          <table:table-cell office:value-type="float" office:value="1.47681037463782E+018" calcext:value-type="float">
            <text:p>1.47681037463782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681025619611E+018" calcext:value-type="float">
            <text:p>1.47681025619611E+018</text:p>
          </table:table-cell>
          <table:table-cell office:value-type="float" office:value="1.47681025648336E+018" calcext:value-type="float">
            <text:p>1.47681025648336E+018</text:p>
          </table:table-cell>
          <table:table-cell office:value-type="float" office:value="1.47681032569409E+018" calcext:value-type="float">
            <text:p>1.47681032569409E+018</text:p>
          </table:table-cell>
          <table:table-cell office:value-type="float" office:value="1.47681032589714E+018" calcext:value-type="float">
            <text:p>1.47681032589714E+018</text:p>
          </table:table-cell>
          <table:table-cell office:value-type="float" office:value="1.47681037437789E+018" calcext:value-type="float">
            <text:p>1.47681037437789E+018</text:p>
          </table:table-cell>
          <table:table-cell office:value-type="float" office:value="1.47681037463788E+018" calcext:value-type="float">
            <text:p>1.47681037463788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68102561965E+018" calcext:value-type="float">
            <text:p>1.4768102561965E+018</text:p>
          </table:table-cell>
          <table:table-cell office:value-type="float" office:value="1.47681025648363E+018" calcext:value-type="float">
            <text:p>1.47681025648363E+018</text:p>
          </table:table-cell>
          <table:table-cell office:value-type="float" office:value="1.47681032569444E+018" calcext:value-type="float">
            <text:p>1.47681032569444E+018</text:p>
          </table:table-cell>
          <table:table-cell office:value-type="float" office:value="1.47681032589749E+018" calcext:value-type="float">
            <text:p>1.47681032589749E+018</text:p>
          </table:table-cell>
          <table:table-cell office:value-type="float" office:value="1.47681037437824E+018" calcext:value-type="float">
            <text:p>1.47681037437824E+018</text:p>
          </table:table-cell>
          <table:table-cell office:value-type="float" office:value="1.47681037463793E+018" calcext:value-type="float">
            <text:p>1.47681037463793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681025619686E+018" calcext:value-type="float">
            <text:p>1.47681025619686E+018</text:p>
          </table:table-cell>
          <table:table-cell office:value-type="float" office:value="1.47681025648392E+018" calcext:value-type="float">
            <text:p>1.47681025648392E+018</text:p>
          </table:table-cell>
          <table:table-cell office:value-type="float" office:value="1.4768103256949E+018" calcext:value-type="float">
            <text:p>1.4768103256949E+018</text:p>
          </table:table-cell>
          <table:table-cell office:value-type="float" office:value="1.4768103258977E+018" calcext:value-type="float">
            <text:p>1.4768103258977E+018</text:p>
          </table:table-cell>
          <table:table-cell office:value-type="float" office:value="1.47681037437859E+018" calcext:value-type="float">
            <text:p>1.47681037437859E+018</text:p>
          </table:table-cell>
          <table:table-cell office:value-type="float" office:value="1.47681037463829E+018" calcext:value-type="float">
            <text:p>1.47681037463829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681025619722E+018" calcext:value-type="float">
            <text:p>1.47681025619722E+018</text:p>
          </table:table-cell>
          <table:table-cell office:value-type="float" office:value="1.47681025648418E+018" calcext:value-type="float">
            <text:p>1.47681025648418E+018</text:p>
          </table:table-cell>
          <table:table-cell office:value-type="float" office:value="1.47681032569537E+018" calcext:value-type="float">
            <text:p>1.47681032569537E+018</text:p>
          </table:table-cell>
          <table:table-cell office:value-type="float" office:value="1.47681032589776E+018" calcext:value-type="float">
            <text:p>1.47681032589776E+018</text:p>
          </table:table-cell>
          <table:table-cell office:value-type="float" office:value="1.47681037437898E+018" calcext:value-type="float">
            <text:p>1.47681037437898E+018</text:p>
          </table:table-cell>
          <table:table-cell office:value-type="float" office:value="1.47681037463851E+018" calcext:value-type="float">
            <text:p>1.47681037463851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681025619757E+018" calcext:value-type="float">
            <text:p>1.47681025619757E+018</text:p>
          </table:table-cell>
          <table:table-cell office:value-type="float" office:value="1.47681025648446E+018" calcext:value-type="float">
            <text:p>1.47681025648446E+018</text:p>
          </table:table-cell>
          <table:table-cell office:value-type="float" office:value="1.47681032569573E+018" calcext:value-type="float">
            <text:p>1.47681032569573E+018</text:p>
          </table:table-cell>
          <table:table-cell office:value-type="float" office:value="1.47681032589792E+018" calcext:value-type="float">
            <text:p>1.47681032589792E+018</text:p>
          </table:table-cell>
          <table:table-cell office:value-type="float" office:value="1.47681037437938E+018" calcext:value-type="float">
            <text:p>1.47681037437938E+018</text:p>
          </table:table-cell>
          <table:table-cell office:value-type="float" office:value="1.47681037463962E+018" calcext:value-type="float">
            <text:p>1.47681037463962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681025619796E+018" calcext:value-type="float">
            <text:p>1.47681025619796E+018</text:p>
          </table:table-cell>
          <table:table-cell office:value-type="float" office:value="1.47681025648474E+018" calcext:value-type="float">
            <text:p>1.47681025648474E+018</text:p>
          </table:table-cell>
          <table:table-cell office:value-type="float" office:value="1.47681032569609E+018" calcext:value-type="float">
            <text:p>1.47681032569609E+018</text:p>
          </table:table-cell>
          <table:table-cell office:value-type="float" office:value="1.47681032589827E+018" calcext:value-type="float">
            <text:p>1.47681032589827E+018</text:p>
          </table:table-cell>
          <table:table-cell office:value-type="float" office:value="1.47681037437972E+018" calcext:value-type="float">
            <text:p>1.47681037437972E+018</text:p>
          </table:table-cell>
          <table:table-cell office:value-type="float" office:value="1.47681037463995E+018" calcext:value-type="float">
            <text:p>1.47681037463995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681025619832E+018" calcext:value-type="float">
            <text:p>1.47681025619832E+018</text:p>
          </table:table-cell>
          <table:table-cell office:value-type="float" office:value="1.47681025648522E+018" calcext:value-type="float">
            <text:p>1.47681025648522E+018</text:p>
          </table:table-cell>
          <table:table-cell office:value-type="float" office:value="1.4768103256965E+018" calcext:value-type="float">
            <text:p>1.4768103256965E+018</text:p>
          </table:table-cell>
          <table:table-cell office:value-type="float" office:value="1.47681032589832E+018" calcext:value-type="float">
            <text:p>1.47681032589832E+018</text:p>
          </table:table-cell>
          <table:table-cell office:value-type="float" office:value="1.47681037438013E+018" calcext:value-type="float">
            <text:p>1.47681037438013E+018</text:p>
          </table:table-cell>
          <table:table-cell office:value-type="float" office:value="1.47681037464004E+018" calcext:value-type="float">
            <text:p>1.47681037464004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681025619868E+018" calcext:value-type="float">
            <text:p>1.47681025619868E+018</text:p>
          </table:table-cell>
          <table:table-cell office:value-type="float" office:value="1.47681025648552E+018" calcext:value-type="float">
            <text:p>1.47681025648552E+018</text:p>
          </table:table-cell>
          <table:table-cell office:value-type="float" office:value="1.47681032569685E+018" calcext:value-type="float">
            <text:p>1.47681032569685E+018</text:p>
          </table:table-cell>
          <table:table-cell office:value-type="float" office:value="1.47681032589838E+018" calcext:value-type="float">
            <text:p>1.47681032589838E+018</text:p>
          </table:table-cell>
          <table:table-cell office:value-type="float" office:value="1.47681037438049E+018" calcext:value-type="float">
            <text:p>1.47681037438049E+018</text:p>
          </table:table-cell>
          <table:table-cell office:value-type="float" office:value="1.4768103746401E+018" calcext:value-type="float">
            <text:p>1.4768103746401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681025619903E+018" calcext:value-type="float">
            <text:p>1.47681025619903E+018</text:p>
          </table:table-cell>
          <table:table-cell office:value-type="float" office:value="1.47681025648558E+018" calcext:value-type="float">
            <text:p>1.47681025648558E+018</text:p>
          </table:table-cell>
          <table:table-cell office:value-type="float" office:value="1.47681032569721E+018" calcext:value-type="float">
            <text:p>1.47681032569721E+018</text:p>
          </table:table-cell>
          <table:table-cell office:value-type="float" office:value="1.47681032589843E+018" calcext:value-type="float">
            <text:p>1.47681032589843E+018</text:p>
          </table:table-cell>
          <table:table-cell office:value-type="float" office:value="1.47681037438085E+018" calcext:value-type="float">
            <text:p>1.47681037438085E+018</text:p>
          </table:table-cell>
          <table:table-cell office:value-type="float" office:value="1.47681037464015E+018" calcext:value-type="float">
            <text:p>1.47681037464015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681025619938E+018" calcext:value-type="float">
            <text:p>1.47681025619938E+018</text:p>
          </table:table-cell>
          <table:table-cell office:value-type="float" office:value="1.47681025648564E+018" calcext:value-type="float">
            <text:p>1.47681025648564E+018</text:p>
          </table:table-cell>
          <table:table-cell office:value-type="float" office:value="1.47681032569761E+018" calcext:value-type="float">
            <text:p>1.47681032569761E+018</text:p>
          </table:table-cell>
          <table:table-cell office:value-type="float" office:value="1.47681032589849E+018" calcext:value-type="float">
            <text:p>1.47681032589849E+018</text:p>
          </table:table-cell>
          <table:table-cell office:value-type="float" office:value="1.4768103743812E+018" calcext:value-type="float">
            <text:p>1.4768103743812E+018</text:p>
          </table:table-cell>
          <table:table-cell office:value-type="float" office:value="1.47681037464033E+018" calcext:value-type="float">
            <text:p>1.47681037464033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681025619973E+018" calcext:value-type="float">
            <text:p>1.47681025619973E+018</text:p>
          </table:table-cell>
          <table:table-cell office:value-type="float" office:value="1.4768102564858E+018" calcext:value-type="float">
            <text:p>1.4768102564858E+018</text:p>
          </table:table-cell>
          <table:table-cell office:value-type="float" office:value="1.476810325698E+018" calcext:value-type="float">
            <text:p>1.476810325698E+018</text:p>
          </table:table-cell>
          <table:table-cell office:value-type="float" office:value="1.47681032589865E+018" calcext:value-type="float">
            <text:p>1.47681032589865E+018</text:p>
          </table:table-cell>
          <table:table-cell office:value-type="float" office:value="1.4768103743816E+018" calcext:value-type="float">
            <text:p>1.4768103743816E+018</text:p>
          </table:table-cell>
          <table:table-cell office:value-type="float" office:value="1.47681037464081E+018" calcext:value-type="float">
            <text:p>1.47681037464081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681025620008E+018" calcext:value-type="float">
            <text:p>1.47681025620008E+018</text:p>
          </table:table-cell>
          <table:table-cell office:value-type="float" office:value="1.476810256486E+018" calcext:value-type="float">
            <text:p>1.476810256486E+018</text:p>
          </table:table-cell>
          <table:table-cell office:value-type="float" office:value="1.47681032569838E+018" calcext:value-type="float">
            <text:p>1.47681032569838E+018</text:p>
          </table:table-cell>
          <table:table-cell office:value-type="float" office:value="1.47681032589896E+018" calcext:value-type="float">
            <text:p>1.47681032589896E+018</text:p>
          </table:table-cell>
          <table:table-cell office:value-type="float" office:value="1.47681037438196E+018" calcext:value-type="float">
            <text:p>1.47681037438196E+018</text:p>
          </table:table-cell>
          <table:table-cell office:value-type="float" office:value="1.47681037464087E+018" calcext:value-type="float">
            <text:p>1.47681037464087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681025620046E+018" calcext:value-type="float">
            <text:p>1.47681025620046E+018</text:p>
          </table:table-cell>
          <table:table-cell office:value-type="float" office:value="1.47681025648619E+018" calcext:value-type="float">
            <text:p>1.47681025648619E+018</text:p>
          </table:table-cell>
          <table:table-cell office:value-type="float" office:value="1.47681032569878E+018" calcext:value-type="float">
            <text:p>1.47681032569878E+018</text:p>
          </table:table-cell>
          <table:table-cell office:value-type="float" office:value="1.47681032589902E+018" calcext:value-type="float">
            <text:p>1.47681032589902E+018</text:p>
          </table:table-cell>
          <table:table-cell office:value-type="float" office:value="1.4768103743823E+018" calcext:value-type="float">
            <text:p>1.4768103743823E+018</text:p>
          </table:table-cell>
          <table:table-cell office:value-type="float" office:value="1.47681037464092E+018" calcext:value-type="float">
            <text:p>1.47681037464092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681025620082E+018" calcext:value-type="float">
            <text:p>1.47681025620082E+018</text:p>
          </table:table-cell>
          <table:table-cell office:value-type="float" office:value="1.47681025648734E+018" calcext:value-type="float">
            <text:p>1.47681025648734E+018</text:p>
          </table:table-cell>
          <table:table-cell office:value-type="float" office:value="1.47681032569916E+018" calcext:value-type="float">
            <text:p>1.47681032569916E+018</text:p>
          </table:table-cell>
          <table:table-cell office:value-type="float" office:value="1.47681032589907E+018" calcext:value-type="float">
            <text:p>1.47681032589907E+018</text:p>
          </table:table-cell>
          <table:table-cell office:value-type="float" office:value="1.47681037438266E+018" calcext:value-type="float">
            <text:p>1.47681037438266E+018</text:p>
          </table:table-cell>
          <table:table-cell office:value-type="float" office:value="1.47681037464098E+018" calcext:value-type="float">
            <text:p>1.47681037464098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681025620117E+018" calcext:value-type="float">
            <text:p>1.47681025620117E+018</text:p>
          </table:table-cell>
          <table:table-cell office:value-type="float" office:value="1.47681025648761E+018" calcext:value-type="float">
            <text:p>1.47681025648761E+018</text:p>
          </table:table-cell>
          <table:table-cell office:value-type="float" office:value="1.47681032569954E+018" calcext:value-type="float">
            <text:p>1.47681032569954E+018</text:p>
          </table:table-cell>
          <table:table-cell office:value-type="float" office:value="1.47681032589913E+018" calcext:value-type="float">
            <text:p>1.47681032589913E+018</text:p>
          </table:table-cell>
          <table:table-cell office:value-type="float" office:value="1.47681037438305E+018" calcext:value-type="float">
            <text:p>1.47681037438305E+018</text:p>
          </table:table-cell>
          <table:table-cell office:value-type="float" office:value="1.47681037464103E+018" calcext:value-type="float">
            <text:p>1.47681037464103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68102562016E+018" calcext:value-type="float">
            <text:p>1.4768102562016E+018</text:p>
          </table:table-cell>
          <table:table-cell office:value-type="float" office:value="1.4768102564881E+018" calcext:value-type="float">
            <text:p>1.4768102564881E+018</text:p>
          </table:table-cell>
          <table:table-cell office:value-type="float" office:value="1.47681032569991E+018" calcext:value-type="float">
            <text:p>1.47681032569991E+018</text:p>
          </table:table-cell>
          <table:table-cell office:value-type="float" office:value="1.47681032589929E+018" calcext:value-type="float">
            <text:p>1.47681032589929E+018</text:p>
          </table:table-cell>
          <table:table-cell office:value-type="float" office:value="1.47681037438341E+018" calcext:value-type="float">
            <text:p>1.47681037438341E+018</text:p>
          </table:table-cell>
          <table:table-cell office:value-type="float" office:value="1.47681037464109E+018" calcext:value-type="float">
            <text:p>1.47681037464109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681025620196E+018" calcext:value-type="float">
            <text:p>1.47681025620196E+018</text:p>
          </table:table-cell>
          <table:table-cell office:value-type="float" office:value="1.47681025648856E+018" calcext:value-type="float">
            <text:p>1.47681025648856E+018</text:p>
          </table:table-cell>
          <table:table-cell office:value-type="float" office:value="1.4768103257003E+018" calcext:value-type="float">
            <text:p>1.4768103257003E+018</text:p>
          </table:table-cell>
          <table:table-cell office:value-type="float" office:value="1.47681032589953E+018" calcext:value-type="float">
            <text:p>1.47681032589953E+018</text:p>
          </table:table-cell>
          <table:table-cell office:value-type="float" office:value="1.47681037438379E+018" calcext:value-type="float">
            <text:p>1.47681037438379E+018</text:p>
          </table:table-cell>
          <table:table-cell office:value-type="float" office:value="1.47681037464114E+018" calcext:value-type="float">
            <text:p>1.47681037464114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681025620232E+018" calcext:value-type="float">
            <text:p>1.47681025620232E+018</text:p>
          </table:table-cell>
          <table:table-cell office:value-type="float" office:value="1.47681025648974E+018" calcext:value-type="float">
            <text:p>1.47681025648974E+018</text:p>
          </table:table-cell>
          <table:table-cell office:value-type="float" office:value="1.47681032570068E+018" calcext:value-type="float">
            <text:p>1.47681032570068E+018</text:p>
          </table:table-cell>
          <table:table-cell office:value-type="float" office:value="1.47681032589959E+018" calcext:value-type="float">
            <text:p>1.47681032589959E+018</text:p>
          </table:table-cell>
          <table:table-cell office:value-type="float" office:value="1.47681037438415E+018" calcext:value-type="float">
            <text:p>1.47681037438415E+018</text:p>
          </table:table-cell>
          <table:table-cell office:value-type="float" office:value="1.47681037464143E+018" calcext:value-type="float">
            <text:p>1.47681037464143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681025620268E+018" calcext:value-type="float">
            <text:p>1.47681025620268E+018</text:p>
          </table:table-cell>
          <table:table-cell office:value-type="float" office:value="1.47681025649044E+018" calcext:value-type="float">
            <text:p>1.47681025649044E+018</text:p>
          </table:table-cell>
          <table:table-cell office:value-type="float" office:value="1.47681032570105E+018" calcext:value-type="float">
            <text:p>1.47681032570105E+018</text:p>
          </table:table-cell>
          <table:table-cell office:value-type="float" office:value="1.47681032589965E+018" calcext:value-type="float">
            <text:p>1.47681032589965E+018</text:p>
          </table:table-cell>
          <table:table-cell office:value-type="float" office:value="1.4768103743845E+018" calcext:value-type="float">
            <text:p>1.4768103743845E+018</text:p>
          </table:table-cell>
          <table:table-cell office:value-type="float" office:value="1.47681037464149E+018" calcext:value-type="float">
            <text:p>1.47681037464149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681025620303E+018" calcext:value-type="float">
            <text:p>1.47681025620303E+018</text:p>
          </table:table-cell>
          <table:table-cell office:value-type="float" office:value="1.4768102564907E+018" calcext:value-type="float">
            <text:p>1.4768102564907E+018</text:p>
          </table:table-cell>
          <table:table-cell office:value-type="float" office:value="1.47681032570142E+018" calcext:value-type="float">
            <text:p>1.47681032570142E+018</text:p>
          </table:table-cell>
          <table:table-cell office:value-type="float" office:value="1.47681032589981E+018" calcext:value-type="float">
            <text:p>1.47681032589981E+018</text:p>
          </table:table-cell>
          <table:table-cell office:value-type="float" office:value="1.47681037438486E+018" calcext:value-type="float">
            <text:p>1.47681037438486E+018</text:p>
          </table:table-cell>
          <table:table-cell office:value-type="float" office:value="1.47681037464155E+018" calcext:value-type="float">
            <text:p>1.47681037464155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681025620338E+018" calcext:value-type="float">
            <text:p>1.47681025620338E+018</text:p>
          </table:table-cell>
          <table:table-cell office:value-type="float" office:value="1.47681025649098E+018" calcext:value-type="float">
            <text:p>1.47681025649098E+018</text:p>
          </table:table-cell>
          <table:table-cell office:value-type="float" office:value="1.47681032570178E+018" calcext:value-type="float">
            <text:p>1.47681032570178E+018</text:p>
          </table:table-cell>
          <table:table-cell office:value-type="float" office:value="1.47681032589998E+018" calcext:value-type="float">
            <text:p>1.47681032589998E+018</text:p>
          </table:table-cell>
          <table:table-cell office:value-type="float" office:value="1.47681037438521E+018" calcext:value-type="float">
            <text:p>1.47681037438521E+018</text:p>
          </table:table-cell>
          <table:table-cell office:value-type="float" office:value="1.47681037464173E+018" calcext:value-type="float">
            <text:p>1.47681037464173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681025620376E+018" calcext:value-type="float">
            <text:p>1.47681025620376E+018</text:p>
          </table:table-cell>
          <table:table-cell office:value-type="float" office:value="1.47681025649127E+018" calcext:value-type="float">
            <text:p>1.47681025649127E+018</text:p>
          </table:table-cell>
          <table:table-cell office:value-type="float" office:value="1.47681032570216E+018" calcext:value-type="float">
            <text:p>1.47681032570216E+018</text:p>
          </table:table-cell>
          <table:table-cell office:value-type="float" office:value="1.47681032590018E+018" calcext:value-type="float">
            <text:p>1.47681032590018E+018</text:p>
          </table:table-cell>
          <table:table-cell office:value-type="float" office:value="1.4768103743856E+018" calcext:value-type="float">
            <text:p>1.4768103743856E+018</text:p>
          </table:table-cell>
          <table:table-cell office:value-type="float" office:value="1.47681037464206E+018" calcext:value-type="float">
            <text:p>1.47681037464206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681025620412E+018" calcext:value-type="float">
            <text:p>1.47681025620412E+018</text:p>
          </table:table-cell>
          <table:table-cell office:value-type="float" office:value="1.47681025649133E+018" calcext:value-type="float">
            <text:p>1.47681025649133E+018</text:p>
          </table:table-cell>
          <table:table-cell office:value-type="float" office:value="1.47681032570258E+018" calcext:value-type="float">
            <text:p>1.47681032570258E+018</text:p>
          </table:table-cell>
          <table:table-cell office:value-type="float" office:value="1.47681032590024E+018" calcext:value-type="float">
            <text:p>1.47681032590024E+018</text:p>
          </table:table-cell>
          <table:table-cell office:value-type="float" office:value="1.47681037438596E+018" calcext:value-type="float">
            <text:p>1.47681037438596E+018</text:p>
          </table:table-cell>
          <table:table-cell office:value-type="float" office:value="1.47681037464214E+018" calcext:value-type="float">
            <text:p>1.47681037464214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681025620452E+018" calcext:value-type="float">
            <text:p>1.47681025620452E+018</text:p>
          </table:table-cell>
          <table:table-cell office:value-type="float" office:value="1.47681025649139E+018" calcext:value-type="float">
            <text:p>1.47681025649139E+018</text:p>
          </table:table-cell>
          <table:table-cell office:value-type="float" office:value="1.47681032570294E+018" calcext:value-type="float">
            <text:p>1.47681032570294E+018</text:p>
          </table:table-cell>
          <table:table-cell office:value-type="float" office:value="1.4768103259004E+018" calcext:value-type="float">
            <text:p>1.4768103259004E+018</text:p>
          </table:table-cell>
          <table:table-cell office:value-type="float" office:value="1.47681037438634E+018" calcext:value-type="float">
            <text:p>1.47681037438634E+018</text:p>
          </table:table-cell>
          <table:table-cell office:value-type="float" office:value="1.47681037464219E+018" calcext:value-type="float">
            <text:p>1.47681037464219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68102562049E+018" calcext:value-type="float">
            <text:p>1.4768102562049E+018</text:p>
          </table:table-cell>
          <table:table-cell office:value-type="float" office:value="1.4768102564916E+018" calcext:value-type="float">
            <text:p>1.4768102564916E+018</text:p>
          </table:table-cell>
          <table:table-cell office:value-type="float" office:value="1.47681032570329E+018" calcext:value-type="float">
            <text:p>1.47681032570329E+018</text:p>
          </table:table-cell>
          <table:table-cell office:value-type="float" office:value="1.47681032590224E+018" calcext:value-type="float">
            <text:p>1.47681032590224E+018</text:p>
          </table:table-cell>
          <table:table-cell office:value-type="float" office:value="1.47681037438677E+018" calcext:value-type="float">
            <text:p>1.47681037438677E+018</text:p>
          </table:table-cell>
          <table:table-cell office:value-type="float" office:value="1.47681037464275E+018" calcext:value-type="float">
            <text:p>1.47681037464275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681025620526E+018" calcext:value-type="float">
            <text:p>1.47681025620526E+018</text:p>
          </table:table-cell>
          <table:table-cell office:value-type="float" office:value="1.47681025649186E+018" calcext:value-type="float">
            <text:p>1.47681025649186E+018</text:p>
          </table:table-cell>
          <table:table-cell office:value-type="float" office:value="1.47681032570363E+018" calcext:value-type="float">
            <text:p>1.47681032570363E+018</text:p>
          </table:table-cell>
          <table:table-cell office:value-type="float" office:value="1.4768103259023E+018" calcext:value-type="float">
            <text:p>1.4768103259023E+018</text:p>
          </table:table-cell>
          <table:table-cell office:value-type="float" office:value="1.47681037438714E+018" calcext:value-type="float">
            <text:p>1.47681037438714E+018</text:p>
          </table:table-cell>
          <table:table-cell office:value-type="float" office:value="1.47681037464282E+018" calcext:value-type="float">
            <text:p>1.47681037464282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681025620563E+018" calcext:value-type="float">
            <text:p>1.47681025620563E+018</text:p>
          </table:table-cell>
          <table:table-cell office:value-type="float" office:value="1.47681025649216E+018" calcext:value-type="float">
            <text:p>1.47681025649216E+018</text:p>
          </table:table-cell>
          <table:table-cell office:value-type="float" office:value="1.47681032570416E+018" calcext:value-type="float">
            <text:p>1.47681032570416E+018</text:p>
          </table:table-cell>
          <table:table-cell office:value-type="float" office:value="1.47681032590285E+018" calcext:value-type="float">
            <text:p>1.47681032590285E+018</text:p>
          </table:table-cell>
          <table:table-cell office:value-type="float" office:value="1.4768103743875E+018" calcext:value-type="float">
            <text:p>1.4768103743875E+018</text:p>
          </table:table-cell>
          <table:table-cell office:value-type="float" office:value="1.47681037464288E+018" calcext:value-type="float">
            <text:p>1.47681037464288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681025620598E+018" calcext:value-type="float">
            <text:p>1.47681025620598E+018</text:p>
          </table:table-cell>
          <table:table-cell office:value-type="float" office:value="1.47681025649237E+018" calcext:value-type="float">
            <text:p>1.47681025649237E+018</text:p>
          </table:table-cell>
          <table:table-cell office:value-type="float" office:value="1.47681032570452E+018" calcext:value-type="float">
            <text:p>1.47681032570452E+018</text:p>
          </table:table-cell>
          <table:table-cell office:value-type="float" office:value="1.47681032590291E+018" calcext:value-type="float">
            <text:p>1.47681032590291E+018</text:p>
          </table:table-cell>
          <table:table-cell office:value-type="float" office:value="1.47681037438791E+018" calcext:value-type="float">
            <text:p>1.47681037438791E+018</text:p>
          </table:table-cell>
          <table:table-cell office:value-type="float" office:value="1.47681037464293E+018" calcext:value-type="float">
            <text:p>1.47681037464293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68102562064E+018" calcext:value-type="float">
            <text:p>1.4768102562064E+018</text:p>
          </table:table-cell>
          <table:table-cell office:value-type="float" office:value="1.4768102564926E+018" calcext:value-type="float">
            <text:p>1.4768102564926E+018</text:p>
          </table:table-cell>
          <table:table-cell office:value-type="float" office:value="1.47681032570486E+018" calcext:value-type="float">
            <text:p>1.47681032570486E+018</text:p>
          </table:table-cell>
          <table:table-cell office:value-type="float" office:value="1.47681032590296E+018" calcext:value-type="float">
            <text:p>1.47681032590296E+018</text:p>
          </table:table-cell>
          <table:table-cell office:value-type="float" office:value="1.47681037438869E+018" calcext:value-type="float">
            <text:p>1.47681037438869E+018</text:p>
          </table:table-cell>
          <table:table-cell office:value-type="float" office:value="1.47681037464299E+018" calcext:value-type="float">
            <text:p>1.47681037464299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681025620675E+018" calcext:value-type="float">
            <text:p>1.47681025620675E+018</text:p>
          </table:table-cell>
          <table:table-cell office:value-type="float" office:value="1.47681025649266E+018" calcext:value-type="float">
            <text:p>1.47681025649266E+018</text:p>
          </table:table-cell>
          <table:table-cell office:value-type="float" office:value="1.4768103257052E+018" calcext:value-type="float">
            <text:p>1.4768103257052E+018</text:p>
          </table:table-cell>
          <table:table-cell office:value-type="float" office:value="1.47681032590302E+018" calcext:value-type="float">
            <text:p>1.47681032590302E+018</text:p>
          </table:table-cell>
          <table:table-cell office:value-type="float" office:value="1.47681037438909E+018" calcext:value-type="float">
            <text:p>1.47681037438909E+018</text:p>
          </table:table-cell>
          <table:table-cell office:value-type="float" office:value="1.47681037464304E+018" calcext:value-type="float">
            <text:p>1.47681037464304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681025620716E+018" calcext:value-type="float">
            <text:p>1.47681025620716E+018</text:p>
          </table:table-cell>
          <table:table-cell office:value-type="float" office:value="1.47681025649283E+018" calcext:value-type="float">
            <text:p>1.47681025649283E+018</text:p>
          </table:table-cell>
          <table:table-cell office:value-type="float" office:value="1.47681032570554E+018" calcext:value-type="float">
            <text:p>1.47681032570554E+018</text:p>
          </table:table-cell>
          <table:table-cell office:value-type="float" office:value="1.47681032590307E+018" calcext:value-type="float">
            <text:p>1.47681032590307E+018</text:p>
          </table:table-cell>
          <table:table-cell office:value-type="float" office:value="1.47681037438947E+018" calcext:value-type="float">
            <text:p>1.47681037438947E+018</text:p>
          </table:table-cell>
          <table:table-cell office:value-type="float" office:value="1.4768103746431E+018" calcext:value-type="float">
            <text:p>1.4768103746431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681025620752E+018" calcext:value-type="float">
            <text:p>1.47681025620752E+018</text:p>
          </table:table-cell>
          <table:table-cell office:value-type="float" office:value="1.47681025649326E+018" calcext:value-type="float">
            <text:p>1.47681025649326E+018</text:p>
          </table:table-cell>
          <table:table-cell office:value-type="float" office:value="1.47681032570593E+018" calcext:value-type="float">
            <text:p>1.47681032570593E+018</text:p>
          </table:table-cell>
          <table:table-cell office:value-type="float" office:value="1.47681032590312E+018" calcext:value-type="float">
            <text:p>1.47681032590312E+018</text:p>
          </table:table-cell>
          <table:table-cell office:value-type="float" office:value="1.47681037438983E+018" calcext:value-type="float">
            <text:p>1.47681037438983E+018</text:p>
          </table:table-cell>
          <table:table-cell office:value-type="float" office:value="1.47681037464315E+018" calcext:value-type="float">
            <text:p>1.47681037464315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681025620788E+018" calcext:value-type="float">
            <text:p>1.47681025620788E+018</text:p>
          </table:table-cell>
          <table:table-cell office:value-type="float" office:value="1.47681025649354E+018" calcext:value-type="float">
            <text:p>1.47681025649354E+018</text:p>
          </table:table-cell>
          <table:table-cell office:value-type="float" office:value="1.47681032570634E+018" calcext:value-type="float">
            <text:p>1.47681032570634E+018</text:p>
          </table:table-cell>
          <table:table-cell office:value-type="float" office:value="1.47681032590318E+018" calcext:value-type="float">
            <text:p>1.47681032590318E+018</text:p>
          </table:table-cell>
          <table:table-cell office:value-type="float" office:value="1.47681037439027E+018" calcext:value-type="float">
            <text:p>1.47681037439027E+018</text:p>
          </table:table-cell>
          <table:table-cell office:value-type="float" office:value="1.4768103746432E+018" calcext:value-type="float">
            <text:p>1.4768103746432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681025620827E+018" calcext:value-type="float">
            <text:p>1.47681025620827E+018</text:p>
          </table:table-cell>
          <table:table-cell office:value-type="float" office:value="1.47681025649381E+018" calcext:value-type="float">
            <text:p>1.47681025649381E+018</text:p>
          </table:table-cell>
          <table:table-cell office:value-type="float" office:value="1.47681032570671E+018" calcext:value-type="float">
            <text:p>1.47681032570671E+018</text:p>
          </table:table-cell>
          <table:table-cell office:value-type="float" office:value="1.47681032590323E+018" calcext:value-type="float">
            <text:p>1.47681032590323E+018</text:p>
          </table:table-cell>
          <table:table-cell office:value-type="float" office:value="1.47681037439062E+018" calcext:value-type="float">
            <text:p>1.47681037439062E+018</text:p>
          </table:table-cell>
          <table:table-cell office:value-type="float" office:value="1.47681037464343E+018" calcext:value-type="float">
            <text:p>1.47681037464343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681025620864E+018" calcext:value-type="float">
            <text:p>1.47681025620864E+018</text:p>
          </table:table-cell>
          <table:table-cell office:value-type="float" office:value="1.47681025649409E+018" calcext:value-type="float">
            <text:p>1.47681025649409E+018</text:p>
          </table:table-cell>
          <table:table-cell office:value-type="float" office:value="1.47681032570711E+018" calcext:value-type="float">
            <text:p>1.47681032570711E+018</text:p>
          </table:table-cell>
          <table:table-cell office:value-type="float" office:value="1.47681032590329E+018" calcext:value-type="float">
            <text:p>1.47681032590329E+018</text:p>
          </table:table-cell>
          <table:table-cell office:value-type="float" office:value="1.47681037439097E+018" calcext:value-type="float">
            <text:p>1.47681037439097E+018</text:p>
          </table:table-cell>
          <table:table-cell office:value-type="float" office:value="1.47681037464349E+018" calcext:value-type="float">
            <text:p>1.47681037464349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6810256209E+018" calcext:value-type="float">
            <text:p>1.476810256209E+018</text:p>
          </table:table-cell>
          <table:table-cell office:value-type="float" office:value="1.47681025649415E+018" calcext:value-type="float">
            <text:p>1.47681025649415E+018</text:p>
          </table:table-cell>
          <table:table-cell office:value-type="float" office:value="1.47681032570747E+018" calcext:value-type="float">
            <text:p>1.47681032570747E+018</text:p>
          </table:table-cell>
          <table:table-cell office:value-type="float" office:value="1.47681032590334E+018" calcext:value-type="float">
            <text:p>1.47681032590334E+018</text:p>
          </table:table-cell>
          <table:table-cell office:value-type="float" office:value="1.47681037439132E+018" calcext:value-type="float">
            <text:p>1.47681037439132E+018</text:p>
          </table:table-cell>
          <table:table-cell office:value-type="float" office:value="1.47681037464437E+018" calcext:value-type="float">
            <text:p>1.47681037464437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681025620936E+018" calcext:value-type="float">
            <text:p>1.47681025620936E+018</text:p>
          </table:table-cell>
          <table:table-cell office:value-type="float" office:value="1.47681025649421E+018" calcext:value-type="float">
            <text:p>1.47681025649421E+018</text:p>
          </table:table-cell>
          <table:table-cell office:value-type="float" office:value="1.47681032570782E+018" calcext:value-type="float">
            <text:p>1.47681032570782E+018</text:p>
          </table:table-cell>
          <table:table-cell office:value-type="float" office:value="1.47681032590339E+018" calcext:value-type="float">
            <text:p>1.47681032590339E+018</text:p>
          </table:table-cell>
          <table:table-cell office:value-type="float" office:value="1.47681037439167E+018" calcext:value-type="float">
            <text:p>1.47681037439167E+018</text:p>
          </table:table-cell>
          <table:table-cell office:value-type="float" office:value="1.47681037464443E+018" calcext:value-type="float">
            <text:p>1.47681037464443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681025620971E+018" calcext:value-type="float">
            <text:p>1.47681025620971E+018</text:p>
          </table:table-cell>
          <table:table-cell office:value-type="float" office:value="1.47681025649437E+018" calcext:value-type="float">
            <text:p>1.47681025649437E+018</text:p>
          </table:table-cell>
          <table:table-cell office:value-type="float" office:value="1.47681032570817E+018" calcext:value-type="float">
            <text:p>1.47681032570817E+018</text:p>
          </table:table-cell>
          <table:table-cell office:value-type="float" office:value="1.47681032590361E+018" calcext:value-type="float">
            <text:p>1.47681032590361E+018</text:p>
          </table:table-cell>
          <table:table-cell office:value-type="float" office:value="1.47681037439207E+018" calcext:value-type="float">
            <text:p>1.47681037439207E+018</text:p>
          </table:table-cell>
          <table:table-cell office:value-type="float" office:value="1.47681037464448E+018" calcext:value-type="float">
            <text:p>1.47681037464448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681025621027E+018" calcext:value-type="float">
            <text:p>1.47681025621027E+018</text:p>
          </table:table-cell>
          <table:table-cell office:value-type="float" office:value="1.47681025649475E+018" calcext:value-type="float">
            <text:p>1.47681025649475E+018</text:p>
          </table:table-cell>
          <table:table-cell office:value-type="float" office:value="1.47681032570854E+018" calcext:value-type="float">
            <text:p>1.47681032570854E+018</text:p>
          </table:table-cell>
          <table:table-cell office:value-type="float" office:value="1.47681032590366E+018" calcext:value-type="float">
            <text:p>1.47681032590366E+018</text:p>
          </table:table-cell>
          <table:table-cell office:value-type="float" office:value="1.47681037439243E+018" calcext:value-type="float">
            <text:p>1.47681037439243E+018</text:p>
          </table:table-cell>
          <table:table-cell office:value-type="float" office:value="1.47681037464454E+018" calcext:value-type="float">
            <text:p>1.47681037464454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681025621063E+018" calcext:value-type="float">
            <text:p>1.47681025621063E+018</text:p>
          </table:table-cell>
          <table:table-cell office:value-type="float" office:value="1.4768102564948E+018" calcext:value-type="float">
            <text:p>1.4768102564948E+018</text:p>
          </table:table-cell>
          <table:table-cell office:value-type="float" office:value="1.47681032570889E+018" calcext:value-type="float">
            <text:p>1.47681032570889E+018</text:p>
          </table:table-cell>
          <table:table-cell office:value-type="float" office:value="1.47681032590404E+018" calcext:value-type="float">
            <text:p>1.47681032590404E+018</text:p>
          </table:table-cell>
          <table:table-cell office:value-type="float" office:value="1.47681037439277E+018" calcext:value-type="float">
            <text:p>1.47681037439277E+018</text:p>
          </table:table-cell>
          <table:table-cell office:value-type="float" office:value="1.47681037464459E+018" calcext:value-type="float">
            <text:p>1.47681037464459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6810256211E+018" calcext:value-type="float">
            <text:p>1.476810256211E+018</text:p>
          </table:table-cell>
          <table:table-cell office:value-type="float" office:value="1.47681025649486E+018" calcext:value-type="float">
            <text:p>1.47681025649486E+018</text:p>
          </table:table-cell>
          <table:table-cell office:value-type="float" office:value="1.47681032570925E+018" calcext:value-type="float">
            <text:p>1.47681032570925E+018</text:p>
          </table:table-cell>
          <table:table-cell office:value-type="float" office:value="1.4768103259041E+018" calcext:value-type="float">
            <text:p>1.4768103259041E+018</text:p>
          </table:table-cell>
          <table:table-cell office:value-type="float" office:value="1.47681037439312E+018" calcext:value-type="float">
            <text:p>1.47681037439312E+018</text:p>
          </table:table-cell>
          <table:table-cell office:value-type="float" office:value="1.47681037464465E+018" calcext:value-type="float">
            <text:p>1.47681037464465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681025621136E+018" calcext:value-type="float">
            <text:p>1.47681025621136E+018</text:p>
          </table:table-cell>
          <table:table-cell office:value-type="float" office:value="1.47681025649491E+018" calcext:value-type="float">
            <text:p>1.47681025649491E+018</text:p>
          </table:table-cell>
          <table:table-cell office:value-type="float" office:value="1.4768103257096E+018" calcext:value-type="float">
            <text:p>1.4768103257096E+018</text:p>
          </table:table-cell>
          <table:table-cell office:value-type="float" office:value="1.47681032590416E+018" calcext:value-type="float">
            <text:p>1.47681032590416E+018</text:p>
          </table:table-cell>
          <table:table-cell office:value-type="float" office:value="1.47681037439347E+018" calcext:value-type="float">
            <text:p>1.47681037439347E+018</text:p>
          </table:table-cell>
          <table:table-cell office:value-type="float" office:value="1.4768103746447E+018" calcext:value-type="float">
            <text:p>1.4768103746447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681025621173E+018" calcext:value-type="float">
            <text:p>1.47681025621173E+018</text:p>
          </table:table-cell>
          <table:table-cell office:value-type="float" office:value="1.47681025649497E+018" calcext:value-type="float">
            <text:p>1.47681025649497E+018</text:p>
          </table:table-cell>
          <table:table-cell office:value-type="float" office:value="1.47681032570995E+018" calcext:value-type="float">
            <text:p>1.47681032570995E+018</text:p>
          </table:table-cell>
          <table:table-cell office:value-type="float" office:value="1.47681032590421E+018" calcext:value-type="float">
            <text:p>1.47681032590421E+018</text:p>
          </table:table-cell>
          <table:table-cell office:value-type="float" office:value="1.47681037439386E+018" calcext:value-type="float">
            <text:p>1.47681037439386E+018</text:p>
          </table:table-cell>
          <table:table-cell office:value-type="float" office:value="1.47681037464475E+018" calcext:value-type="float">
            <text:p>1.47681037464475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681025621208E+018" calcext:value-type="float">
            <text:p>1.47681025621208E+018</text:p>
          </table:table-cell>
          <table:table-cell office:value-type="float" office:value="1.47681025649513E+018" calcext:value-type="float">
            <text:p>1.47681025649513E+018</text:p>
          </table:table-cell>
          <table:table-cell office:value-type="float" office:value="1.4768103257103E+018" calcext:value-type="float">
            <text:p>1.4768103257103E+018</text:p>
          </table:table-cell>
          <table:table-cell office:value-type="float" office:value="1.47681032590426E+018" calcext:value-type="float">
            <text:p>1.47681032590426E+018</text:p>
          </table:table-cell>
          <table:table-cell office:value-type="float" office:value="1.47681037439425E+018" calcext:value-type="float">
            <text:p>1.47681037439425E+018</text:p>
          </table:table-cell>
          <table:table-cell office:value-type="float" office:value="1.47681037464481E+018" calcext:value-type="float">
            <text:p>1.47681037464481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681025621256E+018" calcext:value-type="float">
            <text:p>1.47681025621256E+018</text:p>
          </table:table-cell>
          <table:table-cell office:value-type="float" office:value="1.47681025649537E+018" calcext:value-type="float">
            <text:p>1.47681025649537E+018</text:p>
          </table:table-cell>
          <table:table-cell office:value-type="float" office:value="1.47681032571067E+018" calcext:value-type="float">
            <text:p>1.47681032571067E+018</text:p>
          </table:table-cell>
          <table:table-cell office:value-type="float" office:value="1.47681032590432E+018" calcext:value-type="float">
            <text:p>1.47681032590432E+018</text:p>
          </table:table-cell>
          <table:table-cell office:value-type="float" office:value="1.4768103743946E+018" calcext:value-type="float">
            <text:p>1.4768103743946E+018</text:p>
          </table:table-cell>
          <table:table-cell office:value-type="float" office:value="1.47681037464486E+018" calcext:value-type="float">
            <text:p>1.47681037464486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681025621293E+018" calcext:value-type="float">
            <text:p>1.47681025621293E+018</text:p>
          </table:table-cell>
          <table:table-cell office:value-type="float" office:value="1.47681025649542E+018" calcext:value-type="float">
            <text:p>1.47681025649542E+018</text:p>
          </table:table-cell>
          <table:table-cell office:value-type="float" office:value="1.47681032571103E+018" calcext:value-type="float">
            <text:p>1.47681032571103E+018</text:p>
          </table:table-cell>
          <table:table-cell office:value-type="float" office:value="1.47681032590437E+018" calcext:value-type="float">
            <text:p>1.47681032590437E+018</text:p>
          </table:table-cell>
          <table:table-cell office:value-type="float" office:value="1.47681037439496E+018" calcext:value-type="float">
            <text:p>1.47681037439496E+018</text:p>
          </table:table-cell>
          <table:table-cell office:value-type="float" office:value="1.47681037464492E+018" calcext:value-type="float">
            <text:p>1.47681037464492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681025621331E+018" calcext:value-type="float">
            <text:p>1.47681025621331E+018</text:p>
          </table:table-cell>
          <table:table-cell office:value-type="float" office:value="1.47681025649559E+018" calcext:value-type="float">
            <text:p>1.47681025649559E+018</text:p>
          </table:table-cell>
          <table:table-cell office:value-type="float" office:value="1.4768103257114E+018" calcext:value-type="float">
            <text:p>1.4768103257114E+018</text:p>
          </table:table-cell>
          <table:table-cell office:value-type="float" office:value="1.47681032590454E+018" calcext:value-type="float">
            <text:p>1.47681032590454E+018</text:p>
          </table:table-cell>
          <table:table-cell office:value-type="float" office:value="1.47681037439532E+018" calcext:value-type="float">
            <text:p>1.47681037439532E+018</text:p>
          </table:table-cell>
          <table:table-cell office:value-type="float" office:value="1.47681037464497E+018" calcext:value-type="float">
            <text:p>1.47681037464497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681025621369E+018" calcext:value-type="float">
            <text:p>1.47681025621369E+018</text:p>
          </table:table-cell>
          <table:table-cell office:value-type="float" office:value="1.4768102564958E+018" calcext:value-type="float">
            <text:p>1.4768102564958E+018</text:p>
          </table:table-cell>
          <table:table-cell office:value-type="float" office:value="1.47681032571176E+018" calcext:value-type="float">
            <text:p>1.47681032571176E+018</text:p>
          </table:table-cell>
          <table:table-cell office:value-type="float" office:value="1.47681032590493E+018" calcext:value-type="float">
            <text:p>1.47681032590493E+018</text:p>
          </table:table-cell>
          <table:table-cell office:value-type="float" office:value="1.47681037439571E+018" calcext:value-type="float">
            <text:p>1.47681037439571E+018</text:p>
          </table:table-cell>
          <table:table-cell office:value-type="float" office:value="1.47681037464502E+018" calcext:value-type="float">
            <text:p>1.47681037464502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681025621408E+018" calcext:value-type="float">
            <text:p>1.47681025621408E+018</text:p>
          </table:table-cell>
          <table:table-cell office:value-type="float" office:value="1.47681025649673E+018" calcext:value-type="float">
            <text:p>1.47681025649673E+018</text:p>
          </table:table-cell>
          <table:table-cell office:value-type="float" office:value="1.47681032571212E+018" calcext:value-type="float">
            <text:p>1.47681032571212E+018</text:p>
          </table:table-cell>
          <table:table-cell office:value-type="float" office:value="1.47681032590499E+018" calcext:value-type="float">
            <text:p>1.47681032590499E+018</text:p>
          </table:table-cell>
          <table:table-cell office:value-type="float" office:value="1.47681037439611E+018" calcext:value-type="float">
            <text:p>1.47681037439611E+018</text:p>
          </table:table-cell>
          <table:table-cell office:value-type="float" office:value="1.47681037464508E+018" calcext:value-type="float">
            <text:p>1.47681037464508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681025621447E+018" calcext:value-type="float">
            <text:p>1.47681025621447E+018</text:p>
          </table:table-cell>
          <table:table-cell office:value-type="float" office:value="1.4768102564972E+018" calcext:value-type="float">
            <text:p>1.4768102564972E+018</text:p>
          </table:table-cell>
          <table:table-cell office:value-type="float" office:value="1.47681032571247E+018" calcext:value-type="float">
            <text:p>1.47681032571247E+018</text:p>
          </table:table-cell>
          <table:table-cell office:value-type="float" office:value="1.47681032590504E+018" calcext:value-type="float">
            <text:p>1.47681032590504E+018</text:p>
          </table:table-cell>
          <table:table-cell office:value-type="float" office:value="1.4768103743965E+018" calcext:value-type="float">
            <text:p>1.4768103743965E+018</text:p>
          </table:table-cell>
          <table:table-cell office:value-type="float" office:value="1.47681037464513E+018" calcext:value-type="float">
            <text:p>1.47681037464513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681025621485E+018" calcext:value-type="float">
            <text:p>1.47681025621485E+018</text:p>
          </table:table-cell>
          <table:table-cell office:value-type="float" office:value="1.47681025649746E+018" calcext:value-type="float">
            <text:p>1.47681025649746E+018</text:p>
          </table:table-cell>
          <table:table-cell office:value-type="float" office:value="1.47681032571306E+018" calcext:value-type="float">
            <text:p>1.47681032571306E+018</text:p>
          </table:table-cell>
          <table:table-cell office:value-type="float" office:value="1.4768103259051E+018" calcext:value-type="float">
            <text:p>1.4768103259051E+018</text:p>
          </table:table-cell>
          <table:table-cell office:value-type="float" office:value="1.47681037439687E+018" calcext:value-type="float">
            <text:p>1.47681037439687E+018</text:p>
          </table:table-cell>
          <table:table-cell office:value-type="float" office:value="1.47681037464518E+018" calcext:value-type="float">
            <text:p>1.47681037464518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681025621533E+018" calcext:value-type="float">
            <text:p>1.47681025621533E+018</text:p>
          </table:table-cell>
          <table:table-cell office:value-type="float" office:value="1.47681025649774E+018" calcext:value-type="float">
            <text:p>1.47681025649774E+018</text:p>
          </table:table-cell>
          <table:table-cell office:value-type="float" office:value="1.47681032571343E+018" calcext:value-type="float">
            <text:p>1.47681032571343E+018</text:p>
          </table:table-cell>
          <table:table-cell office:value-type="float" office:value="1.47681032590524E+018" calcext:value-type="float">
            <text:p>1.47681032590524E+018</text:p>
          </table:table-cell>
          <table:table-cell office:value-type="float" office:value="1.47681037439722E+018" calcext:value-type="float">
            <text:p>1.47681037439722E+018</text:p>
          </table:table-cell>
          <table:table-cell office:value-type="float" office:value="1.4768103746453E+018" calcext:value-type="float">
            <text:p>1.4768103746453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681025621569E+018" calcext:value-type="float">
            <text:p>1.47681025621569E+018</text:p>
          </table:table-cell>
          <table:table-cell office:value-type="float" office:value="1.47681025649801E+018" calcext:value-type="float">
            <text:p>1.47681025649801E+018</text:p>
          </table:table-cell>
          <table:table-cell office:value-type="float" office:value="1.47681032571379E+018" calcext:value-type="float">
            <text:p>1.47681032571379E+018</text:p>
          </table:table-cell>
          <table:table-cell office:value-type="float" office:value="1.47681032590529E+018" calcext:value-type="float">
            <text:p>1.47681032590529E+018</text:p>
          </table:table-cell>
          <table:table-cell office:value-type="float" office:value="1.47681037439763E+018" calcext:value-type="float">
            <text:p>1.47681037439763E+018</text:p>
          </table:table-cell>
          <table:table-cell office:value-type="float" office:value="1.47681037464536E+018" calcext:value-type="float">
            <text:p>1.47681037464536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681025621605E+018" calcext:value-type="float">
            <text:p>1.47681025621605E+018</text:p>
          </table:table-cell>
          <table:table-cell office:value-type="float" office:value="1.47681025649872E+018" calcext:value-type="float">
            <text:p>1.47681025649872E+018</text:p>
          </table:table-cell>
          <table:table-cell office:value-type="float" office:value="1.47681032571415E+018" calcext:value-type="float">
            <text:p>1.47681032571415E+018</text:p>
          </table:table-cell>
          <table:table-cell office:value-type="float" office:value="1.47681032590546E+018" calcext:value-type="float">
            <text:p>1.47681032590546E+018</text:p>
          </table:table-cell>
          <table:table-cell office:value-type="float" office:value="1.47681037439802E+018" calcext:value-type="float">
            <text:p>1.47681037439802E+018</text:p>
          </table:table-cell>
          <table:table-cell office:value-type="float" office:value="1.4768103746456E+018" calcext:value-type="float">
            <text:p>1.4768103746456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681025621645E+018" calcext:value-type="float">
            <text:p>1.47681025621645E+018</text:p>
          </table:table-cell>
          <table:table-cell office:value-type="float" office:value="1.47681025649895E+018" calcext:value-type="float">
            <text:p>1.47681025649895E+018</text:p>
          </table:table-cell>
          <table:table-cell office:value-type="float" office:value="1.4768103257145E+018" calcext:value-type="float">
            <text:p>1.4768103257145E+018</text:p>
          </table:table-cell>
          <table:table-cell office:value-type="float" office:value="1.4768103259058E+018" calcext:value-type="float">
            <text:p>1.4768103259058E+018</text:p>
          </table:table-cell>
          <table:table-cell office:value-type="float" office:value="1.47681037439837E+018" calcext:value-type="float">
            <text:p>1.47681037439837E+018</text:p>
          </table:table-cell>
          <table:table-cell office:value-type="float" office:value="1.47681037464572E+018" calcext:value-type="float">
            <text:p>1.47681037464572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681025621684E+018" calcext:value-type="float">
            <text:p>1.47681025621684E+018</text:p>
          </table:table-cell>
          <table:table-cell office:value-type="float" office:value="1.47681025649968E+018" calcext:value-type="float">
            <text:p>1.47681025649968E+018</text:p>
          </table:table-cell>
          <table:table-cell office:value-type="float" office:value="1.47681032571489E+018" calcext:value-type="float">
            <text:p>1.47681032571489E+018</text:p>
          </table:table-cell>
          <table:table-cell office:value-type="float" office:value="1.47681032590586E+018" calcext:value-type="float">
            <text:p>1.47681032590586E+018</text:p>
          </table:table-cell>
          <table:table-cell office:value-type="float" office:value="1.47681037439874E+018" calcext:value-type="float">
            <text:p>1.47681037439874E+018</text:p>
          </table:table-cell>
          <table:table-cell office:value-type="float" office:value="1.47681037464643E+018" calcext:value-type="float">
            <text:p>1.47681037464643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681025621722E+018" calcext:value-type="float">
            <text:p>1.47681025621722E+018</text:p>
          </table:table-cell>
          <table:table-cell office:value-type="float" office:value="1.47681025649994E+018" calcext:value-type="float">
            <text:p>1.47681025649994E+018</text:p>
          </table:table-cell>
          <table:table-cell office:value-type="float" office:value="1.47681032571524E+018" calcext:value-type="float">
            <text:p>1.47681032571524E+018</text:p>
          </table:table-cell>
          <table:table-cell office:value-type="float" office:value="1.47681032590592E+018" calcext:value-type="float">
            <text:p>1.47681032590592E+018</text:p>
          </table:table-cell>
          <table:table-cell office:value-type="float" office:value="1.47681037439913E+018" calcext:value-type="float">
            <text:p>1.47681037439913E+018</text:p>
          </table:table-cell>
          <table:table-cell office:value-type="float" office:value="1.47681037464649E+018" calcext:value-type="float">
            <text:p>1.47681037464649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681025621766E+018" calcext:value-type="float">
            <text:p>1.47681025621766E+018</text:p>
          </table:table-cell>
          <table:table-cell office:value-type="float" office:value="1.4768102565E+018" calcext:value-type="float">
            <text:p>1.4768102565E+018</text:p>
          </table:table-cell>
          <table:table-cell office:value-type="float" office:value="1.47681032571561E+018" calcext:value-type="float">
            <text:p>1.47681032571561E+018</text:p>
          </table:table-cell>
          <table:table-cell office:value-type="float" office:value="1.47681032590597E+018" calcext:value-type="float">
            <text:p>1.47681032590597E+018</text:p>
          </table:table-cell>
          <table:table-cell office:value-type="float" office:value="1.4768103743996E+018" calcext:value-type="float">
            <text:p>1.4768103743996E+018</text:p>
          </table:table-cell>
          <table:table-cell office:value-type="float" office:value="1.47681037464654E+018" calcext:value-type="float">
            <text:p>1.47681037464654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681025621812E+018" calcext:value-type="float">
            <text:p>1.47681025621812E+018</text:p>
          </table:table-cell>
          <table:table-cell office:value-type="float" office:value="1.47681025650016E+018" calcext:value-type="float">
            <text:p>1.47681025650016E+018</text:p>
          </table:table-cell>
          <table:table-cell office:value-type="float" office:value="1.47681032571601E+018" calcext:value-type="float">
            <text:p>1.47681032571601E+018</text:p>
          </table:table-cell>
          <table:table-cell office:value-type="float" office:value="1.47681032590602E+018" calcext:value-type="float">
            <text:p>1.47681032590602E+018</text:p>
          </table:table-cell>
          <table:table-cell office:value-type="float" office:value="1.47681037439995E+018" calcext:value-type="float">
            <text:p>1.47681037439995E+018</text:p>
          </table:table-cell>
          <table:table-cell office:value-type="float" office:value="1.4768103746466E+018" calcext:value-type="float">
            <text:p>1.4768103746466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68102562185E+018" calcext:value-type="float">
            <text:p>1.4768102562185E+018</text:p>
          </table:table-cell>
          <table:table-cell office:value-type="float" office:value="1.47681025650039E+018" calcext:value-type="float">
            <text:p>1.47681025650039E+018</text:p>
          </table:table-cell>
          <table:table-cell office:value-type="float" office:value="1.47681032571646E+018" calcext:value-type="float">
            <text:p>1.47681032571646E+018</text:p>
          </table:table-cell>
          <table:table-cell office:value-type="float" office:value="1.47681032590619E+018" calcext:value-type="float">
            <text:p>1.47681032590619E+018</text:p>
          </table:table-cell>
          <table:table-cell office:value-type="float" office:value="1.47681037440035E+018" calcext:value-type="float">
            <text:p>1.47681037440035E+018</text:p>
          </table:table-cell>
          <table:table-cell office:value-type="float" office:value="1.47681037464665E+018" calcext:value-type="float">
            <text:p>1.47681037464665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681025621886E+018" calcext:value-type="float">
            <text:p>1.47681025621886E+018</text:p>
          </table:table-cell>
          <table:table-cell office:value-type="float" office:value="1.47681025650087E+018" calcext:value-type="float">
            <text:p>1.47681025650087E+018</text:p>
          </table:table-cell>
          <table:table-cell office:value-type="float" office:value="1.47681032571685E+018" calcext:value-type="float">
            <text:p>1.47681032571685E+018</text:p>
          </table:table-cell>
          <table:table-cell office:value-type="float" office:value="1.47681032590644E+018" calcext:value-type="float">
            <text:p>1.47681032590644E+018</text:p>
          </table:table-cell>
          <table:table-cell office:value-type="float" office:value="1.47681037440116E+018" calcext:value-type="float">
            <text:p>1.47681037440116E+018</text:p>
          </table:table-cell>
          <table:table-cell office:value-type="float" office:value="1.47681037464671E+018" calcext:value-type="float">
            <text:p>1.47681037464671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681025621921E+018" calcext:value-type="float">
            <text:p>1.47681025621921E+018</text:p>
          </table:table-cell>
          <table:table-cell office:value-type="float" office:value="1.47681025650172E+018" calcext:value-type="float">
            <text:p>1.47681025650172E+018</text:p>
          </table:table-cell>
          <table:table-cell office:value-type="float" office:value="1.47681032571727E+018" calcext:value-type="float">
            <text:p>1.47681032571727E+018</text:p>
          </table:table-cell>
          <table:table-cell office:value-type="float" office:value="1.4768103259065E+018" calcext:value-type="float">
            <text:p>1.4768103259065E+018</text:p>
          </table:table-cell>
          <table:table-cell office:value-type="float" office:value="1.47681037440159E+018" calcext:value-type="float">
            <text:p>1.47681037440159E+018</text:p>
          </table:table-cell>
          <table:table-cell office:value-type="float" office:value="1.47681037464676E+018" calcext:value-type="float">
            <text:p>1.47681037464676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681025621961E+018" calcext:value-type="float">
            <text:p>1.47681025621961E+018</text:p>
          </table:table-cell>
          <table:table-cell office:value-type="float" office:value="1.47681025650197E+018" calcext:value-type="float">
            <text:p>1.47681025650197E+018</text:p>
          </table:table-cell>
          <table:table-cell office:value-type="float" office:value="1.47681032571763E+018" calcext:value-type="float">
            <text:p>1.47681032571763E+018</text:p>
          </table:table-cell>
          <table:table-cell office:value-type="float" office:value="1.47681032590673E+018" calcext:value-type="float">
            <text:p>1.47681032590673E+018</text:p>
          </table:table-cell>
          <table:table-cell office:value-type="float" office:value="1.47681037440197E+018" calcext:value-type="float">
            <text:p>1.47681037440197E+018</text:p>
          </table:table-cell>
          <table:table-cell office:value-type="float" office:value="1.47681037464682E+018" calcext:value-type="float">
            <text:p>1.47681037464682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681025622011E+018" calcext:value-type="float">
            <text:p>1.47681025622011E+018</text:p>
          </table:table-cell>
          <table:table-cell office:value-type="float" office:value="1.47681025650255E+018" calcext:value-type="float">
            <text:p>1.47681025650255E+018</text:p>
          </table:table-cell>
          <table:table-cell office:value-type="float" office:value="1.47681032571805E+018" calcext:value-type="float">
            <text:p>1.47681032571805E+018</text:p>
          </table:table-cell>
          <table:table-cell office:value-type="float" office:value="1.47681032590679E+018" calcext:value-type="float">
            <text:p>1.47681032590679E+018</text:p>
          </table:table-cell>
          <table:table-cell office:value-type="float" office:value="1.47681037440237E+018" calcext:value-type="float">
            <text:p>1.47681037440237E+018</text:p>
          </table:table-cell>
          <table:table-cell office:value-type="float" office:value="1.47681037464687E+018" calcext:value-type="float">
            <text:p>1.47681037464687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681025622055E+018" calcext:value-type="float">
            <text:p>1.47681025622055E+018</text:p>
          </table:table-cell>
          <table:table-cell office:value-type="float" office:value="1.47681025650276E+018" calcext:value-type="float">
            <text:p>1.47681025650276E+018</text:p>
          </table:table-cell>
          <table:table-cell office:value-type="float" office:value="1.47681032571845E+018" calcext:value-type="float">
            <text:p>1.47681032571845E+018</text:p>
          </table:table-cell>
          <table:table-cell office:value-type="float" office:value="1.47681032590685E+018" calcext:value-type="float">
            <text:p>1.47681032590685E+018</text:p>
          </table:table-cell>
          <table:table-cell office:value-type="float" office:value="1.47681037440274E+018" calcext:value-type="float">
            <text:p>1.47681037440274E+018</text:p>
          </table:table-cell>
          <table:table-cell office:value-type="float" office:value="1.47681037464692E+018" calcext:value-type="float">
            <text:p>1.47681037464692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681025622094E+018" calcext:value-type="float">
            <text:p>1.47681025622094E+018</text:p>
          </table:table-cell>
          <table:table-cell office:value-type="float" office:value="1.47681025650282E+018" calcext:value-type="float">
            <text:p>1.47681025650282E+018</text:p>
          </table:table-cell>
          <table:table-cell office:value-type="float" office:value="1.47681032571883E+018" calcext:value-type="float">
            <text:p>1.47681032571883E+018</text:p>
          </table:table-cell>
          <table:table-cell office:value-type="float" office:value="1.47681032590705E+018" calcext:value-type="float">
            <text:p>1.47681032590705E+018</text:p>
          </table:table-cell>
          <table:table-cell office:value-type="float" office:value="1.4768103744031E+018" calcext:value-type="float">
            <text:p>1.4768103744031E+018</text:p>
          </table:table-cell>
          <table:table-cell office:value-type="float" office:value="1.47681037464698E+018" calcext:value-type="float">
            <text:p>1.47681037464698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68102562213E+018" calcext:value-type="float">
            <text:p>1.4768102562213E+018</text:p>
          </table:table-cell>
          <table:table-cell office:value-type="float" office:value="1.47681025650298E+018" calcext:value-type="float">
            <text:p>1.47681025650298E+018</text:p>
          </table:table-cell>
          <table:table-cell office:value-type="float" office:value="1.4768103257192E+018" calcext:value-type="float">
            <text:p>1.4768103257192E+018</text:p>
          </table:table-cell>
          <table:table-cell office:value-type="float" office:value="1.47681032590711E+018" calcext:value-type="float">
            <text:p>1.47681032590711E+018</text:p>
          </table:table-cell>
          <table:table-cell office:value-type="float" office:value="1.47681037440345E+018" calcext:value-type="float">
            <text:p>1.47681037440345E+018</text:p>
          </table:table-cell>
          <table:table-cell office:value-type="float" office:value="1.47681037464703E+018" calcext:value-type="float">
            <text:p>1.47681037464703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681025622166E+018" calcext:value-type="float">
            <text:p>1.47681025622166E+018</text:p>
          </table:table-cell>
          <table:table-cell office:value-type="float" office:value="1.47681025650319E+018" calcext:value-type="float">
            <text:p>1.47681025650319E+018</text:p>
          </table:table-cell>
          <table:table-cell office:value-type="float" office:value="1.47681032571955E+018" calcext:value-type="float">
            <text:p>1.47681032571955E+018</text:p>
          </table:table-cell>
          <table:table-cell office:value-type="float" office:value="1.47681032590731E+018" calcext:value-type="float">
            <text:p>1.47681032590731E+018</text:p>
          </table:table-cell>
          <table:table-cell office:value-type="float" office:value="1.47681037440384E+018" calcext:value-type="float">
            <text:p>1.47681037440384E+018</text:p>
          </table:table-cell>
          <table:table-cell office:value-type="float" office:value="1.47681037464708E+018" calcext:value-type="float">
            <text:p>1.47681037464708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681025622206E+018" calcext:value-type="float">
            <text:p>1.47681025622206E+018</text:p>
          </table:table-cell>
          <table:table-cell office:value-type="float" office:value="1.47681025650325E+018" calcext:value-type="float">
            <text:p>1.47681025650325E+018</text:p>
          </table:table-cell>
          <table:table-cell office:value-type="float" office:value="1.4768103257199E+018" calcext:value-type="float">
            <text:p>1.4768103257199E+018</text:p>
          </table:table-cell>
          <table:table-cell office:value-type="float" office:value="1.47681032590737E+018" calcext:value-type="float">
            <text:p>1.47681032590737E+018</text:p>
          </table:table-cell>
          <table:table-cell office:value-type="float" office:value="1.47681037440421E+018" calcext:value-type="float">
            <text:p>1.47681037440421E+018</text:p>
          </table:table-cell>
          <table:table-cell office:value-type="float" office:value="1.47681037464714E+018" calcext:value-type="float">
            <text:p>1.47681037464714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681025622242E+018" calcext:value-type="float">
            <text:p>1.47681025622242E+018</text:p>
          </table:table-cell>
          <table:table-cell office:value-type="float" office:value="1.47681025650341E+018" calcext:value-type="float">
            <text:p>1.47681025650341E+018</text:p>
          </table:table-cell>
          <table:table-cell office:value-type="float" office:value="1.47681032572025E+018" calcext:value-type="float">
            <text:p>1.47681032572025E+018</text:p>
          </table:table-cell>
          <table:table-cell office:value-type="float" office:value="1.47681032590757E+018" calcext:value-type="float">
            <text:p>1.47681032590757E+018</text:p>
          </table:table-cell>
          <table:table-cell office:value-type="float" office:value="1.47681037440597E+018" calcext:value-type="float">
            <text:p>1.47681037440597E+018</text:p>
          </table:table-cell>
          <table:table-cell office:value-type="float" office:value="1.47681037464733E+018" calcext:value-type="float">
            <text:p>1.47681037464733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681025622278E+018" calcext:value-type="float">
            <text:p>1.47681025622278E+018</text:p>
          </table:table-cell>
          <table:table-cell office:value-type="float" office:value="1.47681025650384E+018" calcext:value-type="float">
            <text:p>1.47681025650384E+018</text:p>
          </table:table-cell>
          <table:table-cell office:value-type="float" office:value="1.47681032572064E+018" calcext:value-type="float">
            <text:p>1.47681032572064E+018</text:p>
          </table:table-cell>
          <table:table-cell office:value-type="float" office:value="1.47681032590763E+018" calcext:value-type="float">
            <text:p>1.47681032590763E+018</text:p>
          </table:table-cell>
          <table:table-cell office:value-type="float" office:value="1.47681037440639E+018" calcext:value-type="float">
            <text:p>1.47681037440639E+018</text:p>
          </table:table-cell>
          <table:table-cell office:value-type="float" office:value="1.4768103746478E+018" calcext:value-type="float">
            <text:p>1.4768103746478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681025622313E+018" calcext:value-type="float">
            <text:p>1.47681025622313E+018</text:p>
          </table:table-cell>
          <table:table-cell office:value-type="float" office:value="1.4768102565039E+018" calcext:value-type="float">
            <text:p>1.4768102565039E+018</text:p>
          </table:table-cell>
          <table:table-cell office:value-type="float" office:value="1.476810325721E+018" calcext:value-type="float">
            <text:p>1.476810325721E+018</text:p>
          </table:table-cell>
          <table:table-cell office:value-type="float" office:value="1.47681032590789E+018" calcext:value-type="float">
            <text:p>1.47681032590789E+018</text:p>
          </table:table-cell>
          <table:table-cell office:value-type="float" office:value="1.47681037440675E+018" calcext:value-type="float">
            <text:p>1.47681037440675E+018</text:p>
          </table:table-cell>
          <table:table-cell office:value-type="float" office:value="1.47681037464786E+018" calcext:value-type="float">
            <text:p>1.47681037464786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681025622351E+018" calcext:value-type="float">
            <text:p>1.47681025622351E+018</text:p>
          </table:table-cell>
          <table:table-cell office:value-type="float" office:value="1.47681025650395E+018" calcext:value-type="float">
            <text:p>1.47681025650395E+018</text:p>
          </table:table-cell>
          <table:table-cell office:value-type="float" office:value="1.4768103257214E+018" calcext:value-type="float">
            <text:p>1.4768103257214E+018</text:p>
          </table:table-cell>
          <table:table-cell office:value-type="float" office:value="1.47681032590817E+018" calcext:value-type="float">
            <text:p>1.47681032590817E+018</text:p>
          </table:table-cell>
          <table:table-cell office:value-type="float" office:value="1.4768103744071E+018" calcext:value-type="float">
            <text:p>1.4768103744071E+018</text:p>
          </table:table-cell>
          <table:table-cell office:value-type="float" office:value="1.47681037464791E+018" calcext:value-type="float">
            <text:p>1.47681037464791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681025622389E+018" calcext:value-type="float">
            <text:p>1.47681025622389E+018</text:p>
          </table:table-cell>
          <table:table-cell office:value-type="float" office:value="1.47681025650401E+018" calcext:value-type="float">
            <text:p>1.47681025650401E+018</text:p>
          </table:table-cell>
          <table:table-cell office:value-type="float" office:value="1.47681032572177E+018" calcext:value-type="float">
            <text:p>1.47681032572177E+018</text:p>
          </table:table-cell>
          <table:table-cell office:value-type="float" office:value="1.47681032590822E+018" calcext:value-type="float">
            <text:p>1.47681032590822E+018</text:p>
          </table:table-cell>
          <table:table-cell office:value-type="float" office:value="1.4768103744075E+018" calcext:value-type="float">
            <text:p>1.4768103744075E+018</text:p>
          </table:table-cell>
          <table:table-cell office:value-type="float" office:value="1.47681037464796E+018" calcext:value-type="float">
            <text:p>1.47681037464796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681025622427E+018" calcext:value-type="float">
            <text:p>1.47681025622427E+018</text:p>
          </table:table-cell>
          <table:table-cell office:value-type="float" office:value="1.47681025650406E+018" calcext:value-type="float">
            <text:p>1.47681025650406E+018</text:p>
          </table:table-cell>
          <table:table-cell office:value-type="float" office:value="1.47681032572213E+018" calcext:value-type="float">
            <text:p>1.47681032572213E+018</text:p>
          </table:table-cell>
          <table:table-cell office:value-type="float" office:value="1.47681032590828E+018" calcext:value-type="float">
            <text:p>1.47681032590828E+018</text:p>
          </table:table-cell>
          <table:table-cell office:value-type="float" office:value="1.47681037440793E+018" calcext:value-type="float">
            <text:p>1.47681037440793E+018</text:p>
          </table:table-cell>
          <table:table-cell office:value-type="float" office:value="1.47681037464802E+018" calcext:value-type="float">
            <text:p>1.47681037464802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681025622465E+018" calcext:value-type="float">
            <text:p>1.47681025622465E+018</text:p>
          </table:table-cell>
          <table:table-cell office:value-type="float" office:value="1.47681025650412E+018" calcext:value-type="float">
            <text:p>1.47681025650412E+018</text:p>
          </table:table-cell>
          <table:table-cell office:value-type="float" office:value="1.47681032572253E+018" calcext:value-type="float">
            <text:p>1.47681032572253E+018</text:p>
          </table:table-cell>
          <table:table-cell office:value-type="float" office:value="1.47681032590844E+018" calcext:value-type="float">
            <text:p>1.47681032590844E+018</text:p>
          </table:table-cell>
          <table:table-cell office:value-type="float" office:value="1.4768103744083E+018" calcext:value-type="float">
            <text:p>1.4768103744083E+018</text:p>
          </table:table-cell>
          <table:table-cell office:value-type="float" office:value="1.47681037464807E+018" calcext:value-type="float">
            <text:p>1.47681037464807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681025622504E+018" calcext:value-type="float">
            <text:p>1.47681025622504E+018</text:p>
          </table:table-cell>
          <table:table-cell office:value-type="float" office:value="1.47681025650417E+018" calcext:value-type="float">
            <text:p>1.47681025650417E+018</text:p>
          </table:table-cell>
          <table:table-cell office:value-type="float" office:value="1.47681032572296E+018" calcext:value-type="float">
            <text:p>1.47681032572296E+018</text:p>
          </table:table-cell>
          <table:table-cell office:value-type="float" office:value="1.47681032590868E+018" calcext:value-type="float">
            <text:p>1.47681032590868E+018</text:p>
          </table:table-cell>
          <table:table-cell office:value-type="float" office:value="1.4768103744094E+018" calcext:value-type="float">
            <text:p>1.4768103744094E+018</text:p>
          </table:table-cell>
          <table:table-cell office:value-type="float" office:value="1.47681037464813E+018" calcext:value-type="float">
            <text:p>1.47681037464813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681025622542E+018" calcext:value-type="float">
            <text:p>1.47681025622542E+018</text:p>
          </table:table-cell>
          <table:table-cell office:value-type="float" office:value="1.47681025650442E+018" calcext:value-type="float">
            <text:p>1.47681025650442E+018</text:p>
          </table:table-cell>
          <table:table-cell office:value-type="float" office:value="1.47681032572334E+018" calcext:value-type="float">
            <text:p>1.47681032572334E+018</text:p>
          </table:table-cell>
          <table:table-cell office:value-type="float" office:value="1.47681032590874E+018" calcext:value-type="float">
            <text:p>1.47681032590874E+018</text:p>
          </table:table-cell>
          <table:table-cell office:value-type="float" office:value="1.4768103744098E+018" calcext:value-type="float">
            <text:p>1.4768103744098E+018</text:p>
          </table:table-cell>
          <table:table-cell office:value-type="float" office:value="1.47681037464835E+018" calcext:value-type="float">
            <text:p>1.47681037464835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68102562258E+018" calcext:value-type="float">
            <text:p>1.4768102562258E+018</text:p>
          </table:table-cell>
          <table:table-cell office:value-type="float" office:value="1.47681025650448E+018" calcext:value-type="float">
            <text:p>1.47681025650448E+018</text:p>
          </table:table-cell>
          <table:table-cell office:value-type="float" office:value="1.47681032572371E+018" calcext:value-type="float">
            <text:p>1.47681032572371E+018</text:p>
          </table:table-cell>
          <table:table-cell office:value-type="float" office:value="1.4768103259088E+018" calcext:value-type="float">
            <text:p>1.4768103259088E+018</text:p>
          </table:table-cell>
          <table:table-cell office:value-type="float" office:value="1.47681037441018E+018" calcext:value-type="float">
            <text:p>1.47681037441018E+018</text:p>
          </table:table-cell>
          <table:table-cell office:value-type="float" office:value="1.47681037464847E+018" calcext:value-type="float">
            <text:p>1.47681037464847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68102562262E+018" calcext:value-type="float">
            <text:p>1.4768102562262E+018</text:p>
          </table:table-cell>
          <table:table-cell office:value-type="float" office:value="1.47681025650453E+018" calcext:value-type="float">
            <text:p>1.47681025650453E+018</text:p>
          </table:table-cell>
          <table:table-cell office:value-type="float" office:value="1.47681032572406E+018" calcext:value-type="float">
            <text:p>1.47681032572406E+018</text:p>
          </table:table-cell>
          <table:table-cell office:value-type="float" office:value="1.47681032590896E+018" calcext:value-type="float">
            <text:p>1.47681032590896E+018</text:p>
          </table:table-cell>
          <table:table-cell office:value-type="float" office:value="1.47681037441057E+018" calcext:value-type="float">
            <text:p>1.47681037441057E+018</text:p>
          </table:table-cell>
          <table:table-cell office:value-type="float" office:value="1.47681037464899E+018" calcext:value-type="float">
            <text:p>1.47681037464899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681025622661E+018" calcext:value-type="float">
            <text:p>1.47681025622661E+018</text:p>
          </table:table-cell>
          <table:table-cell office:value-type="float" office:value="1.47681025650497E+018" calcext:value-type="float">
            <text:p>1.47681025650497E+018</text:p>
          </table:table-cell>
          <table:table-cell office:value-type="float" office:value="1.47681032572441E+018" calcext:value-type="float">
            <text:p>1.47681032572441E+018</text:p>
          </table:table-cell>
          <table:table-cell office:value-type="float" office:value="1.47681032590912E+018" calcext:value-type="float">
            <text:p>1.47681032590912E+018</text:p>
          </table:table-cell>
          <table:table-cell office:value-type="float" office:value="1.47681037441102E+018" calcext:value-type="float">
            <text:p>1.47681037441102E+018</text:p>
          </table:table-cell>
          <table:table-cell office:value-type="float" office:value="1.47681037464905E+018" calcext:value-type="float">
            <text:p>1.47681037464905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681025622697E+018" calcext:value-type="float">
            <text:p>1.47681025622697E+018</text:p>
          </table:table-cell>
          <table:table-cell office:value-type="float" office:value="1.47681025650502E+018" calcext:value-type="float">
            <text:p>1.47681025650502E+018</text:p>
          </table:table-cell>
          <table:table-cell office:value-type="float" office:value="1.47681032572476E+018" calcext:value-type="float">
            <text:p>1.47681032572476E+018</text:p>
          </table:table-cell>
          <table:table-cell office:value-type="float" office:value="1.47681032590929E+018" calcext:value-type="float">
            <text:p>1.47681032590929E+018</text:p>
          </table:table-cell>
          <table:table-cell office:value-type="float" office:value="1.4768103744114E+018" calcext:value-type="float">
            <text:p>1.4768103744114E+018</text:p>
          </table:table-cell>
          <table:table-cell office:value-type="float" office:value="1.47681037464911E+018" calcext:value-type="float">
            <text:p>1.47681037464911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681025622733E+018" calcext:value-type="float">
            <text:p>1.47681025622733E+018</text:p>
          </table:table-cell>
          <table:table-cell office:value-type="float" office:value="1.47681025650508E+018" calcext:value-type="float">
            <text:p>1.47681025650508E+018</text:p>
          </table:table-cell>
          <table:table-cell office:value-type="float" office:value="1.47681032572516E+018" calcext:value-type="float">
            <text:p>1.47681032572516E+018</text:p>
          </table:table-cell>
          <table:table-cell office:value-type="float" office:value="1.47681032592657E+018" calcext:value-type="float">
            <text:p>1.47681032592657E+018</text:p>
          </table:table-cell>
          <table:table-cell office:value-type="float" office:value="1.47681037441176E+018" calcext:value-type="float">
            <text:p>1.47681037441176E+018</text:p>
          </table:table-cell>
          <table:table-cell office:value-type="float" office:value="1.47681037464916E+018" calcext:value-type="float">
            <text:p>1.47681037464916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681025622768E+018" calcext:value-type="float">
            <text:p>1.47681025622768E+018</text:p>
          </table:table-cell>
          <table:table-cell office:value-type="float" office:value="1.47681025650513E+018" calcext:value-type="float">
            <text:p>1.47681025650513E+018</text:p>
          </table:table-cell>
          <table:table-cell office:value-type="float" office:value="1.47681032572552E+018" calcext:value-type="float">
            <text:p>1.47681032572552E+018</text:p>
          </table:table-cell>
          <table:table-cell office:value-type="float" office:value="1.47681032592676E+018" calcext:value-type="float">
            <text:p>1.47681032592676E+018</text:p>
          </table:table-cell>
          <table:table-cell office:value-type="float" office:value="1.4768103744122E+018" calcext:value-type="float">
            <text:p>1.4768103744122E+018</text:p>
          </table:table-cell>
          <table:table-cell office:value-type="float" office:value="1.47681037464921E+018" calcext:value-type="float">
            <text:p>1.47681037464921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681025622803E+018" calcext:value-type="float">
            <text:p>1.47681025622803E+018</text:p>
          </table:table-cell>
          <table:table-cell office:value-type="float" office:value="1.47681025650519E+018" calcext:value-type="float">
            <text:p>1.47681025650519E+018</text:p>
          </table:table-cell>
          <table:table-cell office:value-type="float" office:value="1.47681032572588E+018" calcext:value-type="float">
            <text:p>1.47681032572588E+018</text:p>
          </table:table-cell>
          <table:table-cell office:value-type="float" office:value="1.476810325927E+018" calcext:value-type="float">
            <text:p>1.476810325927E+018</text:p>
          </table:table-cell>
          <table:table-cell office:value-type="float" office:value="1.47681037441256E+018" calcext:value-type="float">
            <text:p>1.47681037441256E+018</text:p>
          </table:table-cell>
          <table:table-cell office:value-type="float" office:value="1.47681037464927E+018" calcext:value-type="float">
            <text:p>1.47681037464927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681025622837E+018" calcext:value-type="float">
            <text:p>1.47681025622837E+018</text:p>
          </table:table-cell>
          <table:table-cell office:value-type="float" office:value="1.47681025650524E+018" calcext:value-type="float">
            <text:p>1.47681025650524E+018</text:p>
          </table:table-cell>
          <table:table-cell office:value-type="float" office:value="1.47681032572632E+018" calcext:value-type="float">
            <text:p>1.47681032572632E+018</text:p>
          </table:table-cell>
          <table:table-cell office:value-type="float" office:value="1.47681032592706E+018" calcext:value-type="float">
            <text:p>1.47681032592706E+018</text:p>
          </table:table-cell>
          <table:table-cell office:value-type="float" office:value="1.47681037441292E+018" calcext:value-type="float">
            <text:p>1.47681037441292E+018</text:p>
          </table:table-cell>
          <table:table-cell office:value-type="float" office:value="1.47681037464932E+018" calcext:value-type="float">
            <text:p>1.47681037464932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681025622872E+018" calcext:value-type="float">
            <text:p>1.47681025622872E+018</text:p>
          </table:table-cell>
          <table:table-cell office:value-type="float" office:value="1.4768102565053E+018" calcext:value-type="float">
            <text:p>1.4768102565053E+018</text:p>
          </table:table-cell>
          <table:table-cell office:value-type="float" office:value="1.47681032572669E+018" calcext:value-type="float">
            <text:p>1.47681032572669E+018</text:p>
          </table:table-cell>
          <table:table-cell office:value-type="float" office:value="1.47681032592711E+018" calcext:value-type="float">
            <text:p>1.47681032592711E+018</text:p>
          </table:table-cell>
          <table:table-cell office:value-type="float" office:value="1.47681037441349E+018" calcext:value-type="float">
            <text:p>1.47681037441349E+018</text:p>
          </table:table-cell>
          <table:table-cell office:value-type="float" office:value="1.47681037464938E+018" calcext:value-type="float">
            <text:p>1.47681037464938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681025622913E+018" calcext:value-type="float">
            <text:p>1.47681025622913E+018</text:p>
          </table:table-cell>
          <table:table-cell office:value-type="float" office:value="1.47681025650535E+018" calcext:value-type="float">
            <text:p>1.47681025650535E+018</text:p>
          </table:table-cell>
          <table:table-cell office:value-type="float" office:value="1.47681032572706E+018" calcext:value-type="float">
            <text:p>1.47681032572706E+018</text:p>
          </table:table-cell>
          <table:table-cell office:value-type="float" office:value="1.47681032592728E+018" calcext:value-type="float">
            <text:p>1.47681032592728E+018</text:p>
          </table:table-cell>
          <table:table-cell office:value-type="float" office:value="1.47681037441386E+018" calcext:value-type="float">
            <text:p>1.47681037441386E+018</text:p>
          </table:table-cell>
          <table:table-cell office:value-type="float" office:value="1.47681037464943E+018" calcext:value-type="float">
            <text:p>1.47681037464943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681025622952E+018" calcext:value-type="float">
            <text:p>1.47681025622952E+018</text:p>
          </table:table-cell>
          <table:table-cell office:value-type="float" office:value="1.47681025650552E+018" calcext:value-type="float">
            <text:p>1.47681025650552E+018</text:p>
          </table:table-cell>
          <table:table-cell office:value-type="float" office:value="1.47681032572741E+018" calcext:value-type="float">
            <text:p>1.47681032572741E+018</text:p>
          </table:table-cell>
          <table:table-cell office:value-type="float" office:value="1.47681032592746E+018" calcext:value-type="float">
            <text:p>1.47681032592746E+018</text:p>
          </table:table-cell>
          <table:table-cell office:value-type="float" office:value="1.47681037441425E+018" calcext:value-type="float">
            <text:p>1.47681037441425E+018</text:p>
          </table:table-cell>
          <table:table-cell office:value-type="float" office:value="1.47681037464949E+018" calcext:value-type="float">
            <text:p>1.47681037464949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681025622988E+018" calcext:value-type="float">
            <text:p>1.47681025622988E+018</text:p>
          </table:table-cell>
          <table:table-cell office:value-type="float" office:value="1.47681025650591E+018" calcext:value-type="float">
            <text:p>1.47681025650591E+018</text:p>
          </table:table-cell>
          <table:table-cell office:value-type="float" office:value="1.47681032572776E+018" calcext:value-type="float">
            <text:p>1.47681032572776E+018</text:p>
          </table:table-cell>
          <table:table-cell office:value-type="float" office:value="1.47681032592763E+018" calcext:value-type="float">
            <text:p>1.47681032592763E+018</text:p>
          </table:table-cell>
          <table:table-cell office:value-type="float" office:value="1.47681037441461E+018" calcext:value-type="float">
            <text:p>1.47681037441461E+018</text:p>
          </table:table-cell>
          <table:table-cell office:value-type="float" office:value="1.47681037464967E+018" calcext:value-type="float">
            <text:p>1.47681037464967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681025623028E+018" calcext:value-type="float">
            <text:p>1.47681025623028E+018</text:p>
          </table:table-cell>
          <table:table-cell office:value-type="float" office:value="1.47681025650597E+018" calcext:value-type="float">
            <text:p>1.47681025650597E+018</text:p>
          </table:table-cell>
          <table:table-cell office:value-type="float" office:value="1.47681032572816E+018" calcext:value-type="float">
            <text:p>1.47681032572816E+018</text:p>
          </table:table-cell>
          <table:table-cell office:value-type="float" office:value="1.47681032592779E+018" calcext:value-type="float">
            <text:p>1.47681032592779E+018</text:p>
          </table:table-cell>
          <table:table-cell office:value-type="float" office:value="1.47681037441495E+018" calcext:value-type="float">
            <text:p>1.47681037441495E+018</text:p>
          </table:table-cell>
          <table:table-cell office:value-type="float" office:value="1.47681037465029E+018" calcext:value-type="float">
            <text:p>1.47681037465029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681025623065E+018" calcext:value-type="float">
            <text:p>1.47681025623065E+018</text:p>
          </table:table-cell>
          <table:table-cell office:value-type="float" office:value="1.47681025650602E+018" calcext:value-type="float">
            <text:p>1.47681025650602E+018</text:p>
          </table:table-cell>
          <table:table-cell office:value-type="float" office:value="1.47681032572852E+018" calcext:value-type="float">
            <text:p>1.47681032572852E+018</text:p>
          </table:table-cell>
          <table:table-cell office:value-type="float" office:value="1.47681032592798E+018" calcext:value-type="float">
            <text:p>1.47681032592798E+018</text:p>
          </table:table-cell>
          <table:table-cell office:value-type="float" office:value="1.47681037441536E+018" calcext:value-type="float">
            <text:p>1.47681037441536E+018</text:p>
          </table:table-cell>
          <table:table-cell office:value-type="float" office:value="1.47681037465035E+018" calcext:value-type="float">
            <text:p>1.47681037465035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681025623101E+018" calcext:value-type="float">
            <text:p>1.47681025623101E+018</text:p>
          </table:table-cell>
          <table:table-cell office:value-type="float" office:value="1.47681025650608E+018" calcext:value-type="float">
            <text:p>1.47681025650608E+018</text:p>
          </table:table-cell>
          <table:table-cell office:value-type="float" office:value="1.47681032572888E+018" calcext:value-type="float">
            <text:p>1.47681032572888E+018</text:p>
          </table:table-cell>
          <table:table-cell office:value-type="float" office:value="1.47681032592822E+018" calcext:value-type="float">
            <text:p>1.47681032592822E+018</text:p>
          </table:table-cell>
          <table:table-cell office:value-type="float" office:value="1.47681037441572E+018" calcext:value-type="float">
            <text:p>1.47681037441572E+018</text:p>
          </table:table-cell>
          <table:table-cell office:value-type="float" office:value="1.4768103746504E+018" calcext:value-type="float">
            <text:p>1.4768103746504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681025623137E+018" calcext:value-type="float">
            <text:p>1.47681025623137E+018</text:p>
          </table:table-cell>
          <table:table-cell office:value-type="float" office:value="1.47681025650613E+018" calcext:value-type="float">
            <text:p>1.47681025650613E+018</text:p>
          </table:table-cell>
          <table:table-cell office:value-type="float" office:value="1.47681032572924E+018" calcext:value-type="float">
            <text:p>1.47681032572924E+018</text:p>
          </table:table-cell>
          <table:table-cell office:value-type="float" office:value="1.47681032592846E+018" calcext:value-type="float">
            <text:p>1.47681032592846E+018</text:p>
          </table:table-cell>
          <table:table-cell office:value-type="float" office:value="1.47681037441606E+018" calcext:value-type="float">
            <text:p>1.47681037441606E+018</text:p>
          </table:table-cell>
          <table:table-cell office:value-type="float" office:value="1.47681037465046E+018" calcext:value-type="float">
            <text:p>1.47681037465046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681025623172E+018" calcext:value-type="float">
            <text:p>1.47681025623172E+018</text:p>
          </table:table-cell>
          <table:table-cell office:value-type="float" office:value="1.47681025650619E+018" calcext:value-type="float">
            <text:p>1.47681025650619E+018</text:p>
          </table:table-cell>
          <table:table-cell office:value-type="float" office:value="1.47681032572959E+018" calcext:value-type="float">
            <text:p>1.47681032572959E+018</text:p>
          </table:table-cell>
          <table:table-cell office:value-type="float" office:value="1.47681032592867E+018" calcext:value-type="float">
            <text:p>1.47681032592867E+018</text:p>
          </table:table-cell>
          <table:table-cell office:value-type="float" office:value="1.47681037441646E+018" calcext:value-type="float">
            <text:p>1.47681037441646E+018</text:p>
          </table:table-cell>
          <table:table-cell office:value-type="float" office:value="1.47681037465052E+018" calcext:value-type="float">
            <text:p>1.47681037465052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681025623207E+018" calcext:value-type="float">
            <text:p>1.47681025623207E+018</text:p>
          </table:table-cell>
          <table:table-cell office:value-type="float" office:value="1.47681025650639E+018" calcext:value-type="float">
            <text:p>1.47681025650639E+018</text:p>
          </table:table-cell>
          <table:table-cell office:value-type="float" office:value="1.47681032572998E+018" calcext:value-type="float">
            <text:p>1.47681032572998E+018</text:p>
          </table:table-cell>
          <table:table-cell office:value-type="float" office:value="1.47681032592872E+018" calcext:value-type="float">
            <text:p>1.47681032592872E+018</text:p>
          </table:table-cell>
          <table:table-cell office:value-type="float" office:value="1.47681037441681E+018" calcext:value-type="float">
            <text:p>1.47681037441681E+018</text:p>
          </table:table-cell>
          <table:table-cell office:value-type="float" office:value="1.47681037465057E+018" calcext:value-type="float">
            <text:p>1.47681037465057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681025623245E+018" calcext:value-type="float">
            <text:p>1.47681025623245E+018</text:p>
          </table:table-cell>
          <table:table-cell office:value-type="float" office:value="1.4768102565067E+018" calcext:value-type="float">
            <text:p>1.4768102565067E+018</text:p>
          </table:table-cell>
          <table:table-cell office:value-type="float" office:value="1.47681032573034E+018" calcext:value-type="float">
            <text:p>1.47681032573034E+018</text:p>
          </table:table-cell>
          <table:table-cell office:value-type="float" office:value="1.47681032592888E+018" calcext:value-type="float">
            <text:p>1.47681032592888E+018</text:p>
          </table:table-cell>
          <table:table-cell office:value-type="float" office:value="1.47681037441716E+018" calcext:value-type="float">
            <text:p>1.47681037441716E+018</text:p>
          </table:table-cell>
          <table:table-cell office:value-type="float" office:value="1.47681037465062E+018" calcext:value-type="float">
            <text:p>1.47681037465062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68102562328E+018" calcext:value-type="float">
            <text:p>1.4768102562328E+018</text:p>
          </table:table-cell>
          <table:table-cell office:value-type="float" office:value="1.47681025650675E+018" calcext:value-type="float">
            <text:p>1.47681025650675E+018</text:p>
          </table:table-cell>
          <table:table-cell office:value-type="float" office:value="1.4768103257307E+018" calcext:value-type="float">
            <text:p>1.4768103257307E+018</text:p>
          </table:table-cell>
          <table:table-cell office:value-type="float" office:value="1.47681032592907E+018" calcext:value-type="float">
            <text:p>1.47681032592907E+018</text:p>
          </table:table-cell>
          <table:table-cell office:value-type="float" office:value="1.47681037441755E+018" calcext:value-type="float">
            <text:p>1.47681037441755E+018</text:p>
          </table:table-cell>
          <table:table-cell office:value-type="float" office:value="1.47681037465068E+018" calcext:value-type="float">
            <text:p>1.47681037465068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681025623316E+018" calcext:value-type="float">
            <text:p>1.47681025623316E+018</text:p>
          </table:table-cell>
          <table:table-cell office:value-type="float" office:value="1.47681025650681E+018" calcext:value-type="float">
            <text:p>1.47681025650681E+018</text:p>
          </table:table-cell>
          <table:table-cell office:value-type="float" office:value="1.4768103257311E+018" calcext:value-type="float">
            <text:p>1.4768103257311E+018</text:p>
          </table:table-cell>
          <table:table-cell office:value-type="float" office:value="1.47681032592928E+018" calcext:value-type="float">
            <text:p>1.47681032592928E+018</text:p>
          </table:table-cell>
          <table:table-cell office:value-type="float" office:value="1.47681037441791E+018" calcext:value-type="float">
            <text:p>1.47681037441791E+018</text:p>
          </table:table-cell>
          <table:table-cell office:value-type="float" office:value="1.47681037465074E+018" calcext:value-type="float">
            <text:p>1.47681037465074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681025623356E+018" calcext:value-type="float">
            <text:p>1.47681025623356E+018</text:p>
          </table:table-cell>
          <table:table-cell office:value-type="float" office:value="1.47681025650686E+018" calcext:value-type="float">
            <text:p>1.47681025650686E+018</text:p>
          </table:table-cell>
          <table:table-cell office:value-type="float" office:value="1.47681032573145E+018" calcext:value-type="float">
            <text:p>1.47681032573145E+018</text:p>
          </table:table-cell>
          <table:table-cell office:value-type="float" office:value="1.47681032592933E+018" calcext:value-type="float">
            <text:p>1.47681032592933E+018</text:p>
          </table:table-cell>
          <table:table-cell office:value-type="float" office:value="1.47681037441829E+018" calcext:value-type="float">
            <text:p>1.47681037441829E+018</text:p>
          </table:table-cell>
          <table:table-cell office:value-type="float" office:value="1.47681037465079E+018" calcext:value-type="float">
            <text:p>1.47681037465079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681025623392E+018" calcext:value-type="float">
            <text:p>1.47681025623392E+018</text:p>
          </table:table-cell>
          <table:table-cell office:value-type="float" office:value="1.47681025650703E+018" calcext:value-type="float">
            <text:p>1.47681025650703E+018</text:p>
          </table:table-cell>
          <table:table-cell office:value-type="float" office:value="1.47681032573181E+018" calcext:value-type="float">
            <text:p>1.47681032573181E+018</text:p>
          </table:table-cell>
          <table:table-cell office:value-type="float" office:value="1.47681032592952E+018" calcext:value-type="float">
            <text:p>1.47681032592952E+018</text:p>
          </table:table-cell>
          <table:table-cell office:value-type="float" office:value="1.47681037441865E+018" calcext:value-type="float">
            <text:p>1.47681037441865E+018</text:p>
          </table:table-cell>
          <table:table-cell office:value-type="float" office:value="1.47681037465086E+018" calcext:value-type="float">
            <text:p>1.47681037465086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681025623428E+018" calcext:value-type="float">
            <text:p>1.47681025623428E+018</text:p>
          </table:table-cell>
          <table:table-cell office:value-type="float" office:value="1.47681025650731E+018" calcext:value-type="float">
            <text:p>1.47681025650731E+018</text:p>
          </table:table-cell>
          <table:table-cell office:value-type="float" office:value="1.47681032573217E+018" calcext:value-type="float">
            <text:p>1.47681032573217E+018</text:p>
          </table:table-cell>
          <table:table-cell office:value-type="float" office:value="1.47681032592975E+018" calcext:value-type="float">
            <text:p>1.47681032592975E+018</text:p>
          </table:table-cell>
          <table:table-cell office:value-type="float" office:value="1.476810374419E+018" calcext:value-type="float">
            <text:p>1.476810374419E+018</text:p>
          </table:table-cell>
          <table:table-cell office:value-type="float" office:value="1.47681037465113E+018" calcext:value-type="float">
            <text:p>1.47681037465113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681025623464E+018" calcext:value-type="float">
            <text:p>1.47681025623464E+018</text:p>
          </table:table-cell>
          <table:table-cell office:value-type="float" office:value="1.47681025650737E+018" calcext:value-type="float">
            <text:p>1.47681025650737E+018</text:p>
          </table:table-cell>
          <table:table-cell office:value-type="float" office:value="1.47681032573256E+018" calcext:value-type="float">
            <text:p>1.47681032573256E+018</text:p>
          </table:table-cell>
          <table:table-cell office:value-type="float" office:value="1.47681032592981E+018" calcext:value-type="float">
            <text:p>1.47681032592981E+018</text:p>
          </table:table-cell>
          <table:table-cell office:value-type="float" office:value="1.47681037441936E+018" calcext:value-type="float">
            <text:p>1.47681037441936E+018</text:p>
          </table:table-cell>
          <table:table-cell office:value-type="float" office:value="1.4768103746512E+018" calcext:value-type="float">
            <text:p>1.4768103746512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681025623499E+018" calcext:value-type="float">
            <text:p>1.47681025623499E+018</text:p>
          </table:table-cell>
          <table:table-cell office:value-type="float" office:value="1.47681025650743E+018" calcext:value-type="float">
            <text:p>1.47681025650743E+018</text:p>
          </table:table-cell>
          <table:table-cell office:value-type="float" office:value="1.47681032573292E+018" calcext:value-type="float">
            <text:p>1.47681032573292E+018</text:p>
          </table:table-cell>
          <table:table-cell office:value-type="float" office:value="1.47681032592997E+018" calcext:value-type="float">
            <text:p>1.47681032592997E+018</text:p>
          </table:table-cell>
          <table:table-cell office:value-type="float" office:value="1.47681037441971E+018" calcext:value-type="float">
            <text:p>1.47681037441971E+018</text:p>
          </table:table-cell>
          <table:table-cell office:value-type="float" office:value="1.47681037465171E+018" calcext:value-type="float">
            <text:p>1.47681037465171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681025623538E+018" calcext:value-type="float">
            <text:p>1.47681025623538E+018</text:p>
          </table:table-cell>
          <table:table-cell office:value-type="float" office:value="1.47681025650748E+018" calcext:value-type="float">
            <text:p>1.47681025650748E+018</text:p>
          </table:table-cell>
          <table:table-cell office:value-type="float" office:value="1.47681032573332E+018" calcext:value-type="float">
            <text:p>1.47681032573332E+018</text:p>
          </table:table-cell>
          <table:table-cell office:value-type="float" office:value="1.47681032593025E+018" calcext:value-type="float">
            <text:p>1.47681032593025E+018</text:p>
          </table:table-cell>
          <table:table-cell office:value-type="float" office:value="1.47681037442011E+018" calcext:value-type="float">
            <text:p>1.47681037442011E+018</text:p>
          </table:table-cell>
          <table:table-cell office:value-type="float" office:value="1.47681037465177E+018" calcext:value-type="float">
            <text:p>1.47681037465177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681025623573E+018" calcext:value-type="float">
            <text:p>1.47681025623573E+018</text:p>
          </table:table-cell>
          <table:table-cell office:value-type="float" office:value="1.47681025650765E+018" calcext:value-type="float">
            <text:p>1.47681025650765E+018</text:p>
          </table:table-cell>
          <table:table-cell office:value-type="float" office:value="1.47681032573369E+018" calcext:value-type="float">
            <text:p>1.47681032573369E+018</text:p>
          </table:table-cell>
          <table:table-cell office:value-type="float" office:value="1.47681032593031E+018" calcext:value-type="float">
            <text:p>1.47681032593031E+018</text:p>
          </table:table-cell>
          <table:table-cell office:value-type="float" office:value="1.47681037442046E+018" calcext:value-type="float">
            <text:p>1.47681037442046E+018</text:p>
          </table:table-cell>
          <table:table-cell office:value-type="float" office:value="1.47681037465183E+018" calcext:value-type="float">
            <text:p>1.47681037465183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681025623609E+018" calcext:value-type="float">
            <text:p>1.47681025623609E+018</text:p>
          </table:table-cell>
          <table:table-cell office:value-type="float" office:value="1.47681025650793E+018" calcext:value-type="float">
            <text:p>1.47681025650793E+018</text:p>
          </table:table-cell>
          <table:table-cell office:value-type="float" office:value="1.47681032573405E+018" calcext:value-type="float">
            <text:p>1.47681032573405E+018</text:p>
          </table:table-cell>
          <table:table-cell office:value-type="float" office:value="1.47681032593036E+018" calcext:value-type="float">
            <text:p>1.47681032593036E+018</text:p>
          </table:table-cell>
          <table:table-cell office:value-type="float" office:value="1.4768103744208E+018" calcext:value-type="float">
            <text:p>1.4768103744208E+018</text:p>
          </table:table-cell>
          <table:table-cell office:value-type="float" office:value="1.47681037465188E+018" calcext:value-type="float">
            <text:p>1.47681037465188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68102562365E+018" calcext:value-type="float">
            <text:p>1.4768102562365E+018</text:p>
          </table:table-cell>
          <table:table-cell office:value-type="float" office:value="1.47681025650799E+018" calcext:value-type="float">
            <text:p>1.47681025650799E+018</text:p>
          </table:table-cell>
          <table:table-cell office:value-type="float" office:value="1.4768103257344E+018" calcext:value-type="float">
            <text:p>1.4768103257344E+018</text:p>
          </table:table-cell>
          <table:table-cell office:value-type="float" office:value="1.47681032593042E+018" calcext:value-type="float">
            <text:p>1.47681032593042E+018</text:p>
          </table:table-cell>
          <table:table-cell office:value-type="float" office:value="1.47681037442116E+018" calcext:value-type="float">
            <text:p>1.47681037442116E+018</text:p>
          </table:table-cell>
          <table:table-cell office:value-type="float" office:value="1.47681037465194E+018" calcext:value-type="float">
            <text:p>1.47681037465194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681025623686E+018" calcext:value-type="float">
            <text:p>1.47681025623686E+018</text:p>
          </table:table-cell>
          <table:table-cell office:value-type="float" office:value="1.47681025650805E+018" calcext:value-type="float">
            <text:p>1.47681025650805E+018</text:p>
          </table:table-cell>
          <table:table-cell office:value-type="float" office:value="1.47681032573476E+018" calcext:value-type="float">
            <text:p>1.47681032573476E+018</text:p>
          </table:table-cell>
          <table:table-cell office:value-type="float" office:value="1.4768103259307E+018" calcext:value-type="float">
            <text:p>1.4768103259307E+018</text:p>
          </table:table-cell>
          <table:table-cell office:value-type="float" office:value="1.47681037442151E+018" calcext:value-type="float">
            <text:p>1.47681037442151E+018</text:p>
          </table:table-cell>
          <table:table-cell office:value-type="float" office:value="1.47681037465199E+018" calcext:value-type="float">
            <text:p>1.47681037465199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681025623724E+018" calcext:value-type="float">
            <text:p>1.47681025623724E+018</text:p>
          </table:table-cell>
          <table:table-cell office:value-type="float" office:value="1.4768102565081E+018" calcext:value-type="float">
            <text:p>1.4768102565081E+018</text:p>
          </table:table-cell>
          <table:table-cell office:value-type="float" office:value="1.47681032573511E+018" calcext:value-type="float">
            <text:p>1.47681032573511E+018</text:p>
          </table:table-cell>
          <table:table-cell office:value-type="float" office:value="1.47681032593075E+018" calcext:value-type="float">
            <text:p>1.47681032593075E+018</text:p>
          </table:table-cell>
          <table:table-cell office:value-type="float" office:value="1.47681037442186E+018" calcext:value-type="float">
            <text:p>1.47681037442186E+018</text:p>
          </table:table-cell>
          <table:table-cell office:value-type="float" office:value="1.47681037465204E+018" calcext:value-type="float">
            <text:p>1.47681037465204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68102562376E+018" calcext:value-type="float">
            <text:p>1.4768102562376E+018</text:p>
          </table:table-cell>
          <table:table-cell office:value-type="float" office:value="1.47681025650827E+018" calcext:value-type="float">
            <text:p>1.47681025650827E+018</text:p>
          </table:table-cell>
          <table:table-cell office:value-type="float" office:value="1.47681032573562E+018" calcext:value-type="float">
            <text:p>1.47681032573562E+018</text:p>
          </table:table-cell>
          <table:table-cell office:value-type="float" office:value="1.47681032593081E+018" calcext:value-type="float">
            <text:p>1.47681032593081E+018</text:p>
          </table:table-cell>
          <table:table-cell office:value-type="float" office:value="1.4768103744222E+018" calcext:value-type="float">
            <text:p>1.4768103744222E+018</text:p>
          </table:table-cell>
          <table:table-cell office:value-type="float" office:value="1.4768103746521E+018" calcext:value-type="float">
            <text:p>1.4768103746521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681025623796E+018" calcext:value-type="float">
            <text:p>1.47681025623796E+018</text:p>
          </table:table-cell>
          <table:table-cell office:value-type="float" office:value="1.47681025650851E+018" calcext:value-type="float">
            <text:p>1.47681025650851E+018</text:p>
          </table:table-cell>
          <table:table-cell office:value-type="float" office:value="1.47681032573598E+018" calcext:value-type="float">
            <text:p>1.47681032573598E+018</text:p>
          </table:table-cell>
          <table:table-cell office:value-type="float" office:value="1.47681032593086E+018" calcext:value-type="float">
            <text:p>1.47681032593086E+018</text:p>
          </table:table-cell>
          <table:table-cell office:value-type="float" office:value="1.4768103744226E+018" calcext:value-type="float">
            <text:p>1.4768103744226E+018</text:p>
          </table:table-cell>
          <table:table-cell office:value-type="float" office:value="1.47681037465228E+018" calcext:value-type="float">
            <text:p>1.47681037465228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681025623832E+018" calcext:value-type="float">
            <text:p>1.47681025623832E+018</text:p>
          </table:table-cell>
          <table:table-cell office:value-type="float" office:value="1.47681025650857E+018" calcext:value-type="float">
            <text:p>1.47681025650857E+018</text:p>
          </table:table-cell>
          <table:table-cell office:value-type="float" office:value="1.4768103257364E+018" calcext:value-type="float">
            <text:p>1.4768103257364E+018</text:p>
          </table:table-cell>
          <table:table-cell office:value-type="float" office:value="1.47681032593106E+018" calcext:value-type="float">
            <text:p>1.47681032593106E+018</text:p>
          </table:table-cell>
          <table:table-cell office:value-type="float" office:value="1.47681037442295E+018" calcext:value-type="float">
            <text:p>1.47681037442295E+018</text:p>
          </table:table-cell>
          <table:table-cell office:value-type="float" office:value="1.47681037465268E+018" calcext:value-type="float">
            <text:p>1.47681037465268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681025623867E+018" calcext:value-type="float">
            <text:p>1.47681025623867E+018</text:p>
          </table:table-cell>
          <table:table-cell office:value-type="float" office:value="1.47681025650863E+018" calcext:value-type="float">
            <text:p>1.47681025650863E+018</text:p>
          </table:table-cell>
          <table:table-cell office:value-type="float" office:value="1.47681032573677E+018" calcext:value-type="float">
            <text:p>1.47681032573677E+018</text:p>
          </table:table-cell>
          <table:table-cell office:value-type="float" office:value="1.47681032593112E+018" calcext:value-type="float">
            <text:p>1.47681032593112E+018</text:p>
          </table:table-cell>
          <table:table-cell office:value-type="float" office:value="1.47681037442329E+018" calcext:value-type="float">
            <text:p>1.47681037442329E+018</text:p>
          </table:table-cell>
          <table:table-cell office:value-type="float" office:value="1.47681037465274E+018" calcext:value-type="float">
            <text:p>1.47681037465274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681025623902E+018" calcext:value-type="float">
            <text:p>1.47681025623902E+018</text:p>
          </table:table-cell>
          <table:table-cell office:value-type="float" office:value="1.47681025650879E+018" calcext:value-type="float">
            <text:p>1.47681025650879E+018</text:p>
          </table:table-cell>
          <table:table-cell office:value-type="float" office:value="1.47681032573713E+018" calcext:value-type="float">
            <text:p>1.47681032573713E+018</text:p>
          </table:table-cell>
          <table:table-cell office:value-type="float" office:value="1.47681032593136E+018" calcext:value-type="float">
            <text:p>1.47681032593136E+018</text:p>
          </table:table-cell>
          <table:table-cell office:value-type="float" office:value="1.47681037442365E+018" calcext:value-type="float">
            <text:p>1.47681037442365E+018</text:p>
          </table:table-cell>
          <table:table-cell office:value-type="float" office:value="1.4768103746528E+018" calcext:value-type="float">
            <text:p>1.4768103746528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681025623937E+018" calcext:value-type="float">
            <text:p>1.47681025623937E+018</text:p>
          </table:table-cell>
          <table:table-cell office:value-type="float" office:value="1.47681025650896E+018" calcext:value-type="float">
            <text:p>1.47681025650896E+018</text:p>
          </table:table-cell>
          <table:table-cell office:value-type="float" office:value="1.47681032573749E+018" calcext:value-type="float">
            <text:p>1.47681032573749E+018</text:p>
          </table:table-cell>
          <table:table-cell office:value-type="float" office:value="1.47681032593142E+018" calcext:value-type="float">
            <text:p>1.47681032593142E+018</text:p>
          </table:table-cell>
          <table:table-cell office:value-type="float" office:value="1.476810374424E+018" calcext:value-type="float">
            <text:p>1.476810374424E+018</text:p>
          </table:table-cell>
          <table:table-cell office:value-type="float" office:value="1.47681037465285E+018" calcext:value-type="float">
            <text:p>1.47681037465285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681025623975E+018" calcext:value-type="float">
            <text:p>1.47681025623975E+018</text:p>
          </table:table-cell>
          <table:table-cell office:value-type="float" office:value="1.47681025650917E+018" calcext:value-type="float">
            <text:p>1.47681025650917E+018</text:p>
          </table:table-cell>
          <table:table-cell office:value-type="float" office:value="1.47681032573785E+018" calcext:value-type="float">
            <text:p>1.47681032573785E+018</text:p>
          </table:table-cell>
          <table:table-cell office:value-type="float" office:value="1.47681032593148E+018" calcext:value-type="float">
            <text:p>1.47681032593148E+018</text:p>
          </table:table-cell>
          <table:table-cell office:value-type="float" office:value="1.47681037442435E+018" calcext:value-type="float">
            <text:p>1.47681037442435E+018</text:p>
          </table:table-cell>
          <table:table-cell office:value-type="float" office:value="1.4768103746529E+018" calcext:value-type="float">
            <text:p>1.4768103746529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681025624012E+018" calcext:value-type="float">
            <text:p>1.47681025624012E+018</text:p>
          </table:table-cell>
          <table:table-cell office:value-type="float" office:value="1.47681025650923E+018" calcext:value-type="float">
            <text:p>1.47681025650923E+018</text:p>
          </table:table-cell>
          <table:table-cell office:value-type="float" office:value="1.4768103257382E+018" calcext:value-type="float">
            <text:p>1.4768103257382E+018</text:p>
          </table:table-cell>
          <table:table-cell office:value-type="float" office:value="1.47681032593164E+018" calcext:value-type="float">
            <text:p>1.47681032593164E+018</text:p>
          </table:table-cell>
          <table:table-cell office:value-type="float" office:value="1.47681037442474E+018" calcext:value-type="float">
            <text:p>1.47681037442474E+018</text:p>
          </table:table-cell>
          <table:table-cell office:value-type="float" office:value="1.47681037465315E+018" calcext:value-type="float">
            <text:p>1.47681037465315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681025624048E+018" calcext:value-type="float">
            <text:p>1.47681025624048E+018</text:p>
          </table:table-cell>
          <table:table-cell office:value-type="float" office:value="1.47681025650939E+018" calcext:value-type="float">
            <text:p>1.47681025650939E+018</text:p>
          </table:table-cell>
          <table:table-cell office:value-type="float" office:value="1.47681032573854E+018" calcext:value-type="float">
            <text:p>1.47681032573854E+018</text:p>
          </table:table-cell>
          <table:table-cell office:value-type="float" office:value="1.47681032593192E+018" calcext:value-type="float">
            <text:p>1.47681032593192E+018</text:p>
          </table:table-cell>
          <table:table-cell office:value-type="float" office:value="1.47681037442509E+018" calcext:value-type="float">
            <text:p>1.47681037442509E+018</text:p>
          </table:table-cell>
          <table:table-cell office:value-type="float" office:value="1.47681037465321E+018" calcext:value-type="float">
            <text:p>1.47681037465321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681025624085E+018" calcext:value-type="float">
            <text:p>1.47681025624085E+018</text:p>
          </table:table-cell>
          <table:table-cell office:value-type="float" office:value="1.4768102565096E+018" calcext:value-type="float">
            <text:p>1.4768102565096E+018</text:p>
          </table:table-cell>
          <table:table-cell office:value-type="float" office:value="1.4768103257389E+018" calcext:value-type="float">
            <text:p>1.4768103257389E+018</text:p>
          </table:table-cell>
          <table:table-cell office:value-type="float" office:value="1.47681032593197E+018" calcext:value-type="float">
            <text:p>1.47681032593197E+018</text:p>
          </table:table-cell>
          <table:table-cell office:value-type="float" office:value="1.47681037442544E+018" calcext:value-type="float">
            <text:p>1.47681037442544E+018</text:p>
          </table:table-cell>
          <table:table-cell office:value-type="float" office:value="1.4768103746535E+018" calcext:value-type="float">
            <text:p>1.4768103746535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681025624122E+018" calcext:value-type="float">
            <text:p>1.47681025624122E+018</text:p>
          </table:table-cell>
          <table:table-cell office:value-type="float" office:value="1.47681025650966E+018" calcext:value-type="float">
            <text:p>1.47681025650966E+018</text:p>
          </table:table-cell>
          <table:table-cell office:value-type="float" office:value="1.4768103257393E+018" calcext:value-type="float">
            <text:p>1.4768103257393E+018</text:p>
          </table:table-cell>
          <table:table-cell office:value-type="float" office:value="1.47681032593203E+018" calcext:value-type="float">
            <text:p>1.47681032593203E+018</text:p>
          </table:table-cell>
          <table:table-cell office:value-type="float" office:value="1.4768103744258E+018" calcext:value-type="float">
            <text:p>1.4768103744258E+018</text:p>
          </table:table-cell>
          <table:table-cell office:value-type="float" office:value="1.47681037465356E+018" calcext:value-type="float">
            <text:p>1.47681037465356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68102562416E+018" calcext:value-type="float">
            <text:p>1.4768102562416E+018</text:p>
          </table:table-cell>
          <table:table-cell office:value-type="float" office:value="1.47681025650982E+018" calcext:value-type="float">
            <text:p>1.47681025650982E+018</text:p>
          </table:table-cell>
          <table:table-cell office:value-type="float" office:value="1.47681032573965E+018" calcext:value-type="float">
            <text:p>1.47681032573965E+018</text:p>
          </table:table-cell>
          <table:table-cell office:value-type="float" office:value="1.47681032593219E+018" calcext:value-type="float">
            <text:p>1.47681032593219E+018</text:p>
          </table:table-cell>
          <table:table-cell office:value-type="float" office:value="1.47681037442615E+018" calcext:value-type="float">
            <text:p>1.47681037442615E+018</text:p>
          </table:table-cell>
          <table:table-cell office:value-type="float" office:value="1.47681037465362E+018" calcext:value-type="float">
            <text:p>1.47681037465362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681025624195E+018" calcext:value-type="float">
            <text:p>1.47681025624195E+018</text:p>
          </table:table-cell>
          <table:table-cell office:value-type="float" office:value="1.47681025651003E+018" calcext:value-type="float">
            <text:p>1.47681025651003E+018</text:p>
          </table:table-cell>
          <table:table-cell office:value-type="float" office:value="1.47681032574007E+018" calcext:value-type="float">
            <text:p>1.47681032574007E+018</text:p>
          </table:table-cell>
          <table:table-cell office:value-type="float" office:value="1.4768103259324E+018" calcext:value-type="float">
            <text:p>1.4768103259324E+018</text:p>
          </table:table-cell>
          <table:table-cell office:value-type="float" office:value="1.47681037442654E+018" calcext:value-type="float">
            <text:p>1.47681037442654E+018</text:p>
          </table:table-cell>
          <table:table-cell office:value-type="float" office:value="1.47681037465394E+018" calcext:value-type="float">
            <text:p>1.47681037465394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681025624231E+018" calcext:value-type="float">
            <text:p>1.47681025624231E+018</text:p>
          </table:table-cell>
          <table:table-cell office:value-type="float" office:value="1.47681025651009E+018" calcext:value-type="float">
            <text:p>1.47681025651009E+018</text:p>
          </table:table-cell>
          <table:table-cell office:value-type="float" office:value="1.47681032574044E+018" calcext:value-type="float">
            <text:p>1.47681032574044E+018</text:p>
          </table:table-cell>
          <table:table-cell office:value-type="float" office:value="1.47681032593246E+018" calcext:value-type="float">
            <text:p>1.47681032593246E+018</text:p>
          </table:table-cell>
          <table:table-cell office:value-type="float" office:value="1.47681037442693E+018" calcext:value-type="float">
            <text:p>1.47681037442693E+018</text:p>
          </table:table-cell>
          <table:table-cell office:value-type="float" office:value="1.476810374654E+018" calcext:value-type="float">
            <text:p>1.476810374654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681025624271E+018" calcext:value-type="float">
            <text:p>1.47681025624271E+018</text:p>
          </table:table-cell>
          <table:table-cell office:value-type="float" office:value="1.47681025651025E+018" calcext:value-type="float">
            <text:p>1.47681025651025E+018</text:p>
          </table:table-cell>
          <table:table-cell office:value-type="float" office:value="1.4768103257408E+018" calcext:value-type="float">
            <text:p>1.4768103257408E+018</text:p>
          </table:table-cell>
          <table:table-cell office:value-type="float" office:value="1.47681032593262E+018" calcext:value-type="float">
            <text:p>1.47681032593262E+018</text:p>
          </table:table-cell>
          <table:table-cell office:value-type="float" office:value="1.47681037442728E+018" calcext:value-type="float">
            <text:p>1.47681037442728E+018</text:p>
          </table:table-cell>
          <table:table-cell office:value-type="float" office:value="1.47681037465406E+018" calcext:value-type="float">
            <text:p>1.47681037465406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681025624307E+018" calcext:value-type="float">
            <text:p>1.47681025624307E+018</text:p>
          </table:table-cell>
          <table:table-cell office:value-type="float" office:value="1.47681025651042E+018" calcext:value-type="float">
            <text:p>1.47681025651042E+018</text:p>
          </table:table-cell>
          <table:table-cell office:value-type="float" office:value="1.47681032574116E+018" calcext:value-type="float">
            <text:p>1.47681032574116E+018</text:p>
          </table:table-cell>
          <table:table-cell office:value-type="float" office:value="1.47681032593282E+018" calcext:value-type="float">
            <text:p>1.47681032593282E+018</text:p>
          </table:table-cell>
          <table:table-cell office:value-type="float" office:value="1.47681037442762E+018" calcext:value-type="float">
            <text:p>1.47681037442762E+018</text:p>
          </table:table-cell>
          <table:table-cell office:value-type="float" office:value="1.47681037465411E+018" calcext:value-type="float">
            <text:p>1.47681037465411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681025624343E+018" calcext:value-type="float">
            <text:p>1.47681025624343E+018</text:p>
          </table:table-cell>
          <table:table-cell office:value-type="float" office:value="1.47681025651058E+018" calcext:value-type="float">
            <text:p>1.47681025651058E+018</text:p>
          </table:table-cell>
          <table:table-cell office:value-type="float" office:value="1.47681032574155E+018" calcext:value-type="float">
            <text:p>1.47681032574155E+018</text:p>
          </table:table-cell>
          <table:table-cell office:value-type="float" office:value="1.47681032593288E+018" calcext:value-type="float">
            <text:p>1.47681032593288E+018</text:p>
          </table:table-cell>
          <table:table-cell office:value-type="float" office:value="1.47681037442798E+018" calcext:value-type="float">
            <text:p>1.47681037442798E+018</text:p>
          </table:table-cell>
          <table:table-cell office:value-type="float" office:value="1.47681037465429E+018" calcext:value-type="float">
            <text:p>1.47681037465429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681025624379E+018" calcext:value-type="float">
            <text:p>1.47681025624379E+018</text:p>
          </table:table-cell>
          <table:table-cell office:value-type="float" office:value="1.47681025651075E+018" calcext:value-type="float">
            <text:p>1.47681025651075E+018</text:p>
          </table:table-cell>
          <table:table-cell office:value-type="float" office:value="1.4768103257419E+018" calcext:value-type="float">
            <text:p>1.4768103257419E+018</text:p>
          </table:table-cell>
          <table:table-cell office:value-type="float" office:value="1.47681032593304E+018" calcext:value-type="float">
            <text:p>1.47681032593304E+018</text:p>
          </table:table-cell>
          <table:table-cell office:value-type="float" office:value="1.47681037442837E+018" calcext:value-type="float">
            <text:p>1.47681037442837E+018</text:p>
          </table:table-cell>
          <table:table-cell office:value-type="float" office:value="1.47681037465465E+018" calcext:value-type="float">
            <text:p>1.47681037465465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681025624414E+018" calcext:value-type="float">
            <text:p>1.47681025624414E+018</text:p>
          </table:table-cell>
          <table:table-cell office:value-type="float" office:value="1.476810256511E+018" calcext:value-type="float">
            <text:p>1.476810256511E+018</text:p>
          </table:table-cell>
          <table:table-cell office:value-type="float" office:value="1.47681032574231E+018" calcext:value-type="float">
            <text:p>1.47681032574231E+018</text:p>
          </table:table-cell>
          <table:table-cell office:value-type="float" office:value="1.4768103259332E+018" calcext:value-type="float">
            <text:p>1.4768103259332E+018</text:p>
          </table:table-cell>
          <table:table-cell office:value-type="float" office:value="1.47681037442873E+018" calcext:value-type="float">
            <text:p>1.47681037442873E+018</text:p>
          </table:table-cell>
          <table:table-cell office:value-type="float" office:value="1.47681037465471E+018" calcext:value-type="float">
            <text:p>1.47681037465471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681025624449E+018" calcext:value-type="float">
            <text:p>1.47681025624449E+018</text:p>
          </table:table-cell>
          <table:table-cell office:value-type="float" office:value="1.47681025651105E+018" calcext:value-type="float">
            <text:p>1.47681025651105E+018</text:p>
          </table:table-cell>
          <table:table-cell office:value-type="float" office:value="1.47681032574267E+018" calcext:value-type="float">
            <text:p>1.47681032574267E+018</text:p>
          </table:table-cell>
          <table:table-cell office:value-type="float" office:value="1.47681032593337E+018" calcext:value-type="float">
            <text:p>1.47681032593337E+018</text:p>
          </table:table-cell>
          <table:table-cell office:value-type="float" office:value="1.47681037442907E+018" calcext:value-type="float">
            <text:p>1.47681037442907E+018</text:p>
          </table:table-cell>
          <table:table-cell office:value-type="float" office:value="1.47681037465477E+018" calcext:value-type="float">
            <text:p>1.47681037465477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681025624487E+018" calcext:value-type="float">
            <text:p>1.47681025624487E+018</text:p>
          </table:table-cell>
          <table:table-cell office:value-type="float" office:value="1.47681025651111E+018" calcext:value-type="float">
            <text:p>1.47681025651111E+018</text:p>
          </table:table-cell>
          <table:table-cell office:value-type="float" office:value="1.47681032574308E+018" calcext:value-type="float">
            <text:p>1.47681032574308E+018</text:p>
          </table:table-cell>
          <table:table-cell office:value-type="float" office:value="1.47681032593361E+018" calcext:value-type="float">
            <text:p>1.47681032593361E+018</text:p>
          </table:table-cell>
          <table:table-cell office:value-type="float" office:value="1.47681037442942E+018" calcext:value-type="float">
            <text:p>1.47681037442942E+018</text:p>
          </table:table-cell>
          <table:table-cell office:value-type="float" office:value="1.47681037465482E+018" calcext:value-type="float">
            <text:p>1.47681037465482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681025624522E+018" calcext:value-type="float">
            <text:p>1.47681025624522E+018</text:p>
          </table:table-cell>
          <table:table-cell office:value-type="float" office:value="1.47681025651127E+018" calcext:value-type="float">
            <text:p>1.47681025651127E+018</text:p>
          </table:table-cell>
          <table:table-cell office:value-type="float" office:value="1.47681032574345E+018" calcext:value-type="float">
            <text:p>1.47681032574345E+018</text:p>
          </table:table-cell>
          <table:table-cell office:value-type="float" office:value="1.47681032593367E+018" calcext:value-type="float">
            <text:p>1.47681032593367E+018</text:p>
          </table:table-cell>
          <table:table-cell office:value-type="float" office:value="1.47681037442977E+018" calcext:value-type="float">
            <text:p>1.47681037442977E+018</text:p>
          </table:table-cell>
          <table:table-cell office:value-type="float" office:value="1.476810374655E+018" calcext:value-type="float">
            <text:p>1.476810374655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681025624558E+018" calcext:value-type="float">
            <text:p>1.47681025624558E+018</text:p>
          </table:table-cell>
          <table:table-cell office:value-type="float" office:value="1.47681025651144E+018" calcext:value-type="float">
            <text:p>1.47681025651144E+018</text:p>
          </table:table-cell>
          <table:table-cell office:value-type="float" office:value="1.47681032574381E+018" calcext:value-type="float">
            <text:p>1.47681032574381E+018</text:p>
          </table:table-cell>
          <table:table-cell office:value-type="float" office:value="1.47681032593372E+018" calcext:value-type="float">
            <text:p>1.47681032593372E+018</text:p>
          </table:table-cell>
          <table:table-cell office:value-type="float" office:value="1.47681037443016E+018" calcext:value-type="float">
            <text:p>1.47681037443016E+018</text:p>
          </table:table-cell>
          <table:table-cell office:value-type="float" office:value="1.47681037465536E+018" calcext:value-type="float">
            <text:p>1.47681037465536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681025624594E+018" calcext:value-type="float">
            <text:p>1.47681025624594E+018</text:p>
          </table:table-cell>
          <table:table-cell office:value-type="float" office:value="1.47681025651161E+018" calcext:value-type="float">
            <text:p>1.47681025651161E+018</text:p>
          </table:table-cell>
          <table:table-cell office:value-type="float" office:value="1.47681032574417E+018" calcext:value-type="float">
            <text:p>1.47681032574417E+018</text:p>
          </table:table-cell>
          <table:table-cell office:value-type="float" office:value="1.47681032593389E+018" calcext:value-type="float">
            <text:p>1.47681032593389E+018</text:p>
          </table:table-cell>
          <table:table-cell office:value-type="float" office:value="1.47681037443052E+018" calcext:value-type="float">
            <text:p>1.47681037443052E+018</text:p>
          </table:table-cell>
          <table:table-cell office:value-type="float" office:value="1.47681037465542E+018" calcext:value-type="float">
            <text:p>1.47681037465542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681025624633E+018" calcext:value-type="float">
            <text:p>1.47681025624633E+018</text:p>
          </table:table-cell>
          <table:table-cell office:value-type="float" office:value="1.47681025651177E+018" calcext:value-type="float">
            <text:p>1.47681025651177E+018</text:p>
          </table:table-cell>
          <table:table-cell office:value-type="float" office:value="1.47681032574452E+018" calcext:value-type="float">
            <text:p>1.47681032574452E+018</text:p>
          </table:table-cell>
          <table:table-cell office:value-type="float" office:value="1.47681032593409E+018" calcext:value-type="float">
            <text:p>1.47681032593409E+018</text:p>
          </table:table-cell>
          <table:table-cell office:value-type="float" office:value="1.47681037443086E+018" calcext:value-type="float">
            <text:p>1.47681037443086E+018</text:p>
          </table:table-cell>
          <table:table-cell office:value-type="float" office:value="1.47681037465547E+018" calcext:value-type="float">
            <text:p>1.47681037465547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681025624668E+018" calcext:value-type="float">
            <text:p>1.47681025624668E+018</text:p>
          </table:table-cell>
          <table:table-cell office:value-type="float" office:value="1.47681025651198E+018" calcext:value-type="float">
            <text:p>1.47681025651198E+018</text:p>
          </table:table-cell>
          <table:table-cell office:value-type="float" office:value="1.47681032574487E+018" calcext:value-type="float">
            <text:p>1.47681032574487E+018</text:p>
          </table:table-cell>
          <table:table-cell office:value-type="float" office:value="1.47681032593414E+018" calcext:value-type="float">
            <text:p>1.47681032593414E+018</text:p>
          </table:table-cell>
          <table:table-cell office:value-type="float" office:value="1.47681037443121E+018" calcext:value-type="float">
            <text:p>1.47681037443121E+018</text:p>
          </table:table-cell>
          <table:table-cell office:value-type="float" office:value="1.47681037465553E+018" calcext:value-type="float">
            <text:p>1.47681037465553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681025624706E+018" calcext:value-type="float">
            <text:p>1.47681025624706E+018</text:p>
          </table:table-cell>
          <table:table-cell office:value-type="float" office:value="1.47681025651204E+018" calcext:value-type="float">
            <text:p>1.47681025651204E+018</text:p>
          </table:table-cell>
          <table:table-cell office:value-type="float" office:value="1.47681032574527E+018" calcext:value-type="float">
            <text:p>1.47681032574527E+018</text:p>
          </table:table-cell>
          <table:table-cell office:value-type="float" office:value="1.47681032593431E+018" calcext:value-type="float">
            <text:p>1.47681032593431E+018</text:p>
          </table:table-cell>
          <table:table-cell office:value-type="float" office:value="1.47681037443156E+018" calcext:value-type="float">
            <text:p>1.47681037443156E+018</text:p>
          </table:table-cell>
          <table:table-cell office:value-type="float" office:value="1.47681037465571E+018" calcext:value-type="float">
            <text:p>1.47681037465571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681025624742E+018" calcext:value-type="float">
            <text:p>1.47681025624742E+018</text:p>
          </table:table-cell>
          <table:table-cell office:value-type="float" office:value="1.4768102565122E+018" calcext:value-type="float">
            <text:p>1.4768102565122E+018</text:p>
          </table:table-cell>
          <table:table-cell office:value-type="float" office:value="1.47681032574566E+018" calcext:value-type="float">
            <text:p>1.47681032574566E+018</text:p>
          </table:table-cell>
          <table:table-cell office:value-type="float" office:value="1.47681032593459E+018" calcext:value-type="float">
            <text:p>1.47681032593459E+018</text:p>
          </table:table-cell>
          <table:table-cell office:value-type="float" office:value="1.47681037443195E+018" calcext:value-type="float">
            <text:p>1.47681037443195E+018</text:p>
          </table:table-cell>
          <table:table-cell office:value-type="float" office:value="1.47681037465603E+018" calcext:value-type="float">
            <text:p>1.47681037465603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681025624781E+018" calcext:value-type="float">
            <text:p>1.47681025624781E+018</text:p>
          </table:table-cell>
          <table:table-cell office:value-type="float" office:value="1.47681025651241E+018" calcext:value-type="float">
            <text:p>1.47681025651241E+018</text:p>
          </table:table-cell>
          <table:table-cell office:value-type="float" office:value="1.47681032574608E+018" calcext:value-type="float">
            <text:p>1.47681032574608E+018</text:p>
          </table:table-cell>
          <table:table-cell office:value-type="float" office:value="1.47681032593482E+018" calcext:value-type="float">
            <text:p>1.47681032593482E+018</text:p>
          </table:table-cell>
          <table:table-cell office:value-type="float" office:value="1.47681037443231E+018" calcext:value-type="float">
            <text:p>1.47681037443231E+018</text:p>
          </table:table-cell>
          <table:table-cell office:value-type="float" office:value="1.47681037465609E+018" calcext:value-type="float">
            <text:p>1.47681037465609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681025624818E+018" calcext:value-type="float">
            <text:p>1.47681025624818E+018</text:p>
          </table:table-cell>
          <table:table-cell office:value-type="float" office:value="1.47681025651247E+018" calcext:value-type="float">
            <text:p>1.47681025651247E+018</text:p>
          </table:table-cell>
          <table:table-cell office:value-type="float" office:value="1.47681032574652E+018" calcext:value-type="float">
            <text:p>1.47681032574652E+018</text:p>
          </table:table-cell>
          <table:table-cell office:value-type="float" office:value="1.47681032593503E+018" calcext:value-type="float">
            <text:p>1.47681032593503E+018</text:p>
          </table:table-cell>
          <table:table-cell office:value-type="float" office:value="1.47681037443266E+018" calcext:value-type="float">
            <text:p>1.47681037443266E+018</text:p>
          </table:table-cell>
          <table:table-cell office:value-type="float" office:value="1.47681037465614E+018" calcext:value-type="float">
            <text:p>1.47681037465614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681025624854E+018" calcext:value-type="float">
            <text:p>1.47681025624854E+018</text:p>
          </table:table-cell>
          <table:table-cell office:value-type="float" office:value="1.47681025651263E+018" calcext:value-type="float">
            <text:p>1.47681025651263E+018</text:p>
          </table:table-cell>
          <table:table-cell office:value-type="float" office:value="1.4768103257469E+018" calcext:value-type="float">
            <text:p>1.4768103257469E+018</text:p>
          </table:table-cell>
          <table:table-cell office:value-type="float" office:value="1.47681032593508E+018" calcext:value-type="float">
            <text:p>1.47681032593508E+018</text:p>
          </table:table-cell>
          <table:table-cell office:value-type="float" office:value="1.47681037443303E+018" calcext:value-type="float">
            <text:p>1.47681037443303E+018</text:p>
          </table:table-cell>
          <table:table-cell office:value-type="float" office:value="1.47681037465635E+018" calcext:value-type="float">
            <text:p>1.47681037465635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681025624889E+018" calcext:value-type="float">
            <text:p>1.47681025624889E+018</text:p>
          </table:table-cell>
          <table:table-cell office:value-type="float" office:value="1.47681025651289E+018" calcext:value-type="float">
            <text:p>1.47681025651289E+018</text:p>
          </table:table-cell>
          <table:table-cell office:value-type="float" office:value="1.47681032574729E+018" calcext:value-type="float">
            <text:p>1.47681032574729E+018</text:p>
          </table:table-cell>
          <table:table-cell office:value-type="float" office:value="1.47681032593532E+018" calcext:value-type="float">
            <text:p>1.47681032593532E+018</text:p>
          </table:table-cell>
          <table:table-cell office:value-type="float" office:value="1.47681037443342E+018" calcext:value-type="float">
            <text:p>1.47681037443342E+018</text:p>
          </table:table-cell>
          <table:table-cell office:value-type="float" office:value="1.47681037465671E+018" calcext:value-type="float">
            <text:p>1.47681037465671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681025624924E+018" calcext:value-type="float">
            <text:p>1.47681025624924E+018</text:p>
          </table:table-cell>
          <table:table-cell office:value-type="float" office:value="1.4768102565131E+018" calcext:value-type="float">
            <text:p>1.4768102565131E+018</text:p>
          </table:table-cell>
          <table:table-cell office:value-type="float" office:value="1.47681032574765E+018" calcext:value-type="float">
            <text:p>1.47681032574765E+018</text:p>
          </table:table-cell>
          <table:table-cell office:value-type="float" office:value="1.47681032593538E+018" calcext:value-type="float">
            <text:p>1.47681032593538E+018</text:p>
          </table:table-cell>
          <table:table-cell office:value-type="float" office:value="1.47681037443378E+018" calcext:value-type="float">
            <text:p>1.47681037443378E+018</text:p>
          </table:table-cell>
          <table:table-cell office:value-type="float" office:value="1.47681037465677E+018" calcext:value-type="float">
            <text:p>1.47681037465677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681025624963E+018" calcext:value-type="float">
            <text:p>1.47681025624963E+018</text:p>
          </table:table-cell>
          <table:table-cell office:value-type="float" office:value="1.47681025651316E+018" calcext:value-type="float">
            <text:p>1.47681025651316E+018</text:p>
          </table:table-cell>
          <table:table-cell office:value-type="float" office:value="1.47681032574802E+018" calcext:value-type="float">
            <text:p>1.47681032574802E+018</text:p>
          </table:table-cell>
          <table:table-cell office:value-type="float" office:value="1.47681032593544E+018" calcext:value-type="float">
            <text:p>1.47681032593544E+018</text:p>
          </table:table-cell>
          <table:table-cell office:value-type="float" office:value="1.47681037443451E+018" calcext:value-type="float">
            <text:p>1.47681037443451E+018</text:p>
          </table:table-cell>
          <table:table-cell office:value-type="float" office:value="1.47681037465682E+018" calcext:value-type="float">
            <text:p>1.47681037465682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681025624998E+018" calcext:value-type="float">
            <text:p>1.47681025624998E+018</text:p>
          </table:table-cell>
          <table:table-cell office:value-type="float" office:value="1.47681025651339E+018" calcext:value-type="float">
            <text:p>1.47681025651339E+018</text:p>
          </table:table-cell>
          <table:table-cell office:value-type="float" office:value="1.47681032574843E+018" calcext:value-type="float">
            <text:p>1.47681032574843E+018</text:p>
          </table:table-cell>
          <table:table-cell office:value-type="float" office:value="1.47681032593567E+018" calcext:value-type="float">
            <text:p>1.47681032593567E+018</text:p>
          </table:table-cell>
          <table:table-cell office:value-type="float" office:value="1.47681037443492E+018" calcext:value-type="float">
            <text:p>1.47681037443492E+018</text:p>
          </table:table-cell>
          <table:table-cell office:value-type="float" office:value="1.47681037465692E+018" calcext:value-type="float">
            <text:p>1.47681037465692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681025625034E+018" calcext:value-type="float">
            <text:p>1.47681025625034E+018</text:p>
          </table:table-cell>
          <table:table-cell office:value-type="float" office:value="1.4768102565136E+018" calcext:value-type="float">
            <text:p>1.4768102565136E+018</text:p>
          </table:table-cell>
          <table:table-cell office:value-type="float" office:value="1.47681032574883E+018" calcext:value-type="float">
            <text:p>1.47681032574883E+018</text:p>
          </table:table-cell>
          <table:table-cell office:value-type="float" office:value="1.47681032593595E+018" calcext:value-type="float">
            <text:p>1.47681032593595E+018</text:p>
          </table:table-cell>
          <table:table-cell office:value-type="float" office:value="1.47681037443527E+018" calcext:value-type="float">
            <text:p>1.47681037443527E+018</text:p>
          </table:table-cell>
          <table:table-cell office:value-type="float" office:value="1.47681037465711E+018" calcext:value-type="float">
            <text:p>1.47681037465711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68102562507E+018" calcext:value-type="float">
            <text:p>1.4768102562507E+018</text:p>
          </table:table-cell>
          <table:table-cell office:value-type="float" office:value="1.47681025651366E+018" calcext:value-type="float">
            <text:p>1.47681025651366E+018</text:p>
          </table:table-cell>
          <table:table-cell office:value-type="float" office:value="1.4768103257492E+018" calcext:value-type="float">
            <text:p>1.4768103257492E+018</text:p>
          </table:table-cell>
          <table:table-cell office:value-type="float" office:value="1.47681032593601E+018" calcext:value-type="float">
            <text:p>1.47681032593601E+018</text:p>
          </table:table-cell>
          <table:table-cell office:value-type="float" office:value="1.47681037443568E+018" calcext:value-type="float">
            <text:p>1.47681037443568E+018</text:p>
          </table:table-cell>
          <table:table-cell office:value-type="float" office:value="1.47681037465744E+018" calcext:value-type="float">
            <text:p>1.47681037465744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681025625105E+018" calcext:value-type="float">
            <text:p>1.47681025625105E+018</text:p>
          </table:table-cell>
          <table:table-cell office:value-type="float" office:value="1.47681025651383E+018" calcext:value-type="float">
            <text:p>1.47681025651383E+018</text:p>
          </table:table-cell>
          <table:table-cell office:value-type="float" office:value="1.47681032574979E+018" calcext:value-type="float">
            <text:p>1.47681032574979E+018</text:p>
          </table:table-cell>
          <table:table-cell office:value-type="float" office:value="1.47681032593606E+018" calcext:value-type="float">
            <text:p>1.47681032593606E+018</text:p>
          </table:table-cell>
          <table:table-cell office:value-type="float" office:value="1.47681037443609E+018" calcext:value-type="float">
            <text:p>1.47681037443609E+018</text:p>
          </table:table-cell>
          <table:table-cell office:value-type="float" office:value="1.47681037465749E+018" calcext:value-type="float">
            <text:p>1.47681037465749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68102562514E+018" calcext:value-type="float">
            <text:p>1.4768102562514E+018</text:p>
          </table:table-cell>
          <table:table-cell office:value-type="float" office:value="1.47681025651403E+018" calcext:value-type="float">
            <text:p>1.47681025651403E+018</text:p>
          </table:table-cell>
          <table:table-cell office:value-type="float" office:value="1.47681032575017E+018" calcext:value-type="float">
            <text:p>1.47681032575017E+018</text:p>
          </table:table-cell>
          <table:table-cell office:value-type="float" office:value="1.47681032593612E+018" calcext:value-type="float">
            <text:p>1.47681032593612E+018</text:p>
          </table:table-cell>
          <table:table-cell office:value-type="float" office:value="1.4768103744365E+018" calcext:value-type="float">
            <text:p>1.4768103744365E+018</text:p>
          </table:table-cell>
          <table:table-cell office:value-type="float" office:value="1.47681037465755E+018" calcext:value-type="float">
            <text:p>1.47681037465755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681025625175E+018" calcext:value-type="float">
            <text:p>1.47681025625175E+018</text:p>
          </table:table-cell>
          <table:table-cell office:value-type="float" office:value="1.47681025651409E+018" calcext:value-type="float">
            <text:p>1.47681025651409E+018</text:p>
          </table:table-cell>
          <table:table-cell office:value-type="float" office:value="1.47681032575053E+018" calcext:value-type="float">
            <text:p>1.47681032575053E+018</text:p>
          </table:table-cell>
          <table:table-cell office:value-type="float" office:value="1.47681032593632E+018" calcext:value-type="float">
            <text:p>1.47681032593632E+018</text:p>
          </table:table-cell>
          <table:table-cell office:value-type="float" office:value="1.47681037443684E+018" calcext:value-type="float">
            <text:p>1.47681037443684E+018</text:p>
          </table:table-cell>
          <table:table-cell office:value-type="float" office:value="1.47681037465773E+018" calcext:value-type="float">
            <text:p>1.47681037465773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681025625211E+018" calcext:value-type="float">
            <text:p>1.47681025625211E+018</text:p>
          </table:table-cell>
          <table:table-cell office:value-type="float" office:value="1.47681025651426E+018" calcext:value-type="float">
            <text:p>1.47681025651426E+018</text:p>
          </table:table-cell>
          <table:table-cell office:value-type="float" office:value="1.47681032575089E+018" calcext:value-type="float">
            <text:p>1.47681032575089E+018</text:p>
          </table:table-cell>
          <table:table-cell office:value-type="float" office:value="1.47681032593653E+018" calcext:value-type="float">
            <text:p>1.47681032593653E+018</text:p>
          </table:table-cell>
          <table:table-cell office:value-type="float" office:value="1.47681037443721E+018" calcext:value-type="float">
            <text:p>1.47681037443721E+018</text:p>
          </table:table-cell>
          <table:table-cell office:value-type="float" office:value="1.47681037465805E+018" calcext:value-type="float">
            <text:p>1.47681037465805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681025625246E+018" calcext:value-type="float">
            <text:p>1.47681025625246E+018</text:p>
          </table:table-cell>
          <table:table-cell office:value-type="float" office:value="1.47681025651443E+018" calcext:value-type="float">
            <text:p>1.47681025651443E+018</text:p>
          </table:table-cell>
          <table:table-cell office:value-type="float" office:value="1.47681032575127E+018" calcext:value-type="float">
            <text:p>1.47681032575127E+018</text:p>
          </table:table-cell>
          <table:table-cell office:value-type="float" office:value="1.47681032593658E+018" calcext:value-type="float">
            <text:p>1.47681032593658E+018</text:p>
          </table:table-cell>
          <table:table-cell office:value-type="float" office:value="1.4768103744376E+018" calcext:value-type="float">
            <text:p>1.4768103744376E+018</text:p>
          </table:table-cell>
          <table:table-cell office:value-type="float" office:value="1.47681037465811E+018" calcext:value-type="float">
            <text:p>1.47681037465811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68102562528E+018" calcext:value-type="float">
            <text:p>1.4768102562528E+018</text:p>
          </table:table-cell>
          <table:table-cell office:value-type="float" office:value="1.47681025651463E+018" calcext:value-type="float">
            <text:p>1.47681025651463E+018</text:p>
          </table:table-cell>
          <table:table-cell office:value-type="float" office:value="1.47681032575165E+018" calcext:value-type="float">
            <text:p>1.47681032575165E+018</text:p>
          </table:table-cell>
          <table:table-cell office:value-type="float" office:value="1.47681032593679E+018" calcext:value-type="float">
            <text:p>1.47681032593679E+018</text:p>
          </table:table-cell>
          <table:table-cell office:value-type="float" office:value="1.47681037443796E+018" calcext:value-type="float">
            <text:p>1.47681037443796E+018</text:p>
          </table:table-cell>
          <table:table-cell office:value-type="float" office:value="1.47681037465816E+018" calcext:value-type="float">
            <text:p>1.47681037465816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681025625315E+018" calcext:value-type="float">
            <text:p>1.47681025625315E+018</text:p>
          </table:table-cell>
          <table:table-cell office:value-type="float" office:value="1.47681025651469E+018" calcext:value-type="float">
            <text:p>1.47681025651469E+018</text:p>
          </table:table-cell>
          <table:table-cell office:value-type="float" office:value="1.47681032575202E+018" calcext:value-type="float">
            <text:p>1.47681032575202E+018</text:p>
          </table:table-cell>
          <table:table-cell office:value-type="float" office:value="1.47681032593684E+018" calcext:value-type="float">
            <text:p>1.47681032593684E+018</text:p>
          </table:table-cell>
          <table:table-cell office:value-type="float" office:value="1.47681037443834E+018" calcext:value-type="float">
            <text:p>1.47681037443834E+018</text:p>
          </table:table-cell>
          <table:table-cell office:value-type="float" office:value="1.47681037465834E+018" calcext:value-type="float">
            <text:p>1.47681037465834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68102562535E+018" calcext:value-type="float">
            <text:p>1.4768102562535E+018</text:p>
          </table:table-cell>
          <table:table-cell office:value-type="float" office:value="1.47681025651485E+018" calcext:value-type="float">
            <text:p>1.47681025651485E+018</text:p>
          </table:table-cell>
          <table:table-cell office:value-type="float" office:value="1.47681032575239E+018" calcext:value-type="float">
            <text:p>1.47681032575239E+018</text:p>
          </table:table-cell>
          <table:table-cell office:value-type="float" office:value="1.47681032593701E+018" calcext:value-type="float">
            <text:p>1.47681032593701E+018</text:p>
          </table:table-cell>
          <table:table-cell office:value-type="float" office:value="1.47681037443876E+018" calcext:value-type="float">
            <text:p>1.47681037443876E+018</text:p>
          </table:table-cell>
          <table:table-cell office:value-type="float" office:value="1.47681037465866E+018" calcext:value-type="float">
            <text:p>1.47681037465866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681025625385E+018" calcext:value-type="float">
            <text:p>1.47681025625385E+018</text:p>
          </table:table-cell>
          <table:table-cell office:value-type="float" office:value="1.47681025651506E+018" calcext:value-type="float">
            <text:p>1.47681025651506E+018</text:p>
          </table:table-cell>
          <table:table-cell office:value-type="float" office:value="1.47681032575281E+018" calcext:value-type="float">
            <text:p>1.47681032575281E+018</text:p>
          </table:table-cell>
          <table:table-cell office:value-type="float" office:value="1.47681032593721E+018" calcext:value-type="float">
            <text:p>1.47681032593721E+018</text:p>
          </table:table-cell>
          <table:table-cell office:value-type="float" office:value="1.47681037443912E+018" calcext:value-type="float">
            <text:p>1.47681037443912E+018</text:p>
          </table:table-cell>
          <table:table-cell office:value-type="float" office:value="1.47681037465873E+018" calcext:value-type="float">
            <text:p>1.47681037465873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681025625419E+018" calcext:value-type="float">
            <text:p>1.47681025625419E+018</text:p>
          </table:table-cell>
          <table:table-cell office:value-type="float" office:value="1.47681025651512E+018" calcext:value-type="float">
            <text:p>1.47681025651512E+018</text:p>
          </table:table-cell>
          <table:table-cell office:value-type="float" office:value="1.47681032575318E+018" calcext:value-type="float">
            <text:p>1.47681032575318E+018</text:p>
          </table:table-cell>
          <table:table-cell office:value-type="float" office:value="1.47681032593727E+018" calcext:value-type="float">
            <text:p>1.47681032593727E+018</text:p>
          </table:table-cell>
          <table:table-cell office:value-type="float" office:value="1.47681037443985E+018" calcext:value-type="float">
            <text:p>1.47681037443985E+018</text:p>
          </table:table-cell>
          <table:table-cell office:value-type="float" office:value="1.47681037465879E+018" calcext:value-type="float">
            <text:p>1.47681037465879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681025625458E+018" calcext:value-type="float">
            <text:p>1.47681025625458E+018</text:p>
          </table:table-cell>
          <table:table-cell office:value-type="float" office:value="1.47681025651528E+018" calcext:value-type="float">
            <text:p>1.47681025651528E+018</text:p>
          </table:table-cell>
          <table:table-cell office:value-type="float" office:value="1.47681032575354E+018" calcext:value-type="float">
            <text:p>1.47681032575354E+018</text:p>
          </table:table-cell>
          <table:table-cell office:value-type="float" office:value="1.47681032593753E+018" calcext:value-type="float">
            <text:p>1.47681032593753E+018</text:p>
          </table:table-cell>
          <table:table-cell office:value-type="float" office:value="1.47681037444023E+018" calcext:value-type="float">
            <text:p>1.47681037444023E+018</text:p>
          </table:table-cell>
          <table:table-cell office:value-type="float" office:value="1.47681037465897E+018" calcext:value-type="float">
            <text:p>1.47681037465897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681025625493E+018" calcext:value-type="float">
            <text:p>1.47681025625493E+018</text:p>
          </table:table-cell>
          <table:table-cell office:value-type="float" office:value="1.47681025651545E+018" calcext:value-type="float">
            <text:p>1.47681025651545E+018</text:p>
          </table:table-cell>
          <table:table-cell office:value-type="float" office:value="1.47681032575394E+018" calcext:value-type="float">
            <text:p>1.47681032575394E+018</text:p>
          </table:table-cell>
          <table:table-cell office:value-type="float" office:value="1.47681032593776E+018" calcext:value-type="float">
            <text:p>1.47681032593776E+018</text:p>
          </table:table-cell>
          <table:table-cell office:value-type="float" office:value="1.47681037444059E+018" calcext:value-type="float">
            <text:p>1.47681037444059E+018</text:p>
          </table:table-cell>
          <table:table-cell office:value-type="float" office:value="1.4768103746593E+018" calcext:value-type="float">
            <text:p>1.4768103746593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68102562553E+018" calcext:value-type="float">
            <text:p>1.4768102562553E+018</text:p>
          </table:table-cell>
          <table:table-cell office:value-type="float" office:value="1.47681025651566E+018" calcext:value-type="float">
            <text:p>1.47681025651566E+018</text:p>
          </table:table-cell>
          <table:table-cell office:value-type="float" office:value="1.4768103257543E+018" calcext:value-type="float">
            <text:p>1.4768103257543E+018</text:p>
          </table:table-cell>
          <table:table-cell office:value-type="float" office:value="1.47681032593796E+018" calcext:value-type="float">
            <text:p>1.47681032593796E+018</text:p>
          </table:table-cell>
          <table:table-cell office:value-type="float" office:value="1.47681037444111E+018" calcext:value-type="float">
            <text:p>1.47681037444111E+018</text:p>
          </table:table-cell>
          <table:table-cell office:value-type="float" office:value="1.47681037465936E+018" calcext:value-type="float">
            <text:p>1.47681037465936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681025625566E+018" calcext:value-type="float">
            <text:p>1.47681025625566E+018</text:p>
          </table:table-cell>
          <table:table-cell office:value-type="float" office:value="1.47681025651571E+018" calcext:value-type="float">
            <text:p>1.47681025651571E+018</text:p>
          </table:table-cell>
          <table:table-cell office:value-type="float" office:value="1.47681032575472E+018" calcext:value-type="float">
            <text:p>1.47681032575472E+018</text:p>
          </table:table-cell>
          <table:table-cell office:value-type="float" office:value="1.47681032593802E+018" calcext:value-type="float">
            <text:p>1.47681032593802E+018</text:p>
          </table:table-cell>
          <table:table-cell office:value-type="float" office:value="1.47681037444147E+018" calcext:value-type="float">
            <text:p>1.47681037444147E+018</text:p>
          </table:table-cell>
          <table:table-cell office:value-type="float" office:value="1.47681037465942E+018" calcext:value-type="float">
            <text:p>1.47681037465942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681025625601E+018" calcext:value-type="float">
            <text:p>1.47681025625601E+018</text:p>
          </table:table-cell>
          <table:table-cell office:value-type="float" office:value="1.47681025651588E+018" calcext:value-type="float">
            <text:p>1.47681025651588E+018</text:p>
          </table:table-cell>
          <table:table-cell office:value-type="float" office:value="1.47681032575509E+018" calcext:value-type="float">
            <text:p>1.47681032575509E+018</text:p>
          </table:table-cell>
          <table:table-cell office:value-type="float" office:value="1.47681032593826E+018" calcext:value-type="float">
            <text:p>1.47681032593826E+018</text:p>
          </table:table-cell>
          <table:table-cell office:value-type="float" office:value="1.47681037444182E+018" calcext:value-type="float">
            <text:p>1.47681037444182E+018</text:p>
          </table:table-cell>
          <table:table-cell office:value-type="float" office:value="1.47681037465959E+018" calcext:value-type="float">
            <text:p>1.47681037465959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68102562564E+018" calcext:value-type="float">
            <text:p>1.4768102562564E+018</text:p>
          </table:table-cell>
          <table:table-cell office:value-type="float" office:value="1.47681025651605E+018" calcext:value-type="float">
            <text:p>1.47681025651605E+018</text:p>
          </table:table-cell>
          <table:table-cell office:value-type="float" office:value="1.4768103257555E+018" calcext:value-type="float">
            <text:p>1.4768103257555E+018</text:p>
          </table:table-cell>
          <table:table-cell office:value-type="float" office:value="1.47681032593832E+018" calcext:value-type="float">
            <text:p>1.47681032593832E+018</text:p>
          </table:table-cell>
          <table:table-cell office:value-type="float" office:value="1.47681037444218E+018" calcext:value-type="float">
            <text:p>1.47681037444218E+018</text:p>
          </table:table-cell>
          <table:table-cell office:value-type="float" office:value="1.47681037465992E+018" calcext:value-type="float">
            <text:p>1.47681037465992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681025625675E+018" calcext:value-type="float">
            <text:p>1.47681025625675E+018</text:p>
          </table:table-cell>
          <table:table-cell office:value-type="float" office:value="1.47681025651625E+018" calcext:value-type="float">
            <text:p>1.47681025651625E+018</text:p>
          </table:table-cell>
          <table:table-cell office:value-type="float" office:value="1.47681032575587E+018" calcext:value-type="float">
            <text:p>1.47681032575587E+018</text:p>
          </table:table-cell>
          <table:table-cell office:value-type="float" office:value="1.47681032593837E+018" calcext:value-type="float">
            <text:p>1.47681032593837E+018</text:p>
          </table:table-cell>
          <table:table-cell office:value-type="float" office:value="1.47681037444253E+018" calcext:value-type="float">
            <text:p>1.47681037444253E+018</text:p>
          </table:table-cell>
          <table:table-cell office:value-type="float" office:value="1.47681037465998E+018" calcext:value-type="float">
            <text:p>1.47681037465998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68102562571E+018" calcext:value-type="float">
            <text:p>1.4768102562571E+018</text:p>
          </table:table-cell>
          <table:table-cell office:value-type="float" office:value="1.47681025651642E+018" calcext:value-type="float">
            <text:p>1.47681025651642E+018</text:p>
          </table:table-cell>
          <table:table-cell office:value-type="float" office:value="1.4768103257563E+018" calcext:value-type="float">
            <text:p>1.4768103257563E+018</text:p>
          </table:table-cell>
          <table:table-cell office:value-type="float" office:value="1.47681032593854E+018" calcext:value-type="float">
            <text:p>1.47681032593854E+018</text:p>
          </table:table-cell>
          <table:table-cell office:value-type="float" office:value="1.47681037444338E+018" calcext:value-type="float">
            <text:p>1.47681037444338E+018</text:p>
          </table:table-cell>
          <table:table-cell office:value-type="float" office:value="1.47681037466003E+018" calcext:value-type="float">
            <text:p>1.47681037466003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681025625745E+018" calcext:value-type="float">
            <text:p>1.47681025625745E+018</text:p>
          </table:table-cell>
          <table:table-cell office:value-type="float" office:value="1.47681025651659E+018" calcext:value-type="float">
            <text:p>1.47681025651659E+018</text:p>
          </table:table-cell>
          <table:table-cell office:value-type="float" office:value="1.47681032575666E+018" calcext:value-type="float">
            <text:p>1.47681032575666E+018</text:p>
          </table:table-cell>
          <table:table-cell office:value-type="float" office:value="1.47681032593878E+018" calcext:value-type="float">
            <text:p>1.47681032593878E+018</text:p>
          </table:table-cell>
          <table:table-cell office:value-type="float" office:value="1.47681037444377E+018" calcext:value-type="float">
            <text:p>1.47681037444377E+018</text:p>
          </table:table-cell>
          <table:table-cell office:value-type="float" office:value="1.47681037466021E+018" calcext:value-type="float">
            <text:p>1.47681037466021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68102562578E+018" calcext:value-type="float">
            <text:p>1.4768102562578E+018</text:p>
          </table:table-cell>
          <table:table-cell office:value-type="float" office:value="1.47681025651676E+018" calcext:value-type="float">
            <text:p>1.47681025651676E+018</text:p>
          </table:table-cell>
          <table:table-cell office:value-type="float" office:value="1.47681032575705E+018" calcext:value-type="float">
            <text:p>1.47681032575705E+018</text:p>
          </table:table-cell>
          <table:table-cell office:value-type="float" office:value="1.47681032593884E+018" calcext:value-type="float">
            <text:p>1.47681032593884E+018</text:p>
          </table:table-cell>
          <table:table-cell office:value-type="float" office:value="1.47681037444415E+018" calcext:value-type="float">
            <text:p>1.47681037444415E+018</text:p>
          </table:table-cell>
          <table:table-cell office:value-type="float" office:value="1.47681037466057E+018" calcext:value-type="float">
            <text:p>1.47681037466057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681025625821E+018" calcext:value-type="float">
            <text:p>1.47681025625821E+018</text:p>
          </table:table-cell>
          <table:table-cell office:value-type="float" office:value="1.47681025651693E+018" calcext:value-type="float">
            <text:p>1.47681025651693E+018</text:p>
          </table:table-cell>
          <table:table-cell office:value-type="float" office:value="1.47681032575742E+018" calcext:value-type="float">
            <text:p>1.47681032575742E+018</text:p>
          </table:table-cell>
          <table:table-cell office:value-type="float" office:value="1.47681032593889E+018" calcext:value-type="float">
            <text:p>1.47681032593889E+018</text:p>
          </table:table-cell>
          <table:table-cell office:value-type="float" office:value="1.4768103744445E+018" calcext:value-type="float">
            <text:p>1.4768103744445E+018</text:p>
          </table:table-cell>
          <table:table-cell office:value-type="float" office:value="1.47681037466063E+018" calcext:value-type="float">
            <text:p>1.47681037466063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681025625857E+018" calcext:value-type="float">
            <text:p>1.47681025625857E+018</text:p>
          </table:table-cell>
          <table:table-cell office:value-type="float" office:value="1.47681025651713E+018" calcext:value-type="float">
            <text:p>1.47681025651713E+018</text:p>
          </table:table-cell>
          <table:table-cell office:value-type="float" office:value="1.47681032575783E+018" calcext:value-type="float">
            <text:p>1.47681032575783E+018</text:p>
          </table:table-cell>
          <table:table-cell office:value-type="float" office:value="1.47681032593905E+018" calcext:value-type="float">
            <text:p>1.47681032593905E+018</text:p>
          </table:table-cell>
          <table:table-cell office:value-type="float" office:value="1.47681037444484E+018" calcext:value-type="float">
            <text:p>1.47681037444484E+018</text:p>
          </table:table-cell>
          <table:table-cell office:value-type="float" office:value="1.47681037466069E+018" calcext:value-type="float">
            <text:p>1.47681037466069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681025625893E+018" calcext:value-type="float">
            <text:p>1.47681025625893E+018</text:p>
          </table:table-cell>
          <table:table-cell office:value-type="float" office:value="1.47681025651719E+018" calcext:value-type="float">
            <text:p>1.47681025651719E+018</text:p>
          </table:table-cell>
          <table:table-cell office:value-type="float" office:value="1.47681032575824E+018" calcext:value-type="float">
            <text:p>1.47681032575824E+018</text:p>
          </table:table-cell>
          <table:table-cell office:value-type="float" office:value="1.47681032593926E+018" calcext:value-type="float">
            <text:p>1.47681032593926E+018</text:p>
          </table:table-cell>
          <table:table-cell office:value-type="float" office:value="1.47681037444658E+018" calcext:value-type="float">
            <text:p>1.47681037444658E+018</text:p>
          </table:table-cell>
          <table:table-cell office:value-type="float" office:value="1.47681037466074E+018" calcext:value-type="float">
            <text:p>1.47681037466074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681025625929E+018" calcext:value-type="float">
            <text:p>1.47681025625929E+018</text:p>
          </table:table-cell>
          <table:table-cell office:value-type="float" office:value="1.47681025651736E+018" calcext:value-type="float">
            <text:p>1.47681025651736E+018</text:p>
          </table:table-cell>
          <table:table-cell office:value-type="float" office:value="1.47681032575863E+018" calcext:value-type="float">
            <text:p>1.47681032575863E+018</text:p>
          </table:table-cell>
          <table:table-cell office:value-type="float" office:value="1.47681032593932E+018" calcext:value-type="float">
            <text:p>1.47681032593932E+018</text:p>
          </table:table-cell>
          <table:table-cell office:value-type="float" office:value="1.47681037444702E+018" calcext:value-type="float">
            <text:p>1.47681037444702E+018</text:p>
          </table:table-cell>
          <table:table-cell office:value-type="float" office:value="1.47681037466092E+018" calcext:value-type="float">
            <text:p>1.47681037466092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681025625964E+018" calcext:value-type="float">
            <text:p>1.47681025625964E+018</text:p>
          </table:table-cell>
          <table:table-cell office:value-type="float" office:value="1.47681025651752E+018" calcext:value-type="float">
            <text:p>1.47681025651752E+018</text:p>
          </table:table-cell>
          <table:table-cell office:value-type="float" office:value="1.476810325759E+018" calcext:value-type="float">
            <text:p>1.476810325759E+018</text:p>
          </table:table-cell>
          <table:table-cell office:value-type="float" office:value="1.47681032593952E+018" calcext:value-type="float">
            <text:p>1.47681032593952E+018</text:p>
          </table:table-cell>
          <table:table-cell office:value-type="float" office:value="1.4768103744474E+018" calcext:value-type="float">
            <text:p>1.4768103744474E+018</text:p>
          </table:table-cell>
          <table:table-cell office:value-type="float" office:value="1.47681037466122E+018" calcext:value-type="float">
            <text:p>1.47681037466122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681025626003E+018" calcext:value-type="float">
            <text:p>1.47681025626003E+018</text:p>
          </table:table-cell>
          <table:table-cell office:value-type="float" office:value="1.47681025651773E+018" calcext:value-type="float">
            <text:p>1.47681025651773E+018</text:p>
          </table:table-cell>
          <table:table-cell office:value-type="float" office:value="1.47681032575935E+018" calcext:value-type="float">
            <text:p>1.47681032575935E+018</text:p>
          </table:table-cell>
          <table:table-cell office:value-type="float" office:value="1.47681032593958E+018" calcext:value-type="float">
            <text:p>1.47681032593958E+018</text:p>
          </table:table-cell>
          <table:table-cell office:value-type="float" office:value="1.47681037444776E+018" calcext:value-type="float">
            <text:p>1.47681037444776E+018</text:p>
          </table:table-cell>
          <table:table-cell office:value-type="float" office:value="1.47681037466128E+018" calcext:value-type="float">
            <text:p>1.47681037466128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681025626038E+018" calcext:value-type="float">
            <text:p>1.47681025626038E+018</text:p>
          </table:table-cell>
          <table:table-cell office:value-type="float" office:value="1.47681025651779E+018" calcext:value-type="float">
            <text:p>1.47681025651779E+018</text:p>
          </table:table-cell>
          <table:table-cell office:value-type="float" office:value="1.47681032575971E+018" calcext:value-type="float">
            <text:p>1.47681032575971E+018</text:p>
          </table:table-cell>
          <table:table-cell office:value-type="float" office:value="1.47681032593974E+018" calcext:value-type="float">
            <text:p>1.47681032593974E+018</text:p>
          </table:table-cell>
          <table:table-cell office:value-type="float" office:value="1.47681037444815E+018" calcext:value-type="float">
            <text:p>1.47681037444815E+018</text:p>
          </table:table-cell>
          <table:table-cell office:value-type="float" office:value="1.47681037466133E+018" calcext:value-type="float">
            <text:p>1.47681037466133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681025626073E+018" calcext:value-type="float">
            <text:p>1.47681025626073E+018</text:p>
          </table:table-cell>
          <table:table-cell office:value-type="float" office:value="1.47681025651795E+018" calcext:value-type="float">
            <text:p>1.47681025651795E+018</text:p>
          </table:table-cell>
          <table:table-cell office:value-type="float" office:value="1.47681032576006E+018" calcext:value-type="float">
            <text:p>1.47681032576006E+018</text:p>
          </table:table-cell>
          <table:table-cell office:value-type="float" office:value="1.4768103259399E+018" calcext:value-type="float">
            <text:p>1.4768103259399E+018</text:p>
          </table:table-cell>
          <table:table-cell office:value-type="float" office:value="1.47681037444853E+018" calcext:value-type="float">
            <text:p>1.47681037444853E+018</text:p>
          </table:table-cell>
          <table:table-cell office:value-type="float" office:value="1.47681037466154E+018" calcext:value-type="float">
            <text:p>1.47681037466154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681025626109E+018" calcext:value-type="float">
            <text:p>1.47681025626109E+018</text:p>
          </table:table-cell>
          <table:table-cell office:value-type="float" office:value="1.47681025651812E+018" calcext:value-type="float">
            <text:p>1.47681025651812E+018</text:p>
          </table:table-cell>
          <table:table-cell office:value-type="float" office:value="1.47681032576058E+018" calcext:value-type="float">
            <text:p>1.47681032576058E+018</text:p>
          </table:table-cell>
          <table:table-cell office:value-type="float" office:value="1.47681032594016E+018" calcext:value-type="float">
            <text:p>1.47681032594016E+018</text:p>
          </table:table-cell>
          <table:table-cell office:value-type="float" office:value="1.47681037444888E+018" calcext:value-type="float">
            <text:p>1.47681037444888E+018</text:p>
          </table:table-cell>
          <table:table-cell office:value-type="float" office:value="1.47681037466187E+018" calcext:value-type="float">
            <text:p>1.47681037466187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681025626144E+018" calcext:value-type="float">
            <text:p>1.47681025626144E+018</text:p>
          </table:table-cell>
          <table:table-cell office:value-type="float" office:value="1.47681025651829E+018" calcext:value-type="float">
            <text:p>1.47681025651829E+018</text:p>
          </table:table-cell>
          <table:table-cell office:value-type="float" office:value="1.47681032576094E+018" calcext:value-type="float">
            <text:p>1.47681032576094E+018</text:p>
          </table:table-cell>
          <table:table-cell office:value-type="float" office:value="1.47681032594039E+018" calcext:value-type="float">
            <text:p>1.47681032594039E+018</text:p>
          </table:table-cell>
          <table:table-cell office:value-type="float" office:value="1.47681037444923E+018" calcext:value-type="float">
            <text:p>1.47681037444923E+018</text:p>
          </table:table-cell>
          <table:table-cell office:value-type="float" office:value="1.47681037466193E+018" calcext:value-type="float">
            <text:p>1.47681037466193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681025626179E+018" calcext:value-type="float">
            <text:p>1.47681025626179E+018</text:p>
          </table:table-cell>
          <table:table-cell office:value-type="float" office:value="1.47681025653096E+018" calcext:value-type="float">
            <text:p>1.47681025653096E+018</text:p>
          </table:table-cell>
          <table:table-cell office:value-type="float" office:value="1.47681032576131E+018" calcext:value-type="float">
            <text:p>1.47681032576131E+018</text:p>
          </table:table-cell>
          <table:table-cell office:value-type="float" office:value="1.47681032594063E+018" calcext:value-type="float">
            <text:p>1.47681032594063E+018</text:p>
          </table:table-cell>
          <table:table-cell office:value-type="float" office:value="1.47681037444958E+018" calcext:value-type="float">
            <text:p>1.47681037444958E+018</text:p>
          </table:table-cell>
          <table:table-cell office:value-type="float" office:value="1.47681037466198E+018" calcext:value-type="float">
            <text:p>1.47681037466198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681025626214E+018" calcext:value-type="float">
            <text:p>1.47681025626214E+018</text:p>
          </table:table-cell>
          <table:table-cell office:value-type="float" office:value="1.47681025653113E+018" calcext:value-type="float">
            <text:p>1.47681025653113E+018</text:p>
          </table:table-cell>
          <table:table-cell office:value-type="float" office:value="1.47681032576169E+018" calcext:value-type="float">
            <text:p>1.47681032576169E+018</text:p>
          </table:table-cell>
          <table:table-cell office:value-type="float" office:value="1.47681032594069E+018" calcext:value-type="float">
            <text:p>1.47681032594069E+018</text:p>
          </table:table-cell>
          <table:table-cell office:value-type="float" office:value="1.47681037444992E+018" calcext:value-type="float">
            <text:p>1.47681037444992E+018</text:p>
          </table:table-cell>
          <table:table-cell office:value-type="float" office:value="1.47681037466216E+018" calcext:value-type="float">
            <text:p>1.47681037466216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681025626249E+018" calcext:value-type="float">
            <text:p>1.47681025626249E+018</text:p>
          </table:table-cell>
          <table:table-cell office:value-type="float" office:value="1.4768102565313E+018" calcext:value-type="float">
            <text:p>1.4768102565313E+018</text:p>
          </table:table-cell>
          <table:table-cell office:value-type="float" office:value="1.47681032576207E+018" calcext:value-type="float">
            <text:p>1.47681032576207E+018</text:p>
          </table:table-cell>
          <table:table-cell office:value-type="float" office:value="1.47681032594093E+018" calcext:value-type="float">
            <text:p>1.47681032594093E+018</text:p>
          </table:table-cell>
          <table:table-cell office:value-type="float" office:value="1.47681037445027E+018" calcext:value-type="float">
            <text:p>1.47681037445027E+018</text:p>
          </table:table-cell>
          <table:table-cell office:value-type="float" office:value="1.47681037466245E+018" calcext:value-type="float">
            <text:p>1.47681037466245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681025626284E+018" calcext:value-type="float">
            <text:p>1.47681025626284E+018</text:p>
          </table:table-cell>
          <table:table-cell office:value-type="float" office:value="1.47681025653156E+018" calcext:value-type="float">
            <text:p>1.47681025653156E+018</text:p>
          </table:table-cell>
          <table:table-cell office:value-type="float" office:value="1.47681032576245E+018" calcext:value-type="float">
            <text:p>1.47681032576245E+018</text:p>
          </table:table-cell>
          <table:table-cell office:value-type="float" office:value="1.47681032594099E+018" calcext:value-type="float">
            <text:p>1.47681032594099E+018</text:p>
          </table:table-cell>
          <table:table-cell office:value-type="float" office:value="1.47681037445063E+018" calcext:value-type="float">
            <text:p>1.47681037445063E+018</text:p>
          </table:table-cell>
          <table:table-cell office:value-type="float" office:value="1.47681037466251E+018" calcext:value-type="float">
            <text:p>1.47681037466251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681025626319E+018" calcext:value-type="float">
            <text:p>1.47681025626319E+018</text:p>
          </table:table-cell>
          <table:table-cell office:value-type="float" office:value="1.47681025653177E+018" calcext:value-type="float">
            <text:p>1.47681025653177E+018</text:p>
          </table:table-cell>
          <table:table-cell office:value-type="float" office:value="1.47681032576286E+018" calcext:value-type="float">
            <text:p>1.47681032576286E+018</text:p>
          </table:table-cell>
          <table:table-cell office:value-type="float" office:value="1.47681032594105E+018" calcext:value-type="float">
            <text:p>1.47681032594105E+018</text:p>
          </table:table-cell>
          <table:table-cell office:value-type="float" office:value="1.47681037445099E+018" calcext:value-type="float">
            <text:p>1.47681037445099E+018</text:p>
          </table:table-cell>
          <table:table-cell office:value-type="float" office:value="1.47681037466257E+018" calcext:value-type="float">
            <text:p>1.47681037466257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681025626358E+018" calcext:value-type="float">
            <text:p>1.47681025626358E+018</text:p>
          </table:table-cell>
          <table:table-cell office:value-type="float" office:value="1.47681025653183E+018" calcext:value-type="float">
            <text:p>1.47681025653183E+018</text:p>
          </table:table-cell>
          <table:table-cell office:value-type="float" office:value="1.47681032576328E+018" calcext:value-type="float">
            <text:p>1.47681032576328E+018</text:p>
          </table:table-cell>
          <table:table-cell office:value-type="float" office:value="1.47681032594121E+018" calcext:value-type="float">
            <text:p>1.47681032594121E+018</text:p>
          </table:table-cell>
          <table:table-cell office:value-type="float" office:value="1.47681037445134E+018" calcext:value-type="float">
            <text:p>1.47681037445134E+018</text:p>
          </table:table-cell>
          <table:table-cell office:value-type="float" office:value="1.47681037466299E+018" calcext:value-type="float">
            <text:p>1.47681037466299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681025626393E+018" calcext:value-type="float">
            <text:p>1.47681025626393E+018</text:p>
          </table:table-cell>
          <table:table-cell office:value-type="float" office:value="1.476810256532E+018" calcext:value-type="float">
            <text:p>1.476810256532E+018</text:p>
          </table:table-cell>
          <table:table-cell office:value-type="float" office:value="1.47681032576367E+018" calcext:value-type="float">
            <text:p>1.47681032576367E+018</text:p>
          </table:table-cell>
          <table:table-cell office:value-type="float" office:value="1.47681032594145E+018" calcext:value-type="float">
            <text:p>1.47681032594145E+018</text:p>
          </table:table-cell>
          <table:table-cell office:value-type="float" office:value="1.47681037445176E+018" calcext:value-type="float">
            <text:p>1.47681037445176E+018</text:p>
          </table:table-cell>
          <table:table-cell office:value-type="float" office:value="1.47681037466331E+018" calcext:value-type="float">
            <text:p>1.47681037466331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681025626432E+018" calcext:value-type="float">
            <text:p>1.47681025626432E+018</text:p>
          </table:table-cell>
          <table:table-cell office:value-type="float" office:value="1.47681025653219E+018" calcext:value-type="float">
            <text:p>1.47681025653219E+018</text:p>
          </table:table-cell>
          <table:table-cell office:value-type="float" office:value="1.47681032576404E+018" calcext:value-type="float">
            <text:p>1.47681032576404E+018</text:p>
          </table:table-cell>
          <table:table-cell office:value-type="float" office:value="1.47681032594151E+018" calcext:value-type="float">
            <text:p>1.47681032594151E+018</text:p>
          </table:table-cell>
          <table:table-cell office:value-type="float" office:value="1.47681037445212E+018" calcext:value-type="float">
            <text:p>1.47681037445212E+018</text:p>
          </table:table-cell>
          <table:table-cell office:value-type="float" office:value="1.47681037466337E+018" calcext:value-type="float">
            <text:p>1.47681037466337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681025626469E+018" calcext:value-type="float">
            <text:p>1.47681025626469E+018</text:p>
          </table:table-cell>
          <table:table-cell office:value-type="float" office:value="1.47681025653239E+018" calcext:value-type="float">
            <text:p>1.47681025653239E+018</text:p>
          </table:table-cell>
          <table:table-cell office:value-type="float" office:value="1.47681032576439E+018" calcext:value-type="float">
            <text:p>1.47681032576439E+018</text:p>
          </table:table-cell>
          <table:table-cell office:value-type="float" office:value="1.47681032594156E+018" calcext:value-type="float">
            <text:p>1.47681032594156E+018</text:p>
          </table:table-cell>
          <table:table-cell office:value-type="float" office:value="1.47681037445249E+018" calcext:value-type="float">
            <text:p>1.47681037445249E+018</text:p>
          </table:table-cell>
          <table:table-cell office:value-type="float" office:value="1.47681037466343E+018" calcext:value-type="float">
            <text:p>1.47681037466343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681025626506E+018" calcext:value-type="float">
            <text:p>1.47681025626506E+018</text:p>
          </table:table-cell>
          <table:table-cell office:value-type="float" office:value="1.47681025653245E+018" calcext:value-type="float">
            <text:p>1.47681025653245E+018</text:p>
          </table:table-cell>
          <table:table-cell office:value-type="float" office:value="1.47681032576479E+018" calcext:value-type="float">
            <text:p>1.47681032576479E+018</text:p>
          </table:table-cell>
          <table:table-cell office:value-type="float" office:value="1.47681032594173E+018" calcext:value-type="float">
            <text:p>1.47681032594173E+018</text:p>
          </table:table-cell>
          <table:table-cell office:value-type="float" office:value="1.47681037445284E+018" calcext:value-type="float">
            <text:p>1.47681037445284E+018</text:p>
          </table:table-cell>
          <table:table-cell office:value-type="float" office:value="1.47681037466375E+018" calcext:value-type="float">
            <text:p>1.47681037466375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681025626541E+018" calcext:value-type="float">
            <text:p>1.47681025626541E+018</text:p>
          </table:table-cell>
          <table:table-cell office:value-type="float" office:value="1.47681025653262E+018" calcext:value-type="float">
            <text:p>1.47681025653262E+018</text:p>
          </table:table-cell>
          <table:table-cell office:value-type="float" office:value="1.47681032576516E+018" calcext:value-type="float">
            <text:p>1.47681032576516E+018</text:p>
          </table:table-cell>
          <table:table-cell office:value-type="float" office:value="1.47681032594201E+018" calcext:value-type="float">
            <text:p>1.47681032594201E+018</text:p>
          </table:table-cell>
          <table:table-cell office:value-type="float" office:value="1.4768103744532E+018" calcext:value-type="float">
            <text:p>1.4768103744532E+018</text:p>
          </table:table-cell>
          <table:table-cell office:value-type="float" office:value="1.47681037466381E+018" calcext:value-type="float">
            <text:p>1.47681037466381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681025626576E+018" calcext:value-type="float">
            <text:p>1.47681025626576E+018</text:p>
          </table:table-cell>
          <table:table-cell office:value-type="float" office:value="1.47681025653278E+018" calcext:value-type="float">
            <text:p>1.47681025653278E+018</text:p>
          </table:table-cell>
          <table:table-cell office:value-type="float" office:value="1.47681032576557E+018" calcext:value-type="float">
            <text:p>1.47681032576557E+018</text:p>
          </table:table-cell>
          <table:table-cell office:value-type="float" office:value="1.47681032594206E+018" calcext:value-type="float">
            <text:p>1.47681032594206E+018</text:p>
          </table:table-cell>
          <table:table-cell office:value-type="float" office:value="1.4768103744536E+018" calcext:value-type="float">
            <text:p>1.4768103744536E+018</text:p>
          </table:table-cell>
          <table:table-cell office:value-type="float" office:value="1.47681037466387E+018" calcext:value-type="float">
            <text:p>1.47681037466387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681025626615E+018" calcext:value-type="float">
            <text:p>1.47681025626615E+018</text:p>
          </table:table-cell>
          <table:table-cell office:value-type="float" office:value="1.47681025653295E+018" calcext:value-type="float">
            <text:p>1.47681025653295E+018</text:p>
          </table:table-cell>
          <table:table-cell office:value-type="float" office:value="1.47681032576609E+018" calcext:value-type="float">
            <text:p>1.47681032576609E+018</text:p>
          </table:table-cell>
          <table:table-cell office:value-type="float" office:value="1.47681032594212E+018" calcext:value-type="float">
            <text:p>1.47681032594212E+018</text:p>
          </table:table-cell>
          <table:table-cell office:value-type="float" office:value="1.47681037445399E+018" calcext:value-type="float">
            <text:p>1.47681037445399E+018</text:p>
          </table:table-cell>
          <table:table-cell office:value-type="float" office:value="1.47681037466392E+018" calcext:value-type="float">
            <text:p>1.47681037466392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681025626655E+018" calcext:value-type="float">
            <text:p>1.47681025626655E+018</text:p>
          </table:table-cell>
          <table:table-cell office:value-type="float" office:value="1.47681025653312E+018" calcext:value-type="float">
            <text:p>1.47681025653312E+018</text:p>
          </table:table-cell>
          <table:table-cell office:value-type="float" office:value="1.4768103257666E+018" calcext:value-type="float">
            <text:p>1.4768103257666E+018</text:p>
          </table:table-cell>
          <table:table-cell office:value-type="float" office:value="1.47681032594217E+018" calcext:value-type="float">
            <text:p>1.47681032594217E+018</text:p>
          </table:table-cell>
          <table:table-cell office:value-type="float" office:value="1.47681037445434E+018" calcext:value-type="float">
            <text:p>1.47681037445434E+018</text:p>
          </table:table-cell>
          <table:table-cell office:value-type="float" office:value="1.47681037466418E+018" calcext:value-type="float">
            <text:p>1.47681037466418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681025626691E+018" calcext:value-type="float">
            <text:p>1.47681025626691E+018</text:p>
          </table:table-cell>
          <table:table-cell office:value-type="float" office:value="1.47681025653328E+018" calcext:value-type="float">
            <text:p>1.47681025653328E+018</text:p>
          </table:table-cell>
          <table:table-cell office:value-type="float" office:value="1.47681032576698E+018" calcext:value-type="float">
            <text:p>1.47681032576698E+018</text:p>
          </table:table-cell>
          <table:table-cell office:value-type="float" office:value="1.47681032594234E+018" calcext:value-type="float">
            <text:p>1.47681032594234E+018</text:p>
          </table:table-cell>
          <table:table-cell office:value-type="float" office:value="1.47681037445474E+018" calcext:value-type="float">
            <text:p>1.47681037445474E+018</text:p>
          </table:table-cell>
          <table:table-cell office:value-type="float" office:value="1.47681037466423E+018" calcext:value-type="float">
            <text:p>1.47681037466423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681025626726E+018" calcext:value-type="float">
            <text:p>1.47681025626726E+018</text:p>
          </table:table-cell>
          <table:table-cell office:value-type="float" office:value="1.47681025653345E+018" calcext:value-type="float">
            <text:p>1.47681025653345E+018</text:p>
          </table:table-cell>
          <table:table-cell office:value-type="float" office:value="1.47681032576737E+018" calcext:value-type="float">
            <text:p>1.47681032576737E+018</text:p>
          </table:table-cell>
          <table:table-cell office:value-type="float" office:value="1.47681032594259E+018" calcext:value-type="float">
            <text:p>1.47681032594259E+018</text:p>
          </table:table-cell>
          <table:table-cell office:value-type="float" office:value="1.4768103744551E+018" calcext:value-type="float">
            <text:p>1.4768103744551E+018</text:p>
          </table:table-cell>
          <table:table-cell office:value-type="float" office:value="1.47681037466452E+018" calcext:value-type="float">
            <text:p>1.47681037466452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681025626761E+018" calcext:value-type="float">
            <text:p>1.47681025626761E+018</text:p>
          </table:table-cell>
          <table:table-cell office:value-type="float" office:value="1.47681025653362E+018" calcext:value-type="float">
            <text:p>1.47681025653362E+018</text:p>
          </table:table-cell>
          <table:table-cell office:value-type="float" office:value="1.47681032576775E+018" calcext:value-type="float">
            <text:p>1.47681032576775E+018</text:p>
          </table:table-cell>
          <table:table-cell office:value-type="float" office:value="1.47681032594279E+018" calcext:value-type="float">
            <text:p>1.47681032594279E+018</text:p>
          </table:table-cell>
          <table:table-cell office:value-type="float" office:value="1.47681037445545E+018" calcext:value-type="float">
            <text:p>1.47681037445545E+018</text:p>
          </table:table-cell>
          <table:table-cell office:value-type="float" office:value="1.47681037466458E+018" calcext:value-type="float">
            <text:p>1.47681037466458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681025626796E+018" calcext:value-type="float">
            <text:p>1.47681025626796E+018</text:p>
          </table:table-cell>
          <table:table-cell office:value-type="float" office:value="1.47681025653379E+018" calcext:value-type="float">
            <text:p>1.47681025653379E+018</text:p>
          </table:table-cell>
          <table:table-cell office:value-type="float" office:value="1.47681032576814E+018" calcext:value-type="float">
            <text:p>1.47681032576814E+018</text:p>
          </table:table-cell>
          <table:table-cell office:value-type="float" office:value="1.47681032594285E+018" calcext:value-type="float">
            <text:p>1.47681032594285E+018</text:p>
          </table:table-cell>
          <table:table-cell office:value-type="float" office:value="1.47681037445581E+018" calcext:value-type="float">
            <text:p>1.47681037445581E+018</text:p>
          </table:table-cell>
          <table:table-cell office:value-type="float" office:value="1.47681037466463E+018" calcext:value-type="float">
            <text:p>1.47681037466463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681025626832E+018" calcext:value-type="float">
            <text:p>1.47681025626832E+018</text:p>
          </table:table-cell>
          <table:table-cell office:value-type="float" office:value="1.47681025653395E+018" calcext:value-type="float">
            <text:p>1.47681025653395E+018</text:p>
          </table:table-cell>
          <table:table-cell office:value-type="float" office:value="1.47681032576849E+018" calcext:value-type="float">
            <text:p>1.47681032576849E+018</text:p>
          </table:table-cell>
          <table:table-cell office:value-type="float" office:value="1.47681032594309E+018" calcext:value-type="float">
            <text:p>1.47681032594309E+018</text:p>
          </table:table-cell>
          <table:table-cell office:value-type="float" office:value="1.47681037445616E+018" calcext:value-type="float">
            <text:p>1.47681037445616E+018</text:p>
          </table:table-cell>
          <table:table-cell office:value-type="float" office:value="1.47681037466485E+018" calcext:value-type="float">
            <text:p>1.47681037466485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681025626867E+018" calcext:value-type="float">
            <text:p>1.47681025626867E+018</text:p>
          </table:table-cell>
          <table:table-cell office:value-type="float" office:value="1.47681025653412E+018" calcext:value-type="float">
            <text:p>1.47681025653412E+018</text:p>
          </table:table-cell>
          <table:table-cell office:value-type="float" office:value="1.47681032576885E+018" calcext:value-type="float">
            <text:p>1.47681032576885E+018</text:p>
          </table:table-cell>
          <table:table-cell office:value-type="float" office:value="1.47681032594315E+018" calcext:value-type="float">
            <text:p>1.47681032594315E+018</text:p>
          </table:table-cell>
          <table:table-cell office:value-type="float" office:value="1.47681037445655E+018" calcext:value-type="float">
            <text:p>1.47681037445655E+018</text:p>
          </table:table-cell>
          <table:table-cell office:value-type="float" office:value="1.47681037466494E+018" calcext:value-type="float">
            <text:p>1.47681037466494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681025626902E+018" calcext:value-type="float">
            <text:p>1.47681025626902E+018</text:p>
          </table:table-cell>
          <table:table-cell office:value-type="float" office:value="1.47681025653433E+018" calcext:value-type="float">
            <text:p>1.47681025653433E+018</text:p>
          </table:table-cell>
          <table:table-cell office:value-type="float" office:value="1.4768103257692E+018" calcext:value-type="float">
            <text:p>1.4768103257692E+018</text:p>
          </table:table-cell>
          <table:table-cell office:value-type="float" office:value="1.4768103259432E+018" calcext:value-type="float">
            <text:p>1.4768103259432E+018</text:p>
          </table:table-cell>
          <table:table-cell office:value-type="float" office:value="1.47681037445694E+018" calcext:value-type="float">
            <text:p>1.47681037445694E+018</text:p>
          </table:table-cell>
          <table:table-cell office:value-type="float" office:value="1.47681037466527E+018" calcext:value-type="float">
            <text:p>1.47681037466527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681025626936E+018" calcext:value-type="float">
            <text:p>1.47681025626936E+018</text:p>
          </table:table-cell>
          <table:table-cell office:value-type="float" office:value="1.47681025653439E+018" calcext:value-type="float">
            <text:p>1.47681025653439E+018</text:p>
          </table:table-cell>
          <table:table-cell office:value-type="float" office:value="1.47681032576955E+018" calcext:value-type="float">
            <text:p>1.47681032576955E+018</text:p>
          </table:table-cell>
          <table:table-cell office:value-type="float" office:value="1.47681032594341E+018" calcext:value-type="float">
            <text:p>1.47681032594341E+018</text:p>
          </table:table-cell>
          <table:table-cell office:value-type="float" office:value="1.4768103744573E+018" calcext:value-type="float">
            <text:p>1.4768103744573E+018</text:p>
          </table:table-cell>
          <table:table-cell office:value-type="float" office:value="1.47681037466533E+018" calcext:value-type="float">
            <text:p>1.47681037466533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681025626971E+018" calcext:value-type="float">
            <text:p>1.47681025626971E+018</text:p>
          </table:table-cell>
          <table:table-cell office:value-type="float" office:value="1.47681025653455E+018" calcext:value-type="float">
            <text:p>1.47681025653455E+018</text:p>
          </table:table-cell>
          <table:table-cell office:value-type="float" office:value="1.4768103257699E+018" calcext:value-type="float">
            <text:p>1.4768103257699E+018</text:p>
          </table:table-cell>
          <table:table-cell office:value-type="float" office:value="1.47681032594346E+018" calcext:value-type="float">
            <text:p>1.47681032594346E+018</text:p>
          </table:table-cell>
          <table:table-cell office:value-type="float" office:value="1.47681037445764E+018" calcext:value-type="float">
            <text:p>1.47681037445764E+018</text:p>
          </table:table-cell>
          <table:table-cell office:value-type="float" office:value="1.47681037466538E+018" calcext:value-type="float">
            <text:p>1.47681037466538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681025627006E+018" calcext:value-type="float">
            <text:p>1.47681025627006E+018</text:p>
          </table:table-cell>
          <table:table-cell office:value-type="float" office:value="1.47681025653476E+018" calcext:value-type="float">
            <text:p>1.47681025653476E+018</text:p>
          </table:table-cell>
          <table:table-cell office:value-type="float" office:value="1.4768103257703E+018" calcext:value-type="float">
            <text:p>1.4768103257703E+018</text:p>
          </table:table-cell>
          <table:table-cell office:value-type="float" office:value="1.47681032594367E+018" calcext:value-type="float">
            <text:p>1.47681032594367E+018</text:p>
          </table:table-cell>
          <table:table-cell office:value-type="float" office:value="1.47681037445799E+018" calcext:value-type="float">
            <text:p>1.47681037445799E+018</text:p>
          </table:table-cell>
          <table:table-cell office:value-type="float" office:value="1.47681037466544E+018" calcext:value-type="float">
            <text:p>1.47681037466544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681025627041E+018" calcext:value-type="float">
            <text:p>1.47681025627041E+018</text:p>
          </table:table-cell>
          <table:table-cell office:value-type="float" office:value="1.47681025653482E+018" calcext:value-type="float">
            <text:p>1.47681025653482E+018</text:p>
          </table:table-cell>
          <table:table-cell office:value-type="float" office:value="1.47681032577066E+018" calcext:value-type="float">
            <text:p>1.47681032577066E+018</text:p>
          </table:table-cell>
          <table:table-cell office:value-type="float" office:value="1.47681032594372E+018" calcext:value-type="float">
            <text:p>1.47681032594372E+018</text:p>
          </table:table-cell>
          <table:table-cell office:value-type="float" office:value="1.47681037445835E+018" calcext:value-type="float">
            <text:p>1.47681037445835E+018</text:p>
          </table:table-cell>
          <table:table-cell office:value-type="float" office:value="1.47681037466569E+018" calcext:value-type="float">
            <text:p>1.47681037466569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681025627076E+018" calcext:value-type="float">
            <text:p>1.47681025627076E+018</text:p>
          </table:table-cell>
          <table:table-cell office:value-type="float" office:value="1.47681025653502E+018" calcext:value-type="float">
            <text:p>1.47681025653502E+018</text:p>
          </table:table-cell>
          <table:table-cell office:value-type="float" office:value="1.47681032577107E+018" calcext:value-type="float">
            <text:p>1.47681032577107E+018</text:p>
          </table:table-cell>
          <table:table-cell office:value-type="float" office:value="1.47681032594393E+018" calcext:value-type="float">
            <text:p>1.47681032594393E+018</text:p>
          </table:table-cell>
          <table:table-cell office:value-type="float" office:value="1.47681037445874E+018" calcext:value-type="float">
            <text:p>1.47681037445874E+018</text:p>
          </table:table-cell>
          <table:table-cell office:value-type="float" office:value="1.47681037466575E+018" calcext:value-type="float">
            <text:p>1.47681037466575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681025627111E+018" calcext:value-type="float">
            <text:p>1.47681025627111E+018</text:p>
          </table:table-cell>
          <table:table-cell office:value-type="float" office:value="1.47681025653508E+018" calcext:value-type="float">
            <text:p>1.47681025653508E+018</text:p>
          </table:table-cell>
          <table:table-cell office:value-type="float" office:value="1.47681032577143E+018" calcext:value-type="float">
            <text:p>1.47681032577143E+018</text:p>
          </table:table-cell>
          <table:table-cell office:value-type="float" office:value="1.47681032594398E+018" calcext:value-type="float">
            <text:p>1.47681032594398E+018</text:p>
          </table:table-cell>
          <table:table-cell office:value-type="float" office:value="1.47681037445909E+018" calcext:value-type="float">
            <text:p>1.47681037445909E+018</text:p>
          </table:table-cell>
          <table:table-cell office:value-type="float" office:value="1.47681037466604E+018" calcext:value-type="float">
            <text:p>1.47681037466604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681025627146E+018" calcext:value-type="float">
            <text:p>1.47681025627146E+018</text:p>
          </table:table-cell>
          <table:table-cell office:value-type="float" office:value="1.47681025653524E+018" calcext:value-type="float">
            <text:p>1.47681025653524E+018</text:p>
          </table:table-cell>
          <table:table-cell office:value-type="float" office:value="1.47681032577183E+018" calcext:value-type="float">
            <text:p>1.47681032577183E+018</text:p>
          </table:table-cell>
          <table:table-cell office:value-type="float" office:value="1.47681032594419E+018" calcext:value-type="float">
            <text:p>1.47681032594419E+018</text:p>
          </table:table-cell>
          <table:table-cell office:value-type="float" office:value="1.47681037445944E+018" calcext:value-type="float">
            <text:p>1.47681037445944E+018</text:p>
          </table:table-cell>
          <table:table-cell office:value-type="float" office:value="1.4768103746661E+018" calcext:value-type="float">
            <text:p>1.4768103746661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681025627181E+018" calcext:value-type="float">
            <text:p>1.47681025627181E+018</text:p>
          </table:table-cell>
          <table:table-cell office:value-type="float" office:value="1.47681025653541E+018" calcext:value-type="float">
            <text:p>1.47681025653541E+018</text:p>
          </table:table-cell>
          <table:table-cell office:value-type="float" office:value="1.4768103257722E+018" calcext:value-type="float">
            <text:p>1.4768103257722E+018</text:p>
          </table:table-cell>
          <table:table-cell office:value-type="float" office:value="1.47681032594424E+018" calcext:value-type="float">
            <text:p>1.47681032594424E+018</text:p>
          </table:table-cell>
          <table:table-cell office:value-type="float" office:value="1.47681037445979E+018" calcext:value-type="float">
            <text:p>1.47681037445979E+018</text:p>
          </table:table-cell>
          <table:table-cell office:value-type="float" office:value="1.47681037466615E+018" calcext:value-type="float">
            <text:p>1.47681037466615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681025627216E+018" calcext:value-type="float">
            <text:p>1.47681025627216E+018</text:p>
          </table:table-cell>
          <table:table-cell office:value-type="float" office:value="1.47681025653558E+018" calcext:value-type="float">
            <text:p>1.47681025653558E+018</text:p>
          </table:table-cell>
          <table:table-cell office:value-type="float" office:value="1.47681032577256E+018" calcext:value-type="float">
            <text:p>1.47681032577256E+018</text:p>
          </table:table-cell>
          <table:table-cell office:value-type="float" office:value="1.47681032594441E+018" calcext:value-type="float">
            <text:p>1.47681032594441E+018</text:p>
          </table:table-cell>
          <table:table-cell office:value-type="float" office:value="1.47681037446014E+018" calcext:value-type="float">
            <text:p>1.47681037446014E+018</text:p>
          </table:table-cell>
          <table:table-cell office:value-type="float" office:value="1.47681037466637E+018" calcext:value-type="float">
            <text:p>1.47681037466637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681025627251E+018" calcext:value-type="float">
            <text:p>1.47681025627251E+018</text:p>
          </table:table-cell>
          <table:table-cell office:value-type="float" office:value="1.47681025653575E+018" calcext:value-type="float">
            <text:p>1.47681025653575E+018</text:p>
          </table:table-cell>
          <table:table-cell office:value-type="float" office:value="1.47681032577291E+018" calcext:value-type="float">
            <text:p>1.47681032577291E+018</text:p>
          </table:table-cell>
          <table:table-cell office:value-type="float" office:value="1.47681032594465E+018" calcext:value-type="float">
            <text:p>1.47681032594465E+018</text:p>
          </table:table-cell>
          <table:table-cell office:value-type="float" office:value="1.47681037446053E+018" calcext:value-type="float">
            <text:p>1.47681037446053E+018</text:p>
          </table:table-cell>
          <table:table-cell office:value-type="float" office:value="1.47681037466674E+018" calcext:value-type="float">
            <text:p>1.47681037466674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681025627287E+018" calcext:value-type="float">
            <text:p>1.47681025627287E+018</text:p>
          </table:table-cell>
          <table:table-cell office:value-type="float" office:value="1.47681025653609E+018" calcext:value-type="float">
            <text:p>1.47681025653609E+018</text:p>
          </table:table-cell>
          <table:table-cell office:value-type="float" office:value="1.47681032577326E+018" calcext:value-type="float">
            <text:p>1.47681032577326E+018</text:p>
          </table:table-cell>
          <table:table-cell office:value-type="float" office:value="1.47681032594489E+018" calcext:value-type="float">
            <text:p>1.47681032594489E+018</text:p>
          </table:table-cell>
          <table:table-cell office:value-type="float" office:value="1.47681037446089E+018" calcext:value-type="float">
            <text:p>1.47681037446089E+018</text:p>
          </table:table-cell>
          <table:table-cell office:value-type="float" office:value="1.4768103746668E+018" calcext:value-type="float">
            <text:p>1.4768103746668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681025627322E+018" calcext:value-type="float">
            <text:p>1.47681025627322E+018</text:p>
          </table:table-cell>
          <table:table-cell office:value-type="float" office:value="1.47681025653633E+018" calcext:value-type="float">
            <text:p>1.47681025653633E+018</text:p>
          </table:table-cell>
          <table:table-cell office:value-type="float" office:value="1.47681032577361E+018" calcext:value-type="float">
            <text:p>1.47681032577361E+018</text:p>
          </table:table-cell>
          <table:table-cell office:value-type="float" office:value="1.47681032594509E+018" calcext:value-type="float">
            <text:p>1.47681032594509E+018</text:p>
          </table:table-cell>
          <table:table-cell office:value-type="float" office:value="1.47681037446123E+018" calcext:value-type="float">
            <text:p>1.47681037446123E+018</text:p>
          </table:table-cell>
          <table:table-cell office:value-type="float" office:value="1.47681037466686E+018" calcext:value-type="float">
            <text:p>1.47681037466686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681025627357E+018" calcext:value-type="float">
            <text:p>1.47681025627357E+018</text:p>
          </table:table-cell>
          <table:table-cell office:value-type="float" office:value="1.47681025653655E+018" calcext:value-type="float">
            <text:p>1.47681025653655E+018</text:p>
          </table:table-cell>
          <table:table-cell office:value-type="float" office:value="1.47681032577401E+018" calcext:value-type="float">
            <text:p>1.47681032577401E+018</text:p>
          </table:table-cell>
          <table:table-cell office:value-type="float" office:value="1.47681032594515E+018" calcext:value-type="float">
            <text:p>1.47681032594515E+018</text:p>
          </table:table-cell>
          <table:table-cell office:value-type="float" office:value="1.47681037446163E+018" calcext:value-type="float">
            <text:p>1.47681037446163E+018</text:p>
          </table:table-cell>
          <table:table-cell office:value-type="float" office:value="1.47681037466692E+018" calcext:value-type="float">
            <text:p>1.47681037466692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681025627392E+018" calcext:value-type="float">
            <text:p>1.47681025627392E+018</text:p>
          </table:table-cell>
          <table:table-cell office:value-type="float" office:value="1.4768102565366E+018" calcext:value-type="float">
            <text:p>1.4768102565366E+018</text:p>
          </table:table-cell>
          <table:table-cell office:value-type="float" office:value="1.47681032577437E+018" calcext:value-type="float">
            <text:p>1.47681032577437E+018</text:p>
          </table:table-cell>
          <table:table-cell office:value-type="float" office:value="1.47681032594539E+018" calcext:value-type="float">
            <text:p>1.47681032594539E+018</text:p>
          </table:table-cell>
          <table:table-cell office:value-type="float" office:value="1.47681037446199E+018" calcext:value-type="float">
            <text:p>1.47681037446199E+018</text:p>
          </table:table-cell>
          <table:table-cell office:value-type="float" office:value="1.4768103746671E+018" calcext:value-type="float">
            <text:p>1.4768103746671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681025627427E+018" calcext:value-type="float">
            <text:p>1.47681025627427E+018</text:p>
          </table:table-cell>
          <table:table-cell office:value-type="float" office:value="1.47681025653685E+018" calcext:value-type="float">
            <text:p>1.47681025653685E+018</text:p>
          </table:table-cell>
          <table:table-cell office:value-type="float" office:value="1.47681032577472E+018" calcext:value-type="float">
            <text:p>1.47681032577472E+018</text:p>
          </table:table-cell>
          <table:table-cell office:value-type="float" office:value="1.47681032594545E+018" calcext:value-type="float">
            <text:p>1.47681032594545E+018</text:p>
          </table:table-cell>
          <table:table-cell office:value-type="float" office:value="1.47681037446235E+018" calcext:value-type="float">
            <text:p>1.47681037446235E+018</text:p>
          </table:table-cell>
          <table:table-cell office:value-type="float" office:value="1.47681037466739E+018" calcext:value-type="float">
            <text:p>1.47681037466739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681025627466E+018" calcext:value-type="float">
            <text:p>1.47681025627466E+018</text:p>
          </table:table-cell>
          <table:table-cell office:value-type="float" office:value="1.4768102565369E+018" calcext:value-type="float">
            <text:p>1.4768102565369E+018</text:p>
          </table:table-cell>
          <table:table-cell office:value-type="float" office:value="1.47681032577508E+018" calcext:value-type="float">
            <text:p>1.47681032577508E+018</text:p>
          </table:table-cell>
          <table:table-cell office:value-type="float" office:value="1.47681032594551E+018" calcext:value-type="float">
            <text:p>1.47681032594551E+018</text:p>
          </table:table-cell>
          <table:table-cell office:value-type="float" office:value="1.47681037446271E+018" calcext:value-type="float">
            <text:p>1.47681037446271E+018</text:p>
          </table:table-cell>
          <table:table-cell office:value-type="float" office:value="1.47681037466745E+018" calcext:value-type="float">
            <text:p>1.47681037466745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681025627502E+018" calcext:value-type="float">
            <text:p>1.47681025627502E+018</text:p>
          </table:table-cell>
          <table:table-cell office:value-type="float" office:value="1.47681025653696E+018" calcext:value-type="float">
            <text:p>1.47681025653696E+018</text:p>
          </table:table-cell>
          <table:table-cell office:value-type="float" office:value="1.47681032577543E+018" calcext:value-type="float">
            <text:p>1.47681032577543E+018</text:p>
          </table:table-cell>
          <table:table-cell office:value-type="float" office:value="1.47681032594567E+018" calcext:value-type="float">
            <text:p>1.47681032594567E+018</text:p>
          </table:table-cell>
          <table:table-cell office:value-type="float" office:value="1.47681037446306E+018" calcext:value-type="float">
            <text:p>1.47681037446306E+018</text:p>
          </table:table-cell>
          <table:table-cell office:value-type="float" office:value="1.4768103746675E+018" calcext:value-type="float">
            <text:p>1.4768103746675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681025627537E+018" calcext:value-type="float">
            <text:p>1.47681025627537E+018</text:p>
          </table:table-cell>
          <table:table-cell office:value-type="float" office:value="1.47681025653717E+018" calcext:value-type="float">
            <text:p>1.47681025653717E+018</text:p>
          </table:table-cell>
          <table:table-cell office:value-type="float" office:value="1.47681032577578E+018" calcext:value-type="float">
            <text:p>1.47681032577578E+018</text:p>
          </table:table-cell>
          <table:table-cell office:value-type="float" office:value="1.47681032594583E+018" calcext:value-type="float">
            <text:p>1.47681032594583E+018</text:p>
          </table:table-cell>
          <table:table-cell office:value-type="float" office:value="1.47681037446345E+018" calcext:value-type="float">
            <text:p>1.47681037446345E+018</text:p>
          </table:table-cell>
          <table:table-cell office:value-type="float" office:value="1.47681037466771E+018" calcext:value-type="float">
            <text:p>1.47681037466771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681025627573E+018" calcext:value-type="float">
            <text:p>1.47681025627573E+018</text:p>
          </table:table-cell>
          <table:table-cell office:value-type="float" office:value="1.47681025653722E+018" calcext:value-type="float">
            <text:p>1.47681025653722E+018</text:p>
          </table:table-cell>
          <table:table-cell office:value-type="float" office:value="1.47681032577613E+018" calcext:value-type="float">
            <text:p>1.47681032577613E+018</text:p>
          </table:table-cell>
          <table:table-cell office:value-type="float" office:value="1.47681032594611E+018" calcext:value-type="float">
            <text:p>1.47681032594611E+018</text:p>
          </table:table-cell>
          <table:table-cell office:value-type="float" office:value="1.47681037446381E+018" calcext:value-type="float">
            <text:p>1.47681037446381E+018</text:p>
          </table:table-cell>
          <table:table-cell office:value-type="float" office:value="1.476810374668E+018" calcext:value-type="float">
            <text:p>1.476810374668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681025627612E+018" calcext:value-type="float">
            <text:p>1.47681025627612E+018</text:p>
          </table:table-cell>
          <table:table-cell office:value-type="float" office:value="1.47681025653743E+018" calcext:value-type="float">
            <text:p>1.47681025653743E+018</text:p>
          </table:table-cell>
          <table:table-cell office:value-type="float" office:value="1.47681032577656E+018" calcext:value-type="float">
            <text:p>1.47681032577656E+018</text:p>
          </table:table-cell>
          <table:table-cell office:value-type="float" office:value="1.47681032594617E+018" calcext:value-type="float">
            <text:p>1.47681032594617E+018</text:p>
          </table:table-cell>
          <table:table-cell office:value-type="float" office:value="1.47681037446453E+018" calcext:value-type="float">
            <text:p>1.47681037446453E+018</text:p>
          </table:table-cell>
          <table:table-cell office:value-type="float" office:value="1.47681037466806E+018" calcext:value-type="float">
            <text:p>1.47681037466806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681025627651E+018" calcext:value-type="float">
            <text:p>1.47681025627651E+018</text:p>
          </table:table-cell>
          <table:table-cell office:value-type="float" office:value="1.47681025653749E+018" calcext:value-type="float">
            <text:p>1.47681025653749E+018</text:p>
          </table:table-cell>
          <table:table-cell office:value-type="float" office:value="1.47681032577704E+018" calcext:value-type="float">
            <text:p>1.47681032577704E+018</text:p>
          </table:table-cell>
          <table:table-cell office:value-type="float" office:value="1.47681032594626E+018" calcext:value-type="float">
            <text:p>1.47681032594626E+018</text:p>
          </table:table-cell>
          <table:table-cell office:value-type="float" office:value="1.47681037446491E+018" calcext:value-type="float">
            <text:p>1.47681037446491E+018</text:p>
          </table:table-cell>
          <table:table-cell office:value-type="float" office:value="1.47681037466831E+018" calcext:value-type="float">
            <text:p>1.47681037466831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681025627691E+018" calcext:value-type="float">
            <text:p>1.47681025627691E+018</text:p>
          </table:table-cell>
          <table:table-cell office:value-type="float" office:value="1.47681025653769E+018" calcext:value-type="float">
            <text:p>1.47681025653769E+018</text:p>
          </table:table-cell>
          <table:table-cell office:value-type="float" office:value="1.47681032577749E+018" calcext:value-type="float">
            <text:p>1.47681032577749E+018</text:p>
          </table:table-cell>
          <table:table-cell office:value-type="float" office:value="1.47681032594631E+018" calcext:value-type="float">
            <text:p>1.47681032594631E+018</text:p>
          </table:table-cell>
          <table:table-cell office:value-type="float" office:value="1.47681037446525E+018" calcext:value-type="float">
            <text:p>1.47681037446525E+018</text:p>
          </table:table-cell>
          <table:table-cell office:value-type="float" office:value="1.47681037466837E+018" calcext:value-type="float">
            <text:p>1.47681037466837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681025627727E+018" calcext:value-type="float">
            <text:p>1.47681025627727E+018</text:p>
          </table:table-cell>
          <table:table-cell office:value-type="float" office:value="1.47681025653775E+018" calcext:value-type="float">
            <text:p>1.47681025653775E+018</text:p>
          </table:table-cell>
          <table:table-cell office:value-type="float" office:value="1.47681032577786E+018" calcext:value-type="float">
            <text:p>1.47681032577786E+018</text:p>
          </table:table-cell>
          <table:table-cell office:value-type="float" office:value="1.47681032594648E+018" calcext:value-type="float">
            <text:p>1.47681032594648E+018</text:p>
          </table:table-cell>
          <table:table-cell office:value-type="float" office:value="1.47681037446562E+018" calcext:value-type="float">
            <text:p>1.47681037446562E+018</text:p>
          </table:table-cell>
          <table:table-cell office:value-type="float" office:value="1.47681037466869E+018" calcext:value-type="float">
            <text:p>1.47681037466869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681025627763E+018" calcext:value-type="float">
            <text:p>1.47681025627763E+018</text:p>
          </table:table-cell>
          <table:table-cell office:value-type="float" office:value="1.47681025653796E+018" calcext:value-type="float">
            <text:p>1.47681025653796E+018</text:p>
          </table:table-cell>
          <table:table-cell office:value-type="float" office:value="1.47681032577821E+018" calcext:value-type="float">
            <text:p>1.47681032577821E+018</text:p>
          </table:table-cell>
          <table:table-cell office:value-type="float" office:value="1.47681032594668E+018" calcext:value-type="float">
            <text:p>1.47681032594668E+018</text:p>
          </table:table-cell>
          <table:table-cell office:value-type="float" office:value="1.47681037446601E+018" calcext:value-type="float">
            <text:p>1.47681037446601E+018</text:p>
          </table:table-cell>
          <table:table-cell office:value-type="float" office:value="1.47681037466875E+018" calcext:value-type="float">
            <text:p>1.47681037466875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681025627799E+018" calcext:value-type="float">
            <text:p>1.47681025627799E+018</text:p>
          </table:table-cell>
          <table:table-cell office:value-type="float" office:value="1.47681025653802E+018" calcext:value-type="float">
            <text:p>1.47681025653802E+018</text:p>
          </table:table-cell>
          <table:table-cell office:value-type="float" office:value="1.47681032577857E+018" calcext:value-type="float">
            <text:p>1.47681032577857E+018</text:p>
          </table:table-cell>
          <table:table-cell office:value-type="float" office:value="1.47681032594674E+018" calcext:value-type="float">
            <text:p>1.47681032594674E+018</text:p>
          </table:table-cell>
          <table:table-cell office:value-type="float" office:value="1.47681037446644E+018" calcext:value-type="float">
            <text:p>1.47681037446644E+018</text:p>
          </table:table-cell>
          <table:table-cell office:value-type="float" office:value="1.47681037466881E+018" calcext:value-type="float">
            <text:p>1.47681037466881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681025627833E+018" calcext:value-type="float">
            <text:p>1.47681025627833E+018</text:p>
          </table:table-cell>
          <table:table-cell office:value-type="float" office:value="1.47681025653818E+018" calcext:value-type="float">
            <text:p>1.47681025653818E+018</text:p>
          </table:table-cell>
          <table:table-cell office:value-type="float" office:value="1.47681032577892E+018" calcext:value-type="float">
            <text:p>1.47681032577892E+018</text:p>
          </table:table-cell>
          <table:table-cell office:value-type="float" office:value="1.47681032594695E+018" calcext:value-type="float">
            <text:p>1.47681032594695E+018</text:p>
          </table:table-cell>
          <table:table-cell office:value-type="float" office:value="1.47681037446679E+018" calcext:value-type="float">
            <text:p>1.47681037446679E+018</text:p>
          </table:table-cell>
          <table:table-cell office:value-type="float" office:value="1.47681037466886E+018" calcext:value-type="float">
            <text:p>1.47681037466886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681025627873E+018" calcext:value-type="float">
            <text:p>1.47681025627873E+018</text:p>
          </table:table-cell>
          <table:table-cell office:value-type="float" office:value="1.47681025653842E+018" calcext:value-type="float">
            <text:p>1.47681025653842E+018</text:p>
          </table:table-cell>
          <table:table-cell office:value-type="float" office:value="1.47681032577927E+018" calcext:value-type="float">
            <text:p>1.47681032577927E+018</text:p>
          </table:table-cell>
          <table:table-cell office:value-type="float" office:value="1.47681032594701E+018" calcext:value-type="float">
            <text:p>1.47681032594701E+018</text:p>
          </table:table-cell>
          <table:table-cell office:value-type="float" office:value="1.47681037446715E+018" calcext:value-type="float">
            <text:p>1.47681037446715E+018</text:p>
          </table:table-cell>
          <table:table-cell office:value-type="float" office:value="1.47681037466911E+018" calcext:value-type="float">
            <text:p>1.47681037466911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681025627908E+018" calcext:value-type="float">
            <text:p>1.47681025627908E+018</text:p>
          </table:table-cell>
          <table:table-cell office:value-type="float" office:value="1.47681025653865E+018" calcext:value-type="float">
            <text:p>1.47681025653865E+018</text:p>
          </table:table-cell>
          <table:table-cell office:value-type="float" office:value="1.47681032577962E+018" calcext:value-type="float">
            <text:p>1.47681032577962E+018</text:p>
          </table:table-cell>
          <table:table-cell office:value-type="float" office:value="1.47681032594723E+018" calcext:value-type="float">
            <text:p>1.47681032594723E+018</text:p>
          </table:table-cell>
          <table:table-cell office:value-type="float" office:value="1.47681037446751E+018" calcext:value-type="float">
            <text:p>1.47681037446751E+018</text:p>
          </table:table-cell>
          <table:table-cell office:value-type="float" office:value="1.47681037466917E+018" calcext:value-type="float">
            <text:p>1.47681037466917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681025627943E+018" calcext:value-type="float">
            <text:p>1.47681025627943E+018</text:p>
          </table:table-cell>
          <table:table-cell office:value-type="float" office:value="1.47681025653886E+018" calcext:value-type="float">
            <text:p>1.47681025653886E+018</text:p>
          </table:table-cell>
          <table:table-cell office:value-type="float" office:value="1.47681032577997E+018" calcext:value-type="float">
            <text:p>1.47681032577997E+018</text:p>
          </table:table-cell>
          <table:table-cell office:value-type="float" office:value="1.4768103259474E+018" calcext:value-type="float">
            <text:p>1.4768103259474E+018</text:p>
          </table:table-cell>
          <table:table-cell office:value-type="float" office:value="1.47681037446791E+018" calcext:value-type="float">
            <text:p>1.47681037446791E+018</text:p>
          </table:table-cell>
          <table:table-cell office:value-type="float" office:value="1.47681037466947E+018" calcext:value-type="float">
            <text:p>1.47681037466947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681025627979E+018" calcext:value-type="float">
            <text:p>1.47681025627979E+018</text:p>
          </table:table-cell>
          <table:table-cell office:value-type="float" office:value="1.47681025653892E+018" calcext:value-type="float">
            <text:p>1.47681025653892E+018</text:p>
          </table:table-cell>
          <table:table-cell office:value-type="float" office:value="1.47681032578032E+018" calcext:value-type="float">
            <text:p>1.47681032578032E+018</text:p>
          </table:table-cell>
          <table:table-cell office:value-type="float" office:value="1.47681032594763E+018" calcext:value-type="float">
            <text:p>1.47681032594763E+018</text:p>
          </table:table-cell>
          <table:table-cell office:value-type="float" office:value="1.47681037446826E+018" calcext:value-type="float">
            <text:p>1.47681037446826E+018</text:p>
          </table:table-cell>
          <table:table-cell office:value-type="float" office:value="1.47681037466952E+018" calcext:value-type="float">
            <text:p>1.47681037466952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681025628014E+018" calcext:value-type="float">
            <text:p>1.47681025628014E+018</text:p>
          </table:table-cell>
          <table:table-cell office:value-type="float" office:value="1.47681025653913E+018" calcext:value-type="float">
            <text:p>1.47681025653913E+018</text:p>
          </table:table-cell>
          <table:table-cell office:value-type="float" office:value="1.47681032578067E+018" calcext:value-type="float">
            <text:p>1.47681032578067E+018</text:p>
          </table:table-cell>
          <table:table-cell office:value-type="float" office:value="1.47681032594769E+018" calcext:value-type="float">
            <text:p>1.47681032594769E+018</text:p>
          </table:table-cell>
          <table:table-cell office:value-type="float" office:value="1.4768103744686E+018" calcext:value-type="float">
            <text:p>1.4768103744686E+018</text:p>
          </table:table-cell>
          <table:table-cell office:value-type="float" office:value="1.47681037466958E+018" calcext:value-type="float">
            <text:p>1.47681037466958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681025628049E+018" calcext:value-type="float">
            <text:p>1.47681025628049E+018</text:p>
          </table:table-cell>
          <table:table-cell office:value-type="float" office:value="1.47681025653918E+018" calcext:value-type="float">
            <text:p>1.47681025653918E+018</text:p>
          </table:table-cell>
          <table:table-cell office:value-type="float" office:value="1.47681032578102E+018" calcext:value-type="float">
            <text:p>1.47681032578102E+018</text:p>
          </table:table-cell>
          <table:table-cell office:value-type="float" office:value="1.4768103259479E+018" calcext:value-type="float">
            <text:p>1.4768103259479E+018</text:p>
          </table:table-cell>
          <table:table-cell office:value-type="float" office:value="1.47681037446896E+018" calcext:value-type="float">
            <text:p>1.47681037446896E+018</text:p>
          </table:table-cell>
          <table:table-cell office:value-type="float" office:value="1.47681037466976E+018" calcext:value-type="float">
            <text:p>1.47681037466976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681025628084E+018" calcext:value-type="float">
            <text:p>1.47681025628084E+018</text:p>
          </table:table-cell>
          <table:table-cell office:value-type="float" office:value="1.47681025653943E+018" calcext:value-type="float">
            <text:p>1.47681025653943E+018</text:p>
          </table:table-cell>
          <table:table-cell office:value-type="float" office:value="1.47681032578137E+018" calcext:value-type="float">
            <text:p>1.47681032578137E+018</text:p>
          </table:table-cell>
          <table:table-cell office:value-type="float" office:value="1.47681032594795E+018" calcext:value-type="float">
            <text:p>1.47681032594795E+018</text:p>
          </table:table-cell>
          <table:table-cell office:value-type="float" office:value="1.47681037446935E+018" calcext:value-type="float">
            <text:p>1.47681037446935E+018</text:p>
          </table:table-cell>
          <table:table-cell office:value-type="float" office:value="1.47681037467008E+018" calcext:value-type="float">
            <text:p>1.47681037467008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68102562812E+018" calcext:value-type="float">
            <text:p>1.4768102562812E+018</text:p>
          </table:table-cell>
          <table:table-cell office:value-type="float" office:value="1.47681025653948E+018" calcext:value-type="float">
            <text:p>1.47681025653948E+018</text:p>
          </table:table-cell>
          <table:table-cell office:value-type="float" office:value="1.47681032578173E+018" calcext:value-type="float">
            <text:p>1.47681032578173E+018</text:p>
          </table:table-cell>
          <table:table-cell office:value-type="float" office:value="1.47681032594812E+018" calcext:value-type="float">
            <text:p>1.47681032594812E+018</text:p>
          </table:table-cell>
          <table:table-cell office:value-type="float" office:value="1.47681037446971E+018" calcext:value-type="float">
            <text:p>1.47681037446971E+018</text:p>
          </table:table-cell>
          <table:table-cell office:value-type="float" office:value="1.47681037467014E+018" calcext:value-type="float">
            <text:p>1.47681037467014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681025628156E+018" calcext:value-type="float">
            <text:p>1.47681025628156E+018</text:p>
          </table:table-cell>
          <table:table-cell office:value-type="float" office:value="1.47681025653954E+018" calcext:value-type="float">
            <text:p>1.47681025653954E+018</text:p>
          </table:table-cell>
          <table:table-cell office:value-type="float" office:value="1.47681032578208E+018" calcext:value-type="float">
            <text:p>1.47681032578208E+018</text:p>
          </table:table-cell>
          <table:table-cell office:value-type="float" office:value="1.47681032594832E+018" calcext:value-type="float">
            <text:p>1.47681032594832E+018</text:p>
          </table:table-cell>
          <table:table-cell office:value-type="float" office:value="1.47681037447005E+018" calcext:value-type="float">
            <text:p>1.47681037447005E+018</text:p>
          </table:table-cell>
          <table:table-cell office:value-type="float" office:value="1.4768103746702E+018" calcext:value-type="float">
            <text:p>1.4768103746702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68102562819E+018" calcext:value-type="float">
            <text:p>1.4768102562819E+018</text:p>
          </table:table-cell>
          <table:table-cell office:value-type="float" office:value="1.4768102565397E+018" calcext:value-type="float">
            <text:p>1.4768102565397E+018</text:p>
          </table:table-cell>
          <table:table-cell office:value-type="float" office:value="1.47681032578242E+018" calcext:value-type="float">
            <text:p>1.47681032578242E+018</text:p>
          </table:table-cell>
          <table:table-cell office:value-type="float" office:value="1.47681032594838E+018" calcext:value-type="float">
            <text:p>1.47681032594838E+018</text:p>
          </table:table-cell>
          <table:table-cell office:value-type="float" office:value="1.47681037447041E+018" calcext:value-type="float">
            <text:p>1.47681037447041E+018</text:p>
          </table:table-cell>
          <table:table-cell office:value-type="float" office:value="1.47681037467045E+018" calcext:value-type="float">
            <text:p>1.47681037467045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681025628225E+018" calcext:value-type="float">
            <text:p>1.47681025628225E+018</text:p>
          </table:table-cell>
          <table:table-cell office:value-type="float" office:value="1.47681025653991E+018" calcext:value-type="float">
            <text:p>1.47681025653991E+018</text:p>
          </table:table-cell>
          <table:table-cell office:value-type="float" office:value="1.47681032578278E+018" calcext:value-type="float">
            <text:p>1.47681032578278E+018</text:p>
          </table:table-cell>
          <table:table-cell office:value-type="float" office:value="1.47681032594854E+018" calcext:value-type="float">
            <text:p>1.47681032594854E+018</text:p>
          </table:table-cell>
          <table:table-cell office:value-type="float" office:value="1.4768103744708E+018" calcext:value-type="float">
            <text:p>1.4768103744708E+018</text:p>
          </table:table-cell>
          <table:table-cell office:value-type="float" office:value="1.47681037467051E+018" calcext:value-type="float">
            <text:p>1.47681037467051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68102562826E+018" calcext:value-type="float">
            <text:p>1.4768102562826E+018</text:p>
          </table:table-cell>
          <table:table-cell office:value-type="float" office:value="1.47681025653997E+018" calcext:value-type="float">
            <text:p>1.47681025653997E+018</text:p>
          </table:table-cell>
          <table:table-cell office:value-type="float" office:value="1.47681032578313E+018" calcext:value-type="float">
            <text:p>1.47681032578313E+018</text:p>
          </table:table-cell>
          <table:table-cell office:value-type="float" office:value="1.47681032594895E+018" calcext:value-type="float">
            <text:p>1.47681032594895E+018</text:p>
          </table:table-cell>
          <table:table-cell office:value-type="float" office:value="1.47681037447116E+018" calcext:value-type="float">
            <text:p>1.47681037447116E+018</text:p>
          </table:table-cell>
          <table:table-cell office:value-type="float" office:value="1.47681037467075E+018" calcext:value-type="float">
            <text:p>1.47681037467075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681025628295E+018" calcext:value-type="float">
            <text:p>1.47681025628295E+018</text:p>
          </table:table-cell>
          <table:table-cell office:value-type="float" office:value="1.47681025654017E+018" calcext:value-type="float">
            <text:p>1.47681025654017E+018</text:p>
          </table:table-cell>
          <table:table-cell office:value-type="float" office:value="1.47681032578349E+018" calcext:value-type="float">
            <text:p>1.47681032578349E+018</text:p>
          </table:table-cell>
          <table:table-cell office:value-type="float" office:value="1.47681032594919E+018" calcext:value-type="float">
            <text:p>1.47681032594919E+018</text:p>
          </table:table-cell>
          <table:table-cell office:value-type="float" office:value="1.47681037447151E+018" calcext:value-type="float">
            <text:p>1.47681037447151E+018</text:p>
          </table:table-cell>
          <table:table-cell office:value-type="float" office:value="1.47681037467081E+018" calcext:value-type="float">
            <text:p>1.47681037467081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68102562833E+018" calcext:value-type="float">
            <text:p>1.4768102562833E+018</text:p>
          </table:table-cell>
          <table:table-cell office:value-type="float" office:value="1.4768102565403E+018" calcext:value-type="float">
            <text:p>1.4768102565403E+018</text:p>
          </table:table-cell>
          <table:table-cell office:value-type="float" office:value="1.47681032578384E+018" calcext:value-type="float">
            <text:p>1.47681032578384E+018</text:p>
          </table:table-cell>
          <table:table-cell office:value-type="float" office:value="1.47681032594932E+018" calcext:value-type="float">
            <text:p>1.47681032594932E+018</text:p>
          </table:table-cell>
          <table:table-cell office:value-type="float" office:value="1.47681037447185E+018" calcext:value-type="float">
            <text:p>1.47681037447185E+018</text:p>
          </table:table-cell>
          <table:table-cell office:value-type="float" office:value="1.47681037467114E+018" calcext:value-type="float">
            <text:p>1.47681037467114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681025628365E+018" calcext:value-type="float">
            <text:p>1.47681025628365E+018</text:p>
          </table:table-cell>
          <table:table-cell office:value-type="float" office:value="1.47681025654051E+018" calcext:value-type="float">
            <text:p>1.47681025654051E+018</text:p>
          </table:table-cell>
          <table:table-cell office:value-type="float" office:value="1.47681032578419E+018" calcext:value-type="float">
            <text:p>1.47681032578419E+018</text:p>
          </table:table-cell>
          <table:table-cell office:value-type="float" office:value="1.47681032594937E+018" calcext:value-type="float">
            <text:p>1.47681032594937E+018</text:p>
          </table:table-cell>
          <table:table-cell office:value-type="float" office:value="1.4768103744722E+018" calcext:value-type="float">
            <text:p>1.4768103744722E+018</text:p>
          </table:table-cell>
          <table:table-cell office:value-type="float" office:value="1.47681037467124E+018" calcext:value-type="float">
            <text:p>1.47681037467124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6810256284E+018" calcext:value-type="float">
            <text:p>1.476810256284E+018</text:p>
          </table:table-cell>
          <table:table-cell office:value-type="float" office:value="1.47681025654057E+018" calcext:value-type="float">
            <text:p>1.47681025654057E+018</text:p>
          </table:table-cell>
          <table:table-cell office:value-type="float" office:value="1.47681032578454E+018" calcext:value-type="float">
            <text:p>1.47681032578454E+018</text:p>
          </table:table-cell>
          <table:table-cell office:value-type="float" office:value="1.47681032594954E+018" calcext:value-type="float">
            <text:p>1.47681032594954E+018</text:p>
          </table:table-cell>
          <table:table-cell office:value-type="float" office:value="1.47681037447259E+018" calcext:value-type="float">
            <text:p>1.47681037447259E+018</text:p>
          </table:table-cell>
          <table:table-cell office:value-type="float" office:value="1.4768103746713E+018" calcext:value-type="float">
            <text:p>1.4768103746713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681025628435E+018" calcext:value-type="float">
            <text:p>1.47681025628435E+018</text:p>
          </table:table-cell>
          <table:table-cell office:value-type="float" office:value="1.47681025654073E+018" calcext:value-type="float">
            <text:p>1.47681025654073E+018</text:p>
          </table:table-cell>
          <table:table-cell office:value-type="float" office:value="1.476810325785E+018" calcext:value-type="float">
            <text:p>1.476810325785E+018</text:p>
          </table:table-cell>
          <table:table-cell office:value-type="float" office:value="1.47681032594982E+018" calcext:value-type="float">
            <text:p>1.47681032594982E+018</text:p>
          </table:table-cell>
          <table:table-cell office:value-type="float" office:value="1.47681037447295E+018" calcext:value-type="float">
            <text:p>1.47681037447295E+018</text:p>
          </table:table-cell>
          <table:table-cell office:value-type="float" office:value="1.47681037467156E+018" calcext:value-type="float">
            <text:p>1.47681037467156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681025628469E+018" calcext:value-type="float">
            <text:p>1.47681025628469E+018</text:p>
          </table:table-cell>
          <table:table-cell office:value-type="float" office:value="1.47681025654101E+018" calcext:value-type="float">
            <text:p>1.47681025654101E+018</text:p>
          </table:table-cell>
          <table:table-cell office:value-type="float" office:value="1.4768103257854E+018" calcext:value-type="float">
            <text:p>1.4768103257854E+018</text:p>
          </table:table-cell>
          <table:table-cell office:value-type="float" office:value="1.47681032594988E+018" calcext:value-type="float">
            <text:p>1.47681032594988E+018</text:p>
          </table:table-cell>
          <table:table-cell office:value-type="float" office:value="1.47681037447329E+018" calcext:value-type="float">
            <text:p>1.47681037447329E+018</text:p>
          </table:table-cell>
          <table:table-cell office:value-type="float" office:value="1.4768103746719E+018" calcext:value-type="float">
            <text:p>1.4768103746719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681025628508E+018" calcext:value-type="float">
            <text:p>1.47681025628508E+018</text:p>
          </table:table-cell>
          <table:table-cell office:value-type="float" office:value="1.47681025654107E+018" calcext:value-type="float">
            <text:p>1.47681025654107E+018</text:p>
          </table:table-cell>
          <table:table-cell office:value-type="float" office:value="1.47681032578578E+018" calcext:value-type="float">
            <text:p>1.47681032578578E+018</text:p>
          </table:table-cell>
          <table:table-cell office:value-type="float" office:value="1.47681032594993E+018" calcext:value-type="float">
            <text:p>1.47681032594993E+018</text:p>
          </table:table-cell>
          <table:table-cell office:value-type="float" office:value="1.47681037447364E+018" calcext:value-type="float">
            <text:p>1.47681037447364E+018</text:p>
          </table:table-cell>
          <table:table-cell office:value-type="float" office:value="1.47681037467195E+018" calcext:value-type="float">
            <text:p>1.47681037467195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681025628543E+018" calcext:value-type="float">
            <text:p>1.47681025628543E+018</text:p>
          </table:table-cell>
          <table:table-cell office:value-type="float" office:value="1.47681025654112E+018" calcext:value-type="float">
            <text:p>1.47681025654112E+018</text:p>
          </table:table-cell>
          <table:table-cell office:value-type="float" office:value="1.47681032578616E+018" calcext:value-type="float">
            <text:p>1.47681032578616E+018</text:p>
          </table:table-cell>
          <table:table-cell office:value-type="float" office:value="1.47681032594999E+018" calcext:value-type="float">
            <text:p>1.47681032594999E+018</text:p>
          </table:table-cell>
          <table:table-cell office:value-type="float" office:value="1.47681037447399E+018" calcext:value-type="float">
            <text:p>1.47681037447399E+018</text:p>
          </table:table-cell>
          <table:table-cell office:value-type="float" office:value="1.47681037467201E+018" calcext:value-type="float">
            <text:p>1.47681037467201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681025628578E+018" calcext:value-type="float">
            <text:p>1.47681025628578E+018</text:p>
          </table:table-cell>
          <table:table-cell office:value-type="float" office:value="1.47681025654129E+018" calcext:value-type="float">
            <text:p>1.47681025654129E+018</text:p>
          </table:table-cell>
          <table:table-cell office:value-type="float" office:value="1.47681032578664E+018" calcext:value-type="float">
            <text:p>1.47681032578664E+018</text:p>
          </table:table-cell>
          <table:table-cell office:value-type="float" office:value="1.47681032595015E+018" calcext:value-type="float">
            <text:p>1.47681032595015E+018</text:p>
          </table:table-cell>
          <table:table-cell office:value-type="float" office:value="1.47681037447439E+018" calcext:value-type="float">
            <text:p>1.47681037447439E+018</text:p>
          </table:table-cell>
          <table:table-cell office:value-type="float" office:value="1.47681037467206E+018" calcext:value-type="float">
            <text:p>1.47681037467206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681025628614E+018" calcext:value-type="float">
            <text:p>1.47681025628614E+018</text:p>
          </table:table-cell>
          <table:table-cell office:value-type="float" office:value="1.47681025654149E+018" calcext:value-type="float">
            <text:p>1.47681025654149E+018</text:p>
          </table:table-cell>
          <table:table-cell office:value-type="float" office:value="1.476810325787E+018" calcext:value-type="float">
            <text:p>1.476810325787E+018</text:p>
          </table:table-cell>
          <table:table-cell office:value-type="float" office:value="1.47681032595046E+018" calcext:value-type="float">
            <text:p>1.47681032595046E+018</text:p>
          </table:table-cell>
          <table:table-cell office:value-type="float" office:value="1.47681037447474E+018" calcext:value-type="float">
            <text:p>1.47681037447474E+018</text:p>
          </table:table-cell>
          <table:table-cell office:value-type="float" office:value="1.47681037467224E+018" calcext:value-type="float">
            <text:p>1.47681037467224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681025628654E+018" calcext:value-type="float">
            <text:p>1.47681025628654E+018</text:p>
          </table:table-cell>
          <table:table-cell office:value-type="float" office:value="1.47681025654155E+018" calcext:value-type="float">
            <text:p>1.47681025654155E+018</text:p>
          </table:table-cell>
          <table:table-cell office:value-type="float" office:value="1.47681032578742E+018" calcext:value-type="float">
            <text:p>1.47681032578742E+018</text:p>
          </table:table-cell>
          <table:table-cell office:value-type="float" office:value="1.47681032595052E+018" calcext:value-type="float">
            <text:p>1.47681032595052E+018</text:p>
          </table:table-cell>
          <table:table-cell office:value-type="float" office:value="1.47681037447508E+018" calcext:value-type="float">
            <text:p>1.47681037447508E+018</text:p>
          </table:table-cell>
          <table:table-cell office:value-type="float" office:value="1.47681037467257E+018" calcext:value-type="float">
            <text:p>1.47681037467257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681025628689E+018" calcext:value-type="float">
            <text:p>1.47681025628689E+018</text:p>
          </table:table-cell>
          <table:table-cell office:value-type="float" office:value="1.47681025654172E+018" calcext:value-type="float">
            <text:p>1.47681025654172E+018</text:p>
          </table:table-cell>
          <table:table-cell office:value-type="float" office:value="1.47681032578778E+018" calcext:value-type="float">
            <text:p>1.47681032578778E+018</text:p>
          </table:table-cell>
          <table:table-cell office:value-type="float" office:value="1.47681032595058E+018" calcext:value-type="float">
            <text:p>1.47681032595058E+018</text:p>
          </table:table-cell>
          <table:table-cell office:value-type="float" office:value="1.47681037447548E+018" calcext:value-type="float">
            <text:p>1.47681037447548E+018</text:p>
          </table:table-cell>
          <table:table-cell office:value-type="float" office:value="1.47681037467263E+018" calcext:value-type="float">
            <text:p>1.47681037467263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681025628724E+018" calcext:value-type="float">
            <text:p>1.47681025628724E+018</text:p>
          </table:table-cell>
          <table:table-cell office:value-type="float" office:value="1.47681025654188E+018" calcext:value-type="float">
            <text:p>1.47681025654188E+018</text:p>
          </table:table-cell>
          <table:table-cell office:value-type="float" office:value="1.47681032578814E+018" calcext:value-type="float">
            <text:p>1.47681032578814E+018</text:p>
          </table:table-cell>
          <table:table-cell office:value-type="float" office:value="1.47681032595063E+018" calcext:value-type="float">
            <text:p>1.47681032595063E+018</text:p>
          </table:table-cell>
          <table:table-cell office:value-type="float" office:value="1.47681037447584E+018" calcext:value-type="float">
            <text:p>1.47681037447584E+018</text:p>
          </table:table-cell>
          <table:table-cell office:value-type="float" office:value="1.47681037467268E+018" calcext:value-type="float">
            <text:p>1.47681037467268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68102562876E+018" calcext:value-type="float">
            <text:p>1.4768102562876E+018</text:p>
          </table:table-cell>
          <table:table-cell office:value-type="float" office:value="1.47681025654205E+018" calcext:value-type="float">
            <text:p>1.47681025654205E+018</text:p>
          </table:table-cell>
          <table:table-cell office:value-type="float" office:value="1.4768103257885E+018" calcext:value-type="float">
            <text:p>1.4768103257885E+018</text:p>
          </table:table-cell>
          <table:table-cell office:value-type="float" office:value="1.47681032595079E+018" calcext:value-type="float">
            <text:p>1.47681032595079E+018</text:p>
          </table:table-cell>
          <table:table-cell office:value-type="float" office:value="1.47681037447618E+018" calcext:value-type="float">
            <text:p>1.47681037447618E+018</text:p>
          </table:table-cell>
          <table:table-cell office:value-type="float" office:value="1.47681037467278E+018" calcext:value-type="float">
            <text:p>1.47681037467278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681025628795E+018" calcext:value-type="float">
            <text:p>1.47681025628795E+018</text:p>
          </table:table-cell>
          <table:table-cell office:value-type="float" office:value="1.47681025654222E+018" calcext:value-type="float">
            <text:p>1.47681025654222E+018</text:p>
          </table:table-cell>
          <table:table-cell office:value-type="float" office:value="1.47681032578885E+018" calcext:value-type="float">
            <text:p>1.47681032578885E+018</text:p>
          </table:table-cell>
          <table:table-cell office:value-type="float" office:value="1.47681032595103E+018" calcext:value-type="float">
            <text:p>1.47681032595103E+018</text:p>
          </table:table-cell>
          <table:table-cell office:value-type="float" office:value="1.47681037447664E+018" calcext:value-type="float">
            <text:p>1.47681037447664E+018</text:p>
          </table:table-cell>
          <table:table-cell office:value-type="float" office:value="1.47681037467296E+018" calcext:value-type="float">
            <text:p>1.47681037467296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681025628829E+018" calcext:value-type="float">
            <text:p>1.47681025628829E+018</text:p>
          </table:table-cell>
          <table:table-cell office:value-type="float" office:value="1.47681025654242E+018" calcext:value-type="float">
            <text:p>1.47681025654242E+018</text:p>
          </table:table-cell>
          <table:table-cell office:value-type="float" office:value="1.47681032578925E+018" calcext:value-type="float">
            <text:p>1.47681032578925E+018</text:p>
          </table:table-cell>
          <table:table-cell office:value-type="float" office:value="1.47681032595109E+018" calcext:value-type="float">
            <text:p>1.47681032595109E+018</text:p>
          </table:table-cell>
          <table:table-cell office:value-type="float" office:value="1.476810374477E+018" calcext:value-type="float">
            <text:p>1.476810374477E+018</text:p>
          </table:table-cell>
          <table:table-cell office:value-type="float" office:value="1.47681037467352E+018" calcext:value-type="float">
            <text:p>1.47681037467352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681025628868E+018" calcext:value-type="float">
            <text:p>1.47681025628868E+018</text:p>
          </table:table-cell>
          <table:table-cell office:value-type="float" office:value="1.47681025654248E+018" calcext:value-type="float">
            <text:p>1.47681025654248E+018</text:p>
          </table:table-cell>
          <table:table-cell office:value-type="float" office:value="1.4768103257896E+018" calcext:value-type="float">
            <text:p>1.4768103257896E+018</text:p>
          </table:table-cell>
          <table:table-cell office:value-type="float" office:value="1.47681032595115E+018" calcext:value-type="float">
            <text:p>1.47681032595115E+018</text:p>
          </table:table-cell>
          <table:table-cell office:value-type="float" office:value="1.47681037447738E+018" calcext:value-type="float">
            <text:p>1.47681037447738E+018</text:p>
          </table:table-cell>
          <table:table-cell office:value-type="float" office:value="1.47681037467391E+018" calcext:value-type="float">
            <text:p>1.47681037467391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681025628903E+018" calcext:value-type="float">
            <text:p>1.47681025628903E+018</text:p>
          </table:table-cell>
          <table:table-cell office:value-type="float" office:value="1.47681025654265E+018" calcext:value-type="float">
            <text:p>1.47681025654265E+018</text:p>
          </table:table-cell>
          <table:table-cell office:value-type="float" office:value="1.47681032579001E+018" calcext:value-type="float">
            <text:p>1.47681032579001E+018</text:p>
          </table:table-cell>
          <table:table-cell office:value-type="float" office:value="1.47681032595131E+018" calcext:value-type="float">
            <text:p>1.47681032595131E+018</text:p>
          </table:table-cell>
          <table:table-cell office:value-type="float" office:value="1.47681037447774E+018" calcext:value-type="float">
            <text:p>1.47681037447774E+018</text:p>
          </table:table-cell>
          <table:table-cell office:value-type="float" office:value="1.47681037467484E+018" calcext:value-type="float">
            <text:p>1.47681037467484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681025628942E+018" calcext:value-type="float">
            <text:p>1.47681025628942E+018</text:p>
          </table:table-cell>
          <table:table-cell office:value-type="float" office:value="1.47681025654286E+018" calcext:value-type="float">
            <text:p>1.47681025654286E+018</text:p>
          </table:table-cell>
          <table:table-cell office:value-type="float" office:value="1.47681032579038E+018" calcext:value-type="float">
            <text:p>1.47681032579038E+018</text:p>
          </table:table-cell>
          <table:table-cell office:value-type="float" office:value="1.47681032595148E+018" calcext:value-type="float">
            <text:p>1.47681032595148E+018</text:p>
          </table:table-cell>
          <table:table-cell office:value-type="float" office:value="1.47681037447808E+018" calcext:value-type="float">
            <text:p>1.47681037447808E+018</text:p>
          </table:table-cell>
          <table:table-cell office:value-type="float" office:value="1.47681037467596E+018" calcext:value-type="float">
            <text:p>1.47681037467596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681025628979E+018" calcext:value-type="float">
            <text:p>1.47681025628979E+018</text:p>
          </table:table-cell>
          <table:table-cell office:value-type="float" office:value="1.47681025654291E+018" calcext:value-type="float">
            <text:p>1.47681025654291E+018</text:p>
          </table:table-cell>
          <table:table-cell office:value-type="float" office:value="1.47681032579079E+018" calcext:value-type="float">
            <text:p>1.47681032579079E+018</text:p>
          </table:table-cell>
          <table:table-cell office:value-type="float" office:value="1.47681032595168E+018" calcext:value-type="float">
            <text:p>1.47681032595168E+018</text:p>
          </table:table-cell>
          <table:table-cell office:value-type="float" office:value="1.47681037447844E+018" calcext:value-type="float">
            <text:p>1.47681037447844E+018</text:p>
          </table:table-cell>
          <table:table-cell office:value-type="float" office:value="1.47681037467666E+018" calcext:value-type="float">
            <text:p>1.47681037467666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681025629015E+018" calcext:value-type="float">
            <text:p>1.47681025629015E+018</text:p>
          </table:table-cell>
          <table:table-cell office:value-type="float" office:value="1.47681025654309E+018" calcext:value-type="float">
            <text:p>1.47681025654309E+018</text:p>
          </table:table-cell>
          <table:table-cell office:value-type="float" office:value="1.4768103257912E+018" calcext:value-type="float">
            <text:p>1.4768103257912E+018</text:p>
          </table:table-cell>
          <table:table-cell office:value-type="float" office:value="1.47681032595174E+018" calcext:value-type="float">
            <text:p>1.47681032595174E+018</text:p>
          </table:table-cell>
          <table:table-cell office:value-type="float" office:value="1.47681037447879E+018" calcext:value-type="float">
            <text:p>1.47681037447879E+018</text:p>
          </table:table-cell>
          <table:table-cell office:value-type="float" office:value="1.47681037467718E+018" calcext:value-type="float">
            <text:p>1.47681037467718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681025629051E+018" calcext:value-type="float">
            <text:p>1.47681025629051E+018</text:p>
          </table:table-cell>
          <table:table-cell office:value-type="float" office:value="1.47681025654356E+018" calcext:value-type="float">
            <text:p>1.47681025654356E+018</text:p>
          </table:table-cell>
          <table:table-cell office:value-type="float" office:value="1.47681032579157E+018" calcext:value-type="float">
            <text:p>1.47681032579157E+018</text:p>
          </table:table-cell>
          <table:table-cell office:value-type="float" office:value="1.4768103259519E+018" calcext:value-type="float">
            <text:p>1.4768103259519E+018</text:p>
          </table:table-cell>
          <table:table-cell office:value-type="float" office:value="1.47681037447945E+018" calcext:value-type="float">
            <text:p>1.47681037447945E+018</text:p>
          </table:table-cell>
          <table:table-cell office:value-type="float" office:value="1.476810374678E+018" calcext:value-type="float">
            <text:p>1.476810374678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681025629085E+018" calcext:value-type="float">
            <text:p>1.47681025629085E+018</text:p>
          </table:table-cell>
          <table:table-cell office:value-type="float" office:value="1.47681025654381E+018" calcext:value-type="float">
            <text:p>1.47681025654381E+018</text:p>
          </table:table-cell>
          <table:table-cell office:value-type="float" office:value="1.476810325792E+018" calcext:value-type="float">
            <text:p>1.476810325792E+018</text:p>
          </table:table-cell>
          <table:table-cell office:value-type="float" office:value="1.47681032595213E+018" calcext:value-type="float">
            <text:p>1.47681032595213E+018</text:p>
          </table:table-cell>
          <table:table-cell office:value-type="float" office:value="1.47681037447981E+018" calcext:value-type="float">
            <text:p>1.47681037447981E+018</text:p>
          </table:table-cell>
          <table:table-cell office:value-type="float" office:value="1.4768103746784E+018" calcext:value-type="float">
            <text:p>1.4768103746784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681025629124E+018" calcext:value-type="float">
            <text:p>1.47681025629124E+018</text:p>
          </table:table-cell>
          <table:table-cell office:value-type="float" office:value="1.47681025654406E+018" calcext:value-type="float">
            <text:p>1.47681025654406E+018</text:p>
          </table:table-cell>
          <table:table-cell office:value-type="float" office:value="1.47681032579236E+018" calcext:value-type="float">
            <text:p>1.47681032579236E+018</text:p>
          </table:table-cell>
          <table:table-cell office:value-type="float" office:value="1.47681032595234E+018" calcext:value-type="float">
            <text:p>1.47681032595234E+018</text:p>
          </table:table-cell>
          <table:table-cell office:value-type="float" office:value="1.47681037448017E+018" calcext:value-type="float">
            <text:p>1.47681037448017E+018</text:p>
          </table:table-cell>
          <table:table-cell office:value-type="float" office:value="1.47681037467875E+018" calcext:value-type="float">
            <text:p>1.47681037467875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68102562916E+018" calcext:value-type="float">
            <text:p>1.4768102562916E+018</text:p>
          </table:table-cell>
          <table:table-cell office:value-type="float" office:value="1.47681025654411E+018" calcext:value-type="float">
            <text:p>1.47681025654411E+018</text:p>
          </table:table-cell>
          <table:table-cell office:value-type="float" office:value="1.47681032579273E+018" calcext:value-type="float">
            <text:p>1.47681032579273E+018</text:p>
          </table:table-cell>
          <table:table-cell office:value-type="float" office:value="1.47681032595239E+018" calcext:value-type="float">
            <text:p>1.47681032595239E+018</text:p>
          </table:table-cell>
          <table:table-cell office:value-type="float" office:value="1.47681037448055E+018" calcext:value-type="float">
            <text:p>1.47681037448055E+018</text:p>
          </table:table-cell>
          <table:table-cell office:value-type="float" office:value="1.47681037467911E+018" calcext:value-type="float">
            <text:p>1.47681037467911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681025629195E+018" calcext:value-type="float">
            <text:p>1.47681025629195E+018</text:p>
          </table:table-cell>
          <table:table-cell office:value-type="float" office:value="1.47681025654417E+018" calcext:value-type="float">
            <text:p>1.47681025654417E+018</text:p>
          </table:table-cell>
          <table:table-cell office:value-type="float" office:value="1.47681032579307E+018" calcext:value-type="float">
            <text:p>1.47681032579307E+018</text:p>
          </table:table-cell>
          <table:table-cell office:value-type="float" office:value="1.47681032595256E+018" calcext:value-type="float">
            <text:p>1.47681032595256E+018</text:p>
          </table:table-cell>
          <table:table-cell office:value-type="float" office:value="1.47681037448091E+018" calcext:value-type="float">
            <text:p>1.47681037448091E+018</text:p>
          </table:table-cell>
          <table:table-cell office:value-type="float" office:value="1.47681037467917E+018" calcext:value-type="float">
            <text:p>1.47681037467917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681025629231E+018" calcext:value-type="float">
            <text:p>1.47681025629231E+018</text:p>
          </table:table-cell>
          <table:table-cell office:value-type="float" office:value="1.47681025654441E+018" calcext:value-type="float">
            <text:p>1.47681025654441E+018</text:p>
          </table:table-cell>
          <table:table-cell office:value-type="float" office:value="1.47681032579348E+018" calcext:value-type="float">
            <text:p>1.47681032579348E+018</text:p>
          </table:table-cell>
          <table:table-cell office:value-type="float" office:value="1.47681032595272E+018" calcext:value-type="float">
            <text:p>1.47681032595272E+018</text:p>
          </table:table-cell>
          <table:table-cell office:value-type="float" office:value="1.47681037448125E+018" calcext:value-type="float">
            <text:p>1.47681037448125E+018</text:p>
          </table:table-cell>
          <table:table-cell office:value-type="float" office:value="1.47681037467923E+018" calcext:value-type="float">
            <text:p>1.47681037467923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681025629266E+018" calcext:value-type="float">
            <text:p>1.47681025629266E+018</text:p>
          </table:table-cell>
          <table:table-cell office:value-type="float" office:value="1.47681025654447E+018" calcext:value-type="float">
            <text:p>1.47681025654447E+018</text:p>
          </table:table-cell>
          <table:table-cell office:value-type="float" office:value="1.47681032579383E+018" calcext:value-type="float">
            <text:p>1.47681032579383E+018</text:p>
          </table:table-cell>
          <table:table-cell office:value-type="float" office:value="1.47681032595292E+018" calcext:value-type="float">
            <text:p>1.47681032595292E+018</text:p>
          </table:table-cell>
          <table:table-cell office:value-type="float" office:value="1.47681037448161E+018" calcext:value-type="float">
            <text:p>1.47681037448161E+018</text:p>
          </table:table-cell>
          <table:table-cell office:value-type="float" office:value="1.47681037467928E+018" calcext:value-type="float">
            <text:p>1.47681037467928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681025629301E+018" calcext:value-type="float">
            <text:p>1.47681025629301E+018</text:p>
          </table:table-cell>
          <table:table-cell office:value-type="float" office:value="1.47681025654453E+018" calcext:value-type="float">
            <text:p>1.47681025654453E+018</text:p>
          </table:table-cell>
          <table:table-cell office:value-type="float" office:value="1.47681032579419E+018" calcext:value-type="float">
            <text:p>1.47681032579419E+018</text:p>
          </table:table-cell>
          <table:table-cell office:value-type="float" office:value="1.47681032595298E+018" calcext:value-type="float">
            <text:p>1.47681032595298E+018</text:p>
          </table:table-cell>
          <table:table-cell office:value-type="float" office:value="1.47681037448196E+018" calcext:value-type="float">
            <text:p>1.47681037448196E+018</text:p>
          </table:table-cell>
          <table:table-cell office:value-type="float" office:value="1.4768103746795E+018" calcext:value-type="float">
            <text:p>1.4768103746795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681025629336E+018" calcext:value-type="float">
            <text:p>1.47681025629336E+018</text:p>
          </table:table-cell>
          <table:table-cell office:value-type="float" office:value="1.47681025654481E+018" calcext:value-type="float">
            <text:p>1.47681025654481E+018</text:p>
          </table:table-cell>
          <table:table-cell office:value-type="float" office:value="1.47681032579454E+018" calcext:value-type="float">
            <text:p>1.47681032579454E+018</text:p>
          </table:table-cell>
          <table:table-cell office:value-type="float" office:value="1.47681032595314E+018" calcext:value-type="float">
            <text:p>1.47681032595314E+018</text:p>
          </table:table-cell>
          <table:table-cell office:value-type="float" office:value="1.47681037448235E+018" calcext:value-type="float">
            <text:p>1.47681037448235E+018</text:p>
          </table:table-cell>
          <table:table-cell office:value-type="float" office:value="1.47681037467962E+018" calcext:value-type="float">
            <text:p>1.47681037467962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681025629371E+018" calcext:value-type="float">
            <text:p>1.47681025629371E+018</text:p>
          </table:table-cell>
          <table:table-cell office:value-type="float" office:value="1.47681025654487E+018" calcext:value-type="float">
            <text:p>1.47681025654487E+018</text:p>
          </table:table-cell>
          <table:table-cell office:value-type="float" office:value="1.47681032579489E+018" calcext:value-type="float">
            <text:p>1.47681032579489E+018</text:p>
          </table:table-cell>
          <table:table-cell office:value-type="float" office:value="1.47681032595334E+018" calcext:value-type="float">
            <text:p>1.47681032595334E+018</text:p>
          </table:table-cell>
          <table:table-cell office:value-type="float" office:value="1.47681037448271E+018" calcext:value-type="float">
            <text:p>1.47681037448271E+018</text:p>
          </table:table-cell>
          <table:table-cell office:value-type="float" office:value="1.47681037468021E+018" calcext:value-type="float">
            <text:p>1.47681037468021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681025629406E+018" calcext:value-type="float">
            <text:p>1.47681025629406E+018</text:p>
          </table:table-cell>
          <table:table-cell office:value-type="float" office:value="1.47681025654492E+018" calcext:value-type="float">
            <text:p>1.47681025654492E+018</text:p>
          </table:table-cell>
          <table:table-cell office:value-type="float" office:value="1.47681032579524E+018" calcext:value-type="float">
            <text:p>1.47681032579524E+018</text:p>
          </table:table-cell>
          <table:table-cell office:value-type="float" office:value="1.47681032595354E+018" calcext:value-type="float">
            <text:p>1.47681032595354E+018</text:p>
          </table:table-cell>
          <table:table-cell office:value-type="float" office:value="1.47681037448306E+018" calcext:value-type="float">
            <text:p>1.47681037448306E+018</text:p>
          </table:table-cell>
          <table:table-cell office:value-type="float" office:value="1.47681037468027E+018" calcext:value-type="float">
            <text:p>1.47681037468027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681025629441E+018" calcext:value-type="float">
            <text:p>1.47681025629441E+018</text:p>
          </table:table-cell>
          <table:table-cell office:value-type="float" office:value="1.47681025654497E+018" calcext:value-type="float">
            <text:p>1.47681025654497E+018</text:p>
          </table:table-cell>
          <table:table-cell office:value-type="float" office:value="1.47681032579563E+018" calcext:value-type="float">
            <text:p>1.47681032579563E+018</text:p>
          </table:table-cell>
          <table:table-cell office:value-type="float" office:value="1.4768103259536E+018" calcext:value-type="float">
            <text:p>1.4768103259536E+018</text:p>
          </table:table-cell>
          <table:table-cell office:value-type="float" office:value="1.47681037448341E+018" calcext:value-type="float">
            <text:p>1.47681037448341E+018</text:p>
          </table:table-cell>
          <table:table-cell office:value-type="float" office:value="1.47681037468032E+018" calcext:value-type="float">
            <text:p>1.47681037468032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681025629475E+018" calcext:value-type="float">
            <text:p>1.47681025629475E+018</text:p>
          </table:table-cell>
          <table:table-cell office:value-type="float" office:value="1.47681025654522E+018" calcext:value-type="float">
            <text:p>1.47681025654522E+018</text:p>
          </table:table-cell>
          <table:table-cell office:value-type="float" office:value="1.47681032579599E+018" calcext:value-type="float">
            <text:p>1.47681032579599E+018</text:p>
          </table:table-cell>
          <table:table-cell office:value-type="float" office:value="1.47681032595384E+018" calcext:value-type="float">
            <text:p>1.47681032595384E+018</text:p>
          </table:table-cell>
          <table:table-cell office:value-type="float" office:value="1.47681037448375E+018" calcext:value-type="float">
            <text:p>1.47681037448375E+018</text:p>
          </table:table-cell>
          <table:table-cell office:value-type="float" office:value="1.47681037468038E+018" calcext:value-type="float">
            <text:p>1.47681037468038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68102562951E+018" calcext:value-type="float">
            <text:p>1.4768102562951E+018</text:p>
          </table:table-cell>
          <table:table-cell office:value-type="float" office:value="1.47681025654528E+018" calcext:value-type="float">
            <text:p>1.47681025654528E+018</text:p>
          </table:table-cell>
          <table:table-cell office:value-type="float" office:value="1.47681032579645E+018" calcext:value-type="float">
            <text:p>1.47681032579645E+018</text:p>
          </table:table-cell>
          <table:table-cell office:value-type="float" office:value="1.4768103259542E+018" calcext:value-type="float">
            <text:p>1.4768103259542E+018</text:p>
          </table:table-cell>
          <table:table-cell office:value-type="float" office:value="1.4768103744841E+018" calcext:value-type="float">
            <text:p>1.4768103744841E+018</text:p>
          </table:table-cell>
          <table:table-cell office:value-type="float" office:value="1.47681037468043E+018" calcext:value-type="float">
            <text:p>1.47681037468043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681025629545E+018" calcext:value-type="float">
            <text:p>1.47681025629545E+018</text:p>
          </table:table-cell>
          <table:table-cell office:value-type="float" office:value="1.47681025654533E+018" calcext:value-type="float">
            <text:p>1.47681025654533E+018</text:p>
          </table:table-cell>
          <table:table-cell office:value-type="float" office:value="1.47681032579682E+018" calcext:value-type="float">
            <text:p>1.47681032579682E+018</text:p>
          </table:table-cell>
          <table:table-cell office:value-type="float" office:value="1.47681032595444E+018" calcext:value-type="float">
            <text:p>1.47681032595444E+018</text:p>
          </table:table-cell>
          <table:table-cell office:value-type="float" office:value="1.47681037448447E+018" calcext:value-type="float">
            <text:p>1.47681037448447E+018</text:p>
          </table:table-cell>
          <table:table-cell office:value-type="float" office:value="1.47681037468049E+018" calcext:value-type="float">
            <text:p>1.47681037468049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68102562958E+018" calcext:value-type="float">
            <text:p>1.4768102562958E+018</text:p>
          </table:table-cell>
          <table:table-cell office:value-type="float" office:value="1.47681025654557E+018" calcext:value-type="float">
            <text:p>1.47681025654557E+018</text:p>
          </table:table-cell>
          <table:table-cell office:value-type="float" office:value="1.47681032579718E+018" calcext:value-type="float">
            <text:p>1.47681032579718E+018</text:p>
          </table:table-cell>
          <table:table-cell office:value-type="float" office:value="1.4768103259545E+018" calcext:value-type="float">
            <text:p>1.4768103259545E+018</text:p>
          </table:table-cell>
          <table:table-cell office:value-type="float" office:value="1.47681037448483E+018" calcext:value-type="float">
            <text:p>1.47681037448483E+018</text:p>
          </table:table-cell>
          <table:table-cell office:value-type="float" office:value="1.47681037468054E+018" calcext:value-type="float">
            <text:p>1.47681037468054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681025629615E+018" calcext:value-type="float">
            <text:p>1.47681025629615E+018</text:p>
          </table:table-cell>
          <table:table-cell office:value-type="float" office:value="1.47681025654563E+018" calcext:value-type="float">
            <text:p>1.47681025654563E+018</text:p>
          </table:table-cell>
          <table:table-cell office:value-type="float" office:value="1.47681032579753E+018" calcext:value-type="float">
            <text:p>1.47681032579753E+018</text:p>
          </table:table-cell>
          <table:table-cell office:value-type="float" office:value="1.47681032595455E+018" calcext:value-type="float">
            <text:p>1.47681032595455E+018</text:p>
          </table:table-cell>
          <table:table-cell office:value-type="float" office:value="1.47681037448518E+018" calcext:value-type="float">
            <text:p>1.47681037448518E+018</text:p>
          </table:table-cell>
          <table:table-cell office:value-type="float" office:value="1.4768103746806E+018" calcext:value-type="float">
            <text:p>1.4768103746806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681025629654E+018" calcext:value-type="float">
            <text:p>1.47681025629654E+018</text:p>
          </table:table-cell>
          <table:table-cell office:value-type="float" office:value="1.47681025654569E+018" calcext:value-type="float">
            <text:p>1.47681025654569E+018</text:p>
          </table:table-cell>
          <table:table-cell office:value-type="float" office:value="1.47681032579788E+018" calcext:value-type="float">
            <text:p>1.47681032579788E+018</text:p>
          </table:table-cell>
          <table:table-cell office:value-type="float" office:value="1.47681032595476E+018" calcext:value-type="float">
            <text:p>1.47681032595476E+018</text:p>
          </table:table-cell>
          <table:table-cell office:value-type="float" office:value="1.47681037448553E+018" calcext:value-type="float">
            <text:p>1.47681037448553E+018</text:p>
          </table:table-cell>
          <table:table-cell office:value-type="float" office:value="1.47681037468065E+018" calcext:value-type="float">
            <text:p>1.47681037468065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681025629689E+018" calcext:value-type="float">
            <text:p>1.47681025629689E+018</text:p>
          </table:table-cell>
          <table:table-cell office:value-type="float" office:value="1.47681025654589E+018" calcext:value-type="float">
            <text:p>1.47681025654589E+018</text:p>
          </table:table-cell>
          <table:table-cell office:value-type="float" office:value="1.47681032579823E+018" calcext:value-type="float">
            <text:p>1.47681032579823E+018</text:p>
          </table:table-cell>
          <table:table-cell office:value-type="float" office:value="1.47681032595481E+018" calcext:value-type="float">
            <text:p>1.47681032595481E+018</text:p>
          </table:table-cell>
          <table:table-cell office:value-type="float" office:value="1.47681037448587E+018" calcext:value-type="float">
            <text:p>1.47681037448587E+018</text:p>
          </table:table-cell>
          <table:table-cell office:value-type="float" office:value="1.4768103746807E+018" calcext:value-type="float">
            <text:p>1.4768103746807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681025629724E+018" calcext:value-type="float">
            <text:p>1.47681025629724E+018</text:p>
          </table:table-cell>
          <table:table-cell office:value-type="float" office:value="1.47681025654595E+018" calcext:value-type="float">
            <text:p>1.47681025654595E+018</text:p>
          </table:table-cell>
          <table:table-cell office:value-type="float" office:value="1.47681032579864E+018" calcext:value-type="float">
            <text:p>1.47681032579864E+018</text:p>
          </table:table-cell>
          <table:table-cell office:value-type="float" office:value="1.47681032595505E+018" calcext:value-type="float">
            <text:p>1.47681032595505E+018</text:p>
          </table:table-cell>
          <table:table-cell office:value-type="float" office:value="1.47681037448631E+018" calcext:value-type="float">
            <text:p>1.47681037448631E+018</text:p>
          </table:table-cell>
          <table:table-cell office:value-type="float" office:value="1.47681037468089E+018" calcext:value-type="float">
            <text:p>1.47681037468089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681025629762E+018" calcext:value-type="float">
            <text:p>1.47681025629762E+018</text:p>
          </table:table-cell>
          <table:table-cell office:value-type="float" office:value="1.47681025654619E+018" calcext:value-type="float">
            <text:p>1.47681025654619E+018</text:p>
          </table:table-cell>
          <table:table-cell office:value-type="float" office:value="1.47681032579901E+018" calcext:value-type="float">
            <text:p>1.47681032579901E+018</text:p>
          </table:table-cell>
          <table:table-cell office:value-type="float" office:value="1.47681032595511E+018" calcext:value-type="float">
            <text:p>1.47681032595511E+018</text:p>
          </table:table-cell>
          <table:table-cell office:value-type="float" office:value="1.47681037448667E+018" calcext:value-type="float">
            <text:p>1.47681037448667E+018</text:p>
          </table:table-cell>
          <table:table-cell office:value-type="float" office:value="1.47681037468119E+018" calcext:value-type="float">
            <text:p>1.47681037468119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681025629797E+018" calcext:value-type="float">
            <text:p>1.47681025629797E+018</text:p>
          </table:table-cell>
          <table:table-cell office:value-type="float" office:value="1.47681025654629E+018" calcext:value-type="float">
            <text:p>1.47681025654629E+018</text:p>
          </table:table-cell>
          <table:table-cell office:value-type="float" office:value="1.47681032579937E+018" calcext:value-type="float">
            <text:p>1.47681032579937E+018</text:p>
          </table:table-cell>
          <table:table-cell office:value-type="float" office:value="1.47681032595516E+018" calcext:value-type="float">
            <text:p>1.47681032595516E+018</text:p>
          </table:table-cell>
          <table:table-cell office:value-type="float" office:value="1.47681037448701E+018" calcext:value-type="float">
            <text:p>1.47681037448701E+018</text:p>
          </table:table-cell>
          <table:table-cell office:value-type="float" office:value="1.47681037468124E+018" calcext:value-type="float">
            <text:p>1.47681037468124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681025629833E+018" calcext:value-type="float">
            <text:p>1.47681025629833E+018</text:p>
          </table:table-cell>
          <table:table-cell office:value-type="float" office:value="1.47681025654635E+018" calcext:value-type="float">
            <text:p>1.47681025654635E+018</text:p>
          </table:table-cell>
          <table:table-cell office:value-type="float" office:value="1.47681032579977E+018" calcext:value-type="float">
            <text:p>1.47681032579977E+018</text:p>
          </table:table-cell>
          <table:table-cell office:value-type="float" office:value="1.47681032595533E+018" calcext:value-type="float">
            <text:p>1.47681032595533E+018</text:p>
          </table:table-cell>
          <table:table-cell office:value-type="float" office:value="1.47681037448737E+018" calcext:value-type="float">
            <text:p>1.47681037448737E+018</text:p>
          </table:table-cell>
          <table:table-cell office:value-type="float" office:value="1.4768103746813E+018" calcext:value-type="float">
            <text:p>1.4768103746813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681025629873E+018" calcext:value-type="float">
            <text:p>1.47681025629873E+018</text:p>
          </table:table-cell>
          <table:table-cell office:value-type="float" office:value="1.47681025654651E+018" calcext:value-type="float">
            <text:p>1.47681025654651E+018</text:p>
          </table:table-cell>
          <table:table-cell office:value-type="float" office:value="1.47681032580013E+018" calcext:value-type="float">
            <text:p>1.47681032580013E+018</text:p>
          </table:table-cell>
          <table:table-cell office:value-type="float" office:value="1.47681032595553E+018" calcext:value-type="float">
            <text:p>1.47681032595553E+018</text:p>
          </table:table-cell>
          <table:table-cell office:value-type="float" office:value="1.47681037448771E+018" calcext:value-type="float">
            <text:p>1.47681037448771E+018</text:p>
          </table:table-cell>
          <table:table-cell office:value-type="float" office:value="1.47681037468184E+018" calcext:value-type="float">
            <text:p>1.47681037468184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681025629908E+018" calcext:value-type="float">
            <text:p>1.47681025629908E+018</text:p>
          </table:table-cell>
          <table:table-cell office:value-type="float" office:value="1.47681025654673E+018" calcext:value-type="float">
            <text:p>1.47681025654673E+018</text:p>
          </table:table-cell>
          <table:table-cell office:value-type="float" office:value="1.47681032580049E+018" calcext:value-type="float">
            <text:p>1.47681032580049E+018</text:p>
          </table:table-cell>
          <table:table-cell office:value-type="float" office:value="1.47681032595559E+018" calcext:value-type="float">
            <text:p>1.47681032595559E+018</text:p>
          </table:table-cell>
          <table:table-cell office:value-type="float" office:value="1.47681037448811E+018" calcext:value-type="float">
            <text:p>1.47681037448811E+018</text:p>
          </table:table-cell>
          <table:table-cell office:value-type="float" office:value="1.47681037468206E+018" calcext:value-type="float">
            <text:p>1.47681037468206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681025629944E+018" calcext:value-type="float">
            <text:p>1.47681025629944E+018</text:p>
          </table:table-cell>
          <table:table-cell office:value-type="float" office:value="1.47681025654678E+018" calcext:value-type="float">
            <text:p>1.47681025654678E+018</text:p>
          </table:table-cell>
          <table:table-cell office:value-type="float" office:value="1.47681032580088E+018" calcext:value-type="float">
            <text:p>1.47681032580088E+018</text:p>
          </table:table-cell>
          <table:table-cell office:value-type="float" office:value="1.47681032595575E+018" calcext:value-type="float">
            <text:p>1.47681032595575E+018</text:p>
          </table:table-cell>
          <table:table-cell office:value-type="float" office:value="1.47681037448846E+018" calcext:value-type="float">
            <text:p>1.47681037448846E+018</text:p>
          </table:table-cell>
          <table:table-cell office:value-type="float" office:value="1.47681037468253E+018" calcext:value-type="float">
            <text:p>1.47681037468253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68102562998E+018" calcext:value-type="float">
            <text:p>1.4768102562998E+018</text:p>
          </table:table-cell>
          <table:table-cell office:value-type="float" office:value="1.47681025654699E+018" calcext:value-type="float">
            <text:p>1.47681025654699E+018</text:p>
          </table:table-cell>
          <table:table-cell office:value-type="float" office:value="1.47681032580124E+018" calcext:value-type="float">
            <text:p>1.47681032580124E+018</text:p>
          </table:table-cell>
          <table:table-cell office:value-type="float" office:value="1.47681032595596E+018" calcext:value-type="float">
            <text:p>1.47681032595596E+018</text:p>
          </table:table-cell>
          <table:table-cell office:value-type="float" office:value="1.4768103744888E+018" calcext:value-type="float">
            <text:p>1.4768103744888E+018</text:p>
          </table:table-cell>
          <table:table-cell office:value-type="float" office:value="1.47681037468259E+018" calcext:value-type="float">
            <text:p>1.47681037468259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681025630015E+018" calcext:value-type="float">
            <text:p>1.47681025630015E+018</text:p>
          </table:table-cell>
          <table:table-cell office:value-type="float" office:value="1.47681025654704E+018" calcext:value-type="float">
            <text:p>1.47681025654704E+018</text:p>
          </table:table-cell>
          <table:table-cell office:value-type="float" office:value="1.4768103258016E+018" calcext:value-type="float">
            <text:p>1.4768103258016E+018</text:p>
          </table:table-cell>
          <table:table-cell office:value-type="float" office:value="1.47681032595602E+018" calcext:value-type="float">
            <text:p>1.47681032595602E+018</text:p>
          </table:table-cell>
          <table:table-cell office:value-type="float" office:value="1.47681037448923E+018" calcext:value-type="float">
            <text:p>1.47681037448923E+018</text:p>
          </table:table-cell>
          <table:table-cell office:value-type="float" office:value="1.47681037468265E+018" calcext:value-type="float">
            <text:p>1.47681037468265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68102563005E+018" calcext:value-type="float">
            <text:p>1.4768102563005E+018</text:p>
          </table:table-cell>
          <table:table-cell office:value-type="float" office:value="1.47681025654721E+018" calcext:value-type="float">
            <text:p>1.47681025654721E+018</text:p>
          </table:table-cell>
          <table:table-cell office:value-type="float" office:value="1.476810325802E+018" calcext:value-type="float">
            <text:p>1.476810325802E+018</text:p>
          </table:table-cell>
          <table:table-cell office:value-type="float" office:value="1.47681032595626E+018" calcext:value-type="float">
            <text:p>1.47681032595626E+018</text:p>
          </table:table-cell>
          <table:table-cell office:value-type="float" office:value="1.47681037448959E+018" calcext:value-type="float">
            <text:p>1.47681037448959E+018</text:p>
          </table:table-cell>
          <table:table-cell office:value-type="float" office:value="1.47681037468271E+018" calcext:value-type="float">
            <text:p>1.47681037468271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681025630089E+018" calcext:value-type="float">
            <text:p>1.47681025630089E+018</text:p>
          </table:table-cell>
          <table:table-cell office:value-type="float" office:value="1.47681025654742E+018" calcext:value-type="float">
            <text:p>1.47681025654742E+018</text:p>
          </table:table-cell>
          <table:table-cell office:value-type="float" office:value="1.47681032580236E+018" calcext:value-type="float">
            <text:p>1.47681032580236E+018</text:p>
          </table:table-cell>
          <table:table-cell office:value-type="float" office:value="1.47681032595632E+018" calcext:value-type="float">
            <text:p>1.47681032595632E+018</text:p>
          </table:table-cell>
          <table:table-cell office:value-type="float" office:value="1.47681037448993E+018" calcext:value-type="float">
            <text:p>1.47681037448993E+018</text:p>
          </table:table-cell>
          <table:table-cell office:value-type="float" office:value="1.47681037468277E+018" calcext:value-type="float">
            <text:p>1.47681037468277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681025630124E+018" calcext:value-type="float">
            <text:p>1.47681025630124E+018</text:p>
          </table:table-cell>
          <table:table-cell office:value-type="float" office:value="1.47681025654748E+018" calcext:value-type="float">
            <text:p>1.47681025654748E+018</text:p>
          </table:table-cell>
          <table:table-cell office:value-type="float" office:value="1.47681032580271E+018" calcext:value-type="float">
            <text:p>1.47681032580271E+018</text:p>
          </table:table-cell>
          <table:table-cell office:value-type="float" office:value="1.47681032595648E+018" calcext:value-type="float">
            <text:p>1.47681032595648E+018</text:p>
          </table:table-cell>
          <table:table-cell office:value-type="float" office:value="1.47681037449029E+018" calcext:value-type="float">
            <text:p>1.47681037449029E+018</text:p>
          </table:table-cell>
          <table:table-cell office:value-type="float" office:value="1.47681037468283E+018" calcext:value-type="float">
            <text:p>1.47681037468283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68102563016E+018" calcext:value-type="float">
            <text:p>1.4768102563016E+018</text:p>
          </table:table-cell>
          <table:table-cell office:value-type="float" office:value="1.47681025654764E+018" calcext:value-type="float">
            <text:p>1.47681025654764E+018</text:p>
          </table:table-cell>
          <table:table-cell office:value-type="float" office:value="1.47681032580307E+018" calcext:value-type="float">
            <text:p>1.47681032580307E+018</text:p>
          </table:table-cell>
          <table:table-cell office:value-type="float" office:value="1.47681032595665E+018" calcext:value-type="float">
            <text:p>1.47681032595665E+018</text:p>
          </table:table-cell>
          <table:table-cell office:value-type="float" office:value="1.47681037449064E+018" calcext:value-type="float">
            <text:p>1.47681037449064E+018</text:p>
          </table:table-cell>
          <table:table-cell office:value-type="float" office:value="1.47681037468288E+018" calcext:value-type="float">
            <text:p>1.47681037468288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681025630196E+018" calcext:value-type="float">
            <text:p>1.47681025630196E+018</text:p>
          </table:table-cell>
          <table:table-cell office:value-type="float" office:value="1.4768102565479E+018" calcext:value-type="float">
            <text:p>1.4768102565479E+018</text:p>
          </table:table-cell>
          <table:table-cell office:value-type="float" office:value="1.47681032580342E+018" calcext:value-type="float">
            <text:p>1.47681032580342E+018</text:p>
          </table:table-cell>
          <table:table-cell office:value-type="float" office:value="1.47681032595684E+018" calcext:value-type="float">
            <text:p>1.47681032595684E+018</text:p>
          </table:table-cell>
          <table:table-cell office:value-type="float" office:value="1.47681037449108E+018" calcext:value-type="float">
            <text:p>1.47681037449108E+018</text:p>
          </table:table-cell>
          <table:table-cell office:value-type="float" office:value="1.47681037468311E+018" calcext:value-type="float">
            <text:p>1.47681037468311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681025630231E+018" calcext:value-type="float">
            <text:p>1.47681025630231E+018</text:p>
          </table:table-cell>
          <table:table-cell office:value-type="float" office:value="1.47681025654814E+018" calcext:value-type="float">
            <text:p>1.47681025654814E+018</text:p>
          </table:table-cell>
          <table:table-cell office:value-type="float" office:value="1.47681032580381E+018" calcext:value-type="float">
            <text:p>1.47681032580381E+018</text:p>
          </table:table-cell>
          <table:table-cell office:value-type="float" office:value="1.47681032595712E+018" calcext:value-type="float">
            <text:p>1.47681032595712E+018</text:p>
          </table:table-cell>
          <table:table-cell office:value-type="float" office:value="1.47681037449144E+018" calcext:value-type="float">
            <text:p>1.47681037449144E+018</text:p>
          </table:table-cell>
          <table:table-cell office:value-type="float" office:value="1.47681037468321E+018" calcext:value-type="float">
            <text:p>1.47681037468321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681025630266E+018" calcext:value-type="float">
            <text:p>1.47681025630266E+018</text:p>
          </table:table-cell>
          <table:table-cell office:value-type="float" office:value="1.47681025654835E+018" calcext:value-type="float">
            <text:p>1.47681025654835E+018</text:p>
          </table:table-cell>
          <table:table-cell office:value-type="float" office:value="1.47681032580416E+018" calcext:value-type="float">
            <text:p>1.47681032580416E+018</text:p>
          </table:table-cell>
          <table:table-cell office:value-type="float" office:value="1.47681032595718E+018" calcext:value-type="float">
            <text:p>1.47681032595718E+018</text:p>
          </table:table-cell>
          <table:table-cell office:value-type="float" office:value="1.47681037449178E+018" calcext:value-type="float">
            <text:p>1.47681037449178E+018</text:p>
          </table:table-cell>
          <table:table-cell office:value-type="float" office:value="1.47681037468397E+018" calcext:value-type="float">
            <text:p>1.47681037468397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6810256303E+018" calcext:value-type="float">
            <text:p>1.476810256303E+018</text:p>
          </table:table-cell>
          <table:table-cell office:value-type="float" office:value="1.47681025654841E+018" calcext:value-type="float">
            <text:p>1.47681025654841E+018</text:p>
          </table:table-cell>
          <table:table-cell office:value-type="float" office:value="1.47681032580452E+018" calcext:value-type="float">
            <text:p>1.47681032580452E+018</text:p>
          </table:table-cell>
          <table:table-cell office:value-type="float" office:value="1.47681032595724E+018" calcext:value-type="float">
            <text:p>1.47681032595724E+018</text:p>
          </table:table-cell>
          <table:table-cell office:value-type="float" office:value="1.47681037449219E+018" calcext:value-type="float">
            <text:p>1.47681037449219E+018</text:p>
          </table:table-cell>
          <table:table-cell office:value-type="float" office:value="1.47681037468402E+018" calcext:value-type="float">
            <text:p>1.47681037468402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681025630335E+018" calcext:value-type="float">
            <text:p>1.47681025630335E+018</text:p>
          </table:table-cell>
          <table:table-cell office:value-type="float" office:value="1.47681025654865E+018" calcext:value-type="float">
            <text:p>1.47681025654865E+018</text:p>
          </table:table-cell>
          <table:table-cell office:value-type="float" office:value="1.47681032580488E+018" calcext:value-type="float">
            <text:p>1.47681032580488E+018</text:p>
          </table:table-cell>
          <table:table-cell office:value-type="float" office:value="1.47681032595729E+018" calcext:value-type="float">
            <text:p>1.47681032595729E+018</text:p>
          </table:table-cell>
          <table:table-cell office:value-type="float" office:value="1.47681037449259E+018" calcext:value-type="float">
            <text:p>1.47681037449259E+018</text:p>
          </table:table-cell>
          <table:table-cell office:value-type="float" office:value="1.47681037468408E+018" calcext:value-type="float">
            <text:p>1.47681037468408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681025630374E+018" calcext:value-type="float">
            <text:p>1.47681025630374E+018</text:p>
          </table:table-cell>
          <table:table-cell office:value-type="float" office:value="1.47681025654871E+018" calcext:value-type="float">
            <text:p>1.47681025654871E+018</text:p>
          </table:table-cell>
          <table:table-cell office:value-type="float" office:value="1.47681032580523E+018" calcext:value-type="float">
            <text:p>1.47681032580523E+018</text:p>
          </table:table-cell>
          <table:table-cell office:value-type="float" office:value="1.47681032595745E+018" calcext:value-type="float">
            <text:p>1.47681032595745E+018</text:p>
          </table:table-cell>
          <table:table-cell office:value-type="float" office:value="1.47681037449294E+018" calcext:value-type="float">
            <text:p>1.47681037449294E+018</text:p>
          </table:table-cell>
          <table:table-cell office:value-type="float" office:value="1.47681037468413E+018" calcext:value-type="float">
            <text:p>1.47681037468413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68102563041E+018" calcext:value-type="float">
            <text:p>1.4768102563041E+018</text:p>
          </table:table-cell>
          <table:table-cell office:value-type="float" office:value="1.47681025654876E+018" calcext:value-type="float">
            <text:p>1.47681025654876E+018</text:p>
          </table:table-cell>
          <table:table-cell office:value-type="float" office:value="1.47681032580562E+018" calcext:value-type="float">
            <text:p>1.47681032580562E+018</text:p>
          </table:table-cell>
          <table:table-cell office:value-type="float" office:value="1.4768103259577E+018" calcext:value-type="float">
            <text:p>1.4768103259577E+018</text:p>
          </table:table-cell>
          <table:table-cell office:value-type="float" office:value="1.47681037449329E+018" calcext:value-type="float">
            <text:p>1.47681037449329E+018</text:p>
          </table:table-cell>
          <table:table-cell office:value-type="float" office:value="1.47681037468419E+018" calcext:value-type="float">
            <text:p>1.47681037468419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681025630446E+018" calcext:value-type="float">
            <text:p>1.47681025630446E+018</text:p>
          </table:table-cell>
          <table:table-cell office:value-type="float" office:value="1.47681025654893E+018" calcext:value-type="float">
            <text:p>1.47681025654893E+018</text:p>
          </table:table-cell>
          <table:table-cell office:value-type="float" office:value="1.47681032580598E+018" calcext:value-type="float">
            <text:p>1.47681032580598E+018</text:p>
          </table:table-cell>
          <table:table-cell office:value-type="float" office:value="1.47681032595775E+018" calcext:value-type="float">
            <text:p>1.47681032595775E+018</text:p>
          </table:table-cell>
          <table:table-cell office:value-type="float" office:value="1.47681037449365E+018" calcext:value-type="float">
            <text:p>1.47681037449365E+018</text:p>
          </table:table-cell>
          <table:table-cell office:value-type="float" office:value="1.47681037468424E+018" calcext:value-type="float">
            <text:p>1.47681037468424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681025630482E+018" calcext:value-type="float">
            <text:p>1.47681025630482E+018</text:p>
          </table:table-cell>
          <table:table-cell office:value-type="float" office:value="1.47681025654921E+018" calcext:value-type="float">
            <text:p>1.47681025654921E+018</text:p>
          </table:table-cell>
          <table:table-cell office:value-type="float" office:value="1.47681032580643E+018" calcext:value-type="float">
            <text:p>1.47681032580643E+018</text:p>
          </table:table-cell>
          <table:table-cell office:value-type="float" office:value="1.47681032595781E+018" calcext:value-type="float">
            <text:p>1.47681032595781E+018</text:p>
          </table:table-cell>
          <table:table-cell office:value-type="float" office:value="1.476810374494E+018" calcext:value-type="float">
            <text:p>1.476810374494E+018</text:p>
          </table:table-cell>
          <table:table-cell office:value-type="float" office:value="1.4768103746843E+018" calcext:value-type="float">
            <text:p>1.4768103746843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681025630516E+018" calcext:value-type="float">
            <text:p>1.47681025630516E+018</text:p>
          </table:table-cell>
          <table:table-cell office:value-type="float" office:value="1.47681025654927E+018" calcext:value-type="float">
            <text:p>1.47681025654927E+018</text:p>
          </table:table-cell>
          <table:table-cell office:value-type="float" office:value="1.47681032580679E+018" calcext:value-type="float">
            <text:p>1.47681032580679E+018</text:p>
          </table:table-cell>
          <table:table-cell office:value-type="float" office:value="1.47681032595797E+018" calcext:value-type="float">
            <text:p>1.47681032595797E+018</text:p>
          </table:table-cell>
          <table:table-cell office:value-type="float" office:value="1.47681037449435E+018" calcext:value-type="float">
            <text:p>1.47681037449435E+018</text:p>
          </table:table-cell>
          <table:table-cell office:value-type="float" office:value="1.47681037468435E+018" calcext:value-type="float">
            <text:p>1.47681037468435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681025630551E+018" calcext:value-type="float">
            <text:p>1.47681025630551E+018</text:p>
          </table:table-cell>
          <table:table-cell office:value-type="float" office:value="1.47681025654933E+018" calcext:value-type="float">
            <text:p>1.47681025654933E+018</text:p>
          </table:table-cell>
          <table:table-cell office:value-type="float" office:value="1.47681032580715E+018" calcext:value-type="float">
            <text:p>1.47681032580715E+018</text:p>
          </table:table-cell>
          <table:table-cell office:value-type="float" office:value="1.47681032595818E+018" calcext:value-type="float">
            <text:p>1.47681032595818E+018</text:p>
          </table:table-cell>
          <table:table-cell office:value-type="float" office:value="1.47681037449474E+018" calcext:value-type="float">
            <text:p>1.47681037449474E+018</text:p>
          </table:table-cell>
          <table:table-cell office:value-type="float" office:value="1.47681037468441E+018" calcext:value-type="float">
            <text:p>1.47681037468441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681025630586E+018" calcext:value-type="float">
            <text:p>1.47681025630586E+018</text:p>
          </table:table-cell>
          <table:table-cell office:value-type="float" office:value="1.47681025654938E+018" calcext:value-type="float">
            <text:p>1.47681025654938E+018</text:p>
          </table:table-cell>
          <table:table-cell office:value-type="float" office:value="1.47681032580755E+018" calcext:value-type="float">
            <text:p>1.47681032580755E+018</text:p>
          </table:table-cell>
          <table:table-cell office:value-type="float" office:value="1.47681032595823E+018" calcext:value-type="float">
            <text:p>1.47681032595823E+018</text:p>
          </table:table-cell>
          <table:table-cell office:value-type="float" office:value="1.4768103744951E+018" calcext:value-type="float">
            <text:p>1.4768103744951E+018</text:p>
          </table:table-cell>
          <table:table-cell office:value-type="float" office:value="1.47681037468446E+018" calcext:value-type="float">
            <text:p>1.47681037468446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681025630626E+018" calcext:value-type="float">
            <text:p>1.47681025630626E+018</text:p>
          </table:table-cell>
          <table:table-cell office:value-type="float" office:value="1.47681025654955E+018" calcext:value-type="float">
            <text:p>1.47681025654955E+018</text:p>
          </table:table-cell>
          <table:table-cell office:value-type="float" office:value="1.47681032580791E+018" calcext:value-type="float">
            <text:p>1.47681032580791E+018</text:p>
          </table:table-cell>
          <table:table-cell office:value-type="float" office:value="1.4768103259584E+018" calcext:value-type="float">
            <text:p>1.4768103259584E+018</text:p>
          </table:table-cell>
          <table:table-cell office:value-type="float" office:value="1.47681037449544E+018" calcext:value-type="float">
            <text:p>1.47681037449544E+018</text:p>
          </table:table-cell>
          <table:table-cell office:value-type="float" office:value="1.47681037468451E+018" calcext:value-type="float">
            <text:p>1.47681037468451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681025630661E+018" calcext:value-type="float">
            <text:p>1.47681025630661E+018</text:p>
          </table:table-cell>
          <table:table-cell office:value-type="float" office:value="1.47681025654975E+018" calcext:value-type="float">
            <text:p>1.47681025654975E+018</text:p>
          </table:table-cell>
          <table:table-cell office:value-type="float" office:value="1.47681032580832E+018" calcext:value-type="float">
            <text:p>1.47681032580832E+018</text:p>
          </table:table-cell>
          <table:table-cell office:value-type="float" office:value="1.47681032595863E+018" calcext:value-type="float">
            <text:p>1.47681032595863E+018</text:p>
          </table:table-cell>
          <table:table-cell office:value-type="float" office:value="1.47681037449585E+018" calcext:value-type="float">
            <text:p>1.47681037449585E+018</text:p>
          </table:table-cell>
          <table:table-cell office:value-type="float" office:value="1.47681037468457E+018" calcext:value-type="float">
            <text:p>1.47681037468457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681025630698E+018" calcext:value-type="float">
            <text:p>1.47681025630698E+018</text:p>
          </table:table-cell>
          <table:table-cell office:value-type="float" office:value="1.47681025654981E+018" calcext:value-type="float">
            <text:p>1.47681025654981E+018</text:p>
          </table:table-cell>
          <table:table-cell office:value-type="float" office:value="1.47681032580868E+018" calcext:value-type="float">
            <text:p>1.47681032580868E+018</text:p>
          </table:table-cell>
          <table:table-cell office:value-type="float" office:value="1.47681032595869E+018" calcext:value-type="float">
            <text:p>1.47681032595869E+018</text:p>
          </table:table-cell>
          <table:table-cell office:value-type="float" office:value="1.47681037449625E+018" calcext:value-type="float">
            <text:p>1.47681037449625E+018</text:p>
          </table:table-cell>
          <table:table-cell office:value-type="float" office:value="1.47681037468462E+018" calcext:value-type="float">
            <text:p>1.47681037468462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681025630733E+018" calcext:value-type="float">
            <text:p>1.47681025630733E+018</text:p>
          </table:table-cell>
          <table:table-cell office:value-type="float" office:value="1.47681025654998E+018" calcext:value-type="float">
            <text:p>1.47681025654998E+018</text:p>
          </table:table-cell>
          <table:table-cell office:value-type="float" office:value="1.47681032580904E+018" calcext:value-type="float">
            <text:p>1.47681032580904E+018</text:p>
          </table:table-cell>
          <table:table-cell office:value-type="float" office:value="1.47681032595885E+018" calcext:value-type="float">
            <text:p>1.47681032595885E+018</text:p>
          </table:table-cell>
          <table:table-cell office:value-type="float" office:value="1.47681037449659E+018" calcext:value-type="float">
            <text:p>1.47681037449659E+018</text:p>
          </table:table-cell>
          <table:table-cell office:value-type="float" office:value="1.47681037468467E+018" calcext:value-type="float">
            <text:p>1.47681037468467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681025630767E+018" calcext:value-type="float">
            <text:p>1.47681025630767E+018</text:p>
          </table:table-cell>
          <table:table-cell office:value-type="float" office:value="1.47681025655022E+018" calcext:value-type="float">
            <text:p>1.47681025655022E+018</text:p>
          </table:table-cell>
          <table:table-cell office:value-type="float" office:value="1.47681032580944E+018" calcext:value-type="float">
            <text:p>1.47681032580944E+018</text:p>
          </table:table-cell>
          <table:table-cell office:value-type="float" office:value="1.47681032595902E+018" calcext:value-type="float">
            <text:p>1.47681032595902E+018</text:p>
          </table:table-cell>
          <table:table-cell office:value-type="float" office:value="1.47681037449695E+018" calcext:value-type="float">
            <text:p>1.47681037449695E+018</text:p>
          </table:table-cell>
          <table:table-cell office:value-type="float" office:value="1.47681037468556E+018" calcext:value-type="float">
            <text:p>1.47681037468556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681025630802E+018" calcext:value-type="float">
            <text:p>1.47681025630802E+018</text:p>
          </table:table-cell>
          <table:table-cell office:value-type="float" office:value="1.47681025655027E+018" calcext:value-type="float">
            <text:p>1.47681025655027E+018</text:p>
          </table:table-cell>
          <table:table-cell office:value-type="float" office:value="1.4768103258098E+018" calcext:value-type="float">
            <text:p>1.4768103258098E+018</text:p>
          </table:table-cell>
          <table:table-cell office:value-type="float" office:value="1.47681032595926E+018" calcext:value-type="float">
            <text:p>1.47681032595926E+018</text:p>
          </table:table-cell>
          <table:table-cell office:value-type="float" office:value="1.4768103744973E+018" calcext:value-type="float">
            <text:p>1.4768103744973E+018</text:p>
          </table:table-cell>
          <table:table-cell office:value-type="float" office:value="1.47681037468562E+018" calcext:value-type="float">
            <text:p>1.47681037468562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681025630837E+018" calcext:value-type="float">
            <text:p>1.47681025630837E+018</text:p>
          </table:table-cell>
          <table:table-cell office:value-type="float" office:value="1.47681025655048E+018" calcext:value-type="float">
            <text:p>1.47681025655048E+018</text:p>
          </table:table-cell>
          <table:table-cell office:value-type="float" office:value="1.47681032581016E+018" calcext:value-type="float">
            <text:p>1.47681032581016E+018</text:p>
          </table:table-cell>
          <table:table-cell office:value-type="float" office:value="1.47681032595932E+018" calcext:value-type="float">
            <text:p>1.47681032595932E+018</text:p>
          </table:table-cell>
          <table:table-cell office:value-type="float" office:value="1.47681037449765E+018" calcext:value-type="float">
            <text:p>1.47681037449765E+018</text:p>
          </table:table-cell>
          <table:table-cell office:value-type="float" office:value="1.47681037468567E+018" calcext:value-type="float">
            <text:p>1.47681037468567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681025630873E+018" calcext:value-type="float">
            <text:p>1.47681025630873E+018</text:p>
          </table:table-cell>
          <table:table-cell office:value-type="float" office:value="1.47681025655053E+018" calcext:value-type="float">
            <text:p>1.47681025655053E+018</text:p>
          </table:table-cell>
          <table:table-cell office:value-type="float" office:value="1.47681032581055E+018" calcext:value-type="float">
            <text:p>1.47681032581055E+018</text:p>
          </table:table-cell>
          <table:table-cell office:value-type="float" office:value="1.47681032595959E+018" calcext:value-type="float">
            <text:p>1.47681032595959E+018</text:p>
          </table:table-cell>
          <table:table-cell office:value-type="float" office:value="1.476810374498E+018" calcext:value-type="float">
            <text:p>1.476810374498E+018</text:p>
          </table:table-cell>
          <table:table-cell office:value-type="float" office:value="1.47681037468573E+018" calcext:value-type="float">
            <text:p>1.47681037468573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681025630908E+018" calcext:value-type="float">
            <text:p>1.47681025630908E+018</text:p>
          </table:table-cell>
          <table:table-cell office:value-type="float" office:value="1.4768102565507E+018" calcext:value-type="float">
            <text:p>1.4768102565507E+018</text:p>
          </table:table-cell>
          <table:table-cell office:value-type="float" office:value="1.47681032581091E+018" calcext:value-type="float">
            <text:p>1.47681032581091E+018</text:p>
          </table:table-cell>
          <table:table-cell office:value-type="float" office:value="1.47681032595983E+018" calcext:value-type="float">
            <text:p>1.47681032595983E+018</text:p>
          </table:table-cell>
          <table:table-cell office:value-type="float" office:value="1.47681037449839E+018" calcext:value-type="float">
            <text:p>1.47681037449839E+018</text:p>
          </table:table-cell>
          <table:table-cell office:value-type="float" office:value="1.47681037468578E+018" calcext:value-type="float">
            <text:p>1.47681037468578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681025630942E+018" calcext:value-type="float">
            <text:p>1.47681025630942E+018</text:p>
          </table:table-cell>
          <table:table-cell office:value-type="float" office:value="1.47681025655091E+018" calcext:value-type="float">
            <text:p>1.47681025655091E+018</text:p>
          </table:table-cell>
          <table:table-cell office:value-type="float" office:value="1.47681032581133E+018" calcext:value-type="float">
            <text:p>1.47681032581133E+018</text:p>
          </table:table-cell>
          <table:table-cell office:value-type="float" office:value="1.47681032596003E+018" calcext:value-type="float">
            <text:p>1.47681032596003E+018</text:p>
          </table:table-cell>
          <table:table-cell office:value-type="float" office:value="1.47681037449874E+018" calcext:value-type="float">
            <text:p>1.47681037449874E+018</text:p>
          </table:table-cell>
          <table:table-cell office:value-type="float" office:value="1.47681037468584E+018" calcext:value-type="float">
            <text:p>1.47681037468584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68102563098E+018" calcext:value-type="float">
            <text:p>1.4768102563098E+018</text:p>
          </table:table-cell>
          <table:table-cell office:value-type="float" office:value="1.47681025655097E+018" calcext:value-type="float">
            <text:p>1.47681025655097E+018</text:p>
          </table:table-cell>
          <table:table-cell office:value-type="float" office:value="1.47681032581169E+018" calcext:value-type="float">
            <text:p>1.47681032581169E+018</text:p>
          </table:table-cell>
          <table:table-cell office:value-type="float" office:value="1.47681032596009E+018" calcext:value-type="float">
            <text:p>1.47681032596009E+018</text:p>
          </table:table-cell>
          <table:table-cell office:value-type="float" office:value="1.47681037449908E+018" calcext:value-type="float">
            <text:p>1.47681037449908E+018</text:p>
          </table:table-cell>
          <table:table-cell office:value-type="float" office:value="1.47681037468589E+018" calcext:value-type="float">
            <text:p>1.47681037468589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681025631014E+018" calcext:value-type="float">
            <text:p>1.47681025631014E+018</text:p>
          </table:table-cell>
          <table:table-cell office:value-type="float" office:value="1.47681025655113E+018" calcext:value-type="float">
            <text:p>1.47681025655113E+018</text:p>
          </table:table-cell>
          <table:table-cell office:value-type="float" office:value="1.4768103258121E+018" calcext:value-type="float">
            <text:p>1.4768103258121E+018</text:p>
          </table:table-cell>
          <table:table-cell office:value-type="float" office:value="1.47681032596033E+018" calcext:value-type="float">
            <text:p>1.47681032596033E+018</text:p>
          </table:table-cell>
          <table:table-cell office:value-type="float" office:value="1.47681037449949E+018" calcext:value-type="float">
            <text:p>1.47681037449949E+018</text:p>
          </table:table-cell>
          <table:table-cell office:value-type="float" office:value="1.47681037468595E+018" calcext:value-type="float">
            <text:p>1.47681037468595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68102563105E+018" calcext:value-type="float">
            <text:p>1.4768102563105E+018</text:p>
          </table:table-cell>
          <table:table-cell office:value-type="float" office:value="1.4768102565513E+018" calcext:value-type="float">
            <text:p>1.4768102565513E+018</text:p>
          </table:table-cell>
          <table:table-cell office:value-type="float" office:value="1.47681032581246E+018" calcext:value-type="float">
            <text:p>1.47681032581246E+018</text:p>
          </table:table-cell>
          <table:table-cell office:value-type="float" office:value="1.47681032596039E+018" calcext:value-type="float">
            <text:p>1.47681032596039E+018</text:p>
          </table:table-cell>
          <table:table-cell office:value-type="float" office:value="1.47681037449985E+018" calcext:value-type="float">
            <text:p>1.47681037449985E+018</text:p>
          </table:table-cell>
          <table:table-cell office:value-type="float" office:value="1.476810374686E+018" calcext:value-type="float">
            <text:p>1.476810374686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681025631085E+018" calcext:value-type="float">
            <text:p>1.47681025631085E+018</text:p>
          </table:table-cell>
          <table:table-cell office:value-type="float" office:value="1.4768102565516E+018" calcext:value-type="float">
            <text:p>1.4768102565516E+018</text:p>
          </table:table-cell>
          <table:table-cell office:value-type="float" office:value="1.47681032581287E+018" calcext:value-type="float">
            <text:p>1.47681032581287E+018</text:p>
          </table:table-cell>
          <table:table-cell office:value-type="float" office:value="1.47681032596044E+018" calcext:value-type="float">
            <text:p>1.47681032596044E+018</text:p>
          </table:table-cell>
          <table:table-cell office:value-type="float" office:value="1.47681037450019E+018" calcext:value-type="float">
            <text:p>1.47681037450019E+018</text:p>
          </table:table-cell>
          <table:table-cell office:value-type="float" office:value="1.47681037468605E+018" calcext:value-type="float">
            <text:p>1.47681037468605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68102563112E+018" calcext:value-type="float">
            <text:p>1.4768102563112E+018</text:p>
          </table:table-cell>
          <table:table-cell office:value-type="float" office:value="1.47681025655183E+018" calcext:value-type="float">
            <text:p>1.47681025655183E+018</text:p>
          </table:table-cell>
          <table:table-cell office:value-type="float" office:value="1.47681032581326E+018" calcext:value-type="float">
            <text:p>1.47681032581326E+018</text:p>
          </table:table-cell>
          <table:table-cell office:value-type="float" office:value="1.4768103259606E+018" calcext:value-type="float">
            <text:p>1.4768103259606E+018</text:p>
          </table:table-cell>
          <table:table-cell office:value-type="float" office:value="1.47681037450054E+018" calcext:value-type="float">
            <text:p>1.47681037450054E+018</text:p>
          </table:table-cell>
          <table:table-cell office:value-type="float" office:value="1.47681037468611E+018" calcext:value-type="float">
            <text:p>1.47681037468611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681025631158E+018" calcext:value-type="float">
            <text:p>1.47681025631158E+018</text:p>
          </table:table-cell>
          <table:table-cell office:value-type="float" office:value="1.47681025655204E+018" calcext:value-type="float">
            <text:p>1.47681025655204E+018</text:p>
          </table:table-cell>
          <table:table-cell office:value-type="float" office:value="1.47681032581362E+018" calcext:value-type="float">
            <text:p>1.47681032581362E+018</text:p>
          </table:table-cell>
          <table:table-cell office:value-type="float" office:value="1.47681032596085E+018" calcext:value-type="float">
            <text:p>1.47681032596085E+018</text:p>
          </table:table-cell>
          <table:table-cell office:value-type="float" office:value="1.4768103745009E+018" calcext:value-type="float">
            <text:p>1.4768103745009E+018</text:p>
          </table:table-cell>
          <table:table-cell office:value-type="float" office:value="1.47681037468616E+018" calcext:value-type="float">
            <text:p>1.47681037468616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681025631194E+018" calcext:value-type="float">
            <text:p>1.47681025631194E+018</text:p>
          </table:table-cell>
          <table:table-cell office:value-type="float" office:value="1.47681025655209E+018" calcext:value-type="float">
            <text:p>1.47681025655209E+018</text:p>
          </table:table-cell>
          <table:table-cell office:value-type="float" office:value="1.47681032581402E+018" calcext:value-type="float">
            <text:p>1.47681032581402E+018</text:p>
          </table:table-cell>
          <table:table-cell office:value-type="float" office:value="1.47681032596091E+018" calcext:value-type="float">
            <text:p>1.47681032596091E+018</text:p>
          </table:table-cell>
          <table:table-cell office:value-type="float" office:value="1.47681037450129E+018" calcext:value-type="float">
            <text:p>1.47681037450129E+018</text:p>
          </table:table-cell>
          <table:table-cell office:value-type="float" office:value="1.47681037468625E+018" calcext:value-type="float">
            <text:p>1.47681037468625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681025631233E+018" calcext:value-type="float">
            <text:p>1.47681025631233E+018</text:p>
          </table:table-cell>
          <table:table-cell office:value-type="float" office:value="1.47681025655234E+018" calcext:value-type="float">
            <text:p>1.47681025655234E+018</text:p>
          </table:table-cell>
          <table:table-cell office:value-type="float" office:value="1.47681032581438E+018" calcext:value-type="float">
            <text:p>1.47681032581438E+018</text:p>
          </table:table-cell>
          <table:table-cell office:value-type="float" office:value="1.47681032596096E+018" calcext:value-type="float">
            <text:p>1.47681032596096E+018</text:p>
          </table:table-cell>
          <table:table-cell office:value-type="float" office:value="1.47681037450168E+018" calcext:value-type="float">
            <text:p>1.47681037450168E+018</text:p>
          </table:table-cell>
          <table:table-cell office:value-type="float" office:value="1.4768103746863E+018" calcext:value-type="float">
            <text:p>1.4768103746863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68102563127E+018" calcext:value-type="float">
            <text:p>1.4768102563127E+018</text:p>
          </table:table-cell>
          <table:table-cell office:value-type="float" office:value="1.47681025655258E+018" calcext:value-type="float">
            <text:p>1.47681025655258E+018</text:p>
          </table:table-cell>
          <table:table-cell office:value-type="float" office:value="1.47681032581475E+018" calcext:value-type="float">
            <text:p>1.47681032581475E+018</text:p>
          </table:table-cell>
          <table:table-cell office:value-type="float" office:value="1.47681032596112E+018" calcext:value-type="float">
            <text:p>1.47681032596112E+018</text:p>
          </table:table-cell>
          <table:table-cell office:value-type="float" office:value="1.47681037450202E+018" calcext:value-type="float">
            <text:p>1.47681037450202E+018</text:p>
          </table:table-cell>
          <table:table-cell office:value-type="float" office:value="1.47681037468636E+018" calcext:value-type="float">
            <text:p>1.47681037468636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681025631306E+018" calcext:value-type="float">
            <text:p>1.47681025631306E+018</text:p>
          </table:table-cell>
          <table:table-cell office:value-type="float" office:value="1.47681025655279E+018" calcext:value-type="float">
            <text:p>1.47681025655279E+018</text:p>
          </table:table-cell>
          <table:table-cell office:value-type="float" office:value="1.47681032581514E+018" calcext:value-type="float">
            <text:p>1.47681032581514E+018</text:p>
          </table:table-cell>
          <table:table-cell office:value-type="float" office:value="1.47681032596137E+018" calcext:value-type="float">
            <text:p>1.47681032596137E+018</text:p>
          </table:table-cell>
          <table:table-cell office:value-type="float" office:value="1.47681037450237E+018" calcext:value-type="float">
            <text:p>1.47681037450237E+018</text:p>
          </table:table-cell>
          <table:table-cell office:value-type="float" office:value="1.47681037468641E+018" calcext:value-type="float">
            <text:p>1.47681037468641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681025631342E+018" calcext:value-type="float">
            <text:p>1.47681025631342E+018</text:p>
          </table:table-cell>
          <table:table-cell office:value-type="float" office:value="1.47681025655285E+018" calcext:value-type="float">
            <text:p>1.47681025655285E+018</text:p>
          </table:table-cell>
          <table:table-cell office:value-type="float" office:value="1.47681032581551E+018" calcext:value-type="float">
            <text:p>1.47681032581551E+018</text:p>
          </table:table-cell>
          <table:table-cell office:value-type="float" office:value="1.47681032596142E+018" calcext:value-type="float">
            <text:p>1.47681032596142E+018</text:p>
          </table:table-cell>
          <table:table-cell office:value-type="float" office:value="1.47681037450273E+018" calcext:value-type="float">
            <text:p>1.47681037450273E+018</text:p>
          </table:table-cell>
          <table:table-cell office:value-type="float" office:value="1.47681037468647E+018" calcext:value-type="float">
            <text:p>1.47681037468647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681025631377E+018" calcext:value-type="float">
            <text:p>1.47681025631377E+018</text:p>
          </table:table-cell>
          <table:table-cell office:value-type="float" office:value="1.47681025655308E+018" calcext:value-type="float">
            <text:p>1.47681025655308E+018</text:p>
          </table:table-cell>
          <table:table-cell office:value-type="float" office:value="1.47681032581591E+018" calcext:value-type="float">
            <text:p>1.47681032581591E+018</text:p>
          </table:table-cell>
          <table:table-cell office:value-type="float" office:value="1.47681032596148E+018" calcext:value-type="float">
            <text:p>1.47681032596148E+018</text:p>
          </table:table-cell>
          <table:table-cell office:value-type="float" office:value="1.47681037450309E+018" calcext:value-type="float">
            <text:p>1.47681037450309E+018</text:p>
          </table:table-cell>
          <table:table-cell office:value-type="float" office:value="1.47681037468781E+018" calcext:value-type="float">
            <text:p>1.47681037468781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681025631416E+018" calcext:value-type="float">
            <text:p>1.47681025631416E+018</text:p>
          </table:table-cell>
          <table:table-cell office:value-type="float" office:value="1.47681025655324E+018" calcext:value-type="float">
            <text:p>1.47681025655324E+018</text:p>
          </table:table-cell>
          <table:table-cell office:value-type="float" office:value="1.47681032581632E+018" calcext:value-type="float">
            <text:p>1.47681032581632E+018</text:p>
          </table:table-cell>
          <table:table-cell office:value-type="float" office:value="1.4768103259618E+018" calcext:value-type="float">
            <text:p>1.4768103259618E+018</text:p>
          </table:table-cell>
          <table:table-cell office:value-type="float" office:value="1.47681037450348E+018" calcext:value-type="float">
            <text:p>1.47681037450348E+018</text:p>
          </table:table-cell>
          <table:table-cell office:value-type="float" office:value="1.47681037468787E+018" calcext:value-type="float">
            <text:p>1.47681037468787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681025631451E+018" calcext:value-type="float">
            <text:p>1.47681025631451E+018</text:p>
          </table:table-cell>
          <table:table-cell office:value-type="float" office:value="1.47681025655349E+018" calcext:value-type="float">
            <text:p>1.47681025655349E+018</text:p>
          </table:table-cell>
          <table:table-cell office:value-type="float" office:value="1.47681032581671E+018" calcext:value-type="float">
            <text:p>1.47681032581671E+018</text:p>
          </table:table-cell>
          <table:table-cell office:value-type="float" office:value="1.47681032596196E+018" calcext:value-type="float">
            <text:p>1.47681032596196E+018</text:p>
          </table:table-cell>
          <table:table-cell office:value-type="float" office:value="1.47681037450387E+018" calcext:value-type="float">
            <text:p>1.47681037450387E+018</text:p>
          </table:table-cell>
          <table:table-cell office:value-type="float" office:value="1.47681037468793E+018" calcext:value-type="float">
            <text:p>1.47681037468793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681025631487E+018" calcext:value-type="float">
            <text:p>1.47681025631487E+018</text:p>
          </table:table-cell>
          <table:table-cell office:value-type="float" office:value="1.47681025655355E+018" calcext:value-type="float">
            <text:p>1.47681025655355E+018</text:p>
          </table:table-cell>
          <table:table-cell office:value-type="float" office:value="1.47681032581707E+018" calcext:value-type="float">
            <text:p>1.47681032581707E+018</text:p>
          </table:table-cell>
          <table:table-cell office:value-type="float" office:value="1.47681032596213E+018" calcext:value-type="float">
            <text:p>1.47681032596213E+018</text:p>
          </table:table-cell>
          <table:table-cell office:value-type="float" office:value="1.47681037450422E+018" calcext:value-type="float">
            <text:p>1.47681037450422E+018</text:p>
          </table:table-cell>
          <table:table-cell office:value-type="float" office:value="1.47681037468798E+018" calcext:value-type="float">
            <text:p>1.47681037468798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681025631523E+018" calcext:value-type="float">
            <text:p>1.47681025631523E+018</text:p>
          </table:table-cell>
          <table:table-cell office:value-type="float" office:value="1.4768102565536E+018" calcext:value-type="float">
            <text:p>1.4768102565536E+018</text:p>
          </table:table-cell>
          <table:table-cell office:value-type="float" office:value="1.47681032581741E+018" calcext:value-type="float">
            <text:p>1.47681032581741E+018</text:p>
          </table:table-cell>
          <table:table-cell office:value-type="float" office:value="1.4768103259624E+018" calcext:value-type="float">
            <text:p>1.4768103259624E+018</text:p>
          </table:table-cell>
          <table:table-cell office:value-type="float" office:value="1.47681037450458E+018" calcext:value-type="float">
            <text:p>1.47681037450458E+018</text:p>
          </table:table-cell>
          <table:table-cell office:value-type="float" office:value="1.47681037468803E+018" calcext:value-type="float">
            <text:p>1.47681037468803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681025631557E+018" calcext:value-type="float">
            <text:p>1.47681025631557E+018</text:p>
          </table:table-cell>
          <table:table-cell office:value-type="float" office:value="1.47681025655381E+018" calcext:value-type="float">
            <text:p>1.47681025655381E+018</text:p>
          </table:table-cell>
          <table:table-cell office:value-type="float" office:value="1.47681032581777E+018" calcext:value-type="float">
            <text:p>1.47681032581777E+018</text:p>
          </table:table-cell>
          <table:table-cell office:value-type="float" office:value="1.47681032596246E+018" calcext:value-type="float">
            <text:p>1.47681032596246E+018</text:p>
          </table:table-cell>
          <table:table-cell office:value-type="float" office:value="1.47681037450494E+018" calcext:value-type="float">
            <text:p>1.47681037450494E+018</text:p>
          </table:table-cell>
          <table:table-cell office:value-type="float" office:value="1.47681037468809E+018" calcext:value-type="float">
            <text:p>1.47681037468809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681025631592E+018" calcext:value-type="float">
            <text:p>1.47681025631592E+018</text:p>
          </table:table-cell>
          <table:table-cell office:value-type="float" office:value="1.47681025655387E+018" calcext:value-type="float">
            <text:p>1.47681025655387E+018</text:p>
          </table:table-cell>
          <table:table-cell office:value-type="float" office:value="1.47681032581812E+018" calcext:value-type="float">
            <text:p>1.47681032581812E+018</text:p>
          </table:table-cell>
          <table:table-cell office:value-type="float" office:value="1.47681032596252E+018" calcext:value-type="float">
            <text:p>1.47681032596252E+018</text:p>
          </table:table-cell>
          <table:table-cell office:value-type="float" office:value="1.47681037450534E+018" calcext:value-type="float">
            <text:p>1.47681037450534E+018</text:p>
          </table:table-cell>
          <table:table-cell office:value-type="float" office:value="1.47681037468814E+018" calcext:value-type="float">
            <text:p>1.47681037468814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681025631632E+018" calcext:value-type="float">
            <text:p>1.47681025631632E+018</text:p>
          </table:table-cell>
          <table:table-cell office:value-type="float" office:value="1.47681025655415E+018" calcext:value-type="float">
            <text:p>1.47681025655415E+018</text:p>
          </table:table-cell>
          <table:table-cell office:value-type="float" office:value="1.47681032581855E+018" calcext:value-type="float">
            <text:p>1.47681032581855E+018</text:p>
          </table:table-cell>
          <table:table-cell office:value-type="float" office:value="1.47681032596257E+018" calcext:value-type="float">
            <text:p>1.47681032596257E+018</text:p>
          </table:table-cell>
          <table:table-cell office:value-type="float" office:value="1.47681037450569E+018" calcext:value-type="float">
            <text:p>1.47681037450569E+018</text:p>
          </table:table-cell>
          <table:table-cell office:value-type="float" office:value="1.4768103746882E+018" calcext:value-type="float">
            <text:p>1.4768103746882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681025631667E+018" calcext:value-type="float">
            <text:p>1.47681025631667E+018</text:p>
          </table:table-cell>
          <table:table-cell office:value-type="float" office:value="1.47681025655427E+018" calcext:value-type="float">
            <text:p>1.47681025655427E+018</text:p>
          </table:table-cell>
          <table:table-cell office:value-type="float" office:value="1.47681032581893E+018" calcext:value-type="float">
            <text:p>1.47681032581893E+018</text:p>
          </table:table-cell>
          <table:table-cell office:value-type="float" office:value="1.4768103259628E+018" calcext:value-type="float">
            <text:p>1.4768103259628E+018</text:p>
          </table:table-cell>
          <table:table-cell office:value-type="float" office:value="1.47681037450608E+018" calcext:value-type="float">
            <text:p>1.47681037450608E+018</text:p>
          </table:table-cell>
          <table:table-cell office:value-type="float" office:value="1.47681037468831E+018" calcext:value-type="float">
            <text:p>1.47681037468831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681025631702E+018" calcext:value-type="float">
            <text:p>1.47681025631702E+018</text:p>
          </table:table-cell>
          <table:table-cell office:value-type="float" office:value="1.47681025655433E+018" calcext:value-type="float">
            <text:p>1.47681025655433E+018</text:p>
          </table:table-cell>
          <table:table-cell office:value-type="float" office:value="1.4768103258193E+018" calcext:value-type="float">
            <text:p>1.4768103258193E+018</text:p>
          </table:table-cell>
          <table:table-cell office:value-type="float" office:value="1.47681032596304E+018" calcext:value-type="float">
            <text:p>1.47681032596304E+018</text:p>
          </table:table-cell>
          <table:table-cell office:value-type="float" office:value="1.47681037450668E+018" calcext:value-type="float">
            <text:p>1.47681037450668E+018</text:p>
          </table:table-cell>
          <table:table-cell office:value-type="float" office:value="1.47681037468837E+018" calcext:value-type="float">
            <text:p>1.47681037468837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681025631737E+018" calcext:value-type="float">
            <text:p>1.47681025631737E+018</text:p>
          </table:table-cell>
          <table:table-cell office:value-type="float" office:value="1.47681025655438E+018" calcext:value-type="float">
            <text:p>1.47681025655438E+018</text:p>
          </table:table-cell>
          <table:table-cell office:value-type="float" office:value="1.47681032581975E+018" calcext:value-type="float">
            <text:p>1.47681032581975E+018</text:p>
          </table:table-cell>
          <table:table-cell office:value-type="float" office:value="1.4768103259631E+018" calcext:value-type="float">
            <text:p>1.4768103259631E+018</text:p>
          </table:table-cell>
          <table:table-cell office:value-type="float" office:value="1.47681037450706E+018" calcext:value-type="float">
            <text:p>1.47681037450706E+018</text:p>
          </table:table-cell>
          <table:table-cell office:value-type="float" office:value="1.47681037468842E+018" calcext:value-type="float">
            <text:p>1.47681037468842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681025631772E+018" calcext:value-type="float">
            <text:p>1.47681025631772E+018</text:p>
          </table:table-cell>
          <table:table-cell office:value-type="float" office:value="1.47681025655466E+018" calcext:value-type="float">
            <text:p>1.47681025655466E+018</text:p>
          </table:table-cell>
          <table:table-cell office:value-type="float" office:value="1.47681032582011E+018" calcext:value-type="float">
            <text:p>1.47681032582011E+018</text:p>
          </table:table-cell>
          <table:table-cell office:value-type="float" office:value="1.47681032596315E+018" calcext:value-type="float">
            <text:p>1.47681032596315E+018</text:p>
          </table:table-cell>
          <table:table-cell office:value-type="float" office:value="1.47681037450742E+018" calcext:value-type="float">
            <text:p>1.47681037450742E+018</text:p>
          </table:table-cell>
          <table:table-cell office:value-type="float" office:value="1.47681037468848E+018" calcext:value-type="float">
            <text:p>1.47681037468848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681025631807E+018" calcext:value-type="float">
            <text:p>1.47681025631807E+018</text:p>
          </table:table-cell>
          <table:table-cell office:value-type="float" office:value="1.47681025655472E+018" calcext:value-type="float">
            <text:p>1.47681025655472E+018</text:p>
          </table:table-cell>
          <table:table-cell office:value-type="float" office:value="1.47681032582047E+018" calcext:value-type="float">
            <text:p>1.47681032582047E+018</text:p>
          </table:table-cell>
          <table:table-cell office:value-type="float" office:value="1.47681032596332E+018" calcext:value-type="float">
            <text:p>1.47681032596332E+018</text:p>
          </table:table-cell>
          <table:table-cell office:value-type="float" office:value="1.47681037450779E+018" calcext:value-type="float">
            <text:p>1.47681037450779E+018</text:p>
          </table:table-cell>
          <table:table-cell office:value-type="float" office:value="1.47681037468853E+018" calcext:value-type="float">
            <text:p>1.47681037468853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681025631841E+018" calcext:value-type="float">
            <text:p>1.47681025631841E+018</text:p>
          </table:table-cell>
          <table:table-cell office:value-type="float" office:value="1.47681025655477E+018" calcext:value-type="float">
            <text:p>1.47681025655477E+018</text:p>
          </table:table-cell>
          <table:table-cell office:value-type="float" office:value="1.47681032582087E+018" calcext:value-type="float">
            <text:p>1.47681032582087E+018</text:p>
          </table:table-cell>
          <table:table-cell office:value-type="float" office:value="1.47681032596357E+018" calcext:value-type="float">
            <text:p>1.47681032596357E+018</text:p>
          </table:table-cell>
          <table:table-cell office:value-type="float" office:value="1.47681037450814E+018" calcext:value-type="float">
            <text:p>1.47681037450814E+018</text:p>
          </table:table-cell>
          <table:table-cell office:value-type="float" office:value="1.47681037468858E+018" calcext:value-type="float">
            <text:p>1.47681037468858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681025631877E+018" calcext:value-type="float">
            <text:p>1.47681025631877E+018</text:p>
          </table:table-cell>
          <table:table-cell office:value-type="float" office:value="1.47681025655483E+018" calcext:value-type="float">
            <text:p>1.47681025655483E+018</text:p>
          </table:table-cell>
          <table:table-cell office:value-type="float" office:value="1.47681032582123E+018" calcext:value-type="float">
            <text:p>1.47681032582123E+018</text:p>
          </table:table-cell>
          <table:table-cell office:value-type="float" office:value="1.47681032596362E+018" calcext:value-type="float">
            <text:p>1.47681032596362E+018</text:p>
          </table:table-cell>
          <table:table-cell office:value-type="float" office:value="1.47681037450848E+018" calcext:value-type="float">
            <text:p>1.47681037450848E+018</text:p>
          </table:table-cell>
          <table:table-cell office:value-type="float" office:value="1.47681037468864E+018" calcext:value-type="float">
            <text:p>1.47681037468864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681025631912E+018" calcext:value-type="float">
            <text:p>1.47681025631912E+018</text:p>
          </table:table-cell>
          <table:table-cell office:value-type="float" office:value="1.47681025655507E+018" calcext:value-type="float">
            <text:p>1.47681025655507E+018</text:p>
          </table:table-cell>
          <table:table-cell office:value-type="float" office:value="1.47681032582159E+018" calcext:value-type="float">
            <text:p>1.47681032582159E+018</text:p>
          </table:table-cell>
          <table:table-cell office:value-type="float" office:value="1.47681032596368E+018" calcext:value-type="float">
            <text:p>1.47681032596368E+018</text:p>
          </table:table-cell>
          <table:table-cell office:value-type="float" office:value="1.47681037450883E+018" calcext:value-type="float">
            <text:p>1.47681037450883E+018</text:p>
          </table:table-cell>
          <table:table-cell office:value-type="float" office:value="1.47681037468869E+018" calcext:value-type="float">
            <text:p>1.47681037468869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681025631947E+018" calcext:value-type="float">
            <text:p>1.47681025631947E+018</text:p>
          </table:table-cell>
          <table:table-cell office:value-type="float" office:value="1.47681025655513E+018" calcext:value-type="float">
            <text:p>1.47681025655513E+018</text:p>
          </table:table-cell>
          <table:table-cell office:value-type="float" office:value="1.47681032582198E+018" calcext:value-type="float">
            <text:p>1.47681032582198E+018</text:p>
          </table:table-cell>
          <table:table-cell office:value-type="float" office:value="1.4768103259641E+018" calcext:value-type="float">
            <text:p>1.4768103259641E+018</text:p>
          </table:table-cell>
          <table:table-cell office:value-type="float" office:value="1.47681037450918E+018" calcext:value-type="float">
            <text:p>1.47681037450918E+018</text:p>
          </table:table-cell>
          <table:table-cell office:value-type="float" office:value="1.47681037468874E+018" calcext:value-type="float">
            <text:p>1.47681037468874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681025631982E+018" calcext:value-type="float">
            <text:p>1.47681025631982E+018</text:p>
          </table:table-cell>
          <table:table-cell office:value-type="float" office:value="1.47681025655519E+018" calcext:value-type="float">
            <text:p>1.47681025655519E+018</text:p>
          </table:table-cell>
          <table:table-cell office:value-type="float" office:value="1.47681032582235E+018" calcext:value-type="float">
            <text:p>1.47681032582235E+018</text:p>
          </table:table-cell>
          <table:table-cell office:value-type="float" office:value="1.4768103259643E+018" calcext:value-type="float">
            <text:p>1.4768103259643E+018</text:p>
          </table:table-cell>
          <table:table-cell office:value-type="float" office:value="1.47681037450953E+018" calcext:value-type="float">
            <text:p>1.47681037450953E+018</text:p>
          </table:table-cell>
          <table:table-cell office:value-type="float" office:value="1.4768103746888E+018" calcext:value-type="float">
            <text:p>1.4768103746888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681025632017E+018" calcext:value-type="float">
            <text:p>1.47681025632017E+018</text:p>
          </table:table-cell>
          <table:table-cell office:value-type="float" office:value="1.47681025655539E+018" calcext:value-type="float">
            <text:p>1.47681025655539E+018</text:p>
          </table:table-cell>
          <table:table-cell office:value-type="float" office:value="1.47681032582271E+018" calcext:value-type="float">
            <text:p>1.47681032582271E+018</text:p>
          </table:table-cell>
          <table:table-cell office:value-type="float" office:value="1.47681032596436E+018" calcext:value-type="float">
            <text:p>1.47681032596436E+018</text:p>
          </table:table-cell>
          <table:table-cell office:value-type="float" office:value="1.47681037450987E+018" calcext:value-type="float">
            <text:p>1.47681037450987E+018</text:p>
          </table:table-cell>
          <table:table-cell office:value-type="float" office:value="1.47681037468885E+018" calcext:value-type="float">
            <text:p>1.47681037468885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681025632052E+018" calcext:value-type="float">
            <text:p>1.47681025632052E+018</text:p>
          </table:table-cell>
          <table:table-cell office:value-type="float" office:value="1.47681025655545E+018" calcext:value-type="float">
            <text:p>1.47681025655545E+018</text:p>
          </table:table-cell>
          <table:table-cell office:value-type="float" office:value="1.4768103258231E+018" calcext:value-type="float">
            <text:p>1.4768103258231E+018</text:p>
          </table:table-cell>
          <table:table-cell office:value-type="float" office:value="1.4768103259646E+018" calcext:value-type="float">
            <text:p>1.4768103259646E+018</text:p>
          </table:table-cell>
          <table:table-cell office:value-type="float" office:value="1.47681037451022E+018" calcext:value-type="float">
            <text:p>1.47681037451022E+018</text:p>
          </table:table-cell>
          <table:table-cell office:value-type="float" office:value="1.47681037468891E+018" calcext:value-type="float">
            <text:p>1.47681037468891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681025632086E+018" calcext:value-type="float">
            <text:p>1.47681025632086E+018</text:p>
          </table:table-cell>
          <table:table-cell office:value-type="float" office:value="1.47681025655565E+018" calcext:value-type="float">
            <text:p>1.47681025655565E+018</text:p>
          </table:table-cell>
          <table:table-cell office:value-type="float" office:value="1.47681032582346E+018" calcext:value-type="float">
            <text:p>1.47681032582346E+018</text:p>
          </table:table-cell>
          <table:table-cell office:value-type="float" office:value="1.47681032596466E+018" calcext:value-type="float">
            <text:p>1.47681032596466E+018</text:p>
          </table:table-cell>
          <table:table-cell office:value-type="float" office:value="1.47681037451058E+018" calcext:value-type="float">
            <text:p>1.47681037451058E+018</text:p>
          </table:table-cell>
          <table:table-cell office:value-type="float" office:value="1.47681037468896E+018" calcext:value-type="float">
            <text:p>1.47681037468896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681025632122E+018" calcext:value-type="float">
            <text:p>1.47681025632122E+018</text:p>
          </table:table-cell>
          <table:table-cell office:value-type="float" office:value="1.47681025655571E+018" calcext:value-type="float">
            <text:p>1.47681025655571E+018</text:p>
          </table:table-cell>
          <table:table-cell office:value-type="float" office:value="1.47681032582382E+018" calcext:value-type="float">
            <text:p>1.47681032582382E+018</text:p>
          </table:table-cell>
          <table:table-cell office:value-type="float" office:value="1.47681032596472E+018" calcext:value-type="float">
            <text:p>1.47681032596472E+018</text:p>
          </table:table-cell>
          <table:table-cell office:value-type="float" office:value="1.47681037451093E+018" calcext:value-type="float">
            <text:p>1.47681037451093E+018</text:p>
          </table:table-cell>
          <table:table-cell office:value-type="float" office:value="1.47681037468901E+018" calcext:value-type="float">
            <text:p>1.47681037468901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681025632157E+018" calcext:value-type="float">
            <text:p>1.47681025632157E+018</text:p>
          </table:table-cell>
          <table:table-cell office:value-type="float" office:value="1.47681025655595E+018" calcext:value-type="float">
            <text:p>1.47681025655595E+018</text:p>
          </table:table-cell>
          <table:table-cell office:value-type="float" office:value="1.47681032582417E+018" calcext:value-type="float">
            <text:p>1.47681032582417E+018</text:p>
          </table:table-cell>
          <table:table-cell office:value-type="float" office:value="1.47681032596492E+018" calcext:value-type="float">
            <text:p>1.47681032596492E+018</text:p>
          </table:table-cell>
          <table:table-cell office:value-type="float" office:value="1.47681037451127E+018" calcext:value-type="float">
            <text:p>1.47681037451127E+018</text:p>
          </table:table-cell>
          <table:table-cell office:value-type="float" office:value="1.47681037468907E+018" calcext:value-type="float">
            <text:p>1.47681037468907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681025632192E+018" calcext:value-type="float">
            <text:p>1.47681025632192E+018</text:p>
          </table:table-cell>
          <table:table-cell office:value-type="float" office:value="1.47681025655601E+018" calcext:value-type="float">
            <text:p>1.47681025655601E+018</text:p>
          </table:table-cell>
          <table:table-cell office:value-type="float" office:value="1.47681032582453E+018" calcext:value-type="float">
            <text:p>1.47681032582453E+018</text:p>
          </table:table-cell>
          <table:table-cell office:value-type="float" office:value="1.47681032596497E+018" calcext:value-type="float">
            <text:p>1.47681032596497E+018</text:p>
          </table:table-cell>
          <table:table-cell office:value-type="float" office:value="1.47681037451162E+018" calcext:value-type="float">
            <text:p>1.47681037451162E+018</text:p>
          </table:table-cell>
          <table:table-cell office:value-type="float" office:value="1.47681037468912E+018" calcext:value-type="float">
            <text:p>1.47681037468912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681025632227E+018" calcext:value-type="float">
            <text:p>1.47681025632227E+018</text:p>
          </table:table-cell>
          <table:table-cell office:value-type="float" office:value="1.47681025655607E+018" calcext:value-type="float">
            <text:p>1.47681025655607E+018</text:p>
          </table:table-cell>
          <table:table-cell office:value-type="float" office:value="1.47681032582492E+018" calcext:value-type="float">
            <text:p>1.47681032582492E+018</text:p>
          </table:table-cell>
          <table:table-cell office:value-type="float" office:value="1.47681032596518E+018" calcext:value-type="float">
            <text:p>1.47681032596518E+018</text:p>
          </table:table-cell>
          <table:table-cell office:value-type="float" office:value="1.47681037451197E+018" calcext:value-type="float">
            <text:p>1.47681037451197E+018</text:p>
          </table:table-cell>
          <table:table-cell office:value-type="float" office:value="1.47681037468917E+018" calcext:value-type="float">
            <text:p>1.47681037468917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681025632265E+018" calcext:value-type="float">
            <text:p>1.47681025632265E+018</text:p>
          </table:table-cell>
          <table:table-cell office:value-type="float" office:value="1.47681025655627E+018" calcext:value-type="float">
            <text:p>1.47681025655627E+018</text:p>
          </table:table-cell>
          <table:table-cell office:value-type="float" office:value="1.47681032582528E+018" calcext:value-type="float">
            <text:p>1.47681032582528E+018</text:p>
          </table:table-cell>
          <table:table-cell office:value-type="float" office:value="1.47681032596523E+018" calcext:value-type="float">
            <text:p>1.47681032596523E+018</text:p>
          </table:table-cell>
          <table:table-cell office:value-type="float" office:value="1.47681037451236E+018" calcext:value-type="float">
            <text:p>1.47681037451236E+018</text:p>
          </table:table-cell>
          <table:table-cell office:value-type="float" office:value="1.47681037468922E+018" calcext:value-type="float">
            <text:p>1.47681037468922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681025632301E+018" calcext:value-type="float">
            <text:p>1.47681025632301E+018</text:p>
          </table:table-cell>
          <table:table-cell office:value-type="float" office:value="1.47681025655648E+018" calcext:value-type="float">
            <text:p>1.47681025655648E+018</text:p>
          </table:table-cell>
          <table:table-cell office:value-type="float" office:value="1.47681032582563E+018" calcext:value-type="float">
            <text:p>1.47681032582563E+018</text:p>
          </table:table-cell>
          <table:table-cell office:value-type="float" office:value="1.47681032596544E+018" calcext:value-type="float">
            <text:p>1.47681032596544E+018</text:p>
          </table:table-cell>
          <table:table-cell office:value-type="float" office:value="1.47681037451271E+018" calcext:value-type="float">
            <text:p>1.47681037451271E+018</text:p>
          </table:table-cell>
          <table:table-cell office:value-type="float" office:value="1.47681037468928E+018" calcext:value-type="float">
            <text:p>1.47681037468928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681025632336E+018" calcext:value-type="float">
            <text:p>1.47681025632336E+018</text:p>
          </table:table-cell>
          <table:table-cell office:value-type="float" office:value="1.47681025655654E+018" calcext:value-type="float">
            <text:p>1.47681025655654E+018</text:p>
          </table:table-cell>
          <table:table-cell office:value-type="float" office:value="1.47681032582602E+018" calcext:value-type="float">
            <text:p>1.47681032582602E+018</text:p>
          </table:table-cell>
          <table:table-cell office:value-type="float" office:value="1.4768103259655E+018" calcext:value-type="float">
            <text:p>1.4768103259655E+018</text:p>
          </table:table-cell>
          <table:table-cell office:value-type="float" office:value="1.47681037451306E+018" calcext:value-type="float">
            <text:p>1.47681037451306E+018</text:p>
          </table:table-cell>
          <table:table-cell office:value-type="float" office:value="1.47681037468933E+018" calcext:value-type="float">
            <text:p>1.47681037468933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681025632372E+018" calcext:value-type="float">
            <text:p>1.47681025632372E+018</text:p>
          </table:table-cell>
          <table:table-cell office:value-type="float" office:value="1.4768102565567E+018" calcext:value-type="float">
            <text:p>1.4768102565567E+018</text:p>
          </table:table-cell>
          <table:table-cell office:value-type="float" office:value="1.47681032582646E+018" calcext:value-type="float">
            <text:p>1.47681032582646E+018</text:p>
          </table:table-cell>
          <table:table-cell office:value-type="float" office:value="1.47681032596566E+018" calcext:value-type="float">
            <text:p>1.47681032596566E+018</text:p>
          </table:table-cell>
          <table:table-cell office:value-type="float" office:value="1.47681037451341E+018" calcext:value-type="float">
            <text:p>1.47681037451341E+018</text:p>
          </table:table-cell>
          <table:table-cell office:value-type="float" office:value="1.47681037468939E+018" calcext:value-type="float">
            <text:p>1.47681037468939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681025632411E+018" calcext:value-type="float">
            <text:p>1.47681025632411E+018</text:p>
          </table:table-cell>
          <table:table-cell office:value-type="float" office:value="1.47681025655691E+018" calcext:value-type="float">
            <text:p>1.47681025655691E+018</text:p>
          </table:table-cell>
          <table:table-cell office:value-type="float" office:value="1.47681032582684E+018" calcext:value-type="float">
            <text:p>1.47681032582684E+018</text:p>
          </table:table-cell>
          <table:table-cell office:value-type="float" office:value="1.47681032596589E+018" calcext:value-type="float">
            <text:p>1.47681032596589E+018</text:p>
          </table:table-cell>
          <table:table-cell office:value-type="float" office:value="1.47681037451375E+018" calcext:value-type="float">
            <text:p>1.47681037451375E+018</text:p>
          </table:table-cell>
          <table:table-cell office:value-type="float" office:value="1.47681037469015E+018" calcext:value-type="float">
            <text:p>1.47681037469015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681025632446E+018" calcext:value-type="float">
            <text:p>1.47681025632446E+018</text:p>
          </table:table-cell>
          <table:table-cell office:value-type="float" office:value="1.47681025655697E+018" calcext:value-type="float">
            <text:p>1.47681025655697E+018</text:p>
          </table:table-cell>
          <table:table-cell office:value-type="float" office:value="1.47681032582722E+018" calcext:value-type="float">
            <text:p>1.47681032582722E+018</text:p>
          </table:table-cell>
          <table:table-cell office:value-type="float" office:value="1.47681032596594E+018" calcext:value-type="float">
            <text:p>1.47681032596594E+018</text:p>
          </table:table-cell>
          <table:table-cell office:value-type="float" office:value="1.4768103745141E+018" calcext:value-type="float">
            <text:p>1.4768103745141E+018</text:p>
          </table:table-cell>
          <table:table-cell office:value-type="float" office:value="1.47681037469021E+018" calcext:value-type="float">
            <text:p>1.47681037469021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681025632486E+018" calcext:value-type="float">
            <text:p>1.47681025632486E+018</text:p>
          </table:table-cell>
          <table:table-cell office:value-type="float" office:value="1.47681025655713E+018" calcext:value-type="float">
            <text:p>1.47681025655713E+018</text:p>
          </table:table-cell>
          <table:table-cell office:value-type="float" office:value="1.47681032582762E+018" calcext:value-type="float">
            <text:p>1.47681032582762E+018</text:p>
          </table:table-cell>
          <table:table-cell office:value-type="float" office:value="1.47681032596615E+018" calcext:value-type="float">
            <text:p>1.47681032596615E+018</text:p>
          </table:table-cell>
          <table:table-cell office:value-type="float" office:value="1.47681037451449E+018" calcext:value-type="float">
            <text:p>1.47681037451449E+018</text:p>
          </table:table-cell>
          <table:table-cell office:value-type="float" office:value="1.47681037469026E+018" calcext:value-type="float">
            <text:p>1.47681037469026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681025632523E+018" calcext:value-type="float">
            <text:p>1.47681025632523E+018</text:p>
          </table:table-cell>
          <table:table-cell office:value-type="float" office:value="1.4768102565573E+018" calcext:value-type="float">
            <text:p>1.4768102565573E+018</text:p>
          </table:table-cell>
          <table:table-cell office:value-type="float" office:value="1.47681032582798E+018" calcext:value-type="float">
            <text:p>1.47681032582798E+018</text:p>
          </table:table-cell>
          <table:table-cell office:value-type="float" office:value="1.47681032596624E+018" calcext:value-type="float">
            <text:p>1.47681032596624E+018</text:p>
          </table:table-cell>
          <table:table-cell office:value-type="float" office:value="1.47681037451484E+018" calcext:value-type="float">
            <text:p>1.47681037451484E+018</text:p>
          </table:table-cell>
          <table:table-cell office:value-type="float" office:value="1.47681037469031E+018" calcext:value-type="float">
            <text:p>1.47681037469031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681025632559E+018" calcext:value-type="float">
            <text:p>1.47681025632559E+018</text:p>
          </table:table-cell>
          <table:table-cell office:value-type="float" office:value="1.47681025655751E+018" calcext:value-type="float">
            <text:p>1.47681025655751E+018</text:p>
          </table:table-cell>
          <table:table-cell office:value-type="float" office:value="1.47681032582838E+018" calcext:value-type="float">
            <text:p>1.47681032582838E+018</text:p>
          </table:table-cell>
          <table:table-cell office:value-type="float" office:value="1.47681032596641E+018" calcext:value-type="float">
            <text:p>1.47681032596641E+018</text:p>
          </table:table-cell>
          <table:table-cell office:value-type="float" office:value="1.47681037451519E+018" calcext:value-type="float">
            <text:p>1.47681037451519E+018</text:p>
          </table:table-cell>
          <table:table-cell office:value-type="float" office:value="1.47681037469037E+018" calcext:value-type="float">
            <text:p>1.47681037469037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681025632594E+018" calcext:value-type="float">
            <text:p>1.47681025632594E+018</text:p>
          </table:table-cell>
          <table:table-cell office:value-type="float" office:value="1.47681025655772E+018" calcext:value-type="float">
            <text:p>1.47681025655772E+018</text:p>
          </table:table-cell>
          <table:table-cell office:value-type="float" office:value="1.47681032582879E+018" calcext:value-type="float">
            <text:p>1.47681032582879E+018</text:p>
          </table:table-cell>
          <table:table-cell office:value-type="float" office:value="1.47681032596667E+018" calcext:value-type="float">
            <text:p>1.47681032596667E+018</text:p>
          </table:table-cell>
          <table:table-cell office:value-type="float" office:value="1.4768103745156E+018" calcext:value-type="float">
            <text:p>1.4768103745156E+018</text:p>
          </table:table-cell>
          <table:table-cell office:value-type="float" office:value="1.47681037469042E+018" calcext:value-type="float">
            <text:p>1.47681037469042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681025632634E+018" calcext:value-type="float">
            <text:p>1.47681025632634E+018</text:p>
          </table:table-cell>
          <table:table-cell office:value-type="float" office:value="1.47681025655778E+018" calcext:value-type="float">
            <text:p>1.47681025655778E+018</text:p>
          </table:table-cell>
          <table:table-cell office:value-type="float" office:value="1.47681032582922E+018" calcext:value-type="float">
            <text:p>1.47681032582922E+018</text:p>
          </table:table-cell>
          <table:table-cell office:value-type="float" office:value="1.47681032596673E+018" calcext:value-type="float">
            <text:p>1.47681032596673E+018</text:p>
          </table:table-cell>
          <table:table-cell office:value-type="float" office:value="1.47681037451596E+018" calcext:value-type="float">
            <text:p>1.47681037451596E+018</text:p>
          </table:table-cell>
          <table:table-cell office:value-type="float" office:value="1.47681037469048E+018" calcext:value-type="float">
            <text:p>1.47681037469048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681025632673E+018" calcext:value-type="float">
            <text:p>1.47681025632673E+018</text:p>
          </table:table-cell>
          <table:table-cell office:value-type="float" office:value="1.47681025655795E+018" calcext:value-type="float">
            <text:p>1.47681025655795E+018</text:p>
          </table:table-cell>
          <table:table-cell office:value-type="float" office:value="1.47681032582959E+018" calcext:value-type="float">
            <text:p>1.47681032582959E+018</text:p>
          </table:table-cell>
          <table:table-cell office:value-type="float" office:value="1.47681032596679E+018" calcext:value-type="float">
            <text:p>1.47681032596679E+018</text:p>
          </table:table-cell>
          <table:table-cell office:value-type="float" office:value="1.47681037451635E+018" calcext:value-type="float">
            <text:p>1.47681037451635E+018</text:p>
          </table:table-cell>
          <table:table-cell office:value-type="float" office:value="1.47681037469053E+018" calcext:value-type="float">
            <text:p>1.47681037469053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681025632709E+018" calcext:value-type="float">
            <text:p>1.47681025632709E+018</text:p>
          </table:table-cell>
          <table:table-cell office:value-type="float" office:value="1.47681025655811E+018" calcext:value-type="float">
            <text:p>1.47681025655811E+018</text:p>
          </table:table-cell>
          <table:table-cell office:value-type="float" office:value="1.47681032582996E+018" calcext:value-type="float">
            <text:p>1.47681032582996E+018</text:p>
          </table:table-cell>
          <table:table-cell office:value-type="float" office:value="1.47681032596695E+018" calcext:value-type="float">
            <text:p>1.47681032596695E+018</text:p>
          </table:table-cell>
          <table:table-cell office:value-type="float" office:value="1.47681037451672E+018" calcext:value-type="float">
            <text:p>1.47681037451672E+018</text:p>
          </table:table-cell>
          <table:table-cell office:value-type="float" office:value="1.47681037469059E+018" calcext:value-type="float">
            <text:p>1.47681037469059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681025632744E+018" calcext:value-type="float">
            <text:p>1.47681025632744E+018</text:p>
          </table:table-cell>
          <table:table-cell office:value-type="float" office:value="1.47681025655832E+018" calcext:value-type="float">
            <text:p>1.47681025655832E+018</text:p>
          </table:table-cell>
          <table:table-cell office:value-type="float" office:value="1.47681032583036E+018" calcext:value-type="float">
            <text:p>1.47681032583036E+018</text:p>
          </table:table-cell>
          <table:table-cell office:value-type="float" office:value="1.47681032596729E+018" calcext:value-type="float">
            <text:p>1.47681032596729E+018</text:p>
          </table:table-cell>
          <table:table-cell office:value-type="float" office:value="1.47681037451711E+018" calcext:value-type="float">
            <text:p>1.47681037451711E+018</text:p>
          </table:table-cell>
          <table:table-cell office:value-type="float" office:value="1.47681037469064E+018" calcext:value-type="float">
            <text:p>1.47681037469064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68102563278E+018" calcext:value-type="float">
            <text:p>1.4768102563278E+018</text:p>
          </table:table-cell>
          <table:table-cell office:value-type="float" office:value="1.47681025655838E+018" calcext:value-type="float">
            <text:p>1.47681025655838E+018</text:p>
          </table:table-cell>
          <table:table-cell office:value-type="float" office:value="1.47681032583072E+018" calcext:value-type="float">
            <text:p>1.47681032583072E+018</text:p>
          </table:table-cell>
          <table:table-cell office:value-type="float" office:value="1.47681032596749E+018" calcext:value-type="float">
            <text:p>1.47681032596749E+018</text:p>
          </table:table-cell>
          <table:table-cell office:value-type="float" office:value="1.4768103745175E+018" calcext:value-type="float">
            <text:p>1.4768103745175E+018</text:p>
          </table:table-cell>
          <table:table-cell office:value-type="float" office:value="1.4768103746907E+018" calcext:value-type="float">
            <text:p>1.4768103746907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681025632815E+018" calcext:value-type="float">
            <text:p>1.47681025632815E+018</text:p>
          </table:table-cell>
          <table:table-cell office:value-type="float" office:value="1.47681025655855E+018" calcext:value-type="float">
            <text:p>1.47681025655855E+018</text:p>
          </table:table-cell>
          <table:table-cell office:value-type="float" office:value="1.47681032583112E+018" calcext:value-type="float">
            <text:p>1.47681032583112E+018</text:p>
          </table:table-cell>
          <table:table-cell office:value-type="float" office:value="1.47681032596755E+018" calcext:value-type="float">
            <text:p>1.47681032596755E+018</text:p>
          </table:table-cell>
          <table:table-cell office:value-type="float" office:value="1.47681037451784E+018" calcext:value-type="float">
            <text:p>1.47681037451784E+018</text:p>
          </table:table-cell>
          <table:table-cell office:value-type="float" office:value="1.47681037469076E+018" calcext:value-type="float">
            <text:p>1.47681037469076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68102563285E+018" calcext:value-type="float">
            <text:p>1.4768102563285E+018</text:p>
          </table:table-cell>
          <table:table-cell office:value-type="float" office:value="1.47681025655871E+018" calcext:value-type="float">
            <text:p>1.47681025655871E+018</text:p>
          </table:table-cell>
          <table:table-cell office:value-type="float" office:value="1.47681032583149E+018" calcext:value-type="float">
            <text:p>1.47681032583149E+018</text:p>
          </table:table-cell>
          <table:table-cell office:value-type="float" office:value="1.47681032596779E+018" calcext:value-type="float">
            <text:p>1.47681032596779E+018</text:p>
          </table:table-cell>
          <table:table-cell office:value-type="float" office:value="1.4768103745182E+018" calcext:value-type="float">
            <text:p>1.4768103745182E+018</text:p>
          </table:table-cell>
          <table:table-cell office:value-type="float" office:value="1.47681037469082E+018" calcext:value-type="float">
            <text:p>1.47681037469082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681025632885E+018" calcext:value-type="float">
            <text:p>1.47681025632885E+018</text:p>
          </table:table-cell>
          <table:table-cell office:value-type="float" office:value="1.47681025655892E+018" calcext:value-type="float">
            <text:p>1.47681025655892E+018</text:p>
          </table:table-cell>
          <table:table-cell office:value-type="float" office:value="1.47681032583185E+018" calcext:value-type="float">
            <text:p>1.47681032583185E+018</text:p>
          </table:table-cell>
          <table:table-cell office:value-type="float" office:value="1.47681032596785E+018" calcext:value-type="float">
            <text:p>1.47681032596785E+018</text:p>
          </table:table-cell>
          <table:table-cell office:value-type="float" office:value="1.47681037451855E+018" calcext:value-type="float">
            <text:p>1.47681037451855E+018</text:p>
          </table:table-cell>
          <table:table-cell office:value-type="float" office:value="1.47681037469181E+018" calcext:value-type="float">
            <text:p>1.47681037469181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68102563292E+018" calcext:value-type="float">
            <text:p>1.4768102563292E+018</text:p>
          </table:table-cell>
          <table:table-cell office:value-type="float" office:value="1.47681025655898E+018" calcext:value-type="float">
            <text:p>1.47681025655898E+018</text:p>
          </table:table-cell>
          <table:table-cell office:value-type="float" office:value="1.47681032583225E+018" calcext:value-type="float">
            <text:p>1.47681032583225E+018</text:p>
          </table:table-cell>
          <table:table-cell office:value-type="float" office:value="1.47681032596791E+018" calcext:value-type="float">
            <text:p>1.47681032596791E+018</text:p>
          </table:table-cell>
          <table:table-cell office:value-type="float" office:value="1.4768103745189E+018" calcext:value-type="float">
            <text:p>1.4768103745189E+018</text:p>
          </table:table-cell>
          <table:table-cell office:value-type="float" office:value="1.47681037469187E+018" calcext:value-type="float">
            <text:p>1.47681037469187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681025632955E+018" calcext:value-type="float">
            <text:p>1.47681025632955E+018</text:p>
          </table:table-cell>
          <table:table-cell office:value-type="float" office:value="1.47681025655914E+018" calcext:value-type="float">
            <text:p>1.47681025655914E+018</text:p>
          </table:table-cell>
          <table:table-cell office:value-type="float" office:value="1.47681032583261E+018" calcext:value-type="float">
            <text:p>1.47681032583261E+018</text:p>
          </table:table-cell>
          <table:table-cell office:value-type="float" office:value="1.47681032596807E+018" calcext:value-type="float">
            <text:p>1.47681032596807E+018</text:p>
          </table:table-cell>
          <table:table-cell office:value-type="float" office:value="1.47681037451925E+018" calcext:value-type="float">
            <text:p>1.47681037451925E+018</text:p>
          </table:table-cell>
          <table:table-cell office:value-type="float" office:value="1.47681037469192E+018" calcext:value-type="float">
            <text:p>1.47681037469192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681025632989E+018" calcext:value-type="float">
            <text:p>1.47681025632989E+018</text:p>
          </table:table-cell>
          <table:table-cell office:value-type="float" office:value="1.47681025655935E+018" calcext:value-type="float">
            <text:p>1.47681025655935E+018</text:p>
          </table:table-cell>
          <table:table-cell office:value-type="float" office:value="1.47681032583296E+018" calcext:value-type="float">
            <text:p>1.47681032583296E+018</text:p>
          </table:table-cell>
          <table:table-cell office:value-type="float" office:value="1.47681032596828E+018" calcext:value-type="float">
            <text:p>1.47681032596828E+018</text:p>
          </table:table-cell>
          <table:table-cell office:value-type="float" office:value="1.4768103745196E+018" calcext:value-type="float">
            <text:p>1.4768103745196E+018</text:p>
          </table:table-cell>
          <table:table-cell office:value-type="float" office:value="1.47681037469198E+018" calcext:value-type="float">
            <text:p>1.47681037469198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681025633024E+018" calcext:value-type="float">
            <text:p>1.47681025633024E+018</text:p>
          </table:table-cell>
          <table:table-cell office:value-type="float" office:value="1.47681025655941E+018" calcext:value-type="float">
            <text:p>1.47681025655941E+018</text:p>
          </table:table-cell>
          <table:table-cell office:value-type="float" office:value="1.47681032583336E+018" calcext:value-type="float">
            <text:p>1.47681032583336E+018</text:p>
          </table:table-cell>
          <table:table-cell office:value-type="float" office:value="1.47681032596833E+018" calcext:value-type="float">
            <text:p>1.47681032596833E+018</text:p>
          </table:table-cell>
          <table:table-cell office:value-type="float" office:value="1.47681037451999E+018" calcext:value-type="float">
            <text:p>1.47681037451999E+018</text:p>
          </table:table-cell>
          <table:table-cell office:value-type="float" office:value="1.47681037469203E+018" calcext:value-type="float">
            <text:p>1.47681037469203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681025633059E+018" calcext:value-type="float">
            <text:p>1.47681025633059E+018</text:p>
          </table:table-cell>
          <table:table-cell office:value-type="float" office:value="1.47681025655966E+018" calcext:value-type="float">
            <text:p>1.47681025655966E+018</text:p>
          </table:table-cell>
          <table:table-cell office:value-type="float" office:value="1.47681032583372E+018" calcext:value-type="float">
            <text:p>1.47681032583372E+018</text:p>
          </table:table-cell>
          <table:table-cell office:value-type="float" office:value="1.4768103259685E+018" calcext:value-type="float">
            <text:p>1.4768103259685E+018</text:p>
          </table:table-cell>
          <table:table-cell office:value-type="float" office:value="1.47681037452038E+018" calcext:value-type="float">
            <text:p>1.47681037452038E+018</text:p>
          </table:table-cell>
          <table:table-cell office:value-type="float" office:value="1.47681037469209E+018" calcext:value-type="float">
            <text:p>1.47681037469209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681025633093E+018" calcext:value-type="float">
            <text:p>1.47681025633093E+018</text:p>
          </table:table-cell>
          <table:table-cell office:value-type="float" office:value="1.4768102565599E+018" calcext:value-type="float">
            <text:p>1.4768102565599E+018</text:p>
          </table:table-cell>
          <table:table-cell office:value-type="float" office:value="1.47681032583407E+018" calcext:value-type="float">
            <text:p>1.47681032583407E+018</text:p>
          </table:table-cell>
          <table:table-cell office:value-type="float" office:value="1.47681032596866E+018" calcext:value-type="float">
            <text:p>1.47681032596866E+018</text:p>
          </table:table-cell>
          <table:table-cell office:value-type="float" office:value="1.47681037452073E+018" calcext:value-type="float">
            <text:p>1.47681037452073E+018</text:p>
          </table:table-cell>
          <table:table-cell office:value-type="float" office:value="1.47681037469214E+018" calcext:value-type="float">
            <text:p>1.47681037469214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681025633129E+018" calcext:value-type="float">
            <text:p>1.47681025633129E+018</text:p>
          </table:table-cell>
          <table:table-cell office:value-type="float" office:value="1.47681025656011E+018" calcext:value-type="float">
            <text:p>1.47681025656011E+018</text:p>
          </table:table-cell>
          <table:table-cell office:value-type="float" office:value="1.47681032583447E+018" calcext:value-type="float">
            <text:p>1.47681032583447E+018</text:p>
          </table:table-cell>
          <table:table-cell office:value-type="float" office:value="1.47681032596889E+018" calcext:value-type="float">
            <text:p>1.47681032596889E+018</text:p>
          </table:table-cell>
          <table:table-cell office:value-type="float" office:value="1.47681037452109E+018" calcext:value-type="float">
            <text:p>1.47681037452109E+018</text:p>
          </table:table-cell>
          <table:table-cell office:value-type="float" office:value="1.47681037469219E+018" calcext:value-type="float">
            <text:p>1.47681037469219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681025633164E+018" calcext:value-type="float">
            <text:p>1.47681025633164E+018</text:p>
          </table:table-cell>
          <table:table-cell office:value-type="float" office:value="1.47681025656016E+018" calcext:value-type="float">
            <text:p>1.47681025656016E+018</text:p>
          </table:table-cell>
          <table:table-cell office:value-type="float" office:value="1.47681032583483E+018" calcext:value-type="float">
            <text:p>1.47681032583483E+018</text:p>
          </table:table-cell>
          <table:table-cell office:value-type="float" office:value="1.47681032596895E+018" calcext:value-type="float">
            <text:p>1.47681032596895E+018</text:p>
          </table:table-cell>
          <table:table-cell office:value-type="float" office:value="1.47681037452146E+018" calcext:value-type="float">
            <text:p>1.47681037452146E+018</text:p>
          </table:table-cell>
          <table:table-cell office:value-type="float" office:value="1.47681037469225E+018" calcext:value-type="float">
            <text:p>1.47681037469225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681025633199E+018" calcext:value-type="float">
            <text:p>1.47681025633199E+018</text:p>
          </table:table-cell>
          <table:table-cell office:value-type="float" office:value="1.47681025656041E+018" calcext:value-type="float">
            <text:p>1.47681025656041E+018</text:p>
          </table:table-cell>
          <table:table-cell office:value-type="float" office:value="1.47681032583523E+018" calcext:value-type="float">
            <text:p>1.47681032583523E+018</text:p>
          </table:table-cell>
          <table:table-cell office:value-type="float" office:value="1.47681032596922E+018" calcext:value-type="float">
            <text:p>1.47681032596922E+018</text:p>
          </table:table-cell>
          <table:table-cell office:value-type="float" office:value="1.47681037452185E+018" calcext:value-type="float">
            <text:p>1.47681037452185E+018</text:p>
          </table:table-cell>
          <table:table-cell office:value-type="float" office:value="1.4768103746923E+018" calcext:value-type="float">
            <text:p>1.4768103746923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681025633234E+018" calcext:value-type="float">
            <text:p>1.47681025633234E+018</text:p>
          </table:table-cell>
          <table:table-cell office:value-type="float" office:value="1.47681025656047E+018" calcext:value-type="float">
            <text:p>1.47681025656047E+018</text:p>
          </table:table-cell>
          <table:table-cell office:value-type="float" office:value="1.47681032583559E+018" calcext:value-type="float">
            <text:p>1.47681032583559E+018</text:p>
          </table:table-cell>
          <table:table-cell office:value-type="float" office:value="1.47681032596928E+018" calcext:value-type="float">
            <text:p>1.47681032596928E+018</text:p>
          </table:table-cell>
          <table:table-cell office:value-type="float" office:value="1.47681037452225E+018" calcext:value-type="float">
            <text:p>1.47681037452225E+018</text:p>
          </table:table-cell>
          <table:table-cell office:value-type="float" office:value="1.47681037469236E+018" calcext:value-type="float">
            <text:p>1.47681037469236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68102563327E+018" calcext:value-type="float">
            <text:p>1.4768102563327E+018</text:p>
          </table:table-cell>
          <table:table-cell office:value-type="float" office:value="1.47681025656052E+018" calcext:value-type="float">
            <text:p>1.47681025656052E+018</text:p>
          </table:table-cell>
          <table:table-cell office:value-type="float" office:value="1.47681032583596E+018" calcext:value-type="float">
            <text:p>1.47681032583596E+018</text:p>
          </table:table-cell>
          <table:table-cell office:value-type="float" office:value="1.47681032596934E+018" calcext:value-type="float">
            <text:p>1.47681032596934E+018</text:p>
          </table:table-cell>
          <table:table-cell office:value-type="float" office:value="1.47681037452259E+018" calcext:value-type="float">
            <text:p>1.47681037452259E+018</text:p>
          </table:table-cell>
          <table:table-cell office:value-type="float" office:value="1.47681037469241E+018" calcext:value-type="float">
            <text:p>1.47681037469241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681025633309E+018" calcext:value-type="float">
            <text:p>1.47681025633309E+018</text:p>
          </table:table-cell>
          <table:table-cell office:value-type="float" office:value="1.47681025656073E+018" calcext:value-type="float">
            <text:p>1.47681025656073E+018</text:p>
          </table:table-cell>
          <table:table-cell office:value-type="float" office:value="1.4768103258364E+018" calcext:value-type="float">
            <text:p>1.4768103258364E+018</text:p>
          </table:table-cell>
          <table:table-cell office:value-type="float" office:value="1.47681032596939E+018" calcext:value-type="float">
            <text:p>1.47681032596939E+018</text:p>
          </table:table-cell>
          <table:table-cell office:value-type="float" office:value="1.47681037452295E+018" calcext:value-type="float">
            <text:p>1.47681037452295E+018</text:p>
          </table:table-cell>
          <table:table-cell office:value-type="float" office:value="1.47681037469246E+018" calcext:value-type="float">
            <text:p>1.47681037469246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681025633344E+018" calcext:value-type="float">
            <text:p>1.47681025633344E+018</text:p>
          </table:table-cell>
          <table:table-cell office:value-type="float" office:value="1.47681025656079E+018" calcext:value-type="float">
            <text:p>1.47681025656079E+018</text:p>
          </table:table-cell>
          <table:table-cell office:value-type="float" office:value="1.47681032583676E+018" calcext:value-type="float">
            <text:p>1.47681032583676E+018</text:p>
          </table:table-cell>
          <table:table-cell office:value-type="float" office:value="1.47681032596955E+018" calcext:value-type="float">
            <text:p>1.47681032596955E+018</text:p>
          </table:table-cell>
          <table:table-cell office:value-type="float" office:value="1.47681037452331E+018" calcext:value-type="float">
            <text:p>1.47681037452331E+018</text:p>
          </table:table-cell>
          <table:table-cell office:value-type="float" office:value="1.47681037469252E+018" calcext:value-type="float">
            <text:p>1.47681037469252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681025633379E+018" calcext:value-type="float">
            <text:p>1.47681025633379E+018</text:p>
          </table:table-cell>
          <table:table-cell office:value-type="float" office:value="1.47681025656103E+018" calcext:value-type="float">
            <text:p>1.47681025656103E+018</text:p>
          </table:table-cell>
          <table:table-cell office:value-type="float" office:value="1.47681032583713E+018" calcext:value-type="float">
            <text:p>1.47681032583713E+018</text:p>
          </table:table-cell>
          <table:table-cell office:value-type="float" office:value="1.47681032596976E+018" calcext:value-type="float">
            <text:p>1.47681032596976E+018</text:p>
          </table:table-cell>
          <table:table-cell office:value-type="float" office:value="1.47681037452371E+018" calcext:value-type="float">
            <text:p>1.47681037452371E+018</text:p>
          </table:table-cell>
          <table:table-cell office:value-type="float" office:value="1.47681037469257E+018" calcext:value-type="float">
            <text:p>1.47681037469257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681025633415E+018" calcext:value-type="float">
            <text:p>1.47681025633415E+018</text:p>
          </table:table-cell>
          <table:table-cell office:value-type="float" office:value="1.47681025656109E+018" calcext:value-type="float">
            <text:p>1.47681025656109E+018</text:p>
          </table:table-cell>
          <table:table-cell office:value-type="float" office:value="1.47681032583748E+018" calcext:value-type="float">
            <text:p>1.47681032583748E+018</text:p>
          </table:table-cell>
          <table:table-cell office:value-type="float" office:value="1.47681032596982E+018" calcext:value-type="float">
            <text:p>1.47681032596982E+018</text:p>
          </table:table-cell>
          <table:table-cell office:value-type="float" office:value="1.47681037452407E+018" calcext:value-type="float">
            <text:p>1.47681037452407E+018</text:p>
          </table:table-cell>
          <table:table-cell office:value-type="float" office:value="1.47681037469262E+018" calcext:value-type="float">
            <text:p>1.47681037469262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68102563345E+018" calcext:value-type="float">
            <text:p>1.4768102563345E+018</text:p>
          </table:table-cell>
          <table:table-cell office:value-type="float" office:value="1.47681025656114E+018" calcext:value-type="float">
            <text:p>1.47681025656114E+018</text:p>
          </table:table-cell>
          <table:table-cell office:value-type="float" office:value="1.47681032583783E+018" calcext:value-type="float">
            <text:p>1.47681032583783E+018</text:p>
          </table:table-cell>
          <table:table-cell office:value-type="float" office:value="1.47681032597008E+018" calcext:value-type="float">
            <text:p>1.47681032597008E+018</text:p>
          </table:table-cell>
          <table:table-cell office:value-type="float" office:value="1.47681037452479E+018" calcext:value-type="float">
            <text:p>1.47681037452479E+018</text:p>
          </table:table-cell>
          <table:table-cell office:value-type="float" office:value="1.47681037469268E+018" calcext:value-type="float">
            <text:p>1.47681037469268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681025633485E+018" calcext:value-type="float">
            <text:p>1.47681025633485E+018</text:p>
          </table:table-cell>
          <table:table-cell office:value-type="float" office:value="1.47681025656131E+018" calcext:value-type="float">
            <text:p>1.47681025656131E+018</text:p>
          </table:table-cell>
          <table:table-cell office:value-type="float" office:value="1.47681032583822E+018" calcext:value-type="float">
            <text:p>1.47681032583822E+018</text:p>
          </table:table-cell>
          <table:table-cell office:value-type="float" office:value="1.47681032597032E+018" calcext:value-type="float">
            <text:p>1.47681032597032E+018</text:p>
          </table:table-cell>
          <table:table-cell office:value-type="float" office:value="1.47681037452516E+018" calcext:value-type="float">
            <text:p>1.47681037452516E+018</text:p>
          </table:table-cell>
          <table:table-cell office:value-type="float" office:value="1.47681037469273E+018" calcext:value-type="float">
            <text:p>1.47681037469273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68102563352E+018" calcext:value-type="float">
            <text:p>1.4768102563352E+018</text:p>
          </table:table-cell>
          <table:table-cell office:value-type="float" office:value="1.47681025656152E+018" calcext:value-type="float">
            <text:p>1.47681025656152E+018</text:p>
          </table:table-cell>
          <table:table-cell office:value-type="float" office:value="1.47681032583858E+018" calcext:value-type="float">
            <text:p>1.47681032583858E+018</text:p>
          </table:table-cell>
          <table:table-cell office:value-type="float" office:value="1.47681032597038E+018" calcext:value-type="float">
            <text:p>1.47681032597038E+018</text:p>
          </table:table-cell>
          <table:table-cell office:value-type="float" office:value="1.4768103745255E+018" calcext:value-type="float">
            <text:p>1.4768103745255E+018</text:p>
          </table:table-cell>
          <table:table-cell office:value-type="float" office:value="1.47681037469278E+018" calcext:value-type="float">
            <text:p>1.47681037469278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681025633559E+018" calcext:value-type="float">
            <text:p>1.47681025633559E+018</text:p>
          </table:table-cell>
          <table:table-cell office:value-type="float" office:value="1.47681025656157E+018" calcext:value-type="float">
            <text:p>1.47681025656157E+018</text:p>
          </table:table-cell>
          <table:table-cell office:value-type="float" office:value="1.47681032583898E+018" calcext:value-type="float">
            <text:p>1.47681032583898E+018</text:p>
          </table:table-cell>
          <table:table-cell office:value-type="float" office:value="1.47681032597043E+018" calcext:value-type="float">
            <text:p>1.47681032597043E+018</text:p>
          </table:table-cell>
          <table:table-cell office:value-type="float" office:value="1.47681037452586E+018" calcext:value-type="float">
            <text:p>1.47681037452586E+018</text:p>
          </table:table-cell>
          <table:table-cell office:value-type="float" office:value="1.47681037469284E+018" calcext:value-type="float">
            <text:p>1.47681037469284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681025633594E+018" calcext:value-type="float">
            <text:p>1.47681025633594E+018</text:p>
          </table:table-cell>
          <table:table-cell office:value-type="float" office:value="1.47681025656174E+018" calcext:value-type="float">
            <text:p>1.47681025656174E+018</text:p>
          </table:table-cell>
          <table:table-cell office:value-type="float" office:value="1.47681032583935E+018" calcext:value-type="float">
            <text:p>1.47681032583935E+018</text:p>
          </table:table-cell>
          <table:table-cell office:value-type="float" office:value="1.47681032597064E+018" calcext:value-type="float">
            <text:p>1.47681032597064E+018</text:p>
          </table:table-cell>
          <table:table-cell office:value-type="float" office:value="1.47681037452625E+018" calcext:value-type="float">
            <text:p>1.47681037452625E+018</text:p>
          </table:table-cell>
          <table:table-cell office:value-type="float" office:value="1.47681037469347E+018" calcext:value-type="float">
            <text:p>1.47681037469347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681025633637E+018" calcext:value-type="float">
            <text:p>1.47681025633637E+018</text:p>
          </table:table-cell>
          <table:table-cell office:value-type="float" office:value="1.47681025656195E+018" calcext:value-type="float">
            <text:p>1.47681025656195E+018</text:p>
          </table:table-cell>
          <table:table-cell office:value-type="float" office:value="1.47681032583971E+018" calcext:value-type="float">
            <text:p>1.47681032583971E+018</text:p>
          </table:table-cell>
          <table:table-cell office:value-type="float" office:value="1.47681032597069E+018" calcext:value-type="float">
            <text:p>1.47681032597069E+018</text:p>
          </table:table-cell>
          <table:table-cell office:value-type="float" office:value="1.47681037452665E+018" calcext:value-type="float">
            <text:p>1.47681037452665E+018</text:p>
          </table:table-cell>
          <table:table-cell office:value-type="float" office:value="1.47681037469353E+018" calcext:value-type="float">
            <text:p>1.47681037469353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681025633675E+018" calcext:value-type="float">
            <text:p>1.47681025633675E+018</text:p>
          </table:table-cell>
          <table:table-cell office:value-type="float" office:value="1.476810256562E+018" calcext:value-type="float">
            <text:p>1.476810256562E+018</text:p>
          </table:table-cell>
          <table:table-cell office:value-type="float" office:value="1.47681032584011E+018" calcext:value-type="float">
            <text:p>1.47681032584011E+018</text:p>
          </table:table-cell>
          <table:table-cell office:value-type="float" office:value="1.4768103259709E+018" calcext:value-type="float">
            <text:p>1.4768103259709E+018</text:p>
          </table:table-cell>
          <table:table-cell office:value-type="float" office:value="1.476810374527E+018" calcext:value-type="float">
            <text:p>1.476810374527E+018</text:p>
          </table:table-cell>
          <table:table-cell office:value-type="float" office:value="1.47681037469358E+018" calcext:value-type="float">
            <text:p>1.47681037469358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681025633711E+018" calcext:value-type="float">
            <text:p>1.47681025633711E+018</text:p>
          </table:table-cell>
          <table:table-cell office:value-type="float" office:value="1.47681025656217E+018" calcext:value-type="float">
            <text:p>1.47681025656217E+018</text:p>
          </table:table-cell>
          <table:table-cell office:value-type="float" office:value="1.47681032584054E+018" calcext:value-type="float">
            <text:p>1.47681032584054E+018</text:p>
          </table:table-cell>
          <table:table-cell office:value-type="float" office:value="1.47681032597095E+018" calcext:value-type="float">
            <text:p>1.47681032597095E+018</text:p>
          </table:table-cell>
          <table:table-cell office:value-type="float" office:value="1.47681037452734E+018" calcext:value-type="float">
            <text:p>1.47681037452734E+018</text:p>
          </table:table-cell>
          <table:table-cell office:value-type="float" office:value="1.47681037469364E+018" calcext:value-type="float">
            <text:p>1.47681037469364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681025633747E+018" calcext:value-type="float">
            <text:p>1.47681025633747E+018</text:p>
          </table:table-cell>
          <table:table-cell office:value-type="float" office:value="1.47681025656234E+018" calcext:value-type="float">
            <text:p>1.47681025656234E+018</text:p>
          </table:table-cell>
          <table:table-cell office:value-type="float" office:value="1.47681032584091E+018" calcext:value-type="float">
            <text:p>1.47681032584091E+018</text:p>
          </table:table-cell>
          <table:table-cell office:value-type="float" office:value="1.47681032597116E+018" calcext:value-type="float">
            <text:p>1.47681032597116E+018</text:p>
          </table:table-cell>
          <table:table-cell office:value-type="float" office:value="1.47681037452775E+018" calcext:value-type="float">
            <text:p>1.47681037452775E+018</text:p>
          </table:table-cell>
          <table:table-cell office:value-type="float" office:value="1.47681037469369E+018" calcext:value-type="float">
            <text:p>1.47681037469369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681025633782E+018" calcext:value-type="float">
            <text:p>1.47681025633782E+018</text:p>
          </table:table-cell>
          <table:table-cell office:value-type="float" office:value="1.47681025656255E+018" calcext:value-type="float">
            <text:p>1.47681025656255E+018</text:p>
          </table:table-cell>
          <table:table-cell office:value-type="float" office:value="1.47681032584128E+018" calcext:value-type="float">
            <text:p>1.47681032584128E+018</text:p>
          </table:table-cell>
          <table:table-cell office:value-type="float" office:value="1.47681032597122E+018" calcext:value-type="float">
            <text:p>1.47681032597122E+018</text:p>
          </table:table-cell>
          <table:table-cell office:value-type="float" office:value="1.47681037452811E+018" calcext:value-type="float">
            <text:p>1.47681037452811E+018</text:p>
          </table:table-cell>
          <table:table-cell office:value-type="float" office:value="1.47681037469375E+018" calcext:value-type="float">
            <text:p>1.47681037469375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681025633817E+018" calcext:value-type="float">
            <text:p>1.47681025633817E+018</text:p>
          </table:table-cell>
          <table:table-cell office:value-type="float" office:value="1.4768102565626E+018" calcext:value-type="float">
            <text:p>1.4768102565626E+018</text:p>
          </table:table-cell>
          <table:table-cell office:value-type="float" office:value="1.47681032584168E+018" calcext:value-type="float">
            <text:p>1.47681032584168E+018</text:p>
          </table:table-cell>
          <table:table-cell office:value-type="float" office:value="1.47681032597147E+018" calcext:value-type="float">
            <text:p>1.47681032597147E+018</text:p>
          </table:table-cell>
          <table:table-cell office:value-type="float" office:value="1.47681037452846E+018" calcext:value-type="float">
            <text:p>1.47681037452846E+018</text:p>
          </table:table-cell>
          <table:table-cell office:value-type="float" office:value="1.4768103746938E+018" calcext:value-type="float">
            <text:p>1.4768103746938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681025633852E+018" calcext:value-type="float">
            <text:p>1.47681025633852E+018</text:p>
          </table:table-cell>
          <table:table-cell office:value-type="float" office:value="1.47681025656283E+018" calcext:value-type="float">
            <text:p>1.47681025656283E+018</text:p>
          </table:table-cell>
          <table:table-cell office:value-type="float" office:value="1.47681032584203E+018" calcext:value-type="float">
            <text:p>1.47681032584203E+018</text:p>
          </table:table-cell>
          <table:table-cell office:value-type="float" office:value="1.47681032597168E+018" calcext:value-type="float">
            <text:p>1.47681032597168E+018</text:p>
          </table:table-cell>
          <table:table-cell office:value-type="float" office:value="1.47681037452881E+018" calcext:value-type="float">
            <text:p>1.47681037452881E+018</text:p>
          </table:table-cell>
          <table:table-cell office:value-type="float" office:value="1.47681037469385E+018" calcext:value-type="float">
            <text:p>1.47681037469385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681025633887E+018" calcext:value-type="float">
            <text:p>1.47681025633887E+018</text:p>
          </table:table-cell>
          <table:table-cell office:value-type="float" office:value="1.476810256563E+018" calcext:value-type="float">
            <text:p>1.476810256563E+018</text:p>
          </table:table-cell>
          <table:table-cell office:value-type="float" office:value="1.47681032584239E+018" calcext:value-type="float">
            <text:p>1.47681032584239E+018</text:p>
          </table:table-cell>
          <table:table-cell office:value-type="float" office:value="1.47681032597173E+018" calcext:value-type="float">
            <text:p>1.47681032597173E+018</text:p>
          </table:table-cell>
          <table:table-cell office:value-type="float" office:value="1.47681037452916E+018" calcext:value-type="float">
            <text:p>1.47681037452916E+018</text:p>
          </table:table-cell>
          <table:table-cell office:value-type="float" office:value="1.47681037469391E+018" calcext:value-type="float">
            <text:p>1.47681037469391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681025633926E+018" calcext:value-type="float">
            <text:p>1.47681025633926E+018</text:p>
          </table:table-cell>
          <table:table-cell office:value-type="float" office:value="1.47681025656321E+018" calcext:value-type="float">
            <text:p>1.47681025656321E+018</text:p>
          </table:table-cell>
          <table:table-cell office:value-type="float" office:value="1.47681032584279E+018" calcext:value-type="float">
            <text:p>1.47681032584279E+018</text:p>
          </table:table-cell>
          <table:table-cell office:value-type="float" office:value="1.47681032597194E+018" calcext:value-type="float">
            <text:p>1.47681032597194E+018</text:p>
          </table:table-cell>
          <table:table-cell office:value-type="float" office:value="1.47681037452955E+018" calcext:value-type="float">
            <text:p>1.47681037452955E+018</text:p>
          </table:table-cell>
          <table:table-cell office:value-type="float" office:value="1.47681037469396E+018" calcext:value-type="float">
            <text:p>1.47681037469396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681025633961E+018" calcext:value-type="float">
            <text:p>1.47681025633961E+018</text:p>
          </table:table-cell>
          <table:table-cell office:value-type="float" office:value="1.47681025656327E+018" calcext:value-type="float">
            <text:p>1.47681025656327E+018</text:p>
          </table:table-cell>
          <table:table-cell office:value-type="float" office:value="1.47681032584315E+018" calcext:value-type="float">
            <text:p>1.47681032584315E+018</text:p>
          </table:table-cell>
          <table:table-cell office:value-type="float" office:value="1.47681032597199E+018" calcext:value-type="float">
            <text:p>1.47681032597199E+018</text:p>
          </table:table-cell>
          <table:table-cell office:value-type="float" office:value="1.4768103745299E+018" calcext:value-type="float">
            <text:p>1.4768103745299E+018</text:p>
          </table:table-cell>
          <table:table-cell office:value-type="float" office:value="1.47681037469465E+018" calcext:value-type="float">
            <text:p>1.47681037469465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681025633997E+018" calcext:value-type="float">
            <text:p>1.47681025633997E+018</text:p>
          </table:table-cell>
          <table:table-cell office:value-type="float" office:value="1.47681025656343E+018" calcext:value-type="float">
            <text:p>1.47681025656343E+018</text:p>
          </table:table-cell>
          <table:table-cell office:value-type="float" office:value="1.47681032584351E+018" calcext:value-type="float">
            <text:p>1.47681032584351E+018</text:p>
          </table:table-cell>
          <table:table-cell office:value-type="float" office:value="1.47681032597223E+018" calcext:value-type="float">
            <text:p>1.47681032597223E+018</text:p>
          </table:table-cell>
          <table:table-cell office:value-type="float" office:value="1.47681037453025E+018" calcext:value-type="float">
            <text:p>1.47681037453025E+018</text:p>
          </table:table-cell>
          <table:table-cell office:value-type="float" office:value="1.47681037469471E+018" calcext:value-type="float">
            <text:p>1.47681037469471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681025634032E+018" calcext:value-type="float">
            <text:p>1.47681025634032E+018</text:p>
          </table:table-cell>
          <table:table-cell office:value-type="float" office:value="1.47681025656369E+018" calcext:value-type="float">
            <text:p>1.47681025656369E+018</text:p>
          </table:table-cell>
          <table:table-cell office:value-type="float" office:value="1.47681032584386E+018" calcext:value-type="float">
            <text:p>1.47681032584386E+018</text:p>
          </table:table-cell>
          <table:table-cell office:value-type="float" office:value="1.47681032597229E+018" calcext:value-type="float">
            <text:p>1.47681032597229E+018</text:p>
          </table:table-cell>
          <table:table-cell office:value-type="float" office:value="1.4768103745306E+018" calcext:value-type="float">
            <text:p>1.4768103745306E+018</text:p>
          </table:table-cell>
          <table:table-cell office:value-type="float" office:value="1.47681037469477E+018" calcext:value-type="float">
            <text:p>1.47681037469477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681025634067E+018" calcext:value-type="float">
            <text:p>1.47681025634067E+018</text:p>
          </table:table-cell>
          <table:table-cell office:value-type="float" office:value="1.47681025656394E+018" calcext:value-type="float">
            <text:p>1.47681025656394E+018</text:p>
          </table:table-cell>
          <table:table-cell office:value-type="float" office:value="1.47681032584429E+018" calcext:value-type="float">
            <text:p>1.47681032584429E+018</text:p>
          </table:table-cell>
          <table:table-cell office:value-type="float" office:value="1.47681032597235E+018" calcext:value-type="float">
            <text:p>1.47681032597235E+018</text:p>
          </table:table-cell>
          <table:table-cell office:value-type="float" office:value="1.47681037453095E+018" calcext:value-type="float">
            <text:p>1.47681037453095E+018</text:p>
          </table:table-cell>
          <table:table-cell office:value-type="float" office:value="1.47681037469482E+018" calcext:value-type="float">
            <text:p>1.47681037469482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681025634102E+018" calcext:value-type="float">
            <text:p>1.47681025634102E+018</text:p>
          </table:table-cell>
          <table:table-cell office:value-type="float" office:value="1.47681025656415E+018" calcext:value-type="float">
            <text:p>1.47681025656415E+018</text:p>
          </table:table-cell>
          <table:table-cell office:value-type="float" office:value="1.47681032584465E+018" calcext:value-type="float">
            <text:p>1.47681032584465E+018</text:p>
          </table:table-cell>
          <table:table-cell office:value-type="float" office:value="1.47681032597255E+018" calcext:value-type="float">
            <text:p>1.47681032597255E+018</text:p>
          </table:table-cell>
          <table:table-cell office:value-type="float" office:value="1.4768103745313E+018" calcext:value-type="float">
            <text:p>1.4768103745313E+018</text:p>
          </table:table-cell>
          <table:table-cell office:value-type="float" office:value="1.47681037469487E+018" calcext:value-type="float">
            <text:p>1.47681037469487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681025634137E+018" calcext:value-type="float">
            <text:p>1.47681025634137E+018</text:p>
          </table:table-cell>
          <table:table-cell office:value-type="float" office:value="1.47681025656421E+018" calcext:value-type="float">
            <text:p>1.47681025656421E+018</text:p>
          </table:table-cell>
          <table:table-cell office:value-type="float" office:value="1.47681032584508E+018" calcext:value-type="float">
            <text:p>1.47681032584508E+018</text:p>
          </table:table-cell>
          <table:table-cell office:value-type="float" office:value="1.47681032597261E+018" calcext:value-type="float">
            <text:p>1.47681032597261E+018</text:p>
          </table:table-cell>
          <table:table-cell office:value-type="float" office:value="1.47681037453164E+018" calcext:value-type="float">
            <text:p>1.47681037453164E+018</text:p>
          </table:table-cell>
          <table:table-cell office:value-type="float" office:value="1.47681037469493E+018" calcext:value-type="float">
            <text:p>1.47681037469493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681025634173E+018" calcext:value-type="float">
            <text:p>1.47681025634173E+018</text:p>
          </table:table-cell>
          <table:table-cell office:value-type="float" office:value="1.47681025656445E+018" calcext:value-type="float">
            <text:p>1.47681025656445E+018</text:p>
          </table:table-cell>
          <table:table-cell office:value-type="float" office:value="1.47681032584545E+018" calcext:value-type="float">
            <text:p>1.47681032584545E+018</text:p>
          </table:table-cell>
          <table:table-cell office:value-type="float" office:value="1.47681032597281E+018" calcext:value-type="float">
            <text:p>1.47681032597281E+018</text:p>
          </table:table-cell>
          <table:table-cell office:value-type="float" office:value="1.476810374532E+018" calcext:value-type="float">
            <text:p>1.476810374532E+018</text:p>
          </table:table-cell>
          <table:table-cell office:value-type="float" office:value="1.47681037469498E+018" calcext:value-type="float">
            <text:p>1.47681037469498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681025634208E+018" calcext:value-type="float">
            <text:p>1.47681025634208E+018</text:p>
          </table:table-cell>
          <table:table-cell office:value-type="float" office:value="1.47681025656451E+018" calcext:value-type="float">
            <text:p>1.47681025656451E+018</text:p>
          </table:table-cell>
          <table:table-cell office:value-type="float" office:value="1.47681032584581E+018" calcext:value-type="float">
            <text:p>1.47681032584581E+018</text:p>
          </table:table-cell>
          <table:table-cell office:value-type="float" office:value="1.47681032597287E+018" calcext:value-type="float">
            <text:p>1.47681032597287E+018</text:p>
          </table:table-cell>
          <table:table-cell office:value-type="float" office:value="1.47681037453235E+018" calcext:value-type="float">
            <text:p>1.47681037453235E+018</text:p>
          </table:table-cell>
          <table:table-cell office:value-type="float" office:value="1.47681037469504E+018" calcext:value-type="float">
            <text:p>1.47681037469504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681025634243E+018" calcext:value-type="float">
            <text:p>1.47681025634243E+018</text:p>
          </table:table-cell>
          <table:table-cell office:value-type="float" office:value="1.47681025656456E+018" calcext:value-type="float">
            <text:p>1.47681025656456E+018</text:p>
          </table:table-cell>
          <table:table-cell office:value-type="float" office:value="1.47681032584625E+018" calcext:value-type="float">
            <text:p>1.47681032584625E+018</text:p>
          </table:table-cell>
          <table:table-cell office:value-type="float" office:value="1.47681032597303E+018" calcext:value-type="float">
            <text:p>1.47681032597303E+018</text:p>
          </table:table-cell>
          <table:table-cell office:value-type="float" office:value="1.47681037453269E+018" calcext:value-type="float">
            <text:p>1.47681037453269E+018</text:p>
          </table:table-cell>
          <table:table-cell office:value-type="float" office:value="1.47681037469509E+018" calcext:value-type="float">
            <text:p>1.47681037469509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681025634277E+018" calcext:value-type="float">
            <text:p>1.47681025634277E+018</text:p>
          </table:table-cell>
          <table:table-cell office:value-type="float" office:value="1.47681025656477E+018" calcext:value-type="float">
            <text:p>1.47681025656477E+018</text:p>
          </table:table-cell>
          <table:table-cell office:value-type="float" office:value="1.47681032584663E+018" calcext:value-type="float">
            <text:p>1.47681032584663E+018</text:p>
          </table:table-cell>
          <table:table-cell office:value-type="float" office:value="1.47681032597326E+018" calcext:value-type="float">
            <text:p>1.47681032597326E+018</text:p>
          </table:table-cell>
          <table:table-cell office:value-type="float" office:value="1.47681037453309E+018" calcext:value-type="float">
            <text:p>1.47681037453309E+018</text:p>
          </table:table-cell>
          <table:table-cell office:value-type="float" office:value="1.47681037469514E+018" calcext:value-type="float">
            <text:p>1.47681037469514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681025634312E+018" calcext:value-type="float">
            <text:p>1.47681025634312E+018</text:p>
          </table:table-cell>
          <table:table-cell office:value-type="float" office:value="1.47681025656483E+018" calcext:value-type="float">
            <text:p>1.47681025656483E+018</text:p>
          </table:table-cell>
          <table:table-cell office:value-type="float" office:value="1.476810325847E+018" calcext:value-type="float">
            <text:p>1.476810325847E+018</text:p>
          </table:table-cell>
          <table:table-cell office:value-type="float" office:value="1.47681032597331E+018" calcext:value-type="float">
            <text:p>1.47681032597331E+018</text:p>
          </table:table-cell>
          <table:table-cell office:value-type="float" office:value="1.47681037453344E+018" calcext:value-type="float">
            <text:p>1.47681037453344E+018</text:p>
          </table:table-cell>
          <table:table-cell office:value-type="float" office:value="1.4768103746952E+018" calcext:value-type="float">
            <text:p>1.4768103746952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681025634346E+018" calcext:value-type="float">
            <text:p>1.47681025634346E+018</text:p>
          </table:table-cell>
          <table:table-cell office:value-type="float" office:value="1.47681025656503E+018" calcext:value-type="float">
            <text:p>1.47681025656503E+018</text:p>
          </table:table-cell>
          <table:table-cell office:value-type="float" office:value="1.4768103258474E+018" calcext:value-type="float">
            <text:p>1.4768103258474E+018</text:p>
          </table:table-cell>
          <table:table-cell office:value-type="float" office:value="1.47681032597352E+018" calcext:value-type="float">
            <text:p>1.47681032597352E+018</text:p>
          </table:table-cell>
          <table:table-cell office:value-type="float" office:value="1.47681037453383E+018" calcext:value-type="float">
            <text:p>1.47681037453383E+018</text:p>
          </table:table-cell>
          <table:table-cell office:value-type="float" office:value="1.47681037469525E+018" calcext:value-type="float">
            <text:p>1.47681037469525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681025634382E+018" calcext:value-type="float">
            <text:p>1.47681025634382E+018</text:p>
          </table:table-cell>
          <table:table-cell office:value-type="float" office:value="1.47681025656509E+018" calcext:value-type="float">
            <text:p>1.47681025656509E+018</text:p>
          </table:table-cell>
          <table:table-cell office:value-type="float" office:value="1.47681032584776E+018" calcext:value-type="float">
            <text:p>1.47681032584776E+018</text:p>
          </table:table-cell>
          <table:table-cell office:value-type="float" office:value="1.47681032597375E+018" calcext:value-type="float">
            <text:p>1.47681032597375E+018</text:p>
          </table:table-cell>
          <table:table-cell office:value-type="float" office:value="1.47681037453419E+018" calcext:value-type="float">
            <text:p>1.47681037453419E+018</text:p>
          </table:table-cell>
          <table:table-cell office:value-type="float" office:value="1.47681037469573E+018" calcext:value-type="float">
            <text:p>1.47681037469573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681025634417E+018" calcext:value-type="float">
            <text:p>1.47681025634417E+018</text:p>
          </table:table-cell>
          <table:table-cell office:value-type="float" office:value="1.47681025656526E+018" calcext:value-type="float">
            <text:p>1.47681025656526E+018</text:p>
          </table:table-cell>
          <table:table-cell office:value-type="float" office:value="1.47681032584816E+018" calcext:value-type="float">
            <text:p>1.47681032584816E+018</text:p>
          </table:table-cell>
          <table:table-cell office:value-type="float" office:value="1.47681032597396E+018" calcext:value-type="float">
            <text:p>1.47681032597396E+018</text:p>
          </table:table-cell>
          <table:table-cell office:value-type="float" office:value="1.47681037453454E+018" calcext:value-type="float">
            <text:p>1.47681037453454E+018</text:p>
          </table:table-cell>
          <table:table-cell office:value-type="float" office:value="1.47681037469579E+018" calcext:value-type="float">
            <text:p>1.47681037469579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681025634452E+018" calcext:value-type="float">
            <text:p>1.47681025634452E+018</text:p>
          </table:table-cell>
          <table:table-cell office:value-type="float" office:value="1.4768102565655E+018" calcext:value-type="float">
            <text:p>1.4768102565655E+018</text:p>
          </table:table-cell>
          <table:table-cell office:value-type="float" office:value="1.47681032584853E+018" calcext:value-type="float">
            <text:p>1.47681032584853E+018</text:p>
          </table:table-cell>
          <table:table-cell office:value-type="float" office:value="1.47681032597401E+018" calcext:value-type="float">
            <text:p>1.47681032597401E+018</text:p>
          </table:table-cell>
          <table:table-cell office:value-type="float" office:value="1.47681037453489E+018" calcext:value-type="float">
            <text:p>1.47681037453489E+018</text:p>
          </table:table-cell>
          <table:table-cell office:value-type="float" office:value="1.47681037469585E+018" calcext:value-type="float">
            <text:p>1.47681037469585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681025634487E+018" calcext:value-type="float">
            <text:p>1.47681025634487E+018</text:p>
          </table:table-cell>
          <table:table-cell office:value-type="float" office:value="1.47681025656556E+018" calcext:value-type="float">
            <text:p>1.47681025656556E+018</text:p>
          </table:table-cell>
          <table:table-cell office:value-type="float" office:value="1.47681032584893E+018" calcext:value-type="float">
            <text:p>1.47681032584893E+018</text:p>
          </table:table-cell>
          <table:table-cell office:value-type="float" office:value="1.47681032597426E+018" calcext:value-type="float">
            <text:p>1.47681032597426E+018</text:p>
          </table:table-cell>
          <table:table-cell office:value-type="float" office:value="1.47681037453524E+018" calcext:value-type="float">
            <text:p>1.47681037453524E+018</text:p>
          </table:table-cell>
          <table:table-cell office:value-type="float" office:value="1.4768103746959E+018" calcext:value-type="float">
            <text:p>1.4768103746959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681025634521E+018" calcext:value-type="float">
            <text:p>1.47681025634521E+018</text:p>
          </table:table-cell>
          <table:table-cell office:value-type="float" office:value="1.47681025656561E+018" calcext:value-type="float">
            <text:p>1.47681025656561E+018</text:p>
          </table:table-cell>
          <table:table-cell office:value-type="float" office:value="1.4768103258493E+018" calcext:value-type="float">
            <text:p>1.4768103258493E+018</text:p>
          </table:table-cell>
          <table:table-cell office:value-type="float" office:value="1.47681032597431E+018" calcext:value-type="float">
            <text:p>1.47681032597431E+018</text:p>
          </table:table-cell>
          <table:table-cell office:value-type="float" office:value="1.47681037453567E+018" calcext:value-type="float">
            <text:p>1.47681037453567E+018</text:p>
          </table:table-cell>
          <table:table-cell office:value-type="float" office:value="1.47681037469596E+018" calcext:value-type="float">
            <text:p>1.47681037469596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681025634561E+018" calcext:value-type="float">
            <text:p>1.47681025634561E+018</text:p>
          </table:table-cell>
          <table:table-cell office:value-type="float" office:value="1.47681025656578E+018" calcext:value-type="float">
            <text:p>1.47681025656578E+018</text:p>
          </table:table-cell>
          <table:table-cell office:value-type="float" office:value="1.47681032584966E+018" calcext:value-type="float">
            <text:p>1.47681032584966E+018</text:p>
          </table:table-cell>
          <table:table-cell office:value-type="float" office:value="1.47681032597437E+018" calcext:value-type="float">
            <text:p>1.47681032597437E+018</text:p>
          </table:table-cell>
          <table:table-cell office:value-type="float" office:value="1.47681037453603E+018" calcext:value-type="float">
            <text:p>1.47681037453603E+018</text:p>
          </table:table-cell>
          <table:table-cell office:value-type="float" office:value="1.47681037469601E+018" calcext:value-type="float">
            <text:p>1.47681037469601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681025634596E+018" calcext:value-type="float">
            <text:p>1.47681025634596E+018</text:p>
          </table:table-cell>
          <table:table-cell office:value-type="float" office:value="1.47681025656599E+018" calcext:value-type="float">
            <text:p>1.47681025656599E+018</text:p>
          </table:table-cell>
          <table:table-cell office:value-type="float" office:value="1.47681032585006E+018" calcext:value-type="float">
            <text:p>1.47681032585006E+018</text:p>
          </table:table-cell>
          <table:table-cell office:value-type="float" office:value="1.47681032597457E+018" calcext:value-type="float">
            <text:p>1.47681032597457E+018</text:p>
          </table:table-cell>
          <table:table-cell office:value-type="float" office:value="1.47681037453641E+018" calcext:value-type="float">
            <text:p>1.47681037453641E+018</text:p>
          </table:table-cell>
          <table:table-cell office:value-type="float" office:value="1.47681037469607E+018" calcext:value-type="float">
            <text:p>1.47681037469607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681025634635E+018" calcext:value-type="float">
            <text:p>1.47681025634635E+018</text:p>
          </table:table-cell>
          <table:table-cell office:value-type="float" office:value="1.47681025656605E+018" calcext:value-type="float">
            <text:p>1.47681025656605E+018</text:p>
          </table:table-cell>
          <table:table-cell office:value-type="float" office:value="1.47681032585042E+018" calcext:value-type="float">
            <text:p>1.47681032585042E+018</text:p>
          </table:table-cell>
          <table:table-cell office:value-type="float" office:value="1.47681032597463E+018" calcext:value-type="float">
            <text:p>1.47681032597463E+018</text:p>
          </table:table-cell>
          <table:table-cell office:value-type="float" office:value="1.47681037453678E+018" calcext:value-type="float">
            <text:p>1.47681037453678E+018</text:p>
          </table:table-cell>
          <table:table-cell office:value-type="float" office:value="1.47681037469612E+018" calcext:value-type="float">
            <text:p>1.47681037469612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681025634672E+018" calcext:value-type="float">
            <text:p>1.47681025634672E+018</text:p>
          </table:table-cell>
          <table:table-cell office:value-type="float" office:value="1.47681025656625E+018" calcext:value-type="float">
            <text:p>1.47681025656625E+018</text:p>
          </table:table-cell>
          <table:table-cell office:value-type="float" office:value="1.47681032585077E+018" calcext:value-type="float">
            <text:p>1.47681032585077E+018</text:p>
          </table:table-cell>
          <table:table-cell office:value-type="float" office:value="1.47681032597483E+018" calcext:value-type="float">
            <text:p>1.47681032597483E+018</text:p>
          </table:table-cell>
          <table:table-cell office:value-type="float" office:value="1.47681037453714E+018" calcext:value-type="float">
            <text:p>1.47681037453714E+018</text:p>
          </table:table-cell>
          <table:table-cell office:value-type="float" office:value="1.47681037469643E+018" calcext:value-type="float">
            <text:p>1.47681037469643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681025634707E+018" calcext:value-type="float">
            <text:p>1.47681025634707E+018</text:p>
          </table:table-cell>
          <table:table-cell office:value-type="float" office:value="1.47681025656646E+018" calcext:value-type="float">
            <text:p>1.47681025656646E+018</text:p>
          </table:table-cell>
          <table:table-cell office:value-type="float" office:value="1.47681032585113E+018" calcext:value-type="float">
            <text:p>1.47681032585113E+018</text:p>
          </table:table-cell>
          <table:table-cell office:value-type="float" office:value="1.47681032597489E+018" calcext:value-type="float">
            <text:p>1.47681032597489E+018</text:p>
          </table:table-cell>
          <table:table-cell office:value-type="float" office:value="1.4768103745375E+018" calcext:value-type="float">
            <text:p>1.4768103745375E+018</text:p>
          </table:table-cell>
          <table:table-cell office:value-type="float" office:value="1.47681037469649E+018" calcext:value-type="float">
            <text:p>1.47681037469649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681025634742E+018" calcext:value-type="float">
            <text:p>1.47681025634742E+018</text:p>
          </table:table-cell>
          <table:table-cell office:value-type="float" office:value="1.47681025656651E+018" calcext:value-type="float">
            <text:p>1.47681025656651E+018</text:p>
          </table:table-cell>
          <table:table-cell office:value-type="float" office:value="1.47681032585148E+018" calcext:value-type="float">
            <text:p>1.47681032585148E+018</text:p>
          </table:table-cell>
          <table:table-cell office:value-type="float" office:value="1.47681032597505E+018" calcext:value-type="float">
            <text:p>1.47681032597505E+018</text:p>
          </table:table-cell>
          <table:table-cell office:value-type="float" office:value="1.47681037453785E+018" calcext:value-type="float">
            <text:p>1.47681037453785E+018</text:p>
          </table:table-cell>
          <table:table-cell office:value-type="float" office:value="1.4768103746969E+018" calcext:value-type="float">
            <text:p>1.4768103746969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681025634776E+018" calcext:value-type="float">
            <text:p>1.47681025634776E+018</text:p>
          </table:table-cell>
          <table:table-cell office:value-type="float" office:value="1.47681025656668E+018" calcext:value-type="float">
            <text:p>1.47681025656668E+018</text:p>
          </table:table-cell>
          <table:table-cell office:value-type="float" office:value="1.47681032585187E+018" calcext:value-type="float">
            <text:p>1.47681032585187E+018</text:p>
          </table:table-cell>
          <table:table-cell office:value-type="float" office:value="1.47681032597526E+018" calcext:value-type="float">
            <text:p>1.47681032597526E+018</text:p>
          </table:table-cell>
          <table:table-cell office:value-type="float" office:value="1.47681037453819E+018" calcext:value-type="float">
            <text:p>1.47681037453819E+018</text:p>
          </table:table-cell>
          <table:table-cell office:value-type="float" office:value="1.47681037469696E+018" calcext:value-type="float">
            <text:p>1.47681037469696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681025634815E+018" calcext:value-type="float">
            <text:p>1.47681025634815E+018</text:p>
          </table:table-cell>
          <table:table-cell office:value-type="float" office:value="1.47681025656689E+018" calcext:value-type="float">
            <text:p>1.47681025656689E+018</text:p>
          </table:table-cell>
          <table:table-cell office:value-type="float" office:value="1.47681032585223E+018" calcext:value-type="float">
            <text:p>1.47681032585223E+018</text:p>
          </table:table-cell>
          <table:table-cell office:value-type="float" office:value="1.47681032597531E+018" calcext:value-type="float">
            <text:p>1.47681032597531E+018</text:p>
          </table:table-cell>
          <table:table-cell office:value-type="float" office:value="1.47681037453854E+018" calcext:value-type="float">
            <text:p>1.47681037453854E+018</text:p>
          </table:table-cell>
          <table:table-cell office:value-type="float" office:value="1.47681037469702E+018" calcext:value-type="float">
            <text:p>1.47681037469702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681025634851E+018" calcext:value-type="float">
            <text:p>1.47681025634851E+018</text:p>
          </table:table-cell>
          <table:table-cell office:value-type="float" office:value="1.47681025656695E+018" calcext:value-type="float">
            <text:p>1.47681025656695E+018</text:p>
          </table:table-cell>
          <table:table-cell office:value-type="float" office:value="1.47681032585264E+018" calcext:value-type="float">
            <text:p>1.47681032585264E+018</text:p>
          </table:table-cell>
          <table:table-cell office:value-type="float" office:value="1.47681032597548E+018" calcext:value-type="float">
            <text:p>1.47681032597548E+018</text:p>
          </table:table-cell>
          <table:table-cell office:value-type="float" office:value="1.47681037453888E+018" calcext:value-type="float">
            <text:p>1.47681037453888E+018</text:p>
          </table:table-cell>
          <table:table-cell office:value-type="float" office:value="1.47681037469707E+018" calcext:value-type="float">
            <text:p>1.47681037469707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68102563489E+018" calcext:value-type="float">
            <text:p>1.4768102563489E+018</text:p>
          </table:table-cell>
          <table:table-cell office:value-type="float" office:value="1.47681025656711E+018" calcext:value-type="float">
            <text:p>1.47681025656711E+018</text:p>
          </table:table-cell>
          <table:table-cell office:value-type="float" office:value="1.476810325853E+018" calcext:value-type="float">
            <text:p>1.476810325853E+018</text:p>
          </table:table-cell>
          <table:table-cell office:value-type="float" office:value="1.47681032597588E+018" calcext:value-type="float">
            <text:p>1.47681032597588E+018</text:p>
          </table:table-cell>
          <table:table-cell office:value-type="float" office:value="1.47681037453923E+018" calcext:value-type="float">
            <text:p>1.47681037453923E+018</text:p>
          </table:table-cell>
          <table:table-cell office:value-type="float" office:value="1.47681037469712E+018" calcext:value-type="float">
            <text:p>1.47681037469712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681025634927E+018" calcext:value-type="float">
            <text:p>1.47681025634927E+018</text:p>
          </table:table-cell>
          <table:table-cell office:value-type="float" office:value="1.47681025656732E+018" calcext:value-type="float">
            <text:p>1.47681025656732E+018</text:p>
          </table:table-cell>
          <table:table-cell office:value-type="float" office:value="1.47681032585337E+018" calcext:value-type="float">
            <text:p>1.47681032585337E+018</text:p>
          </table:table-cell>
          <table:table-cell office:value-type="float" office:value="1.47681032597608E+018" calcext:value-type="float">
            <text:p>1.47681032597608E+018</text:p>
          </table:table-cell>
          <table:table-cell office:value-type="float" office:value="1.47681037453958E+018" calcext:value-type="float">
            <text:p>1.47681037453958E+018</text:p>
          </table:table-cell>
          <table:table-cell office:value-type="float" office:value="1.47681037469718E+018" calcext:value-type="float">
            <text:p>1.47681037469718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681025634963E+018" calcext:value-type="float">
            <text:p>1.47681025634963E+018</text:p>
          </table:table-cell>
          <table:table-cell office:value-type="float" office:value="1.47681025656738E+018" calcext:value-type="float">
            <text:p>1.47681025656738E+018</text:p>
          </table:table-cell>
          <table:table-cell office:value-type="float" office:value="1.47681032585377E+018" calcext:value-type="float">
            <text:p>1.47681032585377E+018</text:p>
          </table:table-cell>
          <table:table-cell office:value-type="float" office:value="1.47681032597614E+018" calcext:value-type="float">
            <text:p>1.47681032597614E+018</text:p>
          </table:table-cell>
          <table:table-cell office:value-type="float" office:value="1.47681037453993E+018" calcext:value-type="float">
            <text:p>1.47681037453993E+018</text:p>
          </table:table-cell>
          <table:table-cell office:value-type="float" office:value="1.47681037469723E+018" calcext:value-type="float">
            <text:p>1.47681037469723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681025634999E+018" calcext:value-type="float">
            <text:p>1.47681025634999E+018</text:p>
          </table:table-cell>
          <table:table-cell office:value-type="float" office:value="1.47681025656761E+018" calcext:value-type="float">
            <text:p>1.47681025656761E+018</text:p>
          </table:table-cell>
          <table:table-cell office:value-type="float" office:value="1.47681032585413E+018" calcext:value-type="float">
            <text:p>1.47681032585413E+018</text:p>
          </table:table-cell>
          <table:table-cell office:value-type="float" office:value="1.47681032597644E+018" calcext:value-type="float">
            <text:p>1.47681032597644E+018</text:p>
          </table:table-cell>
          <table:table-cell office:value-type="float" office:value="1.47681037454028E+018" calcext:value-type="float">
            <text:p>1.47681037454028E+018</text:p>
          </table:table-cell>
          <table:table-cell office:value-type="float" office:value="1.47681037469747E+018" calcext:value-type="float">
            <text:p>1.47681037469747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681025635034E+018" calcext:value-type="float">
            <text:p>1.47681025635034E+018</text:p>
          </table:table-cell>
          <table:table-cell office:value-type="float" office:value="1.47681025656782E+018" calcext:value-type="float">
            <text:p>1.47681025656782E+018</text:p>
          </table:table-cell>
          <table:table-cell office:value-type="float" office:value="1.47681032585449E+018" calcext:value-type="float">
            <text:p>1.47681032585449E+018</text:p>
          </table:table-cell>
          <table:table-cell office:value-type="float" office:value="1.4768103259765E+018" calcext:value-type="float">
            <text:p>1.4768103259765E+018</text:p>
          </table:table-cell>
          <table:table-cell office:value-type="float" office:value="1.47681037454062E+018" calcext:value-type="float">
            <text:p>1.47681037454062E+018</text:p>
          </table:table-cell>
          <table:table-cell office:value-type="float" office:value="1.47681037469795E+018" calcext:value-type="float">
            <text:p>1.47681037469795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681025635069E+018" calcext:value-type="float">
            <text:p>1.47681025635069E+018</text:p>
          </table:table-cell>
          <table:table-cell office:value-type="float" office:value="1.47681025656788E+018" calcext:value-type="float">
            <text:p>1.47681025656788E+018</text:p>
          </table:table-cell>
          <table:table-cell office:value-type="float" office:value="1.47681032585489E+018" calcext:value-type="float">
            <text:p>1.47681032585489E+018</text:p>
          </table:table-cell>
          <table:table-cell office:value-type="float" office:value="1.47681032597674E+018" calcext:value-type="float">
            <text:p>1.47681032597674E+018</text:p>
          </table:table-cell>
          <table:table-cell office:value-type="float" office:value="1.47681037454097E+018" calcext:value-type="float">
            <text:p>1.47681037454097E+018</text:p>
          </table:table-cell>
          <table:table-cell office:value-type="float" office:value="1.47681037469801E+018" calcext:value-type="float">
            <text:p>1.47681037469801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681025635104E+018" calcext:value-type="float">
            <text:p>1.47681025635104E+018</text:p>
          </table:table-cell>
          <table:table-cell office:value-type="float" office:value="1.47681025656804E+018" calcext:value-type="float">
            <text:p>1.47681025656804E+018</text:p>
          </table:table-cell>
          <table:table-cell office:value-type="float" office:value="1.47681032585525E+018" calcext:value-type="float">
            <text:p>1.47681032585525E+018</text:p>
          </table:table-cell>
          <table:table-cell office:value-type="float" office:value="1.4768103259768E+018" calcext:value-type="float">
            <text:p>1.4768103259768E+018</text:p>
          </table:table-cell>
          <table:table-cell office:value-type="float" office:value="1.47681037454172E+018" calcext:value-type="float">
            <text:p>1.47681037454172E+018</text:p>
          </table:table-cell>
          <table:table-cell office:value-type="float" office:value="1.47681037469806E+018" calcext:value-type="float">
            <text:p>1.47681037469806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681025635139E+018" calcext:value-type="float">
            <text:p>1.47681025635139E+018</text:p>
          </table:table-cell>
          <table:table-cell office:value-type="float" office:value="1.47681025656825E+018" calcext:value-type="float">
            <text:p>1.47681025656825E+018</text:p>
          </table:table-cell>
          <table:table-cell office:value-type="float" office:value="1.47681032585566E+018" calcext:value-type="float">
            <text:p>1.47681032585566E+018</text:p>
          </table:table-cell>
          <table:table-cell office:value-type="float" office:value="1.47681032597685E+018" calcext:value-type="float">
            <text:p>1.47681032597685E+018</text:p>
          </table:table-cell>
          <table:table-cell office:value-type="float" office:value="1.47681037454212E+018" calcext:value-type="float">
            <text:p>1.47681037454212E+018</text:p>
          </table:table-cell>
          <table:table-cell office:value-type="float" office:value="1.47681037469812E+018" calcext:value-type="float">
            <text:p>1.47681037469812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681025635178E+018" calcext:value-type="float">
            <text:p>1.47681025635178E+018</text:p>
          </table:table-cell>
          <table:table-cell office:value-type="float" office:value="1.47681025656831E+018" calcext:value-type="float">
            <text:p>1.47681025656831E+018</text:p>
          </table:table-cell>
          <table:table-cell office:value-type="float" office:value="1.47681032585602E+018" calcext:value-type="float">
            <text:p>1.47681032585602E+018</text:p>
          </table:table-cell>
          <table:table-cell office:value-type="float" office:value="1.47681032597706E+018" calcext:value-type="float">
            <text:p>1.47681032597706E+018</text:p>
          </table:table-cell>
          <table:table-cell office:value-type="float" office:value="1.47681037454249E+018" calcext:value-type="float">
            <text:p>1.47681037454249E+018</text:p>
          </table:table-cell>
          <table:table-cell office:value-type="float" office:value="1.47681037469817E+018" calcext:value-type="float">
            <text:p>1.47681037469817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681025635213E+018" calcext:value-type="float">
            <text:p>1.47681025635213E+018</text:p>
          </table:table-cell>
          <table:table-cell office:value-type="float" office:value="1.47681025656847E+018" calcext:value-type="float">
            <text:p>1.47681025656847E+018</text:p>
          </table:table-cell>
          <table:table-cell office:value-type="float" office:value="1.47681032585642E+018" calcext:value-type="float">
            <text:p>1.47681032585642E+018</text:p>
          </table:table-cell>
          <table:table-cell office:value-type="float" office:value="1.47681032597711E+018" calcext:value-type="float">
            <text:p>1.47681032597711E+018</text:p>
          </table:table-cell>
          <table:table-cell office:value-type="float" office:value="1.47681037454286E+018" calcext:value-type="float">
            <text:p>1.47681037454286E+018</text:p>
          </table:table-cell>
          <table:table-cell office:value-type="float" office:value="1.47681037469822E+018" calcext:value-type="float">
            <text:p>1.47681037469822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681025635249E+018" calcext:value-type="float">
            <text:p>1.47681025635249E+018</text:p>
          </table:table-cell>
          <table:table-cell office:value-type="float" office:value="1.47681025656864E+018" calcext:value-type="float">
            <text:p>1.47681025656864E+018</text:p>
          </table:table-cell>
          <table:table-cell office:value-type="float" office:value="1.47681032585678E+018" calcext:value-type="float">
            <text:p>1.47681032585678E+018</text:p>
          </table:table-cell>
          <table:table-cell office:value-type="float" office:value="1.47681032597735E+018" calcext:value-type="float">
            <text:p>1.47681032597735E+018</text:p>
          </table:table-cell>
          <table:table-cell office:value-type="float" office:value="1.47681037454321E+018" calcext:value-type="float">
            <text:p>1.47681037454321E+018</text:p>
          </table:table-cell>
          <table:table-cell office:value-type="float" office:value="1.47681037469828E+018" calcext:value-type="float">
            <text:p>1.47681037469828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681025635284E+018" calcext:value-type="float">
            <text:p>1.47681025635284E+018</text:p>
          </table:table-cell>
          <table:table-cell office:value-type="float" office:value="1.47681025656885E+018" calcext:value-type="float">
            <text:p>1.47681025656885E+018</text:p>
          </table:table-cell>
          <table:table-cell office:value-type="float" office:value="1.47681032585718E+018" calcext:value-type="float">
            <text:p>1.47681032585718E+018</text:p>
          </table:table-cell>
          <table:table-cell office:value-type="float" office:value="1.47681032597741E+018" calcext:value-type="float">
            <text:p>1.47681032597741E+018</text:p>
          </table:table-cell>
          <table:table-cell office:value-type="float" office:value="1.47681037454365E+018" calcext:value-type="float">
            <text:p>1.47681037454365E+018</text:p>
          </table:table-cell>
          <table:table-cell office:value-type="float" office:value="1.47681037469864E+018" calcext:value-type="float">
            <text:p>1.47681037469864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681025635319E+018" calcext:value-type="float">
            <text:p>1.47681025635319E+018</text:p>
          </table:table-cell>
          <table:table-cell office:value-type="float" office:value="1.47681025656891E+018" calcext:value-type="float">
            <text:p>1.47681025656891E+018</text:p>
          </table:table-cell>
          <table:table-cell office:value-type="float" office:value="1.47681032585754E+018" calcext:value-type="float">
            <text:p>1.47681032585754E+018</text:p>
          </table:table-cell>
          <table:table-cell office:value-type="float" office:value="1.47681032597746E+018" calcext:value-type="float">
            <text:p>1.47681032597746E+018</text:p>
          </table:table-cell>
          <table:table-cell office:value-type="float" office:value="1.476810374544E+018" calcext:value-type="float">
            <text:p>1.476810374544E+018</text:p>
          </table:table-cell>
          <table:table-cell office:value-type="float" office:value="1.4768103746987E+018" calcext:value-type="float">
            <text:p>1.4768103746987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681025635354E+018" calcext:value-type="float">
            <text:p>1.47681025635354E+018</text:p>
          </table:table-cell>
          <table:table-cell office:value-type="float" office:value="1.47681025656907E+018" calcext:value-type="float">
            <text:p>1.47681025656907E+018</text:p>
          </table:table-cell>
          <table:table-cell office:value-type="float" office:value="1.47681032585789E+018" calcext:value-type="float">
            <text:p>1.47681032585789E+018</text:p>
          </table:table-cell>
          <table:table-cell office:value-type="float" office:value="1.47681032597763E+018" calcext:value-type="float">
            <text:p>1.47681032597763E+018</text:p>
          </table:table-cell>
          <table:table-cell office:value-type="float" office:value="1.47681037454435E+018" calcext:value-type="float">
            <text:p>1.47681037454435E+018</text:p>
          </table:table-cell>
          <table:table-cell office:value-type="float" office:value="1.47681037469876E+018" calcext:value-type="float">
            <text:p>1.47681037469876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681025635389E+018" calcext:value-type="float">
            <text:p>1.47681025635389E+018</text:p>
          </table:table-cell>
          <table:table-cell office:value-type="float" office:value="1.47681025656928E+018" calcext:value-type="float">
            <text:p>1.47681025656928E+018</text:p>
          </table:table-cell>
          <table:table-cell office:value-type="float" office:value="1.47681032585829E+018" calcext:value-type="float">
            <text:p>1.47681032585829E+018</text:p>
          </table:table-cell>
          <table:table-cell office:value-type="float" office:value="1.47681032597787E+018" calcext:value-type="float">
            <text:p>1.47681032597787E+018</text:p>
          </table:table-cell>
          <table:table-cell office:value-type="float" office:value="1.47681037454472E+018" calcext:value-type="float">
            <text:p>1.47681037454472E+018</text:p>
          </table:table-cell>
          <table:table-cell office:value-type="float" office:value="1.47681037469882E+018" calcext:value-type="float">
            <text:p>1.47681037469882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681025635424E+018" calcext:value-type="float">
            <text:p>1.47681025635424E+018</text:p>
          </table:table-cell>
          <table:table-cell office:value-type="float" office:value="1.47681025656934E+018" calcext:value-type="float">
            <text:p>1.47681025656934E+018</text:p>
          </table:table-cell>
          <table:table-cell office:value-type="float" office:value="1.47681032585865E+018" calcext:value-type="float">
            <text:p>1.47681032585865E+018</text:p>
          </table:table-cell>
          <table:table-cell office:value-type="float" office:value="1.47681032597793E+018" calcext:value-type="float">
            <text:p>1.47681032597793E+018</text:p>
          </table:table-cell>
          <table:table-cell office:value-type="float" office:value="1.47681037454508E+018" calcext:value-type="float">
            <text:p>1.47681037454508E+018</text:p>
          </table:table-cell>
          <table:table-cell office:value-type="float" office:value="1.47681037469916E+018" calcext:value-type="float">
            <text:p>1.47681037469916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681025635459E+018" calcext:value-type="float">
            <text:p>1.47681025635459E+018</text:p>
          </table:table-cell>
          <table:table-cell office:value-type="float" office:value="1.4768102565695E+018" calcext:value-type="float">
            <text:p>1.4768102565695E+018</text:p>
          </table:table-cell>
          <table:table-cell office:value-type="float" office:value="1.47681032585906E+018" calcext:value-type="float">
            <text:p>1.47681032585906E+018</text:p>
          </table:table-cell>
          <table:table-cell office:value-type="float" office:value="1.47681032597798E+018" calcext:value-type="float">
            <text:p>1.47681032597798E+018</text:p>
          </table:table-cell>
          <table:table-cell office:value-type="float" office:value="1.47681037454544E+018" calcext:value-type="float">
            <text:p>1.47681037454544E+018</text:p>
          </table:table-cell>
          <table:table-cell office:value-type="float" office:value="1.47681037469922E+018" calcext:value-type="float">
            <text:p>1.47681037469922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681025635494E+018" calcext:value-type="float">
            <text:p>1.47681025635494E+018</text:p>
          </table:table-cell>
          <table:table-cell office:value-type="float" office:value="1.47681025656967E+018" calcext:value-type="float">
            <text:p>1.47681025656967E+018</text:p>
          </table:table-cell>
          <table:table-cell office:value-type="float" office:value="1.47681032585942E+018" calcext:value-type="float">
            <text:p>1.47681032585942E+018</text:p>
          </table:table-cell>
          <table:table-cell office:value-type="float" office:value="1.47681032597815E+018" calcext:value-type="float">
            <text:p>1.47681032597815E+018</text:p>
          </table:table-cell>
          <table:table-cell office:value-type="float" office:value="1.47681037454578E+018" calcext:value-type="float">
            <text:p>1.47681037454578E+018</text:p>
          </table:table-cell>
          <table:table-cell office:value-type="float" office:value="1.47681037469928E+018" calcext:value-type="float">
            <text:p>1.47681037469928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681025635529E+018" calcext:value-type="float">
            <text:p>1.47681025635529E+018</text:p>
          </table:table-cell>
          <table:table-cell office:value-type="float" office:value="1.47681025656984E+018" calcext:value-type="float">
            <text:p>1.47681025656984E+018</text:p>
          </table:table-cell>
          <table:table-cell office:value-type="float" office:value="1.47681032585978E+018" calcext:value-type="float">
            <text:p>1.47681032585978E+018</text:p>
          </table:table-cell>
          <table:table-cell office:value-type="float" office:value="1.47681032597831E+018" calcext:value-type="float">
            <text:p>1.47681032597831E+018</text:p>
          </table:table-cell>
          <table:table-cell office:value-type="float" office:value="1.47681037454613E+018" calcext:value-type="float">
            <text:p>1.47681037454613E+018</text:p>
          </table:table-cell>
          <table:table-cell office:value-type="float" office:value="1.47681037469933E+018" calcext:value-type="float">
            <text:p>1.47681037469933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681025635564E+018" calcext:value-type="float">
            <text:p>1.47681025635564E+018</text:p>
          </table:table-cell>
          <table:table-cell office:value-type="float" office:value="1.47681025657004E+018" calcext:value-type="float">
            <text:p>1.47681025657004E+018</text:p>
          </table:table-cell>
          <table:table-cell office:value-type="float" office:value="1.47681032586017E+018" calcext:value-type="float">
            <text:p>1.47681032586017E+018</text:p>
          </table:table-cell>
          <table:table-cell office:value-type="float" office:value="1.47681032597852E+018" calcext:value-type="float">
            <text:p>1.47681032597852E+018</text:p>
          </table:table-cell>
          <table:table-cell office:value-type="float" office:value="1.47681037454653E+018" calcext:value-type="float">
            <text:p>1.47681037454653E+018</text:p>
          </table:table-cell>
          <table:table-cell office:value-type="float" office:value="1.47681037469938E+018" calcext:value-type="float">
            <text:p>1.47681037469938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681025635599E+018" calcext:value-type="float">
            <text:p>1.47681025635599E+018</text:p>
          </table:table-cell>
          <table:table-cell office:value-type="float" office:value="1.47681025657022E+018" calcext:value-type="float">
            <text:p>1.47681025657022E+018</text:p>
          </table:table-cell>
          <table:table-cell office:value-type="float" office:value="1.47681032586053E+018" calcext:value-type="float">
            <text:p>1.47681032586053E+018</text:p>
          </table:table-cell>
          <table:table-cell office:value-type="float" office:value="1.47681032597857E+018" calcext:value-type="float">
            <text:p>1.47681032597857E+018</text:p>
          </table:table-cell>
          <table:table-cell office:value-type="float" office:value="1.47681037454688E+018" calcext:value-type="float">
            <text:p>1.47681037454688E+018</text:p>
          </table:table-cell>
          <table:table-cell office:value-type="float" office:value="1.47681037469957E+018" calcext:value-type="float">
            <text:p>1.47681037469957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681025635638E+018" calcext:value-type="float">
            <text:p>1.47681025635638E+018</text:p>
          </table:table-cell>
          <table:table-cell office:value-type="float" office:value="1.47681025657043E+018" calcext:value-type="float">
            <text:p>1.47681025657043E+018</text:p>
          </table:table-cell>
          <table:table-cell office:value-type="float" office:value="1.47681032586089E+018" calcext:value-type="float">
            <text:p>1.47681032586089E+018</text:p>
          </table:table-cell>
          <table:table-cell office:value-type="float" office:value="1.47681032597873E+018" calcext:value-type="float">
            <text:p>1.47681032597873E+018</text:p>
          </table:table-cell>
          <table:table-cell office:value-type="float" office:value="1.47681037454723E+018" calcext:value-type="float">
            <text:p>1.47681037454723E+018</text:p>
          </table:table-cell>
          <table:table-cell office:value-type="float" office:value="1.4768103747E+018" calcext:value-type="float">
            <text:p>1.4768103747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681025635673E+018" calcext:value-type="float">
            <text:p>1.47681025635673E+018</text:p>
          </table:table-cell>
          <table:table-cell office:value-type="float" office:value="1.4768102565706E+018" calcext:value-type="float">
            <text:p>1.4768102565706E+018</text:p>
          </table:table-cell>
          <table:table-cell office:value-type="float" office:value="1.47681032586128E+018" calcext:value-type="float">
            <text:p>1.47681032586128E+018</text:p>
          </table:table-cell>
          <table:table-cell office:value-type="float" office:value="1.47681032597911E+018" calcext:value-type="float">
            <text:p>1.47681032597911E+018</text:p>
          </table:table-cell>
          <table:table-cell office:value-type="float" office:value="1.47681037454758E+018" calcext:value-type="float">
            <text:p>1.47681037454758E+018</text:p>
          </table:table-cell>
          <table:table-cell office:value-type="float" office:value="1.47681037470006E+018" calcext:value-type="float">
            <text:p>1.47681037470006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681025635708E+018" calcext:value-type="float">
            <text:p>1.47681025635708E+018</text:p>
          </table:table-cell>
          <table:table-cell office:value-type="float" office:value="1.47681025657088E+018" calcext:value-type="float">
            <text:p>1.47681025657088E+018</text:p>
          </table:table-cell>
          <table:table-cell office:value-type="float" office:value="1.47681032586164E+018" calcext:value-type="float">
            <text:p>1.47681032586164E+018</text:p>
          </table:table-cell>
          <table:table-cell office:value-type="float" office:value="1.47681032597932E+018" calcext:value-type="float">
            <text:p>1.47681032597932E+018</text:p>
          </table:table-cell>
          <table:table-cell office:value-type="float" office:value="1.47681037454793E+018" calcext:value-type="float">
            <text:p>1.47681037454793E+018</text:p>
          </table:table-cell>
          <table:table-cell office:value-type="float" office:value="1.47681037470012E+018" calcext:value-type="float">
            <text:p>1.47681037470012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681025635743E+018" calcext:value-type="float">
            <text:p>1.47681025635743E+018</text:p>
          </table:table-cell>
          <table:table-cell office:value-type="float" office:value="1.47681025657094E+018" calcext:value-type="float">
            <text:p>1.47681025657094E+018</text:p>
          </table:table-cell>
          <table:table-cell office:value-type="float" office:value="1.47681032586205E+018" calcext:value-type="float">
            <text:p>1.47681032586205E+018</text:p>
          </table:table-cell>
          <table:table-cell office:value-type="float" office:value="1.47681032597937E+018" calcext:value-type="float">
            <text:p>1.47681032597937E+018</text:p>
          </table:table-cell>
          <table:table-cell office:value-type="float" office:value="1.47681037454829E+018" calcext:value-type="float">
            <text:p>1.47681037454829E+018</text:p>
          </table:table-cell>
          <table:table-cell office:value-type="float" office:value="1.47681037470017E+018" calcext:value-type="float">
            <text:p>1.47681037470017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681025635778E+018" calcext:value-type="float">
            <text:p>1.47681025635778E+018</text:p>
          </table:table-cell>
          <table:table-cell office:value-type="float" office:value="1.476810256571E+018" calcext:value-type="float">
            <text:p>1.476810256571E+018</text:p>
          </table:table-cell>
          <table:table-cell office:value-type="float" office:value="1.47681032586241E+018" calcext:value-type="float">
            <text:p>1.47681032586241E+018</text:p>
          </table:table-cell>
          <table:table-cell office:value-type="float" office:value="1.47681032597962E+018" calcext:value-type="float">
            <text:p>1.47681032597962E+018</text:p>
          </table:table-cell>
          <table:table-cell office:value-type="float" office:value="1.47681037454864E+018" calcext:value-type="float">
            <text:p>1.47681037454864E+018</text:p>
          </table:table-cell>
          <table:table-cell office:value-type="float" office:value="1.47681037470023E+018" calcext:value-type="float">
            <text:p>1.47681037470023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681025635817E+018" calcext:value-type="float">
            <text:p>1.47681025635817E+018</text:p>
          </table:table-cell>
          <table:table-cell office:value-type="float" office:value="1.47681025657116E+018" calcext:value-type="float">
            <text:p>1.47681025657116E+018</text:p>
          </table:table-cell>
          <table:table-cell office:value-type="float" office:value="1.47681032586278E+018" calcext:value-type="float">
            <text:p>1.47681032586278E+018</text:p>
          </table:table-cell>
          <table:table-cell office:value-type="float" office:value="1.47681032597967E+018" calcext:value-type="float">
            <text:p>1.47681032597967E+018</text:p>
          </table:table-cell>
          <table:table-cell office:value-type="float" office:value="1.47681037454899E+018" calcext:value-type="float">
            <text:p>1.47681037454899E+018</text:p>
          </table:table-cell>
          <table:table-cell office:value-type="float" office:value="1.47681037470028E+018" calcext:value-type="float">
            <text:p>1.47681037470028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681025635854E+018" calcext:value-type="float">
            <text:p>1.47681025635854E+018</text:p>
          </table:table-cell>
          <table:table-cell office:value-type="float" office:value="1.47681025657135E+018" calcext:value-type="float">
            <text:p>1.47681025657135E+018</text:p>
          </table:table-cell>
          <table:table-cell office:value-type="float" office:value="1.47681032586317E+018" calcext:value-type="float">
            <text:p>1.47681032586317E+018</text:p>
          </table:table-cell>
          <table:table-cell office:value-type="float" office:value="1.47681032597973E+018" calcext:value-type="float">
            <text:p>1.47681032597973E+018</text:p>
          </table:table-cell>
          <table:table-cell office:value-type="float" office:value="1.47681037454939E+018" calcext:value-type="float">
            <text:p>1.47681037454939E+018</text:p>
          </table:table-cell>
          <table:table-cell office:value-type="float" office:value="1.47681037470054E+018" calcext:value-type="float">
            <text:p>1.47681037470054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68102563589E+018" calcext:value-type="float">
            <text:p>1.4768102563589E+018</text:p>
          </table:table-cell>
          <table:table-cell office:value-type="float" office:value="1.4768102565716E+018" calcext:value-type="float">
            <text:p>1.4768102565716E+018</text:p>
          </table:table-cell>
          <table:table-cell office:value-type="float" office:value="1.47681032586353E+018" calcext:value-type="float">
            <text:p>1.47681032586353E+018</text:p>
          </table:table-cell>
          <table:table-cell office:value-type="float" office:value="1.47681032597993E+018" calcext:value-type="float">
            <text:p>1.47681032597993E+018</text:p>
          </table:table-cell>
          <table:table-cell office:value-type="float" office:value="1.47681037454979E+018" calcext:value-type="float">
            <text:p>1.47681037454979E+018</text:p>
          </table:table-cell>
          <table:table-cell office:value-type="float" office:value="1.4768103747006E+018" calcext:value-type="float">
            <text:p>1.4768103747006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681025635925E+018" calcext:value-type="float">
            <text:p>1.47681025635925E+018</text:p>
          </table:table-cell>
          <table:table-cell office:value-type="float" office:value="1.47681025657166E+018" calcext:value-type="float">
            <text:p>1.47681025657166E+018</text:p>
          </table:table-cell>
          <table:table-cell office:value-type="float" office:value="1.47681032586394E+018" calcext:value-type="float">
            <text:p>1.47681032586394E+018</text:p>
          </table:table-cell>
          <table:table-cell office:value-type="float" office:value="1.47681032597999E+018" calcext:value-type="float">
            <text:p>1.47681032597999E+018</text:p>
          </table:table-cell>
          <table:table-cell office:value-type="float" office:value="1.47681037455013E+018" calcext:value-type="float">
            <text:p>1.47681037455013E+018</text:p>
          </table:table-cell>
          <table:table-cell office:value-type="float" office:value="1.47681037470095E+018" calcext:value-type="float">
            <text:p>1.47681037470095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68102563596E+018" calcext:value-type="float">
            <text:p>1.4768102563596E+018</text:p>
          </table:table-cell>
          <table:table-cell office:value-type="float" office:value="1.47681025657171E+018" calcext:value-type="float">
            <text:p>1.47681025657171E+018</text:p>
          </table:table-cell>
          <table:table-cell office:value-type="float" office:value="1.4768103258643E+018" calcext:value-type="float">
            <text:p>1.4768103258643E+018</text:p>
          </table:table-cell>
          <table:table-cell office:value-type="float" office:value="1.47681032598019E+018" calcext:value-type="float">
            <text:p>1.47681032598019E+018</text:p>
          </table:table-cell>
          <table:table-cell office:value-type="float" office:value="1.47681037455049E+018" calcext:value-type="float">
            <text:p>1.47681037455049E+018</text:p>
          </table:table-cell>
          <table:table-cell office:value-type="float" office:value="1.47681037470104E+018" calcext:value-type="float">
            <text:p>1.47681037470104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681025635995E+018" calcext:value-type="float">
            <text:p>1.47681025635995E+018</text:p>
          </table:table-cell>
          <table:table-cell office:value-type="float" office:value="1.47681025657187E+018" calcext:value-type="float">
            <text:p>1.47681025657187E+018</text:p>
          </table:table-cell>
          <table:table-cell office:value-type="float" office:value="1.47681032586471E+018" calcext:value-type="float">
            <text:p>1.47681032586471E+018</text:p>
          </table:table-cell>
          <table:table-cell office:value-type="float" office:value="1.47681032598025E+018" calcext:value-type="float">
            <text:p>1.47681032598025E+018</text:p>
          </table:table-cell>
          <table:table-cell office:value-type="float" office:value="1.47681037455084E+018" calcext:value-type="float">
            <text:p>1.47681037455084E+018</text:p>
          </table:table-cell>
          <table:table-cell office:value-type="float" office:value="1.4768103747011E+018" calcext:value-type="float">
            <text:p>1.4768103747011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68102563603E+018" calcext:value-type="float">
            <text:p>1.4768102563603E+018</text:p>
          </table:table-cell>
          <table:table-cell office:value-type="float" office:value="1.47681025657204E+018" calcext:value-type="float">
            <text:p>1.47681025657204E+018</text:p>
          </table:table-cell>
          <table:table-cell office:value-type="float" office:value="1.47681032586511E+018" calcext:value-type="float">
            <text:p>1.47681032586511E+018</text:p>
          </table:table-cell>
          <table:table-cell office:value-type="float" office:value="1.47681032598045E+018" calcext:value-type="float">
            <text:p>1.47681032598045E+018</text:p>
          </table:table-cell>
          <table:table-cell office:value-type="float" office:value="1.4768103745512E+018" calcext:value-type="float">
            <text:p>1.4768103745512E+018</text:p>
          </table:table-cell>
          <table:table-cell office:value-type="float" office:value="1.47681037470115E+018" calcext:value-type="float">
            <text:p>1.47681037470115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681025636065E+018" calcext:value-type="float">
            <text:p>1.47681025636065E+018</text:p>
          </table:table-cell>
          <table:table-cell office:value-type="float" office:value="1.47681025657245E+018" calcext:value-type="float">
            <text:p>1.47681025657245E+018</text:p>
          </table:table-cell>
          <table:table-cell office:value-type="float" office:value="1.47681032586549E+018" calcext:value-type="float">
            <text:p>1.47681032586549E+018</text:p>
          </table:table-cell>
          <table:table-cell office:value-type="float" office:value="1.47681032598051E+018" calcext:value-type="float">
            <text:p>1.47681032598051E+018</text:p>
          </table:table-cell>
          <table:table-cell office:value-type="float" office:value="1.4768103745516E+018" calcext:value-type="float">
            <text:p>1.4768103745516E+018</text:p>
          </table:table-cell>
          <table:table-cell office:value-type="float" office:value="1.47681037470171E+018" calcext:value-type="float">
            <text:p>1.47681037470171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6810256361E+018" calcext:value-type="float">
            <text:p>1.476810256361E+018</text:p>
          </table:table-cell>
          <table:table-cell office:value-type="float" office:value="1.47681025657262E+018" calcext:value-type="float">
            <text:p>1.47681025657262E+018</text:p>
          </table:table-cell>
          <table:table-cell office:value-type="float" office:value="1.47681032586586E+018" calcext:value-type="float">
            <text:p>1.47681032586586E+018</text:p>
          </table:table-cell>
          <table:table-cell office:value-type="float" office:value="1.47681032598067E+018" calcext:value-type="float">
            <text:p>1.47681032598067E+018</text:p>
          </table:table-cell>
          <table:table-cell office:value-type="float" office:value="1.47681037455199E+018" calcext:value-type="float">
            <text:p>1.47681037455199E+018</text:p>
          </table:table-cell>
          <table:table-cell office:value-type="float" office:value="1.47681037470177E+018" calcext:value-type="float">
            <text:p>1.47681037470177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681025636135E+018" calcext:value-type="float">
            <text:p>1.47681025636135E+018</text:p>
          </table:table-cell>
          <table:table-cell office:value-type="float" office:value="1.47681025657283E+018" calcext:value-type="float">
            <text:p>1.47681025657283E+018</text:p>
          </table:table-cell>
          <table:table-cell office:value-type="float" office:value="1.47681032586626E+018" calcext:value-type="float">
            <text:p>1.47681032586626E+018</text:p>
          </table:table-cell>
          <table:table-cell office:value-type="float" office:value="1.47681032598087E+018" calcext:value-type="float">
            <text:p>1.47681032598087E+018</text:p>
          </table:table-cell>
          <table:table-cell office:value-type="float" office:value="1.47681037455234E+018" calcext:value-type="float">
            <text:p>1.47681037455234E+018</text:p>
          </table:table-cell>
          <table:table-cell office:value-type="float" office:value="1.47681037470184E+018" calcext:value-type="float">
            <text:p>1.47681037470184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681025636176E+018" calcext:value-type="float">
            <text:p>1.47681025636176E+018</text:p>
          </table:table-cell>
          <table:table-cell office:value-type="float" office:value="1.47681025657289E+018" calcext:value-type="float">
            <text:p>1.47681025657289E+018</text:p>
          </table:table-cell>
          <table:table-cell office:value-type="float" office:value="1.47681032586667E+018" calcext:value-type="float">
            <text:p>1.47681032586667E+018</text:p>
          </table:table-cell>
          <table:table-cell office:value-type="float" office:value="1.47681032598093E+018" calcext:value-type="float">
            <text:p>1.47681032598093E+018</text:p>
          </table:table-cell>
          <table:table-cell office:value-type="float" office:value="1.47681037455274E+018" calcext:value-type="float">
            <text:p>1.47681037455274E+018</text:p>
          </table:table-cell>
          <table:table-cell office:value-type="float" office:value="1.47681037470189E+018" calcext:value-type="float">
            <text:p>1.47681037470189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681025636216E+018" calcext:value-type="float">
            <text:p>1.47681025636216E+018</text:p>
          </table:table-cell>
          <table:table-cell office:value-type="float" office:value="1.47681025657309E+018" calcext:value-type="float">
            <text:p>1.47681025657309E+018</text:p>
          </table:table-cell>
          <table:table-cell office:value-type="float" office:value="1.47681032586702E+018" calcext:value-type="float">
            <text:p>1.47681032586702E+018</text:p>
          </table:table-cell>
          <table:table-cell office:value-type="float" office:value="1.47681032598116E+018" calcext:value-type="float">
            <text:p>1.47681032598116E+018</text:p>
          </table:table-cell>
          <table:table-cell office:value-type="float" office:value="1.47681037455311E+018" calcext:value-type="float">
            <text:p>1.47681037455311E+018</text:p>
          </table:table-cell>
          <table:table-cell office:value-type="float" office:value="1.47681037470195E+018" calcext:value-type="float">
            <text:p>1.47681037470195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681025636252E+018" calcext:value-type="float">
            <text:p>1.47681025636252E+018</text:p>
          </table:table-cell>
          <table:table-cell office:value-type="float" office:value="1.47681025657315E+018" calcext:value-type="float">
            <text:p>1.47681025657315E+018</text:p>
          </table:table-cell>
          <table:table-cell office:value-type="float" office:value="1.47681032586738E+018" calcext:value-type="float">
            <text:p>1.47681032586738E+018</text:p>
          </table:table-cell>
          <table:table-cell office:value-type="float" office:value="1.47681032598143E+018" calcext:value-type="float">
            <text:p>1.47681032598143E+018</text:p>
          </table:table-cell>
          <table:table-cell office:value-type="float" office:value="1.47681037455346E+018" calcext:value-type="float">
            <text:p>1.47681037455346E+018</text:p>
          </table:table-cell>
          <table:table-cell office:value-type="float" office:value="1.476810374702E+018" calcext:value-type="float">
            <text:p>1.476810374702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681025636288E+018" calcext:value-type="float">
            <text:p>1.47681025636288E+018</text:p>
          </table:table-cell>
          <table:table-cell office:value-type="float" office:value="1.47681025657346E+018" calcext:value-type="float">
            <text:p>1.47681025657346E+018</text:p>
          </table:table-cell>
          <table:table-cell office:value-type="float" office:value="1.47681032586775E+018" calcext:value-type="float">
            <text:p>1.47681032586775E+018</text:p>
          </table:table-cell>
          <table:table-cell office:value-type="float" office:value="1.47681032598163E+018" calcext:value-type="float">
            <text:p>1.47681032598163E+018</text:p>
          </table:table-cell>
          <table:table-cell office:value-type="float" office:value="1.47681037455382E+018" calcext:value-type="float">
            <text:p>1.47681037455382E+018</text:p>
          </table:table-cell>
          <table:table-cell office:value-type="float" office:value="1.47681037470205E+018" calcext:value-type="float">
            <text:p>1.47681037470205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681025636325E+018" calcext:value-type="float">
            <text:p>1.47681025636325E+018</text:p>
          </table:table-cell>
          <table:table-cell office:value-type="float" office:value="1.47681025657351E+018" calcext:value-type="float">
            <text:p>1.47681025657351E+018</text:p>
          </table:table-cell>
          <table:table-cell office:value-type="float" office:value="1.4768103258681E+018" calcext:value-type="float">
            <text:p>1.4768103258681E+018</text:p>
          </table:table-cell>
          <table:table-cell office:value-type="float" office:value="1.47681032598169E+018" calcext:value-type="float">
            <text:p>1.47681032598169E+018</text:p>
          </table:table-cell>
          <table:table-cell office:value-type="float" office:value="1.47681037455417E+018" calcext:value-type="float">
            <text:p>1.47681037455417E+018</text:p>
          </table:table-cell>
          <table:table-cell office:value-type="float" office:value="1.47681037470211E+018" calcext:value-type="float">
            <text:p>1.47681037470211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68102563636E+018" calcext:value-type="float">
            <text:p>1.4768102563636E+018</text:p>
          </table:table-cell>
          <table:table-cell office:value-type="float" office:value="1.47681025657357E+018" calcext:value-type="float">
            <text:p>1.47681025657357E+018</text:p>
          </table:table-cell>
          <table:table-cell office:value-type="float" office:value="1.4768103258685E+018" calcext:value-type="float">
            <text:p>1.4768103258685E+018</text:p>
          </table:table-cell>
          <table:table-cell office:value-type="float" office:value="1.47681032598189E+018" calcext:value-type="float">
            <text:p>1.47681032598189E+018</text:p>
          </table:table-cell>
          <table:table-cell office:value-type="float" office:value="1.47681037455452E+018" calcext:value-type="float">
            <text:p>1.47681037455452E+018</text:p>
          </table:table-cell>
          <table:table-cell office:value-type="float" office:value="1.47681037470216E+018" calcext:value-type="float">
            <text:p>1.47681037470216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681025636395E+018" calcext:value-type="float">
            <text:p>1.47681025636395E+018</text:p>
          </table:table-cell>
          <table:table-cell office:value-type="float" office:value="1.47681025657362E+018" calcext:value-type="float">
            <text:p>1.47681025657362E+018</text:p>
          </table:table-cell>
          <table:table-cell office:value-type="float" office:value="1.47681032586885E+018" calcext:value-type="float">
            <text:p>1.47681032586885E+018</text:p>
          </table:table-cell>
          <table:table-cell office:value-type="float" office:value="1.47681032598195E+018" calcext:value-type="float">
            <text:p>1.47681032598195E+018</text:p>
          </table:table-cell>
          <table:table-cell office:value-type="float" office:value="1.47681037455487E+018" calcext:value-type="float">
            <text:p>1.47681037455487E+018</text:p>
          </table:table-cell>
          <table:table-cell office:value-type="float" office:value="1.47681037470221E+018" calcext:value-type="float">
            <text:p>1.47681037470221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68102563643E+018" calcext:value-type="float">
            <text:p>1.4768102563643E+018</text:p>
          </table:table-cell>
          <table:table-cell office:value-type="float" office:value="1.47681025657368E+018" calcext:value-type="float">
            <text:p>1.47681025657368E+018</text:p>
          </table:table-cell>
          <table:table-cell office:value-type="float" office:value="1.47681032586921E+018" calcext:value-type="float">
            <text:p>1.47681032586921E+018</text:p>
          </table:table-cell>
          <table:table-cell office:value-type="float" office:value="1.47681032598219E+018" calcext:value-type="float">
            <text:p>1.47681032598219E+018</text:p>
          </table:table-cell>
          <table:table-cell office:value-type="float" office:value="1.47681037455521E+018" calcext:value-type="float">
            <text:p>1.47681037455521E+018</text:p>
          </table:table-cell>
          <table:table-cell office:value-type="float" office:value="1.4768103747024E+018" calcext:value-type="float">
            <text:p>1.4768103747024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681025636465E+018" calcext:value-type="float">
            <text:p>1.47681025636465E+018</text:p>
          </table:table-cell>
          <table:table-cell office:value-type="float" office:value="1.47681025657384E+018" calcext:value-type="float">
            <text:p>1.47681025657384E+018</text:p>
          </table:table-cell>
          <table:table-cell office:value-type="float" office:value="1.47681032586956E+018" calcext:value-type="float">
            <text:p>1.47681032586956E+018</text:p>
          </table:table-cell>
          <table:table-cell office:value-type="float" office:value="1.47681032598225E+018" calcext:value-type="float">
            <text:p>1.47681032598225E+018</text:p>
          </table:table-cell>
          <table:table-cell office:value-type="float" office:value="1.47681037455557E+018" calcext:value-type="float">
            <text:p>1.47681037455557E+018</text:p>
          </table:table-cell>
          <table:table-cell office:value-type="float" office:value="1.47681037470318E+018" calcext:value-type="float">
            <text:p>1.47681037470318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6810256365E+018" calcext:value-type="float">
            <text:p>1.476810256365E+018</text:p>
          </table:table-cell>
          <table:table-cell office:value-type="float" office:value="1.47681025657409E+018" calcext:value-type="float">
            <text:p>1.47681025657409E+018</text:p>
          </table:table-cell>
          <table:table-cell office:value-type="float" office:value="1.47681032586996E+018" calcext:value-type="float">
            <text:p>1.47681032586996E+018</text:p>
          </table:table-cell>
          <table:table-cell office:value-type="float" office:value="1.4768103259823E+018" calcext:value-type="float">
            <text:p>1.4768103259823E+018</text:p>
          </table:table-cell>
          <table:table-cell office:value-type="float" office:value="1.47681037455591E+018" calcext:value-type="float">
            <text:p>1.47681037455591E+018</text:p>
          </table:table-cell>
          <table:table-cell office:value-type="float" office:value="1.47681037470324E+018" calcext:value-type="float">
            <text:p>1.47681037470324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681025636535E+018" calcext:value-type="float">
            <text:p>1.47681025636535E+018</text:p>
          </table:table-cell>
          <table:table-cell office:value-type="float" office:value="1.47681025657415E+018" calcext:value-type="float">
            <text:p>1.47681025657415E+018</text:p>
          </table:table-cell>
          <table:table-cell office:value-type="float" office:value="1.47681032587032E+018" calcext:value-type="float">
            <text:p>1.47681032587032E+018</text:p>
          </table:table-cell>
          <table:table-cell office:value-type="float" office:value="1.47681032598247E+018" calcext:value-type="float">
            <text:p>1.47681032598247E+018</text:p>
          </table:table-cell>
          <table:table-cell office:value-type="float" office:value="1.47681037455631E+018" calcext:value-type="float">
            <text:p>1.47681037455631E+018</text:p>
          </table:table-cell>
          <table:table-cell office:value-type="float" office:value="1.4768103747033E+018" calcext:value-type="float">
            <text:p>1.4768103747033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681025636569E+018" calcext:value-type="float">
            <text:p>1.47681025636569E+018</text:p>
          </table:table-cell>
          <table:table-cell office:value-type="float" office:value="1.4768102565742E+018" calcext:value-type="float">
            <text:p>1.4768102565742E+018</text:p>
          </table:table-cell>
          <table:table-cell office:value-type="float" office:value="1.47681032587069E+018" calcext:value-type="float">
            <text:p>1.47681032587069E+018</text:p>
          </table:table-cell>
          <table:table-cell office:value-type="float" office:value="1.47681032598271E+018" calcext:value-type="float">
            <text:p>1.47681032598271E+018</text:p>
          </table:table-cell>
          <table:table-cell office:value-type="float" office:value="1.47681037455666E+018" calcext:value-type="float">
            <text:p>1.47681037455666E+018</text:p>
          </table:table-cell>
          <table:table-cell office:value-type="float" office:value="1.47681037470335E+018" calcext:value-type="float">
            <text:p>1.47681037470335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681025636604E+018" calcext:value-type="float">
            <text:p>1.47681025636604E+018</text:p>
          </table:table-cell>
          <table:table-cell office:value-type="float" office:value="1.47681025657441E+018" calcext:value-type="float">
            <text:p>1.47681025657441E+018</text:p>
          </table:table-cell>
          <table:table-cell office:value-type="float" office:value="1.47681032587104E+018" calcext:value-type="float">
            <text:p>1.47681032587104E+018</text:p>
          </table:table-cell>
          <table:table-cell office:value-type="float" office:value="1.47681032598276E+018" calcext:value-type="float">
            <text:p>1.47681032598276E+018</text:p>
          </table:table-cell>
          <table:table-cell office:value-type="float" office:value="1.47681037455701E+018" calcext:value-type="float">
            <text:p>1.47681037455701E+018</text:p>
          </table:table-cell>
          <table:table-cell office:value-type="float" office:value="1.47681037470341E+018" calcext:value-type="float">
            <text:p>1.47681037470341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681025636643E+018" calcext:value-type="float">
            <text:p>1.47681025636643E+018</text:p>
          </table:table-cell>
          <table:table-cell office:value-type="float" office:value="1.47681025657447E+018" calcext:value-type="float">
            <text:p>1.47681025657447E+018</text:p>
          </table:table-cell>
          <table:table-cell office:value-type="float" office:value="1.47681032587144E+018" calcext:value-type="float">
            <text:p>1.47681032587144E+018</text:p>
          </table:table-cell>
          <table:table-cell office:value-type="float" office:value="1.47681032598282E+018" calcext:value-type="float">
            <text:p>1.47681032598282E+018</text:p>
          </table:table-cell>
          <table:table-cell office:value-type="float" office:value="1.47681037455735E+018" calcext:value-type="float">
            <text:p>1.47681037455735E+018</text:p>
          </table:table-cell>
          <table:table-cell office:value-type="float" office:value="1.47681037470346E+018" calcext:value-type="float">
            <text:p>1.47681037470346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681025636679E+018" calcext:value-type="float">
            <text:p>1.47681025636679E+018</text:p>
          </table:table-cell>
          <table:table-cell office:value-type="float" office:value="1.47681025657463E+018" calcext:value-type="float">
            <text:p>1.47681025657463E+018</text:p>
          </table:table-cell>
          <table:table-cell office:value-type="float" office:value="1.4768103258718E+018" calcext:value-type="float">
            <text:p>1.4768103258718E+018</text:p>
          </table:table-cell>
          <table:table-cell office:value-type="float" office:value="1.47681032598298E+018" calcext:value-type="float">
            <text:p>1.47681032598298E+018</text:p>
          </table:table-cell>
          <table:table-cell office:value-type="float" office:value="1.4768103745577E+018" calcext:value-type="float">
            <text:p>1.4768103745577E+018</text:p>
          </table:table-cell>
          <table:table-cell office:value-type="float" office:value="1.47681037470351E+018" calcext:value-type="float">
            <text:p>1.47681037470351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681025636714E+018" calcext:value-type="float">
            <text:p>1.47681025636714E+018</text:p>
          </table:table-cell>
          <table:table-cell office:value-type="float" office:value="1.47681025657484E+018" calcext:value-type="float">
            <text:p>1.47681025657484E+018</text:p>
          </table:table-cell>
          <table:table-cell office:value-type="float" office:value="1.47681032587222E+018" calcext:value-type="float">
            <text:p>1.47681032587222E+018</text:p>
          </table:table-cell>
          <table:table-cell office:value-type="float" office:value="1.47681032598319E+018" calcext:value-type="float">
            <text:p>1.47681032598319E+018</text:p>
          </table:table-cell>
          <table:table-cell office:value-type="float" office:value="1.47681037455804E+018" calcext:value-type="float">
            <text:p>1.47681037455804E+018</text:p>
          </table:table-cell>
          <table:table-cell office:value-type="float" office:value="1.47681037470357E+018" calcext:value-type="float">
            <text:p>1.47681037470357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681025636749E+018" calcext:value-type="float">
            <text:p>1.47681025636749E+018</text:p>
          </table:table-cell>
          <table:table-cell office:value-type="float" office:value="1.47681025657508E+018" calcext:value-type="float">
            <text:p>1.47681025657508E+018</text:p>
          </table:table-cell>
          <table:table-cell office:value-type="float" office:value="1.47681032587309E+018" calcext:value-type="float">
            <text:p>1.47681032587309E+018</text:p>
          </table:table-cell>
          <table:table-cell office:value-type="float" office:value="1.47681032598324E+018" calcext:value-type="float">
            <text:p>1.47681032598324E+018</text:p>
          </table:table-cell>
          <table:table-cell office:value-type="float" office:value="1.47681037455839E+018" calcext:value-type="float">
            <text:p>1.47681037455839E+018</text:p>
          </table:table-cell>
          <table:table-cell office:value-type="float" office:value="1.47681037470362E+018" calcext:value-type="float">
            <text:p>1.47681037470362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681025636784E+018" calcext:value-type="float">
            <text:p>1.47681025636784E+018</text:p>
          </table:table-cell>
          <table:table-cell office:value-type="float" office:value="1.47681025657529E+018" calcext:value-type="float">
            <text:p>1.47681025657529E+018</text:p>
          </table:table-cell>
          <table:table-cell office:value-type="float" office:value="1.47681032587349E+018" calcext:value-type="float">
            <text:p>1.47681032587349E+018</text:p>
          </table:table-cell>
          <table:table-cell office:value-type="float" office:value="1.47681032598345E+018" calcext:value-type="float">
            <text:p>1.47681032598345E+018</text:p>
          </table:table-cell>
          <table:table-cell office:value-type="float" office:value="1.47681037455874E+018" calcext:value-type="float">
            <text:p>1.47681037455874E+018</text:p>
          </table:table-cell>
          <table:table-cell office:value-type="float" office:value="1.47681037470368E+018" calcext:value-type="float">
            <text:p>1.47681037470368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681025636818E+018" calcext:value-type="float">
            <text:p>1.47681025636818E+018</text:p>
          </table:table-cell>
          <table:table-cell office:value-type="float" office:value="1.47681025657535E+018" calcext:value-type="float">
            <text:p>1.47681025657535E+018</text:p>
          </table:table-cell>
          <table:table-cell office:value-type="float" office:value="1.47681032587387E+018" calcext:value-type="float">
            <text:p>1.47681032587387E+018</text:p>
          </table:table-cell>
          <table:table-cell office:value-type="float" office:value="1.4768103259835E+018" calcext:value-type="float">
            <text:p>1.4768103259835E+018</text:p>
          </table:table-cell>
          <table:table-cell office:value-type="float" office:value="1.47681037455924E+018" calcext:value-type="float">
            <text:p>1.47681037455924E+018</text:p>
          </table:table-cell>
          <table:table-cell office:value-type="float" office:value="1.47681037470373E+018" calcext:value-type="float">
            <text:p>1.47681037470373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681025636853E+018" calcext:value-type="float">
            <text:p>1.47681025636853E+018</text:p>
          </table:table-cell>
          <table:table-cell office:value-type="float" office:value="1.47681025657552E+018" calcext:value-type="float">
            <text:p>1.47681025657552E+018</text:p>
          </table:table-cell>
          <table:table-cell office:value-type="float" office:value="1.47681032587434E+018" calcext:value-type="float">
            <text:p>1.47681032587434E+018</text:p>
          </table:table-cell>
          <table:table-cell office:value-type="float" office:value="1.47681032598367E+018" calcext:value-type="float">
            <text:p>1.47681032598367E+018</text:p>
          </table:table-cell>
          <table:table-cell office:value-type="float" office:value="1.47681037455959E+018" calcext:value-type="float">
            <text:p>1.47681037455959E+018</text:p>
          </table:table-cell>
          <table:table-cell office:value-type="float" office:value="1.47681037470378E+018" calcext:value-type="float">
            <text:p>1.47681037470378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681025636888E+018" calcext:value-type="float">
            <text:p>1.47681025636888E+018</text:p>
          </table:table-cell>
          <table:table-cell office:value-type="float" office:value="1.47681025657572E+018" calcext:value-type="float">
            <text:p>1.47681025657572E+018</text:p>
          </table:table-cell>
          <table:table-cell office:value-type="float" office:value="1.47681032587472E+018" calcext:value-type="float">
            <text:p>1.47681032587472E+018</text:p>
          </table:table-cell>
          <table:table-cell office:value-type="float" office:value="1.47681032598387E+018" calcext:value-type="float">
            <text:p>1.47681032598387E+018</text:p>
          </table:table-cell>
          <table:table-cell office:value-type="float" office:value="1.47681037455993E+018" calcext:value-type="float">
            <text:p>1.47681037455993E+018</text:p>
          </table:table-cell>
          <table:table-cell office:value-type="float" office:value="1.47681037470384E+018" calcext:value-type="float">
            <text:p>1.47681037470384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681025636923E+018" calcext:value-type="float">
            <text:p>1.47681025636923E+018</text:p>
          </table:table-cell>
          <table:table-cell office:value-type="float" office:value="1.47681025657597E+018" calcext:value-type="float">
            <text:p>1.47681025657597E+018</text:p>
          </table:table-cell>
          <table:table-cell office:value-type="float" office:value="1.47681032587509E+018" calcext:value-type="float">
            <text:p>1.47681032587509E+018</text:p>
          </table:table-cell>
          <table:table-cell office:value-type="float" office:value="1.47681032598393E+018" calcext:value-type="float">
            <text:p>1.47681032598393E+018</text:p>
          </table:table-cell>
          <table:table-cell office:value-type="float" office:value="1.47681037456028E+018" calcext:value-type="float">
            <text:p>1.47681037456028E+018</text:p>
          </table:table-cell>
          <table:table-cell office:value-type="float" office:value="1.47681037470389E+018" calcext:value-type="float">
            <text:p>1.47681037470389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681025636958E+018" calcext:value-type="float">
            <text:p>1.47681025636958E+018</text:p>
          </table:table-cell>
          <table:table-cell office:value-type="float" office:value="1.47681025657603E+018" calcext:value-type="float">
            <text:p>1.47681025657603E+018</text:p>
          </table:table-cell>
          <table:table-cell office:value-type="float" office:value="1.47681032587547E+018" calcext:value-type="float">
            <text:p>1.47681032587547E+018</text:p>
          </table:table-cell>
          <table:table-cell office:value-type="float" office:value="1.47681032598425E+018" calcext:value-type="float">
            <text:p>1.47681032598425E+018</text:p>
          </table:table-cell>
          <table:table-cell office:value-type="float" office:value="1.47681037456063E+018" calcext:value-type="float">
            <text:p>1.47681037456063E+018</text:p>
          </table:table-cell>
          <table:table-cell office:value-type="float" office:value="1.47681037470408E+018" calcext:value-type="float">
            <text:p>1.47681037470408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681025636993E+018" calcext:value-type="float">
            <text:p>1.47681025636993E+018</text:p>
          </table:table-cell>
          <table:table-cell office:value-type="float" office:value="1.47681025657608E+018" calcext:value-type="float">
            <text:p>1.47681025657608E+018</text:p>
          </table:table-cell>
          <table:table-cell office:value-type="float" office:value="1.47681032587591E+018" calcext:value-type="float">
            <text:p>1.47681032587591E+018</text:p>
          </table:table-cell>
          <table:table-cell office:value-type="float" office:value="1.47681032598449E+018" calcext:value-type="float">
            <text:p>1.47681032598449E+018</text:p>
          </table:table-cell>
          <table:table-cell office:value-type="float" office:value="1.47681037456098E+018" calcext:value-type="float">
            <text:p>1.47681037456098E+018</text:p>
          </table:table-cell>
          <table:table-cell office:value-type="float" office:value="1.47681037470459E+018" calcext:value-type="float">
            <text:p>1.47681037470459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681025637028E+018" calcext:value-type="float">
            <text:p>1.47681025637028E+018</text:p>
          </table:table-cell>
          <table:table-cell office:value-type="float" office:value="1.47681025657629E+018" calcext:value-type="float">
            <text:p>1.47681025657629E+018</text:p>
          </table:table-cell>
          <table:table-cell office:value-type="float" office:value="1.47681032587633E+018" calcext:value-type="float">
            <text:p>1.47681032587633E+018</text:p>
          </table:table-cell>
          <table:table-cell office:value-type="float" office:value="1.47681032598469E+018" calcext:value-type="float">
            <text:p>1.47681032598469E+018</text:p>
          </table:table-cell>
          <table:table-cell office:value-type="float" office:value="1.47681037456134E+018" calcext:value-type="float">
            <text:p>1.47681037456134E+018</text:p>
          </table:table-cell>
          <table:table-cell office:value-type="float" office:value="1.47681037470465E+018" calcext:value-type="float">
            <text:p>1.47681037470465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681025637063E+018" calcext:value-type="float">
            <text:p>1.47681025637063E+018</text:p>
          </table:table-cell>
          <table:table-cell office:value-type="float" office:value="1.4768102565766E+018" calcext:value-type="float">
            <text:p>1.4768102565766E+018</text:p>
          </table:table-cell>
          <table:table-cell office:value-type="float" office:value="1.47681032587672E+018" calcext:value-type="float">
            <text:p>1.47681032587672E+018</text:p>
          </table:table-cell>
          <table:table-cell office:value-type="float" office:value="1.47681032598475E+018" calcext:value-type="float">
            <text:p>1.47681032598475E+018</text:p>
          </table:table-cell>
          <table:table-cell office:value-type="float" office:value="1.4768103745617E+018" calcext:value-type="float">
            <text:p>1.4768103745617E+018</text:p>
          </table:table-cell>
          <table:table-cell office:value-type="float" office:value="1.4768103747047E+018" calcext:value-type="float">
            <text:p>1.4768103747047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681025637098E+018" calcext:value-type="float">
            <text:p>1.47681025637098E+018</text:p>
          </table:table-cell>
          <table:table-cell office:value-type="float" office:value="1.47681025657665E+018" calcext:value-type="float">
            <text:p>1.47681025657665E+018</text:p>
          </table:table-cell>
          <table:table-cell office:value-type="float" office:value="1.47681032587712E+018" calcext:value-type="float">
            <text:p>1.47681032587712E+018</text:p>
          </table:table-cell>
          <table:table-cell office:value-type="float" office:value="1.47681032598503E+018" calcext:value-type="float">
            <text:p>1.47681032598503E+018</text:p>
          </table:table-cell>
          <table:table-cell office:value-type="float" office:value="1.47681037456204E+018" calcext:value-type="float">
            <text:p>1.47681037456204E+018</text:p>
          </table:table-cell>
          <table:table-cell office:value-type="float" office:value="1.47681037470476E+018" calcext:value-type="float">
            <text:p>1.47681037470476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681025637133E+018" calcext:value-type="float">
            <text:p>1.47681025637133E+018</text:p>
          </table:table-cell>
          <table:table-cell office:value-type="float" office:value="1.47681025657671E+018" calcext:value-type="float">
            <text:p>1.47681025657671E+018</text:p>
          </table:table-cell>
          <table:table-cell office:value-type="float" office:value="1.47681032587749E+018" calcext:value-type="float">
            <text:p>1.47681032587749E+018</text:p>
          </table:table-cell>
          <table:table-cell office:value-type="float" office:value="1.47681032598509E+018" calcext:value-type="float">
            <text:p>1.47681032598509E+018</text:p>
          </table:table-cell>
          <table:table-cell office:value-type="float" office:value="1.47681037456239E+018" calcext:value-type="float">
            <text:p>1.47681037456239E+018</text:p>
          </table:table-cell>
          <table:table-cell office:value-type="float" office:value="1.47681037470481E+018" calcext:value-type="float">
            <text:p>1.47681037470481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681025637172E+018" calcext:value-type="float">
            <text:p>1.47681025637172E+018</text:p>
          </table:table-cell>
          <table:table-cell office:value-type="float" office:value="1.47681025657676E+018" calcext:value-type="float">
            <text:p>1.47681025657676E+018</text:p>
          </table:table-cell>
          <table:table-cell office:value-type="float" office:value="1.47681032587785E+018" calcext:value-type="float">
            <text:p>1.47681032587785E+018</text:p>
          </table:table-cell>
          <table:table-cell office:value-type="float" office:value="1.47681032598514E+018" calcext:value-type="float">
            <text:p>1.47681032598514E+018</text:p>
          </table:table-cell>
          <table:table-cell office:value-type="float" office:value="1.47681037456273E+018" calcext:value-type="float">
            <text:p>1.47681037456273E+018</text:p>
          </table:table-cell>
          <table:table-cell office:value-type="float" office:value="1.47681037470487E+018" calcext:value-type="float">
            <text:p>1.47681037470487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681025637211E+018" calcext:value-type="float">
            <text:p>1.47681025637211E+018</text:p>
          </table:table-cell>
          <table:table-cell office:value-type="float" office:value="1.47681025657682E+018" calcext:value-type="float">
            <text:p>1.47681025657682E+018</text:p>
          </table:table-cell>
          <table:table-cell office:value-type="float" office:value="1.4768103258782E+018" calcext:value-type="float">
            <text:p>1.4768103258782E+018</text:p>
          </table:table-cell>
          <table:table-cell office:value-type="float" office:value="1.4768103259852E+018" calcext:value-type="float">
            <text:p>1.4768103259852E+018</text:p>
          </table:table-cell>
          <table:table-cell office:value-type="float" office:value="1.47681037456308E+018" calcext:value-type="float">
            <text:p>1.47681037456308E+018</text:p>
          </table:table-cell>
          <table:table-cell office:value-type="float" office:value="1.47681037470492E+018" calcext:value-type="float">
            <text:p>1.47681037470492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681025637247E+018" calcext:value-type="float">
            <text:p>1.47681025637247E+018</text:p>
          </table:table-cell>
          <table:table-cell office:value-type="float" office:value="1.47681025657698E+018" calcext:value-type="float">
            <text:p>1.47681025657698E+018</text:p>
          </table:table-cell>
          <table:table-cell office:value-type="float" office:value="1.47681032587855E+018" calcext:value-type="float">
            <text:p>1.47681032587855E+018</text:p>
          </table:table-cell>
          <table:table-cell office:value-type="float" office:value="1.47681032598536E+018" calcext:value-type="float">
            <text:p>1.47681032598536E+018</text:p>
          </table:table-cell>
          <table:table-cell office:value-type="float" office:value="1.47681037456347E+018" calcext:value-type="float">
            <text:p>1.47681037456347E+018</text:p>
          </table:table-cell>
          <table:table-cell office:value-type="float" office:value="1.47681037470497E+018" calcext:value-type="float">
            <text:p>1.47681037470497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681025637284E+018" calcext:value-type="float">
            <text:p>1.47681025637284E+018</text:p>
          </table:table-cell>
          <table:table-cell office:value-type="float" office:value="1.47681025657719E+018" calcext:value-type="float">
            <text:p>1.47681025657719E+018</text:p>
          </table:table-cell>
          <table:table-cell office:value-type="float" office:value="1.4768103258789E+018" calcext:value-type="float">
            <text:p>1.4768103258789E+018</text:p>
          </table:table-cell>
          <table:table-cell office:value-type="float" office:value="1.47681032598556E+018" calcext:value-type="float">
            <text:p>1.47681032598556E+018</text:p>
          </table:table-cell>
          <table:table-cell office:value-type="float" office:value="1.47681037456383E+018" calcext:value-type="float">
            <text:p>1.47681037456383E+018</text:p>
          </table:table-cell>
          <table:table-cell office:value-type="float" office:value="1.4768103747052E+018" calcext:value-type="float">
            <text:p>1.4768103747052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68102563732E+018" calcext:value-type="float">
            <text:p>1.4768102563732E+018</text:p>
          </table:table-cell>
          <table:table-cell office:value-type="float" office:value="1.47681025657725E+018" calcext:value-type="float">
            <text:p>1.47681025657725E+018</text:p>
          </table:table-cell>
          <table:table-cell office:value-type="float" office:value="1.47681032587925E+018" calcext:value-type="float">
            <text:p>1.47681032587925E+018</text:p>
          </table:table-cell>
          <table:table-cell office:value-type="float" office:value="1.47681032598562E+018" calcext:value-type="float">
            <text:p>1.47681032598562E+018</text:p>
          </table:table-cell>
          <table:table-cell office:value-type="float" office:value="1.47681037456418E+018" calcext:value-type="float">
            <text:p>1.47681037456418E+018</text:p>
          </table:table-cell>
          <table:table-cell office:value-type="float" office:value="1.47681037470526E+018" calcext:value-type="float">
            <text:p>1.47681037470526E+018</text:p>
          </table:table-cell>
        </table:table-row>
      </table:table>
      <table:table table:name="time_difference_ms" table:style-name="ta1"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formula="of:=[times.A2]" office:value-type="float" office:value="0" calcext:value-type="float">
            <text:p>0</text:p>
          </table:table-cell>
          <table:table-cell table:formula="of:= ([times.C2] - [times.B2]) / 1000000" office:value-type="float" office:value="2.074368" calcext:value-type="float">
            <text:p>2.074368</text:p>
          </table:table-cell>
          <table:table-cell table:formula="of:= ([times.E2] - [times.D2]) / 1000000" office:value-type="float" office:value="13.304576" calcext:value-type="float">
            <text:p>13.304576</text:p>
          </table:table-cell>
          <table:table-cell table:formula="of:= ([times.G2] - [times.F2]) / 1000000" office:value-type="float" office:value="5.73312" calcext:value-type="float">
            <text:p>5.73312</text:p>
          </table:table-cell>
        </table:table-row>
        <table:table-row table:style-name="ro1">
          <table:table-cell table:formula="of:=[times.A3]" office:value-type="float" office:value="1" calcext:value-type="float">
            <text:p>1</text:p>
          </table:table-cell>
          <table:table-cell table:formula="of:= ([times.C3] - [times.B3]) / 1000000" office:value-type="float" office:value="3.043328" calcext:value-type="float">
            <text:p>3.043328</text:p>
          </table:table-cell>
          <table:table-cell table:formula="of:= ([times.E3] - [times.D3]) / 1000000" office:value-type="float" office:value="13.037056" calcext:value-type="float">
            <text:p>13.037056</text:p>
          </table:table-cell>
          <table:table-cell table:formula="of:= ([times.G3] - [times.F3]) / 1000000" office:value-type="float" office:value="5.490944" calcext:value-type="float">
            <text:p>5.490944</text:p>
          </table:table-cell>
        </table:table-row>
        <table:table-row table:style-name="ro1">
          <table:table-cell table:formula="of:=[times.A4]" office:value-type="float" office:value="2" calcext:value-type="float">
            <text:p>2</text:p>
          </table:table-cell>
          <table:table-cell table:formula="of:= ([times.C4] - [times.B4]) / 1000000" office:value-type="float" office:value="4.656128" calcext:value-type="float">
            <text:p>4.656128</text:p>
          </table:table-cell>
          <table:table-cell table:formula="of:= ([times.E4] - [times.D4]) / 1000000" office:value-type="float" office:value="14.188544" calcext:value-type="float">
            <text:p>14.188544</text:p>
          </table:table-cell>
          <table:table-cell table:formula="of:= ([times.G4] - [times.F4]) / 1000000" office:value-type="float" office:value="6.094336" calcext:value-type="float">
            <text:p>6.094336</text:p>
          </table:table-cell>
        </table:table-row>
        <table:table-row table:style-name="ro1">
          <table:table-cell table:formula="of:=[times.A5]" office:value-type="float" office:value="3" calcext:value-type="float">
            <text:p>3</text:p>
          </table:table-cell>
          <table:table-cell table:formula="of:= ([times.C5] - [times.B5]) / 1000000" office:value-type="float" office:value="5.693952" calcext:value-type="float">
            <text:p>5.693952</text:p>
          </table:table-cell>
          <table:table-cell table:formula="of:= ([times.E5] - [times.D5]) / 1000000" office:value-type="float" office:value="16.637952" calcext:value-type="float">
            <text:p>16.637952</text:p>
          </table:table-cell>
          <table:table-cell table:formula="of:= ([times.G5] - [times.F5]) / 1000000" office:value-type="float" office:value="6.97728" calcext:value-type="float">
            <text:p>6.97728</text:p>
          </table:table-cell>
        </table:table-row>
        <table:table-row table:style-name="ro1">
          <table:table-cell table:formula="of:=[times.A6]" office:value-type="float" office:value="4" calcext:value-type="float">
            <text:p>4</text:p>
          </table:table-cell>
          <table:table-cell table:formula="of:= ([times.C6] - [times.B6]) / 1000000" office:value-type="float" office:value="5.547264" calcext:value-type="float">
            <text:p>5.547264</text:p>
          </table:table-cell>
          <table:table-cell table:formula="of:= ([times.E6] - [times.D6]) / 1000000" office:value-type="float" office:value="16.724992" calcext:value-type="float">
            <text:p>16.724992</text:p>
          </table:table-cell>
          <table:table-cell table:formula="of:= ([times.G6] - [times.F6]) / 1000000" office:value-type="float" office:value="8.648448" calcext:value-type="float">
            <text:p>8.648448</text:p>
          </table:table-cell>
        </table:table-row>
        <table:table-row table:style-name="ro1">
          <table:table-cell table:formula="of:=[times.A7]" office:value-type="float" office:value="5" calcext:value-type="float">
            <text:p>5</text:p>
          </table:table-cell>
          <table:table-cell table:formula="of:= ([times.C7] - [times.B7]) / 1000000" office:value-type="float" office:value="9.485056" calcext:value-type="float">
            <text:p>9.485056</text:p>
          </table:table-cell>
          <table:table-cell table:formula="of:= ([times.E7] - [times.D7]) / 1000000" office:value-type="float" office:value="16.856832" calcext:value-type="float">
            <text:p>16.856832</text:p>
          </table:table-cell>
          <table:table-cell table:formula="of:= ([times.G7] - [times.F7]) / 1000000" office:value-type="float" office:value="9.306624" calcext:value-type="float">
            <text:p>9.306624</text:p>
          </table:table-cell>
        </table:table-row>
        <table:table-row table:style-name="ro1">
          <table:table-cell table:formula="of:=[times.A8]" office:value-type="float" office:value="6" calcext:value-type="float">
            <text:p>6</text:p>
          </table:table-cell>
          <table:table-cell table:formula="of:= ([times.C8] - [times.B8]) / 1000000" office:value-type="float" office:value="9.64992" calcext:value-type="float">
            <text:p>9.64992</text:p>
          </table:table-cell>
          <table:table-cell table:formula="of:= ([times.E8] - [times.D8]) / 1000000" office:value-type="float" office:value="18.250496" calcext:value-type="float">
            <text:p>18.250496</text:p>
          </table:table-cell>
          <table:table-cell table:formula="of:= ([times.G8] - [times.F8]) / 1000000" office:value-type="float" office:value="9.49504" calcext:value-type="float">
            <text:p>9.49504</text:p>
          </table:table-cell>
        </table:table-row>
        <table:table-row table:style-name="ro1">
          <table:table-cell table:formula="of:=[times.A9]" office:value-type="float" office:value="7" calcext:value-type="float">
            <text:p>7</text:p>
          </table:table-cell>
          <table:table-cell table:formula="of:= ([times.C9] - [times.B9]) / 1000000" office:value-type="float" office:value="9.279744" calcext:value-type="float">
            <text:p>9.279744</text:p>
          </table:table-cell>
          <table:table-cell table:formula="of:= ([times.E9] - [times.D9]) / 1000000" office:value-type="float" office:value="19.399936" calcext:value-type="float">
            <text:p>19.399936</text:p>
          </table:table-cell>
          <table:table-cell table:formula="of:= ([times.G9] - [times.F9]) / 1000000" office:value-type="float" office:value="9.595136" calcext:value-type="float">
            <text:p>9.595136</text:p>
          </table:table-cell>
        </table:table-row>
        <table:table-row table:style-name="ro1">
          <table:table-cell table:formula="of:=[times.A10]" office:value-type="float" office:value="8" calcext:value-type="float">
            <text:p>8</text:p>
          </table:table-cell>
          <table:table-cell table:formula="of:= ([times.C10] - [times.B10]) / 1000000" office:value-type="float" office:value="8.866816" calcext:value-type="float">
            <text:p>8.866816</text:p>
          </table:table-cell>
          <table:table-cell table:formula="of:= ([times.E10] - [times.D10]) / 1000000" office:value-type="float" office:value="23.045888" calcext:value-type="float">
            <text:p>23.045888</text:p>
          </table:table-cell>
          <table:table-cell table:formula="of:= ([times.G10] - [times.F10]) / 1000000" office:value-type="float" office:value="10.246656" calcext:value-type="float">
            <text:p>10.246656</text:p>
          </table:table-cell>
        </table:table-row>
        <table:table-row table:style-name="ro1">
          <table:table-cell table:formula="of:=[times.A11]" office:value-type="float" office:value="9" calcext:value-type="float">
            <text:p>9</text:p>
          </table:table-cell>
          <table:table-cell table:formula="of:= ([times.C11] - [times.B11]) / 1000000" office:value-type="float" office:value="8.476928" calcext:value-type="float">
            <text:p>8.476928</text:p>
          </table:table-cell>
          <table:table-cell table:formula="of:= ([times.E11] - [times.D11]) / 1000000" office:value-type="float" office:value="24.603648" calcext:value-type="float">
            <text:p>24.603648</text:p>
          </table:table-cell>
          <table:table-cell table:formula="of:= ([times.G11] - [times.F11]) / 1000000" office:value-type="float" office:value="10.497024" calcext:value-type="float">
            <text:p>10.497024</text:p>
          </table:table-cell>
        </table:table-row>
        <table:table-row table:style-name="ro1">
          <table:table-cell table:formula="of:=[times.A12]" office:value-type="float" office:value="10" calcext:value-type="float">
            <text:p>10</text:p>
          </table:table-cell>
          <table:table-cell table:formula="of:= ([times.C12] - [times.B12]) / 1000000" office:value-type="float" office:value="8.098304" calcext:value-type="float">
            <text:p>8.098304</text:p>
          </table:table-cell>
          <table:table-cell table:formula="of:= ([times.E12] - [times.D12]) / 1000000" office:value-type="float" office:value="25.363968" calcext:value-type="float">
            <text:p>25.363968</text:p>
          </table:table-cell>
          <table:table-cell table:formula="of:= ([times.G12] - [times.F12]) / 1000000" office:value-type="float" office:value="11.126016" calcext:value-type="float">
            <text:p>11.126016</text:p>
          </table:table-cell>
        </table:table-row>
        <table:table-row table:style-name="ro1">
          <table:table-cell table:formula="of:=[times.A13]" office:value-type="float" office:value="11" calcext:value-type="float">
            <text:p>11</text:p>
          </table:table-cell>
          <table:table-cell table:formula="of:= ([times.C13] - [times.B13]) / 1000000" office:value-type="float" office:value="7.704576" calcext:value-type="float">
            <text:p>7.704576</text:p>
          </table:table-cell>
          <table:table-cell table:formula="of:= ([times.E13] - [times.D13]) / 1000000" office:value-type="float" office:value="25.77792" calcext:value-type="float">
            <text:p>25.77792</text:p>
          </table:table-cell>
          <table:table-cell table:formula="of:= ([times.G13] - [times.F13]) / 1000000" office:value-type="float" office:value="11.353856" calcext:value-type="float">
            <text:p>11.353856</text:p>
          </table:table-cell>
        </table:table-row>
        <table:table-row table:style-name="ro1">
          <table:table-cell table:formula="of:=[times.A14]" office:value-type="float" office:value="12" calcext:value-type="float">
            <text:p>12</text:p>
          </table:table-cell>
          <table:table-cell table:formula="of:= ([times.C14] - [times.B14]) / 1000000" office:value-type="float" office:value="7.32416" calcext:value-type="float">
            <text:p>7.32416</text:p>
          </table:table-cell>
          <table:table-cell table:formula="of:= ([times.E14] - [times.D14]) / 1000000" office:value-type="float" office:value="26.361856" calcext:value-type="float">
            <text:p>26.361856</text:p>
          </table:table-cell>
          <table:table-cell table:formula="of:= ([times.G14] - [times.F14]) / 1000000" office:value-type="float" office:value="11.539968" calcext:value-type="float">
            <text:p>11.539968</text:p>
          </table:table-cell>
        </table:table-row>
        <table:table-row table:style-name="ro1">
          <table:table-cell table:formula="of:=[times.A15]" office:value-type="float" office:value="13" calcext:value-type="float">
            <text:p>13</text:p>
          </table:table-cell>
          <table:table-cell table:formula="of:= ([times.C15] - [times.B15]) / 1000000" office:value-type="float" office:value="6.906112" calcext:value-type="float">
            <text:p>6.906112</text:p>
          </table:table-cell>
          <table:table-cell table:formula="of:= ([times.E15] - [times.D15]) / 1000000" office:value-type="float" office:value="26.59584" calcext:value-type="float">
            <text:p>26.59584</text:p>
          </table:table-cell>
          <table:table-cell table:formula="of:= ([times.G15] - [times.F15]) / 1000000" office:value-type="float" office:value="11.688704" calcext:value-type="float">
            <text:p>11.688704</text:p>
          </table:table-cell>
        </table:table-row>
        <table:table-row table:style-name="ro1">
          <table:table-cell table:formula="of:=[times.A16]" office:value-type="float" office:value="14" calcext:value-type="float">
            <text:p>14</text:p>
          </table:table-cell>
          <table:table-cell table:formula="of:= ([times.C16] - [times.B16]) / 1000000" office:value-type="float" office:value="6.51904" calcext:value-type="float">
            <text:p>6.51904</text:p>
          </table:table-cell>
          <table:table-cell table:formula="of:= ([times.E16] - [times.D16]) / 1000000" office:value-type="float" office:value="26.832896" calcext:value-type="float">
            <text:p>26.832896</text:p>
          </table:table-cell>
          <table:table-cell table:formula="of:= ([times.G16] - [times.F16]) / 1000000" office:value-type="float" office:value="13.15072" calcext:value-type="float">
            <text:p>13.15072</text:p>
          </table:table-cell>
        </table:table-row>
        <table:table-row table:style-name="ro1">
          <table:table-cell table:formula="of:=[times.A17]" office:value-type="float" office:value="15" calcext:value-type="float">
            <text:p>15</text:p>
          </table:table-cell>
          <table:table-cell table:formula="of:= ([times.C17] - [times.B17]) / 1000000" office:value-type="float" office:value="6.142208" calcext:value-type="float">
            <text:p>6.142208</text:p>
          </table:table-cell>
          <table:table-cell table:formula="of:= ([times.E17] - [times.D17]) / 1000000" office:value-type="float" office:value="27.286272" calcext:value-type="float">
            <text:p>27.286272</text:p>
          </table:table-cell>
          <table:table-cell table:formula="of:= ([times.G17] - [times.F17]) / 1000000" office:value-type="float" office:value="14.5984" calcext:value-type="float">
            <text:p>14.5984</text:p>
          </table:table-cell>
        </table:table-row>
        <table:table-row table:style-name="ro1">
          <table:table-cell table:formula="of:=[times.A18]" office:value-type="float" office:value="16" calcext:value-type="float">
            <text:p>16</text:p>
          </table:table-cell>
          <table:table-cell table:formula="of:= ([times.C18] - [times.B18]) / 1000000" office:value-type="float" office:value="5.727744" calcext:value-type="float">
            <text:p>5.727744</text:p>
          </table:table-cell>
          <table:table-cell table:formula="of:= ([times.E18] - [times.D18]) / 1000000" office:value-type="float" office:value="27.401984" calcext:value-type="float">
            <text:p>27.401984</text:p>
          </table:table-cell>
          <table:table-cell table:formula="of:= ([times.G18] - [times.F18]) / 1000000" office:value-type="float" office:value="18.12224" calcext:value-type="float">
            <text:p>18.12224</text:p>
          </table:table-cell>
        </table:table-row>
        <table:table-row table:style-name="ro1">
          <table:table-cell table:formula="of:=[times.A19]" office:value-type="float" office:value="17" calcext:value-type="float">
            <text:p>17</text:p>
          </table:table-cell>
          <table:table-cell table:formula="of:= ([times.C19] - [times.B19]) / 1000000" office:value-type="float" office:value="8.134912" calcext:value-type="float">
            <text:p>8.134912</text:p>
          </table:table-cell>
          <table:table-cell table:formula="of:= ([times.E19] - [times.D19]) / 1000000" office:value-type="float" office:value="27.446272" calcext:value-type="float">
            <text:p>27.446272</text:p>
          </table:table-cell>
          <table:table-cell table:formula="of:= ([times.G19] - [times.F19]) / 1000000" office:value-type="float" office:value="19.804672" calcext:value-type="float">
            <text:p>19.804672</text:p>
          </table:table-cell>
        </table:table-row>
        <table:table-row table:style-name="ro1">
          <table:table-cell table:formula="of:=[times.A20]" office:value-type="float" office:value="18" calcext:value-type="float">
            <text:p>18</text:p>
          </table:table-cell>
          <table:table-cell table:formula="of:= ([times.C20] - [times.B20]) / 1000000" office:value-type="float" office:value="11.561984" calcext:value-type="float">
            <text:p>11.561984</text:p>
          </table:table-cell>
          <table:table-cell table:formula="of:= ([times.E20] - [times.D20]) / 1000000" office:value-type="float" office:value="27.154944" calcext:value-type="float">
            <text:p>27.154944</text:p>
          </table:table-cell>
          <table:table-cell table:formula="of:= ([times.G20] - [times.F20]) / 1000000" office:value-type="float" office:value="21.260032" calcext:value-type="float">
            <text:p>21.260032</text:p>
          </table:table-cell>
        </table:table-row>
        <table:table-row table:style-name="ro1">
          <table:table-cell table:formula="of:=[times.A21]" office:value-type="float" office:value="19" calcext:value-type="float">
            <text:p>19</text:p>
          </table:table-cell>
          <table:table-cell table:formula="of:= ([times.C21] - [times.B21]) / 1000000" office:value-type="float" office:value="13.048064" calcext:value-type="float">
            <text:p>13.048064</text:p>
          </table:table-cell>
          <table:table-cell table:formula="of:= ([times.E21] - [times.D21]) / 1000000" office:value-type="float" office:value="26.860032" calcext:value-type="float">
            <text:p>26.860032</text:p>
          </table:table-cell>
          <table:table-cell table:formula="of:= ([times.G21] - [times.F21]) / 1000000" office:value-type="float" office:value="22.706944" calcext:value-type="float">
            <text:p>22.706944</text:p>
          </table:table-cell>
        </table:table-row>
        <table:table-row table:style-name="ro1">
          <table:table-cell table:formula="of:=[times.A22]" office:value-type="float" office:value="20" calcext:value-type="float">
            <text:p>20</text:p>
          </table:table-cell>
          <table:table-cell table:formula="of:= ([times.C22] - [times.B22]) / 1000000" office:value-type="float" office:value="13.668096" calcext:value-type="float">
            <text:p>13.668096</text:p>
          </table:table-cell>
          <table:table-cell table:formula="of:= ([times.E22] - [times.D22]) / 1000000" office:value-type="float" office:value="26.56384" calcext:value-type="float">
            <text:p>26.56384</text:p>
          </table:table-cell>
          <table:table-cell table:formula="of:= ([times.G22] - [times.F22]) / 1000000" office:value-type="float" office:value="23.302144" calcext:value-type="float">
            <text:p>23.302144</text:p>
          </table:table-cell>
        </table:table-row>
        <table:table-row table:style-name="ro1">
          <table:table-cell table:formula="of:=[times.A23]" office:value-type="float" office:value="21" calcext:value-type="float">
            <text:p>21</text:p>
          </table:table-cell>
          <table:table-cell table:formula="of:= ([times.C23] - [times.B23]) / 1000000" office:value-type="float" office:value="14.106112" calcext:value-type="float">
            <text:p>14.106112</text:p>
          </table:table-cell>
          <table:table-cell table:formula="of:= ([times.E23] - [times.D23]) / 1000000" office:value-type="float" office:value="26.265088" calcext:value-type="float">
            <text:p>26.265088</text:p>
          </table:table-cell>
          <table:table-cell table:formula="of:= ([times.G23] - [times.F23]) / 1000000" office:value-type="float" office:value="23.454976" calcext:value-type="float">
            <text:p>23.454976</text:p>
          </table:table-cell>
        </table:table-row>
        <table:table-row table:style-name="ro1">
          <table:table-cell table:formula="of:=[times.A24]" office:value-type="float" office:value="22" calcext:value-type="float">
            <text:p>22</text:p>
          </table:table-cell>
          <table:table-cell table:formula="of:= ([times.C24] - [times.B24]) / 1000000" office:value-type="float" office:value="14.227712" calcext:value-type="float">
            <text:p>14.227712</text:p>
          </table:table-cell>
          <table:table-cell table:formula="of:= ([times.E24] - [times.D24]) / 1000000" office:value-type="float" office:value="26.10304" calcext:value-type="float">
            <text:p>26.10304</text:p>
          </table:table-cell>
          <table:table-cell table:formula="of:= ([times.G24] - [times.F24]) / 1000000" office:value-type="float" office:value="25.004288" calcext:value-type="float">
            <text:p>25.004288</text:p>
          </table:table-cell>
        </table:table-row>
        <table:table-row table:style-name="ro1">
          <table:table-cell table:formula="of:=[times.A25]" office:value-type="float" office:value="23" calcext:value-type="float">
            <text:p>23</text:p>
          </table:table-cell>
          <table:table-cell table:formula="of:= ([times.C25] - [times.B25]) / 1000000" office:value-type="float" office:value="14.15296" calcext:value-type="float">
            <text:p>14.15296</text:p>
          </table:table-cell>
          <table:table-cell table:formula="of:= ([times.E25] - [times.D25]) / 1000000" office:value-type="float" office:value="26.004992" calcext:value-type="float">
            <text:p>26.004992</text:p>
          </table:table-cell>
          <table:table-cell table:formula="of:= ([times.G25] - [times.F25]) / 1000000" office:value-type="float" office:value="26.096128" calcext:value-type="float">
            <text:p>26.096128</text:p>
          </table:table-cell>
        </table:table-row>
        <table:table-row table:style-name="ro1">
          <table:table-cell table:formula="of:=[times.A26]" office:value-type="float" office:value="24" calcext:value-type="float">
            <text:p>24</text:p>
          </table:table-cell>
          <table:table-cell table:formula="of:= ([times.C26] - [times.B26]) / 1000000" office:value-type="float" office:value="13.862144" calcext:value-type="float">
            <text:p>13.862144</text:p>
          </table:table-cell>
          <table:table-cell table:formula="of:= ([times.E26] - [times.D26]) / 1000000" office:value-type="float" office:value="25.713408" calcext:value-type="float">
            <text:p>25.713408</text:p>
          </table:table-cell>
          <table:table-cell table:formula="of:= ([times.G26] - [times.F26]) / 1000000" office:value-type="float" office:value="26.956288" calcext:value-type="float">
            <text:p>26.956288</text:p>
          </table:table-cell>
        </table:table-row>
        <table:table-row table:style-name="ro1">
          <table:table-cell table:formula="of:=[times.A27]" office:value-type="float" office:value="25" calcext:value-type="float">
            <text:p>25</text:p>
          </table:table-cell>
          <table:table-cell table:formula="of:= ([times.C27] - [times.B27]) / 1000000" office:value-type="float" office:value="13.566976" calcext:value-type="float">
            <text:p>13.566976</text:p>
          </table:table-cell>
          <table:table-cell table:formula="of:= ([times.E27] - [times.D27]) / 1000000" office:value-type="float" office:value="26.952192" calcext:value-type="float">
            <text:p>26.952192</text:p>
          </table:table-cell>
          <table:table-cell table:formula="of:= ([times.G27] - [times.F27]) / 1000000" office:value-type="float" office:value="27.109632" calcext:value-type="float">
            <text:p>27.109632</text:p>
          </table:table-cell>
        </table:table-row>
        <table:table-row table:style-name="ro1">
          <table:table-cell table:formula="of:=[times.A28]" office:value-type="float" office:value="26" calcext:value-type="float">
            <text:p>26</text:p>
          </table:table-cell>
          <table:table-cell table:formula="of:= ([times.C28] - [times.B28]) / 1000000" office:value-type="float" office:value="14.816" calcext:value-type="float">
            <text:p>14.816</text:p>
          </table:table-cell>
          <table:table-cell table:formula="of:= ([times.E28] - [times.D28]) / 1000000" office:value-type="float" office:value="28.028672" calcext:value-type="float">
            <text:p>28.028672</text:p>
          </table:table-cell>
          <table:table-cell table:formula="of:= ([times.G28] - [times.F28]) / 1000000" office:value-type="float" office:value="27.6608" calcext:value-type="float">
            <text:p>27.6608</text:p>
          </table:table-cell>
        </table:table-row>
        <table:table-row table:style-name="ro1">
          <table:table-cell table:formula="of:=[times.A29]" office:value-type="float" office:value="27" calcext:value-type="float">
            <text:p>27</text:p>
          </table:table-cell>
          <table:table-cell table:formula="of:= ([times.C29] - [times.B29]) / 1000000" office:value-type="float" office:value="22.290944" calcext:value-type="float">
            <text:p>22.290944</text:p>
          </table:table-cell>
          <table:table-cell table:formula="of:= ([times.E29] - [times.D29]) / 1000000" office:value-type="float" office:value="28.824832" calcext:value-type="float">
            <text:p>28.824832</text:p>
          </table:table-cell>
          <table:table-cell table:formula="of:= ([times.G29] - [times.F29]) / 1000000" office:value-type="float" office:value="28.07296" calcext:value-type="float">
            <text:p>28.07296</text:p>
          </table:table-cell>
        </table:table-row>
        <table:table-row table:style-name="ro1">
          <table:table-cell table:formula="of:=[times.A30]" office:value-type="float" office:value="28" calcext:value-type="float">
            <text:p>28</text:p>
          </table:table-cell>
          <table:table-cell table:formula="of:= ([times.C30] - [times.B30]) / 1000000" office:value-type="float" office:value="23.017472" calcext:value-type="float">
            <text:p>23.017472</text:p>
          </table:table-cell>
          <table:table-cell table:formula="of:= ([times.E30] - [times.D30]) / 1000000" office:value-type="float" office:value="28.932096" calcext:value-type="float">
            <text:p>28.932096</text:p>
          </table:table-cell>
          <table:table-cell table:formula="of:= ([times.G30] - [times.F30]) / 1000000" office:value-type="float" office:value="28.282112" calcext:value-type="float">
            <text:p>28.282112</text:p>
          </table:table-cell>
        </table:table-row>
        <table:table-row table:style-name="ro1">
          <table:table-cell table:formula="of:=[times.A31]" office:value-type="float" office:value="29" calcext:value-type="float">
            <text:p>29</text:p>
          </table:table-cell>
          <table:table-cell table:formula="of:= ([times.C31] - [times.B31]) / 1000000" office:value-type="float" office:value="23.064832" calcext:value-type="float">
            <text:p>23.064832</text:p>
          </table:table-cell>
          <table:table-cell table:formula="of:= ([times.E31] - [times.D31]) / 1000000" office:value-type="float" office:value="29.632256" calcext:value-type="float">
            <text:p>29.632256</text:p>
          </table:table-cell>
          <table:table-cell table:formula="of:= ([times.G31] - [times.F31]) / 1000000" office:value-type="float" office:value="29.667072" calcext:value-type="float">
            <text:p>29.667072</text:p>
          </table:table-cell>
        </table:table-row>
        <table:table-row table:style-name="ro1">
          <table:table-cell table:formula="of:=[times.A32]" office:value-type="float" office:value="30" calcext:value-type="float">
            <text:p>30</text:p>
          </table:table-cell>
          <table:table-cell table:formula="of:= ([times.C32] - [times.B32]) / 1000000" office:value-type="float" office:value="23.46752" calcext:value-type="float">
            <text:p>23.46752</text:p>
          </table:table-cell>
          <table:table-cell table:formula="of:= ([times.E32] - [times.D32]) / 1000000" office:value-type="float" office:value="29.77152" calcext:value-type="float">
            <text:p>29.77152</text:p>
          </table:table-cell>
          <table:table-cell table:formula="of:= ([times.G32] - [times.F32]) / 1000000" office:value-type="float" office:value="33.630208" calcext:value-type="float">
            <text:p>33.630208</text:p>
          </table:table-cell>
        </table:table-row>
        <table:table-row table:style-name="ro1">
          <table:table-cell table:formula="of:=[times.A33]" office:value-type="float" office:value="31" calcext:value-type="float">
            <text:p>31</text:p>
          </table:table-cell>
          <table:table-cell table:formula="of:= ([times.C33] - [times.B33]) / 1000000" office:value-type="float" office:value="23.62112" calcext:value-type="float">
            <text:p>23.62112</text:p>
          </table:table-cell>
          <table:table-cell table:formula="of:= ([times.E33] - [times.D33]) / 1000000" office:value-type="float" office:value="31.221504" calcext:value-type="float">
            <text:p>31.221504</text:p>
          </table:table-cell>
          <table:table-cell table:formula="of:= ([times.G33] - [times.F33]) / 1000000" office:value-type="float" office:value="34.96576" calcext:value-type="float">
            <text:p>34.96576</text:p>
          </table:table-cell>
        </table:table-row>
        <table:table-row table:style-name="ro1">
          <table:table-cell table:formula="of:=[times.A34]" office:value-type="float" office:value="32" calcext:value-type="float">
            <text:p>32</text:p>
          </table:table-cell>
          <table:table-cell table:formula="of:= ([times.C34] - [times.B34]) / 1000000" office:value-type="float" office:value="24.233728" calcext:value-type="float">
            <text:p>24.233728</text:p>
          </table:table-cell>
          <table:table-cell table:formula="of:= ([times.E34] - [times.D34]) / 1000000" office:value-type="float" office:value="31.970304" calcext:value-type="float">
            <text:p>31.970304</text:p>
          </table:table-cell>
          <table:table-cell table:formula="of:= ([times.G34] - [times.F34]) / 1000000" office:value-type="float" office:value="35.7952" calcext:value-type="float">
            <text:p>35.7952</text:p>
          </table:table-cell>
        </table:table-row>
        <table:table-row table:style-name="ro1">
          <table:table-cell table:formula="of:=[times.A35]" office:value-type="float" office:value="33" calcext:value-type="float">
            <text:p>33</text:p>
          </table:table-cell>
          <table:table-cell table:formula="of:= ([times.C35] - [times.B35]) / 1000000" office:value-type="float" office:value="25.354752" calcext:value-type="float">
            <text:p>25.354752</text:p>
          </table:table-cell>
          <table:table-cell table:formula="of:= ([times.E35] - [times.D35]) / 1000000" office:value-type="float" office:value="32.635904" calcext:value-type="float">
            <text:p>32.635904</text:p>
          </table:table-cell>
          <table:table-cell table:formula="of:= ([times.G35] - [times.F35]) / 1000000" office:value-type="float" office:value="37.083904" calcext:value-type="float">
            <text:p>37.083904</text:p>
          </table:table-cell>
        </table:table-row>
        <table:table-row table:style-name="ro1">
          <table:table-cell table:formula="of:=[times.A36]" office:value-type="float" office:value="34" calcext:value-type="float">
            <text:p>34</text:p>
          </table:table-cell>
          <table:table-cell table:formula="of:= ([times.C36] - [times.B36]) / 1000000" office:value-type="float" office:value="30.009088" calcext:value-type="float">
            <text:p>30.009088</text:p>
          </table:table-cell>
          <table:table-cell table:formula="of:= ([times.E36] - [times.D36]) / 1000000" office:value-type="float" office:value="34.209024" calcext:value-type="float">
            <text:p>34.209024</text:p>
          </table:table-cell>
          <table:table-cell table:formula="of:= ([times.G36] - [times.F36]) / 1000000" office:value-type="float" office:value="38.436864" calcext:value-type="float">
            <text:p>38.436864</text:p>
          </table:table-cell>
        </table:table-row>
        <table:table-row table:style-name="ro1">
          <table:table-cell table:formula="of:=[times.A37]" office:value-type="float" office:value="35" calcext:value-type="float">
            <text:p>35</text:p>
          </table:table-cell>
          <table:table-cell table:formula="of:= ([times.C37] - [times.B37]) / 1000000" office:value-type="float" office:value="31.484416" calcext:value-type="float">
            <text:p>31.484416</text:p>
          </table:table-cell>
          <table:table-cell table:formula="of:= ([times.E37] - [times.D37]) / 1000000" office:value-type="float" office:value="34.637312" calcext:value-type="float">
            <text:p>34.637312</text:p>
          </table:table-cell>
          <table:table-cell table:formula="of:= ([times.G37] - [times.F37]) / 1000000" office:value-type="float" office:value="39.15904" calcext:value-type="float">
            <text:p>39.15904</text:p>
          </table:table-cell>
        </table:table-row>
        <table:table-row table:style-name="ro1">
          <table:table-cell table:formula="of:=[times.A38]" office:value-type="float" office:value="36" calcext:value-type="float">
            <text:p>36</text:p>
          </table:table-cell>
          <table:table-cell table:formula="of:= ([times.C38] - [times.B38]) / 1000000" office:value-type="float" office:value="31.890688" calcext:value-type="float">
            <text:p>31.890688</text:p>
          </table:table-cell>
          <table:table-cell table:formula="of:= ([times.E38] - [times.D38]) / 1000000" office:value-type="float" office:value="34.727936" calcext:value-type="float">
            <text:p>34.727936</text:p>
          </table:table-cell>
          <table:table-cell table:formula="of:= ([times.G38] - [times.F38]) / 1000000" office:value-type="float" office:value="39.165184" calcext:value-type="float">
            <text:p>39.165184</text:p>
          </table:table-cell>
        </table:table-row>
        <table:table-row table:style-name="ro1">
          <table:table-cell table:formula="of:=[times.A39]" office:value-type="float" office:value="37" calcext:value-type="float">
            <text:p>37</text:p>
          </table:table-cell>
          <table:table-cell table:formula="of:= ([times.C39] - [times.B39]) / 1000000" office:value-type="float" office:value="32.070144" calcext:value-type="float">
            <text:p>32.070144</text:p>
          </table:table-cell>
          <table:table-cell table:formula="of:= ([times.E39] - [times.D39]) / 1000000" office:value-type="float" office:value="34.555136" calcext:value-type="float">
            <text:p>34.555136</text:p>
          </table:table-cell>
          <table:table-cell table:formula="of:= ([times.G39] - [times.F39]) / 1000000" office:value-type="float" office:value="40.384" calcext:value-type="float">
            <text:p>40.384</text:p>
          </table:table-cell>
        </table:table-row>
        <table:table-row table:style-name="ro1">
          <table:table-cell table:formula="of:=[times.A40]" office:value-type="float" office:value="38" calcext:value-type="float">
            <text:p>38</text:p>
          </table:table-cell>
          <table:table-cell table:formula="of:= ([times.C40] - [times.B40]) / 1000000" office:value-type="float" office:value="33.690624" calcext:value-type="float">
            <text:p>33.690624</text:p>
          </table:table-cell>
          <table:table-cell table:formula="of:= ([times.E40] - [times.D40]) / 1000000" office:value-type="float" office:value="35.427328" calcext:value-type="float">
            <text:p>35.427328</text:p>
          </table:table-cell>
          <table:table-cell table:formula="of:= ([times.G40] - [times.F40]) / 1000000" office:value-type="float" office:value="40.585984" calcext:value-type="float">
            <text:p>40.585984</text:p>
          </table:table-cell>
        </table:table-row>
        <table:table-row table:style-name="ro1">
          <table:table-cell table:formula="of:=[times.A41]" office:value-type="float" office:value="39" calcext:value-type="float">
            <text:p>39</text:p>
          </table:table-cell>
          <table:table-cell table:formula="of:= ([times.C41] - [times.B41]) / 1000000" office:value-type="float" office:value="35.109888" calcext:value-type="float">
            <text:p>35.109888</text:p>
          </table:table-cell>
          <table:table-cell table:formula="of:= ([times.E41] - [times.D41]) / 1000000" office:value-type="float" office:value="36.515328" calcext:value-type="float">
            <text:p>36.515328</text:p>
          </table:table-cell>
          <table:table-cell table:formula="of:= ([times.G41] - [times.F41]) / 1000000" office:value-type="float" office:value="42.464" calcext:value-type="float">
            <text:p>42.464</text:p>
          </table:table-cell>
        </table:table-row>
        <table:table-row table:style-name="ro1">
          <table:table-cell table:formula="of:=[times.A42]" office:value-type="float" office:value="40" calcext:value-type="float">
            <text:p>40</text:p>
          </table:table-cell>
          <table:table-cell table:formula="of:= ([times.C42] - [times.B42]) / 1000000" office:value-type="float" office:value="35.810304" calcext:value-type="float">
            <text:p>35.810304</text:p>
          </table:table-cell>
          <table:table-cell table:formula="of:= ([times.E42] - [times.D42]) / 1000000" office:value-type="float" office:value="38.342144" calcext:value-type="float">
            <text:p>38.342144</text:p>
          </table:table-cell>
          <table:table-cell table:formula="of:= ([times.G42] - [times.F42]) / 1000000" office:value-type="float" office:value="43.838976" calcext:value-type="float">
            <text:p>43.838976</text:p>
          </table:table-cell>
        </table:table-row>
        <table:table-row table:style-name="ro1">
          <table:table-cell table:formula="of:=[times.A43]" office:value-type="float" office:value="41" calcext:value-type="float">
            <text:p>41</text:p>
          </table:table-cell>
          <table:table-cell table:formula="of:= ([times.C43] - [times.B43]) / 1000000" office:value-type="float" office:value="37.28" calcext:value-type="float">
            <text:p>37.28</text:p>
          </table:table-cell>
          <table:table-cell table:formula="of:= ([times.E43] - [times.D43]) / 1000000" office:value-type="float" office:value="38.227456" calcext:value-type="float">
            <text:p>38.227456</text:p>
          </table:table-cell>
          <table:table-cell table:formula="of:= ([times.G43] - [times.F43]) / 1000000" office:value-type="float" office:value="44.85504" calcext:value-type="float">
            <text:p>44.85504</text:p>
          </table:table-cell>
        </table:table-row>
        <table:table-row table:style-name="ro1">
          <table:table-cell table:formula="of:=[times.A44]" office:value-type="float" office:value="42" calcext:value-type="float">
            <text:p>42</text:p>
          </table:table-cell>
          <table:table-cell table:formula="of:= ([times.C44] - [times.B44]) / 1000000" office:value-type="float" office:value="38.84288" calcext:value-type="float">
            <text:p>38.84288</text:p>
          </table:table-cell>
          <table:table-cell table:formula="of:= ([times.E44] - [times.D44]) / 1000000" office:value-type="float" office:value="38.744832" calcext:value-type="float">
            <text:p>38.744832</text:p>
          </table:table-cell>
          <table:table-cell table:formula="of:= ([times.G44] - [times.F44]) / 1000000" office:value-type="float" office:value="46.275072" calcext:value-type="float">
            <text:p>46.275072</text:p>
          </table:table-cell>
        </table:table-row>
        <table:table-row table:style-name="ro1">
          <table:table-cell table:formula="of:=[times.A45]" office:value-type="float" office:value="43" calcext:value-type="float">
            <text:p>43</text:p>
          </table:table-cell>
          <table:table-cell table:formula="of:= ([times.C45] - [times.B45]) / 1000000" office:value-type="float" office:value="39.243264" calcext:value-type="float">
            <text:p>39.243264</text:p>
          </table:table-cell>
          <table:table-cell table:formula="of:= ([times.E45] - [times.D45]) / 1000000" office:value-type="float" office:value="39.009792" calcext:value-type="float">
            <text:p>39.009792</text:p>
          </table:table-cell>
          <table:table-cell table:formula="of:= ([times.G45] - [times.F45]) / 1000000" office:value-type="float" office:value="47.674368" calcext:value-type="float">
            <text:p>47.674368</text:p>
          </table:table-cell>
        </table:table-row>
        <table:table-row table:style-name="ro1">
          <table:table-cell table:formula="of:=[times.A46]" office:value-type="float" office:value="44" calcext:value-type="float">
            <text:p>44</text:p>
          </table:table-cell>
          <table:table-cell table:formula="of:= ([times.C46] - [times.B46]) / 1000000" office:value-type="float" office:value="40.73088" calcext:value-type="float">
            <text:p>40.73088</text:p>
          </table:table-cell>
          <table:table-cell table:formula="of:= ([times.E46] - [times.D46]) / 1000000" office:value-type="float" office:value="39.159296" calcext:value-type="float">
            <text:p>39.159296</text:p>
          </table:table-cell>
          <table:table-cell table:formula="of:= ([times.G46] - [times.F46]) / 1000000" office:value-type="float" office:value="49.122816" calcext:value-type="float">
            <text:p>49.122816</text:p>
          </table:table-cell>
        </table:table-row>
        <table:table-row table:style-name="ro1">
          <table:table-cell table:formula="of:=[times.A47]" office:value-type="float" office:value="45" calcext:value-type="float">
            <text:p>45</text:p>
          </table:table-cell>
          <table:table-cell table:formula="of:= ([times.C47] - [times.B47]) / 1000000" office:value-type="float" office:value="41.383936" calcext:value-type="float">
            <text:p>41.383936</text:p>
          </table:table-cell>
          <table:table-cell table:formula="of:= ([times.E47] - [times.D47]) / 1000000" office:value-type="float" office:value="41.13024" calcext:value-type="float">
            <text:p>41.13024</text:p>
          </table:table-cell>
          <table:table-cell table:formula="of:= ([times.G47] - [times.F47]) / 1000000" office:value-type="float" office:value="49.306112" calcext:value-type="float">
            <text:p>49.306112</text:p>
          </table:table-cell>
        </table:table-row>
        <table:table-row table:style-name="ro1">
          <table:table-cell table:formula="of:=[times.A48]" office:value-type="float" office:value="46" calcext:value-type="float">
            <text:p>46</text:p>
          </table:table-cell>
          <table:table-cell table:formula="of:= ([times.C48] - [times.B48]) / 1000000" office:value-type="float" office:value="43.278592" calcext:value-type="float">
            <text:p>43.278592</text:p>
          </table:table-cell>
          <table:table-cell table:formula="of:= ([times.E48] - [times.D48]) / 1000000" office:value-type="float" office:value="41.805056" calcext:value-type="float">
            <text:p>41.805056</text:p>
          </table:table-cell>
          <table:table-cell table:formula="of:= ([times.G48] - [times.F48]) / 1000000" office:value-type="float" office:value="49.479936" calcext:value-type="float">
            <text:p>49.479936</text:p>
          </table:table-cell>
        </table:table-row>
        <table:table-row table:style-name="ro1">
          <table:table-cell table:formula="of:=[times.A49]" office:value-type="float" office:value="47" calcext:value-type="float">
            <text:p>47</text:p>
          </table:table-cell>
          <table:table-cell table:formula="of:= ([times.C49] - [times.B49]) / 1000000" office:value-type="float" office:value="44.78208" calcext:value-type="float">
            <text:p>44.78208</text:p>
          </table:table-cell>
          <table:table-cell table:formula="of:= ([times.E49] - [times.D49]) / 1000000" office:value-type="float" office:value="43.96416" calcext:value-type="float">
            <text:p>43.96416</text:p>
          </table:table-cell>
          <table:table-cell table:formula="of:= ([times.G49] - [times.F49]) / 1000000" office:value-type="float" office:value="49.703168" calcext:value-type="float">
            <text:p>49.703168</text:p>
          </table:table-cell>
        </table:table-row>
        <table:table-row table:style-name="ro1">
          <table:table-cell table:formula="of:=[times.A50]" office:value-type="float" office:value="48" calcext:value-type="float">
            <text:p>48</text:p>
          </table:table-cell>
          <table:table-cell table:formula="of:= ([times.C50] - [times.B50]) / 1000000" office:value-type="float" office:value="46.257152" calcext:value-type="float">
            <text:p>46.257152</text:p>
          </table:table-cell>
          <table:table-cell table:formula="of:= ([times.E50] - [times.D50]) / 1000000" office:value-type="float" office:value="44.062208" calcext:value-type="float">
            <text:p>44.062208</text:p>
          </table:table-cell>
          <table:table-cell table:formula="of:= ([times.G50] - [times.F50]) / 1000000" office:value-type="float" office:value="49.80608" calcext:value-type="float">
            <text:p>49.80608</text:p>
          </table:table-cell>
        </table:table-row>
        <table:table-row table:style-name="ro1">
          <table:table-cell table:formula="of:=[times.A51]" office:value-type="float" office:value="49" calcext:value-type="float">
            <text:p>49</text:p>
          </table:table-cell>
          <table:table-cell table:formula="of:= ([times.C51] - [times.B51]) / 1000000" office:value-type="float" office:value="47.617024" calcext:value-type="float">
            <text:p>47.617024</text:p>
          </table:table-cell>
          <table:table-cell table:formula="of:= ([times.E51] - [times.D51]) / 1000000" office:value-type="float" office:value="44.307712" calcext:value-type="float">
            <text:p>44.307712</text:p>
          </table:table-cell>
          <table:table-cell table:formula="of:= ([times.G51] - [times.F51]) / 1000000" office:value-type="float" office:value="50.841856" calcext:value-type="float">
            <text:p>50.841856</text:p>
          </table:table-cell>
        </table:table-row>
        <table:table-row table:style-name="ro1">
          <table:table-cell table:formula="of:=[times.A52]" office:value-type="float" office:value="50" calcext:value-type="float">
            <text:p>50</text:p>
          </table:table-cell>
          <table:table-cell table:formula="of:= ([times.C52] - [times.B52]) / 1000000" office:value-type="float" office:value="49.101312" calcext:value-type="float">
            <text:p>49.101312</text:p>
          </table:table-cell>
          <table:table-cell table:formula="of:= ([times.E52] - [times.D52]) / 1000000" office:value-type="float" office:value="45.234176" calcext:value-type="float">
            <text:p>45.234176</text:p>
          </table:table-cell>
          <table:table-cell table:formula="of:= ([times.G52] - [times.F52]) / 1000000" office:value-type="float" office:value="51.22304" calcext:value-type="float">
            <text:p>51.22304</text:p>
          </table:table-cell>
        </table:table-row>
        <table:table-row table:style-name="ro1">
          <table:table-cell table:formula="of:=[times.A53]" office:value-type="float" office:value="51" calcext:value-type="float">
            <text:p>51</text:p>
          </table:table-cell>
          <table:table-cell table:formula="of:= ([times.C53] - [times.B53]) / 1000000" office:value-type="float" office:value="50.475264" calcext:value-type="float">
            <text:p>50.475264</text:p>
          </table:table-cell>
          <table:table-cell table:formula="of:= ([times.E53] - [times.D53]) / 1000000" office:value-type="float" office:value="45.367296" calcext:value-type="float">
            <text:p>45.367296</text:p>
          </table:table-cell>
          <table:table-cell table:formula="of:= ([times.G53] - [times.F53]) / 1000000" office:value-type="float" office:value="52.937216" calcext:value-type="float">
            <text:p>52.937216</text:p>
          </table:table-cell>
        </table:table-row>
        <table:table-row table:style-name="ro1">
          <table:table-cell table:formula="of:=[times.A54]" office:value-type="float" office:value="52" calcext:value-type="float">
            <text:p>52</text:p>
          </table:table-cell>
          <table:table-cell table:formula="of:= ([times.C54] - [times.B54]) / 1000000" office:value-type="float" office:value="50.65728" calcext:value-type="float">
            <text:p>50.65728</text:p>
          </table:table-cell>
          <table:table-cell table:formula="of:= ([times.E54] - [times.D54]) / 1000000" office:value-type="float" office:value="46.006272" calcext:value-type="float">
            <text:p>46.006272</text:p>
          </table:table-cell>
          <table:table-cell table:formula="of:= ([times.G54] - [times.F54]) / 1000000" office:value-type="float" office:value="54.397696" calcext:value-type="float">
            <text:p>54.397696</text:p>
          </table:table-cell>
        </table:table-row>
        <table:table-row table:style-name="ro1">
          <table:table-cell table:formula="of:=[times.A55]" office:value-type="float" office:value="53" calcext:value-type="float">
            <text:p>53</text:p>
          </table:table-cell>
          <table:table-cell table:formula="of:= ([times.C55] - [times.B55]) / 1000000" office:value-type="float" office:value="50.898944" calcext:value-type="float">
            <text:p>50.898944</text:p>
          </table:table-cell>
          <table:table-cell table:formula="of:= ([times.E55] - [times.D55]) / 1000000" office:value-type="float" office:value="45.899264" calcext:value-type="float">
            <text:p>45.899264</text:p>
          </table:table-cell>
          <table:table-cell table:formula="of:= ([times.G55] - [times.F55]) / 1000000" office:value-type="float" office:value="55.144192" calcext:value-type="float">
            <text:p>55.144192</text:p>
          </table:table-cell>
        </table:table-row>
        <table:table-row table:style-name="ro1">
          <table:table-cell table:formula="of:=[times.A56]" office:value-type="float" office:value="54" calcext:value-type="float">
            <text:p>54</text:p>
          </table:table-cell>
          <table:table-cell table:formula="of:= ([times.C56] - [times.B56]) / 1000000" office:value-type="float" office:value="52.749568" calcext:value-type="float">
            <text:p>52.749568</text:p>
          </table:table-cell>
          <table:table-cell table:formula="of:= ([times.E56] - [times.D56]) / 1000000" office:value-type="float" office:value="46.618112" calcext:value-type="float">
            <text:p>46.618112</text:p>
          </table:table-cell>
          <table:table-cell table:formula="of:= ([times.G56] - [times.F56]) / 1000000" office:value-type="float" office:value="56.608256" calcext:value-type="float">
            <text:p>56.608256</text:p>
          </table:table-cell>
        </table:table-row>
        <table:table-row table:style-name="ro1">
          <table:table-cell table:formula="of:=[times.A57]" office:value-type="float" office:value="55" calcext:value-type="float">
            <text:p>55</text:p>
          </table:table-cell>
          <table:table-cell table:formula="of:= ([times.C57] - [times.B57]) / 1000000" office:value-type="float" office:value="54.136064" calcext:value-type="float">
            <text:p>54.136064</text:p>
          </table:table-cell>
          <table:table-cell table:formula="of:= ([times.E57] - [times.D57]) / 1000000" office:value-type="float" office:value="47.8848" calcext:value-type="float">
            <text:p>47.8848</text:p>
          </table:table-cell>
          <table:table-cell table:formula="of:= ([times.G57] - [times.F57]) / 1000000" office:value-type="float" office:value="56.8192" calcext:value-type="float">
            <text:p>56.8192</text:p>
          </table:table-cell>
        </table:table-row>
        <table:table-row table:style-name="ro1">
          <table:table-cell table:formula="of:=[times.A58]" office:value-type="float" office:value="56" calcext:value-type="float">
            <text:p>56</text:p>
          </table:table-cell>
          <table:table-cell table:formula="of:= ([times.C58] - [times.B58]) / 1000000" office:value-type="float" office:value="55.52768" calcext:value-type="float">
            <text:p>55.52768</text:p>
          </table:table-cell>
          <table:table-cell table:formula="of:= ([times.E58] - [times.D58]) / 1000000" office:value-type="float" office:value="46.077952" calcext:value-type="float">
            <text:p>46.077952</text:p>
          </table:table-cell>
          <table:table-cell table:formula="of:= ([times.G58] - [times.F58]) / 1000000" office:value-type="float" office:value="57.977344" calcext:value-type="float">
            <text:p>57.977344</text:p>
          </table:table-cell>
        </table:table-row>
        <table:table-row table:style-name="ro1">
          <table:table-cell table:formula="of:=[times.A59]" office:value-type="float" office:value="57" calcext:value-type="float">
            <text:p>57</text:p>
          </table:table-cell>
          <table:table-cell table:formula="of:= ([times.C59] - [times.B59]) / 1000000" office:value-type="float" office:value="56.178688" calcext:value-type="float">
            <text:p>56.178688</text:p>
          </table:table-cell>
          <table:table-cell table:formula="of:= ([times.E59] - [times.D59]) / 1000000" office:value-type="float" office:value="47.212544" calcext:value-type="float">
            <text:p>47.212544</text:p>
          </table:table-cell>
          <table:table-cell table:formula="of:= ([times.G59] - [times.F59]) / 1000000" office:value-type="float" office:value="58.67264" calcext:value-type="float">
            <text:p>58.67264</text:p>
          </table:table-cell>
        </table:table-row>
        <table:table-row table:style-name="ro1">
          <table:table-cell table:formula="of:=[times.A60]" office:value-type="float" office:value="58" calcext:value-type="float">
            <text:p>58</text:p>
          </table:table-cell>
          <table:table-cell table:formula="of:= ([times.C60] - [times.B60]) / 1000000" office:value-type="float" office:value="57.650944" calcext:value-type="float">
            <text:p>57.650944</text:p>
          </table:table-cell>
          <table:table-cell table:formula="of:= ([times.E60] - [times.D60]) / 1000000" office:value-type="float" office:value="48.330752" calcext:value-type="float">
            <text:p>48.330752</text:p>
          </table:table-cell>
          <table:table-cell table:formula="of:= ([times.G60] - [times.F60]) / 1000000" office:value-type="float" office:value="60.424192" calcext:value-type="float">
            <text:p>60.424192</text:p>
          </table:table-cell>
        </table:table-row>
        <table:table-row table:style-name="ro1">
          <table:table-cell table:formula="of:=[times.A61]" office:value-type="float" office:value="59" calcext:value-type="float">
            <text:p>59</text:p>
          </table:table-cell>
          <table:table-cell table:formula="of:= ([times.C61] - [times.B61]) / 1000000" office:value-type="float" office:value="57.798144" calcext:value-type="float">
            <text:p>57.798144</text:p>
          </table:table-cell>
          <table:table-cell table:formula="of:= ([times.E61] - [times.D61]) / 1000000" office:value-type="float" office:value="49.834752" calcext:value-type="float">
            <text:p>49.834752</text:p>
          </table:table-cell>
          <table:table-cell table:formula="of:= ([times.G61] - [times.F61]) / 1000000" office:value-type="float" office:value="60.502784" calcext:value-type="float">
            <text:p>60.502784</text:p>
          </table:table-cell>
        </table:table-row>
        <table:table-row table:style-name="ro1">
          <table:table-cell table:formula="of:=[times.A62]" office:value-type="float" office:value="60" calcext:value-type="float">
            <text:p>60</text:p>
          </table:table-cell>
          <table:table-cell table:formula="of:= ([times.C62] - [times.B62]) / 1000000" office:value-type="float" office:value="57.858048" calcext:value-type="float">
            <text:p>57.858048</text:p>
          </table:table-cell>
          <table:table-cell table:formula="of:= ([times.E62] - [times.D62]) / 1000000" office:value-type="float" office:value="51.296" calcext:value-type="float">
            <text:p>51.296</text:p>
          </table:table-cell>
          <table:table-cell table:formula="of:= ([times.G62] - [times.F62]) / 1000000" office:value-type="float" office:value="60.707328" calcext:value-type="float">
            <text:p>60.707328</text:p>
          </table:table-cell>
        </table:table-row>
        <table:table-row table:style-name="ro1">
          <table:table-cell table:formula="of:=[times.A63]" office:value-type="float" office:value="61" calcext:value-type="float">
            <text:p>61</text:p>
          </table:table-cell>
          <table:table-cell table:formula="of:= ([times.C63] - [times.B63]) / 1000000" office:value-type="float" office:value="61.214208" calcext:value-type="float">
            <text:p>61.214208</text:p>
          </table:table-cell>
          <table:table-cell table:formula="of:= ([times.E63] - [times.D63]) / 1000000" office:value-type="float" office:value="53.070592" calcext:value-type="float">
            <text:p>53.070592</text:p>
          </table:table-cell>
          <table:table-cell table:formula="of:= ([times.G63] - [times.F63]) / 1000000" office:value-type="float" office:value="62.000896" calcext:value-type="float">
            <text:p>62.000896</text:p>
          </table:table-cell>
        </table:table-row>
        <table:table-row table:style-name="ro1">
          <table:table-cell table:formula="of:=[times.A64]" office:value-type="float" office:value="62" calcext:value-type="float">
            <text:p>62</text:p>
          </table:table-cell>
          <table:table-cell table:formula="of:= ([times.C64] - [times.B64]) / 1000000" office:value-type="float" office:value="61.03424" calcext:value-type="float">
            <text:p>61.03424</text:p>
          </table:table-cell>
          <table:table-cell table:formula="of:= ([times.E64] - [times.D64]) / 1000000" office:value-type="float" office:value="53.345024" calcext:value-type="float">
            <text:p>53.345024</text:p>
          </table:table-cell>
          <table:table-cell table:formula="of:= ([times.G64] - [times.F64]) / 1000000" office:value-type="float" office:value="64.54144" calcext:value-type="float">
            <text:p>64.54144</text:p>
          </table:table-cell>
        </table:table-row>
        <table:table-row table:style-name="ro1">
          <table:table-cell table:formula="of:=[times.A65]" office:value-type="float" office:value="63" calcext:value-type="float">
            <text:p>63</text:p>
          </table:table-cell>
          <table:table-cell table:formula="of:= ([times.C65] - [times.B65]) / 1000000" office:value-type="float" office:value="60.85504" calcext:value-type="float">
            <text:p>60.85504</text:p>
          </table:table-cell>
          <table:table-cell table:formula="of:= ([times.E65] - [times.D65]) / 1000000" office:value-type="float" office:value="53.485824" calcext:value-type="float">
            <text:p>53.485824</text:p>
          </table:table-cell>
          <table:table-cell table:formula="of:= ([times.G65] - [times.F65]) / 1000000" office:value-type="float" office:value="65.62304" calcext:value-type="float">
            <text:p>65.62304</text:p>
          </table:table-cell>
        </table:table-row>
        <table:table-row table:style-name="ro1">
          <table:table-cell table:formula="of:=[times.A66]" office:value-type="float" office:value="64" calcext:value-type="float">
            <text:p>64</text:p>
          </table:table-cell>
          <table:table-cell table:formula="of:= ([times.C66] - [times.B66]) / 1000000" office:value-type="float" office:value="60.709632" calcext:value-type="float">
            <text:p>60.709632</text:p>
          </table:table-cell>
          <table:table-cell table:formula="of:= ([times.E66] - [times.D66]) / 1000000" office:value-type="float" office:value="54.516224" calcext:value-type="float">
            <text:p>54.516224</text:p>
          </table:table-cell>
          <table:table-cell table:formula="of:= ([times.G66] - [times.F66]) / 1000000" office:value-type="float" office:value="67.112192" calcext:value-type="float">
            <text:p>67.112192</text:p>
          </table:table-cell>
        </table:table-row>
        <table:table-row table:style-name="ro1">
          <table:table-cell table:formula="of:=[times.A67]" office:value-type="float" office:value="65" calcext:value-type="float">
            <text:p>65</text:p>
          </table:table-cell>
          <table:table-cell table:formula="of:= ([times.C67] - [times.B67]) / 1000000" office:value-type="float" office:value="60.500992" calcext:value-type="float">
            <text:p>60.500992</text:p>
          </table:table-cell>
          <table:table-cell table:formula="of:= ([times.E67] - [times.D67]) / 1000000" office:value-type="float" office:value="56.32256" calcext:value-type="float">
            <text:p>56.32256</text:p>
          </table:table-cell>
          <table:table-cell table:formula="of:= ([times.G67] - [times.F67]) / 1000000" office:value-type="float" office:value="67.223808" calcext:value-type="float">
            <text:p>67.223808</text:p>
          </table:table-cell>
        </table:table-row>
        <table:table-row table:style-name="ro1">
          <table:table-cell table:formula="of:=[times.A68]" office:value-type="float" office:value="66" calcext:value-type="float">
            <text:p>66</text:p>
          </table:table-cell>
          <table:table-cell table:formula="of:= ([times.C68] - [times.B68]) / 1000000" office:value-type="float" office:value="60.485376" calcext:value-type="float">
            <text:p>60.485376</text:p>
          </table:table-cell>
          <table:table-cell table:formula="of:= ([times.E68] - [times.D68]) / 1000000" office:value-type="float" office:value="57.110272" calcext:value-type="float">
            <text:p>57.110272</text:p>
          </table:table-cell>
          <table:table-cell table:formula="of:= ([times.G68] - [times.F68]) / 1000000" office:value-type="float" office:value="68.378368" calcext:value-type="float">
            <text:p>68.378368</text:p>
          </table:table-cell>
        </table:table-row>
        <table:table-row table:style-name="ro1">
          <table:table-cell table:formula="of:=[times.A69]" office:value-type="float" office:value="67" calcext:value-type="float">
            <text:p>67</text:p>
          </table:table-cell>
          <table:table-cell table:formula="of:= ([times.C69] - [times.B69]) / 1000000" office:value-type="float" office:value="60.847872" calcext:value-type="float">
            <text:p>60.847872</text:p>
          </table:table-cell>
          <table:table-cell table:formula="of:= ([times.E69] - [times.D69]) / 1000000" office:value-type="float" office:value="59.655936" calcext:value-type="float">
            <text:p>59.655936</text:p>
          </table:table-cell>
          <table:table-cell table:formula="of:= ([times.G69] - [times.F69]) / 1000000" office:value-type="float" office:value="68.3072" calcext:value-type="float">
            <text:p>68.3072</text:p>
          </table:table-cell>
        </table:table-row>
        <table:table-row table:style-name="ro1">
          <table:table-cell table:formula="of:=[times.A70]" office:value-type="float" office:value="68" calcext:value-type="float">
            <text:p>68</text:p>
          </table:table-cell>
          <table:table-cell table:formula="of:= ([times.C70] - [times.B70]) / 1000000" office:value-type="float" office:value="61.018112" calcext:value-type="float">
            <text:p>61.018112</text:p>
          </table:table-cell>
          <table:table-cell table:formula="of:= ([times.E70] - [times.D70]) / 1000000" office:value-type="float" office:value="60.633856" calcext:value-type="float">
            <text:p>60.633856</text:p>
          </table:table-cell>
          <table:table-cell table:formula="of:= ([times.G70] - [times.F70]) / 1000000" office:value-type="float" office:value="68.211968" calcext:value-type="float">
            <text:p>68.211968</text:p>
          </table:table-cell>
        </table:table-row>
        <table:table-row table:style-name="ro1">
          <table:table-cell table:formula="of:=[times.A71]" office:value-type="float" office:value="69" calcext:value-type="float">
            <text:p>69</text:p>
          </table:table-cell>
          <table:table-cell table:formula="of:= ([times.C71] - [times.B71]) / 1000000" office:value-type="float" office:value="63.670016" calcext:value-type="float">
            <text:p>63.670016</text:p>
          </table:table-cell>
          <table:table-cell table:formula="of:= ([times.E71] - [times.D71]) / 1000000" office:value-type="float" office:value="61.982976" calcext:value-type="float">
            <text:p>61.982976</text:p>
          </table:table-cell>
          <table:table-cell table:formula="of:= ([times.G71] - [times.F71]) / 1000000" office:value-type="float" office:value="68.103936" calcext:value-type="float">
            <text:p>68.103936</text:p>
          </table:table-cell>
        </table:table-row>
        <table:table-row table:style-name="ro1">
          <table:table-cell table:formula="of:=[times.A72]" office:value-type="float" office:value="70" calcext:value-type="float">
            <text:p>70</text:p>
          </table:table-cell>
          <table:table-cell table:formula="of:= ([times.C72] - [times.B72]) / 1000000" office:value-type="float" office:value="63.67872" calcext:value-type="float">
            <text:p>63.67872</text:p>
          </table:table-cell>
          <table:table-cell table:formula="of:= ([times.E72] - [times.D72]) / 1000000" office:value-type="float" office:value="62.72" calcext:value-type="float">
            <text:p>62.72</text:p>
          </table:table-cell>
          <table:table-cell table:formula="of:= ([times.G72] - [times.F72]) / 1000000" office:value-type="float" office:value="67.990016" calcext:value-type="float">
            <text:p>67.990016</text:p>
          </table:table-cell>
        </table:table-row>
        <table:table-row table:style-name="ro1">
          <table:table-cell table:formula="of:=[times.A73]" office:value-type="float" office:value="71" calcext:value-type="float">
            <text:p>71</text:p>
          </table:table-cell>
          <table:table-cell table:formula="of:= ([times.C73] - [times.B73]) / 1000000" office:value-type="float" office:value="63.395328" calcext:value-type="float">
            <text:p>63.395328</text:p>
          </table:table-cell>
          <table:table-cell table:formula="of:= ([times.E73] - [times.D73]) / 1000000" office:value-type="float" office:value="64.860928" calcext:value-type="float">
            <text:p>64.860928</text:p>
          </table:table-cell>
          <table:table-cell table:formula="of:= ([times.G73] - [times.F73]) / 1000000" office:value-type="float" office:value="68.01408" calcext:value-type="float">
            <text:p>68.01408</text:p>
          </table:table-cell>
        </table:table-row>
        <table:table-row table:style-name="ro1">
          <table:table-cell table:formula="of:=[times.A74]" office:value-type="float" office:value="72" calcext:value-type="float">
            <text:p>72</text:p>
          </table:table-cell>
          <table:table-cell table:formula="of:= ([times.C74] - [times.B74]) / 1000000" office:value-type="float" office:value="63.104" calcext:value-type="float">
            <text:p>63.104</text:p>
          </table:table-cell>
          <table:table-cell table:formula="of:= ([times.E74] - [times.D74]) / 1000000" office:value-type="float" office:value="64.979968" calcext:value-type="float">
            <text:p>64.979968</text:p>
          </table:table-cell>
          <table:table-cell table:formula="of:= ([times.G74] - [times.F74]) / 1000000" office:value-type="float" office:value="67.973632" calcext:value-type="float">
            <text:p>67.973632</text:p>
          </table:table-cell>
        </table:table-row>
        <table:table-row table:style-name="ro1">
          <table:table-cell table:formula="of:=[times.A75]" office:value-type="float" office:value="73" calcext:value-type="float">
            <text:p>73</text:p>
          </table:table-cell>
          <table:table-cell table:formula="of:= ([times.C75] - [times.B75]) / 1000000" office:value-type="float" office:value="62.810368" calcext:value-type="float">
            <text:p>62.810368</text:p>
          </table:table-cell>
          <table:table-cell table:formula="of:= ([times.E75] - [times.D75]) / 1000000" office:value-type="float" office:value="65.22112" calcext:value-type="float">
            <text:p>65.22112</text:p>
          </table:table-cell>
          <table:table-cell table:formula="of:= ([times.G75] - [times.F75]) / 1000000" office:value-type="float" office:value="68.207104" calcext:value-type="float">
            <text:p>68.207104</text:p>
          </table:table-cell>
        </table:table-row>
        <table:table-row table:style-name="ro1">
          <table:table-cell table:formula="of:=[times.A76]" office:value-type="float" office:value="74" calcext:value-type="float">
            <text:p>74</text:p>
          </table:table-cell>
          <table:table-cell table:formula="of:= ([times.C76] - [times.B76]) / 1000000" office:value-type="float" office:value="62.514176" calcext:value-type="float">
            <text:p>62.514176</text:p>
          </table:table-cell>
          <table:table-cell table:formula="of:= ([times.E76] - [times.D76]) / 1000000" office:value-type="float" office:value="66.419968" calcext:value-type="float">
            <text:p>66.419968</text:p>
          </table:table-cell>
          <table:table-cell table:formula="of:= ([times.G76] - [times.F76]) / 1000000" office:value-type="float" office:value="68.427264" calcext:value-type="float">
            <text:p>68.427264</text:p>
          </table:table-cell>
        </table:table-row>
        <table:table-row table:style-name="ro1">
          <table:table-cell table:formula="of:=[times.A77]" office:value-type="float" office:value="75" calcext:value-type="float">
            <text:p>75</text:p>
          </table:table-cell>
          <table:table-cell table:formula="of:= ([times.C77] - [times.B77]) / 1000000" office:value-type="float" office:value="63.280128" calcext:value-type="float">
            <text:p>63.280128</text:p>
          </table:table-cell>
          <table:table-cell table:formula="of:= ([times.E77] - [times.D77]) / 1000000" office:value-type="float" office:value="68.509952" calcext:value-type="float">
            <text:p>68.509952</text:p>
          </table:table-cell>
          <table:table-cell table:formula="of:= ([times.G77] - [times.F77]) / 1000000" office:value-type="float" office:value="68.37888" calcext:value-type="float">
            <text:p>68.37888</text:p>
          </table:table-cell>
        </table:table-row>
        <table:table-row table:style-name="ro1">
          <table:table-cell table:formula="of:=[times.A78]" office:value-type="float" office:value="76" calcext:value-type="float">
            <text:p>76</text:p>
          </table:table-cell>
          <table:table-cell table:formula="of:= ([times.C78] - [times.B78]) / 1000000" office:value-type="float" office:value="63.411968" calcext:value-type="float">
            <text:p>63.411968</text:p>
          </table:table-cell>
          <table:table-cell table:formula="of:= ([times.E78] - [times.D78]) / 1000000" office:value-type="float" office:value="69.568" calcext:value-type="float">
            <text:p>69.568</text:p>
          </table:table-cell>
          <table:table-cell table:formula="of:= ([times.G78] - [times.F78]) / 1000000" office:value-type="float" office:value="68.043008" calcext:value-type="float">
            <text:p>68.043008</text:p>
          </table:table-cell>
        </table:table-row>
        <table:table-row table:style-name="ro1">
          <table:table-cell table:formula="of:=[times.A79]" office:value-type="float" office:value="77" calcext:value-type="float">
            <text:p>77</text:p>
          </table:table-cell>
          <table:table-cell table:formula="of:= ([times.C79] - [times.B79]) / 1000000" office:value-type="float" office:value="64.639232" calcext:value-type="float">
            <text:p>64.639232</text:p>
          </table:table-cell>
          <table:table-cell table:formula="of:= ([times.E79] - [times.D79]) / 1000000" office:value-type="float" office:value="71.508224" calcext:value-type="float">
            <text:p>71.508224</text:p>
          </table:table-cell>
          <table:table-cell table:formula="of:= ([times.G79] - [times.F79]) / 1000000" office:value-type="float" office:value="70.392832" calcext:value-type="float">
            <text:p>70.392832</text:p>
          </table:table-cell>
        </table:table-row>
        <table:table-row table:style-name="ro1">
          <table:table-cell table:formula="of:=[times.A80]" office:value-type="float" office:value="78" calcext:value-type="float">
            <text:p>78</text:p>
          </table:table-cell>
          <table:table-cell table:formula="of:= ([times.C80] - [times.B80]) / 1000000" office:value-type="float" office:value="66.699264" calcext:value-type="float">
            <text:p>66.699264</text:p>
          </table:table-cell>
          <table:table-cell table:formula="of:= ([times.E80] - [times.D80]) / 1000000" office:value-type="float" office:value="71.808256" calcext:value-type="float">
            <text:p>71.808256</text:p>
          </table:table-cell>
          <table:table-cell table:formula="of:= ([times.G80] - [times.F80]) / 1000000" office:value-type="float" office:value="71.150848" calcext:value-type="float">
            <text:p>71.150848</text:p>
          </table:table-cell>
        </table:table-row>
        <table:table-row table:style-name="ro1">
          <table:table-cell table:formula="of:=[times.A81]" office:value-type="float" office:value="79" calcext:value-type="float">
            <text:p>79</text:p>
          </table:table-cell>
          <table:table-cell table:formula="of:= ([times.C81] - [times.B81]) / 1000000" office:value-type="float" office:value="66.601984" calcext:value-type="float">
            <text:p>66.601984</text:p>
          </table:table-cell>
          <table:table-cell table:formula="of:= ([times.E81] - [times.D81]) / 1000000" office:value-type="float" office:value="74.974464" calcext:value-type="float">
            <text:p>74.974464</text:p>
          </table:table-cell>
          <table:table-cell table:formula="of:= ([times.G81] - [times.F81]) / 1000000" office:value-type="float" office:value="72.137984" calcext:value-type="float">
            <text:p>72.137984</text:p>
          </table:table-cell>
        </table:table-row>
        <table:table-row table:style-name="ro1">
          <table:table-cell table:formula="of:=[times.A82]" office:value-type="float" office:value="80" calcext:value-type="float">
            <text:p>80</text:p>
          </table:table-cell>
          <table:table-cell table:formula="of:= ([times.C82] - [times.B82]) / 1000000" office:value-type="float" office:value="66.441216" calcext:value-type="float">
            <text:p>66.441216</text:p>
          </table:table-cell>
          <table:table-cell table:formula="of:= ([times.E82] - [times.D82]) / 1000000" office:value-type="float" office:value="74.817536" calcext:value-type="float">
            <text:p>74.817536</text:p>
          </table:table-cell>
          <table:table-cell table:formula="of:= ([times.G82] - [times.F82]) / 1000000" office:value-type="float" office:value="73.291264" calcext:value-type="float">
            <text:p>73.291264</text:p>
          </table:table-cell>
        </table:table-row>
        <table:table-row table:style-name="ro1">
          <table:table-cell table:formula="of:=[times.A83]" office:value-type="float" office:value="81" calcext:value-type="float">
            <text:p>81</text:p>
          </table:table-cell>
          <table:table-cell table:formula="of:= ([times.C83] - [times.B83]) / 1000000" office:value-type="float" office:value="66.607104" calcext:value-type="float">
            <text:p>66.607104</text:p>
          </table:table-cell>
          <table:table-cell table:formula="of:= ([times.E83] - [times.D83]) / 1000000" office:value-type="float" office:value="74.710016" calcext:value-type="float">
            <text:p>74.710016</text:p>
          </table:table-cell>
          <table:table-cell table:formula="of:= ([times.G83] - [times.F83]) / 1000000" office:value-type="float" office:value="73.527552" calcext:value-type="float">
            <text:p>73.527552</text:p>
          </table:table-cell>
        </table:table-row>
        <table:table-row table:style-name="ro1">
          <table:table-cell table:formula="of:=[times.A84]" office:value-type="float" office:value="82" calcext:value-type="float">
            <text:p>82</text:p>
          </table:table-cell>
          <table:table-cell table:formula="of:= ([times.C84] - [times.B84]) / 1000000" office:value-type="float" office:value="67.794944" calcext:value-type="float">
            <text:p>67.794944</text:p>
          </table:table-cell>
          <table:table-cell table:formula="of:= ([times.E84] - [times.D84]) / 1000000" office:value-type="float" office:value="74.605824" calcext:value-type="float">
            <text:p>74.605824</text:p>
          </table:table-cell>
          <table:table-cell table:formula="of:= ([times.G84] - [times.F84]) / 1000000" office:value-type="float" office:value="75.408896" calcext:value-type="float">
            <text:p>75.408896</text:p>
          </table:table-cell>
        </table:table-row>
        <table:table-row table:style-name="ro1">
          <table:table-cell table:formula="of:=[times.A85]" office:value-type="float" office:value="83" calcext:value-type="float">
            <text:p>83</text:p>
          </table:table-cell>
          <table:table-cell table:formula="of:= ([times.C85] - [times.B85]) / 1000000" office:value-type="float" office:value="67.948288" calcext:value-type="float">
            <text:p>67.948288</text:p>
          </table:table-cell>
          <table:table-cell table:formula="of:= ([times.E85] - [times.D85]) / 1000000" office:value-type="float" office:value="74.539264" calcext:value-type="float">
            <text:p>74.539264</text:p>
          </table:table-cell>
          <table:table-cell table:formula="of:= ([times.G85] - [times.F85]) / 1000000" office:value-type="float" office:value="76.214784" calcext:value-type="float">
            <text:p>76.214784</text:p>
          </table:table-cell>
        </table:table-row>
        <table:table-row table:style-name="ro1">
          <table:table-cell table:formula="of:=[times.A86]" office:value-type="float" office:value="84" calcext:value-type="float">
            <text:p>84</text:p>
          </table:table-cell>
          <table:table-cell table:formula="of:= ([times.C86] - [times.B86]) / 1000000" office:value-type="float" office:value="68.165888" calcext:value-type="float">
            <text:p>68.165888</text:p>
          </table:table-cell>
          <table:table-cell table:formula="of:= ([times.E86] - [times.D86]) / 1000000" office:value-type="float" office:value="74.438912" calcext:value-type="float">
            <text:p>74.438912</text:p>
          </table:table-cell>
          <table:table-cell table:formula="of:= ([times.G86] - [times.F86]) / 1000000" office:value-type="float" office:value="76.473088" calcext:value-type="float">
            <text:p>76.473088</text:p>
          </table:table-cell>
        </table:table-row>
        <table:table-row table:style-name="ro1">
          <table:table-cell table:formula="of:=[times.A87]" office:value-type="float" office:value="85" calcext:value-type="float">
            <text:p>85</text:p>
          </table:table-cell>
          <table:table-cell table:formula="of:= ([times.C87] - [times.B87]) / 1000000" office:value-type="float" office:value="69.952" calcext:value-type="float">
            <text:p>69.952</text:p>
          </table:table-cell>
          <table:table-cell table:formula="of:= ([times.E87] - [times.D87]) / 1000000" office:value-type="float" office:value="74.388224" calcext:value-type="float">
            <text:p>74.388224</text:p>
          </table:table-cell>
          <table:table-cell table:formula="of:= ([times.G87] - [times.F87]) / 1000000" office:value-type="float" office:value="81.289984" calcext:value-type="float">
            <text:p>81.289984</text:p>
          </table:table-cell>
        </table:table-row>
        <table:table-row table:style-name="ro1">
          <table:table-cell table:formula="of:=[times.A88]" office:value-type="float" office:value="86" calcext:value-type="float">
            <text:p>86</text:p>
          </table:table-cell>
          <table:table-cell table:formula="of:= ([times.C88] - [times.B88]) / 1000000" office:value-type="float" office:value="71.756288" calcext:value-type="float">
            <text:p>71.756288</text:p>
          </table:table-cell>
          <table:table-cell table:formula="of:= ([times.E88] - [times.D88]) / 1000000" office:value-type="float" office:value="74.369024" calcext:value-type="float">
            <text:p>74.369024</text:p>
          </table:table-cell>
          <table:table-cell table:formula="of:= ([times.G88] - [times.F88]) / 1000000" office:value-type="float" office:value="82.067712" calcext:value-type="float">
            <text:p>82.067712</text:p>
          </table:table-cell>
        </table:table-row>
        <table:table-row table:style-name="ro1">
          <table:table-cell table:formula="of:=[times.A89]" office:value-type="float" office:value="87" calcext:value-type="float">
            <text:p>87</text:p>
          </table:table-cell>
          <table:table-cell table:formula="of:= ([times.C89] - [times.B89]) / 1000000" office:value-type="float" office:value="71.790592" calcext:value-type="float">
            <text:p>71.790592</text:p>
          </table:table-cell>
          <table:table-cell table:formula="of:= ([times.E89] - [times.D89]) / 1000000" office:value-type="float" office:value="74.451968" calcext:value-type="float">
            <text:p>74.451968</text:p>
          </table:table-cell>
          <table:table-cell table:formula="of:= ([times.G89] - [times.F89]) / 1000000" office:value-type="float" office:value="83.275776" calcext:value-type="float">
            <text:p>83.275776</text:p>
          </table:table-cell>
        </table:table-row>
        <table:table-row table:style-name="ro1">
          <table:table-cell table:formula="of:=[times.A90]" office:value-type="float" office:value="88" calcext:value-type="float">
            <text:p>88</text:p>
          </table:table-cell>
          <table:table-cell table:formula="of:= ([times.C90] - [times.B90]) / 1000000" office:value-type="float" office:value="73.52576" calcext:value-type="float">
            <text:p>73.52576</text:p>
          </table:table-cell>
          <table:table-cell table:formula="of:= ([times.E90] - [times.D90]) / 1000000" office:value-type="float" office:value="75.184896" calcext:value-type="float">
            <text:p>75.184896</text:p>
          </table:table-cell>
          <table:table-cell table:formula="of:= ([times.G90] - [times.F90]) / 1000000" office:value-type="float" office:value="83.717376" calcext:value-type="float">
            <text:p>83.717376</text:p>
          </table:table-cell>
        </table:table-row>
        <table:table-row table:style-name="ro1">
          <table:table-cell table:formula="of:=[times.A91]" office:value-type="float" office:value="89" calcext:value-type="float">
            <text:p>89</text:p>
          </table:table-cell>
          <table:table-cell table:formula="of:= ([times.C91] - [times.B91]) / 1000000" office:value-type="float" office:value="74.4768" calcext:value-type="float">
            <text:p>74.4768</text:p>
          </table:table-cell>
          <table:table-cell table:formula="of:= ([times.E91] - [times.D91]) / 1000000" office:value-type="float" office:value="75.312896" calcext:value-type="float">
            <text:p>75.312896</text:p>
          </table:table-cell>
          <table:table-cell table:formula="of:= ([times.G91] - [times.F91]) / 1000000" office:value-type="float" office:value="83.78368" calcext:value-type="float">
            <text:p>83.78368</text:p>
          </table:table-cell>
        </table:table-row>
        <table:table-row table:style-name="ro1">
          <table:table-cell table:formula="of:=[times.A92]" office:value-type="float" office:value="90" calcext:value-type="float">
            <text:p>90</text:p>
          </table:table-cell>
          <table:table-cell table:formula="of:= ([times.C92] - [times.B92]) / 1000000" office:value-type="float" office:value="74.587136" calcext:value-type="float">
            <text:p>74.587136</text:p>
          </table:table-cell>
          <table:table-cell table:formula="of:= ([times.E92] - [times.D92]) / 1000000" office:value-type="float" office:value="75.176704" calcext:value-type="float">
            <text:p>75.176704</text:p>
          </table:table-cell>
          <table:table-cell table:formula="of:= ([times.G92] - [times.F92]) / 1000000" office:value-type="float" office:value="83.686144" calcext:value-type="float">
            <text:p>83.686144</text:p>
          </table:table-cell>
        </table:table-row>
        <table:table-row table:style-name="ro1">
          <table:table-cell table:formula="of:=[times.A93]" office:value-type="float" office:value="91" calcext:value-type="float">
            <text:p>91</text:p>
          </table:table-cell>
          <table:table-cell table:formula="of:= ([times.C93] - [times.B93]) / 1000000" office:value-type="float" office:value="75.64288" calcext:value-type="float">
            <text:p>75.64288</text:p>
          </table:table-cell>
          <table:table-cell table:formula="of:= ([times.E93] - [times.D93]) / 1000000" office:value-type="float" office:value="74.88" calcext:value-type="float">
            <text:p>74.88</text:p>
          </table:table-cell>
          <table:table-cell table:formula="of:= ([times.G93] - [times.F93]) / 1000000" office:value-type="float" office:value="84.28288" calcext:value-type="float">
            <text:p>84.28288</text:p>
          </table:table-cell>
        </table:table-row>
        <table:table-row table:style-name="ro1">
          <table:table-cell table:formula="of:=[times.A94]" office:value-type="float" office:value="92" calcext:value-type="float">
            <text:p>92</text:p>
          </table:table-cell>
          <table:table-cell table:formula="of:= ([times.C94] - [times.B94]) / 1000000" office:value-type="float" office:value="76.279296" calcext:value-type="float">
            <text:p>76.279296</text:p>
          </table:table-cell>
          <table:table-cell table:formula="of:= ([times.E94] - [times.D94]) / 1000000" office:value-type="float" office:value="74.590208" calcext:value-type="float">
            <text:p>74.590208</text:p>
          </table:table-cell>
          <table:table-cell table:formula="of:= ([times.G94] - [times.F94]) / 1000000" office:value-type="float" office:value="84.185856" calcext:value-type="float">
            <text:p>84.185856</text:p>
          </table:table-cell>
        </table:table-row>
        <table:table-row table:style-name="ro1">
          <table:table-cell table:formula="of:=[times.A95]" office:value-type="float" office:value="93" calcext:value-type="float">
            <text:p>93</text:p>
          </table:table-cell>
          <table:table-cell table:formula="of:= ([times.C95] - [times.B95]) / 1000000" office:value-type="float" office:value="78.565376" calcext:value-type="float">
            <text:p>78.565376</text:p>
          </table:table-cell>
          <table:table-cell table:formula="of:= ([times.E95] - [times.D95]) / 1000000" office:value-type="float" office:value="74.404608" calcext:value-type="float">
            <text:p>74.404608</text:p>
          </table:table-cell>
          <table:table-cell table:formula="of:= ([times.G95] - [times.F95]) / 1000000" office:value-type="float" office:value="85.179648" calcext:value-type="float">
            <text:p>85.179648</text:p>
          </table:table-cell>
        </table:table-row>
        <table:table-row table:style-name="ro1">
          <table:table-cell table:formula="of:=[times.A96]" office:value-type="float" office:value="94" calcext:value-type="float">
            <text:p>94</text:p>
          </table:table-cell>
          <table:table-cell table:formula="of:= ([times.C96] - [times.B96]) / 1000000" office:value-type="float" office:value="79.599872" calcext:value-type="float">
            <text:p>79.599872</text:p>
          </table:table-cell>
          <table:table-cell table:formula="of:= ([times.E96] - [times.D96]) / 1000000" office:value-type="float" office:value="74.408192" calcext:value-type="float">
            <text:p>74.408192</text:p>
          </table:table-cell>
          <table:table-cell table:formula="of:= ([times.G96] - [times.F96]) / 1000000" office:value-type="float" office:value="85.08288" calcext:value-type="float">
            <text:p>85.08288</text:p>
          </table:table-cell>
        </table:table-row>
        <table:table-row table:style-name="ro1">
          <table:table-cell table:formula="of:=[times.A97]" office:value-type="float" office:value="95" calcext:value-type="float">
            <text:p>95</text:p>
          </table:table-cell>
          <table:table-cell table:formula="of:= ([times.C97] - [times.B97]) / 1000000" office:value-type="float" office:value="80.257024" calcext:value-type="float">
            <text:p>80.257024</text:p>
          </table:table-cell>
          <table:table-cell table:formula="of:= ([times.E97] - [times.D97]) / 1000000" office:value-type="float" office:value="75.4432" calcext:value-type="float">
            <text:p>75.4432</text:p>
          </table:table-cell>
          <table:table-cell table:formula="of:= ([times.G97] - [times.F97]) / 1000000" office:value-type="float" office:value="85.112832" calcext:value-type="float">
            <text:p>85.112832</text:p>
          </table:table-cell>
        </table:table-row>
        <table:table-row table:style-name="ro1">
          <table:table-cell table:formula="of:=[times.A98]" office:value-type="float" office:value="96" calcext:value-type="float">
            <text:p>96</text:p>
          </table:table-cell>
          <table:table-cell table:formula="of:= ([times.C98] - [times.B98]) / 1000000" office:value-type="float" office:value="81.815552" calcext:value-type="float">
            <text:p>81.815552</text:p>
          </table:table-cell>
          <table:table-cell table:formula="of:= ([times.E98] - [times.D98]) / 1000000" office:value-type="float" office:value="75.708928" calcext:value-type="float">
            <text:p>75.708928</text:p>
          </table:table-cell>
          <table:table-cell table:formula="of:= ([times.G98] - [times.F98]) / 1000000" office:value-type="float" office:value="85.16096" calcext:value-type="float">
            <text:p>85.16096</text:p>
          </table:table-cell>
        </table:table-row>
        <table:table-row table:style-name="ro1">
          <table:table-cell table:formula="of:=[times.A99]" office:value-type="float" office:value="97" calcext:value-type="float">
            <text:p>97</text:p>
          </table:table-cell>
          <table:table-cell table:formula="of:= ([times.C99] - [times.B99]) / 1000000" office:value-type="float" office:value="82.159872" calcext:value-type="float">
            <text:p>82.159872</text:p>
          </table:table-cell>
          <table:table-cell table:formula="of:= ([times.E99] - [times.D99]) / 1000000" office:value-type="float" office:value="76.922368" calcext:value-type="float">
            <text:p>76.922368</text:p>
          </table:table-cell>
          <table:table-cell table:formula="of:= ([times.G99] - [times.F99]) / 1000000" office:value-type="float" office:value="84.856832" calcext:value-type="float">
            <text:p>84.856832</text:p>
          </table:table-cell>
        </table:table-row>
        <table:table-row table:style-name="ro1">
          <table:table-cell table:formula="of:=[times.A100]" office:value-type="float" office:value="98" calcext:value-type="float">
            <text:p>98</text:p>
          </table:table-cell>
          <table:table-cell table:formula="of:= ([times.C100] - [times.B100]) / 1000000" office:value-type="float" office:value="83.242496" calcext:value-type="float">
            <text:p>83.242496</text:p>
          </table:table-cell>
          <table:table-cell table:formula="of:= ([times.E100] - [times.D100]) / 1000000" office:value-type="float" office:value="77.273088" calcext:value-type="float">
            <text:p>77.273088</text:p>
          </table:table-cell>
          <table:table-cell table:formula="of:= ([times.G100] - [times.F100]) / 1000000" office:value-type="float" office:value="84.66688" calcext:value-type="float">
            <text:p>84.66688</text:p>
          </table:table-cell>
        </table:table-row>
        <table:table-row table:style-name="ro1">
          <table:table-cell table:formula="of:=[times.A101]" office:value-type="float" office:value="99" calcext:value-type="float">
            <text:p>99</text:p>
          </table:table-cell>
          <table:table-cell table:formula="of:= ([times.C101] - [times.B101]) / 1000000" office:value-type="float" office:value="84.310272" calcext:value-type="float">
            <text:p>84.310272</text:p>
          </table:table-cell>
          <table:table-cell table:formula="of:= ([times.E101] - [times.D101]) / 1000000" office:value-type="float" office:value="77.921024" calcext:value-type="float">
            <text:p>77.921024</text:p>
          </table:table-cell>
          <table:table-cell table:formula="of:= ([times.G101] - [times.F101]) / 1000000" office:value-type="float" office:value="84.670208" calcext:value-type="float">
            <text:p>84.670208</text:p>
          </table:table-cell>
        </table:table-row>
        <table:table-row table:style-name="ro1">
          <table:table-cell table:formula="of:=[times.A102]" office:value-type="float" office:value="100" calcext:value-type="float">
            <text:p>100</text:p>
          </table:table-cell>
          <table:table-cell table:formula="of:= ([times.C102] - [times.B102]) / 1000000" office:value-type="float" office:value="85.786624" calcext:value-type="float">
            <text:p>85.786624</text:p>
          </table:table-cell>
          <table:table-cell table:formula="of:= ([times.E102] - [times.D102]) / 1000000" office:value-type="float" office:value="79.48416" calcext:value-type="float">
            <text:p>79.48416</text:p>
          </table:table-cell>
          <table:table-cell table:formula="of:= ([times.G102] - [times.F102]) / 1000000" office:value-type="float" office:value="84.361216" calcext:value-type="float">
            <text:p>84.361216</text:p>
          </table:table-cell>
        </table:table-row>
        <table:table-row table:style-name="ro1">
          <table:table-cell table:formula="of:=[times.A103]" office:value-type="float" office:value="101" calcext:value-type="float">
            <text:p>101</text:p>
          </table:table-cell>
          <table:table-cell table:formula="of:= ([times.C103] - [times.B103]) / 1000000" office:value-type="float" office:value="85.827328" calcext:value-type="float">
            <text:p>85.827328</text:p>
          </table:table-cell>
          <table:table-cell table:formula="of:= ([times.E103] - [times.D103]) / 1000000" office:value-type="float" office:value="80.209152" calcext:value-type="float">
            <text:p>80.209152</text:p>
          </table:table-cell>
          <table:table-cell table:formula="of:= ([times.G103] - [times.F103]) / 1000000" office:value-type="float" office:value="84.05504" calcext:value-type="float">
            <text:p>84.05504</text:p>
          </table:table-cell>
        </table:table-row>
        <table:table-row table:style-name="ro1">
          <table:table-cell table:formula="of:=[times.A104]" office:value-type="float" office:value="102" calcext:value-type="float">
            <text:p>102</text:p>
          </table:table-cell>
          <table:table-cell table:formula="of:= ([times.C104] - [times.B104]) / 1000000" office:value-type="float" office:value="86.26432" calcext:value-type="float">
            <text:p>86.26432</text:p>
          </table:table-cell>
          <table:table-cell table:formula="of:= ([times.E104] - [times.D104]) / 1000000" office:value-type="float" office:value="81.680896" calcext:value-type="float">
            <text:p>81.680896</text:p>
          </table:table-cell>
          <table:table-cell table:formula="of:= ([times.G104] - [times.F104]) / 1000000" office:value-type="float" office:value="83.75808" calcext:value-type="float">
            <text:p>83.75808</text:p>
          </table:table-cell>
        </table:table-row>
        <table:table-row table:style-name="ro1">
          <table:table-cell table:formula="of:=[times.A105]" office:value-type="float" office:value="103" calcext:value-type="float">
            <text:p>103</text:p>
          </table:table-cell>
          <table:table-cell table:formula="of:= ([times.C105] - [times.B105]) / 1000000" office:value-type="float" office:value="86.691072" calcext:value-type="float">
            <text:p>86.691072</text:p>
          </table:table-cell>
          <table:table-cell table:formula="of:= ([times.E105] - [times.D105]) / 1000000" office:value-type="float" office:value="82.491392" calcext:value-type="float">
            <text:p>82.491392</text:p>
          </table:table-cell>
          <table:table-cell table:formula="of:= ([times.G105] - [times.F105]) / 1000000" office:value-type="float" office:value="85.337856" calcext:value-type="float">
            <text:p>85.337856</text:p>
          </table:table-cell>
        </table:table-row>
        <table:table-row table:style-name="ro1">
          <table:table-cell table:formula="of:=[times.A106]" office:value-type="float" office:value="104" calcext:value-type="float">
            <text:p>104</text:p>
          </table:table-cell>
          <table:table-cell table:formula="of:= ([times.C106] - [times.B106]) / 1000000" office:value-type="float" office:value="86.843904" calcext:value-type="float">
            <text:p>86.843904</text:p>
          </table:table-cell>
          <table:table-cell table:formula="of:= ([times.E106] - [times.D106]) / 1000000" office:value-type="float" office:value="83.115008" calcext:value-type="float">
            <text:p>83.115008</text:p>
          </table:table-cell>
          <table:table-cell table:formula="of:= ([times.G106] - [times.F106]) / 1000000" office:value-type="float" office:value="86.378496" calcext:value-type="float">
            <text:p>86.378496</text:p>
          </table:table-cell>
        </table:table-row>
        <table:table-row table:style-name="ro1">
          <table:table-cell table:formula="of:=[times.A107]" office:value-type="float" office:value="105" calcext:value-type="float">
            <text:p>105</text:p>
          </table:table-cell>
          <table:table-cell table:formula="of:= ([times.C107] - [times.B107]) / 1000000" office:value-type="float" office:value="88.58112" calcext:value-type="float">
            <text:p>88.58112</text:p>
          </table:table-cell>
          <table:table-cell table:formula="of:= ([times.E107] - [times.D107]) / 1000000" office:value-type="float" office:value="84.582912" calcext:value-type="float">
            <text:p>84.582912</text:p>
          </table:table-cell>
          <table:table-cell table:formula="of:= ([times.G107] - [times.F107]) / 1000000" office:value-type="float" office:value="89.572608" calcext:value-type="float">
            <text:p>89.572608</text:p>
          </table:table-cell>
        </table:table-row>
        <table:table-row table:style-name="ro1">
          <table:table-cell table:formula="of:=[times.A108]" office:value-type="float" office:value="106" calcext:value-type="float">
            <text:p>106</text:p>
          </table:table-cell>
          <table:table-cell table:formula="of:= ([times.C108] - [times.B108]) / 1000000" office:value-type="float" office:value="90.023936" calcext:value-type="float">
            <text:p>90.023936</text:p>
          </table:table-cell>
          <table:table-cell table:formula="of:= ([times.E108] - [times.D108]) / 1000000" office:value-type="float" office:value="84.514304" calcext:value-type="float">
            <text:p>84.514304</text:p>
          </table:table-cell>
          <table:table-cell table:formula="of:= ([times.G108] - [times.F108]) / 1000000" office:value-type="float" office:value="96.911104" calcext:value-type="float">
            <text:p>96.911104</text:p>
          </table:table-cell>
        </table:table-row>
        <table:table-row table:style-name="ro1">
          <table:table-cell table:formula="of:=[times.A109]" office:value-type="float" office:value="107" calcext:value-type="float">
            <text:p>107</text:p>
          </table:table-cell>
          <table:table-cell table:formula="of:= ([times.C109] - [times.B109]) / 1000000" office:value-type="float" office:value="90.688" calcext:value-type="float">
            <text:p>90.688</text:p>
          </table:table-cell>
          <table:table-cell table:formula="of:= ([times.E109] - [times.D109]) / 1000000" office:value-type="float" office:value="85.159936" calcext:value-type="float">
            <text:p>85.159936</text:p>
          </table:table-cell>
          <table:table-cell table:formula="of:= ([times.G109] - [times.F109]) / 1000000" office:value-type="float" office:value="98.359808" calcext:value-type="float">
            <text:p>98.359808</text:p>
          </table:table-cell>
        </table:table-row>
        <table:table-row table:style-name="ro1">
          <table:table-cell table:formula="of:=[times.A110]" office:value-type="float" office:value="108" calcext:value-type="float">
            <text:p>108</text:p>
          </table:table-cell>
          <table:table-cell table:formula="of:= ([times.C110] - [times.B110]) / 1000000" office:value-type="float" office:value="92.298752" calcext:value-type="float">
            <text:p>92.298752</text:p>
          </table:table-cell>
          <table:table-cell table:formula="of:= ([times.E110] - [times.D110]) / 1000000" office:value-type="float" office:value="85.362432" calcext:value-type="float">
            <text:p>85.362432</text:p>
          </table:table-cell>
          <table:table-cell table:formula="of:= ([times.G110] - [times.F110]) / 1000000" office:value-type="float" office:value="98.554624" calcext:value-type="float">
            <text:p>98.554624</text:p>
          </table:table-cell>
        </table:table-row>
        <table:table-row table:style-name="ro1">
          <table:table-cell table:formula="of:=[times.A111]" office:value-type="float" office:value="109" calcext:value-type="float">
            <text:p>109</text:p>
          </table:table-cell>
          <table:table-cell table:formula="of:= ([times.C111] - [times.B111]) / 1000000" office:value-type="float" office:value="94.390016" calcext:value-type="float">
            <text:p>94.390016</text:p>
          </table:table-cell>
          <table:table-cell table:formula="of:= ([times.E111] - [times.D111]) / 1000000" office:value-type="float" office:value="86.129152" calcext:value-type="float">
            <text:p>86.129152</text:p>
          </table:table-cell>
          <table:table-cell table:formula="of:= ([times.G111] - [times.F111]) / 1000000" office:value-type="float" office:value="98.479104" calcext:value-type="float">
            <text:p>98.479104</text:p>
          </table:table-cell>
        </table:table-row>
        <table:table-row table:style-name="ro1">
          <table:table-cell table:formula="of:=[times.A112]" office:value-type="float" office:value="110" calcext:value-type="float">
            <text:p>110</text:p>
          </table:table-cell>
          <table:table-cell table:formula="of:= ([times.C112] - [times.B112]) / 1000000" office:value-type="float" office:value="94.554624" calcext:value-type="float">
            <text:p>94.554624</text:p>
          </table:table-cell>
          <table:table-cell table:formula="of:= ([times.E112] - [times.D112]) / 1000000" office:value-type="float" office:value="86.253312" calcext:value-type="float">
            <text:p>86.253312</text:p>
          </table:table-cell>
          <table:table-cell table:formula="of:= ([times.G112] - [times.F112]) / 1000000" office:value-type="float" office:value="100.120064" calcext:value-type="float">
            <text:p>100.120064</text:p>
          </table:table-cell>
        </table:table-row>
        <table:table-row table:style-name="ro1">
          <table:table-cell table:formula="of:=[times.A113]" office:value-type="float" office:value="111" calcext:value-type="float">
            <text:p>111</text:p>
          </table:table-cell>
          <table:table-cell table:formula="of:= ([times.C113] - [times.B113]) / 1000000" office:value-type="float" office:value="94.782976" calcext:value-type="float">
            <text:p>94.782976</text:p>
          </table:table-cell>
          <table:table-cell table:formula="of:= ([times.E113] - [times.D113]) / 1000000" office:value-type="float" office:value="89.113856" calcext:value-type="float">
            <text:p>89.113856</text:p>
          </table:table-cell>
          <table:table-cell table:formula="of:= ([times.G113] - [times.F113]) / 1000000" office:value-type="float" office:value="100.212224" calcext:value-type="float">
            <text:p>100.212224</text:p>
          </table:table-cell>
        </table:table-row>
        <table:table-row table:style-name="ro1">
          <table:table-cell table:formula="of:=[times.A114]" office:value-type="float" office:value="112" calcext:value-type="float">
            <text:p>112</text:p>
          </table:table-cell>
          <table:table-cell table:formula="of:= ([times.C114] - [times.B114]) / 1000000" office:value-type="float" office:value="96.685824" calcext:value-type="float">
            <text:p>96.685824</text:p>
          </table:table-cell>
          <table:table-cell table:formula="of:= ([times.E114] - [times.D114]) / 1000000" office:value-type="float" office:value="91.255808" calcext:value-type="float">
            <text:p>91.255808</text:p>
          </table:table-cell>
          <table:table-cell table:formula="of:= ([times.G114] - [times.F114]) / 1000000" office:value-type="float" office:value="100.126976" calcext:value-type="float">
            <text:p>100.126976</text:p>
          </table:table-cell>
        </table:table-row>
        <table:table-row table:style-name="ro1">
          <table:table-cell table:formula="of:=[times.A115]" office:value-type="float" office:value="113" calcext:value-type="float">
            <text:p>113</text:p>
          </table:table-cell>
          <table:table-cell table:formula="of:= ([times.C115] - [times.B115]) / 1000000" office:value-type="float" office:value="98.160128" calcext:value-type="float">
            <text:p>98.160128</text:p>
          </table:table-cell>
          <table:table-cell table:formula="of:= ([times.E115] - [times.D115]) / 1000000" office:value-type="float" office:value="91.134464" calcext:value-type="float">
            <text:p>91.134464</text:p>
          </table:table-cell>
          <table:table-cell table:formula="of:= ([times.G115] - [times.F115]) / 1000000" office:value-type="float" office:value="100.011776" calcext:value-type="float">
            <text:p>100.011776</text:p>
          </table:table-cell>
        </table:table-row>
        <table:table-row table:style-name="ro1">
          <table:table-cell table:formula="of:=[times.A116]" office:value-type="float" office:value="114" calcext:value-type="float">
            <text:p>114</text:p>
          </table:table-cell>
          <table:table-cell table:formula="of:= ([times.C116] - [times.B116]) / 1000000" office:value-type="float" office:value="99.60576" calcext:value-type="float">
            <text:p>99.60576</text:p>
          </table:table-cell>
          <table:table-cell table:formula="of:= ([times.E116] - [times.D116]) / 1000000" office:value-type="float" office:value="91.175168" calcext:value-type="float">
            <text:p>91.175168</text:p>
          </table:table-cell>
          <table:table-cell table:formula="of:= ([times.G116] - [times.F116]) / 1000000" office:value-type="float" office:value="99.947264" calcext:value-type="float">
            <text:p>99.947264</text:p>
          </table:table-cell>
        </table:table-row>
        <table:table-row table:style-name="ro1">
          <table:table-cell table:formula="of:=[times.A117]" office:value-type="float" office:value="115" calcext:value-type="float">
            <text:p>115</text:p>
          </table:table-cell>
          <table:table-cell table:formula="of:= ([times.C117] - [times.B117]) / 1000000" office:value-type="float" office:value="100.254976" calcext:value-type="float">
            <text:p>100.254976</text:p>
          </table:table-cell>
          <table:table-cell table:formula="of:= ([times.E117] - [times.D117]) / 1000000" office:value-type="float" office:value="92.109056" calcext:value-type="float">
            <text:p>92.109056</text:p>
          </table:table-cell>
          <table:table-cell table:formula="of:= ([times.G117] - [times.F117]) / 1000000" office:value-type="float" office:value="99.843328" calcext:value-type="float">
            <text:p>99.843328</text:p>
          </table:table-cell>
        </table:table-row>
        <table:table-row table:style-name="ro1">
          <table:table-cell table:formula="of:=[times.A118]" office:value-type="float" office:value="116" calcext:value-type="float">
            <text:p>116</text:p>
          </table:table-cell>
          <table:table-cell table:formula="of:= ([times.C118] - [times.B118]) / 1000000" office:value-type="float" office:value="101.129216" calcext:value-type="float">
            <text:p>101.129216</text:p>
          </table:table-cell>
          <table:table-cell table:formula="of:= ([times.E118] - [times.D118]) / 1000000" office:value-type="float" office:value="91.977984" calcext:value-type="float">
            <text:p>91.977984</text:p>
          </table:table-cell>
          <table:table-cell table:formula="of:= ([times.G118] - [times.F118]) / 1000000" office:value-type="float" office:value="99.732736" calcext:value-type="float">
            <text:p>99.732736</text:p>
          </table:table-cell>
        </table:table-row>
        <table:table-row table:style-name="ro1">
          <table:table-cell table:formula="of:=[times.A119]" office:value-type="float" office:value="117" calcext:value-type="float">
            <text:p>117</text:p>
          </table:table-cell>
          <table:table-cell table:formula="of:= ([times.C119] - [times.B119]) / 1000000" office:value-type="float" office:value="102.255872" calcext:value-type="float">
            <text:p>102.255872</text:p>
          </table:table-cell>
          <table:table-cell table:formula="of:= ([times.E119] - [times.D119]) / 1000000" office:value-type="float" office:value="92.097024" calcext:value-type="float">
            <text:p>92.097024</text:p>
          </table:table-cell>
          <table:table-cell table:formula="of:= ([times.G119] - [times.F119]) / 1000000" office:value-type="float" office:value="99.841792" calcext:value-type="float">
            <text:p>99.841792</text:p>
          </table:table-cell>
        </table:table-row>
        <table:table-row table:style-name="ro1">
          <table:table-cell table:formula="of:=[times.A120]" office:value-type="float" office:value="118" calcext:value-type="float">
            <text:p>118</text:p>
          </table:table-cell>
          <table:table-cell table:formula="of:= ([times.C120] - [times.B120]) / 1000000" office:value-type="float" office:value="102.379776" calcext:value-type="float">
            <text:p>102.379776</text:p>
          </table:table-cell>
          <table:table-cell table:formula="of:= ([times.E120] - [times.D120]) / 1000000" office:value-type="float" office:value="92.029184" calcext:value-type="float">
            <text:p>92.029184</text:p>
          </table:table-cell>
          <table:table-cell table:formula="of:= ([times.G120] - [times.F120]) / 1000000" office:value-type="float" office:value="99.814656" calcext:value-type="float">
            <text:p>99.814656</text:p>
          </table:table-cell>
        </table:table-row>
        <table:table-row table:style-name="ro1">
          <table:table-cell table:formula="of:=[times.A121]" office:value-type="float" office:value="119" calcext:value-type="float">
            <text:p>119</text:p>
          </table:table-cell>
          <table:table-cell table:formula="of:= ([times.C121] - [times.B121]) / 1000000" office:value-type="float" office:value="103.051264" calcext:value-type="float">
            <text:p>103.051264</text:p>
          </table:table-cell>
          <table:table-cell table:formula="of:= ([times.E121] - [times.D121]) / 1000000" office:value-type="float" office:value="91.884288" calcext:value-type="float">
            <text:p>91.884288</text:p>
          </table:table-cell>
          <table:table-cell table:formula="of:= ([times.G121] - [times.F121]) / 1000000" office:value-type="float" office:value="99.483136" calcext:value-type="float">
            <text:p>99.483136</text:p>
          </table:table-cell>
        </table:table-row>
        <table:table-row table:style-name="ro1">
          <table:table-cell table:formula="of:=[times.A122]" office:value-type="float" office:value="120" calcext:value-type="float">
            <text:p>120</text:p>
          </table:table-cell>
          <table:table-cell table:formula="of:= ([times.C122] - [times.B122]) / 1000000" office:value-type="float" office:value="105.917184" calcext:value-type="float">
            <text:p>105.917184</text:p>
          </table:table-cell>
          <table:table-cell table:formula="of:= ([times.E122] - [times.D122]) / 1000000" office:value-type="float" office:value="91.750144" calcext:value-type="float">
            <text:p>91.750144</text:p>
          </table:table-cell>
          <table:table-cell table:formula="of:= ([times.G122] - [times.F122]) / 1000000" office:value-type="float" office:value="99.18208" calcext:value-type="float">
            <text:p>99.18208</text:p>
          </table:table-cell>
        </table:table-row>
        <table:table-row table:style-name="ro1">
          <table:table-cell table:formula="of:=[times.A123]" office:value-type="float" office:value="121" calcext:value-type="float">
            <text:p>121</text:p>
          </table:table-cell>
          <table:table-cell table:formula="of:= ([times.C123] - [times.B123]) / 1000000" office:value-type="float" office:value="107.77216" calcext:value-type="float">
            <text:p>107.77216</text:p>
          </table:table-cell>
          <table:table-cell table:formula="of:= ([times.E123] - [times.D123]) / 1000000" office:value-type="float" office:value="91.403008" calcext:value-type="float">
            <text:p>91.403008</text:p>
          </table:table-cell>
          <table:table-cell table:formula="of:= ([times.G123] - [times.F123]) / 1000000" office:value-type="float" office:value="99.135488" calcext:value-type="float">
            <text:p>99.135488</text:p>
          </table:table-cell>
        </table:table-row>
        <table:table-row table:style-name="ro1">
          <table:table-cell table:formula="of:=[times.A124]" office:value-type="float" office:value="122" calcext:value-type="float">
            <text:p>122</text:p>
          </table:table-cell>
          <table:table-cell table:formula="of:= ([times.C124] - [times.B124]) / 1000000" office:value-type="float" office:value="108.844032" calcext:value-type="float">
            <text:p>108.844032</text:p>
          </table:table-cell>
          <table:table-cell table:formula="of:= ([times.E124] - [times.D124]) / 1000000" office:value-type="float" office:value="91.257088" calcext:value-type="float">
            <text:p>91.257088</text:p>
          </table:table-cell>
          <table:table-cell table:formula="of:= ([times.G124] - [times.F124]) / 1000000" office:value-type="float" office:value="99.014912" calcext:value-type="float">
            <text:p>99.014912</text:p>
          </table:table-cell>
        </table:table-row>
        <table:table-row table:style-name="ro1">
          <table:table-cell table:formula="of:=[times.A125]" office:value-type="float" office:value="123" calcext:value-type="float">
            <text:p>123</text:p>
          </table:table-cell>
          <table:table-cell table:formula="of:= ([times.C125] - [times.B125]) / 1000000" office:value-type="float" office:value="109.421568" calcext:value-type="float">
            <text:p>109.421568</text:p>
          </table:table-cell>
          <table:table-cell table:formula="of:= ([times.E125] - [times.D125]) / 1000000" office:value-type="float" office:value="90.958336" calcext:value-type="float">
            <text:p>90.958336</text:p>
          </table:table-cell>
          <table:table-cell table:formula="of:= ([times.G125] - [times.F125]) / 1000000" office:value-type="float" office:value="98.891264" calcext:value-type="float">
            <text:p>98.891264</text:p>
          </table:table-cell>
        </table:table-row>
        <table:table-row table:style-name="ro1">
          <table:table-cell table:formula="of:=[times.A126]" office:value-type="float" office:value="124" calcext:value-type="float">
            <text:p>124</text:p>
          </table:table-cell>
          <table:table-cell table:formula="of:= ([times.C126] - [times.B126]) / 1000000" office:value-type="float" office:value="109.486336" calcext:value-type="float">
            <text:p>109.486336</text:p>
          </table:table-cell>
          <table:table-cell table:formula="of:= ([times.E126] - [times.D126]) / 1000000" office:value-type="float" office:value="90.850304" calcext:value-type="float">
            <text:p>90.850304</text:p>
          </table:table-cell>
          <table:table-cell table:formula="of:= ([times.G126] - [times.F126]) / 1000000" office:value-type="float" office:value="99.14368" calcext:value-type="float">
            <text:p>99.14368</text:p>
          </table:table-cell>
        </table:table-row>
        <table:table-row table:style-name="ro1">
          <table:table-cell table:formula="of:=[times.A127]" office:value-type="float" office:value="125" calcext:value-type="float">
            <text:p>125</text:p>
          </table:table-cell>
          <table:table-cell table:formula="of:= ([times.C127] - [times.B127]) / 1000000" office:value-type="float" office:value="110.68288" calcext:value-type="float">
            <text:p>110.68288</text:p>
          </table:table-cell>
          <table:table-cell table:formula="of:= ([times.E127] - [times.D127]) / 1000000" office:value-type="float" office:value="90.481664" calcext:value-type="float">
            <text:p>90.481664</text:p>
          </table:table-cell>
          <table:table-cell table:formula="of:= ([times.G127] - [times.F127]) / 1000000" office:value-type="float" office:value="99.15904" calcext:value-type="float">
            <text:p>99.15904</text:p>
          </table:table-cell>
        </table:table-row>
        <table:table-row table:style-name="ro1">
          <table:table-cell table:formula="of:=[times.A128]" office:value-type="float" office:value="126" calcext:value-type="float">
            <text:p>126</text:p>
          </table:table-cell>
          <table:table-cell table:formula="of:= ([times.C128] - [times.B128]) / 1000000" office:value-type="float" office:value="111.744" calcext:value-type="float">
            <text:p>111.744</text:p>
          </table:table-cell>
          <table:table-cell table:formula="of:= ([times.E128] - [times.D128]) / 1000000" office:value-type="float" office:value="90.175232" calcext:value-type="float">
            <text:p>90.175232</text:p>
          </table:table-cell>
          <table:table-cell table:formula="of:= ([times.G128] - [times.F128]) / 1000000" office:value-type="float" office:value="99.052032" calcext:value-type="float">
            <text:p>99.052032</text:p>
          </table:table-cell>
        </table:table-row>
        <table:table-row table:style-name="ro1">
          <table:table-cell table:formula="of:=[times.A129]" office:value-type="float" office:value="127" calcext:value-type="float">
            <text:p>127</text:p>
          </table:table-cell>
          <table:table-cell table:formula="of:= ([times.C129] - [times.B129]) / 1000000" office:value-type="float" office:value="112.42496" calcext:value-type="float">
            <text:p>112.42496</text:p>
          </table:table-cell>
          <table:table-cell table:formula="of:= ([times.E129] - [times.D129]) / 1000000" office:value-type="float" office:value="90.06848" calcext:value-type="float">
            <text:p>90.06848</text:p>
          </table:table-cell>
          <table:table-cell table:formula="of:= ([times.G129] - [times.F129]) / 1000000" office:value-type="float" office:value="99.9296" calcext:value-type="float">
            <text:p>99.9296</text:p>
          </table:table-cell>
        </table:table-row>
        <table:table-row table:style-name="ro1">
          <table:table-cell table:formula="of:=[times.A130]" office:value-type="float" office:value="128" calcext:value-type="float">
            <text:p>128</text:p>
          </table:table-cell>
          <table:table-cell table:formula="of:= ([times.C130] - [times.B130]) / 1000000" office:value-type="float" office:value="113.97504" calcext:value-type="float">
            <text:p>113.97504</text:p>
          </table:table-cell>
          <table:table-cell table:formula="of:= ([times.E130] - [times.D130]) / 1000000" office:value-type="float" office:value="90.225152" calcext:value-type="float">
            <text:p>90.225152</text:p>
          </table:table-cell>
          <table:table-cell table:formula="of:= ([times.G130] - [times.F130]) / 1000000" office:value-type="float" office:value="104.60288" calcext:value-type="float">
            <text:p>104.60288</text:p>
          </table:table-cell>
        </table:table-row>
        <table:table-row table:style-name="ro1">
          <table:table-cell table:formula="of:=[times.A131]" office:value-type="float" office:value="129" calcext:value-type="float">
            <text:p>129</text:p>
          </table:table-cell>
          <table:table-cell table:formula="of:= ([times.C131] - [times.B131]) / 1000000" office:value-type="float" office:value="115.442176" calcext:value-type="float">
            <text:p>115.442176</text:p>
          </table:table-cell>
          <table:table-cell table:formula="of:= ([times.E131] - [times.D131]) / 1000000" office:value-type="float" office:value="91.392" calcext:value-type="float">
            <text:p>91.392</text:p>
          </table:table-cell>
          <table:table-cell table:formula="of:= ([times.G131] - [times.F131]) / 1000000" office:value-type="float" office:value="107.406336" calcext:value-type="float">
            <text:p>107.406336</text:p>
          </table:table-cell>
        </table:table-row>
        <table:table-row table:style-name="ro1">
          <table:table-cell table:formula="of:=[times.A132]" office:value-type="float" office:value="130" calcext:value-type="float">
            <text:p>130</text:p>
          </table:table-cell>
          <table:table-cell table:formula="of:= ([times.C132] - [times.B132]) / 1000000" office:value-type="float" office:value="117.538304" calcext:value-type="float">
            <text:p>117.538304</text:p>
          </table:table-cell>
          <table:table-cell table:formula="of:= ([times.E132] - [times.D132]) / 1000000" office:value-type="float" office:value="92.142592" calcext:value-type="float">
            <text:p>92.142592</text:p>
          </table:table-cell>
          <table:table-cell table:formula="of:= ([times.G132] - [times.F132]) / 1000000" office:value-type="float" office:value="112.609792" calcext:value-type="float">
            <text:p>112.609792</text:p>
          </table:table-cell>
        </table:table-row>
        <table:table-row table:style-name="ro1">
          <table:table-cell table:formula="of:=[times.A133]" office:value-type="float" office:value="131" calcext:value-type="float">
            <text:p>131</text:p>
          </table:table-cell>
          <table:table-cell table:formula="of:= ([times.C133] - [times.B133]) / 1000000" office:value-type="float" office:value="117.75872" calcext:value-type="float">
            <text:p>117.75872</text:p>
          </table:table-cell>
          <table:table-cell table:formula="of:= ([times.E133] - [times.D133]) / 1000000" office:value-type="float" office:value="93.957888" calcext:value-type="float">
            <text:p>93.957888</text:p>
          </table:table-cell>
          <table:table-cell table:formula="of:= ([times.G133] - [times.F133]) / 1000000" office:value-type="float" office:value="114.509568" calcext:value-type="float">
            <text:p>114.509568</text:p>
          </table:table-cell>
        </table:table-row>
        <table:table-row table:style-name="ro1">
          <table:table-cell table:formula="of:=[times.A134]" office:value-type="float" office:value="132" calcext:value-type="float">
            <text:p>132</text:p>
          </table:table-cell>
          <table:table-cell table:formula="of:= ([times.C134] - [times.B134]) / 1000000" office:value-type="float" office:value="118.003712" calcext:value-type="float">
            <text:p>118.003712</text:p>
          </table:table-cell>
          <table:table-cell table:formula="of:= ([times.E134] - [times.D134]) / 1000000" office:value-type="float" office:value="95.425792" calcext:value-type="float">
            <text:p>95.425792</text:p>
          </table:table-cell>
          <table:table-cell table:formula="of:= ([times.G134] - [times.F134]) / 1000000" office:value-type="float" office:value="115.91424" calcext:value-type="float">
            <text:p>115.91424</text:p>
          </table:table-cell>
        </table:table-row>
        <table:table-row table:style-name="ro1">
          <table:table-cell table:formula="of:=[times.A135]" office:value-type="float" office:value="133" calcext:value-type="float">
            <text:p>133</text:p>
          </table:table-cell>
          <table:table-cell table:formula="of:= ([times.C135] - [times.B135]) / 1000000" office:value-type="float" office:value="119.889408" calcext:value-type="float">
            <text:p>119.889408</text:p>
          </table:table-cell>
          <table:table-cell table:formula="of:= ([times.E135] - [times.D135]) / 1000000" office:value-type="float" office:value="96.485376" calcext:value-type="float">
            <text:p>96.485376</text:p>
          </table:table-cell>
          <table:table-cell table:formula="of:= ([times.G135] - [times.F135]) / 1000000" office:value-type="float" office:value="116.733184" calcext:value-type="float">
            <text:p>116.733184</text:p>
          </table:table-cell>
        </table:table-row>
        <table:table-row table:style-name="ro1">
          <table:table-cell table:formula="of:=[times.A136]" office:value-type="float" office:value="134" calcext:value-type="float">
            <text:p>134</text:p>
          </table:table-cell>
          <table:table-cell table:formula="of:= ([times.C136] - [times.B136]) / 1000000" office:value-type="float" office:value="121.293824" calcext:value-type="float">
            <text:p>121.293824</text:p>
          </table:table-cell>
          <table:table-cell table:formula="of:= ([times.E136] - [times.D136]) / 1000000" office:value-type="float" office:value="99.374592" calcext:value-type="float">
            <text:p>99.374592</text:p>
          </table:table-cell>
          <table:table-cell table:formula="of:= ([times.G136] - [times.F136]) / 1000000" office:value-type="float" office:value="117.134336" calcext:value-type="float">
            <text:p>117.134336</text:p>
          </table:table-cell>
        </table:table-row>
        <table:table-row table:style-name="ro1">
          <table:table-cell table:formula="of:=[times.A137]" office:value-type="float" office:value="135" calcext:value-type="float">
            <text:p>135</text:p>
          </table:table-cell>
          <table:table-cell table:formula="of:= ([times.C137] - [times.B137]) / 1000000" office:value-type="float" office:value="122.819328" calcext:value-type="float">
            <text:p>122.819328</text:p>
          </table:table-cell>
          <table:table-cell table:formula="of:= ([times.E137] - [times.D137]) / 1000000" office:value-type="float" office:value="99.233792" calcext:value-type="float">
            <text:p>99.233792</text:p>
          </table:table-cell>
          <table:table-cell table:formula="of:= ([times.G137] - [times.F137]) / 1000000" office:value-type="float" office:value="118.108928" calcext:value-type="float">
            <text:p>118.108928</text:p>
          </table:table-cell>
        </table:table-row>
        <table:table-row table:style-name="ro1">
          <table:table-cell table:formula="of:=[times.A138]" office:value-type="float" office:value="136" calcext:value-type="float">
            <text:p>136</text:p>
          </table:table-cell>
          <table:table-cell table:formula="of:= ([times.C138] - [times.B138]) / 1000000" office:value-type="float" office:value="123.498752" calcext:value-type="float">
            <text:p>123.498752</text:p>
          </table:table-cell>
          <table:table-cell table:formula="of:= ([times.E138] - [times.D138]) / 1000000" office:value-type="float" office:value="99.49184" calcext:value-type="float">
            <text:p>99.49184</text:p>
          </table:table-cell>
          <table:table-cell table:formula="of:= ([times.G138] - [times.F138]) / 1000000" office:value-type="float" office:value="118.790912" calcext:value-type="float">
            <text:p>118.790912</text:p>
          </table:table-cell>
        </table:table-row>
        <table:table-row table:style-name="ro1">
          <table:table-cell table:formula="of:=[times.A139]" office:value-type="float" office:value="137" calcext:value-type="float">
            <text:p>137</text:p>
          </table:table-cell>
          <table:table-cell table:formula="of:= ([times.C139] - [times.B139]) / 1000000" office:value-type="float" office:value="123.596544" calcext:value-type="float">
            <text:p>123.596544</text:p>
          </table:table-cell>
          <table:table-cell table:formula="of:= ([times.E139] - [times.D139]) / 1000000" office:value-type="float" office:value="100.301312" calcext:value-type="float">
            <text:p>100.301312</text:p>
          </table:table-cell>
          <table:table-cell table:formula="of:= ([times.G139] - [times.F139]) / 1000000" office:value-type="float" office:value="120.51968" calcext:value-type="float">
            <text:p>120.51968</text:p>
          </table:table-cell>
        </table:table-row>
        <table:table-row table:style-name="ro1">
          <table:table-cell table:formula="of:=[times.A140]" office:value-type="float" office:value="138" calcext:value-type="float">
            <text:p>138</text:p>
          </table:table-cell>
          <table:table-cell table:formula="of:= ([times.C140] - [times.B140]) / 1000000" office:value-type="float" office:value="123.873536" calcext:value-type="float">
            <text:p>123.873536</text:p>
          </table:table-cell>
          <table:table-cell table:formula="of:= ([times.E140] - [times.D140]) / 1000000" office:value-type="float" office:value="101.727232" calcext:value-type="float">
            <text:p>101.727232</text:p>
          </table:table-cell>
          <table:table-cell table:formula="of:= ([times.G140] - [times.F140]) / 1000000" office:value-type="float" office:value="121.241856" calcext:value-type="float">
            <text:p>121.241856</text:p>
          </table:table-cell>
        </table:table-row>
        <table:table-row table:style-name="ro1">
          <table:table-cell table:formula="of:=[times.A141]" office:value-type="float" office:value="139" calcext:value-type="float">
            <text:p>139</text:p>
          </table:table-cell>
          <table:table-cell table:formula="of:= ([times.C141] - [times.B141]) / 1000000" office:value-type="float" office:value="125.38112" calcext:value-type="float">
            <text:p>125.38112</text:p>
          </table:table-cell>
          <table:table-cell table:formula="of:= ([times.E141] - [times.D141]) / 1000000" office:value-type="float" office:value="102.82496" calcext:value-type="float">
            <text:p>102.82496</text:p>
          </table:table-cell>
          <table:table-cell table:formula="of:= ([times.G141] - [times.F141]) / 1000000" office:value-type="float" office:value="121.798656" calcext:value-type="float">
            <text:p>121.798656</text:p>
          </table:table-cell>
        </table:table-row>
        <table:table-row table:style-name="ro1">
          <table:table-cell table:formula="of:=[times.A142]" office:value-type="float" office:value="140" calcext:value-type="float">
            <text:p>140</text:p>
          </table:table-cell>
          <table:table-cell table:formula="of:= ([times.C142] - [times.B142]) / 1000000" office:value-type="float" office:value="125.770752" calcext:value-type="float">
            <text:p>125.770752</text:p>
          </table:table-cell>
          <table:table-cell table:formula="of:= ([times.E142] - [times.D142]) / 1000000" office:value-type="float" office:value="103.929088" calcext:value-type="float">
            <text:p>103.929088</text:p>
          </table:table-cell>
          <table:table-cell table:formula="of:= ([times.G142] - [times.F142]) / 1000000" office:value-type="float" office:value="121.670144" calcext:value-type="float">
            <text:p>121.670144</text:p>
          </table:table-cell>
        </table:table-row>
        <table:table-row table:style-name="ro1">
          <table:table-cell table:formula="of:=[times.A143]" office:value-type="float" office:value="141" calcext:value-type="float">
            <text:p>141</text:p>
          </table:table-cell>
          <table:table-cell table:formula="of:= ([times.C143] - [times.B143]) / 1000000" office:value-type="float" office:value="126.882816" calcext:value-type="float">
            <text:p>126.882816</text:p>
          </table:table-cell>
          <table:table-cell table:formula="of:= ([times.E143] - [times.D143]) / 1000000" office:value-type="float" office:value="105.387008" calcext:value-type="float">
            <text:p>105.387008</text:p>
          </table:table-cell>
          <table:table-cell table:formula="of:= ([times.G143] - [times.F143]) / 1000000" office:value-type="float" office:value="121.752064" calcext:value-type="float">
            <text:p>121.752064</text:p>
          </table:table-cell>
        </table:table-row>
        <table:table-row table:style-name="ro1">
          <table:table-cell table:formula="of:=[times.A144]" office:value-type="float" office:value="142" calcext:value-type="float">
            <text:p>142</text:p>
          </table:table-cell>
          <table:table-cell table:formula="of:= ([times.C144] - [times.B144]) / 1000000" office:value-type="float" office:value="126.900224" calcext:value-type="float">
            <text:p>126.900224</text:p>
          </table:table-cell>
          <table:table-cell table:formula="of:= ([times.E144] - [times.D144]) / 1000000" office:value-type="float" office:value="106.905856" calcext:value-type="float">
            <text:p>106.905856</text:p>
          </table:table-cell>
          <table:table-cell table:formula="of:= ([times.G144] - [times.F144]) / 1000000" office:value-type="float" office:value="121.549568" calcext:value-type="float">
            <text:p>121.549568</text:p>
          </table:table-cell>
        </table:table-row>
        <table:table-row table:style-name="ro1">
          <table:table-cell table:formula="of:=[times.A145]" office:value-type="float" office:value="143" calcext:value-type="float">
            <text:p>143</text:p>
          </table:table-cell>
          <table:table-cell table:formula="of:= ([times.C145] - [times.B145]) / 1000000" office:value-type="float" office:value="127.175168" calcext:value-type="float">
            <text:p>127.175168</text:p>
          </table:table-cell>
          <table:table-cell table:formula="of:= ([times.E145] - [times.D145]) / 1000000" office:value-type="float" office:value="107.619072" calcext:value-type="float">
            <text:p>107.619072</text:p>
          </table:table-cell>
          <table:table-cell table:formula="of:= ([times.G145] - [times.F145]) / 1000000" office:value-type="float" office:value="121.703936" calcext:value-type="float">
            <text:p>121.703936</text:p>
          </table:table-cell>
        </table:table-row>
        <table:table-row table:style-name="ro1">
          <table:table-cell table:formula="of:=[times.A146]" office:value-type="float" office:value="144" calcext:value-type="float">
            <text:p>144</text:p>
          </table:table-cell>
          <table:table-cell table:formula="of:= ([times.C146] - [times.B146]) / 1000000" office:value-type="float" office:value="128.412928" calcext:value-type="float">
            <text:p>128.412928</text:p>
          </table:table-cell>
          <table:table-cell table:formula="of:= ([times.E146] - [times.D146]) / 1000000" office:value-type="float" office:value="109.42208" calcext:value-type="float">
            <text:p>109.42208</text:p>
          </table:table-cell>
          <table:table-cell table:formula="of:= ([times.G146] - [times.F146]) / 1000000" office:value-type="float" office:value="121.613056" calcext:value-type="float">
            <text:p>121.613056</text:p>
          </table:table-cell>
        </table:table-row>
        <table:table-row table:style-name="ro1">
          <table:table-cell table:formula="of:=[times.A147]" office:value-type="float" office:value="145" calcext:value-type="float">
            <text:p>145</text:p>
          </table:table-cell>
          <table:table-cell table:formula="of:= ([times.C147] - [times.B147]) / 1000000" office:value-type="float" office:value="128.462336" calcext:value-type="float">
            <text:p>128.462336</text:p>
          </table:table-cell>
          <table:table-cell table:formula="of:= ([times.E147] - [times.D147]) / 1000000" office:value-type="float" office:value="110.139904" calcext:value-type="float">
            <text:p>110.139904</text:p>
          </table:table-cell>
          <table:table-cell table:formula="of:= ([times.G147] - [times.F147]) / 1000000" office:value-type="float" office:value="121.628928" calcext:value-type="float">
            <text:p>121.628928</text:p>
          </table:table-cell>
        </table:table-row>
        <table:table-row table:style-name="ro1">
          <table:table-cell table:formula="of:=[times.A148]" office:value-type="float" office:value="146" calcext:value-type="float">
            <text:p>146</text:p>
          </table:table-cell>
          <table:table-cell table:formula="of:= ([times.C148] - [times.B148]) / 1000000" office:value-type="float" office:value="129.979392" calcext:value-type="float">
            <text:p>129.979392</text:p>
          </table:table-cell>
          <table:table-cell table:formula="of:= ([times.E148] - [times.D148]) / 1000000" office:value-type="float" office:value="110.454784" calcext:value-type="float">
            <text:p>110.454784</text:p>
          </table:table-cell>
          <table:table-cell table:formula="of:= ([times.G148] - [times.F148]) / 1000000" office:value-type="float" office:value="121.950976" calcext:value-type="float">
            <text:p>121.950976</text:p>
          </table:table-cell>
        </table:table-row>
        <table:table-row table:style-name="ro1">
          <table:table-cell table:formula="of:=[times.A149]" office:value-type="float" office:value="147" calcext:value-type="float">
            <text:p>147</text:p>
          </table:table-cell>
          <table:table-cell table:formula="of:= ([times.C149] - [times.B149]) / 1000000" office:value-type="float" office:value="131.039744" calcext:value-type="float">
            <text:p>131.039744</text:p>
          </table:table-cell>
          <table:table-cell table:formula="of:= ([times.E149] - [times.D149]) / 1000000" office:value-type="float" office:value="111.60064" calcext:value-type="float">
            <text:p>111.60064</text:p>
          </table:table-cell>
          <table:table-cell table:formula="of:= ([times.G149] - [times.F149]) / 1000000" office:value-type="float" office:value="129.35808" calcext:value-type="float">
            <text:p>129.35808</text:p>
          </table:table-cell>
        </table:table-row>
        <table:table-row table:style-name="ro1">
          <table:table-cell table:formula="of:=[times.A150]" office:value-type="float" office:value="148" calcext:value-type="float">
            <text:p>148</text:p>
          </table:table-cell>
          <table:table-cell table:formula="of:= ([times.C150] - [times.B150]) / 1000000" office:value-type="float" office:value="132.499968" calcext:value-type="float">
            <text:p>132.499968</text:p>
          </table:table-cell>
          <table:table-cell table:formula="of:= ([times.E150] - [times.D150]) / 1000000" office:value-type="float" office:value="113.785344" calcext:value-type="float">
            <text:p>113.785344</text:p>
          </table:table-cell>
          <table:table-cell table:formula="of:= ([times.G150] - [times.F150]) / 1000000" office:value-type="float" office:value="129.376768" calcext:value-type="float">
            <text:p>129.376768</text:p>
          </table:table-cell>
        </table:table-row>
        <table:table-row table:style-name="ro1">
          <table:table-cell table:formula="of:=[times.A151]" office:value-type="float" office:value="149" calcext:value-type="float">
            <text:p>149</text:p>
          </table:table-cell>
          <table:table-cell table:formula="of:= ([times.C151] - [times.B151]) / 1000000" office:value-type="float" office:value="132.725504" calcext:value-type="float">
            <text:p>132.725504</text:p>
          </table:table-cell>
          <table:table-cell table:formula="of:= ([times.E151] - [times.D151]) / 1000000" office:value-type="float" office:value="115.238912" calcext:value-type="float">
            <text:p>115.238912</text:p>
          </table:table-cell>
          <table:table-cell table:formula="of:= ([times.G151] - [times.F151]) / 1000000" office:value-type="float" office:value="129.669888" calcext:value-type="float">
            <text:p>129.669888</text:p>
          </table:table-cell>
        </table:table-row>
        <table:table-row table:style-name="ro1">
          <table:table-cell table:formula="of:=[times.A152]" office:value-type="float" office:value="150" calcext:value-type="float">
            <text:p>150</text:p>
          </table:table-cell>
          <table:table-cell table:formula="of:= ([times.C152] - [times.B152]) / 1000000" office:value-type="float" office:value="133.618176" calcext:value-type="float">
            <text:p>133.618176</text:p>
          </table:table-cell>
          <table:table-cell table:formula="of:= ([times.E152] - [times.D152]) / 1000000" office:value-type="float" office:value="116.731904" calcext:value-type="float">
            <text:p>116.731904</text:p>
          </table:table-cell>
          <table:table-cell table:formula="of:= ([times.G152] - [times.F152]) / 1000000" office:value-type="float" office:value="129.84064" calcext:value-type="float">
            <text:p>129.84064</text:p>
          </table:table-cell>
        </table:table-row>
        <table:table-row table:style-name="ro1">
          <table:table-cell table:formula="of:=[times.A153]" office:value-type="float" office:value="151" calcext:value-type="float">
            <text:p>151</text:p>
          </table:table-cell>
          <table:table-cell table:formula="of:= ([times.C153] - [times.B153]) / 1000000" office:value-type="float" office:value="133.98912" calcext:value-type="float">
            <text:p>133.98912</text:p>
          </table:table-cell>
          <table:table-cell table:formula="of:= ([times.E153] - [times.D153]) / 1000000" office:value-type="float" office:value="117.52192" calcext:value-type="float">
            <text:p>117.52192</text:p>
          </table:table-cell>
          <table:table-cell table:formula="of:= ([times.G153] - [times.F153]) / 1000000" office:value-type="float" office:value="130.183168" calcext:value-type="float">
            <text:p>130.183168</text:p>
          </table:table-cell>
        </table:table-row>
        <table:table-row table:style-name="ro1">
          <table:table-cell table:formula="of:=[times.A154]" office:value-type="float" office:value="152" calcext:value-type="float">
            <text:p>152</text:p>
          </table:table-cell>
          <table:table-cell table:formula="of:= ([times.C154] - [times.B154]) / 1000000" office:value-type="float" office:value="135.368448" calcext:value-type="float">
            <text:p>135.368448</text:p>
          </table:table-cell>
          <table:table-cell table:formula="of:= ([times.E154] - [times.D154]) / 1000000" office:value-type="float" office:value="117.888" calcext:value-type="float">
            <text:p>117.888</text:p>
          </table:table-cell>
          <table:table-cell table:formula="of:= ([times.G154] - [times.F154]) / 1000000" office:value-type="float" office:value="137.709056" calcext:value-type="float">
            <text:p>137.709056</text:p>
          </table:table-cell>
        </table:table-row>
        <table:table-row table:style-name="ro1">
          <table:table-cell table:formula="of:=[times.A155]" office:value-type="float" office:value="153" calcext:value-type="float">
            <text:p>153</text:p>
          </table:table-cell>
          <table:table-cell table:formula="of:= ([times.C155] - [times.B155]) / 1000000" office:value-type="float" office:value="136.870144" calcext:value-type="float">
            <text:p>136.870144</text:p>
          </table:table-cell>
          <table:table-cell table:formula="of:= ([times.E155] - [times.D155]) / 1000000" office:value-type="float" office:value="118.619904" calcext:value-type="float">
            <text:p>118.619904</text:p>
          </table:table-cell>
          <table:table-cell table:formula="of:= ([times.G155] - [times.F155]) / 1000000" office:value-type="float" office:value="137.92384" calcext:value-type="float">
            <text:p>137.92384</text:p>
          </table:table-cell>
        </table:table-row>
        <table:table-row table:style-name="ro1">
          <table:table-cell table:formula="of:=[times.A156]" office:value-type="float" office:value="154" calcext:value-type="float">
            <text:p>154</text:p>
          </table:table-cell>
          <table:table-cell table:formula="of:= ([times.C156] - [times.B156]) / 1000000" office:value-type="float" office:value="139.0592" calcext:value-type="float">
            <text:p>139.0592</text:p>
          </table:table-cell>
          <table:table-cell table:formula="of:= ([times.E156] - [times.D156]) / 1000000" office:value-type="float" office:value="119.24608" calcext:value-type="float">
            <text:p>119.24608</text:p>
          </table:table-cell>
          <table:table-cell table:formula="of:= ([times.G156] - [times.F156]) / 1000000" office:value-type="float" office:value="138.095872" calcext:value-type="float">
            <text:p>138.095872</text:p>
          </table:table-cell>
        </table:table-row>
        <table:table-row table:style-name="ro1">
          <table:table-cell table:formula="of:=[times.A157]" office:value-type="float" office:value="155" calcext:value-type="float">
            <text:p>155</text:p>
          </table:table-cell>
          <table:table-cell table:formula="of:= ([times.C157] - [times.B157]) / 1000000" office:value-type="float" office:value="139.711744" calcext:value-type="float">
            <text:p>139.711744</text:p>
          </table:table-cell>
          <table:table-cell table:formula="of:= ([times.E157] - [times.D157]) / 1000000" office:value-type="float" office:value="120.145152" calcext:value-type="float">
            <text:p>120.145152</text:p>
          </table:table-cell>
          <table:table-cell table:formula="of:= ([times.G157] - [times.F157]) / 1000000" office:value-type="float" office:value="139.218432" calcext:value-type="float">
            <text:p>139.218432</text:p>
          </table:table-cell>
        </table:table-row>
        <table:table-row table:style-name="ro1">
          <table:table-cell table:formula="of:=[times.A158]" office:value-type="float" office:value="156" calcext:value-type="float">
            <text:p>156</text:p>
          </table:table-cell>
          <table:table-cell table:formula="of:= ([times.C158] - [times.B158]) / 1000000" office:value-type="float" office:value="141.666048" calcext:value-type="float">
            <text:p>141.666048</text:p>
          </table:table-cell>
          <table:table-cell table:formula="of:= ([times.E158] - [times.D158]) / 1000000" office:value-type="float" office:value="120.41728" calcext:value-type="float">
            <text:p>120.41728</text:p>
          </table:table-cell>
          <table:table-cell table:formula="of:= ([times.G158] - [times.F158]) / 1000000" office:value-type="float" office:value="140.364032" calcext:value-type="float">
            <text:p>140.364032</text:p>
          </table:table-cell>
        </table:table-row>
        <table:table-row table:style-name="ro1">
          <table:table-cell table:formula="of:=[times.A159]" office:value-type="float" office:value="157" calcext:value-type="float">
            <text:p>157</text:p>
          </table:table-cell>
          <table:table-cell table:formula="of:= ([times.C159] - [times.B159]) / 1000000" office:value-type="float" office:value="142.011648" calcext:value-type="float">
            <text:p>142.011648</text:p>
          </table:table-cell>
          <table:table-cell table:formula="of:= ([times.E159] - [times.D159]) / 1000000" office:value-type="float" office:value="121.54496" calcext:value-type="float">
            <text:p>121.54496</text:p>
          </table:table-cell>
          <table:table-cell table:formula="of:= ([times.G159] - [times.F159]) / 1000000" office:value-type="float" office:value="140.617728" calcext:value-type="float">
            <text:p>140.617728</text:p>
          </table:table-cell>
        </table:table-row>
        <table:table-row table:style-name="ro1">
          <table:table-cell table:formula="of:=[times.A160]" office:value-type="float" office:value="158" calcext:value-type="float">
            <text:p>158</text:p>
          </table:table-cell>
          <table:table-cell table:formula="of:= ([times.C160] - [times.B160]) / 1000000" office:value-type="float" office:value="144.212992" calcext:value-type="float">
            <text:p>144.212992</text:p>
          </table:table-cell>
          <table:table-cell table:formula="of:= ([times.E160] - [times.D160]) / 1000000" office:value-type="float" office:value="122.162176" calcext:value-type="float">
            <text:p>122.162176</text:p>
          </table:table-cell>
          <table:table-cell table:formula="of:= ([times.G160] - [times.F160]) / 1000000" office:value-type="float" office:value="142.154752" calcext:value-type="float">
            <text:p>142.154752</text:p>
          </table:table-cell>
        </table:table-row>
        <table:table-row table:style-name="ro1">
          <table:table-cell table:formula="of:=[times.A161]" office:value-type="float" office:value="159" calcext:value-type="float">
            <text:p>159</text:p>
          </table:table-cell>
          <table:table-cell table:formula="of:= ([times.C161] - [times.B161]) / 1000000" office:value-type="float" office:value="144.341504" calcext:value-type="float">
            <text:p>144.341504</text:p>
          </table:table-cell>
          <table:table-cell table:formula="of:= ([times.E161] - [times.D161]) / 1000000" office:value-type="float" office:value="123.302912" calcext:value-type="float">
            <text:p>123.302912</text:p>
          </table:table-cell>
          <table:table-cell table:formula="of:= ([times.G161] - [times.F161]) / 1000000" office:value-type="float" office:value="142.91584" calcext:value-type="float">
            <text:p>142.91584</text:p>
          </table:table-cell>
        </table:table-row>
        <table:table-row table:style-name="ro1">
          <table:table-cell table:formula="of:=[times.A162]" office:value-type="float" office:value="160" calcext:value-type="float">
            <text:p>160</text:p>
          </table:table-cell>
          <table:table-cell table:formula="of:= ([times.C162] - [times.B162]) / 1000000" office:value-type="float" office:value="144.669952" calcext:value-type="float">
            <text:p>144.669952</text:p>
          </table:table-cell>
          <table:table-cell table:formula="of:= ([times.E162] - [times.D162]) / 1000000" office:value-type="float" office:value="124.390144" calcext:value-type="float">
            <text:p>124.390144</text:p>
          </table:table-cell>
          <table:table-cell table:formula="of:= ([times.G162] - [times.F162]) / 1000000" office:value-type="float" office:value="143.6608" calcext:value-type="float">
            <text:p>143.6608</text:p>
          </table:table-cell>
        </table:table-row>
        <table:table-row table:style-name="ro1">
          <table:table-cell table:formula="of:=[times.A163]" office:value-type="float" office:value="161" calcext:value-type="float">
            <text:p>161</text:p>
          </table:table-cell>
          <table:table-cell table:formula="of:= ([times.C163] - [times.B163]) / 1000000" office:value-type="float" office:value="146.077696" calcext:value-type="float">
            <text:p>146.077696</text:p>
          </table:table-cell>
          <table:table-cell table:formula="of:= ([times.E163] - [times.D163]) / 1000000" office:value-type="float" office:value="124.48512" calcext:value-type="float">
            <text:p>124.48512</text:p>
          </table:table-cell>
          <table:table-cell table:formula="of:= ([times.G163] - [times.F163]) / 1000000" office:value-type="float" office:value="143.834624" calcext:value-type="float">
            <text:p>143.834624</text:p>
          </table:table-cell>
        </table:table-row>
        <table:table-row table:style-name="ro1">
          <table:table-cell table:formula="of:=[times.A164]" office:value-type="float" office:value="162" calcext:value-type="float">
            <text:p>162</text:p>
          </table:table-cell>
          <table:table-cell table:formula="of:= ([times.C164] - [times.B164]) / 1000000" office:value-type="float" office:value="147.464448" calcext:value-type="float">
            <text:p>147.464448</text:p>
          </table:table-cell>
          <table:table-cell table:formula="of:= ([times.E164] - [times.D164]) / 1000000" office:value-type="float" office:value="125.483776" calcext:value-type="float">
            <text:p>125.483776</text:p>
          </table:table-cell>
          <table:table-cell table:formula="of:= ([times.G164] - [times.F164]) / 1000000" office:value-type="float" office:value="144.01792" calcext:value-type="float">
            <text:p>144.01792</text:p>
          </table:table-cell>
        </table:table-row>
        <table:table-row table:style-name="ro1">
          <table:table-cell table:formula="of:=[times.A165]" office:value-type="float" office:value="163" calcext:value-type="float">
            <text:p>163</text:p>
          </table:table-cell>
          <table:table-cell table:formula="of:= ([times.C165] - [times.B165]) / 1000000" office:value-type="float" office:value="147.52384" calcext:value-type="float">
            <text:p>147.52384</text:p>
          </table:table-cell>
          <table:table-cell table:formula="of:= ([times.E165] - [times.D165]) / 1000000" office:value-type="float" office:value="127.578112" calcext:value-type="float">
            <text:p>127.578112</text:p>
          </table:table-cell>
          <table:table-cell table:formula="of:= ([times.G165] - [times.F165]) / 1000000" office:value-type="float" office:value="144.964096" calcext:value-type="float">
            <text:p>144.964096</text:p>
          </table:table-cell>
        </table:table-row>
        <table:table-row table:style-name="ro1">
          <table:table-cell table:formula="of:=[times.A166]" office:value-type="float" office:value="164" calcext:value-type="float">
            <text:p>164</text:p>
          </table:table-cell>
          <table:table-cell table:formula="of:= ([times.C166] - [times.B166]) / 1000000" office:value-type="float" office:value="147.417088" calcext:value-type="float">
            <text:p>147.417088</text:p>
          </table:table-cell>
          <table:table-cell table:formula="of:= ([times.E166] - [times.D166]) / 1000000" office:value-type="float" office:value="127.773184" calcext:value-type="float">
            <text:p>127.773184</text:p>
          </table:table-cell>
          <table:table-cell table:formula="of:= ([times.G166] - [times.F166]) / 1000000" office:value-type="float" office:value="146.402304" calcext:value-type="float">
            <text:p>146.402304</text:p>
          </table:table-cell>
        </table:table-row>
        <table:table-row table:style-name="ro1">
          <table:table-cell table:formula="of:=[times.A167]" office:value-type="float" office:value="165" calcext:value-type="float">
            <text:p>165</text:p>
          </table:table-cell>
          <table:table-cell table:formula="of:= ([times.C167] - [times.B167]) / 1000000" office:value-type="float" office:value="147.362304" calcext:value-type="float">
            <text:p>147.362304</text:p>
          </table:table-cell>
          <table:table-cell table:formula="of:= ([times.E167] - [times.D167]) / 1000000" office:value-type="float" office:value="127.718144" calcext:value-type="float">
            <text:p>127.718144</text:p>
          </table:table-cell>
          <table:table-cell table:formula="of:= ([times.G167] - [times.F167]) / 1000000" office:value-type="float" office:value="147.805184" calcext:value-type="float">
            <text:p>147.805184</text:p>
          </table:table-cell>
        </table:table-row>
        <table:table-row table:style-name="ro1">
          <table:table-cell table:formula="of:=[times.A168]" office:value-type="float" office:value="166" calcext:value-type="float">
            <text:p>166</text:p>
          </table:table-cell>
          <table:table-cell table:formula="of:= ([times.C168] - [times.B168]) / 1000000" office:value-type="float" office:value="147.23584" calcext:value-type="float">
            <text:p>147.23584</text:p>
          </table:table-cell>
          <table:table-cell table:formula="of:= ([times.E168] - [times.D168]) / 1000000" office:value-type="float" office:value="127.56992" calcext:value-type="float">
            <text:p>127.56992</text:p>
          </table:table-cell>
          <table:table-cell table:formula="of:= ([times.G168] - [times.F168]) / 1000000" office:value-type="float" office:value="147.85408" calcext:value-type="float">
            <text:p>147.85408</text:p>
          </table:table-cell>
        </table:table-row>
        <table:table-row table:style-name="ro1">
          <table:table-cell table:formula="of:=[times.A169]" office:value-type="float" office:value="167" calcext:value-type="float">
            <text:p>167</text:p>
          </table:table-cell>
          <table:table-cell table:formula="of:= ([times.C169] - [times.B169]) / 1000000" office:value-type="float" office:value="147.136512" calcext:value-type="float">
            <text:p>147.136512</text:p>
          </table:table-cell>
          <table:table-cell table:formula="of:= ([times.E169] - [times.D169]) / 1000000" office:value-type="float" office:value="127.385088" calcext:value-type="float">
            <text:p>127.385088</text:p>
          </table:table-cell>
          <table:table-cell table:formula="of:= ([times.G169] - [times.F169]) / 1000000" office:value-type="float" office:value="149.043456" calcext:value-type="float">
            <text:p>149.043456</text:p>
          </table:table-cell>
        </table:table-row>
        <table:table-row table:style-name="ro1">
          <table:table-cell table:formula="of:=[times.A170]" office:value-type="float" office:value="168" calcext:value-type="float">
            <text:p>168</text:p>
          </table:table-cell>
          <table:table-cell table:formula="of:= ([times.C170] - [times.B170]) / 1000000" office:value-type="float" office:value="146.977792" calcext:value-type="float">
            <text:p>146.977792</text:p>
          </table:table-cell>
          <table:table-cell table:formula="of:= ([times.E170] - [times.D170]) / 1000000" office:value-type="float" office:value="127.235328" calcext:value-type="float">
            <text:p>127.235328</text:p>
          </table:table-cell>
          <table:table-cell table:formula="of:= ([times.G170] - [times.F170]) / 1000000" office:value-type="float" office:value="149.159168" calcext:value-type="float">
            <text:p>149.159168</text:p>
          </table:table-cell>
        </table:table-row>
        <table:table-row table:style-name="ro1">
          <table:table-cell table:formula="of:=[times.A171]" office:value-type="float" office:value="169" calcext:value-type="float">
            <text:p>169</text:p>
          </table:table-cell>
          <table:table-cell table:formula="of:= ([times.C171] - [times.B171]) / 1000000" office:value-type="float" office:value="146.831872" calcext:value-type="float">
            <text:p>146.831872</text:p>
          </table:table-cell>
          <table:table-cell table:formula="of:= ([times.E171] - [times.D171]) / 1000000" office:value-type="float" office:value="126.93504" calcext:value-type="float">
            <text:p>126.93504</text:p>
          </table:table-cell>
          <table:table-cell table:formula="of:= ([times.G171] - [times.F171]) / 1000000" office:value-type="float" office:value="150.256128" calcext:value-type="float">
            <text:p>150.256128</text:p>
          </table:table-cell>
        </table:table-row>
        <table:table-row table:style-name="ro1">
          <table:table-cell table:formula="of:=[times.A172]" office:value-type="float" office:value="170" calcext:value-type="float">
            <text:p>170</text:p>
          </table:table-cell>
          <table:table-cell table:formula="of:= ([times.C172] - [times.B172]) / 1000000" office:value-type="float" office:value="146.80576" calcext:value-type="float">
            <text:p>146.80576</text:p>
          </table:table-cell>
          <table:table-cell table:formula="of:= ([times.E172] - [times.D172]) / 1000000" office:value-type="float" office:value="126.748672" calcext:value-type="float">
            <text:p>126.748672</text:p>
          </table:table-cell>
          <table:table-cell table:formula="of:= ([times.G172] - [times.F172]) / 1000000" office:value-type="float" office:value="150.427392" calcext:value-type="float">
            <text:p>150.427392</text:p>
          </table:table-cell>
        </table:table-row>
        <table:table-row table:style-name="ro1">
          <table:table-cell table:formula="of:=[times.A173]" office:value-type="float" office:value="171" calcext:value-type="float">
            <text:p>171</text:p>
          </table:table-cell>
          <table:table-cell table:formula="of:= ([times.C173] - [times.B173]) / 1000000" office:value-type="float" office:value="147.622912" calcext:value-type="float">
            <text:p>147.622912</text:p>
          </table:table-cell>
          <table:table-cell table:formula="of:= ([times.E173] - [times.D173]) / 1000000" office:value-type="float" office:value="126.670336" calcext:value-type="float">
            <text:p>126.670336</text:p>
          </table:table-cell>
          <table:table-cell table:formula="of:= ([times.G173] - [times.F173]) / 1000000" office:value-type="float" office:value="152.312064" calcext:value-type="float">
            <text:p>152.312064</text:p>
          </table:table-cell>
        </table:table-row>
        <table:table-row table:style-name="ro1">
          <table:table-cell table:formula="of:=[times.A174]" office:value-type="float" office:value="172" calcext:value-type="float">
            <text:p>172</text:p>
          </table:table-cell>
          <table:table-cell table:formula="of:= ([times.C174] - [times.B174]) / 1000000" office:value-type="float" office:value="147.79136" calcext:value-type="float">
            <text:p>147.79136</text:p>
          </table:table-cell>
          <table:table-cell table:formula="of:= ([times.E174] - [times.D174]) / 1000000" office:value-type="float" office:value="126.381056" calcext:value-type="float">
            <text:p>126.381056</text:p>
          </table:table-cell>
          <table:table-cell table:formula="of:= ([times.G174] - [times.F174]) / 1000000" office:value-type="float" office:value="152.466944" calcext:value-type="float">
            <text:p>152.466944</text:p>
          </table:table-cell>
        </table:table-row>
        <table:table-row table:style-name="ro1">
          <table:table-cell table:formula="of:=[times.A175]" office:value-type="float" office:value="173" calcext:value-type="float">
            <text:p>173</text:p>
          </table:table-cell>
          <table:table-cell table:formula="of:= ([times.C175] - [times.B175]) / 1000000" office:value-type="float" office:value="147.642112" calcext:value-type="float">
            <text:p>147.642112</text:p>
          </table:table-cell>
          <table:table-cell table:formula="of:= ([times.E175] - [times.D175]) / 1000000" office:value-type="float" office:value="126.148096" calcext:value-type="float">
            <text:p>126.148096</text:p>
          </table:table-cell>
          <table:table-cell table:formula="of:= ([times.G175] - [times.F175]) / 1000000" office:value-type="float" office:value="152.944896" calcext:value-type="float">
            <text:p>152.944896</text:p>
          </table:table-cell>
        </table:table-row>
        <table:table-row table:style-name="ro1">
          <table:table-cell table:formula="of:=[times.A176]" office:value-type="float" office:value="174" calcext:value-type="float">
            <text:p>174</text:p>
          </table:table-cell>
          <table:table-cell table:formula="of:= ([times.C176] - [times.B176]) / 1000000" office:value-type="float" office:value="147.561216" calcext:value-type="float">
            <text:p>147.561216</text:p>
          </table:table-cell>
          <table:table-cell table:formula="of:= ([times.E176] - [times.D176]) / 1000000" office:value-type="float" office:value="125.94432" calcext:value-type="float">
            <text:p>125.94432</text:p>
          </table:table-cell>
          <table:table-cell table:formula="of:= ([times.G176] - [times.F176]) / 1000000" office:value-type="float" office:value="153.636352" calcext:value-type="float">
            <text:p>153.636352</text:p>
          </table:table-cell>
        </table:table-row>
        <table:table-row table:style-name="ro1">
          <table:table-cell table:formula="of:=[times.A177]" office:value-type="float" office:value="175" calcext:value-type="float">
            <text:p>175</text:p>
          </table:table-cell>
          <table:table-cell table:formula="of:= ([times.C177] - [times.B177]) / 1000000" office:value-type="float" office:value="147.271168" calcext:value-type="float">
            <text:p>147.271168</text:p>
          </table:table-cell>
          <table:table-cell table:formula="of:= ([times.E177] - [times.D177]) / 1000000" office:value-type="float" office:value="125.969152" calcext:value-type="float">
            <text:p>125.969152</text:p>
          </table:table-cell>
          <table:table-cell table:formula="of:= ([times.G177] - [times.F177]) / 1000000" office:value-type="float" office:value="153.601536" calcext:value-type="float">
            <text:p>153.601536</text:p>
          </table:table-cell>
        </table:table-row>
        <table:table-row table:style-name="ro1">
          <table:table-cell table:formula="of:=[times.A178]" office:value-type="float" office:value="176" calcext:value-type="float">
            <text:p>176</text:p>
          </table:table-cell>
          <table:table-cell table:formula="of:= ([times.C178] - [times.B178]) / 1000000" office:value-type="float" office:value="146.963712" calcext:value-type="float">
            <text:p>146.963712</text:p>
          </table:table-cell>
          <table:table-cell table:formula="of:= ([times.E178] - [times.D178]) / 1000000" office:value-type="float" office:value="125.87264" calcext:value-type="float">
            <text:p>125.87264</text:p>
          </table:table-cell>
          <table:table-cell table:formula="of:= ([times.G178] - [times.F178]) / 1000000" office:value-type="float" office:value="152.83712" calcext:value-type="float">
            <text:p>152.83712</text:p>
          </table:table-cell>
        </table:table-row>
        <table:table-row table:style-name="ro1">
          <table:table-cell table:formula="of:=[times.A179]" office:value-type="float" office:value="177" calcext:value-type="float">
            <text:p>177</text:p>
          </table:table-cell>
          <table:table-cell table:formula="of:= ([times.C179] - [times.B179]) / 1000000" office:value-type="float" office:value="146.869504" calcext:value-type="float">
            <text:p>146.869504</text:p>
          </table:table-cell>
          <table:table-cell table:formula="of:= ([times.E179] - [times.D179]) / 1000000" office:value-type="float" office:value="126.257408" calcext:value-type="float">
            <text:p>126.257408</text:p>
          </table:table-cell>
          <table:table-cell table:formula="of:= ([times.G179] - [times.F179]) / 1000000" office:value-type="float" office:value="152.203008" calcext:value-type="float">
            <text:p>152.203008</text:p>
          </table:table-cell>
        </table:table-row>
        <table:table-row table:style-name="ro1">
          <table:table-cell table:formula="of:=[times.A180]" office:value-type="float" office:value="178" calcext:value-type="float">
            <text:p>178</text:p>
          </table:table-cell>
          <table:table-cell table:formula="of:= ([times.C180] - [times.B180]) / 1000000" office:value-type="float" office:value="146.734592" calcext:value-type="float">
            <text:p>146.734592</text:p>
          </table:table-cell>
          <table:table-cell table:formula="of:= ([times.E180] - [times.D180]) / 1000000" office:value-type="float" office:value="126.048768" calcext:value-type="float">
            <text:p>126.048768</text:p>
          </table:table-cell>
          <table:table-cell table:formula="of:= ([times.G180] - [times.F180]) / 1000000" office:value-type="float" office:value="152.075776" calcext:value-type="float">
            <text:p>152.075776</text:p>
          </table:table-cell>
        </table:table-row>
        <table:table-row table:style-name="ro1">
          <table:table-cell table:formula="of:=[times.A181]" office:value-type="float" office:value="179" calcext:value-type="float">
            <text:p>179</text:p>
          </table:table-cell>
          <table:table-cell table:formula="of:= ([times.C181] - [times.B181]) / 1000000" office:value-type="float" office:value="146.866944" calcext:value-type="float">
            <text:p>146.866944</text:p>
          </table:table-cell>
          <table:table-cell table:formula="of:= ([times.E181] - [times.D181]) / 1000000" office:value-type="float" office:value="130.415872" calcext:value-type="float">
            <text:p>130.415872</text:p>
          </table:table-cell>
          <table:table-cell table:formula="of:= ([times.G181] - [times.F181]) / 1000000" office:value-type="float" office:value="152.408064" calcext:value-type="float">
            <text:p>152.408064</text:p>
          </table:table-cell>
        </table:table-row>
        <table:table-row table:style-name="ro1">
          <table:table-cell table:formula="of:=[times.A182]" office:value-type="float" office:value="180" calcext:value-type="float">
            <text:p>180</text:p>
          </table:table-cell>
          <table:table-cell table:formula="of:= ([times.C182] - [times.B182]) / 1000000" office:value-type="float" office:value="147.652608" calcext:value-type="float">
            <text:p>147.652608</text:p>
          </table:table-cell>
          <table:table-cell table:formula="of:= ([times.E182] - [times.D182]) / 1000000" office:value-type="float" office:value="130.269696" calcext:value-type="float">
            <text:p>130.269696</text:p>
          </table:table-cell>
          <table:table-cell table:formula="of:= ([times.G182] - [times.F182]) / 1000000" office:value-type="float" office:value="152.561152" calcext:value-type="float">
            <text:p>152.561152</text:p>
          </table:table-cell>
        </table:table-row>
        <table:table-row table:style-name="ro1">
          <table:table-cell table:formula="of:=[times.A183]" office:value-type="float" office:value="181" calcext:value-type="float">
            <text:p>181</text:p>
          </table:table-cell>
          <table:table-cell table:formula="of:= ([times.C183] - [times.B183]) / 1000000" office:value-type="float" office:value="147.752448" calcext:value-type="float">
            <text:p>147.752448</text:p>
          </table:table-cell>
          <table:table-cell table:formula="of:= ([times.E183] - [times.D183]) / 1000000" office:value-type="float" office:value="130.462976" calcext:value-type="float">
            <text:p>130.462976</text:p>
          </table:table-cell>
          <table:table-cell table:formula="of:= ([times.G183] - [times.F183]) / 1000000" office:value-type="float" office:value="154.84416" calcext:value-type="float">
            <text:p>154.84416</text:p>
          </table:table-cell>
        </table:table-row>
        <table:table-row table:style-name="ro1">
          <table:table-cell table:formula="of:=[times.A184]" office:value-type="float" office:value="182" calcext:value-type="float">
            <text:p>182</text:p>
          </table:table-cell>
          <table:table-cell table:formula="of:= ([times.C184] - [times.B184]) / 1000000" office:value-type="float" office:value="147.910912" calcext:value-type="float">
            <text:p>147.910912</text:p>
          </table:table-cell>
          <table:table-cell table:formula="of:= ([times.E184] - [times.D184]) / 1000000" office:value-type="float" office:value="130.803712" calcext:value-type="float">
            <text:p>130.803712</text:p>
          </table:table-cell>
          <table:table-cell table:formula="of:= ([times.G184] - [times.F184]) / 1000000" office:value-type="float" office:value="154.931712" calcext:value-type="float">
            <text:p>154.931712</text:p>
          </table:table-cell>
        </table:table-row>
        <table:table-row table:style-name="ro1">
          <table:table-cell table:formula="of:=[times.A185]" office:value-type="float" office:value="183" calcext:value-type="float">
            <text:p>183</text:p>
          </table:table-cell>
          <table:table-cell table:formula="of:= ([times.C185] - [times.B185]) / 1000000" office:value-type="float" office:value="147.83488" calcext:value-type="float">
            <text:p>147.83488</text:p>
          </table:table-cell>
          <table:table-cell table:formula="of:= ([times.E185] - [times.D185]) / 1000000" office:value-type="float" office:value="130.86464" calcext:value-type="float">
            <text:p>130.86464</text:p>
          </table:table-cell>
          <table:table-cell table:formula="of:= ([times.G185] - [times.F185]) / 1000000" office:value-type="float" office:value="155.263232" calcext:value-type="float">
            <text:p>155.263232</text:p>
          </table:table-cell>
        </table:table-row>
        <table:table-row table:style-name="ro1">
          <table:table-cell table:formula="of:=[times.A186]" office:value-type="float" office:value="184" calcext:value-type="float">
            <text:p>184</text:p>
          </table:table-cell>
          <table:table-cell table:formula="of:= ([times.C186] - [times.B186]) / 1000000" office:value-type="float" office:value="147.547904" calcext:value-type="float">
            <text:p>147.547904</text:p>
          </table:table-cell>
          <table:table-cell table:formula="of:= ([times.E186] - [times.D186]) / 1000000" office:value-type="float" office:value="130.798848" calcext:value-type="float">
            <text:p>130.798848</text:p>
          </table:table-cell>
          <table:table-cell table:formula="of:= ([times.G186] - [times.F186]) / 1000000" office:value-type="float" office:value="155.44576" calcext:value-type="float">
            <text:p>155.44576</text:p>
          </table:table-cell>
        </table:table-row>
        <table:table-row table:style-name="ro1">
          <table:table-cell table:formula="of:=[times.A187]" office:value-type="float" office:value="185" calcext:value-type="float">
            <text:p>185</text:p>
          </table:table-cell>
          <table:table-cell table:formula="of:= ([times.C187] - [times.B187]) / 1000000" office:value-type="float" office:value="147.378944" calcext:value-type="float">
            <text:p>147.378944</text:p>
          </table:table-cell>
          <table:table-cell table:formula="of:= ([times.E187] - [times.D187]) / 1000000" office:value-type="float" office:value="130.67392" calcext:value-type="float">
            <text:p>130.67392</text:p>
          </table:table-cell>
          <table:table-cell table:formula="of:= ([times.G187] - [times.F187]) / 1000000" office:value-type="float" office:value="155.36768" calcext:value-type="float">
            <text:p>155.36768</text:p>
          </table:table-cell>
        </table:table-row>
        <table:table-row table:style-name="ro1">
          <table:table-cell table:formula="of:=[times.A188]" office:value-type="float" office:value="186" calcext:value-type="float">
            <text:p>186</text:p>
          </table:table-cell>
          <table:table-cell table:formula="of:= ([times.C188] - [times.B188]) / 1000000" office:value-type="float" office:value="147.90016" calcext:value-type="float">
            <text:p>147.90016</text:p>
          </table:table-cell>
          <table:table-cell table:formula="of:= ([times.E188] - [times.D188]) / 1000000" office:value-type="float" office:value="130.801152" calcext:value-type="float">
            <text:p>130.801152</text:p>
          </table:table-cell>
          <table:table-cell table:formula="of:= ([times.G188] - [times.F188]) / 1000000" office:value-type="float" office:value="155.376896" calcext:value-type="float">
            <text:p>155.376896</text:p>
          </table:table-cell>
        </table:table-row>
        <table:table-row table:style-name="ro1">
          <table:table-cell table:formula="of:=[times.A189]" office:value-type="float" office:value="187" calcext:value-type="float">
            <text:p>187</text:p>
          </table:table-cell>
          <table:table-cell table:formula="of:= ([times.C189] - [times.B189]) / 1000000" office:value-type="float" office:value="148.507904" calcext:value-type="float">
            <text:p>148.507904</text:p>
          </table:table-cell>
          <table:table-cell table:formula="of:= ([times.E189] - [times.D189]) / 1000000" office:value-type="float" office:value="130.660096" calcext:value-type="float">
            <text:p>130.660096</text:p>
          </table:table-cell>
          <table:table-cell table:formula="of:= ([times.G189] - [times.F189]) / 1000000" office:value-type="float" office:value="155.637248" calcext:value-type="float">
            <text:p>155.637248</text:p>
          </table:table-cell>
        </table:table-row>
        <table:table-row table:style-name="ro1">
          <table:table-cell table:formula="of:=[times.A190]" office:value-type="float" office:value="188" calcext:value-type="float">
            <text:p>188</text:p>
          </table:table-cell>
          <table:table-cell table:formula="of:= ([times.C190] - [times.B190]) / 1000000" office:value-type="float" office:value="148.765952" calcext:value-type="float">
            <text:p>148.765952</text:p>
          </table:table-cell>
          <table:table-cell table:formula="of:= ([times.E190] - [times.D190]) / 1000000" office:value-type="float" office:value="130.648064" calcext:value-type="float">
            <text:p>130.648064</text:p>
          </table:table-cell>
          <table:table-cell table:formula="of:= ([times.G190] - [times.F190]) / 1000000" office:value-type="float" office:value="156.903936" calcext:value-type="float">
            <text:p>156.903936</text:p>
          </table:table-cell>
        </table:table-row>
        <table:table-row table:style-name="ro1">
          <table:table-cell table:formula="of:=[times.A191]" office:value-type="float" office:value="189" calcext:value-type="float">
            <text:p>189</text:p>
          </table:table-cell>
          <table:table-cell table:formula="of:= ([times.C191] - [times.B191]) / 1000000" office:value-type="float" office:value="148.701184" calcext:value-type="float">
            <text:p>148.701184</text:p>
          </table:table-cell>
          <table:table-cell table:formula="of:= ([times.E191] - [times.D191]) / 1000000" office:value-type="float" office:value="130.447616" calcext:value-type="float">
            <text:p>130.447616</text:p>
          </table:table-cell>
          <table:table-cell table:formula="of:= ([times.G191] - [times.F191]) / 1000000" office:value-type="float" office:value="156.914176" calcext:value-type="float">
            <text:p>156.914176</text:p>
          </table:table-cell>
        </table:table-row>
        <table:table-row table:style-name="ro1">
          <table:table-cell table:formula="of:=[times.A192]" office:value-type="float" office:value="190" calcext:value-type="float">
            <text:p>190</text:p>
          </table:table-cell>
          <table:table-cell table:formula="of:= ([times.C192] - [times.B192]) / 1000000" office:value-type="float" office:value="148.57984" calcext:value-type="float">
            <text:p>148.57984</text:p>
          </table:table-cell>
          <table:table-cell table:formula="of:= ([times.E192] - [times.D192]) / 1000000" office:value-type="float" office:value="130.150912" calcext:value-type="float">
            <text:p>130.150912</text:p>
          </table:table-cell>
          <table:table-cell table:formula="of:= ([times.G192] - [times.F192]) / 1000000" office:value-type="float" office:value="158.3168" calcext:value-type="float">
            <text:p>158.3168</text:p>
          </table:table-cell>
        </table:table-row>
        <table:table-row table:style-name="ro1">
          <table:table-cell table:formula="of:=[times.A193]" office:value-type="float" office:value="191" calcext:value-type="float">
            <text:p>191</text:p>
          </table:table-cell>
          <table:table-cell table:formula="of:= ([times.C193] - [times.B193]) / 1000000" office:value-type="float" office:value="148.43392" calcext:value-type="float">
            <text:p>148.43392</text:p>
          </table:table-cell>
          <table:table-cell table:formula="of:= ([times.E193] - [times.D193]) / 1000000" office:value-type="float" office:value="129.857024" calcext:value-type="float">
            <text:p>129.857024</text:p>
          </table:table-cell>
          <table:table-cell table:formula="of:= ([times.G193] - [times.F193]) / 1000000" office:value-type="float" office:value="158.943232" calcext:value-type="float">
            <text:p>158.943232</text:p>
          </table:table-cell>
        </table:table-row>
        <table:table-row table:style-name="ro1">
          <table:table-cell table:formula="of:=[times.A194]" office:value-type="float" office:value="192" calcext:value-type="float">
            <text:p>192</text:p>
          </table:table-cell>
          <table:table-cell table:formula="of:= ([times.C194] - [times.B194]) / 1000000" office:value-type="float" office:value="148.423936" calcext:value-type="float">
            <text:p>148.423936</text:p>
          </table:table-cell>
          <table:table-cell table:formula="of:= ([times.E194] - [times.D194]) / 1000000" office:value-type="float" office:value="129.7792" calcext:value-type="float">
            <text:p>129.7792</text:p>
          </table:table-cell>
          <table:table-cell table:formula="of:= ([times.G194] - [times.F194]) / 1000000" office:value-type="float" office:value="160.94976" calcext:value-type="float">
            <text:p>160.94976</text:p>
          </table:table-cell>
        </table:table-row>
        <table:table-row table:style-name="ro1">
          <table:table-cell table:formula="of:=[times.A195]" office:value-type="float" office:value="193" calcext:value-type="float">
            <text:p>193</text:p>
          </table:table-cell>
          <table:table-cell table:formula="of:= ([times.C195] - [times.B195]) / 1000000" office:value-type="float" office:value="148.237568" calcext:value-type="float">
            <text:p>148.237568</text:p>
          </table:table-cell>
          <table:table-cell table:formula="of:= ([times.E195] - [times.D195]) / 1000000" office:value-type="float" office:value="129.481984" calcext:value-type="float">
            <text:p>129.481984</text:p>
          </table:table-cell>
          <table:table-cell table:formula="of:= ([times.G195] - [times.F195]) / 1000000" office:value-type="float" office:value="161.153792" calcext:value-type="float">
            <text:p>161.153792</text:p>
          </table:table-cell>
        </table:table-row>
        <table:table-row table:style-name="ro1">
          <table:table-cell table:formula="of:=[times.A196]" office:value-type="float" office:value="194" calcext:value-type="float">
            <text:p>194</text:p>
          </table:table-cell>
          <table:table-cell table:formula="of:= ([times.C196] - [times.B196]) / 1000000" office:value-type="float" office:value="148.115968" calcext:value-type="float">
            <text:p>148.115968</text:p>
          </table:table-cell>
          <table:table-cell table:formula="of:= ([times.E196] - [times.D196]) / 1000000" office:value-type="float" office:value="129.184" calcext:value-type="float">
            <text:p>129.184</text:p>
          </table:table-cell>
          <table:table-cell table:formula="of:= ([times.G196] - [times.F196]) / 1000000" office:value-type="float" office:value="162.678784" calcext:value-type="float">
            <text:p>162.678784</text:p>
          </table:table-cell>
        </table:table-row>
        <table:table-row table:style-name="ro1">
          <table:table-cell table:formula="of:=[times.A197]" office:value-type="float" office:value="195" calcext:value-type="float">
            <text:p>195</text:p>
          </table:table-cell>
          <table:table-cell table:formula="of:= ([times.C197] - [times.B197]) / 1000000" office:value-type="float" office:value="148.021248" calcext:value-type="float">
            <text:p>148.021248</text:p>
          </table:table-cell>
          <table:table-cell table:formula="of:= ([times.E197] - [times.D197]) / 1000000" office:value-type="float" office:value="128.881408" calcext:value-type="float">
            <text:p>128.881408</text:p>
          </table:table-cell>
          <table:table-cell table:formula="of:= ([times.G197] - [times.F197]) / 1000000" office:value-type="float" office:value="164.765952" calcext:value-type="float">
            <text:p>164.765952</text:p>
          </table:table-cell>
        </table:table-row>
        <table:table-row table:style-name="ro1">
          <table:table-cell table:formula="of:=[times.A198]" office:value-type="float" office:value="196" calcext:value-type="float">
            <text:p>196</text:p>
          </table:table-cell>
          <table:table-cell table:formula="of:= ([times.C198] - [times.B198]) / 1000000" office:value-type="float" office:value="147.732992" calcext:value-type="float">
            <text:p>147.732992</text:p>
          </table:table-cell>
          <table:table-cell table:formula="of:= ([times.E198] - [times.D198]) / 1000000" office:value-type="float" office:value="128.794112" calcext:value-type="float">
            <text:p>128.794112</text:p>
          </table:table-cell>
          <table:table-cell table:formula="of:= ([times.G198] - [times.F198]) / 1000000" office:value-type="float" office:value="166.587904" calcext:value-type="float">
            <text:p>166.587904</text:p>
          </table:table-cell>
        </table:table-row>
        <table:table-row table:style-name="ro1">
          <table:table-cell table:formula="of:=[times.A199]" office:value-type="float" office:value="197" calcext:value-type="float">
            <text:p>197</text:p>
          </table:table-cell>
          <table:table-cell table:formula="of:= ([times.C199] - [times.B199]) / 1000000" office:value-type="float" office:value="147.528192" calcext:value-type="float">
            <text:p>147.528192</text:p>
          </table:table-cell>
          <table:table-cell table:formula="of:= ([times.E199] - [times.D199]) / 1000000" office:value-type="float" office:value="128.498688" calcext:value-type="float">
            <text:p>128.498688</text:p>
          </table:table-cell>
          <table:table-cell table:formula="of:= ([times.G199] - [times.F199]) / 1000000" office:value-type="float" office:value="168.405248" calcext:value-type="float">
            <text:p>168.405248</text:p>
          </table:table-cell>
        </table:table-row>
        <table:table-row table:style-name="ro1">
          <table:table-cell table:formula="of:=[times.A200]" office:value-type="float" office:value="198" calcext:value-type="float">
            <text:p>198</text:p>
          </table:table-cell>
          <table:table-cell table:formula="of:= ([times.C200] - [times.B200]) / 1000000" office:value-type="float" office:value="147.463936" calcext:value-type="float">
            <text:p>147.463936</text:p>
          </table:table-cell>
          <table:table-cell table:formula="of:= ([times.E200] - [times.D200]) / 1000000" office:value-type="float" office:value="128.162048" calcext:value-type="float">
            <text:p>128.162048</text:p>
          </table:table-cell>
          <table:table-cell table:formula="of:= ([times.G200] - [times.F200]) / 1000000" office:value-type="float" office:value="169.504768" calcext:value-type="float">
            <text:p>169.504768</text:p>
          </table:table-cell>
        </table:table-row>
        <table:table-row table:style-name="ro1">
          <table:table-cell table:formula="of:=[times.A201]" office:value-type="float" office:value="199" calcext:value-type="float">
            <text:p>199</text:p>
          </table:table-cell>
          <table:table-cell table:formula="of:= ([times.C201] - [times.B201]) / 1000000" office:value-type="float" office:value="148.414464" calcext:value-type="float">
            <text:p>148.414464</text:p>
          </table:table-cell>
          <table:table-cell table:formula="of:= ([times.E201] - [times.D201]) / 1000000" office:value-type="float" office:value="128.030976" calcext:value-type="float">
            <text:p>128.030976</text:p>
          </table:table-cell>
          <table:table-cell table:formula="of:= ([times.G201] - [times.F201]) / 1000000" office:value-type="float" office:value="171.035904" calcext:value-type="float">
            <text:p>171.035904</text:p>
          </table:table-cell>
        </table:table-row>
        <table:table-row table:style-name="ro1">
          <table:table-cell table:formula="of:=[times.A202]" office:value-type="float" office:value="200" calcext:value-type="float">
            <text:p>200</text:p>
          </table:table-cell>
          <table:table-cell table:formula="of:= ([times.C202] - [times.B202]) / 1000000" office:value-type="float" office:value="150.89408" calcext:value-type="float">
            <text:p>150.89408</text:p>
          </table:table-cell>
          <table:table-cell table:formula="of:= ([times.E202] - [times.D202]) / 1000000" office:value-type="float" office:value="127.3728" calcext:value-type="float">
            <text:p>127.3728</text:p>
          </table:table-cell>
          <table:table-cell table:formula="of:= ([times.G202] - [times.F202]) / 1000000" office:value-type="float" office:value="172.403968" calcext:value-type="float">
            <text:p>172.403968</text:p>
          </table:table-cell>
        </table:table-row>
        <table:table-row table:style-name="ro1">
          <table:table-cell table:formula="of:=[times.A203]" office:value-type="float" office:value="201" calcext:value-type="float">
            <text:p>201</text:p>
          </table:table-cell>
          <table:table-cell table:formula="of:= ([times.C203] - [times.B203]) / 1000000" office:value-type="float" office:value="151.030016" calcext:value-type="float">
            <text:p>151.030016</text:p>
          </table:table-cell>
          <table:table-cell table:formula="of:= ([times.E203] - [times.D203]) / 1000000" office:value-type="float" office:value="127.26528" calcext:value-type="float">
            <text:p>127.26528</text:p>
          </table:table-cell>
          <table:table-cell table:formula="of:= ([times.G203] - [times.F203]) / 1000000" office:value-type="float" office:value="173.475072" calcext:value-type="float">
            <text:p>173.475072</text:p>
          </table:table-cell>
        </table:table-row>
        <table:table-row table:style-name="ro1">
          <table:table-cell table:formula="of:=[times.A204]" office:value-type="float" office:value="202" calcext:value-type="float">
            <text:p>202</text:p>
          </table:table-cell>
          <table:table-cell table:formula="of:= ([times.C204] - [times.B204]) / 1000000" office:value-type="float" office:value="151.298048" calcext:value-type="float">
            <text:p>151.298048</text:p>
          </table:table-cell>
          <table:table-cell table:formula="of:= ([times.E204] - [times.D204]) / 1000000" office:value-type="float" office:value="127.159552" calcext:value-type="float">
            <text:p>127.159552</text:p>
          </table:table-cell>
          <table:table-cell table:formula="of:= ([times.G204] - [times.F204]) / 1000000" office:value-type="float" office:value="174.18624" calcext:value-type="float">
            <text:p>174.18624</text:p>
          </table:table-cell>
        </table:table-row>
        <table:table-row table:style-name="ro1">
          <table:table-cell table:formula="of:=[times.A205]" office:value-type="float" office:value="203" calcext:value-type="float">
            <text:p>203</text:p>
          </table:table-cell>
          <table:table-cell table:formula="of:= ([times.C205] - [times.B205]) / 1000000" office:value-type="float" office:value="153.22496" calcext:value-type="float">
            <text:p>153.22496</text:p>
          </table:table-cell>
          <table:table-cell table:formula="of:= ([times.E205] - [times.D205]) / 1000000" office:value-type="float" office:value="127.065856" calcext:value-type="float">
            <text:p>127.065856</text:p>
          </table:table-cell>
          <table:table-cell table:formula="of:= ([times.G205] - [times.F205]) / 1000000" office:value-type="float" office:value="173.863168" calcext:value-type="float">
            <text:p>173.863168</text:p>
          </table:table-cell>
        </table:table-row>
        <table:table-row table:style-name="ro1">
          <table:table-cell table:formula="of:=[times.A206]" office:value-type="float" office:value="204" calcext:value-type="float">
            <text:p>204</text:p>
          </table:table-cell>
          <table:table-cell table:formula="of:= ([times.C206] - [times.B206]) / 1000000" office:value-type="float" office:value="153.868288" calcext:value-type="float">
            <text:p>153.868288</text:p>
          </table:table-cell>
          <table:table-cell table:formula="of:= ([times.E206] - [times.D206]) / 1000000" office:value-type="float" office:value="127.29984" calcext:value-type="float">
            <text:p>127.29984</text:p>
          </table:table-cell>
          <table:table-cell table:formula="of:= ([times.G206] - [times.F206]) / 1000000" office:value-type="float" office:value="174.67008" calcext:value-type="float">
            <text:p>174.67008</text:p>
          </table:table-cell>
        </table:table-row>
        <table:table-row table:style-name="ro1">
          <table:table-cell table:formula="of:=[times.A207]" office:value-type="float" office:value="205" calcext:value-type="float">
            <text:p>205</text:p>
          </table:table-cell>
          <table:table-cell table:formula="of:= ([times.C207] - [times.B207]) / 1000000" office:value-type="float" office:value="155.350016" calcext:value-type="float">
            <text:p>155.350016</text:p>
          </table:table-cell>
          <table:table-cell table:formula="of:= ([times.E207] - [times.D207]) / 1000000" office:value-type="float" office:value="127.229184" calcext:value-type="float">
            <text:p>127.229184</text:p>
          </table:table-cell>
          <table:table-cell table:formula="of:= ([times.G207] - [times.F207]) / 1000000" office:value-type="float" office:value="175.899136" calcext:value-type="float">
            <text:p>175.899136</text:p>
          </table:table-cell>
        </table:table-row>
        <table:table-row table:style-name="ro1">
          <table:table-cell table:formula="of:=[times.A208]" office:value-type="float" office:value="206" calcext:value-type="float">
            <text:p>206</text:p>
          </table:table-cell>
          <table:table-cell table:formula="of:= ([times.C208] - [times.B208]) / 1000000" office:value-type="float" office:value="156.925696" calcext:value-type="float">
            <text:p>156.925696</text:p>
          </table:table-cell>
          <table:table-cell table:formula="of:= ([times.E208] - [times.D208]) / 1000000" office:value-type="float" office:value="127.135488" calcext:value-type="float">
            <text:p>127.135488</text:p>
          </table:table-cell>
          <table:table-cell table:formula="of:= ([times.G208] - [times.F208]) / 1000000" office:value-type="float" office:value="176.152832" calcext:value-type="float">
            <text:p>176.152832</text:p>
          </table:table-cell>
        </table:table-row>
        <table:table-row table:style-name="ro1">
          <table:table-cell table:formula="of:=[times.A209]" office:value-type="float" office:value="207" calcext:value-type="float">
            <text:p>207</text:p>
          </table:table-cell>
          <table:table-cell table:formula="of:= ([times.C209] - [times.B209]) / 1000000" office:value-type="float" office:value="159.046144" calcext:value-type="float">
            <text:p>159.046144</text:p>
          </table:table-cell>
          <table:table-cell table:formula="of:= ([times.E209] - [times.D209]) / 1000000" office:value-type="float" office:value="127.043328" calcext:value-type="float">
            <text:p>127.043328</text:p>
          </table:table-cell>
          <table:table-cell table:formula="of:= ([times.G209] - [times.F209]) / 1000000" office:value-type="float" office:value="176.246784" calcext:value-type="float">
            <text:p>176.246784</text:p>
          </table:table-cell>
        </table:table-row>
        <table:table-row table:style-name="ro1">
          <table:table-cell table:formula="of:=[times.A210]" office:value-type="float" office:value="208" calcext:value-type="float">
            <text:p>208</text:p>
          </table:table-cell>
          <table:table-cell table:formula="of:= ([times.C210] - [times.B210]) / 1000000" office:value-type="float" office:value="159.192832" calcext:value-type="float">
            <text:p>159.192832</text:p>
          </table:table-cell>
          <table:table-cell table:formula="of:= ([times.E210] - [times.D210]) / 1000000" office:value-type="float" office:value="126.913024" calcext:value-type="float">
            <text:p>126.913024</text:p>
          </table:table-cell>
          <table:table-cell table:formula="of:= ([times.G210] - [times.F210]) / 1000000" office:value-type="float" office:value="176.933888" calcext:value-type="float">
            <text:p>176.933888</text:p>
          </table:table-cell>
        </table:table-row>
        <table:table-row table:style-name="ro1">
          <table:table-cell table:formula="of:=[times.A211]" office:value-type="float" office:value="209" calcext:value-type="float">
            <text:p>209</text:p>
          </table:table-cell>
          <table:table-cell table:formula="of:= ([times.C211] - [times.B211]) / 1000000" office:value-type="float" office:value="160.210432" calcext:value-type="float">
            <text:p>160.210432</text:p>
          </table:table-cell>
          <table:table-cell table:formula="of:= ([times.E211] - [times.D211]) / 1000000" office:value-type="float" office:value="126.623488" calcext:value-type="float">
            <text:p>126.623488</text:p>
          </table:table-cell>
          <table:table-cell table:formula="of:= ([times.G211] - [times.F211]) / 1000000" office:value-type="float" office:value="177.71776" calcext:value-type="float">
            <text:p>177.71776</text:p>
          </table:table-cell>
        </table:table-row>
        <table:table-row table:style-name="ro1">
          <table:table-cell table:formula="of:=[times.A212]" office:value-type="float" office:value="210" calcext:value-type="float">
            <text:p>210</text:p>
          </table:table-cell>
          <table:table-cell table:formula="of:= ([times.C212] - [times.B212]) / 1000000" office:value-type="float" office:value="160.820736" calcext:value-type="float">
            <text:p>160.820736</text:p>
          </table:table-cell>
          <table:table-cell table:formula="of:= ([times.E212] - [times.D212]) / 1000000" office:value-type="float" office:value="126.409984" calcext:value-type="float">
            <text:p>126.409984</text:p>
          </table:table-cell>
          <table:table-cell table:formula="of:= ([times.G212] - [times.F212]) / 1000000" office:value-type="float" office:value="177.972224" calcext:value-type="float">
            <text:p>177.972224</text:p>
          </table:table-cell>
        </table:table-row>
        <table:table-row table:style-name="ro1">
          <table:table-cell table:formula="of:=[times.A213]" office:value-type="float" office:value="211" calcext:value-type="float">
            <text:p>211</text:p>
          </table:table-cell>
          <table:table-cell table:formula="of:= ([times.C213] - [times.B213]) / 1000000" office:value-type="float" office:value="162.70208" calcext:value-type="float">
            <text:p>162.70208</text:p>
          </table:table-cell>
          <table:table-cell table:formula="of:= ([times.E213] - [times.D213]) / 1000000" office:value-type="float" office:value="126.11456" calcext:value-type="float">
            <text:p>126.11456</text:p>
          </table:table-cell>
          <table:table-cell table:formula="of:= ([times.G213] - [times.F213]) / 1000000" office:value-type="float" office:value="177.872128" calcext:value-type="float">
            <text:p>177.872128</text:p>
          </table:table-cell>
        </table:table-row>
        <table:table-row table:style-name="ro1">
          <table:table-cell table:formula="of:=[times.A214]" office:value-type="float" office:value="212" calcext:value-type="float">
            <text:p>212</text:p>
          </table:table-cell>
          <table:table-cell table:formula="of:= ([times.C214] - [times.B214]) / 1000000" office:value-type="float" office:value="164.563712" calcext:value-type="float">
            <text:p>164.563712</text:p>
          </table:table-cell>
          <table:table-cell table:formula="of:= ([times.E214] - [times.D214]) / 1000000" office:value-type="float" office:value="125.939712" calcext:value-type="float">
            <text:p>125.939712</text:p>
          </table:table-cell>
          <table:table-cell table:formula="of:= ([times.G214] - [times.F214]) / 1000000" office:value-type="float" office:value="177.825024" calcext:value-type="float">
            <text:p>177.825024</text:p>
          </table:table-cell>
        </table:table-row>
        <table:table-row table:style-name="ro1">
          <table:table-cell table:formula="of:=[times.A215]" office:value-type="float" office:value="213" calcext:value-type="float">
            <text:p>213</text:p>
          </table:table-cell>
          <table:table-cell table:formula="of:= ([times.C215] - [times.B215]) / 1000000" office:value-type="float" office:value="164.82816" calcext:value-type="float">
            <text:p>164.82816</text:p>
          </table:table-cell>
          <table:table-cell table:formula="of:= ([times.E215] - [times.D215]) / 1000000" office:value-type="float" office:value="125.790976" calcext:value-type="float">
            <text:p>125.790976</text:p>
          </table:table-cell>
          <table:table-cell table:formula="of:= ([times.G215] - [times.F215]) / 1000000" office:value-type="float" office:value="179.156992" calcext:value-type="float">
            <text:p>179.156992</text:p>
          </table:table-cell>
        </table:table-row>
        <table:table-row table:style-name="ro1">
          <table:table-cell table:formula="of:=[times.A216]" office:value-type="float" office:value="214" calcext:value-type="float">
            <text:p>214</text:p>
          </table:table-cell>
          <table:table-cell table:formula="of:= ([times.C216] - [times.B216]) / 1000000" office:value-type="float" office:value="166.368" calcext:value-type="float">
            <text:p>166.368</text:p>
          </table:table-cell>
          <table:table-cell table:formula="of:= ([times.E216] - [times.D216]) / 1000000" office:value-type="float" office:value="125.45792" calcext:value-type="float">
            <text:p>125.45792</text:p>
          </table:table-cell>
          <table:table-cell table:formula="of:= ([times.G216] - [times.F216]) / 1000000" office:value-type="float" office:value="179.076096" calcext:value-type="float">
            <text:p>179.076096</text:p>
          </table:table-cell>
        </table:table-row>
        <table:table-row table:style-name="ro1">
          <table:table-cell table:formula="of:=[times.A217]" office:value-type="float" office:value="215" calcext:value-type="float">
            <text:p>215</text:p>
          </table:table-cell>
          <table:table-cell table:formula="of:= ([times.C217] - [times.B217]) / 1000000" office:value-type="float" office:value="170.930944" calcext:value-type="float">
            <text:p>170.930944</text:p>
          </table:table-cell>
          <table:table-cell table:formula="of:= ([times.E217] - [times.D217]) / 1000000" office:value-type="float" office:value="125.254144" calcext:value-type="float">
            <text:p>125.254144</text:p>
          </table:table-cell>
          <table:table-cell table:formula="of:= ([times.G217] - [times.F217]) / 1000000" office:value-type="float" office:value="179.006208" calcext:value-type="float">
            <text:p>179.006208</text:p>
          </table:table-cell>
        </table:table-row>
        <table:table-row table:style-name="ro1">
          <table:table-cell table:formula="of:=[times.A218]" office:value-type="float" office:value="216" calcext:value-type="float">
            <text:p>216</text:p>
          </table:table-cell>
          <table:table-cell table:formula="of:= ([times.C218] - [times.B218]) / 1000000" office:value-type="float" office:value="174.20288" calcext:value-type="float">
            <text:p>174.20288</text:p>
          </table:table-cell>
          <table:table-cell table:formula="of:= ([times.E218] - [times.D218]) / 1000000" office:value-type="float" office:value="125.302784" calcext:value-type="float">
            <text:p>125.302784</text:p>
          </table:table-cell>
          <table:table-cell table:formula="of:= ([times.G218] - [times.F218]) / 1000000" office:value-type="float" office:value="178.832896" calcext:value-type="float">
            <text:p>178.832896</text:p>
          </table:table-cell>
        </table:table-row>
        <table:table-row table:style-name="ro1">
          <table:table-cell table:formula="of:=[times.A219]" office:value-type="float" office:value="217" calcext:value-type="float">
            <text:p>217</text:p>
          </table:table-cell>
          <table:table-cell table:formula="of:= ([times.C219] - [times.B219]) / 1000000" office:value-type="float" office:value="175.66336" calcext:value-type="float">
            <text:p>175.66336</text:p>
          </table:table-cell>
          <table:table-cell table:formula="of:= ([times.E219] - [times.D219]) / 1000000" office:value-type="float" office:value="125.21088" calcext:value-type="float">
            <text:p>125.21088</text:p>
          </table:table-cell>
          <table:table-cell table:formula="of:= ([times.G219] - [times.F219]) / 1000000" office:value-type="float" office:value="178.69056" calcext:value-type="float">
            <text:p>178.69056</text:p>
          </table:table-cell>
        </table:table-row>
        <table:table-row table:style-name="ro1">
          <table:table-cell table:formula="of:=[times.A220]" office:value-type="float" office:value="218" calcext:value-type="float">
            <text:p>218</text:p>
          </table:table-cell>
          <table:table-cell table:formula="of:= ([times.C220] - [times.B220]) / 1000000" office:value-type="float" office:value="178.831872" calcext:value-type="float">
            <text:p>178.831872</text:p>
          </table:table-cell>
          <table:table-cell table:formula="of:= ([times.E220] - [times.D220]) / 1000000" office:value-type="float" office:value="124.921088" calcext:value-type="float">
            <text:p>124.921088</text:p>
          </table:table-cell>
          <table:table-cell table:formula="of:= ([times.G220] - [times.F220]) / 1000000" office:value-type="float" office:value="178.591232" calcext:value-type="float">
            <text:p>178.591232</text:p>
          </table:table-cell>
        </table:table-row>
        <table:table-row table:style-name="ro1">
          <table:table-cell table:formula="of:=[times.A221]" office:value-type="float" office:value="219" calcext:value-type="float">
            <text:p>219</text:p>
          </table:table-cell>
          <table:table-cell table:formula="of:= ([times.C221] - [times.B221]) / 1000000" office:value-type="float" office:value="179.122176" calcext:value-type="float">
            <text:p>179.122176</text:p>
          </table:table-cell>
          <table:table-cell table:formula="of:= ([times.E221] - [times.D221]) / 1000000" office:value-type="float" office:value="124.626944" calcext:value-type="float">
            <text:p>124.626944</text:p>
          </table:table-cell>
          <table:table-cell table:formula="of:= ([times.G221] - [times.F221]) / 1000000" office:value-type="float" office:value="178.605056" calcext:value-type="float">
            <text:p>178.605056</text:p>
          </table:table-cell>
        </table:table-row>
        <table:table-row table:style-name="ro1">
          <table:table-cell table:formula="of:=[times.A222]" office:value-type="float" office:value="220" calcext:value-type="float">
            <text:p>220</text:p>
          </table:table-cell>
          <table:table-cell table:formula="of:= ([times.C222] - [times.B222]) / 1000000" office:value-type="float" office:value="180.618752" calcext:value-type="float">
            <text:p>180.618752</text:p>
          </table:table-cell>
          <table:table-cell table:formula="of:= ([times.E222] - [times.D222]) / 1000000" office:value-type="float" office:value="124.527872" calcext:value-type="float">
            <text:p>124.527872</text:p>
          </table:table-cell>
          <table:table-cell table:formula="of:= ([times.G222] - [times.F222]) / 1000000" office:value-type="float" office:value="178.882816" calcext:value-type="float">
            <text:p>178.882816</text:p>
          </table:table-cell>
        </table:table-row>
        <table:table-row table:style-name="ro1">
          <table:table-cell table:formula="of:=[times.A223]" office:value-type="float" office:value="221" calcext:value-type="float">
            <text:p>221</text:p>
          </table:table-cell>
          <table:table-cell table:formula="of:= ([times.C223] - [times.B223]) / 1000000" office:value-type="float" office:value="188.816128" calcext:value-type="float">
            <text:p>188.816128</text:p>
          </table:table-cell>
          <table:table-cell table:formula="of:= ([times.E223] - [times.D223]) / 1000000" office:value-type="float" office:value="124.233984" calcext:value-type="float">
            <text:p>124.233984</text:p>
          </table:table-cell>
          <table:table-cell table:formula="of:= ([times.G223] - [times.F223]) / 1000000" office:value-type="float" office:value="180.272384" calcext:value-type="float">
            <text:p>180.272384</text:p>
          </table:table-cell>
        </table:table-row>
        <table:table-row table:style-name="ro1">
          <table:table-cell table:formula="of:=[times.A224]" office:value-type="float" office:value="222" calcext:value-type="float">
            <text:p>222</text:p>
          </table:table-cell>
          <table:table-cell table:formula="of:= ([times.C224] - [times.B224]) / 1000000" office:value-type="float" office:value="189.920256" calcext:value-type="float">
            <text:p>189.920256</text:p>
          </table:table-cell>
          <table:table-cell table:formula="of:= ([times.E224] - [times.D224]) / 1000000" office:value-type="float" office:value="123.894272" calcext:value-type="float">
            <text:p>123.894272</text:p>
          </table:table-cell>
          <table:table-cell table:formula="of:= ([times.G224] - [times.F224]) / 1000000" office:value-type="float" office:value="180.192" calcext:value-type="float">
            <text:p>180.192</text:p>
          </table:table-cell>
        </table:table-row>
        <table:table-row table:style-name="ro1">
          <table:table-cell table:formula="of:=[times.A225]" office:value-type="float" office:value="223" calcext:value-type="float">
            <text:p>223</text:p>
          </table:table-cell>
          <table:table-cell table:formula="of:= ([times.C225] - [times.B225]) / 1000000" office:value-type="float" office:value="190.262016" calcext:value-type="float">
            <text:p>190.262016</text:p>
          </table:table-cell>
          <table:table-cell table:formula="of:= ([times.E225] - [times.D225]) / 1000000" office:value-type="float" office:value="123.70688" calcext:value-type="float">
            <text:p>123.70688</text:p>
          </table:table-cell>
          <table:table-cell table:formula="of:= ([times.G225] - [times.F225]) / 1000000" office:value-type="float" office:value="180.03968" calcext:value-type="float">
            <text:p>180.03968</text:p>
          </table:table-cell>
        </table:table-row>
        <table:table-row table:style-name="ro1">
          <table:table-cell table:formula="of:=[times.A226]" office:value-type="float" office:value="224" calcext:value-type="float">
            <text:p>224</text:p>
          </table:table-cell>
          <table:table-cell table:formula="of:= ([times.C226] - [times.B226]) / 1000000" office:value-type="float" office:value="191.758336" calcext:value-type="float">
            <text:p>191.758336</text:p>
          </table:table-cell>
          <table:table-cell table:formula="of:= ([times.E226] - [times.D226]) / 1000000" office:value-type="float" office:value="123.606272" calcext:value-type="float">
            <text:p>123.606272</text:p>
          </table:table-cell>
          <table:table-cell table:formula="of:= ([times.G226] - [times.F226]) / 1000000" office:value-type="float" office:value="179.912192" calcext:value-type="float">
            <text:p>179.912192</text:p>
          </table:table-cell>
        </table:table-row>
        <table:table-row table:style-name="ro1">
          <table:table-cell table:formula="of:=[times.A227]" office:value-type="float" office:value="225" calcext:value-type="float">
            <text:p>225</text:p>
          </table:table-cell>
          <table:table-cell table:formula="of:= ([times.C227] - [times.B227]) / 1000000" office:value-type="float" office:value="197.70112" calcext:value-type="float">
            <text:p>197.70112</text:p>
          </table:table-cell>
          <table:table-cell table:formula="of:= ([times.E227] - [times.D227]) / 1000000" office:value-type="float" office:value="123.308032" calcext:value-type="float">
            <text:p>123.308032</text:p>
          </table:table-cell>
          <table:table-cell table:formula="of:= ([times.G227] - [times.F227]) / 1000000" office:value-type="float" office:value="179.84256" calcext:value-type="float">
            <text:p>179.84256</text:p>
          </table:table-cell>
        </table:table-row>
        <table:table-row table:style-name="ro1">
          <table:table-cell table:formula="of:=[times.A228]" office:value-type="float" office:value="226" calcext:value-type="float">
            <text:p>226</text:p>
          </table:table-cell>
          <table:table-cell table:formula="of:= ([times.C228] - [times.B228]) / 1000000" office:value-type="float" office:value="200.9408" calcext:value-type="float">
            <text:p>200.9408</text:p>
          </table:table-cell>
          <table:table-cell table:formula="of:= ([times.E228] - [times.D228]) / 1000000" office:value-type="float" office:value="122.971136" calcext:value-type="float">
            <text:p>122.971136</text:p>
          </table:table-cell>
          <table:table-cell table:formula="of:= ([times.G228] - [times.F228]) / 1000000" office:value-type="float" office:value="179.589632" calcext:value-type="float">
            <text:p>179.589632</text:p>
          </table:table-cell>
        </table:table-row>
        <table:table-row table:style-name="ro1">
          <table:table-cell table:formula="of:=[times.A229]" office:value-type="float" office:value="227" calcext:value-type="float">
            <text:p>227</text:p>
          </table:table-cell>
          <table:table-cell table:formula="of:= ([times.C229] - [times.B229]) / 1000000" office:value-type="float" office:value="201.172992" calcext:value-type="float">
            <text:p>201.172992</text:p>
          </table:table-cell>
          <table:table-cell table:formula="of:= ([times.E229] - [times.D229]) / 1000000" office:value-type="float" office:value="122.791936" calcext:value-type="float">
            <text:p>122.791936</text:p>
          </table:table-cell>
          <table:table-cell table:formula="of:= ([times.G229] - [times.F229]) / 1000000" office:value-type="float" office:value="179.430656" calcext:value-type="float">
            <text:p>179.430656</text:p>
          </table:table-cell>
        </table:table-row>
        <table:table-row table:style-name="ro1">
          <table:table-cell table:formula="of:=[times.A230]" office:value-type="float" office:value="228" calcext:value-type="float">
            <text:p>228</text:p>
          </table:table-cell>
          <table:table-cell table:formula="of:= ([times.C230] - [times.B230]) / 1000000" office:value-type="float" office:value="202.70208" calcext:value-type="float">
            <text:p>202.70208</text:p>
          </table:table-cell>
          <table:table-cell table:formula="of:= ([times.E230] - [times.D230]) / 1000000" office:value-type="float" office:value="122.809856" calcext:value-type="float">
            <text:p>122.809856</text:p>
          </table:table-cell>
          <table:table-cell table:formula="of:= ([times.G230] - [times.F230]) / 1000000" office:value-type="float" office:value="179.31392" calcext:value-type="float">
            <text:p>179.31392</text:p>
          </table:table-cell>
        </table:table-row>
        <table:table-row table:style-name="ro1">
          <table:table-cell table:formula="of:=[times.A231]" office:value-type="float" office:value="229" calcext:value-type="float">
            <text:p>229</text:p>
          </table:table-cell>
          <table:table-cell table:formula="of:= ([times.C231] - [times.B231]) / 1000000" office:value-type="float" office:value="208.762112" calcext:value-type="float">
            <text:p>208.762112</text:p>
          </table:table-cell>
          <table:table-cell table:formula="of:= ([times.E231] - [times.D231]) / 1000000" office:value-type="float" office:value="122.512384" calcext:value-type="float">
            <text:p>122.512384</text:p>
          </table:table-cell>
          <table:table-cell table:formula="of:= ([times.G231] - [times.F231]) / 1000000" office:value-type="float" office:value="179.634432" calcext:value-type="float">
            <text:p>179.634432</text:p>
          </table:table-cell>
        </table:table-row>
        <table:table-row table:style-name="ro1">
          <table:table-cell table:formula="of:=[times.A232]" office:value-type="float" office:value="230" calcext:value-type="float">
            <text:p>230</text:p>
          </table:table-cell>
          <table:table-cell table:formula="of:= ([times.C232] - [times.B232]) / 1000000" office:value-type="float" office:value="209.457408" calcext:value-type="float">
            <text:p>209.457408</text:p>
          </table:table-cell>
          <table:table-cell table:formula="of:= ([times.E232] - [times.D232]) / 1000000" office:value-type="float" office:value="123.401728" calcext:value-type="float">
            <text:p>123.401728</text:p>
          </table:table-cell>
          <table:table-cell table:formula="of:= ([times.G232] - [times.F232]) / 1000000" office:value-type="float" office:value="179.539968" calcext:value-type="float">
            <text:p>179.539968</text:p>
          </table:table-cell>
        </table:table-row>
        <table:table-row table:style-name="ro1">
          <table:table-cell table:formula="of:=[times.A233]" office:value-type="float" office:value="231" calcext:value-type="float">
            <text:p>231</text:p>
          </table:table-cell>
          <table:table-cell table:formula="of:= ([times.C233] - [times.B233]) / 1000000" office:value-type="float" office:value="211.379968" calcext:value-type="float">
            <text:p>211.379968</text:p>
          </table:table-cell>
          <table:table-cell table:formula="of:= ([times.E233] - [times.D233]) / 1000000" office:value-type="float" office:value="123.256064" calcext:value-type="float">
            <text:p>123.256064</text:p>
          </table:table-cell>
          <table:table-cell table:formula="of:= ([times.G233] - [times.F233]) / 1000000" office:value-type="float" office:value="179.407104" calcext:value-type="float">
            <text:p>179.407104</text:p>
          </table:table-cell>
        </table:table-row>
        <table:table-row table:style-name="ro1">
          <table:table-cell table:formula="of:=[times.A234]" office:value-type="float" office:value="232" calcext:value-type="float">
            <text:p>232</text:p>
          </table:table-cell>
          <table:table-cell table:formula="of:= ([times.C234] - [times.B234]) / 1000000" office:value-type="float" office:value="213.661952" calcext:value-type="float">
            <text:p>213.661952</text:p>
          </table:table-cell>
          <table:table-cell table:formula="of:= ([times.E234] - [times.D234]) / 1000000" office:value-type="float" office:value="122.961152" calcext:value-type="float">
            <text:p>122.961152</text:p>
          </table:table-cell>
          <table:table-cell table:formula="of:= ([times.G234] - [times.F234]) / 1000000" office:value-type="float" office:value="179.723264" calcext:value-type="float">
            <text:p>179.723264</text:p>
          </table:table-cell>
        </table:table-row>
        <table:table-row table:style-name="ro1">
          <table:table-cell table:formula="of:=[times.A235]" office:value-type="float" office:value="233" calcext:value-type="float">
            <text:p>233</text:p>
          </table:table-cell>
          <table:table-cell table:formula="of:= ([times.C235] - [times.B235]) / 1000000" office:value-type="float" office:value="221.214976" calcext:value-type="float">
            <text:p>221.214976</text:p>
          </table:table-cell>
          <table:table-cell table:formula="of:= ([times.E235] - [times.D235]) / 1000000" office:value-type="float" office:value="122.784" calcext:value-type="float">
            <text:p>122.784</text:p>
          </table:table-cell>
          <table:table-cell table:formula="of:= ([times.G235] - [times.F235]) / 1000000" office:value-type="float" office:value="179.899648" calcext:value-type="float">
            <text:p>179.899648</text:p>
          </table:table-cell>
        </table:table-row>
        <table:table-row table:style-name="ro1">
          <table:table-cell table:formula="of:=[times.A236]" office:value-type="float" office:value="234" calcext:value-type="float">
            <text:p>234</text:p>
          </table:table-cell>
          <table:table-cell table:formula="of:= ([times.C236] - [times.B236]) / 1000000" office:value-type="float" office:value="221.494784" calcext:value-type="float">
            <text:p>221.494784</text:p>
          </table:table-cell>
          <table:table-cell table:formula="of:= ([times.E236] - [times.D236]) / 1000000" office:value-type="float" office:value="122.588928" calcext:value-type="float">
            <text:p>122.588928</text:p>
          </table:table-cell>
          <table:table-cell table:formula="of:= ([times.G236] - [times.F236]) / 1000000" office:value-type="float" office:value="181.199104" calcext:value-type="float">
            <text:p>181.199104</text:p>
          </table:table-cell>
        </table:table-row>
        <table:table-row table:style-name="ro1">
          <table:table-cell table:formula="of:=[times.A237]" office:value-type="float" office:value="235" calcext:value-type="float">
            <text:p>235</text:p>
          </table:table-cell>
          <table:table-cell table:formula="of:= ([times.C237] - [times.B237]) / 1000000" office:value-type="float" office:value="222.966784" calcext:value-type="float">
            <text:p>222.966784</text:p>
          </table:table-cell>
          <table:table-cell table:formula="of:= ([times.E237] - [times.D237]) / 1000000" office:value-type="float" office:value="122.28992" calcext:value-type="float">
            <text:p>122.28992</text:p>
          </table:table-cell>
          <table:table-cell table:formula="of:= ([times.G237] - [times.F237]) / 1000000" office:value-type="float" office:value="181.339136" calcext:value-type="float">
            <text:p>181.339136</text:p>
          </table:table-cell>
        </table:table-row>
        <table:table-row table:style-name="ro1">
          <table:table-cell table:formula="of:=[times.A238]" office:value-type="float" office:value="236" calcext:value-type="float">
            <text:p>236</text:p>
          </table:table-cell>
          <table:table-cell table:formula="of:= ([times.C238] - [times.B238]) / 1000000" office:value-type="float" office:value="231.21408" calcext:value-type="float">
            <text:p>231.21408</text:p>
          </table:table-cell>
          <table:table-cell table:formula="of:= ([times.E238] - [times.D238]) / 1000000" office:value-type="float" office:value="122.107136" calcext:value-type="float">
            <text:p>122.107136</text:p>
          </table:table-cell>
          <table:table-cell table:formula="of:= ([times.G238] - [times.F238]) / 1000000" office:value-type="float" office:value="181.72672" calcext:value-type="float">
            <text:p>181.72672</text:p>
          </table:table-cell>
        </table:table-row>
        <table:table-row table:style-name="ro1">
          <table:table-cell table:formula="of:=[times.A239]" office:value-type="float" office:value="237" calcext:value-type="float">
            <text:p>237</text:p>
          </table:table-cell>
          <table:table-cell table:formula="of:= ([times.C239] - [times.B239]) / 1000000" office:value-type="float" office:value="232.157184" calcext:value-type="float">
            <text:p>232.157184</text:p>
          </table:table-cell>
          <table:table-cell table:formula="of:= ([times.E239] - [times.D239]) / 1000000" office:value-type="float" office:value="121.967104" calcext:value-type="float">
            <text:p>121.967104</text:p>
          </table:table-cell>
          <table:table-cell table:formula="of:= ([times.G239] - [times.F239]) / 1000000" office:value-type="float" office:value="183.529984" calcext:value-type="float">
            <text:p>183.529984</text:p>
          </table:table-cell>
        </table:table-row>
        <table:table-row table:style-name="ro1">
          <table:table-cell table:formula="of:=[times.A240]" office:value-type="float" office:value="238" calcext:value-type="float">
            <text:p>238</text:p>
          </table:table-cell>
          <table:table-cell table:formula="of:= ([times.C240] - [times.B240]) / 1000000" office:value-type="float" office:value="232.442368" calcext:value-type="float">
            <text:p>232.442368</text:p>
          </table:table-cell>
          <table:table-cell table:formula="of:= ([times.E240] - [times.D240]) / 1000000" office:value-type="float" office:value="121.672704" calcext:value-type="float">
            <text:p>121.672704</text:p>
          </table:table-cell>
          <table:table-cell table:formula="of:= ([times.G240] - [times.F240]) / 1000000" office:value-type="float" office:value="184.972288" calcext:value-type="float">
            <text:p>184.972288</text:p>
          </table:table-cell>
        </table:table-row>
        <table:table-row table:style-name="ro1">
          <table:table-cell table:formula="of:=[times.A241]" office:value-type="float" office:value="239" calcext:value-type="float">
            <text:p>239</text:p>
          </table:table-cell>
          <table:table-cell table:formula="of:= ([times.C241] - [times.B241]) / 1000000" office:value-type="float" office:value="234.020096" calcext:value-type="float">
            <text:p>234.020096</text:p>
          </table:table-cell>
          <table:table-cell table:formula="of:= ([times.E241] - [times.D241]) / 1000000" office:value-type="float" office:value="121.496064" calcext:value-type="float">
            <text:p>121.496064</text:p>
          </table:table-cell>
          <table:table-cell table:formula="of:= ([times.G241] - [times.F241]) / 1000000" office:value-type="float" office:value="186.414848" calcext:value-type="float">
            <text:p>186.414848</text:p>
          </table:table-cell>
        </table:table-row>
        <table:table-row table:style-name="ro1">
          <table:table-cell table:formula="of:=[times.A242]" office:value-type="float" office:value="240" calcext:value-type="float">
            <text:p>240</text:p>
          </table:table-cell>
          <table:table-cell table:formula="of:= ([times.C242] - [times.B242]) / 1000000" office:value-type="float" office:value="240.09472" calcext:value-type="float">
            <text:p>240.09472</text:p>
          </table:table-cell>
          <table:table-cell table:formula="of:= ([times.E242] - [times.D242]) / 1000000" office:value-type="float" office:value="121.357056" calcext:value-type="float">
            <text:p>121.357056</text:p>
          </table:table-cell>
          <table:table-cell table:formula="of:= ([times.G242] - [times.F242]) / 1000000" office:value-type="float" office:value="187.097088" calcext:value-type="float">
            <text:p>187.097088</text:p>
          </table:table-cell>
        </table:table-row>
        <table:table-row table:style-name="ro1">
          <table:table-cell table:formula="of:=[times.A243]" office:value-type="float" office:value="241" calcext:value-type="float">
            <text:p>241</text:p>
          </table:table-cell>
          <table:table-cell table:formula="of:= ([times.C243] - [times.B243]) / 1000000" office:value-type="float" office:value="242.136064" calcext:value-type="float">
            <text:p>242.136064</text:p>
          </table:table-cell>
          <table:table-cell table:formula="of:= ([times.E243] - [times.D243]) / 1000000" office:value-type="float" office:value="120.984064" calcext:value-type="float">
            <text:p>120.984064</text:p>
          </table:table-cell>
          <table:table-cell table:formula="of:= ([times.G243] - [times.F243]) / 1000000" office:value-type="float" office:value="188.380672" calcext:value-type="float">
            <text:p>188.380672</text:p>
          </table:table-cell>
        </table:table-row>
        <table:table-row table:style-name="ro1">
          <table:table-cell table:formula="of:=[times.A244]" office:value-type="float" office:value="242" calcext:value-type="float">
            <text:p>242</text:p>
          </table:table-cell>
          <table:table-cell table:formula="of:= ([times.C244] - [times.B244]) / 1000000" office:value-type="float" office:value="242.594816" calcext:value-type="float">
            <text:p>242.594816</text:p>
          </table:table-cell>
          <table:table-cell table:formula="of:= ([times.E244] - [times.D244]) / 1000000" office:value-type="float" office:value="120.788736" calcext:value-type="float">
            <text:p>120.788736</text:p>
          </table:table-cell>
          <table:table-cell table:formula="of:= ([times.G244] - [times.F244]) / 1000000" office:value-type="float" office:value="189.036288" calcext:value-type="float">
            <text:p>189.036288</text:p>
          </table:table-cell>
        </table:table-row>
        <table:table-row table:style-name="ro1">
          <table:table-cell table:formula="of:=[times.A245]" office:value-type="float" office:value="243" calcext:value-type="float">
            <text:p>243</text:p>
          </table:table-cell>
          <table:table-cell table:formula="of:= ([times.C245] - [times.B245]) / 1000000" office:value-type="float" office:value="245.09184" calcext:value-type="float">
            <text:p>245.09184</text:p>
          </table:table-cell>
          <table:table-cell table:formula="of:= ([times.E245] - [times.D245]) / 1000000" office:value-type="float" office:value="120.64512" calcext:value-type="float">
            <text:p>120.64512</text:p>
          </table:table-cell>
          <table:table-cell table:formula="of:= ([times.G245] - [times.F245]) / 1000000" office:value-type="float" office:value="190.168576" calcext:value-type="float">
            <text:p>190.168576</text:p>
          </table:table-cell>
        </table:table-row>
        <table:table-row table:style-name="ro1">
          <table:table-cell table:formula="of:=[times.A246]" office:value-type="float" office:value="244" calcext:value-type="float">
            <text:p>244</text:p>
          </table:table-cell>
          <table:table-cell table:formula="of:= ([times.C246] - [times.B246]) / 1000000" office:value-type="float" office:value="251.147264" calcext:value-type="float">
            <text:p>251.147264</text:p>
          </table:table-cell>
          <table:table-cell table:formula="of:= ([times.E246] - [times.D246]) / 1000000" office:value-type="float" office:value="120.286976" calcext:value-type="float">
            <text:p>120.286976</text:p>
          </table:table-cell>
          <table:table-cell table:formula="of:= ([times.G246] - [times.F246]) / 1000000" office:value-type="float" office:value="190.182912" calcext:value-type="float">
            <text:p>190.182912</text:p>
          </table:table-cell>
        </table:table-row>
        <table:table-row table:style-name="ro1">
          <table:table-cell table:formula="of:=[times.A247]" office:value-type="float" office:value="245" calcext:value-type="float">
            <text:p>245</text:p>
          </table:table-cell>
          <table:table-cell table:formula="of:= ([times.C247] - [times.B247]) / 1000000" office:value-type="float" office:value="253.297152" calcext:value-type="float">
            <text:p>253.297152</text:p>
          </table:table-cell>
          <table:table-cell table:formula="of:= ([times.E247] - [times.D247]) / 1000000" office:value-type="float" office:value="120.087296" calcext:value-type="float">
            <text:p>120.087296</text:p>
          </table:table-cell>
          <table:table-cell table:formula="of:= ([times.G247] - [times.F247]) / 1000000" office:value-type="float" office:value="191.26912" calcext:value-type="float">
            <text:p>191.26912</text:p>
          </table:table-cell>
        </table:table-row>
        <table:table-row table:style-name="ro1">
          <table:table-cell table:formula="of:=[times.A248]" office:value-type="float" office:value="246" calcext:value-type="float">
            <text:p>246</text:p>
          </table:table-cell>
          <table:table-cell table:formula="of:= ([times.C248] - [times.B248]) / 1000000" office:value-type="float" office:value="253.646848" calcext:value-type="float">
            <text:p>253.646848</text:p>
          </table:table-cell>
          <table:table-cell table:formula="of:= ([times.E248] - [times.D248]) / 1000000" office:value-type="float" office:value="119.894784" calcext:value-type="float">
            <text:p>119.894784</text:p>
          </table:table-cell>
          <table:table-cell table:formula="of:= ([times.G248] - [times.F248]) / 1000000" office:value-type="float" office:value="192.365056" calcext:value-type="float">
            <text:p>192.365056</text:p>
          </table:table-cell>
        </table:table-row>
        <table:table-row table:style-name="ro1">
          <table:table-cell table:formula="of:=[times.A249]" office:value-type="float" office:value="247" calcext:value-type="float">
            <text:p>247</text:p>
          </table:table-cell>
          <table:table-cell table:formula="of:= ([times.C249] - [times.B249]) / 1000000" office:value-type="float" office:value="256.114688" calcext:value-type="float">
            <text:p>256.114688</text:p>
          </table:table-cell>
          <table:table-cell table:formula="of:= ([times.E249] - [times.D249]) / 1000000" office:value-type="float" office:value="119.706368" calcext:value-type="float">
            <text:p>119.706368</text:p>
          </table:table-cell>
          <table:table-cell table:formula="of:= ([times.G249] - [times.F249]) / 1000000" office:value-type="float" office:value="193.543936" calcext:value-type="float">
            <text:p>193.543936</text:p>
          </table:table-cell>
        </table:table-row>
        <table:table-row table:style-name="ro1">
          <table:table-cell table:formula="of:=[times.A250]" office:value-type="float" office:value="248" calcext:value-type="float">
            <text:p>248</text:p>
          </table:table-cell>
          <table:table-cell table:formula="of:= ([times.C250] - [times.B250]) / 1000000" office:value-type="float" office:value="262.121216" calcext:value-type="float">
            <text:p>262.121216</text:p>
          </table:table-cell>
          <table:table-cell table:formula="of:= ([times.E250] - [times.D250]) / 1000000" office:value-type="float" office:value="119.520768" calcext:value-type="float">
            <text:p>119.520768</text:p>
          </table:table-cell>
          <table:table-cell table:formula="of:= ([times.G250] - [times.F250]) / 1000000" office:value-type="float" office:value="194.877184" calcext:value-type="float">
            <text:p>194.877184</text:p>
          </table:table-cell>
        </table:table-row>
        <table:table-row table:style-name="ro1">
          <table:table-cell table:formula="of:=[times.A251]" office:value-type="float" office:value="249" calcext:value-type="float">
            <text:p>249</text:p>
          </table:table-cell>
          <table:table-cell table:formula="of:= ([times.C251] - [times.B251]) / 1000000" office:value-type="float" office:value="265.245184" calcext:value-type="float">
            <text:p>265.245184</text:p>
          </table:table-cell>
          <table:table-cell table:formula="of:= ([times.E251] - [times.D251]) / 1000000" office:value-type="float" office:value="119.221248" calcext:value-type="float">
            <text:p>119.221248</text:p>
          </table:table-cell>
          <table:table-cell table:formula="of:= ([times.G251] - [times.F251]) / 1000000" office:value-type="float" office:value="196.294656" calcext:value-type="float">
            <text:p>196.294656</text:p>
          </table:table-cell>
        </table:table-row>
        <table:table-row table:style-name="ro1">
          <table:table-cell table:formula="of:=[times.A252]" office:value-type="float" office:value="250" calcext:value-type="float">
            <text:p>250</text:p>
          </table:table-cell>
          <table:table-cell table:formula="of:= ([times.C252] - [times.B252]) / 1000000" office:value-type="float" office:value="265.283072" calcext:value-type="float">
            <text:p>265.283072</text:p>
          </table:table-cell>
          <table:table-cell table:formula="of:= ([times.E252] - [times.D252]) / 1000000" office:value-type="float" office:value="119.03488" calcext:value-type="float">
            <text:p>119.03488</text:p>
          </table:table-cell>
          <table:table-cell table:formula="of:= ([times.G252] - [times.F252]) / 1000000" office:value-type="float" office:value="197.004288" calcext:value-type="float">
            <text:p>197.004288</text:p>
          </table:table-cell>
        </table:table-row>
        <table:table-row table:style-name="ro1">
          <table:table-cell table:formula="of:=[times.A253]" office:value-type="float" office:value="251" calcext:value-type="float">
            <text:p>251</text:p>
          </table:table-cell>
          <table:table-cell table:formula="of:= ([times.C253] - [times.B253]) / 1000000" office:value-type="float" office:value="274.408704" calcext:value-type="float">
            <text:p>274.408704</text:p>
          </table:table-cell>
          <table:table-cell table:formula="of:= ([times.E253] - [times.D253]) / 1000000" office:value-type="float" office:value="118.925056" calcext:value-type="float">
            <text:p>118.925056</text:p>
          </table:table-cell>
          <table:table-cell table:formula="of:= ([times.G253] - [times.F253]) / 1000000" office:value-type="float" office:value="197.818368" calcext:value-type="float">
            <text:p>197.818368</text:p>
          </table:table-cell>
        </table:table-row>
        <table:table-row table:style-name="ro1">
          <table:table-cell table:formula="of:=[times.A254]" office:value-type="float" office:value="252" calcext:value-type="float">
            <text:p>252</text:p>
          </table:table-cell>
          <table:table-cell table:formula="of:= ([times.C254] - [times.B254]) / 1000000" office:value-type="float" office:value="274.459904" calcext:value-type="float">
            <text:p>274.459904</text:p>
          </table:table-cell>
          <table:table-cell table:formula="of:= ([times.E254] - [times.D254]) / 1000000" office:value-type="float" office:value="118.79424" calcext:value-type="float">
            <text:p>118.79424</text:p>
          </table:table-cell>
          <table:table-cell table:formula="of:= ([times.G254] - [times.F254]) / 1000000" office:value-type="float" office:value="198.069248" calcext:value-type="float">
            <text:p>198.069248</text:p>
          </table:table-cell>
        </table:table-row>
        <table:table-row table:style-name="ro1">
          <table:table-cell table:formula="of:=[times.A255]" office:value-type="float" office:value="253" calcext:value-type="float">
            <text:p>253</text:p>
          </table:table-cell>
          <table:table-cell table:formula="of:= ([times.C255] - [times.B255]) / 1000000" office:value-type="float" office:value="277.753088" calcext:value-type="float">
            <text:p>277.753088</text:p>
          </table:table-cell>
          <table:table-cell table:formula="of:= ([times.E255] - [times.D255]) / 1000000" office:value-type="float" office:value="118.50496" calcext:value-type="float">
            <text:p>118.50496</text:p>
          </table:table-cell>
          <table:table-cell table:formula="of:= ([times.G255] - [times.F255]) / 1000000" office:value-type="float" office:value="199.51872" calcext:value-type="float">
            <text:p>199.51872</text:p>
          </table:table-cell>
        </table:table-row>
        <table:table-row table:style-name="ro1">
          <table:table-cell table:formula="of:=[times.A256]" office:value-type="float" office:value="254" calcext:value-type="float">
            <text:p>254</text:p>
          </table:table-cell>
          <table:table-cell table:formula="of:= ([times.C256] - [times.B256]) / 1000000" office:value-type="float" office:value="277.699328" calcext:value-type="float">
            <text:p>277.699328</text:p>
          </table:table-cell>
          <table:table-cell table:formula="of:= ([times.E256] - [times.D256]) / 1000000" office:value-type="float" office:value="118.325248" calcext:value-type="float">
            <text:p>118.325248</text:p>
          </table:table-cell>
          <table:table-cell table:formula="of:= ([times.G256] - [times.F256]) / 1000000" office:value-type="float" office:value="200.521984" calcext:value-type="float">
            <text:p>200.521984</text:p>
          </table:table-cell>
        </table:table-row>
        <table:table-row table:style-name="ro1">
          <table:table-cell table:formula="of:=[times.A257]" office:value-type="float" office:value="255" calcext:value-type="float">
            <text:p>255</text:p>
          </table:table-cell>
          <table:table-cell table:formula="of:= ([times.C257] - [times.B257]) / 1000000" office:value-type="float" office:value="277.409792" calcext:value-type="float">
            <text:p>277.409792</text:p>
          </table:table-cell>
          <table:table-cell table:formula="of:= ([times.E257] - [times.D257]) / 1000000" office:value-type="float" office:value="118.227456" calcext:value-type="float">
            <text:p>118.227456</text:p>
          </table:table-cell>
          <table:table-cell table:formula="of:= ([times.G257] - [times.F257]) / 1000000" office:value-type="float" office:value="200.718592" calcext:value-type="float">
            <text:p>200.718592</text:p>
          </table:table-cell>
        </table:table-row>
        <table:table-row table:style-name="ro1">
          <table:table-cell table:formula="of:=[times.A258]" office:value-type="float" office:value="256" calcext:value-type="float">
            <text:p>256</text:p>
          </table:table-cell>
          <table:table-cell table:formula="of:= ([times.C258] - [times.B258]) / 1000000" office:value-type="float" office:value="277.217792" calcext:value-type="float">
            <text:p>277.217792</text:p>
          </table:table-cell>
          <table:table-cell table:formula="of:= ([times.E258] - [times.D258]) / 1000000" office:value-type="float" office:value="117.929984" calcext:value-type="float">
            <text:p>117.929984</text:p>
          </table:table-cell>
          <table:table-cell table:formula="of:= ([times.G258] - [times.F258]) / 1000000" office:value-type="float" office:value="201.046016" calcext:value-type="float">
            <text:p>201.046016</text:p>
          </table:table-cell>
        </table:table-row>
        <table:table-row table:style-name="ro1">
          <table:table-cell table:formula="of:=[times.A259]" office:value-type="float" office:value="257" calcext:value-type="float">
            <text:p>257</text:p>
          </table:table-cell>
          <table:table-cell table:formula="of:= ([times.C259] - [times.B259]) / 1000000" office:value-type="float" office:value="276.225792" calcext:value-type="float">
            <text:p>276.225792</text:p>
          </table:table-cell>
          <table:table-cell table:formula="of:= ([times.E259] - [times.D259]) / 1000000" office:value-type="float" office:value="117.633792" calcext:value-type="float">
            <text:p>117.633792</text:p>
          </table:table-cell>
          <table:table-cell table:formula="of:= ([times.G259] - [times.F259]) / 1000000" office:value-type="float" office:value="200.95488" calcext:value-type="float">
            <text:p>200.95488</text:p>
          </table:table-cell>
        </table:table-row>
        <table:table-row table:style-name="ro1">
          <table:table-cell table:formula="of:=[times.A260]" office:value-type="float" office:value="258" calcext:value-type="float">
            <text:p>258</text:p>
          </table:table-cell>
          <table:table-cell table:formula="of:= ([times.C260] - [times.B260]) / 1000000" office:value-type="float" office:value="275.867648" calcext:value-type="float">
            <text:p>275.867648</text:p>
          </table:table-cell>
          <table:table-cell table:formula="of:= ([times.E260] - [times.D260]) / 1000000" office:value-type="float" office:value="117.449472" calcext:value-type="float">
            <text:p>117.449472</text:p>
          </table:table-cell>
          <table:table-cell table:formula="of:= ([times.G260] - [times.F260]) / 1000000" office:value-type="float" office:value="200.909312" calcext:value-type="float">
            <text:p>200.909312</text:p>
          </table:table-cell>
        </table:table-row>
        <table:table-row table:style-name="ro1">
          <table:table-cell table:formula="of:=[times.A261]" office:value-type="float" office:value="259" calcext:value-type="float">
            <text:p>259</text:p>
          </table:table-cell>
          <table:table-cell table:formula="of:= ([times.C261] - [times.B261]) / 1000000" office:value-type="float" office:value="275.781888" calcext:value-type="float">
            <text:p>275.781888</text:p>
          </table:table-cell>
          <table:table-cell table:formula="of:= ([times.E261] - [times.D261]) / 1000000" office:value-type="float" office:value="117.185024" calcext:value-type="float">
            <text:p>117.185024</text:p>
          </table:table-cell>
          <table:table-cell table:formula="of:= ([times.G261] - [times.F261]) / 1000000" office:value-type="float" office:value="200.905984" calcext:value-type="float">
            <text:p>200.905984</text:p>
          </table:table-cell>
        </table:table-row>
        <table:table-row table:style-name="ro1">
          <table:table-cell table:formula="of:=[times.A262]" office:value-type="float" office:value="260" calcext:value-type="float">
            <text:p>260</text:p>
          </table:table-cell>
          <table:table-cell table:formula="of:= ([times.C262] - [times.B262]) / 1000000" office:value-type="float" office:value="276.201216" calcext:value-type="float">
            <text:p>276.201216</text:p>
          </table:table-cell>
          <table:table-cell table:formula="of:= ([times.E262] - [times.D262]) / 1000000" office:value-type="float" office:value="118.315776" calcext:value-type="float">
            <text:p>118.315776</text:p>
          </table:table-cell>
          <table:table-cell table:formula="of:= ([times.G262] - [times.F262]) / 1000000" office:value-type="float" office:value="200.620032" calcext:value-type="float">
            <text:p>200.620032</text:p>
          </table:table-cell>
        </table:table-row>
        <table:table-row table:style-name="ro1">
          <table:table-cell table:formula="of:=[times.A263]" office:value-type="float" office:value="261" calcext:value-type="float">
            <text:p>261</text:p>
          </table:table-cell>
          <table:table-cell table:formula="of:= ([times.C263] - [times.B263]) / 1000000" office:value-type="float" office:value="276.274944" calcext:value-type="float">
            <text:p>276.274944</text:p>
          </table:table-cell>
          <table:table-cell table:formula="of:= ([times.E263] - [times.D263]) / 1000000" office:value-type="float" office:value="118.665216" calcext:value-type="float">
            <text:p>118.665216</text:p>
          </table:table-cell>
          <table:table-cell table:formula="of:= ([times.G263] - [times.F263]) / 1000000" office:value-type="float" office:value="200.276224" calcext:value-type="float">
            <text:p>200.276224</text:p>
          </table:table-cell>
        </table:table-row>
        <table:table-row table:style-name="ro1">
          <table:table-cell table:formula="of:=[times.A264]" office:value-type="float" office:value="262" calcext:value-type="float">
            <text:p>262</text:p>
          </table:table-cell>
          <table:table-cell table:formula="of:= ([times.C264] - [times.B264]) / 1000000" office:value-type="float" office:value="275.910912" calcext:value-type="float">
            <text:p>275.910912</text:p>
          </table:table-cell>
          <table:table-cell table:formula="of:= ([times.E264] - [times.D264]) / 1000000" office:value-type="float" office:value="118.542848" calcext:value-type="float">
            <text:p>118.542848</text:p>
          </table:table-cell>
          <table:table-cell table:formula="of:= ([times.G264] - [times.F264]) / 1000000" office:value-type="float" office:value="200.15488" calcext:value-type="float">
            <text:p>200.15488</text:p>
          </table:table-cell>
        </table:table-row>
        <table:table-row table:style-name="ro1">
          <table:table-cell table:formula="of:=[times.A265]" office:value-type="float" office:value="263" calcext:value-type="float">
            <text:p>263</text:p>
          </table:table-cell>
          <table:table-cell table:formula="of:= ([times.C265] - [times.B265]) / 1000000" office:value-type="float" office:value="275.606272" calcext:value-type="float">
            <text:p>275.606272</text:p>
          </table:table-cell>
          <table:table-cell table:formula="of:= ([times.E265] - [times.D265]) / 1000000" office:value-type="float" office:value="118.255104" calcext:value-type="float">
            <text:p>118.255104</text:p>
          </table:table-cell>
          <table:table-cell table:formula="of:= ([times.G265] - [times.F265]) / 1000000" office:value-type="float" office:value="200.0256" calcext:value-type="float">
            <text:p>200.0256</text:p>
          </table:table-cell>
        </table:table-row>
        <table:table-row table:style-name="ro1">
          <table:table-cell table:formula="of:=[times.A266]" office:value-type="float" office:value="264" calcext:value-type="float">
            <text:p>264</text:p>
          </table:table-cell>
          <table:table-cell table:formula="of:= ([times.C266] - [times.B266]) / 1000000" office:value-type="float" office:value="275.454464" calcext:value-type="float">
            <text:p>275.454464</text:p>
          </table:table-cell>
          <table:table-cell table:formula="of:= ([times.E266] - [times.D266]) / 1000000" office:value-type="float" office:value="118.030336" calcext:value-type="float">
            <text:p>118.030336</text:p>
          </table:table-cell>
          <table:table-cell table:formula="of:= ([times.G266] - [times.F266]) / 1000000" office:value-type="float" office:value="199.923968" calcext:value-type="float">
            <text:p>199.923968</text:p>
          </table:table-cell>
        </table:table-row>
        <table:table-row table:style-name="ro1">
          <table:table-cell table:formula="of:=[times.A267]" office:value-type="float" office:value="265" calcext:value-type="float">
            <text:p>265</text:p>
          </table:table-cell>
          <table:table-cell table:formula="of:= ([times.C267] - [times.B267]) / 1000000" office:value-type="float" office:value="275.131904" calcext:value-type="float">
            <text:p>275.131904</text:p>
          </table:table-cell>
          <table:table-cell table:formula="of:= ([times.E267] - [times.D267]) / 1000000" office:value-type="float" office:value="117.887744" calcext:value-type="float">
            <text:p>117.887744</text:p>
          </table:table-cell>
          <table:table-cell table:formula="of:= ([times.G267] - [times.F267]) / 1000000" office:value-type="float" office:value="202.25408" calcext:value-type="float">
            <text:p>202.25408</text:p>
          </table:table-cell>
        </table:table-row>
        <table:table-row table:style-name="ro1">
          <table:table-cell table:formula="of:=[times.A268]" office:value-type="float" office:value="266" calcext:value-type="float">
            <text:p>266</text:p>
          </table:table-cell>
          <table:table-cell table:formula="of:= ([times.C268] - [times.B268]) / 1000000" office:value-type="float" office:value="275.403776" calcext:value-type="float">
            <text:p>275.403776</text:p>
          </table:table-cell>
          <table:table-cell table:formula="of:= ([times.E268] - [times.D268]) / 1000000" office:value-type="float" office:value="117.590528" calcext:value-type="float">
            <text:p>117.590528</text:p>
          </table:table-cell>
          <table:table-cell table:formula="of:= ([times.G268] - [times.F268]) / 1000000" office:value-type="float" office:value="203.731968" calcext:value-type="float">
            <text:p>203.731968</text:p>
          </table:table-cell>
        </table:table-row>
        <table:table-row table:style-name="ro1">
          <table:table-cell table:formula="of:=[times.A269]" office:value-type="float" office:value="267" calcext:value-type="float">
            <text:p>267</text:p>
          </table:table-cell>
          <table:table-cell table:formula="of:= ([times.C269] - [times.B269]) / 1000000" office:value-type="float" office:value="311.700992" calcext:value-type="float">
            <text:p>311.700992</text:p>
          </table:table-cell>
          <table:table-cell table:formula="of:= ([times.E269] - [times.D269]) / 1000000" office:value-type="float" office:value="117.414144" calcext:value-type="float">
            <text:p>117.414144</text:p>
          </table:table-cell>
          <table:table-cell table:formula="of:= ([times.G269] - [times.F269]) / 1000000" office:value-type="float" office:value="204.49536" calcext:value-type="float">
            <text:p>204.49536</text:p>
          </table:table-cell>
        </table:table-row>
        <table:table-row table:style-name="ro1">
          <table:table-cell table:formula="of:=[times.A270]" office:value-type="float" office:value="268" calcext:value-type="float">
            <text:p>268</text:p>
          </table:table-cell>
          <table:table-cell table:formula="of:= ([times.C270] - [times.B270]) / 1000000" office:value-type="float" office:value="311.640064" calcext:value-type="float">
            <text:p>311.640064</text:p>
          </table:table-cell>
          <table:table-cell table:formula="of:= ([times.E270] - [times.D270]) / 1000000" office:value-type="float" office:value="117.101312" calcext:value-type="float">
            <text:p>117.101312</text:p>
          </table:table-cell>
          <table:table-cell table:formula="of:= ([times.G270] - [times.F270]) / 1000000" office:value-type="float" office:value="205.91104" calcext:value-type="float">
            <text:p>205.91104</text:p>
          </table:table-cell>
        </table:table-row>
        <table:table-row table:style-name="ro1">
          <table:table-cell table:formula="of:=[times.A271]" office:value-type="float" office:value="269" calcext:value-type="float">
            <text:p>269</text:p>
          </table:table-cell>
          <table:table-cell table:formula="of:= ([times.C271] - [times.B271]) / 1000000" office:value-type="float" office:value="312.126208" calcext:value-type="float">
            <text:p>312.126208</text:p>
          </table:table-cell>
          <table:table-cell table:formula="of:= ([times.E271] - [times.D271]) / 1000000" office:value-type="float" office:value="116.9152" calcext:value-type="float">
            <text:p>116.9152</text:p>
          </table:table-cell>
          <table:table-cell table:formula="of:= ([times.G271] - [times.F271]) / 1000000" office:value-type="float" office:value="206.633984" calcext:value-type="float">
            <text:p>206.633984</text:p>
          </table:table-cell>
        </table:table-row>
        <table:table-row table:style-name="ro1">
          <table:table-cell table:formula="of:=[times.A272]" office:value-type="float" office:value="270" calcext:value-type="float">
            <text:p>270</text:p>
          </table:table-cell>
          <table:table-cell table:formula="of:= ([times.C272] - [times.B272]) / 1000000" office:value-type="float" office:value="312.022528" calcext:value-type="float">
            <text:p>312.022528</text:p>
          </table:table-cell>
          <table:table-cell table:formula="of:= ([times.E272] - [times.D272]) / 1000000" office:value-type="float" office:value="117.835008" calcext:value-type="float">
            <text:p>117.835008</text:p>
          </table:table-cell>
          <table:table-cell table:formula="of:= ([times.G272] - [times.F272]) / 1000000" office:value-type="float" office:value="206.667264" calcext:value-type="float">
            <text:p>206.667264</text:p>
          </table:table-cell>
        </table:table-row>
        <table:table-row table:style-name="ro1">
          <table:table-cell table:formula="of:=[times.A273]" office:value-type="float" office:value="271" calcext:value-type="float">
            <text:p>271</text:p>
          </table:table-cell>
          <table:table-cell table:formula="of:= ([times.C273] - [times.B273]) / 1000000" office:value-type="float" office:value="312.23936" calcext:value-type="float">
            <text:p>312.23936</text:p>
          </table:table-cell>
          <table:table-cell table:formula="of:= ([times.E273] - [times.D273]) / 1000000" office:value-type="float" office:value="117.81504" calcext:value-type="float">
            <text:p>117.81504</text:p>
          </table:table-cell>
          <table:table-cell table:formula="of:= ([times.G273] - [times.F273]) / 1000000" office:value-type="float" office:value="208.52224" calcext:value-type="float">
            <text:p>208.52224</text:p>
          </table:table-cell>
        </table:table-row>
        <table:table-row table:style-name="ro1">
          <table:table-cell table:formula="of:=[times.A274]" office:value-type="float" office:value="272" calcext:value-type="float">
            <text:p>272</text:p>
          </table:table-cell>
          <table:table-cell table:formula="of:= ([times.C274] - [times.B274]) / 1000000" office:value-type="float" office:value="312.288768" calcext:value-type="float">
            <text:p>312.288768</text:p>
          </table:table-cell>
          <table:table-cell table:formula="of:= ([times.E274] - [times.D274]) / 1000000" office:value-type="float" office:value="118.32704" calcext:value-type="float">
            <text:p>118.32704</text:p>
          </table:table-cell>
          <table:table-cell table:formula="of:= ([times.G274] - [times.F274]) / 1000000" office:value-type="float" office:value="209.204224" calcext:value-type="float">
            <text:p>209.204224</text:p>
          </table:table-cell>
        </table:table-row>
        <table:table-row table:style-name="ro1">
          <table:table-cell table:formula="of:=[times.A275]" office:value-type="float" office:value="273" calcext:value-type="float">
            <text:p>273</text:p>
          </table:table-cell>
          <table:table-cell table:formula="of:= ([times.C275] - [times.B275]) / 1000000" office:value-type="float" office:value="312.368896" calcext:value-type="float">
            <text:p>312.368896</text:p>
          </table:table-cell>
          <table:table-cell table:formula="of:= ([times.E275] - [times.D275]) / 1000000" office:value-type="float" office:value="118.735104" calcext:value-type="float">
            <text:p>118.735104</text:p>
          </table:table-cell>
          <table:table-cell table:formula="of:= ([times.G275] - [times.F275]) / 1000000" office:value-type="float" office:value="211.416576" calcext:value-type="float">
            <text:p>211.416576</text:p>
          </table:table-cell>
        </table:table-row>
        <table:table-row table:style-name="ro1">
          <table:table-cell table:formula="of:=[times.A276]" office:value-type="float" office:value="274" calcext:value-type="float">
            <text:p>274</text:p>
          </table:table-cell>
          <table:table-cell table:formula="of:= ([times.C276] - [times.B276]) / 1000000" office:value-type="float" office:value="312.27904" calcext:value-type="float">
            <text:p>312.27904</text:p>
          </table:table-cell>
          <table:table-cell table:formula="of:= ([times.E276] - [times.D276]) / 1000000" office:value-type="float" office:value="118.576128" calcext:value-type="float">
            <text:p>118.576128</text:p>
          </table:table-cell>
          <table:table-cell table:formula="of:= ([times.G276] - [times.F276]) / 1000000" office:value-type="float" office:value="212.123392" calcext:value-type="float">
            <text:p>212.123392</text:p>
          </table:table-cell>
        </table:table-row>
        <table:table-row table:style-name="ro1">
          <table:table-cell table:formula="of:=[times.A277]" office:value-type="float" office:value="275" calcext:value-type="float">
            <text:p>275</text:p>
          </table:table-cell>
          <table:table-cell table:formula="of:= ([times.C277] - [times.B277]) / 1000000" office:value-type="float" office:value="311.953408" calcext:value-type="float">
            <text:p>311.953408</text:p>
          </table:table-cell>
          <table:table-cell table:formula="of:= ([times.E277] - [times.D277]) / 1000000" office:value-type="float" office:value="120.4608" calcext:value-type="float">
            <text:p>120.4608</text:p>
          </table:table-cell>
          <table:table-cell table:formula="of:= ([times.G277] - [times.F277]) / 1000000" office:value-type="float" office:value="213.639168" calcext:value-type="float">
            <text:p>213.639168</text:p>
          </table:table-cell>
        </table:table-row>
        <table:table-row table:style-name="ro1">
          <table:table-cell table:formula="of:=[times.A278]" office:value-type="float" office:value="276" calcext:value-type="float">
            <text:p>276</text:p>
          </table:table-cell>
          <table:table-cell table:formula="of:= ([times.C278] - [times.B278]) / 1000000" office:value-type="float" office:value="311.847936" calcext:value-type="float">
            <text:p>311.847936</text:p>
          </table:table-cell>
          <table:table-cell table:formula="of:= ([times.E278] - [times.D278]) / 1000000" office:value-type="float" office:value="120.78592" calcext:value-type="float">
            <text:p>120.78592</text:p>
          </table:table-cell>
          <table:table-cell table:formula="of:= ([times.G278] - [times.F278]) / 1000000" office:value-type="float" office:value="213.695232" calcext:value-type="float">
            <text:p>213.695232</text:p>
          </table:table-cell>
        </table:table-row>
        <table:table-row table:style-name="ro1">
          <table:table-cell table:formula="of:=[times.A279]" office:value-type="float" office:value="277" calcext:value-type="float">
            <text:p>277</text:p>
          </table:table-cell>
          <table:table-cell table:formula="of:= ([times.C279] - [times.B279]) / 1000000" office:value-type="float" office:value="311.297792" calcext:value-type="float">
            <text:p>311.297792</text:p>
          </table:table-cell>
          <table:table-cell table:formula="of:= ([times.E279] - [times.D279]) / 1000000" office:value-type="float" office:value="121.604352" calcext:value-type="float">
            <text:p>121.604352</text:p>
          </table:table-cell>
          <table:table-cell table:formula="of:= ([times.G279] - [times.F279]) / 1000000" office:value-type="float" office:value="215.064064" calcext:value-type="float">
            <text:p>215.064064</text:p>
          </table:table-cell>
        </table:table-row>
        <table:table-row table:style-name="ro1">
          <table:table-cell table:formula="of:=[times.A280]" office:value-type="float" office:value="278" calcext:value-type="float">
            <text:p>278</text:p>
          </table:table-cell>
          <table:table-cell table:formula="of:= ([times.C280] - [times.B280]) / 1000000" office:value-type="float" office:value="310.979328" calcext:value-type="float">
            <text:p>310.979328</text:p>
          </table:table-cell>
          <table:table-cell table:formula="of:= ([times.E280] - [times.D280]) / 1000000" office:value-type="float" office:value="121.466112" calcext:value-type="float">
            <text:p>121.466112</text:p>
          </table:table-cell>
          <table:table-cell table:formula="of:= ([times.G280] - [times.F280]) / 1000000" office:value-type="float" office:value="215.208704" calcext:value-type="float">
            <text:p>215.208704</text:p>
          </table:table-cell>
        </table:table-row>
        <table:table-row table:style-name="ro1">
          <table:table-cell table:formula="of:=[times.A281]" office:value-type="float" office:value="279" calcext:value-type="float">
            <text:p>279</text:p>
          </table:table-cell>
          <table:table-cell table:formula="of:= ([times.C281] - [times.B281]) / 1000000" office:value-type="float" office:value="310.761984" calcext:value-type="float">
            <text:p>310.761984</text:p>
          </table:table-cell>
          <table:table-cell table:formula="of:= ([times.E281] - [times.D281]) / 1000000" office:value-type="float" office:value="123.403776" calcext:value-type="float">
            <text:p>123.403776</text:p>
          </table:table-cell>
          <table:table-cell table:formula="of:= ([times.G281] - [times.F281]) / 1000000" office:value-type="float" office:value="216.258304" calcext:value-type="float">
            <text:p>216.258304</text:p>
          </table:table-cell>
        </table:table-row>
        <table:table-row table:style-name="ro1">
          <table:table-cell table:formula="of:=[times.A282]" office:value-type="float" office:value="280" calcext:value-type="float">
            <text:p>280</text:p>
          </table:table-cell>
          <table:table-cell table:formula="of:= ([times.C282] - [times.B282]) / 1000000" office:value-type="float" office:value="310.60096" calcext:value-type="float">
            <text:p>310.60096</text:p>
          </table:table-cell>
          <table:table-cell table:formula="of:= ([times.E282] - [times.D282]) / 1000000" office:value-type="float" office:value="124.155136" calcext:value-type="float">
            <text:p>124.155136</text:p>
          </table:table-cell>
          <table:table-cell table:formula="of:= ([times.G282] - [times.F282]) / 1000000" office:value-type="float" office:value="216.600832" calcext:value-type="float">
            <text:p>216.600832</text:p>
          </table:table-cell>
        </table:table-row>
        <table:table-row table:style-name="ro1">
          <table:table-cell table:formula="of:=[times.A283]" office:value-type="float" office:value="281" calcext:value-type="float">
            <text:p>281</text:p>
          </table:table-cell>
          <table:table-cell table:formula="of:= ([times.C283] - [times.B283]) / 1000000" office:value-type="float" office:value="311.084032" calcext:value-type="float">
            <text:p>311.084032</text:p>
          </table:table-cell>
          <table:table-cell table:formula="of:= ([times.E283] - [times.D283]) / 1000000" office:value-type="float" office:value="125.590784" calcext:value-type="float">
            <text:p>125.590784</text:p>
          </table:table-cell>
          <table:table-cell table:formula="of:= ([times.G283] - [times.F283]) / 1000000" office:value-type="float" office:value="216.635904" calcext:value-type="float">
            <text:p>216.635904</text:p>
          </table:table-cell>
        </table:table-row>
        <table:table-row table:style-name="ro1">
          <table:table-cell table:formula="of:=[times.A284]" office:value-type="float" office:value="282" calcext:value-type="float">
            <text:p>282</text:p>
          </table:table-cell>
          <table:table-cell table:formula="of:= ([times.C284] - [times.B284]) / 1000000" office:value-type="float" office:value="310.979072" calcext:value-type="float">
            <text:p>310.979072</text:p>
          </table:table-cell>
          <table:table-cell table:formula="of:= ([times.E284] - [times.D284]) / 1000000" office:value-type="float" office:value="127.126016" calcext:value-type="float">
            <text:p>127.126016</text:p>
          </table:table-cell>
          <table:table-cell table:formula="of:= ([times.G284] - [times.F284]) / 1000000" office:value-type="float" office:value="217.022976" calcext:value-type="float">
            <text:p>217.022976</text:p>
          </table:table-cell>
        </table:table-row>
        <table:table-row table:style-name="ro1">
          <table:table-cell table:formula="of:=[times.A285]" office:value-type="float" office:value="283" calcext:value-type="float">
            <text:p>283</text:p>
          </table:table-cell>
          <table:table-cell table:formula="of:= ([times.C285] - [times.B285]) / 1000000" office:value-type="float" office:value="310.883328" calcext:value-type="float">
            <text:p>310.883328</text:p>
          </table:table-cell>
          <table:table-cell table:formula="of:= ([times.E285] - [times.D285]) / 1000000" office:value-type="float" office:value="127.862784" calcext:value-type="float">
            <text:p>127.862784</text:p>
          </table:table-cell>
          <table:table-cell table:formula="of:= ([times.G285] - [times.F285]) / 1000000" office:value-type="float" office:value="216.9088" calcext:value-type="float">
            <text:p>216.9088</text:p>
          </table:table-cell>
        </table:table-row>
        <table:table-row table:style-name="ro1">
          <table:table-cell table:formula="of:=[times.A286]" office:value-type="float" office:value="284" calcext:value-type="float">
            <text:p>284</text:p>
          </table:table-cell>
          <table:table-cell table:formula="of:= ([times.C286] - [times.B286]) / 1000000" office:value-type="float" office:value="310.714112" calcext:value-type="float">
            <text:p>310.714112</text:p>
          </table:table-cell>
          <table:table-cell table:formula="of:= ([times.E286] - [times.D286]) / 1000000" office:value-type="float" office:value="128.927744" calcext:value-type="float">
            <text:p>128.927744</text:p>
          </table:table-cell>
          <table:table-cell table:formula="of:= ([times.G286] - [times.F286]) / 1000000" office:value-type="float" office:value="216.754944" calcext:value-type="float">
            <text:p>216.754944</text:p>
          </table:table-cell>
        </table:table-row>
        <table:table-row table:style-name="ro1">
          <table:table-cell table:formula="of:=[times.A287]" office:value-type="float" office:value="285" calcext:value-type="float">
            <text:p>285</text:p>
          </table:table-cell>
          <table:table-cell table:formula="of:= ([times.C287] - [times.B287]) / 1000000" office:value-type="float" office:value="310.594048" calcext:value-type="float">
            <text:p>310.594048</text:p>
          </table:table-cell>
          <table:table-cell table:formula="of:= ([times.E287] - [times.D287]) / 1000000" office:value-type="float" office:value="129.280768" calcext:value-type="float">
            <text:p>129.280768</text:p>
          </table:table-cell>
          <table:table-cell table:formula="of:= ([times.G287] - [times.F287]) / 1000000" office:value-type="float" office:value="217.13792" calcext:value-type="float">
            <text:p>217.13792</text:p>
          </table:table-cell>
        </table:table-row>
        <table:table-row table:style-name="ro1">
          <table:table-cell table:formula="of:=[times.A288]" office:value-type="float" office:value="286" calcext:value-type="float">
            <text:p>286</text:p>
          </table:table-cell>
          <table:table-cell table:formula="of:= ([times.C288] - [times.B288]) / 1000000" office:value-type="float" office:value="310.283776" calcext:value-type="float">
            <text:p>310.283776</text:p>
          </table:table-cell>
          <table:table-cell table:formula="of:= ([times.E288] - [times.D288]) / 1000000" office:value-type="float" office:value="131.027712" calcext:value-type="float">
            <text:p>131.027712</text:p>
          </table:table-cell>
          <table:table-cell table:formula="of:= ([times.G288] - [times.F288]) / 1000000" office:value-type="float" office:value="217.05984" calcext:value-type="float">
            <text:p>217.05984</text:p>
          </table:table-cell>
        </table:table-row>
        <table:table-row table:style-name="ro1">
          <table:table-cell table:formula="of:=[times.A289]" office:value-type="float" office:value="287" calcext:value-type="float">
            <text:p>287</text:p>
          </table:table-cell>
          <table:table-cell table:formula="of:= ([times.C289] - [times.B289]) / 1000000" office:value-type="float" office:value="310.224896" calcext:value-type="float">
            <text:p>310.224896</text:p>
          </table:table-cell>
          <table:table-cell table:formula="of:= ([times.E289] - [times.D289]) / 1000000" office:value-type="float" office:value="131.133952" calcext:value-type="float">
            <text:p>131.133952</text:p>
          </table:table-cell>
          <table:table-cell table:formula="of:= ([times.G289] - [times.F289]) / 1000000" office:value-type="float" office:value="216.753152" calcext:value-type="float">
            <text:p>216.753152</text:p>
          </table:table-cell>
        </table:table-row>
        <table:table-row table:style-name="ro1">
          <table:table-cell table:formula="of:=[times.A290]" office:value-type="float" office:value="288" calcext:value-type="float">
            <text:p>288</text:p>
          </table:table-cell>
          <table:table-cell table:formula="of:= ([times.C290] - [times.B290]) / 1000000" office:value-type="float" office:value="310.144" calcext:value-type="float">
            <text:p>310.144</text:p>
          </table:table-cell>
          <table:table-cell table:formula="of:= ([times.E290] - [times.D290]) / 1000000" office:value-type="float" office:value="130.990592" calcext:value-type="float">
            <text:p>130.990592</text:p>
          </table:table-cell>
          <table:table-cell table:formula="of:= ([times.G290] - [times.F290]) / 1000000" office:value-type="float" office:value="217.862144" calcext:value-type="float">
            <text:p>217.862144</text:p>
          </table:table-cell>
        </table:table-row>
        <table:table-row table:style-name="ro1">
          <table:table-cell table:formula="of:=[times.A291]" office:value-type="float" office:value="289" calcext:value-type="float">
            <text:p>289</text:p>
          </table:table-cell>
          <table:table-cell table:formula="of:= ([times.C291] - [times.B291]) / 1000000" office:value-type="float" office:value="309.848064" calcext:value-type="float">
            <text:p>309.848064</text:p>
          </table:table-cell>
          <table:table-cell table:formula="of:= ([times.E291] - [times.D291]) / 1000000" office:value-type="float" office:value="130.860032" calcext:value-type="float">
            <text:p>130.860032</text:p>
          </table:table-cell>
          <table:table-cell table:formula="of:= ([times.G291] - [times.F291]) / 1000000" office:value-type="float" office:value="219.540992" calcext:value-type="float">
            <text:p>219.540992</text:p>
          </table:table-cell>
        </table:table-row>
        <table:table-row table:style-name="ro1">
          <table:table-cell table:formula="of:=[times.A292]" office:value-type="float" office:value="290" calcext:value-type="float">
            <text:p>290</text:p>
          </table:table-cell>
          <table:table-cell table:formula="of:= ([times.C292] - [times.B292]) / 1000000" office:value-type="float" office:value="309.549824" calcext:value-type="float">
            <text:p>309.549824</text:p>
          </table:table-cell>
          <table:table-cell table:formula="of:= ([times.E292] - [times.D292]) / 1000000" office:value-type="float" office:value="130.519808" calcext:value-type="float">
            <text:p>130.519808</text:p>
          </table:table-cell>
          <table:table-cell table:formula="of:= ([times.G292] - [times.F292]) / 1000000" office:value-type="float" office:value="220.274176" calcext:value-type="float">
            <text:p>220.274176</text:p>
          </table:table-cell>
        </table:table-row>
        <table:table-row table:style-name="ro1">
          <table:table-cell table:formula="of:=[times.A293]" office:value-type="float" office:value="291" calcext:value-type="float">
            <text:p>291</text:p>
          </table:table-cell>
          <table:table-cell table:formula="of:= ([times.C293] - [times.B293]) / 1000000" office:value-type="float" office:value="309.333248" calcext:value-type="float">
            <text:p>309.333248</text:p>
          </table:table-cell>
          <table:table-cell table:formula="of:= ([times.E293] - [times.D293]) / 1000000" office:value-type="float" office:value="130.310912" calcext:value-type="float">
            <text:p>130.310912</text:p>
          </table:table-cell>
          <table:table-cell table:formula="of:= ([times.G293] - [times.F293]) / 1000000" office:value-type="float" office:value="221.448704" calcext:value-type="float">
            <text:p>221.448704</text:p>
          </table:table-cell>
        </table:table-row>
        <table:table-row table:style-name="ro1">
          <table:table-cell table:formula="of:=[times.A294]" office:value-type="float" office:value="292" calcext:value-type="float">
            <text:p>292</text:p>
          </table:table-cell>
          <table:table-cell table:formula="of:= ([times.C294] - [times.B294]) / 1000000" office:value-type="float" office:value="309.207808" calcext:value-type="float">
            <text:p>309.207808</text:p>
          </table:table-cell>
          <table:table-cell table:formula="of:= ([times.E294] - [times.D294]) / 1000000" office:value-type="float" office:value="132.681216" calcext:value-type="float">
            <text:p>132.681216</text:p>
          </table:table-cell>
          <table:table-cell table:formula="of:= ([times.G294] - [times.F294]) / 1000000" office:value-type="float" office:value="221.54752" calcext:value-type="float">
            <text:p>221.54752</text:p>
          </table:table-cell>
        </table:table-row>
        <table:table-row table:style-name="ro1">
          <table:table-cell table:formula="of:=[times.A295]" office:value-type="float" office:value="293" calcext:value-type="float">
            <text:p>293</text:p>
          </table:table-cell>
          <table:table-cell table:formula="of:= ([times.C295] - [times.B295]) / 1000000" office:value-type="float" office:value="309.044992" calcext:value-type="float">
            <text:p>309.044992</text:p>
          </table:table-cell>
          <table:table-cell table:formula="of:= ([times.E295] - [times.D295]) / 1000000" office:value-type="float" office:value="133.016832" calcext:value-type="float">
            <text:p>133.016832</text:p>
          </table:table-cell>
          <table:table-cell table:formula="of:= ([times.G295] - [times.F295]) / 1000000" office:value-type="float" office:value="223.3856" calcext:value-type="float">
            <text:p>223.3856</text:p>
          </table:table-cell>
        </table:table-row>
        <table:table-row table:style-name="ro1">
          <table:table-cell table:formula="of:=[times.A296]" office:value-type="float" office:value="294" calcext:value-type="float">
            <text:p>294</text:p>
          </table:table-cell>
          <table:table-cell table:formula="of:= ([times.C296] - [times.B296]) / 1000000" office:value-type="float" office:value="309.292032" calcext:value-type="float">
            <text:p>309.292032</text:p>
          </table:table-cell>
          <table:table-cell table:formula="of:= ([times.E296] - [times.D296]) / 1000000" office:value-type="float" office:value="134.161152" calcext:value-type="float">
            <text:p>134.161152</text:p>
          </table:table-cell>
          <table:table-cell table:formula="of:= ([times.G296] - [times.F296]) / 1000000" office:value-type="float" office:value="223.449344" calcext:value-type="float">
            <text:p>223.449344</text:p>
          </table:table-cell>
        </table:table-row>
        <table:table-row table:style-name="ro1">
          <table:table-cell table:formula="of:=[times.A297]" office:value-type="float" office:value="295" calcext:value-type="float">
            <text:p>295</text:p>
          </table:table-cell>
          <table:table-cell table:formula="of:= ([times.C297] - [times.B297]) / 1000000" office:value-type="float" office:value="309.39008" calcext:value-type="float">
            <text:p>309.39008</text:p>
          </table:table-cell>
          <table:table-cell table:formula="of:= ([times.E297] - [times.D297]) / 1000000" office:value-type="float" office:value="134.495488" calcext:value-type="float">
            <text:p>134.495488</text:p>
          </table:table-cell>
          <table:table-cell table:formula="of:= ([times.G297] - [times.F297]) / 1000000" office:value-type="float" office:value="224.612096" calcext:value-type="float">
            <text:p>224.612096</text:p>
          </table:table-cell>
        </table:table-row>
        <table:table-row table:style-name="ro1">
          <table:table-cell table:formula="of:=[times.A298]" office:value-type="float" office:value="296" calcext:value-type="float">
            <text:p>296</text:p>
          </table:table-cell>
          <table:table-cell table:formula="of:= ([times.C298] - [times.B298]) / 1000000" office:value-type="float" office:value="309.250048" calcext:value-type="float">
            <text:p>309.250048</text:p>
          </table:table-cell>
          <table:table-cell table:formula="of:= ([times.E298] - [times.D298]) / 1000000" office:value-type="float" office:value="134.882816" calcext:value-type="float">
            <text:p>134.882816</text:p>
          </table:table-cell>
          <table:table-cell table:formula="of:= ([times.G298] - [times.F298]) / 1000000" office:value-type="float" office:value="224.671232" calcext:value-type="float">
            <text:p>224.671232</text:p>
          </table:table-cell>
        </table:table-row>
        <table:table-row table:style-name="ro1">
          <table:table-cell table:formula="of:=[times.A299]" office:value-type="float" office:value="297" calcext:value-type="float">
            <text:p>297</text:p>
          </table:table-cell>
          <table:table-cell table:formula="of:= ([times.C299] - [times.B299]) / 1000000" office:value-type="float" office:value="309.089024" calcext:value-type="float">
            <text:p>309.089024</text:p>
          </table:table-cell>
          <table:table-cell table:formula="of:= ([times.E299] - [times.D299]) / 1000000" office:value-type="float" office:value="136.749056" calcext:value-type="float">
            <text:p>136.749056</text:p>
          </table:table-cell>
          <table:table-cell table:formula="of:= ([times.G299] - [times.F299]) / 1000000" office:value-type="float" office:value="225.684224" calcext:value-type="float">
            <text:p>225.684224</text:p>
          </table:table-cell>
        </table:table-row>
        <table:table-row table:style-name="ro1">
          <table:table-cell table:formula="of:=[times.A300]" office:value-type="float" office:value="298" calcext:value-type="float">
            <text:p>298</text:p>
          </table:table-cell>
          <table:table-cell table:formula="of:= ([times.C300] - [times.B300]) / 1000000" office:value-type="float" office:value="309.291008" calcext:value-type="float">
            <text:p>309.291008</text:p>
          </table:table-cell>
          <table:table-cell table:formula="of:= ([times.E300] - [times.D300]) / 1000000" office:value-type="float" office:value="136.777216" calcext:value-type="float">
            <text:p>136.777216</text:p>
          </table:table-cell>
          <table:table-cell table:formula="of:= ([times.G300] - [times.F300]) / 1000000" office:value-type="float" office:value="226.22592" calcext:value-type="float">
            <text:p>226.22592</text:p>
          </table:table-cell>
        </table:table-row>
        <table:table-row table:style-name="ro1">
          <table:table-cell table:formula="of:=[times.A301]" office:value-type="float" office:value="299" calcext:value-type="float">
            <text:p>299</text:p>
          </table:table-cell>
          <table:table-cell table:formula="of:= ([times.C301] - [times.B301]) / 1000000" office:value-type="float" office:value="309.19296" calcext:value-type="float">
            <text:p>309.19296</text:p>
          </table:table-cell>
          <table:table-cell table:formula="of:= ([times.E301] - [times.D301]) / 1000000" office:value-type="float" office:value="136.765184" calcext:value-type="float">
            <text:p>136.765184</text:p>
          </table:table-cell>
          <table:table-cell table:formula="of:= ([times.G301] - [times.F301]) / 1000000" office:value-type="float" office:value="227.763456" calcext:value-type="float">
            <text:p>227.763456</text:p>
          </table:table-cell>
        </table:table-row>
        <table:table-row table:style-name="ro1">
          <table:table-cell table:formula="of:=[times.A302]" office:value-type="float" office:value="300" calcext:value-type="float">
            <text:p>300</text:p>
          </table:table-cell>
          <table:table-cell table:formula="of:= ([times.C302] - [times.B302]) / 1000000" office:value-type="float" office:value="309.295104" calcext:value-type="float">
            <text:p>309.295104</text:p>
          </table:table-cell>
          <table:table-cell table:formula="of:= ([times.E302] - [times.D302]) / 1000000" office:value-type="float" office:value="137.677824" calcext:value-type="float">
            <text:p>137.677824</text:p>
          </table:table-cell>
          <table:table-cell table:formula="of:= ([times.G302] - [times.F302]) / 1000000" office:value-type="float" office:value="228.349952" calcext:value-type="float">
            <text:p>228.349952</text:p>
          </table:table-cell>
        </table:table-row>
        <table:table-row table:style-name="ro1">
          <table:table-cell table:formula="of:=[times.A303]" office:value-type="float" office:value="301" calcext:value-type="float">
            <text:p>301</text:p>
          </table:table-cell>
          <table:table-cell table:formula="of:= ([times.C303] - [times.B303]) / 1000000" office:value-type="float" office:value="309.127936" calcext:value-type="float">
            <text:p>309.127936</text:p>
          </table:table-cell>
          <table:table-cell table:formula="of:= ([times.E303] - [times.D303]) / 1000000" office:value-type="float" office:value="138.379264" calcext:value-type="float">
            <text:p>138.379264</text:p>
          </table:table-cell>
          <table:table-cell table:formula="of:= ([times.G303] - [times.F303]) / 1000000" office:value-type="float" office:value="229.069824" calcext:value-type="float">
            <text:p>229.069824</text:p>
          </table:table-cell>
        </table:table-row>
        <table:table-row table:style-name="ro1">
          <table:table-cell table:formula="of:=[times.A304]" office:value-type="float" office:value="302" calcext:value-type="float">
            <text:p>302</text:p>
          </table:table-cell>
          <table:table-cell table:formula="of:= ([times.C304] - [times.B304]) / 1000000" office:value-type="float" office:value="308.931072" calcext:value-type="float">
            <text:p>308.931072</text:p>
          </table:table-cell>
          <table:table-cell table:formula="of:= ([times.E304] - [times.D304]) / 1000000" office:value-type="float" office:value="138.398208" calcext:value-type="float">
            <text:p>138.398208</text:p>
          </table:table-cell>
          <table:table-cell table:formula="of:= ([times.G304] - [times.F304]) / 1000000" office:value-type="float" office:value="232.36736" calcext:value-type="float">
            <text:p>232.36736</text:p>
          </table:table-cell>
        </table:table-row>
        <table:table-row table:style-name="ro1">
          <table:table-cell table:formula="of:=[times.A305]" office:value-type="float" office:value="303" calcext:value-type="float">
            <text:p>303</text:p>
          </table:table-cell>
          <table:table-cell table:formula="of:= ([times.C305] - [times.B305]) / 1000000" office:value-type="float" office:value="309.000704" calcext:value-type="float">
            <text:p>309.000704</text:p>
          </table:table-cell>
          <table:table-cell table:formula="of:= ([times.E305] - [times.D305]) / 1000000" office:value-type="float" office:value="138.825984" calcext:value-type="float">
            <text:p>138.825984</text:p>
          </table:table-cell>
          <table:table-cell table:formula="of:= ([times.G305] - [times.F305]) / 1000000" office:value-type="float" office:value="232.584704" calcext:value-type="float">
            <text:p>232.584704</text:p>
          </table:table-cell>
        </table:table-row>
        <table:table-row table:style-name="ro1">
          <table:table-cell table:formula="of:=[times.A306]" office:value-type="float" office:value="304" calcext:value-type="float">
            <text:p>304</text:p>
          </table:table-cell>
          <table:table-cell table:formula="of:= ([times.C306] - [times.B306]) / 1000000" office:value-type="float" office:value="308.705792" calcext:value-type="float">
            <text:p>308.705792</text:p>
          </table:table-cell>
          <table:table-cell table:formula="of:= ([times.E306] - [times.D306]) / 1000000" office:value-type="float" office:value="139.344896" calcext:value-type="float">
            <text:p>139.344896</text:p>
          </table:table-cell>
          <table:table-cell table:formula="of:= ([times.G306] - [times.F306]) / 1000000" office:value-type="float" office:value="234.100992" calcext:value-type="float">
            <text:p>234.100992</text:p>
          </table:table-cell>
        </table:table-row>
        <table:table-row table:style-name="ro1">
          <table:table-cell table:formula="of:=[times.A307]" office:value-type="float" office:value="305" calcext:value-type="float">
            <text:p>305</text:p>
          </table:table-cell>
          <table:table-cell table:formula="of:= ([times.C307] - [times.B307]) / 1000000" office:value-type="float" office:value="308.347904" calcext:value-type="float">
            <text:p>308.347904</text:p>
          </table:table-cell>
          <table:table-cell table:formula="of:= ([times.E307] - [times.D307]) / 1000000" office:value-type="float" office:value="139.269888" calcext:value-type="float">
            <text:p>139.269888</text:p>
          </table:table-cell>
          <table:table-cell table:formula="of:= ([times.G307] - [times.F307]) / 1000000" office:value-type="float" office:value="234.161152" calcext:value-type="float">
            <text:p>234.161152</text:p>
          </table:table-cell>
        </table:table-row>
        <table:table-row table:style-name="ro1">
          <table:table-cell table:formula="of:=[times.A308]" office:value-type="float" office:value="306" calcext:value-type="float">
            <text:p>306</text:p>
          </table:table-cell>
          <table:table-cell table:formula="of:= ([times.C308] - [times.B308]) / 1000000" office:value-type="float" office:value="308.044288" calcext:value-type="float">
            <text:p>308.044288</text:p>
          </table:table-cell>
          <table:table-cell table:formula="of:= ([times.E308] - [times.D308]) / 1000000" office:value-type="float" office:value="138.982656" calcext:value-type="float">
            <text:p>138.982656</text:p>
          </table:table-cell>
          <table:table-cell table:formula="of:= ([times.G308] - [times.F308]) / 1000000" office:value-type="float" office:value="239.941888" calcext:value-type="float">
            <text:p>239.941888</text:p>
          </table:table-cell>
        </table:table-row>
        <table:table-row table:style-name="ro1">
          <table:table-cell table:formula="of:=[times.A309]" office:value-type="float" office:value="307" calcext:value-type="float">
            <text:p>307</text:p>
          </table:table-cell>
          <table:table-cell table:formula="of:= ([times.C309] - [times.B309]) / 1000000" office:value-type="float" office:value="307.738112" calcext:value-type="float">
            <text:p>307.738112</text:p>
          </table:table-cell>
          <table:table-cell table:formula="of:= ([times.E309] - [times.D309]) / 1000000" office:value-type="float" office:value="138.68288" calcext:value-type="float">
            <text:p>138.68288</text:p>
          </table:table-cell>
          <table:table-cell table:formula="of:= ([times.G309] - [times.F309]) / 1000000" office:value-type="float" office:value="239.891712" calcext:value-type="float">
            <text:p>239.891712</text:p>
          </table:table-cell>
        </table:table-row>
        <table:table-row table:style-name="ro1">
          <table:table-cell table:formula="of:=[times.A310]" office:value-type="float" office:value="308" calcext:value-type="float">
            <text:p>308</text:p>
          </table:table-cell>
          <table:table-cell table:formula="of:= ([times.C310] - [times.B310]) / 1000000" office:value-type="float" office:value="307.423744" calcext:value-type="float">
            <text:p>307.423744</text:p>
          </table:table-cell>
          <table:table-cell table:formula="of:= ([times.E310] - [times.D310]) / 1000000" office:value-type="float" office:value="138.595328" calcext:value-type="float">
            <text:p>138.595328</text:p>
          </table:table-cell>
          <table:table-cell table:formula="of:= ([times.G310] - [times.F310]) / 1000000" office:value-type="float" office:value="240.205824" calcext:value-type="float">
            <text:p>240.205824</text:p>
          </table:table-cell>
        </table:table-row>
        <table:table-row table:style-name="ro1">
          <table:table-cell table:formula="of:=[times.A311]" office:value-type="float" office:value="309" calcext:value-type="float">
            <text:p>309</text:p>
          </table:table-cell>
          <table:table-cell table:formula="of:= ([times.C311] - [times.B311]) / 1000000" office:value-type="float" office:value="307.24096" calcext:value-type="float">
            <text:p>307.24096</text:p>
          </table:table-cell>
          <table:table-cell table:formula="of:= ([times.E311] - [times.D311]) / 1000000" office:value-type="float" office:value="138.262016" calcext:value-type="float">
            <text:p>138.262016</text:p>
          </table:table-cell>
          <table:table-cell table:formula="of:= ([times.G311] - [times.F311]) / 1000000" office:value-type="float" office:value="240.112896" calcext:value-type="float">
            <text:p>240.112896</text:p>
          </table:table-cell>
        </table:table-row>
        <table:table-row table:style-name="ro1">
          <table:table-cell table:formula="of:=[times.A312]" office:value-type="float" office:value="310" calcext:value-type="float">
            <text:p>310</text:p>
          </table:table-cell>
          <table:table-cell table:formula="of:= ([times.C312] - [times.B312]) / 1000000" office:value-type="float" office:value="307.03872" calcext:value-type="float">
            <text:p>307.03872</text:p>
          </table:table-cell>
          <table:table-cell table:formula="of:= ([times.E312] - [times.D312]) / 1000000" office:value-type="float" office:value="137.960448" calcext:value-type="float">
            <text:p>137.960448</text:p>
          </table:table-cell>
          <table:table-cell table:formula="of:= ([times.G312] - [times.F312]) / 1000000" office:value-type="float" office:value="240.103936" calcext:value-type="float">
            <text:p>240.103936</text:p>
          </table:table-cell>
        </table:table-row>
        <table:table-row table:style-name="ro1">
          <table:table-cell table:formula="of:=[times.A313]" office:value-type="float" office:value="311" calcext:value-type="float">
            <text:p>311</text:p>
          </table:table-cell>
          <table:table-cell table:formula="of:= ([times.C313] - [times.B313]) / 1000000" office:value-type="float" office:value="307.06304" calcext:value-type="float">
            <text:p>307.06304</text:p>
          </table:table-cell>
          <table:table-cell table:formula="of:= ([times.E313] - [times.D313]) / 1000000" office:value-type="float" office:value="137.787136" calcext:value-type="float">
            <text:p>137.787136</text:p>
          </table:table-cell>
          <table:table-cell table:formula="of:= ([times.G313] - [times.F313]) / 1000000" office:value-type="float" office:value="240.777216" calcext:value-type="float">
            <text:p>240.777216</text:p>
          </table:table-cell>
        </table:table-row>
        <table:table-row table:style-name="ro1">
          <table:table-cell table:formula="of:=[times.A314]" office:value-type="float" office:value="312" calcext:value-type="float">
            <text:p>312</text:p>
          </table:table-cell>
          <table:table-cell table:formula="of:= ([times.C314] - [times.B314]) / 1000000" office:value-type="float" office:value="307.168" calcext:value-type="float">
            <text:p>307.168</text:p>
          </table:table-cell>
          <table:table-cell table:formula="of:= ([times.E314] - [times.D314]) / 1000000" office:value-type="float" office:value="137.55392" calcext:value-type="float">
            <text:p>137.55392</text:p>
          </table:table-cell>
          <table:table-cell table:formula="of:= ([times.G314] - [times.F314]) / 1000000" office:value-type="float" office:value="240.894208" calcext:value-type="float">
            <text:p>240.894208</text:p>
          </table:table-cell>
        </table:table-row>
        <table:table-row table:style-name="ro1">
          <table:table-cell table:formula="of:=[times.A315]" office:value-type="float" office:value="313" calcext:value-type="float">
            <text:p>313</text:p>
          </table:table-cell>
          <table:table-cell table:formula="of:= ([times.C315] - [times.B315]) / 1000000" office:value-type="float" office:value="307.0528" calcext:value-type="float">
            <text:p>307.0528</text:p>
          </table:table-cell>
          <table:table-cell table:formula="of:= ([times.E315] - [times.D315]) / 1000000" office:value-type="float" office:value="138.282752" calcext:value-type="float">
            <text:p>138.282752</text:p>
          </table:table-cell>
          <table:table-cell table:formula="of:= ([times.G315] - [times.F315]) / 1000000" office:value-type="float" office:value="240.91008" calcext:value-type="float">
            <text:p>240.91008</text:p>
          </table:table-cell>
        </table:table-row>
        <table:table-row table:style-name="ro1">
          <table:table-cell table:formula="of:=[times.A316]" office:value-type="float" office:value="314" calcext:value-type="float">
            <text:p>314</text:p>
          </table:table-cell>
          <table:table-cell table:formula="of:= ([times.C316] - [times.B316]) / 1000000" office:value-type="float" office:value="306.757888" calcext:value-type="float">
            <text:p>306.757888</text:p>
          </table:table-cell>
          <table:table-cell table:formula="of:= ([times.E316] - [times.D316]) / 1000000" office:value-type="float" office:value="139.1168" calcext:value-type="float">
            <text:p>139.1168</text:p>
          </table:table-cell>
          <table:table-cell table:formula="of:= ([times.G316] - [times.F316]) / 1000000" office:value-type="float" office:value="240.67584" calcext:value-type="float">
            <text:p>240.67584</text:p>
          </table:table-cell>
        </table:table-row>
        <table:table-row table:style-name="ro1">
          <table:table-cell table:formula="of:=[times.A317]" office:value-type="float" office:value="315" calcext:value-type="float">
            <text:p>315</text:p>
          </table:table-cell>
          <table:table-cell table:formula="of:= ([times.C317] - [times.B317]) / 1000000" office:value-type="float" office:value="306.672896" calcext:value-type="float">
            <text:p>306.672896</text:p>
          </table:table-cell>
          <table:table-cell table:formula="of:= ([times.E317] - [times.D317]) / 1000000" office:value-type="float" office:value="139.494656" calcext:value-type="float">
            <text:p>139.494656</text:p>
          </table:table-cell>
          <table:table-cell table:formula="of:= ([times.G317] - [times.F317]) / 1000000" office:value-type="float" office:value="240.377856" calcext:value-type="float">
            <text:p>240.377856</text:p>
          </table:table-cell>
        </table:table-row>
        <table:table-row table:style-name="ro1">
          <table:table-cell table:formula="of:=[times.A318]" office:value-type="float" office:value="316" calcext:value-type="float">
            <text:p>316</text:p>
          </table:table-cell>
          <table:table-cell table:formula="of:= ([times.C318] - [times.B318]) / 1000000" office:value-type="float" office:value="306.3488" calcext:value-type="float">
            <text:p>306.3488</text:p>
          </table:table-cell>
          <table:table-cell table:formula="of:= ([times.E318] - [times.D318]) / 1000000" office:value-type="float" office:value="139.966976" calcext:value-type="float">
            <text:p>139.966976</text:p>
          </table:table-cell>
          <table:table-cell table:formula="of:= ([times.G318] - [times.F318]) / 1000000" office:value-type="float" office:value="240.236032" calcext:value-type="float">
            <text:p>240.236032</text:p>
          </table:table-cell>
        </table:table-row>
        <table:table-row table:style-name="ro1">
          <table:table-cell table:formula="of:=[times.A319]" office:value-type="float" office:value="317" calcext:value-type="float">
            <text:p>317</text:p>
          </table:table-cell>
          <table:table-cell table:formula="of:= ([times.C319] - [times.B319]) / 1000000" office:value-type="float" office:value="306.048" calcext:value-type="float">
            <text:p>306.048</text:p>
          </table:table-cell>
          <table:table-cell table:formula="of:= ([times.E319] - [times.D319]) / 1000000" office:value-type="float" office:value="141.085184" calcext:value-type="float">
            <text:p>141.085184</text:p>
          </table:table-cell>
          <table:table-cell table:formula="of:= ([times.G319] - [times.F319]) / 1000000" office:value-type="float" office:value="240.192256" calcext:value-type="float">
            <text:p>240.192256</text:p>
          </table:table-cell>
        </table:table-row>
        <table:table-row table:style-name="ro1">
          <table:table-cell table:formula="of:=[times.A320]" office:value-type="float" office:value="318" calcext:value-type="float">
            <text:p>318</text:p>
          </table:table-cell>
          <table:table-cell table:formula="of:= ([times.C320] - [times.B320]) / 1000000" office:value-type="float" office:value="305.748224" calcext:value-type="float">
            <text:p>305.748224</text:p>
          </table:table-cell>
          <table:table-cell table:formula="of:= ([times.E320] - [times.D320]) / 1000000" office:value-type="float" office:value="141.4912" calcext:value-type="float">
            <text:p>141.4912</text:p>
          </table:table-cell>
          <table:table-cell table:formula="of:= ([times.G320] - [times.F320]) / 1000000" office:value-type="float" office:value="239.944704" calcext:value-type="float">
            <text:p>239.944704</text:p>
          </table:table-cell>
        </table:table-row>
        <table:table-row table:style-name="ro1">
          <table:table-cell table:formula="of:=[times.A321]" office:value-type="float" office:value="319" calcext:value-type="float">
            <text:p>319</text:p>
          </table:table-cell>
          <table:table-cell table:formula="of:= ([times.C321] - [times.B321]) / 1000000" office:value-type="float" office:value="305.584896" calcext:value-type="float">
            <text:p>305.584896</text:p>
          </table:table-cell>
          <table:table-cell table:formula="of:= ([times.E321] - [times.D321]) / 1000000" office:value-type="float" office:value="141.54112" calcext:value-type="float">
            <text:p>141.54112</text:p>
          </table:table-cell>
          <table:table-cell table:formula="of:= ([times.G321] - [times.F321]) / 1000000" office:value-type="float" office:value="239.648768" calcext:value-type="float">
            <text:p>239.648768</text:p>
          </table:table-cell>
        </table:table-row>
        <table:table-row table:style-name="ro1">
          <table:table-cell table:formula="of:=[times.A322]" office:value-type="float" office:value="320" calcext:value-type="float">
            <text:p>320</text:p>
          </table:table-cell>
          <table:table-cell table:formula="of:= ([times.C322] - [times.B322]) / 1000000" office:value-type="float" office:value="305.4464" calcext:value-type="float">
            <text:p>305.4464</text:p>
          </table:table-cell>
          <table:table-cell table:formula="of:= ([times.E322] - [times.D322]) / 1000000" office:value-type="float" office:value="143.691776" calcext:value-type="float">
            <text:p>143.691776</text:p>
          </table:table-cell>
          <table:table-cell table:formula="of:= ([times.G322] - [times.F322]) / 1000000" office:value-type="float" office:value="239.499264" calcext:value-type="float">
            <text:p>239.499264</text:p>
          </table:table-cell>
        </table:table-row>
        <table:table-row table:style-name="ro1">
          <table:table-cell table:formula="of:=[times.A323]" office:value-type="float" office:value="321" calcext:value-type="float">
            <text:p>321</text:p>
          </table:table-cell>
          <table:table-cell table:formula="of:= ([times.C323] - [times.B323]) / 1000000" office:value-type="float" office:value="305.425408" calcext:value-type="float">
            <text:p>305.425408</text:p>
          </table:table-cell>
          <table:table-cell table:formula="of:= ([times.E323] - [times.D323]) / 1000000" office:value-type="float" office:value="143.586304" calcext:value-type="float">
            <text:p>143.586304</text:p>
          </table:table-cell>
          <table:table-cell table:formula="of:= ([times.G323] - [times.F323]) / 1000000" office:value-type="float" office:value="239.330816" calcext:value-type="float">
            <text:p>239.330816</text:p>
          </table:table-cell>
        </table:table-row>
        <table:table-row table:style-name="ro1">
          <table:table-cell table:formula="of:=[times.A324]" office:value-type="float" office:value="322" calcext:value-type="float">
            <text:p>322</text:p>
          </table:table-cell>
          <table:table-cell table:formula="of:= ([times.C324] - [times.B324]) / 1000000" office:value-type="float" office:value="305.242624" calcext:value-type="float">
            <text:p>305.242624</text:p>
          </table:table-cell>
          <table:table-cell table:formula="of:= ([times.E324] - [times.D324]) / 1000000" office:value-type="float" office:value="142.980096" calcext:value-type="float">
            <text:p>142.980096</text:p>
          </table:table-cell>
          <table:table-cell table:formula="of:= ([times.G324] - [times.F324]) / 1000000" office:value-type="float" office:value="241.309696" calcext:value-type="float">
            <text:p>241.309696</text:p>
          </table:table-cell>
        </table:table-row>
        <table:table-row table:style-name="ro1">
          <table:table-cell table:formula="of:=[times.A325]" office:value-type="float" office:value="323" calcext:value-type="float">
            <text:p>323</text:p>
          </table:table-cell>
          <table:table-cell table:formula="of:= ([times.C325] - [times.B325]) / 1000000" office:value-type="float" office:value="305.076992" calcext:value-type="float">
            <text:p>305.076992</text:p>
          </table:table-cell>
          <table:table-cell table:formula="of:= ([times.E325] - [times.D325]) / 1000000" office:value-type="float" office:value="142.784" calcext:value-type="float">
            <text:p>142.784</text:p>
          </table:table-cell>
          <table:table-cell table:formula="of:= ([times.G325] - [times.F325]) / 1000000" office:value-type="float" office:value="241.508096" calcext:value-type="float">
            <text:p>241.508096</text:p>
          </table:table-cell>
        </table:table-row>
        <table:table-row table:style-name="ro1">
          <table:table-cell table:formula="of:=[times.A326]" office:value-type="float" office:value="324" calcext:value-type="float">
            <text:p>324</text:p>
          </table:table-cell>
          <table:table-cell table:formula="of:= ([times.C326] - [times.B326]) / 1000000" office:value-type="float" office:value="305.12256" calcext:value-type="float">
            <text:p>305.12256</text:p>
          </table:table-cell>
          <table:table-cell table:formula="of:= ([times.E326] - [times.D326]) / 1000000" office:value-type="float" office:value="142.610944" calcext:value-type="float">
            <text:p>142.610944</text:p>
          </table:table-cell>
          <table:table-cell table:formula="of:= ([times.G326] - [times.F326]) / 1000000" office:value-type="float" office:value="242.737152" calcext:value-type="float">
            <text:p>242.737152</text:p>
          </table:table-cell>
        </table:table-row>
        <table:table-row table:style-name="ro1">
          <table:table-cell table:formula="of:=[times.A327]" office:value-type="float" office:value="325" calcext:value-type="float">
            <text:p>325</text:p>
          </table:table-cell>
          <table:table-cell table:formula="of:= ([times.C327] - [times.B327]) / 1000000" office:value-type="float" office:value="304.957952" calcext:value-type="float">
            <text:p>304.957952</text:p>
          </table:table-cell>
          <table:table-cell table:formula="of:= ([times.E327] - [times.D327]) / 1000000" office:value-type="float" office:value="142.420224" calcext:value-type="float">
            <text:p>142.420224</text:p>
          </table:table-cell>
          <table:table-cell table:formula="of:= ([times.G327] - [times.F327]) / 1000000" office:value-type="float" office:value="242.950656" calcext:value-type="float">
            <text:p>242.950656</text:p>
          </table:table-cell>
        </table:table-row>
        <table:table-row table:style-name="ro1">
          <table:table-cell table:formula="of:=[times.A328]" office:value-type="float" office:value="326" calcext:value-type="float">
            <text:p>326</text:p>
          </table:table-cell>
          <table:table-cell table:formula="of:= ([times.C328] - [times.B328]) / 1000000" office:value-type="float" office:value="304.907008" calcext:value-type="float">
            <text:p>304.907008</text:p>
          </table:table-cell>
          <table:table-cell table:formula="of:= ([times.E328] - [times.D328]) / 1000000" office:value-type="float" office:value="142.281216" calcext:value-type="float">
            <text:p>142.281216</text:p>
          </table:table-cell>
          <table:table-cell table:formula="of:= ([times.G328] - [times.F328]) / 1000000" office:value-type="float" office:value="243.166976" calcext:value-type="float">
            <text:p>243.166976</text:p>
          </table:table-cell>
        </table:table-row>
        <table:table-row table:style-name="ro1">
          <table:table-cell table:formula="of:=[times.A329]" office:value-type="float" office:value="327" calcext:value-type="float">
            <text:p>327</text:p>
          </table:table-cell>
          <table:table-cell table:formula="of:= ([times.C329] - [times.B329]) / 1000000" office:value-type="float" office:value="304.603136" calcext:value-type="float">
            <text:p>304.603136</text:p>
          </table:table-cell>
          <table:table-cell table:formula="of:= ([times.E329] - [times.D329]) / 1000000" office:value-type="float" office:value="142.897152" calcext:value-type="float">
            <text:p>142.897152</text:p>
          </table:table-cell>
          <table:table-cell table:formula="of:= ([times.G329] - [times.F329]) / 1000000" office:value-type="float" office:value="249.191936" calcext:value-type="float">
            <text:p>249.191936</text:p>
          </table:table-cell>
        </table:table-row>
        <table:table-row table:style-name="ro1">
          <table:table-cell table:formula="of:=[times.A330]" office:value-type="float" office:value="328" calcext:value-type="float">
            <text:p>328</text:p>
          </table:table-cell>
          <table:table-cell table:formula="of:= ([times.C330] - [times.B330]) / 1000000" office:value-type="float" office:value="304.250112" calcext:value-type="float">
            <text:p>304.250112</text:p>
          </table:table-cell>
          <table:table-cell table:formula="of:= ([times.E330] - [times.D330]) / 1000000" office:value-type="float" office:value="142.802944" calcext:value-type="float">
            <text:p>142.802944</text:p>
          </table:table-cell>
          <table:table-cell table:formula="of:= ([times.G330] - [times.F330]) / 1000000" office:value-type="float" office:value="249.423104" calcext:value-type="float">
            <text:p>249.423104</text:p>
          </table:table-cell>
        </table:table-row>
        <table:table-row table:style-name="ro1">
          <table:table-cell table:formula="of:=[times.A331]" office:value-type="float" office:value="329" calcext:value-type="float">
            <text:p>329</text:p>
          </table:table-cell>
          <table:table-cell table:formula="of:= ([times.C331] - [times.B331]) / 1000000" office:value-type="float" office:value="303.933952" calcext:value-type="float">
            <text:p>303.933952</text:p>
          </table:table-cell>
          <table:table-cell table:formula="of:= ([times.E331] - [times.D331]) / 1000000" office:value-type="float" office:value="144.022784" calcext:value-type="float">
            <text:p>144.022784</text:p>
          </table:table-cell>
          <table:table-cell table:formula="of:= ([times.G331] - [times.F331]) / 1000000" office:value-type="float" office:value="249.327872" calcext:value-type="float">
            <text:p>249.327872</text:p>
          </table:table-cell>
        </table:table-row>
        <table:table-row table:style-name="ro1">
          <table:table-cell table:formula="of:=[times.A332]" office:value-type="float" office:value="330" calcext:value-type="float">
            <text:p>330</text:p>
          </table:table-cell>
          <table:table-cell table:formula="of:= ([times.C332] - [times.B332]) / 1000000" office:value-type="float" office:value="303.699712" calcext:value-type="float">
            <text:p>303.699712</text:p>
          </table:table-cell>
          <table:table-cell table:formula="of:= ([times.E332] - [times.D332]) / 1000000" office:value-type="float" office:value="144.180992" calcext:value-type="float">
            <text:p>144.180992</text:p>
          </table:table-cell>
          <table:table-cell table:formula="of:= ([times.G332] - [times.F332]) / 1000000" office:value-type="float" office:value="249.249024" calcext:value-type="float">
            <text:p>249.249024</text:p>
          </table:table-cell>
        </table:table-row>
        <table:table-row table:style-name="ro1">
          <table:table-cell table:formula="of:=[times.A333]" office:value-type="float" office:value="331" calcext:value-type="float">
            <text:p>331</text:p>
          </table:table-cell>
          <table:table-cell table:formula="of:= ([times.C333] - [times.B333]) / 1000000" office:value-type="float" office:value="303.494656" calcext:value-type="float">
            <text:p>303.494656</text:p>
          </table:table-cell>
          <table:table-cell table:formula="of:= ([times.E333] - [times.D333]) / 1000000" office:value-type="float" office:value="144.106752" calcext:value-type="float">
            <text:p>144.106752</text:p>
          </table:table-cell>
          <table:table-cell table:formula="of:= ([times.G333] - [times.F333]) / 1000000" office:value-type="float" office:value="252.13696" calcext:value-type="float">
            <text:p>252.13696</text:p>
          </table:table-cell>
        </table:table-row>
        <table:table-row table:style-name="ro1">
          <table:table-cell table:formula="of:=[times.A334]" office:value-type="float" office:value="332" calcext:value-type="float">
            <text:p>332</text:p>
          </table:table-cell>
          <table:table-cell table:formula="of:= ([times.C334] - [times.B334]) / 1000000" office:value-type="float" office:value="303.695872" calcext:value-type="float">
            <text:p>303.695872</text:p>
          </table:table-cell>
          <table:table-cell table:formula="of:= ([times.E334] - [times.D334]) / 1000000" office:value-type="float" office:value="144.299776" calcext:value-type="float">
            <text:p>144.299776</text:p>
          </table:table-cell>
          <table:table-cell table:formula="of:= ([times.G334] - [times.F334]) / 1000000" office:value-type="float" office:value="254.751744" calcext:value-type="float">
            <text:p>254.751744</text:p>
          </table:table-cell>
        </table:table-row>
        <table:table-row table:style-name="ro1">
          <table:table-cell table:formula="of:=[times.A335]" office:value-type="float" office:value="333" calcext:value-type="float">
            <text:p>333</text:p>
          </table:table-cell>
          <table:table-cell table:formula="of:= ([times.C335] - [times.B335]) / 1000000" office:value-type="float" office:value="303.597056" calcext:value-type="float">
            <text:p>303.597056</text:p>
          </table:table-cell>
          <table:table-cell table:formula="of:= ([times.E335] - [times.D335]) / 1000000" office:value-type="float" office:value="142.776064" calcext:value-type="float">
            <text:p>142.776064</text:p>
          </table:table-cell>
          <table:table-cell table:formula="of:= ([times.G335] - [times.F335]) / 1000000" office:value-type="float" office:value="254.71488" calcext:value-type="float">
            <text:p>254.71488</text:p>
          </table:table-cell>
        </table:table-row>
        <table:table-row table:style-name="ro1">
          <table:table-cell table:formula="of:=[times.A336]" office:value-type="float" office:value="334" calcext:value-type="float">
            <text:p>334</text:p>
          </table:table-cell>
          <table:table-cell table:formula="of:= ([times.C336] - [times.B336]) / 1000000" office:value-type="float" office:value="303.758592" calcext:value-type="float">
            <text:p>303.758592</text:p>
          </table:table-cell>
          <table:table-cell table:formula="of:= ([times.E336] - [times.D336]) / 1000000" office:value-type="float" office:value="142.406144" calcext:value-type="float">
            <text:p>142.406144</text:p>
          </table:table-cell>
          <table:table-cell table:formula="of:= ([times.G336] - [times.F336]) / 1000000" office:value-type="float" office:value="254.58304" calcext:value-type="float">
            <text:p>254.58304</text:p>
          </table:table-cell>
        </table:table-row>
        <table:table-row table:style-name="ro1">
          <table:table-cell table:formula="of:=[times.A337]" office:value-type="float" office:value="335" calcext:value-type="float">
            <text:p>335</text:p>
          </table:table-cell>
          <table:table-cell table:formula="of:= ([times.C337] - [times.B337]) / 1000000" office:value-type="float" office:value="303.734528" calcext:value-type="float">
            <text:p>303.734528</text:p>
          </table:table-cell>
          <table:table-cell table:formula="of:= ([times.E337] - [times.D337]) / 1000000" office:value-type="float" office:value="142.258176" calcext:value-type="float">
            <text:p>142.258176</text:p>
          </table:table-cell>
          <table:table-cell table:formula="of:= ([times.G337] - [times.F337]) / 1000000" office:value-type="float" office:value="254.453248" calcext:value-type="float">
            <text:p>254.453248</text:p>
          </table:table-cell>
        </table:table-row>
        <table:table-row table:style-name="ro1">
          <table:table-cell table:formula="of:=[times.A338]" office:value-type="float" office:value="336" calcext:value-type="float">
            <text:p>336</text:p>
          </table:table-cell>
          <table:table-cell table:formula="of:= ([times.C338] - [times.B338]) / 1000000" office:value-type="float" office:value="303.640832" calcext:value-type="float">
            <text:p>303.640832</text:p>
          </table:table-cell>
          <table:table-cell table:formula="of:= ([times.E338] - [times.D338]) / 1000000" office:value-type="float" office:value="141.9648" calcext:value-type="float">
            <text:p>141.9648</text:p>
          </table:table-cell>
          <table:table-cell table:formula="of:= ([times.G338] - [times.F338]) / 1000000" office:value-type="float" office:value="254.27712" calcext:value-type="float">
            <text:p>254.27712</text:p>
          </table:table-cell>
        </table:table-row>
        <table:table-row table:style-name="ro1">
          <table:table-cell table:formula="of:=[times.A339]" office:value-type="float" office:value="337" calcext:value-type="float">
            <text:p>337</text:p>
          </table:table-cell>
          <table:table-cell table:formula="of:= ([times.C339] - [times.B339]) / 1000000" office:value-type="float" office:value="303.470592" calcext:value-type="float">
            <text:p>303.470592</text:p>
          </table:table-cell>
          <table:table-cell table:formula="of:= ([times.E339] - [times.D339]) / 1000000" office:value-type="float" office:value="141.78304" calcext:value-type="float">
            <text:p>141.78304</text:p>
          </table:table-cell>
          <table:table-cell table:formula="of:= ([times.G339] - [times.F339]) / 1000000" office:value-type="float" office:value="254.208" calcext:value-type="float">
            <text:p>254.208</text:p>
          </table:table-cell>
        </table:table-row>
        <table:table-row table:style-name="ro1">
          <table:table-cell table:formula="of:=[times.A340]" office:value-type="float" office:value="338" calcext:value-type="float">
            <text:p>338</text:p>
          </table:table-cell>
          <table:table-cell table:formula="of:= ([times.C340] - [times.B340]) / 1000000" office:value-type="float" office:value="303.34592" calcext:value-type="float">
            <text:p>303.34592</text:p>
          </table:table-cell>
          <table:table-cell table:formula="of:= ([times.E340] - [times.D340]) / 1000000" office:value-type="float" office:value="144.395264" calcext:value-type="float">
            <text:p>144.395264</text:p>
          </table:table-cell>
          <table:table-cell table:formula="of:= ([times.G340] - [times.F340]) / 1000000" office:value-type="float" office:value="254.235904" calcext:value-type="float">
            <text:p>254.235904</text:p>
          </table:table-cell>
        </table:table-row>
        <table:table-row table:style-name="ro1">
          <table:table-cell table:formula="of:=[times.A341]" office:value-type="float" office:value="339" calcext:value-type="float">
            <text:p>339</text:p>
          </table:table-cell>
          <table:table-cell table:formula="of:= ([times.C341] - [times.B341]) / 1000000" office:value-type="float" office:value="303.052032" calcext:value-type="float">
            <text:p>303.052032</text:p>
          </table:table-cell>
          <table:table-cell table:formula="of:= ([times.E341] - [times.D341]) / 1000000" office:value-type="float" office:value="144.80896" calcext:value-type="float">
            <text:p>144.80896</text:p>
          </table:table-cell>
          <table:table-cell table:formula="of:= ([times.G341] - [times.F341]) / 1000000" office:value-type="float" office:value="254.063872" calcext:value-type="float">
            <text:p>254.063872</text:p>
          </table:table-cell>
        </table:table-row>
        <table:table-row table:style-name="ro1">
          <table:table-cell table:formula="of:=[times.A342]" office:value-type="float" office:value="340" calcext:value-type="float">
            <text:p>340</text:p>
          </table:table-cell>
          <table:table-cell table:formula="of:= ([times.C342] - [times.B342]) / 1000000" office:value-type="float" office:value="302.8608" calcext:value-type="float">
            <text:p>302.8608</text:p>
          </table:table-cell>
          <table:table-cell table:formula="of:= ([times.E342] - [times.D342]) / 1000000" office:value-type="float" office:value="145.064704" calcext:value-type="float">
            <text:p>145.064704</text:p>
          </table:table-cell>
          <table:table-cell table:formula="of:= ([times.G342] - [times.F342]) / 1000000" office:value-type="float" office:value="262.714112" calcext:value-type="float">
            <text:p>262.714112</text:p>
          </table:table-cell>
        </table:table-row>
        <table:table-row table:style-name="ro1">
          <table:table-cell table:formula="of:=[times.A343]" office:value-type="float" office:value="341" calcext:value-type="float">
            <text:p>341</text:p>
          </table:table-cell>
          <table:table-cell table:formula="of:= ([times.C343] - [times.B343]) / 1000000" office:value-type="float" office:value="302.76096" calcext:value-type="float">
            <text:p>302.76096</text:p>
          </table:table-cell>
          <table:table-cell table:formula="of:= ([times.E343] - [times.D343]) / 1000000" office:value-type="float" office:value="146.90304" calcext:value-type="float">
            <text:p>146.90304</text:p>
          </table:table-cell>
          <table:table-cell table:formula="of:= ([times.G343] - [times.F343]) / 1000000" office:value-type="float" office:value="262.628864" calcext:value-type="float">
            <text:p>262.628864</text:p>
          </table:table-cell>
        </table:table-row>
        <table:table-row table:style-name="ro1">
          <table:table-cell table:formula="of:=[times.A344]" office:value-type="float" office:value="342" calcext:value-type="float">
            <text:p>342</text:p>
          </table:table-cell>
          <table:table-cell table:formula="of:= ([times.C344] - [times.B344]) / 1000000" office:value-type="float" office:value="302.547712" calcext:value-type="float">
            <text:p>302.547712</text:p>
          </table:table-cell>
          <table:table-cell table:formula="of:= ([times.E344] - [times.D344]) / 1000000" office:value-type="float" office:value="149.108736" calcext:value-type="float">
            <text:p>149.108736</text:p>
          </table:table-cell>
          <table:table-cell table:formula="of:= ([times.G344] - [times.F344]) / 1000000" office:value-type="float" office:value="262.54208" calcext:value-type="float">
            <text:p>262.54208</text:p>
          </table:table-cell>
        </table:table-row>
        <table:table-row table:style-name="ro1">
          <table:table-cell table:formula="of:=[times.A345]" office:value-type="float" office:value="343" calcext:value-type="float">
            <text:p>343</text:p>
          </table:table-cell>
          <table:table-cell table:formula="of:= ([times.C345] - [times.B345]) / 1000000" office:value-type="float" office:value="302.427392" calcext:value-type="float">
            <text:p>302.427392</text:p>
          </table:table-cell>
          <table:table-cell table:formula="of:= ([times.E345] - [times.D345]) / 1000000" office:value-type="float" office:value="148.28672" calcext:value-type="float">
            <text:p>148.28672</text:p>
          </table:table-cell>
          <table:table-cell table:formula="of:= ([times.G345] - [times.F345]) / 1000000" office:value-type="float" office:value="262.251264" calcext:value-type="float">
            <text:p>262.251264</text:p>
          </table:table-cell>
        </table:table-row>
        <table:table-row table:style-name="ro1">
          <table:table-cell table:formula="of:=[times.A346]" office:value-type="float" office:value="344" calcext:value-type="float">
            <text:p>344</text:p>
          </table:table-cell>
          <table:table-cell table:formula="of:= ([times.C346] - [times.B346]) / 1000000" office:value-type="float" office:value="302.130176" calcext:value-type="float">
            <text:p>302.130176</text:p>
          </table:table-cell>
          <table:table-cell table:formula="of:= ([times.E346] - [times.D346]) / 1000000" office:value-type="float" office:value="155.72096" calcext:value-type="float">
            <text:p>155.72096</text:p>
          </table:table-cell>
          <table:table-cell table:formula="of:= ([times.G346] - [times.F346]) / 1000000" office:value-type="float" office:value="262.095104" calcext:value-type="float">
            <text:p>262.095104</text:p>
          </table:table-cell>
        </table:table-row>
        <table:table-row table:style-name="ro1">
          <table:table-cell table:formula="of:=[times.A347]" office:value-type="float" office:value="345" calcext:value-type="float">
            <text:p>345</text:p>
          </table:table-cell>
          <table:table-cell table:formula="of:= ([times.C347] - [times.B347]) / 1000000" office:value-type="float" office:value="302.452224" calcext:value-type="float">
            <text:p>302.452224</text:p>
          </table:table-cell>
          <table:table-cell table:formula="of:= ([times.E347] - [times.D347]) / 1000000" office:value-type="float" office:value="155.187712" calcext:value-type="float">
            <text:p>155.187712</text:p>
          </table:table-cell>
          <table:table-cell table:formula="of:= ([times.G347] - [times.F347]) / 1000000" office:value-type="float" office:value="262.078976" calcext:value-type="float">
            <text:p>262.078976</text:p>
          </table:table-cell>
        </table:table-row>
        <table:table-row table:style-name="ro1">
          <table:table-cell table:formula="of:=[times.A348]" office:value-type="float" office:value="346" calcext:value-type="float">
            <text:p>346</text:p>
          </table:table-cell>
          <table:table-cell table:formula="of:= ([times.C348] - [times.B348]) / 1000000" office:value-type="float" office:value="302.32192" calcext:value-type="float">
            <text:p>302.32192</text:p>
          </table:table-cell>
          <table:table-cell table:formula="of:= ([times.E348] - [times.D348]) / 1000000" office:value-type="float" office:value="154.98496" calcext:value-type="float">
            <text:p>154.98496</text:p>
          </table:table-cell>
          <table:table-cell table:formula="of:= ([times.G348] - [times.F348]) / 1000000" office:value-type="float" office:value="261.792256" calcext:value-type="float">
            <text:p>261.792256</text:p>
          </table:table-cell>
        </table:table-row>
        <table:table-row table:style-name="ro1">
          <table:table-cell table:formula="of:=[times.A349]" office:value-type="float" office:value="347" calcext:value-type="float">
            <text:p>347</text:p>
          </table:table-cell>
          <table:table-cell table:formula="of:= ([times.C349] - [times.B349]) / 1000000" office:value-type="float" office:value="302.247168" calcext:value-type="float">
            <text:p>302.247168</text:p>
          </table:table-cell>
          <table:table-cell table:formula="of:= ([times.E349] - [times.D349]) / 1000000" office:value-type="float" office:value="154.854144" calcext:value-type="float">
            <text:p>154.854144</text:p>
          </table:table-cell>
          <table:table-cell table:formula="of:= ([times.G349] - [times.F349]) / 1000000" office:value-type="float" office:value="261.49888" calcext:value-type="float">
            <text:p>261.49888</text:p>
          </table:table-cell>
        </table:table-row>
        <table:table-row table:style-name="ro1">
          <table:table-cell table:formula="of:=[times.A350]" office:value-type="float" office:value="348" calcext:value-type="float">
            <text:p>348</text:p>
          </table:table-cell>
          <table:table-cell table:formula="of:= ([times.C350] - [times.B350]) / 1000000" office:value-type="float" office:value="301.94944" calcext:value-type="float">
            <text:p>301.94944</text:p>
          </table:table-cell>
          <table:table-cell table:formula="of:= ([times.E350] - [times.D350]) / 1000000" office:value-type="float" office:value="155.29728" calcext:value-type="float">
            <text:p>155.29728</text:p>
          </table:table-cell>
          <table:table-cell table:formula="of:= ([times.G350] - [times.F350]) / 1000000" office:value-type="float" office:value="261.334016" calcext:value-type="float">
            <text:p>261.334016</text:p>
          </table:table-cell>
        </table:table-row>
        <table:table-row table:style-name="ro1">
          <table:table-cell table:formula="of:=[times.A351]" office:value-type="float" office:value="349" calcext:value-type="float">
            <text:p>349</text:p>
          </table:table-cell>
          <table:table-cell table:formula="of:= ([times.C351] - [times.B351]) / 1000000" office:value-type="float" office:value="301.608448" calcext:value-type="float">
            <text:p>301.608448</text:p>
          </table:table-cell>
          <table:table-cell table:formula="of:= ([times.E351] - [times.D351]) / 1000000" office:value-type="float" office:value="155.704832" calcext:value-type="float">
            <text:p>155.704832</text:p>
          </table:table-cell>
          <table:table-cell table:formula="of:= ([times.G351] - [times.F351]) / 1000000" office:value-type="float" office:value="261.32992" calcext:value-type="float">
            <text:p>261.32992</text:p>
          </table:table-cell>
        </table:table-row>
        <table:table-row table:style-name="ro1">
          <table:table-cell table:formula="of:=[times.A352]" office:value-type="float" office:value="350" calcext:value-type="float">
            <text:p>350</text:p>
          </table:table-cell>
          <table:table-cell table:formula="of:= ([times.C352] - [times.B352]) / 1000000" office:value-type="float" office:value="301.991424" calcext:value-type="float">
            <text:p>301.991424</text:p>
          </table:table-cell>
          <table:table-cell table:formula="of:= ([times.E352] - [times.D352]) / 1000000" office:value-type="float" office:value="157.18912" calcext:value-type="float">
            <text:p>157.18912</text:p>
          </table:table-cell>
          <table:table-cell table:formula="of:= ([times.G352] - [times.F352]) / 1000000" office:value-type="float" office:value="261.236736" calcext:value-type="float">
            <text:p>261.236736</text:p>
          </table:table-cell>
        </table:table-row>
        <table:table-row table:style-name="ro1">
          <table:table-cell table:formula="of:=[times.A353]" office:value-type="float" office:value="351" calcext:value-type="float">
            <text:p>351</text:p>
          </table:table-cell>
          <table:table-cell table:formula="of:= ([times.C353] - [times.B353]) / 1000000" office:value-type="float" office:value="301.953536" calcext:value-type="float">
            <text:p>301.953536</text:p>
          </table:table-cell>
          <table:table-cell table:formula="of:= ([times.E353] - [times.D353]) / 1000000" office:value-type="float" office:value="157.659136" calcext:value-type="float">
            <text:p>157.659136</text:p>
          </table:table-cell>
          <table:table-cell table:formula="of:= ([times.G353] - [times.F353]) / 1000000" office:value-type="float" office:value="261.25312" calcext:value-type="float">
            <text:p>261.25312</text:p>
          </table:table-cell>
        </table:table-row>
        <table:table-row table:style-name="ro1">
          <table:table-cell table:formula="of:=[times.A354]" office:value-type="float" office:value="352" calcext:value-type="float">
            <text:p>352</text:p>
          </table:table-cell>
          <table:table-cell table:formula="of:= ([times.C354] - [times.B354]) / 1000000" office:value-type="float" office:value="301.861888" calcext:value-type="float">
            <text:p>301.861888</text:p>
          </table:table-cell>
          <table:table-cell table:formula="of:= ([times.E354] - [times.D354]) / 1000000" office:value-type="float" office:value="158.056192" calcext:value-type="float">
            <text:p>158.056192</text:p>
          </table:table-cell>
          <table:table-cell table:formula="of:= ([times.G354] - [times.F354]) / 1000000" office:value-type="float" office:value="261.11488" calcext:value-type="float">
            <text:p>261.11488</text:p>
          </table:table-cell>
        </table:table-row>
        <table:table-row table:style-name="ro1">
          <table:table-cell table:formula="of:=[times.A355]" office:value-type="float" office:value="353" calcext:value-type="float">
            <text:p>353</text:p>
          </table:table-cell>
          <table:table-cell table:formula="of:= ([times.C355] - [times.B355]) / 1000000" office:value-type="float" office:value="301.794816" calcext:value-type="float">
            <text:p>301.794816</text:p>
          </table:table-cell>
          <table:table-cell table:formula="of:= ([times.E355] - [times.D355]) / 1000000" office:value-type="float" office:value="158.023168" calcext:value-type="float">
            <text:p>158.023168</text:p>
          </table:table-cell>
          <table:table-cell table:formula="of:= ([times.G355] - [times.F355]) / 1000000" office:value-type="float" office:value="261.0368" calcext:value-type="float">
            <text:p>261.0368</text:p>
          </table:table-cell>
        </table:table-row>
        <table:table-row table:style-name="ro1">
          <table:table-cell table:formula="of:=[times.A356]" office:value-type="float" office:value="354" calcext:value-type="float">
            <text:p>354</text:p>
          </table:table-cell>
          <table:table-cell table:formula="of:= ([times.C356] - [times.B356]) / 1000000" office:value-type="float" office:value="301.500928" calcext:value-type="float">
            <text:p>301.500928</text:p>
          </table:table-cell>
          <table:table-cell table:formula="of:= ([times.E356] - [times.D356]) / 1000000" office:value-type="float" office:value="158.36032" calcext:value-type="float">
            <text:p>158.36032</text:p>
          </table:table-cell>
          <table:table-cell table:formula="of:= ([times.G356] - [times.F356]) / 1000000" office:value-type="float" office:value="260.937472" calcext:value-type="float">
            <text:p>260.937472</text:p>
          </table:table-cell>
        </table:table-row>
        <table:table-row table:style-name="ro1">
          <table:table-cell table:formula="of:=[times.A357]" office:value-type="float" office:value="355" calcext:value-type="float">
            <text:p>355</text:p>
          </table:table-cell>
          <table:table-cell table:formula="of:= ([times.C357] - [times.B357]) / 1000000" office:value-type="float" office:value="301.20704" calcext:value-type="float">
            <text:p>301.20704</text:p>
          </table:table-cell>
          <table:table-cell table:formula="of:= ([times.E357] - [times.D357]) / 1000000" office:value-type="float" office:value="159.502592" calcext:value-type="float">
            <text:p>159.502592</text:p>
          </table:table-cell>
          <table:table-cell table:formula="of:= ([times.G357] - [times.F357]) / 1000000" office:value-type="float" office:value="260.965632" calcext:value-type="float">
            <text:p>260.965632</text:p>
          </table:table-cell>
        </table:table-row>
        <table:table-row table:style-name="ro1">
          <table:table-cell table:formula="of:=[times.A358]" office:value-type="float" office:value="356" calcext:value-type="float">
            <text:p>356</text:p>
          </table:table-cell>
          <table:table-cell table:formula="of:= ([times.C358] - [times.B358]) / 1000000" office:value-type="float" office:value="301.586688" calcext:value-type="float">
            <text:p>301.586688</text:p>
          </table:table-cell>
          <table:table-cell table:formula="of:= ([times.E358] - [times.D358]) / 1000000" office:value-type="float" office:value="161.382912" calcext:value-type="float">
            <text:p>161.382912</text:p>
          </table:table-cell>
          <table:table-cell table:formula="of:= ([times.G358] - [times.F358]) / 1000000" office:value-type="float" office:value="260.852992" calcext:value-type="float">
            <text:p>260.852992</text:p>
          </table:table-cell>
        </table:table-row>
        <table:table-row table:style-name="ro1">
          <table:table-cell table:formula="of:=[times.A359]" office:value-type="float" office:value="357" calcext:value-type="float">
            <text:p>357</text:p>
          </table:table-cell>
          <table:table-cell table:formula="of:= ([times.C359] - [times.B359]) / 1000000" office:value-type="float" office:value="301.679616" calcext:value-type="float">
            <text:p>301.679616</text:p>
          </table:table-cell>
          <table:table-cell table:formula="of:= ([times.E359] - [times.D359]) / 1000000" office:value-type="float" office:value="161.776896" calcext:value-type="float">
            <text:p>161.776896</text:p>
          </table:table-cell>
          <table:table-cell table:formula="of:= ([times.G359] - [times.F359]) / 1000000" office:value-type="float" office:value="261.148928" calcext:value-type="float">
            <text:p>261.148928</text:p>
          </table:table-cell>
        </table:table-row>
        <table:table-row table:style-name="ro1">
          <table:table-cell table:formula="of:=[times.A360]" office:value-type="float" office:value="358" calcext:value-type="float">
            <text:p>358</text:p>
          </table:table-cell>
          <table:table-cell table:formula="of:= ([times.C360] - [times.B360]) / 1000000" office:value-type="float" office:value="301.604864" calcext:value-type="float">
            <text:p>301.604864</text:p>
          </table:table-cell>
          <table:table-cell table:formula="of:= ([times.E360] - [times.D360]) / 1000000" office:value-type="float" office:value="163.6032" calcext:value-type="float">
            <text:p>163.6032</text:p>
          </table:table-cell>
          <table:table-cell table:formula="of:= ([times.G360] - [times.F360]) / 1000000" office:value-type="float" office:value="261.025024" calcext:value-type="float">
            <text:p>261.025024</text:p>
          </table:table-cell>
        </table:table-row>
        <table:table-row table:style-name="ro1">
          <table:table-cell table:formula="of:=[times.A361]" office:value-type="float" office:value="359" calcext:value-type="float">
            <text:p>359</text:p>
          </table:table-cell>
          <table:table-cell table:formula="of:= ([times.C361] - [times.B361]) / 1000000" office:value-type="float" office:value="301.520896" calcext:value-type="float">
            <text:p>301.520896</text:p>
          </table:table-cell>
          <table:table-cell table:formula="of:= ([times.E361] - [times.D361]) / 1000000" office:value-type="float" office:value="164.422912" calcext:value-type="float">
            <text:p>164.422912</text:p>
          </table:table-cell>
          <table:table-cell table:formula="of:= ([times.G361] - [times.F361]) / 1000000" office:value-type="float" office:value="260.73216" calcext:value-type="float">
            <text:p>260.73216</text:p>
          </table:table-cell>
        </table:table-row>
        <table:table-row table:style-name="ro1">
          <table:table-cell table:formula="of:=[times.A362]" office:value-type="float" office:value="360" calcext:value-type="float">
            <text:p>360</text:p>
          </table:table-cell>
          <table:table-cell table:formula="of:= ([times.C362] - [times.B362]) / 1000000" office:value-type="float" office:value="301.30176" calcext:value-type="float">
            <text:p>301.30176</text:p>
          </table:table-cell>
          <table:table-cell table:formula="of:= ([times.E362] - [times.D362]) / 1000000" office:value-type="float" office:value="165.133824" calcext:value-type="float">
            <text:p>165.133824</text:p>
          </table:table-cell>
          <table:table-cell table:formula="of:= ([times.G362] - [times.F362]) / 1000000" office:value-type="float" office:value="261.19808" calcext:value-type="float">
            <text:p>261.19808</text:p>
          </table:table-cell>
        </table:table-row>
        <table:table-row table:style-name="ro1">
          <table:table-cell table:formula="of:=[times.A363]" office:value-type="float" office:value="361" calcext:value-type="float">
            <text:p>361</text:p>
          </table:table-cell>
          <table:table-cell table:formula="of:= ([times.C363] - [times.B363]) / 1000000" office:value-type="float" office:value="301.098752" calcext:value-type="float">
            <text:p>301.098752</text:p>
          </table:table-cell>
          <table:table-cell table:formula="of:= ([times.E363] - [times.D363]) / 1000000" office:value-type="float" office:value="165.860608" calcext:value-type="float">
            <text:p>165.860608</text:p>
          </table:table-cell>
          <table:table-cell table:formula="of:= ([times.G363] - [times.F363]) / 1000000" office:value-type="float" office:value="261.219072" calcext:value-type="float">
            <text:p>261.219072</text:p>
          </table:table-cell>
        </table:table-row>
        <table:table-row table:style-name="ro1">
          <table:table-cell table:formula="of:=[times.A364]" office:value-type="float" office:value="362" calcext:value-type="float">
            <text:p>362</text:p>
          </table:table-cell>
          <table:table-cell table:formula="of:= ([times.C364] - [times.B364]) / 1000000" office:value-type="float" office:value="300.925184" calcext:value-type="float">
            <text:p>300.925184</text:p>
          </table:table-cell>
          <table:table-cell table:formula="of:= ([times.E364] - [times.D364]) / 1000000" office:value-type="float" office:value="167.297792" calcext:value-type="float">
            <text:p>167.297792</text:p>
          </table:table-cell>
          <table:table-cell table:formula="of:= ([times.G364] - [times.F364]) / 1000000" office:value-type="float" office:value="261.125888" calcext:value-type="float">
            <text:p>261.125888</text:p>
          </table:table-cell>
        </table:table-row>
        <table:table-row table:style-name="ro1">
          <table:table-cell table:formula="of:=[times.A365]" office:value-type="float" office:value="363" calcext:value-type="float">
            <text:p>363</text:p>
          </table:table-cell>
          <table:table-cell table:formula="of:= ([times.C365] - [times.B365]) / 1000000" office:value-type="float" office:value="300.75648" calcext:value-type="float">
            <text:p>300.75648</text:p>
          </table:table-cell>
          <table:table-cell table:formula="of:= ([times.E365] - [times.D365]) / 1000000" office:value-type="float" office:value="168.727808" calcext:value-type="float">
            <text:p>168.727808</text:p>
          </table:table-cell>
          <table:table-cell table:formula="of:= ([times.G365] - [times.F365]) / 1000000" office:value-type="float" office:value="260.95104" calcext:value-type="float">
            <text:p>260.95104</text:p>
          </table:table-cell>
        </table:table-row>
        <table:table-row table:style-name="ro1">
          <table:table-cell table:formula="of:=[times.A366]" office:value-type="float" office:value="364" calcext:value-type="float">
            <text:p>364</text:p>
          </table:table-cell>
          <table:table-cell table:formula="of:= ([times.C366] - [times.B366]) / 1000000" office:value-type="float" office:value="300.608768" calcext:value-type="float">
            <text:p>300.608768</text:p>
          </table:table-cell>
          <table:table-cell table:formula="of:= ([times.E366] - [times.D366]) / 1000000" office:value-type="float" office:value="169.073408" calcext:value-type="float">
            <text:p>169.073408</text:p>
          </table:table-cell>
          <table:table-cell table:formula="of:= ([times.G366] - [times.F366]) / 1000000" office:value-type="float" office:value="260.285952" calcext:value-type="float">
            <text:p>260.285952</text:p>
          </table:table-cell>
        </table:table-row>
        <table:table-row table:style-name="ro1">
          <table:table-cell table:formula="of:=[times.A367]" office:value-type="float" office:value="365" calcext:value-type="float">
            <text:p>365</text:p>
          </table:table-cell>
          <table:table-cell table:formula="of:= ([times.C367] - [times.B367]) / 1000000" office:value-type="float" office:value="300.51712" calcext:value-type="float">
            <text:p>300.51712</text:p>
          </table:table-cell>
          <table:table-cell table:formula="of:= ([times.E367] - [times.D367]) / 1000000" office:value-type="float" office:value="169.932288" calcext:value-type="float">
            <text:p>169.932288</text:p>
          </table:table-cell>
          <table:table-cell table:formula="of:= ([times.G367] - [times.F367]) / 1000000" office:value-type="float" office:value="260.205568" calcext:value-type="float">
            <text:p>260.205568</text:p>
          </table:table-cell>
        </table:table-row>
        <table:table-row table:style-name="ro1">
          <table:table-cell table:formula="of:=[times.A368]" office:value-type="float" office:value="366" calcext:value-type="float">
            <text:p>366</text:p>
          </table:table-cell>
          <table:table-cell table:formula="of:= ([times.C368] - [times.B368]) / 1000000" office:value-type="float" office:value="300.461824" calcext:value-type="float">
            <text:p>300.461824</text:p>
          </table:table-cell>
          <table:table-cell table:formula="of:= ([times.E368] - [times.D368]) / 1000000" office:value-type="float" office:value="170.31296" calcext:value-type="float">
            <text:p>170.31296</text:p>
          </table:table-cell>
          <table:table-cell table:formula="of:= ([times.G368] - [times.F368]) / 1000000" office:value-type="float" office:value="260.168448" calcext:value-type="float">
            <text:p>260.168448</text:p>
          </table:table-cell>
        </table:table-row>
        <table:table-row table:style-name="ro1">
          <table:table-cell table:formula="of:=[times.A369]" office:value-type="float" office:value="367" calcext:value-type="float">
            <text:p>367</text:p>
          </table:table-cell>
          <table:table-cell table:formula="of:= ([times.C369] - [times.B369]) / 1000000" office:value-type="float" office:value="300.396544" calcext:value-type="float">
            <text:p>300.396544</text:p>
          </table:table-cell>
          <table:table-cell table:formula="of:= ([times.E369] - [times.D369]) / 1000000" office:value-type="float" office:value="171.096576" calcext:value-type="float">
            <text:p>171.096576</text:p>
          </table:table-cell>
          <table:table-cell table:formula="of:= ([times.G369] - [times.F369]) / 1000000" office:value-type="float" office:value="260.033792" calcext:value-type="float">
            <text:p>260.033792</text:p>
          </table:table-cell>
        </table:table-row>
        <table:table-row table:style-name="ro1">
          <table:table-cell table:formula="of:=[times.A370]" office:value-type="float" office:value="368" calcext:value-type="float">
            <text:p>368</text:p>
          </table:table-cell>
          <table:table-cell table:formula="of:= ([times.C370] - [times.B370]) / 1000000" office:value-type="float" office:value="300.528128" calcext:value-type="float">
            <text:p>300.528128</text:p>
          </table:table-cell>
          <table:table-cell table:formula="of:= ([times.E370] - [times.D370]) / 1000000" office:value-type="float" office:value="171.852032" calcext:value-type="float">
            <text:p>171.852032</text:p>
          </table:table-cell>
          <table:table-cell table:formula="of:= ([times.G370] - [times.F370]) / 1000000" office:value-type="float" office:value="260.125184" calcext:value-type="float">
            <text:p>260.125184</text:p>
          </table:table-cell>
        </table:table-row>
        <table:table-row table:style-name="ro1">
          <table:table-cell table:formula="of:=[times.A371]" office:value-type="float" office:value="369" calcext:value-type="float">
            <text:p>369</text:p>
          </table:table-cell>
          <table:table-cell table:formula="of:= ([times.C371] - [times.B371]) / 1000000" office:value-type="float" office:value="300.410368" calcext:value-type="float">
            <text:p>300.410368</text:p>
          </table:table-cell>
          <table:table-cell table:formula="of:= ([times.E371] - [times.D371]) / 1000000" office:value-type="float" office:value="172.240896" calcext:value-type="float">
            <text:p>172.240896</text:p>
          </table:table-cell>
          <table:table-cell table:formula="of:= ([times.G371] - [times.F371]) / 1000000" office:value-type="float" office:value="260.032" calcext:value-type="float">
            <text:p>260.032</text:p>
          </table:table-cell>
        </table:table-row>
        <table:table-row table:style-name="ro1">
          <table:table-cell table:formula="of:=[times.A372]" office:value-type="float" office:value="370" calcext:value-type="float">
            <text:p>370</text:p>
          </table:table-cell>
          <table:table-cell table:formula="of:= ([times.C372] - [times.B372]) / 1000000" office:value-type="float" office:value="300.354048" calcext:value-type="float">
            <text:p>300.354048</text:p>
          </table:table-cell>
          <table:table-cell table:formula="of:= ([times.E372] - [times.D372]) / 1000000" office:value-type="float" office:value="172.633088" calcext:value-type="float">
            <text:p>172.633088</text:p>
          </table:table-cell>
          <table:table-cell table:formula="of:= ([times.G372] - [times.F372]) / 1000000" office:value-type="float" office:value="260.150272" calcext:value-type="float">
            <text:p>260.150272</text:p>
          </table:table-cell>
        </table:table-row>
        <table:table-row table:style-name="ro1">
          <table:table-cell table:formula="of:=[times.A373]" office:value-type="float" office:value="371" calcext:value-type="float">
            <text:p>371</text:p>
          </table:table-cell>
          <table:table-cell table:formula="of:= ([times.C373] - [times.B373]) / 1000000" office:value-type="float" office:value="300.469248" calcext:value-type="float">
            <text:p>300.469248</text:p>
          </table:table-cell>
          <table:table-cell table:formula="of:= ([times.E373] - [times.D373]) / 1000000" office:value-type="float" office:value="173.067264" calcext:value-type="float">
            <text:p>173.067264</text:p>
          </table:table-cell>
          <table:table-cell table:formula="of:= ([times.G373] - [times.F373]) / 1000000" office:value-type="float" office:value="260.077824" calcext:value-type="float">
            <text:p>260.077824</text:p>
          </table:table-cell>
        </table:table-row>
        <table:table-row table:style-name="ro1">
          <table:table-cell table:formula="of:=[times.A374]" office:value-type="float" office:value="372" calcext:value-type="float">
            <text:p>372</text:p>
          </table:table-cell>
          <table:table-cell table:formula="of:= ([times.C374] - [times.B374]) / 1000000" office:value-type="float" office:value="300.38272" calcext:value-type="float">
            <text:p>300.38272</text:p>
          </table:table-cell>
          <table:table-cell table:formula="of:= ([times.E374] - [times.D374]) / 1000000" office:value-type="float" office:value="173.881856" calcext:value-type="float">
            <text:p>173.881856</text:p>
          </table:table-cell>
          <table:table-cell table:formula="of:= ([times.G374] - [times.F374]) / 1000000" office:value-type="float" office:value="260.052992" calcext:value-type="float">
            <text:p>260.052992</text:p>
          </table:table-cell>
        </table:table-row>
        <table:table-row table:style-name="ro1">
          <table:table-cell table:formula="of:=[times.A375]" office:value-type="float" office:value="373" calcext:value-type="float">
            <text:p>373</text:p>
          </table:table-cell>
          <table:table-cell table:formula="of:= ([times.C375] - [times.B375]) / 1000000" office:value-type="float" office:value="300.217344" calcext:value-type="float">
            <text:p>300.217344</text:p>
          </table:table-cell>
          <table:table-cell table:formula="of:= ([times.E375] - [times.D375]) / 1000000" office:value-type="float" office:value="174.632704" calcext:value-type="float">
            <text:p>174.632704</text:p>
          </table:table-cell>
          <table:table-cell table:formula="of:= ([times.G375] - [times.F375]) / 1000000" office:value-type="float" office:value="259.76192" calcext:value-type="float">
            <text:p>259.76192</text:p>
          </table:table-cell>
        </table:table-row>
        <table:table-row table:style-name="ro1">
          <table:table-cell table:formula="of:=[times.A376]" office:value-type="float" office:value="374" calcext:value-type="float">
            <text:p>374</text:p>
          </table:table-cell>
          <table:table-cell table:formula="of:= ([times.C376] - [times.B376]) / 1000000" office:value-type="float" office:value="300.047104" calcext:value-type="float">
            <text:p>300.047104</text:p>
          </table:table-cell>
          <table:table-cell table:formula="of:= ([times.E376] - [times.D376]) / 1000000" office:value-type="float" office:value="175.046912" calcext:value-type="float">
            <text:p>175.046912</text:p>
          </table:table-cell>
          <table:table-cell table:formula="of:= ([times.G376] - [times.F376]) / 1000000" office:value-type="float" office:value="259.462144" calcext:value-type="float">
            <text:p>259.462144</text:p>
          </table:table-cell>
        </table:table-row>
        <table:table-row table:style-name="ro1">
          <table:table-cell table:formula="of:=[times.A377]" office:value-type="float" office:value="375" calcext:value-type="float">
            <text:p>375</text:p>
          </table:table-cell>
          <table:table-cell table:formula="of:= ([times.C377] - [times.B377]) / 1000000" office:value-type="float" office:value="299.935232" calcext:value-type="float">
            <text:p>299.935232</text:p>
          </table:table-cell>
          <table:table-cell table:formula="of:= ([times.E377] - [times.D377]) / 1000000" office:value-type="float" office:value="177.229312" calcext:value-type="float">
            <text:p>177.229312</text:p>
          </table:table-cell>
          <table:table-cell table:formula="of:= ([times.G377] - [times.F377]) / 1000000" office:value-type="float" office:value="259.409152" calcext:value-type="float">
            <text:p>259.409152</text:p>
          </table:table-cell>
        </table:table-row>
        <table:table-row table:style-name="ro1">
          <table:table-cell table:formula="of:=[times.A378]" office:value-type="float" office:value="376" calcext:value-type="float">
            <text:p>376</text:p>
          </table:table-cell>
          <table:table-cell table:formula="of:= ([times.C378] - [times.B378]) / 1000000" office:value-type="float" office:value="300.178688" calcext:value-type="float">
            <text:p>300.178688</text:p>
          </table:table-cell>
          <table:table-cell table:formula="of:= ([times.E378] - [times.D378]) / 1000000" office:value-type="float" office:value="177.089792" calcext:value-type="float">
            <text:p>177.089792</text:p>
          </table:table-cell>
          <table:table-cell table:formula="of:= ([times.G378] - [times.F378]) / 1000000" office:value-type="float" office:value="259.142144" calcext:value-type="float">
            <text:p>259.142144</text:p>
          </table:table-cell>
        </table:table-row>
        <table:table-row table:style-name="ro1">
          <table:table-cell table:formula="of:=[times.A379]" office:value-type="float" office:value="377" calcext:value-type="float">
            <text:p>377</text:p>
          </table:table-cell>
          <table:table-cell table:formula="of:= ([times.C379] - [times.B379]) / 1000000" office:value-type="float" office:value="300.100096" calcext:value-type="float">
            <text:p>300.100096</text:p>
          </table:table-cell>
          <table:table-cell table:formula="of:= ([times.E379] - [times.D379]) / 1000000" office:value-type="float" office:value="177.672704" calcext:value-type="float">
            <text:p>177.672704</text:p>
          </table:table-cell>
          <table:table-cell table:formula="of:= ([times.G379] - [times.F379]) / 1000000" office:value-type="float" office:value="259.084032" calcext:value-type="float">
            <text:p>259.084032</text:p>
          </table:table-cell>
        </table:table-row>
        <table:table-row table:style-name="ro1">
          <table:table-cell table:formula="of:=[times.A380]" office:value-type="float" office:value="378" calcext:value-type="float">
            <text:p>378</text:p>
          </table:table-cell>
          <table:table-cell table:formula="of:= ([times.C380] - [times.B380]) / 1000000" office:value-type="float" office:value="299.803136" calcext:value-type="float">
            <text:p>299.803136</text:p>
          </table:table-cell>
          <table:table-cell table:formula="of:= ([times.E380] - [times.D380]) / 1000000" office:value-type="float" office:value="178.569216" calcext:value-type="float">
            <text:p>178.569216</text:p>
          </table:table-cell>
          <table:table-cell table:formula="of:= ([times.G380] - [times.F380]) / 1000000" office:value-type="float" office:value="258.792192" calcext:value-type="float">
            <text:p>258.792192</text:p>
          </table:table-cell>
        </table:table-row>
        <table:table-row table:style-name="ro1">
          <table:table-cell table:formula="of:=[times.A381]" office:value-type="float" office:value="379" calcext:value-type="float">
            <text:p>379</text:p>
          </table:table-cell>
          <table:table-cell table:formula="of:= ([times.C381] - [times.B381]) / 1000000" office:value-type="float" office:value="299.455744" calcext:value-type="float">
            <text:p>299.455744</text:p>
          </table:table-cell>
          <table:table-cell table:formula="of:= ([times.E381] - [times.D381]) / 1000000" office:value-type="float" office:value="179.280896" calcext:value-type="float">
            <text:p>179.280896</text:p>
          </table:table-cell>
          <table:table-cell table:formula="of:= ([times.G381] - [times.F381]) / 1000000" office:value-type="float" office:value="258.489088" calcext:value-type="float">
            <text:p>258.489088</text:p>
          </table:table-cell>
        </table:table-row>
        <table:table-row table:style-name="ro1">
          <table:table-cell table:formula="of:=[times.A382]" office:value-type="float" office:value="380" calcext:value-type="float">
            <text:p>380</text:p>
          </table:table-cell>
          <table:table-cell table:formula="of:= ([times.C382] - [times.B382]) / 1000000" office:value-type="float" office:value="299.267072" calcext:value-type="float">
            <text:p>299.267072</text:p>
          </table:table-cell>
          <table:table-cell table:formula="of:= ([times.E382] - [times.D382]) / 1000000" office:value-type="float" office:value="180.04736" calcext:value-type="float">
            <text:p>180.04736</text:p>
          </table:table-cell>
          <table:table-cell table:formula="of:= ([times.G382] - [times.F382]) / 1000000" office:value-type="float" office:value="258.190848" calcext:value-type="float">
            <text:p>258.190848</text:p>
          </table:table-cell>
        </table:table-row>
        <table:table-row table:style-name="ro1">
          <table:table-cell table:formula="of:=[times.A383]" office:value-type="float" office:value="381" calcext:value-type="float">
            <text:p>381</text:p>
          </table:table-cell>
          <table:table-cell table:formula="of:= ([times.C383] - [times.B383]) / 1000000" office:value-type="float" office:value="299.160832" calcext:value-type="float">
            <text:p>299.160832</text:p>
          </table:table-cell>
          <table:table-cell table:formula="of:= ([times.E383] - [times.D383]) / 1000000" office:value-type="float" office:value="181.512704" calcext:value-type="float">
            <text:p>181.512704</text:p>
          </table:table-cell>
          <table:table-cell table:formula="of:= ([times.G383] - [times.F383]) / 1000000" office:value-type="float" office:value="258.479104" calcext:value-type="float">
            <text:p>258.479104</text:p>
          </table:table-cell>
        </table:table-row>
        <table:table-row table:style-name="ro1">
          <table:table-cell table:formula="of:=[times.A384]" office:value-type="float" office:value="382" calcext:value-type="float">
            <text:p>382</text:p>
          </table:table-cell>
          <table:table-cell table:formula="of:= ([times.C384] - [times.B384]) / 1000000" office:value-type="float" office:value="298.831104" calcext:value-type="float">
            <text:p>298.831104</text:p>
          </table:table-cell>
          <table:table-cell table:formula="of:= ([times.E384] - [times.D384]) / 1000000" office:value-type="float" office:value="182.28352" calcext:value-type="float">
            <text:p>182.28352</text:p>
          </table:table-cell>
          <table:table-cell table:formula="of:= ([times.G384] - [times.F384]) / 1000000" office:value-type="float" office:value="258.395392" calcext:value-type="float">
            <text:p>258.395392</text:p>
          </table:table-cell>
        </table:table-row>
        <table:table-row table:style-name="ro1">
          <table:table-cell table:formula="of:=[times.A385]" office:value-type="float" office:value="383" calcext:value-type="float">
            <text:p>383</text:p>
          </table:table-cell>
          <table:table-cell table:formula="of:= ([times.C385] - [times.B385]) / 1000000" office:value-type="float" office:value="298.642176" calcext:value-type="float">
            <text:p>298.642176</text:p>
          </table:table-cell>
          <table:table-cell table:formula="of:= ([times.E385] - [times.D385]) / 1000000" office:value-type="float" office:value="182.24896" calcext:value-type="float">
            <text:p>182.24896</text:p>
          </table:table-cell>
          <table:table-cell table:formula="of:= ([times.G385] - [times.F385]) / 1000000" office:value-type="float" office:value="258.287872" calcext:value-type="float">
            <text:p>258.287872</text:p>
          </table:table-cell>
        </table:table-row>
        <table:table-row table:style-name="ro1">
          <table:table-cell table:formula="of:=[times.A386]" office:value-type="float" office:value="384" calcext:value-type="float">
            <text:p>384</text:p>
          </table:table-cell>
          <table:table-cell table:formula="of:= ([times.C386] - [times.B386]) / 1000000" office:value-type="float" office:value="298.961152" calcext:value-type="float">
            <text:p>298.961152</text:p>
          </table:table-cell>
          <table:table-cell table:formula="of:= ([times.E386] - [times.D386]) / 1000000" office:value-type="float" office:value="183.129856" calcext:value-type="float">
            <text:p>183.129856</text:p>
          </table:table-cell>
          <table:table-cell table:formula="of:= ([times.G386] - [times.F386]) / 1000000" office:value-type="float" office:value="258.309888" calcext:value-type="float">
            <text:p>258.309888</text:p>
          </table:table-cell>
        </table:table-row>
        <table:table-row table:style-name="ro1">
          <table:table-cell table:formula="of:=[times.A387]" office:value-type="float" office:value="385" calcext:value-type="float">
            <text:p>385</text:p>
          </table:table-cell>
          <table:table-cell table:formula="of:= ([times.C387] - [times.B387]) / 1000000" office:value-type="float" office:value="299.528448" calcext:value-type="float">
            <text:p>299.528448</text:p>
          </table:table-cell>
          <table:table-cell table:formula="of:= ([times.E387] - [times.D387]) / 1000000" office:value-type="float" office:value="183.551232" calcext:value-type="float">
            <text:p>183.551232</text:p>
          </table:table-cell>
          <table:table-cell table:formula="of:= ([times.G387] - [times.F387]) / 1000000" office:value-type="float" office:value="258.439936" calcext:value-type="float">
            <text:p>258.439936</text:p>
          </table:table-cell>
        </table:table-row>
        <table:table-row table:style-name="ro1">
          <table:table-cell table:formula="of:=[times.A388]" office:value-type="float" office:value="386" calcext:value-type="float">
            <text:p>386</text:p>
          </table:table-cell>
          <table:table-cell table:formula="of:= ([times.C388] - [times.B388]) / 1000000" office:value-type="float" office:value="299.403008" calcext:value-type="float">
            <text:p>299.403008</text:p>
          </table:table-cell>
          <table:table-cell table:formula="of:= ([times.E388] - [times.D388]) / 1000000" office:value-type="float" office:value="183.490816" calcext:value-type="float">
            <text:p>183.490816</text:p>
          </table:table-cell>
          <table:table-cell table:formula="of:= ([times.G388] - [times.F388]) / 1000000" office:value-type="float" office:value="258.336" calcext:value-type="float">
            <text:p>258.336</text:p>
          </table:table-cell>
        </table:table-row>
        <table:table-row table:style-name="ro1">
          <table:table-cell table:formula="of:=[times.A389]" office:value-type="float" office:value="387" calcext:value-type="float">
            <text:p>387</text:p>
          </table:table-cell>
          <table:table-cell table:formula="of:= ([times.C389] - [times.B389]) / 1000000" office:value-type="float" office:value="299.288064" calcext:value-type="float">
            <text:p>299.288064</text:p>
          </table:table-cell>
          <table:table-cell table:formula="of:= ([times.E389] - [times.D389]) / 1000000" office:value-type="float" office:value="183.580672" calcext:value-type="float">
            <text:p>183.580672</text:p>
          </table:table-cell>
          <table:table-cell table:formula="of:= ([times.G389] - [times.F389]) / 1000000" office:value-type="float" office:value="258.46272" calcext:value-type="float">
            <text:p>258.46272</text:p>
          </table:table-cell>
        </table:table-row>
        <table:table-row table:style-name="ro1">
          <table:table-cell table:formula="of:=[times.A390]" office:value-type="float" office:value="388" calcext:value-type="float">
            <text:p>388</text:p>
          </table:table-cell>
          <table:table-cell table:formula="of:= ([times.C390] - [times.B390]) / 1000000" office:value-type="float" office:value="299.40992" calcext:value-type="float">
            <text:p>299.40992</text:p>
          </table:table-cell>
          <table:table-cell table:formula="of:= ([times.E390] - [times.D390]) / 1000000" office:value-type="float" office:value="184.382464" calcext:value-type="float">
            <text:p>184.382464</text:p>
          </table:table-cell>
          <table:table-cell table:formula="of:= ([times.G390] - [times.F390]) / 1000000" office:value-type="float" office:value="258.363904" calcext:value-type="float">
            <text:p>258.363904</text:p>
          </table:table-cell>
        </table:table-row>
        <table:table-row table:style-name="ro1">
          <table:table-cell table:formula="of:=[times.A391]" office:value-type="float" office:value="389" calcext:value-type="float">
            <text:p>389</text:p>
          </table:table-cell>
          <table:table-cell table:formula="of:= ([times.C391] - [times.B391]) / 1000000" office:value-type="float" office:value="299.3152" calcext:value-type="float">
            <text:p>299.3152</text:p>
          </table:table-cell>
          <table:table-cell table:formula="of:= ([times.E391] - [times.D391]) / 1000000" office:value-type="float" office:value="184.746752" calcext:value-type="float">
            <text:p>184.746752</text:p>
          </table:table-cell>
          <table:table-cell table:formula="of:= ([times.G391] - [times.F391]) / 1000000" office:value-type="float" office:value="258.311936" calcext:value-type="float">
            <text:p>258.311936</text:p>
          </table:table-cell>
        </table:table-row>
        <table:table-row table:style-name="ro1">
          <table:table-cell table:formula="of:=[times.A392]" office:value-type="float" office:value="390" calcext:value-type="float">
            <text:p>390</text:p>
          </table:table-cell>
          <table:table-cell table:formula="of:= ([times.C392] - [times.B392]) / 1000000" office:value-type="float" office:value="298.969856" calcext:value-type="float">
            <text:p>298.969856</text:p>
          </table:table-cell>
          <table:table-cell table:formula="of:= ([times.E392] - [times.D392]) / 1000000" office:value-type="float" office:value="185.508864" calcext:value-type="float">
            <text:p>185.508864</text:p>
          </table:table-cell>
          <table:table-cell table:formula="of:= ([times.G392] - [times.F392]) / 1000000" office:value-type="float" office:value="258.183168" calcext:value-type="float">
            <text:p>258.183168</text:p>
          </table:table-cell>
        </table:table-row>
        <table:table-row table:style-name="ro1">
          <table:table-cell table:formula="of:=[times.A393]" office:value-type="float" office:value="391" calcext:value-type="float">
            <text:p>391</text:p>
          </table:table-cell>
          <table:table-cell table:formula="of:= ([times.C393] - [times.B393]) / 1000000" office:value-type="float" office:value="298.659072" calcext:value-type="float">
            <text:p>298.659072</text:p>
          </table:table-cell>
          <table:table-cell table:formula="of:= ([times.E393] - [times.D393]) / 1000000" office:value-type="float" office:value="186.166016" calcext:value-type="float">
            <text:p>186.166016</text:p>
          </table:table-cell>
          <table:table-cell table:formula="of:= ([times.G393] - [times.F393]) / 1000000" office:value-type="float" office:value="258.15808" calcext:value-type="float">
            <text:p>258.15808</text:p>
          </table:table-cell>
        </table:table-row>
        <table:table-row table:style-name="ro1">
          <table:table-cell table:formula="of:=[times.A394]" office:value-type="float" office:value="392" calcext:value-type="float">
            <text:p>392</text:p>
          </table:table-cell>
          <table:table-cell table:formula="of:= ([times.C394] - [times.B394]) / 1000000" office:value-type="float" office:value="298.520576" calcext:value-type="float">
            <text:p>298.520576</text:p>
          </table:table-cell>
          <table:table-cell table:formula="of:= ([times.E394] - [times.D394]) / 1000000" office:value-type="float" office:value="186.858496" calcext:value-type="float">
            <text:p>186.858496</text:p>
          </table:table-cell>
          <table:table-cell table:formula="of:= ([times.G394] - [times.F394]) / 1000000" office:value-type="float" office:value="257.87008" calcext:value-type="float">
            <text:p>257.87008</text:p>
          </table:table-cell>
        </table:table-row>
        <table:table-row table:style-name="ro1">
          <table:table-cell table:formula="of:=[times.A395]" office:value-type="float" office:value="393" calcext:value-type="float">
            <text:p>393</text:p>
          </table:table-cell>
          <table:table-cell table:formula="of:= ([times.C395] - [times.B395]) / 1000000" office:value-type="float" office:value="298.41152" calcext:value-type="float">
            <text:p>298.41152</text:p>
          </table:table-cell>
          <table:table-cell table:formula="of:= ([times.E395] - [times.D395]) / 1000000" office:value-type="float" office:value="187.258112" calcext:value-type="float">
            <text:p>187.258112</text:p>
          </table:table-cell>
          <table:table-cell table:formula="of:= ([times.G395] - [times.F395]) / 1000000" office:value-type="float" office:value="257.575168" calcext:value-type="float">
            <text:p>257.575168</text:p>
          </table:table-cell>
        </table:table-row>
        <table:table-row table:style-name="ro1">
          <table:table-cell table:formula="of:=[times.A396]" office:value-type="float" office:value="394" calcext:value-type="float">
            <text:p>394</text:p>
          </table:table-cell>
          <table:table-cell table:formula="of:= ([times.C396] - [times.B396]) / 1000000" office:value-type="float" office:value="298.272" calcext:value-type="float">
            <text:p>298.272</text:p>
          </table:table-cell>
          <table:table-cell table:formula="of:= ([times.E396] - [times.D396]) / 1000000" office:value-type="float" office:value="187.99872" calcext:value-type="float">
            <text:p>187.99872</text:p>
          </table:table-cell>
          <table:table-cell table:formula="of:= ([times.G396] - [times.F396]) / 1000000" office:value-type="float" office:value="257.405184" calcext:value-type="float">
            <text:p>257.405184</text:p>
          </table:table-cell>
        </table:table-row>
        <table:table-row table:style-name="ro1">
          <table:table-cell table:formula="of:=[times.A397]" office:value-type="float" office:value="395" calcext:value-type="float">
            <text:p>395</text:p>
          </table:table-cell>
          <table:table-cell table:formula="of:= ([times.C397] - [times.B397]) / 1000000" office:value-type="float" office:value="298.799104" calcext:value-type="float">
            <text:p>298.799104</text:p>
          </table:table-cell>
          <table:table-cell table:formula="of:= ([times.E397] - [times.D397]) / 1000000" office:value-type="float" office:value="189.520896" calcext:value-type="float">
            <text:p>189.520896</text:p>
          </table:table-cell>
          <table:table-cell table:formula="of:= ([times.G397] - [times.F397]) / 1000000" office:value-type="float" office:value="257.383168" calcext:value-type="float">
            <text:p>257.383168</text:p>
          </table:table-cell>
        </table:table-row>
        <table:table-row table:style-name="ro1">
          <table:table-cell table:formula="of:=[times.A398]" office:value-type="float" office:value="396" calcext:value-type="float">
            <text:p>396</text:p>
          </table:table-cell>
          <table:table-cell table:formula="of:= ([times.C398] - [times.B398]) / 1000000" office:value-type="float" office:value="298.749952" calcext:value-type="float">
            <text:p>298.749952</text:p>
          </table:table-cell>
          <table:table-cell table:formula="of:= ([times.E398] - [times.D398]) / 1000000" office:value-type="float" office:value="189.89696" calcext:value-type="float">
            <text:p>189.89696</text:p>
          </table:table-cell>
          <table:table-cell table:formula="of:= ([times.G398] - [times.F398]) / 1000000" office:value-type="float" office:value="257.09312" calcext:value-type="float">
            <text:p>257.09312</text:p>
          </table:table-cell>
        </table:table-row>
        <table:table-row table:style-name="ro1">
          <table:table-cell table:formula="of:=[times.A399]" office:value-type="float" office:value="397" calcext:value-type="float">
            <text:p>397</text:p>
          </table:table-cell>
          <table:table-cell table:formula="of:= ([times.C399] - [times.B399]) / 1000000" office:value-type="float" office:value="298.46016" calcext:value-type="float">
            <text:p>298.46016</text:p>
          </table:table-cell>
          <table:table-cell table:formula="of:= ([times.E399] - [times.D399]) / 1000000" office:value-type="float" office:value="190.638848" calcext:value-type="float">
            <text:p>190.638848</text:p>
          </table:table-cell>
          <table:table-cell table:formula="of:= ([times.G399] - [times.F399]) / 1000000" office:value-type="float" office:value="256.76544" calcext:value-type="float">
            <text:p>256.76544</text:p>
          </table:table-cell>
        </table:table-row>
        <table:table-row table:style-name="ro1">
          <table:table-cell table:formula="of:=[times.A400]" office:value-type="float" office:value="398" calcext:value-type="float">
            <text:p>398</text:p>
          </table:table-cell>
          <table:table-cell table:formula="of:= ([times.C400] - [times.B400]) / 1000000" office:value-type="float" office:value="298.166016" calcext:value-type="float">
            <text:p>298.166016</text:p>
          </table:table-cell>
          <table:table-cell table:formula="of:= ([times.E400] - [times.D400]) / 1000000" office:value-type="float" office:value="190.631168" calcext:value-type="float">
            <text:p>190.631168</text:p>
          </table:table-cell>
          <table:table-cell table:formula="of:= ([times.G400] - [times.F400]) / 1000000" office:value-type="float" office:value="256.442112" calcext:value-type="float">
            <text:p>256.442112</text:p>
          </table:table-cell>
        </table:table-row>
        <table:table-row table:style-name="ro1">
          <table:table-cell table:formula="of:=[times.A401]" office:value-type="float" office:value="399" calcext:value-type="float">
            <text:p>399</text:p>
          </table:table-cell>
          <table:table-cell table:formula="of:= ([times.C401] - [times.B401]) / 1000000" office:value-type="float" office:value="297.84192" calcext:value-type="float">
            <text:p>297.84192</text:p>
          </table:table-cell>
          <table:table-cell table:formula="of:= ([times.E401] - [times.D401]) / 1000000" office:value-type="float" office:value="191.503104" calcext:value-type="float">
            <text:p>191.503104</text:p>
          </table:table-cell>
          <table:table-cell table:formula="of:= ([times.G401] - [times.F401]) / 1000000" office:value-type="float" office:value="256.263168" calcext:value-type="float">
            <text:p>256.263168</text:p>
          </table:table-cell>
        </table:table-row>
        <table:table-row table:style-name="ro1">
          <table:table-cell table:formula="of:=[times.A402]" office:value-type="float" office:value="400" calcext:value-type="float">
            <text:p>400</text:p>
          </table:table-cell>
          <table:table-cell table:formula="of:= ([times.C402] - [times.B402]) / 1000000" office:value-type="float" office:value="297.732352" calcext:value-type="float">
            <text:p>297.732352</text:p>
          </table:table-cell>
          <table:table-cell table:formula="of:= ([times.E402] - [times.D402]) / 1000000" office:value-type="float" office:value="192.252928" calcext:value-type="float">
            <text:p>192.252928</text:p>
          </table:table-cell>
          <table:table-cell table:formula="of:= ([times.G402] - [times.F402]) / 1000000" office:value-type="float" office:value="256.123904" calcext:value-type="float">
            <text:p>256.123904</text:p>
          </table:table-cell>
        </table:table-row>
        <table:table-row table:style-name="ro1">
          <table:table-cell table:formula="of:=[times.A403]" office:value-type="float" office:value="401" calcext:value-type="float">
            <text:p>401</text:p>
          </table:table-cell>
          <table:table-cell table:formula="of:= ([times.C403] - [times.B403]) / 1000000" office:value-type="float" office:value="297.43488" calcext:value-type="float">
            <text:p>297.43488</text:p>
          </table:table-cell>
          <table:table-cell table:formula="of:= ([times.E403] - [times.D403]) / 1000000" office:value-type="float" office:value="193.293056" calcext:value-type="float">
            <text:p>193.293056</text:p>
          </table:table-cell>
          <table:table-cell table:formula="of:= ([times.G403] - [times.F403]) / 1000000" office:value-type="float" office:value="256.045312" calcext:value-type="float">
            <text:p>256.045312</text:p>
          </table:table-cell>
        </table:table-row>
        <table:table-row table:style-name="ro1">
          <table:table-cell table:formula="of:=[times.A404]" office:value-type="float" office:value="402" calcext:value-type="float">
            <text:p>402</text:p>
          </table:table-cell>
          <table:table-cell table:formula="of:= ([times.C404] - [times.B404]) / 1000000" office:value-type="float" office:value="297.132032" calcext:value-type="float">
            <text:p>297.132032</text:p>
          </table:table-cell>
          <table:table-cell table:formula="of:= ([times.E404] - [times.D404]) / 1000000" office:value-type="float" office:value="193.177088" calcext:value-type="float">
            <text:p>193.177088</text:p>
          </table:table-cell>
          <table:table-cell table:formula="of:= ([times.G404] - [times.F404]) / 1000000" office:value-type="float" office:value="255.909888" calcext:value-type="float">
            <text:p>255.909888</text:p>
          </table:table-cell>
        </table:table-row>
        <table:table-row table:style-name="ro1">
          <table:table-cell table:formula="of:=[times.A405]" office:value-type="float" office:value="403" calcext:value-type="float">
            <text:p>403</text:p>
          </table:table-cell>
          <table:table-cell table:formula="of:= ([times.C405] - [times.B405]) / 1000000" office:value-type="float" office:value="296.935936" calcext:value-type="float">
            <text:p>296.935936</text:p>
          </table:table-cell>
          <table:table-cell table:formula="of:= ([times.E405] - [times.D405]) / 1000000" office:value-type="float" office:value="193.484288" calcext:value-type="float">
            <text:p>193.484288</text:p>
          </table:table-cell>
          <table:table-cell table:formula="of:= ([times.G405] - [times.F405]) / 1000000" office:value-type="float" office:value="255.948032" calcext:value-type="float">
            <text:p>255.948032</text:p>
          </table:table-cell>
        </table:table-row>
        <table:table-row table:style-name="ro1">
          <table:table-cell table:formula="of:=[times.A406]" office:value-type="float" office:value="404" calcext:value-type="float">
            <text:p>404</text:p>
          </table:table-cell>
          <table:table-cell table:formula="of:= ([times.C406] - [times.B406]) / 1000000" office:value-type="float" office:value="296.64" calcext:value-type="float">
            <text:p>296.64</text:p>
          </table:table-cell>
          <table:table-cell table:formula="of:= ([times.E406] - [times.D406]) / 1000000" office:value-type="float" office:value="194.236928" calcext:value-type="float">
            <text:p>194.236928</text:p>
          </table:table-cell>
          <table:table-cell table:formula="of:= ([times.G406] - [times.F406]) / 1000000" office:value-type="float" office:value="255.813632" calcext:value-type="float">
            <text:p>255.813632</text:p>
          </table:table-cell>
        </table:table-row>
        <table:table-row table:style-name="ro1">
          <table:table-cell table:formula="of:=[times.A407]" office:value-type="float" office:value="405" calcext:value-type="float">
            <text:p>405</text:p>
          </table:table-cell>
          <table:table-cell table:formula="of:= ([times.C407] - [times.B407]) / 1000000" office:value-type="float" office:value="296.531712" calcext:value-type="float">
            <text:p>296.531712</text:p>
          </table:table-cell>
          <table:table-cell table:formula="of:= ([times.E407] - [times.D407]) / 1000000" office:value-type="float" office:value="195.04128" calcext:value-type="float">
            <text:p>195.04128</text:p>
          </table:table-cell>
          <table:table-cell table:formula="of:= ([times.G407] - [times.F407]) / 1000000" office:value-type="float" office:value="255.80416" calcext:value-type="float">
            <text:p>255.80416</text:p>
          </table:table-cell>
        </table:table-row>
        <table:table-row table:style-name="ro1">
          <table:table-cell table:formula="of:=[times.A408]" office:value-type="float" office:value="406" calcext:value-type="float">
            <text:p>406</text:p>
          </table:table-cell>
          <table:table-cell table:formula="of:= ([times.C408] - [times.B408]) / 1000000" office:value-type="float" office:value="296.438016" calcext:value-type="float">
            <text:p>296.438016</text:p>
          </table:table-cell>
          <table:table-cell table:formula="of:= ([times.E408] - [times.D408]) / 1000000" office:value-type="float" office:value="195.421184" calcext:value-type="float">
            <text:p>195.421184</text:p>
          </table:table-cell>
          <table:table-cell table:formula="of:= ([times.G408] - [times.F408]) / 1000000" office:value-type="float" office:value="255.762176" calcext:value-type="float">
            <text:p>255.762176</text:p>
          </table:table-cell>
        </table:table-row>
        <table:table-row table:style-name="ro1">
          <table:table-cell table:formula="of:=[times.A409]" office:value-type="float" office:value="407" calcext:value-type="float">
            <text:p>407</text:p>
          </table:table-cell>
          <table:table-cell table:formula="of:= ([times.C409] - [times.B409]) / 1000000" office:value-type="float" office:value="296.384" calcext:value-type="float">
            <text:p>296.384</text:p>
          </table:table-cell>
          <table:table-cell table:formula="of:= ([times.E409] - [times.D409]) / 1000000" office:value-type="float" office:value="195.791104" calcext:value-type="float">
            <text:p>195.791104</text:p>
          </table:table-cell>
          <table:table-cell table:formula="of:= ([times.G409] - [times.F409]) / 1000000" office:value-type="float" office:value="255.627264" calcext:value-type="float">
            <text:p>255.627264</text:p>
          </table:table-cell>
        </table:table-row>
        <table:table-row table:style-name="ro1">
          <table:table-cell table:formula="of:=[times.A410]" office:value-type="float" office:value="408" calcext:value-type="float">
            <text:p>408</text:p>
          </table:table-cell>
          <table:table-cell table:formula="of:= ([times.C410] - [times.B410]) / 1000000" office:value-type="float" office:value="296.307968" calcext:value-type="float">
            <text:p>296.307968</text:p>
          </table:table-cell>
          <table:table-cell table:formula="of:= ([times.E410] - [times.D410]) / 1000000" office:value-type="float" office:value="196.583936" calcext:value-type="float">
            <text:p>196.583936</text:p>
          </table:table-cell>
          <table:table-cell table:formula="of:= ([times.G410] - [times.F410]) / 1000000" office:value-type="float" office:value="256.542976" calcext:value-type="float">
            <text:p>256.542976</text:p>
          </table:table-cell>
        </table:table-row>
        <table:table-row table:style-name="ro1">
          <table:table-cell table:formula="of:=[times.A411]" office:value-type="float" office:value="409" calcext:value-type="float">
            <text:p>409</text:p>
          </table:table-cell>
          <table:table-cell table:formula="of:= ([times.C411] - [times.B411]) / 1000000" office:value-type="float" office:value="296.17408" calcext:value-type="float">
            <text:p>296.17408</text:p>
          </table:table-cell>
          <table:table-cell table:formula="of:= ([times.E411] - [times.D411]) / 1000000" office:value-type="float" office:value="198.064896" calcext:value-type="float">
            <text:p>198.064896</text:p>
          </table:table-cell>
          <table:table-cell table:formula="of:= ([times.G411] - [times.F411]) / 1000000" office:value-type="float" office:value="256.45568" calcext:value-type="float">
            <text:p>256.45568</text:p>
          </table:table-cell>
        </table:table-row>
        <table:table-row table:style-name="ro1">
          <table:table-cell table:formula="of:=[times.A412]" office:value-type="float" office:value="410" calcext:value-type="float">
            <text:p>410</text:p>
          </table:table-cell>
          <table:table-cell table:formula="of:= ([times.C412] - [times.B412]) / 1000000" office:value-type="float" office:value="296.523264" calcext:value-type="float">
            <text:p>296.523264</text:p>
          </table:table-cell>
          <table:table-cell table:formula="of:= ([times.E412] - [times.D412]) / 1000000" office:value-type="float" office:value="198.4384" calcext:value-type="float">
            <text:p>198.4384</text:p>
          </table:table-cell>
          <table:table-cell table:formula="of:= ([times.G412] - [times.F412]) / 1000000" office:value-type="float" office:value="256.374016" calcext:value-type="float">
            <text:p>256.374016</text:p>
          </table:table-cell>
        </table:table-row>
        <table:table-row table:style-name="ro1">
          <table:table-cell table:formula="of:=[times.A413]" office:value-type="float" office:value="411" calcext:value-type="float">
            <text:p>411</text:p>
          </table:table-cell>
          <table:table-cell table:formula="of:= ([times.C413] - [times.B413]) / 1000000" office:value-type="float" office:value="296.461568" calcext:value-type="float">
            <text:p>296.461568</text:p>
          </table:table-cell>
          <table:table-cell table:formula="of:= ([times.E413] - [times.D413]) / 1000000" office:value-type="float" office:value="199.238912" calcext:value-type="float">
            <text:p>199.238912</text:p>
          </table:table-cell>
          <table:table-cell table:formula="of:= ([times.G413] - [times.F413]) / 1000000" office:value-type="float" office:value="256.225024" calcext:value-type="float">
            <text:p>256.225024</text:p>
          </table:table-cell>
        </table:table-row>
        <table:table-row table:style-name="ro1">
          <table:table-cell table:formula="of:=[times.A414]" office:value-type="float" office:value="412" calcext:value-type="float">
            <text:p>412</text:p>
          </table:table-cell>
          <table:table-cell table:formula="of:= ([times.C414] - [times.B414]) / 1000000" office:value-type="float" office:value="296.999168" calcext:value-type="float">
            <text:p>296.999168</text:p>
          </table:table-cell>
          <table:table-cell table:formula="of:= ([times.E414] - [times.D414]) / 1000000" office:value-type="float" office:value="199.968" calcext:value-type="float">
            <text:p>199.968</text:p>
          </table:table-cell>
          <table:table-cell table:formula="of:= ([times.G414] - [times.F414]) / 1000000" office:value-type="float" office:value="256.13312" calcext:value-type="float">
            <text:p>256.13312</text:p>
          </table:table-cell>
        </table:table-row>
        <table:table-row table:style-name="ro1">
          <table:table-cell table:formula="of:=[times.A415]" office:value-type="float" office:value="413" calcext:value-type="float">
            <text:p>413</text:p>
          </table:table-cell>
          <table:table-cell table:formula="of:= ([times.C415] - [times.B415]) / 1000000" office:value-type="float" office:value="297.093632" calcext:value-type="float">
            <text:p>297.093632</text:p>
          </table:table-cell>
          <table:table-cell table:formula="of:= ([times.E415] - [times.D415]) / 1000000" office:value-type="float" office:value="200.365056" calcext:value-type="float">
            <text:p>200.365056</text:p>
          </table:table-cell>
          <table:table-cell table:formula="of:= ([times.G415] - [times.F415]) / 1000000" office:value-type="float" office:value="255.873024" calcext:value-type="float">
            <text:p>255.873024</text:p>
          </table:table-cell>
        </table:table-row>
        <table:table-row table:style-name="ro1">
          <table:table-cell table:formula="of:=[times.A416]" office:value-type="float" office:value="414" calcext:value-type="float">
            <text:p>414</text:p>
          </table:table-cell>
          <table:table-cell table:formula="of:= ([times.C416] - [times.B416]) / 1000000" office:value-type="float" office:value="296.937984" calcext:value-type="float">
            <text:p>296.937984</text:p>
          </table:table-cell>
          <table:table-cell table:formula="of:= ([times.E416] - [times.D416]) / 1000000" office:value-type="float" office:value="201.567232" calcext:value-type="float">
            <text:p>201.567232</text:p>
          </table:table-cell>
          <table:table-cell table:formula="of:= ([times.G416] - [times.F416]) / 1000000" office:value-type="float" office:value="255.710208" calcext:value-type="float">
            <text:p>255.710208</text:p>
          </table:table-cell>
        </table:table-row>
        <table:table-row table:style-name="ro1">
          <table:table-cell table:formula="of:=[times.A417]" office:value-type="float" office:value="415" calcext:value-type="float">
            <text:p>415</text:p>
          </table:table-cell>
          <table:table-cell table:formula="of:= ([times.C417] - [times.B417]) / 1000000" office:value-type="float" office:value="296.868864" calcext:value-type="float">
            <text:p>296.868864</text:p>
          </table:table-cell>
          <table:table-cell table:formula="of:= ([times.E417] - [times.D417]) / 1000000" office:value-type="float" office:value="202.249984" calcext:value-type="float">
            <text:p>202.249984</text:p>
          </table:table-cell>
          <table:table-cell table:formula="of:= ([times.G417] - [times.F417]) / 1000000" office:value-type="float" office:value="255.576064" calcext:value-type="float">
            <text:p>255.576064</text:p>
          </table:table-cell>
        </table:table-row>
        <table:table-row table:style-name="ro1">
          <table:table-cell table:formula="of:=[times.A418]" office:value-type="float" office:value="416" calcext:value-type="float">
            <text:p>416</text:p>
          </table:table-cell>
          <table:table-cell table:formula="of:= ([times.C418] - [times.B418]) / 1000000" office:value-type="float" office:value="296.56704" calcext:value-type="float">
            <text:p>296.56704</text:p>
          </table:table-cell>
          <table:table-cell table:formula="of:= ([times.E418] - [times.D418]) / 1000000" office:value-type="float" office:value="202.639104" calcext:value-type="float">
            <text:p>202.639104</text:p>
          </table:table-cell>
          <table:table-cell table:formula="of:= ([times.G418] - [times.F418]) / 1000000" office:value-type="float" office:value="255.456768" calcext:value-type="float">
            <text:p>255.456768</text:p>
          </table:table-cell>
        </table:table-row>
        <table:table-row table:style-name="ro1">
          <table:table-cell table:formula="of:=[times.A419]" office:value-type="float" office:value="417" calcext:value-type="float">
            <text:p>417</text:p>
          </table:table-cell>
          <table:table-cell table:formula="of:= ([times.C419] - [times.B419]) / 1000000" office:value-type="float" office:value="296.238336" calcext:value-type="float">
            <text:p>296.238336</text:p>
          </table:table-cell>
          <table:table-cell table:formula="of:= ([times.E419] - [times.D419]) / 1000000" office:value-type="float" office:value="203.39712" calcext:value-type="float">
            <text:p>203.39712</text:p>
          </table:table-cell>
          <table:table-cell table:formula="of:= ([times.G419] - [times.F419]) / 1000000" office:value-type="float" office:value="255.403008" calcext:value-type="float">
            <text:p>255.403008</text:p>
          </table:table-cell>
        </table:table-row>
        <table:table-row table:style-name="ro1">
          <table:table-cell table:formula="of:=[times.A420]" office:value-type="float" office:value="418" calcext:value-type="float">
            <text:p>418</text:p>
          </table:table-cell>
          <table:table-cell table:formula="of:= ([times.C420] - [times.B420]) / 1000000" office:value-type="float" office:value="296.047104" calcext:value-type="float">
            <text:p>296.047104</text:p>
          </table:table-cell>
          <table:table-cell table:formula="of:= ([times.E420] - [times.D420]) / 1000000" office:value-type="float" office:value="204.164352" calcext:value-type="float">
            <text:p>204.164352</text:p>
          </table:table-cell>
          <table:table-cell table:formula="of:= ([times.G420] - [times.F420]) / 1000000" office:value-type="float" office:value="255.115264" calcext:value-type="float">
            <text:p>255.115264</text:p>
          </table:table-cell>
        </table:table-row>
        <table:table-row table:style-name="ro1">
          <table:table-cell table:formula="of:=[times.A421]" office:value-type="float" office:value="419" calcext:value-type="float">
            <text:p>419</text:p>
          </table:table-cell>
          <table:table-cell table:formula="of:= ([times.C421] - [times.B421]) / 1000000" office:value-type="float" office:value="295.974656" calcext:value-type="float">
            <text:p>295.974656</text:p>
          </table:table-cell>
          <table:table-cell table:formula="of:= ([times.E421] - [times.D421]) / 1000000" office:value-type="float" office:value="204.53504" calcext:value-type="float">
            <text:p>204.53504</text:p>
          </table:table-cell>
          <table:table-cell table:formula="of:= ([times.G421] - [times.F421]) / 1000000" office:value-type="float" office:value="254.822912" calcext:value-type="float">
            <text:p>254.822912</text:p>
          </table:table-cell>
        </table:table-row>
        <table:table-row table:style-name="ro1">
          <table:table-cell table:formula="of:=[times.A422]" office:value-type="float" office:value="420" calcext:value-type="float">
            <text:p>420</text:p>
          </table:table-cell>
          <table:table-cell table:formula="of:= ([times.C422] - [times.B422]) / 1000000" office:value-type="float" office:value="295.672832" calcext:value-type="float">
            <text:p>295.672832</text:p>
          </table:table-cell>
          <table:table-cell table:formula="of:= ([times.E422] - [times.D422]) / 1000000" office:value-type="float" office:value="205.281024" calcext:value-type="float">
            <text:p>205.281024</text:p>
          </table:table-cell>
          <table:table-cell table:formula="of:= ([times.G422] - [times.F422]) / 1000000" office:value-type="float" office:value="254.688" calcext:value-type="float">
            <text:p>254.688</text:p>
          </table:table-cell>
        </table:table-row>
        <table:table-row table:style-name="ro1">
          <table:table-cell table:formula="of:=[times.A423]" office:value-type="float" office:value="421" calcext:value-type="float">
            <text:p>421</text:p>
          </table:table-cell>
          <table:table-cell table:formula="of:= ([times.C423] - [times.B423]) / 1000000" office:value-type="float" office:value="295.34464" calcext:value-type="float">
            <text:p>295.34464</text:p>
          </table:table-cell>
          <table:table-cell table:formula="of:= ([times.E423] - [times.D423]) / 1000000" office:value-type="float" office:value="205.664" calcext:value-type="float">
            <text:p>205.664</text:p>
          </table:table-cell>
          <table:table-cell table:formula="of:= ([times.G423] - [times.F423]) / 1000000" office:value-type="float" office:value="254.582528" calcext:value-type="float">
            <text:p>254.582528</text:p>
          </table:table-cell>
        </table:table-row>
        <table:table-row table:style-name="ro1">
          <table:table-cell table:formula="of:=[times.A424]" office:value-type="float" office:value="422" calcext:value-type="float">
            <text:p>422</text:p>
          </table:table-cell>
          <table:table-cell table:formula="of:= ([times.C424] - [times.B424]) / 1000000" office:value-type="float" office:value="295.157248" calcext:value-type="float">
            <text:p>295.157248</text:p>
          </table:table-cell>
          <table:table-cell table:formula="of:= ([times.E424] - [times.D424]) / 1000000" office:value-type="float" office:value="206.063872" calcext:value-type="float">
            <text:p>206.063872</text:p>
          </table:table-cell>
          <table:table-cell table:formula="of:= ([times.G424] - [times.F424]) / 1000000" office:value-type="float" office:value="254.948096" calcext:value-type="float">
            <text:p>254.948096</text:p>
          </table:table-cell>
        </table:table-row>
        <table:table-row table:style-name="ro1">
          <table:table-cell table:formula="of:=[times.A425]" office:value-type="float" office:value="423" calcext:value-type="float">
            <text:p>423</text:p>
          </table:table-cell>
          <table:table-cell table:formula="of:= ([times.C425] - [times.B425]) / 1000000" office:value-type="float" office:value="294.972672" calcext:value-type="float">
            <text:p>294.972672</text:p>
          </table:table-cell>
          <table:table-cell table:formula="of:= ([times.E425] - [times.D425]) / 1000000" office:value-type="float" office:value="206.046976" calcext:value-type="float">
            <text:p>206.046976</text:p>
          </table:table-cell>
          <table:table-cell table:formula="of:= ([times.G425] - [times.F425]) / 1000000" office:value-type="float" office:value="254.81472" calcext:value-type="float">
            <text:p>254.81472</text:p>
          </table:table-cell>
        </table:table-row>
        <table:table-row table:style-name="ro1">
          <table:table-cell table:formula="of:=[times.A426]" office:value-type="float" office:value="424" calcext:value-type="float">
            <text:p>424</text:p>
          </table:table-cell>
          <table:table-cell table:formula="of:= ([times.C426] - [times.B426]) / 1000000" office:value-type="float" office:value="294.798848" calcext:value-type="float">
            <text:p>294.798848</text:p>
          </table:table-cell>
          <table:table-cell table:formula="of:= ([times.E426] - [times.D426]) / 1000000" office:value-type="float" office:value="207.249152" calcext:value-type="float">
            <text:p>207.249152</text:p>
          </table:table-cell>
          <table:table-cell table:formula="of:= ([times.G426] - [times.F426]) / 1000000" office:value-type="float" office:value="254.630912" calcext:value-type="float">
            <text:p>254.630912</text:p>
          </table:table-cell>
        </table:table-row>
        <table:table-row table:style-name="ro1">
          <table:table-cell table:formula="of:=[times.A427]" office:value-type="float" office:value="425" calcext:value-type="float">
            <text:p>425</text:p>
          </table:table-cell>
          <table:table-cell table:formula="of:= ([times.C427] - [times.B427]) / 1000000" office:value-type="float" office:value="294.499328" calcext:value-type="float">
            <text:p>294.499328</text:p>
          </table:table-cell>
          <table:table-cell table:formula="of:= ([times.E427] - [times.D427]) / 1000000" office:value-type="float" office:value="208.777728" calcext:value-type="float">
            <text:p>208.777728</text:p>
          </table:table-cell>
          <table:table-cell table:formula="of:= ([times.G427] - [times.F427]) / 1000000" office:value-type="float" office:value="254.638848" calcext:value-type="float">
            <text:p>254.638848</text:p>
          </table:table-cell>
        </table:table-row>
        <table:table-row table:style-name="ro1">
          <table:table-cell table:formula="of:=[times.A428]" office:value-type="float" office:value="426" calcext:value-type="float">
            <text:p>426</text:p>
          </table:table-cell>
          <table:table-cell table:formula="of:= ([times.C428] - [times.B428]) / 1000000" office:value-type="float" office:value="294.302208" calcext:value-type="float">
            <text:p>294.302208</text:p>
          </table:table-cell>
          <table:table-cell table:formula="of:= ([times.E428] - [times.D428]) / 1000000" office:value-type="float" office:value="209.87776" calcext:value-type="float">
            <text:p>209.87776</text:p>
          </table:table-cell>
          <table:table-cell table:formula="of:= ([times.G428] - [times.F428]) / 1000000" office:value-type="float" office:value="254.530816" calcext:value-type="float">
            <text:p>254.530816</text:p>
          </table:table-cell>
        </table:table-row>
        <table:table-row table:style-name="ro1">
          <table:table-cell table:formula="of:=[times.A429]" office:value-type="float" office:value="427" calcext:value-type="float">
            <text:p>427</text:p>
          </table:table-cell>
          <table:table-cell table:formula="of:= ([times.C429] - [times.B429]) / 1000000" office:value-type="float" office:value="294.423296" calcext:value-type="float">
            <text:p>294.423296</text:p>
          </table:table-cell>
          <table:table-cell table:formula="of:= ([times.E429] - [times.D429]) / 1000000" office:value-type="float" office:value="210.998272" calcext:value-type="float">
            <text:p>210.998272</text:p>
          </table:table-cell>
          <table:table-cell table:formula="of:= ([times.G429] - [times.F429]) / 1000000" office:value-type="float" office:value="255.015168" calcext:value-type="float">
            <text:p>255.015168</text:p>
          </table:table-cell>
        </table:table-row>
        <table:table-row table:style-name="ro1">
          <table:table-cell table:formula="of:=[times.A430]" office:value-type="float" office:value="428" calcext:value-type="float">
            <text:p>428</text:p>
          </table:table-cell>
          <table:table-cell table:formula="of:= ([times.C430] - [times.B430]) / 1000000" office:value-type="float" office:value="294.343936" calcext:value-type="float">
            <text:p>294.343936</text:p>
          </table:table-cell>
          <table:table-cell table:formula="of:= ([times.E430] - [times.D430]) / 1000000" office:value-type="float" office:value="211.042048" calcext:value-type="float">
            <text:p>211.042048</text:p>
          </table:table-cell>
          <table:table-cell table:formula="of:= ([times.G430] - [times.F430]) / 1000000" office:value-type="float" office:value="254.916096" calcext:value-type="float">
            <text:p>254.916096</text:p>
          </table:table-cell>
        </table:table-row>
        <table:table-row table:style-name="ro1">
          <table:table-cell table:formula="of:=[times.A431]" office:value-type="float" office:value="429" calcext:value-type="float">
            <text:p>429</text:p>
          </table:table-cell>
          <table:table-cell table:formula="of:= ([times.C431] - [times.B431]) / 1000000" office:value-type="float" office:value="294.685184" calcext:value-type="float">
            <text:p>294.685184</text:p>
          </table:table-cell>
          <table:table-cell table:formula="of:= ([times.E431] - [times.D431]) / 1000000" office:value-type="float" office:value="211.385344" calcext:value-type="float">
            <text:p>211.385344</text:p>
          </table:table-cell>
          <table:table-cell table:formula="of:= ([times.G431] - [times.F431]) / 1000000" office:value-type="float" office:value="254.825216" calcext:value-type="float">
            <text:p>254.825216</text:p>
          </table:table-cell>
        </table:table-row>
        <table:table-row table:style-name="ro1">
          <table:table-cell table:formula="of:=[times.A432]" office:value-type="float" office:value="430" calcext:value-type="float">
            <text:p>430</text:p>
          </table:table-cell>
          <table:table-cell table:formula="of:= ([times.C432] - [times.B432]) / 1000000" office:value-type="float" office:value="294.555136" calcext:value-type="float">
            <text:p>294.555136</text:p>
          </table:table-cell>
          <table:table-cell table:formula="of:= ([times.E432] - [times.D432]) / 1000000" office:value-type="float" office:value="211.508224" calcext:value-type="float">
            <text:p>211.508224</text:p>
          </table:table-cell>
          <table:table-cell table:formula="of:= ([times.G432] - [times.F432]) / 1000000" office:value-type="float" office:value="254.714112" calcext:value-type="float">
            <text:p>254.714112</text:p>
          </table:table-cell>
        </table:table-row>
        <table:table-row table:style-name="ro1">
          <table:table-cell table:formula="of:=[times.A433]" office:value-type="float" office:value="431" calcext:value-type="float">
            <text:p>431</text:p>
          </table:table-cell>
          <table:table-cell table:formula="of:= ([times.C433] - [times.B433]) / 1000000" office:value-type="float" office:value="294.948864" calcext:value-type="float">
            <text:p>294.948864</text:p>
          </table:table-cell>
          <table:table-cell table:formula="of:= ([times.E433] - [times.D433]) / 1000000" office:value-type="float" office:value="211.321344" calcext:value-type="float">
            <text:p>211.321344</text:p>
          </table:table-cell>
          <table:table-cell table:formula="of:= ([times.G433] - [times.F433]) / 1000000" office:value-type="float" office:value="254.768384" calcext:value-type="float">
            <text:p>254.768384</text:p>
          </table:table-cell>
        </table:table-row>
        <table:table-row table:style-name="ro1">
          <table:table-cell table:formula="of:=[times.A434]" office:value-type="float" office:value="432" calcext:value-type="float">
            <text:p>432</text:p>
          </table:table-cell>
          <table:table-cell table:formula="of:= ([times.C434] - [times.B434]) / 1000000" office:value-type="float" office:value="295.078912" calcext:value-type="float">
            <text:p>295.078912</text:p>
          </table:table-cell>
          <table:table-cell table:formula="of:= ([times.E434] - [times.D434]) / 1000000" office:value-type="float" office:value="211.145728" calcext:value-type="float">
            <text:p>211.145728</text:p>
          </table:table-cell>
          <table:table-cell table:formula="of:= ([times.G434] - [times.F434]) / 1000000" office:value-type="float" office:value="254.482176" calcext:value-type="float">
            <text:p>254.482176</text:p>
          </table:table-cell>
        </table:table-row>
        <table:table-row table:style-name="ro1">
          <table:table-cell table:formula="of:=[times.A435]" office:value-type="float" office:value="433" calcext:value-type="float">
            <text:p>433</text:p>
          </table:table-cell>
          <table:table-cell table:formula="of:= ([times.C435] - [times.B435]) / 1000000" office:value-type="float" office:value="295.227136" calcext:value-type="float">
            <text:p>295.227136</text:p>
          </table:table-cell>
          <table:table-cell table:formula="of:= ([times.E435] - [times.D435]) / 1000000" office:value-type="float" office:value="210.959872" calcext:value-type="float">
            <text:p>210.959872</text:p>
          </table:table-cell>
          <table:table-cell table:formula="of:= ([times.G435] - [times.F435]) / 1000000" office:value-type="float" office:value="254.185984" calcext:value-type="float">
            <text:p>254.185984</text:p>
          </table:table-cell>
        </table:table-row>
        <table:table-row table:style-name="ro1">
          <table:table-cell table:formula="of:=[times.A436]" office:value-type="float" office:value="434" calcext:value-type="float">
            <text:p>434</text:p>
          </table:table-cell>
          <table:table-cell table:formula="of:= ([times.C436] - [times.B436]) / 1000000" office:value-type="float" office:value="295.136" calcext:value-type="float">
            <text:p>295.136</text:p>
          </table:table-cell>
          <table:table-cell table:formula="of:= ([times.E436] - [times.D436]) / 1000000" office:value-type="float" office:value="210.85184" calcext:value-type="float">
            <text:p>210.85184</text:p>
          </table:table-cell>
          <table:table-cell table:formula="of:= ([times.G436] - [times.F436]) / 1000000" office:value-type="float" office:value="253.890304" calcext:value-type="float">
            <text:p>253.890304</text:p>
          </table:table-cell>
        </table:table-row>
        <table:table-row table:style-name="ro1">
          <table:table-cell table:formula="of:=[times.A437]" office:value-type="float" office:value="435" calcext:value-type="float">
            <text:p>435</text:p>
          </table:table-cell>
          <table:table-cell table:formula="of:= ([times.C437] - [times.B437]) / 1000000" office:value-type="float" office:value="294.839296" calcext:value-type="float">
            <text:p>294.839296</text:p>
          </table:table-cell>
          <table:table-cell table:formula="of:= ([times.E437] - [times.D437]) / 1000000" office:value-type="float" office:value="210.712064" calcext:value-type="float">
            <text:p>210.712064</text:p>
          </table:table-cell>
          <table:table-cell table:formula="of:= ([times.G437] - [times.F437]) / 1000000" office:value-type="float" office:value="253.551104" calcext:value-type="float">
            <text:p>253.551104</text:p>
          </table:table-cell>
        </table:table-row>
        <table:table-row table:style-name="ro1">
          <table:table-cell table:formula="of:=[times.A438]" office:value-type="float" office:value="436" calcext:value-type="float">
            <text:p>436</text:p>
          </table:table-cell>
          <table:table-cell table:formula="of:= ([times.C438] - [times.B438]) / 1000000" office:value-type="float" office:value="294.541568" calcext:value-type="float">
            <text:p>294.541568</text:p>
          </table:table-cell>
          <table:table-cell table:formula="of:= ([times.E438] - [times.D438]) / 1000000" office:value-type="float" office:value="210.417408" calcext:value-type="float">
            <text:p>210.417408</text:p>
          </table:table-cell>
          <table:table-cell table:formula="of:= ([times.G438] - [times.F438]) / 1000000" office:value-type="float" office:value="253.360896" calcext:value-type="float">
            <text:p>253.360896</text:p>
          </table:table-cell>
        </table:table-row>
        <table:table-row table:style-name="ro1">
          <table:table-cell table:formula="of:=[times.A439]" office:value-type="float" office:value="437" calcext:value-type="float">
            <text:p>437</text:p>
          </table:table-cell>
          <table:table-cell table:formula="of:= ([times.C439] - [times.B439]) / 1000000" office:value-type="float" office:value="294.347776" calcext:value-type="float">
            <text:p>294.347776</text:p>
          </table:table-cell>
          <table:table-cell table:formula="of:= ([times.E439] - [times.D439]) / 1000000" office:value-type="float" office:value="210.229248" calcext:value-type="float">
            <text:p>210.229248</text:p>
          </table:table-cell>
          <table:table-cell table:formula="of:= ([times.G439] - [times.F439]) / 1000000" office:value-type="float" office:value="253.335552" calcext:value-type="float">
            <text:p>253.335552</text:p>
          </table:table-cell>
        </table:table-row>
        <table:table-row table:style-name="ro1">
          <table:table-cell table:formula="of:=[times.A440]" office:value-type="float" office:value="438" calcext:value-type="float">
            <text:p>438</text:p>
          </table:table-cell>
          <table:table-cell table:formula="of:= ([times.C440] - [times.B440]) / 1000000" office:value-type="float" office:value="294.234112" calcext:value-type="float">
            <text:p>294.234112</text:p>
          </table:table-cell>
          <table:table-cell table:formula="of:= ([times.E440] - [times.D440]) / 1000000" office:value-type="float" office:value="210.049024" calcext:value-type="float">
            <text:p>210.049024</text:p>
          </table:table-cell>
          <table:table-cell table:formula="of:= ([times.G440] - [times.F440]) / 1000000" office:value-type="float" office:value="252.992" calcext:value-type="float">
            <text:p>252.992</text:p>
          </table:table-cell>
        </table:table-row>
        <table:table-row table:style-name="ro1">
          <table:table-cell table:formula="of:=[times.A441]" office:value-type="float" office:value="439" calcext:value-type="float">
            <text:p>439</text:p>
          </table:table-cell>
          <table:table-cell table:formula="of:= ([times.C441] - [times.B441]) / 1000000" office:value-type="float" office:value="293.944832" calcext:value-type="float">
            <text:p>293.944832</text:p>
          </table:table-cell>
          <table:table-cell table:formula="of:= ([times.E441] - [times.D441]) / 1000000" office:value-type="float" office:value="210.802688" calcext:value-type="float">
            <text:p>210.802688</text:p>
          </table:table-cell>
          <table:table-cell table:formula="of:= ([times.G441] - [times.F441]) / 1000000" office:value-type="float" office:value="252.926464" calcext:value-type="float">
            <text:p>252.926464</text:p>
          </table:table-cell>
        </table:table-row>
        <table:table-row table:style-name="ro1">
          <table:table-cell table:formula="of:=[times.A442]" office:value-type="float" office:value="440" calcext:value-type="float">
            <text:p>440</text:p>
          </table:table-cell>
          <table:table-cell table:formula="of:= ([times.C442] - [times.B442]) / 1000000" office:value-type="float" office:value="293.762816" calcext:value-type="float">
            <text:p>293.762816</text:p>
          </table:table-cell>
          <table:table-cell table:formula="of:= ([times.E442] - [times.D442]) / 1000000" office:value-type="float" office:value="211.64032" calcext:value-type="float">
            <text:p>211.64032</text:p>
          </table:table-cell>
          <table:table-cell table:formula="of:= ([times.G442] - [times.F442]) / 1000000" office:value-type="float" office:value="252.617728" calcext:value-type="float">
            <text:p>252.617728</text:p>
          </table:table-cell>
        </table:table-row>
        <table:table-row table:style-name="ro1">
          <table:table-cell table:formula="of:=[times.A443]" office:value-type="float" office:value="441" calcext:value-type="float">
            <text:p>441</text:p>
          </table:table-cell>
          <table:table-cell table:formula="of:= ([times.C443] - [times.B443]) / 1000000" office:value-type="float" office:value="293.862656" calcext:value-type="float">
            <text:p>293.862656</text:p>
          </table:table-cell>
          <table:table-cell table:formula="of:= ([times.E443] - [times.D443]) / 1000000" office:value-type="float" office:value="213.729024" calcext:value-type="float">
            <text:p>213.729024</text:p>
          </table:table-cell>
          <table:table-cell table:formula="of:= ([times.G443] - [times.F443]) / 1000000" office:value-type="float" office:value="252.32" calcext:value-type="float">
            <text:p>252.32</text:p>
          </table:table-cell>
        </table:table-row>
        <table:table-row table:style-name="ro1">
          <table:table-cell table:formula="of:=[times.A444]" office:value-type="float" office:value="442" calcext:value-type="float">
            <text:p>442</text:p>
          </table:table-cell>
          <table:table-cell table:formula="of:= ([times.C444] - [times.B444]) / 1000000" office:value-type="float" office:value="293.9712" calcext:value-type="float">
            <text:p>293.9712</text:p>
          </table:table-cell>
          <table:table-cell table:formula="of:= ([times.E444] - [times.D444]) / 1000000" office:value-type="float" office:value="214.009344" calcext:value-type="float">
            <text:p>214.009344</text:p>
          </table:table-cell>
          <table:table-cell table:formula="of:= ([times.G444] - [times.F444]) / 1000000" office:value-type="float" office:value="252.023808" calcext:value-type="float">
            <text:p>252.023808</text:p>
          </table:table-cell>
        </table:table-row>
        <table:table-row table:style-name="ro1">
          <table:table-cell table:formula="of:=[times.A445]" office:value-type="float" office:value="443" calcext:value-type="float">
            <text:p>443</text:p>
          </table:table-cell>
          <table:table-cell table:formula="of:= ([times.C445] - [times.B445]) / 1000000" office:value-type="float" office:value="294.084864" calcext:value-type="float">
            <text:p>294.084864</text:p>
          </table:table-cell>
          <table:table-cell table:formula="of:= ([times.E445] - [times.D445]) / 1000000" office:value-type="float" office:value="213.988608" calcext:value-type="float">
            <text:p>213.988608</text:p>
          </table:table-cell>
          <table:table-cell table:formula="of:= ([times.G445] - [times.F445]) / 1000000" office:value-type="float" office:value="274.044928" calcext:value-type="float">
            <text:p>274.044928</text:p>
          </table:table-cell>
        </table:table-row>
        <table:table-row table:style-name="ro1">
          <table:table-cell table:formula="of:=[times.A446]" office:value-type="float" office:value="444" calcext:value-type="float">
            <text:p>444</text:p>
          </table:table-cell>
          <table:table-cell table:formula="of:= ([times.C446] - [times.B446]) / 1000000" office:value-type="float" office:value="293.944576" calcext:value-type="float">
            <text:p>293.944576</text:p>
          </table:table-cell>
          <table:table-cell table:formula="of:= ([times.E446] - [times.D446]) / 1000000" office:value-type="float" office:value="213.80224" calcext:value-type="float">
            <text:p>213.80224</text:p>
          </table:table-cell>
          <table:table-cell table:formula="of:= ([times.G446] - [times.F446]) / 1000000" office:value-type="float" office:value="273.874944" calcext:value-type="float">
            <text:p>273.874944</text:p>
          </table:table-cell>
        </table:table-row>
        <table:table-row table:style-name="ro1">
          <table:table-cell table:formula="of:=[times.A447]" office:value-type="float" office:value="445" calcext:value-type="float">
            <text:p>445</text:p>
          </table:table-cell>
          <table:table-cell table:formula="of:= ([times.C447] - [times.B447]) / 1000000" office:value-type="float" office:value="294.276608" calcext:value-type="float">
            <text:p>294.276608</text:p>
          </table:table-cell>
          <table:table-cell table:formula="of:= ([times.E447] - [times.D447]) / 1000000" office:value-type="float" office:value="213.762304" calcext:value-type="float">
            <text:p>213.762304</text:p>
          </table:table-cell>
          <table:table-cell table:formula="of:= ([times.G447] - [times.F447]) / 1000000" office:value-type="float" office:value="273.803264" calcext:value-type="float">
            <text:p>273.803264</text:p>
          </table:table-cell>
        </table:table-row>
        <table:table-row table:style-name="ro1">
          <table:table-cell table:formula="of:=[times.A448]" office:value-type="float" office:value="446" calcext:value-type="float">
            <text:p>446</text:p>
          </table:table-cell>
          <table:table-cell table:formula="of:= ([times.C448] - [times.B448]) / 1000000" office:value-type="float" office:value="294.192384" calcext:value-type="float">
            <text:p>294.192384</text:p>
          </table:table-cell>
          <table:table-cell table:formula="of:= ([times.E448] - [times.D448]) / 1000000" office:value-type="float" office:value="213.42336" calcext:value-type="float">
            <text:p>213.42336</text:p>
          </table:table-cell>
          <table:table-cell table:formula="of:= ([times.G448] - [times.F448]) / 1000000" office:value-type="float" office:value="273.516032" calcext:value-type="float">
            <text:p>273.516032</text:p>
          </table:table-cell>
        </table:table-row>
        <table:table-row table:style-name="ro1">
          <table:table-cell table:formula="of:=[times.A449]" office:value-type="float" office:value="447" calcext:value-type="float">
            <text:p>447</text:p>
          </table:table-cell>
          <table:table-cell table:formula="of:= ([times.C449] - [times.B449]) / 1000000" office:value-type="float" office:value="293.892864" calcext:value-type="float">
            <text:p>293.892864</text:p>
          </table:table-cell>
          <table:table-cell table:formula="of:= ([times.E449] - [times.D449]) / 1000000" office:value-type="float" office:value="213.12" calcext:value-type="float">
            <text:p>213.12</text:p>
          </table:table-cell>
          <table:table-cell table:formula="of:= ([times.G449] - [times.F449]) / 1000000" office:value-type="float" office:value="273.35296" calcext:value-type="float">
            <text:p>273.35296</text:p>
          </table:table-cell>
        </table:table-row>
        <table:table-row table:style-name="ro1">
          <table:table-cell table:formula="of:=[times.A450]" office:value-type="float" office:value="448" calcext:value-type="float">
            <text:p>448</text:p>
          </table:table-cell>
          <table:table-cell table:formula="of:= ([times.C450] - [times.B450]) / 1000000" office:value-type="float" office:value="293.755904" calcext:value-type="float">
            <text:p>293.755904</text:p>
          </table:table-cell>
          <table:table-cell table:formula="of:= ([times.E450] - [times.D450]) / 1000000" office:value-type="float" office:value="212.826112" calcext:value-type="float">
            <text:p>212.826112</text:p>
          </table:table-cell>
          <table:table-cell table:formula="of:= ([times.G450] - [times.F450]) / 1000000" office:value-type="float" office:value="273.049344" calcext:value-type="float">
            <text:p>273.049344</text:p>
          </table:table-cell>
        </table:table-row>
        <table:table-row table:style-name="ro1">
          <table:table-cell table:formula="of:=[times.A451]" office:value-type="float" office:value="449" calcext:value-type="float">
            <text:p>449</text:p>
          </table:table-cell>
          <table:table-cell table:formula="of:= ([times.C451] - [times.B451]) / 1000000" office:value-type="float" office:value="293.750016" calcext:value-type="float">
            <text:p>293.750016</text:p>
          </table:table-cell>
          <table:table-cell table:formula="of:= ([times.E451] - [times.D451]) / 1000000" office:value-type="float" office:value="212.634624" calcext:value-type="float">
            <text:p>212.634624</text:p>
          </table:table-cell>
          <table:table-cell table:formula="of:= ([times.G451] - [times.F451]) / 1000000" office:value-type="float" office:value="272.886016" calcext:value-type="float">
            <text:p>272.886016</text:p>
          </table:table-cell>
        </table:table-row>
        <table:table-row table:style-name="ro1">
          <table:table-cell table:formula="of:=[times.A452]" office:value-type="float" office:value="450" calcext:value-type="float">
            <text:p>450</text:p>
          </table:table-cell>
          <table:table-cell table:formula="of:= ([times.C452] - [times.B452]) / 1000000" office:value-type="float" office:value="293.42592" calcext:value-type="float">
            <text:p>293.42592</text:p>
          </table:table-cell>
          <table:table-cell table:formula="of:= ([times.E452] - [times.D452]) / 1000000" office:value-type="float" office:value="213.95712" calcext:value-type="float">
            <text:p>213.95712</text:p>
          </table:table-cell>
          <table:table-cell table:formula="of:= ([times.G452] - [times.F452]) / 1000000" office:value-type="float" office:value="272.81408" calcext:value-type="float">
            <text:p>272.81408</text:p>
          </table:table-cell>
        </table:table-row>
        <table:table-row table:style-name="ro1">
          <table:table-cell table:formula="of:=[times.A453]" office:value-type="float" office:value="451" calcext:value-type="float">
            <text:p>451</text:p>
          </table:table-cell>
          <table:table-cell table:formula="of:= ([times.C453] - [times.B453]) / 1000000" office:value-type="float" office:value="293.127936" calcext:value-type="float">
            <text:p>293.127936</text:p>
          </table:table-cell>
          <table:table-cell table:formula="of:= ([times.E453] - [times.D453]) / 1000000" office:value-type="float" office:value="213.7408" calcext:value-type="float">
            <text:p>213.7408</text:p>
          </table:table-cell>
          <table:table-cell table:formula="of:= ([times.G453] - [times.F453]) / 1000000" office:value-type="float" office:value="272.52096" calcext:value-type="float">
            <text:p>272.52096</text:p>
          </table:table-cell>
        </table:table-row>
        <table:table-row table:style-name="ro1">
          <table:table-cell table:formula="of:=[times.A454]" office:value-type="float" office:value="452" calcext:value-type="float">
            <text:p>452</text:p>
          </table:table-cell>
          <table:table-cell table:formula="of:= ([times.C454] - [times.B454]) / 1000000" office:value-type="float" office:value="292.829184" calcext:value-type="float">
            <text:p>292.829184</text:p>
          </table:table-cell>
          <table:table-cell table:formula="of:= ([times.E454] - [times.D454]) / 1000000" office:value-type="float" office:value="213.656832" calcext:value-type="float">
            <text:p>213.656832</text:p>
          </table:table-cell>
          <table:table-cell table:formula="of:= ([times.G454] - [times.F454]) / 1000000" office:value-type="float" office:value="272.422912" calcext:value-type="float">
            <text:p>272.422912</text:p>
          </table:table-cell>
        </table:table-row>
        <table:table-row table:style-name="ro1">
          <table:table-cell table:formula="of:=[times.A455]" office:value-type="float" office:value="453" calcext:value-type="float">
            <text:p>453</text:p>
          </table:table-cell>
          <table:table-cell table:formula="of:= ([times.C455] - [times.B455]) / 1000000" office:value-type="float" office:value="292.641792" calcext:value-type="float">
            <text:p>292.641792</text:p>
          </table:table-cell>
          <table:table-cell table:formula="of:= ([times.E455] - [times.D455]) / 1000000" office:value-type="float" office:value="213.36448" calcext:value-type="float">
            <text:p>213.36448</text:p>
          </table:table-cell>
          <table:table-cell table:formula="of:= ([times.G455] - [times.F455]) / 1000000" office:value-type="float" office:value="272.033792" calcext:value-type="float">
            <text:p>272.033792</text:p>
          </table:table-cell>
        </table:table-row>
        <table:table-row table:style-name="ro1">
          <table:table-cell table:formula="of:=[times.A456]" office:value-type="float" office:value="454" calcext:value-type="float">
            <text:p>454</text:p>
          </table:table-cell>
          <table:table-cell table:formula="of:= ([times.C456] - [times.B456]) / 1000000" office:value-type="float" office:value="292.608" calcext:value-type="float">
            <text:p>292.608</text:p>
          </table:table-cell>
          <table:table-cell table:formula="of:= ([times.E456] - [times.D456]) / 1000000" office:value-type="float" office:value="213.176064" calcext:value-type="float">
            <text:p>213.176064</text:p>
          </table:table-cell>
          <table:table-cell table:formula="of:= ([times.G456] - [times.F456]) / 1000000" office:value-type="float" office:value="271.92448" calcext:value-type="float">
            <text:p>271.92448</text:p>
          </table:table-cell>
        </table:table-row>
        <table:table-row table:style-name="ro1">
          <table:table-cell table:formula="of:=[times.A457]" office:value-type="float" office:value="455" calcext:value-type="float">
            <text:p>455</text:p>
          </table:table-cell>
          <table:table-cell table:formula="of:= ([times.C457] - [times.B457]) / 1000000" office:value-type="float" office:value="292.553984" calcext:value-type="float">
            <text:p>292.553984</text:p>
          </table:table-cell>
          <table:table-cell table:formula="of:= ([times.E457] - [times.D457]) / 1000000" office:value-type="float" office:value="213.025024" calcext:value-type="float">
            <text:p>213.025024</text:p>
          </table:table-cell>
          <table:table-cell table:formula="of:= ([times.G457] - [times.F457]) / 1000000" office:value-type="float" office:value="271.646976" calcext:value-type="float">
            <text:p>271.646976</text:p>
          </table:table-cell>
        </table:table-row>
        <table:table-row table:style-name="ro1">
          <table:table-cell table:formula="of:=[times.A458]" office:value-type="float" office:value="456" calcext:value-type="float">
            <text:p>456</text:p>
          </table:table-cell>
          <table:table-cell table:formula="of:= ([times.C458] - [times.B458]) / 1000000" office:value-type="float" office:value="292.654848" calcext:value-type="float">
            <text:p>292.654848</text:p>
          </table:table-cell>
          <table:table-cell table:formula="of:= ([times.E458] - [times.D458]) / 1000000" office:value-type="float" office:value="212.69888" calcext:value-type="float">
            <text:p>212.69888</text:p>
          </table:table-cell>
          <table:table-cell table:formula="of:= ([times.G458] - [times.F458]) / 1000000" office:value-type="float" office:value="271.2512" calcext:value-type="float">
            <text:p>271.2512</text:p>
          </table:table-cell>
        </table:table-row>
        <table:table-row table:style-name="ro1">
          <table:table-cell table:formula="of:=[times.A459]" office:value-type="float" office:value="457" calcext:value-type="float">
            <text:p>457</text:p>
          </table:table-cell>
          <table:table-cell table:formula="of:= ([times.C459] - [times.B459]) / 1000000" office:value-type="float" office:value="292.5632" calcext:value-type="float">
            <text:p>292.5632</text:p>
          </table:table-cell>
          <table:table-cell table:formula="of:= ([times.E459] - [times.D459]) / 1000000" office:value-type="float" office:value="212.491776" calcext:value-type="float">
            <text:p>212.491776</text:p>
          </table:table-cell>
          <table:table-cell table:formula="of:= ([times.G459] - [times.F459]) / 1000000" office:value-type="float" office:value="270.957568" calcext:value-type="float">
            <text:p>270.957568</text:p>
          </table:table-cell>
        </table:table-row>
        <table:table-row table:style-name="ro1">
          <table:table-cell table:formula="of:=[times.A460]" office:value-type="float" office:value="458" calcext:value-type="float">
            <text:p>458</text:p>
          </table:table-cell>
          <table:table-cell table:formula="of:= ([times.C460] - [times.B460]) / 1000000" office:value-type="float" office:value="292.442112" calcext:value-type="float">
            <text:p>292.442112</text:p>
          </table:table-cell>
          <table:table-cell table:formula="of:= ([times.E460] - [times.D460]) / 1000000" office:value-type="float" office:value="212.366592" calcext:value-type="float">
            <text:p>212.366592</text:p>
          </table:table-cell>
          <table:table-cell table:formula="of:= ([times.G460] - [times.F460]) / 1000000" office:value-type="float" office:value="270.840064" calcext:value-type="float">
            <text:p>270.840064</text:p>
          </table:table-cell>
        </table:table-row>
        <table:table-row table:style-name="ro1">
          <table:table-cell table:formula="of:=[times.A461]" office:value-type="float" office:value="459" calcext:value-type="float">
            <text:p>459</text:p>
          </table:table-cell>
          <table:table-cell table:formula="of:= ([times.C461] - [times.B461]) / 1000000" office:value-type="float" office:value="292.36096" calcext:value-type="float">
            <text:p>292.36096</text:p>
          </table:table-cell>
          <table:table-cell table:formula="of:= ([times.E461] - [times.D461]) / 1000000" office:value-type="float" office:value="212.01792" calcext:value-type="float">
            <text:p>212.01792</text:p>
          </table:table-cell>
          <table:table-cell table:formula="of:= ([times.G461] - [times.F461]) / 1000000" office:value-type="float" office:value="270.507008" calcext:value-type="float">
            <text:p>270.507008</text:p>
          </table:table-cell>
        </table:table-row>
        <table:table-row table:style-name="ro1">
          <table:table-cell table:formula="of:=[times.A462]" office:value-type="float" office:value="460" calcext:value-type="float">
            <text:p>460</text:p>
          </table:table-cell>
          <table:table-cell table:formula="of:= ([times.C462] - [times.B462]) / 1000000" office:value-type="float" office:value="292.239104" calcext:value-type="float">
            <text:p>292.239104</text:p>
          </table:table-cell>
          <table:table-cell table:formula="of:= ([times.E462] - [times.D462]) / 1000000" office:value-type="float" office:value="211.820032" calcext:value-type="float">
            <text:p>211.820032</text:p>
          </table:table-cell>
          <table:table-cell table:formula="of:= ([times.G462] - [times.F462]) / 1000000" office:value-type="float" office:value="270.334976" calcext:value-type="float">
            <text:p>270.334976</text:p>
          </table:table-cell>
        </table:table-row>
        <table:table-row table:style-name="ro1">
          <table:table-cell table:formula="of:=[times.A463]" office:value-type="float" office:value="461" calcext:value-type="float">
            <text:p>461</text:p>
          </table:table-cell>
          <table:table-cell table:formula="of:= ([times.C463] - [times.B463]) / 1000000" office:value-type="float" office:value="292.826112" calcext:value-type="float">
            <text:p>292.826112</text:p>
          </table:table-cell>
          <table:table-cell table:formula="of:= ([times.E463] - [times.D463]) / 1000000" office:value-type="float" office:value="211.673856" calcext:value-type="float">
            <text:p>211.673856</text:p>
          </table:table-cell>
          <table:table-cell table:formula="of:= ([times.G463] - [times.F463]) / 1000000" office:value-type="float" office:value="270.34496" calcext:value-type="float">
            <text:p>270.34496</text:p>
          </table:table-cell>
        </table:table-row>
        <table:table-row table:style-name="ro1">
          <table:table-cell table:formula="of:=[times.A464]" office:value-type="float" office:value="462" calcext:value-type="float">
            <text:p>462</text:p>
          </table:table-cell>
          <table:table-cell table:formula="of:= ([times.C464] - [times.B464]) / 1000000" office:value-type="float" office:value="292.720896" calcext:value-type="float">
            <text:p>292.720896</text:p>
          </table:table-cell>
          <table:table-cell table:formula="of:= ([times.E464] - [times.D464]) / 1000000" office:value-type="float" office:value="211.313152" calcext:value-type="float">
            <text:p>211.313152</text:p>
          </table:table-cell>
          <table:table-cell table:formula="of:= ([times.G464] - [times.F464]) / 1000000" office:value-type="float" office:value="270.045184" calcext:value-type="float">
            <text:p>270.045184</text:p>
          </table:table-cell>
        </table:table-row>
        <table:table-row table:style-name="ro1">
          <table:table-cell table:formula="of:=[times.A465]" office:value-type="float" office:value="463" calcext:value-type="float">
            <text:p>463</text:p>
          </table:table-cell>
          <table:table-cell table:formula="of:= ([times.C465] - [times.B465]) / 1000000" office:value-type="float" office:value="292.587008" calcext:value-type="float">
            <text:p>292.587008</text:p>
          </table:table-cell>
          <table:table-cell table:formula="of:= ([times.E465] - [times.D465]) / 1000000" office:value-type="float" office:value="211.118592" calcext:value-type="float">
            <text:p>211.118592</text:p>
          </table:table-cell>
          <table:table-cell table:formula="of:= ([times.G465] - [times.F465]) / 1000000" office:value-type="float" office:value="269.741056" calcext:value-type="float">
            <text:p>269.741056</text:p>
          </table:table-cell>
        </table:table-row>
        <table:table-row table:style-name="ro1">
          <table:table-cell table:formula="of:=[times.A466]" office:value-type="float" office:value="464" calcext:value-type="float">
            <text:p>464</text:p>
          </table:table-cell>
          <table:table-cell table:formula="of:= ([times.C466] - [times.B466]) / 1000000" office:value-type="float" office:value="292.771328" calcext:value-type="float">
            <text:p>292.771328</text:p>
          </table:table-cell>
          <table:table-cell table:formula="of:= ([times.E466] - [times.D466]) / 1000000" office:value-type="float" office:value="210.99392" calcext:value-type="float">
            <text:p>210.99392</text:p>
          </table:table-cell>
          <table:table-cell table:formula="of:= ([times.G466] - [times.F466]) / 1000000" office:value-type="float" office:value="269.446144" calcext:value-type="float">
            <text:p>269.446144</text:p>
          </table:table-cell>
        </table:table-row>
        <table:table-row table:style-name="ro1">
          <table:table-cell table:formula="of:=[times.A467]" office:value-type="float" office:value="465" calcext:value-type="float">
            <text:p>465</text:p>
          </table:table-cell>
          <table:table-cell table:formula="of:= ([times.C467] - [times.B467]) / 1000000" office:value-type="float" office:value="292.679424" calcext:value-type="float">
            <text:p>292.679424</text:p>
          </table:table-cell>
          <table:table-cell table:formula="of:= ([times.E467] - [times.D467]) / 1000000" office:value-type="float" office:value="210.652672" calcext:value-type="float">
            <text:p>210.652672</text:p>
          </table:table-cell>
          <table:table-cell table:formula="of:= ([times.G467] - [times.F467]) / 1000000" office:value-type="float" office:value="269.27104" calcext:value-type="float">
            <text:p>269.27104</text:p>
          </table:table-cell>
        </table:table-row>
        <table:table-row table:style-name="ro1">
          <table:table-cell table:formula="of:=[times.A468]" office:value-type="float" office:value="466" calcext:value-type="float">
            <text:p>466</text:p>
          </table:table-cell>
          <table:table-cell table:formula="of:= ([times.C468] - [times.B468]) / 1000000" office:value-type="float" office:value="292.560384" calcext:value-type="float">
            <text:p>292.560384</text:p>
          </table:table-cell>
          <table:table-cell table:formula="of:= ([times.E468] - [times.D468]) / 1000000" office:value-type="float" office:value="210.479104" calcext:value-type="float">
            <text:p>210.479104</text:p>
          </table:table-cell>
          <table:table-cell table:formula="of:= ([times.G468] - [times.F468]) / 1000000" office:value-type="float" office:value="269.268992" calcext:value-type="float">
            <text:p>269.268992</text:p>
          </table:table-cell>
        </table:table-row>
        <table:table-row table:style-name="ro1">
          <table:table-cell table:formula="of:=[times.A469]" office:value-type="float" office:value="467" calcext:value-type="float">
            <text:p>467</text:p>
          </table:table-cell>
          <table:table-cell table:formula="of:= ([times.C469] - [times.B469]) / 1000000" office:value-type="float" office:value="292.444928" calcext:value-type="float">
            <text:p>292.444928</text:p>
          </table:table-cell>
          <table:table-cell table:formula="of:= ([times.E469] - [times.D469]) / 1000000" office:value-type="float" office:value="210.248704" calcext:value-type="float">
            <text:p>210.248704</text:p>
          </table:table-cell>
          <table:table-cell table:formula="of:= ([times.G469] - [times.F469]) / 1000000" office:value-type="float" office:value="268.973568" calcext:value-type="float">
            <text:p>268.973568</text:p>
          </table:table-cell>
        </table:table-row>
        <table:table-row table:style-name="ro1">
          <table:table-cell table:formula="of:=[times.A470]" office:value-type="float" office:value="468" calcext:value-type="float">
            <text:p>468</text:p>
          </table:table-cell>
          <table:table-cell table:formula="of:= ([times.C470] - [times.B470]) / 1000000" office:value-type="float" office:value="292.561152" calcext:value-type="float">
            <text:p>292.561152</text:p>
          </table:table-cell>
          <table:table-cell table:formula="of:= ([times.E470] - [times.D470]) / 1000000" office:value-type="float" office:value="210.129152" calcext:value-type="float">
            <text:p>210.129152</text:p>
          </table:table-cell>
          <table:table-cell table:formula="of:= ([times.G470] - [times.F470]) / 1000000" office:value-type="float" office:value="268.745472" calcext:value-type="float">
            <text:p>268.745472</text:p>
          </table:table-cell>
        </table:table-row>
        <table:table-row table:style-name="ro1">
          <table:table-cell table:formula="of:=[times.A471]" office:value-type="float" office:value="469" calcext:value-type="float">
            <text:p>469</text:p>
          </table:table-cell>
          <table:table-cell table:formula="of:= ([times.C471] - [times.B471]) / 1000000" office:value-type="float" office:value="292.470784" calcext:value-type="float">
            <text:p>292.470784</text:p>
          </table:table-cell>
          <table:table-cell table:formula="of:= ([times.E471] - [times.D471]) / 1000000" office:value-type="float" office:value="210.012672" calcext:value-type="float">
            <text:p>210.012672</text:p>
          </table:table-cell>
          <table:table-cell table:formula="of:= ([times.G471] - [times.F471]) / 1000000" office:value-type="float" office:value="268.448" calcext:value-type="float">
            <text:p>268.448</text:p>
          </table:table-cell>
        </table:table-row>
        <table:table-row table:style-name="ro1">
          <table:table-cell table:formula="of:=[times.A472]" office:value-type="float" office:value="470" calcext:value-type="float">
            <text:p>470</text:p>
          </table:table-cell>
          <table:table-cell table:formula="of:= ([times.C472] - [times.B472]) / 1000000" office:value-type="float" office:value="292.377856" calcext:value-type="float">
            <text:p>292.377856</text:p>
          </table:table-cell>
          <table:table-cell table:formula="of:= ([times.E472] - [times.D472]) / 1000000" office:value-type="float" office:value="209.714688" calcext:value-type="float">
            <text:p>209.714688</text:p>
          </table:table-cell>
          <table:table-cell table:formula="of:= ([times.G472] - [times.F472]) / 1000000" office:value-type="float" office:value="268.359168" calcext:value-type="float">
            <text:p>268.359168</text:p>
          </table:table-cell>
        </table:table-row>
        <table:table-row table:style-name="ro1">
          <table:table-cell table:formula="of:=[times.A473]" office:value-type="float" office:value="471" calcext:value-type="float">
            <text:p>471</text:p>
          </table:table-cell>
          <table:table-cell table:formula="of:= ([times.C473] - [times.B473]) / 1000000" office:value-type="float" office:value="292.275712" calcext:value-type="float">
            <text:p>292.275712</text:p>
          </table:table-cell>
          <table:table-cell table:formula="of:= ([times.E473] - [times.D473]) / 1000000" office:value-type="float" office:value="209.37984" calcext:value-type="float">
            <text:p>209.37984</text:p>
          </table:table-cell>
          <table:table-cell table:formula="of:= ([times.G473] - [times.F473]) / 1000000" office:value-type="float" office:value="268.070144" calcext:value-type="float">
            <text:p>268.070144</text:p>
          </table:table-cell>
        </table:table-row>
        <table:table-row table:style-name="ro1">
          <table:table-cell table:formula="of:=[times.A474]" office:value-type="float" office:value="472" calcext:value-type="float">
            <text:p>472</text:p>
          </table:table-cell>
          <table:table-cell table:formula="of:= ([times.C474] - [times.B474]) / 1000000" office:value-type="float" office:value="291.979264" calcext:value-type="float">
            <text:p>291.979264</text:p>
          </table:table-cell>
          <table:table-cell table:formula="of:= ([times.E474] - [times.D474]) / 1000000" office:value-type="float" office:value="209.18528" calcext:value-type="float">
            <text:p>209.18528</text:p>
          </table:table-cell>
          <table:table-cell table:formula="of:= ([times.G474] - [times.F474]) / 1000000" office:value-type="float" office:value="267.902976" calcext:value-type="float">
            <text:p>267.902976</text:p>
          </table:table-cell>
        </table:table-row>
        <table:table-row table:style-name="ro1">
          <table:table-cell table:formula="of:=[times.A475]" office:value-type="float" office:value="473" calcext:value-type="float">
            <text:p>473</text:p>
          </table:table-cell>
          <table:table-cell table:formula="of:= ([times.C475] - [times.B475]) / 1000000" office:value-type="float" office:value="291.652352" calcext:value-type="float">
            <text:p>291.652352</text:p>
          </table:table-cell>
          <table:table-cell table:formula="of:= ([times.E475] - [times.D475]) / 1000000" office:value-type="float" office:value="208.729088" calcext:value-type="float">
            <text:p>208.729088</text:p>
          </table:table-cell>
          <table:table-cell table:formula="of:= ([times.G475] - [times.F475]) / 1000000" office:value-type="float" office:value="267.77088" calcext:value-type="float">
            <text:p>267.77088</text:p>
          </table:table-cell>
        </table:table-row>
        <table:table-row table:style-name="ro1">
          <table:table-cell table:formula="of:=[times.A476]" office:value-type="float" office:value="474" calcext:value-type="float">
            <text:p>474</text:p>
          </table:table-cell>
          <table:table-cell table:formula="of:= ([times.C476] - [times.B476]) / 1000000" office:value-type="float" office:value="291.44576" calcext:value-type="float">
            <text:p>291.44576</text:p>
          </table:table-cell>
          <table:table-cell table:formula="of:= ([times.E476] - [times.D476]) / 1000000" office:value-type="float" office:value="208.41472" calcext:value-type="float">
            <text:p>208.41472</text:p>
          </table:table-cell>
          <table:table-cell table:formula="of:= ([times.G476] - [times.F476]) / 1000000" office:value-type="float" office:value="267.641088" calcext:value-type="float">
            <text:p>267.641088</text:p>
          </table:table-cell>
        </table:table-row>
        <table:table-row table:style-name="ro1">
          <table:table-cell table:formula="of:=[times.A477]" office:value-type="float" office:value="475" calcext:value-type="float">
            <text:p>475</text:p>
          </table:table-cell>
          <table:table-cell table:formula="of:= ([times.C477] - [times.B477]) / 1000000" office:value-type="float" office:value="291.37024" calcext:value-type="float">
            <text:p>291.37024</text:p>
          </table:table-cell>
          <table:table-cell table:formula="of:= ([times.E477] - [times.D477]) / 1000000" office:value-type="float" office:value="208.22784" calcext:value-type="float">
            <text:p>208.22784</text:p>
          </table:table-cell>
          <table:table-cell table:formula="of:= ([times.G477] - [times.F477]) / 1000000" office:value-type="float" office:value="267.636224" calcext:value-type="float">
            <text:p>267.636224</text:p>
          </table:table-cell>
        </table:table-row>
        <table:table-row table:style-name="ro1">
          <table:table-cell table:formula="of:=[times.A478]" office:value-type="float" office:value="476" calcext:value-type="float">
            <text:p>476</text:p>
          </table:table-cell>
          <table:table-cell table:formula="of:= ([times.C478] - [times.B478]) / 1000000" office:value-type="float" office:value="291.060736" calcext:value-type="float">
            <text:p>291.060736</text:p>
          </table:table-cell>
          <table:table-cell table:formula="of:= ([times.E478] - [times.D478]) / 1000000" office:value-type="float" office:value="208.06784" calcext:value-type="float">
            <text:p>208.06784</text:p>
          </table:table-cell>
          <table:table-cell table:formula="of:= ([times.G478] - [times.F478]) / 1000000" office:value-type="float" office:value="267.633664" calcext:value-type="float">
            <text:p>267.633664</text:p>
          </table:table-cell>
        </table:table-row>
        <table:table-row table:style-name="ro1">
          <table:table-cell table:formula="of:=[times.A479]" office:value-type="float" office:value="477" calcext:value-type="float">
            <text:p>477</text:p>
          </table:table-cell>
          <table:table-cell table:formula="of:= ([times.C479] - [times.B479]) / 1000000" office:value-type="float" office:value="290.729984" calcext:value-type="float">
            <text:p>290.729984</text:p>
          </table:table-cell>
          <table:table-cell table:formula="of:= ([times.E479] - [times.D479]) / 1000000" office:value-type="float" office:value="207.73376" calcext:value-type="float">
            <text:p>207.73376</text:p>
          </table:table-cell>
          <table:table-cell table:formula="of:= ([times.G479] - [times.F479]) / 1000000" office:value-type="float" office:value="267.346432" calcext:value-type="float">
            <text:p>267.346432</text:p>
          </table:table-cell>
        </table:table-row>
        <table:table-row table:style-name="ro1">
          <table:table-cell table:formula="of:=[times.A480]" office:value-type="float" office:value="478" calcext:value-type="float">
            <text:p>478</text:p>
          </table:table-cell>
          <table:table-cell table:formula="of:= ([times.C480] - [times.B480]) / 1000000" office:value-type="float" office:value="290.512384" calcext:value-type="float">
            <text:p>290.512384</text:p>
          </table:table-cell>
          <table:table-cell table:formula="of:= ([times.E480] - [times.D480]) / 1000000" office:value-type="float" office:value="207.540992" calcext:value-type="float">
            <text:p>207.540992</text:p>
          </table:table-cell>
          <table:table-cell table:formula="of:= ([times.G480] - [times.F480]) / 1000000" office:value-type="float" office:value="267.092224" calcext:value-type="float">
            <text:p>267.092224</text:p>
          </table:table-cell>
        </table:table-row>
        <table:table-row table:style-name="ro1">
          <table:table-cell table:formula="of:=[times.A481]" office:value-type="float" office:value="479" calcext:value-type="float">
            <text:p>479</text:p>
          </table:table-cell>
          <table:table-cell table:formula="of:= ([times.C481] - [times.B481]) / 1000000" office:value-type="float" office:value="290.351616" calcext:value-type="float">
            <text:p>290.351616</text:p>
          </table:table-cell>
          <table:table-cell table:formula="of:= ([times.E481] - [times.D481]) / 1000000" office:value-type="float" office:value="207.355904" calcext:value-type="float">
            <text:p>207.355904</text:p>
          </table:table-cell>
          <table:table-cell table:formula="of:= ([times.G481] - [times.F481]) / 1000000" office:value-type="float" office:value="267.22304" calcext:value-type="float">
            <text:p>267.22304</text:p>
          </table:table-cell>
        </table:table-row>
        <table:table-row table:style-name="ro1">
          <table:table-cell table:formula="of:=[times.A482]" office:value-type="float" office:value="480" calcext:value-type="float">
            <text:p>480</text:p>
          </table:table-cell>
          <table:table-cell table:formula="of:= ([times.C482] - [times.B482]) / 1000000" office:value-type="float" office:value="290.040064" calcext:value-type="float">
            <text:p>290.040064</text:p>
          </table:table-cell>
          <table:table-cell table:formula="of:= ([times.E482] - [times.D482]) / 1000000" office:value-type="float" office:value="207.300352" calcext:value-type="float">
            <text:p>207.300352</text:p>
          </table:table-cell>
          <table:table-cell table:formula="of:= ([times.G482] - [times.F482]) / 1000000" office:value-type="float" office:value="266.888448" calcext:value-type="float">
            <text:p>266.888448</text:p>
          </table:table-cell>
        </table:table-row>
        <table:table-row table:style-name="ro1">
          <table:table-cell table:formula="of:=[times.A483]" office:value-type="float" office:value="481" calcext:value-type="float">
            <text:p>481</text:p>
          </table:table-cell>
          <table:table-cell table:formula="of:= ([times.C483] - [times.B483]) / 1000000" office:value-type="float" office:value="289.839104" calcext:value-type="float">
            <text:p>289.839104</text:p>
          </table:table-cell>
          <table:table-cell table:formula="of:= ([times.E483] - [times.D483]) / 1000000" office:value-type="float" office:value="207.140864" calcext:value-type="float">
            <text:p>207.140864</text:p>
          </table:table-cell>
          <table:table-cell table:formula="of:= ([times.G483] - [times.F483]) / 1000000" office:value-type="float" office:value="266.594304" calcext:value-type="float">
            <text:p>266.594304</text:p>
          </table:table-cell>
        </table:table-row>
        <table:table-row table:style-name="ro1">
          <table:table-cell table:formula="of:=[times.A484]" office:value-type="float" office:value="482" calcext:value-type="float">
            <text:p>482</text:p>
          </table:table-cell>
          <table:table-cell table:formula="of:= ([times.C484] - [times.B484]) / 1000000" office:value-type="float" office:value="289.945088" calcext:value-type="float">
            <text:p>289.945088</text:p>
          </table:table-cell>
          <table:table-cell table:formula="of:= ([times.E484] - [times.D484]) / 1000000" office:value-type="float" office:value="206.921984" calcext:value-type="float">
            <text:p>206.921984</text:p>
          </table:table-cell>
          <table:table-cell table:formula="of:= ([times.G484] - [times.F484]) / 1000000" office:value-type="float" office:value="266.304256" calcext:value-type="float">
            <text:p>266.304256</text:p>
          </table:table-cell>
        </table:table-row>
        <table:table-row table:style-name="ro1">
          <table:table-cell table:formula="of:=[times.A485]" office:value-type="float" office:value="483" calcext:value-type="float">
            <text:p>483</text:p>
          </table:table-cell>
          <table:table-cell table:formula="of:= ([times.C485] - [times.B485]) / 1000000" office:value-type="float" office:value="289.826048" calcext:value-type="float">
            <text:p>289.826048</text:p>
          </table:table-cell>
          <table:table-cell table:formula="of:= ([times.E485] - [times.D485]) / 1000000" office:value-type="float" office:value="206.812672" calcext:value-type="float">
            <text:p>206.812672</text:p>
          </table:table-cell>
          <table:table-cell table:formula="of:= ([times.G485] - [times.F485]) / 1000000" office:value-type="float" office:value="266.004224" calcext:value-type="float">
            <text:p>266.004224</text:p>
          </table:table-cell>
        </table:table-row>
        <table:table-row table:style-name="ro1">
          <table:table-cell table:formula="of:=[times.A486]" office:value-type="float" office:value="484" calcext:value-type="float">
            <text:p>484</text:p>
          </table:table-cell>
          <table:table-cell table:formula="of:= ([times.C486] - [times.B486]) / 1000000" office:value-type="float" office:value="289.499648" calcext:value-type="float">
            <text:p>289.499648</text:p>
          </table:table-cell>
          <table:table-cell table:formula="of:= ([times.E486] - [times.D486]) / 1000000" office:value-type="float" office:value="206.503168" calcext:value-type="float">
            <text:p>206.503168</text:p>
          </table:table-cell>
          <table:table-cell table:formula="of:= ([times.G486] - [times.F486]) / 1000000" office:value-type="float" office:value="265.709824" calcext:value-type="float">
            <text:p>265.709824</text:p>
          </table:table-cell>
        </table:table-row>
        <table:table-row table:style-name="ro1">
          <table:table-cell table:formula="of:=[times.A487]" office:value-type="float" office:value="485" calcext:value-type="float">
            <text:p>485</text:p>
          </table:table-cell>
          <table:table-cell table:formula="of:= ([times.C487] - [times.B487]) / 1000000" office:value-type="float" office:value="289.272576" calcext:value-type="float">
            <text:p>289.272576</text:p>
          </table:table-cell>
          <table:table-cell table:formula="of:= ([times.E487] - [times.D487]) / 1000000" office:value-type="float" office:value="206.203904" calcext:value-type="float">
            <text:p>206.203904</text:p>
          </table:table-cell>
          <table:table-cell table:formula="of:= ([times.G487] - [times.F487]) / 1000000" office:value-type="float" office:value="265.417728" calcext:value-type="float">
            <text:p>265.417728</text:p>
          </table:table-cell>
        </table:table-row>
        <table:table-row table:style-name="ro1">
          <table:table-cell table:formula="of:=[times.A488]" office:value-type="float" office:value="486" calcext:value-type="float">
            <text:p>486</text:p>
          </table:table-cell>
          <table:table-cell table:formula="of:= ([times.C488] - [times.B488]) / 1000000" office:value-type="float" office:value="288.96512" calcext:value-type="float">
            <text:p>288.96512</text:p>
          </table:table-cell>
          <table:table-cell table:formula="of:= ([times.E488] - [times.D488]) / 1000000" office:value-type="float" office:value="205.970688" calcext:value-type="float">
            <text:p>205.970688</text:p>
          </table:table-cell>
          <table:table-cell table:formula="of:= ([times.G488] - [times.F488]) / 1000000" office:value-type="float" office:value="265.125888" calcext:value-type="float">
            <text:p>265.125888</text:p>
          </table:table-cell>
        </table:table-row>
        <table:table-row table:style-name="ro1">
          <table:table-cell table:formula="of:=[times.A489]" office:value-type="float" office:value="487" calcext:value-type="float">
            <text:p>487</text:p>
          </table:table-cell>
          <table:table-cell table:formula="of:= ([times.C489] - [times.B489]) / 1000000" office:value-type="float" office:value="288.765952" calcext:value-type="float">
            <text:p>288.765952</text:p>
          </table:table-cell>
          <table:table-cell table:formula="of:= ([times.E489] - [times.D489]) / 1000000" office:value-type="float" office:value="205.548288" calcext:value-type="float">
            <text:p>205.548288</text:p>
          </table:table-cell>
          <table:table-cell table:formula="of:= ([times.G489] - [times.F489]) / 1000000" office:value-type="float" office:value="264.915968" calcext:value-type="float">
            <text:p>264.915968</text:p>
          </table:table-cell>
        </table:table-row>
        <table:table-row table:style-name="ro1">
          <table:table-cell table:formula="of:=[times.A490]" office:value-type="float" office:value="488" calcext:value-type="float">
            <text:p>488</text:p>
          </table:table-cell>
          <table:table-cell table:formula="of:= ([times.C490] - [times.B490]) / 1000000" office:value-type="float" office:value="288.668928" calcext:value-type="float">
            <text:p>288.668928</text:p>
          </table:table-cell>
          <table:table-cell table:formula="of:= ([times.E490] - [times.D490]) / 1000000" office:value-type="float" office:value="204.676352" calcext:value-type="float">
            <text:p>204.676352</text:p>
          </table:table-cell>
          <table:table-cell table:formula="of:= ([times.G490] - [times.F490]) / 1000000" office:value-type="float" office:value="264.92288" calcext:value-type="float">
            <text:p>264.92288</text:p>
          </table:table-cell>
        </table:table-row>
        <table:table-row table:style-name="ro1">
          <table:table-cell table:formula="of:=[times.A491]" office:value-type="float" office:value="489" calcext:value-type="float">
            <text:p>489</text:p>
          </table:table-cell>
          <table:table-cell table:formula="of:= ([times.C491] - [times.B491]) / 1000000" office:value-type="float" office:value="288.375552" calcext:value-type="float">
            <text:p>288.375552</text:p>
          </table:table-cell>
          <table:table-cell table:formula="of:= ([times.E491] - [times.D491]) / 1000000" office:value-type="float" office:value="208.374784" calcext:value-type="float">
            <text:p>208.374784</text:p>
          </table:table-cell>
          <table:table-cell table:formula="of:= ([times.G491] - [times.F491]) / 1000000" office:value-type="float" office:value="264.224768" calcext:value-type="float">
            <text:p>264.224768</text:p>
          </table:table-cell>
        </table:table-row>
        <table:table-row table:style-name="ro1">
          <table:table-cell table:formula="of:=[times.A492]" office:value-type="float" office:value="490" calcext:value-type="float">
            <text:p>490</text:p>
          </table:table-cell>
          <table:table-cell table:formula="of:= ([times.C492] - [times.B492]) / 1000000" office:value-type="float" office:value="288.167168" calcext:value-type="float">
            <text:p>288.167168</text:p>
          </table:table-cell>
          <table:table-cell table:formula="of:= ([times.E492] - [times.D492]) / 1000000" office:value-type="float" office:value="208.395264" calcext:value-type="float">
            <text:p>208.395264</text:p>
          </table:table-cell>
          <table:table-cell table:formula="of:= ([times.G492] - [times.F492]) / 1000000" office:value-type="float" office:value="263.842816" calcext:value-type="float">
            <text:p>263.842816</text:p>
          </table:table-cell>
        </table:table-row>
        <table:table-row table:style-name="ro1">
          <table:table-cell table:formula="of:=[times.A493]" office:value-type="float" office:value="491" calcext:value-type="float">
            <text:p>491</text:p>
          </table:table-cell>
          <table:table-cell table:formula="of:= ([times.C493] - [times.B493]) / 1000000" office:value-type="float" office:value="288.064" calcext:value-type="float">
            <text:p>288.064</text:p>
          </table:table-cell>
          <table:table-cell table:formula="of:= ([times.E493] - [times.D493]) / 1000000" office:value-type="float" office:value="208.046592" calcext:value-type="float">
            <text:p>208.046592</text:p>
          </table:table-cell>
          <table:table-cell table:formula="of:= ([times.G493] - [times.F493]) / 1000000" office:value-type="float" office:value="263.490048" calcext:value-type="float">
            <text:p>263.490048</text:p>
          </table:table-cell>
        </table:table-row>
        <table:table-row table:style-name="ro1">
          <table:table-cell table:formula="of:=[times.A494]" office:value-type="float" office:value="492" calcext:value-type="float">
            <text:p>492</text:p>
          </table:table-cell>
          <table:table-cell table:formula="of:= ([times.C494] - [times.B494]) / 1000000" office:value-type="float" office:value="288.007936" calcext:value-type="float">
            <text:p>288.007936</text:p>
          </table:table-cell>
          <table:table-cell table:formula="of:= ([times.E494] - [times.D494]) / 1000000" office:value-type="float" office:value="207.145984" calcext:value-type="float">
            <text:p>207.145984</text:p>
          </table:table-cell>
          <table:table-cell table:formula="of:= ([times.G494] - [times.F494]) / 1000000" office:value-type="float" office:value="263.166976" calcext:value-type="float">
            <text:p>263.166976</text:p>
          </table:table-cell>
        </table:table-row>
        <table:table-row table:style-name="ro1">
          <table:table-cell table:formula="of:=[times.A495]" office:value-type="float" office:value="493" calcext:value-type="float">
            <text:p>493</text:p>
          </table:table-cell>
          <table:table-cell table:formula="of:= ([times.C495] - [times.B495]) / 1000000" office:value-type="float" office:value="287.941888" calcext:value-type="float">
            <text:p>287.941888</text:p>
          </table:table-cell>
          <table:table-cell table:formula="of:= ([times.E495] - [times.D495]) / 1000000" office:value-type="float" office:value="206.928128" calcext:value-type="float">
            <text:p>206.928128</text:p>
          </table:table-cell>
          <table:table-cell table:formula="of:= ([times.G495] - [times.F495]) / 1000000" office:value-type="float" office:value="262.9632" calcext:value-type="float">
            <text:p>262.9632</text:p>
          </table:table-cell>
        </table:table-row>
        <table:table-row table:style-name="ro1">
          <table:table-cell table:formula="of:=[times.A496]" office:value-type="float" office:value="494" calcext:value-type="float">
            <text:p>494</text:p>
          </table:table-cell>
          <table:table-cell table:formula="of:= ([times.C496] - [times.B496]) / 1000000" office:value-type="float" office:value="287.849728" calcext:value-type="float">
            <text:p>287.849728</text:p>
          </table:table-cell>
          <table:table-cell table:formula="of:= ([times.E496] - [times.D496]) / 1000000" office:value-type="float" office:value="206.768384" calcext:value-type="float">
            <text:p>206.768384</text:p>
          </table:table-cell>
          <table:table-cell table:formula="of:= ([times.G496] - [times.F496]) / 1000000" office:value-type="float" office:value="262.99136" calcext:value-type="float">
            <text:p>262.99136</text:p>
          </table:table-cell>
        </table:table-row>
        <table:table-row table:style-name="ro1">
          <table:table-cell table:formula="of:=[times.A497]" office:value-type="float" office:value="495" calcext:value-type="float">
            <text:p>495</text:p>
          </table:table-cell>
          <table:table-cell table:formula="of:= ([times.C497] - [times.B497]) / 1000000" office:value-type="float" office:value="287.99104" calcext:value-type="float">
            <text:p>287.99104</text:p>
          </table:table-cell>
          <table:table-cell table:formula="of:= ([times.E497] - [times.D497]) / 1000000" office:value-type="float" office:value="206.450944" calcext:value-type="float">
            <text:p>206.450944</text:p>
          </table:table-cell>
          <table:table-cell table:formula="of:= ([times.G497] - [times.F497]) / 1000000" office:value-type="float" office:value="262.683904" calcext:value-type="float">
            <text:p>262.683904</text:p>
          </table:table-cell>
        </table:table-row>
        <table:table-row table:style-name="ro1">
          <table:table-cell table:formula="of:=[times.A498]" office:value-type="float" office:value="496" calcext:value-type="float">
            <text:p>496</text:p>
          </table:table-cell>
          <table:table-cell table:formula="of:= ([times.C498] - [times.B498]) / 1000000" office:value-type="float" office:value="287.862272" calcext:value-type="float">
            <text:p>287.862272</text:p>
          </table:table-cell>
          <table:table-cell table:formula="of:= ([times.E498] - [times.D498]) / 1000000" office:value-type="float" office:value="206.136576" calcext:value-type="float">
            <text:p>206.136576</text:p>
          </table:table-cell>
          <table:table-cell table:formula="of:= ([times.G498] - [times.F498]) / 1000000" office:value-type="float" office:value="262.387968" calcext:value-type="float">
            <text:p>262.387968</text:p>
          </table:table-cell>
        </table:table-row>
        <table:table-row table:style-name="ro1">
          <table:table-cell table:formula="of:=[times.A499]" office:value-type="float" office:value="497" calcext:value-type="float">
            <text:p>497</text:p>
          </table:table-cell>
          <table:table-cell table:formula="of:= ([times.C499] - [times.B499]) / 1000000" office:value-type="float" office:value="287.691264" calcext:value-type="float">
            <text:p>287.691264</text:p>
          </table:table-cell>
          <table:table-cell table:formula="of:= ([times.E499] - [times.D499]) / 1000000" office:value-type="float" office:value="205.933312" calcext:value-type="float">
            <text:p>205.933312</text:p>
          </table:table-cell>
          <table:table-cell table:formula="of:= ([times.G499] - [times.F499]) / 1000000" office:value-type="float" office:value="262.0928" calcext:value-type="float">
            <text:p>262.0928</text:p>
          </table:table-cell>
        </table:table-row>
        <table:table-row table:style-name="ro1">
          <table:table-cell table:formula="of:=[times.A500]" office:value-type="float" office:value="498" calcext:value-type="float">
            <text:p>498</text:p>
          </table:table-cell>
          <table:table-cell table:formula="of:= ([times.C500] - [times.B500]) / 1000000" office:value-type="float" office:value="287.6608" calcext:value-type="float">
            <text:p>287.6608</text:p>
          </table:table-cell>
          <table:table-cell table:formula="of:= ([times.E500] - [times.D500]) / 1000000" office:value-type="float" office:value="205.767936" calcext:value-type="float">
            <text:p>205.767936</text:p>
          </table:table-cell>
          <table:table-cell table:formula="of:= ([times.G500] - [times.F500]) / 1000000" office:value-type="float" office:value="261.926656" calcext:value-type="float">
            <text:p>261.926656</text:p>
          </table:table-cell>
        </table:table-row>
        <table:table-row table:style-name="ro1">
          <table:table-cell table:formula="of:=[times.A501]" office:value-type="float" office:value="499" calcext:value-type="float">
            <text:p>499</text:p>
          </table:table-cell>
          <table:table-cell table:formula="of:= ([times.C501] - [times.B501]) / 1000000" office:value-type="float" office:value="287.51104" calcext:value-type="float">
            <text:p>287.51104</text:p>
          </table:table-cell>
          <table:table-cell table:formula="of:= ([times.E501] - [times.D501]) / 1000000" office:value-type="float" office:value="205.457152" calcext:value-type="float">
            <text:p>205.457152</text:p>
          </table:table-cell>
          <table:table-cell table:formula="of:= ([times.G501] - [times.F501]) / 1000000" office:value-type="float" office:value="261.904128" calcext:value-type="float">
            <text:p>261.904128</text:p>
          </table:table-cell>
        </table:table-row>
        <table:table-row table:style-name="ro1">
          <table:table-cell table:formula="of:=[times.A502]" office:value-type="float" office:value="500" calcext:value-type="float">
            <text:p>500</text:p>
          </table:table-cell>
          <table:table-cell table:formula="of:= ([times.C502] - [times.B502]) / 1000000" office:value-type="float" office:value="287.439872" calcext:value-type="float">
            <text:p>287.439872</text:p>
          </table:table-cell>
          <table:table-cell table:formula="of:= ([times.E502] - [times.D502]) / 1000000" office:value-type="float" office:value="205.248" calcext:value-type="float">
            <text:p>205.248</text:p>
          </table:table-cell>
          <table:table-cell table:formula="of:= ([times.G502] - [times.F502]) / 1000000" office:value-type="float" office:value="261.6192" calcext:value-type="float">
            <text:p>261.6192</text:p>
          </table:table-cell>
        </table:table-row>
        <table:table-row table:style-name="ro1">
          <table:table-cell table:formula="of:=[times.A503]" office:value-type="float" office:value="501" calcext:value-type="float">
            <text:p>501</text:p>
          </table:table-cell>
          <table:table-cell table:formula="of:= ([times.C503] - [times.B503]) / 1000000" office:value-type="float" office:value="287.545856" calcext:value-type="float">
            <text:p>287.545856</text:p>
          </table:table-cell>
          <table:table-cell table:formula="of:= ([times.E503] - [times.D503]) / 1000000" office:value-type="float" office:value="205.056" calcext:value-type="float">
            <text:p>205.056</text:p>
          </table:table-cell>
          <table:table-cell table:formula="of:= ([times.G503] - [times.F503]) / 1000000" office:value-type="float" office:value="261.326848" calcext:value-type="float">
            <text:p>261.326848</text:p>
          </table:table-cell>
        </table:table-row>
        <table:table-row table:style-name="ro1">
          <table:table-cell table:formula="of:=[times.A504]" office:value-type="float" office:value="502" calcext:value-type="float">
            <text:p>502</text:p>
          </table:table-cell>
          <table:table-cell table:formula="of:= ([times.C504] - [times.B504]) / 1000000" office:value-type="float" office:value="287.384576" calcext:value-type="float">
            <text:p>287.384576</text:p>
          </table:table-cell>
          <table:table-cell table:formula="of:= ([times.E504] - [times.D504]) / 1000000" office:value-type="float" office:value="204.929024" calcext:value-type="float">
            <text:p>204.929024</text:p>
          </table:table-cell>
          <table:table-cell table:formula="of:= ([times.G504] - [times.F504]) / 1000000" office:value-type="float" office:value="261.157376" calcext:value-type="float">
            <text:p>261.157376</text:p>
          </table:table-cell>
        </table:table-row>
        <table:table-row table:style-name="ro1">
          <table:table-cell table:formula="of:=[times.A505]" office:value-type="float" office:value="503" calcext:value-type="float">
            <text:p>503</text:p>
          </table:table-cell>
          <table:table-cell table:formula="of:= ([times.C505] - [times.B505]) / 1000000" office:value-type="float" office:value="287.291136" calcext:value-type="float">
            <text:p>287.291136</text:p>
          </table:table-cell>
          <table:table-cell table:formula="of:= ([times.E505] - [times.D505]) / 1000000" office:value-type="float" office:value="204.624128" calcext:value-type="float">
            <text:p>204.624128</text:p>
          </table:table-cell>
          <table:table-cell table:formula="of:= ([times.G505] - [times.F505]) / 1000000" office:value-type="float" office:value="261.129216" calcext:value-type="float">
            <text:p>261.129216</text:p>
          </table:table-cell>
        </table:table-row>
        <table:table-row table:style-name="ro1">
          <table:table-cell table:formula="of:=[times.A506]" office:value-type="float" office:value="504" calcext:value-type="float">
            <text:p>504</text:p>
          </table:table-cell>
          <table:table-cell table:formula="of:= ([times.C506] - [times.B506]) / 1000000" office:value-type="float" office:value="287.403008" calcext:value-type="float">
            <text:p>287.403008</text:p>
          </table:table-cell>
          <table:table-cell table:formula="of:= ([times.E506] - [times.D506]) / 1000000" office:value-type="float" office:value="204.386816" calcext:value-type="float">
            <text:p>204.386816</text:p>
          </table:table-cell>
          <table:table-cell table:formula="of:= ([times.G506] - [times.F506]) / 1000000" office:value-type="float" office:value="260.8896" calcext:value-type="float">
            <text:p>260.8896</text:p>
          </table:table-cell>
        </table:table-row>
        <table:table-row table:style-name="ro1">
          <table:table-cell table:formula="of:=[times.A507]" office:value-type="float" office:value="505" calcext:value-type="float">
            <text:p>505</text:p>
          </table:table-cell>
          <table:table-cell table:formula="of:= ([times.C507] - [times.B507]) / 1000000" office:value-type="float" office:value="287.282176" calcext:value-type="float">
            <text:p>287.282176</text:p>
          </table:table-cell>
          <table:table-cell table:formula="of:= ([times.E507] - [times.D507]) / 1000000" office:value-type="float" office:value="204.19712" calcext:value-type="float">
            <text:p>204.19712</text:p>
          </table:table-cell>
          <table:table-cell table:formula="of:= ([times.G507] - [times.F507]) / 1000000" office:value-type="float" office:value="260.598784" calcext:value-type="float">
            <text:p>260.598784</text:p>
          </table:table-cell>
        </table:table-row>
        <table:table-row table:style-name="ro1">
          <table:table-cell table:formula="of:=[times.A508]" office:value-type="float" office:value="506" calcext:value-type="float">
            <text:p>506</text:p>
          </table:table-cell>
          <table:table-cell table:formula="of:= ([times.C508] - [times.B508]) / 1000000" office:value-type="float" office:value="287.08608" calcext:value-type="float">
            <text:p>287.08608</text:p>
          </table:table-cell>
          <table:table-cell table:formula="of:= ([times.E508] - [times.D508]) / 1000000" office:value-type="float" office:value="204.086016" calcext:value-type="float">
            <text:p>204.086016</text:p>
          </table:table-cell>
          <table:table-cell table:formula="of:= ([times.G508] - [times.F508]) / 1000000" office:value-type="float" office:value="260.435968" calcext:value-type="float">
            <text:p>260.435968</text:p>
          </table:table-cell>
        </table:table-row>
        <table:table-row table:style-name="ro1">
          <table:table-cell table:formula="of:=[times.A509]" office:value-type="float" office:value="507" calcext:value-type="float">
            <text:p>507</text:p>
          </table:table-cell>
          <table:table-cell table:formula="of:= ([times.C509] - [times.B509]) / 1000000" office:value-type="float" office:value="287.166976" calcext:value-type="float">
            <text:p>287.166976</text:p>
          </table:table-cell>
          <table:table-cell table:formula="of:= ([times.E509] - [times.D509]) / 1000000" office:value-type="float" office:value="203.915008" calcext:value-type="float">
            <text:p>203.915008</text:p>
          </table:table-cell>
          <table:table-cell table:formula="of:= ([times.G509] - [times.F509]) / 1000000" office:value-type="float" office:value="260.262912" calcext:value-type="float">
            <text:p>260.262912</text:p>
          </table:table-cell>
        </table:table-row>
        <table:table-row table:style-name="ro1">
          <table:table-cell table:formula="of:=[times.A510]" office:value-type="float" office:value="508" calcext:value-type="float">
            <text:p>508</text:p>
          </table:table-cell>
          <table:table-cell table:formula="of:= ([times.C510] - [times.B510]) / 1000000" office:value-type="float" office:value="287.081984" calcext:value-type="float">
            <text:p>287.081984</text:p>
          </table:table-cell>
          <table:table-cell table:formula="of:= ([times.E510] - [times.D510]) / 1000000" office:value-type="float" office:value="203.794944" calcext:value-type="float">
            <text:p>203.794944</text:p>
          </table:table-cell>
          <table:table-cell table:formula="of:= ([times.G510] - [times.F510]) / 1000000" office:value-type="float" office:value="260.34176" calcext:value-type="float">
            <text:p>260.34176</text:p>
          </table:table-cell>
        </table:table-row>
        <table:table-row table:style-name="ro1">
          <table:table-cell table:formula="of:=[times.A511]" office:value-type="float" office:value="509" calcext:value-type="float">
            <text:p>509</text:p>
          </table:table-cell>
          <table:table-cell table:formula="of:= ([times.C511] - [times.B511]) / 1000000" office:value-type="float" office:value="287.000064" calcext:value-type="float">
            <text:p>287.000064</text:p>
          </table:table-cell>
          <table:table-cell table:formula="of:= ([times.E511] - [times.D511]) / 1000000" office:value-type="float" office:value="203.458304" calcext:value-type="float">
            <text:p>203.458304</text:p>
          </table:table-cell>
          <table:table-cell table:formula="of:= ([times.G511] - [times.F511]) / 1000000" office:value-type="float" office:value="260.331008" calcext:value-type="float">
            <text:p>260.331008</text:p>
          </table:table-cell>
        </table:table-row>
        <table:table-row table:style-name="ro1">
          <table:table-cell table:formula="of:=[times.A512]" office:value-type="float" office:value="510" calcext:value-type="float">
            <text:p>510</text:p>
          </table:table-cell>
          <table:table-cell table:formula="of:= ([times.C512] - [times.B512]) / 1000000" office:value-type="float" office:value="287.355648" calcext:value-type="float">
            <text:p>287.355648</text:p>
          </table:table-cell>
          <table:table-cell table:formula="of:= ([times.E512] - [times.D512]) / 1000000" office:value-type="float" office:value="203.188224" calcext:value-type="float">
            <text:p>203.188224</text:p>
          </table:table-cell>
          <table:table-cell table:formula="of:= ([times.G512] - [times.F512]) / 1000000" office:value-type="float" office:value="260.274944" calcext:value-type="float">
            <text:p>260.274944</text:p>
          </table:table-cell>
        </table:table-row>
        <table:table-row table:style-name="ro1">
          <table:table-cell table:formula="of:=[times.A513]" office:value-type="float" office:value="511" calcext:value-type="float">
            <text:p>511</text:p>
          </table:table-cell>
          <table:table-cell table:formula="of:= ([times.C513] - [times.B513]) / 1000000" office:value-type="float" office:value="287.247616" calcext:value-type="float">
            <text:p>287.247616</text:p>
          </table:table-cell>
          <table:table-cell table:formula="of:= ([times.E513] - [times.D513]) / 1000000" office:value-type="float" office:value="203.051776" calcext:value-type="float">
            <text:p>203.051776</text:p>
          </table:table-cell>
          <table:table-cell table:formula="of:= ([times.G513] - [times.F513]) / 1000000" office:value-type="float" office:value="259.986944" calcext:value-type="float">
            <text:p>259.986944</text:p>
          </table:table-cell>
        </table:table-row>
        <table:table-row table:style-name="ro1">
          <table:table-cell table:formula="of:=[times.A514]" office:value-type="float" office:value="512" calcext:value-type="float">
            <text:p>512</text:p>
          </table:table-cell>
          <table:table-cell table:formula="of:= ([times.C514] - [times.B514]) / 1000000" office:value-type="float" office:value="287.129344" calcext:value-type="float">
            <text:p>287.129344</text:p>
          </table:table-cell>
          <table:table-cell table:formula="of:= ([times.E514] - [times.D514]) / 1000000" office:value-type="float" office:value="203.048192" calcext:value-type="float">
            <text:p>203.048192</text:p>
          </table:table-cell>
          <table:table-cell table:formula="of:= ([times.G514] - [times.F514]) / 1000000" office:value-type="float" office:value="259.69408" calcext:value-type="float">
            <text:p>259.69408</text:p>
          </table:table-cell>
        </table:table-row>
        <table:table-row table:style-name="ro1">
          <table:table-cell table:formula="of:=[times.A515]" office:value-type="float" office:value="513" calcext:value-type="float">
            <text:p>513</text:p>
          </table:table-cell>
          <table:table-cell table:formula="of:= ([times.C515] - [times.B515]) / 1000000" office:value-type="float" office:value="287.060992" calcext:value-type="float">
            <text:p>287.060992</text:p>
          </table:table-cell>
          <table:table-cell table:formula="of:= ([times.E515] - [times.D515]) / 1000000" office:value-type="float" office:value="202.797824" calcext:value-type="float">
            <text:p>202.797824</text:p>
          </table:table-cell>
          <table:table-cell table:formula="of:= ([times.G515] - [times.F515]) / 1000000" office:value-type="float" office:value="259.70816" calcext:value-type="float">
            <text:p>259.70816</text:p>
          </table:table-cell>
        </table:table-row>
        <table:table-row table:style-name="ro1">
          <table:table-cell table:formula="of:=[times.A516]" office:value-type="float" office:value="514" calcext:value-type="float">
            <text:p>514</text:p>
          </table:table-cell>
          <table:table-cell table:formula="of:= ([times.C516] - [times.B516]) / 1000000" office:value-type="float" office:value="286.96192" calcext:value-type="float">
            <text:p>286.96192</text:p>
          </table:table-cell>
          <table:table-cell table:formula="of:= ([times.E516] - [times.D516]) / 1000000" office:value-type="float" office:value="202.384128" calcext:value-type="float">
            <text:p>202.384128</text:p>
          </table:table-cell>
          <table:table-cell table:formula="of:= ([times.G516] - [times.F516]) / 1000000" office:value-type="float" office:value="259.529216" calcext:value-type="float">
            <text:p>259.529216</text:p>
          </table:table-cell>
        </table:table-row>
        <table:table-row table:style-name="ro1">
          <table:table-cell table:formula="of:=[times.A517]" office:value-type="float" office:value="515" calcext:value-type="float">
            <text:p>515</text:p>
          </table:table-cell>
          <table:table-cell table:formula="of:= ([times.C517] - [times.B517]) / 1000000" office:value-type="float" office:value="286.896128" calcext:value-type="float">
            <text:p>286.896128</text:p>
          </table:table-cell>
          <table:table-cell table:formula="of:= ([times.E517] - [times.D517]) / 1000000" office:value-type="float" office:value="202.189824" calcext:value-type="float">
            <text:p>202.189824</text:p>
          </table:table-cell>
          <table:table-cell table:formula="of:= ([times.G517] - [times.F517]) / 1000000" office:value-type="float" office:value="260.24192" calcext:value-type="float">
            <text:p>260.24192</text:p>
          </table:table-cell>
        </table:table-row>
        <table:table-row table:style-name="ro1">
          <table:table-cell table:formula="of:=[times.A518]" office:value-type="float" office:value="516" calcext:value-type="float">
            <text:p>516</text:p>
          </table:table-cell>
          <table:table-cell table:formula="of:= ([times.C518] - [times.B518]) / 1000000" office:value-type="float" office:value="286.772224" calcext:value-type="float">
            <text:p>286.772224</text:p>
          </table:table-cell>
          <table:table-cell table:formula="of:= ([times.E518] - [times.D518]) / 1000000" office:value-type="float" office:value="202.173184" calcext:value-type="float">
            <text:p>202.173184</text:p>
          </table:table-cell>
          <table:table-cell table:formula="of:= ([times.G518] - [times.F518]) / 1000000" office:value-type="float" office:value="260.225024" calcext:value-type="float">
            <text:p>260.225024</text:p>
          </table:table-cell>
        </table:table-row>
        <table:table-row table:style-name="ro1">
          <table:table-cell table:formula="of:=[times.A519]" office:value-type="float" office:value="517" calcext:value-type="float">
            <text:p>517</text:p>
          </table:table-cell>
          <table:table-cell table:formula="of:= ([times.C519] - [times.B519]) / 1000000" office:value-type="float" office:value="286.903808" calcext:value-type="float">
            <text:p>286.903808</text:p>
          </table:table-cell>
          <table:table-cell table:formula="of:= ([times.E519] - [times.D519]) / 1000000" office:value-type="float" office:value="201.823744" calcext:value-type="float">
            <text:p>201.823744</text:p>
          </table:table-cell>
          <table:table-cell table:formula="of:= ([times.G519] - [times.F519]) / 1000000" office:value-type="float" office:value="259.906816" calcext:value-type="float">
            <text:p>259.906816</text:p>
          </table:table-cell>
        </table:table-row>
        <table:table-row table:style-name="ro1">
          <table:table-cell table:formula="of:=[times.A520]" office:value-type="float" office:value="518" calcext:value-type="float">
            <text:p>518</text:p>
          </table:table-cell>
          <table:table-cell table:formula="of:= ([times.C520] - [times.B520]) / 1000000" office:value-type="float" office:value="286.849792" calcext:value-type="float">
            <text:p>286.849792</text:p>
          </table:table-cell>
          <table:table-cell table:formula="of:= ([times.E520] - [times.D520]) / 1000000" office:value-type="float" office:value="201.525248" calcext:value-type="float">
            <text:p>201.525248</text:p>
          </table:table-cell>
          <table:table-cell table:formula="of:= ([times.G520] - [times.F520]) / 1000000" office:value-type="float" office:value="259.603712" calcext:value-type="float">
            <text:p>259.603712</text:p>
          </table:table-cell>
        </table:table-row>
        <table:table-row table:style-name="ro1">
          <table:table-cell table:formula="of:=[times.A521]" office:value-type="float" office:value="519" calcext:value-type="float">
            <text:p>519</text:p>
          </table:table-cell>
          <table:table-cell table:formula="of:= ([times.C521] - [times.B521]) / 1000000" office:value-type="float" office:value="286.55104" calcext:value-type="float">
            <text:p>286.55104</text:p>
          </table:table-cell>
          <table:table-cell table:formula="of:= ([times.E521] - [times.D521]) / 1000000" office:value-type="float" office:value="201.218816" calcext:value-type="float">
            <text:p>201.218816</text:p>
          </table:table-cell>
          <table:table-cell table:formula="of:= ([times.G521] - [times.F521]) / 1000000" office:value-type="float" office:value="259.305984" calcext:value-type="float">
            <text:p>259.305984</text:p>
          </table:table-cell>
        </table:table-row>
        <table:table-row table:style-name="ro1">
          <table:table-cell table:formula="of:=[times.A522]" office:value-type="float" office:value="520" calcext:value-type="float">
            <text:p>520</text:p>
          </table:table-cell>
          <table:table-cell table:formula="of:= ([times.C522] - [times.B522]) / 1000000" office:value-type="float" office:value="286.258176" calcext:value-type="float">
            <text:p>286.258176</text:p>
          </table:table-cell>
          <table:table-cell table:formula="of:= ([times.E522] - [times.D522]) / 1000000" office:value-type="float" office:value="200.879872" calcext:value-type="float">
            <text:p>200.879872</text:p>
          </table:table-cell>
          <table:table-cell table:formula="of:= ([times.G522] - [times.F522]) / 1000000" office:value-type="float" office:value="259.131392" calcext:value-type="float">
            <text:p>259.131392</text:p>
          </table:table-cell>
        </table:table-row>
        <table:table-row table:style-name="ro1">
          <table:table-cell table:formula="of:=[times.A523]" office:value-type="float" office:value="521" calcext:value-type="float">
            <text:p>521</text:p>
          </table:table-cell>
          <table:table-cell table:formula="of:= ([times.C523] - [times.B523]) / 1000000" office:value-type="float" office:value="286.074368" calcext:value-type="float">
            <text:p>286.074368</text:p>
          </table:table-cell>
          <table:table-cell table:formula="of:= ([times.E523] - [times.D523]) / 1000000" office:value-type="float" office:value="200.65024" calcext:value-type="float">
            <text:p>200.65024</text:p>
          </table:table-cell>
          <table:table-cell table:formula="of:= ([times.G523] - [times.F523]) / 1000000" office:value-type="float" office:value="259.206656" calcext:value-type="float">
            <text:p>259.206656</text:p>
          </table:table-cell>
        </table:table-row>
        <table:table-row table:style-name="ro1">
          <table:table-cell table:formula="of:=[times.A524]" office:value-type="float" office:value="522" calcext:value-type="float">
            <text:p>522</text:p>
          </table:table-cell>
          <table:table-cell table:formula="of:= ([times.C524] - [times.B524]) / 1000000" office:value-type="float" office:value="285.919488" calcext:value-type="float">
            <text:p>285.919488</text:p>
          </table:table-cell>
          <table:table-cell table:formula="of:= ([times.E524] - [times.D524]) / 1000000" office:value-type="float" office:value="200.574976" calcext:value-type="float">
            <text:p>200.574976</text:p>
          </table:table-cell>
          <table:table-cell table:formula="of:= ([times.G524] - [times.F524]) / 1000000" office:value-type="float" office:value="258.906368" calcext:value-type="float">
            <text:p>258.906368</text:p>
          </table:table-cell>
        </table:table-row>
        <table:table-row table:style-name="ro1">
          <table:table-cell table:formula="of:=[times.A525]" office:value-type="float" office:value="523" calcext:value-type="float">
            <text:p>523</text:p>
          </table:table-cell>
          <table:table-cell table:formula="of:= ([times.C525] - [times.B525]) / 1000000" office:value-type="float" office:value="285.724928" calcext:value-type="float">
            <text:p>285.724928</text:p>
          </table:table-cell>
          <table:table-cell table:formula="of:= ([times.E525] - [times.D525]) / 1000000" office:value-type="float" office:value="200.240128" calcext:value-type="float">
            <text:p>200.240128</text:p>
          </table:table-cell>
          <table:table-cell table:formula="of:= ([times.G525] - [times.F525]) / 1000000" office:value-type="float" office:value="258.616576" calcext:value-type="float">
            <text:p>258.616576</text:p>
          </table:table-cell>
        </table:table-row>
        <table:table-row table:style-name="ro1">
          <table:table-cell table:formula="of:=[times.A526]" office:value-type="float" office:value="524" calcext:value-type="float">
            <text:p>524</text:p>
          </table:table-cell>
          <table:table-cell table:formula="of:= ([times.C526] - [times.B526]) / 1000000" office:value-type="float" office:value="286.521856" calcext:value-type="float">
            <text:p>286.521856</text:p>
          </table:table-cell>
          <table:table-cell table:formula="of:= ([times.E526] - [times.D526]) / 1000000" office:value-type="float" office:value="199.908352" calcext:value-type="float">
            <text:p>199.908352</text:p>
          </table:table-cell>
          <table:table-cell table:formula="of:= ([times.G526] - [times.F526]) / 1000000" office:value-type="float" office:value="258.317824" calcext:value-type="float">
            <text:p>258.317824</text:p>
          </table:table-cell>
        </table:table-row>
        <table:table-row table:style-name="ro1">
          <table:table-cell table:formula="of:=[times.A527]" office:value-type="float" office:value="525" calcext:value-type="float">
            <text:p>525</text:p>
          </table:table-cell>
          <table:table-cell table:formula="of:= ([times.C527] - [times.B527]) / 1000000" office:value-type="float" office:value="286.438656" calcext:value-type="float">
            <text:p>286.438656</text:p>
          </table:table-cell>
          <table:table-cell table:formula="of:= ([times.E527] - [times.D527]) / 1000000" office:value-type="float" office:value="199.586048" calcext:value-type="float">
            <text:p>199.586048</text:p>
          </table:table-cell>
          <table:table-cell table:formula="of:= ([times.G527] - [times.F527]) / 1000000" office:value-type="float" office:value="257.977088" calcext:value-type="float">
            <text:p>257.977088</text:p>
          </table:table-cell>
        </table:table-row>
        <table:table-row table:style-name="ro1">
          <table:table-cell table:formula="of:=[times.A528]" office:value-type="float" office:value="526" calcext:value-type="float">
            <text:p>526</text:p>
          </table:table-cell>
          <table:table-cell table:formula="of:= ([times.C528] - [times.B528]) / 1000000" office:value-type="float" office:value="286.493952" calcext:value-type="float">
            <text:p>286.493952</text:p>
          </table:table-cell>
          <table:table-cell table:formula="of:= ([times.E528] - [times.D528]) / 1000000" office:value-type="float" office:value="199.380224" calcext:value-type="float">
            <text:p>199.380224</text:p>
          </table:table-cell>
          <table:table-cell table:formula="of:= ([times.G528] - [times.F528]) / 1000000" office:value-type="float" office:value="257.678848" calcext:value-type="float">
            <text:p>257.678848</text:p>
          </table:table-cell>
        </table:table-row>
        <table:table-row table:style-name="ro1">
          <table:table-cell table:formula="of:=[times.A529]" office:value-type="float" office:value="527" calcext:value-type="float">
            <text:p>527</text:p>
          </table:table-cell>
          <table:table-cell table:formula="of:= ([times.C529] - [times.B529]) / 1000000" office:value-type="float" office:value="286.599936" calcext:value-type="float">
            <text:p>286.599936</text:p>
          </table:table-cell>
          <table:table-cell table:formula="of:= ([times.E529] - [times.D529]) / 1000000" office:value-type="float" office:value="199.230976" calcext:value-type="float">
            <text:p>199.230976</text:p>
          </table:table-cell>
          <table:table-cell table:formula="of:= ([times.G529] - [times.F529]) / 1000000" office:value-type="float" office:value="257.35296" calcext:value-type="float">
            <text:p>257.35296</text:p>
          </table:table-cell>
        </table:table-row>
        <table:table-row table:style-name="ro1">
          <table:table-cell table:formula="of:=[times.A530]" office:value-type="float" office:value="528" calcext:value-type="float">
            <text:p>528</text:p>
          </table:table-cell>
          <table:table-cell table:formula="of:= ([times.C530] - [times.B530]) / 1000000" office:value-type="float" office:value="287.419904" calcext:value-type="float">
            <text:p>287.419904</text:p>
          </table:table-cell>
          <table:table-cell table:formula="of:= ([times.E530] - [times.D530]) / 1000000" office:value-type="float" office:value="198.913792" calcext:value-type="float">
            <text:p>198.913792</text:p>
          </table:table-cell>
          <table:table-cell table:formula="of:= ([times.G530] - [times.F530]) / 1000000" office:value-type="float" office:value="257.283072" calcext:value-type="float">
            <text:p>257.283072</text:p>
          </table:table-cell>
        </table:table-row>
        <table:table-row table:style-name="ro1">
          <table:table-cell table:formula="of:=[times.A531]" office:value-type="float" office:value="529" calcext:value-type="float">
            <text:p>529</text:p>
          </table:table-cell>
          <table:table-cell table:formula="of:= ([times.C531] - [times.B531]) / 1000000" office:value-type="float" office:value="287.763968" calcext:value-type="float">
            <text:p>287.763968</text:p>
          </table:table-cell>
          <table:table-cell table:formula="of:= ([times.E531] - [times.D531]) / 1000000" office:value-type="float" office:value="198.59584" calcext:value-type="float">
            <text:p>198.59584</text:p>
          </table:table-cell>
          <table:table-cell table:formula="of:= ([times.G531] - [times.F531]) / 1000000" office:value-type="float" office:value="256.991232" calcext:value-type="float">
            <text:p>256.991232</text:p>
          </table:table-cell>
        </table:table-row>
        <table:table-row table:style-name="ro1">
          <table:table-cell table:formula="of:=[times.A532]" office:value-type="float" office:value="530" calcext:value-type="float">
            <text:p>530</text:p>
          </table:table-cell>
          <table:table-cell table:formula="of:= ([times.C532] - [times.B532]) / 1000000" office:value-type="float" office:value="287.675392" calcext:value-type="float">
            <text:p>287.675392</text:p>
          </table:table-cell>
          <table:table-cell table:formula="of:= ([times.E532] - [times.D532]) / 1000000" office:value-type="float" office:value="198.38592" calcext:value-type="float">
            <text:p>198.38592</text:p>
          </table:table-cell>
          <table:table-cell table:formula="of:= ([times.G532] - [times.F532]) / 1000000" office:value-type="float" office:value="256.685312" calcext:value-type="float">
            <text:p>256.685312</text:p>
          </table:table-cell>
        </table:table-row>
        <table:table-row table:style-name="ro1">
          <table:table-cell table:formula="of:=[times.A533]" office:value-type="float" office:value="531" calcext:value-type="float">
            <text:p>531</text:p>
          </table:table-cell>
          <table:table-cell table:formula="of:= ([times.C533] - [times.B533]) / 1000000" office:value-type="float" office:value="287.603456" calcext:value-type="float">
            <text:p>287.603456</text:p>
          </table:table-cell>
          <table:table-cell table:formula="of:= ([times.E533] - [times.D533]) / 1000000" office:value-type="float" office:value="198.193152" calcext:value-type="float">
            <text:p>198.193152</text:p>
          </table:table-cell>
          <table:table-cell table:formula="of:= ([times.G533] - [times.F533]) / 1000000" office:value-type="float" office:value="256.518912" calcext:value-type="float">
            <text:p>256.518912</text:p>
          </table:table-cell>
        </table:table-row>
        <table:table-row table:style-name="ro1">
          <table:table-cell table:formula="of:=[times.A534]" office:value-type="float" office:value="532" calcext:value-type="float">
            <text:p>532</text:p>
          </table:table-cell>
          <table:table-cell table:formula="of:= ([times.C534] - [times.B534]) / 1000000" office:value-type="float" office:value="287.515904" calcext:value-type="float">
            <text:p>287.515904</text:p>
          </table:table-cell>
          <table:table-cell table:formula="of:= ([times.E534] - [times.D534]) / 1000000" office:value-type="float" office:value="198.02368" calcext:value-type="float">
            <text:p>198.02368</text:p>
          </table:table-cell>
          <table:table-cell table:formula="of:= ([times.G534] - [times.F534]) / 1000000" office:value-type="float" office:value="256.461056" calcext:value-type="float">
            <text:p>256.461056</text:p>
          </table:table-cell>
        </table:table-row>
        <table:table-row table:style-name="ro1">
          <table:table-cell table:formula="of:=[times.A535]" office:value-type="float" office:value="533" calcext:value-type="float">
            <text:p>533</text:p>
          </table:table-cell>
          <table:table-cell table:formula="of:= ([times.C535] - [times.B535]) / 1000000" office:value-type="float" office:value="287.21408" calcext:value-type="float">
            <text:p>287.21408</text:p>
          </table:table-cell>
          <table:table-cell table:formula="of:= ([times.E535] - [times.D535]) / 1000000" office:value-type="float" office:value="197.654016" calcext:value-type="float">
            <text:p>197.654016</text:p>
          </table:table-cell>
          <table:table-cell table:formula="of:= ([times.G535] - [times.F535]) / 1000000" office:value-type="float" office:value="256.178944" calcext:value-type="float">
            <text:p>256.178944</text:p>
          </table:table-cell>
        </table:table-row>
        <table:table-row table:style-name="ro1">
          <table:table-cell table:formula="of:=[times.A536]" office:value-type="float" office:value="534" calcext:value-type="float">
            <text:p>534</text:p>
          </table:table-cell>
          <table:table-cell table:formula="of:= ([times.C536] - [times.B536]) / 1000000" office:value-type="float" office:value="286.867712" calcext:value-type="float">
            <text:p>286.867712</text:p>
          </table:table-cell>
          <table:table-cell table:formula="of:= ([times.E536] - [times.D536]) / 1000000" office:value-type="float" office:value="197.458176" calcext:value-type="float">
            <text:p>197.458176</text:p>
          </table:table-cell>
          <table:table-cell table:formula="of:= ([times.G536] - [times.F536]) / 1000000" office:value-type="float" office:value="255.8528" calcext:value-type="float">
            <text:p>255.8528</text:p>
          </table:table-cell>
        </table:table-row>
        <table:table-row table:style-name="ro1">
          <table:table-cell table:formula="of:=[times.A537]" office:value-type="float" office:value="535" calcext:value-type="float">
            <text:p>535</text:p>
          </table:table-cell>
          <table:table-cell table:formula="of:= ([times.C537] - [times.B537]) / 1000000" office:value-type="float" office:value="286.703104" calcext:value-type="float">
            <text:p>286.703104</text:p>
          </table:table-cell>
          <table:table-cell table:formula="of:= ([times.E537] - [times.D537]) / 1000000" office:value-type="float" office:value="198.949376" calcext:value-type="float">
            <text:p>198.949376</text:p>
          </table:table-cell>
          <table:table-cell table:formula="of:= ([times.G537] - [times.F537]) / 1000000" office:value-type="float" office:value="255.983104" calcext:value-type="float">
            <text:p>255.983104</text:p>
          </table:table-cell>
        </table:table-row>
        <table:table-row table:style-name="ro1">
          <table:table-cell table:formula="of:=[times.A538]" office:value-type="float" office:value="536" calcext:value-type="float">
            <text:p>536</text:p>
          </table:table-cell>
          <table:table-cell table:formula="of:= ([times.C538] - [times.B538]) / 1000000" office:value-type="float" office:value="286.598144" calcext:value-type="float">
            <text:p>286.598144</text:p>
          </table:table-cell>
          <table:table-cell table:formula="of:= ([times.E538] - [times.D538]) / 1000000" office:value-type="float" office:value="198.67264" calcext:value-type="float">
            <text:p>198.67264</text:p>
          </table:table-cell>
          <table:table-cell table:formula="of:= ([times.G538] - [times.F538]) / 1000000" office:value-type="float" office:value="255.68384" calcext:value-type="float">
            <text:p>255.68384</text:p>
          </table:table-cell>
        </table:table-row>
        <table:table-row table:style-name="ro1">
          <table:table-cell table:formula="of:=[times.A539]" office:value-type="float" office:value="537" calcext:value-type="float">
            <text:p>537</text:p>
          </table:table-cell>
          <table:table-cell table:formula="of:= ([times.C539] - [times.B539]) / 1000000" office:value-type="float" office:value="286.532864" calcext:value-type="float">
            <text:p>286.532864</text:p>
          </table:table-cell>
          <table:table-cell table:formula="of:= ([times.E539] - [times.D539]) / 1000000" office:value-type="float" office:value="198.690816" calcext:value-type="float">
            <text:p>198.690816</text:p>
          </table:table-cell>
          <table:table-cell table:formula="of:= ([times.G539] - [times.F539]) / 1000000" office:value-type="float" office:value="255.382272" calcext:value-type="float">
            <text:p>255.382272</text:p>
          </table:table-cell>
        </table:table-row>
        <table:table-row table:style-name="ro1">
          <table:table-cell table:formula="of:=[times.A540]" office:value-type="float" office:value="538" calcext:value-type="float">
            <text:p>538</text:p>
          </table:table-cell>
          <table:table-cell table:formula="of:= ([times.C540] - [times.B540]) / 1000000" office:value-type="float" office:value="286.391552" calcext:value-type="float">
            <text:p>286.391552</text:p>
          </table:table-cell>
          <table:table-cell table:formula="of:= ([times.E540] - [times.D540]) / 1000000" office:value-type="float" office:value="198.39104" calcext:value-type="float">
            <text:p>198.39104</text:p>
          </table:table-cell>
          <table:table-cell table:formula="of:= ([times.G540] - [times.F540]) / 1000000" office:value-type="float" office:value="255.01696" calcext:value-type="float">
            <text:p>255.01696</text:p>
          </table:table-cell>
        </table:table-row>
        <table:table-row table:style-name="ro1">
          <table:table-cell table:formula="of:=[times.A541]" office:value-type="float" office:value="539" calcext:value-type="float">
            <text:p>539</text:p>
          </table:table-cell>
          <table:table-cell table:formula="of:= ([times.C541] - [times.B541]) / 1000000" office:value-type="float" office:value="286.199808" calcext:value-type="float">
            <text:p>286.199808</text:p>
          </table:table-cell>
          <table:table-cell table:formula="of:= ([times.E541] - [times.D541]) / 1000000" office:value-type="float" office:value="198.104064" calcext:value-type="float">
            <text:p>198.104064</text:p>
          </table:table-cell>
          <table:table-cell table:formula="of:= ([times.G541] - [times.F541]) / 1000000" office:value-type="float" office:value="254.299904" calcext:value-type="float">
            <text:p>254.299904</text:p>
          </table:table-cell>
        </table:table-row>
        <table:table-row table:style-name="ro1">
          <table:table-cell table:formula="of:=[times.A542]" office:value-type="float" office:value="540" calcext:value-type="float">
            <text:p>540</text:p>
          </table:table-cell>
          <table:table-cell table:formula="of:= ([times.C542] - [times.B542]) / 1000000" office:value-type="float" office:value="285.909504" calcext:value-type="float">
            <text:p>285.909504</text:p>
          </table:table-cell>
          <table:table-cell table:formula="of:= ([times.E542] - [times.D542]) / 1000000" office:value-type="float" office:value="197.81888" calcext:value-type="float">
            <text:p>197.81888</text:p>
          </table:table-cell>
          <table:table-cell table:formula="of:= ([times.G542] - [times.F542]) / 1000000" office:value-type="float" office:value="253.952768" calcext:value-type="float">
            <text:p>253.952768</text:p>
          </table:table-cell>
        </table:table-row>
        <table:table-row table:style-name="ro1">
          <table:table-cell table:formula="of:=[times.A543]" office:value-type="float" office:value="541" calcext:value-type="float">
            <text:p>541</text:p>
          </table:table-cell>
          <table:table-cell table:formula="of:= ([times.C543] - [times.B543]) / 1000000" office:value-type="float" office:value="285.665024" calcext:value-type="float">
            <text:p>285.665024</text:p>
          </table:table-cell>
          <table:table-cell table:formula="of:= ([times.E543] - [times.D543]) / 1000000" office:value-type="float" office:value="197.52704" calcext:value-type="float">
            <text:p>197.52704</text:p>
          </table:table-cell>
          <table:table-cell table:formula="of:= ([times.G543] - [times.F543]) / 1000000" office:value-type="float" office:value="253.62688" calcext:value-type="float">
            <text:p>253.62688</text:p>
          </table:table-cell>
        </table:table-row>
        <table:table-row table:style-name="ro1">
          <table:table-cell table:formula="of:=[times.A544]" office:value-type="float" office:value="542" calcext:value-type="float">
            <text:p>542</text:p>
          </table:table-cell>
          <table:table-cell table:formula="of:= ([times.C544] - [times.B544]) / 1000000" office:value-type="float" office:value="285.743104" calcext:value-type="float">
            <text:p>285.743104</text:p>
          </table:table-cell>
          <table:table-cell table:formula="of:= ([times.E544] - [times.D544]) / 1000000" office:value-type="float" office:value="197.196032" calcext:value-type="float">
            <text:p>197.196032</text:p>
          </table:table-cell>
          <table:table-cell table:formula="of:= ([times.G544] - [times.F544]) / 1000000" office:value-type="float" office:value="253.314816" calcext:value-type="float">
            <text:p>253.314816</text:p>
          </table:table-cell>
        </table:table-row>
        <table:table-row table:style-name="ro1">
          <table:table-cell table:formula="of:=[times.A545]" office:value-type="float" office:value="543" calcext:value-type="float">
            <text:p>543</text:p>
          </table:table-cell>
          <table:table-cell table:formula="of:= ([times.C545] - [times.B545]) / 1000000" office:value-type="float" office:value="285.662976" calcext:value-type="float">
            <text:p>285.662976</text:p>
          </table:table-cell>
          <table:table-cell table:formula="of:= ([times.E545] - [times.D545]) / 1000000" office:value-type="float" office:value="196.83584" calcext:value-type="float">
            <text:p>196.83584</text:p>
          </table:table-cell>
          <table:table-cell table:formula="of:= ([times.G545] - [times.F545]) / 1000000" office:value-type="float" office:value="252.935936" calcext:value-type="float">
            <text:p>252.935936</text:p>
          </table:table-cell>
        </table:table-row>
        <table:table-row table:style-name="ro1">
          <table:table-cell table:formula="of:=[times.A546]" office:value-type="float" office:value="544" calcext:value-type="float">
            <text:p>544</text:p>
          </table:table-cell>
          <table:table-cell table:formula="of:= ([times.C546] - [times.B546]) / 1000000" office:value-type="float" office:value="285.535744" calcext:value-type="float">
            <text:p>285.535744</text:p>
          </table:table-cell>
          <table:table-cell table:formula="of:= ([times.E546] - [times.D546]) / 1000000" office:value-type="float" office:value="196.52608" calcext:value-type="float">
            <text:p>196.52608</text:p>
          </table:table-cell>
          <table:table-cell table:formula="of:= ([times.G546] - [times.F546]) / 1000000" office:value-type="float" office:value="252.805632" calcext:value-type="float">
            <text:p>252.805632</text:p>
          </table:table-cell>
        </table:table-row>
        <table:table-row table:style-name="ro1">
          <table:table-cell table:formula="of:=[times.A547]" office:value-type="float" office:value="545" calcext:value-type="float">
            <text:p>545</text:p>
          </table:table-cell>
          <table:table-cell table:formula="of:= ([times.C547] - [times.B547]) / 1000000" office:value-type="float" office:value="285.44896" calcext:value-type="float">
            <text:p>285.44896</text:p>
          </table:table-cell>
          <table:table-cell table:formula="of:= ([times.E547] - [times.D547]) / 1000000" office:value-type="float" office:value="196.177408" calcext:value-type="float">
            <text:p>196.177408</text:p>
          </table:table-cell>
          <table:table-cell table:formula="of:= ([times.G547] - [times.F547]) / 1000000" office:value-type="float" office:value="252.5184" calcext:value-type="float">
            <text:p>252.5184</text:p>
          </table:table-cell>
        </table:table-row>
        <table:table-row table:style-name="ro1">
          <table:table-cell table:formula="of:=[times.A548]" office:value-type="float" office:value="546" calcext:value-type="float">
            <text:p>546</text:p>
          </table:table-cell>
          <table:table-cell table:formula="of:= ([times.C548] - [times.B548]) / 1000000" office:value-type="float" office:value="285.150208" calcext:value-type="float">
            <text:p>285.150208</text:p>
          </table:table-cell>
          <table:table-cell table:formula="of:= ([times.E548] - [times.D548]) / 1000000" office:value-type="float" office:value="195.87328" calcext:value-type="float">
            <text:p>195.87328</text:p>
          </table:table-cell>
          <table:table-cell table:formula="of:= ([times.G548] - [times.F548]) / 1000000" office:value-type="float" office:value="253.04448" calcext:value-type="float">
            <text:p>253.04448</text:p>
          </table:table-cell>
        </table:table-row>
        <table:table-row table:style-name="ro1">
          <table:table-cell table:formula="of:=[times.A549]" office:value-type="float" office:value="547" calcext:value-type="float">
            <text:p>547</text:p>
          </table:table-cell>
          <table:table-cell table:formula="of:= ([times.C549] - [times.B549]) / 1000000" office:value-type="float" office:value="284.845056" calcext:value-type="float">
            <text:p>284.845056</text:p>
          </table:table-cell>
          <table:table-cell table:formula="of:= ([times.E549] - [times.D549]) / 1000000" office:value-type="float" office:value="195.574016" calcext:value-type="float">
            <text:p>195.574016</text:p>
          </table:table-cell>
          <table:table-cell table:formula="of:= ([times.G549] - [times.F549]) / 1000000" office:value-type="float" office:value="252.754944" calcext:value-type="float">
            <text:p>252.754944</text:p>
          </table:table-cell>
        </table:table-row>
        <table:table-row table:style-name="ro1">
          <table:table-cell table:formula="of:=[times.A550]" office:value-type="float" office:value="548" calcext:value-type="float">
            <text:p>548</text:p>
          </table:table-cell>
          <table:table-cell table:formula="of:= ([times.C550] - [times.B550]) / 1000000" office:value-type="float" office:value="284.662016" calcext:value-type="float">
            <text:p>284.662016</text:p>
          </table:table-cell>
          <table:table-cell table:formula="of:= ([times.E550] - [times.D550]) / 1000000" office:value-type="float" office:value="195.438848" calcext:value-type="float">
            <text:p>195.438848</text:p>
          </table:table-cell>
          <table:table-cell table:formula="of:= ([times.G550] - [times.F550]) / 1000000" office:value-type="float" office:value="252.411904" calcext:value-type="float">
            <text:p>252.411904</text:p>
          </table:table-cell>
        </table:table-row>
        <table:table-row table:style-name="ro1">
          <table:table-cell table:formula="of:=[times.A551]" office:value-type="float" office:value="549" calcext:value-type="float">
            <text:p>549</text:p>
          </table:table-cell>
          <table:table-cell table:formula="of:= ([times.C551] - [times.B551]) / 1000000" office:value-type="float" office:value="284.480768" calcext:value-type="float">
            <text:p>284.480768</text:p>
          </table:table-cell>
          <table:table-cell table:formula="of:= ([times.E551] - [times.D551]) / 1000000" office:value-type="float" office:value="195.124736" calcext:value-type="float">
            <text:p>195.124736</text:p>
          </table:table-cell>
          <table:table-cell table:formula="of:= ([times.G551] - [times.F551]) / 1000000" office:value-type="float" office:value="252.110848" calcext:value-type="float">
            <text:p>252.110848</text:p>
          </table:table-cell>
        </table:table-row>
        <table:table-row table:style-name="ro1">
          <table:table-cell table:formula="of:=[times.A552]" office:value-type="float" office:value="550" calcext:value-type="float">
            <text:p>550</text:p>
          </table:table-cell>
          <table:table-cell table:formula="of:= ([times.C552] - [times.B552]) / 1000000" office:value-type="float" office:value="284.17024" calcext:value-type="float">
            <text:p>284.17024</text:p>
          </table:table-cell>
          <table:table-cell table:formula="of:= ([times.E552] - [times.D552]) / 1000000" office:value-type="float" office:value="195.1488" calcext:value-type="float">
            <text:p>195.1488</text:p>
          </table:table-cell>
          <table:table-cell table:formula="of:= ([times.G552] - [times.F552]) / 1000000" office:value-type="float" office:value="251.82208" calcext:value-type="float">
            <text:p>251.82208</text:p>
          </table:table-cell>
        </table:table-row>
        <table:table-row table:style-name="ro1">
          <table:table-cell table:formula="of:=[times.A553]" office:value-type="float" office:value="551" calcext:value-type="float">
            <text:p>551</text:p>
          </table:table-cell>
          <table:table-cell table:formula="of:= ([times.C553] - [times.B553]) / 1000000" office:value-type="float" office:value="283.858432" calcext:value-type="float">
            <text:p>283.858432</text:p>
          </table:table-cell>
          <table:table-cell table:formula="of:= ([times.E553] - [times.D553]) / 1000000" office:value-type="float" office:value="194.853888" calcext:value-type="float">
            <text:p>194.853888</text:p>
          </table:table-cell>
          <table:table-cell table:formula="of:= ([times.G553] - [times.F553]) / 1000000" office:value-type="float" office:value="251.522304" calcext:value-type="float">
            <text:p>251.522304</text:p>
          </table:table-cell>
        </table:table-row>
        <table:table-row table:style-name="ro1">
          <table:table-cell table:formula="of:=[times.A554]" office:value-type="float" office:value="552" calcext:value-type="float">
            <text:p>552</text:p>
          </table:table-cell>
          <table:table-cell table:formula="of:= ([times.C554] - [times.B554]) / 1000000" office:value-type="float" office:value="283.557888" calcext:value-type="float">
            <text:p>283.557888</text:p>
          </table:table-cell>
          <table:table-cell table:formula="of:= ([times.E554] - [times.D554]) / 1000000" office:value-type="float" office:value="194.557696" calcext:value-type="float">
            <text:p>194.557696</text:p>
          </table:table-cell>
          <table:table-cell table:formula="of:= ([times.G554] - [times.F554]) / 1000000" office:value-type="float" office:value="251.22816" calcext:value-type="float">
            <text:p>251.22816</text:p>
          </table:table-cell>
        </table:table-row>
        <table:table-row table:style-name="ro1">
          <table:table-cell table:formula="of:=[times.A555]" office:value-type="float" office:value="553" calcext:value-type="float">
            <text:p>553</text:p>
          </table:table-cell>
          <table:table-cell table:formula="of:= ([times.C555] - [times.B555]) / 1000000" office:value-type="float" office:value="283.23712" calcext:value-type="float">
            <text:p>283.23712</text:p>
          </table:table-cell>
          <table:table-cell table:formula="of:= ([times.E555] - [times.D555]) / 1000000" office:value-type="float" office:value="194.258688" calcext:value-type="float">
            <text:p>194.258688</text:p>
          </table:table-cell>
          <table:table-cell table:formula="of:= ([times.G555] - [times.F555]) / 1000000" office:value-type="float" office:value="250.891264" calcext:value-type="float">
            <text:p>250.891264</text:p>
          </table:table-cell>
        </table:table-row>
        <table:table-row table:style-name="ro1">
          <table:table-cell table:formula="of:=[times.A556]" office:value-type="float" office:value="554" calcext:value-type="float">
            <text:p>554</text:p>
          </table:table-cell>
          <table:table-cell table:formula="of:= ([times.C556] - [times.B556]) / 1000000" office:value-type="float" office:value="283.053568" calcext:value-type="float">
            <text:p>283.053568</text:p>
          </table:table-cell>
          <table:table-cell table:formula="of:= ([times.E556] - [times.D556]) / 1000000" office:value-type="float" office:value="193.965312" calcext:value-type="float">
            <text:p>193.965312</text:p>
          </table:table-cell>
          <table:table-cell table:formula="of:= ([times.G556] - [times.F556]) / 1000000" office:value-type="float" office:value="250.56" calcext:value-type="float">
            <text:p>250.56</text:p>
          </table:table-cell>
        </table:table-row>
        <table:table-row table:style-name="ro1">
          <table:table-cell table:formula="of:=[times.A557]" office:value-type="float" office:value="555" calcext:value-type="float">
            <text:p>555</text:p>
          </table:table-cell>
          <table:table-cell table:formula="of:= ([times.C557] - [times.B557]) / 1000000" office:value-type="float" office:value="282.800128" calcext:value-type="float">
            <text:p>282.800128</text:p>
          </table:table-cell>
          <table:table-cell table:formula="of:= ([times.E557] - [times.D557]) / 1000000" office:value-type="float" office:value="193.64608" calcext:value-type="float">
            <text:p>193.64608</text:p>
          </table:table-cell>
          <table:table-cell table:formula="of:= ([times.G557] - [times.F557]) / 1000000" office:value-type="float" office:value="250.262016" calcext:value-type="float">
            <text:p>250.262016</text:p>
          </table:table-cell>
        </table:table-row>
        <table:table-row table:style-name="ro1">
          <table:table-cell table:formula="of:=[times.A558]" office:value-type="float" office:value="556" calcext:value-type="float">
            <text:p>556</text:p>
          </table:table-cell>
          <table:table-cell table:formula="of:= ([times.C558] - [times.B558]) / 1000000" office:value-type="float" office:value="282.49088" calcext:value-type="float">
            <text:p>282.49088</text:p>
          </table:table-cell>
          <table:table-cell table:formula="of:= ([times.E558] - [times.D558]) / 1000000" office:value-type="float" office:value="193.34016" calcext:value-type="float">
            <text:p>193.34016</text:p>
          </table:table-cell>
          <table:table-cell table:formula="of:= ([times.G558] - [times.F558]) / 1000000" office:value-type="float" office:value="249.958656" calcext:value-type="float">
            <text:p>249.958656</text:p>
          </table:table-cell>
        </table:table-row>
        <table:table-row table:style-name="ro1">
          <table:table-cell table:formula="of:=[times.A559]" office:value-type="float" office:value="557" calcext:value-type="float">
            <text:p>557</text:p>
          </table:table-cell>
          <table:table-cell table:formula="of:= ([times.C559] - [times.B559]) / 1000000" office:value-type="float" office:value="282.276864" calcext:value-type="float">
            <text:p>282.276864</text:p>
          </table:table-cell>
          <table:table-cell table:formula="of:= ([times.E559] - [times.D559]) / 1000000" office:value-type="float" office:value="193.135104" calcext:value-type="float">
            <text:p>193.135104</text:p>
          </table:table-cell>
          <table:table-cell table:formula="of:= ([times.G559] - [times.F559]) / 1000000" office:value-type="float" office:value="249.6512" calcext:value-type="float">
            <text:p>249.6512</text:p>
          </table:table-cell>
        </table:table-row>
        <table:table-row table:style-name="ro1">
          <table:table-cell table:formula="of:=[times.A560]" office:value-type="float" office:value="558" calcext:value-type="float">
            <text:p>558</text:p>
          </table:table-cell>
          <table:table-cell table:formula="of:= ([times.C560] - [times.B560]) / 1000000" office:value-type="float" office:value="282.108672" calcext:value-type="float">
            <text:p>282.108672</text:p>
          </table:table-cell>
          <table:table-cell table:formula="of:= ([times.E560] - [times.D560]) / 1000000" office:value-type="float" office:value="193.171968" calcext:value-type="float">
            <text:p>193.171968</text:p>
          </table:table-cell>
          <table:table-cell table:formula="of:= ([times.G560] - [times.F560]) / 1000000" office:value-type="float" office:value="249.31328" calcext:value-type="float">
            <text:p>249.31328</text:p>
          </table:table-cell>
        </table:table-row>
        <table:table-row table:style-name="ro1">
          <table:table-cell table:formula="of:=[times.A561]" office:value-type="float" office:value="559" calcext:value-type="float">
            <text:p>559</text:p>
          </table:table-cell>
          <table:table-cell table:formula="of:= ([times.C561] - [times.B561]) / 1000000" office:value-type="float" office:value="282.651136" calcext:value-type="float">
            <text:p>282.651136</text:p>
          </table:table-cell>
          <table:table-cell table:formula="of:= ([times.E561] - [times.D561]) / 1000000" office:value-type="float" office:value="192.862976" calcext:value-type="float">
            <text:p>192.862976</text:p>
          </table:table-cell>
          <table:table-cell table:formula="of:= ([times.G561] - [times.F561]) / 1000000" office:value-type="float" office:value="248.970752" calcext:value-type="float">
            <text:p>248.970752</text:p>
          </table:table-cell>
        </table:table-row>
        <table:table-row table:style-name="ro1">
          <table:table-cell table:formula="of:=[times.A562]" office:value-type="float" office:value="560" calcext:value-type="float">
            <text:p>560</text:p>
          </table:table-cell>
          <table:table-cell table:formula="of:= ([times.C562] - [times.B562]) / 1000000" office:value-type="float" office:value="282.725632" calcext:value-type="float">
            <text:p>282.725632</text:p>
          </table:table-cell>
          <table:table-cell table:formula="of:= ([times.E562] - [times.D562]) / 1000000" office:value-type="float" office:value="192.566784" calcext:value-type="float">
            <text:p>192.566784</text:p>
          </table:table-cell>
          <table:table-cell table:formula="of:= ([times.G562] - [times.F562]) / 1000000" office:value-type="float" office:value="248.631296" calcext:value-type="float">
            <text:p>248.631296</text:p>
          </table:table-cell>
        </table:table-row>
        <table:table-row table:style-name="ro1">
          <table:table-cell table:formula="of:=[times.A563]" office:value-type="float" office:value="561" calcext:value-type="float">
            <text:p>561</text:p>
          </table:table-cell>
          <table:table-cell table:formula="of:= ([times.C563] - [times.B563]) / 1000000" office:value-type="float" office:value="282.612736" calcext:value-type="float">
            <text:p>282.612736</text:p>
          </table:table-cell>
          <table:table-cell table:formula="of:= ([times.E563] - [times.D563]) / 1000000" office:value-type="float" office:value="192.033024" calcext:value-type="float">
            <text:p>192.033024</text:p>
          </table:table-cell>
          <table:table-cell table:formula="of:= ([times.G563] - [times.F563]) / 1000000" office:value-type="float" office:value="248.317184" calcext:value-type="float">
            <text:p>248.317184</text:p>
          </table:table-cell>
        </table:table-row>
        <table:table-row table:style-name="ro1">
          <table:table-cell table:formula="of:=[times.A564]" office:value-type="float" office:value="562" calcext:value-type="float">
            <text:p>562</text:p>
          </table:table-cell>
          <table:table-cell table:formula="of:= ([times.C564] - [times.B564]) / 1000000" office:value-type="float" office:value="282.408448" calcext:value-type="float">
            <text:p>282.408448</text:p>
          </table:table-cell>
          <table:table-cell table:formula="of:= ([times.E564] - [times.D564]) / 1000000" office:value-type="float" office:value="191.804928" calcext:value-type="float">
            <text:p>191.804928</text:p>
          </table:table-cell>
          <table:table-cell table:formula="of:= ([times.G564] - [times.F564]) / 1000000" office:value-type="float" office:value="248.075776" calcext:value-type="float">
            <text:p>248.075776</text:p>
          </table:table-cell>
        </table:table-row>
        <table:table-row table:style-name="ro1">
          <table:table-cell table:formula="of:=[times.A565]" office:value-type="float" office:value="563" calcext:value-type="float">
            <text:p>563</text:p>
          </table:table-cell>
          <table:table-cell table:formula="of:= ([times.C565] - [times.B565]) / 1000000" office:value-type="float" office:value="282.326272" calcext:value-type="float">
            <text:p>282.326272</text:p>
          </table:table-cell>
          <table:table-cell table:formula="of:= ([times.E565] - [times.D565]) / 1000000" office:value-type="float" office:value="191.499264" calcext:value-type="float">
            <text:p>191.499264</text:p>
          </table:table-cell>
          <table:table-cell table:formula="of:= ([times.G565] - [times.F565]) / 1000000" office:value-type="float" office:value="247.729664" calcext:value-type="float">
            <text:p>247.729664</text:p>
          </table:table-cell>
        </table:table-row>
        <table:table-row table:style-name="ro1">
          <table:table-cell table:formula="of:=[times.A566]" office:value-type="float" office:value="564" calcext:value-type="float">
            <text:p>564</text:p>
          </table:table-cell>
          <table:table-cell table:formula="of:= ([times.C566] - [times.B566]) / 1000000" office:value-type="float" office:value="282.668544" calcext:value-type="float">
            <text:p>282.668544</text:p>
          </table:table-cell>
          <table:table-cell table:formula="of:= ([times.E566] - [times.D566]) / 1000000" office:value-type="float" office:value="191.316224" calcext:value-type="float">
            <text:p>191.316224</text:p>
          </table:table-cell>
          <table:table-cell table:formula="of:= ([times.G566] - [times.F566]) / 1000000" office:value-type="float" office:value="247.572224" calcext:value-type="float">
            <text:p>247.572224</text:p>
          </table:table-cell>
        </table:table-row>
        <table:table-row table:style-name="ro1">
          <table:table-cell table:formula="of:=[times.A567]" office:value-type="float" office:value="565" calcext:value-type="float">
            <text:p>565</text:p>
          </table:table-cell>
          <table:table-cell table:formula="of:= ([times.C567] - [times.B567]) / 1000000" office:value-type="float" office:value="282.495488" calcext:value-type="float">
            <text:p>282.495488</text:p>
          </table:table-cell>
          <table:table-cell table:formula="of:= ([times.E567] - [times.D567]) / 1000000" office:value-type="float" office:value="191.303424" calcext:value-type="float">
            <text:p>191.303424</text:p>
          </table:table-cell>
          <table:table-cell table:formula="of:= ([times.G567] - [times.F567]) / 1000000" office:value-type="float" office:value="247.345152" calcext:value-type="float">
            <text:p>247.345152</text:p>
          </table:table-cell>
        </table:table-row>
        <table:table-row table:style-name="ro1">
          <table:table-cell table:formula="of:=[times.A568]" office:value-type="float" office:value="566" calcext:value-type="float">
            <text:p>566</text:p>
          </table:table-cell>
          <table:table-cell table:formula="of:= ([times.C568] - [times.B568]) / 1000000" office:value-type="float" office:value="282.840064" calcext:value-type="float">
            <text:p>282.840064</text:p>
          </table:table-cell>
          <table:table-cell table:formula="of:= ([times.E568] - [times.D568]) / 1000000" office:value-type="float" office:value="190.971904" calcext:value-type="float">
            <text:p>190.971904</text:p>
          </table:table-cell>
          <table:table-cell table:formula="of:= ([times.G568] - [times.F568]) / 1000000" office:value-type="float" office:value="247.693056" calcext:value-type="float">
            <text:p>247.693056</text:p>
          </table:table-cell>
        </table:table-row>
        <table:table-row table:style-name="ro1">
          <table:table-cell table:formula="of:=[times.A569]" office:value-type="float" office:value="567" calcext:value-type="float">
            <text:p>567</text:p>
          </table:table-cell>
          <table:table-cell table:formula="of:= ([times.C569] - [times.B569]) / 1000000" office:value-type="float" office:value="282.717952" calcext:value-type="float">
            <text:p>282.717952</text:p>
          </table:table-cell>
          <table:table-cell table:formula="of:= ([times.E569] - [times.D569]) / 1000000" office:value-type="float" office:value="190.672128" calcext:value-type="float">
            <text:p>190.672128</text:p>
          </table:table-cell>
          <table:table-cell table:formula="of:= ([times.G569] - [times.F569]) / 1000000" office:value-type="float" office:value="247.364864" calcext:value-type="float">
            <text:p>247.364864</text:p>
          </table:table-cell>
        </table:table-row>
        <table:table-row table:style-name="ro1">
          <table:table-cell table:formula="of:=[times.A570]" office:value-type="float" office:value="568" calcext:value-type="float">
            <text:p>568</text:p>
          </table:table-cell>
          <table:table-cell table:formula="of:= ([times.C570] - [times.B570]) / 1000000" office:value-type="float" office:value="282.340352" calcext:value-type="float">
            <text:p>282.340352</text:p>
          </table:table-cell>
          <table:table-cell table:formula="of:= ([times.E570] - [times.D570]) / 1000000" office:value-type="float" office:value="190.362368" calcext:value-type="float">
            <text:p>190.362368</text:p>
          </table:table-cell>
          <table:table-cell table:formula="of:= ([times.G570] - [times.F570]) / 1000000" office:value-type="float" office:value="246.94784" calcext:value-type="float">
            <text:p>246.94784</text:p>
          </table:table-cell>
        </table:table-row>
        <table:table-row table:style-name="ro1">
          <table:table-cell table:formula="of:=[times.A571]" office:value-type="float" office:value="569" calcext:value-type="float">
            <text:p>569</text:p>
          </table:table-cell>
          <table:table-cell table:formula="of:= ([times.C571] - [times.B571]) / 1000000" office:value-type="float" office:value="282.041856" calcext:value-type="float">
            <text:p>282.041856</text:p>
          </table:table-cell>
          <table:table-cell table:formula="of:= ([times.E571] - [times.D571]) / 1000000" office:value-type="float" office:value="190.01088" calcext:value-type="float">
            <text:p>190.01088</text:p>
          </table:table-cell>
          <table:table-cell table:formula="of:= ([times.G571] - [times.F571]) / 1000000" office:value-type="float" office:value="246.648064" calcext:value-type="float">
            <text:p>246.648064</text:p>
          </table:table-cell>
        </table:table-row>
        <table:table-row table:style-name="ro1">
          <table:table-cell table:formula="of:=[times.A572]" office:value-type="float" office:value="570" calcext:value-type="float">
            <text:p>570</text:p>
          </table:table-cell>
          <table:table-cell table:formula="of:= ([times.C572] - [times.B572]) / 1000000" office:value-type="float" office:value="281.890304" calcext:value-type="float">
            <text:p>281.890304</text:p>
          </table:table-cell>
          <table:table-cell table:formula="of:= ([times.E572] - [times.D572]) / 1000000" office:value-type="float" office:value="189.727488" calcext:value-type="float">
            <text:p>189.727488</text:p>
          </table:table-cell>
          <table:table-cell table:formula="of:= ([times.G572] - [times.F572]) / 1000000" office:value-type="float" office:value="246.30272" calcext:value-type="float">
            <text:p>246.30272</text:p>
          </table:table-cell>
        </table:table-row>
        <table:table-row table:style-name="ro1">
          <table:table-cell table:formula="of:=[times.A573]" office:value-type="float" office:value="571" calcext:value-type="float">
            <text:p>571</text:p>
          </table:table-cell>
          <table:table-cell table:formula="of:= ([times.C573] - [times.B573]) / 1000000" office:value-type="float" office:value="282.009088" calcext:value-type="float">
            <text:p>282.009088</text:p>
          </table:table-cell>
          <table:table-cell table:formula="of:= ([times.E573] - [times.D573]) / 1000000" office:value-type="float" office:value="189.586944" calcext:value-type="float">
            <text:p>189.586944</text:p>
          </table:table-cell>
          <table:table-cell table:formula="of:= ([times.G573] - [times.F573]) / 1000000" office:value-type="float" office:value="245.547776" calcext:value-type="float">
            <text:p>245.547776</text:p>
          </table:table-cell>
        </table:table-row>
        <table:table-row table:style-name="ro1">
          <table:table-cell table:formula="of:=[times.A574]" office:value-type="float" office:value="572" calcext:value-type="float">
            <text:p>572</text:p>
          </table:table-cell>
          <table:table-cell table:formula="of:= ([times.C574] - [times.B574]) / 1000000" office:value-type="float" office:value="282.51008" calcext:value-type="float">
            <text:p>282.51008</text:p>
          </table:table-cell>
          <table:table-cell table:formula="of:= ([times.E574] - [times.D574]) / 1000000" office:value-type="float" office:value="189.227008" calcext:value-type="float">
            <text:p>189.227008</text:p>
          </table:table-cell>
          <table:table-cell table:formula="of:= ([times.G574] - [times.F574]) / 1000000" office:value-type="float" office:value="245.170944" calcext:value-type="float">
            <text:p>245.170944</text:p>
          </table:table-cell>
        </table:table-row>
        <table:table-row table:style-name="ro1">
          <table:table-cell table:formula="of:=[times.A575]" office:value-type="float" office:value="573" calcext:value-type="float">
            <text:p>573</text:p>
          </table:table-cell>
          <table:table-cell table:formula="of:= ([times.C575] - [times.B575]) / 1000000" office:value-type="float" office:value="282.36672" calcext:value-type="float">
            <text:p>282.36672</text:p>
          </table:table-cell>
          <table:table-cell table:formula="of:= ([times.E575] - [times.D575]) / 1000000" office:value-type="float" office:value="189.100544" calcext:value-type="float">
            <text:p>189.100544</text:p>
          </table:table-cell>
          <table:table-cell table:formula="of:= ([times.G575] - [times.F575]) / 1000000" office:value-type="float" office:value="244.842752" calcext:value-type="float">
            <text:p>244.842752</text:p>
          </table:table-cell>
        </table:table-row>
        <table:table-row table:style-name="ro1">
          <table:table-cell table:formula="of:=[times.A576]" office:value-type="float" office:value="574" calcext:value-type="float">
            <text:p>574</text:p>
          </table:table-cell>
          <table:table-cell table:formula="of:= ([times.C576] - [times.B576]) / 1000000" office:value-type="float" office:value="282.444288" calcext:value-type="float">
            <text:p>282.444288</text:p>
          </table:table-cell>
          <table:table-cell table:formula="of:= ([times.E576] - [times.D576]) / 1000000" office:value-type="float" office:value="188.742912" calcext:value-type="float">
            <text:p>188.742912</text:p>
          </table:table-cell>
          <table:table-cell table:formula="of:= ([times.G576] - [times.F576]) / 1000000" office:value-type="float" office:value="244.495616" calcext:value-type="float">
            <text:p>244.495616</text:p>
          </table:table-cell>
        </table:table-row>
        <table:table-row table:style-name="ro1">
          <table:table-cell table:formula="of:=[times.A577]" office:value-type="float" office:value="575" calcext:value-type="float">
            <text:p>575</text:p>
          </table:table-cell>
          <table:table-cell table:formula="of:= ([times.C577] - [times.B577]) / 1000000" office:value-type="float" office:value="282.208" calcext:value-type="float">
            <text:p>282.208</text:p>
          </table:table-cell>
          <table:table-cell table:formula="of:= ([times.E577] - [times.D577]) / 1000000" office:value-type="float" office:value="188.395264" calcext:value-type="float">
            <text:p>188.395264</text:p>
          </table:table-cell>
          <table:table-cell table:formula="of:= ([times.G577] - [times.F577]) / 1000000" office:value-type="float" office:value="244.180224" calcext:value-type="float">
            <text:p>244.180224</text:p>
          </table:table-cell>
        </table:table-row>
        <table:table-row table:style-name="ro1">
          <table:table-cell table:formula="of:=[times.A578]" office:value-type="float" office:value="576" calcext:value-type="float">
            <text:p>576</text:p>
          </table:table-cell>
          <table:table-cell table:formula="of:= ([times.C578] - [times.B578]) / 1000000" office:value-type="float" office:value="281.874944" calcext:value-type="float">
            <text:p>281.874944</text:p>
          </table:table-cell>
          <table:table-cell table:formula="of:= ([times.E578] - [times.D578]) / 1000000" office:value-type="float" office:value="188.21888" calcext:value-type="float">
            <text:p>188.21888</text:p>
          </table:table-cell>
          <table:table-cell table:formula="of:= ([times.G578] - [times.F578]) / 1000000" office:value-type="float" office:value="243.874048" calcext:value-type="float">
            <text:p>243.874048</text:p>
          </table:table-cell>
        </table:table-row>
        <table:table-row table:style-name="ro1">
          <table:table-cell table:formula="of:=[times.A579]" office:value-type="float" office:value="577" calcext:value-type="float">
            <text:p>577</text:p>
          </table:table-cell>
          <table:table-cell table:formula="of:= ([times.C579] - [times.B579]) / 1000000" office:value-type="float" office:value="281.684224" calcext:value-type="float">
            <text:p>281.684224</text:p>
          </table:table-cell>
          <table:table-cell table:formula="of:= ([times.E579] - [times.D579]) / 1000000" office:value-type="float" office:value="187.908608" calcext:value-type="float">
            <text:p>187.908608</text:p>
          </table:table-cell>
          <table:table-cell table:formula="of:= ([times.G579] - [times.F579]) / 1000000" office:value-type="float" office:value="243.577088" calcext:value-type="float">
            <text:p>243.577088</text:p>
          </table:table-cell>
        </table:table-row>
        <table:table-row table:style-name="ro1">
          <table:table-cell table:formula="of:=[times.A580]" office:value-type="float" office:value="578" calcext:value-type="float">
            <text:p>578</text:p>
          </table:table-cell>
          <table:table-cell table:formula="of:= ([times.C580] - [times.B580]) / 1000000" office:value-type="float" office:value="281.528576" calcext:value-type="float">
            <text:p>281.528576</text:p>
          </table:table-cell>
          <table:table-cell table:formula="of:= ([times.E580] - [times.D580]) / 1000000" office:value-type="float" office:value="187.75552" calcext:value-type="float">
            <text:p>187.75552</text:p>
          </table:table-cell>
          <table:table-cell table:formula="of:= ([times.G580] - [times.F580]) / 1000000" office:value-type="float" office:value="243.243776" calcext:value-type="float">
            <text:p>243.243776</text:p>
          </table:table-cell>
        </table:table-row>
        <table:table-row table:style-name="ro1">
          <table:table-cell table:formula="of:=[times.A581]" office:value-type="float" office:value="579" calcext:value-type="float">
            <text:p>579</text:p>
          </table:table-cell>
          <table:table-cell table:formula="of:= ([times.C581] - [times.B581]) / 1000000" office:value-type="float" office:value="281.183744" calcext:value-type="float">
            <text:p>281.183744</text:p>
          </table:table-cell>
          <table:table-cell table:formula="of:= ([times.E581] - [times.D581]) / 1000000" office:value-type="float" office:value="187.46624" calcext:value-type="float">
            <text:p>187.46624</text:p>
          </table:table-cell>
          <table:table-cell table:formula="of:= ([times.G581] - [times.F581]) / 1000000" office:value-type="float" office:value="242.929664" calcext:value-type="float">
            <text:p>242.929664</text:p>
          </table:table-cell>
        </table:table-row>
        <table:table-row table:style-name="ro1">
          <table:table-cell table:formula="of:=[times.A582]" office:value-type="float" office:value="580" calcext:value-type="float">
            <text:p>580</text:p>
          </table:table-cell>
          <table:table-cell table:formula="of:= ([times.C582] - [times.B582]) / 1000000" office:value-type="float" office:value="280.996608" calcext:value-type="float">
            <text:p>280.996608</text:p>
          </table:table-cell>
          <table:table-cell table:formula="of:= ([times.E582] - [times.D582]) / 1000000" office:value-type="float" office:value="187.317248" calcext:value-type="float">
            <text:p>187.317248</text:p>
          </table:table-cell>
          <table:table-cell table:formula="of:= ([times.G582] - [times.F582]) / 1000000" office:value-type="float" office:value="241.3568" calcext:value-type="float">
            <text:p>241.3568</text:p>
          </table:table-cell>
        </table:table-row>
        <table:table-row table:style-name="ro1">
          <table:table-cell table:formula="of:=[times.A583]" office:value-type="float" office:value="581" calcext:value-type="float">
            <text:p>581</text:p>
          </table:table-cell>
          <table:table-cell table:formula="of:= ([times.C583] - [times.B583]) / 1000000" office:value-type="float" office:value="281.06112" calcext:value-type="float">
            <text:p>281.06112</text:p>
          </table:table-cell>
          <table:table-cell table:formula="of:= ([times.E583] - [times.D583]) / 1000000" office:value-type="float" office:value="186.982144" calcext:value-type="float">
            <text:p>186.982144</text:p>
          </table:table-cell>
          <table:table-cell table:formula="of:= ([times.G583] - [times.F583]) / 1000000" office:value-type="float" office:value="241.403392" calcext:value-type="float">
            <text:p>241.403392</text:p>
          </table:table-cell>
        </table:table-row>
        <table:table-row table:style-name="ro1">
          <table:table-cell table:formula="of:=[times.A584]" office:value-type="float" office:value="582" calcext:value-type="float">
            <text:p>582</text:p>
          </table:table-cell>
          <table:table-cell table:formula="of:= ([times.C584] - [times.B584]) / 1000000" office:value-type="float" office:value="280.765952" calcext:value-type="float">
            <text:p>280.765952</text:p>
          </table:table-cell>
          <table:table-cell table:formula="of:= ([times.E584] - [times.D584]) / 1000000" office:value-type="float" office:value="186.889728" calcext:value-type="float">
            <text:p>186.889728</text:p>
          </table:table-cell>
          <table:table-cell table:formula="of:= ([times.G584] - [times.F584]) / 1000000" office:value-type="float" office:value="241.106944" calcext:value-type="float">
            <text:p>241.106944</text:p>
          </table:table-cell>
        </table:table-row>
        <table:table-row table:style-name="ro1">
          <table:table-cell table:formula="of:=[times.A585]" office:value-type="float" office:value="583" calcext:value-type="float">
            <text:p>583</text:p>
          </table:table-cell>
          <table:table-cell table:formula="of:= ([times.C585] - [times.B585]) / 1000000" office:value-type="float" office:value="280.445696" calcext:value-type="float">
            <text:p>280.445696</text:p>
          </table:table-cell>
          <table:table-cell table:formula="of:= ([times.E585] - [times.D585]) / 1000000" office:value-type="float" office:value="186.7648" calcext:value-type="float">
            <text:p>186.7648</text:p>
          </table:table-cell>
          <table:table-cell table:formula="of:= ([times.G585] - [times.F585]) / 1000000" office:value-type="float" office:value="240.812288" calcext:value-type="float">
            <text:p>240.812288</text:p>
          </table:table-cell>
        </table:table-row>
        <table:table-row table:style-name="ro1">
          <table:table-cell table:formula="of:=[times.A586]" office:value-type="float" office:value="584" calcext:value-type="float">
            <text:p>584</text:p>
          </table:table-cell>
          <table:table-cell table:formula="of:= ([times.C586] - [times.B586]) / 1000000" office:value-type="float" office:value="280.113408" calcext:value-type="float">
            <text:p>280.113408</text:p>
          </table:table-cell>
          <table:table-cell table:formula="of:= ([times.E586] - [times.D586]) / 1000000" office:value-type="float" office:value="186.45504" calcext:value-type="float">
            <text:p>186.45504</text:p>
          </table:table-cell>
          <table:table-cell table:formula="of:= ([times.G586] - [times.F586]) / 1000000" office:value-type="float" office:value="240.463872" calcext:value-type="float">
            <text:p>240.463872</text:p>
          </table:table-cell>
        </table:table-row>
        <table:table-row table:style-name="ro1">
          <table:table-cell table:formula="of:=[times.A587]" office:value-type="float" office:value="585" calcext:value-type="float">
            <text:p>585</text:p>
          </table:table-cell>
          <table:table-cell table:formula="of:= ([times.C587] - [times.B587]) / 1000000" office:value-type="float" office:value="279.793152" calcext:value-type="float">
            <text:p>279.793152</text:p>
          </table:table-cell>
          <table:table-cell table:formula="of:= ([times.E587] - [times.D587]) / 1000000" office:value-type="float" office:value="186.146048" calcext:value-type="float">
            <text:p>186.146048</text:p>
          </table:table-cell>
          <table:table-cell table:formula="of:= ([times.G587] - [times.F587]) / 1000000" office:value-type="float" office:value="240.084992" calcext:value-type="float">
            <text:p>240.084992</text:p>
          </table:table-cell>
        </table:table-row>
        <table:table-row table:style-name="ro1">
          <table:table-cell table:formula="of:=[times.A588]" office:value-type="float" office:value="586" calcext:value-type="float">
            <text:p>586</text:p>
          </table:table-cell>
          <table:table-cell table:formula="of:= ([times.C588] - [times.B588]) / 1000000" office:value-type="float" office:value="279.46624" calcext:value-type="float">
            <text:p>279.46624</text:p>
          </table:table-cell>
          <table:table-cell table:formula="of:= ([times.E588] - [times.D588]) / 1000000" office:value-type="float" office:value="185.912064" calcext:value-type="float">
            <text:p>185.912064</text:p>
          </table:table-cell>
          <table:table-cell table:formula="of:= ([times.G588] - [times.F588]) / 1000000" office:value-type="float" office:value="239.771904" calcext:value-type="float">
            <text:p>239.771904</text:p>
          </table:table-cell>
        </table:table-row>
        <table:table-row table:style-name="ro1">
          <table:table-cell table:formula="of:=[times.A589]" office:value-type="float" office:value="587" calcext:value-type="float">
            <text:p>587</text:p>
          </table:table-cell>
          <table:table-cell table:formula="of:= ([times.C589] - [times.B589]) / 1000000" office:value-type="float" office:value="279.132672" calcext:value-type="float">
            <text:p>279.132672</text:p>
          </table:table-cell>
          <table:table-cell table:formula="of:= ([times.E589] - [times.D589]) / 1000000" office:value-type="float" office:value="185.72032" calcext:value-type="float">
            <text:p>185.72032</text:p>
          </table:table-cell>
          <table:table-cell table:formula="of:= ([times.G589] - [times.F589]) / 1000000" office:value-type="float" office:value="238.72384" calcext:value-type="float">
            <text:p>238.72384</text:p>
          </table:table-cell>
        </table:table-row>
        <table:table-row table:style-name="ro1">
          <table:table-cell table:formula="of:=[times.A590]" office:value-type="float" office:value="588" calcext:value-type="float">
            <text:p>588</text:p>
          </table:table-cell>
          <table:table-cell table:formula="of:= ([times.C590] - [times.B590]) / 1000000" office:value-type="float" office:value="278.999808" calcext:value-type="float">
            <text:p>278.999808</text:p>
          </table:table-cell>
          <table:table-cell table:formula="of:= ([times.E590] - [times.D590]) / 1000000" office:value-type="float" office:value="185.398784" calcext:value-type="float">
            <text:p>185.398784</text:p>
          </table:table-cell>
          <table:table-cell table:formula="of:= ([times.G590] - [times.F590]) / 1000000" office:value-type="float" office:value="238.544896" calcext:value-type="float">
            <text:p>238.544896</text:p>
          </table:table-cell>
        </table:table-row>
        <table:table-row table:style-name="ro1">
          <table:table-cell table:formula="of:=[times.A591]" office:value-type="float" office:value="589" calcext:value-type="float">
            <text:p>589</text:p>
          </table:table-cell>
          <table:table-cell table:formula="of:= ([times.C591] - [times.B591]) / 1000000" office:value-type="float" office:value="278.679296" calcext:value-type="float">
            <text:p>278.679296</text:p>
          </table:table-cell>
          <table:table-cell table:formula="of:= ([times.E591] - [times.D591]) / 1000000" office:value-type="float" office:value="185.086976" calcext:value-type="float">
            <text:p>185.086976</text:p>
          </table:table-cell>
          <table:table-cell table:formula="of:= ([times.G591] - [times.F591]) / 1000000" office:value-type="float" office:value="238.283264" calcext:value-type="float">
            <text:p>238.283264</text:p>
          </table:table-cell>
        </table:table-row>
        <table:table-row table:style-name="ro1">
          <table:table-cell table:formula="of:=[times.A592]" office:value-type="float" office:value="590" calcext:value-type="float">
            <text:p>590</text:p>
          </table:table-cell>
          <table:table-cell table:formula="of:= ([times.C592] - [times.B592]) / 1000000" office:value-type="float" office:value="278.336" calcext:value-type="float">
            <text:p>278.336</text:p>
          </table:table-cell>
          <table:table-cell table:formula="of:= ([times.E592] - [times.D592]) / 1000000" office:value-type="float" office:value="184.898048" calcext:value-type="float">
            <text:p>184.898048</text:p>
          </table:table-cell>
          <table:table-cell table:formula="of:= ([times.G592] - [times.F592]) / 1000000" office:value-type="float" office:value="238.42816" calcext:value-type="float">
            <text:p>238.42816</text:p>
          </table:table-cell>
        </table:table-row>
        <table:table-row table:style-name="ro1">
          <table:table-cell table:formula="of:=[times.A593]" office:value-type="float" office:value="591" calcext:value-type="float">
            <text:p>591</text:p>
          </table:table-cell>
          <table:table-cell table:formula="of:= ([times.C593] - [times.B593]) / 1000000" office:value-type="float" office:value="278.35904" calcext:value-type="float">
            <text:p>278.35904</text:p>
          </table:table-cell>
          <table:table-cell table:formula="of:= ([times.E593] - [times.D593]) / 1000000" office:value-type="float" office:value="184.71296" calcext:value-type="float">
            <text:p>184.71296</text:p>
          </table:table-cell>
          <table:table-cell table:formula="of:= ([times.G593] - [times.F593]) / 1000000" office:value-type="float" office:value="238.0288" calcext:value-type="float">
            <text:p>238.0288</text:p>
          </table:table-cell>
        </table:table-row>
        <table:table-row table:style-name="ro1">
          <table:table-cell table:formula="of:=[times.A594]" office:value-type="float" office:value="592" calcext:value-type="float">
            <text:p>592</text:p>
          </table:table-cell>
          <table:table-cell table:formula="of:= ([times.C594] - [times.B594]) / 1000000" office:value-type="float" office:value="278.05696" calcext:value-type="float">
            <text:p>278.05696</text:p>
          </table:table-cell>
          <table:table-cell table:formula="of:= ([times.E594] - [times.D594]) / 1000000" office:value-type="float" office:value="184.5248" calcext:value-type="float">
            <text:p>184.5248</text:p>
          </table:table-cell>
          <table:table-cell table:formula="of:= ([times.G594] - [times.F594]) / 1000000" office:value-type="float" office:value="237.707264" calcext:value-type="float">
            <text:p>237.707264</text:p>
          </table:table-cell>
        </table:table-row>
        <table:table-row table:style-name="ro1">
          <table:table-cell table:formula="of:=[times.A595]" office:value-type="float" office:value="593" calcext:value-type="float">
            <text:p>593</text:p>
          </table:table-cell>
          <table:table-cell table:formula="of:= ([times.C595] - [times.B595]) / 1000000" office:value-type="float" office:value="277.751552" calcext:value-type="float">
            <text:p>277.751552</text:p>
          </table:table-cell>
          <table:table-cell table:formula="of:= ([times.E595] - [times.D595]) / 1000000" office:value-type="float" office:value="201.413888" calcext:value-type="float">
            <text:p>201.413888</text:p>
          </table:table-cell>
          <table:table-cell table:formula="of:= ([times.G595] - [times.F595]) / 1000000" office:value-type="float" office:value="237.403136" calcext:value-type="float">
            <text:p>237.403136</text:p>
          </table:table-cell>
        </table:table-row>
        <table:table-row table:style-name="ro1">
          <table:table-cell table:formula="of:=[times.A596]" office:value-type="float" office:value="594" calcext:value-type="float">
            <text:p>594</text:p>
          </table:table-cell>
          <table:table-cell table:formula="of:= ([times.C596] - [times.B596]) / 1000000" office:value-type="float" office:value="277.454592" calcext:value-type="float">
            <text:p>277.454592</text:p>
          </table:table-cell>
          <table:table-cell table:formula="of:= ([times.E596] - [times.D596]) / 1000000" office:value-type="float" office:value="201.240064" calcext:value-type="float">
            <text:p>201.240064</text:p>
          </table:table-cell>
          <table:table-cell table:formula="of:= ([times.G596] - [times.F596]) / 1000000" office:value-type="float" office:value="237.015808" calcext:value-type="float">
            <text:p>237.015808</text:p>
          </table:table-cell>
        </table:table-row>
        <table:table-row table:style-name="ro1">
          <table:table-cell table:formula="of:=[times.A597]" office:value-type="float" office:value="595" calcext:value-type="float">
            <text:p>595</text:p>
          </table:table-cell>
          <table:table-cell table:formula="of:= ([times.C597] - [times.B597]) / 1000000" office:value-type="float" office:value="277.161984" calcext:value-type="float">
            <text:p>277.161984</text:p>
          </table:table-cell>
          <table:table-cell table:formula="of:= ([times.E597] - [times.D597]) / 1000000" office:value-type="float" office:value="201.123072" calcext:value-type="float">
            <text:p>201.123072</text:p>
          </table:table-cell>
          <table:table-cell table:formula="of:= ([times.G597] - [times.F597]) / 1000000" office:value-type="float" office:value="236.712448" calcext:value-type="float">
            <text:p>236.712448</text:p>
          </table:table-cell>
        </table:table-row>
        <table:table-row table:style-name="ro1">
          <table:table-cell table:formula="of:=[times.A598]" office:value-type="float" office:value="596" calcext:value-type="float">
            <text:p>596</text:p>
          </table:table-cell>
          <table:table-cell table:formula="of:= ([times.C598] - [times.B598]) / 1000000" office:value-type="float" office:value="276.867072" calcext:value-type="float">
            <text:p>276.867072</text:p>
          </table:table-cell>
          <table:table-cell table:formula="of:= ([times.E598] - [times.D598]) / 1000000" office:value-type="float" office:value="200.735232" calcext:value-type="float">
            <text:p>200.735232</text:p>
          </table:table-cell>
          <table:table-cell table:formula="of:= ([times.G598] - [times.F598]) / 1000000" office:value-type="float" office:value="236.404992" calcext:value-type="float">
            <text:p>236.404992</text:p>
          </table:table-cell>
        </table:table-row>
        <table:table-row table:style-name="ro1">
          <table:table-cell table:formula="of:=[times.A599]" office:value-type="float" office:value="597" calcext:value-type="float">
            <text:p>597</text:p>
          </table:table-cell>
          <table:table-cell table:formula="of:= ([times.C599] - [times.B599]) / 1000000" office:value-type="float" office:value="276.574464" calcext:value-type="float">
            <text:p>276.574464</text:p>
          </table:table-cell>
          <table:table-cell table:formula="of:= ([times.E599] - [times.D599]) / 1000000" office:value-type="float" office:value="200.42112" calcext:value-type="float">
            <text:p>200.42112</text:p>
          </table:table-cell>
          <table:table-cell table:formula="of:= ([times.G599] - [times.F599]) / 1000000" office:value-type="float" office:value="235.885056" calcext:value-type="float">
            <text:p>235.885056</text:p>
          </table:table-cell>
        </table:table-row>
        <table:table-row table:style-name="ro1">
          <table:table-cell table:formula="of:=[times.A600]" office:value-type="float" office:value="598" calcext:value-type="float">
            <text:p>598</text:p>
          </table:table-cell>
          <table:table-cell table:formula="of:= ([times.C600] - [times.B600]) / 1000000" office:value-type="float" office:value="276.218112" calcext:value-type="float">
            <text:p>276.218112</text:p>
          </table:table-cell>
          <table:table-cell table:formula="of:= ([times.E600] - [times.D600]) / 1000000" office:value-type="float" office:value="200.218368" calcext:value-type="float">
            <text:p>200.218368</text:p>
          </table:table-cell>
          <table:table-cell table:formula="of:= ([times.G600] - [times.F600]) / 1000000" office:value-type="float" office:value="235.574272" calcext:value-type="float">
            <text:p>235.574272</text:p>
          </table:table-cell>
        </table:table-row>
        <table:table-row table:style-name="ro1">
          <table:table-cell table:formula="of:=[times.A601]" office:value-type="float" office:value="599" calcext:value-type="float">
            <text:p>599</text:p>
          </table:table-cell>
          <table:table-cell table:formula="of:= ([times.C601] - [times.B601]) / 1000000" office:value-type="float" office:value="276.001792" calcext:value-type="float">
            <text:p>276.001792</text:p>
          </table:table-cell>
          <table:table-cell table:formula="of:= ([times.E601] - [times.D601]) / 1000000" office:value-type="float" office:value="200.052224" calcext:value-type="float">
            <text:p>200.052224</text:p>
          </table:table-cell>
          <table:table-cell table:formula="of:= ([times.G601] - [times.F601]) / 1000000" office:value-type="float" office:value="235.232" calcext:value-type="float">
            <text:p>235.232</text:p>
          </table:table-cell>
        </table:table-row>
        <table:table-row table:style-name="ro1">
          <table:table-cell table:formula="of:=[times.A602]" office:value-type="float" office:value="600" calcext:value-type="float">
            <text:p>600</text:p>
          </table:table-cell>
          <table:table-cell table:formula="of:= ([times.C602] - [times.B602]) / 1000000" office:value-type="float" office:value="276.032256" calcext:value-type="float">
            <text:p>276.032256</text:p>
          </table:table-cell>
          <table:table-cell table:formula="of:= ([times.E602] - [times.D602]) / 1000000" office:value-type="float" office:value="199.865088" calcext:value-type="float">
            <text:p>199.865088</text:p>
          </table:table-cell>
          <table:table-cell table:formula="of:= ([times.G602] - [times.F602]) / 1000000" office:value-type="float" office:value="235.06304" calcext:value-type="float">
            <text:p>235.06304</text:p>
          </table:table-cell>
        </table:table-row>
        <table:table-row table:style-name="ro1">
          <table:table-cell table:formula="of:=[times.A603]" office:value-type="float" office:value="601" calcext:value-type="float">
            <text:p>601</text:p>
          </table:table-cell>
          <table:table-cell table:formula="of:= ([times.C603] - [times.B603]) / 1000000" office:value-type="float" office:value="275.684096" calcext:value-type="float">
            <text:p>275.684096</text:p>
          </table:table-cell>
          <table:table-cell table:formula="of:= ([times.E603] - [times.D603]) / 1000000" office:value-type="float" office:value="199.625216" calcext:value-type="float">
            <text:p>199.625216</text:p>
          </table:table-cell>
          <table:table-cell table:formula="of:= ([times.G603] - [times.F603]) / 1000000" office:value-type="float" office:value="235.337728" calcext:value-type="float">
            <text:p>235.337728</text:p>
          </table:table-cell>
        </table:table-row>
        <table:table-row table:style-name="ro1">
          <table:table-cell table:formula="of:=[times.A604]" office:value-type="float" office:value="602" calcext:value-type="float">
            <text:p>602</text:p>
          </table:table-cell>
          <table:table-cell table:formula="of:= ([times.C604] - [times.B604]) / 1000000" office:value-type="float" office:value="275.370496" calcext:value-type="float">
            <text:p>275.370496</text:p>
          </table:table-cell>
          <table:table-cell table:formula="of:= ([times.E604] - [times.D604]) / 1000000" office:value-type="float" office:value="199.458816" calcext:value-type="float">
            <text:p>199.458816</text:p>
          </table:table-cell>
          <table:table-cell table:formula="of:= ([times.G604] - [times.F604]) / 1000000" office:value-type="float" office:value="234.991104" calcext:value-type="float">
            <text:p>234.991104</text:p>
          </table:table-cell>
        </table:table-row>
        <table:table-row table:style-name="ro1">
          <table:table-cell table:formula="of:=[times.A605]" office:value-type="float" office:value="603" calcext:value-type="float">
            <text:p>603</text:p>
          </table:table-cell>
          <table:table-cell table:formula="of:= ([times.C605] - [times.B605]) / 1000000" office:value-type="float" office:value="275.065088" calcext:value-type="float">
            <text:p>275.065088</text:p>
          </table:table-cell>
          <table:table-cell table:formula="of:= ([times.E605] - [times.D605]) / 1000000" office:value-type="float" office:value="199.33696" calcext:value-type="float">
            <text:p>199.33696</text:p>
          </table:table-cell>
          <table:table-cell table:formula="of:= ([times.G605] - [times.F605]) / 1000000" office:value-type="float" office:value="234.683904" calcext:value-type="float">
            <text:p>234.683904</text:p>
          </table:table-cell>
        </table:table-row>
        <table:table-row table:style-name="ro1">
          <table:table-cell table:formula="of:=[times.A606]" office:value-type="float" office:value="604" calcext:value-type="float">
            <text:p>604</text:p>
          </table:table-cell>
          <table:table-cell table:formula="of:= ([times.C606] - [times.B606]) / 1000000" office:value-type="float" office:value="274.763776" calcext:value-type="float">
            <text:p>274.763776</text:p>
          </table:table-cell>
          <table:table-cell table:formula="of:= ([times.E606] - [times.D606]) / 1000000" office:value-type="float" office:value="199.220992" calcext:value-type="float">
            <text:p>199.220992</text:p>
          </table:table-cell>
          <table:table-cell table:formula="of:= ([times.G606] - [times.F606]) / 1000000" office:value-type="float" office:value="234.399232" calcext:value-type="float">
            <text:p>234.399232</text:p>
          </table:table-cell>
        </table:table-row>
        <table:table-row table:style-name="ro1">
          <table:table-cell table:formula="of:=[times.A607]" office:value-type="float" office:value="605" calcext:value-type="float">
            <text:p>605</text:p>
          </table:table-cell>
          <table:table-cell table:formula="of:= ([times.C607] - [times.B607]) / 1000000" office:value-type="float" office:value="274.468864" calcext:value-type="float">
            <text:p>274.468864</text:p>
          </table:table-cell>
          <table:table-cell table:formula="of:= ([times.E607] - [times.D607]) / 1000000" office:value-type="float" office:value="199.075072" calcext:value-type="float">
            <text:p>199.075072</text:p>
          </table:table-cell>
          <table:table-cell table:formula="of:= ([times.G607] - [times.F607]) / 1000000" office:value-type="float" office:value="234.054656" calcext:value-type="float">
            <text:p>234.054656</text:p>
          </table:table-cell>
        </table:table-row>
        <table:table-row table:style-name="ro1">
          <table:table-cell table:formula="of:=[times.A608]" office:value-type="float" office:value="606" calcext:value-type="float">
            <text:p>606</text:p>
          </table:table-cell>
          <table:table-cell table:formula="of:= ([times.C608] - [times.B608]) / 1000000" office:value-type="float" office:value="274.323712" calcext:value-type="float">
            <text:p>274.323712</text:p>
          </table:table-cell>
          <table:table-cell table:formula="of:= ([times.E608] - [times.D608]) / 1000000" office:value-type="float" office:value="198.737408" calcext:value-type="float">
            <text:p>198.737408</text:p>
          </table:table-cell>
          <table:table-cell table:formula="of:= ([times.G608] - [times.F608]) / 1000000" office:value-type="float" office:value="233.76" calcext:value-type="float">
            <text:p>233.76</text:p>
          </table:table-cell>
        </table:table-row>
        <table:table-row table:style-name="ro1">
          <table:table-cell table:formula="of:=[times.A609]" office:value-type="float" office:value="607" calcext:value-type="float">
            <text:p>607</text:p>
          </table:table-cell>
          <table:table-cell table:formula="of:= ([times.C609] - [times.B609]) / 1000000" office:value-type="float" office:value="274.246144" calcext:value-type="float">
            <text:p>274.246144</text:p>
          </table:table-cell>
          <table:table-cell table:formula="of:= ([times.E609] - [times.D609]) / 1000000" office:value-type="float" office:value="198.539776" calcext:value-type="float">
            <text:p>198.539776</text:p>
          </table:table-cell>
          <table:table-cell table:formula="of:= ([times.G609] - [times.F609]) / 1000000" office:value-type="float" office:value="233.460224" calcext:value-type="float">
            <text:p>233.460224</text:p>
          </table:table-cell>
        </table:table-row>
        <table:table-row table:style-name="ro1">
          <table:table-cell table:formula="of:=[times.A610]" office:value-type="float" office:value="608" calcext:value-type="float">
            <text:p>608</text:p>
          </table:table-cell>
          <table:table-cell table:formula="of:= ([times.C610] - [times.B610]) / 1000000" office:value-type="float" office:value="273.950208" calcext:value-type="float">
            <text:p>273.950208</text:p>
          </table:table-cell>
          <table:table-cell table:formula="of:= ([times.E610] - [times.D610]) / 1000000" office:value-type="float" office:value="198.37184" calcext:value-type="float">
            <text:p>198.37184</text:p>
          </table:table-cell>
          <table:table-cell table:formula="of:= ([times.G610] - [times.F610]) / 1000000" office:value-type="float" office:value="233.124096" calcext:value-type="float">
            <text:p>233.124096</text:p>
          </table:table-cell>
        </table:table-row>
        <table:table-row table:style-name="ro1">
          <table:table-cell table:formula="of:=[times.A611]" office:value-type="float" office:value="609" calcext:value-type="float">
            <text:p>609</text:p>
          </table:table-cell>
          <table:table-cell table:formula="of:= ([times.C611] - [times.B611]) / 1000000" office:value-type="float" office:value="273.652992" calcext:value-type="float">
            <text:p>273.652992</text:p>
          </table:table-cell>
          <table:table-cell table:formula="of:= ([times.E611] - [times.D611]) / 1000000" office:value-type="float" office:value="198.180096" calcext:value-type="float">
            <text:p>198.180096</text:p>
          </table:table-cell>
          <table:table-cell table:formula="of:= ([times.G611] - [times.F611]) / 1000000" office:value-type="float" office:value="232.833792" calcext:value-type="float">
            <text:p>232.833792</text:p>
          </table:table-cell>
        </table:table-row>
        <table:table-row table:style-name="ro1">
          <table:table-cell table:formula="of:=[times.A612]" office:value-type="float" office:value="610" calcext:value-type="float">
            <text:p>610</text:p>
          </table:table-cell>
          <table:table-cell table:formula="of:= ([times.C612] - [times.B612]) / 1000000" office:value-type="float" office:value="273.302272" calcext:value-type="float">
            <text:p>273.302272</text:p>
          </table:table-cell>
          <table:table-cell table:formula="of:= ([times.E612] - [times.D612]) / 1000000" office:value-type="float" office:value="197.87904" calcext:value-type="float">
            <text:p>197.87904</text:p>
          </table:table-cell>
          <table:table-cell table:formula="of:= ([times.G612] - [times.F612]) / 1000000" office:value-type="float" office:value="232.50304" calcext:value-type="float">
            <text:p>232.50304</text:p>
          </table:table-cell>
        </table:table-row>
        <table:table-row table:style-name="ro1">
          <table:table-cell table:formula="of:=[times.A613]" office:value-type="float" office:value="611" calcext:value-type="float">
            <text:p>611</text:p>
          </table:table-cell>
          <table:table-cell table:formula="of:= ([times.C613] - [times.B613]) / 1000000" office:value-type="float" office:value="273.107968" calcext:value-type="float">
            <text:p>273.107968</text:p>
          </table:table-cell>
          <table:table-cell table:formula="of:= ([times.E613] - [times.D613]) / 1000000" office:value-type="float" office:value="197.715968" calcext:value-type="float">
            <text:p>197.715968</text:p>
          </table:table-cell>
          <table:table-cell table:formula="of:= ([times.G613] - [times.F613]) / 1000000" office:value-type="float" office:value="232.205824" calcext:value-type="float">
            <text:p>232.205824</text:p>
          </table:table-cell>
        </table:table-row>
        <table:table-row table:style-name="ro1">
          <table:table-cell table:formula="of:=[times.A614]" office:value-type="float" office:value="612" calcext:value-type="float">
            <text:p>612</text:p>
          </table:table-cell>
          <table:table-cell table:formula="of:= ([times.C614] - [times.B614]) / 1000000" office:value-type="float" office:value="273.030912" calcext:value-type="float">
            <text:p>273.030912</text:p>
          </table:table-cell>
          <table:table-cell table:formula="of:= ([times.E614] - [times.D614]) / 1000000" office:value-type="float" office:value="197.583616" calcext:value-type="float">
            <text:p>197.583616</text:p>
          </table:table-cell>
          <table:table-cell table:formula="of:= ([times.G614] - [times.F614]) / 1000000" office:value-type="float" office:value="232.126976" calcext:value-type="float">
            <text:p>232.126976</text:p>
          </table:table-cell>
        </table:table-row>
        <table:table-row table:style-name="ro1">
          <table:table-cell table:formula="of:=[times.A615]" office:value-type="float" office:value="613" calcext:value-type="float">
            <text:p>613</text:p>
          </table:table-cell>
          <table:table-cell table:formula="of:= ([times.C615] - [times.B615]) / 1000000" office:value-type="float" office:value="272.733184" calcext:value-type="float">
            <text:p>272.733184</text:p>
          </table:table-cell>
          <table:table-cell table:formula="of:= ([times.E615] - [times.D615]) / 1000000" office:value-type="float" office:value="197.249792" calcext:value-type="float">
            <text:p>197.249792</text:p>
          </table:table-cell>
          <table:table-cell table:formula="of:= ([times.G615] - [times.F615]) / 1000000" office:value-type="float" office:value="231.841024" calcext:value-type="float">
            <text:p>231.841024</text:p>
          </table:table-cell>
        </table:table-row>
        <table:table-row table:style-name="ro1">
          <table:table-cell table:formula="of:=[times.A616]" office:value-type="float" office:value="614" calcext:value-type="float">
            <text:p>614</text:p>
          </table:table-cell>
          <table:table-cell table:formula="of:= ([times.C616] - [times.B616]) / 1000000" office:value-type="float" office:value="272.438016" calcext:value-type="float">
            <text:p>272.438016</text:p>
          </table:table-cell>
          <table:table-cell table:formula="of:= ([times.E616] - [times.D616]) / 1000000" office:value-type="float" office:value="197.056" calcext:value-type="float">
            <text:p>197.056</text:p>
          </table:table-cell>
          <table:table-cell table:formula="of:= ([times.G616] - [times.F616]) / 1000000" office:value-type="float" office:value="232.00256" calcext:value-type="float">
            <text:p>232.00256</text:p>
          </table:table-cell>
        </table:table-row>
        <table:table-row table:style-name="ro1">
          <table:table-cell table:formula="of:=[times.A617]" office:value-type="float" office:value="615" calcext:value-type="float">
            <text:p>615</text:p>
          </table:table-cell>
          <table:table-cell table:formula="of:= ([times.C617] - [times.B617]) / 1000000" office:value-type="float" office:value="272.102144" calcext:value-type="float">
            <text:p>272.102144</text:p>
          </table:table-cell>
          <table:table-cell table:formula="of:= ([times.E617] - [times.D617]) / 1000000" office:value-type="float" office:value="196.925696" calcext:value-type="float">
            <text:p>196.925696</text:p>
          </table:table-cell>
          <table:table-cell table:formula="of:= ([times.G617] - [times.F617]) / 1000000" office:value-type="float" office:value="231.664896" calcext:value-type="float">
            <text:p>231.664896</text:p>
          </table:table-cell>
        </table:table-row>
        <table:table-row table:style-name="ro1">
          <table:table-cell table:formula="of:=[times.A618]" office:value-type="float" office:value="616" calcext:value-type="float">
            <text:p>616</text:p>
          </table:table-cell>
          <table:table-cell table:formula="of:= ([times.C618] - [times.B618]) / 1000000" office:value-type="float" office:value="271.913984" calcext:value-type="float">
            <text:p>271.913984</text:p>
          </table:table-cell>
          <table:table-cell table:formula="of:= ([times.E618] - [times.D618]) / 1000000" office:value-type="float" office:value="196.617984" calcext:value-type="float">
            <text:p>196.617984</text:p>
          </table:table-cell>
          <table:table-cell table:formula="of:= ([times.G618] - [times.F618]) / 1000000" office:value-type="float" office:value="231.362816" calcext:value-type="float">
            <text:p>231.362816</text:p>
          </table:table-cell>
        </table:table-row>
        <table:table-row table:style-name="ro1">
          <table:table-cell table:formula="of:=[times.A619]" office:value-type="float" office:value="617" calcext:value-type="float">
            <text:p>617</text:p>
          </table:table-cell>
          <table:table-cell table:formula="of:= ([times.C619] - [times.B619]) / 1000000" office:value-type="float" office:value="271.837952" calcext:value-type="float">
            <text:p>271.837952</text:p>
          </table:table-cell>
          <table:table-cell table:formula="of:= ([times.E619] - [times.D619]) / 1000000" office:value-type="float" office:value="196.31104" calcext:value-type="float">
            <text:p>196.31104</text:p>
          </table:table-cell>
          <table:table-cell table:formula="of:= ([times.G619] - [times.F619]) / 1000000" office:value-type="float" office:value="231.078144" calcext:value-type="float">
            <text:p>231.078144</text:p>
          </table:table-cell>
        </table:table-row>
        <table:table-row table:style-name="ro1">
          <table:table-cell table:formula="of:=[times.A620]" office:value-type="float" office:value="618" calcext:value-type="float">
            <text:p>618</text:p>
          </table:table-cell>
          <table:table-cell table:formula="of:= ([times.C620] - [times.B620]) / 1000000" office:value-type="float" office:value="271.486976" calcext:value-type="float">
            <text:p>271.486976</text:p>
          </table:table-cell>
          <table:table-cell table:formula="of:= ([times.E620] - [times.D620]) / 1000000" office:value-type="float" office:value="196.012288" calcext:value-type="float">
            <text:p>196.012288</text:p>
          </table:table-cell>
          <table:table-cell table:formula="of:= ([times.G620] - [times.F620]) / 1000000" office:value-type="float" office:value="230.777088" calcext:value-type="float">
            <text:p>230.777088</text:p>
          </table:table-cell>
        </table:table-row>
        <table:table-row table:style-name="ro1">
          <table:table-cell table:formula="of:=[times.A621]" office:value-type="float" office:value="619" calcext:value-type="float">
            <text:p>619</text:p>
          </table:table-cell>
          <table:table-cell table:formula="of:= ([times.C621] - [times.B621]) / 1000000" office:value-type="float" office:value="271.189248" calcext:value-type="float">
            <text:p>271.189248</text:p>
          </table:table-cell>
          <table:table-cell table:formula="of:= ([times.E621] - [times.D621]) / 1000000" office:value-type="float" office:value="195.940096" calcext:value-type="float">
            <text:p>195.940096</text:p>
          </table:table-cell>
          <table:table-cell table:formula="of:= ([times.G621] - [times.F621]) / 1000000" office:value-type="float" office:value="230.480896" calcext:value-type="float">
            <text:p>230.480896</text:p>
          </table:table-cell>
        </table:table-row>
        <table:table-row table:style-name="ro1">
          <table:table-cell table:formula="of:=[times.A622]" office:value-type="float" office:value="620" calcext:value-type="float">
            <text:p>620</text:p>
          </table:table-cell>
          <table:table-cell table:formula="of:= ([times.C622] - [times.B622]) / 1000000" office:value-type="float" office:value="270.85696" calcext:value-type="float">
            <text:p>270.85696</text:p>
          </table:table-cell>
          <table:table-cell table:formula="of:= ([times.E622] - [times.D622]) / 1000000" office:value-type="float" office:value="195.645952" calcext:value-type="float">
            <text:p>195.645952</text:p>
          </table:table-cell>
          <table:table-cell table:formula="of:= ([times.G622] - [times.F622]) / 1000000" office:value-type="float" office:value="230.187008" calcext:value-type="float">
            <text:p>230.187008</text:p>
          </table:table-cell>
        </table:table-row>
        <table:table-row table:style-name="ro1">
          <table:table-cell table:formula="of:=[times.A623]" office:value-type="float" office:value="621" calcext:value-type="float">
            <text:p>621</text:p>
          </table:table-cell>
          <table:table-cell table:formula="of:= ([times.C623] - [times.B623]) / 1000000" office:value-type="float" office:value="270.66496" calcext:value-type="float">
            <text:p>270.66496</text:p>
          </table:table-cell>
          <table:table-cell table:formula="of:= ([times.E623] - [times.D623]) / 1000000" office:value-type="float" office:value="195.19104" calcext:value-type="float">
            <text:p>195.19104</text:p>
          </table:table-cell>
          <table:table-cell table:formula="of:= ([times.G623] - [times.F623]) / 1000000" office:value-type="float" office:value="229.895168" calcext:value-type="float">
            <text:p>229.895168</text:p>
          </table:table-cell>
        </table:table-row>
        <table:table-row table:style-name="ro1">
          <table:table-cell table:formula="of:=[times.A624]" office:value-type="float" office:value="622" calcext:value-type="float">
            <text:p>622</text:p>
          </table:table-cell>
          <table:table-cell table:formula="of:= ([times.C624] - [times.B624]) / 1000000" office:value-type="float" office:value="270.553856" calcext:value-type="float">
            <text:p>270.553856</text:p>
          </table:table-cell>
          <table:table-cell table:formula="of:= ([times.E624] - [times.D624]) / 1000000" office:value-type="float" office:value="194.875136" calcext:value-type="float">
            <text:p>194.875136</text:p>
          </table:table-cell>
          <table:table-cell table:formula="of:= ([times.G624] - [times.F624]) / 1000000" office:value-type="float" office:value="229.68192" calcext:value-type="float">
            <text:p>229.68192</text:p>
          </table:table-cell>
        </table:table-row>
        <table:table-row table:style-name="ro1">
          <table:table-cell table:formula="of:=[times.A625]" office:value-type="float" office:value="623" calcext:value-type="float">
            <text:p>623</text:p>
          </table:table-cell>
          <table:table-cell table:formula="of:= ([times.C625] - [times.B625]) / 1000000" office:value-type="float" office:value="270.255616" calcext:value-type="float">
            <text:p>270.255616</text:p>
          </table:table-cell>
          <table:table-cell table:formula="of:= ([times.E625] - [times.D625]) / 1000000" office:value-type="float" office:value="194.66752" calcext:value-type="float">
            <text:p>194.66752</text:p>
          </table:table-cell>
          <table:table-cell table:formula="of:= ([times.G625] - [times.F625]) / 1000000" office:value-type="float" office:value="229.728256" calcext:value-type="float">
            <text:p>229.728256</text:p>
          </table:table-cell>
        </table:table-row>
        <table:table-row table:style-name="ro1">
          <table:table-cell table:formula="of:=[times.A626]" office:value-type="float" office:value="624" calcext:value-type="float">
            <text:p>624</text:p>
          </table:table-cell>
          <table:table-cell table:formula="of:= ([times.C626] - [times.B626]) / 1000000" office:value-type="float" office:value="269.958912" calcext:value-type="float">
            <text:p>269.958912</text:p>
          </table:table-cell>
          <table:table-cell table:formula="of:= ([times.E626] - [times.D626]) / 1000000" office:value-type="float" office:value="194.348288" calcext:value-type="float">
            <text:p>194.348288</text:p>
          </table:table-cell>
          <table:table-cell table:formula="of:= ([times.G626] - [times.F626]) / 1000000" office:value-type="float" office:value="229.446656" calcext:value-type="float">
            <text:p>229.446656</text:p>
          </table:table-cell>
        </table:table-row>
        <table:table-row table:style-name="ro1">
          <table:table-cell table:formula="of:=[times.A627]" office:value-type="float" office:value="625" calcext:value-type="float">
            <text:p>625</text:p>
          </table:table-cell>
          <table:table-cell table:formula="of:= ([times.C627] - [times.B627]) / 1000000" office:value-type="float" office:value="269.773824" calcext:value-type="float">
            <text:p>269.773824</text:p>
          </table:table-cell>
          <table:table-cell table:formula="of:= ([times.E627] - [times.D627]) / 1000000" office:value-type="float" office:value="194.233856" calcext:value-type="float">
            <text:p>194.233856</text:p>
          </table:table-cell>
          <table:table-cell table:formula="of:= ([times.G627] - [times.F627]) / 1000000" office:value-type="float" office:value="229.145856" calcext:value-type="float">
            <text:p>229.145856</text:p>
          </table:table-cell>
        </table:table-row>
        <table:table-row table:style-name="ro1">
          <table:table-cell table:formula="of:=[times.A628]" office:value-type="float" office:value="626" calcext:value-type="float">
            <text:p>626</text:p>
          </table:table-cell>
          <table:table-cell table:formula="of:= ([times.C628] - [times.B628]) / 1000000" office:value-type="float" office:value="269.59488" calcext:value-type="float">
            <text:p>269.59488</text:p>
          </table:table-cell>
          <table:table-cell table:formula="of:= ([times.E628] - [times.D628]) / 1000000" office:value-type="float" office:value="193.927168" calcext:value-type="float">
            <text:p>193.927168</text:p>
          </table:table-cell>
          <table:table-cell table:formula="of:= ([times.G628] - [times.F628]) / 1000000" office:value-type="float" office:value="228.852992" calcext:value-type="float">
            <text:p>228.852992</text:p>
          </table:table-cell>
        </table:table-row>
        <table:table-row table:style-name="ro1">
          <table:table-cell table:formula="of:=[times.A629]" office:value-type="float" office:value="627" calcext:value-type="float">
            <text:p>627</text:p>
          </table:table-cell>
          <table:table-cell table:formula="of:= ([times.C629] - [times.B629]) / 1000000" office:value-type="float" office:value="269.42208" calcext:value-type="float">
            <text:p>269.42208</text:p>
          </table:table-cell>
          <table:table-cell table:formula="of:= ([times.E629] - [times.D629]) / 1000000" office:value-type="float" office:value="193.628928" calcext:value-type="float">
            <text:p>193.628928</text:p>
          </table:table-cell>
          <table:table-cell table:formula="of:= ([times.G629] - [times.F629]) / 1000000" office:value-type="float" office:value="228.558848" calcext:value-type="float">
            <text:p>228.558848</text:p>
          </table:table-cell>
        </table:table-row>
        <table:table-row table:style-name="ro1">
          <table:table-cell table:formula="of:=[times.A630]" office:value-type="float" office:value="628" calcext:value-type="float">
            <text:p>628</text:p>
          </table:table-cell>
          <table:table-cell table:formula="of:= ([times.C630] - [times.B630]) / 1000000" office:value-type="float" office:value="269.104128" calcext:value-type="float">
            <text:p>269.104128</text:p>
          </table:table-cell>
          <table:table-cell table:formula="of:= ([times.E630] - [times.D630]) / 1000000" office:value-type="float" office:value="193.442048" calcext:value-type="float">
            <text:p>193.442048</text:p>
          </table:table-cell>
          <table:table-cell table:formula="of:= ([times.G630] - [times.F630]) / 1000000" office:value-type="float" office:value="228.417024" calcext:value-type="float">
            <text:p>228.417024</text:p>
          </table:table-cell>
        </table:table-row>
        <table:table-row table:style-name="ro1">
          <table:table-cell table:formula="of:=[times.A631]" office:value-type="float" office:value="629" calcext:value-type="float">
            <text:p>629</text:p>
          </table:table-cell>
          <table:table-cell table:formula="of:= ([times.C631] - [times.B631]) / 1000000" office:value-type="float" office:value="268.908288" calcext:value-type="float">
            <text:p>268.908288</text:p>
          </table:table-cell>
          <table:table-cell table:formula="of:= ([times.E631] - [times.D631]) / 1000000" office:value-type="float" office:value="193.372672" calcext:value-type="float">
            <text:p>193.372672</text:p>
          </table:table-cell>
          <table:table-cell table:formula="of:= ([times.G631] - [times.F631]) / 1000000" office:value-type="float" office:value="228.121344" calcext:value-type="float">
            <text:p>228.121344</text:p>
          </table:table-cell>
        </table:table-row>
        <table:table-row table:style-name="ro1">
          <table:table-cell table:formula="of:=[times.A632]" office:value-type="float" office:value="630" calcext:value-type="float">
            <text:p>630</text:p>
          </table:table-cell>
          <table:table-cell table:formula="of:= ([times.C632] - [times.B632]) / 1000000" office:value-type="float" office:value="268.747264" calcext:value-type="float">
            <text:p>268.747264</text:p>
          </table:table-cell>
          <table:table-cell table:formula="of:= ([times.E632] - [times.D632]) / 1000000" office:value-type="float" office:value="193.079296" calcext:value-type="float">
            <text:p>193.079296</text:p>
          </table:table-cell>
          <table:table-cell table:formula="of:= ([times.G632] - [times.F632]) / 1000000" office:value-type="float" office:value="228.066048" calcext:value-type="float">
            <text:p>228.066048</text:p>
          </table:table-cell>
        </table:table-row>
        <table:table-row table:style-name="ro1">
          <table:table-cell table:formula="of:=[times.A633]" office:value-type="float" office:value="631" calcext:value-type="float">
            <text:p>631</text:p>
          </table:table-cell>
          <table:table-cell table:formula="of:= ([times.C633] - [times.B633]) / 1000000" office:value-type="float" office:value="268.441088" calcext:value-type="float">
            <text:p>268.441088</text:p>
          </table:table-cell>
          <table:table-cell table:formula="of:= ([times.E633] - [times.D633]) / 1000000" office:value-type="float" office:value="192.733184" calcext:value-type="float">
            <text:p>192.733184</text:p>
          </table:table-cell>
          <table:table-cell table:formula="of:= ([times.G633] - [times.F633]) / 1000000" office:value-type="float" office:value="227.765504" calcext:value-type="float">
            <text:p>227.765504</text:p>
          </table:table-cell>
        </table:table-row>
        <table:table-row table:style-name="ro1">
          <table:table-cell table:formula="of:=[times.A634]" office:value-type="float" office:value="632" calcext:value-type="float">
            <text:p>632</text:p>
          </table:table-cell>
          <table:table-cell table:formula="of:= ([times.C634] - [times.B634]) / 1000000" office:value-type="float" office:value="268.221952" calcext:value-type="float">
            <text:p>268.221952</text:p>
          </table:table-cell>
          <table:table-cell table:formula="of:= ([times.E634] - [times.D634]) / 1000000" office:value-type="float" office:value="192.53888" calcext:value-type="float">
            <text:p>192.53888</text:p>
          </table:table-cell>
          <table:table-cell table:formula="of:= ([times.G634] - [times.F634]) / 1000000" office:value-type="float" office:value="227.469312" calcext:value-type="float">
            <text:p>227.469312</text:p>
          </table:table-cell>
        </table:table-row>
        <table:table-row table:style-name="ro1">
          <table:table-cell table:formula="of:=[times.A635]" office:value-type="float" office:value="633" calcext:value-type="float">
            <text:p>633</text:p>
          </table:table-cell>
          <table:table-cell table:formula="of:= ([times.C635] - [times.B635]) / 1000000" office:value-type="float" office:value="268.075008" calcext:value-type="float">
            <text:p>268.075008</text:p>
          </table:table-cell>
          <table:table-cell table:formula="of:= ([times.E635] - [times.D635]) / 1000000" office:value-type="float" office:value="192.331008" calcext:value-type="float">
            <text:p>192.331008</text:p>
          </table:table-cell>
          <table:table-cell table:formula="of:= ([times.G635] - [times.F635]) / 1000000" office:value-type="float" office:value="227.40608" calcext:value-type="float">
            <text:p>227.40608</text:p>
          </table:table-cell>
        </table:table-row>
        <table:table-row table:style-name="ro1">
          <table:table-cell table:formula="of:=[times.A636]" office:value-type="float" office:value="634" calcext:value-type="float">
            <text:p>634</text:p>
          </table:table-cell>
          <table:table-cell table:formula="of:= ([times.C636] - [times.B636]) / 1000000" office:value-type="float" office:value="267.78112" calcext:value-type="float">
            <text:p>267.78112</text:p>
          </table:table-cell>
          <table:table-cell table:formula="of:= ([times.E636] - [times.D636]) / 1000000" office:value-type="float" office:value="192.019968" calcext:value-type="float">
            <text:p>192.019968</text:p>
          </table:table-cell>
          <table:table-cell table:formula="of:= ([times.G636] - [times.F636]) / 1000000" office:value-type="float" office:value="227.073536" calcext:value-type="float">
            <text:p>227.073536</text:p>
          </table:table-cell>
        </table:table-row>
        <table:table-row table:style-name="ro1">
          <table:table-cell table:formula="of:=[times.A637]" office:value-type="float" office:value="635" calcext:value-type="float">
            <text:p>635</text:p>
          </table:table-cell>
          <table:table-cell table:formula="of:= ([times.C637] - [times.B637]) / 1000000" office:value-type="float" office:value="267.537152" calcext:value-type="float">
            <text:p>267.537152</text:p>
          </table:table-cell>
          <table:table-cell table:formula="of:= ([times.E637] - [times.D637]) / 1000000" office:value-type="float" office:value="191.815936" calcext:value-type="float">
            <text:p>191.815936</text:p>
          </table:table-cell>
          <table:table-cell table:formula="of:= ([times.G637] - [times.F637]) / 1000000" office:value-type="float" office:value="226.775296" calcext:value-type="float">
            <text:p>226.775296</text:p>
          </table:table-cell>
        </table:table-row>
        <table:table-row table:style-name="ro1">
          <table:table-cell table:formula="of:=[times.A638]" office:value-type="float" office:value="636" calcext:value-type="float">
            <text:p>636</text:p>
          </table:table-cell>
          <table:table-cell table:formula="of:= ([times.C638] - [times.B638]) / 1000000" office:value-type="float" office:value="267.346944" calcext:value-type="float">
            <text:p>267.346944</text:p>
          </table:table-cell>
          <table:table-cell table:formula="of:= ([times.E638] - [times.D638]) / 1000000" office:value-type="float" office:value="191.665152" calcext:value-type="float">
            <text:p>191.665152</text:p>
          </table:table-cell>
          <table:table-cell table:formula="of:= ([times.G638] - [times.F638]) / 1000000" office:value-type="float" office:value="226.490368" calcext:value-type="float">
            <text:p>226.490368</text:p>
          </table:table-cell>
        </table:table-row>
        <table:table-row table:style-name="ro1">
          <table:table-cell table:formula="of:=[times.A639]" office:value-type="float" office:value="637" calcext:value-type="float">
            <text:p>637</text:p>
          </table:table-cell>
          <table:table-cell table:formula="of:= ([times.C639] - [times.B639]) / 1000000" office:value-type="float" office:value="267.154944" calcext:value-type="float">
            <text:p>267.154944</text:p>
          </table:table-cell>
          <table:table-cell table:formula="of:= ([times.E639] - [times.D639]) / 1000000" office:value-type="float" office:value="191.330048" calcext:value-type="float">
            <text:p>191.330048</text:p>
          </table:table-cell>
          <table:table-cell table:formula="of:= ([times.G639] - [times.F639]) / 1000000" office:value-type="float" office:value="226.311936" calcext:value-type="float">
            <text:p>226.311936</text:p>
          </table:table-cell>
        </table:table-row>
        <table:table-row table:style-name="ro1">
          <table:table-cell table:formula="of:=[times.A640]" office:value-type="float" office:value="638" calcext:value-type="float">
            <text:p>638</text:p>
          </table:table-cell>
          <table:table-cell table:formula="of:= ([times.C640] - [times.B640]) / 1000000" office:value-type="float" office:value="266.964224" calcext:value-type="float">
            <text:p>266.964224</text:p>
          </table:table-cell>
          <table:table-cell table:formula="of:= ([times.E640] - [times.D640]) / 1000000" office:value-type="float" office:value="191.136256" calcext:value-type="float">
            <text:p>191.136256</text:p>
          </table:table-cell>
          <table:table-cell table:formula="of:= ([times.G640] - [times.F640]) / 1000000" office:value-type="float" office:value="226.28224" calcext:value-type="float">
            <text:p>226.28224</text:p>
          </table:table-cell>
        </table:table-row>
        <table:table-row table:style-name="ro1">
          <table:table-cell table:formula="of:=[times.A641]" office:value-type="float" office:value="639" calcext:value-type="float">
            <text:p>639</text:p>
          </table:table-cell>
          <table:table-cell table:formula="of:= ([times.C641] - [times.B641]) / 1000000" office:value-type="float" office:value="266.861056" calcext:value-type="float">
            <text:p>266.861056</text:p>
          </table:table-cell>
          <table:table-cell table:formula="of:= ([times.E641] - [times.D641]) / 1000000" office:value-type="float" office:value="190.897152" calcext:value-type="float">
            <text:p>190.897152</text:p>
          </table:table-cell>
          <table:table-cell table:formula="of:= ([times.G641] - [times.F641]) / 1000000" office:value-type="float" office:value="225.985024" calcext:value-type="float">
            <text:p>225.985024</text:p>
          </table:table-cell>
        </table:table-row>
        <table:table-row table:style-name="ro1">
          <table:table-cell table:formula="of:=[times.A642]" office:value-type="float" office:value="640" calcext:value-type="float">
            <text:p>640</text:p>
          </table:table-cell>
          <table:table-cell table:formula="of:= ([times.C642] - [times.B642]) / 1000000" office:value-type="float" office:value="266.56768" calcext:value-type="float">
            <text:p>266.56768</text:p>
          </table:table-cell>
          <table:table-cell table:formula="of:= ([times.E642] - [times.D642]) / 1000000" office:value-type="float" office:value="190.698752" calcext:value-type="float">
            <text:p>190.698752</text:p>
          </table:table-cell>
          <table:table-cell table:formula="of:= ([times.G642] - [times.F642]) / 1000000" office:value-type="float" office:value="225.700096" calcext:value-type="float">
            <text:p>225.700096</text:p>
          </table:table-cell>
        </table:table-row>
        <table:table-row table:style-name="ro1">
          <table:table-cell table:formula="of:=[times.A643]" office:value-type="float" office:value="641" calcext:value-type="float">
            <text:p>641</text:p>
          </table:table-cell>
          <table:table-cell table:formula="of:= ([times.C643] - [times.B643]) / 1000000" office:value-type="float" office:value="266.242304" calcext:value-type="float">
            <text:p>266.242304</text:p>
          </table:table-cell>
          <table:table-cell table:formula="of:= ([times.E643] - [times.D643]) / 1000000" office:value-type="float" office:value="190.53184" calcext:value-type="float">
            <text:p>190.53184</text:p>
          </table:table-cell>
          <table:table-cell table:formula="of:= ([times.G643] - [times.F643]) / 1000000" office:value-type="float" office:value="225.39776" calcext:value-type="float">
            <text:p>225.39776</text:p>
          </table:table-cell>
        </table:table-row>
        <table:table-row table:style-name="ro1">
          <table:table-cell table:formula="of:=[times.A644]" office:value-type="float" office:value="642" calcext:value-type="float">
            <text:p>642</text:p>
          </table:table-cell>
          <table:table-cell table:formula="of:= ([times.C644] - [times.B644]) / 1000000" office:value-type="float" office:value="266.05184" calcext:value-type="float">
            <text:p>266.05184</text:p>
          </table:table-cell>
          <table:table-cell table:formula="of:= ([times.E644] - [times.D644]) / 1000000" office:value-type="float" office:value="190.219776" calcext:value-type="float">
            <text:p>190.219776</text:p>
          </table:table-cell>
          <table:table-cell table:formula="of:= ([times.G644] - [times.F644]) / 1000000" office:value-type="float" office:value="225.23008" calcext:value-type="float">
            <text:p>225.23008</text:p>
          </table:table-cell>
        </table:table-row>
        <table:table-row table:style-name="ro1">
          <table:table-cell table:formula="of:=[times.A645]" office:value-type="float" office:value="643" calcext:value-type="float">
            <text:p>643</text:p>
          </table:table-cell>
          <table:table-cell table:formula="of:= ([times.C645] - [times.B645]) / 1000000" office:value-type="float" office:value="265.86112" calcext:value-type="float">
            <text:p>265.86112</text:p>
          </table:table-cell>
          <table:table-cell table:formula="of:= ([times.E645] - [times.D645]) / 1000000" office:value-type="float" office:value="189.910016" calcext:value-type="float">
            <text:p>189.910016</text:p>
          </table:table-cell>
          <table:table-cell table:formula="of:= ([times.G645] - [times.F645]) / 1000000" office:value-type="float" office:value="225.197056" calcext:value-type="float">
            <text:p>225.197056</text:p>
          </table:table-cell>
        </table:table-row>
        <table:table-row table:style-name="ro1">
          <table:table-cell table:formula="of:=[times.A646]" office:value-type="float" office:value="644" calcext:value-type="float">
            <text:p>644</text:p>
          </table:table-cell>
          <table:table-cell table:formula="of:= ([times.C646] - [times.B646]) / 1000000" office:value-type="float" office:value="265.67168" calcext:value-type="float">
            <text:p>265.67168</text:p>
          </table:table-cell>
          <table:table-cell table:formula="of:= ([times.E646] - [times.D646]) / 1000000" office:value-type="float" office:value="189.719296" calcext:value-type="float">
            <text:p>189.719296</text:p>
          </table:table-cell>
          <table:table-cell table:formula="of:= ([times.G646] - [times.F646]) / 1000000" office:value-type="float" office:value="224.90112" calcext:value-type="float">
            <text:p>224.90112</text:p>
          </table:table-cell>
        </table:table-row>
        <table:table-row table:style-name="ro1">
          <table:table-cell table:formula="of:=[times.A647]" office:value-type="float" office:value="645" calcext:value-type="float">
            <text:p>645</text:p>
          </table:table-cell>
          <table:table-cell table:formula="of:= ([times.C647] - [times.B647]) / 1000000" office:value-type="float" office:value="265.44896" calcext:value-type="float">
            <text:p>265.44896</text:p>
          </table:table-cell>
          <table:table-cell table:formula="of:= ([times.E647] - [times.D647]) / 1000000" office:value-type="float" office:value="189.56928" calcext:value-type="float">
            <text:p>189.56928</text:p>
          </table:table-cell>
          <table:table-cell table:formula="of:= ([times.G647] - [times.F647]) / 1000000" office:value-type="float" office:value="224.61056" calcext:value-type="float">
            <text:p>224.61056</text:p>
          </table:table-cell>
        </table:table-row>
        <table:table-row table:style-name="ro1">
          <table:table-cell table:formula="of:=[times.A648]" office:value-type="float" office:value="646" calcext:value-type="float">
            <text:p>646</text:p>
          </table:table-cell>
          <table:table-cell table:formula="of:= ([times.C648] - [times.B648]) / 1000000" office:value-type="float" office:value="265.302016" calcext:value-type="float">
            <text:p>265.302016</text:p>
          </table:table-cell>
          <table:table-cell table:formula="of:= ([times.E648] - [times.D648]) / 1000000" office:value-type="float" office:value="189.273856" calcext:value-type="float">
            <text:p>189.273856</text:p>
          </table:table-cell>
          <table:table-cell table:formula="of:= ([times.G648] - [times.F648]) / 1000000" office:value-type="float" office:value="224.318976" calcext:value-type="float">
            <text:p>224.318976</text:p>
          </table:table-cell>
        </table:table-row>
        <table:table-row table:style-name="ro1">
          <table:table-cell table:formula="of:=[times.A649]" office:value-type="float" office:value="647" calcext:value-type="float">
            <text:p>647</text:p>
          </table:table-cell>
          <table:table-cell table:formula="of:= ([times.C649] - [times.B649]) / 1000000" office:value-type="float" office:value="264.977152" calcext:value-type="float">
            <text:p>264.977152</text:p>
          </table:table-cell>
          <table:table-cell table:formula="of:= ([times.E649] - [times.D649]) / 1000000" office:value-type="float" office:value="189.044224" calcext:value-type="float">
            <text:p>189.044224</text:p>
          </table:table-cell>
          <table:table-cell table:formula="of:= ([times.G649] - [times.F649]) / 1000000" office:value-type="float" office:value="224.148224" calcext:value-type="float">
            <text:p>224.148224</text:p>
          </table:table-cell>
        </table:table-row>
        <table:table-row table:style-name="ro1">
          <table:table-cell table:formula="of:=[times.A650]" office:value-type="float" office:value="648" calcext:value-type="float">
            <text:p>648</text:p>
          </table:table-cell>
          <table:table-cell table:formula="of:= ([times.C650] - [times.B650]) / 1000000" office:value-type="float" office:value="264.787712" calcext:value-type="float">
            <text:p>264.787712</text:p>
          </table:table-cell>
          <table:table-cell table:formula="of:= ([times.E650] - [times.D650]) / 1000000" office:value-type="float" office:value="188.933888" calcext:value-type="float">
            <text:p>188.933888</text:p>
          </table:table-cell>
          <table:table-cell table:formula="of:= ([times.G650] - [times.F650]) / 1000000" office:value-type="float" office:value="224.07552" calcext:value-type="float">
            <text:p>224.07552</text:p>
          </table:table-cell>
        </table:table-row>
        <table:table-row table:style-name="ro1">
          <table:table-cell table:formula="of:=[times.A651]" office:value-type="float" office:value="649" calcext:value-type="float">
            <text:p>649</text:p>
          </table:table-cell>
          <table:table-cell table:formula="of:= ([times.C651] - [times.B651]) / 1000000" office:value-type="float" office:value="264.601856" calcext:value-type="float">
            <text:p>264.601856</text:p>
          </table:table-cell>
          <table:table-cell table:formula="of:= ([times.E651] - [times.D651]) / 1000000" office:value-type="float" office:value="188.74496" calcext:value-type="float">
            <text:p>188.74496</text:p>
          </table:table-cell>
          <table:table-cell table:formula="of:= ([times.G651] - [times.F651]) / 1000000" office:value-type="float" office:value="223.779072" calcext:value-type="float">
            <text:p>223.779072</text:p>
          </table:table-cell>
        </table:table-row>
        <table:table-row table:style-name="ro1">
          <table:table-cell table:formula="of:=[times.A652]" office:value-type="float" office:value="650" calcext:value-type="float">
            <text:p>650</text:p>
          </table:table-cell>
          <table:table-cell table:formula="of:= ([times.C652] - [times.B652]) / 1000000" office:value-type="float" office:value="264.290048" calcext:value-type="float">
            <text:p>264.290048</text:p>
          </table:table-cell>
          <table:table-cell table:formula="of:= ([times.E652] - [times.D652]) / 1000000" office:value-type="float" office:value="188.505856" calcext:value-type="float">
            <text:p>188.505856</text:p>
          </table:table-cell>
          <table:table-cell table:formula="of:= ([times.G652] - [times.F652]) / 1000000" office:value-type="float" office:value="223.485952" calcext:value-type="float">
            <text:p>223.485952</text:p>
          </table:table-cell>
        </table:table-row>
        <table:table-row table:style-name="ro1">
          <table:table-cell table:formula="of:=[times.A653]" office:value-type="float" office:value="651" calcext:value-type="float">
            <text:p>651</text:p>
          </table:table-cell>
          <table:table-cell table:formula="of:= ([times.C653] - [times.B653]) / 1000000" office:value-type="float" office:value="264.092672" calcext:value-type="float">
            <text:p>264.092672</text:p>
          </table:table-cell>
          <table:table-cell table:formula="of:= ([times.E653] - [times.D653]) / 1000000" office:value-type="float" office:value="188.186112" calcext:value-type="float">
            <text:p>188.186112</text:p>
          </table:table-cell>
          <table:table-cell table:formula="of:= ([times.G653] - [times.F653]) / 1000000" office:value-type="float" office:value="223.314944" calcext:value-type="float">
            <text:p>223.314944</text:p>
          </table:table-cell>
        </table:table-row>
        <table:table-row table:style-name="ro1">
          <table:table-cell table:formula="of:=[times.A654]" office:value-type="float" office:value="652" calcext:value-type="float">
            <text:p>652</text:p>
          </table:table-cell>
          <table:table-cell table:formula="of:= ([times.C654] - [times.B654]) / 1000000" office:value-type="float" office:value="263.998208" calcext:value-type="float">
            <text:p>263.998208</text:p>
          </table:table-cell>
          <table:table-cell table:formula="of:= ([times.E654] - [times.D654]) / 1000000" office:value-type="float" office:value="188.032" calcext:value-type="float">
            <text:p>188.032</text:p>
          </table:table-cell>
          <table:table-cell table:formula="of:= ([times.G654] - [times.F654]) / 1000000" office:value-type="float" office:value="223.282176" calcext:value-type="float">
            <text:p>223.282176</text:p>
          </table:table-cell>
        </table:table-row>
        <table:table-row table:style-name="ro1">
          <table:table-cell table:formula="of:=[times.A655]" office:value-type="float" office:value="653" calcext:value-type="float">
            <text:p>653</text:p>
          </table:table-cell>
          <table:table-cell table:formula="of:= ([times.C655] - [times.B655]) / 1000000" office:value-type="float" office:value="263.85792" calcext:value-type="float">
            <text:p>263.85792</text:p>
          </table:table-cell>
          <table:table-cell table:formula="of:= ([times.E655] - [times.D655]) / 1000000" office:value-type="float" office:value="187.727104" calcext:value-type="float">
            <text:p>187.727104</text:p>
          </table:table-cell>
          <table:table-cell table:formula="of:= ([times.G655] - [times.F655]) / 1000000" office:value-type="float" office:value="222.985984" calcext:value-type="float">
            <text:p>222.985984</text:p>
          </table:table-cell>
        </table:table-row>
        <table:table-row table:style-name="ro1">
          <table:table-cell table:formula="of:=[times.A656]" office:value-type="float" office:value="654" calcext:value-type="float">
            <text:p>654</text:p>
          </table:table-cell>
          <table:table-cell table:formula="of:= ([times.C656] - [times.B656]) / 1000000" office:value-type="float" office:value="263.52512" calcext:value-type="float">
            <text:p>263.52512</text:p>
          </table:table-cell>
          <table:table-cell table:formula="of:= ([times.E656] - [times.D656]) / 1000000" office:value-type="float" office:value="187.419904" calcext:value-type="float">
            <text:p>187.419904</text:p>
          </table:table-cell>
          <table:table-cell table:formula="of:= ([times.G656] - [times.F656]) / 1000000" office:value-type="float" office:value="222.308096" calcext:value-type="float">
            <text:p>222.308096</text:p>
          </table:table-cell>
        </table:table-row>
        <table:table-row table:style-name="ro1">
          <table:table-cell table:formula="of:=[times.A657]" office:value-type="float" office:value="655" calcext:value-type="float">
            <text:p>655</text:p>
          </table:table-cell>
          <table:table-cell table:formula="of:= ([times.C657] - [times.B657]) / 1000000" office:value-type="float" office:value="263.407616" calcext:value-type="float">
            <text:p>263.407616</text:p>
          </table:table-cell>
          <table:table-cell table:formula="of:= ([times.E657] - [times.D657]) / 1000000" office:value-type="float" office:value="187.240448" calcext:value-type="float">
            <text:p>187.240448</text:p>
          </table:table-cell>
          <table:table-cell table:formula="of:= ([times.G657] - [times.F657]) / 1000000" office:value-type="float" office:value="222.004736" calcext:value-type="float">
            <text:p>222.004736</text:p>
          </table:table-cell>
        </table:table-row>
        <table:table-row table:style-name="ro1">
          <table:table-cell table:formula="of:=[times.A658]" office:value-type="float" office:value="656" calcext:value-type="float">
            <text:p>656</text:p>
          </table:table-cell>
          <table:table-cell table:formula="of:= ([times.C658] - [times.B658]) / 1000000" office:value-type="float" office:value="263.259904" calcext:value-type="float">
            <text:p>263.259904</text:p>
          </table:table-cell>
          <table:table-cell table:formula="of:= ([times.E658] - [times.D658]) / 1000000" office:value-type="float" office:value="187.12192" calcext:value-type="float">
            <text:p>187.12192</text:p>
          </table:table-cell>
          <table:table-cell table:formula="of:= ([times.G658] - [times.F658]) / 1000000" office:value-type="float" office:value="221.840384" calcext:value-type="float">
            <text:p>221.840384</text:p>
          </table:table-cell>
        </table:table-row>
        <table:table-row table:style-name="ro1">
          <table:table-cell table:formula="of:=[times.A659]" office:value-type="float" office:value="657" calcext:value-type="float">
            <text:p>657</text:p>
          </table:table-cell>
          <table:table-cell table:formula="of:= ([times.C659] - [times.B659]) / 1000000" office:value-type="float" office:value="262.957824" calcext:value-type="float">
            <text:p>262.957824</text:p>
          </table:table-cell>
          <table:table-cell table:formula="of:= ([times.E659] - [times.D659]) / 1000000" office:value-type="float" office:value="186.805248" calcext:value-type="float">
            <text:p>186.805248</text:p>
          </table:table-cell>
          <table:table-cell table:formula="of:= ([times.G659] - [times.F659]) / 1000000" office:value-type="float" office:value="221.757696" calcext:value-type="float">
            <text:p>221.757696</text:p>
          </table:table-cell>
        </table:table-row>
        <table:table-row table:style-name="ro1">
          <table:table-cell table:formula="of:=[times.A660]" office:value-type="float" office:value="658" calcext:value-type="float">
            <text:p>658</text:p>
          </table:table-cell>
          <table:table-cell table:formula="of:= ([times.C660] - [times.B660]) / 1000000" office:value-type="float" office:value="262.772736" calcext:value-type="float">
            <text:p>262.772736</text:p>
          </table:table-cell>
          <table:table-cell table:formula="of:= ([times.E660] - [times.D660]) / 1000000" office:value-type="float" office:value="186.272768" calcext:value-type="float">
            <text:p>186.272768</text:p>
          </table:table-cell>
          <table:table-cell table:formula="of:= ([times.G660] - [times.F660]) / 1000000" office:value-type="float" office:value="221.405952" calcext:value-type="float">
            <text:p>221.405952</text:p>
          </table:table-cell>
        </table:table-row>
        <table:table-row table:style-name="ro1">
          <table:table-cell table:formula="of:=[times.A661]" office:value-type="float" office:value="659" calcext:value-type="float">
            <text:p>659</text:p>
          </table:table-cell>
          <table:table-cell table:formula="of:= ([times.C661] - [times.B661]) / 1000000" office:value-type="float" office:value="262.63296" calcext:value-type="float">
            <text:p>262.63296</text:p>
          </table:table-cell>
          <table:table-cell table:formula="of:= ([times.E661] - [times.D661]) / 1000000" office:value-type="float" office:value="185.947648" calcext:value-type="float">
            <text:p>185.947648</text:p>
          </table:table-cell>
          <table:table-cell table:formula="of:= ([times.G661] - [times.F661]) / 1000000" office:value-type="float" office:value="221.05344" calcext:value-type="float">
            <text:p>221.05344</text:p>
          </table:table-cell>
        </table:table-row>
        <table:table-row table:style-name="ro1">
          <table:table-cell table:formula="of:=[times.A662]" office:value-type="float" office:value="660" calcext:value-type="float">
            <text:p>660</text:p>
          </table:table-cell>
          <table:table-cell table:formula="of:= ([times.C662] - [times.B662]) / 1000000" office:value-type="float" office:value="262.341888" calcext:value-type="float">
            <text:p>262.341888</text:p>
          </table:table-cell>
          <table:table-cell table:formula="of:= ([times.E662] - [times.D662]) / 1000000" office:value-type="float" office:value="185.782016" calcext:value-type="float">
            <text:p>185.782016</text:p>
          </table:table-cell>
          <table:table-cell table:formula="of:= ([times.G662] - [times.F662]) / 1000000" office:value-type="float" office:value="220.885504" calcext:value-type="float">
            <text:p>220.885504</text:p>
          </table:table-cell>
        </table:table-row>
        <table:table-row table:style-name="ro1">
          <table:table-cell table:formula="of:=[times.A663]" office:value-type="float" office:value="661" calcext:value-type="float">
            <text:p>661</text:p>
          </table:table-cell>
          <table:table-cell table:formula="of:= ([times.C663] - [times.B663]) / 1000000" office:value-type="float" office:value="262.150656" calcext:value-type="float">
            <text:p>262.150656</text:p>
          </table:table-cell>
          <table:table-cell table:formula="of:= ([times.E663] - [times.D663]) / 1000000" office:value-type="float" office:value="185.632" calcext:value-type="float">
            <text:p>185.632</text:p>
          </table:table-cell>
          <table:table-cell table:formula="of:= ([times.G663] - [times.F663]) / 1000000" office:value-type="float" office:value="220.841984" calcext:value-type="float">
            <text:p>220.841984</text:p>
          </table:table-cell>
        </table:table-row>
        <table:table-row table:style-name="ro1">
          <table:table-cell table:formula="of:=[times.A664]" office:value-type="float" office:value="662" calcext:value-type="float">
            <text:p>662</text:p>
          </table:table-cell>
          <table:table-cell table:formula="of:= ([times.C664] - [times.B664]) / 1000000" office:value-type="float" office:value="261.96992" calcext:value-type="float">
            <text:p>261.96992</text:p>
          </table:table-cell>
          <table:table-cell table:formula="of:= ([times.E664] - [times.D664]) / 1000000" office:value-type="float" office:value="185.313024" calcext:value-type="float">
            <text:p>185.313024</text:p>
          </table:table-cell>
          <table:table-cell table:formula="of:= ([times.G664] - [times.F664]) / 1000000" office:value-type="float" office:value="220.505344" calcext:value-type="float">
            <text:p>220.505344</text:p>
          </table:table-cell>
        </table:table-row>
        <table:table-row table:style-name="ro1">
          <table:table-cell table:formula="of:=[times.A665]" office:value-type="float" office:value="663" calcext:value-type="float">
            <text:p>663</text:p>
          </table:table-cell>
          <table:table-cell table:formula="of:= ([times.C665] - [times.B665]) / 1000000" office:value-type="float" office:value="261.82912" calcext:value-type="float">
            <text:p>261.82912</text:p>
          </table:table-cell>
          <table:table-cell table:formula="of:= ([times.E665] - [times.D665]) / 1000000" office:value-type="float" office:value="185.13792" calcext:value-type="float">
            <text:p>185.13792</text:p>
          </table:table-cell>
          <table:table-cell table:formula="of:= ([times.G665] - [times.F665]) / 1000000" office:value-type="float" office:value="220.205568" calcext:value-type="float">
            <text:p>220.205568</text:p>
          </table:table-cell>
        </table:table-row>
        <table:table-row table:style-name="ro1">
          <table:table-cell table:formula="of:=[times.A666]" office:value-type="float" office:value="664" calcext:value-type="float">
            <text:p>664</text:p>
          </table:table-cell>
          <table:table-cell table:formula="of:= ([times.C666] - [times.B666]) / 1000000" office:value-type="float" office:value="261.538304" calcext:value-type="float">
            <text:p>261.538304</text:p>
          </table:table-cell>
          <table:table-cell table:formula="of:= ([times.E666] - [times.D666]) / 1000000" office:value-type="float" office:value="184.82176" calcext:value-type="float">
            <text:p>184.82176</text:p>
          </table:table-cell>
          <table:table-cell table:formula="of:= ([times.G666] - [times.F666]) / 1000000" office:value-type="float" office:value="220.001024" calcext:value-type="float">
            <text:p>220.001024</text:p>
          </table:table-cell>
        </table:table-row>
        <table:table-row table:style-name="ro1">
          <table:table-cell table:formula="of:=[times.A667]" office:value-type="float" office:value="665" calcext:value-type="float">
            <text:p>665</text:p>
          </table:table-cell>
          <table:table-cell table:formula="of:= ([times.C667] - [times.B667]) / 1000000" office:value-type="float" office:value="261.355264" calcext:value-type="float">
            <text:p>261.355264</text:p>
          </table:table-cell>
          <table:table-cell table:formula="of:= ([times.E667] - [times.D667]) / 1000000" office:value-type="float" office:value="184.615936" calcext:value-type="float">
            <text:p>184.615936</text:p>
          </table:table-cell>
          <table:table-cell table:formula="of:= ([times.G667] - [times.F667]) / 1000000" office:value-type="float" office:value="219.907072" calcext:value-type="float">
            <text:p>219.907072</text:p>
          </table:table-cell>
        </table:table-row>
        <table:table-row table:style-name="ro1">
          <table:table-cell table:formula="of:=[times.A668]" office:value-type="float" office:value="666" calcext:value-type="float">
            <text:p>666</text:p>
          </table:table-cell>
          <table:table-cell table:formula="of:= ([times.C668] - [times.B668]) / 1000000" office:value-type="float" office:value="261.215232" calcext:value-type="float">
            <text:p>261.215232</text:p>
          </table:table-cell>
          <table:table-cell table:formula="of:= ([times.E668] - [times.D668]) / 1000000" office:value-type="float" office:value="184.399872" calcext:value-type="float">
            <text:p>184.399872</text:p>
          </table:table-cell>
          <table:table-cell table:formula="of:= ([times.G668] - [times.F668]) / 1000000" office:value-type="float" office:value="219.612672" calcext:value-type="float">
            <text:p>219.612672</text:p>
          </table:table-cell>
        </table:table-row>
        <table:table-row table:style-name="ro1">
          <table:table-cell table:formula="of:=[times.A669]" office:value-type="float" office:value="667" calcext:value-type="float">
            <text:p>667</text:p>
          </table:table-cell>
          <table:table-cell table:formula="of:= ([times.C669] - [times.B669]) / 1000000" office:value-type="float" office:value="260.926208" calcext:value-type="float">
            <text:p>260.926208</text:p>
          </table:table-cell>
          <table:table-cell table:formula="of:= ([times.E669] - [times.D669]) / 1000000" office:value-type="float" office:value="184.091904" calcext:value-type="float">
            <text:p>184.091904</text:p>
          </table:table-cell>
          <table:table-cell table:formula="of:= ([times.G669] - [times.F669]) / 1000000" office:value-type="float" office:value="218.936832" calcext:value-type="float">
            <text:p>218.936832</text:p>
          </table:table-cell>
        </table:table-row>
        <table:table-row table:style-name="ro1">
          <table:table-cell table:formula="of:=[times.A670]" office:value-type="float" office:value="668" calcext:value-type="float">
            <text:p>668</text:p>
          </table:table-cell>
          <table:table-cell table:formula="of:= ([times.C670] - [times.B670]) / 1000000" office:value-type="float" office:value="260.708864" calcext:value-type="float">
            <text:p>260.708864</text:p>
          </table:table-cell>
          <table:table-cell table:formula="of:= ([times.E670] - [times.D670]) / 1000000" office:value-type="float" office:value="183.986176" calcext:value-type="float">
            <text:p>183.986176</text:p>
          </table:table-cell>
          <table:table-cell table:formula="of:= ([times.G670] - [times.F670]) / 1000000" office:value-type="float" office:value="218.74688" calcext:value-type="float">
            <text:p>218.74688</text:p>
          </table:table-cell>
        </table:table-row>
        <table:table-row table:style-name="ro1">
          <table:table-cell table:formula="of:=[times.A671]" office:value-type="float" office:value="669" calcext:value-type="float">
            <text:p>669</text:p>
          </table:table-cell>
          <table:table-cell table:formula="of:= ([times.C671] - [times.B671]) / 1000000" office:value-type="float" office:value="260.521984" calcext:value-type="float">
            <text:p>260.521984</text:p>
          </table:table-cell>
          <table:table-cell table:formula="of:= ([times.E671] - [times.D671]) / 1000000" office:value-type="float" office:value="183.81824" calcext:value-type="float">
            <text:p>183.81824</text:p>
          </table:table-cell>
          <table:table-cell table:formula="of:= ([times.G671] - [times.F671]) / 1000000" office:value-type="float" office:value="218.713344" calcext:value-type="float">
            <text:p>218.713344</text:p>
          </table:table-cell>
        </table:table-row>
        <table:table-row table:style-name="ro1">
          <table:table-cell table:formula="of:=[times.A672]" office:value-type="float" office:value="670" calcext:value-type="float">
            <text:p>670</text:p>
          </table:table-cell>
          <table:table-cell table:formula="of:= ([times.C672] - [times.B672]) / 1000000" office:value-type="float" office:value="260.358144" calcext:value-type="float">
            <text:p>260.358144</text:p>
          </table:table-cell>
          <table:table-cell table:formula="of:= ([times.E672] - [times.D672]) / 1000000" office:value-type="float" office:value="183.659264" calcext:value-type="float">
            <text:p>183.659264</text:p>
          </table:table-cell>
          <table:table-cell table:formula="of:= ([times.G672] - [times.F672]) / 1000000" office:value-type="float" office:value="218.246912" calcext:value-type="float">
            <text:p>218.246912</text:p>
          </table:table-cell>
        </table:table-row>
        <table:table-row table:style-name="ro1">
          <table:table-cell table:formula="of:=[times.A673]" office:value-type="float" office:value="671" calcext:value-type="float">
            <text:p>671</text:p>
          </table:table-cell>
          <table:table-cell table:formula="of:= ([times.C673] - [times.B673]) / 1000000" office:value-type="float" office:value="260.054784" calcext:value-type="float">
            <text:p>260.054784</text:p>
          </table:table-cell>
          <table:table-cell table:formula="of:= ([times.E673] - [times.D673]) / 1000000" office:value-type="float" office:value="183.296" calcext:value-type="float">
            <text:p>183.296</text:p>
          </table:table-cell>
          <table:table-cell table:formula="of:= ([times.G673] - [times.F673]) / 1000000" office:value-type="float" office:value="217.94304" calcext:value-type="float">
            <text:p>217.94304</text:p>
          </table:table-cell>
        </table:table-row>
        <table:table-row table:style-name="ro1">
          <table:table-cell table:formula="of:=[times.A674]" office:value-type="float" office:value="672" calcext:value-type="float">
            <text:p>672</text:p>
          </table:table-cell>
          <table:table-cell table:formula="of:= ([times.C674] - [times.B674]) / 1000000" office:value-type="float" office:value="259.87072" calcext:value-type="float">
            <text:p>259.87072</text:p>
          </table:table-cell>
          <table:table-cell table:formula="of:= ([times.E674] - [times.D674]) / 1000000" office:value-type="float" office:value="183.170048" calcext:value-type="float">
            <text:p>183.170048</text:p>
          </table:table-cell>
          <table:table-cell table:formula="of:= ([times.G674] - [times.F674]) / 1000000" office:value-type="float" office:value="217.771776" calcext:value-type="float">
            <text:p>217.771776</text:p>
          </table:table-cell>
        </table:table-row>
        <table:table-row table:style-name="ro1">
          <table:table-cell table:formula="of:=[times.A675]" office:value-type="float" office:value="673" calcext:value-type="float">
            <text:p>673</text:p>
          </table:table-cell>
          <table:table-cell table:formula="of:= ([times.C675] - [times.B675]) / 1000000" office:value-type="float" office:value="259.647232" calcext:value-type="float">
            <text:p>259.647232</text:p>
          </table:table-cell>
          <table:table-cell table:formula="of:= ([times.E675] - [times.D675]) / 1000000" office:value-type="float" office:value="182.815488" calcext:value-type="float">
            <text:p>182.815488</text:p>
          </table:table-cell>
          <table:table-cell table:formula="of:= ([times.G675] - [times.F675]) / 1000000" office:value-type="float" office:value="217.740288" calcext:value-type="float">
            <text:p>217.740288</text:p>
          </table:table-cell>
        </table:table-row>
        <table:table-row table:style-name="ro1">
          <table:table-cell table:formula="of:=[times.A676]" office:value-type="float" office:value="674" calcext:value-type="float">
            <text:p>674</text:p>
          </table:table-cell>
          <table:table-cell table:formula="of:= ([times.C676] - [times.B676]) / 1000000" office:value-type="float" office:value="259.497984" calcext:value-type="float">
            <text:p>259.497984</text:p>
          </table:table-cell>
          <table:table-cell table:formula="of:= ([times.E676] - [times.D676]) / 1000000" office:value-type="float" office:value="182.499328" calcext:value-type="float">
            <text:p>182.499328</text:p>
          </table:table-cell>
          <table:table-cell table:formula="of:= ([times.G676] - [times.F676]) / 1000000" office:value-type="float" office:value="217.451776" calcext:value-type="float">
            <text:p>217.451776</text:p>
          </table:table-cell>
        </table:table-row>
        <table:table-row table:style-name="ro1">
          <table:table-cell table:formula="of:=[times.A677]" office:value-type="float" office:value="675" calcext:value-type="float">
            <text:p>675</text:p>
          </table:table-cell>
          <table:table-cell table:formula="of:= ([times.C677] - [times.B677]) / 1000000" office:value-type="float" office:value="259.322368" calcext:value-type="float">
            <text:p>259.322368</text:p>
          </table:table-cell>
          <table:table-cell table:formula="of:= ([times.E677] - [times.D677]) / 1000000" office:value-type="float" office:value="182.237952" calcext:value-type="float">
            <text:p>182.237952</text:p>
          </table:table-cell>
          <table:table-cell table:formula="of:= ([times.G677] - [times.F677]) / 1000000" office:value-type="float" office:value="216.651264" calcext:value-type="float">
            <text:p>216.651264</text:p>
          </table:table-cell>
        </table:table-row>
        <table:table-row table:style-name="ro1">
          <table:table-cell table:formula="of:=[times.A678]" office:value-type="float" office:value="676" calcext:value-type="float">
            <text:p>676</text:p>
          </table:table-cell>
          <table:table-cell table:formula="of:= ([times.C678] - [times.B678]) / 1000000" office:value-type="float" office:value="259.142144" calcext:value-type="float">
            <text:p>259.142144</text:p>
          </table:table-cell>
          <table:table-cell table:formula="of:= ([times.E678] - [times.D678]) / 1000000" office:value-type="float" office:value="182.120192" calcext:value-type="float">
            <text:p>182.120192</text:p>
          </table:table-cell>
          <table:table-cell table:formula="of:= ([times.G678] - [times.F678]) / 1000000" office:value-type="float" office:value="216.439552" calcext:value-type="float">
            <text:p>216.439552</text:p>
          </table:table-cell>
        </table:table-row>
        <table:table-row table:style-name="ro1">
          <table:table-cell table:formula="of:=[times.A679]" office:value-type="float" office:value="677" calcext:value-type="float">
            <text:p>677</text:p>
          </table:table-cell>
          <table:table-cell table:formula="of:= ([times.C679] - [times.B679]) / 1000000" office:value-type="float" office:value="258.95808" calcext:value-type="float">
            <text:p>258.95808</text:p>
          </table:table-cell>
          <table:table-cell table:formula="of:= ([times.E679] - [times.D679]) / 1000000" office:value-type="float" office:value="181.782016" calcext:value-type="float">
            <text:p>181.782016</text:p>
          </table:table-cell>
          <table:table-cell table:formula="of:= ([times.G679] - [times.F679]) / 1000000" office:value-type="float" office:value="216.425472" calcext:value-type="float">
            <text:p>216.425472</text:p>
          </table:table-cell>
        </table:table-row>
        <table:table-row table:style-name="ro1">
          <table:table-cell table:formula="of:=[times.A680]" office:value-type="float" office:value="678" calcext:value-type="float">
            <text:p>678</text:p>
          </table:table-cell>
          <table:table-cell table:formula="of:= ([times.C680] - [times.B680]) / 1000000" office:value-type="float" office:value="258.713856" calcext:value-type="float">
            <text:p>258.713856</text:p>
          </table:table-cell>
          <table:table-cell table:formula="of:= ([times.E680] - [times.D680]) / 1000000" office:value-type="float" office:value="181.47072" calcext:value-type="float">
            <text:p>181.47072</text:p>
          </table:table-cell>
          <table:table-cell table:formula="of:= ([times.G680] - [times.F680]) / 1000000" office:value-type="float" office:value="216.137984" calcext:value-type="float">
            <text:p>216.137984</text:p>
          </table:table-cell>
        </table:table-row>
        <table:table-row table:style-name="ro1">
          <table:table-cell table:formula="of:=[times.A681]" office:value-type="float" office:value="679" calcext:value-type="float">
            <text:p>679</text:p>
          </table:table-cell>
          <table:table-cell table:formula="of:= ([times.C681] - [times.B681]) / 1000000" office:value-type="float" office:value="258.561024" calcext:value-type="float">
            <text:p>258.561024</text:p>
          </table:table-cell>
          <table:table-cell table:formula="of:= ([times.E681] - [times.D681]) / 1000000" office:value-type="float" office:value="181.220096" calcext:value-type="float">
            <text:p>181.220096</text:p>
          </table:table-cell>
          <table:table-cell table:formula="of:= ([times.G681] - [times.F681]) / 1000000" office:value-type="float" office:value="215.845376" calcext:value-type="float">
            <text:p>215.845376</text:p>
          </table:table-cell>
        </table:table-row>
        <table:table-row table:style-name="ro1">
          <table:table-cell table:formula="of:=[times.A682]" office:value-type="float" office:value="680" calcext:value-type="float">
            <text:p>680</text:p>
          </table:table-cell>
          <table:table-cell table:formula="of:= ([times.C682] - [times.B682]) / 1000000" office:value-type="float" office:value="258.263552" calcext:value-type="float">
            <text:p>258.263552</text:p>
          </table:table-cell>
          <table:table-cell table:formula="of:= ([times.E682] - [times.D682]) / 1000000" office:value-type="float" office:value="181.01504" calcext:value-type="float">
            <text:p>181.01504</text:p>
          </table:table-cell>
          <table:table-cell table:formula="of:= ([times.G682] - [times.F682]) / 1000000" office:value-type="float" office:value="214.16192" calcext:value-type="float">
            <text:p>214.16192</text:p>
          </table:table-cell>
        </table:table-row>
        <table:table-row table:style-name="ro1">
          <table:table-cell table:formula="of:=[times.A683]" office:value-type="float" office:value="681" calcext:value-type="float">
            <text:p>681</text:p>
          </table:table-cell>
          <table:table-cell table:formula="of:= ([times.C683] - [times.B683]) / 1000000" office:value-type="float" office:value="258.067968" calcext:value-type="float">
            <text:p>258.067968</text:p>
          </table:table-cell>
          <table:table-cell table:formula="of:= ([times.E683] - [times.D683]) / 1000000" office:value-type="float" office:value="180.687616" calcext:value-type="float">
            <text:p>180.687616</text:p>
          </table:table-cell>
          <table:table-cell table:formula="of:= ([times.G683] - [times.F683]) / 1000000" office:value-type="float" office:value="213.908224" calcext:value-type="float">
            <text:p>213.908224</text:p>
          </table:table-cell>
        </table:table-row>
        <table:table-row table:style-name="ro1">
          <table:table-cell table:formula="of:=[times.A684]" office:value-type="float" office:value="682" calcext:value-type="float">
            <text:p>682</text:p>
          </table:table-cell>
          <table:table-cell table:formula="of:= ([times.C684] - [times.B684]) / 1000000" office:value-type="float" office:value="257.88288" calcext:value-type="float">
            <text:p>257.88288</text:p>
          </table:table-cell>
          <table:table-cell table:formula="of:= ([times.E684] - [times.D684]) / 1000000" office:value-type="float" office:value="180.520704" calcext:value-type="float">
            <text:p>180.520704</text:p>
          </table:table-cell>
          <table:table-cell table:formula="of:= ([times.G684] - [times.F684]) / 1000000" office:value-type="float" office:value="213.814784" calcext:value-type="float">
            <text:p>213.814784</text:p>
          </table:table-cell>
        </table:table-row>
        <table:table-row table:style-name="ro1">
          <table:table-cell table:formula="of:=[times.A685]" office:value-type="float" office:value="683" calcext:value-type="float">
            <text:p>683</text:p>
          </table:table-cell>
          <table:table-cell table:formula="of:= ([times.C685] - [times.B685]) / 1000000" office:value-type="float" office:value="257.703168" calcext:value-type="float">
            <text:p>257.703168</text:p>
          </table:table-cell>
          <table:table-cell table:formula="of:= ([times.E685] - [times.D685]) / 1000000" office:value-type="float" office:value="180.223488" calcext:value-type="float">
            <text:p>180.223488</text:p>
          </table:table-cell>
          <table:table-cell table:formula="of:= ([times.G685] - [times.F685]) / 1000000" office:value-type="float" office:value="213.51424" calcext:value-type="float">
            <text:p>213.51424</text:p>
          </table:table-cell>
        </table:table-row>
        <table:table-row table:style-name="ro1">
          <table:table-cell table:formula="of:=[times.A686]" office:value-type="float" office:value="684" calcext:value-type="float">
            <text:p>684</text:p>
          </table:table-cell>
          <table:table-cell table:formula="of:= ([times.C686] - [times.B686]) / 1000000" office:value-type="float" office:value="257.411072" calcext:value-type="float">
            <text:p>257.411072</text:p>
          </table:table-cell>
          <table:table-cell table:formula="of:= ([times.E686] - [times.D686]) / 1000000" office:value-type="float" office:value="180.035072" calcext:value-type="float">
            <text:p>180.035072</text:p>
          </table:table-cell>
          <table:table-cell table:formula="of:= ([times.G686] - [times.F686]) / 1000000" office:value-type="float" office:value="213.185024" calcext:value-type="float">
            <text:p>213.185024</text:p>
          </table:table-cell>
        </table:table-row>
        <table:table-row table:style-name="ro1">
          <table:table-cell table:formula="of:=[times.A687]" office:value-type="float" office:value="685" calcext:value-type="float">
            <text:p>685</text:p>
          </table:table-cell>
          <table:table-cell table:formula="of:= ([times.C687] - [times.B687]) / 1000000" office:value-type="float" office:value="257.21984" calcext:value-type="float">
            <text:p>257.21984</text:p>
          </table:table-cell>
          <table:table-cell table:formula="of:= ([times.E687] - [times.D687]) / 1000000" office:value-type="float" office:value="179.84896" calcext:value-type="float">
            <text:p>179.84896</text:p>
          </table:table-cell>
          <table:table-cell table:formula="of:= ([times.G687] - [times.F687]) / 1000000" office:value-type="float" office:value="213.01376" calcext:value-type="float">
            <text:p>213.01376</text:p>
          </table:table-cell>
        </table:table-row>
        <table:table-row table:style-name="ro1">
          <table:table-cell table:formula="of:=[times.A688]" office:value-type="float" office:value="686" calcext:value-type="float">
            <text:p>686</text:p>
          </table:table-cell>
          <table:table-cell table:formula="of:= ([times.C688] - [times.B688]) / 1000000" office:value-type="float" office:value="257.02528" calcext:value-type="float">
            <text:p>257.02528</text:p>
          </table:table-cell>
          <table:table-cell table:formula="of:= ([times.E688] - [times.D688]) / 1000000" office:value-type="float" office:value="179.581184" calcext:value-type="float">
            <text:p>179.581184</text:p>
          </table:table-cell>
          <table:table-cell table:formula="of:= ([times.G688] - [times.F688]) / 1000000" office:value-type="float" office:value="212.989952" calcext:value-type="float">
            <text:p>212.989952</text:p>
          </table:table-cell>
        </table:table-row>
        <table:table-row table:style-name="ro1">
          <table:table-cell table:formula="of:=[times.A689]" office:value-type="float" office:value="687" calcext:value-type="float">
            <text:p>687</text:p>
          </table:table-cell>
          <table:table-cell table:formula="of:= ([times.C689] - [times.B689]) / 1000000" office:value-type="float" office:value="256.845568" calcext:value-type="float">
            <text:p>256.845568</text:p>
          </table:table-cell>
          <table:table-cell table:formula="of:= ([times.E689] - [times.D689]) / 1000000" office:value-type="float" office:value="179.454976" calcext:value-type="float">
            <text:p>179.454976</text:p>
          </table:table-cell>
          <table:table-cell table:formula="of:= ([times.G689] - [times.F689]) / 1000000" office:value-type="float" office:value="212.699392" calcext:value-type="float">
            <text:p>212.699392</text:p>
          </table:table-cell>
        </table:table-row>
        <table:table-row table:style-name="ro1">
          <table:table-cell table:formula="of:=[times.A690]" office:value-type="float" office:value="688" calcext:value-type="float">
            <text:p>688</text:p>
          </table:table-cell>
          <table:table-cell table:formula="of:= ([times.C690] - [times.B690]) / 1000000" office:value-type="float" office:value="269.165568" calcext:value-type="float">
            <text:p>269.165568</text:p>
          </table:table-cell>
          <table:table-cell table:formula="of:= ([times.E690] - [times.D690]) / 1000000" office:value-type="float" office:value="179.320576" calcext:value-type="float">
            <text:p>179.320576</text:p>
          </table:table-cell>
          <table:table-cell table:formula="of:= ([times.G690] - [times.F690]) / 1000000" office:value-type="float" office:value="212.405248" calcext:value-type="float">
            <text:p>212.405248</text:p>
          </table:table-cell>
        </table:table-row>
        <table:table-row table:style-name="ro1">
          <table:table-cell table:formula="of:=[times.A691]" office:value-type="float" office:value="689" calcext:value-type="float">
            <text:p>689</text:p>
          </table:table-cell>
          <table:table-cell table:formula="of:= ([times.C691] - [times.B691]) / 1000000" office:value-type="float" office:value="268.989952" calcext:value-type="float">
            <text:p>268.989952</text:p>
          </table:table-cell>
          <table:table-cell table:formula="of:= ([times.E691] - [times.D691]) / 1000000" office:value-type="float" office:value="179.000832" calcext:value-type="float">
            <text:p>179.000832</text:p>
          </table:table-cell>
          <table:table-cell table:formula="of:= ([times.G691] - [times.F691]) / 1000000" office:value-type="float" office:value="212.23936" calcext:value-type="float">
            <text:p>212.23936</text:p>
          </table:table-cell>
        </table:table-row>
        <table:table-row table:style-name="ro1">
          <table:table-cell table:formula="of:=[times.A692]" office:value-type="float" office:value="690" calcext:value-type="float">
            <text:p>690</text:p>
          </table:table-cell>
          <table:table-cell table:formula="of:= ([times.C692] - [times.B692]) / 1000000" office:value-type="float" office:value="268.80512" calcext:value-type="float">
            <text:p>268.80512</text:p>
          </table:table-cell>
          <table:table-cell table:formula="of:= ([times.E692] - [times.D692]) / 1000000" office:value-type="float" office:value="178.862848" calcext:value-type="float">
            <text:p>178.862848</text:p>
          </table:table-cell>
          <table:table-cell table:formula="of:= ([times.G692] - [times.F692]) / 1000000" office:value-type="float" office:value="212.184576" calcext:value-type="float">
            <text:p>212.184576</text:p>
          </table:table-cell>
        </table:table-row>
        <table:table-row table:style-name="ro1">
          <table:table-cell table:formula="of:=[times.A693]" office:value-type="float" office:value="691" calcext:value-type="float">
            <text:p>691</text:p>
          </table:table-cell>
          <table:table-cell table:formula="of:= ([times.C693] - [times.B693]) / 1000000" office:value-type="float" office:value="268.719104" calcext:value-type="float">
            <text:p>268.719104</text:p>
          </table:table-cell>
          <table:table-cell table:formula="of:= ([times.E693] - [times.D693]) / 1000000" office:value-type="float" office:value="178.537984" calcext:value-type="float">
            <text:p>178.537984</text:p>
          </table:table-cell>
          <table:table-cell table:formula="of:= ([times.G693] - [times.F693]) / 1000000" office:value-type="float" office:value="211.877376" calcext:value-type="float">
            <text:p>211.877376</text:p>
          </table:table-cell>
        </table:table-row>
        <table:table-row table:style-name="ro1">
          <table:table-cell table:formula="of:=[times.A694]" office:value-type="float" office:value="692" calcext:value-type="float">
            <text:p>692</text:p>
          </table:table-cell>
          <table:table-cell table:formula="of:= ([times.C694] - [times.B694]) / 1000000" office:value-type="float" office:value="268.580864" calcext:value-type="float">
            <text:p>268.580864</text:p>
          </table:table-cell>
          <table:table-cell table:formula="of:= ([times.E694] - [times.D694]) / 1000000" office:value-type="float" office:value="178.181888" calcext:value-type="float">
            <text:p>178.181888</text:p>
          </table:table-cell>
          <table:table-cell table:formula="of:= ([times.G694] - [times.F694]) / 1000000" office:value-type="float" office:value="211.58016" calcext:value-type="float">
            <text:p>211.58016</text:p>
          </table:table-cell>
        </table:table-row>
        <table:table-row table:style-name="ro1">
          <table:table-cell table:formula="of:=[times.A695]" office:value-type="float" office:value="693" calcext:value-type="float">
            <text:p>693</text:p>
          </table:table-cell>
          <table:table-cell table:formula="of:= ([times.C695] - [times.B695]) / 1000000" office:value-type="float" office:value="268.254208" calcext:value-type="float">
            <text:p>268.254208</text:p>
          </table:table-cell>
          <table:table-cell table:formula="of:= ([times.E695] - [times.D695]) / 1000000" office:value-type="float" office:value="177.931008" calcext:value-type="float">
            <text:p>177.931008</text:p>
          </table:table-cell>
          <table:table-cell table:formula="of:= ([times.G695] - [times.F695]) / 1000000" office:value-type="float" office:value="211.648" calcext:value-type="float">
            <text:p>211.648</text:p>
          </table:table-cell>
        </table:table-row>
        <table:table-row table:style-name="ro1">
          <table:table-cell table:formula="of:=[times.A696]" office:value-type="float" office:value="694" calcext:value-type="float">
            <text:p>694</text:p>
          </table:table-cell>
          <table:table-cell table:formula="of:= ([times.C696] - [times.B696]) / 1000000" office:value-type="float" office:value="268.069376" calcext:value-type="float">
            <text:p>268.069376</text:p>
          </table:table-cell>
          <table:table-cell table:formula="of:= ([times.E696] - [times.D696]) / 1000000" office:value-type="float" office:value="177.783808" calcext:value-type="float">
            <text:p>177.783808</text:p>
          </table:table-cell>
          <table:table-cell table:formula="of:= ([times.G696] - [times.F696]) / 1000000" office:value-type="float" office:value="211.552512" calcext:value-type="float">
            <text:p>211.552512</text:p>
          </table:table-cell>
        </table:table-row>
        <table:table-row table:style-name="ro1">
          <table:table-cell table:formula="of:=[times.A697]" office:value-type="float" office:value="695" calcext:value-type="float">
            <text:p>695</text:p>
          </table:table-cell>
          <table:table-cell table:formula="of:= ([times.C697] - [times.B697]) / 1000000" office:value-type="float" office:value="267.862016" calcext:value-type="float">
            <text:p>267.862016</text:p>
          </table:table-cell>
          <table:table-cell table:formula="of:= ([times.E697] - [times.D697]) / 1000000" office:value-type="float" office:value="177.47328" calcext:value-type="float">
            <text:p>177.47328</text:p>
          </table:table-cell>
          <table:table-cell table:formula="of:= ([times.G697] - [times.F697]) / 1000000" office:value-type="float" office:value="211.2512" calcext:value-type="float">
            <text:p>211.2512</text:p>
          </table:table-cell>
        </table:table-row>
        <table:table-row table:style-name="ro1">
          <table:table-cell table:formula="of:=[times.A698]" office:value-type="float" office:value="696" calcext:value-type="float">
            <text:p>696</text:p>
          </table:table-cell>
          <table:table-cell table:formula="of:= ([times.C698] - [times.B698]) / 1000000" office:value-type="float" office:value="267.699968" calcext:value-type="float">
            <text:p>267.699968</text:p>
          </table:table-cell>
          <table:table-cell table:formula="of:= ([times.E698] - [times.D698]) / 1000000" office:value-type="float" office:value="177.17632" calcext:value-type="float">
            <text:p>177.17632</text:p>
          </table:table-cell>
          <table:table-cell table:formula="of:= ([times.G698] - [times.F698]) / 1000000" office:value-type="float" office:value="210.941952" calcext:value-type="float">
            <text:p>210.941952</text:p>
          </table:table-cell>
        </table:table-row>
        <table:table-row table:style-name="ro1">
          <table:table-cell table:formula="of:=[times.A699]" office:value-type="float" office:value="697" calcext:value-type="float">
            <text:p>697</text:p>
          </table:table-cell>
          <table:table-cell table:formula="of:= ([times.C699] - [times.B699]) / 1000000" office:value-type="float" office:value="267.396096" calcext:value-type="float">
            <text:p>267.396096</text:p>
          </table:table-cell>
          <table:table-cell table:formula="of:= ([times.E699] - [times.D699]) / 1000000" office:value-type="float" office:value="176.93568" calcext:value-type="float">
            <text:p>176.93568</text:p>
          </table:table-cell>
          <table:table-cell table:formula="of:= ([times.G699] - [times.F699]) / 1000000" office:value-type="float" office:value="210.912" calcext:value-type="float">
            <text:p>210.912</text:p>
          </table:table-cell>
        </table:table-row>
        <table:table-row table:style-name="ro1">
          <table:table-cell table:formula="of:=[times.A700]" office:value-type="float" office:value="698" calcext:value-type="float">
            <text:p>698</text:p>
          </table:table-cell>
          <table:table-cell table:formula="of:= ([times.C700] - [times.B700]) / 1000000" office:value-type="float" office:value="267.207168" calcext:value-type="float">
            <text:p>267.207168</text:p>
          </table:table-cell>
          <table:table-cell table:formula="of:= ([times.E700] - [times.D700]) / 1000000" office:value-type="float" office:value="176.8512" calcext:value-type="float">
            <text:p>176.8512</text:p>
          </table:table-cell>
          <table:table-cell table:formula="of:= ([times.G700] - [times.F700]) / 1000000" office:value-type="float" office:value="210.616832" calcext:value-type="float">
            <text:p>210.616832</text:p>
          </table:table-cell>
        </table:table-row>
        <table:table-row table:style-name="ro1">
          <table:table-cell table:formula="of:=[times.A701]" office:value-type="float" office:value="699" calcext:value-type="float">
            <text:p>699</text:p>
          </table:table-cell>
          <table:table-cell table:formula="of:= ([times.C701] - [times.B701]) / 1000000" office:value-type="float" office:value="267.024896" calcext:value-type="float">
            <text:p>267.024896</text:p>
          </table:table-cell>
          <table:table-cell table:formula="of:= ([times.E701] - [times.D701]) / 1000000" office:value-type="float" office:value="176.489984" calcext:value-type="float">
            <text:p>176.489984</text:p>
          </table:table-cell>
          <table:table-cell table:formula="of:= ([times.G701] - [times.F701]) / 1000000" office:value-type="float" office:value="210.26944" calcext:value-type="float">
            <text:p>210.26944</text:p>
          </table:table-cell>
        </table:table-row>
        <table:table-row table:style-name="ro1">
          <table:table-cell table:formula="of:=[times.A702]" office:value-type="float" office:value="700" calcext:value-type="float">
            <text:p>700</text:p>
          </table:table-cell>
          <table:table-cell table:formula="of:= ([times.C702] - [times.B702]) / 1000000" office:value-type="float" office:value="266.80192" calcext:value-type="float">
            <text:p>266.80192</text:p>
          </table:table-cell>
          <table:table-cell table:formula="of:= ([times.E702] - [times.D702]) / 1000000" office:value-type="float" office:value="176.02688" calcext:value-type="float">
            <text:p>176.02688</text:p>
          </table:table-cell>
          <table:table-cell table:formula="of:= ([times.G702] - [times.F702]) / 1000000" office:value-type="float" office:value="209.931264" calcext:value-type="float">
            <text:p>209.931264</text:p>
          </table:table-cell>
        </table:table-row>
        <table:table-row table:style-name="ro1">
          <table:table-cell table:formula="of:=[times.A703]" office:value-type="float" office:value="701" calcext:value-type="float">
            <text:p>701</text:p>
          </table:table-cell>
          <table:table-cell table:formula="of:= ([times.C703] - [times.B703]) / 1000000" office:value-type="float" office:value="266.567936" calcext:value-type="float">
            <text:p>266.567936</text:p>
          </table:table-cell>
          <table:table-cell table:formula="of:= ([times.E703] - [times.D703]) / 1000000" office:value-type="float" office:value="175.576064" calcext:value-type="float">
            <text:p>175.576064</text:p>
          </table:table-cell>
          <table:table-cell table:formula="of:= ([times.G703] - [times.F703]) / 1000000" office:value-type="float" office:value="209.833472" calcext:value-type="float">
            <text:p>209.833472</text:p>
          </table:table-cell>
        </table:table-row>
        <table:table-row table:style-name="ro1">
          <table:table-cell table:formula="of:=[times.A704]" office:value-type="float" office:value="702" calcext:value-type="float">
            <text:p>702</text:p>
          </table:table-cell>
          <table:table-cell table:formula="of:= ([times.C704] - [times.B704]) / 1000000" office:value-type="float" office:value="266.376192" calcext:value-type="float">
            <text:p>266.376192</text:p>
          </table:table-cell>
          <table:table-cell table:formula="of:= ([times.E704] - [times.D704]) / 1000000" office:value-type="float" office:value="175.357952" calcext:value-type="float">
            <text:p>175.357952</text:p>
          </table:table-cell>
          <table:table-cell table:formula="of:= ([times.G704] - [times.F704]) / 1000000" office:value-type="float" office:value="209.498112" calcext:value-type="float">
            <text:p>209.498112</text:p>
          </table:table-cell>
        </table:table-row>
        <table:table-row table:style-name="ro1">
          <table:table-cell table:formula="of:=[times.A705]" office:value-type="float" office:value="703" calcext:value-type="float">
            <text:p>703</text:p>
          </table:table-cell>
          <table:table-cell table:formula="of:= ([times.C705] - [times.B705]) / 1000000" office:value-type="float" office:value="266.187008" calcext:value-type="float">
            <text:p>266.187008</text:p>
          </table:table-cell>
          <table:table-cell table:formula="of:= ([times.E705] - [times.D705]) / 1000000" office:value-type="float" office:value="175.220224" calcext:value-type="float">
            <text:p>175.220224</text:p>
          </table:table-cell>
          <table:table-cell table:formula="of:= ([times.G705] - [times.F705]) / 1000000" office:value-type="float" office:value="209.425152" calcext:value-type="float">
            <text:p>209.425152</text:p>
          </table:table-cell>
        </table:table-row>
        <table:table-row table:style-name="ro1">
          <table:table-cell table:formula="of:=[times.A706]" office:value-type="float" office:value="704" calcext:value-type="float">
            <text:p>704</text:p>
          </table:table-cell>
          <table:table-cell table:formula="of:= ([times.C706] - [times.B706]) / 1000000" office:value-type="float" office:value="266.005248" calcext:value-type="float">
            <text:p>266.005248</text:p>
          </table:table-cell>
          <table:table-cell table:formula="of:= ([times.E706] - [times.D706]) / 1000000" office:value-type="float" office:value="175.044864" calcext:value-type="float">
            <text:p>175.044864</text:p>
          </table:table-cell>
          <table:table-cell table:formula="of:= ([times.G706] - [times.F706]) / 1000000" office:value-type="float" office:value="209.129984" calcext:value-type="float">
            <text:p>209.129984</text:p>
          </table:table-cell>
        </table:table-row>
        <table:table-row table:style-name="ro1">
          <table:table-cell table:formula="of:=[times.A707]" office:value-type="float" office:value="705" calcext:value-type="float">
            <text:p>705</text:p>
          </table:table-cell>
          <table:table-cell table:formula="of:= ([times.C707] - [times.B707]) / 1000000" office:value-type="float" office:value="265.822976" calcext:value-type="float">
            <text:p>265.822976</text:p>
          </table:table-cell>
          <table:table-cell table:formula="of:= ([times.E707] - [times.D707]) / 1000000" office:value-type="float" office:value="174.708736" calcext:value-type="float">
            <text:p>174.708736</text:p>
          </table:table-cell>
          <table:table-cell table:formula="of:= ([times.G707] - [times.F707]) / 1000000" office:value-type="float" office:value="208.829696" calcext:value-type="float">
            <text:p>208.829696</text:p>
          </table:table-cell>
        </table:table-row>
        <table:table-row table:style-name="ro1">
          <table:table-cell table:formula="of:=[times.A708]" office:value-type="float" office:value="706" calcext:value-type="float">
            <text:p>706</text:p>
          </table:table-cell>
          <table:table-cell table:formula="of:= ([times.C708] - [times.B708]) / 1000000" office:value-type="float" office:value="265.63712" calcext:value-type="float">
            <text:p>265.63712</text:p>
          </table:table-cell>
          <table:table-cell table:formula="of:= ([times.E708] - [times.D708]) / 1000000" office:value-type="float" office:value="174.597888" calcext:value-type="float">
            <text:p>174.597888</text:p>
          </table:table-cell>
          <table:table-cell table:formula="of:= ([times.G708] - [times.F708]) / 1000000" office:value-type="float" office:value="208.696832" calcext:value-type="float">
            <text:p>208.696832</text:p>
          </table:table-cell>
        </table:table-row>
        <table:table-row table:style-name="ro1">
          <table:table-cell table:formula="of:=[times.A709]" office:value-type="float" office:value="707" calcext:value-type="float">
            <text:p>707</text:p>
          </table:table-cell>
          <table:table-cell table:formula="of:= ([times.C709] - [times.B709]) / 1000000" office:value-type="float" office:value="265.4528" calcext:value-type="float">
            <text:p>265.4528</text:p>
          </table:table-cell>
          <table:table-cell table:formula="of:= ([times.E709] - [times.D709]) / 1000000" office:value-type="float" office:value="174.303232" calcext:value-type="float">
            <text:p>174.303232</text:p>
          </table:table-cell>
          <table:table-cell table:formula="of:= ([times.G709] - [times.F709]) / 1000000" office:value-type="float" office:value="208.393728" calcext:value-type="float">
            <text:p>208.393728</text:p>
          </table:table-cell>
        </table:table-row>
        <table:table-row table:style-name="ro1">
          <table:table-cell table:formula="of:=[times.A710]" office:value-type="float" office:value="708" calcext:value-type="float">
            <text:p>708</text:p>
          </table:table-cell>
          <table:table-cell table:formula="of:= ([times.C710] - [times.B710]) / 1000000" office:value-type="float" office:value="265.312768" calcext:value-type="float">
            <text:p>265.312768</text:p>
          </table:table-cell>
          <table:table-cell table:formula="of:= ([times.E710] - [times.D710]) / 1000000" office:value-type="float" office:value="174.00576" calcext:value-type="float">
            <text:p>174.00576</text:p>
          </table:table-cell>
          <table:table-cell table:formula="of:= ([times.G710] - [times.F710]) / 1000000" office:value-type="float" office:value="208.326912" calcext:value-type="float">
            <text:p>208.326912</text:p>
          </table:table-cell>
        </table:table-row>
        <table:table-row table:style-name="ro1">
          <table:table-cell table:formula="of:=[times.A711]" office:value-type="float" office:value="709" calcext:value-type="float">
            <text:p>709</text:p>
          </table:table-cell>
          <table:table-cell table:formula="of:= ([times.C711] - [times.B711]) / 1000000" office:value-type="float" office:value="265.022208" calcext:value-type="float">
            <text:p>265.022208</text:p>
          </table:table-cell>
          <table:table-cell table:formula="of:= ([times.E711] - [times.D711]) / 1000000" office:value-type="float" office:value="173.85728" calcext:value-type="float">
            <text:p>173.85728</text:p>
          </table:table-cell>
          <table:table-cell table:formula="of:= ([times.G711] - [times.F711]) / 1000000" office:value-type="float" office:value="208.029696" calcext:value-type="float">
            <text:p>208.029696</text:p>
          </table:table-cell>
        </table:table-row>
        <table:table-row table:style-name="ro1">
          <table:table-cell table:formula="of:=[times.A712]" office:value-type="float" office:value="710" calcext:value-type="float">
            <text:p>710</text:p>
          </table:table-cell>
          <table:table-cell table:formula="of:= ([times.C712] - [times.B712]) / 1000000" office:value-type="float" office:value="264.839424" calcext:value-type="float">
            <text:p>264.839424</text:p>
          </table:table-cell>
          <table:table-cell table:formula="of:= ([times.E712] - [times.D712]) / 1000000" office:value-type="float" office:value="173.56288" calcext:value-type="float">
            <text:p>173.56288</text:p>
          </table:table-cell>
          <table:table-cell table:formula="of:= ([times.G712] - [times.F712]) / 1000000" office:value-type="float" office:value="207.74528" calcext:value-type="float">
            <text:p>207.74528</text:p>
          </table:table-cell>
        </table:table-row>
        <table:table-row table:style-name="ro1">
          <table:table-cell table:formula="of:=[times.A713]" office:value-type="float" office:value="711" calcext:value-type="float">
            <text:p>711</text:p>
          </table:table-cell>
          <table:table-cell table:formula="of:= ([times.C713] - [times.B713]) / 1000000" office:value-type="float" office:value="264.699648" calcext:value-type="float">
            <text:p>264.699648</text:p>
          </table:table-cell>
          <table:table-cell table:formula="of:= ([times.E713] - [times.D713]) / 1000000" office:value-type="float" office:value="173.36704" calcext:value-type="float">
            <text:p>173.36704</text:p>
          </table:table-cell>
          <table:table-cell table:formula="of:= ([times.G713] - [times.F713]) / 1000000" office:value-type="float" office:value="207.444224" calcext:value-type="float">
            <text:p>207.444224</text:p>
          </table:table-cell>
        </table:table-row>
        <table:table-row table:style-name="ro1">
          <table:table-cell table:formula="of:=[times.A714]" office:value-type="float" office:value="712" calcext:value-type="float">
            <text:p>712</text:p>
          </table:table-cell>
          <table:table-cell table:formula="of:= ([times.C714] - [times.B714]) / 1000000" office:value-type="float" office:value="264.411648" calcext:value-type="float">
            <text:p>264.411648</text:p>
          </table:table-cell>
          <table:table-cell table:formula="of:= ([times.E714] - [times.D714]) / 1000000" office:value-type="float" office:value="173.067008" calcext:value-type="float">
            <text:p>173.067008</text:p>
          </table:table-cell>
          <table:table-cell table:formula="of:= ([times.G714] - [times.F714]) / 1000000" office:value-type="float" office:value="207.343104" calcext:value-type="float">
            <text:p>207.343104</text:p>
          </table:table-cell>
        </table:table-row>
        <table:table-row table:style-name="ro1">
          <table:table-cell table:formula="of:=[times.A715]" office:value-type="float" office:value="713" calcext:value-type="float">
            <text:p>713</text:p>
          </table:table-cell>
          <table:table-cell table:formula="of:= ([times.C715] - [times.B715]) / 1000000" office:value-type="float" office:value="264.262656" calcext:value-type="float">
            <text:p>264.262656</text:p>
          </table:table-cell>
          <table:table-cell table:formula="of:= ([times.E715] - [times.D715]) / 1000000" office:value-type="float" office:value="172.86016" calcext:value-type="float">
            <text:p>172.86016</text:p>
          </table:table-cell>
          <table:table-cell table:formula="of:= ([times.G715] - [times.F715]) / 1000000" office:value-type="float" office:value="207.010048" calcext:value-type="float">
            <text:p>207.010048</text:p>
          </table:table-cell>
        </table:table-row>
        <table:table-row table:style-name="ro1">
          <table:table-cell table:formula="of:=[times.A716]" office:value-type="float" office:value="714" calcext:value-type="float">
            <text:p>714</text:p>
          </table:table-cell>
          <table:table-cell table:formula="of:= ([times.C716] - [times.B716]) / 1000000" office:value-type="float" office:value="263.968" calcext:value-type="float">
            <text:p>263.968</text:p>
          </table:table-cell>
          <table:table-cell table:formula="of:= ([times.E716] - [times.D716]) / 1000000" office:value-type="float" office:value="172.557312" calcext:value-type="float">
            <text:p>172.557312</text:p>
          </table:table-cell>
          <table:table-cell table:formula="of:= ([times.G716] - [times.F716]) / 1000000" office:value-type="float" office:value="206.944" calcext:value-type="float">
            <text:p>206.944</text:p>
          </table:table-cell>
        </table:table-row>
        <table:table-row table:style-name="ro1">
          <table:table-cell table:formula="of:=[times.A717]" office:value-type="float" office:value="715" calcext:value-type="float">
            <text:p>715</text:p>
          </table:table-cell>
          <table:table-cell table:formula="of:= ([times.C717] - [times.B717]) / 1000000" office:value-type="float" office:value="263.782144" calcext:value-type="float">
            <text:p>263.782144</text:p>
          </table:table-cell>
          <table:table-cell table:formula="of:= ([times.E717] - [times.D717]) / 1000000" office:value-type="float" office:value="172.35584" calcext:value-type="float">
            <text:p>172.35584</text:p>
          </table:table-cell>
          <table:table-cell table:formula="of:= ([times.G717] - [times.F717]) / 1000000" office:value-type="float" office:value="206.660096" calcext:value-type="float">
            <text:p>206.660096</text:p>
          </table:table-cell>
        </table:table-row>
        <table:table-row table:style-name="ro1">
          <table:table-cell table:formula="of:=[times.A718]" office:value-type="float" office:value="716" calcext:value-type="float">
            <text:p>716</text:p>
          </table:table-cell>
          <table:table-cell table:formula="of:= ([times.C718] - [times.B718]) / 1000000" office:value-type="float" office:value="263.599872" calcext:value-type="float">
            <text:p>263.599872</text:p>
          </table:table-cell>
          <table:table-cell table:formula="of:= ([times.E718] - [times.D718]) / 1000000" office:value-type="float" office:value="172.045824" calcext:value-type="float">
            <text:p>172.045824</text:p>
          </table:table-cell>
          <table:table-cell table:formula="of:= ([times.G718] - [times.F718]) / 1000000" office:value-type="float" office:value="206.360064" calcext:value-type="float">
            <text:p>206.360064</text:p>
          </table:table-cell>
        </table:table-row>
        <table:table-row table:style-name="ro1">
          <table:table-cell table:formula="of:=[times.A719]" office:value-type="float" office:value="717" calcext:value-type="float">
            <text:p>717</text:p>
          </table:table-cell>
          <table:table-cell table:formula="of:= ([times.C719] - [times.B719]) / 1000000" office:value-type="float" office:value="263.42016" calcext:value-type="float">
            <text:p>263.42016</text:p>
          </table:table-cell>
          <table:table-cell table:formula="of:= ([times.E719] - [times.D719]) / 1000000" office:value-type="float" office:value="171.847168" calcext:value-type="float">
            <text:p>171.847168</text:p>
          </table:table-cell>
          <table:table-cell table:formula="of:= ([times.G719] - [times.F719]) / 1000000" office:value-type="float" office:value="206.230528" calcext:value-type="float">
            <text:p>206.230528</text:p>
          </table:table-cell>
        </table:table-row>
        <table:table-row table:style-name="ro1">
          <table:table-cell table:formula="of:=[times.A720]" office:value-type="float" office:value="718" calcext:value-type="float">
            <text:p>718</text:p>
          </table:table-cell>
          <table:table-cell table:formula="of:= ([times.C720] - [times.B720]) / 1000000" office:value-type="float" office:value="263.23584" calcext:value-type="float">
            <text:p>263.23584</text:p>
          </table:table-cell>
          <table:table-cell table:formula="of:= ([times.E720] - [times.D720]) / 1000000" office:value-type="float" office:value="171.74144" calcext:value-type="float">
            <text:p>171.74144</text:p>
          </table:table-cell>
          <table:table-cell table:formula="of:= ([times.G720] - [times.F720]) / 1000000" office:value-type="float" office:value="206.208" calcext:value-type="float">
            <text:p>206.208</text:p>
          </table:table-cell>
        </table:table-row>
        <table:table-row table:style-name="ro1">
          <table:table-cell table:formula="of:=[times.A721]" office:value-type="float" office:value="719" calcext:value-type="float">
            <text:p>719</text:p>
          </table:table-cell>
          <table:table-cell table:formula="of:= ([times.C721] - [times.B721]) / 1000000" office:value-type="float" office:value="263.227392" calcext:value-type="float">
            <text:p>263.227392</text:p>
          </table:table-cell>
          <table:table-cell table:formula="of:= ([times.E721] - [times.D721]) / 1000000" office:value-type="float" office:value="171.625984" calcext:value-type="float">
            <text:p>171.625984</text:p>
          </table:table-cell>
          <table:table-cell table:formula="of:= ([times.G721] - [times.F721]) / 1000000" office:value-type="float" office:value="205.913088" calcext:value-type="float">
            <text:p>205.913088</text:p>
          </table:table-cell>
        </table:table-row>
        <table:table-row table:style-name="ro1">
          <table:table-cell table:formula="of:=[times.A722]" office:value-type="float" office:value="720" calcext:value-type="float">
            <text:p>720</text:p>
          </table:table-cell>
          <table:table-cell table:formula="of:= ([times.C722] - [times.B722]) / 1000000" office:value-type="float" office:value="263.113728" calcext:value-type="float">
            <text:p>263.113728</text:p>
          </table:table-cell>
          <table:table-cell table:formula="of:= ([times.E722] - [times.D722]) / 1000000" office:value-type="float" office:value="171.480064" calcext:value-type="float">
            <text:p>171.480064</text:p>
          </table:table-cell>
          <table:table-cell table:formula="of:= ([times.G722] - [times.F722]) / 1000000" office:value-type="float" office:value="205.638144" calcext:value-type="float">
            <text:p>205.638144</text:p>
          </table:table-cell>
        </table:table-row>
        <table:table-row table:style-name="ro1">
          <table:table-cell table:formula="of:=[times.A723]" office:value-type="float" office:value="721" calcext:value-type="float">
            <text:p>721</text:p>
          </table:table-cell>
          <table:table-cell table:formula="of:= ([times.C723] - [times.B723]) / 1000000" office:value-type="float" office:value="262.973184" calcext:value-type="float">
            <text:p>262.973184</text:p>
          </table:table-cell>
          <table:table-cell table:formula="of:= ([times.E723] - [times.D723]) / 1000000" office:value-type="float" office:value="171.143168" calcext:value-type="float">
            <text:p>171.143168</text:p>
          </table:table-cell>
          <table:table-cell table:formula="of:= ([times.G723] - [times.F723]) / 1000000" office:value-type="float" office:value="205.286144" calcext:value-type="float">
            <text:p>205.286144</text:p>
          </table:table-cell>
        </table:table-row>
        <table:table-row table:style-name="ro1">
          <table:table-cell table:formula="of:=[times.A724]" office:value-type="float" office:value="722" calcext:value-type="float">
            <text:p>722</text:p>
          </table:table-cell>
          <table:table-cell table:formula="of:= ([times.C724] - [times.B724]) / 1000000" office:value-type="float" office:value="262.679808" calcext:value-type="float">
            <text:p>262.679808</text:p>
          </table:table-cell>
          <table:table-cell table:formula="of:= ([times.E724] - [times.D724]) / 1000000" office:value-type="float" office:value="171.026688" calcext:value-type="float">
            <text:p>171.026688</text:p>
          </table:table-cell>
          <table:table-cell table:formula="of:= ([times.G724] - [times.F724]) / 1000000" office:value-type="float" office:value="205.110016" calcext:value-type="float">
            <text:p>205.110016</text:p>
          </table:table-cell>
        </table:table-row>
        <table:table-row table:style-name="ro1">
          <table:table-cell table:formula="of:=[times.A725]" office:value-type="float" office:value="723" calcext:value-type="float">
            <text:p>723</text:p>
          </table:table-cell>
          <table:table-cell table:formula="of:= ([times.C725] - [times.B725]) / 1000000" office:value-type="float" office:value="262.57536" calcext:value-type="float">
            <text:p>262.57536</text:p>
          </table:table-cell>
          <table:table-cell table:formula="of:= ([times.E725] - [times.D725]) / 1000000" office:value-type="float" office:value="170.727168" calcext:value-type="float">
            <text:p>170.727168</text:p>
          </table:table-cell>
          <table:table-cell table:formula="of:= ([times.G725] - [times.F725]) / 1000000" office:value-type="float" office:value="205.039104" calcext:value-type="float">
            <text:p>205.039104</text:p>
          </table:table-cell>
        </table:table-row>
        <table:table-row table:style-name="ro1">
          <table:table-cell table:formula="of:=[times.A726]" office:value-type="float" office:value="724" calcext:value-type="float">
            <text:p>724</text:p>
          </table:table-cell>
          <table:table-cell table:formula="of:= ([times.C726] - [times.B726]) / 1000000" office:value-type="float" office:value="262.247936" calcext:value-type="float">
            <text:p>262.247936</text:p>
          </table:table-cell>
          <table:table-cell table:formula="of:= ([times.E726] - [times.D726]) / 1000000" office:value-type="float" office:value="170.428672" calcext:value-type="float">
            <text:p>170.428672</text:p>
          </table:table-cell>
          <table:table-cell table:formula="of:= ([times.G726] - [times.F726]) / 1000000" office:value-type="float" office:value="204.737024" calcext:value-type="float">
            <text:p>204.737024</text:p>
          </table:table-cell>
        </table:table-row>
        <table:table-row table:style-name="ro1">
          <table:table-cell table:formula="of:=[times.A727]" office:value-type="float" office:value="725" calcext:value-type="float">
            <text:p>725</text:p>
          </table:table-cell>
          <table:table-cell table:formula="of:= ([times.C727] - [times.B727]) / 1000000" office:value-type="float" office:value="261.943808" calcext:value-type="float">
            <text:p>261.943808</text:p>
          </table:table-cell>
          <table:table-cell table:formula="of:= ([times.E727] - [times.D727]) / 1000000" office:value-type="float" office:value="170.243584" calcext:value-type="float">
            <text:p>170.243584</text:p>
          </table:table-cell>
          <table:table-cell table:formula="of:= ([times.G727] - [times.F727]) / 1000000" office:value-type="float" office:value="204.443392" calcext:value-type="float">
            <text:p>204.443392</text:p>
          </table:table-cell>
        </table:table-row>
        <table:table-row table:style-name="ro1">
          <table:table-cell table:formula="of:=[times.A728]" office:value-type="float" office:value="726" calcext:value-type="float">
            <text:p>726</text:p>
          </table:table-cell>
          <table:table-cell table:formula="of:= ([times.C728] - [times.B728]) / 1000000" office:value-type="float" office:value="261.79712" calcext:value-type="float">
            <text:p>261.79712</text:p>
          </table:table-cell>
          <table:table-cell table:formula="of:= ([times.E728] - [times.D728]) / 1000000" office:value-type="float" office:value="170.05568" calcext:value-type="float">
            <text:p>170.05568</text:p>
          </table:table-cell>
          <table:table-cell table:formula="of:= ([times.G728] - [times.F728]) / 1000000" office:value-type="float" office:value="204.25984" calcext:value-type="float">
            <text:p>204.25984</text:p>
          </table:table-cell>
        </table:table-row>
        <table:table-row table:style-name="ro1">
          <table:table-cell table:formula="of:=[times.A729]" office:value-type="float" office:value="727" calcext:value-type="float">
            <text:p>727</text:p>
          </table:table-cell>
          <table:table-cell table:formula="of:= ([times.C729] - [times.B729]) / 1000000" office:value-type="float" office:value="261.495296" calcext:value-type="float">
            <text:p>261.495296</text:p>
          </table:table-cell>
          <table:table-cell table:formula="of:= ([times.E729] - [times.D729]) / 1000000" office:value-type="float" office:value="169.988352" calcext:value-type="float">
            <text:p>169.988352</text:p>
          </table:table-cell>
          <table:table-cell table:formula="of:= ([times.G729] - [times.F729]) / 1000000" office:value-type="float" office:value="204.189184" calcext:value-type="float">
            <text:p>204.189184</text:p>
          </table:table-cell>
        </table:table-row>
        <table:table-row table:style-name="ro1">
          <table:table-cell table:formula="of:=[times.A730]" office:value-type="float" office:value="728" calcext:value-type="float">
            <text:p>728</text:p>
          </table:table-cell>
          <table:table-cell table:formula="of:= ([times.C730] - [times.B730]) / 1000000" office:value-type="float" office:value="261.315072" calcext:value-type="float">
            <text:p>261.315072</text:p>
          </table:table-cell>
          <table:table-cell table:formula="of:= ([times.E730] - [times.D730]) / 1000000" office:value-type="float" office:value="169.607936" calcext:value-type="float">
            <text:p>169.607936</text:p>
          </table:table-cell>
          <table:table-cell table:formula="of:= ([times.G730] - [times.F730]) / 1000000" office:value-type="float" office:value="203.52128" calcext:value-type="float">
            <text:p>203.52128</text:p>
          </table:table-cell>
        </table:table-row>
        <table:table-row table:style-name="ro1">
          <table:table-cell table:formula="of:=[times.A731]" office:value-type="float" office:value="729" calcext:value-type="float">
            <text:p>729</text:p>
          </table:table-cell>
          <table:table-cell table:formula="of:= ([times.C731] - [times.B731]) / 1000000" office:value-type="float" office:value="260.980992" calcext:value-type="float">
            <text:p>260.980992</text:p>
          </table:table-cell>
          <table:table-cell table:formula="of:= ([times.E731] - [times.D731]) / 1000000" office:value-type="float" office:value="169.218048" calcext:value-type="float">
            <text:p>169.218048</text:p>
          </table:table-cell>
          <table:table-cell table:formula="of:= ([times.G731] - [times.F731]) / 1000000" office:value-type="float" office:value="203.396864" calcext:value-type="float">
            <text:p>203.396864</text:p>
          </table:table-cell>
        </table:table-row>
        <table:table-row table:style-name="ro1">
          <table:table-cell table:formula="of:=[times.A732]" office:value-type="float" office:value="730" calcext:value-type="float">
            <text:p>730</text:p>
          </table:table-cell>
          <table:table-cell table:formula="of:= ([times.C732] - [times.B732]) / 1000000" office:value-type="float" office:value="260.78976" calcext:value-type="float">
            <text:p>260.78976</text:p>
          </table:table-cell>
          <table:table-cell table:formula="of:= ([times.E732] - [times.D732]) / 1000000" office:value-type="float" office:value="168.82176" calcext:value-type="float">
            <text:p>168.82176</text:p>
          </table:table-cell>
          <table:table-cell table:formula="of:= ([times.G732] - [times.F732]) / 1000000" office:value-type="float" office:value="203.11424" calcext:value-type="float">
            <text:p>203.11424</text:p>
          </table:table-cell>
        </table:table-row>
        <table:table-row table:style-name="ro1">
          <table:table-cell table:formula="of:=[times.A733]" office:value-type="float" office:value="731" calcext:value-type="float">
            <text:p>731</text:p>
          </table:table-cell>
          <table:table-cell table:formula="of:= ([times.C733] - [times.B733]) / 1000000" office:value-type="float" office:value="260.482304" calcext:value-type="float">
            <text:p>260.482304</text:p>
          </table:table-cell>
          <table:table-cell table:formula="of:= ([times.E733] - [times.D733]) / 1000000" office:value-type="float" office:value="168.619008" calcext:value-type="float">
            <text:p>168.619008</text:p>
          </table:table-cell>
          <table:table-cell table:formula="of:= ([times.G733] - [times.F733]) / 1000000" office:value-type="float" office:value="203.078144" calcext:value-type="float">
            <text:p>203.078144</text:p>
          </table:table-cell>
        </table:table-row>
        <table:table-row table:style-name="ro1">
          <table:table-cell table:formula="of:=[times.A734]" office:value-type="float" office:value="732" calcext:value-type="float">
            <text:p>732</text:p>
          </table:table-cell>
          <table:table-cell table:formula="of:= ([times.C734] - [times.B734]) / 1000000" office:value-type="float" office:value="260.327936" calcext:value-type="float">
            <text:p>260.327936</text:p>
          </table:table-cell>
          <table:table-cell table:formula="of:= ([times.E734] - [times.D734]) / 1000000" office:value-type="float" office:value="168.470784" calcext:value-type="float">
            <text:p>168.470784</text:p>
          </table:table-cell>
          <table:table-cell table:formula="of:= ([times.G734] - [times.F734]) / 1000000" office:value-type="float" office:value="202.742016" calcext:value-type="float">
            <text:p>202.742016</text:p>
          </table:table-cell>
        </table:table-row>
        <table:table-row table:style-name="ro1">
          <table:table-cell table:formula="of:=[times.A735]" office:value-type="float" office:value="733" calcext:value-type="float">
            <text:p>733</text:p>
          </table:table-cell>
          <table:table-cell table:formula="of:= ([times.C735] - [times.B735]) / 1000000" office:value-type="float" office:value="260.030976" calcext:value-type="float">
            <text:p>260.030976</text:p>
          </table:table-cell>
          <table:table-cell table:formula="of:= ([times.E735] - [times.D735]) / 1000000" office:value-type="float" office:value="168.175616" calcext:value-type="float">
            <text:p>168.175616</text:p>
          </table:table-cell>
          <table:table-cell table:formula="of:= ([times.G735] - [times.F735]) / 1000000" office:value-type="float" office:value="202.370816" calcext:value-type="float">
            <text:p>202.370816</text:p>
          </table:table-cell>
        </table:table-row>
        <table:table-row table:style-name="ro1">
          <table:table-cell table:formula="of:=[times.A736]" office:value-type="float" office:value="734" calcext:value-type="float">
            <text:p>734</text:p>
          </table:table-cell>
          <table:table-cell table:formula="of:= ([times.C736] - [times.B736]) / 1000000" office:value-type="float" office:value="259.847168" calcext:value-type="float">
            <text:p>259.847168</text:p>
          </table:table-cell>
          <table:table-cell table:formula="of:= ([times.E736] - [times.D736]) / 1000000" office:value-type="float" office:value="168.032" calcext:value-type="float">
            <text:p>168.032</text:p>
          </table:table-cell>
          <table:table-cell table:formula="of:= ([times.G736] - [times.F736]) / 1000000" office:value-type="float" office:value="202.071808" calcext:value-type="float">
            <text:p>202.071808</text:p>
          </table:table-cell>
        </table:table-row>
        <table:table-row table:style-name="ro1">
          <table:table-cell table:formula="of:=[times.A737]" office:value-type="float" office:value="735" calcext:value-type="float">
            <text:p>735</text:p>
          </table:table-cell>
          <table:table-cell table:formula="of:= ([times.C737] - [times.B737]) / 1000000" office:value-type="float" office:value="259.694848" calcext:value-type="float">
            <text:p>259.694848</text:p>
          </table:table-cell>
          <table:table-cell table:formula="of:= ([times.E737] - [times.D737]) / 1000000" office:value-type="float" office:value="167.741696" calcext:value-type="float">
            <text:p>167.741696</text:p>
          </table:table-cell>
          <table:table-cell table:formula="of:= ([times.G737] - [times.F737]) / 1000000" office:value-type="float" office:value="201.968896" calcext:value-type="float">
            <text:p>201.968896</text:p>
          </table:table-cell>
        </table:table-row>
        <table:table-row table:style-name="ro1">
          <table:table-cell table:formula="of:=[times.A738]" office:value-type="float" office:value="736" calcext:value-type="float">
            <text:p>736</text:p>
          </table:table-cell>
          <table:table-cell table:formula="of:= ([times.C738] - [times.B738]) / 1000000" office:value-type="float" office:value="259.574016" calcext:value-type="float">
            <text:p>259.574016</text:p>
          </table:table-cell>
          <table:table-cell table:formula="of:= ([times.E738] - [times.D738]) / 1000000" office:value-type="float" office:value="167.608832" calcext:value-type="float">
            <text:p>167.608832</text:p>
          </table:table-cell>
          <table:table-cell table:formula="of:= ([times.G738] - [times.F738]) / 1000000" office:value-type="float" office:value="201.662464" calcext:value-type="float">
            <text:p>201.662464</text:p>
          </table:table-cell>
        </table:table-row>
        <table:table-row table:style-name="ro1">
          <table:table-cell table:formula="of:=[times.A739]" office:value-type="float" office:value="737" calcext:value-type="float">
            <text:p>737</text:p>
          </table:table-cell>
          <table:table-cell table:formula="of:= ([times.C739] - [times.B739]) / 1000000" office:value-type="float" office:value="259.428608" calcext:value-type="float">
            <text:p>259.428608</text:p>
          </table:table-cell>
          <table:table-cell table:formula="of:= ([times.E739] - [times.D739]) / 1000000" office:value-type="float" office:value="167.428864" calcext:value-type="float">
            <text:p>167.428864</text:p>
          </table:table-cell>
          <table:table-cell table:formula="of:= ([times.G739] - [times.F739]) / 1000000" office:value-type="float" office:value="201.555712" calcext:value-type="float">
            <text:p>201.555712</text:p>
          </table:table-cell>
        </table:table-row>
        <table:table-row table:style-name="ro1">
          <table:table-cell table:formula="of:=[times.A740]" office:value-type="float" office:value="738" calcext:value-type="float">
            <text:p>738</text:p>
          </table:table-cell>
          <table:table-cell table:formula="of:= ([times.C740] - [times.B740]) / 1000000" office:value-type="float" office:value="259.131136" calcext:value-type="float">
            <text:p>259.131136</text:p>
          </table:table-cell>
          <table:table-cell table:formula="of:= ([times.E740] - [times.D740]) / 1000000" office:value-type="float" office:value="167.31392" calcext:value-type="float">
            <text:p>167.31392</text:p>
          </table:table-cell>
          <table:table-cell table:formula="of:= ([times.G740] - [times.F740]) / 1000000" office:value-type="float" office:value="201.260032" calcext:value-type="float">
            <text:p>201.260032</text:p>
          </table:table-cell>
        </table:table-row>
        <table:table-row table:style-name="ro1">
          <table:table-cell table:formula="of:=[times.A741]" office:value-type="float" office:value="739" calcext:value-type="float">
            <text:p>739</text:p>
          </table:table-cell>
          <table:table-cell table:formula="of:= ([times.C741] - [times.B741]) / 1000000" office:value-type="float" office:value="258.989056" calcext:value-type="float">
            <text:p>258.989056</text:p>
          </table:table-cell>
          <table:table-cell table:formula="of:= ([times.E741] - [times.D741]) / 1000000" office:value-type="float" office:value="167.019008" calcext:value-type="float">
            <text:p>167.019008</text:p>
          </table:table-cell>
          <table:table-cell table:formula="of:= ([times.G741] - [times.F741]) / 1000000" office:value-type="float" office:value="200.977408" calcext:value-type="float">
            <text:p>200.977408</text:p>
          </table:table-cell>
        </table:table-row>
        <table:table-row table:style-name="ro1">
          <table:table-cell table:formula="of:=[times.A742]" office:value-type="float" office:value="740" calcext:value-type="float">
            <text:p>740</text:p>
          </table:table-cell>
          <table:table-cell table:formula="of:= ([times.C742] - [times.B742]) / 1000000" office:value-type="float" office:value="258.697984" calcext:value-type="float">
            <text:p>258.697984</text:p>
          </table:table-cell>
          <table:table-cell table:formula="of:= ([times.E742] - [times.D742]) / 1000000" office:value-type="float" office:value="166.872832" calcext:value-type="float">
            <text:p>166.872832</text:p>
          </table:table-cell>
          <table:table-cell table:formula="of:= ([times.G742] - [times.F742]) / 1000000" office:value-type="float" office:value="200.802816" calcext:value-type="float">
            <text:p>200.802816</text:p>
          </table:table-cell>
        </table:table-row>
        <table:table-row table:style-name="ro1">
          <table:table-cell table:formula="of:=[times.A743]" office:value-type="float" office:value="741" calcext:value-type="float">
            <text:p>741</text:p>
          </table:table-cell>
          <table:table-cell table:formula="of:= ([times.C743] - [times.B743]) / 1000000" office:value-type="float" office:value="258.592" calcext:value-type="float">
            <text:p>258.592</text:p>
          </table:table-cell>
          <table:table-cell table:formula="of:= ([times.E743] - [times.D743]) / 1000000" office:value-type="float" office:value="166.5792" calcext:value-type="float">
            <text:p>166.5792</text:p>
          </table:table-cell>
          <table:table-cell table:formula="of:= ([times.G743] - [times.F743]) / 1000000" office:value-type="float" office:value="200.732928" calcext:value-type="float">
            <text:p>200.732928</text:p>
          </table:table-cell>
        </table:table-row>
        <table:table-row table:style-name="ro1">
          <table:table-cell table:formula="of:=[times.A744]" office:value-type="float" office:value="742" calcext:value-type="float">
            <text:p>742</text:p>
          </table:table-cell>
          <table:table-cell table:formula="of:= ([times.C744] - [times.B744]) / 1000000" office:value-type="float" office:value="258.28096" calcext:value-type="float">
            <text:p>258.28096</text:p>
          </table:table-cell>
          <table:table-cell table:formula="of:= ([times.E744] - [times.D744]) / 1000000" office:value-type="float" office:value="166.391296" calcext:value-type="float">
            <text:p>166.391296</text:p>
          </table:table-cell>
          <table:table-cell table:formula="of:= ([times.G744] - [times.F744]) / 1000000" office:value-type="float" office:value="200.435968" calcext:value-type="float">
            <text:p>200.435968</text:p>
          </table:table-cell>
        </table:table-row>
        <table:table-row table:style-name="ro1">
          <table:table-cell table:formula="of:=[times.A745]" office:value-type="float" office:value="743" calcext:value-type="float">
            <text:p>743</text:p>
          </table:table-cell>
          <table:table-cell table:formula="of:= ([times.C745] - [times.B745]) / 1000000" office:value-type="float" office:value="257.986048" calcext:value-type="float">
            <text:p>257.986048</text:p>
          </table:table-cell>
          <table:table-cell table:formula="of:= ([times.E745] - [times.D745]) / 1000000" office:value-type="float" office:value="166.245376" calcext:value-type="float">
            <text:p>166.245376</text:p>
          </table:table-cell>
          <table:table-cell table:formula="of:= ([times.G745] - [times.F745]) / 1000000" office:value-type="float" office:value="200.151808" calcext:value-type="float">
            <text:p>200.151808</text:p>
          </table:table-cell>
        </table:table-row>
        <table:table-row table:style-name="ro1">
          <table:table-cell table:formula="of:=[times.A746]" office:value-type="float" office:value="744" calcext:value-type="float">
            <text:p>744</text:p>
          </table:table-cell>
          <table:table-cell table:formula="of:= ([times.C746] - [times.B746]) / 1000000" office:value-type="float" office:value="257.800192" calcext:value-type="float">
            <text:p>257.800192</text:p>
          </table:table-cell>
          <table:table-cell table:formula="of:= ([times.E746] - [times.D746]) / 1000000" office:value-type="float" office:value="165.954816" calcext:value-type="float">
            <text:p>165.954816</text:p>
          </table:table-cell>
          <table:table-cell table:formula="of:= ([times.G746] - [times.F746]) / 1000000" office:value-type="float" office:value="200.03712" calcext:value-type="float">
            <text:p>200.03712</text:p>
          </table:table-cell>
        </table:table-row>
        <table:table-row table:style-name="ro1">
          <table:table-cell table:formula="of:=[times.A747]" office:value-type="float" office:value="745" calcext:value-type="float">
            <text:p>745</text:p>
          </table:table-cell>
          <table:table-cell table:formula="of:= ([times.C747] - [times.B747]) / 1000000" office:value-type="float" office:value="257.658112" calcext:value-type="float">
            <text:p>257.658112</text:p>
          </table:table-cell>
          <table:table-cell table:formula="of:= ([times.E747] - [times.D747]) / 1000000" office:value-type="float" office:value="165.764096" calcext:value-type="float">
            <text:p>165.764096</text:p>
          </table:table-cell>
          <table:table-cell table:formula="of:= ([times.G747] - [times.F747]) / 1000000" office:value-type="float" office:value="199.700224" calcext:value-type="float">
            <text:p>199.700224</text:p>
          </table:table-cell>
        </table:table-row>
        <table:table-row table:style-name="ro1">
          <table:table-cell table:formula="of:=[times.A748]" office:value-type="float" office:value="746" calcext:value-type="float">
            <text:p>746</text:p>
          </table:table-cell>
          <table:table-cell table:formula="of:= ([times.C748] - [times.B748]) / 1000000" office:value-type="float" office:value="257.370112" calcext:value-type="float">
            <text:p>257.370112</text:p>
          </table:table-cell>
          <table:table-cell table:formula="of:= ([times.E748] - [times.D748]) / 1000000" office:value-type="float" office:value="165.819136" calcext:value-type="float">
            <text:p>165.819136</text:p>
          </table:table-cell>
          <table:table-cell table:formula="of:= ([times.G748] - [times.F748]) / 1000000" office:value-type="float" office:value="199.592192" calcext:value-type="float">
            <text:p>199.592192</text:p>
          </table:table-cell>
        </table:table-row>
        <table:table-row table:style-name="ro1">
          <table:table-cell table:formula="of:=[times.A749]" office:value-type="float" office:value="747" calcext:value-type="float">
            <text:p>747</text:p>
          </table:table-cell>
          <table:table-cell table:formula="of:= ([times.C749] - [times.B749]) / 1000000" office:value-type="float" office:value="257.2288" calcext:value-type="float">
            <text:p>257.2288</text:p>
          </table:table-cell>
          <table:table-cell table:formula="of:= ([times.E749] - [times.D749]) / 1000000" office:value-type="float" office:value="165.708032" calcext:value-type="float">
            <text:p>165.708032</text:p>
          </table:table-cell>
          <table:table-cell table:formula="of:= ([times.G749] - [times.F749]) / 1000000" office:value-type="float" office:value="199.30496" calcext:value-type="float">
            <text:p>199.30496</text:p>
          </table:table-cell>
        </table:table-row>
        <table:table-row table:style-name="ro1">
          <table:table-cell table:formula="of:=[times.A750]" office:value-type="float" office:value="748" calcext:value-type="float">
            <text:p>748</text:p>
          </table:table-cell>
          <table:table-cell table:formula="of:= ([times.C750] - [times.B750]) / 1000000" office:value-type="float" office:value="257.001984" calcext:value-type="float">
            <text:p>257.001984</text:p>
          </table:table-cell>
          <table:table-cell table:formula="of:= ([times.E750] - [times.D750]) / 1000000" office:value-type="float" office:value="165.47712" calcext:value-type="float">
            <text:p>165.47712</text:p>
          </table:table-cell>
          <table:table-cell table:formula="of:= ([times.G750] - [times.F750]) / 1000000" office:value-type="float" office:value="199.29088" calcext:value-type="float">
            <text:p>199.29088</text:p>
          </table:table-cell>
        </table:table-row>
        <table:table-row table:style-name="ro1">
          <table:table-cell table:formula="of:=[times.A751]" office:value-type="float" office:value="749" calcext:value-type="float">
            <text:p>749</text:p>
          </table:table-cell>
          <table:table-cell table:formula="of:= ([times.C751] - [times.B751]) / 1000000" office:value-type="float" office:value="256.860672" calcext:value-type="float">
            <text:p>256.860672</text:p>
          </table:table-cell>
          <table:table-cell table:formula="of:= ([times.E751] - [times.D751]) / 1000000" office:value-type="float" office:value="165.181952" calcext:value-type="float">
            <text:p>165.181952</text:p>
          </table:table-cell>
          <table:table-cell table:formula="of:= ([times.G751] - [times.F751]) / 1000000" office:value-type="float" office:value="199.037696" calcext:value-type="float">
            <text:p>199.037696</text:p>
          </table:table-cell>
        </table:table-row>
        <table:table-row table:style-name="ro1">
          <table:table-cell table:formula="of:=[times.A752]" office:value-type="float" office:value="750" calcext:value-type="float">
            <text:p>750</text:p>
          </table:table-cell>
          <table:table-cell table:formula="of:= ([times.C752] - [times.B752]) / 1000000" office:value-type="float" office:value="256.5696" calcext:value-type="float">
            <text:p>256.5696</text:p>
          </table:table-cell>
          <table:table-cell table:formula="of:= ([times.E752] - [times.D752]) / 1000000" office:value-type="float" office:value="165.000448" calcext:value-type="float">
            <text:p>165.000448</text:p>
          </table:table-cell>
          <table:table-cell table:formula="of:= ([times.G752] - [times.F752]) / 1000000" office:value-type="float" office:value="198.708224" calcext:value-type="float">
            <text:p>198.708224</text:p>
          </table:table-cell>
        </table:table-row>
        <table:table-row table:style-name="ro1">
          <table:table-cell table:formula="of:=[times.A753]" office:value-type="float" office:value="751" calcext:value-type="float">
            <text:p>751</text:p>
          </table:table-cell>
          <table:table-cell table:formula="of:= ([times.C753] - [times.B753]) / 1000000" office:value-type="float" office:value="256.387328" calcext:value-type="float">
            <text:p>256.387328</text:p>
          </table:table-cell>
          <table:table-cell table:formula="of:= ([times.E753] - [times.D753]) / 1000000" office:value-type="float" office:value="164.823808" calcext:value-type="float">
            <text:p>164.823808</text:p>
          </table:table-cell>
          <table:table-cell table:formula="of:= ([times.G753] - [times.F753]) / 1000000" office:value-type="float" office:value="198.612736" calcext:value-type="float">
            <text:p>198.612736</text:p>
          </table:table-cell>
        </table:table-row>
        <table:table-row table:style-name="ro1">
          <table:table-cell table:formula="of:=[times.A754]" office:value-type="float" office:value="752" calcext:value-type="float">
            <text:p>752</text:p>
          </table:table-cell>
          <table:table-cell table:formula="of:= ([times.C754] - [times.B754]) / 1000000" office:value-type="float" office:value="256.31232" calcext:value-type="float">
            <text:p>256.31232</text:p>
          </table:table-cell>
          <table:table-cell table:formula="of:= ([times.E754] - [times.D754]) / 1000000" office:value-type="float" office:value="164.48" calcext:value-type="float">
            <text:p>164.48</text:p>
          </table:table-cell>
          <table:table-cell table:formula="of:= ([times.G754] - [times.F754]) / 1000000" office:value-type="float" office:value="198.607104" calcext:value-type="float">
            <text:p>198.607104</text:p>
          </table:table-cell>
        </table:table-row>
        <table:table-row table:style-name="ro1">
          <table:table-cell table:formula="of:=[times.A755]" office:value-type="float" office:value="753" calcext:value-type="float">
            <text:p>753</text:p>
          </table:table-cell>
          <table:table-cell table:formula="of:= ([times.C755] - [times.B755]) / 1000000" office:value-type="float" office:value="255.984896" calcext:value-type="float">
            <text:p>255.984896</text:p>
          </table:table-cell>
          <table:table-cell table:formula="of:= ([times.E755] - [times.D755]) / 1000000" office:value-type="float" office:value="164.150016" calcext:value-type="float">
            <text:p>164.150016</text:p>
          </table:table-cell>
          <table:table-cell table:formula="of:= ([times.G755] - [times.F755]) / 1000000" office:value-type="float" office:value="198.309888" calcext:value-type="float">
            <text:p>198.309888</text:p>
          </table:table-cell>
        </table:table-row>
        <table:table-row table:style-name="ro1">
          <table:table-cell table:formula="of:=[times.A756]" office:value-type="float" office:value="754" calcext:value-type="float">
            <text:p>754</text:p>
          </table:table-cell>
          <table:table-cell table:formula="of:= ([times.C756] - [times.B756]) / 1000000" office:value-type="float" office:value="255.689984" calcext:value-type="float">
            <text:p>255.689984</text:p>
          </table:table-cell>
          <table:table-cell table:formula="of:= ([times.E756] - [times.D756]) / 1000000" office:value-type="float" office:value="163.823104" calcext:value-type="float">
            <text:p>163.823104</text:p>
          </table:table-cell>
          <table:table-cell table:formula="of:= ([times.G756] - [times.F756]) / 1000000" office:value-type="float" office:value="198.016" calcext:value-type="float">
            <text:p>198.016</text:p>
          </table:table-cell>
        </table:table-row>
        <table:table-row table:style-name="ro1">
          <table:table-cell table:formula="of:=[times.A757]" office:value-type="float" office:value="755" calcext:value-type="float">
            <text:p>755</text:p>
          </table:table-cell>
          <table:table-cell table:formula="of:= ([times.C757] - [times.B757]) / 1000000" office:value-type="float" office:value="255.501056" calcext:value-type="float">
            <text:p>255.501056</text:p>
          </table:table-cell>
          <table:table-cell table:formula="of:= ([times.E757] - [times.D757]) / 1000000" office:value-type="float" office:value="163.512576" calcext:value-type="float">
            <text:p>163.512576</text:p>
          </table:table-cell>
          <table:table-cell table:formula="of:= ([times.G757] - [times.F757]) / 1000000" office:value-type="float" office:value="197.677056" calcext:value-type="float">
            <text:p>197.677056</text:p>
          </table:table-cell>
        </table:table-row>
        <table:table-row table:style-name="ro1">
          <table:table-cell table:formula="of:=[times.A758]" office:value-type="float" office:value="756" calcext:value-type="float">
            <text:p>756</text:p>
          </table:table-cell>
          <table:table-cell table:formula="of:= ([times.C758] - [times.B758]) / 1000000" office:value-type="float" office:value="255.348736" calcext:value-type="float">
            <text:p>255.348736</text:p>
          </table:table-cell>
          <table:table-cell table:formula="of:= ([times.E758] - [times.D758]) / 1000000" office:value-type="float" office:value="163.459072" calcext:value-type="float">
            <text:p>163.459072</text:p>
          </table:table-cell>
          <table:table-cell table:formula="of:= ([times.G758] - [times.F758]) / 1000000" office:value-type="float" office:value="197.505792" calcext:value-type="float">
            <text:p>197.505792</text:p>
          </table:table-cell>
        </table:table-row>
        <table:table-row table:style-name="ro1">
          <table:table-cell table:formula="of:=[times.A759]" office:value-type="float" office:value="757" calcext:value-type="float">
            <text:p>757</text:p>
          </table:table-cell>
          <table:table-cell table:formula="of:= ([times.C759] - [times.B759]) / 1000000" office:value-type="float" office:value="255.00928" calcext:value-type="float">
            <text:p>255.00928</text:p>
          </table:table-cell>
          <table:table-cell table:formula="of:= ([times.E759] - [times.D759]) / 1000000" office:value-type="float" office:value="163.097856" calcext:value-type="float">
            <text:p>163.097856</text:p>
          </table:table-cell>
          <table:table-cell table:formula="of:= ([times.G759] - [times.F759]) / 1000000" office:value-type="float" office:value="197.490944" calcext:value-type="float">
            <text:p>197.490944</text:p>
          </table:table-cell>
        </table:table-row>
        <table:table-row table:style-name="ro1">
          <table:table-cell table:formula="of:=[times.A760]" office:value-type="float" office:value="758" calcext:value-type="float">
            <text:p>758</text:p>
          </table:table-cell>
          <table:table-cell table:formula="of:= ([times.C760] - [times.B760]) / 1000000" office:value-type="float" office:value="254.822912" calcext:value-type="float">
            <text:p>254.822912</text:p>
          </table:table-cell>
          <table:table-cell table:formula="of:= ([times.E760] - [times.D760]) / 1000000" office:value-type="float" office:value="162.796544" calcext:value-type="float">
            <text:p>162.796544</text:p>
          </table:table-cell>
          <table:table-cell table:formula="of:= ([times.G760] - [times.F760]) / 1000000" office:value-type="float" office:value="197.146368" calcext:value-type="float">
            <text:p>197.146368</text:p>
          </table:table-cell>
        </table:table-row>
        <table:table-row table:style-name="ro1">
          <table:table-cell table:formula="of:=[times.A761]" office:value-type="float" office:value="759" calcext:value-type="float">
            <text:p>759</text:p>
          </table:table-cell>
          <table:table-cell table:formula="of:= ([times.C761] - [times.B761]) / 1000000" office:value-type="float" office:value="254.64192" calcext:value-type="float">
            <text:p>254.64192</text:p>
          </table:table-cell>
          <table:table-cell table:formula="of:= ([times.E761] - [times.D761]) / 1000000" office:value-type="float" office:value="162.487808" calcext:value-type="float">
            <text:p>162.487808</text:p>
          </table:table-cell>
          <table:table-cell table:formula="of:= ([times.G761] - [times.F761]) / 1000000" office:value-type="float" office:value="196.842752" calcext:value-type="float">
            <text:p>196.842752</text:p>
          </table:table-cell>
        </table:table-row>
        <table:table-row table:style-name="ro1">
          <table:table-cell table:formula="of:=[times.A762]" office:value-type="float" office:value="760" calcext:value-type="float">
            <text:p>760</text:p>
          </table:table-cell>
          <table:table-cell table:formula="of:= ([times.C762] - [times.B762]) / 1000000" office:value-type="float" office:value="254.454784" calcext:value-type="float">
            <text:p>254.454784</text:p>
          </table:table-cell>
          <table:table-cell table:formula="of:= ([times.E762] - [times.D762]) / 1000000" office:value-type="float" office:value="162.297088" calcext:value-type="float">
            <text:p>162.297088</text:p>
          </table:table-cell>
          <table:table-cell table:formula="of:= ([times.G762] - [times.F762]) / 1000000" office:value-type="float" office:value="196.5952" calcext:value-type="float">
            <text:p>196.5952</text:p>
          </table:table-cell>
        </table:table-row>
        <table:table-row table:style-name="ro1">
          <table:table-cell table:formula="of:=[times.A763]" office:value-type="float" office:value="761" calcext:value-type="float">
            <text:p>761</text:p>
          </table:table-cell>
          <table:table-cell table:formula="of:= ([times.C763] - [times.B763]) / 1000000" office:value-type="float" office:value="254.269952" calcext:value-type="float">
            <text:p>254.269952</text:p>
          </table:table-cell>
          <table:table-cell table:formula="of:= ([times.E763] - [times.D763]) / 1000000" office:value-type="float" office:value="162.189824" calcext:value-type="float">
            <text:p>162.189824</text:p>
          </table:table-cell>
          <table:table-cell table:formula="of:= ([times.G763] - [times.F763]) / 1000000" office:value-type="float" office:value="196.32" calcext:value-type="float">
            <text:p>196.32</text:p>
          </table:table-cell>
        </table:table-row>
        <table:table-row table:style-name="ro1">
          <table:table-cell table:formula="of:=[times.A764]" office:value-type="float" office:value="762" calcext:value-type="float">
            <text:p>762</text:p>
          </table:table-cell>
          <table:table-cell table:formula="of:= ([times.C764] - [times.B764]) / 1000000" office:value-type="float" office:value="254.1312" calcext:value-type="float">
            <text:p>254.1312</text:p>
          </table:table-cell>
          <table:table-cell table:formula="of:= ([times.E764] - [times.D764]) / 1000000" office:value-type="float" office:value="161.84576" calcext:value-type="float">
            <text:p>161.84576</text:p>
          </table:table-cell>
          <table:table-cell table:formula="of:= ([times.G764] - [times.F764]) / 1000000" office:value-type="float" office:value="196.528896" calcext:value-type="float">
            <text:p>196.528896</text:p>
          </table:table-cell>
        </table:table-row>
        <table:table-row table:style-name="ro1">
          <table:table-cell table:formula="of:=[times.A765]" office:value-type="float" office:value="763" calcext:value-type="float">
            <text:p>763</text:p>
          </table:table-cell>
          <table:table-cell table:formula="of:= ([times.C765] - [times.B765]) / 1000000" office:value-type="float" office:value="253.803776" calcext:value-type="float">
            <text:p>253.803776</text:p>
          </table:table-cell>
          <table:table-cell table:formula="of:= ([times.E765] - [times.D765]) / 1000000" office:value-type="float" office:value="161.544192" calcext:value-type="float">
            <text:p>161.544192</text:p>
          </table:table-cell>
          <table:table-cell table:formula="of:= ([times.G765] - [times.F765]) / 1000000" office:value-type="float" office:value="196.530944" calcext:value-type="float">
            <text:p>196.530944</text:p>
          </table:table-cell>
        </table:table-row>
        <table:table-row table:style-name="ro1">
          <table:table-cell table:formula="of:=[times.A766]" office:value-type="float" office:value="764" calcext:value-type="float">
            <text:p>764</text:p>
          </table:table-cell>
          <table:table-cell table:formula="of:= ([times.C766] - [times.B766]) / 1000000" office:value-type="float" office:value="253.615616" calcext:value-type="float">
            <text:p>253.615616</text:p>
          </table:table-cell>
          <table:table-cell table:formula="of:= ([times.E766] - [times.D766]) / 1000000" office:value-type="float" office:value="161.30304" calcext:value-type="float">
            <text:p>161.30304</text:p>
          </table:table-cell>
          <table:table-cell table:formula="of:= ([times.G766] - [times.F766]) / 1000000" office:value-type="float" office:value="197.107712" calcext:value-type="float">
            <text:p>197.107712</text:p>
          </table:table-cell>
        </table:table-row>
        <table:table-row table:style-name="ro1">
          <table:table-cell table:formula="of:=[times.A767]" office:value-type="float" office:value="765" calcext:value-type="float">
            <text:p>765</text:p>
          </table:table-cell>
          <table:table-cell table:formula="of:= ([times.C767] - [times.B767]) / 1000000" office:value-type="float" office:value="253.431296" calcext:value-type="float">
            <text:p>253.431296</text:p>
          </table:table-cell>
          <table:table-cell table:formula="of:= ([times.E767] - [times.D767]) / 1000000" office:value-type="float" office:value="161.092352" calcext:value-type="float">
            <text:p>161.092352</text:p>
          </table:table-cell>
          <table:table-cell table:formula="of:= ([times.G767] - [times.F767]) / 1000000" office:value-type="float" office:value="197.87904" calcext:value-type="float">
            <text:p>197.87904</text:p>
          </table:table-cell>
        </table:table-row>
        <table:table-row table:style-name="ro1">
          <table:table-cell table:formula="of:=[times.A768]" office:value-type="float" office:value="766" calcext:value-type="float">
            <text:p>766</text:p>
          </table:table-cell>
          <table:table-cell table:formula="of:= ([times.C768] - [times.B768]) / 1000000" office:value-type="float" office:value="253.122048" calcext:value-type="float">
            <text:p>253.122048</text:p>
          </table:table-cell>
          <table:table-cell table:formula="of:= ([times.E768] - [times.D768]) / 1000000" office:value-type="float" office:value="160.88704" calcext:value-type="float">
            <text:p>160.88704</text:p>
          </table:table-cell>
          <table:table-cell table:formula="of:= ([times.G768] - [times.F768]) / 1000000" office:value-type="float" office:value="198.22208" calcext:value-type="float">
            <text:p>198.22208</text:p>
          </table:table-cell>
        </table:table-row>
        <table:table-row table:style-name="ro1">
          <table:table-cell table:formula="of:=[times.A769]" office:value-type="float" office:value="767" calcext:value-type="float">
            <text:p>767</text:p>
          </table:table-cell>
          <table:table-cell table:formula="of:= ([times.C769] - [times.B769]) / 1000000" office:value-type="float" office:value="252.932096" calcext:value-type="float">
            <text:p>252.932096</text:p>
          </table:table-cell>
          <table:table-cell table:formula="of:= ([times.E769] - [times.D769]) / 1000000" office:value-type="float" office:value="160.539648" calcext:value-type="float">
            <text:p>160.539648</text:p>
          </table:table-cell>
          <table:table-cell table:formula="of:= ([times.G769] - [times.F769]) / 1000000" office:value-type="float" office:value="198.38592" calcext:value-type="float">
            <text:p>198.38592</text:p>
          </table:table-cell>
        </table:table-row>
        <table:table-row table:style-name="ro1">
          <table:table-cell table:formula="of:=[times.A770]" office:value-type="float" office:value="768" calcext:value-type="float">
            <text:p>768</text:p>
          </table:table-cell>
          <table:table-cell table:formula="of:= ([times.C770] - [times.B770]) / 1000000" office:value-type="float" office:value="253.058304" calcext:value-type="float">
            <text:p>253.058304</text:p>
          </table:table-cell>
          <table:table-cell table:formula="of:= ([times.E770] - [times.D770]) / 1000000" office:value-type="float" office:value="160.326144" calcext:value-type="float">
            <text:p>160.326144</text:p>
          </table:table-cell>
          <table:table-cell table:formula="of:= ([times.G770] - [times.F770]) / 1000000" office:value-type="float" office:value="198.543872" calcext:value-type="float">
            <text:p>198.543872</text:p>
          </table:table-cell>
        </table:table-row>
        <table:table-row table:style-name="ro1">
          <table:table-cell table:formula="of:=[times.A771]" office:value-type="float" office:value="769" calcext:value-type="float">
            <text:p>769</text:p>
          </table:table-cell>
          <table:table-cell table:formula="of:= ([times.C771] - [times.B771]) / 1000000" office:value-type="float" office:value="252.953856" calcext:value-type="float">
            <text:p>252.953856</text:p>
          </table:table-cell>
          <table:table-cell table:formula="of:= ([times.E771] - [times.D771]) / 1000000" office:value-type="float" office:value="160.134912" calcext:value-type="float">
            <text:p>160.134912</text:p>
          </table:table-cell>
          <table:table-cell table:formula="of:= ([times.G771] - [times.F771]) / 1000000" office:value-type="float" office:value="198.592768" calcext:value-type="float">
            <text:p>198.592768</text:p>
          </table:table-cell>
        </table:table-row>
        <table:table-row table:style-name="ro1">
          <table:table-cell table:formula="of:=[times.A772]" office:value-type="float" office:value="770" calcext:value-type="float">
            <text:p>770</text:p>
          </table:table-cell>
          <table:table-cell table:formula="of:= ([times.C772] - [times.B772]) / 1000000" office:value-type="float" office:value="252.812032" calcext:value-type="float">
            <text:p>252.812032</text:p>
          </table:table-cell>
          <table:table-cell table:formula="of:= ([times.E772] - [times.D772]) / 1000000" office:value-type="float" office:value="159.974912" calcext:value-type="float">
            <text:p>159.974912</text:p>
          </table:table-cell>
          <table:table-cell table:formula="of:= ([times.G772] - [times.F772]) / 1000000" office:value-type="float" office:value="198.58304" calcext:value-type="float">
            <text:p>198.58304</text:p>
          </table:table-cell>
        </table:table-row>
        <table:table-row table:style-name="ro1">
          <table:table-cell table:formula="of:=[times.A773]" office:value-type="float" office:value="771" calcext:value-type="float">
            <text:p>771</text:p>
          </table:table-cell>
          <table:table-cell table:formula="of:= ([times.C773] - [times.B773]) / 1000000" office:value-type="float" office:value="252.51456" calcext:value-type="float">
            <text:p>252.51456</text:p>
          </table:table-cell>
          <table:table-cell table:formula="of:= ([times.E773] - [times.D773]) / 1000000" office:value-type="float" office:value="159.668992" calcext:value-type="float">
            <text:p>159.668992</text:p>
          </table:table-cell>
          <table:table-cell table:formula="of:= ([times.G773] - [times.F773]) / 1000000" office:value-type="float" office:value="198.56" calcext:value-type="float">
            <text:p>198.56</text:p>
          </table:table-cell>
        </table:table-row>
        <table:table-row table:style-name="ro1">
          <table:table-cell table:formula="of:=[times.A774]" office:value-type="float" office:value="772" calcext:value-type="float">
            <text:p>772</text:p>
          </table:table-cell>
          <table:table-cell table:formula="of:= ([times.C774] - [times.B774]) / 1000000" office:value-type="float" office:value="252.217344" calcext:value-type="float">
            <text:p>252.217344</text:p>
          </table:table-cell>
          <table:table-cell table:formula="of:= ([times.E774] - [times.D774]) / 1000000" office:value-type="float" office:value="159.481856" calcext:value-type="float">
            <text:p>159.481856</text:p>
          </table:table-cell>
          <table:table-cell table:formula="of:= ([times.G774] - [times.F774]) / 1000000" office:value-type="float" office:value="198.265856" calcext:value-type="float">
            <text:p>198.265856</text:p>
          </table:table-cell>
        </table:table-row>
        <table:table-row table:style-name="ro1">
          <table:table-cell table:formula="of:=[times.A775]" office:value-type="float" office:value="773" calcext:value-type="float">
            <text:p>773</text:p>
          </table:table-cell>
          <table:table-cell table:formula="of:= ([times.C775] - [times.B775]) / 1000000" office:value-type="float" office:value="252.105216" calcext:value-type="float">
            <text:p>252.105216</text:p>
          </table:table-cell>
          <table:table-cell table:formula="of:= ([times.E775] - [times.D775]) / 1000000" office:value-type="float" office:value="159.241728" calcext:value-type="float">
            <text:p>159.241728</text:p>
          </table:table-cell>
          <table:table-cell table:formula="of:= ([times.G775] - [times.F775]) / 1000000" office:value-type="float" office:value="197.981952" calcext:value-type="float">
            <text:p>197.981952</text:p>
          </table:table-cell>
        </table:table-row>
        <table:table-row table:style-name="ro1">
          <table:table-cell table:formula="of:=[times.A776]" office:value-type="float" office:value="774" calcext:value-type="float">
            <text:p>774</text:p>
          </table:table-cell>
          <table:table-cell table:formula="of:= ([times.C776] - [times.B776]) / 1000000" office:value-type="float" office:value="251.81312" calcext:value-type="float">
            <text:p>251.81312</text:p>
          </table:table-cell>
          <table:table-cell table:formula="of:= ([times.E776] - [times.D776]) / 1000000" office:value-type="float" office:value="159.091968" calcext:value-type="float">
            <text:p>159.091968</text:p>
          </table:table-cell>
          <table:table-cell table:formula="of:= ([times.G776] - [times.F776]) / 1000000" office:value-type="float" office:value="197.673984" calcext:value-type="float">
            <text:p>197.673984</text:p>
          </table:table-cell>
        </table:table-row>
        <table:table-row table:style-name="ro1">
          <table:table-cell table:formula="of:=[times.A777]" office:value-type="float" office:value="775" calcext:value-type="float">
            <text:p>775</text:p>
          </table:table-cell>
          <table:table-cell table:formula="of:= ([times.C777] - [times.B777]) / 1000000" office:value-type="float" office:value="251.519232" calcext:value-type="float">
            <text:p>251.519232</text:p>
          </table:table-cell>
          <table:table-cell table:formula="of:= ([times.E777] - [times.D777]) / 1000000" office:value-type="float" office:value="158.791168" calcext:value-type="float">
            <text:p>158.791168</text:p>
          </table:table-cell>
          <table:table-cell table:formula="of:= ([times.G777] - [times.F777]) / 1000000" office:value-type="float" office:value="197.545728" calcext:value-type="float">
            <text:p>197.545728</text:p>
          </table:table-cell>
        </table:table-row>
        <table:table-row table:style-name="ro1">
          <table:table-cell table:formula="of:=[times.A778]" office:value-type="float" office:value="776" calcext:value-type="float">
            <text:p>776</text:p>
          </table:table-cell>
          <table:table-cell table:formula="of:= ([times.C778] - [times.B778]) / 1000000" office:value-type="float" office:value="251.449856" calcext:value-type="float">
            <text:p>251.449856</text:p>
          </table:table-cell>
          <table:table-cell table:formula="of:= ([times.E778] - [times.D778]) / 1000000" office:value-type="float" office:value="158.60608" calcext:value-type="float">
            <text:p>158.60608</text:p>
          </table:table-cell>
          <table:table-cell table:formula="of:= ([times.G778] - [times.F778]) / 1000000" office:value-type="float" office:value="197.266176" calcext:value-type="float">
            <text:p>197.266176</text:p>
          </table:table-cell>
        </table:table-row>
        <table:table-row table:style-name="ro1">
          <table:table-cell table:formula="of:=[times.A779]" office:value-type="float" office:value="777" calcext:value-type="float">
            <text:p>777</text:p>
          </table:table-cell>
          <table:table-cell table:formula="of:= ([times.C779] - [times.B779]) / 1000000" office:value-type="float" office:value="251.155712" calcext:value-type="float">
            <text:p>251.155712</text:p>
          </table:table-cell>
          <table:table-cell table:formula="of:= ([times.E779] - [times.D779]) / 1000000" office:value-type="float" office:value="158.451712" calcext:value-type="float">
            <text:p>158.451712</text:p>
          </table:table-cell>
          <table:table-cell table:formula="of:= ([times.G779] - [times.F779]) / 1000000" office:value-type="float" office:value="197.502464" calcext:value-type="float">
            <text:p>197.502464</text:p>
          </table:table-cell>
        </table:table-row>
        <table:table-row table:style-name="ro1">
          <table:table-cell table:formula="of:=[times.A780]" office:value-type="float" office:value="778" calcext:value-type="float">
            <text:p>778</text:p>
          </table:table-cell>
          <table:table-cell table:formula="of:= ([times.C780] - [times.B780]) / 1000000" office:value-type="float" office:value="250.861056" calcext:value-type="float">
            <text:p>250.861056</text:p>
          </table:table-cell>
          <table:table-cell table:formula="of:= ([times.E780] - [times.D780]) / 1000000" office:value-type="float" office:value="158.304" calcext:value-type="float">
            <text:p>158.304</text:p>
          </table:table-cell>
          <table:table-cell table:formula="of:= ([times.G780] - [times.F780]) / 1000000" office:value-type="float" office:value="197.211392" calcext:value-type="float">
            <text:p>197.211392</text:p>
          </table:table-cell>
        </table:table-row>
        <table:table-row table:style-name="ro1">
          <table:table-cell table:formula="of:=[times.A781]" office:value-type="float" office:value="779" calcext:value-type="float">
            <text:p>779</text:p>
          </table:table-cell>
          <table:table-cell table:formula="of:= ([times.C781] - [times.B781]) / 1000000" office:value-type="float" office:value="250.566144" calcext:value-type="float">
            <text:p>250.566144</text:p>
          </table:table-cell>
          <table:table-cell table:formula="of:= ([times.E781] - [times.D781]) / 1000000" office:value-type="float" office:value="157.96992" calcext:value-type="float">
            <text:p>157.96992</text:p>
          </table:table-cell>
          <table:table-cell table:formula="of:= ([times.G781] - [times.F781]) / 1000000" office:value-type="float" office:value="196.916736" calcext:value-type="float">
            <text:p>196.916736</text:p>
          </table:table-cell>
        </table:table-row>
        <table:table-row table:style-name="ro1">
          <table:table-cell table:formula="of:=[times.A782]" office:value-type="float" office:value="780" calcext:value-type="float">
            <text:p>780</text:p>
          </table:table-cell>
          <table:table-cell table:formula="of:= ([times.C782] - [times.B782]) / 1000000" office:value-type="float" office:value="250.463232" calcext:value-type="float">
            <text:p>250.463232</text:p>
          </table:table-cell>
          <table:table-cell table:formula="of:= ([times.E782] - [times.D782]) / 1000000" office:value-type="float" office:value="157.849344" calcext:value-type="float">
            <text:p>157.849344</text:p>
          </table:table-cell>
          <table:table-cell table:formula="of:= ([times.G782] - [times.F782]) / 1000000" office:value-type="float" office:value="196.627712" calcext:value-type="float">
            <text:p>196.627712</text:p>
          </table:table-cell>
        </table:table-row>
        <table:table-row table:style-name="ro1">
          <table:table-cell table:formula="of:=[times.A783]" office:value-type="float" office:value="781" calcext:value-type="float">
            <text:p>781</text:p>
          </table:table-cell>
          <table:table-cell table:formula="of:= ([times.C783] - [times.B783]) / 1000000" office:value-type="float" office:value="250.173952" calcext:value-type="float">
            <text:p>250.173952</text:p>
          </table:table-cell>
          <table:table-cell table:formula="of:= ([times.E783] - [times.D783]) / 1000000" office:value-type="float" office:value="157.746176" calcext:value-type="float">
            <text:p>157.746176</text:p>
          </table:table-cell>
          <table:table-cell table:formula="of:= ([times.G783] - [times.F783]) / 1000000" office:value-type="float" office:value="196.328192" calcext:value-type="float">
            <text:p>196.328192</text:p>
          </table:table-cell>
        </table:table-row>
        <table:table-row table:style-name="ro1">
          <table:table-cell table:formula="of:=[times.A784]" office:value-type="float" office:value="782" calcext:value-type="float">
            <text:p>782</text:p>
          </table:table-cell>
          <table:table-cell table:formula="of:= ([times.C784] - [times.B784]) / 1000000" office:value-type="float" office:value="249.881856" calcext:value-type="float">
            <text:p>249.881856</text:p>
          </table:table-cell>
          <table:table-cell table:formula="of:= ([times.E784] - [times.D784]) / 1000000" office:value-type="float" office:value="157.620992" calcext:value-type="float">
            <text:p>157.620992</text:p>
          </table:table-cell>
          <table:table-cell table:formula="of:= ([times.G784] - [times.F784]) / 1000000" office:value-type="float" office:value="196.017408" calcext:value-type="float">
            <text:p>196.017408</text:p>
          </table:table-cell>
        </table:table-row>
        <table:table-row table:style-name="ro1">
          <table:table-cell table:formula="of:=[times.A785]" office:value-type="float" office:value="783" calcext:value-type="float">
            <text:p>783</text:p>
          </table:table-cell>
          <table:table-cell table:formula="of:= ([times.C785] - [times.B785]) / 1000000" office:value-type="float" office:value="249.771264" calcext:value-type="float">
            <text:p>249.771264</text:p>
          </table:table-cell>
          <table:table-cell table:formula="of:= ([times.E785] - [times.D785]) / 1000000" office:value-type="float" office:value="157.316096" calcext:value-type="float">
            <text:p>157.316096</text:p>
          </table:table-cell>
          <table:table-cell table:formula="of:= ([times.G785] - [times.F785]) / 1000000" office:value-type="float" office:value="195.710208" calcext:value-type="float">
            <text:p>195.710208</text:p>
          </table:table-cell>
        </table:table-row>
        <table:table-row table:style-name="ro1">
          <table:table-cell table:formula="of:=[times.A786]" office:value-type="float" office:value="784" calcext:value-type="float">
            <text:p>784</text:p>
          </table:table-cell>
          <table:table-cell table:formula="of:= ([times.C786] - [times.B786]) / 1000000" office:value-type="float" office:value="249.479936" calcext:value-type="float">
            <text:p>249.479936</text:p>
          </table:table-cell>
          <table:table-cell table:formula="of:= ([times.E786] - [times.D786]) / 1000000" office:value-type="float" office:value="157.018624" calcext:value-type="float">
            <text:p>157.018624</text:p>
          </table:table-cell>
          <table:table-cell table:formula="of:= ([times.G786] - [times.F786]) / 1000000" office:value-type="float" office:value="195.41376" calcext:value-type="float">
            <text:p>195.41376</text:p>
          </table:table-cell>
        </table:table-row>
        <table:table-row table:style-name="ro1">
          <table:table-cell table:formula="of:=[times.A787]" office:value-type="float" office:value="785" calcext:value-type="float">
            <text:p>785</text:p>
          </table:table-cell>
          <table:table-cell table:formula="of:= ([times.C787] - [times.B787]) / 1000000" office:value-type="float" office:value="249.147904" calcext:value-type="float">
            <text:p>249.147904</text:p>
          </table:table-cell>
          <table:table-cell table:formula="of:= ([times.E787] - [times.D787]) / 1000000" office:value-type="float" office:value="156.869888" calcext:value-type="float">
            <text:p>156.869888</text:p>
          </table:table-cell>
          <table:table-cell table:formula="of:= ([times.G787] - [times.F787]) / 1000000" office:value-type="float" office:value="195.123968" calcext:value-type="float">
            <text:p>195.123968</text:p>
          </table:table-cell>
        </table:table-row>
        <table:table-row table:style-name="ro1">
          <table:table-cell table:formula="of:=[times.A788]" office:value-type="float" office:value="786" calcext:value-type="float">
            <text:p>786</text:p>
          </table:table-cell>
          <table:table-cell table:formula="of:= ([times.C788] - [times.B788]) / 1000000" office:value-type="float" office:value="249.002752" calcext:value-type="float">
            <text:p>249.002752</text:p>
          </table:table-cell>
          <table:table-cell table:formula="of:= ([times.E788] - [times.D788]) / 1000000" office:value-type="float" office:value="156.579328" calcext:value-type="float">
            <text:p>156.579328</text:p>
          </table:table-cell>
          <table:table-cell table:formula="of:= ([times.G788] - [times.F788]) / 1000000" office:value-type="float" office:value="194.83008" calcext:value-type="float">
            <text:p>194.83008</text:p>
          </table:table-cell>
        </table:table-row>
        <table:table-row table:style-name="ro1">
          <table:table-cell table:formula="of:=[times.A789]" office:value-type="float" office:value="787" calcext:value-type="float">
            <text:p>787</text:p>
          </table:table-cell>
          <table:table-cell table:formula="of:= ([times.C789] - [times.B789]) / 1000000" office:value-type="float" office:value="248.713728" calcext:value-type="float">
            <text:p>248.713728</text:p>
          </table:table-cell>
          <table:table-cell table:formula="of:= ([times.E789] - [times.D789]) / 1000000" office:value-type="float" office:value="156.412416" calcext:value-type="float">
            <text:p>156.412416</text:p>
          </table:table-cell>
          <table:table-cell table:formula="of:= ([times.G789] - [times.F789]) / 1000000" office:value-type="float" office:value="194.580992" calcext:value-type="float">
            <text:p>194.580992</text:p>
          </table:table-cell>
        </table:table-row>
        <table:table-row table:style-name="ro1">
          <table:table-cell table:formula="of:=[times.A790]" office:value-type="float" office:value="788" calcext:value-type="float">
            <text:p>788</text:p>
          </table:table-cell>
          <table:table-cell table:formula="of:= ([times.C790] - [times.B790]) / 1000000" office:value-type="float" office:value="248.571904" calcext:value-type="float">
            <text:p>248.571904</text:p>
          </table:table-cell>
          <table:table-cell table:formula="of:= ([times.E790] - [times.D790]) / 1000000" office:value-type="float" office:value="156.103936" calcext:value-type="float">
            <text:p>156.103936</text:p>
          </table:table-cell>
          <table:table-cell table:formula="of:= ([times.G790] - [times.F790]) / 1000000" office:value-type="float" office:value="194.51392" calcext:value-type="float">
            <text:p>194.51392</text:p>
          </table:table-cell>
        </table:table-row>
        <table:table-row table:style-name="ro1">
          <table:table-cell table:formula="of:=[times.A791]" office:value-type="float" office:value="789" calcext:value-type="float">
            <text:p>789</text:p>
          </table:table-cell>
          <table:table-cell table:formula="of:= ([times.C791] - [times.B791]) / 1000000" office:value-type="float" office:value="248.317696" calcext:value-type="float">
            <text:p>248.317696</text:p>
          </table:table-cell>
          <table:table-cell table:formula="of:= ([times.E791] - [times.D791]) / 1000000" office:value-type="float" office:value="155.79392" calcext:value-type="float">
            <text:p>155.79392</text:p>
          </table:table-cell>
          <table:table-cell table:formula="of:= ([times.G791] - [times.F791]) / 1000000" office:value-type="float" office:value="194.233088" calcext:value-type="float">
            <text:p>194.233088</text:p>
          </table:table-cell>
        </table:table-row>
        <table:table-row table:style-name="ro1">
          <table:table-cell table:formula="of:=[times.A792]" office:value-type="float" office:value="790" calcext:value-type="float">
            <text:p>790</text:p>
          </table:table-cell>
          <table:table-cell table:formula="of:= ([times.C792] - [times.B792]) / 1000000" office:value-type="float" office:value="248.018688" calcext:value-type="float">
            <text:p>248.018688</text:p>
          </table:table-cell>
          <table:table-cell table:formula="of:= ([times.E792] - [times.D792]) / 1000000" office:value-type="float" office:value="155.557632" calcext:value-type="float">
            <text:p>155.557632</text:p>
          </table:table-cell>
          <table:table-cell table:formula="of:= ([times.G792] - [times.F792]) / 1000000" office:value-type="float" office:value="193.933824" calcext:value-type="float">
            <text:p>193.933824</text:p>
          </table:table-cell>
        </table:table-row>
        <table:table-row table:style-name="ro1">
          <table:table-cell table:formula="of:=[times.A793]" office:value-type="float" office:value="791" calcext:value-type="float">
            <text:p>791</text:p>
          </table:table-cell>
          <table:table-cell table:formula="of:= ([times.C793] - [times.B793]) / 1000000" office:value-type="float" office:value="247.788032" calcext:value-type="float">
            <text:p>247.788032</text:p>
          </table:table-cell>
          <table:table-cell table:formula="of:= ([times.E793] - [times.D793]) / 1000000" office:value-type="float" office:value="155.404544" calcext:value-type="float">
            <text:p>155.404544</text:p>
          </table:table-cell>
          <table:table-cell table:formula="of:= ([times.G793] - [times.F793]) / 1000000" office:value-type="float" office:value="194.12992" calcext:value-type="float">
            <text:p>194.12992</text:p>
          </table:table-cell>
        </table:table-row>
        <table:table-row table:style-name="ro1">
          <table:table-cell table:formula="of:=[times.A794]" office:value-type="float" office:value="792" calcext:value-type="float">
            <text:p>792</text:p>
          </table:table-cell>
          <table:table-cell table:formula="of:= ([times.C794] - [times.B794]) / 1000000" office:value-type="float" office:value="247.642368" calcext:value-type="float">
            <text:p>247.642368</text:p>
          </table:table-cell>
          <table:table-cell table:formula="of:= ([times.E794] - [times.D794]) / 1000000" office:value-type="float" office:value="155.101184" calcext:value-type="float">
            <text:p>155.101184</text:p>
          </table:table-cell>
          <table:table-cell table:formula="of:= ([times.G794] - [times.F794]) / 1000000" office:value-type="float" office:value="193.952768" calcext:value-type="float">
            <text:p>193.952768</text:p>
          </table:table-cell>
        </table:table-row>
        <table:table-row table:style-name="ro1">
          <table:table-cell table:formula="of:=[times.A795]" office:value-type="float" office:value="793" calcext:value-type="float">
            <text:p>793</text:p>
          </table:table-cell>
          <table:table-cell table:formula="of:= ([times.C795] - [times.B795]) / 1000000" office:value-type="float" office:value="247.339008" calcext:value-type="float">
            <text:p>247.339008</text:p>
          </table:table-cell>
          <table:table-cell table:formula="of:= ([times.E795] - [times.D795]) / 1000000" office:value-type="float" office:value="154.869248" calcext:value-type="float">
            <text:p>154.869248</text:p>
          </table:table-cell>
          <table:table-cell table:formula="of:= ([times.G795] - [times.F795]) / 1000000" office:value-type="float" office:value="194.06976" calcext:value-type="float">
            <text:p>194.06976</text:p>
          </table:table-cell>
        </table:table-row>
        <table:table-row table:style-name="ro1">
          <table:table-cell table:formula="of:=[times.A796]" office:value-type="float" office:value="794" calcext:value-type="float">
            <text:p>794</text:p>
          </table:table-cell>
          <table:table-cell table:formula="of:= ([times.C796] - [times.B796]) / 1000000" office:value-type="float" office:value="247.182336" calcext:value-type="float">
            <text:p>247.182336</text:p>
          </table:table-cell>
          <table:table-cell table:formula="of:= ([times.E796] - [times.D796]) / 1000000" office:value-type="float" office:value="154.71488" calcext:value-type="float">
            <text:p>154.71488</text:p>
          </table:table-cell>
          <table:table-cell table:formula="of:= ([times.G796] - [times.F796]) / 1000000" office:value-type="float" office:value="193.78688" calcext:value-type="float">
            <text:p>193.78688</text:p>
          </table:table-cell>
        </table:table-row>
        <table:table-row table:style-name="ro1">
          <table:table-cell table:formula="of:=[times.A797]" office:value-type="float" office:value="795" calcext:value-type="float">
            <text:p>795</text:p>
          </table:table-cell>
          <table:table-cell table:formula="of:= ([times.C797] - [times.B797]) / 1000000" office:value-type="float" office:value="246.8928" calcext:value-type="float">
            <text:p>246.8928</text:p>
          </table:table-cell>
          <table:table-cell table:formula="of:= ([times.E797] - [times.D797]) / 1000000" office:value-type="float" office:value="154.412544" calcext:value-type="float">
            <text:p>154.412544</text:p>
          </table:table-cell>
          <table:table-cell table:formula="of:= ([times.G797] - [times.F797]) / 1000000" office:value-type="float" office:value="193.412096" calcext:value-type="float">
            <text:p>193.412096</text:p>
          </table:table-cell>
        </table:table-row>
        <table:table-row table:style-name="ro1">
          <table:table-cell table:formula="of:=[times.A798]" office:value-type="float" office:value="796" calcext:value-type="float">
            <text:p>796</text:p>
          </table:table-cell>
          <table:table-cell table:formula="of:= ([times.C798] - [times.B798]) / 1000000" office:value-type="float" office:value="246.70592" calcext:value-type="float">
            <text:p>246.70592</text:p>
          </table:table-cell>
          <table:table-cell table:formula="of:= ([times.E798] - [times.D798]) / 1000000" office:value-type="float" office:value="154.262016" calcext:value-type="float">
            <text:p>154.262016</text:p>
          </table:table-cell>
          <table:table-cell table:formula="of:= ([times.G798] - [times.F798]) / 1000000" office:value-type="float" office:value="193.117952" calcext:value-type="float">
            <text:p>193.117952</text:p>
          </table:table-cell>
        </table:table-row>
        <table:table-row table:style-name="ro1">
          <table:table-cell table:formula="of:=[times.A799]" office:value-type="float" office:value="797" calcext:value-type="float">
            <text:p>797</text:p>
          </table:table-cell>
          <table:table-cell table:formula="of:= ([times.C799] - [times.B799]) / 1000000" office:value-type="float" office:value="246.53184" calcext:value-type="float">
            <text:p>246.53184</text:p>
          </table:table-cell>
          <table:table-cell table:formula="of:= ([times.E799] - [times.D799]) / 1000000" office:value-type="float" office:value="153.96096" calcext:value-type="float">
            <text:p>153.96096</text:p>
          </table:table-cell>
          <table:table-cell table:formula="of:= ([times.G799] - [times.F799]) / 1000000" office:value-type="float" office:value="192.832768" calcext:value-type="float">
            <text:p>192.832768</text:p>
          </table:table-cell>
        </table:table-row>
        <table:table-row table:style-name="ro1">
          <table:table-cell table:formula="of:=[times.A800]" office:value-type="float" office:value="798" calcext:value-type="float">
            <text:p>798</text:p>
          </table:table-cell>
          <table:table-cell table:formula="of:= ([times.C800] - [times.B800]) / 1000000" office:value-type="float" office:value="246.231808" calcext:value-type="float">
            <text:p>246.231808</text:p>
          </table:table-cell>
          <table:table-cell table:formula="of:= ([times.E800] - [times.D800]) / 1000000" office:value-type="float" office:value="153.767424" calcext:value-type="float">
            <text:p>153.767424</text:p>
          </table:table-cell>
          <table:table-cell table:formula="of:= ([times.G800] - [times.F800]) / 1000000" office:value-type="float" office:value="192.538112" calcext:value-type="float">
            <text:p>192.538112</text:p>
          </table:table-cell>
        </table:table-row>
        <table:table-row table:style-name="ro1">
          <table:table-cell table:formula="of:=[times.A801]" office:value-type="float" office:value="799" calcext:value-type="float">
            <text:p>799</text:p>
          </table:table-cell>
          <table:table-cell table:formula="of:= ([times.C801] - [times.B801]) / 1000000" office:value-type="float" office:value="246.045696" calcext:value-type="float">
            <text:p>246.045696</text:p>
          </table:table-cell>
          <table:table-cell table:formula="of:= ([times.E801] - [times.D801]) / 1000000" office:value-type="float" office:value="153.580288" calcext:value-type="float">
            <text:p>153.580288</text:p>
          </table:table-cell>
          <table:table-cell table:formula="of:= ([times.G801] - [times.F801]) / 1000000" office:value-type="float" office:value="192.242176" calcext:value-type="float">
            <text:p>192.242176</text:p>
          </table:table-cell>
        </table:table-row>
        <table:table-row table:style-name="ro1">
          <table:table-cell table:formula="of:=[times.A802]" office:value-type="float" office:value="800" calcext:value-type="float">
            <text:p>800</text:p>
          </table:table-cell>
          <table:table-cell table:formula="of:= ([times.C802] - [times.B802]) / 1000000" office:value-type="float" office:value="245.946112" calcext:value-type="float">
            <text:p>245.946112</text:p>
          </table:table-cell>
          <table:table-cell table:formula="of:= ([times.E802] - [times.D802]) / 1000000" office:value-type="float" office:value="153.423104" calcext:value-type="float">
            <text:p>153.423104</text:p>
          </table:table-cell>
          <table:table-cell table:formula="of:= ([times.G802] - [times.F802]) / 1000000" office:value-type="float" office:value="192.02816" calcext:value-type="float">
            <text:p>192.02816</text:p>
          </table:table-cell>
        </table:table-row>
        <table:table-row table:style-name="ro1">
          <table:table-cell table:formula="of:=[times.A803]" office:value-type="float" office:value="801" calcext:value-type="float">
            <text:p>801</text:p>
          </table:table-cell>
          <table:table-cell table:formula="of:= ([times.C803] - [times.B803]) / 1000000" office:value-type="float" office:value="245.831168" calcext:value-type="float">
            <text:p>245.831168</text:p>
          </table:table-cell>
          <table:table-cell table:formula="of:= ([times.E803] - [times.D803]) / 1000000" office:value-type="float" office:value="153.314816" calcext:value-type="float">
            <text:p>153.314816</text:p>
          </table:table-cell>
          <table:table-cell table:formula="of:= ([times.G803] - [times.F803]) / 1000000" office:value-type="float" office:value="191.773952" calcext:value-type="float">
            <text:p>191.773952</text:p>
          </table:table-cell>
        </table:table-row>
        <table:table-row table:style-name="ro1">
          <table:table-cell table:formula="of:=[times.A804]" office:value-type="float" office:value="802" calcext:value-type="float">
            <text:p>802</text:p>
          </table:table-cell>
          <table:table-cell table:formula="of:= ([times.C804] - [times.B804]) / 1000000" office:value-type="float" office:value="245.69216" calcext:value-type="float">
            <text:p>245.69216</text:p>
          </table:table-cell>
          <table:table-cell table:formula="of:= ([times.E804] - [times.D804]) / 1000000" office:value-type="float" office:value="153.015296" calcext:value-type="float">
            <text:p>153.015296</text:p>
          </table:table-cell>
          <table:table-cell table:formula="of:= ([times.G804] - [times.F804]) / 1000000" office:value-type="float" office:value="192.187904" calcext:value-type="float">
            <text:p>192.187904</text:p>
          </table:table-cell>
        </table:table-row>
        <table:table-row table:style-name="ro1">
          <table:table-cell table:formula="of:=[times.A805]" office:value-type="float" office:value="803" calcext:value-type="float">
            <text:p>803</text:p>
          </table:table-cell>
          <table:table-cell table:formula="of:= ([times.C805] - [times.B805]) / 1000000" office:value-type="float" office:value="245.402368" calcext:value-type="float">
            <text:p>245.402368</text:p>
          </table:table-cell>
          <table:table-cell table:formula="of:= ([times.E805] - [times.D805]) / 1000000" office:value-type="float" office:value="152.710912" calcext:value-type="float">
            <text:p>152.710912</text:p>
          </table:table-cell>
          <table:table-cell table:formula="of:= ([times.G805] - [times.F805]) / 1000000" office:value-type="float" office:value="191.830272" calcext:value-type="float">
            <text:p>191.830272</text:p>
          </table:table-cell>
        </table:table-row>
        <table:table-row table:style-name="ro1">
          <table:table-cell table:formula="of:=[times.A806]" office:value-type="float" office:value="804" calcext:value-type="float">
            <text:p>804</text:p>
          </table:table-cell>
          <table:table-cell table:formula="of:= ([times.C806] - [times.B806]) / 1000000" office:value-type="float" office:value="245.298944" calcext:value-type="float">
            <text:p>245.298944</text:p>
          </table:table-cell>
          <table:table-cell table:formula="of:= ([times.E806] - [times.D806]) / 1000000" office:value-type="float" office:value="152.412672" calcext:value-type="float">
            <text:p>152.412672</text:p>
          </table:table-cell>
          <table:table-cell table:formula="of:= ([times.G806] - [times.F806]) / 1000000" office:value-type="float" office:value="191.487488" calcext:value-type="float">
            <text:p>191.487488</text:p>
          </table:table-cell>
        </table:table-row>
        <table:table-row table:style-name="ro1">
          <table:table-cell table:formula="of:=[times.A807]" office:value-type="float" office:value="805" calcext:value-type="float">
            <text:p>805</text:p>
          </table:table-cell>
          <table:table-cell table:formula="of:= ([times.C807] - [times.B807]) / 1000000" office:value-type="float" office:value="244.968192" calcext:value-type="float">
            <text:p>244.968192</text:p>
          </table:table-cell>
          <table:table-cell table:formula="of:= ([times.E807] - [times.D807]) / 1000000" office:value-type="float" office:value="152.226048" calcext:value-type="float">
            <text:p>152.226048</text:p>
          </table:table-cell>
          <table:table-cell table:formula="of:= ([times.G807] - [times.F807]) / 1000000" office:value-type="float" office:value="191.194368" calcext:value-type="float">
            <text:p>191.194368</text:p>
          </table:table-cell>
        </table:table-row>
        <table:table-row table:style-name="ro1">
          <table:table-cell table:formula="of:=[times.A808]" office:value-type="float" office:value="806" calcext:value-type="float">
            <text:p>806</text:p>
          </table:table-cell>
          <table:table-cell table:formula="of:= ([times.C808] - [times.B808]) / 1000000" office:value-type="float" office:value="244.66688" calcext:value-type="float">
            <text:p>244.66688</text:p>
          </table:table-cell>
          <table:table-cell table:formula="of:= ([times.E808] - [times.D808]) / 1000000" office:value-type="float" office:value="152.077568" calcext:value-type="float">
            <text:p>152.077568</text:p>
          </table:table-cell>
          <table:table-cell table:formula="of:= ([times.G808] - [times.F808]) / 1000000" office:value-type="float" office:value="190.895104" calcext:value-type="float">
            <text:p>190.895104</text:p>
          </table:table-cell>
        </table:table-row>
        <table:table-row table:style-name="ro1">
          <table:table-cell table:formula="of:=[times.A809]" office:value-type="float" office:value="807" calcext:value-type="float">
            <text:p>807</text:p>
          </table:table-cell>
          <table:table-cell table:formula="of:= ([times.C809] - [times.B809]) / 1000000" office:value-type="float" office:value="244.473088" calcext:value-type="float">
            <text:p>244.473088</text:p>
          </table:table-cell>
          <table:table-cell table:formula="of:= ([times.E809] - [times.D809]) / 1000000" office:value-type="float" office:value="151.776" calcext:value-type="float">
            <text:p>151.776</text:p>
          </table:table-cell>
          <table:table-cell table:formula="of:= ([times.G809] - [times.F809]) / 1000000" office:value-type="float" office:value="190.588928" calcext:value-type="float">
            <text:p>190.588928</text:p>
          </table:table-cell>
        </table:table-row>
        <table:table-row table:style-name="ro1">
          <table:table-cell table:formula="of:=[times.A810]" office:value-type="float" office:value="808" calcext:value-type="float">
            <text:p>808</text:p>
          </table:table-cell>
          <table:table-cell table:formula="of:= ([times.C810] - [times.B810]) / 1000000" office:value-type="float" office:value="244.397568" calcext:value-type="float">
            <text:p>244.397568</text:p>
          </table:table-cell>
          <table:table-cell table:formula="of:= ([times.E810] - [times.D810]) / 1000000" office:value-type="float" office:value="151.38176" calcext:value-type="float">
            <text:p>151.38176</text:p>
          </table:table-cell>
          <table:table-cell table:formula="of:= ([times.G810] - [times.F810]) / 1000000" office:value-type="float" office:value="190.293248" calcext:value-type="float">
            <text:p>190.293248</text:p>
          </table:table-cell>
        </table:table-row>
        <table:table-row table:style-name="ro1">
          <table:table-cell table:formula="of:=[times.A811]" office:value-type="float" office:value="809" calcext:value-type="float">
            <text:p>809</text:p>
          </table:table-cell>
          <table:table-cell table:formula="of:= ([times.C811] - [times.B811]) / 1000000" office:value-type="float" office:value="244.107264" calcext:value-type="float">
            <text:p>244.107264</text:p>
          </table:table-cell>
          <table:table-cell table:formula="of:= ([times.E811] - [times.D811]) / 1000000" office:value-type="float" office:value="151.181824" calcext:value-type="float">
            <text:p>151.181824</text:p>
          </table:table-cell>
          <table:table-cell table:formula="of:= ([times.G811] - [times.F811]) / 1000000" office:value-type="float" office:value="189.998848" calcext:value-type="float">
            <text:p>189.998848</text:p>
          </table:table-cell>
        </table:table-row>
        <table:table-row table:style-name="ro1">
          <table:table-cell table:formula="of:=[times.A812]" office:value-type="float" office:value="810" calcext:value-type="float">
            <text:p>810</text:p>
          </table:table-cell>
          <table:table-cell table:formula="of:= ([times.C812] - [times.B812]) / 1000000" office:value-type="float" office:value="243.81312" calcext:value-type="float">
            <text:p>243.81312</text:p>
          </table:table-cell>
          <table:table-cell table:formula="of:= ([times.E812] - [times.D812]) / 1000000" office:value-type="float" office:value="151.023104" calcext:value-type="float">
            <text:p>151.023104</text:p>
          </table:table-cell>
          <table:table-cell table:formula="of:= ([times.G812] - [times.F812]) / 1000000" office:value-type="float" office:value="189.661184" calcext:value-type="float">
            <text:p>189.661184</text:p>
          </table:table-cell>
        </table:table-row>
        <table:table-row table:style-name="ro1">
          <table:table-cell table:formula="of:=[times.A813]" office:value-type="float" office:value="811" calcext:value-type="float">
            <text:p>811</text:p>
          </table:table-cell>
          <table:table-cell table:formula="of:= ([times.C813] - [times.B813]) / 1000000" office:value-type="float" office:value="243.517184" calcext:value-type="float">
            <text:p>243.517184</text:p>
          </table:table-cell>
          <table:table-cell table:formula="of:= ([times.E813] - [times.D813]) / 1000000" office:value-type="float" office:value="150.680832" calcext:value-type="float">
            <text:p>150.680832</text:p>
          </table:table-cell>
          <table:table-cell table:formula="of:= ([times.G813] - [times.F813]) / 1000000" office:value-type="float" office:value="189.362944" calcext:value-type="float">
            <text:p>189.362944</text:p>
          </table:table-cell>
        </table:table-row>
        <table:table-row table:style-name="ro1">
          <table:table-cell table:formula="of:=[times.A814]" office:value-type="float" office:value="812" calcext:value-type="float">
            <text:p>812</text:p>
          </table:table-cell>
          <table:table-cell table:formula="of:= ([times.C814] - [times.B814]) / 1000000" office:value-type="float" office:value="243.288064" calcext:value-type="float">
            <text:p>243.288064</text:p>
          </table:table-cell>
          <table:table-cell table:formula="of:= ([times.E814] - [times.D814]) / 1000000" office:value-type="float" office:value="150.484992" calcext:value-type="float">
            <text:p>150.484992</text:p>
          </table:table-cell>
          <table:table-cell table:formula="of:= ([times.G814] - [times.F814]) / 1000000" office:value-type="float" office:value="189.074944" calcext:value-type="float">
            <text:p>189.074944</text:p>
          </table:table-cell>
        </table:table-row>
        <table:table-row table:style-name="ro1">
          <table:table-cell table:formula="of:=[times.A815]" office:value-type="float" office:value="813" calcext:value-type="float">
            <text:p>813</text:p>
          </table:table-cell>
          <table:table-cell table:formula="of:= ([times.C815] - [times.B815]) / 1000000" office:value-type="float" office:value="243.141888" calcext:value-type="float">
            <text:p>243.141888</text:p>
          </table:table-cell>
          <table:table-cell table:formula="of:= ([times.E815] - [times.D815]) / 1000000" office:value-type="float" office:value="150.316032" calcext:value-type="float">
            <text:p>150.316032</text:p>
          </table:table-cell>
          <table:table-cell table:formula="of:= ([times.G815] - [times.F815]) / 1000000" office:value-type="float" office:value="188.720896" calcext:value-type="float">
            <text:p>188.720896</text:p>
          </table:table-cell>
        </table:table-row>
        <table:table-row table:style-name="ro1">
          <table:table-cell table:formula="of:=[times.A816]" office:value-type="float" office:value="814" calcext:value-type="float">
            <text:p>814</text:p>
          </table:table-cell>
          <table:table-cell table:formula="of:= ([times.C816] - [times.B816]) / 1000000" office:value-type="float" office:value="242.835712" calcext:value-type="float">
            <text:p>242.835712</text:p>
          </table:table-cell>
          <table:table-cell table:formula="of:= ([times.E816] - [times.D816]) / 1000000" office:value-type="float" office:value="150.01088" calcext:value-type="float">
            <text:p>150.01088</text:p>
          </table:table-cell>
          <table:table-cell table:formula="of:= ([times.G816] - [times.F816]) / 1000000" office:value-type="float" office:value="188.374272" calcext:value-type="float">
            <text:p>188.374272</text:p>
          </table:table-cell>
        </table:table-row>
        <table:table-row table:style-name="ro1">
          <table:table-cell table:formula="of:=[times.A817]" office:value-type="float" office:value="815" calcext:value-type="float">
            <text:p>815</text:p>
          </table:table-cell>
          <table:table-cell table:formula="of:= ([times.C817] - [times.B817]) / 1000000" office:value-type="float" office:value="242.649088" calcext:value-type="float">
            <text:p>242.649088</text:p>
          </table:table-cell>
          <table:table-cell table:formula="of:= ([times.E817] - [times.D817]) / 1000000" office:value-type="float" office:value="149.810176" calcext:value-type="float">
            <text:p>149.810176</text:p>
          </table:table-cell>
          <table:table-cell table:formula="of:= ([times.G817] - [times.F817]) / 1000000" office:value-type="float" office:value="188.081408" calcext:value-type="float">
            <text:p>188.081408</text:p>
          </table:table-cell>
        </table:table-row>
        <table:table-row table:style-name="ro1">
          <table:table-cell table:formula="of:=[times.A818]" office:value-type="float" office:value="816" calcext:value-type="float">
            <text:p>816</text:p>
          </table:table-cell>
          <table:table-cell table:formula="of:= ([times.C818] - [times.B818]) / 1000000" office:value-type="float" office:value="242.540288" calcext:value-type="float">
            <text:p>242.540288</text:p>
          </table:table-cell>
          <table:table-cell table:formula="of:= ([times.E818] - [times.D818]) / 1000000" office:value-type="float" office:value="149.580288" calcext:value-type="float">
            <text:p>149.580288</text:p>
          </table:table-cell>
          <table:table-cell table:formula="of:= ([times.G818] - [times.F818]) / 1000000" office:value-type="float" office:value="188.606976" calcext:value-type="float">
            <text:p>188.606976</text:p>
          </table:table-cell>
        </table:table-row>
        <table:table-row table:style-name="ro1">
          <table:table-cell table:formula="of:=[times.A819]" office:value-type="float" office:value="817" calcext:value-type="float">
            <text:p>817</text:p>
          </table:table-cell>
          <table:table-cell table:formula="of:= ([times.C819] - [times.B819]) / 1000000" office:value-type="float" office:value="242.250496" calcext:value-type="float">
            <text:p>242.250496</text:p>
          </table:table-cell>
          <table:table-cell table:formula="of:= ([times.E819] - [times.D819]) / 1000000" office:value-type="float" office:value="149.461248" calcext:value-type="float">
            <text:p>149.461248</text:p>
          </table:table-cell>
          <table:table-cell table:formula="of:= ([times.G819] - [times.F819]) / 1000000" office:value-type="float" office:value="188.316928" calcext:value-type="float">
            <text:p>188.316928</text:p>
          </table:table-cell>
        </table:table-row>
        <table:table-row table:style-name="ro1">
          <table:table-cell table:formula="of:=[times.A820]" office:value-type="float" office:value="818" calcext:value-type="float">
            <text:p>818</text:p>
          </table:table-cell>
          <table:table-cell table:formula="of:= ([times.C820] - [times.B820]) / 1000000" office:value-type="float" office:value="242.104064" calcext:value-type="float">
            <text:p>242.104064</text:p>
          </table:table-cell>
          <table:table-cell table:formula="of:= ([times.E820] - [times.D820]) / 1000000" office:value-type="float" office:value="149.157888" calcext:value-type="float">
            <text:p>149.157888</text:p>
          </table:table-cell>
          <table:table-cell table:formula="of:= ([times.G820] - [times.F820]) / 1000000" office:value-type="float" office:value="188.025856" calcext:value-type="float">
            <text:p>188.025856</text:p>
          </table:table-cell>
        </table:table-row>
        <table:table-row table:style-name="ro1">
          <table:table-cell table:formula="of:=[times.A821]" office:value-type="float" office:value="819" calcext:value-type="float">
            <text:p>819</text:p>
          </table:table-cell>
          <table:table-cell table:formula="of:= ([times.C821] - [times.B821]) / 1000000" office:value-type="float" office:value="241.809408" calcext:value-type="float">
            <text:p>241.809408</text:p>
          </table:table-cell>
          <table:table-cell table:formula="of:= ([times.E821] - [times.D821]) / 1000000" office:value-type="float" office:value="149.040128" calcext:value-type="float">
            <text:p>149.040128</text:p>
          </table:table-cell>
          <table:table-cell table:formula="of:= ([times.G821] - [times.F821]) / 1000000" office:value-type="float" office:value="187.732736" calcext:value-type="float">
            <text:p>187.732736</text:p>
          </table:table-cell>
        </table:table-row>
        <table:table-row table:style-name="ro1">
          <table:table-cell table:formula="of:=[times.A822]" office:value-type="float" office:value="820" calcext:value-type="float">
            <text:p>820</text:p>
          </table:table-cell>
          <table:table-cell table:formula="of:= ([times.C822] - [times.B822]) / 1000000" office:value-type="float" office:value="241.6256" calcext:value-type="float">
            <text:p>241.6256</text:p>
          </table:table-cell>
          <table:table-cell table:formula="of:= ([times.E822] - [times.D822]) / 1000000" office:value-type="float" office:value="148.911104" calcext:value-type="float">
            <text:p>148.911104</text:p>
          </table:table-cell>
          <table:table-cell table:formula="of:= ([times.G822] - [times.F822]) / 1000000" office:value-type="float" office:value="187.39712" calcext:value-type="float">
            <text:p>187.39712</text:p>
          </table:table-cell>
        </table:table-row>
        <table:table-row table:style-name="ro1">
          <table:table-cell table:formula="of:=[times.A823]" office:value-type="float" office:value="821" calcext:value-type="float">
            <text:p>821</text:p>
          </table:table-cell>
          <table:table-cell table:formula="of:= ([times.C823] - [times.B823]) / 1000000" office:value-type="float" office:value="241.486592" calcext:value-type="float">
            <text:p>241.486592</text:p>
          </table:table-cell>
          <table:table-cell table:formula="of:= ([times.E823] - [times.D823]) / 1000000" office:value-type="float" office:value="148.704256" calcext:value-type="float">
            <text:p>148.704256</text:p>
          </table:table-cell>
          <table:table-cell table:formula="of:= ([times.G823] - [times.F823]) / 1000000" office:value-type="float" office:value="187.096064" calcext:value-type="float">
            <text:p>187.096064</text:p>
          </table:table-cell>
        </table:table-row>
        <table:table-row table:style-name="ro1">
          <table:table-cell table:formula="of:=[times.A824]" office:value-type="float" office:value="822" calcext:value-type="float">
            <text:p>822</text:p>
          </table:table-cell>
          <table:table-cell table:formula="of:= ([times.C824] - [times.B824]) / 1000000" office:value-type="float" office:value="241.170688" calcext:value-type="float">
            <text:p>241.170688</text:p>
          </table:table-cell>
          <table:table-cell table:formula="of:= ([times.E824] - [times.D824]) / 1000000" office:value-type="float" office:value="148.39808" calcext:value-type="float">
            <text:p>148.39808</text:p>
          </table:table-cell>
          <table:table-cell table:formula="of:= ([times.G824] - [times.F824]) / 1000000" office:value-type="float" office:value="186.80704" calcext:value-type="float">
            <text:p>186.80704</text:p>
          </table:table-cell>
        </table:table-row>
        <table:table-row table:style-name="ro1">
          <table:table-cell table:formula="of:=[times.A825]" office:value-type="float" office:value="823" calcext:value-type="float">
            <text:p>823</text:p>
          </table:table-cell>
          <table:table-cell table:formula="of:= ([times.C825] - [times.B825]) / 1000000" office:value-type="float" office:value="240.98816" calcext:value-type="float">
            <text:p>240.98816</text:p>
          </table:table-cell>
          <table:table-cell table:formula="of:= ([times.E825] - [times.D825]) / 1000000" office:value-type="float" office:value="148.231936" calcext:value-type="float">
            <text:p>148.231936</text:p>
          </table:table-cell>
          <table:table-cell table:formula="of:= ([times.G825] - [times.F825]) / 1000000" office:value-type="float" office:value="186.45504" calcext:value-type="float">
            <text:p>186.45504</text:p>
          </table:table-cell>
        </table:table-row>
        <table:table-row table:style-name="ro1">
          <table:table-cell table:formula="of:=[times.A826]" office:value-type="float" office:value="824" calcext:value-type="float">
            <text:p>824</text:p>
          </table:table-cell>
          <table:table-cell table:formula="of:= ([times.C826] - [times.B826]) / 1000000" office:value-type="float" office:value="240.797696" calcext:value-type="float">
            <text:p>240.797696</text:p>
          </table:table-cell>
          <table:table-cell table:formula="of:= ([times.E826] - [times.D826]) / 1000000" office:value-type="float" office:value="147.922944" calcext:value-type="float">
            <text:p>147.922944</text:p>
          </table:table-cell>
          <table:table-cell table:formula="of:= ([times.G826] - [times.F826]) / 1000000" office:value-type="float" office:value="186.150144" calcext:value-type="float">
            <text:p>186.150144</text:p>
          </table:table-cell>
        </table:table-row>
        <table:table-row table:style-name="ro1">
          <table:table-cell table:formula="of:=[times.A827]" office:value-type="float" office:value="825" calcext:value-type="float">
            <text:p>825</text:p>
          </table:table-cell>
          <table:table-cell table:formula="of:= ([times.C827] - [times.B827]) / 1000000" office:value-type="float" office:value="240.75008" calcext:value-type="float">
            <text:p>240.75008</text:p>
          </table:table-cell>
          <table:table-cell table:formula="of:= ([times.E827] - [times.D827]) / 1000000" office:value-type="float" office:value="147.5712" calcext:value-type="float">
            <text:p>147.5712</text:p>
          </table:table-cell>
          <table:table-cell table:formula="of:= ([times.G827] - [times.F827]) / 1000000" office:value-type="float" office:value="185.86496" calcext:value-type="float">
            <text:p>185.86496</text:p>
          </table:table-cell>
        </table:table-row>
        <table:table-row table:style-name="ro1">
          <table:table-cell table:formula="of:=[times.A828]" office:value-type="float" office:value="826" calcext:value-type="float">
            <text:p>826</text:p>
          </table:table-cell>
          <table:table-cell table:formula="of:= ([times.C828] - [times.B828]) / 1000000" office:value-type="float" office:value="240.63104" calcext:value-type="float">
            <text:p>240.63104</text:p>
          </table:table-cell>
          <table:table-cell table:formula="of:= ([times.E828] - [times.D828]) / 1000000" office:value-type="float" office:value="147.349504" calcext:value-type="float">
            <text:p>147.349504</text:p>
          </table:table-cell>
          <table:table-cell table:formula="of:= ([times.G828] - [times.F828]) / 1000000" office:value-type="float" office:value="185.56416" calcext:value-type="float">
            <text:p>185.56416</text:p>
          </table:table-cell>
        </table:table-row>
        <table:table-row table:style-name="ro1">
          <table:table-cell table:formula="of:=[times.A829]" office:value-type="float" office:value="827" calcext:value-type="float">
            <text:p>827</text:p>
          </table:table-cell>
          <table:table-cell table:formula="of:= ([times.C829] - [times.B829]) / 1000000" office:value-type="float" office:value="240.452352" calcext:value-type="float">
            <text:p>240.452352</text:p>
          </table:table-cell>
          <table:table-cell table:formula="of:= ([times.E829] - [times.D829]) / 1000000" office:value-type="float" office:value="147.225088" calcext:value-type="float">
            <text:p>147.225088</text:p>
          </table:table-cell>
          <table:table-cell table:formula="of:= ([times.G829] - [times.F829]) / 1000000" office:value-type="float" office:value="185.266944" calcext:value-type="float">
            <text:p>185.266944</text:p>
          </table:table-cell>
        </table:table-row>
        <table:table-row table:style-name="ro1">
          <table:table-cell table:formula="of:=[times.A830]" office:value-type="float" office:value="828" calcext:value-type="float">
            <text:p>828</text:p>
          </table:table-cell>
          <table:table-cell table:formula="of:= ([times.C830] - [times.B830]) / 1000000" office:value-type="float" office:value="240.156672" calcext:value-type="float">
            <text:p>240.156672</text:p>
          </table:table-cell>
          <table:table-cell table:formula="of:= ([times.E830] - [times.D830]) / 1000000" office:value-type="float" office:value="146.886144" calcext:value-type="float">
            <text:p>146.886144</text:p>
          </table:table-cell>
          <table:table-cell table:formula="of:= ([times.G830] - [times.F830]) / 1000000" office:value-type="float" office:value="184.958976" calcext:value-type="float">
            <text:p>184.958976</text:p>
          </table:table-cell>
        </table:table-row>
        <table:table-row table:style-name="ro1">
          <table:table-cell table:formula="of:=[times.A831]" office:value-type="float" office:value="829" calcext:value-type="float">
            <text:p>829</text:p>
          </table:table-cell>
          <table:table-cell table:formula="of:= ([times.C831] - [times.B831]) / 1000000" office:value-type="float" office:value="240.006912" calcext:value-type="float">
            <text:p>240.006912</text:p>
          </table:table-cell>
          <table:table-cell table:formula="of:= ([times.E831] - [times.D831]) / 1000000" office:value-type="float" office:value="146.58048" calcext:value-type="float">
            <text:p>146.58048</text:p>
          </table:table-cell>
          <table:table-cell table:formula="of:= ([times.G831] - [times.F831]) / 1000000" office:value-type="float" office:value="184.628992" calcext:value-type="float">
            <text:p>184.628992</text:p>
          </table:table-cell>
        </table:table-row>
        <table:table-row table:style-name="ro1">
          <table:table-cell table:formula="of:=[times.A832]" office:value-type="float" office:value="830" calcext:value-type="float">
            <text:p>830</text:p>
          </table:table-cell>
          <table:table-cell table:formula="of:= ([times.C832] - [times.B832]) / 1000000" office:value-type="float" office:value="239.879168" calcext:value-type="float">
            <text:p>239.879168</text:p>
          </table:table-cell>
          <table:table-cell table:formula="of:= ([times.E832] - [times.D832]) / 1000000" office:value-type="float" office:value="146.37696" calcext:value-type="float">
            <text:p>146.37696</text:p>
          </table:table-cell>
          <table:table-cell table:formula="of:= ([times.G832] - [times.F832]) / 1000000" office:value-type="float" office:value="184.338176" calcext:value-type="float">
            <text:p>184.338176</text:p>
          </table:table-cell>
        </table:table-row>
        <table:table-row table:style-name="ro1">
          <table:table-cell table:formula="of:=[times.A833]" office:value-type="float" office:value="831" calcext:value-type="float">
            <text:p>831</text:p>
          </table:table-cell>
          <table:table-cell table:formula="of:= ([times.C833] - [times.B833]) / 1000000" office:value-type="float" office:value="239.725824" calcext:value-type="float">
            <text:p>239.725824</text:p>
          </table:table-cell>
          <table:table-cell table:formula="of:= ([times.E833] - [times.D833]) / 1000000" office:value-type="float" office:value="146.22208" calcext:value-type="float">
            <text:p>146.22208</text:p>
          </table:table-cell>
          <table:table-cell table:formula="of:= ([times.G833] - [times.F833]) / 1000000" office:value-type="float" office:value="184.0384" calcext:value-type="float">
            <text:p>184.0384</text:p>
          </table:table-cell>
        </table:table-row>
        <table:table-row table:style-name="ro1">
          <table:table-cell table:formula="of:=[times.A834]" office:value-type="float" office:value="832" calcext:value-type="float">
            <text:p>832</text:p>
          </table:table-cell>
          <table:table-cell table:formula="of:= ([times.C834] - [times.B834]) / 1000000" office:value-type="float" office:value="239.426816" calcext:value-type="float">
            <text:p>239.426816</text:p>
          </table:table-cell>
          <table:table-cell table:formula="of:= ([times.E834] - [times.D834]) / 1000000" office:value-type="float" office:value="145.916928" calcext:value-type="float">
            <text:p>145.916928</text:p>
          </table:table-cell>
          <table:table-cell table:formula="of:= ([times.G834] - [times.F834]) / 1000000" office:value-type="float" office:value="183.736064" calcext:value-type="float">
            <text:p>183.736064</text:p>
          </table:table-cell>
        </table:table-row>
        <table:table-row table:style-name="ro1">
          <table:table-cell table:formula="of:=[times.A835]" office:value-type="float" office:value="833" calcext:value-type="float">
            <text:p>833</text:p>
          </table:table-cell>
          <table:table-cell table:formula="of:= ([times.C835] - [times.B835]) / 1000000" office:value-type="float" office:value="239.3088" calcext:value-type="float">
            <text:p>239.3088</text:p>
          </table:table-cell>
          <table:table-cell table:formula="of:= ([times.E835] - [times.D835]) / 1000000" office:value-type="float" office:value="145.565184" calcext:value-type="float">
            <text:p>145.565184</text:p>
          </table:table-cell>
          <table:table-cell table:formula="of:= ([times.G835] - [times.F835]) / 1000000" office:value-type="float" office:value="184.719104" calcext:value-type="float">
            <text:p>184.719104</text:p>
          </table:table-cell>
        </table:table-row>
        <table:table-row table:style-name="ro1">
          <table:table-cell table:formula="of:=[times.A836]" office:value-type="float" office:value="834" calcext:value-type="float">
            <text:p>834</text:p>
          </table:table-cell>
          <table:table-cell table:formula="of:= ([times.C836] - [times.B836]) / 1000000" office:value-type="float" office:value="239.0848" calcext:value-type="float">
            <text:p>239.0848</text:p>
          </table:table-cell>
          <table:table-cell table:formula="of:= ([times.E836] - [times.D836]) / 1000000" office:value-type="float" office:value="145.473024" calcext:value-type="float">
            <text:p>145.473024</text:p>
          </table:table-cell>
          <table:table-cell table:formula="of:= ([times.G836] - [times.F836]) / 1000000" office:value-type="float" office:value="184.385792" calcext:value-type="float">
            <text:p>184.385792</text:p>
          </table:table-cell>
        </table:table-row>
        <table:table-row table:style-name="ro1">
          <table:table-cell table:formula="of:=[times.A837]" office:value-type="float" office:value="835" calcext:value-type="float">
            <text:p>835</text:p>
          </table:table-cell>
          <table:table-cell table:formula="of:= ([times.C837] - [times.B837]) / 1000000" office:value-type="float" office:value="238.976" calcext:value-type="float">
            <text:p>238.976</text:p>
          </table:table-cell>
          <table:table-cell table:formula="of:= ([times.E837] - [times.D837]) / 1000000" office:value-type="float" office:value="145.255936" calcext:value-type="float">
            <text:p>145.255936</text:p>
          </table:table-cell>
          <table:table-cell table:formula="of:= ([times.G837] - [times.F837]) / 1000000" office:value-type="float" office:value="184.0512" calcext:value-type="float">
            <text:p>184.0512</text:p>
          </table:table-cell>
        </table:table-row>
        <table:table-row table:style-name="ro1">
          <table:table-cell table:formula="of:=[times.A838]" office:value-type="float" office:value="836" calcext:value-type="float">
            <text:p>836</text:p>
          </table:table-cell>
          <table:table-cell table:formula="of:= ([times.C838] - [times.B838]) / 1000000" office:value-type="float" office:value="238.676736" calcext:value-type="float">
            <text:p>238.676736</text:p>
          </table:table-cell>
          <table:table-cell table:formula="of:= ([times.E838] - [times.D838]) / 1000000" office:value-type="float" office:value="145.06112" calcext:value-type="float">
            <text:p>145.06112</text:p>
          </table:table-cell>
          <table:table-cell table:formula="of:= ([times.G838] - [times.F838]) / 1000000" office:value-type="float" office:value="183.757824" calcext:value-type="float">
            <text:p>183.757824</text:p>
          </table:table-cell>
        </table:table-row>
        <table:table-row table:style-name="ro1">
          <table:table-cell table:formula="of:=[times.A839]" office:value-type="float" office:value="837" calcext:value-type="float">
            <text:p>837</text:p>
          </table:table-cell>
          <table:table-cell table:formula="of:= ([times.C839] - [times.B839]) / 1000000" office:value-type="float" office:value="238.376192" calcext:value-type="float">
            <text:p>238.376192</text:p>
          </table:table-cell>
          <table:table-cell table:formula="of:= ([times.E839] - [times.D839]) / 1000000" office:value-type="float" office:value="144.990208" calcext:value-type="float">
            <text:p>144.990208</text:p>
          </table:table-cell>
          <table:table-cell table:formula="of:= ([times.G839] - [times.F839]) / 1000000" office:value-type="float" office:value="183.451136" calcext:value-type="float">
            <text:p>183.451136</text:p>
          </table:table-cell>
        </table:table-row>
        <table:table-row table:style-name="ro1">
          <table:table-cell table:formula="of:=[times.A840]" office:value-type="float" office:value="838" calcext:value-type="float">
            <text:p>838</text:p>
          </table:table-cell>
          <table:table-cell table:formula="of:= ([times.C840] - [times.B840]) / 1000000" office:value-type="float" office:value="238.235392" calcext:value-type="float">
            <text:p>238.235392</text:p>
          </table:table-cell>
          <table:table-cell table:formula="of:= ([times.E840] - [times.D840]) / 1000000" office:value-type="float" office:value="144.694272" calcext:value-type="float">
            <text:p>144.694272</text:p>
          </table:table-cell>
          <table:table-cell table:formula="of:= ([times.G840] - [times.F840]) / 1000000" office:value-type="float" office:value="183.152128" calcext:value-type="float">
            <text:p>183.152128</text:p>
          </table:table-cell>
        </table:table-row>
        <table:table-row table:style-name="ro1">
          <table:table-cell table:formula="of:=[times.A841]" office:value-type="float" office:value="839" calcext:value-type="float">
            <text:p>839</text:p>
          </table:table-cell>
          <table:table-cell table:formula="of:= ([times.C841] - [times.B841]) / 1000000" office:value-type="float" office:value="237.94304" calcext:value-type="float">
            <text:p>237.94304</text:p>
          </table:table-cell>
          <table:table-cell table:formula="of:= ([times.E841] - [times.D841]) / 1000000" office:value-type="float" office:value="144.398848" calcext:value-type="float">
            <text:p>144.398848</text:p>
          </table:table-cell>
          <table:table-cell table:formula="of:= ([times.G841] - [times.F841]) / 1000000" office:value-type="float" office:value="182.806016" calcext:value-type="float">
            <text:p>182.806016</text:p>
          </table:table-cell>
        </table:table-row>
        <table:table-row table:style-name="ro1">
          <table:table-cell table:formula="of:=[times.A842]" office:value-type="float" office:value="840" calcext:value-type="float">
            <text:p>840</text:p>
          </table:table-cell>
          <table:table-cell table:formula="of:= ([times.C842] - [times.B842]) / 1000000" office:value-type="float" office:value="237.82912" calcext:value-type="float">
            <text:p>237.82912</text:p>
          </table:table-cell>
          <table:table-cell table:formula="of:= ([times.E842] - [times.D842]) / 1000000" office:value-type="float" office:value="144.022016" calcext:value-type="float">
            <text:p>144.022016</text:p>
          </table:table-cell>
          <table:table-cell table:formula="of:= ([times.G842] - [times.F842]) / 1000000" office:value-type="float" office:value="182.501632" calcext:value-type="float">
            <text:p>182.501632</text:p>
          </table:table-cell>
        </table:table-row>
        <table:table-row table:style-name="ro1">
          <table:table-cell table:formula="of:=[times.A843]" office:value-type="float" office:value="841" calcext:value-type="float">
            <text:p>841</text:p>
          </table:table-cell>
          <table:table-cell table:formula="of:= ([times.C843] - [times.B843]) / 1000000" office:value-type="float" office:value="237.59616" calcext:value-type="float">
            <text:p>237.59616</text:p>
          </table:table-cell>
          <table:table-cell table:formula="of:= ([times.E843] - [times.D843]) / 1000000" office:value-type="float" office:value="143.871232" calcext:value-type="float">
            <text:p>143.871232</text:p>
          </table:table-cell>
          <table:table-cell table:formula="of:= ([times.G843] - [times.F843]) / 1000000" office:value-type="float" office:value="182.23232" calcext:value-type="float">
            <text:p>182.23232</text:p>
          </table:table-cell>
        </table:table-row>
        <table:table-row table:style-name="ro1">
          <table:table-cell table:formula="of:=[times.A844]" office:value-type="float" office:value="842" calcext:value-type="float">
            <text:p>842</text:p>
          </table:table-cell>
          <table:table-cell table:formula="of:= ([times.C844] - [times.B844]) / 1000000" office:value-type="float" office:value="237.302016" calcext:value-type="float">
            <text:p>237.302016</text:p>
          </table:table-cell>
          <table:table-cell table:formula="of:= ([times.E844] - [times.D844]) / 1000000" office:value-type="float" office:value="143.738112" calcext:value-type="float">
            <text:p>143.738112</text:p>
          </table:table-cell>
          <table:table-cell table:formula="of:= ([times.G844] - [times.F844]) / 1000000" office:value-type="float" office:value="181.691392" calcext:value-type="float">
            <text:p>181.691392</text:p>
          </table:table-cell>
        </table:table-row>
        <table:table-row table:style-name="ro1">
          <table:table-cell table:formula="of:=[times.A845]" office:value-type="float" office:value="843" calcext:value-type="float">
            <text:p>843</text:p>
          </table:table-cell>
          <table:table-cell table:formula="of:= ([times.C845] - [times.B845]) / 1000000" office:value-type="float" office:value="237.006592" calcext:value-type="float">
            <text:p>237.006592</text:p>
          </table:table-cell>
          <table:table-cell table:formula="of:= ([times.E845] - [times.D845]) / 1000000" office:value-type="float" office:value="143.347712" calcext:value-type="float">
            <text:p>143.347712</text:p>
          </table:table-cell>
          <table:table-cell table:formula="of:= ([times.G845] - [times.F845]) / 1000000" office:value-type="float" office:value="181.366528" calcext:value-type="float">
            <text:p>181.366528</text:p>
          </table:table-cell>
        </table:table-row>
        <table:table-row table:style-name="ro1">
          <table:table-cell table:formula="of:=[times.A846]" office:value-type="float" office:value="844" calcext:value-type="float">
            <text:p>844</text:p>
          </table:table-cell>
          <table:table-cell table:formula="of:= ([times.C846] - [times.B846]) / 1000000" office:value-type="float" office:value="236.943616" calcext:value-type="float">
            <text:p>236.943616</text:p>
          </table:table-cell>
          <table:table-cell table:formula="of:= ([times.E846] - [times.D846]) / 1000000" office:value-type="float" office:value="143.04384" calcext:value-type="float">
            <text:p>143.04384</text:p>
          </table:table-cell>
          <table:table-cell table:formula="of:= ([times.G846] - [times.F846]) / 1000000" office:value-type="float" office:value="181.058048" calcext:value-type="float">
            <text:p>181.058048</text:p>
          </table:table-cell>
        </table:table-row>
        <table:table-row table:style-name="ro1">
          <table:table-cell table:formula="of:=[times.A847]" office:value-type="float" office:value="845" calcext:value-type="float">
            <text:p>845</text:p>
          </table:table-cell>
          <table:table-cell table:formula="of:= ([times.C847] - [times.B847]) / 1000000" office:value-type="float" office:value="236.65536" calcext:value-type="float">
            <text:p>236.65536</text:p>
          </table:table-cell>
          <table:table-cell table:formula="of:= ([times.E847] - [times.D847]) / 1000000" office:value-type="float" office:value="142.843648" calcext:value-type="float">
            <text:p>142.843648</text:p>
          </table:table-cell>
          <table:table-cell table:formula="of:= ([times.G847] - [times.F847]) / 1000000" office:value-type="float" office:value="180.73728" calcext:value-type="float">
            <text:p>180.73728</text:p>
          </table:table-cell>
        </table:table-row>
        <table:table-row table:style-name="ro1">
          <table:table-cell table:formula="of:=[times.A848]" office:value-type="float" office:value="846" calcext:value-type="float">
            <text:p>846</text:p>
          </table:table-cell>
          <table:table-cell table:formula="of:= ([times.C848] - [times.B848]) / 1000000" office:value-type="float" office:value="236.361728" calcext:value-type="float">
            <text:p>236.361728</text:p>
          </table:table-cell>
          <table:table-cell table:formula="of:= ([times.E848] - [times.D848]) / 1000000" office:value-type="float" office:value="142.700032" calcext:value-type="float">
            <text:p>142.700032</text:p>
          </table:table-cell>
          <table:table-cell table:formula="of:= ([times.G848] - [times.F848]) / 1000000" office:value-type="float" office:value="180.441856" calcext:value-type="float">
            <text:p>180.441856</text:p>
          </table:table-cell>
        </table:table-row>
        <table:table-row table:style-name="ro1">
          <table:table-cell table:formula="of:=[times.A849]" office:value-type="float" office:value="847" calcext:value-type="float">
            <text:p>847</text:p>
          </table:table-cell>
          <table:table-cell table:formula="of:= ([times.C849] - [times.B849]) / 1000000" office:value-type="float" office:value="236.064" calcext:value-type="float">
            <text:p>236.064</text:p>
          </table:table-cell>
          <table:table-cell table:formula="of:= ([times.E849] - [times.D849]) / 1000000" office:value-type="float" office:value="142.395904" calcext:value-type="float">
            <text:p>142.395904</text:p>
          </table:table-cell>
          <table:table-cell table:formula="of:= ([times.G849] - [times.F849]) / 1000000" office:value-type="float" office:value="180.157184" calcext:value-type="float">
            <text:p>180.157184</text:p>
          </table:table-cell>
        </table:table-row>
        <table:table-row table:style-name="ro1">
          <table:table-cell table:formula="of:=[times.A850]" office:value-type="float" office:value="848" calcext:value-type="float">
            <text:p>848</text:p>
          </table:table-cell>
          <table:table-cell table:formula="of:= ([times.C850] - [times.B850]) / 1000000" office:value-type="float" office:value="235.955968" calcext:value-type="float">
            <text:p>235.955968</text:p>
          </table:table-cell>
          <table:table-cell table:formula="of:= ([times.E850] - [times.D850]) / 1000000" office:value-type="float" office:value="142.091776" calcext:value-type="float">
            <text:p>142.091776</text:p>
          </table:table-cell>
          <table:table-cell table:formula="of:= ([times.G850] - [times.F850]) / 1000000" office:value-type="float" office:value="179.865856" calcext:value-type="float">
            <text:p>179.865856</text:p>
          </table:table-cell>
        </table:table-row>
        <table:table-row table:style-name="ro1">
          <table:table-cell table:formula="of:=[times.A851]" office:value-type="float" office:value="849" calcext:value-type="float">
            <text:p>849</text:p>
          </table:table-cell>
          <table:table-cell table:formula="of:= ([times.C851] - [times.B851]) / 1000000" office:value-type="float" office:value="235.661056" calcext:value-type="float">
            <text:p>235.661056</text:p>
          </table:table-cell>
          <table:table-cell table:formula="of:= ([times.E851] - [times.D851]) / 1000000" office:value-type="float" office:value="142.112" calcext:value-type="float">
            <text:p>142.112</text:p>
          </table:table-cell>
          <table:table-cell table:formula="of:= ([times.G851] - [times.F851]) / 1000000" office:value-type="float" office:value="179.561984" calcext:value-type="float">
            <text:p>179.561984</text:p>
          </table:table-cell>
        </table:table-row>
        <table:table-row table:style-name="ro1">
          <table:table-cell table:formula="of:=[times.A852]" office:value-type="float" office:value="850" calcext:value-type="float">
            <text:p>850</text:p>
          </table:table-cell>
          <table:table-cell table:formula="of:= ([times.C852] - [times.B852]) / 1000000" office:value-type="float" office:value="235.36896" calcext:value-type="float">
            <text:p>235.36896</text:p>
          </table:table-cell>
          <table:table-cell table:formula="of:= ([times.E852] - [times.D852]) / 1000000" office:value-type="float" office:value="141.958144" calcext:value-type="float">
            <text:p>141.958144</text:p>
          </table:table-cell>
          <table:table-cell table:formula="of:= ([times.G852] - [times.F852]) / 1000000" office:value-type="float" office:value="179.268864" calcext:value-type="float">
            <text:p>179.268864</text:p>
          </table:table-cell>
        </table:table-row>
        <table:table-row table:style-name="ro1">
          <table:table-cell table:formula="of:=[times.A853]" office:value-type="float" office:value="851" calcext:value-type="float">
            <text:p>851</text:p>
          </table:table-cell>
          <table:table-cell table:formula="of:= ([times.C853] - [times.B853]) / 1000000" office:value-type="float" office:value="235.223552" calcext:value-type="float">
            <text:p>235.223552</text:p>
          </table:table-cell>
          <table:table-cell table:formula="of:= ([times.E853] - [times.D853]) / 1000000" office:value-type="float" office:value="141.654016" calcext:value-type="float">
            <text:p>141.654016</text:p>
          </table:table-cell>
          <table:table-cell table:formula="of:= ([times.G853] - [times.F853]) / 1000000" office:value-type="float" office:value="178.978048" calcext:value-type="float">
            <text:p>178.978048</text:p>
          </table:table-cell>
        </table:table-row>
        <table:table-row table:style-name="ro1">
          <table:table-cell table:formula="of:=[times.A854]" office:value-type="float" office:value="852" calcext:value-type="float">
            <text:p>852</text:p>
          </table:table-cell>
          <table:table-cell table:formula="of:= ([times.C854] - [times.B854]) / 1000000" office:value-type="float" office:value="234.932736" calcext:value-type="float">
            <text:p>234.932736</text:p>
          </table:table-cell>
          <table:table-cell table:formula="of:= ([times.E854] - [times.D854]) / 1000000" office:value-type="float" office:value="141.499904" calcext:value-type="float">
            <text:p>141.499904</text:p>
          </table:table-cell>
          <table:table-cell table:formula="of:= ([times.G854] - [times.F854]) / 1000000" office:value-type="float" office:value="178.680064" calcext:value-type="float">
            <text:p>178.680064</text:p>
          </table:table-cell>
        </table:table-row>
        <table:table-row table:style-name="ro1">
          <table:table-cell table:formula="of:=[times.A855]" office:value-type="float" office:value="853" calcext:value-type="float">
            <text:p>853</text:p>
          </table:table-cell>
          <table:table-cell table:formula="of:= ([times.C855] - [times.B855]) / 1000000" office:value-type="float" office:value="234.788352" calcext:value-type="float">
            <text:p>234.788352</text:p>
          </table:table-cell>
          <table:table-cell table:formula="of:= ([times.E855] - [times.D855]) / 1000000" office:value-type="float" office:value="141.199872" calcext:value-type="float">
            <text:p>141.199872</text:p>
          </table:table-cell>
          <table:table-cell table:formula="of:= ([times.G855] - [times.F855]) / 1000000" office:value-type="float" office:value="178.381312" calcext:value-type="float">
            <text:p>178.381312</text:p>
          </table:table-cell>
        </table:table-row>
        <table:table-row table:style-name="ro1">
          <table:table-cell table:formula="of:=[times.A856]" office:value-type="float" office:value="854" calcext:value-type="float">
            <text:p>854</text:p>
          </table:table-cell>
          <table:table-cell table:formula="of:= ([times.C856] - [times.B856]) / 1000000" office:value-type="float" office:value="234.493952" calcext:value-type="float">
            <text:p>234.493952</text:p>
          </table:table-cell>
          <table:table-cell table:formula="of:= ([times.E856] - [times.D856]) / 1000000" office:value-type="float" office:value="140.898048" calcext:value-type="float">
            <text:p>140.898048</text:p>
          </table:table-cell>
          <table:table-cell table:formula="of:= ([times.G856] - [times.F856]) / 1000000" office:value-type="float" office:value="178.084864" calcext:value-type="float">
            <text:p>178.084864</text:p>
          </table:table-cell>
        </table:table-row>
        <table:table-row table:style-name="ro1">
          <table:table-cell table:formula="of:=[times.A857]" office:value-type="float" office:value="855" calcext:value-type="float">
            <text:p>855</text:p>
          </table:table-cell>
          <table:table-cell table:formula="of:= ([times.C857] - [times.B857]) / 1000000" office:value-type="float" office:value="234.386176" calcext:value-type="float">
            <text:p>234.386176</text:p>
          </table:table-cell>
          <table:table-cell table:formula="of:= ([times.E857] - [times.D857]) / 1000000" office:value-type="float" office:value="140.749824" calcext:value-type="float">
            <text:p>140.749824</text:p>
          </table:table-cell>
          <table:table-cell table:formula="of:= ([times.G857] - [times.F857]) / 1000000" office:value-type="float" office:value="177.792" calcext:value-type="float">
            <text:p>177.792</text:p>
          </table:table-cell>
        </table:table-row>
        <table:table-row table:style-name="ro1">
          <table:table-cell table:formula="of:=[times.A858]" office:value-type="float" office:value="856" calcext:value-type="float">
            <text:p>856</text:p>
          </table:table-cell>
          <table:table-cell table:formula="of:= ([times.C858] - [times.B858]) / 1000000" office:value-type="float" office:value="234.09408" calcext:value-type="float">
            <text:p>234.09408</text:p>
          </table:table-cell>
          <table:table-cell table:formula="of:= ([times.E858] - [times.D858]) / 1000000" office:value-type="float" office:value="140.449024" calcext:value-type="float">
            <text:p>140.449024</text:p>
          </table:table-cell>
          <table:table-cell table:formula="of:= ([times.G858] - [times.F858]) / 1000000" office:value-type="float" office:value="177.498368" calcext:value-type="float">
            <text:p>177.498368</text:p>
          </table:table-cell>
        </table:table-row>
        <table:table-row table:style-name="ro1">
          <table:table-cell table:formula="of:=[times.A859]" office:value-type="float" office:value="857" calcext:value-type="float">
            <text:p>857</text:p>
          </table:table-cell>
          <table:table-cell table:formula="of:= ([times.C859] - [times.B859]) / 1000000" office:value-type="float" office:value="233.801728" calcext:value-type="float">
            <text:p>233.801728</text:p>
          </table:table-cell>
          <table:table-cell table:formula="of:= ([times.E859] - [times.D859]) / 1000000" office:value-type="float" office:value="140.258048" calcext:value-type="float">
            <text:p>140.258048</text:p>
          </table:table-cell>
          <table:table-cell table:formula="of:= ([times.G859] - [times.F859]) / 1000000" office:value-type="float" office:value="177.20576" calcext:value-type="float">
            <text:p>177.20576</text:p>
          </table:table-cell>
        </table:table-row>
        <table:table-row table:style-name="ro1">
          <table:table-cell table:formula="of:=[times.A860]" office:value-type="float" office:value="858" calcext:value-type="float">
            <text:p>858</text:p>
          </table:table-cell>
          <table:table-cell table:formula="of:= ([times.C860] - [times.B860]) / 1000000" office:value-type="float" office:value="233.620736" calcext:value-type="float">
            <text:p>233.620736</text:p>
          </table:table-cell>
          <table:table-cell table:formula="of:= ([times.E860] - [times.D860]) / 1000000" office:value-type="float" office:value="139.958016" calcext:value-type="float">
            <text:p>139.958016</text:p>
          </table:table-cell>
          <table:table-cell table:formula="of:= ([times.G860] - [times.F860]) / 1000000" office:value-type="float" office:value="176.865792" calcext:value-type="float">
            <text:p>176.865792</text:p>
          </table:table-cell>
        </table:table-row>
        <table:table-row table:style-name="ro1">
          <table:table-cell table:formula="of:=[times.A861]" office:value-type="float" office:value="859" calcext:value-type="float">
            <text:p>859</text:p>
          </table:table-cell>
          <table:table-cell table:formula="of:= ([times.C861] - [times.B861]) / 1000000" office:value-type="float" office:value="233.472" calcext:value-type="float">
            <text:p>233.472</text:p>
          </table:table-cell>
          <table:table-cell table:formula="of:= ([times.E861] - [times.D861]) / 1000000" office:value-type="float" office:value="139.807488" calcext:value-type="float">
            <text:p>139.807488</text:p>
          </table:table-cell>
          <table:table-cell table:formula="of:= ([times.G861] - [times.F861]) / 1000000" office:value-type="float" office:value="176.563712" calcext:value-type="float">
            <text:p>176.563712</text:p>
          </table:table-cell>
        </table:table-row>
        <table:table-row table:style-name="ro1">
          <table:table-cell table:formula="of:=[times.A862]" office:value-type="float" office:value="860" calcext:value-type="float">
            <text:p>860</text:p>
          </table:table-cell>
          <table:table-cell table:formula="of:= ([times.C862] - [times.B862]) / 1000000" office:value-type="float" office:value="233.17504" calcext:value-type="float">
            <text:p>233.17504</text:p>
          </table:table-cell>
          <table:table-cell table:formula="of:= ([times.E862] - [times.D862]) / 1000000" office:value-type="float" office:value="139.472896" calcext:value-type="float">
            <text:p>139.472896</text:p>
          </table:table-cell>
          <table:table-cell table:formula="of:= ([times.G862] - [times.F862]) / 1000000" office:value-type="float" office:value="176.274944" calcext:value-type="float">
            <text:p>176.274944</text:p>
          </table:table-cell>
        </table:table-row>
        <table:table-row table:style-name="ro1">
          <table:table-cell table:formula="of:=[times.A863]" office:value-type="float" office:value="861" calcext:value-type="float">
            <text:p>861</text:p>
          </table:table-cell>
          <table:table-cell table:formula="of:= ([times.C863] - [times.B863]) / 1000000" office:value-type="float" office:value="232.980224" calcext:value-type="float">
            <text:p>232.980224</text:p>
          </table:table-cell>
          <table:table-cell table:formula="of:= ([times.E863] - [times.D863]) / 1000000" office:value-type="float" office:value="139.198976" calcext:value-type="float">
            <text:p>139.198976</text:p>
          </table:table-cell>
          <table:table-cell table:formula="of:= ([times.G863] - [times.F863]) / 1000000" office:value-type="float" office:value="175.9808" calcext:value-type="float">
            <text:p>175.9808</text:p>
          </table:table-cell>
        </table:table-row>
        <table:table-row table:style-name="ro1">
          <table:table-cell table:formula="of:=[times.A864]" office:value-type="float" office:value="862" calcext:value-type="float">
            <text:p>862</text:p>
          </table:table-cell>
          <table:table-cell table:formula="of:= ([times.C864] - [times.B864]) / 1000000" office:value-type="float" office:value="232.800512" calcext:value-type="float">
            <text:p>232.800512</text:p>
          </table:table-cell>
          <table:table-cell table:formula="of:= ([times.E864] - [times.D864]) / 1000000" office:value-type="float" office:value="139.042304" calcext:value-type="float">
            <text:p>139.042304</text:p>
          </table:table-cell>
          <table:table-cell table:formula="of:= ([times.G864] - [times.F864]) / 1000000" office:value-type="float" office:value="176.392704" calcext:value-type="float">
            <text:p>176.392704</text:p>
          </table:table-cell>
        </table:table-row>
        <table:table-row table:style-name="ro1">
          <table:table-cell table:formula="of:=[times.A865]" office:value-type="float" office:value="863" calcext:value-type="float">
            <text:p>863</text:p>
          </table:table-cell>
          <table:table-cell table:formula="of:= ([times.C865] - [times.B865]) / 1000000" office:value-type="float" office:value="232.506368" calcext:value-type="float">
            <text:p>232.506368</text:p>
          </table:table-cell>
          <table:table-cell table:formula="of:= ([times.E865] - [times.D865]) / 1000000" office:value-type="float" office:value="138.728192" calcext:value-type="float">
            <text:p>138.728192</text:p>
          </table:table-cell>
          <table:table-cell table:formula="of:= ([times.G865] - [times.F865]) / 1000000" office:value-type="float" office:value="176.108288" calcext:value-type="float">
            <text:p>176.108288</text:p>
          </table:table-cell>
        </table:table-row>
        <table:table-row table:style-name="ro1">
          <table:table-cell table:formula="of:=[times.A866]" office:value-type="float" office:value="864" calcext:value-type="float">
            <text:p>864</text:p>
          </table:table-cell>
          <table:table-cell table:formula="of:= ([times.C866] - [times.B866]) / 1000000" office:value-type="float" office:value="232.277248" calcext:value-type="float">
            <text:p>232.277248</text:p>
          </table:table-cell>
          <table:table-cell table:formula="of:= ([times.E866] - [times.D866]) / 1000000" office:value-type="float" office:value="138.531072" calcext:value-type="float">
            <text:p>138.531072</text:p>
          </table:table-cell>
          <table:table-cell table:formula="of:= ([times.G866] - [times.F866]) / 1000000" office:value-type="float" office:value="175.766784" calcext:value-type="float">
            <text:p>175.766784</text:p>
          </table:table-cell>
        </table:table-row>
        <table:table-row table:style-name="ro1">
          <table:table-cell table:formula="of:=[times.A867]" office:value-type="float" office:value="865" calcext:value-type="float">
            <text:p>865</text:p>
          </table:table-cell>
          <table:table-cell table:formula="of:= ([times.C867] - [times.B867]) / 1000000" office:value-type="float" office:value="232.0768" calcext:value-type="float">
            <text:p>232.0768</text:p>
          </table:table-cell>
          <table:table-cell table:formula="of:= ([times.E867] - [times.D867]) / 1000000" office:value-type="float" office:value="138.265856" calcext:value-type="float">
            <text:p>138.265856</text:p>
          </table:table-cell>
          <table:table-cell table:formula="of:= ([times.G867] - [times.F867]) / 1000000" office:value-type="float" office:value="175.47008" calcext:value-type="float">
            <text:p>175.47008</text:p>
          </table:table-cell>
        </table:table-row>
        <table:table-row table:style-name="ro1">
          <table:table-cell table:formula="of:=[times.A868]" office:value-type="float" office:value="866" calcext:value-type="float">
            <text:p>866</text:p>
          </table:table-cell>
          <table:table-cell table:formula="of:= ([times.C868] - [times.B868]) / 1000000" office:value-type="float" office:value="231.924992" calcext:value-type="float">
            <text:p>231.924992</text:p>
          </table:table-cell>
          <table:table-cell table:formula="of:= ([times.E868] - [times.D868]) / 1000000" office:value-type="float" office:value="138.023936" calcext:value-type="float">
            <text:p>138.023936</text:p>
          </table:table-cell>
          <table:table-cell table:formula="of:= ([times.G868] - [times.F868]) / 1000000" office:value-type="float" office:value="175.183104" calcext:value-type="float">
            <text:p>175.183104</text:p>
          </table:table-cell>
        </table:table-row>
        <table:table-row table:style-name="ro1">
          <table:table-cell table:formula="of:=[times.A869]" office:value-type="float" office:value="867" calcext:value-type="float">
            <text:p>867</text:p>
          </table:table-cell>
          <table:table-cell table:formula="of:= ([times.C869] - [times.B869]) / 1000000" office:value-type="float" office:value="231.782656" calcext:value-type="float">
            <text:p>231.782656</text:p>
          </table:table-cell>
          <table:table-cell table:formula="of:= ([times.E869] - [times.D869]) / 1000000" office:value-type="float" office:value="137.881088" calcext:value-type="float">
            <text:p>137.881088</text:p>
          </table:table-cell>
          <table:table-cell table:formula="of:= ([times.G869] - [times.F869]) / 1000000" office:value-type="float" office:value="174.82112" calcext:value-type="float">
            <text:p>174.82112</text:p>
          </table:table-cell>
        </table:table-row>
        <table:table-row table:style-name="ro1">
          <table:table-cell table:formula="of:=[times.A870]" office:value-type="float" office:value="868" calcext:value-type="float">
            <text:p>868</text:p>
          </table:table-cell>
          <table:table-cell table:formula="of:= ([times.C870] - [times.B870]) / 1000000" office:value-type="float" office:value="231.446016" calcext:value-type="float">
            <text:p>231.446016</text:p>
          </table:table-cell>
          <table:table-cell table:formula="of:= ([times.E870] - [times.D870]) / 1000000" office:value-type="float" office:value="137.517312" calcext:value-type="float">
            <text:p>137.517312</text:p>
          </table:table-cell>
          <table:table-cell table:formula="of:= ([times.G870] - [times.F870]) / 1000000" office:value-type="float" office:value="174.516224" calcext:value-type="float">
            <text:p>174.516224</text:p>
          </table:table-cell>
        </table:table-row>
        <table:table-row table:style-name="ro1">
          <table:table-cell table:formula="of:=[times.A871]" office:value-type="float" office:value="869" calcext:value-type="float">
            <text:p>869</text:p>
          </table:table-cell>
          <table:table-cell table:formula="of:= ([times.C871] - [times.B871]) / 1000000" office:value-type="float" office:value="231.215872" calcext:value-type="float">
            <text:p>231.215872</text:p>
          </table:table-cell>
          <table:table-cell table:formula="of:= ([times.E871] - [times.D871]) / 1000000" office:value-type="float" office:value="137.19808" calcext:value-type="float">
            <text:p>137.19808</text:p>
          </table:table-cell>
          <table:table-cell table:formula="of:= ([times.G871] - [times.F871]) / 1000000" office:value-type="float" office:value="174.18496" calcext:value-type="float">
            <text:p>174.18496</text:p>
          </table:table-cell>
        </table:table-row>
        <table:table-row table:style-name="ro1">
          <table:table-cell table:formula="of:=[times.A872]" office:value-type="float" office:value="870" calcext:value-type="float">
            <text:p>870</text:p>
          </table:table-cell>
          <table:table-cell table:formula="of:= ([times.C872] - [times.B872]) / 1000000" office:value-type="float" office:value="231.028736" calcext:value-type="float">
            <text:p>231.028736</text:p>
          </table:table-cell>
          <table:table-cell table:formula="of:= ([times.E872] - [times.D872]) / 1000000" office:value-type="float" office:value="136.987392" calcext:value-type="float">
            <text:p>136.987392</text:p>
          </table:table-cell>
          <table:table-cell table:formula="of:= ([times.G872] - [times.F872]) / 1000000" office:value-type="float" office:value="173.863168" calcext:value-type="float">
            <text:p>173.863168</text:p>
          </table:table-cell>
        </table:table-row>
        <table:table-row table:style-name="ro1">
          <table:table-cell table:formula="of:=[times.A873]" office:value-type="float" office:value="871" calcext:value-type="float">
            <text:p>871</text:p>
          </table:table-cell>
          <table:table-cell table:formula="of:= ([times.C873] - [times.B873]) / 1000000" office:value-type="float" office:value="230.880768" calcext:value-type="float">
            <text:p>230.880768</text:p>
          </table:table-cell>
          <table:table-cell table:formula="of:= ([times.E873] - [times.D873]) / 1000000" office:value-type="float" office:value="136.928256" calcext:value-type="float">
            <text:p>136.928256</text:p>
          </table:table-cell>
          <table:table-cell table:formula="of:= ([times.G873] - [times.F873]) / 1000000" office:value-type="float" office:value="173.532928" calcext:value-type="float">
            <text:p>173.532928</text:p>
          </table:table-cell>
        </table:table-row>
        <table:table-row table:style-name="ro1">
          <table:table-cell table:formula="of:=[times.A874]" office:value-type="float" office:value="872" calcext:value-type="float">
            <text:p>872</text:p>
          </table:table-cell>
          <table:table-cell table:formula="of:= ([times.C874] - [times.B874]) / 1000000" office:value-type="float" office:value="230.581248" calcext:value-type="float">
            <text:p>230.581248</text:p>
          </table:table-cell>
          <table:table-cell table:formula="of:= ([times.E874] - [times.D874]) / 1000000" office:value-type="float" office:value="136.775168" calcext:value-type="float">
            <text:p>136.775168</text:p>
          </table:table-cell>
          <table:table-cell table:formula="of:= ([times.G874] - [times.F874]) / 1000000" office:value-type="float" office:value="173.206784" calcext:value-type="float">
            <text:p>173.206784</text:p>
          </table:table-cell>
        </table:table-row>
        <table:table-row table:style-name="ro1">
          <table:table-cell table:formula="of:=[times.A875]" office:value-type="float" office:value="873" calcext:value-type="float">
            <text:p>873</text:p>
          </table:table-cell>
          <table:table-cell table:formula="of:= ([times.C875] - [times.B875]) / 1000000" office:value-type="float" office:value="230.398464" calcext:value-type="float">
            <text:p>230.398464</text:p>
          </table:table-cell>
          <table:table-cell table:formula="of:= ([times.E875] - [times.D875]) / 1000000" office:value-type="float" office:value="136.426752" calcext:value-type="float">
            <text:p>136.426752</text:p>
          </table:table-cell>
          <table:table-cell table:formula="of:= ([times.G875] - [times.F875]) / 1000000" office:value-type="float" office:value="172.9152" calcext:value-type="float">
            <text:p>172.9152</text:p>
          </table:table-cell>
        </table:table-row>
        <table:table-row table:style-name="ro1">
          <table:table-cell table:formula="of:=[times.A876]" office:value-type="float" office:value="874" calcext:value-type="float">
            <text:p>874</text:p>
          </table:table-cell>
          <table:table-cell table:formula="of:= ([times.C876] - [times.B876]) / 1000000" office:value-type="float" office:value="230.215936" calcext:value-type="float">
            <text:p>230.215936</text:p>
          </table:table-cell>
          <table:table-cell table:formula="of:= ([times.E876] - [times.D876]) / 1000000" office:value-type="float" office:value="136.30592" calcext:value-type="float">
            <text:p>136.30592</text:p>
          </table:table-cell>
          <table:table-cell table:formula="of:= ([times.G876] - [times.F876]) / 1000000" office:value-type="float" office:value="172.619776" calcext:value-type="float">
            <text:p>172.619776</text:p>
          </table:table-cell>
        </table:table-row>
        <table:table-row table:style-name="ro1">
          <table:table-cell table:formula="of:=[times.A877]" office:value-type="float" office:value="875" calcext:value-type="float">
            <text:p>875</text:p>
          </table:table-cell>
          <table:table-cell table:formula="of:= ([times.C877] - [times.B877]) / 1000000" office:value-type="float" office:value="230.073856" calcext:value-type="float">
            <text:p>230.073856</text:p>
          </table:table-cell>
          <table:table-cell table:formula="of:= ([times.E877] - [times.D877]) / 1000000" office:value-type="float" office:value="136.001024" calcext:value-type="float">
            <text:p>136.001024</text:p>
          </table:table-cell>
          <table:table-cell table:formula="of:= ([times.G877] - [times.F877]) / 1000000" office:value-type="float" office:value="173.257984" calcext:value-type="float">
            <text:p>173.257984</text:p>
          </table:table-cell>
        </table:table-row>
        <table:table-row table:style-name="ro1">
          <table:table-cell table:formula="of:=[times.A878]" office:value-type="float" office:value="876" calcext:value-type="float">
            <text:p>876</text:p>
          </table:table-cell>
          <table:table-cell table:formula="of:= ([times.C878] - [times.B878]) / 1000000" office:value-type="float" office:value="229.78048" calcext:value-type="float">
            <text:p>229.78048</text:p>
          </table:table-cell>
          <table:table-cell table:formula="of:= ([times.E878] - [times.D878]) / 1000000" office:value-type="float" office:value="135.6608" calcext:value-type="float">
            <text:p>135.6608</text:p>
          </table:table-cell>
          <table:table-cell table:formula="of:= ([times.G878] - [times.F878]) / 1000000" office:value-type="float" office:value="172.963328" calcext:value-type="float">
            <text:p>172.963328</text:p>
          </table:table-cell>
        </table:table-row>
        <table:table-row table:style-name="ro1">
          <table:table-cell table:formula="of:=[times.A879]" office:value-type="float" office:value="877" calcext:value-type="float">
            <text:p>877</text:p>
          </table:table-cell>
          <table:table-cell table:formula="of:= ([times.C879] - [times.B879]) / 1000000" office:value-type="float" office:value="229.594112" calcext:value-type="float">
            <text:p>229.594112</text:p>
          </table:table-cell>
          <table:table-cell table:formula="of:= ([times.E879] - [times.D879]) / 1000000" office:value-type="float" office:value="135.462656" calcext:value-type="float">
            <text:p>135.462656</text:p>
          </table:table-cell>
          <table:table-cell table:formula="of:= ([times.G879] - [times.F879]) / 1000000" office:value-type="float" office:value="172.669184" calcext:value-type="float">
            <text:p>172.669184</text:p>
          </table:table-cell>
        </table:table-row>
        <table:table-row table:style-name="ro1">
          <table:table-cell table:formula="of:=[times.A880]" office:value-type="float" office:value="878" calcext:value-type="float">
            <text:p>878</text:p>
          </table:table-cell>
          <table:table-cell table:formula="of:= ([times.C880] - [times.B880]) / 1000000" office:value-type="float" office:value="229.454336" calcext:value-type="float">
            <text:p>229.454336</text:p>
          </table:table-cell>
          <table:table-cell table:formula="of:= ([times.E880] - [times.D880]) / 1000000" office:value-type="float" office:value="135.311104" calcext:value-type="float">
            <text:p>135.311104</text:p>
          </table:table-cell>
          <table:table-cell table:formula="of:= ([times.G880] - [times.F880]) / 1000000" office:value-type="float" office:value="172.379392" calcext:value-type="float">
            <text:p>172.379392</text:p>
          </table:table-cell>
        </table:table-row>
        <table:table-row table:style-name="ro1">
          <table:table-cell table:formula="of:=[times.A881]" office:value-type="float" office:value="879" calcext:value-type="float">
            <text:p>879</text:p>
          </table:table-cell>
          <table:table-cell table:formula="of:= ([times.C881] - [times.B881]) / 1000000" office:value-type="float" office:value="229.164544" calcext:value-type="float">
            <text:p>229.164544</text:p>
          </table:table-cell>
          <table:table-cell table:formula="of:= ([times.E881] - [times.D881]) / 1000000" office:value-type="float" office:value="134.973184" calcext:value-type="float">
            <text:p>134.973184</text:p>
          </table:table-cell>
          <table:table-cell table:formula="of:= ([times.G881] - [times.F881]) / 1000000" office:value-type="float" office:value="172.039168" calcext:value-type="float">
            <text:p>172.039168</text:p>
          </table:table-cell>
        </table:table-row>
        <table:table-row table:style-name="ro1">
          <table:table-cell table:formula="of:=[times.A882]" office:value-type="float" office:value="880" calcext:value-type="float">
            <text:p>880</text:p>
          </table:table-cell>
          <table:table-cell table:formula="of:= ([times.C882] - [times.B882]) / 1000000" office:value-type="float" office:value="229.07264" calcext:value-type="float">
            <text:p>229.07264</text:p>
          </table:table-cell>
          <table:table-cell table:formula="of:= ([times.E882] - [times.D882]) / 1000000" office:value-type="float" office:value="134.777088" calcext:value-type="float">
            <text:p>134.777088</text:p>
          </table:table-cell>
          <table:table-cell table:formula="of:= ([times.G882] - [times.F882]) / 1000000" office:value-type="float" office:value="171.707136" calcext:value-type="float">
            <text:p>171.707136</text:p>
          </table:table-cell>
        </table:table-row>
        <table:table-row table:style-name="ro1">
          <table:table-cell table:formula="of:=[times.A883]" office:value-type="float" office:value="881" calcext:value-type="float">
            <text:p>881</text:p>
          </table:table-cell>
          <table:table-cell table:formula="of:= ([times.C883] - [times.B883]) / 1000000" office:value-type="float" office:value="228.96384" calcext:value-type="float">
            <text:p>228.96384</text:p>
          </table:table-cell>
          <table:table-cell table:formula="of:= ([times.E883] - [times.D883]) / 1000000" office:value-type="float" office:value="134.585088" calcext:value-type="float">
            <text:p>134.585088</text:p>
          </table:table-cell>
          <table:table-cell table:formula="of:= ([times.G883] - [times.F883]) / 1000000" office:value-type="float" office:value="171.413248" calcext:value-type="float">
            <text:p>171.413248</text:p>
          </table:table-cell>
        </table:table-row>
        <table:table-row table:style-name="ro1">
          <table:table-cell table:formula="of:=[times.A884]" office:value-type="float" office:value="882" calcext:value-type="float">
            <text:p>882</text:p>
          </table:table-cell>
          <table:table-cell table:formula="of:= ([times.C884] - [times.B884]) / 1000000" office:value-type="float" office:value="228.8192" calcext:value-type="float">
            <text:p>228.8192</text:p>
          </table:table-cell>
          <table:table-cell table:formula="of:= ([times.E884] - [times.D884]) / 1000000" office:value-type="float" office:value="134.41792" calcext:value-type="float">
            <text:p>134.41792</text:p>
          </table:table-cell>
          <table:table-cell table:formula="of:= ([times.G884] - [times.F884]) / 1000000" office:value-type="float" office:value="171.10528" calcext:value-type="float">
            <text:p>171.10528</text:p>
          </table:table-cell>
        </table:table-row>
        <table:table-row table:style-name="ro1">
          <table:table-cell table:formula="of:=[times.A885]" office:value-type="float" office:value="883" calcext:value-type="float">
            <text:p>883</text:p>
          </table:table-cell>
          <table:table-cell table:formula="of:= ([times.C885] - [times.B885]) / 1000000" office:value-type="float" office:value="228.526848" calcext:value-type="float">
            <text:p>228.526848</text:p>
          </table:table-cell>
          <table:table-cell table:formula="of:= ([times.E885] - [times.D885]) / 1000000" office:value-type="float" office:value="134.11584" calcext:value-type="float">
            <text:p>134.11584</text:p>
          </table:table-cell>
          <table:table-cell table:formula="of:= ([times.G885] - [times.F885]) / 1000000" office:value-type="float" office:value="170.790144" calcext:value-type="float">
            <text:p>170.790144</text:p>
          </table:table-cell>
        </table:table-row>
        <table:table-row table:style-name="ro1">
          <table:table-cell table:formula="of:=[times.A886]" office:value-type="float" office:value="884" calcext:value-type="float">
            <text:p>884</text:p>
          </table:table-cell>
          <table:table-cell table:formula="of:= ([times.C886] - [times.B886]) / 1000000" office:value-type="float" office:value="228.421888" calcext:value-type="float">
            <text:p>228.421888</text:p>
          </table:table-cell>
          <table:table-cell table:formula="of:= ([times.E886] - [times.D886]) / 1000000" office:value-type="float" office:value="133.994752" calcext:value-type="float">
            <text:p>133.994752</text:p>
          </table:table-cell>
          <table:table-cell table:formula="of:= ([times.G886] - [times.F886]) / 1000000" office:value-type="float" office:value="170.448128" calcext:value-type="float">
            <text:p>170.448128</text:p>
          </table:table-cell>
        </table:table-row>
        <table:table-row table:style-name="ro1">
          <table:table-cell table:formula="of:=[times.A887]" office:value-type="float" office:value="885" calcext:value-type="float">
            <text:p>885</text:p>
          </table:table-cell>
          <table:table-cell table:formula="of:= ([times.C887] - [times.B887]) / 1000000" office:value-type="float" office:value="228.131328" calcext:value-type="float">
            <text:p>228.131328</text:p>
          </table:table-cell>
          <table:table-cell table:formula="of:= ([times.E887] - [times.D887]) / 1000000" office:value-type="float" office:value="133.689088" calcext:value-type="float">
            <text:p>133.689088</text:p>
          </table:table-cell>
          <table:table-cell table:formula="of:= ([times.G887] - [times.F887]) / 1000000" office:value-type="float" office:value="170.10176" calcext:value-type="float">
            <text:p>170.10176</text:p>
          </table:table-cell>
        </table:table-row>
        <table:table-row table:style-name="ro1">
          <table:table-cell table:formula="of:=[times.A888]" office:value-type="float" office:value="886" calcext:value-type="float">
            <text:p>886</text:p>
          </table:table-cell>
          <table:table-cell table:formula="of:= ([times.C888] - [times.B888]) / 1000000" office:value-type="float" office:value="227.822592" calcext:value-type="float">
            <text:p>227.822592</text:p>
          </table:table-cell>
          <table:table-cell table:formula="of:= ([times.E888] - [times.D888]) / 1000000" office:value-type="float" office:value="133.378816" calcext:value-type="float">
            <text:p>133.378816</text:p>
          </table:table-cell>
          <table:table-cell table:formula="of:= ([times.G888] - [times.F888]) / 1000000" office:value-type="float" office:value="169.814272" calcext:value-type="float">
            <text:p>169.814272</text:p>
          </table:table-cell>
        </table:table-row>
        <table:table-row table:style-name="ro1">
          <table:table-cell table:formula="of:=[times.A889]" office:value-type="float" office:value="887" calcext:value-type="float">
            <text:p>887</text:p>
          </table:table-cell>
          <table:table-cell table:formula="of:= ([times.C889] - [times.B889]) / 1000000" office:value-type="float" office:value="227.645696" calcext:value-type="float">
            <text:p>227.645696</text:p>
          </table:table-cell>
          <table:table-cell table:formula="of:= ([times.E889] - [times.D889]) / 1000000" office:value-type="float" office:value="132.994048" calcext:value-type="float">
            <text:p>132.994048</text:p>
          </table:table-cell>
          <table:table-cell table:formula="of:= ([times.G889] - [times.F889]) / 1000000" office:value-type="float" office:value="169.510144" calcext:value-type="float">
            <text:p>169.510144</text:p>
          </table:table-cell>
        </table:table-row>
        <table:table-row table:style-name="ro1">
          <table:table-cell table:formula="of:=[times.A890]" office:value-type="float" office:value="888" calcext:value-type="float">
            <text:p>888</text:p>
          </table:table-cell>
          <table:table-cell table:formula="of:= ([times.C890] - [times.B890]) / 1000000" office:value-type="float" office:value="227.352832" calcext:value-type="float">
            <text:p>227.352832</text:p>
          </table:table-cell>
          <table:table-cell table:formula="of:= ([times.E890] - [times.D890]) / 1000000" office:value-type="float" office:value="132.78976" calcext:value-type="float">
            <text:p>132.78976</text:p>
          </table:table-cell>
          <table:table-cell table:formula="of:= ([times.G890] - [times.F890]) / 1000000" office:value-type="float" office:value="169.209856" calcext:value-type="float">
            <text:p>169.209856</text:p>
          </table:table-cell>
        </table:table-row>
        <table:table-row table:style-name="ro1">
          <table:table-cell table:formula="of:=[times.A891]" office:value-type="float" office:value="889" calcext:value-type="float">
            <text:p>889</text:p>
          </table:table-cell>
          <table:table-cell table:formula="of:= ([times.C891] - [times.B891]) / 1000000" office:value-type="float" office:value="227.239936" calcext:value-type="float">
            <text:p>227.239936</text:p>
          </table:table-cell>
          <table:table-cell table:formula="of:= ([times.E891] - [times.D891]) / 1000000" office:value-type="float" office:value="132.630272" calcext:value-type="float">
            <text:p>132.630272</text:p>
          </table:table-cell>
          <table:table-cell table:formula="of:= ([times.G891] - [times.F891]) / 1000000" office:value-type="float" office:value="168.864256" calcext:value-type="float">
            <text:p>168.864256</text:p>
          </table:table-cell>
        </table:table-row>
        <table:table-row table:style-name="ro1">
          <table:table-cell table:formula="of:=[times.A892]" office:value-type="float" office:value="890" calcext:value-type="float">
            <text:p>890</text:p>
          </table:table-cell>
          <table:table-cell table:formula="of:= ([times.C892] - [times.B892]) / 1000000" office:value-type="float" office:value="226.938112" calcext:value-type="float">
            <text:p>226.938112</text:p>
          </table:table-cell>
          <table:table-cell table:formula="of:= ([times.E892] - [times.D892]) / 1000000" office:value-type="float" office:value="132.337152" calcext:value-type="float">
            <text:p>132.337152</text:p>
          </table:table-cell>
          <table:table-cell table:formula="of:= ([times.G892] - [times.F892]) / 1000000" office:value-type="float" office:value="168.557056" calcext:value-type="float">
            <text:p>168.557056</text:p>
          </table:table-cell>
        </table:table-row>
        <table:table-row table:style-name="ro1">
          <table:table-cell table:formula="of:=[times.A893]" office:value-type="float" office:value="891" calcext:value-type="float">
            <text:p>891</text:p>
          </table:table-cell>
          <table:table-cell table:formula="of:= ([times.C893] - [times.B893]) / 1000000" office:value-type="float" office:value="226.642944" calcext:value-type="float">
            <text:p>226.642944</text:p>
          </table:table-cell>
          <table:table-cell table:formula="of:= ([times.E893] - [times.D893]) / 1000000" office:value-type="float" office:value="132.248576" calcext:value-type="float">
            <text:p>132.248576</text:p>
          </table:table-cell>
          <table:table-cell table:formula="of:= ([times.G893] - [times.F893]) / 1000000" office:value-type="float" office:value="167.8912" calcext:value-type="float">
            <text:p>167.8912</text:p>
          </table:table-cell>
        </table:table-row>
        <table:table-row table:style-name="ro1">
          <table:table-cell table:formula="of:=[times.A894]" office:value-type="float" office:value="892" calcext:value-type="float">
            <text:p>892</text:p>
          </table:table-cell>
          <table:table-cell table:formula="of:= ([times.C894] - [times.B894]) / 1000000" office:value-type="float" office:value="226.458368" calcext:value-type="float">
            <text:p>226.458368</text:p>
          </table:table-cell>
          <table:table-cell table:formula="of:= ([times.E894] - [times.D894]) / 1000000" office:value-type="float" office:value="132.099072" calcext:value-type="float">
            <text:p>132.099072</text:p>
          </table:table-cell>
          <table:table-cell table:formula="of:= ([times.G894] - [times.F894]) / 1000000" office:value-type="float" office:value="167.571712" calcext:value-type="float">
            <text:p>167.571712</text:p>
          </table:table-cell>
        </table:table-row>
        <table:table-row table:style-name="ro1">
          <table:table-cell table:formula="of:=[times.A895]" office:value-type="float" office:value="893" calcext:value-type="float">
            <text:p>893</text:p>
          </table:table-cell>
          <table:table-cell table:formula="of:= ([times.C895] - [times.B895]) / 1000000" office:value-type="float" office:value="226.315776" calcext:value-type="float">
            <text:p>226.315776</text:p>
          </table:table-cell>
          <table:table-cell table:formula="of:= ([times.E895] - [times.D895]) / 1000000" office:value-type="float" office:value="131.799552" calcext:value-type="float">
            <text:p>131.799552</text:p>
          </table:table-cell>
          <table:table-cell table:formula="of:= ([times.G895] - [times.F895]) / 1000000" office:value-type="float" office:value="167.282176" calcext:value-type="float">
            <text:p>167.282176</text:p>
          </table:table-cell>
        </table:table-row>
        <table:table-row table:style-name="ro1">
          <table:table-cell table:formula="of:=[times.A896]" office:value-type="float" office:value="894" calcext:value-type="float">
            <text:p>894</text:p>
          </table:table-cell>
          <table:table-cell table:formula="of:= ([times.C896] - [times.B896]) / 1000000" office:value-type="float" office:value="225.989376" calcext:value-type="float">
            <text:p>225.989376</text:p>
          </table:table-cell>
          <table:table-cell table:formula="of:= ([times.E896] - [times.D896]) / 1000000" office:value-type="float" office:value="131.451904" calcext:value-type="float">
            <text:p>131.451904</text:p>
          </table:table-cell>
          <table:table-cell table:formula="of:= ([times.G896] - [times.F896]) / 1000000" office:value-type="float" office:value="166.979072" calcext:value-type="float">
            <text:p>166.979072</text:p>
          </table:table-cell>
        </table:table-row>
        <table:table-row table:style-name="ro1">
          <table:table-cell table:formula="of:=[times.A897]" office:value-type="float" office:value="895" calcext:value-type="float">
            <text:p>895</text:p>
          </table:table-cell>
          <table:table-cell table:formula="of:= ([times.C897] - [times.B897]) / 1000000" office:value-type="float" office:value="225.801728" calcext:value-type="float">
            <text:p>225.801728</text:p>
          </table:table-cell>
          <table:table-cell table:formula="of:= ([times.E897] - [times.D897]) / 1000000" office:value-type="float" office:value="131.28704" calcext:value-type="float">
            <text:p>131.28704</text:p>
          </table:table-cell>
          <table:table-cell table:formula="of:= ([times.G897] - [times.F897]) / 1000000" office:value-type="float" office:value="167.213568" calcext:value-type="float">
            <text:p>167.213568</text:p>
          </table:table-cell>
        </table:table-row>
        <table:table-row table:style-name="ro1">
          <table:table-cell table:formula="of:=[times.A898]" office:value-type="float" office:value="896" calcext:value-type="float">
            <text:p>896</text:p>
          </table:table-cell>
          <table:table-cell table:formula="of:= ([times.C898] - [times.B898]) / 1000000" office:value-type="float" office:value="225.57824" calcext:value-type="float">
            <text:p>225.57824</text:p>
          </table:table-cell>
          <table:table-cell table:formula="of:= ([times.E898] - [times.D898]) / 1000000" office:value-type="float" office:value="130.979328" calcext:value-type="float">
            <text:p>130.979328</text:p>
          </table:table-cell>
          <table:table-cell table:formula="of:= ([times.G898] - [times.F898]) / 1000000" office:value-type="float" office:value="166.877952" calcext:value-type="float">
            <text:p>166.877952</text:p>
          </table:table-cell>
        </table:table-row>
        <table:table-row table:style-name="ro1">
          <table:table-cell table:formula="of:=[times.A899]" office:value-type="float" office:value="897" calcext:value-type="float">
            <text:p>897</text:p>
          </table:table-cell>
          <table:table-cell table:formula="of:= ([times.C899] - [times.B899]) / 1000000" office:value-type="float" office:value="225.254912" calcext:value-type="float">
            <text:p>225.254912</text:p>
          </table:table-cell>
          <table:table-cell table:formula="of:= ([times.E899] - [times.D899]) / 1000000" office:value-type="float" office:value="130.784" calcext:value-type="float">
            <text:p>130.784</text:p>
          </table:table-cell>
          <table:table-cell table:formula="of:= ([times.G899] - [times.F899]) / 1000000" office:value-type="float" office:value="166.580224" calcext:value-type="float">
            <text:p>166.580224</text:p>
          </table:table-cell>
        </table:table-row>
        <table:table-row table:style-name="ro1">
          <table:table-cell table:formula="of:=[times.A900]" office:value-type="float" office:value="898" calcext:value-type="float">
            <text:p>898</text:p>
          </table:table-cell>
          <table:table-cell table:formula="of:= ([times.C900] - [times.B900]) / 1000000" office:value-type="float" office:value="225.05984" calcext:value-type="float">
            <text:p>225.05984</text:p>
          </table:table-cell>
          <table:table-cell table:formula="of:= ([times.E900] - [times.D900]) / 1000000" office:value-type="float" office:value="130.415872" calcext:value-type="float">
            <text:p>130.415872</text:p>
          </table:table-cell>
          <table:table-cell table:formula="of:= ([times.G900] - [times.F900]) / 1000000" office:value-type="float" office:value="166.292736" calcext:value-type="float">
            <text:p>166.292736</text:p>
          </table:table-cell>
        </table:table-row>
        <table:table-row table:style-name="ro1">
          <table:table-cell table:formula="of:=[times.A901]" office:value-type="float" office:value="899" calcext:value-type="float">
            <text:p>899</text:p>
          </table:table-cell>
          <table:table-cell table:formula="of:= ([times.C901] - [times.B901]) / 1000000" office:value-type="float" office:value="224.865024" calcext:value-type="float">
            <text:p>224.865024</text:p>
          </table:table-cell>
          <table:table-cell table:formula="of:= ([times.E901] - [times.D901]) / 1000000" office:value-type="float" office:value="130.245888" calcext:value-type="float">
            <text:p>130.245888</text:p>
          </table:table-cell>
          <table:table-cell table:formula="of:= ([times.G901] - [times.F901]) / 1000000" office:value-type="float" office:value="165.937664" calcext:value-type="float">
            <text:p>165.937664</text:p>
          </table:table-cell>
        </table:table-row>
        <table:table-row table:style-name="ro1">
          <table:table-cell table:formula="of:=[times.A902]" office:value-type="float" office:value="900" calcext:value-type="float">
            <text:p>900</text:p>
          </table:table-cell>
          <table:table-cell table:formula="of:= ([times.C902] - [times.B902]) / 1000000" office:value-type="float" office:value="224.724736" calcext:value-type="float">
            <text:p>224.724736</text:p>
          </table:table-cell>
          <table:table-cell table:formula="of:= ([times.E902] - [times.D902]) / 1000000" office:value-type="float" office:value="129.93792" calcext:value-type="float">
            <text:p>129.93792</text:p>
          </table:table-cell>
          <table:table-cell table:formula="of:= ([times.G902] - [times.F902]) / 1000000" office:value-type="float" office:value="165.632" calcext:value-type="float">
            <text:p>165.632</text:p>
          </table:table-cell>
        </table:table-row>
        <table:table-row table:style-name="ro1">
          <table:table-cell table:formula="of:=[times.A903]" office:value-type="float" office:value="901" calcext:value-type="float">
            <text:p>901</text:p>
          </table:table-cell>
          <table:table-cell table:formula="of:= ([times.C903] - [times.B903]) / 1000000" office:value-type="float" office:value="224.433152" calcext:value-type="float">
            <text:p>224.433152</text:p>
          </table:table-cell>
          <table:table-cell table:formula="of:= ([times.E903] - [times.D903]) / 1000000" office:value-type="float" office:value="129.795072" calcext:value-type="float">
            <text:p>129.795072</text:p>
          </table:table-cell>
          <table:table-cell table:formula="of:= ([times.G903] - [times.F903]) / 1000000" office:value-type="float" office:value="165.344768" calcext:value-type="float">
            <text:p>165.344768</text:p>
          </table:table-cell>
        </table:table-row>
        <table:table-row table:style-name="ro1">
          <table:table-cell table:formula="of:=[times.A904]" office:value-type="float" office:value="902" calcext:value-type="float">
            <text:p>902</text:p>
          </table:table-cell>
          <table:table-cell table:formula="of:= ([times.C904] - [times.B904]) / 1000000" office:value-type="float" office:value="224.312832" calcext:value-type="float">
            <text:p>224.312832</text:p>
          </table:table-cell>
          <table:table-cell table:formula="of:= ([times.E904] - [times.D904]) / 1000000" office:value-type="float" office:value="129.643264" calcext:value-type="float">
            <text:p>129.643264</text:p>
          </table:table-cell>
          <table:table-cell table:formula="of:= ([times.G904] - [times.F904]) / 1000000" office:value-type="float" office:value="165.044224" calcext:value-type="float">
            <text:p>165.044224</text:p>
          </table:table-cell>
        </table:table-row>
        <table:table-row table:style-name="ro1">
          <table:table-cell table:formula="of:=[times.A905]" office:value-type="float" office:value="903" calcext:value-type="float">
            <text:p>903</text:p>
          </table:table-cell>
          <table:table-cell table:formula="of:= ([times.C905] - [times.B905]) / 1000000" office:value-type="float" office:value="224.134144" calcext:value-type="float">
            <text:p>224.134144</text:p>
          </table:table-cell>
          <table:table-cell table:formula="of:= ([times.E905] - [times.D905]) / 1000000" office:value-type="float" office:value="129.340928" calcext:value-type="float">
            <text:p>129.340928</text:p>
          </table:table-cell>
          <table:table-cell table:formula="of:= ([times.G905] - [times.F905]) / 1000000" office:value-type="float" office:value="164.747776" calcext:value-type="float">
            <text:p>164.747776</text:p>
          </table:table-cell>
        </table:table-row>
        <table:table-row table:style-name="ro1">
          <table:table-cell table:formula="of:=[times.A906]" office:value-type="float" office:value="904" calcext:value-type="float">
            <text:p>904</text:p>
          </table:table-cell>
          <table:table-cell table:formula="of:= ([times.C906] - [times.B906]) / 1000000" office:value-type="float" office:value="223.951104" calcext:value-type="float">
            <text:p>223.951104</text:p>
          </table:table-cell>
          <table:table-cell table:formula="of:= ([times.E906] - [times.D906]) / 1000000" office:value-type="float" office:value="129.147904" calcext:value-type="float">
            <text:p>129.147904</text:p>
          </table:table-cell>
          <table:table-cell table:formula="of:= ([times.G906] - [times.F906]) / 1000000" office:value-type="float" office:value="164.40704" calcext:value-type="float">
            <text:p>164.40704</text:p>
          </table:table-cell>
        </table:table-row>
        <table:table-row table:style-name="ro1">
          <table:table-cell table:formula="of:=[times.A907]" office:value-type="float" office:value="905" calcext:value-type="float">
            <text:p>905</text:p>
          </table:table-cell>
          <table:table-cell table:formula="of:= ([times.C907] - [times.B907]) / 1000000" office:value-type="float" office:value="223.654144" calcext:value-type="float">
            <text:p>223.654144</text:p>
          </table:table-cell>
          <table:table-cell table:formula="of:= ([times.E907] - [times.D907]) / 1000000" office:value-type="float" office:value="128.843776" calcext:value-type="float">
            <text:p>128.843776</text:p>
          </table:table-cell>
          <table:table-cell table:formula="of:= ([times.G907] - [times.F907]) / 1000000" office:value-type="float" office:value="164.747264" calcext:value-type="float">
            <text:p>164.747264</text:p>
          </table:table-cell>
        </table:table-row>
        <table:table-row table:style-name="ro1">
          <table:table-cell table:formula="of:=[times.A908]" office:value-type="float" office:value="906" calcext:value-type="float">
            <text:p>906</text:p>
          </table:table-cell>
          <table:table-cell table:formula="of:= ([times.C908] - [times.B908]) / 1000000" office:value-type="float" office:value="223.4624" calcext:value-type="float">
            <text:p>223.4624</text:p>
          </table:table-cell>
          <table:table-cell table:formula="of:= ([times.E908] - [times.D908]) / 1000000" office:value-type="float" office:value="128.726016" calcext:value-type="float">
            <text:p>128.726016</text:p>
          </table:table-cell>
          <table:table-cell table:formula="of:= ([times.G908] - [times.F908]) / 1000000" office:value-type="float" office:value="164.465664" calcext:value-type="float">
            <text:p>164.465664</text:p>
          </table:table-cell>
        </table:table-row>
        <table:table-row table:style-name="ro1">
          <table:table-cell table:formula="of:=[times.A909]" office:value-type="float" office:value="907" calcext:value-type="float">
            <text:p>907</text:p>
          </table:table-cell>
          <table:table-cell table:formula="of:= ([times.C909] - [times.B909]) / 1000000" office:value-type="float" office:value="223.370752" calcext:value-type="float">
            <text:p>223.370752</text:p>
          </table:table-cell>
          <table:table-cell table:formula="of:= ([times.E909] - [times.D909]) / 1000000" office:value-type="float" office:value="128.432896" calcext:value-type="float">
            <text:p>128.432896</text:p>
          </table:table-cell>
          <table:table-cell table:formula="of:= ([times.G909] - [times.F909]) / 1000000" office:value-type="float" office:value="164.164096" calcext:value-type="float">
            <text:p>164.164096</text:p>
          </table:table-cell>
        </table:table-row>
        <table:table-row table:style-name="ro1">
          <table:table-cell table:formula="of:=[times.A910]" office:value-type="float" office:value="908" calcext:value-type="float">
            <text:p>908</text:p>
          </table:table-cell>
          <table:table-cell table:formula="of:= ([times.C910] - [times.B910]) / 1000000" office:value-type="float" office:value="223.268608" calcext:value-type="float">
            <text:p>223.268608</text:p>
          </table:table-cell>
          <table:table-cell table:formula="of:= ([times.E910] - [times.D910]) / 1000000" office:value-type="float" office:value="128.057856" calcext:value-type="float">
            <text:p>128.057856</text:p>
          </table:table-cell>
          <table:table-cell table:formula="of:= ([times.G910] - [times.F910]) / 1000000" office:value-type="float" office:value="163.869696" calcext:value-type="float">
            <text:p>163.869696</text:p>
          </table:table-cell>
        </table:table-row>
        <table:table-row table:style-name="ro1">
          <table:table-cell table:formula="of:=[times.A911]" office:value-type="float" office:value="909" calcext:value-type="float">
            <text:p>909</text:p>
          </table:table-cell>
          <table:table-cell table:formula="of:= ([times.C911] - [times.B911]) / 1000000" office:value-type="float" office:value="223.124992" calcext:value-type="float">
            <text:p>223.124992</text:p>
          </table:table-cell>
          <table:table-cell table:formula="of:= ([times.E911] - [times.D911]) / 1000000" office:value-type="float" office:value="127.896064" calcext:value-type="float">
            <text:p>127.896064</text:p>
          </table:table-cell>
          <table:table-cell table:formula="of:= ([times.G911] - [times.F911]) / 1000000" office:value-type="float" office:value="163.57504" calcext:value-type="float">
            <text:p>163.57504</text:p>
          </table:table-cell>
        </table:table-row>
        <table:table-row table:style-name="ro1">
          <table:table-cell table:formula="of:=[times.A912]" office:value-type="float" office:value="910" calcext:value-type="float">
            <text:p>910</text:p>
          </table:table-cell>
          <table:table-cell table:formula="of:= ([times.C912] - [times.B912]) / 1000000" office:value-type="float" office:value="222.834176" calcext:value-type="float">
            <text:p>222.834176</text:p>
          </table:table-cell>
          <table:table-cell table:formula="of:= ([times.E912] - [times.D912]) / 1000000" office:value-type="float" office:value="127.529984" calcext:value-type="float">
            <text:p>127.529984</text:p>
          </table:table-cell>
          <table:table-cell table:formula="of:= ([times.G912] - [times.F912]) / 1000000" office:value-type="float" office:value="163.28448" calcext:value-type="float">
            <text:p>163.28448</text:p>
          </table:table-cell>
        </table:table-row>
        <table:table-row table:style-name="ro1">
          <table:table-cell table:formula="of:=[times.A913]" office:value-type="float" office:value="911" calcext:value-type="float">
            <text:p>911</text:p>
          </table:table-cell>
          <table:table-cell table:formula="of:= ([times.C913] - [times.B913]) / 1000000" office:value-type="float" office:value="222.726656" calcext:value-type="float">
            <text:p>222.726656</text:p>
          </table:table-cell>
          <table:table-cell table:formula="of:= ([times.E913] - [times.D913]) / 1000000" office:value-type="float" office:value="127.35488" calcext:value-type="float">
            <text:p>127.35488</text:p>
          </table:table-cell>
          <table:table-cell table:formula="of:= ([times.G913] - [times.F913]) / 1000000" office:value-type="float" office:value="162.983936" calcext:value-type="float">
            <text:p>162.983936</text:p>
          </table:table-cell>
        </table:table-row>
        <table:table-row table:style-name="ro1">
          <table:table-cell table:formula="of:=[times.A914]" office:value-type="float" office:value="912" calcext:value-type="float">
            <text:p>912</text:p>
          </table:table-cell>
          <table:table-cell table:formula="of:= ([times.C914] - [times.B914]) / 1000000" office:value-type="float" office:value="222.434048" calcext:value-type="float">
            <text:p>222.434048</text:p>
          </table:table-cell>
          <table:table-cell table:formula="of:= ([times.E914] - [times.D914]) / 1000000" office:value-type="float" office:value="127.0528" calcext:value-type="float">
            <text:p>127.0528</text:p>
          </table:table-cell>
          <table:table-cell table:formula="of:= ([times.G914] - [times.F914]) / 1000000" office:value-type="float" office:value="162.688" calcext:value-type="float">
            <text:p>162.688</text:p>
          </table:table-cell>
        </table:table-row>
        <table:table-row table:style-name="ro1">
          <table:table-cell table:formula="of:=[times.A915]" office:value-type="float" office:value="913" calcext:value-type="float">
            <text:p>913</text:p>
          </table:table-cell>
          <table:table-cell table:formula="of:= ([times.C915] - [times.B915]) / 1000000" office:value-type="float" office:value="222.13888" calcext:value-type="float">
            <text:p>222.13888</text:p>
          </table:table-cell>
          <table:table-cell table:formula="of:= ([times.E915] - [times.D915]) / 1000000" office:value-type="float" office:value="126.775808" calcext:value-type="float">
            <text:p>126.775808</text:p>
          </table:table-cell>
          <table:table-cell table:formula="of:= ([times.G915] - [times.F915]) / 1000000" office:value-type="float" office:value="162.397184" calcext:value-type="float">
            <text:p>162.397184</text:p>
          </table:table-cell>
        </table:table-row>
        <table:table-row table:style-name="ro1">
          <table:table-cell table:formula="of:=[times.A916]" office:value-type="float" office:value="914" calcext:value-type="float">
            <text:p>914</text:p>
          </table:table-cell>
          <table:table-cell table:formula="of:= ([times.C916] - [times.B916]) / 1000000" office:value-type="float" office:value="221.997056" calcext:value-type="float">
            <text:p>221.997056</text:p>
          </table:table-cell>
          <table:table-cell table:formula="of:= ([times.E916] - [times.D916]) / 1000000" office:value-type="float" office:value="126.626816" calcext:value-type="float">
            <text:p>126.626816</text:p>
          </table:table-cell>
          <table:table-cell table:formula="of:= ([times.G916] - [times.F916]) / 1000000" office:value-type="float" office:value="162.055936" calcext:value-type="float">
            <text:p>162.055936</text:p>
          </table:table-cell>
        </table:table-row>
        <table:table-row table:style-name="ro1">
          <table:table-cell table:formula="of:=[times.A917]" office:value-type="float" office:value="915" calcext:value-type="float">
            <text:p>915</text:p>
          </table:table-cell>
          <table:table-cell table:formula="of:= ([times.C917] - [times.B917]) / 1000000" office:value-type="float" office:value="221.710336" calcext:value-type="float">
            <text:p>221.710336</text:p>
          </table:table-cell>
          <table:table-cell table:formula="of:= ([times.E917] - [times.D917]) / 1000000" office:value-type="float" office:value="126.3168" calcext:value-type="float">
            <text:p>126.3168</text:p>
          </table:table-cell>
          <table:table-cell table:formula="of:= ([times.G917] - [times.F917]) / 1000000" office:value-type="float" office:value="161.758464" calcext:value-type="float">
            <text:p>161.758464</text:p>
          </table:table-cell>
        </table:table-row>
        <table:table-row table:style-name="ro1">
          <table:table-cell table:formula="of:=[times.A918]" office:value-type="float" office:value="916" calcext:value-type="float">
            <text:p>916</text:p>
          </table:table-cell>
          <table:table-cell table:formula="of:= ([times.C918] - [times.B918]) / 1000000" office:value-type="float" office:value="221.570304" calcext:value-type="float">
            <text:p>221.570304</text:p>
          </table:table-cell>
          <table:table-cell table:formula="of:= ([times.E918] - [times.D918]) / 1000000" office:value-type="float" office:value="126.119168" calcext:value-type="float">
            <text:p>126.119168</text:p>
          </table:table-cell>
          <table:table-cell table:formula="of:= ([times.G918] - [times.F918]) / 1000000" office:value-type="float" office:value="161.424896" calcext:value-type="float">
            <text:p>161.424896</text:p>
          </table:table-cell>
        </table:table-row>
        <table:table-row table:style-name="ro1">
          <table:table-cell table:formula="of:=[times.A919]" office:value-type="float" office:value="917" calcext:value-type="float">
            <text:p>917</text:p>
          </table:table-cell>
          <table:table-cell table:formula="of:= ([times.C919] - [times.B919]) / 1000000" office:value-type="float" office:value="221.273856" calcext:value-type="float">
            <text:p>221.273856</text:p>
          </table:table-cell>
          <table:table-cell table:formula="of:= ([times.E919] - [times.D919]) / 1000000" office:value-type="float" office:value="125.993728" calcext:value-type="float">
            <text:p>125.993728</text:p>
          </table:table-cell>
          <table:table-cell table:formula="of:= ([times.G919] - [times.F919]) / 1000000" office:value-type="float" office:value="161.543936" calcext:value-type="float">
            <text:p>161.543936</text:p>
          </table:table-cell>
        </table:table-row>
        <table:table-row table:style-name="ro1">
          <table:table-cell table:formula="of:=[times.A920]" office:value-type="float" office:value="918" calcext:value-type="float">
            <text:p>918</text:p>
          </table:table-cell>
          <table:table-cell table:formula="of:= ([times.C920] - [times.B920]) / 1000000" office:value-type="float" office:value="221.089792" calcext:value-type="float">
            <text:p>221.089792</text:p>
          </table:table-cell>
          <table:table-cell table:formula="of:= ([times.E920] - [times.D920]) / 1000000" office:value-type="float" office:value="125.792" calcext:value-type="float">
            <text:p>125.792</text:p>
          </table:table-cell>
          <table:table-cell table:formula="of:= ([times.G920] - [times.F920]) / 1000000" office:value-type="float" office:value="161.256448" calcext:value-type="float">
            <text:p>161.256448</text:p>
          </table:table-cell>
        </table:table-row>
        <table:table-row table:style-name="ro1">
          <table:table-cell table:formula="of:=[times.A921]" office:value-type="float" office:value="919" calcext:value-type="float">
            <text:p>919</text:p>
          </table:table-cell>
          <table:table-cell table:formula="of:= ([times.C921] - [times.B921]) / 1000000" office:value-type="float" office:value="220.985088" calcext:value-type="float">
            <text:p>220.985088</text:p>
          </table:table-cell>
          <table:table-cell table:formula="of:= ([times.E921] - [times.D921]) / 1000000" office:value-type="float" office:value="125.485312" calcext:value-type="float">
            <text:p>125.485312</text:p>
          </table:table-cell>
          <table:table-cell table:formula="of:= ([times.G921] - [times.F921]) / 1000000" office:value-type="float" office:value="160.952832" calcext:value-type="float">
            <text:p>160.952832</text:p>
          </table:table-cell>
        </table:table-row>
        <table:table-row table:style-name="ro1">
          <table:table-cell table:formula="of:=[times.A922]" office:value-type="float" office:value="920" calcext:value-type="float">
            <text:p>920</text:p>
          </table:table-cell>
          <table:table-cell table:formula="of:= ([times.C922] - [times.B922]) / 1000000" office:value-type="float" office:value="220.69504" calcext:value-type="float">
            <text:p>220.69504</text:p>
          </table:table-cell>
          <table:table-cell table:formula="of:= ([times.E922] - [times.D922]) / 1000000" office:value-type="float" office:value="125.32096" calcext:value-type="float">
            <text:p>125.32096</text:p>
          </table:table-cell>
          <table:table-cell table:formula="of:= ([times.G922] - [times.F922]) / 1000000" office:value-type="float" office:value="160.65792" calcext:value-type="float">
            <text:p>160.65792</text:p>
          </table:table-cell>
        </table:table-row>
        <table:table-row table:style-name="ro1">
          <table:table-cell table:formula="of:=[times.A923]" office:value-type="float" office:value="921" calcext:value-type="float">
            <text:p>921</text:p>
          </table:table-cell>
          <table:table-cell table:formula="of:= ([times.C923] - [times.B923]) / 1000000" office:value-type="float" office:value="220.400896" calcext:value-type="float">
            <text:p>220.400896</text:p>
          </table:table-cell>
          <table:table-cell table:formula="of:= ([times.E923] - [times.D923]) / 1000000" office:value-type="float" office:value="125.014016" calcext:value-type="float">
            <text:p>125.014016</text:p>
          </table:table-cell>
          <table:table-cell table:formula="of:= ([times.G923] - [times.F923]) / 1000000" office:value-type="float" office:value="160.28672" calcext:value-type="float">
            <text:p>160.28672</text:p>
          </table:table-cell>
        </table:table-row>
        <table:table-row table:style-name="ro1">
          <table:table-cell table:formula="of:=[times.A924]" office:value-type="float" office:value="922" calcext:value-type="float">
            <text:p>922</text:p>
          </table:table-cell>
          <table:table-cell table:formula="of:= ([times.C924] - [times.B924]) / 1000000" office:value-type="float" office:value="220.1728" calcext:value-type="float">
            <text:p>220.1728</text:p>
          </table:table-cell>
          <table:table-cell table:formula="of:= ([times.E924] - [times.D924]) / 1000000" office:value-type="float" office:value="124.703232" calcext:value-type="float">
            <text:p>124.703232</text:p>
          </table:table-cell>
          <table:table-cell table:formula="of:= ([times.G924] - [times.F924]) / 1000000" office:value-type="float" office:value="159.984896" calcext:value-type="float">
            <text:p>159.984896</text:p>
          </table:table-cell>
        </table:table-row>
        <table:table-row table:style-name="ro1">
          <table:table-cell table:formula="of:=[times.A925]" office:value-type="float" office:value="923" calcext:value-type="float">
            <text:p>923</text:p>
          </table:table-cell>
          <table:table-cell table:formula="of:= ([times.C925] - [times.B925]) / 1000000" office:value-type="float" office:value="220.03328" calcext:value-type="float">
            <text:p>220.03328</text:p>
          </table:table-cell>
          <table:table-cell table:formula="of:= ([times.E925] - [times.D925]) / 1000000" office:value-type="float" office:value="124.514048" calcext:value-type="float">
            <text:p>124.514048</text:p>
          </table:table-cell>
          <table:table-cell table:formula="of:= ([times.G925] - [times.F925]) / 1000000" office:value-type="float" office:value="159.656192" calcext:value-type="float">
            <text:p>159.656192</text:p>
          </table:table-cell>
        </table:table-row>
        <table:table-row table:style-name="ro1">
          <table:table-cell table:formula="of:=[times.A926]" office:value-type="float" office:value="924" calcext:value-type="float">
            <text:p>924</text:p>
          </table:table-cell>
          <table:table-cell table:formula="of:= ([times.C926] - [times.B926]) / 1000000" office:value-type="float" office:value="219.696128" calcext:value-type="float">
            <text:p>219.696128</text:p>
          </table:table-cell>
          <table:table-cell table:formula="of:= ([times.E926] - [times.D926]) / 1000000" office:value-type="float" office:value="124.2112" calcext:value-type="float">
            <text:p>124.2112</text:p>
          </table:table-cell>
          <table:table-cell table:formula="of:= ([times.G926] - [times.F926]) / 1000000" office:value-type="float" office:value="159.337984" calcext:value-type="float">
            <text:p>159.337984</text:p>
          </table:table-cell>
        </table:table-row>
        <table:table-row table:style-name="ro1">
          <table:table-cell table:formula="of:=[times.A927]" office:value-type="float" office:value="925" calcext:value-type="float">
            <text:p>925</text:p>
          </table:table-cell>
          <table:table-cell table:formula="of:= ([times.C927] - [times.B927]) / 1000000" office:value-type="float" office:value="219.529984" calcext:value-type="float">
            <text:p>219.529984</text:p>
          </table:table-cell>
          <table:table-cell table:formula="of:= ([times.E927] - [times.D927]) / 1000000" office:value-type="float" office:value="124.058112" calcext:value-type="float">
            <text:p>124.058112</text:p>
          </table:table-cell>
          <table:table-cell table:formula="of:= ([times.G927] - [times.F927]) / 1000000" office:value-type="float" office:value="159.286016" calcext:value-type="float">
            <text:p>159.286016</text:p>
          </table:table-cell>
        </table:table-row>
        <table:table-row table:style-name="ro1">
          <table:table-cell table:formula="of:=[times.A928]" office:value-type="float" office:value="926" calcext:value-type="float">
            <text:p>926</text:p>
          </table:table-cell>
          <table:table-cell table:formula="of:= ([times.C928] - [times.B928]) / 1000000" office:value-type="float" office:value="219.390976" calcext:value-type="float">
            <text:p>219.390976</text:p>
          </table:table-cell>
          <table:table-cell table:formula="of:= ([times.E928] - [times.D928]) / 1000000" office:value-type="float" office:value="123.762944" calcext:value-type="float">
            <text:p>123.762944</text:p>
          </table:table-cell>
          <table:table-cell table:formula="of:= ([times.G928] - [times.F928]) / 1000000" office:value-type="float" office:value="158.991872" calcext:value-type="float">
            <text:p>158.991872</text:p>
          </table:table-cell>
        </table:table-row>
        <table:table-row table:style-name="ro1">
          <table:table-cell table:formula="of:=[times.A929]" office:value-type="float" office:value="927" calcext:value-type="float">
            <text:p>927</text:p>
          </table:table-cell>
          <table:table-cell table:formula="of:= ([times.C929] - [times.B929]) / 1000000" office:value-type="float" office:value="219.0976" calcext:value-type="float">
            <text:p>219.0976</text:p>
          </table:table-cell>
          <table:table-cell table:formula="of:= ([times.E929] - [times.D929]) / 1000000" office:value-type="float" office:value="123.57504" calcext:value-type="float">
            <text:p>123.57504</text:p>
          </table:table-cell>
          <table:table-cell table:formula="of:= ([times.G929] - [times.F929]) / 1000000" office:value-type="float" office:value="159.055104" calcext:value-type="float">
            <text:p>159.055104</text:p>
          </table:table-cell>
        </table:table-row>
        <table:table-row table:style-name="ro1">
          <table:table-cell table:formula="of:=[times.A930]" office:value-type="float" office:value="928" calcext:value-type="float">
            <text:p>928</text:p>
          </table:table-cell>
          <table:table-cell table:formula="of:= ([times.C930] - [times.B930]) / 1000000" office:value-type="float" office:value="218.916352" calcext:value-type="float">
            <text:p>218.916352</text:p>
          </table:table-cell>
          <table:table-cell table:formula="of:= ([times.E930] - [times.D930]) / 1000000" office:value-type="float" office:value="123.385088" calcext:value-type="float">
            <text:p>123.385088</text:p>
          </table:table-cell>
          <table:table-cell table:formula="of:= ([times.G930] - [times.F930]) / 1000000" office:value-type="float" office:value="158.765056" calcext:value-type="float">
            <text:p>158.765056</text:p>
          </table:table-cell>
        </table:table-row>
        <table:table-row table:style-name="ro1">
          <table:table-cell table:formula="of:=[times.A931]" office:value-type="float" office:value="929" calcext:value-type="float">
            <text:p>929</text:p>
          </table:table-cell>
          <table:table-cell table:formula="of:= ([times.C931] - [times.B931]) / 1000000" office:value-type="float" office:value="218.736896" calcext:value-type="float">
            <text:p>218.736896</text:p>
          </table:table-cell>
          <table:table-cell table:formula="of:= ([times.E931] - [times.D931]) / 1000000" office:value-type="float" office:value="123.082496" calcext:value-type="float">
            <text:p>123.082496</text:p>
          </table:table-cell>
          <table:table-cell table:formula="of:= ([times.G931] - [times.F931]) / 1000000" office:value-type="float" office:value="158.476288" calcext:value-type="float">
            <text:p>158.476288</text:p>
          </table:table-cell>
        </table:table-row>
        <table:table-row table:style-name="ro1">
          <table:table-cell table:formula="of:=[times.A932]" office:value-type="float" office:value="930" calcext:value-type="float">
            <text:p>930</text:p>
          </table:table-cell>
          <table:table-cell table:formula="of:= ([times.C932] - [times.B932]) / 1000000" office:value-type="float" office:value="218.441728" calcext:value-type="float">
            <text:p>218.441728</text:p>
          </table:table-cell>
          <table:table-cell table:formula="of:= ([times.E932] - [times.D932]) / 1000000" office:value-type="float" office:value="122.838528" calcext:value-type="float">
            <text:p>122.838528</text:p>
          </table:table-cell>
          <table:table-cell table:formula="of:= ([times.G932] - [times.F932]) / 1000000" office:value-type="float" office:value="158.187776" calcext:value-type="float">
            <text:p>158.187776</text:p>
          </table:table-cell>
        </table:table-row>
        <table:table-row table:style-name="ro1">
          <table:table-cell table:formula="of:=[times.A933]" office:value-type="float" office:value="931" calcext:value-type="float">
            <text:p>931</text:p>
          </table:table-cell>
          <table:table-cell table:formula="of:= ([times.C933] - [times.B933]) / 1000000" office:value-type="float" office:value="218.215168" calcext:value-type="float">
            <text:p>218.215168</text:p>
          </table:table-cell>
          <table:table-cell table:formula="of:= ([times.E933] - [times.D933]) / 1000000" office:value-type="float" office:value="122.875904" calcext:value-type="float">
            <text:p>122.875904</text:p>
          </table:table-cell>
          <table:table-cell table:formula="of:= ([times.G933] - [times.F933]) / 1000000" office:value-type="float" office:value="157.893888" calcext:value-type="float">
            <text:p>157.893888</text:p>
          </table:table-cell>
        </table:table-row>
        <table:table-row table:style-name="ro1">
          <table:table-cell table:formula="of:=[times.A934]" office:value-type="float" office:value="932" calcext:value-type="float">
            <text:p>932</text:p>
          </table:table-cell>
          <table:table-cell table:formula="of:= ([times.C934] - [times.B934]) / 1000000" office:value-type="float" office:value="218.048768" calcext:value-type="float">
            <text:p>218.048768</text:p>
          </table:table-cell>
          <table:table-cell table:formula="of:= ([times.E934] - [times.D934]) / 1000000" office:value-type="float" office:value="122.71616" calcext:value-type="float">
            <text:p>122.71616</text:p>
          </table:table-cell>
          <table:table-cell table:formula="of:= ([times.G934] - [times.F934]) / 1000000" office:value-type="float" office:value="157.59872" calcext:value-type="float">
            <text:p>157.59872</text:p>
          </table:table-cell>
        </table:table-row>
        <table:table-row table:style-name="ro1">
          <table:table-cell table:formula="of:=[times.A935]" office:value-type="float" office:value="933" calcext:value-type="float">
            <text:p>933</text:p>
          </table:table-cell>
          <table:table-cell table:formula="of:= ([times.C935] - [times.B935]) / 1000000" office:value-type="float" office:value="217.744896" calcext:value-type="float">
            <text:p>217.744896</text:p>
          </table:table-cell>
          <table:table-cell table:formula="of:= ([times.E935] - [times.D935]) / 1000000" office:value-type="float" office:value="122.373632" calcext:value-type="float">
            <text:p>122.373632</text:p>
          </table:table-cell>
          <table:table-cell table:formula="of:= ([times.G935] - [times.F935]) / 1000000" office:value-type="float" office:value="157.303552" calcext:value-type="float">
            <text:p>157.303552</text:p>
          </table:table-cell>
        </table:table-row>
        <table:table-row table:style-name="ro1">
          <table:table-cell table:formula="of:=[times.A936]" office:value-type="float" office:value="934" calcext:value-type="float">
            <text:p>934</text:p>
          </table:table-cell>
          <table:table-cell table:formula="of:= ([times.C936] - [times.B936]) / 1000000" office:value-type="float" office:value="217.618944" calcext:value-type="float">
            <text:p>217.618944</text:p>
          </table:table-cell>
          <table:table-cell table:formula="of:= ([times.E936] - [times.D936]) / 1000000" office:value-type="float" office:value="122.312192" calcext:value-type="float">
            <text:p>122.312192</text:p>
          </table:table-cell>
          <table:table-cell table:formula="of:= ([times.G936] - [times.F936]) / 1000000" office:value-type="float" office:value="157.19168" calcext:value-type="float">
            <text:p>157.19168</text:p>
          </table:table-cell>
        </table:table-row>
        <table:table-row table:style-name="ro1">
          <table:table-cell table:formula="of:=[times.A937]" office:value-type="float" office:value="935" calcext:value-type="float">
            <text:p>935</text:p>
          </table:table-cell>
          <table:table-cell table:formula="of:= ([times.C937] - [times.B937]) / 1000000" office:value-type="float" office:value="217.47712" calcext:value-type="float">
            <text:p>217.47712</text:p>
          </table:table-cell>
          <table:table-cell table:formula="of:= ([times.E937] - [times.D937]) / 1000000" office:value-type="float" office:value="122.007552" calcext:value-type="float">
            <text:p>122.007552</text:p>
          </table:table-cell>
          <table:table-cell table:formula="of:= ([times.G937] - [times.F937]) / 1000000" office:value-type="float" office:value="157.325824" calcext:value-type="float">
            <text:p>157.325824</text:p>
          </table:table-cell>
        </table:table-row>
        <table:table-row table:style-name="ro1">
          <table:table-cell table:formula="of:=[times.A938]" office:value-type="float" office:value="936" calcext:value-type="float">
            <text:p>936</text:p>
          </table:table-cell>
          <table:table-cell table:formula="of:= ([times.C938] - [times.B938]) / 1000000" office:value-type="float" office:value="217.18528" calcext:value-type="float">
            <text:p>217.18528</text:p>
          </table:table-cell>
          <table:table-cell table:formula="of:= ([times.E938] - [times.D938]) / 1000000" office:value-type="float" office:value="121.851904" calcext:value-type="float">
            <text:p>121.851904</text:p>
          </table:table-cell>
          <table:table-cell table:formula="of:= ([times.G938] - [times.F938]) / 1000000" office:value-type="float" office:value="157.03808" calcext:value-type="float">
            <text:p>157.03808</text:p>
          </table:table-cell>
        </table:table-row>
        <table:table-row table:style-name="ro1">
          <table:table-cell table:formula="of:=[times.A939]" office:value-type="float" office:value="937" calcext:value-type="float">
            <text:p>937</text:p>
          </table:table-cell>
          <table:table-cell table:formula="of:= ([times.C939] - [times.B939]) / 1000000" office:value-type="float" office:value="216.999936" calcext:value-type="float">
            <text:p>216.999936</text:p>
          </table:table-cell>
          <table:table-cell table:formula="of:= ([times.E939] - [times.D939]) / 1000000" office:value-type="float" office:value="121.549056" calcext:value-type="float">
            <text:p>121.549056</text:p>
          </table:table-cell>
          <table:table-cell table:formula="of:= ([times.G939] - [times.F939]) / 1000000" office:value-type="float" office:value="156.344064" calcext:value-type="float">
            <text:p>156.344064</text:p>
          </table:table-cell>
        </table:table-row>
        <table:table-row table:style-name="ro1">
          <table:table-cell table:formula="of:=[times.A940]" office:value-type="float" office:value="938" calcext:value-type="float">
            <text:p>938</text:p>
          </table:table-cell>
          <table:table-cell table:formula="of:= ([times.C940] - [times.B940]) / 1000000" office:value-type="float" office:value="216.861696" calcext:value-type="float">
            <text:p>216.861696</text:p>
          </table:table-cell>
          <table:table-cell table:formula="of:= ([times.E940] - [times.D940]) / 1000000" office:value-type="float" office:value="121.195008" calcext:value-type="float">
            <text:p>121.195008</text:p>
          </table:table-cell>
          <table:table-cell table:formula="of:= ([times.G940] - [times.F940]) / 1000000" office:value-type="float" office:value="155.998976" calcext:value-type="float">
            <text:p>155.998976</text:p>
          </table:table-cell>
        </table:table-row>
        <table:table-row table:style-name="ro1">
          <table:table-cell table:formula="of:=[times.A941]" office:value-type="float" office:value="939" calcext:value-type="float">
            <text:p>939</text:p>
          </table:table-cell>
          <table:table-cell table:formula="of:= ([times.C941] - [times.B941]) / 1000000" office:value-type="float" office:value="216.530688" calcext:value-type="float">
            <text:p>216.530688</text:p>
          </table:table-cell>
          <table:table-cell table:formula="of:= ([times.E941] - [times.D941]) / 1000000" office:value-type="float" office:value="121.033216" calcext:value-type="float">
            <text:p>121.033216</text:p>
          </table:table-cell>
          <table:table-cell table:formula="of:= ([times.G941] - [times.F941]) / 1000000" office:value-type="float" office:value="155.681024" calcext:value-type="float">
            <text:p>155.681024</text:p>
          </table:table-cell>
        </table:table-row>
        <table:table-row table:style-name="ro1">
          <table:table-cell table:formula="of:=[times.A942]" office:value-type="float" office:value="940" calcext:value-type="float">
            <text:p>940</text:p>
          </table:table-cell>
          <table:table-cell table:formula="of:= ([times.C942] - [times.B942]) / 1000000" office:value-type="float" office:value="216.340224" calcext:value-type="float">
            <text:p>216.340224</text:p>
          </table:table-cell>
          <table:table-cell table:formula="of:= ([times.E942] - [times.D942]) / 1000000" office:value-type="float" office:value="120.688128" calcext:value-type="float">
            <text:p>120.688128</text:p>
          </table:table-cell>
          <table:table-cell table:formula="of:= ([times.G942] - [times.F942]) / 1000000" office:value-type="float" office:value="155.366144" calcext:value-type="float">
            <text:p>155.366144</text:p>
          </table:table-cell>
        </table:table-row>
        <table:table-row table:style-name="ro1">
          <table:table-cell table:formula="of:=[times.A943]" office:value-type="float" office:value="941" calcext:value-type="float">
            <text:p>941</text:p>
          </table:table-cell>
          <table:table-cell table:formula="of:= ([times.C943] - [times.B943]) / 1000000" office:value-type="float" office:value="216.152064" calcext:value-type="float">
            <text:p>216.152064</text:p>
          </table:table-cell>
          <table:table-cell table:formula="of:= ([times.E943] - [times.D943]) / 1000000" office:value-type="float" office:value="120.568064" calcext:value-type="float">
            <text:p>120.568064</text:p>
          </table:table-cell>
          <table:table-cell table:formula="of:= ([times.G943] - [times.F943]) / 1000000" office:value-type="float" office:value="155.068928" calcext:value-type="float">
            <text:p>155.068928</text:p>
          </table:table-cell>
        </table:table-row>
        <table:table-row table:style-name="ro1">
          <table:table-cell table:formula="of:=[times.A944]" office:value-type="float" office:value="942" calcext:value-type="float">
            <text:p>942</text:p>
          </table:table-cell>
          <table:table-cell table:formula="of:= ([times.C944] - [times.B944]) / 1000000" office:value-type="float" office:value="216.005632" calcext:value-type="float">
            <text:p>216.005632</text:p>
          </table:table-cell>
          <table:table-cell table:formula="of:= ([times.E944] - [times.D944]) / 1000000" office:value-type="float" office:value="120.229888" calcext:value-type="float">
            <text:p>120.229888</text:p>
          </table:table-cell>
          <table:table-cell table:formula="of:= ([times.G944] - [times.F944]) / 1000000" office:value-type="float" office:value="154.988288" calcext:value-type="float">
            <text:p>154.988288</text:p>
          </table:table-cell>
        </table:table-row>
        <table:table-row table:style-name="ro1">
          <table:table-cell table:formula="of:=[times.A945]" office:value-type="float" office:value="943" calcext:value-type="float">
            <text:p>943</text:p>
          </table:table-cell>
          <table:table-cell table:formula="of:= ([times.C945] - [times.B945]) / 1000000" office:value-type="float" office:value="215.714816" calcext:value-type="float">
            <text:p>215.714816</text:p>
          </table:table-cell>
          <table:table-cell table:formula="of:= ([times.E945] - [times.D945]) / 1000000" office:value-type="float" office:value="119.92704" calcext:value-type="float">
            <text:p>119.92704</text:p>
          </table:table-cell>
          <table:table-cell table:formula="of:= ([times.G945] - [times.F945]) / 1000000" office:value-type="float" office:value="154.70336" calcext:value-type="float">
            <text:p>154.70336</text:p>
          </table:table-cell>
        </table:table-row>
        <table:table-row table:style-name="ro1">
          <table:table-cell table:formula="of:=[times.A946]" office:value-type="float" office:value="944" calcext:value-type="float">
            <text:p>944</text:p>
          </table:table-cell>
          <table:table-cell table:formula="of:= ([times.C946] - [times.B946]) / 1000000" office:value-type="float" office:value="215.529984" calcext:value-type="float">
            <text:p>215.529984</text:p>
          </table:table-cell>
          <table:table-cell table:formula="of:= ([times.E946] - [times.D946]) / 1000000" office:value-type="float" office:value="119.734016" calcext:value-type="float">
            <text:p>119.734016</text:p>
          </table:table-cell>
          <table:table-cell table:formula="of:= ([times.G946] - [times.F946]) / 1000000" office:value-type="float" office:value="154.406144" calcext:value-type="float">
            <text:p>154.406144</text:p>
          </table:table-cell>
        </table:table-row>
        <table:table-row table:style-name="ro1">
          <table:table-cell table:formula="of:=[times.A947]" office:value-type="float" office:value="945" calcext:value-type="float">
            <text:p>945</text:p>
          </table:table-cell>
          <table:table-cell table:formula="of:= ([times.C947] - [times.B947]) / 1000000" office:value-type="float" office:value="215.3856" calcext:value-type="float">
            <text:p>215.3856</text:p>
          </table:table-cell>
          <table:table-cell table:formula="of:= ([times.E947] - [times.D947]) / 1000000" office:value-type="float" office:value="119.581952" calcext:value-type="float">
            <text:p>119.581952</text:p>
          </table:table-cell>
          <table:table-cell table:formula="of:= ([times.G947] - [times.F947]) / 1000000" office:value-type="float" office:value="154.100736" calcext:value-type="float">
            <text:p>154.100736</text:p>
          </table:table-cell>
        </table:table-row>
        <table:table-row table:style-name="ro1">
          <table:table-cell table:formula="of:=[times.A948]" office:value-type="float" office:value="946" calcext:value-type="float">
            <text:p>946</text:p>
          </table:table-cell>
          <table:table-cell table:formula="of:= ([times.C948] - [times.B948]) / 1000000" office:value-type="float" office:value="215.094016" calcext:value-type="float">
            <text:p>215.094016</text:p>
          </table:table-cell>
          <table:table-cell table:formula="of:= ([times.E948] - [times.D948]) / 1000000" office:value-type="float" office:value="119.278592" calcext:value-type="float">
            <text:p>119.278592</text:p>
          </table:table-cell>
          <table:table-cell table:formula="of:= ([times.G948] - [times.F948]) / 1000000" office:value-type="float" office:value="154.08128" calcext:value-type="float">
            <text:p>154.08128</text:p>
          </table:table-cell>
        </table:table-row>
        <table:table-row table:style-name="ro1">
          <table:table-cell table:formula="of:=[times.A949]" office:value-type="float" office:value="947" calcext:value-type="float">
            <text:p>947</text:p>
          </table:table-cell>
          <table:table-cell table:formula="of:= ([times.C949] - [times.B949]) / 1000000" office:value-type="float" office:value="214.908416" calcext:value-type="float">
            <text:p>214.908416</text:p>
          </table:table-cell>
          <table:table-cell table:formula="of:= ([times.E949] - [times.D949]) / 1000000" office:value-type="float" office:value="118.925056" calcext:value-type="float">
            <text:p>118.925056</text:p>
          </table:table-cell>
          <table:table-cell table:formula="of:= ([times.G949] - [times.F949]) / 1000000" office:value-type="float" office:value="153.785856" calcext:value-type="float">
            <text:p>153.785856</text:p>
          </table:table-cell>
        </table:table-row>
        <table:table-row table:style-name="ro1">
          <table:table-cell table:formula="of:=[times.A950]" office:value-type="float" office:value="948" calcext:value-type="float">
            <text:p>948</text:p>
          </table:table-cell>
          <table:table-cell table:formula="of:= ([times.C950] - [times.B950]) / 1000000" office:value-type="float" office:value="214.72896" calcext:value-type="float">
            <text:p>214.72896</text:p>
          </table:table-cell>
          <table:table-cell table:formula="of:= ([times.E950] - [times.D950]) / 1000000" office:value-type="float" office:value="118.727936" calcext:value-type="float">
            <text:p>118.727936</text:p>
          </table:table-cell>
          <table:table-cell table:formula="of:= ([times.G950] - [times.F950]) / 1000000" office:value-type="float" office:value="153.49504" calcext:value-type="float">
            <text:p>153.49504</text:p>
          </table:table-cell>
        </table:table-row>
        <table:table-row table:style-name="ro1">
          <table:table-cell table:formula="of:=[times.A951]" office:value-type="float" office:value="949" calcext:value-type="float">
            <text:p>949</text:p>
          </table:table-cell>
          <table:table-cell table:formula="of:= ([times.C951] - [times.B951]) / 1000000" office:value-type="float" office:value="214.546944" calcext:value-type="float">
            <text:p>214.546944</text:p>
          </table:table-cell>
          <table:table-cell table:formula="of:= ([times.E951] - [times.D951]) / 1000000" office:value-type="float" office:value="118.532352" calcext:value-type="float">
            <text:p>118.532352</text:p>
          </table:table-cell>
          <table:table-cell table:formula="of:= ([times.G951] - [times.F951]) / 1000000" office:value-type="float" office:value="153.203968" calcext:value-type="float">
            <text:p>153.203968</text:p>
          </table:table-cell>
        </table:table-row>
        <table:table-row table:style-name="ro1">
          <table:table-cell table:formula="of:=[times.A952]" office:value-type="float" office:value="950" calcext:value-type="float">
            <text:p>950</text:p>
          </table:table-cell>
          <table:table-cell table:formula="of:= ([times.C952] - [times.B952]) / 1000000" office:value-type="float" office:value="214.399232" calcext:value-type="float">
            <text:p>214.399232</text:p>
          </table:table-cell>
          <table:table-cell table:formula="of:= ([times.E952] - [times.D952]) / 1000000" office:value-type="float" office:value="118.340864" calcext:value-type="float">
            <text:p>118.340864</text:p>
          </table:table-cell>
          <table:table-cell table:formula="of:= ([times.G952] - [times.F952]) / 1000000" office:value-type="float" office:value="152.850688" calcext:value-type="float">
            <text:p>152.850688</text:p>
          </table:table-cell>
        </table:table-row>
        <table:table-row table:style-name="ro1">
          <table:table-cell table:formula="of:=[times.A953]" office:value-type="float" office:value="951" calcext:value-type="float">
            <text:p>951</text:p>
          </table:table-cell>
          <table:table-cell table:formula="of:= ([times.C953] - [times.B953]) / 1000000" office:value-type="float" office:value="214.234112" calcext:value-type="float">
            <text:p>214.234112</text:p>
          </table:table-cell>
          <table:table-cell table:formula="of:= ([times.E953] - [times.D953]) / 1000000" office:value-type="float" office:value="118.040832" calcext:value-type="float">
            <text:p>118.040832</text:p>
          </table:table-cell>
          <table:table-cell table:formula="of:= ([times.G953] - [times.F953]) / 1000000" office:value-type="float" office:value="152.683264" calcext:value-type="float">
            <text:p>152.683264</text:p>
          </table:table-cell>
        </table:table-row>
        <table:table-row table:style-name="ro1">
          <table:table-cell table:formula="of:=[times.A954]" office:value-type="float" office:value="952" calcext:value-type="float">
            <text:p>952</text:p>
          </table:table-cell>
          <table:table-cell table:formula="of:= ([times.C954] - [times.B954]) / 1000000" office:value-type="float" office:value="214.057728" calcext:value-type="float">
            <text:p>214.057728</text:p>
          </table:table-cell>
          <table:table-cell table:formula="of:= ([times.E954] - [times.D954]) / 1000000" office:value-type="float" office:value="117.845504" calcext:value-type="float">
            <text:p>117.845504</text:p>
          </table:table-cell>
          <table:table-cell table:formula="of:= ([times.G954] - [times.F954]) / 1000000" office:value-type="float" office:value="152.769792" calcext:value-type="float">
            <text:p>152.769792</text:p>
          </table:table-cell>
        </table:table-row>
        <table:table-row table:style-name="ro1">
          <table:table-cell table:formula="of:=[times.A955]" office:value-type="float" office:value="953" calcext:value-type="float">
            <text:p>953</text:p>
          </table:table-cell>
          <table:table-cell table:formula="of:= ([times.C955] - [times.B955]) / 1000000" office:value-type="float" office:value="213.8752" calcext:value-type="float">
            <text:p>213.8752</text:p>
          </table:table-cell>
          <table:table-cell table:formula="of:= ([times.E955] - [times.D955]) / 1000000" office:value-type="float" office:value="117.82912" calcext:value-type="float">
            <text:p>117.82912</text:p>
          </table:table-cell>
          <table:table-cell table:formula="of:= ([times.G955] - [times.F955]) / 1000000" office:value-type="float" office:value="152.48384" calcext:value-type="float">
            <text:p>152.48384</text:p>
          </table:table-cell>
        </table:table-row>
        <table:table-row table:style-name="ro1">
          <table:table-cell table:formula="of:=[times.A956]" office:value-type="float" office:value="954" calcext:value-type="float">
            <text:p>954</text:p>
          </table:table-cell>
          <table:table-cell table:formula="of:= ([times.C956] - [times.B956]) / 1000000" office:value-type="float" office:value="213.803008" calcext:value-type="float">
            <text:p>213.803008</text:p>
          </table:table-cell>
          <table:table-cell table:formula="of:= ([times.E956] - [times.D956]) / 1000000" office:value-type="float" office:value="117.676032" calcext:value-type="float">
            <text:p>117.676032</text:p>
          </table:table-cell>
          <table:table-cell table:formula="of:= ([times.G956] - [times.F956]) / 1000000" office:value-type="float" office:value="152.183808" calcext:value-type="float">
            <text:p>152.183808</text:p>
          </table:table-cell>
        </table:table-row>
        <table:table-row table:style-name="ro1">
          <table:table-cell table:formula="of:=[times.A957]" office:value-type="float" office:value="955" calcext:value-type="float">
            <text:p>955</text:p>
          </table:table-cell>
          <table:table-cell table:formula="of:= ([times.C957] - [times.B957]) / 1000000" office:value-type="float" office:value="213.512448" calcext:value-type="float">
            <text:p>213.512448</text:p>
          </table:table-cell>
          <table:table-cell table:formula="of:= ([times.E957] - [times.D957]) / 1000000" office:value-type="float" office:value="117.328384" calcext:value-type="float">
            <text:p>117.328384</text:p>
          </table:table-cell>
          <table:table-cell table:formula="of:= ([times.G957] - [times.F957]) / 1000000" office:value-type="float" office:value="151.876608" calcext:value-type="float">
            <text:p>151.876608</text:p>
          </table:table-cell>
        </table:table-row>
        <table:table-row table:style-name="ro1">
          <table:table-cell table:formula="of:=[times.A958]" office:value-type="float" office:value="956" calcext:value-type="float">
            <text:p>956</text:p>
          </table:table-cell>
          <table:table-cell table:formula="of:= ([times.C958] - [times.B958]) / 1000000" office:value-type="float" office:value="213.21984" calcext:value-type="float">
            <text:p>213.21984</text:p>
          </table:table-cell>
          <table:table-cell table:formula="of:= ([times.E958] - [times.D958]) / 1000000" office:value-type="float" office:value="117.203712" calcext:value-type="float">
            <text:p>117.203712</text:p>
          </table:table-cell>
          <table:table-cell table:formula="of:= ([times.G958] - [times.F958]) / 1000000" office:value-type="float" office:value="151.582208" calcext:value-type="float">
            <text:p>151.582208</text:p>
          </table:table-cell>
        </table:table-row>
        <table:table-row table:style-name="ro1">
          <table:table-cell table:formula="of:=[times.A959]" office:value-type="float" office:value="957" calcext:value-type="float">
            <text:p>957</text:p>
          </table:table-cell>
          <table:table-cell table:formula="of:= ([times.C959] - [times.B959]) / 1000000" office:value-type="float" office:value="212.990208" calcext:value-type="float">
            <text:p>212.990208</text:p>
          </table:table-cell>
          <table:table-cell table:formula="of:= ([times.E959] - [times.D959]) / 1000000" office:value-type="float" office:value="116.896256" calcext:value-type="float">
            <text:p>116.896256</text:p>
          </table:table-cell>
          <table:table-cell table:formula="of:= ([times.G959] - [times.F959]) / 1000000" office:value-type="float" office:value="151.288064" calcext:value-type="float">
            <text:p>151.288064</text:p>
          </table:table-cell>
        </table:table-row>
        <table:table-row table:style-name="ro1">
          <table:table-cell table:formula="of:=[times.A960]" office:value-type="float" office:value="958" calcext:value-type="float">
            <text:p>958</text:p>
          </table:table-cell>
          <table:table-cell table:formula="of:= ([times.C960] - [times.B960]) / 1000000" office:value-type="float" office:value="212.813056" calcext:value-type="float">
            <text:p>212.813056</text:p>
          </table:table-cell>
          <table:table-cell table:formula="of:= ([times.E960] - [times.D960]) / 1000000" office:value-type="float" office:value="116.553984" calcext:value-type="float">
            <text:p>116.553984</text:p>
          </table:table-cell>
          <table:table-cell table:formula="of:= ([times.G960] - [times.F960]) / 1000000" office:value-type="float" office:value="151.149312" calcext:value-type="float">
            <text:p>151.149312</text:p>
          </table:table-cell>
        </table:table-row>
        <table:table-row table:style-name="ro1">
          <table:table-cell table:formula="of:=[times.A961]" office:value-type="float" office:value="959" calcext:value-type="float">
            <text:p>959</text:p>
          </table:table-cell>
          <table:table-cell table:formula="of:= ([times.C961] - [times.B961]) / 1000000" office:value-type="float" office:value="212.700928" calcext:value-type="float">
            <text:p>212.700928</text:p>
          </table:table-cell>
          <table:table-cell table:formula="of:= ([times.E961] - [times.D961]) / 1000000" office:value-type="float" office:value="116.399104" calcext:value-type="float">
            <text:p>116.399104</text:p>
          </table:table-cell>
          <table:table-cell table:formula="of:= ([times.G961] - [times.F961]) / 1000000" office:value-type="float" office:value="150.802944" calcext:value-type="float">
            <text:p>150.802944</text:p>
          </table:table-cell>
        </table:table-row>
        <table:table-row table:style-name="ro1">
          <table:table-cell table:formula="of:=[times.A962]" office:value-type="float" office:value="960" calcext:value-type="float">
            <text:p>960</text:p>
          </table:table-cell>
          <table:table-cell table:formula="of:= ([times.C962] - [times.B962]) / 1000000" office:value-type="float" office:value="212.404224" calcext:value-type="float">
            <text:p>212.404224</text:p>
          </table:table-cell>
          <table:table-cell table:formula="of:= ([times.E962] - [times.D962]) / 1000000" office:value-type="float" office:value="116.051456" calcext:value-type="float">
            <text:p>116.051456</text:p>
          </table:table-cell>
          <table:table-cell table:formula="of:= ([times.G962] - [times.F962]) / 1000000" office:value-type="float" office:value="150.816" calcext:value-type="float">
            <text:p>150.816</text:p>
          </table:table-cell>
        </table:table-row>
        <table:table-row table:style-name="ro1">
          <table:table-cell table:formula="of:=[times.A963]" office:value-type="float" office:value="961" calcext:value-type="float">
            <text:p>961</text:p>
          </table:table-cell>
          <table:table-cell table:formula="of:= ([times.C963] - [times.B963]) / 1000000" office:value-type="float" office:value="212.109056" calcext:value-type="float">
            <text:p>212.109056</text:p>
          </table:table-cell>
          <table:table-cell table:formula="of:= ([times.E963] - [times.D963]) / 1000000" office:value-type="float" office:value="115.88992" calcext:value-type="float">
            <text:p>115.88992</text:p>
          </table:table-cell>
          <table:table-cell table:formula="of:= ([times.G963] - [times.F963]) / 1000000" office:value-type="float" office:value="150.54976" calcext:value-type="float">
            <text:p>150.54976</text:p>
          </table:table-cell>
        </table:table-row>
        <table:table-row table:style-name="ro1">
          <table:table-cell table:formula="of:=[times.A964]" office:value-type="float" office:value="962" calcext:value-type="float">
            <text:p>962</text:p>
          </table:table-cell>
          <table:table-cell table:formula="of:= ([times.C964] - [times.B964]) / 1000000" office:value-type="float" office:value="211.924736" calcext:value-type="float">
            <text:p>211.924736</text:p>
          </table:table-cell>
          <table:table-cell table:formula="of:= ([times.E964] - [times.D964]) / 1000000" office:value-type="float" office:value="115.53792" calcext:value-type="float">
            <text:p>115.53792</text:p>
          </table:table-cell>
          <table:table-cell table:formula="of:= ([times.G964] - [times.F964]) / 1000000" office:value-type="float" office:value="150.257152" calcext:value-type="float">
            <text:p>150.257152</text:p>
          </table:table-cell>
        </table:table-row>
        <table:table-row table:style-name="ro1">
          <table:table-cell table:formula="of:=[times.A965]" office:value-type="float" office:value="963" calcext:value-type="float">
            <text:p>963</text:p>
          </table:table-cell>
          <table:table-cell table:formula="of:= ([times.C965] - [times.B965]) / 1000000" office:value-type="float" office:value="211.74272" calcext:value-type="float">
            <text:p>211.74272</text:p>
          </table:table-cell>
          <table:table-cell table:formula="of:= ([times.E965] - [times.D965]) / 1000000" office:value-type="float" office:value="115.33824" calcext:value-type="float">
            <text:p>115.33824</text:p>
          </table:table-cell>
          <table:table-cell table:formula="of:= ([times.G965] - [times.F965]) / 1000000" office:value-type="float" office:value="149.958656" calcext:value-type="float">
            <text:p>149.958656</text:p>
          </table:table-cell>
        </table:table-row>
        <table:table-row table:style-name="ro1">
          <table:table-cell table:formula="of:=[times.A966]" office:value-type="float" office:value="964" calcext:value-type="float">
            <text:p>964</text:p>
          </table:table-cell>
          <table:table-cell table:formula="of:= ([times.C966] - [times.B966]) / 1000000" office:value-type="float" office:value="211.799808" calcext:value-type="float">
            <text:p>211.799808</text:p>
          </table:table-cell>
          <table:table-cell table:formula="of:= ([times.E966] - [times.D966]) / 1000000" office:value-type="float" office:value="115.01696" calcext:value-type="float">
            <text:p>115.01696</text:p>
          </table:table-cell>
          <table:table-cell table:formula="of:= ([times.G966] - [times.F966]) / 1000000" office:value-type="float" office:value="150.113792" calcext:value-type="float">
            <text:p>150.113792</text:p>
          </table:table-cell>
        </table:table-row>
        <table:table-row table:style-name="ro1">
          <table:table-cell table:formula="of:=[times.A967]" office:value-type="float" office:value="965" calcext:value-type="float">
            <text:p>965</text:p>
          </table:table-cell>
          <table:table-cell table:formula="of:= ([times.C967] - [times.B967]) / 1000000" office:value-type="float" office:value="211.618816" calcext:value-type="float">
            <text:p>211.618816</text:p>
          </table:table-cell>
          <table:table-cell table:formula="of:= ([times.E967] - [times.D967]) / 1000000" office:value-type="float" office:value="114.810112" calcext:value-type="float">
            <text:p>114.810112</text:p>
          </table:table-cell>
          <table:table-cell table:formula="of:= ([times.G967] - [times.F967]) / 1000000" office:value-type="float" office:value="149.779456" calcext:value-type="float">
            <text:p>149.779456</text:p>
          </table:table-cell>
        </table:table-row>
        <table:table-row table:style-name="ro1">
          <table:table-cell table:formula="of:=[times.A968]" office:value-type="float" office:value="966" calcext:value-type="float">
            <text:p>966</text:p>
          </table:table-cell>
          <table:table-cell table:formula="of:= ([times.C968] - [times.B968]) / 1000000" office:value-type="float" office:value="211.482112" calcext:value-type="float">
            <text:p>211.482112</text:p>
          </table:table-cell>
          <table:table-cell table:formula="of:= ([times.E968] - [times.D968]) / 1000000" office:value-type="float" office:value="114.612992" calcext:value-type="float">
            <text:p>114.612992</text:p>
          </table:table-cell>
          <table:table-cell table:formula="of:= ([times.G968] - [times.F968]) / 1000000" office:value-type="float" office:value="149.497088" calcext:value-type="float">
            <text:p>149.497088</text:p>
          </table:table-cell>
        </table:table-row>
        <table:table-row table:style-name="ro1">
          <table:table-cell table:formula="of:=[times.A969]" office:value-type="float" office:value="967" calcext:value-type="float">
            <text:p>967</text:p>
          </table:table-cell>
          <table:table-cell table:formula="of:= ([times.C969] - [times.B969]) / 1000000" office:value-type="float" office:value="211.123968" calcext:value-type="float">
            <text:p>211.123968</text:p>
          </table:table-cell>
          <table:table-cell table:formula="of:= ([times.E969] - [times.D969]) / 1000000" office:value-type="float" office:value="114.260736" calcext:value-type="float">
            <text:p>114.260736</text:p>
          </table:table-cell>
          <table:table-cell table:formula="of:= ([times.G969] - [times.F969]) / 1000000" office:value-type="float" office:value="149.147904" calcext:value-type="float">
            <text:p>149.147904</text:p>
          </table:table-cell>
        </table:table-row>
        <table:table-row table:style-name="ro1">
          <table:table-cell table:formula="of:=[times.A970]" office:value-type="float" office:value="968" calcext:value-type="float">
            <text:p>968</text:p>
          </table:table-cell>
          <table:table-cell table:formula="of:= ([times.C970] - [times.B970]) / 1000000" office:value-type="float" office:value="210.93376" calcext:value-type="float">
            <text:p>210.93376</text:p>
          </table:table-cell>
          <table:table-cell table:formula="of:= ([times.E970] - [times.D970]) / 1000000" office:value-type="float" office:value="114.139136" calcext:value-type="float">
            <text:p>114.139136</text:p>
          </table:table-cell>
          <table:table-cell table:formula="of:= ([times.G970] - [times.F970]) / 1000000" office:value-type="float" office:value="148.834816" calcext:value-type="float">
            <text:p>148.834816</text:p>
          </table:table-cell>
        </table:table-row>
        <table:table-row table:style-name="ro1">
          <table:table-cell table:formula="of:=[times.A971]" office:value-type="float" office:value="969" calcext:value-type="float">
            <text:p>969</text:p>
          </table:table-cell>
          <table:table-cell table:formula="of:= ([times.C971] - [times.B971]) / 1000000" office:value-type="float" office:value="210.631168" calcext:value-type="float">
            <text:p>210.631168</text:p>
          </table:table-cell>
          <table:table-cell table:formula="of:= ([times.E971] - [times.D971]) / 1000000" office:value-type="float" office:value="114.043904" calcext:value-type="float">
            <text:p>114.043904</text:p>
          </table:table-cell>
          <table:table-cell table:formula="of:= ([times.G971] - [times.F971]) / 1000000" office:value-type="float" office:value="148.541184" calcext:value-type="float">
            <text:p>148.541184</text:p>
          </table:table-cell>
        </table:table-row>
        <table:table-row table:style-name="ro1">
          <table:table-cell table:formula="of:=[times.A972]" office:value-type="float" office:value="970" calcext:value-type="float">
            <text:p>970</text:p>
          </table:table-cell>
          <table:table-cell table:formula="of:= ([times.C972] - [times.B972]) / 1000000" office:value-type="float" office:value="210.573056" calcext:value-type="float">
            <text:p>210.573056</text:p>
          </table:table-cell>
          <table:table-cell table:formula="of:= ([times.E972] - [times.D972]) / 1000000" office:value-type="float" office:value="113.88032" calcext:value-type="float">
            <text:p>113.88032</text:p>
          </table:table-cell>
          <table:table-cell table:formula="of:= ([times.G972] - [times.F972]) / 1000000" office:value-type="float" office:value="148.23296" calcext:value-type="float">
            <text:p>148.23296</text:p>
          </table:table-cell>
        </table:table-row>
        <table:table-row table:style-name="ro1">
          <table:table-cell table:formula="of:=[times.A973]" office:value-type="float" office:value="971" calcext:value-type="float">
            <text:p>971</text:p>
          </table:table-cell>
          <table:table-cell table:formula="of:= ([times.C973] - [times.B973]) / 1000000" office:value-type="float" office:value="210.267904" calcext:value-type="float">
            <text:p>210.267904</text:p>
          </table:table-cell>
          <table:table-cell table:formula="of:= ([times.E973] - [times.D973]) / 1000000" office:value-type="float" office:value="113.588224" calcext:value-type="float">
            <text:p>113.588224</text:p>
          </table:table-cell>
          <table:table-cell table:formula="of:= ([times.G973] - [times.F973]) / 1000000" office:value-type="float" office:value="147.940096" calcext:value-type="float">
            <text:p>147.940096</text:p>
          </table:table-cell>
        </table:table-row>
        <table:table-row table:style-name="ro1">
          <table:table-cell table:formula="of:=[times.A974]" office:value-type="float" office:value="972" calcext:value-type="float">
            <text:p>972</text:p>
          </table:table-cell>
          <table:table-cell table:formula="of:= ([times.C974] - [times.B974]) / 1000000" office:value-type="float" office:value="209.972736" calcext:value-type="float">
            <text:p>209.972736</text:p>
          </table:table-cell>
          <table:table-cell table:formula="of:= ([times.E974] - [times.D974]) / 1000000" office:value-type="float" office:value="113.394944" calcext:value-type="float">
            <text:p>113.394944</text:p>
          </table:table-cell>
          <table:table-cell table:formula="of:= ([times.G974] - [times.F974]) / 1000000" office:value-type="float" office:value="147.643904" calcext:value-type="float">
            <text:p>147.643904</text:p>
          </table:table-cell>
        </table:table-row>
        <table:table-row table:style-name="ro1">
          <table:table-cell table:formula="of:=[times.A975]" office:value-type="float" office:value="973" calcext:value-type="float">
            <text:p>973</text:p>
          </table:table-cell>
          <table:table-cell table:formula="of:= ([times.C975] - [times.B975]) / 1000000" office:value-type="float" office:value="209.6768" calcext:value-type="float">
            <text:p>209.6768</text:p>
          </table:table-cell>
          <table:table-cell table:formula="of:= ([times.E975] - [times.D975]) / 1000000" office:value-type="float" office:value="113.096192" calcext:value-type="float">
            <text:p>113.096192</text:p>
          </table:table-cell>
          <table:table-cell table:formula="of:= ([times.G975] - [times.F975]) / 1000000" office:value-type="float" office:value="147.348736" calcext:value-type="float">
            <text:p>147.348736</text:p>
          </table:table-cell>
        </table:table-row>
        <table:table-row table:style-name="ro1">
          <table:table-cell table:formula="of:=[times.A976]" office:value-type="float" office:value="974" calcext:value-type="float">
            <text:p>974</text:p>
          </table:table-cell>
          <table:table-cell table:formula="of:= ([times.C976] - [times.B976]) / 1000000" office:value-type="float" office:value="209.382144" calcext:value-type="float">
            <text:p>209.382144</text:p>
          </table:table-cell>
          <table:table-cell table:formula="of:= ([times.E976] - [times.D976]) / 1000000" office:value-type="float" office:value="112.979968" calcext:value-type="float">
            <text:p>112.979968</text:p>
          </table:table-cell>
          <table:table-cell table:formula="of:= ([times.G976] - [times.F976]) / 1000000" office:value-type="float" office:value="147.185152" calcext:value-type="float">
            <text:p>147.185152</text:p>
          </table:table-cell>
        </table:table-row>
        <table:table-row table:style-name="ro1">
          <table:table-cell table:formula="of:=[times.A977]" office:value-type="float" office:value="975" calcext:value-type="float">
            <text:p>975</text:p>
          </table:table-cell>
          <table:table-cell table:formula="of:= ([times.C977] - [times.B977]) / 1000000" office:value-type="float" office:value="209.196288" calcext:value-type="float">
            <text:p>209.196288</text:p>
          </table:table-cell>
          <table:table-cell table:formula="of:= ([times.E977] - [times.D977]) / 1000000" office:value-type="float" office:value="112.687872" calcext:value-type="float">
            <text:p>112.687872</text:p>
          </table:table-cell>
          <table:table-cell table:formula="of:= ([times.G977] - [times.F977]) / 1000000" office:value-type="float" office:value="147.61856" calcext:value-type="float">
            <text:p>147.61856</text:p>
          </table:table-cell>
        </table:table-row>
        <table:table-row table:style-name="ro1">
          <table:table-cell table:formula="of:=[times.A978]" office:value-type="float" office:value="976" calcext:value-type="float">
            <text:p>976</text:p>
          </table:table-cell>
          <table:table-cell table:formula="of:= ([times.C978] - [times.B978]) / 1000000" office:value-type="float" office:value="209.09312" calcext:value-type="float">
            <text:p>209.09312</text:p>
          </table:table-cell>
          <table:table-cell table:formula="of:= ([times.E978] - [times.D978]) / 1000000" office:value-type="float" office:value="112.344064" calcext:value-type="float">
            <text:p>112.344064</text:p>
          </table:table-cell>
          <table:table-cell table:formula="of:= ([times.G978] - [times.F978]) / 1000000" office:value-type="float" office:value="147.329792" calcext:value-type="float">
            <text:p>147.329792</text:p>
          </table:table-cell>
        </table:table-row>
        <table:table-row table:style-name="ro1">
          <table:table-cell table:formula="of:=[times.A979]" office:value-type="float" office:value="977" calcext:value-type="float">
            <text:p>977</text:p>
          </table:table-cell>
          <table:table-cell table:formula="of:= ([times.C979] - [times.B979]) / 1000000" office:value-type="float" office:value="208.801024" calcext:value-type="float">
            <text:p>208.801024</text:p>
          </table:table-cell>
          <table:table-cell table:formula="of:= ([times.E979] - [times.D979]) / 1000000" office:value-type="float" office:value="112.142336" calcext:value-type="float">
            <text:p>112.142336</text:p>
          </table:table-cell>
          <table:table-cell table:formula="of:= ([times.G979] - [times.F979]) / 1000000" office:value-type="float" office:value="146.99008" calcext:value-type="float">
            <text:p>146.99008</text:p>
          </table:table-cell>
        </table:table-row>
        <table:table-row table:style-name="ro1">
          <table:table-cell table:formula="of:=[times.A980]" office:value-type="float" office:value="978" calcext:value-type="float">
            <text:p>978</text:p>
          </table:table-cell>
          <table:table-cell table:formula="of:= ([times.C980] - [times.B980]) / 1000000" office:value-type="float" office:value="208.50816" calcext:value-type="float">
            <text:p>208.50816</text:p>
          </table:table-cell>
          <table:table-cell table:formula="of:= ([times.E980] - [times.D980]) / 1000000" office:value-type="float" office:value="112.021504" calcext:value-type="float">
            <text:p>112.021504</text:p>
          </table:table-cell>
          <table:table-cell table:formula="of:= ([times.G980] - [times.F980]) / 1000000" office:value-type="float" office:value="146.694144" calcext:value-type="float">
            <text:p>146.694144</text:p>
          </table:table-cell>
        </table:table-row>
        <table:table-row table:style-name="ro1">
          <table:table-cell table:formula="of:=[times.A981]" office:value-type="float" office:value="979" calcext:value-type="float">
            <text:p>979</text:p>
          </table:table-cell>
          <table:table-cell table:formula="of:= ([times.C981] - [times.B981]) / 1000000" office:value-type="float" office:value="208.36608" calcext:value-type="float">
            <text:p>208.36608</text:p>
          </table:table-cell>
          <table:table-cell table:formula="of:= ([times.E981] - [times.D981]) / 1000000" office:value-type="float" office:value="111.72608" calcext:value-type="float">
            <text:p>111.72608</text:p>
          </table:table-cell>
          <table:table-cell table:formula="of:= ([times.G981] - [times.F981]) / 1000000" office:value-type="float" office:value="146.400256" calcext:value-type="float">
            <text:p>146.400256</text:p>
          </table:table-cell>
        </table:table-row>
        <table:table-row table:style-name="ro1">
          <table:table-cell table:formula="of:=[times.A982]" office:value-type="float" office:value="980" calcext:value-type="float">
            <text:p>980</text:p>
          </table:table-cell>
          <table:table-cell table:formula="of:= ([times.C982] - [times.B982]) / 1000000" office:value-type="float" office:value="208.034048" calcext:value-type="float">
            <text:p>208.034048</text:p>
          </table:table-cell>
          <table:table-cell table:formula="of:= ([times.E982] - [times.D982]) / 1000000" office:value-type="float" office:value="111.382528" calcext:value-type="float">
            <text:p>111.382528</text:p>
          </table:table-cell>
          <table:table-cell table:formula="of:= ([times.G982] - [times.F982]) / 1000000" office:value-type="float" office:value="146.107904" calcext:value-type="float">
            <text:p>146.107904</text:p>
          </table:table-cell>
        </table:table-row>
        <table:table-row table:style-name="ro1">
          <table:table-cell table:formula="of:=[times.A983]" office:value-type="float" office:value="981" calcext:value-type="float">
            <text:p>981</text:p>
          </table:table-cell>
          <table:table-cell table:formula="of:= ([times.C983] - [times.B983]) / 1000000" office:value-type="float" office:value="207.844608" calcext:value-type="float">
            <text:p>207.844608</text:p>
          </table:table-cell>
          <table:table-cell table:formula="of:= ([times.E983] - [times.D983]) / 1000000" office:value-type="float" office:value="111.184128" calcext:value-type="float">
            <text:p>111.184128</text:p>
          </table:table-cell>
          <table:table-cell table:formula="of:= ([times.G983] - [times.F983]) / 1000000" office:value-type="float" office:value="145.81504" calcext:value-type="float">
            <text:p>145.81504</text:p>
          </table:table-cell>
        </table:table-row>
        <table:table-row table:style-name="ro1">
          <table:table-cell table:formula="of:=[times.A984]" office:value-type="float" office:value="982" calcext:value-type="float">
            <text:p>982</text:p>
          </table:table-cell>
          <table:table-cell table:formula="of:= ([times.C984] - [times.B984]) / 1000000" office:value-type="float" office:value="207.70688" calcext:value-type="float">
            <text:p>207.70688</text:p>
          </table:table-cell>
          <table:table-cell table:formula="of:= ([times.E984] - [times.D984]) / 1000000" office:value-type="float" office:value="110.968832" calcext:value-type="float">
            <text:p>110.968832</text:p>
          </table:table-cell>
          <table:table-cell table:formula="of:= ([times.G984] - [times.F984]) / 1000000" office:value-type="float" office:value="145.5232" calcext:value-type="float">
            <text:p>145.5232</text:p>
          </table:table-cell>
        </table:table-row>
        <table:table-row table:style-name="ro1">
          <table:table-cell table:formula="of:=[times.A985]" office:value-type="float" office:value="983" calcext:value-type="float">
            <text:p>983</text:p>
          </table:table-cell>
          <table:table-cell table:formula="of:= ([times.C985] - [times.B985]) / 1000000" office:value-type="float" office:value="207.59808" calcext:value-type="float">
            <text:p>207.59808</text:p>
          </table:table-cell>
          <table:table-cell table:formula="of:= ([times.E985] - [times.D985]) / 1000000" office:value-type="float" office:value="110.156032" calcext:value-type="float">
            <text:p>110.156032</text:p>
          </table:table-cell>
          <table:table-cell table:formula="of:= ([times.G985] - [times.F985]) / 1000000" office:value-type="float" office:value="145.232128" calcext:value-type="float">
            <text:p>145.232128</text:p>
          </table:table-cell>
        </table:table-row>
        <table:table-row table:style-name="ro1">
          <table:table-cell table:formula="of:=[times.A986]" office:value-type="float" office:value="984" calcext:value-type="float">
            <text:p>984</text:p>
          </table:table-cell>
          <table:table-cell table:formula="of:= ([times.C986] - [times.B986]) / 1000000" office:value-type="float" office:value="207.45984" calcext:value-type="float">
            <text:p>207.45984</text:p>
          </table:table-cell>
          <table:table-cell table:formula="of:= ([times.E986] - [times.D986]) / 1000000" office:value-type="float" office:value="109.95712" calcext:value-type="float">
            <text:p>109.95712</text:p>
          </table:table-cell>
          <table:table-cell table:formula="of:= ([times.G986] - [times.F986]) / 1000000" office:value-type="float" office:value="144.940288" calcext:value-type="float">
            <text:p>144.940288</text:p>
          </table:table-cell>
        </table:table-row>
        <table:table-row table:style-name="ro1">
          <table:table-cell table:formula="of:=[times.A987]" office:value-type="float" office:value="985" calcext:value-type="float">
            <text:p>985</text:p>
          </table:table-cell>
          <table:table-cell table:formula="of:= ([times.C987] - [times.B987]) / 1000000" office:value-type="float" office:value="207.170048" calcext:value-type="float">
            <text:p>207.170048</text:p>
          </table:table-cell>
          <table:table-cell table:formula="of:= ([times.E987] - [times.D987]) / 1000000" office:value-type="float" office:value="109.633536" calcext:value-type="float">
            <text:p>109.633536</text:p>
          </table:table-cell>
          <table:table-cell table:formula="of:= ([times.G987] - [times.F987]) / 1000000" office:value-type="float" office:value="144.495104" calcext:value-type="float">
            <text:p>144.495104</text:p>
          </table:table-cell>
        </table:table-row>
        <table:table-row table:style-name="ro1">
          <table:table-cell table:formula="of:=[times.A988]" office:value-type="float" office:value="986" calcext:value-type="float">
            <text:p>986</text:p>
          </table:table-cell>
          <table:table-cell table:formula="of:= ([times.C988] - [times.B988]) / 1000000" office:value-type="float" office:value="206.982656" calcext:value-type="float">
            <text:p>206.982656</text:p>
          </table:table-cell>
          <table:table-cell table:formula="of:= ([times.E988] - [times.D988]) / 1000000" office:value-type="float" office:value="109.323264" calcext:value-type="float">
            <text:p>109.323264</text:p>
          </table:table-cell>
          <table:table-cell table:formula="of:= ([times.G988] - [times.F988]) / 1000000" office:value-type="float" office:value="144.194048" calcext:value-type="float">
            <text:p>144.194048</text:p>
          </table:table-cell>
        </table:table-row>
        <table:table-row table:style-name="ro1">
          <table:table-cell table:formula="of:=[times.A989]" office:value-type="float" office:value="987" calcext:value-type="float">
            <text:p>987</text:p>
          </table:table-cell>
          <table:table-cell table:formula="of:= ([times.C989] - [times.B989]) / 1000000" office:value-type="float" office:value="206.84032" calcext:value-type="float">
            <text:p>206.84032</text:p>
          </table:table-cell>
          <table:table-cell table:formula="of:= ([times.E989] - [times.D989]) / 1000000" office:value-type="float" office:value="109.14688" calcext:value-type="float">
            <text:p>109.14688</text:p>
          </table:table-cell>
          <table:table-cell table:formula="of:= ([times.G989] - [times.F989]) / 1000000" office:value-type="float" office:value="143.906816" calcext:value-type="float">
            <text:p>143.906816</text:p>
          </table:table-cell>
        </table:table-row>
        <table:table-row table:style-name="ro1">
          <table:table-cell table:formula="of:=[times.A990]" office:value-type="float" office:value="988" calcext:value-type="float">
            <text:p>988</text:p>
          </table:table-cell>
          <table:table-cell table:formula="of:= ([times.C990] - [times.B990]) / 1000000" office:value-type="float" office:value="206.737152" calcext:value-type="float">
            <text:p>206.737152</text:p>
          </table:table-cell>
          <table:table-cell table:formula="of:= ([times.E990] - [times.D990]) / 1000000" office:value-type="float" office:value="108.83712" calcext:value-type="float">
            <text:p>108.83712</text:p>
          </table:table-cell>
          <table:table-cell table:formula="of:= ([times.G990] - [times.F990]) / 1000000" office:value-type="float" office:value="143.60704" calcext:value-type="float">
            <text:p>143.60704</text:p>
          </table:table-cell>
        </table:table-row>
        <table:table-row table:style-name="ro1">
          <table:table-cell table:formula="of:=[times.A991]" office:value-type="float" office:value="989" calcext:value-type="float">
            <text:p>989</text:p>
          </table:table-cell>
          <table:table-cell table:formula="of:= ([times.C991] - [times.B991]) / 1000000" office:value-type="float" office:value="206.442752" calcext:value-type="float">
            <text:p>206.442752</text:p>
          </table:table-cell>
          <table:table-cell table:formula="of:= ([times.E991] - [times.D991]) / 1000000" office:value-type="float" office:value="108.77696" calcext:value-type="float">
            <text:p>108.77696</text:p>
          </table:table-cell>
          <table:table-cell table:formula="of:= ([times.G991] - [times.F991]) / 1000000" office:value-type="float" office:value="143.448064" calcext:value-type="float">
            <text:p>143.448064</text:p>
          </table:table-cell>
        </table:table-row>
        <table:table-row table:style-name="ro1">
          <table:table-cell table:formula="of:=[times.A992]" office:value-type="float" office:value="990" calcext:value-type="float">
            <text:p>990</text:p>
          </table:table-cell>
          <table:table-cell table:formula="of:= ([times.C992] - [times.B992]) / 1000000" office:value-type="float" office:value="206.148864" calcext:value-type="float">
            <text:p>206.148864</text:p>
          </table:table-cell>
          <table:table-cell table:formula="of:= ([times.E992] - [times.D992]) / 1000000" office:value-type="float" office:value="108.574208" calcext:value-type="float">
            <text:p>108.574208</text:p>
          </table:table-cell>
          <table:table-cell table:formula="of:= ([times.G992] - [times.F992]) / 1000000" office:value-type="float" office:value="143.609088" calcext:value-type="float">
            <text:p>143.609088</text:p>
          </table:table-cell>
        </table:table-row>
        <table:table-row table:style-name="ro1">
          <table:table-cell table:formula="of:=[times.A993]" office:value-type="float" office:value="991" calcext:value-type="float">
            <text:p>991</text:p>
          </table:table-cell>
          <table:table-cell table:formula="of:= ([times.C993] - [times.B993]) / 1000000" office:value-type="float" office:value="206.0032" calcext:value-type="float">
            <text:p>206.0032</text:p>
          </table:table-cell>
          <table:table-cell table:formula="of:= ([times.E993] - [times.D993]) / 1000000" office:value-type="float" office:value="108.363776" calcext:value-type="float">
            <text:p>108.363776</text:p>
          </table:table-cell>
          <table:table-cell table:formula="of:= ([times.G993] - [times.F993]) / 1000000" office:value-type="float" office:value="143.30624" calcext:value-type="float">
            <text:p>143.30624</text:p>
          </table:table-cell>
        </table:table-row>
        <table:table-row table:style-name="ro1">
          <table:table-cell table:formula="of:=[times.A994]" office:value-type="float" office:value="992" calcext:value-type="float">
            <text:p>992</text:p>
          </table:table-cell>
          <table:table-cell table:formula="of:= ([times.C994] - [times.B994]) / 1000000" office:value-type="float" office:value="205.963008" calcext:value-type="float">
            <text:p>205.963008</text:p>
          </table:table-cell>
          <table:table-cell table:formula="of:= ([times.E994] - [times.D994]) / 1000000" office:value-type="float" office:value="108.02944" calcext:value-type="float">
            <text:p>108.02944</text:p>
          </table:table-cell>
          <table:table-cell table:formula="of:= ([times.G994] - [times.F994]) / 1000000" office:value-type="float" office:value="143.009536" calcext:value-type="float">
            <text:p>143.009536</text:p>
          </table:table-cell>
        </table:table-row>
        <table:table-row table:style-name="ro1">
          <table:table-cell table:formula="of:=[times.A995]" office:value-type="float" office:value="993" calcext:value-type="float">
            <text:p>993</text:p>
          </table:table-cell>
          <table:table-cell table:formula="of:= ([times.C995] - [times.B995]) / 1000000" office:value-type="float" office:value="205.671936" calcext:value-type="float">
            <text:p>205.671936</text:p>
          </table:table-cell>
          <table:table-cell table:formula="of:= ([times.E995] - [times.D995]) / 1000000" office:value-type="float" office:value="107.905024" calcext:value-type="float">
            <text:p>107.905024</text:p>
          </table:table-cell>
          <table:table-cell table:formula="of:= ([times.G995] - [times.F995]) / 1000000" office:value-type="float" office:value="142.717184" calcext:value-type="float">
            <text:p>142.717184</text:p>
          </table:table-cell>
        </table:table-row>
        <table:table-row table:style-name="ro1">
          <table:table-cell table:formula="of:=[times.A996]" office:value-type="float" office:value="994" calcext:value-type="float">
            <text:p>994</text:p>
          </table:table-cell>
          <table:table-cell table:formula="of:= ([times.C996] - [times.B996]) / 1000000" office:value-type="float" office:value="205.379072" calcext:value-type="float">
            <text:p>205.379072</text:p>
          </table:table-cell>
          <table:table-cell table:formula="of:= ([times.E996] - [times.D996]) / 1000000" office:value-type="float" office:value="107.599872" calcext:value-type="float">
            <text:p>107.599872</text:p>
          </table:table-cell>
          <table:table-cell table:formula="of:= ([times.G996] - [times.F996]) / 1000000" office:value-type="float" office:value="142.42816" calcext:value-type="float">
            <text:p>142.42816</text:p>
          </table:table-cell>
        </table:table-row>
        <table:table-row table:style-name="ro1">
          <table:table-cell table:formula="of:=[times.A997]" office:value-type="float" office:value="995" calcext:value-type="float">
            <text:p>995</text:p>
          </table:table-cell>
          <table:table-cell table:formula="of:= ([times.C997] - [times.B997]) / 1000000" office:value-type="float" office:value="205.044736" calcext:value-type="float">
            <text:p>205.044736</text:p>
          </table:table-cell>
          <table:table-cell table:formula="of:= ([times.E997] - [times.D997]) / 1000000" office:value-type="float" office:value="107.294464" calcext:value-type="float">
            <text:p>107.294464</text:p>
          </table:table-cell>
          <table:table-cell table:formula="of:= ([times.G997] - [times.F997]) / 1000000" office:value-type="float" office:value="142.13888" calcext:value-type="float">
            <text:p>142.13888</text:p>
          </table:table-cell>
        </table:table-row>
        <table:table-row table:style-name="ro1">
          <table:table-cell table:formula="of:=[times.A998]" office:value-type="float" office:value="996" calcext:value-type="float">
            <text:p>996</text:p>
          </table:table-cell>
          <table:table-cell table:formula="of:= ([times.C998] - [times.B998]) / 1000000" office:value-type="float" office:value="204.711936" calcext:value-type="float">
            <text:p>204.711936</text:p>
          </table:table-cell>
          <table:table-cell table:formula="of:= ([times.E998] - [times.D998]) / 1000000" office:value-type="float" office:value="106.994176" calcext:value-type="float">
            <text:p>106.994176</text:p>
          </table:table-cell>
          <table:table-cell table:formula="of:= ([times.G998] - [times.F998]) / 1000000" office:value-type="float" office:value="141.842944" calcext:value-type="float">
            <text:p>141.842944</text:p>
          </table:table-cell>
        </table:table-row>
        <table:table-row table:style-name="ro1">
          <table:table-cell table:formula="of:=[times.A999]" office:value-type="float" office:value="997" calcext:value-type="float">
            <text:p>997</text:p>
          </table:table-cell>
          <table:table-cell table:formula="of:= ([times.C999] - [times.B999]) / 1000000" office:value-type="float" office:value="204.515072" calcext:value-type="float">
            <text:p>204.515072</text:p>
          </table:table-cell>
          <table:table-cell table:formula="of:= ([times.E999] - [times.D999]) / 1000000" office:value-type="float" office:value="106.80576" calcext:value-type="float">
            <text:p>106.80576</text:p>
          </table:table-cell>
          <table:table-cell table:formula="of:= ([times.G999] - [times.F999]) / 1000000" office:value-type="float" office:value="141.502208" calcext:value-type="float">
            <text:p>141.502208</text:p>
          </table:table-cell>
        </table:table-row>
        <table:table-row table:style-name="ro1">
          <table:table-cell table:formula="of:=[times.A1000]" office:value-type="float" office:value="998" calcext:value-type="float">
            <text:p>998</text:p>
          </table:table-cell>
          <table:table-cell table:formula="of:= ([times.C1000] - [times.B1000]) / 1000000" office:value-type="float" office:value="204.352256" calcext:value-type="float">
            <text:p>204.352256</text:p>
          </table:table-cell>
          <table:table-cell table:formula="of:= ([times.E1000] - [times.D1000]) / 1000000" office:value-type="float" office:value="106.661376" calcext:value-type="float">
            <text:p>106.661376</text:p>
          </table:table-cell>
          <table:table-cell table:formula="of:= ([times.G1000] - [times.F1000]) / 1000000" office:value-type="float" office:value="141.37216" calcext:value-type="float">
            <text:p>141.37216</text:p>
          </table:table-cell>
        </table:table-row>
        <table:table-row table:style-name="ro1">
          <table:table-cell table:formula="of:=[times.A1001]" office:value-type="float" office:value="999" calcext:value-type="float">
            <text:p>999</text:p>
          </table:table-cell>
          <table:table-cell table:formula="of:= ([times.C1001] - [times.B1001]) / 1000000" office:value-type="float" office:value="204.04608" calcext:value-type="float">
            <text:p>204.04608</text:p>
          </table:table-cell>
          <table:table-cell table:formula="of:= ([times.E1001] - [times.D1001]) / 1000000" office:value-type="float" office:value="106.36672" calcext:value-type="float">
            <text:p>106.36672</text:p>
          </table:table-cell>
          <table:table-cell table:formula="of:= ([times.G1001] - [times.F1001]) / 1000000" office:value-type="float" office:value="141.078016" calcext:value-type="float">
            <text:p>141.078016</text:p>
          </table:table-cell>
        </table:table-row>
      </table:table>
      <table:table table:name="Analysis" table:style-name="ta1">
        <table:shapes>
          <draw:frame draw:z-index="0" draw:style-name="gr1" draw:text-style-name="P1" svg:width="388.78mm" svg:height="167.87mm" svg:x="41.3mm" svg:y="18.86mm">
            <loext:p draw:notify-on-update-of-ranges="time_difference_ms.A2:time_difference_ms.A1001 time_difference_ms.B1:time_difference_ms.B1 time_difference_ms.B2:time_difference_ms.B1001 time_difference_ms.C1:time_difference_ms.C1 time_difference_ms.C2:time_difference_ms.C1001 time_difference_ms.D1:time_difference_ms.D1 time_difference_ms.D2:time_difference_ms.D1001 time_difference_ms.E1:time_difference_ms.E1 time_difference_ms.E2:time_difference_ms.E1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7:55:48.805099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18:10:22.228726860</dc:date>
    <meta:editing-duration>PT28M59S</meta:editing-duration>
    <meta:editing-cycles>6</meta:editing-cycles>
    <meta:generator>LibreOffice/5.1.4.2$Linux_X86_64 LibreOffice_project/10m0$Build-2</meta:generator>
    <meta:document-statistic meta:table-count="3" meta:cell-count="1101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79cm" svg:height="16.788cm" xlink:href=".." xlink:type="simple" chart:class="chart:line" chart:style-name="ch1">
        <chart:title svg:x="15.943cm" svg:y="0.471cm" chart:style-name="ch2">
          <text:p>Experiment 1 - Two Nodes (Run 3)</text:p>
        </chart:title>
        <chart:subtitle svg:x="16.445cm" svg:y="1.585cm" chart:style-name="ch3">
          <text:p>Message Latency vs Message ID</text:p>
        </chart:subtitle>
        <chart:legend chart:legend-position="end" svg:x="36.027cm" svg:y="7.348cm" style:legend-expansion="high" chart:style-name="ch4"/>
        <chart:plot-area chart:style-name="ch5" table:cell-range-address="time_difference_ms.A2:time_difference_ms.E1001 time_difference_ms.B1:time_difference_ms.E1" chart:data-source-has-labels="both" svg:x="1.788cm" svg:y="2.603cm" svg:width="33.462cm" svg:height="12.869cm">
          <chartooo:coordinate-region svg:x="2.595cm" svg:y="2.724cm" svg:width="32.655cm" svg:height="11.746cm"/>
          <chart:axis chart:dimension="x" chart:name="primary-x" chart:style-name="ch6" chartooo:axis-type="auto">
            <chartooo:date-scale/>
            <chart:title svg:x="17.602cm" svg:y="15.807cm" chart:style-name="ch7">
              <text:p>Message ID</text:p>
            </chart:title>
            <chart:categories table:cell-range-address="time_difference_ms.A2:time_difference_ms.A1001"/>
          </chart:axis>
          <chart:axis chart:dimension="y" chart:name="primary-y" chart:style-name="ch6">
            <chart:title svg:x="0.451cm" svg:y="10.721cm" chart:style-name="ch8">
              <text:p>Message Latency (ms)</text:p>
            </chart:title>
            <chart:grid chart:style-name="ch9" chart:class="major"/>
          </chart:axis>
          <chart:series chart:style-name="ch10" chart:values-cell-range-address="time_difference_ms.B2:time_difference_ms.B1001" chart:label-cell-address="time_difference_ms.B1:time_difference_ms.B1" chart:class="chart:line">
            <chart:data-point chart:repeated="1000"/>
          </chart:series>
          <chart:series chart:style-name="ch11" chart:values-cell-range-address="time_difference_ms.C2:time_difference_ms.C1001" chart:label-cell-address="time_difference_ms.C1:time_difference_ms.C1" chart:class="chart:line">
            <chart:data-point chart:repeated="1000"/>
          </chart:series>
          <chart:series chart:style-name="ch12" chart:values-cell-range-address="time_difference_ms.D2:time_difference_ms.D1001" chart:label-cell-address="time_difference_ms.D1:time_difference_ms.D1" chart:class="chart:line">
            <chart:data-point chart:repeated="1000"/>
          </chart:series>
          <chart:series chart:style-name="ch13" chart:values-cell-range-address="time_difference_ms.E2:time_difference_ms.E1001" chart:label-cell-address="time_difference_ms.E1:time_difference_ms.E1" chart:class="chart:line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time_difference_ms.B1:time_difference_ms.B1</svg:desc>
                </draw:g>
              </table:table-cell>
              <table:table-cell office:value-type="string">
                <text:p>100000</text:p>
                <draw:g>
                  <svg:desc>time_difference_ms.C1:time_difference_ms.C1</svg:desc>
                </draw:g>
              </table:table-cell>
              <table:table-cell office:value-type="string">
                <text:p>1000000</text:p>
                <draw:g>
                  <svg:desc>time_difference_ms.D1:time_difference_ms.D1</svg:desc>
                </draw:g>
              </table:table-cell>
              <table:table-cell office:value-type="string">
                <text:p/>
                <draw:g>
                  <svg:desc>time_difference_ms.E1:time_difference_m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e_difference_ms.A2:time_difference_ms.A1001</svg:desc>
                </draw:g>
              </table:table-cell>
              <table:table-cell office:value-type="float" office:value="2.074368">
                <text:p>2.074368</text:p>
                <draw:g>
                  <svg:desc>time_difference_ms.B2:time_difference_ms.B1001</svg:desc>
                </draw:g>
              </table:table-cell>
              <table:table-cell office:value-type="float" office:value="13.304576">
                <text:p>13.304576</text:p>
                <draw:g>
                  <svg:desc>time_difference_ms.C2:time_difference_ms.C1001</svg:desc>
                </draw:g>
              </table:table-cell>
              <table:table-cell office:value-type="float" office:value="5.73312">
                <text:p>5.73312</text:p>
                <draw:g>
                  <svg:desc>time_difference_ms.D2:time_difference_ms.D1001</svg:desc>
                </draw:g>
              </table:table-cell>
              <table:table-cell office:value-type="float" office:value="NaN">
                <text:p>NaN</text:p>
                <draw:g>
                  <svg:desc>time_difference_ms.E2:time_difference_ms.E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043328">
                <text:p>3.043328</text:p>
              </table:table-cell>
              <table:table-cell office:value-type="float" office:value="13.037056">
                <text:p>13.037056</text:p>
              </table:table-cell>
              <table:table-cell office:value-type="float" office:value="5.490944">
                <text:p>5.49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656128">
                <text:p>4.656128</text:p>
              </table:table-cell>
              <table:table-cell office:value-type="float" office:value="14.188544">
                <text:p>14.188544</text:p>
              </table:table-cell>
              <table:table-cell office:value-type="float" office:value="6.094336">
                <text:p>6.09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693952">
                <text:p>5.693952</text:p>
              </table:table-cell>
              <table:table-cell office:value-type="float" office:value="16.637952">
                <text:p>16.637952</text:p>
              </table:table-cell>
              <table:table-cell office:value-type="float" office:value="6.97728">
                <text:p>6.9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547264">
                <text:p>5.547264</text:p>
              </table:table-cell>
              <table:table-cell office:value-type="float" office:value="16.724992">
                <text:p>16.724992</text:p>
              </table:table-cell>
              <table:table-cell office:value-type="float" office:value="8.648448">
                <text:p>8.648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485056">
                <text:p>9.485056</text:p>
              </table:table-cell>
              <table:table-cell office:value-type="float" office:value="16.856832">
                <text:p>16.856832</text:p>
              </table:table-cell>
              <table:table-cell office:value-type="float" office:value="9.306624">
                <text:p>9.30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64992">
                <text:p>9.64992</text:p>
              </table:table-cell>
              <table:table-cell office:value-type="float" office:value="18.250496">
                <text:p>18.250496</text:p>
              </table:table-cell>
              <table:table-cell office:value-type="float" office:value="9.49504">
                <text:p>9.49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279744">
                <text:p>9.279744</text:p>
              </table:table-cell>
              <table:table-cell office:value-type="float" office:value="19.399936">
                <text:p>19.399936</text:p>
              </table:table-cell>
              <table:table-cell office:value-type="float" office:value="9.595136">
                <text:p>9.595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866816">
                <text:p>8.866816</text:p>
              </table:table-cell>
              <table:table-cell office:value-type="float" office:value="23.045888">
                <text:p>23.045888</text:p>
              </table:table-cell>
              <table:table-cell office:value-type="float" office:value="10.246656">
                <text:p>10.24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476928">
                <text:p>8.476928</text:p>
              </table:table-cell>
              <table:table-cell office:value-type="float" office:value="24.603648">
                <text:p>24.603648</text:p>
              </table:table-cell>
              <table:table-cell office:value-type="float" office:value="10.497024">
                <text:p>10.49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098304">
                <text:p>8.098304</text:p>
              </table:table-cell>
              <table:table-cell office:value-type="float" office:value="25.363968">
                <text:p>25.363968</text:p>
              </table:table-cell>
              <table:table-cell office:value-type="float" office:value="11.126016">
                <text:p>11.12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704576">
                <text:p>7.704576</text:p>
              </table:table-cell>
              <table:table-cell office:value-type="float" office:value="25.77792">
                <text:p>25.77792</text:p>
              </table:table-cell>
              <table:table-cell office:value-type="float" office:value="11.353856">
                <text:p>11.35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32416">
                <text:p>7.32416</text:p>
              </table:table-cell>
              <table:table-cell office:value-type="float" office:value="26.361856">
                <text:p>26.361856</text:p>
              </table:table-cell>
              <table:table-cell office:value-type="float" office:value="11.539968">
                <text:p>11.53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906112">
                <text:p>6.906112</text:p>
              </table:table-cell>
              <table:table-cell office:value-type="float" office:value="26.59584">
                <text:p>26.59584</text:p>
              </table:table-cell>
              <table:table-cell office:value-type="float" office:value="11.688704">
                <text:p>11.68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51904">
                <text:p>6.51904</text:p>
              </table:table-cell>
              <table:table-cell office:value-type="float" office:value="26.832896">
                <text:p>26.832896</text:p>
              </table:table-cell>
              <table:table-cell office:value-type="float" office:value="13.15072">
                <text:p>13.1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142208">
                <text:p>6.142208</text:p>
              </table:table-cell>
              <table:table-cell office:value-type="float" office:value="27.286272">
                <text:p>27.286272</text:p>
              </table:table-cell>
              <table:table-cell office:value-type="float" office:value="14.5984">
                <text:p>14.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27744">
                <text:p>5.727744</text:p>
              </table:table-cell>
              <table:table-cell office:value-type="float" office:value="27.401984">
                <text:p>27.401984</text:p>
              </table:table-cell>
              <table:table-cell office:value-type="float" office:value="18.12224">
                <text:p>18.1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134912">
                <text:p>8.134912</text:p>
              </table:table-cell>
              <table:table-cell office:value-type="float" office:value="27.446272">
                <text:p>27.446272</text:p>
              </table:table-cell>
              <table:table-cell office:value-type="float" office:value="19.804672">
                <text:p>19.80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561984">
                <text:p>11.561984</text:p>
              </table:table-cell>
              <table:table-cell office:value-type="float" office:value="27.154944">
                <text:p>27.154944</text:p>
              </table:table-cell>
              <table:table-cell office:value-type="float" office:value="21.260032">
                <text:p>21.26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048064">
                <text:p>13.048064</text:p>
              </table:table-cell>
              <table:table-cell office:value-type="float" office:value="26.860032">
                <text:p>26.860032</text:p>
              </table:table-cell>
              <table:table-cell office:value-type="float" office:value="22.706944">
                <text:p>22.70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668096">
                <text:p>13.668096</text:p>
              </table:table-cell>
              <table:table-cell office:value-type="float" office:value="26.56384">
                <text:p>26.56384</text:p>
              </table:table-cell>
              <table:table-cell office:value-type="float" office:value="23.302144">
                <text:p>23.30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.106112">
                <text:p>14.106112</text:p>
              </table:table-cell>
              <table:table-cell office:value-type="float" office:value="26.265088">
                <text:p>26.265088</text:p>
              </table:table-cell>
              <table:table-cell office:value-type="float" office:value="23.454976">
                <text:p>23.45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.227712">
                <text:p>14.227712</text:p>
              </table:table-cell>
              <table:table-cell office:value-type="float" office:value="26.10304">
                <text:p>26.10304</text:p>
              </table:table-cell>
              <table:table-cell office:value-type="float" office:value="25.004288">
                <text:p>25.00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4.15296">
                <text:p>14.15296</text:p>
              </table:table-cell>
              <table:table-cell office:value-type="float" office:value="26.004992">
                <text:p>26.004992</text:p>
              </table:table-cell>
              <table:table-cell office:value-type="float" office:value="26.096128">
                <text:p>26.09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.862144">
                <text:p>13.862144</text:p>
              </table:table-cell>
              <table:table-cell office:value-type="float" office:value="25.713408">
                <text:p>25.713408</text:p>
              </table:table-cell>
              <table:table-cell office:value-type="float" office:value="26.956288">
                <text:p>26.95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566976">
                <text:p>13.566976</text:p>
              </table:table-cell>
              <table:table-cell office:value-type="float" office:value="26.952192">
                <text:p>26.952192</text:p>
              </table:table-cell>
              <table:table-cell office:value-type="float" office:value="27.109632">
                <text:p>27.10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.816">
                <text:p>14.816</text:p>
              </table:table-cell>
              <table:table-cell office:value-type="float" office:value="28.028672">
                <text:p>28.028672</text:p>
              </table:table-cell>
              <table:table-cell office:value-type="float" office:value="27.6608">
                <text:p>27.6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2.290944">
                <text:p>22.290944</text:p>
              </table:table-cell>
              <table:table-cell office:value-type="float" office:value="28.824832">
                <text:p>28.824832</text:p>
              </table:table-cell>
              <table:table-cell office:value-type="float" office:value="28.07296">
                <text:p>28.0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.017472">
                <text:p>23.017472</text:p>
              </table:table-cell>
              <table:table-cell office:value-type="float" office:value="28.932096">
                <text:p>28.932096</text:p>
              </table:table-cell>
              <table:table-cell office:value-type="float" office:value="28.282112">
                <text:p>28.28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.064832">
                <text:p>23.064832</text:p>
              </table:table-cell>
              <table:table-cell office:value-type="float" office:value="29.632256">
                <text:p>29.632256</text:p>
              </table:table-cell>
              <table:table-cell office:value-type="float" office:value="29.667072">
                <text:p>29.66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.46752">
                <text:p>23.46752</text:p>
              </table:table-cell>
              <table:table-cell office:value-type="float" office:value="29.77152">
                <text:p>29.77152</text:p>
              </table:table-cell>
              <table:table-cell office:value-type="float" office:value="33.630208">
                <text:p>33.63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.62112">
                <text:p>23.62112</text:p>
              </table:table-cell>
              <table:table-cell office:value-type="float" office:value="31.221504">
                <text:p>31.221504</text:p>
              </table:table-cell>
              <table:table-cell office:value-type="float" office:value="34.96576">
                <text:p>34.9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.233728">
                <text:p>24.233728</text:p>
              </table:table-cell>
              <table:table-cell office:value-type="float" office:value="31.970304">
                <text:p>31.970304</text:p>
              </table:table-cell>
              <table:table-cell office:value-type="float" office:value="35.7952">
                <text:p>35.7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5.354752">
                <text:p>25.354752</text:p>
              </table:table-cell>
              <table:table-cell office:value-type="float" office:value="32.635904">
                <text:p>32.635904</text:p>
              </table:table-cell>
              <table:table-cell office:value-type="float" office:value="37.083904">
                <text:p>37.08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.009088">
                <text:p>30.009088</text:p>
              </table:table-cell>
              <table:table-cell office:value-type="float" office:value="34.209024">
                <text:p>34.209024</text:p>
              </table:table-cell>
              <table:table-cell office:value-type="float" office:value="38.436864">
                <text:p>38.43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.484416">
                <text:p>31.484416</text:p>
              </table:table-cell>
              <table:table-cell office:value-type="float" office:value="34.637312">
                <text:p>34.637312</text:p>
              </table:table-cell>
              <table:table-cell office:value-type="float" office:value="39.15904">
                <text:p>39.1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.890688">
                <text:p>31.890688</text:p>
              </table:table-cell>
              <table:table-cell office:value-type="float" office:value="34.727936">
                <text:p>34.727936</text:p>
              </table:table-cell>
              <table:table-cell office:value-type="float" office:value="39.165184">
                <text:p>39.16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2.070144">
                <text:p>32.070144</text:p>
              </table:table-cell>
              <table:table-cell office:value-type="float" office:value="34.555136">
                <text:p>34.555136</text:p>
              </table:table-cell>
              <table:table-cell office:value-type="float" office:value="40.384">
                <text:p>40.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3.690624">
                <text:p>33.690624</text:p>
              </table:table-cell>
              <table:table-cell office:value-type="float" office:value="35.427328">
                <text:p>35.427328</text:p>
              </table:table-cell>
              <table:table-cell office:value-type="float" office:value="40.585984">
                <text:p>40.58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5.109888">
                <text:p>35.109888</text:p>
              </table:table-cell>
              <table:table-cell office:value-type="float" office:value="36.515328">
                <text:p>36.515328</text:p>
              </table:table-cell>
              <table:table-cell office:value-type="float" office:value="42.464">
                <text:p>42.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810304">
                <text:p>35.810304</text:p>
              </table:table-cell>
              <table:table-cell office:value-type="float" office:value="38.342144">
                <text:p>38.342144</text:p>
              </table:table-cell>
              <table:table-cell office:value-type="float" office:value="43.838976">
                <text:p>43.83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7.28">
                <text:p>37.28</text:p>
              </table:table-cell>
              <table:table-cell office:value-type="float" office:value="38.227456">
                <text:p>38.227456</text:p>
              </table:table-cell>
              <table:table-cell office:value-type="float" office:value="44.85504">
                <text:p>44.8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8.84288">
                <text:p>38.84288</text:p>
              </table:table-cell>
              <table:table-cell office:value-type="float" office:value="38.744832">
                <text:p>38.744832</text:p>
              </table:table-cell>
              <table:table-cell office:value-type="float" office:value="46.275072">
                <text:p>46.27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9.243264">
                <text:p>39.243264</text:p>
              </table:table-cell>
              <table:table-cell office:value-type="float" office:value="39.009792">
                <text:p>39.009792</text:p>
              </table:table-cell>
              <table:table-cell office:value-type="float" office:value="47.674368">
                <text:p>47.67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0.73088">
                <text:p>40.73088</text:p>
              </table:table-cell>
              <table:table-cell office:value-type="float" office:value="39.159296">
                <text:p>39.159296</text:p>
              </table:table-cell>
              <table:table-cell office:value-type="float" office:value="49.122816">
                <text:p>49.12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1.383936">
                <text:p>41.383936</text:p>
              </table:table-cell>
              <table:table-cell office:value-type="float" office:value="41.13024">
                <text:p>41.13024</text:p>
              </table:table-cell>
              <table:table-cell office:value-type="float" office:value="49.306112">
                <text:p>49.30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3.278592">
                <text:p>43.278592</text:p>
              </table:table-cell>
              <table:table-cell office:value-type="float" office:value="41.805056">
                <text:p>41.805056</text:p>
              </table:table-cell>
              <table:table-cell office:value-type="float" office:value="49.479936">
                <text:p>49.47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4.78208">
                <text:p>44.78208</text:p>
              </table:table-cell>
              <table:table-cell office:value-type="float" office:value="43.96416">
                <text:p>43.96416</text:p>
              </table:table-cell>
              <table:table-cell office:value-type="float" office:value="49.703168">
                <text:p>49.70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6.257152">
                <text:p>46.257152</text:p>
              </table:table-cell>
              <table:table-cell office:value-type="float" office:value="44.062208">
                <text:p>44.062208</text:p>
              </table:table-cell>
              <table:table-cell office:value-type="float" office:value="49.80608">
                <text:p>49.8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7.617024">
                <text:p>47.617024</text:p>
              </table:table-cell>
              <table:table-cell office:value-type="float" office:value="44.307712">
                <text:p>44.307712</text:p>
              </table:table-cell>
              <table:table-cell office:value-type="float" office:value="50.841856">
                <text:p>50.84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.101312">
                <text:p>49.101312</text:p>
              </table:table-cell>
              <table:table-cell office:value-type="float" office:value="45.234176">
                <text:p>45.234176</text:p>
              </table:table-cell>
              <table:table-cell office:value-type="float" office:value="51.22304">
                <text:p>51.2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.475264">
                <text:p>50.475264</text:p>
              </table:table-cell>
              <table:table-cell office:value-type="float" office:value="45.367296">
                <text:p>45.367296</text:p>
              </table:table-cell>
              <table:table-cell office:value-type="float" office:value="52.937216">
                <text:p>52.93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0.65728">
                <text:p>50.65728</text:p>
              </table:table-cell>
              <table:table-cell office:value-type="float" office:value="46.006272">
                <text:p>46.006272</text:p>
              </table:table-cell>
              <table:table-cell office:value-type="float" office:value="54.397696">
                <text:p>54.397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0.898944">
                <text:p>50.898944</text:p>
              </table:table-cell>
              <table:table-cell office:value-type="float" office:value="45.899264">
                <text:p>45.899264</text:p>
              </table:table-cell>
              <table:table-cell office:value-type="float" office:value="55.144192">
                <text:p>55.144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2.749568">
                <text:p>52.749568</text:p>
              </table:table-cell>
              <table:table-cell office:value-type="float" office:value="46.618112">
                <text:p>46.618112</text:p>
              </table:table-cell>
              <table:table-cell office:value-type="float" office:value="56.608256">
                <text:p>56.608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4.136064">
                <text:p>54.136064</text:p>
              </table:table-cell>
              <table:table-cell office:value-type="float" office:value="47.8848">
                <text:p>47.8848</text:p>
              </table:table-cell>
              <table:table-cell office:value-type="float" office:value="56.8192">
                <text:p>56.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5.52768">
                <text:p>55.52768</text:p>
              </table:table-cell>
              <table:table-cell office:value-type="float" office:value="46.077952">
                <text:p>46.077952</text:p>
              </table:table-cell>
              <table:table-cell office:value-type="float" office:value="57.977344">
                <text:p>57.97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6.178688">
                <text:p>56.178688</text:p>
              </table:table-cell>
              <table:table-cell office:value-type="float" office:value="47.212544">
                <text:p>47.212544</text:p>
              </table:table-cell>
              <table:table-cell office:value-type="float" office:value="58.67264">
                <text:p>58.6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7.650944">
                <text:p>57.650944</text:p>
              </table:table-cell>
              <table:table-cell office:value-type="float" office:value="48.330752">
                <text:p>48.330752</text:p>
              </table:table-cell>
              <table:table-cell office:value-type="float" office:value="60.424192">
                <text:p>60.424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7.798144">
                <text:p>57.798144</text:p>
              </table:table-cell>
              <table:table-cell office:value-type="float" office:value="49.834752">
                <text:p>49.834752</text:p>
              </table:table-cell>
              <table:table-cell office:value-type="float" office:value="60.502784">
                <text:p>60.50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858048">
                <text:p>57.858048</text:p>
              </table:table-cell>
              <table:table-cell office:value-type="float" office:value="51.296">
                <text:p>51.296</text:p>
              </table:table-cell>
              <table:table-cell office:value-type="float" office:value="60.707328">
                <text:p>60.707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.214208">
                <text:p>61.214208</text:p>
              </table:table-cell>
              <table:table-cell office:value-type="float" office:value="53.070592">
                <text:p>53.070592</text:p>
              </table:table-cell>
              <table:table-cell office:value-type="float" office:value="62.000896">
                <text:p>62.00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1.03424">
                <text:p>61.03424</text:p>
              </table:table-cell>
              <table:table-cell office:value-type="float" office:value="53.345024">
                <text:p>53.345024</text:p>
              </table:table-cell>
              <table:table-cell office:value-type="float" office:value="64.54144">
                <text:p>64.5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0.85504">
                <text:p>60.85504</text:p>
              </table:table-cell>
              <table:table-cell office:value-type="float" office:value="53.485824">
                <text:p>53.485824</text:p>
              </table:table-cell>
              <table:table-cell office:value-type="float" office:value="65.62304">
                <text:p>65.6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0.709632">
                <text:p>60.709632</text:p>
              </table:table-cell>
              <table:table-cell office:value-type="float" office:value="54.516224">
                <text:p>54.516224</text:p>
              </table:table-cell>
              <table:table-cell office:value-type="float" office:value="67.112192">
                <text:p>67.11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0.500992">
                <text:p>60.500992</text:p>
              </table:table-cell>
              <table:table-cell office:value-type="float" office:value="56.32256">
                <text:p>56.32256</text:p>
              </table:table-cell>
              <table:table-cell office:value-type="float" office:value="67.223808">
                <text:p>67.22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0.485376">
                <text:p>60.485376</text:p>
              </table:table-cell>
              <table:table-cell office:value-type="float" office:value="57.110272">
                <text:p>57.110272</text:p>
              </table:table-cell>
              <table:table-cell office:value-type="float" office:value="68.378368">
                <text:p>68.37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0.847872">
                <text:p>60.847872</text:p>
              </table:table-cell>
              <table:table-cell office:value-type="float" office:value="59.655936">
                <text:p>59.655936</text:p>
              </table:table-cell>
              <table:table-cell office:value-type="float" office:value="68.3072">
                <text:p>68.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1.018112">
                <text:p>61.018112</text:p>
              </table:table-cell>
              <table:table-cell office:value-type="float" office:value="60.633856">
                <text:p>60.633856</text:p>
              </table:table-cell>
              <table:table-cell office:value-type="float" office:value="68.211968">
                <text:p>68.21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3.670016">
                <text:p>63.670016</text:p>
              </table:table-cell>
              <table:table-cell office:value-type="float" office:value="61.982976">
                <text:p>61.982976</text:p>
              </table:table-cell>
              <table:table-cell office:value-type="float" office:value="68.103936">
                <text:p>68.10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3.67872">
                <text:p>63.67872</text:p>
              </table:table-cell>
              <table:table-cell office:value-type="float" office:value="62.72">
                <text:p>62.72</text:p>
              </table:table-cell>
              <table:table-cell office:value-type="float" office:value="67.990016">
                <text:p>67.99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3.395328">
                <text:p>63.395328</text:p>
              </table:table-cell>
              <table:table-cell office:value-type="float" office:value="64.860928">
                <text:p>64.860928</text:p>
              </table:table-cell>
              <table:table-cell office:value-type="float" office:value="68.01408">
                <text:p>68.0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3.104">
                <text:p>63.104</text:p>
              </table:table-cell>
              <table:table-cell office:value-type="float" office:value="64.979968">
                <text:p>64.979968</text:p>
              </table:table-cell>
              <table:table-cell office:value-type="float" office:value="67.973632">
                <text:p>67.97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2.810368">
                <text:p>62.810368</text:p>
              </table:table-cell>
              <table:table-cell office:value-type="float" office:value="65.22112">
                <text:p>65.22112</text:p>
              </table:table-cell>
              <table:table-cell office:value-type="float" office:value="68.207104">
                <text:p>68.20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2.514176">
                <text:p>62.514176</text:p>
              </table:table-cell>
              <table:table-cell office:value-type="float" office:value="66.419968">
                <text:p>66.419968</text:p>
              </table:table-cell>
              <table:table-cell office:value-type="float" office:value="68.427264">
                <text:p>68.42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3.280128">
                <text:p>63.280128</text:p>
              </table:table-cell>
              <table:table-cell office:value-type="float" office:value="68.509952">
                <text:p>68.509952</text:p>
              </table:table-cell>
              <table:table-cell office:value-type="float" office:value="68.37888">
                <text:p>68.3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3.411968">
                <text:p>63.411968</text:p>
              </table:table-cell>
              <table:table-cell office:value-type="float" office:value="69.568">
                <text:p>69.568</text:p>
              </table:table-cell>
              <table:table-cell office:value-type="float" office:value="68.043008">
                <text:p>68.04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4.639232">
                <text:p>64.639232</text:p>
              </table:table-cell>
              <table:table-cell office:value-type="float" office:value="71.508224">
                <text:p>71.508224</text:p>
              </table:table-cell>
              <table:table-cell office:value-type="float" office:value="70.392832">
                <text:p>70.39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6.699264">
                <text:p>66.699264</text:p>
              </table:table-cell>
              <table:table-cell office:value-type="float" office:value="71.808256">
                <text:p>71.808256</text:p>
              </table:table-cell>
              <table:table-cell office:value-type="float" office:value="71.150848">
                <text:p>71.15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6.601984">
                <text:p>66.601984</text:p>
              </table:table-cell>
              <table:table-cell office:value-type="float" office:value="74.974464">
                <text:p>74.974464</text:p>
              </table:table-cell>
              <table:table-cell office:value-type="float" office:value="72.137984">
                <text:p>72.13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.441216">
                <text:p>66.441216</text:p>
              </table:table-cell>
              <table:table-cell office:value-type="float" office:value="74.817536">
                <text:p>74.817536</text:p>
              </table:table-cell>
              <table:table-cell office:value-type="float" office:value="73.291264">
                <text:p>73.29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6.607104">
                <text:p>66.607104</text:p>
              </table:table-cell>
              <table:table-cell office:value-type="float" office:value="74.710016">
                <text:p>74.710016</text:p>
              </table:table-cell>
              <table:table-cell office:value-type="float" office:value="73.527552">
                <text:p>73.527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7.794944">
                <text:p>67.794944</text:p>
              </table:table-cell>
              <table:table-cell office:value-type="float" office:value="74.605824">
                <text:p>74.605824</text:p>
              </table:table-cell>
              <table:table-cell office:value-type="float" office:value="75.408896">
                <text:p>75.40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7.948288">
                <text:p>67.948288</text:p>
              </table:table-cell>
              <table:table-cell office:value-type="float" office:value="74.539264">
                <text:p>74.539264</text:p>
              </table:table-cell>
              <table:table-cell office:value-type="float" office:value="76.214784">
                <text:p>76.21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8.165888">
                <text:p>68.165888</text:p>
              </table:table-cell>
              <table:table-cell office:value-type="float" office:value="74.438912">
                <text:p>74.438912</text:p>
              </table:table-cell>
              <table:table-cell office:value-type="float" office:value="76.473088">
                <text:p>76.47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9.952">
                <text:p>69.952</text:p>
              </table:table-cell>
              <table:table-cell office:value-type="float" office:value="74.388224">
                <text:p>74.388224</text:p>
              </table:table-cell>
              <table:table-cell office:value-type="float" office:value="81.289984">
                <text:p>81.28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1.756288">
                <text:p>71.756288</text:p>
              </table:table-cell>
              <table:table-cell office:value-type="float" office:value="74.369024">
                <text:p>74.369024</text:p>
              </table:table-cell>
              <table:table-cell office:value-type="float" office:value="82.067712">
                <text:p>82.06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1.790592">
                <text:p>71.790592</text:p>
              </table:table-cell>
              <table:table-cell office:value-type="float" office:value="74.451968">
                <text:p>74.451968</text:p>
              </table:table-cell>
              <table:table-cell office:value-type="float" office:value="83.275776">
                <text:p>83.27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3.52576">
                <text:p>73.52576</text:p>
              </table:table-cell>
              <table:table-cell office:value-type="float" office:value="75.184896">
                <text:p>75.184896</text:p>
              </table:table-cell>
              <table:table-cell office:value-type="float" office:value="83.717376">
                <text:p>83.71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4.4768">
                <text:p>74.4768</text:p>
              </table:table-cell>
              <table:table-cell office:value-type="float" office:value="75.312896">
                <text:p>75.312896</text:p>
              </table:table-cell>
              <table:table-cell office:value-type="float" office:value="83.78368">
                <text:p>83.7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4.587136">
                <text:p>74.587136</text:p>
              </table:table-cell>
              <table:table-cell office:value-type="float" office:value="75.176704">
                <text:p>75.176704</text:p>
              </table:table-cell>
              <table:table-cell office:value-type="float" office:value="83.686144">
                <text:p>83.68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5.64288">
                <text:p>75.64288</text:p>
              </table:table-cell>
              <table:table-cell office:value-type="float" office:value="74.88">
                <text:p>74.88</text:p>
              </table:table-cell>
              <table:table-cell office:value-type="float" office:value="84.28288">
                <text:p>84.2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6.279296">
                <text:p>76.279296</text:p>
              </table:table-cell>
              <table:table-cell office:value-type="float" office:value="74.590208">
                <text:p>74.590208</text:p>
              </table:table-cell>
              <table:table-cell office:value-type="float" office:value="84.185856">
                <text:p>84.18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8.565376">
                <text:p>78.565376</text:p>
              </table:table-cell>
              <table:table-cell office:value-type="float" office:value="74.404608">
                <text:p>74.404608</text:p>
              </table:table-cell>
              <table:table-cell office:value-type="float" office:value="85.179648">
                <text:p>85.17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9.599872">
                <text:p>79.599872</text:p>
              </table:table-cell>
              <table:table-cell office:value-type="float" office:value="74.408192">
                <text:p>74.408192</text:p>
              </table:table-cell>
              <table:table-cell office:value-type="float" office:value="85.08288">
                <text:p>85.0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.257024">
                <text:p>80.257024</text:p>
              </table:table-cell>
              <table:table-cell office:value-type="float" office:value="75.4432">
                <text:p>75.4432</text:p>
              </table:table-cell>
              <table:table-cell office:value-type="float" office:value="85.112832">
                <text:p>85.11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1.815552">
                <text:p>81.815552</text:p>
              </table:table-cell>
              <table:table-cell office:value-type="float" office:value="75.708928">
                <text:p>75.708928</text:p>
              </table:table-cell>
              <table:table-cell office:value-type="float" office:value="85.16096">
                <text:p>85.1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2.159872">
                <text:p>82.159872</text:p>
              </table:table-cell>
              <table:table-cell office:value-type="float" office:value="76.922368">
                <text:p>76.922368</text:p>
              </table:table-cell>
              <table:table-cell office:value-type="float" office:value="84.856832">
                <text:p>84.85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3.242496">
                <text:p>83.242496</text:p>
              </table:table-cell>
              <table:table-cell office:value-type="float" office:value="77.273088">
                <text:p>77.273088</text:p>
              </table:table-cell>
              <table:table-cell office:value-type="float" office:value="84.66688">
                <text:p>84.6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4.310272">
                <text:p>84.310272</text:p>
              </table:table-cell>
              <table:table-cell office:value-type="float" office:value="77.921024">
                <text:p>77.921024</text:p>
              </table:table-cell>
              <table:table-cell office:value-type="float" office:value="84.670208">
                <text:p>84.67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786624">
                <text:p>85.786624</text:p>
              </table:table-cell>
              <table:table-cell office:value-type="float" office:value="79.48416">
                <text:p>79.48416</text:p>
              </table:table-cell>
              <table:table-cell office:value-type="float" office:value="84.361216">
                <text:p>84.36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5.827328">
                <text:p>85.827328</text:p>
              </table:table-cell>
              <table:table-cell office:value-type="float" office:value="80.209152">
                <text:p>80.209152</text:p>
              </table:table-cell>
              <table:table-cell office:value-type="float" office:value="84.05504">
                <text:p>84.0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6.26432">
                <text:p>86.26432</text:p>
              </table:table-cell>
              <table:table-cell office:value-type="float" office:value="81.680896">
                <text:p>81.680896</text:p>
              </table:table-cell>
              <table:table-cell office:value-type="float" office:value="83.75808">
                <text:p>83.7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6.691072">
                <text:p>86.691072</text:p>
              </table:table-cell>
              <table:table-cell office:value-type="float" office:value="82.491392">
                <text:p>82.491392</text:p>
              </table:table-cell>
              <table:table-cell office:value-type="float" office:value="85.337856">
                <text:p>85.33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6.843904">
                <text:p>86.843904</text:p>
              </table:table-cell>
              <table:table-cell office:value-type="float" office:value="83.115008">
                <text:p>83.115008</text:p>
              </table:table-cell>
              <table:table-cell office:value-type="float" office:value="86.378496">
                <text:p>86.37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8.58112">
                <text:p>88.58112</text:p>
              </table:table-cell>
              <table:table-cell office:value-type="float" office:value="84.582912">
                <text:p>84.582912</text:p>
              </table:table-cell>
              <table:table-cell office:value-type="float" office:value="89.572608">
                <text:p>89.57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0.023936">
                <text:p>90.023936</text:p>
              </table:table-cell>
              <table:table-cell office:value-type="float" office:value="84.514304">
                <text:p>84.514304</text:p>
              </table:table-cell>
              <table:table-cell office:value-type="float" office:value="96.911104">
                <text:p>96.91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90.688">
                <text:p>90.688</text:p>
              </table:table-cell>
              <table:table-cell office:value-type="float" office:value="85.159936">
                <text:p>85.159936</text:p>
              </table:table-cell>
              <table:table-cell office:value-type="float" office:value="98.359808">
                <text:p>98.35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2.298752">
                <text:p>92.298752</text:p>
              </table:table-cell>
              <table:table-cell office:value-type="float" office:value="85.362432">
                <text:p>85.362432</text:p>
              </table:table-cell>
              <table:table-cell office:value-type="float" office:value="98.554624">
                <text:p>98.55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94.390016">
                <text:p>94.390016</text:p>
              </table:table-cell>
              <table:table-cell office:value-type="float" office:value="86.129152">
                <text:p>86.129152</text:p>
              </table:table-cell>
              <table:table-cell office:value-type="float" office:value="98.479104">
                <text:p>98.47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4.554624">
                <text:p>94.554624</text:p>
              </table:table-cell>
              <table:table-cell office:value-type="float" office:value="86.253312">
                <text:p>86.253312</text:p>
              </table:table-cell>
              <table:table-cell office:value-type="float" office:value="100.120064">
                <text:p>100.12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4.782976">
                <text:p>94.782976</text:p>
              </table:table-cell>
              <table:table-cell office:value-type="float" office:value="89.113856">
                <text:p>89.113856</text:p>
              </table:table-cell>
              <table:table-cell office:value-type="float" office:value="100.212224">
                <text:p>100.21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6.685824">
                <text:p>96.685824</text:p>
              </table:table-cell>
              <table:table-cell office:value-type="float" office:value="91.255808">
                <text:p>91.255808</text:p>
              </table:table-cell>
              <table:table-cell office:value-type="float" office:value="100.126976">
                <text:p>100.12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8.160128">
                <text:p>98.160128</text:p>
              </table:table-cell>
              <table:table-cell office:value-type="float" office:value="91.134464">
                <text:p>91.134464</text:p>
              </table:table-cell>
              <table:table-cell office:value-type="float" office:value="100.011776">
                <text:p>100.01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9.60576">
                <text:p>99.60576</text:p>
              </table:table-cell>
              <table:table-cell office:value-type="float" office:value="91.175168">
                <text:p>91.175168</text:p>
              </table:table-cell>
              <table:table-cell office:value-type="float" office:value="99.947264">
                <text:p>99.94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0.254976">
                <text:p>100.254976</text:p>
              </table:table-cell>
              <table:table-cell office:value-type="float" office:value="92.109056">
                <text:p>92.109056</text:p>
              </table:table-cell>
              <table:table-cell office:value-type="float" office:value="99.843328">
                <text:p>99.84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1.129216">
                <text:p>101.129216</text:p>
              </table:table-cell>
              <table:table-cell office:value-type="float" office:value="91.977984">
                <text:p>91.977984</text:p>
              </table:table-cell>
              <table:table-cell office:value-type="float" office:value="99.732736">
                <text:p>99.73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2.255872">
                <text:p>102.255872</text:p>
              </table:table-cell>
              <table:table-cell office:value-type="float" office:value="92.097024">
                <text:p>92.097024</text:p>
              </table:table-cell>
              <table:table-cell office:value-type="float" office:value="99.841792">
                <text:p>99.84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02.379776">
                <text:p>102.379776</text:p>
              </table:table-cell>
              <table:table-cell office:value-type="float" office:value="92.029184">
                <text:p>92.029184</text:p>
              </table:table-cell>
              <table:table-cell office:value-type="float" office:value="99.814656">
                <text:p>99.81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3.051264">
                <text:p>103.051264</text:p>
              </table:table-cell>
              <table:table-cell office:value-type="float" office:value="91.884288">
                <text:p>91.884288</text:p>
              </table:table-cell>
              <table:table-cell office:value-type="float" office:value="99.483136">
                <text:p>99.48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5.917184">
                <text:p>105.917184</text:p>
              </table:table-cell>
              <table:table-cell office:value-type="float" office:value="91.750144">
                <text:p>91.750144</text:p>
              </table:table-cell>
              <table:table-cell office:value-type="float" office:value="99.18208">
                <text:p>99.1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07.77216">
                <text:p>107.77216</text:p>
              </table:table-cell>
              <table:table-cell office:value-type="float" office:value="91.403008">
                <text:p>91.403008</text:p>
              </table:table-cell>
              <table:table-cell office:value-type="float" office:value="99.135488">
                <text:p>99.13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08.844032">
                <text:p>108.844032</text:p>
              </table:table-cell>
              <table:table-cell office:value-type="float" office:value="91.257088">
                <text:p>91.257088</text:p>
              </table:table-cell>
              <table:table-cell office:value-type="float" office:value="99.014912">
                <text:p>99.01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09.421568">
                <text:p>109.421568</text:p>
              </table:table-cell>
              <table:table-cell office:value-type="float" office:value="90.958336">
                <text:p>90.958336</text:p>
              </table:table-cell>
              <table:table-cell office:value-type="float" office:value="98.891264">
                <text:p>98.89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09.486336">
                <text:p>109.486336</text:p>
              </table:table-cell>
              <table:table-cell office:value-type="float" office:value="90.850304">
                <text:p>90.850304</text:p>
              </table:table-cell>
              <table:table-cell office:value-type="float" office:value="99.14368">
                <text:p>99.1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0.68288">
                <text:p>110.68288</text:p>
              </table:table-cell>
              <table:table-cell office:value-type="float" office:value="90.481664">
                <text:p>90.481664</text:p>
              </table:table-cell>
              <table:table-cell office:value-type="float" office:value="99.15904">
                <text:p>99.1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1.744">
                <text:p>111.744</text:p>
              </table:table-cell>
              <table:table-cell office:value-type="float" office:value="90.175232">
                <text:p>90.175232</text:p>
              </table:table-cell>
              <table:table-cell office:value-type="float" office:value="99.052032">
                <text:p>99.05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2.42496">
                <text:p>112.42496</text:p>
              </table:table-cell>
              <table:table-cell office:value-type="float" office:value="90.06848">
                <text:p>90.06848</text:p>
              </table:table-cell>
              <table:table-cell office:value-type="float" office:value="99.9296">
                <text:p>99.9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3.97504">
                <text:p>113.97504</text:p>
              </table:table-cell>
              <table:table-cell office:value-type="float" office:value="90.225152">
                <text:p>90.225152</text:p>
              </table:table-cell>
              <table:table-cell office:value-type="float" office:value="104.60288">
                <text:p>104.6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5.442176">
                <text:p>115.442176</text:p>
              </table:table-cell>
              <table:table-cell office:value-type="float" office:value="91.392">
                <text:p>91.392</text:p>
              </table:table-cell>
              <table:table-cell office:value-type="float" office:value="107.406336">
                <text:p>107.40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7.538304">
                <text:p>117.538304</text:p>
              </table:table-cell>
              <table:table-cell office:value-type="float" office:value="92.142592">
                <text:p>92.142592</text:p>
              </table:table-cell>
              <table:table-cell office:value-type="float" office:value="112.609792">
                <text:p>112.60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7.75872">
                <text:p>117.75872</text:p>
              </table:table-cell>
              <table:table-cell office:value-type="float" office:value="93.957888">
                <text:p>93.957888</text:p>
              </table:table-cell>
              <table:table-cell office:value-type="float" office:value="114.509568">
                <text:p>114.509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8.003712">
                <text:p>118.003712</text:p>
              </table:table-cell>
              <table:table-cell office:value-type="float" office:value="95.425792">
                <text:p>95.425792</text:p>
              </table:table-cell>
              <table:table-cell office:value-type="float" office:value="115.91424">
                <text:p>115.9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9.889408">
                <text:p>119.889408</text:p>
              </table:table-cell>
              <table:table-cell office:value-type="float" office:value="96.485376">
                <text:p>96.485376</text:p>
              </table:table-cell>
              <table:table-cell office:value-type="float" office:value="116.733184">
                <text:p>116.73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21.293824">
                <text:p>121.293824</text:p>
              </table:table-cell>
              <table:table-cell office:value-type="float" office:value="99.374592">
                <text:p>99.374592</text:p>
              </table:table-cell>
              <table:table-cell office:value-type="float" office:value="117.134336">
                <text:p>117.13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22.819328">
                <text:p>122.819328</text:p>
              </table:table-cell>
              <table:table-cell office:value-type="float" office:value="99.233792">
                <text:p>99.233792</text:p>
              </table:table-cell>
              <table:table-cell office:value-type="float" office:value="118.108928">
                <text:p>118.10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3.498752">
                <text:p>123.498752</text:p>
              </table:table-cell>
              <table:table-cell office:value-type="float" office:value="99.49184">
                <text:p>99.49184</text:p>
              </table:table-cell>
              <table:table-cell office:value-type="float" office:value="118.790912">
                <text:p>118.79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23.596544">
                <text:p>123.596544</text:p>
              </table:table-cell>
              <table:table-cell office:value-type="float" office:value="100.301312">
                <text:p>100.301312</text:p>
              </table:table-cell>
              <table:table-cell office:value-type="float" office:value="120.51968">
                <text:p>120.5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23.873536">
                <text:p>123.873536</text:p>
              </table:table-cell>
              <table:table-cell office:value-type="float" office:value="101.727232">
                <text:p>101.727232</text:p>
              </table:table-cell>
              <table:table-cell office:value-type="float" office:value="121.241856">
                <text:p>121.24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25.38112">
                <text:p>125.38112</text:p>
              </table:table-cell>
              <table:table-cell office:value-type="float" office:value="102.82496">
                <text:p>102.82496</text:p>
              </table:table-cell>
              <table:table-cell office:value-type="float" office:value="121.798656">
                <text:p>121.798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5.770752">
                <text:p>125.770752</text:p>
              </table:table-cell>
              <table:table-cell office:value-type="float" office:value="103.929088">
                <text:p>103.929088</text:p>
              </table:table-cell>
              <table:table-cell office:value-type="float" office:value="121.670144">
                <text:p>121.67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26.882816">
                <text:p>126.882816</text:p>
              </table:table-cell>
              <table:table-cell office:value-type="float" office:value="105.387008">
                <text:p>105.387008</text:p>
              </table:table-cell>
              <table:table-cell office:value-type="float" office:value="121.752064">
                <text:p>121.75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26.900224">
                <text:p>126.900224</text:p>
              </table:table-cell>
              <table:table-cell office:value-type="float" office:value="106.905856">
                <text:p>106.905856</text:p>
              </table:table-cell>
              <table:table-cell office:value-type="float" office:value="121.549568">
                <text:p>121.549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27.175168">
                <text:p>127.175168</text:p>
              </table:table-cell>
              <table:table-cell office:value-type="float" office:value="107.619072">
                <text:p>107.619072</text:p>
              </table:table-cell>
              <table:table-cell office:value-type="float" office:value="121.703936">
                <text:p>121.70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28.412928">
                <text:p>128.412928</text:p>
              </table:table-cell>
              <table:table-cell office:value-type="float" office:value="109.42208">
                <text:p>109.42208</text:p>
              </table:table-cell>
              <table:table-cell office:value-type="float" office:value="121.613056">
                <text:p>121.61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28.462336">
                <text:p>128.462336</text:p>
              </table:table-cell>
              <table:table-cell office:value-type="float" office:value="110.139904">
                <text:p>110.139904</text:p>
              </table:table-cell>
              <table:table-cell office:value-type="float" office:value="121.628928">
                <text:p>121.62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29.979392">
                <text:p>129.979392</text:p>
              </table:table-cell>
              <table:table-cell office:value-type="float" office:value="110.454784">
                <text:p>110.454784</text:p>
              </table:table-cell>
              <table:table-cell office:value-type="float" office:value="121.950976">
                <text:p>121.95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31.039744">
                <text:p>131.039744</text:p>
              </table:table-cell>
              <table:table-cell office:value-type="float" office:value="111.60064">
                <text:p>111.60064</text:p>
              </table:table-cell>
              <table:table-cell office:value-type="float" office:value="129.35808">
                <text:p>129.3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32.499968">
                <text:p>132.499968</text:p>
              </table:table-cell>
              <table:table-cell office:value-type="float" office:value="113.785344">
                <text:p>113.785344</text:p>
              </table:table-cell>
              <table:table-cell office:value-type="float" office:value="129.376768">
                <text:p>129.37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32.725504">
                <text:p>132.725504</text:p>
              </table:table-cell>
              <table:table-cell office:value-type="float" office:value="115.238912">
                <text:p>115.238912</text:p>
              </table:table-cell>
              <table:table-cell office:value-type="float" office:value="129.669888">
                <text:p>129.66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3.618176">
                <text:p>133.618176</text:p>
              </table:table-cell>
              <table:table-cell office:value-type="float" office:value="116.731904">
                <text:p>116.731904</text:p>
              </table:table-cell>
              <table:table-cell office:value-type="float" office:value="129.84064">
                <text:p>129.8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33.98912">
                <text:p>133.98912</text:p>
              </table:table-cell>
              <table:table-cell office:value-type="float" office:value="117.52192">
                <text:p>117.52192</text:p>
              </table:table-cell>
              <table:table-cell office:value-type="float" office:value="130.183168">
                <text:p>130.18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35.368448">
                <text:p>135.368448</text:p>
              </table:table-cell>
              <table:table-cell office:value-type="float" office:value="117.888">
                <text:p>117.888</text:p>
              </table:table-cell>
              <table:table-cell office:value-type="float" office:value="137.709056">
                <text:p>137.70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36.870144">
                <text:p>136.870144</text:p>
              </table:table-cell>
              <table:table-cell office:value-type="float" office:value="118.619904">
                <text:p>118.619904</text:p>
              </table:table-cell>
              <table:table-cell office:value-type="float" office:value="137.92384">
                <text:p>137.9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39.0592">
                <text:p>139.0592</text:p>
              </table:table-cell>
              <table:table-cell office:value-type="float" office:value="119.24608">
                <text:p>119.24608</text:p>
              </table:table-cell>
              <table:table-cell office:value-type="float" office:value="138.095872">
                <text:p>138.09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39.711744">
                <text:p>139.711744</text:p>
              </table:table-cell>
              <table:table-cell office:value-type="float" office:value="120.145152">
                <text:p>120.145152</text:p>
              </table:table-cell>
              <table:table-cell office:value-type="float" office:value="139.218432">
                <text:p>139.21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41.666048">
                <text:p>141.666048</text:p>
              </table:table-cell>
              <table:table-cell office:value-type="float" office:value="120.41728">
                <text:p>120.41728</text:p>
              </table:table-cell>
              <table:table-cell office:value-type="float" office:value="140.364032">
                <text:p>140.36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42.011648">
                <text:p>142.011648</text:p>
              </table:table-cell>
              <table:table-cell office:value-type="float" office:value="121.54496">
                <text:p>121.54496</text:p>
              </table:table-cell>
              <table:table-cell office:value-type="float" office:value="140.617728">
                <text:p>140.61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44.212992">
                <text:p>144.212992</text:p>
              </table:table-cell>
              <table:table-cell office:value-type="float" office:value="122.162176">
                <text:p>122.162176</text:p>
              </table:table-cell>
              <table:table-cell office:value-type="float" office:value="142.154752">
                <text:p>142.15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44.341504">
                <text:p>144.341504</text:p>
              </table:table-cell>
              <table:table-cell office:value-type="float" office:value="123.302912">
                <text:p>123.302912</text:p>
              </table:table-cell>
              <table:table-cell office:value-type="float" office:value="142.91584">
                <text:p>142.9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44.669952">
                <text:p>144.669952</text:p>
              </table:table-cell>
              <table:table-cell office:value-type="float" office:value="124.390144">
                <text:p>124.390144</text:p>
              </table:table-cell>
              <table:table-cell office:value-type="float" office:value="143.6608">
                <text:p>143.6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46.077696">
                <text:p>146.077696</text:p>
              </table:table-cell>
              <table:table-cell office:value-type="float" office:value="124.48512">
                <text:p>124.48512</text:p>
              </table:table-cell>
              <table:table-cell office:value-type="float" office:value="143.834624">
                <text:p>143.83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47.464448">
                <text:p>147.464448</text:p>
              </table:table-cell>
              <table:table-cell office:value-type="float" office:value="125.483776">
                <text:p>125.483776</text:p>
              </table:table-cell>
              <table:table-cell office:value-type="float" office:value="144.01792">
                <text:p>144.0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47.52384">
                <text:p>147.52384</text:p>
              </table:table-cell>
              <table:table-cell office:value-type="float" office:value="127.578112">
                <text:p>127.578112</text:p>
              </table:table-cell>
              <table:table-cell office:value-type="float" office:value="144.964096">
                <text:p>144.96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47.417088">
                <text:p>147.417088</text:p>
              </table:table-cell>
              <table:table-cell office:value-type="float" office:value="127.773184">
                <text:p>127.773184</text:p>
              </table:table-cell>
              <table:table-cell office:value-type="float" office:value="146.402304">
                <text:p>146.40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47.362304">
                <text:p>147.362304</text:p>
              </table:table-cell>
              <table:table-cell office:value-type="float" office:value="127.718144">
                <text:p>127.718144</text:p>
              </table:table-cell>
              <table:table-cell office:value-type="float" office:value="147.805184">
                <text:p>147.80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47.23584">
                <text:p>147.23584</text:p>
              </table:table-cell>
              <table:table-cell office:value-type="float" office:value="127.56992">
                <text:p>127.56992</text:p>
              </table:table-cell>
              <table:table-cell office:value-type="float" office:value="147.85408">
                <text:p>147.85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47.136512">
                <text:p>147.136512</text:p>
              </table:table-cell>
              <table:table-cell office:value-type="float" office:value="127.385088">
                <text:p>127.385088</text:p>
              </table:table-cell>
              <table:table-cell office:value-type="float" office:value="149.043456">
                <text:p>149.04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46.977792">
                <text:p>146.977792</text:p>
              </table:table-cell>
              <table:table-cell office:value-type="float" office:value="127.235328">
                <text:p>127.235328</text:p>
              </table:table-cell>
              <table:table-cell office:value-type="float" office:value="149.159168">
                <text:p>149.15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46.831872">
                <text:p>146.831872</text:p>
              </table:table-cell>
              <table:table-cell office:value-type="float" office:value="126.93504">
                <text:p>126.93504</text:p>
              </table:table-cell>
              <table:table-cell office:value-type="float" office:value="150.256128">
                <text:p>150.25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6.80576">
                <text:p>146.80576</text:p>
              </table:table-cell>
              <table:table-cell office:value-type="float" office:value="126.748672">
                <text:p>126.748672</text:p>
              </table:table-cell>
              <table:table-cell office:value-type="float" office:value="150.427392">
                <text:p>150.427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7.622912">
                <text:p>147.622912</text:p>
              </table:table-cell>
              <table:table-cell office:value-type="float" office:value="126.670336">
                <text:p>126.670336</text:p>
              </table:table-cell>
              <table:table-cell office:value-type="float" office:value="152.312064">
                <text:p>152.31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47.79136">
                <text:p>147.79136</text:p>
              </table:table-cell>
              <table:table-cell office:value-type="float" office:value="126.381056">
                <text:p>126.381056</text:p>
              </table:table-cell>
              <table:table-cell office:value-type="float" office:value="152.466944">
                <text:p>152.46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47.642112">
                <text:p>147.642112</text:p>
              </table:table-cell>
              <table:table-cell office:value-type="float" office:value="126.148096">
                <text:p>126.148096</text:p>
              </table:table-cell>
              <table:table-cell office:value-type="float" office:value="152.944896">
                <text:p>152.94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47.561216">
                <text:p>147.561216</text:p>
              </table:table-cell>
              <table:table-cell office:value-type="float" office:value="125.94432">
                <text:p>125.94432</text:p>
              </table:table-cell>
              <table:table-cell office:value-type="float" office:value="153.636352">
                <text:p>153.63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47.271168">
                <text:p>147.271168</text:p>
              </table:table-cell>
              <table:table-cell office:value-type="float" office:value="125.969152">
                <text:p>125.969152</text:p>
              </table:table-cell>
              <table:table-cell office:value-type="float" office:value="153.601536">
                <text:p>153.60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46.963712">
                <text:p>146.963712</text:p>
              </table:table-cell>
              <table:table-cell office:value-type="float" office:value="125.87264">
                <text:p>125.87264</text:p>
              </table:table-cell>
              <table:table-cell office:value-type="float" office:value="152.83712">
                <text:p>152.8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46.869504">
                <text:p>146.869504</text:p>
              </table:table-cell>
              <table:table-cell office:value-type="float" office:value="126.257408">
                <text:p>126.257408</text:p>
              </table:table-cell>
              <table:table-cell office:value-type="float" office:value="152.203008">
                <text:p>152.20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46.734592">
                <text:p>146.734592</text:p>
              </table:table-cell>
              <table:table-cell office:value-type="float" office:value="126.048768">
                <text:p>126.048768</text:p>
              </table:table-cell>
              <table:table-cell office:value-type="float" office:value="152.075776">
                <text:p>152.07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46.866944">
                <text:p>146.866944</text:p>
              </table:table-cell>
              <table:table-cell office:value-type="float" office:value="130.415872">
                <text:p>130.415872</text:p>
              </table:table-cell>
              <table:table-cell office:value-type="float" office:value="152.408064">
                <text:p>152.40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47.652608">
                <text:p>147.652608</text:p>
              </table:table-cell>
              <table:table-cell office:value-type="float" office:value="130.269696">
                <text:p>130.269696</text:p>
              </table:table-cell>
              <table:table-cell office:value-type="float" office:value="152.561152">
                <text:p>152.56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47.752448">
                <text:p>147.752448</text:p>
              </table:table-cell>
              <table:table-cell office:value-type="float" office:value="130.462976">
                <text:p>130.462976</text:p>
              </table:table-cell>
              <table:table-cell office:value-type="float" office:value="154.84416">
                <text:p>154.8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47.910912">
                <text:p>147.910912</text:p>
              </table:table-cell>
              <table:table-cell office:value-type="float" office:value="130.803712">
                <text:p>130.803712</text:p>
              </table:table-cell>
              <table:table-cell office:value-type="float" office:value="154.931712">
                <text:p>154.93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47.83488">
                <text:p>147.83488</text:p>
              </table:table-cell>
              <table:table-cell office:value-type="float" office:value="130.86464">
                <text:p>130.86464</text:p>
              </table:table-cell>
              <table:table-cell office:value-type="float" office:value="155.263232">
                <text:p>155.26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47.547904">
                <text:p>147.547904</text:p>
              </table:table-cell>
              <table:table-cell office:value-type="float" office:value="130.798848">
                <text:p>130.798848</text:p>
              </table:table-cell>
              <table:table-cell office:value-type="float" office:value="155.44576">
                <text:p>155.4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47.378944">
                <text:p>147.378944</text:p>
              </table:table-cell>
              <table:table-cell office:value-type="float" office:value="130.67392">
                <text:p>130.67392</text:p>
              </table:table-cell>
              <table:table-cell office:value-type="float" office:value="155.36768">
                <text:p>155.3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47.90016">
                <text:p>147.90016</text:p>
              </table:table-cell>
              <table:table-cell office:value-type="float" office:value="130.801152">
                <text:p>130.801152</text:p>
              </table:table-cell>
              <table:table-cell office:value-type="float" office:value="155.376896">
                <text:p>155.376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48.507904">
                <text:p>148.507904</text:p>
              </table:table-cell>
              <table:table-cell office:value-type="float" office:value="130.660096">
                <text:p>130.660096</text:p>
              </table:table-cell>
              <table:table-cell office:value-type="float" office:value="155.637248">
                <text:p>155.637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48.765952">
                <text:p>148.765952</text:p>
              </table:table-cell>
              <table:table-cell office:value-type="float" office:value="130.648064">
                <text:p>130.648064</text:p>
              </table:table-cell>
              <table:table-cell office:value-type="float" office:value="156.903936">
                <text:p>156.90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48.701184">
                <text:p>148.701184</text:p>
              </table:table-cell>
              <table:table-cell office:value-type="float" office:value="130.447616">
                <text:p>130.447616</text:p>
              </table:table-cell>
              <table:table-cell office:value-type="float" office:value="156.914176">
                <text:p>156.91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48.57984">
                <text:p>148.57984</text:p>
              </table:table-cell>
              <table:table-cell office:value-type="float" office:value="130.150912">
                <text:p>130.150912</text:p>
              </table:table-cell>
              <table:table-cell office:value-type="float" office:value="158.3168">
                <text:p>158.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48.43392">
                <text:p>148.43392</text:p>
              </table:table-cell>
              <table:table-cell office:value-type="float" office:value="129.857024">
                <text:p>129.857024</text:p>
              </table:table-cell>
              <table:table-cell office:value-type="float" office:value="158.943232">
                <text:p>158.94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48.423936">
                <text:p>148.423936</text:p>
              </table:table-cell>
              <table:table-cell office:value-type="float" office:value="129.7792">
                <text:p>129.7792</text:p>
              </table:table-cell>
              <table:table-cell office:value-type="float" office:value="160.94976">
                <text:p>160.9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48.237568">
                <text:p>148.237568</text:p>
              </table:table-cell>
              <table:table-cell office:value-type="float" office:value="129.481984">
                <text:p>129.481984</text:p>
              </table:table-cell>
              <table:table-cell office:value-type="float" office:value="161.153792">
                <text:p>161.15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48.115968">
                <text:p>148.115968</text:p>
              </table:table-cell>
              <table:table-cell office:value-type="float" office:value="129.184">
                <text:p>129.184</text:p>
              </table:table-cell>
              <table:table-cell office:value-type="float" office:value="162.678784">
                <text:p>162.678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48.021248">
                <text:p>148.021248</text:p>
              </table:table-cell>
              <table:table-cell office:value-type="float" office:value="128.881408">
                <text:p>128.881408</text:p>
              </table:table-cell>
              <table:table-cell office:value-type="float" office:value="164.765952">
                <text:p>164.76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47.732992">
                <text:p>147.732992</text:p>
              </table:table-cell>
              <table:table-cell office:value-type="float" office:value="128.794112">
                <text:p>128.794112</text:p>
              </table:table-cell>
              <table:table-cell office:value-type="float" office:value="166.587904">
                <text:p>166.58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47.528192">
                <text:p>147.528192</text:p>
              </table:table-cell>
              <table:table-cell office:value-type="float" office:value="128.498688">
                <text:p>128.498688</text:p>
              </table:table-cell>
              <table:table-cell office:value-type="float" office:value="168.405248">
                <text:p>168.40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47.463936">
                <text:p>147.463936</text:p>
              </table:table-cell>
              <table:table-cell office:value-type="float" office:value="128.162048">
                <text:p>128.162048</text:p>
              </table:table-cell>
              <table:table-cell office:value-type="float" office:value="169.504768">
                <text:p>169.50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48.414464">
                <text:p>148.414464</text:p>
              </table:table-cell>
              <table:table-cell office:value-type="float" office:value="128.030976">
                <text:p>128.030976</text:p>
              </table:table-cell>
              <table:table-cell office:value-type="float" office:value="171.035904">
                <text:p>171.03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0.89408">
                <text:p>150.89408</text:p>
              </table:table-cell>
              <table:table-cell office:value-type="float" office:value="127.3728">
                <text:p>127.3728</text:p>
              </table:table-cell>
              <table:table-cell office:value-type="float" office:value="172.403968">
                <text:p>172.40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51.030016">
                <text:p>151.030016</text:p>
              </table:table-cell>
              <table:table-cell office:value-type="float" office:value="127.26528">
                <text:p>127.26528</text:p>
              </table:table-cell>
              <table:table-cell office:value-type="float" office:value="173.475072">
                <text:p>173.47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51.298048">
                <text:p>151.298048</text:p>
              </table:table-cell>
              <table:table-cell office:value-type="float" office:value="127.159552">
                <text:p>127.159552</text:p>
              </table:table-cell>
              <table:table-cell office:value-type="float" office:value="174.18624">
                <text:p>174.18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53.22496">
                <text:p>153.22496</text:p>
              </table:table-cell>
              <table:table-cell office:value-type="float" office:value="127.065856">
                <text:p>127.065856</text:p>
              </table:table-cell>
              <table:table-cell office:value-type="float" office:value="173.863168">
                <text:p>173.86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53.868288">
                <text:p>153.868288</text:p>
              </table:table-cell>
              <table:table-cell office:value-type="float" office:value="127.29984">
                <text:p>127.29984</text:p>
              </table:table-cell>
              <table:table-cell office:value-type="float" office:value="174.67008">
                <text:p>174.6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55.350016">
                <text:p>155.350016</text:p>
              </table:table-cell>
              <table:table-cell office:value-type="float" office:value="127.229184">
                <text:p>127.229184</text:p>
              </table:table-cell>
              <table:table-cell office:value-type="float" office:value="175.899136">
                <text:p>175.89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56.925696">
                <text:p>156.925696</text:p>
              </table:table-cell>
              <table:table-cell office:value-type="float" office:value="127.135488">
                <text:p>127.135488</text:p>
              </table:table-cell>
              <table:table-cell office:value-type="float" office:value="176.152832">
                <text:p>176.15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59.046144">
                <text:p>159.046144</text:p>
              </table:table-cell>
              <table:table-cell office:value-type="float" office:value="127.043328">
                <text:p>127.043328</text:p>
              </table:table-cell>
              <table:table-cell office:value-type="float" office:value="176.246784">
                <text:p>176.24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9.192832">
                <text:p>159.192832</text:p>
              </table:table-cell>
              <table:table-cell office:value-type="float" office:value="126.913024">
                <text:p>126.913024</text:p>
              </table:table-cell>
              <table:table-cell office:value-type="float" office:value="176.933888">
                <text:p>176.93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60.210432">
                <text:p>160.210432</text:p>
              </table:table-cell>
              <table:table-cell office:value-type="float" office:value="126.623488">
                <text:p>126.623488</text:p>
              </table:table-cell>
              <table:table-cell office:value-type="float" office:value="177.71776">
                <text:p>177.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0.820736">
                <text:p>160.820736</text:p>
              </table:table-cell>
              <table:table-cell office:value-type="float" office:value="126.409984">
                <text:p>126.409984</text:p>
              </table:table-cell>
              <table:table-cell office:value-type="float" office:value="177.972224">
                <text:p>177.97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62.70208">
                <text:p>162.70208</text:p>
              </table:table-cell>
              <table:table-cell office:value-type="float" office:value="126.11456">
                <text:p>126.11456</text:p>
              </table:table-cell>
              <table:table-cell office:value-type="float" office:value="177.872128">
                <text:p>177.87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64.563712">
                <text:p>164.563712</text:p>
              </table:table-cell>
              <table:table-cell office:value-type="float" office:value="125.939712">
                <text:p>125.939712</text:p>
              </table:table-cell>
              <table:table-cell office:value-type="float" office:value="177.825024">
                <text:p>177.82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64.82816">
                <text:p>164.82816</text:p>
              </table:table-cell>
              <table:table-cell office:value-type="float" office:value="125.790976">
                <text:p>125.790976</text:p>
              </table:table-cell>
              <table:table-cell office:value-type="float" office:value="179.156992">
                <text:p>179.15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66.368">
                <text:p>166.368</text:p>
              </table:table-cell>
              <table:table-cell office:value-type="float" office:value="125.45792">
                <text:p>125.45792</text:p>
              </table:table-cell>
              <table:table-cell office:value-type="float" office:value="179.076096">
                <text:p>179.07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70.930944">
                <text:p>170.930944</text:p>
              </table:table-cell>
              <table:table-cell office:value-type="float" office:value="125.254144">
                <text:p>125.254144</text:p>
              </table:table-cell>
              <table:table-cell office:value-type="float" office:value="179.006208">
                <text:p>179.006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74.20288">
                <text:p>174.20288</text:p>
              </table:table-cell>
              <table:table-cell office:value-type="float" office:value="125.302784">
                <text:p>125.302784</text:p>
              </table:table-cell>
              <table:table-cell office:value-type="float" office:value="178.832896">
                <text:p>178.83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75.66336">
                <text:p>175.66336</text:p>
              </table:table-cell>
              <table:table-cell office:value-type="float" office:value="125.21088">
                <text:p>125.21088</text:p>
              </table:table-cell>
              <table:table-cell office:value-type="float" office:value="178.69056">
                <text:p>178.6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78.831872">
                <text:p>178.831872</text:p>
              </table:table-cell>
              <table:table-cell office:value-type="float" office:value="124.921088">
                <text:p>124.921088</text:p>
              </table:table-cell>
              <table:table-cell office:value-type="float" office:value="178.591232">
                <text:p>178.59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79.122176">
                <text:p>179.122176</text:p>
              </table:table-cell>
              <table:table-cell office:value-type="float" office:value="124.626944">
                <text:p>124.626944</text:p>
              </table:table-cell>
              <table:table-cell office:value-type="float" office:value="178.605056">
                <text:p>178.60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0.618752">
                <text:p>180.618752</text:p>
              </table:table-cell>
              <table:table-cell office:value-type="float" office:value="124.527872">
                <text:p>124.527872</text:p>
              </table:table-cell>
              <table:table-cell office:value-type="float" office:value="178.882816">
                <text:p>178.88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88.816128">
                <text:p>188.816128</text:p>
              </table:table-cell>
              <table:table-cell office:value-type="float" office:value="124.233984">
                <text:p>124.233984</text:p>
              </table:table-cell>
              <table:table-cell office:value-type="float" office:value="180.272384">
                <text:p>180.27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89.920256">
                <text:p>189.920256</text:p>
              </table:table-cell>
              <table:table-cell office:value-type="float" office:value="123.894272">
                <text:p>123.894272</text:p>
              </table:table-cell>
              <table:table-cell office:value-type="float" office:value="180.192">
                <text:p>180.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90.262016">
                <text:p>190.262016</text:p>
              </table:table-cell>
              <table:table-cell office:value-type="float" office:value="123.70688">
                <text:p>123.70688</text:p>
              </table:table-cell>
              <table:table-cell office:value-type="float" office:value="180.03968">
                <text:p>180.0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91.758336">
                <text:p>191.758336</text:p>
              </table:table-cell>
              <table:table-cell office:value-type="float" office:value="123.606272">
                <text:p>123.606272</text:p>
              </table:table-cell>
              <table:table-cell office:value-type="float" office:value="179.912192">
                <text:p>179.91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97.70112">
                <text:p>197.70112</text:p>
              </table:table-cell>
              <table:table-cell office:value-type="float" office:value="123.308032">
                <text:p>123.308032</text:p>
              </table:table-cell>
              <table:table-cell office:value-type="float" office:value="179.84256">
                <text:p>179.84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00.9408">
                <text:p>200.9408</text:p>
              </table:table-cell>
              <table:table-cell office:value-type="float" office:value="122.971136">
                <text:p>122.971136</text:p>
              </table:table-cell>
              <table:table-cell office:value-type="float" office:value="179.589632">
                <text:p>179.58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01.172992">
                <text:p>201.172992</text:p>
              </table:table-cell>
              <table:table-cell office:value-type="float" office:value="122.791936">
                <text:p>122.791936</text:p>
              </table:table-cell>
              <table:table-cell office:value-type="float" office:value="179.430656">
                <text:p>179.43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02.70208">
                <text:p>202.70208</text:p>
              </table:table-cell>
              <table:table-cell office:value-type="float" office:value="122.809856">
                <text:p>122.809856</text:p>
              </table:table-cell>
              <table:table-cell office:value-type="float" office:value="179.31392">
                <text:p>179.3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08.762112">
                <text:p>208.762112</text:p>
              </table:table-cell>
              <table:table-cell office:value-type="float" office:value="122.512384">
                <text:p>122.512384</text:p>
              </table:table-cell>
              <table:table-cell office:value-type="float" office:value="179.634432">
                <text:p>179.634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9.457408">
                <text:p>209.457408</text:p>
              </table:table-cell>
              <table:table-cell office:value-type="float" office:value="123.401728">
                <text:p>123.401728</text:p>
              </table:table-cell>
              <table:table-cell office:value-type="float" office:value="179.539968">
                <text:p>179.53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11.379968">
                <text:p>211.379968</text:p>
              </table:table-cell>
              <table:table-cell office:value-type="float" office:value="123.256064">
                <text:p>123.256064</text:p>
              </table:table-cell>
              <table:table-cell office:value-type="float" office:value="179.407104">
                <text:p>179.40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13.661952">
                <text:p>213.661952</text:p>
              </table:table-cell>
              <table:table-cell office:value-type="float" office:value="122.961152">
                <text:p>122.961152</text:p>
              </table:table-cell>
              <table:table-cell office:value-type="float" office:value="179.723264">
                <text:p>179.72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21.214976">
                <text:p>221.214976</text:p>
              </table:table-cell>
              <table:table-cell office:value-type="float" office:value="122.784">
                <text:p>122.784</text:p>
              </table:table-cell>
              <table:table-cell office:value-type="float" office:value="179.899648">
                <text:p>179.89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21.494784">
                <text:p>221.494784</text:p>
              </table:table-cell>
              <table:table-cell office:value-type="float" office:value="122.588928">
                <text:p>122.588928</text:p>
              </table:table-cell>
              <table:table-cell office:value-type="float" office:value="181.199104">
                <text:p>181.19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22.966784">
                <text:p>222.966784</text:p>
              </table:table-cell>
              <table:table-cell office:value-type="float" office:value="122.28992">
                <text:p>122.28992</text:p>
              </table:table-cell>
              <table:table-cell office:value-type="float" office:value="181.339136">
                <text:p>181.33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1.21408">
                <text:p>231.21408</text:p>
              </table:table-cell>
              <table:table-cell office:value-type="float" office:value="122.107136">
                <text:p>122.107136</text:p>
              </table:table-cell>
              <table:table-cell office:value-type="float" office:value="181.72672">
                <text:p>181.7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2.157184">
                <text:p>232.157184</text:p>
              </table:table-cell>
              <table:table-cell office:value-type="float" office:value="121.967104">
                <text:p>121.967104</text:p>
              </table:table-cell>
              <table:table-cell office:value-type="float" office:value="183.529984">
                <text:p>183.52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32.442368">
                <text:p>232.442368</text:p>
              </table:table-cell>
              <table:table-cell office:value-type="float" office:value="121.672704">
                <text:p>121.672704</text:p>
              </table:table-cell>
              <table:table-cell office:value-type="float" office:value="184.972288">
                <text:p>184.97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4.020096">
                <text:p>234.020096</text:p>
              </table:table-cell>
              <table:table-cell office:value-type="float" office:value="121.496064">
                <text:p>121.496064</text:p>
              </table:table-cell>
              <table:table-cell office:value-type="float" office:value="186.414848">
                <text:p>186.414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.09472">
                <text:p>240.09472</text:p>
              </table:table-cell>
              <table:table-cell office:value-type="float" office:value="121.357056">
                <text:p>121.357056</text:p>
              </table:table-cell>
              <table:table-cell office:value-type="float" office:value="187.097088">
                <text:p>187.09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42.136064">
                <text:p>242.136064</text:p>
              </table:table-cell>
              <table:table-cell office:value-type="float" office:value="120.984064">
                <text:p>120.984064</text:p>
              </table:table-cell>
              <table:table-cell office:value-type="float" office:value="188.380672">
                <text:p>188.38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2.594816">
                <text:p>242.594816</text:p>
              </table:table-cell>
              <table:table-cell office:value-type="float" office:value="120.788736">
                <text:p>120.788736</text:p>
              </table:table-cell>
              <table:table-cell office:value-type="float" office:value="189.036288">
                <text:p>189.03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5.09184">
                <text:p>245.09184</text:p>
              </table:table-cell>
              <table:table-cell office:value-type="float" office:value="120.64512">
                <text:p>120.64512</text:p>
              </table:table-cell>
              <table:table-cell office:value-type="float" office:value="190.168576">
                <text:p>190.168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51.147264">
                <text:p>251.147264</text:p>
              </table:table-cell>
              <table:table-cell office:value-type="float" office:value="120.286976">
                <text:p>120.286976</text:p>
              </table:table-cell>
              <table:table-cell office:value-type="float" office:value="190.182912">
                <text:p>190.18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53.297152">
                <text:p>253.297152</text:p>
              </table:table-cell>
              <table:table-cell office:value-type="float" office:value="120.087296">
                <text:p>120.087296</text:p>
              </table:table-cell>
              <table:table-cell office:value-type="float" office:value="191.26912">
                <text:p>191.2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53.646848">
                <text:p>253.646848</text:p>
              </table:table-cell>
              <table:table-cell office:value-type="float" office:value="119.894784">
                <text:p>119.894784</text:p>
              </table:table-cell>
              <table:table-cell office:value-type="float" office:value="192.365056">
                <text:p>192.36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56.114688">
                <text:p>256.114688</text:p>
              </table:table-cell>
              <table:table-cell office:value-type="float" office:value="119.706368">
                <text:p>119.706368</text:p>
              </table:table-cell>
              <table:table-cell office:value-type="float" office:value="193.543936">
                <text:p>193.54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62.121216">
                <text:p>262.121216</text:p>
              </table:table-cell>
              <table:table-cell office:value-type="float" office:value="119.520768">
                <text:p>119.520768</text:p>
              </table:table-cell>
              <table:table-cell office:value-type="float" office:value="194.877184">
                <text:p>194.87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265.245184">
                <text:p>265.245184</text:p>
              </table:table-cell>
              <table:table-cell office:value-type="float" office:value="119.221248">
                <text:p>119.221248</text:p>
              </table:table-cell>
              <table:table-cell office:value-type="float" office:value="196.294656">
                <text:p>196.29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5.283072">
                <text:p>265.283072</text:p>
              </table:table-cell>
              <table:table-cell office:value-type="float" office:value="119.03488">
                <text:p>119.03488</text:p>
              </table:table-cell>
              <table:table-cell office:value-type="float" office:value="197.004288">
                <text:p>197.00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74.408704">
                <text:p>274.408704</text:p>
              </table:table-cell>
              <table:table-cell office:value-type="float" office:value="118.925056">
                <text:p>118.925056</text:p>
              </table:table-cell>
              <table:table-cell office:value-type="float" office:value="197.818368">
                <text:p>197.81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74.459904">
                <text:p>274.459904</text:p>
              </table:table-cell>
              <table:table-cell office:value-type="float" office:value="118.79424">
                <text:p>118.79424</text:p>
              </table:table-cell>
              <table:table-cell office:value-type="float" office:value="198.069248">
                <text:p>198.06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77.753088">
                <text:p>277.753088</text:p>
              </table:table-cell>
              <table:table-cell office:value-type="float" office:value="118.50496">
                <text:p>118.50496</text:p>
              </table:table-cell>
              <table:table-cell office:value-type="float" office:value="199.51872">
                <text:p>199.5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77.699328">
                <text:p>277.699328</text:p>
              </table:table-cell>
              <table:table-cell office:value-type="float" office:value="118.325248">
                <text:p>118.325248</text:p>
              </table:table-cell>
              <table:table-cell office:value-type="float" office:value="200.521984">
                <text:p>200.52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77.409792">
                <text:p>277.409792</text:p>
              </table:table-cell>
              <table:table-cell office:value-type="float" office:value="118.227456">
                <text:p>118.227456</text:p>
              </table:table-cell>
              <table:table-cell office:value-type="float" office:value="200.718592">
                <text:p>200.71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77.217792">
                <text:p>277.217792</text:p>
              </table:table-cell>
              <table:table-cell office:value-type="float" office:value="117.929984">
                <text:p>117.929984</text:p>
              </table:table-cell>
              <table:table-cell office:value-type="float" office:value="201.046016">
                <text:p>201.04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76.225792">
                <text:p>276.225792</text:p>
              </table:table-cell>
              <table:table-cell office:value-type="float" office:value="117.633792">
                <text:p>117.633792</text:p>
              </table:table-cell>
              <table:table-cell office:value-type="float" office:value="200.95488">
                <text:p>200.9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75.867648">
                <text:p>275.867648</text:p>
              </table:table-cell>
              <table:table-cell office:value-type="float" office:value="117.449472">
                <text:p>117.449472</text:p>
              </table:table-cell>
              <table:table-cell office:value-type="float" office:value="200.909312">
                <text:p>200.90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75.781888">
                <text:p>275.781888</text:p>
              </table:table-cell>
              <table:table-cell office:value-type="float" office:value="117.185024">
                <text:p>117.185024</text:p>
              </table:table-cell>
              <table:table-cell office:value-type="float" office:value="200.905984">
                <text:p>200.90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76.201216">
                <text:p>276.201216</text:p>
              </table:table-cell>
              <table:table-cell office:value-type="float" office:value="118.315776">
                <text:p>118.315776</text:p>
              </table:table-cell>
              <table:table-cell office:value-type="float" office:value="200.620032">
                <text:p>200.62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76.274944">
                <text:p>276.274944</text:p>
              </table:table-cell>
              <table:table-cell office:value-type="float" office:value="118.665216">
                <text:p>118.665216</text:p>
              </table:table-cell>
              <table:table-cell office:value-type="float" office:value="200.276224">
                <text:p>200.27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75.910912">
                <text:p>275.910912</text:p>
              </table:table-cell>
              <table:table-cell office:value-type="float" office:value="118.542848">
                <text:p>118.542848</text:p>
              </table:table-cell>
              <table:table-cell office:value-type="float" office:value="200.15488">
                <text:p>200.1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75.606272">
                <text:p>275.606272</text:p>
              </table:table-cell>
              <table:table-cell office:value-type="float" office:value="118.255104">
                <text:p>118.255104</text:p>
              </table:table-cell>
              <table:table-cell office:value-type="float" office:value="200.0256">
                <text:p>200.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75.454464">
                <text:p>275.454464</text:p>
              </table:table-cell>
              <table:table-cell office:value-type="float" office:value="118.030336">
                <text:p>118.030336</text:p>
              </table:table-cell>
              <table:table-cell office:value-type="float" office:value="199.923968">
                <text:p>199.92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75.131904">
                <text:p>275.131904</text:p>
              </table:table-cell>
              <table:table-cell office:value-type="float" office:value="117.887744">
                <text:p>117.887744</text:p>
              </table:table-cell>
              <table:table-cell office:value-type="float" office:value="202.25408">
                <text:p>202.25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75.403776">
                <text:p>275.403776</text:p>
              </table:table-cell>
              <table:table-cell office:value-type="float" office:value="117.590528">
                <text:p>117.590528</text:p>
              </table:table-cell>
              <table:table-cell office:value-type="float" office:value="203.731968">
                <text:p>203.73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11.700992">
                <text:p>311.700992</text:p>
              </table:table-cell>
              <table:table-cell office:value-type="float" office:value="117.414144">
                <text:p>117.414144</text:p>
              </table:table-cell>
              <table:table-cell office:value-type="float" office:value="204.49536">
                <text:p>204.49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11.640064">
                <text:p>311.640064</text:p>
              </table:table-cell>
              <table:table-cell office:value-type="float" office:value="117.101312">
                <text:p>117.101312</text:p>
              </table:table-cell>
              <table:table-cell office:value-type="float" office:value="205.91104">
                <text:p>205.9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12.126208">
                <text:p>312.126208</text:p>
              </table:table-cell>
              <table:table-cell office:value-type="float" office:value="116.9152">
                <text:p>116.9152</text:p>
              </table:table-cell>
              <table:table-cell office:value-type="float" office:value="206.633984">
                <text:p>206.63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2.022528">
                <text:p>312.022528</text:p>
              </table:table-cell>
              <table:table-cell office:value-type="float" office:value="117.835008">
                <text:p>117.835008</text:p>
              </table:table-cell>
              <table:table-cell office:value-type="float" office:value="206.667264">
                <text:p>206.66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12.23936">
                <text:p>312.23936</text:p>
              </table:table-cell>
              <table:table-cell office:value-type="float" office:value="117.81504">
                <text:p>117.81504</text:p>
              </table:table-cell>
              <table:table-cell office:value-type="float" office:value="208.52224">
                <text:p>208.5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12.288768">
                <text:p>312.288768</text:p>
              </table:table-cell>
              <table:table-cell office:value-type="float" office:value="118.32704">
                <text:p>118.32704</text:p>
              </table:table-cell>
              <table:table-cell office:value-type="float" office:value="209.204224">
                <text:p>209.20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12.368896">
                <text:p>312.368896</text:p>
              </table:table-cell>
              <table:table-cell office:value-type="float" office:value="118.735104">
                <text:p>118.735104</text:p>
              </table:table-cell>
              <table:table-cell office:value-type="float" office:value="211.416576">
                <text:p>211.41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12.27904">
                <text:p>312.27904</text:p>
              </table:table-cell>
              <table:table-cell office:value-type="float" office:value="118.576128">
                <text:p>118.576128</text:p>
              </table:table-cell>
              <table:table-cell office:value-type="float" office:value="212.123392">
                <text:p>212.12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11.953408">
                <text:p>311.953408</text:p>
              </table:table-cell>
              <table:table-cell office:value-type="float" office:value="120.4608">
                <text:p>120.4608</text:p>
              </table:table-cell>
              <table:table-cell office:value-type="float" office:value="213.639168">
                <text:p>213.63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11.847936">
                <text:p>311.847936</text:p>
              </table:table-cell>
              <table:table-cell office:value-type="float" office:value="120.78592">
                <text:p>120.78592</text:p>
              </table:table-cell>
              <table:table-cell office:value-type="float" office:value="213.695232">
                <text:p>213.69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11.297792">
                <text:p>311.297792</text:p>
              </table:table-cell>
              <table:table-cell office:value-type="float" office:value="121.604352">
                <text:p>121.604352</text:p>
              </table:table-cell>
              <table:table-cell office:value-type="float" office:value="215.064064">
                <text:p>215.06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10.979328">
                <text:p>310.979328</text:p>
              </table:table-cell>
              <table:table-cell office:value-type="float" office:value="121.466112">
                <text:p>121.466112</text:p>
              </table:table-cell>
              <table:table-cell office:value-type="float" office:value="215.208704">
                <text:p>215.20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10.761984">
                <text:p>310.761984</text:p>
              </table:table-cell>
              <table:table-cell office:value-type="float" office:value="123.403776">
                <text:p>123.403776</text:p>
              </table:table-cell>
              <table:table-cell office:value-type="float" office:value="216.258304">
                <text:p>216.25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0.60096">
                <text:p>310.60096</text:p>
              </table:table-cell>
              <table:table-cell office:value-type="float" office:value="124.155136">
                <text:p>124.155136</text:p>
              </table:table-cell>
              <table:table-cell office:value-type="float" office:value="216.600832">
                <text:p>216.600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11.084032">
                <text:p>311.084032</text:p>
              </table:table-cell>
              <table:table-cell office:value-type="float" office:value="125.590784">
                <text:p>125.590784</text:p>
              </table:table-cell>
              <table:table-cell office:value-type="float" office:value="216.635904">
                <text:p>216.63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10.979072">
                <text:p>310.979072</text:p>
              </table:table-cell>
              <table:table-cell office:value-type="float" office:value="127.126016">
                <text:p>127.126016</text:p>
              </table:table-cell>
              <table:table-cell office:value-type="float" office:value="217.022976">
                <text:p>217.02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10.883328">
                <text:p>310.883328</text:p>
              </table:table-cell>
              <table:table-cell office:value-type="float" office:value="127.862784">
                <text:p>127.862784</text:p>
              </table:table-cell>
              <table:table-cell office:value-type="float" office:value="216.9088">
                <text:p>216.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10.714112">
                <text:p>310.714112</text:p>
              </table:table-cell>
              <table:table-cell office:value-type="float" office:value="128.927744">
                <text:p>128.927744</text:p>
              </table:table-cell>
              <table:table-cell office:value-type="float" office:value="216.754944">
                <text:p>216.75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10.594048">
                <text:p>310.594048</text:p>
              </table:table-cell>
              <table:table-cell office:value-type="float" office:value="129.280768">
                <text:p>129.280768</text:p>
              </table:table-cell>
              <table:table-cell office:value-type="float" office:value="217.13792">
                <text:p>217.1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310.283776">
                <text:p>310.283776</text:p>
              </table:table-cell>
              <table:table-cell office:value-type="float" office:value="131.027712">
                <text:p>131.027712</text:p>
              </table:table-cell>
              <table:table-cell office:value-type="float" office:value="217.05984">
                <text:p>217.0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310.224896">
                <text:p>310.224896</text:p>
              </table:table-cell>
              <table:table-cell office:value-type="float" office:value="131.133952">
                <text:p>131.133952</text:p>
              </table:table-cell>
              <table:table-cell office:value-type="float" office:value="216.753152">
                <text:p>216.75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10.144">
                <text:p>310.144</text:p>
              </table:table-cell>
              <table:table-cell office:value-type="float" office:value="130.990592">
                <text:p>130.990592</text:p>
              </table:table-cell>
              <table:table-cell office:value-type="float" office:value="217.862144">
                <text:p>217.86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309.848064">
                <text:p>309.848064</text:p>
              </table:table-cell>
              <table:table-cell office:value-type="float" office:value="130.860032">
                <text:p>130.860032</text:p>
              </table:table-cell>
              <table:table-cell office:value-type="float" office:value="219.540992">
                <text:p>219.54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9.549824">
                <text:p>309.549824</text:p>
              </table:table-cell>
              <table:table-cell office:value-type="float" office:value="130.519808">
                <text:p>130.519808</text:p>
              </table:table-cell>
              <table:table-cell office:value-type="float" office:value="220.274176">
                <text:p>220.27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09.333248">
                <text:p>309.333248</text:p>
              </table:table-cell>
              <table:table-cell office:value-type="float" office:value="130.310912">
                <text:p>130.310912</text:p>
              </table:table-cell>
              <table:table-cell office:value-type="float" office:value="221.448704">
                <text:p>221.44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09.207808">
                <text:p>309.207808</text:p>
              </table:table-cell>
              <table:table-cell office:value-type="float" office:value="132.681216">
                <text:p>132.681216</text:p>
              </table:table-cell>
              <table:table-cell office:value-type="float" office:value="221.54752">
                <text:p>221.5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09.044992">
                <text:p>309.044992</text:p>
              </table:table-cell>
              <table:table-cell office:value-type="float" office:value="133.016832">
                <text:p>133.016832</text:p>
              </table:table-cell>
              <table:table-cell office:value-type="float" office:value="223.3856">
                <text:p>223.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09.292032">
                <text:p>309.292032</text:p>
              </table:table-cell>
              <table:table-cell office:value-type="float" office:value="134.161152">
                <text:p>134.161152</text:p>
              </table:table-cell>
              <table:table-cell office:value-type="float" office:value="223.449344">
                <text:p>223.44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09.39008">
                <text:p>309.39008</text:p>
              </table:table-cell>
              <table:table-cell office:value-type="float" office:value="134.495488">
                <text:p>134.495488</text:p>
              </table:table-cell>
              <table:table-cell office:value-type="float" office:value="224.612096">
                <text:p>224.61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09.250048">
                <text:p>309.250048</text:p>
              </table:table-cell>
              <table:table-cell office:value-type="float" office:value="134.882816">
                <text:p>134.882816</text:p>
              </table:table-cell>
              <table:table-cell office:value-type="float" office:value="224.671232">
                <text:p>224.67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09.089024">
                <text:p>309.089024</text:p>
              </table:table-cell>
              <table:table-cell office:value-type="float" office:value="136.749056">
                <text:p>136.749056</text:p>
              </table:table-cell>
              <table:table-cell office:value-type="float" office:value="225.684224">
                <text:p>225.68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09.291008">
                <text:p>309.291008</text:p>
              </table:table-cell>
              <table:table-cell office:value-type="float" office:value="136.777216">
                <text:p>136.777216</text:p>
              </table:table-cell>
              <table:table-cell office:value-type="float" office:value="226.22592">
                <text:p>226.2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09.19296">
                <text:p>309.19296</text:p>
              </table:table-cell>
              <table:table-cell office:value-type="float" office:value="136.765184">
                <text:p>136.765184</text:p>
              </table:table-cell>
              <table:table-cell office:value-type="float" office:value="227.763456">
                <text:p>227.76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9.295104">
                <text:p>309.295104</text:p>
              </table:table-cell>
              <table:table-cell office:value-type="float" office:value="137.677824">
                <text:p>137.677824</text:p>
              </table:table-cell>
              <table:table-cell office:value-type="float" office:value="228.349952">
                <text:p>228.34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9.127936">
                <text:p>309.127936</text:p>
              </table:table-cell>
              <table:table-cell office:value-type="float" office:value="138.379264">
                <text:p>138.379264</text:p>
              </table:table-cell>
              <table:table-cell office:value-type="float" office:value="229.069824">
                <text:p>229.06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08.931072">
                <text:p>308.931072</text:p>
              </table:table-cell>
              <table:table-cell office:value-type="float" office:value="138.398208">
                <text:p>138.398208</text:p>
              </table:table-cell>
              <table:table-cell office:value-type="float" office:value="232.36736">
                <text:p>232.3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09.000704">
                <text:p>309.000704</text:p>
              </table:table-cell>
              <table:table-cell office:value-type="float" office:value="138.825984">
                <text:p>138.825984</text:p>
              </table:table-cell>
              <table:table-cell office:value-type="float" office:value="232.584704">
                <text:p>232.58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08.705792">
                <text:p>308.705792</text:p>
              </table:table-cell>
              <table:table-cell office:value-type="float" office:value="139.344896">
                <text:p>139.344896</text:p>
              </table:table-cell>
              <table:table-cell office:value-type="float" office:value="234.100992">
                <text:p>234.10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08.347904">
                <text:p>308.347904</text:p>
              </table:table-cell>
              <table:table-cell office:value-type="float" office:value="139.269888">
                <text:p>139.269888</text:p>
              </table:table-cell>
              <table:table-cell office:value-type="float" office:value="234.161152">
                <text:p>234.16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08.044288">
                <text:p>308.044288</text:p>
              </table:table-cell>
              <table:table-cell office:value-type="float" office:value="138.982656">
                <text:p>138.982656</text:p>
              </table:table-cell>
              <table:table-cell office:value-type="float" office:value="239.941888">
                <text:p>239.94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07.738112">
                <text:p>307.738112</text:p>
              </table:table-cell>
              <table:table-cell office:value-type="float" office:value="138.68288">
                <text:p>138.68288</text:p>
              </table:table-cell>
              <table:table-cell office:value-type="float" office:value="239.891712">
                <text:p>239.89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07.423744">
                <text:p>307.423744</text:p>
              </table:table-cell>
              <table:table-cell office:value-type="float" office:value="138.595328">
                <text:p>138.595328</text:p>
              </table:table-cell>
              <table:table-cell office:value-type="float" office:value="240.205824">
                <text:p>240.205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07.24096">
                <text:p>307.24096</text:p>
              </table:table-cell>
              <table:table-cell office:value-type="float" office:value="138.262016">
                <text:p>138.262016</text:p>
              </table:table-cell>
              <table:table-cell office:value-type="float" office:value="240.112896">
                <text:p>240.11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07.03872">
                <text:p>307.03872</text:p>
              </table:table-cell>
              <table:table-cell office:value-type="float" office:value="137.960448">
                <text:p>137.960448</text:p>
              </table:table-cell>
              <table:table-cell office:value-type="float" office:value="240.103936">
                <text:p>240.10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07.06304">
                <text:p>307.06304</text:p>
              </table:table-cell>
              <table:table-cell office:value-type="float" office:value="137.787136">
                <text:p>137.787136</text:p>
              </table:table-cell>
              <table:table-cell office:value-type="float" office:value="240.777216">
                <text:p>240.77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07.168">
                <text:p>307.168</text:p>
              </table:table-cell>
              <table:table-cell office:value-type="float" office:value="137.55392">
                <text:p>137.55392</text:p>
              </table:table-cell>
              <table:table-cell office:value-type="float" office:value="240.894208">
                <text:p>240.89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07.0528">
                <text:p>307.0528</text:p>
              </table:table-cell>
              <table:table-cell office:value-type="float" office:value="138.282752">
                <text:p>138.282752</text:p>
              </table:table-cell>
              <table:table-cell office:value-type="float" office:value="240.91008">
                <text:p>240.9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06.757888">
                <text:p>306.757888</text:p>
              </table:table-cell>
              <table:table-cell office:value-type="float" office:value="139.1168">
                <text:p>139.1168</text:p>
              </table:table-cell>
              <table:table-cell office:value-type="float" office:value="240.67584">
                <text:p>240.6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06.672896">
                <text:p>306.672896</text:p>
              </table:table-cell>
              <table:table-cell office:value-type="float" office:value="139.494656">
                <text:p>139.494656</text:p>
              </table:table-cell>
              <table:table-cell office:value-type="float" office:value="240.377856">
                <text:p>240.37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06.3488">
                <text:p>306.3488</text:p>
              </table:table-cell>
              <table:table-cell office:value-type="float" office:value="139.966976">
                <text:p>139.966976</text:p>
              </table:table-cell>
              <table:table-cell office:value-type="float" office:value="240.236032">
                <text:p>240.236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06.048">
                <text:p>306.048</text:p>
              </table:table-cell>
              <table:table-cell office:value-type="float" office:value="141.085184">
                <text:p>141.085184</text:p>
              </table:table-cell>
              <table:table-cell office:value-type="float" office:value="240.192256">
                <text:p>240.19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05.748224">
                <text:p>305.748224</text:p>
              </table:table-cell>
              <table:table-cell office:value-type="float" office:value="141.4912">
                <text:p>141.4912</text:p>
              </table:table-cell>
              <table:table-cell office:value-type="float" office:value="239.944704">
                <text:p>239.94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05.584896">
                <text:p>305.584896</text:p>
              </table:table-cell>
              <table:table-cell office:value-type="float" office:value="141.54112">
                <text:p>141.54112</text:p>
              </table:table-cell>
              <table:table-cell office:value-type="float" office:value="239.648768">
                <text:p>239.648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05.4464">
                <text:p>305.4464</text:p>
              </table:table-cell>
              <table:table-cell office:value-type="float" office:value="143.691776">
                <text:p>143.691776</text:p>
              </table:table-cell>
              <table:table-cell office:value-type="float" office:value="239.499264">
                <text:p>239.499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05.425408">
                <text:p>305.425408</text:p>
              </table:table-cell>
              <table:table-cell office:value-type="float" office:value="143.586304">
                <text:p>143.586304</text:p>
              </table:table-cell>
              <table:table-cell office:value-type="float" office:value="239.330816">
                <text:p>239.330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05.242624">
                <text:p>305.242624</text:p>
              </table:table-cell>
              <table:table-cell office:value-type="float" office:value="142.980096">
                <text:p>142.980096</text:p>
              </table:table-cell>
              <table:table-cell office:value-type="float" office:value="241.309696">
                <text:p>241.30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05.076992">
                <text:p>305.076992</text:p>
              </table:table-cell>
              <table:table-cell office:value-type="float" office:value="142.784">
                <text:p>142.784</text:p>
              </table:table-cell>
              <table:table-cell office:value-type="float" office:value="241.508096">
                <text:p>241.50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05.12256">
                <text:p>305.12256</text:p>
              </table:table-cell>
              <table:table-cell office:value-type="float" office:value="142.610944">
                <text:p>142.610944</text:p>
              </table:table-cell>
              <table:table-cell office:value-type="float" office:value="242.737152">
                <text:p>242.73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04.957952">
                <text:p>304.957952</text:p>
              </table:table-cell>
              <table:table-cell office:value-type="float" office:value="142.420224">
                <text:p>142.420224</text:p>
              </table:table-cell>
              <table:table-cell office:value-type="float" office:value="242.950656">
                <text:p>242.95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04.907008">
                <text:p>304.907008</text:p>
              </table:table-cell>
              <table:table-cell office:value-type="float" office:value="142.281216">
                <text:p>142.281216</text:p>
              </table:table-cell>
              <table:table-cell office:value-type="float" office:value="243.166976">
                <text:p>243.16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04.603136">
                <text:p>304.603136</text:p>
              </table:table-cell>
              <table:table-cell office:value-type="float" office:value="142.897152">
                <text:p>142.897152</text:p>
              </table:table-cell>
              <table:table-cell office:value-type="float" office:value="249.191936">
                <text:p>249.19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04.250112">
                <text:p>304.250112</text:p>
              </table:table-cell>
              <table:table-cell office:value-type="float" office:value="142.802944">
                <text:p>142.802944</text:p>
              </table:table-cell>
              <table:table-cell office:value-type="float" office:value="249.423104">
                <text:p>249.42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303.933952">
                <text:p>303.933952</text:p>
              </table:table-cell>
              <table:table-cell office:value-type="float" office:value="144.022784">
                <text:p>144.022784</text:p>
              </table:table-cell>
              <table:table-cell office:value-type="float" office:value="249.327872">
                <text:p>249.327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03.699712">
                <text:p>303.699712</text:p>
              </table:table-cell>
              <table:table-cell office:value-type="float" office:value="144.180992">
                <text:p>144.180992</text:p>
              </table:table-cell>
              <table:table-cell office:value-type="float" office:value="249.249024">
                <text:p>249.24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03.494656">
                <text:p>303.494656</text:p>
              </table:table-cell>
              <table:table-cell office:value-type="float" office:value="144.106752">
                <text:p>144.106752</text:p>
              </table:table-cell>
              <table:table-cell office:value-type="float" office:value="252.13696">
                <text:p>252.1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03.695872">
                <text:p>303.695872</text:p>
              </table:table-cell>
              <table:table-cell office:value-type="float" office:value="144.299776">
                <text:p>144.299776</text:p>
              </table:table-cell>
              <table:table-cell office:value-type="float" office:value="254.751744">
                <text:p>254.75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303.597056">
                <text:p>303.597056</text:p>
              </table:table-cell>
              <table:table-cell office:value-type="float" office:value="142.776064">
                <text:p>142.776064</text:p>
              </table:table-cell>
              <table:table-cell office:value-type="float" office:value="254.71488">
                <text:p>254.7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03.758592">
                <text:p>303.758592</text:p>
              </table:table-cell>
              <table:table-cell office:value-type="float" office:value="142.406144">
                <text:p>142.406144</text:p>
              </table:table-cell>
              <table:table-cell office:value-type="float" office:value="254.58304">
                <text:p>254.5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03.734528">
                <text:p>303.734528</text:p>
              </table:table-cell>
              <table:table-cell office:value-type="float" office:value="142.258176">
                <text:p>142.258176</text:p>
              </table:table-cell>
              <table:table-cell office:value-type="float" office:value="254.453248">
                <text:p>254.45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03.640832">
                <text:p>303.640832</text:p>
              </table:table-cell>
              <table:table-cell office:value-type="float" office:value="141.9648">
                <text:p>141.9648</text:p>
              </table:table-cell>
              <table:table-cell office:value-type="float" office:value="254.27712">
                <text:p>254.2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03.470592">
                <text:p>303.470592</text:p>
              </table:table-cell>
              <table:table-cell office:value-type="float" office:value="141.78304">
                <text:p>141.78304</text:p>
              </table:table-cell>
              <table:table-cell office:value-type="float" office:value="254.208">
                <text:p>254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03.34592">
                <text:p>303.34592</text:p>
              </table:table-cell>
              <table:table-cell office:value-type="float" office:value="144.395264">
                <text:p>144.395264</text:p>
              </table:table-cell>
              <table:table-cell office:value-type="float" office:value="254.235904">
                <text:p>254.23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03.052032">
                <text:p>303.052032</text:p>
              </table:table-cell>
              <table:table-cell office:value-type="float" office:value="144.80896">
                <text:p>144.80896</text:p>
              </table:table-cell>
              <table:table-cell office:value-type="float" office:value="254.063872">
                <text:p>254.06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02.8608">
                <text:p>302.8608</text:p>
              </table:table-cell>
              <table:table-cell office:value-type="float" office:value="145.064704">
                <text:p>145.064704</text:p>
              </table:table-cell>
              <table:table-cell office:value-type="float" office:value="262.714112">
                <text:p>262.71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02.76096">
                <text:p>302.76096</text:p>
              </table:table-cell>
              <table:table-cell office:value-type="float" office:value="146.90304">
                <text:p>146.90304</text:p>
              </table:table-cell>
              <table:table-cell office:value-type="float" office:value="262.628864">
                <text:p>262.62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02.547712">
                <text:p>302.547712</text:p>
              </table:table-cell>
              <table:table-cell office:value-type="float" office:value="149.108736">
                <text:p>149.108736</text:p>
              </table:table-cell>
              <table:table-cell office:value-type="float" office:value="262.54208">
                <text:p>262.5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302.427392">
                <text:p>302.427392</text:p>
              </table:table-cell>
              <table:table-cell office:value-type="float" office:value="148.28672">
                <text:p>148.28672</text:p>
              </table:table-cell>
              <table:table-cell office:value-type="float" office:value="262.251264">
                <text:p>262.25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02.130176">
                <text:p>302.130176</text:p>
              </table:table-cell>
              <table:table-cell office:value-type="float" office:value="155.72096">
                <text:p>155.72096</text:p>
              </table:table-cell>
              <table:table-cell office:value-type="float" office:value="262.095104">
                <text:p>262.09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02.452224">
                <text:p>302.452224</text:p>
              </table:table-cell>
              <table:table-cell office:value-type="float" office:value="155.187712">
                <text:p>155.187712</text:p>
              </table:table-cell>
              <table:table-cell office:value-type="float" office:value="262.078976">
                <text:p>262.07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302.32192">
                <text:p>302.32192</text:p>
              </table:table-cell>
              <table:table-cell office:value-type="float" office:value="154.98496">
                <text:p>154.98496</text:p>
              </table:table-cell>
              <table:table-cell office:value-type="float" office:value="261.792256">
                <text:p>261.79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302.247168">
                <text:p>302.247168</text:p>
              </table:table-cell>
              <table:table-cell office:value-type="float" office:value="154.854144">
                <text:p>154.854144</text:p>
              </table:table-cell>
              <table:table-cell office:value-type="float" office:value="261.49888">
                <text:p>261.4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01.94944">
                <text:p>301.94944</text:p>
              </table:table-cell>
              <table:table-cell office:value-type="float" office:value="155.29728">
                <text:p>155.29728</text:p>
              </table:table-cell>
              <table:table-cell office:value-type="float" office:value="261.334016">
                <text:p>261.33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301.608448">
                <text:p>301.608448</text:p>
              </table:table-cell>
              <table:table-cell office:value-type="float" office:value="155.704832">
                <text:p>155.704832</text:p>
              </table:table-cell>
              <table:table-cell office:value-type="float" office:value="261.32992">
                <text:p>261.3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1.991424">
                <text:p>301.991424</text:p>
              </table:table-cell>
              <table:table-cell office:value-type="float" office:value="157.18912">
                <text:p>157.18912</text:p>
              </table:table-cell>
              <table:table-cell office:value-type="float" office:value="261.236736">
                <text:p>261.23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301.953536">
                <text:p>301.953536</text:p>
              </table:table-cell>
              <table:table-cell office:value-type="float" office:value="157.659136">
                <text:p>157.659136</text:p>
              </table:table-cell>
              <table:table-cell office:value-type="float" office:value="261.25312">
                <text:p>261.2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01.861888">
                <text:p>301.861888</text:p>
              </table:table-cell>
              <table:table-cell office:value-type="float" office:value="158.056192">
                <text:p>158.056192</text:p>
              </table:table-cell>
              <table:table-cell office:value-type="float" office:value="261.11488">
                <text:p>261.1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301.794816">
                <text:p>301.794816</text:p>
              </table:table-cell>
              <table:table-cell office:value-type="float" office:value="158.023168">
                <text:p>158.023168</text:p>
              </table:table-cell>
              <table:table-cell office:value-type="float" office:value="261.0368">
                <text:p>261.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301.500928">
                <text:p>301.500928</text:p>
              </table:table-cell>
              <table:table-cell office:value-type="float" office:value="158.36032">
                <text:p>158.36032</text:p>
              </table:table-cell>
              <table:table-cell office:value-type="float" office:value="260.937472">
                <text:p>260.937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301.20704">
                <text:p>301.20704</text:p>
              </table:table-cell>
              <table:table-cell office:value-type="float" office:value="159.502592">
                <text:p>159.502592</text:p>
              </table:table-cell>
              <table:table-cell office:value-type="float" office:value="260.965632">
                <text:p>260.96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01.586688">
                <text:p>301.586688</text:p>
              </table:table-cell>
              <table:table-cell office:value-type="float" office:value="161.382912">
                <text:p>161.382912</text:p>
              </table:table-cell>
              <table:table-cell office:value-type="float" office:value="260.852992">
                <text:p>260.85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301.679616">
                <text:p>301.679616</text:p>
              </table:table-cell>
              <table:table-cell office:value-type="float" office:value="161.776896">
                <text:p>161.776896</text:p>
              </table:table-cell>
              <table:table-cell office:value-type="float" office:value="261.148928">
                <text:p>261.14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301.604864">
                <text:p>301.604864</text:p>
              </table:table-cell>
              <table:table-cell office:value-type="float" office:value="163.6032">
                <text:p>163.6032</text:p>
              </table:table-cell>
              <table:table-cell office:value-type="float" office:value="261.025024">
                <text:p>261.02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301.520896">
                <text:p>301.520896</text:p>
              </table:table-cell>
              <table:table-cell office:value-type="float" office:value="164.422912">
                <text:p>164.422912</text:p>
              </table:table-cell>
              <table:table-cell office:value-type="float" office:value="260.73216">
                <text:p>260.7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01.30176">
                <text:p>301.30176</text:p>
              </table:table-cell>
              <table:table-cell office:value-type="float" office:value="165.133824">
                <text:p>165.133824</text:p>
              </table:table-cell>
              <table:table-cell office:value-type="float" office:value="261.19808">
                <text:p>261.1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01.098752">
                <text:p>301.098752</text:p>
              </table:table-cell>
              <table:table-cell office:value-type="float" office:value="165.860608">
                <text:p>165.860608</text:p>
              </table:table-cell>
              <table:table-cell office:value-type="float" office:value="261.219072">
                <text:p>261.21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300.925184">
                <text:p>300.925184</text:p>
              </table:table-cell>
              <table:table-cell office:value-type="float" office:value="167.297792">
                <text:p>167.297792</text:p>
              </table:table-cell>
              <table:table-cell office:value-type="float" office:value="261.125888">
                <text:p>261.125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300.75648">
                <text:p>300.75648</text:p>
              </table:table-cell>
              <table:table-cell office:value-type="float" office:value="168.727808">
                <text:p>168.727808</text:p>
              </table:table-cell>
              <table:table-cell office:value-type="float" office:value="260.95104">
                <text:p>260.9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300.608768">
                <text:p>300.608768</text:p>
              </table:table-cell>
              <table:table-cell office:value-type="float" office:value="169.073408">
                <text:p>169.073408</text:p>
              </table:table-cell>
              <table:table-cell office:value-type="float" office:value="260.285952">
                <text:p>260.28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00.51712">
                <text:p>300.51712</text:p>
              </table:table-cell>
              <table:table-cell office:value-type="float" office:value="169.932288">
                <text:p>169.932288</text:p>
              </table:table-cell>
              <table:table-cell office:value-type="float" office:value="260.205568">
                <text:p>260.2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300.461824">
                <text:p>300.461824</text:p>
              </table:table-cell>
              <table:table-cell office:value-type="float" office:value="170.31296">
                <text:p>170.31296</text:p>
              </table:table-cell>
              <table:table-cell office:value-type="float" office:value="260.168448">
                <text:p>260.168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300.396544">
                <text:p>300.396544</text:p>
              </table:table-cell>
              <table:table-cell office:value-type="float" office:value="171.096576">
                <text:p>171.096576</text:p>
              </table:table-cell>
              <table:table-cell office:value-type="float" office:value="260.033792">
                <text:p>260.03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300.528128">
                <text:p>300.528128</text:p>
              </table:table-cell>
              <table:table-cell office:value-type="float" office:value="171.852032">
                <text:p>171.852032</text:p>
              </table:table-cell>
              <table:table-cell office:value-type="float" office:value="260.125184">
                <text:p>260.12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300.410368">
                <text:p>300.410368</text:p>
              </table:table-cell>
              <table:table-cell office:value-type="float" office:value="172.240896">
                <text:p>172.240896</text:p>
              </table:table-cell>
              <table:table-cell office:value-type="float" office:value="260.032">
                <text:p>26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00.354048">
                <text:p>300.354048</text:p>
              </table:table-cell>
              <table:table-cell office:value-type="float" office:value="172.633088">
                <text:p>172.633088</text:p>
              </table:table-cell>
              <table:table-cell office:value-type="float" office:value="260.150272">
                <text:p>260.150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300.469248">
                <text:p>300.469248</text:p>
              </table:table-cell>
              <table:table-cell office:value-type="float" office:value="173.067264">
                <text:p>173.067264</text:p>
              </table:table-cell>
              <table:table-cell office:value-type="float" office:value="260.077824">
                <text:p>260.07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00.38272">
                <text:p>300.38272</text:p>
              </table:table-cell>
              <table:table-cell office:value-type="float" office:value="173.881856">
                <text:p>173.881856</text:p>
              </table:table-cell>
              <table:table-cell office:value-type="float" office:value="260.052992">
                <text:p>260.05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300.217344">
                <text:p>300.217344</text:p>
              </table:table-cell>
              <table:table-cell office:value-type="float" office:value="174.632704">
                <text:p>174.632704</text:p>
              </table:table-cell>
              <table:table-cell office:value-type="float" office:value="259.76192">
                <text:p>259.7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300.047104">
                <text:p>300.047104</text:p>
              </table:table-cell>
              <table:table-cell office:value-type="float" office:value="175.046912">
                <text:p>175.046912</text:p>
              </table:table-cell>
              <table:table-cell office:value-type="float" office:value="259.462144">
                <text:p>259.46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99.935232">
                <text:p>299.935232</text:p>
              </table:table-cell>
              <table:table-cell office:value-type="float" office:value="177.229312">
                <text:p>177.229312</text:p>
              </table:table-cell>
              <table:table-cell office:value-type="float" office:value="259.409152">
                <text:p>259.40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300.178688">
                <text:p>300.178688</text:p>
              </table:table-cell>
              <table:table-cell office:value-type="float" office:value="177.089792">
                <text:p>177.089792</text:p>
              </table:table-cell>
              <table:table-cell office:value-type="float" office:value="259.142144">
                <text:p>259.14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00.100096">
                <text:p>300.100096</text:p>
              </table:table-cell>
              <table:table-cell office:value-type="float" office:value="177.672704">
                <text:p>177.672704</text:p>
              </table:table-cell>
              <table:table-cell office:value-type="float" office:value="259.084032">
                <text:p>259.08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99.803136">
                <text:p>299.803136</text:p>
              </table:table-cell>
              <table:table-cell office:value-type="float" office:value="178.569216">
                <text:p>178.569216</text:p>
              </table:table-cell>
              <table:table-cell office:value-type="float" office:value="258.792192">
                <text:p>258.79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99.455744">
                <text:p>299.455744</text:p>
              </table:table-cell>
              <table:table-cell office:value-type="float" office:value="179.280896">
                <text:p>179.280896</text:p>
              </table:table-cell>
              <table:table-cell office:value-type="float" office:value="258.489088">
                <text:p>258.48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99.267072">
                <text:p>299.267072</text:p>
              </table:table-cell>
              <table:table-cell office:value-type="float" office:value="180.04736">
                <text:p>180.04736</text:p>
              </table:table-cell>
              <table:table-cell office:value-type="float" office:value="258.190848">
                <text:p>258.19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299.160832">
                <text:p>299.160832</text:p>
              </table:table-cell>
              <table:table-cell office:value-type="float" office:value="181.512704">
                <text:p>181.512704</text:p>
              </table:table-cell>
              <table:table-cell office:value-type="float" office:value="258.479104">
                <text:p>258.47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298.831104">
                <text:p>298.831104</text:p>
              </table:table-cell>
              <table:table-cell office:value-type="float" office:value="182.28352">
                <text:p>182.28352</text:p>
              </table:table-cell>
              <table:table-cell office:value-type="float" office:value="258.395392">
                <text:p>258.395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298.642176">
                <text:p>298.642176</text:p>
              </table:table-cell>
              <table:table-cell office:value-type="float" office:value="182.24896">
                <text:p>182.24896</text:p>
              </table:table-cell>
              <table:table-cell office:value-type="float" office:value="258.287872">
                <text:p>258.287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98.961152">
                <text:p>298.961152</text:p>
              </table:table-cell>
              <table:table-cell office:value-type="float" office:value="183.129856">
                <text:p>183.129856</text:p>
              </table:table-cell>
              <table:table-cell office:value-type="float" office:value="258.309888">
                <text:p>258.30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299.528448">
                <text:p>299.528448</text:p>
              </table:table-cell>
              <table:table-cell office:value-type="float" office:value="183.551232">
                <text:p>183.551232</text:p>
              </table:table-cell>
              <table:table-cell office:value-type="float" office:value="258.439936">
                <text:p>258.43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299.403008">
                <text:p>299.403008</text:p>
              </table:table-cell>
              <table:table-cell office:value-type="float" office:value="183.490816">
                <text:p>183.490816</text:p>
              </table:table-cell>
              <table:table-cell office:value-type="float" office:value="258.336">
                <text:p>258.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99.288064">
                <text:p>299.288064</text:p>
              </table:table-cell>
              <table:table-cell office:value-type="float" office:value="183.580672">
                <text:p>183.580672</text:p>
              </table:table-cell>
              <table:table-cell office:value-type="float" office:value="258.46272">
                <text:p>258.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299.40992">
                <text:p>299.40992</text:p>
              </table:table-cell>
              <table:table-cell office:value-type="float" office:value="184.382464">
                <text:p>184.382464</text:p>
              </table:table-cell>
              <table:table-cell office:value-type="float" office:value="258.363904">
                <text:p>258.36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299.3152">
                <text:p>299.3152</text:p>
              </table:table-cell>
              <table:table-cell office:value-type="float" office:value="184.746752">
                <text:p>184.746752</text:p>
              </table:table-cell>
              <table:table-cell office:value-type="float" office:value="258.311936">
                <text:p>258.31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98.969856">
                <text:p>298.969856</text:p>
              </table:table-cell>
              <table:table-cell office:value-type="float" office:value="185.508864">
                <text:p>185.508864</text:p>
              </table:table-cell>
              <table:table-cell office:value-type="float" office:value="258.183168">
                <text:p>258.18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98.659072">
                <text:p>298.659072</text:p>
              </table:table-cell>
              <table:table-cell office:value-type="float" office:value="186.166016">
                <text:p>186.166016</text:p>
              </table:table-cell>
              <table:table-cell office:value-type="float" office:value="258.15808">
                <text:p>258.1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98.520576">
                <text:p>298.520576</text:p>
              </table:table-cell>
              <table:table-cell office:value-type="float" office:value="186.858496">
                <text:p>186.858496</text:p>
              </table:table-cell>
              <table:table-cell office:value-type="float" office:value="257.87008">
                <text:p>257.8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298.41152">
                <text:p>298.41152</text:p>
              </table:table-cell>
              <table:table-cell office:value-type="float" office:value="187.258112">
                <text:p>187.258112</text:p>
              </table:table-cell>
              <table:table-cell office:value-type="float" office:value="257.575168">
                <text:p>257.57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298.272">
                <text:p>298.272</text:p>
              </table:table-cell>
              <table:table-cell office:value-type="float" office:value="187.99872">
                <text:p>187.99872</text:p>
              </table:table-cell>
              <table:table-cell office:value-type="float" office:value="257.405184">
                <text:p>257.40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98.799104">
                <text:p>298.799104</text:p>
              </table:table-cell>
              <table:table-cell office:value-type="float" office:value="189.520896">
                <text:p>189.520896</text:p>
              </table:table-cell>
              <table:table-cell office:value-type="float" office:value="257.383168">
                <text:p>257.38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98.749952">
                <text:p>298.749952</text:p>
              </table:table-cell>
              <table:table-cell office:value-type="float" office:value="189.89696">
                <text:p>189.89696</text:p>
              </table:table-cell>
              <table:table-cell office:value-type="float" office:value="257.09312">
                <text:p>257.0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298.46016">
                <text:p>298.46016</text:p>
              </table:table-cell>
              <table:table-cell office:value-type="float" office:value="190.638848">
                <text:p>190.638848</text:p>
              </table:table-cell>
              <table:table-cell office:value-type="float" office:value="256.76544">
                <text:p>256.76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298.166016">
                <text:p>298.166016</text:p>
              </table:table-cell>
              <table:table-cell office:value-type="float" office:value="190.631168">
                <text:p>190.631168</text:p>
              </table:table-cell>
              <table:table-cell office:value-type="float" office:value="256.442112">
                <text:p>256.44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297.84192">
                <text:p>297.84192</text:p>
              </table:table-cell>
              <table:table-cell office:value-type="float" office:value="191.503104">
                <text:p>191.503104</text:p>
              </table:table-cell>
              <table:table-cell office:value-type="float" office:value="256.263168">
                <text:p>256.26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7.732352">
                <text:p>297.732352</text:p>
              </table:table-cell>
              <table:table-cell office:value-type="float" office:value="192.252928">
                <text:p>192.252928</text:p>
              </table:table-cell>
              <table:table-cell office:value-type="float" office:value="256.123904">
                <text:p>256.12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297.43488">
                <text:p>297.43488</text:p>
              </table:table-cell>
              <table:table-cell office:value-type="float" office:value="193.293056">
                <text:p>193.293056</text:p>
              </table:table-cell>
              <table:table-cell office:value-type="float" office:value="256.045312">
                <text:p>256.04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297.132032">
                <text:p>297.132032</text:p>
              </table:table-cell>
              <table:table-cell office:value-type="float" office:value="193.177088">
                <text:p>193.177088</text:p>
              </table:table-cell>
              <table:table-cell office:value-type="float" office:value="255.909888">
                <text:p>255.90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296.935936">
                <text:p>296.935936</text:p>
              </table:table-cell>
              <table:table-cell office:value-type="float" office:value="193.484288">
                <text:p>193.484288</text:p>
              </table:table-cell>
              <table:table-cell office:value-type="float" office:value="255.948032">
                <text:p>255.948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296.64">
                <text:p>296.64</text:p>
              </table:table-cell>
              <table:table-cell office:value-type="float" office:value="194.236928">
                <text:p>194.236928</text:p>
              </table:table-cell>
              <table:table-cell office:value-type="float" office:value="255.813632">
                <text:p>255.81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296.531712">
                <text:p>296.531712</text:p>
              </table:table-cell>
              <table:table-cell office:value-type="float" office:value="195.04128">
                <text:p>195.04128</text:p>
              </table:table-cell>
              <table:table-cell office:value-type="float" office:value="255.80416">
                <text:p>255.8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296.438016">
                <text:p>296.438016</text:p>
              </table:table-cell>
              <table:table-cell office:value-type="float" office:value="195.421184">
                <text:p>195.421184</text:p>
              </table:table-cell>
              <table:table-cell office:value-type="float" office:value="255.762176">
                <text:p>255.76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296.384">
                <text:p>296.384</text:p>
              </table:table-cell>
              <table:table-cell office:value-type="float" office:value="195.791104">
                <text:p>195.791104</text:p>
              </table:table-cell>
              <table:table-cell office:value-type="float" office:value="255.627264">
                <text:p>255.62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96.307968">
                <text:p>296.307968</text:p>
              </table:table-cell>
              <table:table-cell office:value-type="float" office:value="196.583936">
                <text:p>196.583936</text:p>
              </table:table-cell>
              <table:table-cell office:value-type="float" office:value="256.542976">
                <text:p>256.54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296.17408">
                <text:p>296.17408</text:p>
              </table:table-cell>
              <table:table-cell office:value-type="float" office:value="198.064896">
                <text:p>198.064896</text:p>
              </table:table-cell>
              <table:table-cell office:value-type="float" office:value="256.45568">
                <text:p>256.4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96.523264">
                <text:p>296.523264</text:p>
              </table:table-cell>
              <table:table-cell office:value-type="float" office:value="198.4384">
                <text:p>198.4384</text:p>
              </table:table-cell>
              <table:table-cell office:value-type="float" office:value="256.374016">
                <text:p>256.37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296.461568">
                <text:p>296.461568</text:p>
              </table:table-cell>
              <table:table-cell office:value-type="float" office:value="199.238912">
                <text:p>199.238912</text:p>
              </table:table-cell>
              <table:table-cell office:value-type="float" office:value="256.225024">
                <text:p>256.22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96.999168">
                <text:p>296.999168</text:p>
              </table:table-cell>
              <table:table-cell office:value-type="float" office:value="199.968">
                <text:p>199.968</text:p>
              </table:table-cell>
              <table:table-cell office:value-type="float" office:value="256.13312">
                <text:p>256.1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297.093632">
                <text:p>297.093632</text:p>
              </table:table-cell>
              <table:table-cell office:value-type="float" office:value="200.365056">
                <text:p>200.365056</text:p>
              </table:table-cell>
              <table:table-cell office:value-type="float" office:value="255.873024">
                <text:p>255.87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296.937984">
                <text:p>296.937984</text:p>
              </table:table-cell>
              <table:table-cell office:value-type="float" office:value="201.567232">
                <text:p>201.567232</text:p>
              </table:table-cell>
              <table:table-cell office:value-type="float" office:value="255.710208">
                <text:p>255.71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296.868864">
                <text:p>296.868864</text:p>
              </table:table-cell>
              <table:table-cell office:value-type="float" office:value="202.249984">
                <text:p>202.249984</text:p>
              </table:table-cell>
              <table:table-cell office:value-type="float" office:value="255.576064">
                <text:p>255.576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296.56704">
                <text:p>296.56704</text:p>
              </table:table-cell>
              <table:table-cell office:value-type="float" office:value="202.639104">
                <text:p>202.639104</text:p>
              </table:table-cell>
              <table:table-cell office:value-type="float" office:value="255.456768">
                <text:p>255.45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296.238336">
                <text:p>296.238336</text:p>
              </table:table-cell>
              <table:table-cell office:value-type="float" office:value="203.39712">
                <text:p>203.39712</text:p>
              </table:table-cell>
              <table:table-cell office:value-type="float" office:value="255.403008">
                <text:p>255.40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296.047104">
                <text:p>296.047104</text:p>
              </table:table-cell>
              <table:table-cell office:value-type="float" office:value="204.164352">
                <text:p>204.164352</text:p>
              </table:table-cell>
              <table:table-cell office:value-type="float" office:value="255.115264">
                <text:p>255.11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295.974656">
                <text:p>295.974656</text:p>
              </table:table-cell>
              <table:table-cell office:value-type="float" office:value="204.53504">
                <text:p>204.53504</text:p>
              </table:table-cell>
              <table:table-cell office:value-type="float" office:value="254.822912">
                <text:p>254.82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95.672832">
                <text:p>295.672832</text:p>
              </table:table-cell>
              <table:table-cell office:value-type="float" office:value="205.281024">
                <text:p>205.281024</text:p>
              </table:table-cell>
              <table:table-cell office:value-type="float" office:value="254.688">
                <text:p>254.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295.34464">
                <text:p>295.34464</text:p>
              </table:table-cell>
              <table:table-cell office:value-type="float" office:value="205.664">
                <text:p>205.664</text:p>
              </table:table-cell>
              <table:table-cell office:value-type="float" office:value="254.582528">
                <text:p>254.58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295.157248">
                <text:p>295.157248</text:p>
              </table:table-cell>
              <table:table-cell office:value-type="float" office:value="206.063872">
                <text:p>206.063872</text:p>
              </table:table-cell>
              <table:table-cell office:value-type="float" office:value="254.948096">
                <text:p>254.94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294.972672">
                <text:p>294.972672</text:p>
              </table:table-cell>
              <table:table-cell office:value-type="float" office:value="206.046976">
                <text:p>206.046976</text:p>
              </table:table-cell>
              <table:table-cell office:value-type="float" office:value="254.81472">
                <text:p>254.8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94.798848">
                <text:p>294.798848</text:p>
              </table:table-cell>
              <table:table-cell office:value-type="float" office:value="207.249152">
                <text:p>207.249152</text:p>
              </table:table-cell>
              <table:table-cell office:value-type="float" office:value="254.630912">
                <text:p>254.63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94.499328">
                <text:p>294.499328</text:p>
              </table:table-cell>
              <table:table-cell office:value-type="float" office:value="208.777728">
                <text:p>208.777728</text:p>
              </table:table-cell>
              <table:table-cell office:value-type="float" office:value="254.638848">
                <text:p>254.63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294.302208">
                <text:p>294.302208</text:p>
              </table:table-cell>
              <table:table-cell office:value-type="float" office:value="209.87776">
                <text:p>209.87776</text:p>
              </table:table-cell>
              <table:table-cell office:value-type="float" office:value="254.530816">
                <text:p>254.530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294.423296">
                <text:p>294.423296</text:p>
              </table:table-cell>
              <table:table-cell office:value-type="float" office:value="210.998272">
                <text:p>210.998272</text:p>
              </table:table-cell>
              <table:table-cell office:value-type="float" office:value="255.015168">
                <text:p>255.01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294.343936">
                <text:p>294.343936</text:p>
              </table:table-cell>
              <table:table-cell office:value-type="float" office:value="211.042048">
                <text:p>211.042048</text:p>
              </table:table-cell>
              <table:table-cell office:value-type="float" office:value="254.916096">
                <text:p>254.91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294.685184">
                <text:p>294.685184</text:p>
              </table:table-cell>
              <table:table-cell office:value-type="float" office:value="211.385344">
                <text:p>211.385344</text:p>
              </table:table-cell>
              <table:table-cell office:value-type="float" office:value="254.825216">
                <text:p>254.82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94.555136">
                <text:p>294.555136</text:p>
              </table:table-cell>
              <table:table-cell office:value-type="float" office:value="211.508224">
                <text:p>211.508224</text:p>
              </table:table-cell>
              <table:table-cell office:value-type="float" office:value="254.714112">
                <text:p>254.71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294.948864">
                <text:p>294.948864</text:p>
              </table:table-cell>
              <table:table-cell office:value-type="float" office:value="211.321344">
                <text:p>211.321344</text:p>
              </table:table-cell>
              <table:table-cell office:value-type="float" office:value="254.768384">
                <text:p>254.76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95.078912">
                <text:p>295.078912</text:p>
              </table:table-cell>
              <table:table-cell office:value-type="float" office:value="211.145728">
                <text:p>211.145728</text:p>
              </table:table-cell>
              <table:table-cell office:value-type="float" office:value="254.482176">
                <text:p>254.48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295.227136">
                <text:p>295.227136</text:p>
              </table:table-cell>
              <table:table-cell office:value-type="float" office:value="210.959872">
                <text:p>210.959872</text:p>
              </table:table-cell>
              <table:table-cell office:value-type="float" office:value="254.185984">
                <text:p>254.18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295.136">
                <text:p>295.136</text:p>
              </table:table-cell>
              <table:table-cell office:value-type="float" office:value="210.85184">
                <text:p>210.85184</text:p>
              </table:table-cell>
              <table:table-cell office:value-type="float" office:value="253.890304">
                <text:p>253.890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94.839296">
                <text:p>294.839296</text:p>
              </table:table-cell>
              <table:table-cell office:value-type="float" office:value="210.712064">
                <text:p>210.712064</text:p>
              </table:table-cell>
              <table:table-cell office:value-type="float" office:value="253.551104">
                <text:p>253.55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294.541568">
                <text:p>294.541568</text:p>
              </table:table-cell>
              <table:table-cell office:value-type="float" office:value="210.417408">
                <text:p>210.417408</text:p>
              </table:table-cell>
              <table:table-cell office:value-type="float" office:value="253.360896">
                <text:p>253.36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294.347776">
                <text:p>294.347776</text:p>
              </table:table-cell>
              <table:table-cell office:value-type="float" office:value="210.229248">
                <text:p>210.229248</text:p>
              </table:table-cell>
              <table:table-cell office:value-type="float" office:value="253.335552">
                <text:p>253.335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94.234112">
                <text:p>294.234112</text:p>
              </table:table-cell>
              <table:table-cell office:value-type="float" office:value="210.049024">
                <text:p>210.049024</text:p>
              </table:table-cell>
              <table:table-cell office:value-type="float" office:value="252.992">
                <text:p>252.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293.944832">
                <text:p>293.944832</text:p>
              </table:table-cell>
              <table:table-cell office:value-type="float" office:value="210.802688">
                <text:p>210.802688</text:p>
              </table:table-cell>
              <table:table-cell office:value-type="float" office:value="252.926464">
                <text:p>252.926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93.762816">
                <text:p>293.762816</text:p>
              </table:table-cell>
              <table:table-cell office:value-type="float" office:value="211.64032">
                <text:p>211.64032</text:p>
              </table:table-cell>
              <table:table-cell office:value-type="float" office:value="252.617728">
                <text:p>252.61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93.862656">
                <text:p>293.862656</text:p>
              </table:table-cell>
              <table:table-cell office:value-type="float" office:value="213.729024">
                <text:p>213.729024</text:p>
              </table:table-cell>
              <table:table-cell office:value-type="float" office:value="252.32">
                <text:p>25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293.9712">
                <text:p>293.9712</text:p>
              </table:table-cell>
              <table:table-cell office:value-type="float" office:value="214.009344">
                <text:p>214.009344</text:p>
              </table:table-cell>
              <table:table-cell office:value-type="float" office:value="252.023808">
                <text:p>252.02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294.084864">
                <text:p>294.084864</text:p>
              </table:table-cell>
              <table:table-cell office:value-type="float" office:value="213.988608">
                <text:p>213.988608</text:p>
              </table:table-cell>
              <table:table-cell office:value-type="float" office:value="274.044928">
                <text:p>274.04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293.944576">
                <text:p>293.944576</text:p>
              </table:table-cell>
              <table:table-cell office:value-type="float" office:value="213.80224">
                <text:p>213.80224</text:p>
              </table:table-cell>
              <table:table-cell office:value-type="float" office:value="273.874944">
                <text:p>273.87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294.276608">
                <text:p>294.276608</text:p>
              </table:table-cell>
              <table:table-cell office:value-type="float" office:value="213.762304">
                <text:p>213.762304</text:p>
              </table:table-cell>
              <table:table-cell office:value-type="float" office:value="273.803264">
                <text:p>273.80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294.192384">
                <text:p>294.192384</text:p>
              </table:table-cell>
              <table:table-cell office:value-type="float" office:value="213.42336">
                <text:p>213.42336</text:p>
              </table:table-cell>
              <table:table-cell office:value-type="float" office:value="273.516032">
                <text:p>273.516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293.892864">
                <text:p>293.892864</text:p>
              </table:table-cell>
              <table:table-cell office:value-type="float" office:value="213.12">
                <text:p>213.12</text:p>
              </table:table-cell>
              <table:table-cell office:value-type="float" office:value="273.35296">
                <text:p>273.3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293.755904">
                <text:p>293.755904</text:p>
              </table:table-cell>
              <table:table-cell office:value-type="float" office:value="212.826112">
                <text:p>212.826112</text:p>
              </table:table-cell>
              <table:table-cell office:value-type="float" office:value="273.049344">
                <text:p>273.04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293.750016">
                <text:p>293.750016</text:p>
              </table:table-cell>
              <table:table-cell office:value-type="float" office:value="212.634624">
                <text:p>212.634624</text:p>
              </table:table-cell>
              <table:table-cell office:value-type="float" office:value="272.886016">
                <text:p>272.88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93.42592">
                <text:p>293.42592</text:p>
              </table:table-cell>
              <table:table-cell office:value-type="float" office:value="213.95712">
                <text:p>213.95712</text:p>
              </table:table-cell>
              <table:table-cell office:value-type="float" office:value="272.81408">
                <text:p>272.8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293.127936">
                <text:p>293.127936</text:p>
              </table:table-cell>
              <table:table-cell office:value-type="float" office:value="213.7408">
                <text:p>213.7408</text:p>
              </table:table-cell>
              <table:table-cell office:value-type="float" office:value="272.52096">
                <text:p>272.5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292.829184">
                <text:p>292.829184</text:p>
              </table:table-cell>
              <table:table-cell office:value-type="float" office:value="213.656832">
                <text:p>213.656832</text:p>
              </table:table-cell>
              <table:table-cell office:value-type="float" office:value="272.422912">
                <text:p>272.42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292.641792">
                <text:p>292.641792</text:p>
              </table:table-cell>
              <table:table-cell office:value-type="float" office:value="213.36448">
                <text:p>213.36448</text:p>
              </table:table-cell>
              <table:table-cell office:value-type="float" office:value="272.033792">
                <text:p>272.03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292.608">
                <text:p>292.608</text:p>
              </table:table-cell>
              <table:table-cell office:value-type="float" office:value="213.176064">
                <text:p>213.176064</text:p>
              </table:table-cell>
              <table:table-cell office:value-type="float" office:value="271.92448">
                <text:p>271.9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292.553984">
                <text:p>292.553984</text:p>
              </table:table-cell>
              <table:table-cell office:value-type="float" office:value="213.025024">
                <text:p>213.025024</text:p>
              </table:table-cell>
              <table:table-cell office:value-type="float" office:value="271.646976">
                <text:p>271.64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292.654848">
                <text:p>292.654848</text:p>
              </table:table-cell>
              <table:table-cell office:value-type="float" office:value="212.69888">
                <text:p>212.69888</text:p>
              </table:table-cell>
              <table:table-cell office:value-type="float" office:value="271.2512">
                <text:p>271.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292.5632">
                <text:p>292.5632</text:p>
              </table:table-cell>
              <table:table-cell office:value-type="float" office:value="212.491776">
                <text:p>212.491776</text:p>
              </table:table-cell>
              <table:table-cell office:value-type="float" office:value="270.957568">
                <text:p>270.95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292.442112">
                <text:p>292.442112</text:p>
              </table:table-cell>
              <table:table-cell office:value-type="float" office:value="212.366592">
                <text:p>212.366592</text:p>
              </table:table-cell>
              <table:table-cell office:value-type="float" office:value="270.840064">
                <text:p>270.84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292.36096">
                <text:p>292.36096</text:p>
              </table:table-cell>
              <table:table-cell office:value-type="float" office:value="212.01792">
                <text:p>212.01792</text:p>
              </table:table-cell>
              <table:table-cell office:value-type="float" office:value="270.507008">
                <text:p>270.50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92.239104">
                <text:p>292.239104</text:p>
              </table:table-cell>
              <table:table-cell office:value-type="float" office:value="211.820032">
                <text:p>211.820032</text:p>
              </table:table-cell>
              <table:table-cell office:value-type="float" office:value="270.334976">
                <text:p>270.33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292.826112">
                <text:p>292.826112</text:p>
              </table:table-cell>
              <table:table-cell office:value-type="float" office:value="211.673856">
                <text:p>211.673856</text:p>
              </table:table-cell>
              <table:table-cell office:value-type="float" office:value="270.34496">
                <text:p>270.3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292.720896">
                <text:p>292.720896</text:p>
              </table:table-cell>
              <table:table-cell office:value-type="float" office:value="211.313152">
                <text:p>211.313152</text:p>
              </table:table-cell>
              <table:table-cell office:value-type="float" office:value="270.045184">
                <text:p>270.04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292.587008">
                <text:p>292.587008</text:p>
              </table:table-cell>
              <table:table-cell office:value-type="float" office:value="211.118592">
                <text:p>211.118592</text:p>
              </table:table-cell>
              <table:table-cell office:value-type="float" office:value="269.741056">
                <text:p>269.74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292.771328">
                <text:p>292.771328</text:p>
              </table:table-cell>
              <table:table-cell office:value-type="float" office:value="210.99392">
                <text:p>210.99392</text:p>
              </table:table-cell>
              <table:table-cell office:value-type="float" office:value="269.446144">
                <text:p>269.44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292.679424">
                <text:p>292.679424</text:p>
              </table:table-cell>
              <table:table-cell office:value-type="float" office:value="210.652672">
                <text:p>210.652672</text:p>
              </table:table-cell>
              <table:table-cell office:value-type="float" office:value="269.27104">
                <text:p>269.2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292.560384">
                <text:p>292.560384</text:p>
              </table:table-cell>
              <table:table-cell office:value-type="float" office:value="210.479104">
                <text:p>210.479104</text:p>
              </table:table-cell>
              <table:table-cell office:value-type="float" office:value="269.268992">
                <text:p>269.26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292.444928">
                <text:p>292.444928</text:p>
              </table:table-cell>
              <table:table-cell office:value-type="float" office:value="210.248704">
                <text:p>210.248704</text:p>
              </table:table-cell>
              <table:table-cell office:value-type="float" office:value="268.973568">
                <text:p>268.97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292.561152">
                <text:p>292.561152</text:p>
              </table:table-cell>
              <table:table-cell office:value-type="float" office:value="210.129152">
                <text:p>210.129152</text:p>
              </table:table-cell>
              <table:table-cell office:value-type="float" office:value="268.745472">
                <text:p>268.74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292.470784">
                <text:p>292.470784</text:p>
              </table:table-cell>
              <table:table-cell office:value-type="float" office:value="210.012672">
                <text:p>210.012672</text:p>
              </table:table-cell>
              <table:table-cell office:value-type="float" office:value="268.448">
                <text:p>268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92.377856">
                <text:p>292.377856</text:p>
              </table:table-cell>
              <table:table-cell office:value-type="float" office:value="209.714688">
                <text:p>209.714688</text:p>
              </table:table-cell>
              <table:table-cell office:value-type="float" office:value="268.359168">
                <text:p>268.35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292.275712">
                <text:p>292.275712</text:p>
              </table:table-cell>
              <table:table-cell office:value-type="float" office:value="209.37984">
                <text:p>209.37984</text:p>
              </table:table-cell>
              <table:table-cell office:value-type="float" office:value="268.070144">
                <text:p>268.07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291.979264">
                <text:p>291.979264</text:p>
              </table:table-cell>
              <table:table-cell office:value-type="float" office:value="209.18528">
                <text:p>209.18528</text:p>
              </table:table-cell>
              <table:table-cell office:value-type="float" office:value="267.902976">
                <text:p>267.90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291.652352">
                <text:p>291.652352</text:p>
              </table:table-cell>
              <table:table-cell office:value-type="float" office:value="208.729088">
                <text:p>208.729088</text:p>
              </table:table-cell>
              <table:table-cell office:value-type="float" office:value="267.77088">
                <text:p>267.7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291.44576">
                <text:p>291.44576</text:p>
              </table:table-cell>
              <table:table-cell office:value-type="float" office:value="208.41472">
                <text:p>208.41472</text:p>
              </table:table-cell>
              <table:table-cell office:value-type="float" office:value="267.641088">
                <text:p>267.64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291.37024">
                <text:p>291.37024</text:p>
              </table:table-cell>
              <table:table-cell office:value-type="float" office:value="208.22784">
                <text:p>208.22784</text:p>
              </table:table-cell>
              <table:table-cell office:value-type="float" office:value="267.636224">
                <text:p>267.63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291.060736">
                <text:p>291.060736</text:p>
              </table:table-cell>
              <table:table-cell office:value-type="float" office:value="208.06784">
                <text:p>208.06784</text:p>
              </table:table-cell>
              <table:table-cell office:value-type="float" office:value="267.633664">
                <text:p>267.63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290.729984">
                <text:p>290.729984</text:p>
              </table:table-cell>
              <table:table-cell office:value-type="float" office:value="207.73376">
                <text:p>207.73376</text:p>
              </table:table-cell>
              <table:table-cell office:value-type="float" office:value="267.346432">
                <text:p>267.346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290.512384">
                <text:p>290.512384</text:p>
              </table:table-cell>
              <table:table-cell office:value-type="float" office:value="207.540992">
                <text:p>207.540992</text:p>
              </table:table-cell>
              <table:table-cell office:value-type="float" office:value="267.092224">
                <text:p>267.09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290.351616">
                <text:p>290.351616</text:p>
              </table:table-cell>
              <table:table-cell office:value-type="float" office:value="207.355904">
                <text:p>207.355904</text:p>
              </table:table-cell>
              <table:table-cell office:value-type="float" office:value="267.22304">
                <text:p>267.2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0.040064">
                <text:p>290.040064</text:p>
              </table:table-cell>
              <table:table-cell office:value-type="float" office:value="207.300352">
                <text:p>207.300352</text:p>
              </table:table-cell>
              <table:table-cell office:value-type="float" office:value="266.888448">
                <text:p>266.888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289.839104">
                <text:p>289.839104</text:p>
              </table:table-cell>
              <table:table-cell office:value-type="float" office:value="207.140864">
                <text:p>207.140864</text:p>
              </table:table-cell>
              <table:table-cell office:value-type="float" office:value="266.594304">
                <text:p>266.59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289.945088">
                <text:p>289.945088</text:p>
              </table:table-cell>
              <table:table-cell office:value-type="float" office:value="206.921984">
                <text:p>206.921984</text:p>
              </table:table-cell>
              <table:table-cell office:value-type="float" office:value="266.304256">
                <text:p>266.304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289.826048">
                <text:p>289.826048</text:p>
              </table:table-cell>
              <table:table-cell office:value-type="float" office:value="206.812672">
                <text:p>206.812672</text:p>
              </table:table-cell>
              <table:table-cell office:value-type="float" office:value="266.004224">
                <text:p>266.00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89.499648">
                <text:p>289.499648</text:p>
              </table:table-cell>
              <table:table-cell office:value-type="float" office:value="206.503168">
                <text:p>206.503168</text:p>
              </table:table-cell>
              <table:table-cell office:value-type="float" office:value="265.709824">
                <text:p>265.70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89.272576">
                <text:p>289.272576</text:p>
              </table:table-cell>
              <table:table-cell office:value-type="float" office:value="206.203904">
                <text:p>206.203904</text:p>
              </table:table-cell>
              <table:table-cell office:value-type="float" office:value="265.417728">
                <text:p>265.41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88.96512">
                <text:p>288.96512</text:p>
              </table:table-cell>
              <table:table-cell office:value-type="float" office:value="205.970688">
                <text:p>205.970688</text:p>
              </table:table-cell>
              <table:table-cell office:value-type="float" office:value="265.125888">
                <text:p>265.125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288.765952">
                <text:p>288.765952</text:p>
              </table:table-cell>
              <table:table-cell office:value-type="float" office:value="205.548288">
                <text:p>205.548288</text:p>
              </table:table-cell>
              <table:table-cell office:value-type="float" office:value="264.915968">
                <text:p>264.91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88.668928">
                <text:p>288.668928</text:p>
              </table:table-cell>
              <table:table-cell office:value-type="float" office:value="204.676352">
                <text:p>204.676352</text:p>
              </table:table-cell>
              <table:table-cell office:value-type="float" office:value="264.92288">
                <text:p>264.9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88.375552">
                <text:p>288.375552</text:p>
              </table:table-cell>
              <table:table-cell office:value-type="float" office:value="208.374784">
                <text:p>208.374784</text:p>
              </table:table-cell>
              <table:table-cell office:value-type="float" office:value="264.224768">
                <text:p>264.22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88.167168">
                <text:p>288.167168</text:p>
              </table:table-cell>
              <table:table-cell office:value-type="float" office:value="208.395264">
                <text:p>208.395264</text:p>
              </table:table-cell>
              <table:table-cell office:value-type="float" office:value="263.842816">
                <text:p>263.84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88.064">
                <text:p>288.064</text:p>
              </table:table-cell>
              <table:table-cell office:value-type="float" office:value="208.046592">
                <text:p>208.046592</text:p>
              </table:table-cell>
              <table:table-cell office:value-type="float" office:value="263.490048">
                <text:p>263.49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88.007936">
                <text:p>288.007936</text:p>
              </table:table-cell>
              <table:table-cell office:value-type="float" office:value="207.145984">
                <text:p>207.145984</text:p>
              </table:table-cell>
              <table:table-cell office:value-type="float" office:value="263.166976">
                <text:p>263.16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87.941888">
                <text:p>287.941888</text:p>
              </table:table-cell>
              <table:table-cell office:value-type="float" office:value="206.928128">
                <text:p>206.928128</text:p>
              </table:table-cell>
              <table:table-cell office:value-type="float" office:value="262.9632">
                <text:p>262.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287.849728">
                <text:p>287.849728</text:p>
              </table:table-cell>
              <table:table-cell office:value-type="float" office:value="206.768384">
                <text:p>206.768384</text:p>
              </table:table-cell>
              <table:table-cell office:value-type="float" office:value="262.99136">
                <text:p>262.9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87.99104">
                <text:p>287.99104</text:p>
              </table:table-cell>
              <table:table-cell office:value-type="float" office:value="206.450944">
                <text:p>206.450944</text:p>
              </table:table-cell>
              <table:table-cell office:value-type="float" office:value="262.683904">
                <text:p>262.68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87.862272">
                <text:p>287.862272</text:p>
              </table:table-cell>
              <table:table-cell office:value-type="float" office:value="206.136576">
                <text:p>206.136576</text:p>
              </table:table-cell>
              <table:table-cell office:value-type="float" office:value="262.387968">
                <text:p>262.38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87.691264">
                <text:p>287.691264</text:p>
              </table:table-cell>
              <table:table-cell office:value-type="float" office:value="205.933312">
                <text:p>205.933312</text:p>
              </table:table-cell>
              <table:table-cell office:value-type="float" office:value="262.0928">
                <text:p>262.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87.6608">
                <text:p>287.6608</text:p>
              </table:table-cell>
              <table:table-cell office:value-type="float" office:value="205.767936">
                <text:p>205.767936</text:p>
              </table:table-cell>
              <table:table-cell office:value-type="float" office:value="261.926656">
                <text:p>261.92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87.51104">
                <text:p>287.51104</text:p>
              </table:table-cell>
              <table:table-cell office:value-type="float" office:value="205.457152">
                <text:p>205.457152</text:p>
              </table:table-cell>
              <table:table-cell office:value-type="float" office:value="261.904128">
                <text:p>261.90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7.439872">
                <text:p>287.439872</text:p>
              </table:table-cell>
              <table:table-cell office:value-type="float" office:value="205.248">
                <text:p>205.248</text:p>
              </table:table-cell>
              <table:table-cell office:value-type="float" office:value="261.6192">
                <text:p>261.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87.545856">
                <text:p>287.545856</text:p>
              </table:table-cell>
              <table:table-cell office:value-type="float" office:value="205.056">
                <text:p>205.056</text:p>
              </table:table-cell>
              <table:table-cell office:value-type="float" office:value="261.326848">
                <text:p>261.326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87.384576">
                <text:p>287.384576</text:p>
              </table:table-cell>
              <table:table-cell office:value-type="float" office:value="204.929024">
                <text:p>204.929024</text:p>
              </table:table-cell>
              <table:table-cell office:value-type="float" office:value="261.157376">
                <text:p>261.15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87.291136">
                <text:p>287.291136</text:p>
              </table:table-cell>
              <table:table-cell office:value-type="float" office:value="204.624128">
                <text:p>204.624128</text:p>
              </table:table-cell>
              <table:table-cell office:value-type="float" office:value="261.129216">
                <text:p>261.12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87.403008">
                <text:p>287.403008</text:p>
              </table:table-cell>
              <table:table-cell office:value-type="float" office:value="204.386816">
                <text:p>204.386816</text:p>
              </table:table-cell>
              <table:table-cell office:value-type="float" office:value="260.8896">
                <text:p>260.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87.282176">
                <text:p>287.282176</text:p>
              </table:table-cell>
              <table:table-cell office:value-type="float" office:value="204.19712">
                <text:p>204.19712</text:p>
              </table:table-cell>
              <table:table-cell office:value-type="float" office:value="260.598784">
                <text:p>260.598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87.08608">
                <text:p>287.08608</text:p>
              </table:table-cell>
              <table:table-cell office:value-type="float" office:value="204.086016">
                <text:p>204.086016</text:p>
              </table:table-cell>
              <table:table-cell office:value-type="float" office:value="260.435968">
                <text:p>260.43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87.166976">
                <text:p>287.166976</text:p>
              </table:table-cell>
              <table:table-cell office:value-type="float" office:value="203.915008">
                <text:p>203.915008</text:p>
              </table:table-cell>
              <table:table-cell office:value-type="float" office:value="260.262912">
                <text:p>260.26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87.081984">
                <text:p>287.081984</text:p>
              </table:table-cell>
              <table:table-cell office:value-type="float" office:value="203.794944">
                <text:p>203.794944</text:p>
              </table:table-cell>
              <table:table-cell office:value-type="float" office:value="260.34176">
                <text:p>260.3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87.000064">
                <text:p>287.000064</text:p>
              </table:table-cell>
              <table:table-cell office:value-type="float" office:value="203.458304">
                <text:p>203.458304</text:p>
              </table:table-cell>
              <table:table-cell office:value-type="float" office:value="260.331008">
                <text:p>260.33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87.355648">
                <text:p>287.355648</text:p>
              </table:table-cell>
              <table:table-cell office:value-type="float" office:value="203.188224">
                <text:p>203.188224</text:p>
              </table:table-cell>
              <table:table-cell office:value-type="float" office:value="260.274944">
                <text:p>260.27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87.247616">
                <text:p>287.247616</text:p>
              </table:table-cell>
              <table:table-cell office:value-type="float" office:value="203.051776">
                <text:p>203.051776</text:p>
              </table:table-cell>
              <table:table-cell office:value-type="float" office:value="259.986944">
                <text:p>259.98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87.129344">
                <text:p>287.129344</text:p>
              </table:table-cell>
              <table:table-cell office:value-type="float" office:value="203.048192">
                <text:p>203.048192</text:p>
              </table:table-cell>
              <table:table-cell office:value-type="float" office:value="259.69408">
                <text:p>259.6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87.060992">
                <text:p>287.060992</text:p>
              </table:table-cell>
              <table:table-cell office:value-type="float" office:value="202.797824">
                <text:p>202.797824</text:p>
              </table:table-cell>
              <table:table-cell office:value-type="float" office:value="259.70816">
                <text:p>259.70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86.96192">
                <text:p>286.96192</text:p>
              </table:table-cell>
              <table:table-cell office:value-type="float" office:value="202.384128">
                <text:p>202.384128</text:p>
              </table:table-cell>
              <table:table-cell office:value-type="float" office:value="259.529216">
                <text:p>259.52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86.896128">
                <text:p>286.896128</text:p>
              </table:table-cell>
              <table:table-cell office:value-type="float" office:value="202.189824">
                <text:p>202.189824</text:p>
              </table:table-cell>
              <table:table-cell office:value-type="float" office:value="260.24192">
                <text:p>260.24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86.772224">
                <text:p>286.772224</text:p>
              </table:table-cell>
              <table:table-cell office:value-type="float" office:value="202.173184">
                <text:p>202.173184</text:p>
              </table:table-cell>
              <table:table-cell office:value-type="float" office:value="260.225024">
                <text:p>260.22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86.903808">
                <text:p>286.903808</text:p>
              </table:table-cell>
              <table:table-cell office:value-type="float" office:value="201.823744">
                <text:p>201.823744</text:p>
              </table:table-cell>
              <table:table-cell office:value-type="float" office:value="259.906816">
                <text:p>259.90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86.849792">
                <text:p>286.849792</text:p>
              </table:table-cell>
              <table:table-cell office:value-type="float" office:value="201.525248">
                <text:p>201.525248</text:p>
              </table:table-cell>
              <table:table-cell office:value-type="float" office:value="259.603712">
                <text:p>259.60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86.55104">
                <text:p>286.55104</text:p>
              </table:table-cell>
              <table:table-cell office:value-type="float" office:value="201.218816">
                <text:p>201.218816</text:p>
              </table:table-cell>
              <table:table-cell office:value-type="float" office:value="259.305984">
                <text:p>259.30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86.258176">
                <text:p>286.258176</text:p>
              </table:table-cell>
              <table:table-cell office:value-type="float" office:value="200.879872">
                <text:p>200.879872</text:p>
              </table:table-cell>
              <table:table-cell office:value-type="float" office:value="259.131392">
                <text:p>259.13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86.074368">
                <text:p>286.074368</text:p>
              </table:table-cell>
              <table:table-cell office:value-type="float" office:value="200.65024">
                <text:p>200.65024</text:p>
              </table:table-cell>
              <table:table-cell office:value-type="float" office:value="259.206656">
                <text:p>259.20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85.919488">
                <text:p>285.919488</text:p>
              </table:table-cell>
              <table:table-cell office:value-type="float" office:value="200.574976">
                <text:p>200.574976</text:p>
              </table:table-cell>
              <table:table-cell office:value-type="float" office:value="258.906368">
                <text:p>258.90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85.724928">
                <text:p>285.724928</text:p>
              </table:table-cell>
              <table:table-cell office:value-type="float" office:value="200.240128">
                <text:p>200.240128</text:p>
              </table:table-cell>
              <table:table-cell office:value-type="float" office:value="258.616576">
                <text:p>258.61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86.521856">
                <text:p>286.521856</text:p>
              </table:table-cell>
              <table:table-cell office:value-type="float" office:value="199.908352">
                <text:p>199.908352</text:p>
              </table:table-cell>
              <table:table-cell office:value-type="float" office:value="258.317824">
                <text:p>258.31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86.438656">
                <text:p>286.438656</text:p>
              </table:table-cell>
              <table:table-cell office:value-type="float" office:value="199.586048">
                <text:p>199.586048</text:p>
              </table:table-cell>
              <table:table-cell office:value-type="float" office:value="257.977088">
                <text:p>257.97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286.493952">
                <text:p>286.493952</text:p>
              </table:table-cell>
              <table:table-cell office:value-type="float" office:value="199.380224">
                <text:p>199.380224</text:p>
              </table:table-cell>
              <table:table-cell office:value-type="float" office:value="257.678848">
                <text:p>257.67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86.599936">
                <text:p>286.599936</text:p>
              </table:table-cell>
              <table:table-cell office:value-type="float" office:value="199.230976">
                <text:p>199.230976</text:p>
              </table:table-cell>
              <table:table-cell office:value-type="float" office:value="257.35296">
                <text:p>257.3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87.419904">
                <text:p>287.419904</text:p>
              </table:table-cell>
              <table:table-cell office:value-type="float" office:value="198.913792">
                <text:p>198.913792</text:p>
              </table:table-cell>
              <table:table-cell office:value-type="float" office:value="257.283072">
                <text:p>257.28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87.763968">
                <text:p>287.763968</text:p>
              </table:table-cell>
              <table:table-cell office:value-type="float" office:value="198.59584">
                <text:p>198.59584</text:p>
              </table:table-cell>
              <table:table-cell office:value-type="float" office:value="256.991232">
                <text:p>256.99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87.675392">
                <text:p>287.675392</text:p>
              </table:table-cell>
              <table:table-cell office:value-type="float" office:value="198.38592">
                <text:p>198.38592</text:p>
              </table:table-cell>
              <table:table-cell office:value-type="float" office:value="256.685312">
                <text:p>256.68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287.603456">
                <text:p>287.603456</text:p>
              </table:table-cell>
              <table:table-cell office:value-type="float" office:value="198.193152">
                <text:p>198.193152</text:p>
              </table:table-cell>
              <table:table-cell office:value-type="float" office:value="256.518912">
                <text:p>256.51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287.515904">
                <text:p>287.515904</text:p>
              </table:table-cell>
              <table:table-cell office:value-type="float" office:value="198.02368">
                <text:p>198.02368</text:p>
              </table:table-cell>
              <table:table-cell office:value-type="float" office:value="256.461056">
                <text:p>256.46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287.21408">
                <text:p>287.21408</text:p>
              </table:table-cell>
              <table:table-cell office:value-type="float" office:value="197.654016">
                <text:p>197.654016</text:p>
              </table:table-cell>
              <table:table-cell office:value-type="float" office:value="256.178944">
                <text:p>256.17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86.867712">
                <text:p>286.867712</text:p>
              </table:table-cell>
              <table:table-cell office:value-type="float" office:value="197.458176">
                <text:p>197.458176</text:p>
              </table:table-cell>
              <table:table-cell office:value-type="float" office:value="255.8528">
                <text:p>255.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86.703104">
                <text:p>286.703104</text:p>
              </table:table-cell>
              <table:table-cell office:value-type="float" office:value="198.949376">
                <text:p>198.949376</text:p>
              </table:table-cell>
              <table:table-cell office:value-type="float" office:value="255.983104">
                <text:p>255.98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286.598144">
                <text:p>286.598144</text:p>
              </table:table-cell>
              <table:table-cell office:value-type="float" office:value="198.67264">
                <text:p>198.67264</text:p>
              </table:table-cell>
              <table:table-cell office:value-type="float" office:value="255.68384">
                <text:p>255.6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286.532864">
                <text:p>286.532864</text:p>
              </table:table-cell>
              <table:table-cell office:value-type="float" office:value="198.690816">
                <text:p>198.690816</text:p>
              </table:table-cell>
              <table:table-cell office:value-type="float" office:value="255.382272">
                <text:p>255.38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286.391552">
                <text:p>286.391552</text:p>
              </table:table-cell>
              <table:table-cell office:value-type="float" office:value="198.39104">
                <text:p>198.39104</text:p>
              </table:table-cell>
              <table:table-cell office:value-type="float" office:value="255.01696">
                <text:p>255.0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86.199808">
                <text:p>286.199808</text:p>
              </table:table-cell>
              <table:table-cell office:value-type="float" office:value="198.104064">
                <text:p>198.104064</text:p>
              </table:table-cell>
              <table:table-cell office:value-type="float" office:value="254.299904">
                <text:p>254.29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85.909504">
                <text:p>285.909504</text:p>
              </table:table-cell>
              <table:table-cell office:value-type="float" office:value="197.81888">
                <text:p>197.81888</text:p>
              </table:table-cell>
              <table:table-cell office:value-type="float" office:value="253.952768">
                <text:p>253.95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85.665024">
                <text:p>285.665024</text:p>
              </table:table-cell>
              <table:table-cell office:value-type="float" office:value="197.52704">
                <text:p>197.52704</text:p>
              </table:table-cell>
              <table:table-cell office:value-type="float" office:value="253.62688">
                <text:p>253.6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285.743104">
                <text:p>285.743104</text:p>
              </table:table-cell>
              <table:table-cell office:value-type="float" office:value="197.196032">
                <text:p>197.196032</text:p>
              </table:table-cell>
              <table:table-cell office:value-type="float" office:value="253.314816">
                <text:p>253.31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85.662976">
                <text:p>285.662976</text:p>
              </table:table-cell>
              <table:table-cell office:value-type="float" office:value="196.83584">
                <text:p>196.83584</text:p>
              </table:table-cell>
              <table:table-cell office:value-type="float" office:value="252.935936">
                <text:p>252.93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85.535744">
                <text:p>285.535744</text:p>
              </table:table-cell>
              <table:table-cell office:value-type="float" office:value="196.52608">
                <text:p>196.52608</text:p>
              </table:table-cell>
              <table:table-cell office:value-type="float" office:value="252.805632">
                <text:p>252.80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85.44896">
                <text:p>285.44896</text:p>
              </table:table-cell>
              <table:table-cell office:value-type="float" office:value="196.177408">
                <text:p>196.177408</text:p>
              </table:table-cell>
              <table:table-cell office:value-type="float" office:value="252.5184">
                <text:p>252.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85.150208">
                <text:p>285.150208</text:p>
              </table:table-cell>
              <table:table-cell office:value-type="float" office:value="195.87328">
                <text:p>195.87328</text:p>
              </table:table-cell>
              <table:table-cell office:value-type="float" office:value="253.04448">
                <text:p>253.0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284.845056">
                <text:p>284.845056</text:p>
              </table:table-cell>
              <table:table-cell office:value-type="float" office:value="195.574016">
                <text:p>195.574016</text:p>
              </table:table-cell>
              <table:table-cell office:value-type="float" office:value="252.754944">
                <text:p>252.75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284.662016">
                <text:p>284.662016</text:p>
              </table:table-cell>
              <table:table-cell office:value-type="float" office:value="195.438848">
                <text:p>195.438848</text:p>
              </table:table-cell>
              <table:table-cell office:value-type="float" office:value="252.411904">
                <text:p>252.41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284.480768">
                <text:p>284.480768</text:p>
              </table:table-cell>
              <table:table-cell office:value-type="float" office:value="195.124736">
                <text:p>195.124736</text:p>
              </table:table-cell>
              <table:table-cell office:value-type="float" office:value="252.110848">
                <text:p>252.11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84.17024">
                <text:p>284.17024</text:p>
              </table:table-cell>
              <table:table-cell office:value-type="float" office:value="195.1488">
                <text:p>195.1488</text:p>
              </table:table-cell>
              <table:table-cell office:value-type="float" office:value="251.82208">
                <text:p>251.8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283.858432">
                <text:p>283.858432</text:p>
              </table:table-cell>
              <table:table-cell office:value-type="float" office:value="194.853888">
                <text:p>194.853888</text:p>
              </table:table-cell>
              <table:table-cell office:value-type="float" office:value="251.522304">
                <text:p>251.52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83.557888">
                <text:p>283.557888</text:p>
              </table:table-cell>
              <table:table-cell office:value-type="float" office:value="194.557696">
                <text:p>194.557696</text:p>
              </table:table-cell>
              <table:table-cell office:value-type="float" office:value="251.22816">
                <text:p>251.2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283.23712">
                <text:p>283.23712</text:p>
              </table:table-cell>
              <table:table-cell office:value-type="float" office:value="194.258688">
                <text:p>194.258688</text:p>
              </table:table-cell>
              <table:table-cell office:value-type="float" office:value="250.891264">
                <text:p>250.89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83.053568">
                <text:p>283.053568</text:p>
              </table:table-cell>
              <table:table-cell office:value-type="float" office:value="193.965312">
                <text:p>193.965312</text:p>
              </table:table-cell>
              <table:table-cell office:value-type="float" office:value="250.56">
                <text:p>25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282.800128">
                <text:p>282.800128</text:p>
              </table:table-cell>
              <table:table-cell office:value-type="float" office:value="193.64608">
                <text:p>193.64608</text:p>
              </table:table-cell>
              <table:table-cell office:value-type="float" office:value="250.262016">
                <text:p>250.26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282.49088">
                <text:p>282.49088</text:p>
              </table:table-cell>
              <table:table-cell office:value-type="float" office:value="193.34016">
                <text:p>193.34016</text:p>
              </table:table-cell>
              <table:table-cell office:value-type="float" office:value="249.958656">
                <text:p>249.958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282.276864">
                <text:p>282.276864</text:p>
              </table:table-cell>
              <table:table-cell office:value-type="float" office:value="193.135104">
                <text:p>193.135104</text:p>
              </table:table-cell>
              <table:table-cell office:value-type="float" office:value="249.6512">
                <text:p>249.6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282.108672">
                <text:p>282.108672</text:p>
              </table:table-cell>
              <table:table-cell office:value-type="float" office:value="193.171968">
                <text:p>193.171968</text:p>
              </table:table-cell>
              <table:table-cell office:value-type="float" office:value="249.31328">
                <text:p>249.3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282.651136">
                <text:p>282.651136</text:p>
              </table:table-cell>
              <table:table-cell office:value-type="float" office:value="192.862976">
                <text:p>192.862976</text:p>
              </table:table-cell>
              <table:table-cell office:value-type="float" office:value="248.970752">
                <text:p>248.97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82.725632">
                <text:p>282.725632</text:p>
              </table:table-cell>
              <table:table-cell office:value-type="float" office:value="192.566784">
                <text:p>192.566784</text:p>
              </table:table-cell>
              <table:table-cell office:value-type="float" office:value="248.631296">
                <text:p>248.63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282.612736">
                <text:p>282.612736</text:p>
              </table:table-cell>
              <table:table-cell office:value-type="float" office:value="192.033024">
                <text:p>192.033024</text:p>
              </table:table-cell>
              <table:table-cell office:value-type="float" office:value="248.317184">
                <text:p>248.31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282.408448">
                <text:p>282.408448</text:p>
              </table:table-cell>
              <table:table-cell office:value-type="float" office:value="191.804928">
                <text:p>191.804928</text:p>
              </table:table-cell>
              <table:table-cell office:value-type="float" office:value="248.075776">
                <text:p>248.07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282.326272">
                <text:p>282.326272</text:p>
              </table:table-cell>
              <table:table-cell office:value-type="float" office:value="191.499264">
                <text:p>191.499264</text:p>
              </table:table-cell>
              <table:table-cell office:value-type="float" office:value="247.729664">
                <text:p>247.72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82.668544">
                <text:p>282.668544</text:p>
              </table:table-cell>
              <table:table-cell office:value-type="float" office:value="191.316224">
                <text:p>191.316224</text:p>
              </table:table-cell>
              <table:table-cell office:value-type="float" office:value="247.572224">
                <text:p>247.57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282.495488">
                <text:p>282.495488</text:p>
              </table:table-cell>
              <table:table-cell office:value-type="float" office:value="191.303424">
                <text:p>191.303424</text:p>
              </table:table-cell>
              <table:table-cell office:value-type="float" office:value="247.345152">
                <text:p>247.34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282.840064">
                <text:p>282.840064</text:p>
              </table:table-cell>
              <table:table-cell office:value-type="float" office:value="190.971904">
                <text:p>190.971904</text:p>
              </table:table-cell>
              <table:table-cell office:value-type="float" office:value="247.693056">
                <text:p>247.69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282.717952">
                <text:p>282.717952</text:p>
              </table:table-cell>
              <table:table-cell office:value-type="float" office:value="190.672128">
                <text:p>190.672128</text:p>
              </table:table-cell>
              <table:table-cell office:value-type="float" office:value="247.364864">
                <text:p>247.36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282.340352">
                <text:p>282.340352</text:p>
              </table:table-cell>
              <table:table-cell office:value-type="float" office:value="190.362368">
                <text:p>190.362368</text:p>
              </table:table-cell>
              <table:table-cell office:value-type="float" office:value="246.94784">
                <text:p>246.9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282.041856">
                <text:p>282.041856</text:p>
              </table:table-cell>
              <table:table-cell office:value-type="float" office:value="190.01088">
                <text:p>190.01088</text:p>
              </table:table-cell>
              <table:table-cell office:value-type="float" office:value="246.648064">
                <text:p>246.64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81.890304">
                <text:p>281.890304</text:p>
              </table:table-cell>
              <table:table-cell office:value-type="float" office:value="189.727488">
                <text:p>189.727488</text:p>
              </table:table-cell>
              <table:table-cell office:value-type="float" office:value="246.30272">
                <text:p>246.30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282.009088">
                <text:p>282.009088</text:p>
              </table:table-cell>
              <table:table-cell office:value-type="float" office:value="189.586944">
                <text:p>189.586944</text:p>
              </table:table-cell>
              <table:table-cell office:value-type="float" office:value="245.547776">
                <text:p>245.54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282.51008">
                <text:p>282.51008</text:p>
              </table:table-cell>
              <table:table-cell office:value-type="float" office:value="189.227008">
                <text:p>189.227008</text:p>
              </table:table-cell>
              <table:table-cell office:value-type="float" office:value="245.170944">
                <text:p>245.17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282.36672">
                <text:p>282.36672</text:p>
              </table:table-cell>
              <table:table-cell office:value-type="float" office:value="189.100544">
                <text:p>189.100544</text:p>
              </table:table-cell>
              <table:table-cell office:value-type="float" office:value="244.842752">
                <text:p>244.84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282.444288">
                <text:p>282.444288</text:p>
              </table:table-cell>
              <table:table-cell office:value-type="float" office:value="188.742912">
                <text:p>188.742912</text:p>
              </table:table-cell>
              <table:table-cell office:value-type="float" office:value="244.495616">
                <text:p>244.495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282.208">
                <text:p>282.208</text:p>
              </table:table-cell>
              <table:table-cell office:value-type="float" office:value="188.395264">
                <text:p>188.395264</text:p>
              </table:table-cell>
              <table:table-cell office:value-type="float" office:value="244.180224">
                <text:p>244.18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281.874944">
                <text:p>281.874944</text:p>
              </table:table-cell>
              <table:table-cell office:value-type="float" office:value="188.21888">
                <text:p>188.21888</text:p>
              </table:table-cell>
              <table:table-cell office:value-type="float" office:value="243.874048">
                <text:p>243.87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281.684224">
                <text:p>281.684224</text:p>
              </table:table-cell>
              <table:table-cell office:value-type="float" office:value="187.908608">
                <text:p>187.908608</text:p>
              </table:table-cell>
              <table:table-cell office:value-type="float" office:value="243.577088">
                <text:p>243.57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281.528576">
                <text:p>281.528576</text:p>
              </table:table-cell>
              <table:table-cell office:value-type="float" office:value="187.75552">
                <text:p>187.75552</text:p>
              </table:table-cell>
              <table:table-cell office:value-type="float" office:value="243.243776">
                <text:p>243.24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281.183744">
                <text:p>281.183744</text:p>
              </table:table-cell>
              <table:table-cell office:value-type="float" office:value="187.46624">
                <text:p>187.46624</text:p>
              </table:table-cell>
              <table:table-cell office:value-type="float" office:value="242.929664">
                <text:p>242.92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80.996608">
                <text:p>280.996608</text:p>
              </table:table-cell>
              <table:table-cell office:value-type="float" office:value="187.317248">
                <text:p>187.317248</text:p>
              </table:table-cell>
              <table:table-cell office:value-type="float" office:value="241.3568">
                <text:p>241.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281.06112">
                <text:p>281.06112</text:p>
              </table:table-cell>
              <table:table-cell office:value-type="float" office:value="186.982144">
                <text:p>186.982144</text:p>
              </table:table-cell>
              <table:table-cell office:value-type="float" office:value="241.403392">
                <text:p>241.40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280.765952">
                <text:p>280.765952</text:p>
              </table:table-cell>
              <table:table-cell office:value-type="float" office:value="186.889728">
                <text:p>186.889728</text:p>
              </table:table-cell>
              <table:table-cell office:value-type="float" office:value="241.106944">
                <text:p>241.10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280.445696">
                <text:p>280.445696</text:p>
              </table:table-cell>
              <table:table-cell office:value-type="float" office:value="186.7648">
                <text:p>186.7648</text:p>
              </table:table-cell>
              <table:table-cell office:value-type="float" office:value="240.812288">
                <text:p>240.81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280.113408">
                <text:p>280.113408</text:p>
              </table:table-cell>
              <table:table-cell office:value-type="float" office:value="186.45504">
                <text:p>186.45504</text:p>
              </table:table-cell>
              <table:table-cell office:value-type="float" office:value="240.463872">
                <text:p>240.46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79.793152">
                <text:p>279.793152</text:p>
              </table:table-cell>
              <table:table-cell office:value-type="float" office:value="186.146048">
                <text:p>186.146048</text:p>
              </table:table-cell>
              <table:table-cell office:value-type="float" office:value="240.084992">
                <text:p>240.084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279.46624">
                <text:p>279.46624</text:p>
              </table:table-cell>
              <table:table-cell office:value-type="float" office:value="185.912064">
                <text:p>185.912064</text:p>
              </table:table-cell>
              <table:table-cell office:value-type="float" office:value="239.771904">
                <text:p>239.77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279.132672">
                <text:p>279.132672</text:p>
              </table:table-cell>
              <table:table-cell office:value-type="float" office:value="185.72032">
                <text:p>185.72032</text:p>
              </table:table-cell>
              <table:table-cell office:value-type="float" office:value="238.72384">
                <text:p>238.7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278.999808">
                <text:p>278.999808</text:p>
              </table:table-cell>
              <table:table-cell office:value-type="float" office:value="185.398784">
                <text:p>185.398784</text:p>
              </table:table-cell>
              <table:table-cell office:value-type="float" office:value="238.544896">
                <text:p>238.54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278.679296">
                <text:p>278.679296</text:p>
              </table:table-cell>
              <table:table-cell office:value-type="float" office:value="185.086976">
                <text:p>185.086976</text:p>
              </table:table-cell>
              <table:table-cell office:value-type="float" office:value="238.283264">
                <text:p>238.28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78.336">
                <text:p>278.336</text:p>
              </table:table-cell>
              <table:table-cell office:value-type="float" office:value="184.898048">
                <text:p>184.898048</text:p>
              </table:table-cell>
              <table:table-cell office:value-type="float" office:value="238.42816">
                <text:p>238.4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278.35904">
                <text:p>278.35904</text:p>
              </table:table-cell>
              <table:table-cell office:value-type="float" office:value="184.71296">
                <text:p>184.71296</text:p>
              </table:table-cell>
              <table:table-cell office:value-type="float" office:value="238.0288">
                <text:p>238.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278.05696">
                <text:p>278.05696</text:p>
              </table:table-cell>
              <table:table-cell office:value-type="float" office:value="184.5248">
                <text:p>184.5248</text:p>
              </table:table-cell>
              <table:table-cell office:value-type="float" office:value="237.707264">
                <text:p>237.70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277.751552">
                <text:p>277.751552</text:p>
              </table:table-cell>
              <table:table-cell office:value-type="float" office:value="201.413888">
                <text:p>201.413888</text:p>
              </table:table-cell>
              <table:table-cell office:value-type="float" office:value="237.403136">
                <text:p>237.40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277.454592">
                <text:p>277.454592</text:p>
              </table:table-cell>
              <table:table-cell office:value-type="float" office:value="201.240064">
                <text:p>201.240064</text:p>
              </table:table-cell>
              <table:table-cell office:value-type="float" office:value="237.015808">
                <text:p>237.01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277.161984">
                <text:p>277.161984</text:p>
              </table:table-cell>
              <table:table-cell office:value-type="float" office:value="201.123072">
                <text:p>201.123072</text:p>
              </table:table-cell>
              <table:table-cell office:value-type="float" office:value="236.712448">
                <text:p>236.71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276.867072">
                <text:p>276.867072</text:p>
              </table:table-cell>
              <table:table-cell office:value-type="float" office:value="200.735232">
                <text:p>200.735232</text:p>
              </table:table-cell>
              <table:table-cell office:value-type="float" office:value="236.404992">
                <text:p>236.404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276.574464">
                <text:p>276.574464</text:p>
              </table:table-cell>
              <table:table-cell office:value-type="float" office:value="200.42112">
                <text:p>200.42112</text:p>
              </table:table-cell>
              <table:table-cell office:value-type="float" office:value="235.885056">
                <text:p>235.88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276.218112">
                <text:p>276.218112</text:p>
              </table:table-cell>
              <table:table-cell office:value-type="float" office:value="200.218368">
                <text:p>200.218368</text:p>
              </table:table-cell>
              <table:table-cell office:value-type="float" office:value="235.574272">
                <text:p>235.57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276.001792">
                <text:p>276.001792</text:p>
              </table:table-cell>
              <table:table-cell office:value-type="float" office:value="200.052224">
                <text:p>200.052224</text:p>
              </table:table-cell>
              <table:table-cell office:value-type="float" office:value="235.232">
                <text:p>235.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6.032256">
                <text:p>276.032256</text:p>
              </table:table-cell>
              <table:table-cell office:value-type="float" office:value="199.865088">
                <text:p>199.865088</text:p>
              </table:table-cell>
              <table:table-cell office:value-type="float" office:value="235.06304">
                <text:p>235.06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275.684096">
                <text:p>275.684096</text:p>
              </table:table-cell>
              <table:table-cell office:value-type="float" office:value="199.625216">
                <text:p>199.625216</text:p>
              </table:table-cell>
              <table:table-cell office:value-type="float" office:value="235.337728">
                <text:p>235.33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275.370496">
                <text:p>275.370496</text:p>
              </table:table-cell>
              <table:table-cell office:value-type="float" office:value="199.458816">
                <text:p>199.458816</text:p>
              </table:table-cell>
              <table:table-cell office:value-type="float" office:value="234.991104">
                <text:p>234.99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275.065088">
                <text:p>275.065088</text:p>
              </table:table-cell>
              <table:table-cell office:value-type="float" office:value="199.33696">
                <text:p>199.33696</text:p>
              </table:table-cell>
              <table:table-cell office:value-type="float" office:value="234.683904">
                <text:p>234.68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274.763776">
                <text:p>274.763776</text:p>
              </table:table-cell>
              <table:table-cell office:value-type="float" office:value="199.220992">
                <text:p>199.220992</text:p>
              </table:table-cell>
              <table:table-cell office:value-type="float" office:value="234.399232">
                <text:p>234.39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274.468864">
                <text:p>274.468864</text:p>
              </table:table-cell>
              <table:table-cell office:value-type="float" office:value="199.075072">
                <text:p>199.075072</text:p>
              </table:table-cell>
              <table:table-cell office:value-type="float" office:value="234.054656">
                <text:p>234.05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274.323712">
                <text:p>274.323712</text:p>
              </table:table-cell>
              <table:table-cell office:value-type="float" office:value="198.737408">
                <text:p>198.737408</text:p>
              </table:table-cell>
              <table:table-cell office:value-type="float" office:value="233.76">
                <text:p>23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274.246144">
                <text:p>274.246144</text:p>
              </table:table-cell>
              <table:table-cell office:value-type="float" office:value="198.539776">
                <text:p>198.539776</text:p>
              </table:table-cell>
              <table:table-cell office:value-type="float" office:value="233.460224">
                <text:p>233.46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273.950208">
                <text:p>273.950208</text:p>
              </table:table-cell>
              <table:table-cell office:value-type="float" office:value="198.37184">
                <text:p>198.37184</text:p>
              </table:table-cell>
              <table:table-cell office:value-type="float" office:value="233.124096">
                <text:p>233.12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273.652992">
                <text:p>273.652992</text:p>
              </table:table-cell>
              <table:table-cell office:value-type="float" office:value="198.180096">
                <text:p>198.180096</text:p>
              </table:table-cell>
              <table:table-cell office:value-type="float" office:value="232.833792">
                <text:p>232.83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73.302272">
                <text:p>273.302272</text:p>
              </table:table-cell>
              <table:table-cell office:value-type="float" office:value="197.87904">
                <text:p>197.87904</text:p>
              </table:table-cell>
              <table:table-cell office:value-type="float" office:value="232.50304">
                <text:p>232.50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273.107968">
                <text:p>273.107968</text:p>
              </table:table-cell>
              <table:table-cell office:value-type="float" office:value="197.715968">
                <text:p>197.715968</text:p>
              </table:table-cell>
              <table:table-cell office:value-type="float" office:value="232.205824">
                <text:p>232.205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273.030912">
                <text:p>273.030912</text:p>
              </table:table-cell>
              <table:table-cell office:value-type="float" office:value="197.583616">
                <text:p>197.583616</text:p>
              </table:table-cell>
              <table:table-cell office:value-type="float" office:value="232.126976">
                <text:p>232.12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272.733184">
                <text:p>272.733184</text:p>
              </table:table-cell>
              <table:table-cell office:value-type="float" office:value="197.249792">
                <text:p>197.249792</text:p>
              </table:table-cell>
              <table:table-cell office:value-type="float" office:value="231.841024">
                <text:p>231.84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272.438016">
                <text:p>272.438016</text:p>
              </table:table-cell>
              <table:table-cell office:value-type="float" office:value="197.056">
                <text:p>197.056</text:p>
              </table:table-cell>
              <table:table-cell office:value-type="float" office:value="232.00256">
                <text:p>232.0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272.102144">
                <text:p>272.102144</text:p>
              </table:table-cell>
              <table:table-cell office:value-type="float" office:value="196.925696">
                <text:p>196.925696</text:p>
              </table:table-cell>
              <table:table-cell office:value-type="float" office:value="231.664896">
                <text:p>231.66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71.913984">
                <text:p>271.913984</text:p>
              </table:table-cell>
              <table:table-cell office:value-type="float" office:value="196.617984">
                <text:p>196.617984</text:p>
              </table:table-cell>
              <table:table-cell office:value-type="float" office:value="231.362816">
                <text:p>231.36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271.837952">
                <text:p>271.837952</text:p>
              </table:table-cell>
              <table:table-cell office:value-type="float" office:value="196.31104">
                <text:p>196.31104</text:p>
              </table:table-cell>
              <table:table-cell office:value-type="float" office:value="231.078144">
                <text:p>231.07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271.486976">
                <text:p>271.486976</text:p>
              </table:table-cell>
              <table:table-cell office:value-type="float" office:value="196.012288">
                <text:p>196.012288</text:p>
              </table:table-cell>
              <table:table-cell office:value-type="float" office:value="230.777088">
                <text:p>230.77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271.189248">
                <text:p>271.189248</text:p>
              </table:table-cell>
              <table:table-cell office:value-type="float" office:value="195.940096">
                <text:p>195.940096</text:p>
              </table:table-cell>
              <table:table-cell office:value-type="float" office:value="230.480896">
                <text:p>230.48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70.85696">
                <text:p>270.85696</text:p>
              </table:table-cell>
              <table:table-cell office:value-type="float" office:value="195.645952">
                <text:p>195.645952</text:p>
              </table:table-cell>
              <table:table-cell office:value-type="float" office:value="230.187008">
                <text:p>230.18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270.66496">
                <text:p>270.66496</text:p>
              </table:table-cell>
              <table:table-cell office:value-type="float" office:value="195.19104">
                <text:p>195.19104</text:p>
              </table:table-cell>
              <table:table-cell office:value-type="float" office:value="229.895168">
                <text:p>229.89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270.553856">
                <text:p>270.553856</text:p>
              </table:table-cell>
              <table:table-cell office:value-type="float" office:value="194.875136">
                <text:p>194.875136</text:p>
              </table:table-cell>
              <table:table-cell office:value-type="float" office:value="229.68192">
                <text:p>229.6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270.255616">
                <text:p>270.255616</text:p>
              </table:table-cell>
              <table:table-cell office:value-type="float" office:value="194.66752">
                <text:p>194.66752</text:p>
              </table:table-cell>
              <table:table-cell office:value-type="float" office:value="229.728256">
                <text:p>229.728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269.958912">
                <text:p>269.958912</text:p>
              </table:table-cell>
              <table:table-cell office:value-type="float" office:value="194.348288">
                <text:p>194.348288</text:p>
              </table:table-cell>
              <table:table-cell office:value-type="float" office:value="229.446656">
                <text:p>229.44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69.773824">
                <text:p>269.773824</text:p>
              </table:table-cell>
              <table:table-cell office:value-type="float" office:value="194.233856">
                <text:p>194.233856</text:p>
              </table:table-cell>
              <table:table-cell office:value-type="float" office:value="229.145856">
                <text:p>229.14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269.59488">
                <text:p>269.59488</text:p>
              </table:table-cell>
              <table:table-cell office:value-type="float" office:value="193.927168">
                <text:p>193.927168</text:p>
              </table:table-cell>
              <table:table-cell office:value-type="float" office:value="228.852992">
                <text:p>228.85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269.42208">
                <text:p>269.42208</text:p>
              </table:table-cell>
              <table:table-cell office:value-type="float" office:value="193.628928">
                <text:p>193.628928</text:p>
              </table:table-cell>
              <table:table-cell office:value-type="float" office:value="228.558848">
                <text:p>228.55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269.104128">
                <text:p>269.104128</text:p>
              </table:table-cell>
              <table:table-cell office:value-type="float" office:value="193.442048">
                <text:p>193.442048</text:p>
              </table:table-cell>
              <table:table-cell office:value-type="float" office:value="228.417024">
                <text:p>228.41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268.908288">
                <text:p>268.908288</text:p>
              </table:table-cell>
              <table:table-cell office:value-type="float" office:value="193.372672">
                <text:p>193.372672</text:p>
              </table:table-cell>
              <table:table-cell office:value-type="float" office:value="228.121344">
                <text:p>228.12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68.747264">
                <text:p>268.747264</text:p>
              </table:table-cell>
              <table:table-cell office:value-type="float" office:value="193.079296">
                <text:p>193.079296</text:p>
              </table:table-cell>
              <table:table-cell office:value-type="float" office:value="228.066048">
                <text:p>228.06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268.441088">
                <text:p>268.441088</text:p>
              </table:table-cell>
              <table:table-cell office:value-type="float" office:value="192.733184">
                <text:p>192.733184</text:p>
              </table:table-cell>
              <table:table-cell office:value-type="float" office:value="227.765504">
                <text:p>227.76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268.221952">
                <text:p>268.221952</text:p>
              </table:table-cell>
              <table:table-cell office:value-type="float" office:value="192.53888">
                <text:p>192.53888</text:p>
              </table:table-cell>
              <table:table-cell office:value-type="float" office:value="227.469312">
                <text:p>227.46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268.075008">
                <text:p>268.075008</text:p>
              </table:table-cell>
              <table:table-cell office:value-type="float" office:value="192.331008">
                <text:p>192.331008</text:p>
              </table:table-cell>
              <table:table-cell office:value-type="float" office:value="227.40608">
                <text:p>227.4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267.78112">
                <text:p>267.78112</text:p>
              </table:table-cell>
              <table:table-cell office:value-type="float" office:value="192.019968">
                <text:p>192.019968</text:p>
              </table:table-cell>
              <table:table-cell office:value-type="float" office:value="227.073536">
                <text:p>227.07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267.537152">
                <text:p>267.537152</text:p>
              </table:table-cell>
              <table:table-cell office:value-type="float" office:value="191.815936">
                <text:p>191.815936</text:p>
              </table:table-cell>
              <table:table-cell office:value-type="float" office:value="226.775296">
                <text:p>226.77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267.346944">
                <text:p>267.346944</text:p>
              </table:table-cell>
              <table:table-cell office:value-type="float" office:value="191.665152">
                <text:p>191.665152</text:p>
              </table:table-cell>
              <table:table-cell office:value-type="float" office:value="226.490368">
                <text:p>226.49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267.154944">
                <text:p>267.154944</text:p>
              </table:table-cell>
              <table:table-cell office:value-type="float" office:value="191.330048">
                <text:p>191.330048</text:p>
              </table:table-cell>
              <table:table-cell office:value-type="float" office:value="226.311936">
                <text:p>226.31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266.964224">
                <text:p>266.964224</text:p>
              </table:table-cell>
              <table:table-cell office:value-type="float" office:value="191.136256">
                <text:p>191.136256</text:p>
              </table:table-cell>
              <table:table-cell office:value-type="float" office:value="226.28224">
                <text:p>226.2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266.861056">
                <text:p>266.861056</text:p>
              </table:table-cell>
              <table:table-cell office:value-type="float" office:value="190.897152">
                <text:p>190.897152</text:p>
              </table:table-cell>
              <table:table-cell office:value-type="float" office:value="225.985024">
                <text:p>225.98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66.56768">
                <text:p>266.56768</text:p>
              </table:table-cell>
              <table:table-cell office:value-type="float" office:value="190.698752">
                <text:p>190.698752</text:p>
              </table:table-cell>
              <table:table-cell office:value-type="float" office:value="225.700096">
                <text:p>225.700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266.242304">
                <text:p>266.242304</text:p>
              </table:table-cell>
              <table:table-cell office:value-type="float" office:value="190.53184">
                <text:p>190.53184</text:p>
              </table:table-cell>
              <table:table-cell office:value-type="float" office:value="225.39776">
                <text:p>225.3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266.05184">
                <text:p>266.05184</text:p>
              </table:table-cell>
              <table:table-cell office:value-type="float" office:value="190.219776">
                <text:p>190.219776</text:p>
              </table:table-cell>
              <table:table-cell office:value-type="float" office:value="225.23008">
                <text:p>225.2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265.86112">
                <text:p>265.86112</text:p>
              </table:table-cell>
              <table:table-cell office:value-type="float" office:value="189.910016">
                <text:p>189.910016</text:p>
              </table:table-cell>
              <table:table-cell office:value-type="float" office:value="225.197056">
                <text:p>225.19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265.67168">
                <text:p>265.67168</text:p>
              </table:table-cell>
              <table:table-cell office:value-type="float" office:value="189.719296">
                <text:p>189.719296</text:p>
              </table:table-cell>
              <table:table-cell office:value-type="float" office:value="224.90112">
                <text:p>224.9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265.44896">
                <text:p>265.44896</text:p>
              </table:table-cell>
              <table:table-cell office:value-type="float" office:value="189.56928">
                <text:p>189.56928</text:p>
              </table:table-cell>
              <table:table-cell office:value-type="float" office:value="224.61056">
                <text:p>224.6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265.302016">
                <text:p>265.302016</text:p>
              </table:table-cell>
              <table:table-cell office:value-type="float" office:value="189.273856">
                <text:p>189.273856</text:p>
              </table:table-cell>
              <table:table-cell office:value-type="float" office:value="224.318976">
                <text:p>224.31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264.977152">
                <text:p>264.977152</text:p>
              </table:table-cell>
              <table:table-cell office:value-type="float" office:value="189.044224">
                <text:p>189.044224</text:p>
              </table:table-cell>
              <table:table-cell office:value-type="float" office:value="224.148224">
                <text:p>224.14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264.787712">
                <text:p>264.787712</text:p>
              </table:table-cell>
              <table:table-cell office:value-type="float" office:value="188.933888">
                <text:p>188.933888</text:p>
              </table:table-cell>
              <table:table-cell office:value-type="float" office:value="224.07552">
                <text:p>224.07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264.601856">
                <text:p>264.601856</text:p>
              </table:table-cell>
              <table:table-cell office:value-type="float" office:value="188.74496">
                <text:p>188.74496</text:p>
              </table:table-cell>
              <table:table-cell office:value-type="float" office:value="223.779072">
                <text:p>223.77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64.290048">
                <text:p>264.290048</text:p>
              </table:table-cell>
              <table:table-cell office:value-type="float" office:value="188.505856">
                <text:p>188.505856</text:p>
              </table:table-cell>
              <table:table-cell office:value-type="float" office:value="223.485952">
                <text:p>223.48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264.092672">
                <text:p>264.092672</text:p>
              </table:table-cell>
              <table:table-cell office:value-type="float" office:value="188.186112">
                <text:p>188.186112</text:p>
              </table:table-cell>
              <table:table-cell office:value-type="float" office:value="223.314944">
                <text:p>223.31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263.998208">
                <text:p>263.998208</text:p>
              </table:table-cell>
              <table:table-cell office:value-type="float" office:value="188.032">
                <text:p>188.032</text:p>
              </table:table-cell>
              <table:table-cell office:value-type="float" office:value="223.282176">
                <text:p>223.28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263.85792">
                <text:p>263.85792</text:p>
              </table:table-cell>
              <table:table-cell office:value-type="float" office:value="187.727104">
                <text:p>187.727104</text:p>
              </table:table-cell>
              <table:table-cell office:value-type="float" office:value="222.985984">
                <text:p>222.98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263.52512">
                <text:p>263.52512</text:p>
              </table:table-cell>
              <table:table-cell office:value-type="float" office:value="187.419904">
                <text:p>187.419904</text:p>
              </table:table-cell>
              <table:table-cell office:value-type="float" office:value="222.308096">
                <text:p>222.30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263.407616">
                <text:p>263.407616</text:p>
              </table:table-cell>
              <table:table-cell office:value-type="float" office:value="187.240448">
                <text:p>187.240448</text:p>
              </table:table-cell>
              <table:table-cell office:value-type="float" office:value="222.004736">
                <text:p>222.00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263.259904">
                <text:p>263.259904</text:p>
              </table:table-cell>
              <table:table-cell office:value-type="float" office:value="187.12192">
                <text:p>187.12192</text:p>
              </table:table-cell>
              <table:table-cell office:value-type="float" office:value="221.840384">
                <text:p>221.84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262.957824">
                <text:p>262.957824</text:p>
              </table:table-cell>
              <table:table-cell office:value-type="float" office:value="186.805248">
                <text:p>186.805248</text:p>
              </table:table-cell>
              <table:table-cell office:value-type="float" office:value="221.757696">
                <text:p>221.757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262.772736">
                <text:p>262.772736</text:p>
              </table:table-cell>
              <table:table-cell office:value-type="float" office:value="186.272768">
                <text:p>186.272768</text:p>
              </table:table-cell>
              <table:table-cell office:value-type="float" office:value="221.405952">
                <text:p>221.40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262.63296">
                <text:p>262.63296</text:p>
              </table:table-cell>
              <table:table-cell office:value-type="float" office:value="185.947648">
                <text:p>185.947648</text:p>
              </table:table-cell>
              <table:table-cell office:value-type="float" office:value="221.05344">
                <text:p>221.05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62.341888">
                <text:p>262.341888</text:p>
              </table:table-cell>
              <table:table-cell office:value-type="float" office:value="185.782016">
                <text:p>185.782016</text:p>
              </table:table-cell>
              <table:table-cell office:value-type="float" office:value="220.885504">
                <text:p>220.88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262.150656">
                <text:p>262.150656</text:p>
              </table:table-cell>
              <table:table-cell office:value-type="float" office:value="185.632">
                <text:p>185.632</text:p>
              </table:table-cell>
              <table:table-cell office:value-type="float" office:value="220.841984">
                <text:p>220.84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261.96992">
                <text:p>261.96992</text:p>
              </table:table-cell>
              <table:table-cell office:value-type="float" office:value="185.313024">
                <text:p>185.313024</text:p>
              </table:table-cell>
              <table:table-cell office:value-type="float" office:value="220.505344">
                <text:p>220.505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261.82912">
                <text:p>261.82912</text:p>
              </table:table-cell>
              <table:table-cell office:value-type="float" office:value="185.13792">
                <text:p>185.13792</text:p>
              </table:table-cell>
              <table:table-cell office:value-type="float" office:value="220.205568">
                <text:p>220.2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261.538304">
                <text:p>261.538304</text:p>
              </table:table-cell>
              <table:table-cell office:value-type="float" office:value="184.82176">
                <text:p>184.82176</text:p>
              </table:table-cell>
              <table:table-cell office:value-type="float" office:value="220.001024">
                <text:p>220.00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261.355264">
                <text:p>261.355264</text:p>
              </table:table-cell>
              <table:table-cell office:value-type="float" office:value="184.615936">
                <text:p>184.615936</text:p>
              </table:table-cell>
              <table:table-cell office:value-type="float" office:value="219.907072">
                <text:p>219.90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261.215232">
                <text:p>261.215232</text:p>
              </table:table-cell>
              <table:table-cell office:value-type="float" office:value="184.399872">
                <text:p>184.399872</text:p>
              </table:table-cell>
              <table:table-cell office:value-type="float" office:value="219.612672">
                <text:p>219.61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260.926208">
                <text:p>260.926208</text:p>
              </table:table-cell>
              <table:table-cell office:value-type="float" office:value="184.091904">
                <text:p>184.091904</text:p>
              </table:table-cell>
              <table:table-cell office:value-type="float" office:value="218.936832">
                <text:p>218.93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260.708864">
                <text:p>260.708864</text:p>
              </table:table-cell>
              <table:table-cell office:value-type="float" office:value="183.986176">
                <text:p>183.986176</text:p>
              </table:table-cell>
              <table:table-cell office:value-type="float" office:value="218.74688">
                <text:p>218.7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260.521984">
                <text:p>260.521984</text:p>
              </table:table-cell>
              <table:table-cell office:value-type="float" office:value="183.81824">
                <text:p>183.81824</text:p>
              </table:table-cell>
              <table:table-cell office:value-type="float" office:value="218.713344">
                <text:p>218.713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60.358144">
                <text:p>260.358144</text:p>
              </table:table-cell>
              <table:table-cell office:value-type="float" office:value="183.659264">
                <text:p>183.659264</text:p>
              </table:table-cell>
              <table:table-cell office:value-type="float" office:value="218.246912">
                <text:p>218.24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260.054784">
                <text:p>260.054784</text:p>
              </table:table-cell>
              <table:table-cell office:value-type="float" office:value="183.296">
                <text:p>183.296</text:p>
              </table:table-cell>
              <table:table-cell office:value-type="float" office:value="217.94304">
                <text:p>217.9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259.87072">
                <text:p>259.87072</text:p>
              </table:table-cell>
              <table:table-cell office:value-type="float" office:value="183.170048">
                <text:p>183.170048</text:p>
              </table:table-cell>
              <table:table-cell office:value-type="float" office:value="217.771776">
                <text:p>217.7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259.647232">
                <text:p>259.647232</text:p>
              </table:table-cell>
              <table:table-cell office:value-type="float" office:value="182.815488">
                <text:p>182.815488</text:p>
              </table:table-cell>
              <table:table-cell office:value-type="float" office:value="217.740288">
                <text:p>217.74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259.497984">
                <text:p>259.497984</text:p>
              </table:table-cell>
              <table:table-cell office:value-type="float" office:value="182.499328">
                <text:p>182.499328</text:p>
              </table:table-cell>
              <table:table-cell office:value-type="float" office:value="217.451776">
                <text:p>217.45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259.322368">
                <text:p>259.322368</text:p>
              </table:table-cell>
              <table:table-cell office:value-type="float" office:value="182.237952">
                <text:p>182.237952</text:p>
              </table:table-cell>
              <table:table-cell office:value-type="float" office:value="216.651264">
                <text:p>216.65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259.142144">
                <text:p>259.142144</text:p>
              </table:table-cell>
              <table:table-cell office:value-type="float" office:value="182.120192">
                <text:p>182.120192</text:p>
              </table:table-cell>
              <table:table-cell office:value-type="float" office:value="216.439552">
                <text:p>216.439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258.95808">
                <text:p>258.95808</text:p>
              </table:table-cell>
              <table:table-cell office:value-type="float" office:value="181.782016">
                <text:p>181.782016</text:p>
              </table:table-cell>
              <table:table-cell office:value-type="float" office:value="216.425472">
                <text:p>216.42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258.713856">
                <text:p>258.713856</text:p>
              </table:table-cell>
              <table:table-cell office:value-type="float" office:value="181.47072">
                <text:p>181.47072</text:p>
              </table:table-cell>
              <table:table-cell office:value-type="float" office:value="216.137984">
                <text:p>216.13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258.561024">
                <text:p>258.561024</text:p>
              </table:table-cell>
              <table:table-cell office:value-type="float" office:value="181.220096">
                <text:p>181.220096</text:p>
              </table:table-cell>
              <table:table-cell office:value-type="float" office:value="215.845376">
                <text:p>215.84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58.263552">
                <text:p>258.263552</text:p>
              </table:table-cell>
              <table:table-cell office:value-type="float" office:value="181.01504">
                <text:p>181.01504</text:p>
              </table:table-cell>
              <table:table-cell office:value-type="float" office:value="214.16192">
                <text:p>214.1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258.067968">
                <text:p>258.067968</text:p>
              </table:table-cell>
              <table:table-cell office:value-type="float" office:value="180.687616">
                <text:p>180.687616</text:p>
              </table:table-cell>
              <table:table-cell office:value-type="float" office:value="213.908224">
                <text:p>213.90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257.88288">
                <text:p>257.88288</text:p>
              </table:table-cell>
              <table:table-cell office:value-type="float" office:value="180.520704">
                <text:p>180.520704</text:p>
              </table:table-cell>
              <table:table-cell office:value-type="float" office:value="213.814784">
                <text:p>213.81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257.703168">
                <text:p>257.703168</text:p>
              </table:table-cell>
              <table:table-cell office:value-type="float" office:value="180.223488">
                <text:p>180.223488</text:p>
              </table:table-cell>
              <table:table-cell office:value-type="float" office:value="213.51424">
                <text:p>213.5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257.411072">
                <text:p>257.411072</text:p>
              </table:table-cell>
              <table:table-cell office:value-type="float" office:value="180.035072">
                <text:p>180.035072</text:p>
              </table:table-cell>
              <table:table-cell office:value-type="float" office:value="213.185024">
                <text:p>213.18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257.21984">
                <text:p>257.21984</text:p>
              </table:table-cell>
              <table:table-cell office:value-type="float" office:value="179.84896">
                <text:p>179.84896</text:p>
              </table:table-cell>
              <table:table-cell office:value-type="float" office:value="213.01376">
                <text:p>213.0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257.02528">
                <text:p>257.02528</text:p>
              </table:table-cell>
              <table:table-cell office:value-type="float" office:value="179.581184">
                <text:p>179.581184</text:p>
              </table:table-cell>
              <table:table-cell office:value-type="float" office:value="212.989952">
                <text:p>212.98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256.845568">
                <text:p>256.845568</text:p>
              </table:table-cell>
              <table:table-cell office:value-type="float" office:value="179.454976">
                <text:p>179.454976</text:p>
              </table:table-cell>
              <table:table-cell office:value-type="float" office:value="212.699392">
                <text:p>212.69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269.165568">
                <text:p>269.165568</text:p>
              </table:table-cell>
              <table:table-cell office:value-type="float" office:value="179.320576">
                <text:p>179.320576</text:p>
              </table:table-cell>
              <table:table-cell office:value-type="float" office:value="212.405248">
                <text:p>212.40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268.989952">
                <text:p>268.989952</text:p>
              </table:table-cell>
              <table:table-cell office:value-type="float" office:value="179.000832">
                <text:p>179.000832</text:p>
              </table:table-cell>
              <table:table-cell office:value-type="float" office:value="212.23936">
                <text:p>212.2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68.80512">
                <text:p>268.80512</text:p>
              </table:table-cell>
              <table:table-cell office:value-type="float" office:value="178.862848">
                <text:p>178.862848</text:p>
              </table:table-cell>
              <table:table-cell office:value-type="float" office:value="212.184576">
                <text:p>212.18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268.719104">
                <text:p>268.719104</text:p>
              </table:table-cell>
              <table:table-cell office:value-type="float" office:value="178.537984">
                <text:p>178.537984</text:p>
              </table:table-cell>
              <table:table-cell office:value-type="float" office:value="211.877376">
                <text:p>211.87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268.580864">
                <text:p>268.580864</text:p>
              </table:table-cell>
              <table:table-cell office:value-type="float" office:value="178.181888">
                <text:p>178.181888</text:p>
              </table:table-cell>
              <table:table-cell office:value-type="float" office:value="211.58016">
                <text:p>211.5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268.254208">
                <text:p>268.254208</text:p>
              </table:table-cell>
              <table:table-cell office:value-type="float" office:value="177.931008">
                <text:p>177.931008</text:p>
              </table:table-cell>
              <table:table-cell office:value-type="float" office:value="211.648">
                <text:p>211.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268.069376">
                <text:p>268.069376</text:p>
              </table:table-cell>
              <table:table-cell office:value-type="float" office:value="177.783808">
                <text:p>177.783808</text:p>
              </table:table-cell>
              <table:table-cell office:value-type="float" office:value="211.552512">
                <text:p>211.55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267.862016">
                <text:p>267.862016</text:p>
              </table:table-cell>
              <table:table-cell office:value-type="float" office:value="177.47328">
                <text:p>177.47328</text:p>
              </table:table-cell>
              <table:table-cell office:value-type="float" office:value="211.2512">
                <text:p>211.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267.699968">
                <text:p>267.699968</text:p>
              </table:table-cell>
              <table:table-cell office:value-type="float" office:value="177.17632">
                <text:p>177.17632</text:p>
              </table:table-cell>
              <table:table-cell office:value-type="float" office:value="210.941952">
                <text:p>210.94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267.396096">
                <text:p>267.396096</text:p>
              </table:table-cell>
              <table:table-cell office:value-type="float" office:value="176.93568">
                <text:p>176.93568</text:p>
              </table:table-cell>
              <table:table-cell office:value-type="float" office:value="210.912">
                <text:p>210.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267.207168">
                <text:p>267.207168</text:p>
              </table:table-cell>
              <table:table-cell office:value-type="float" office:value="176.8512">
                <text:p>176.8512</text:p>
              </table:table-cell>
              <table:table-cell office:value-type="float" office:value="210.616832">
                <text:p>210.61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267.024896">
                <text:p>267.024896</text:p>
              </table:table-cell>
              <table:table-cell office:value-type="float" office:value="176.489984">
                <text:p>176.489984</text:p>
              </table:table-cell>
              <table:table-cell office:value-type="float" office:value="210.26944">
                <text:p>210.2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6.80192">
                <text:p>266.80192</text:p>
              </table:table-cell>
              <table:table-cell office:value-type="float" office:value="176.02688">
                <text:p>176.02688</text:p>
              </table:table-cell>
              <table:table-cell office:value-type="float" office:value="209.931264">
                <text:p>209.93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266.567936">
                <text:p>266.567936</text:p>
              </table:table-cell>
              <table:table-cell office:value-type="float" office:value="175.576064">
                <text:p>175.576064</text:p>
              </table:table-cell>
              <table:table-cell office:value-type="float" office:value="209.833472">
                <text:p>209.83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266.376192">
                <text:p>266.376192</text:p>
              </table:table-cell>
              <table:table-cell office:value-type="float" office:value="175.357952">
                <text:p>175.357952</text:p>
              </table:table-cell>
              <table:table-cell office:value-type="float" office:value="209.498112">
                <text:p>209.49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266.187008">
                <text:p>266.187008</text:p>
              </table:table-cell>
              <table:table-cell office:value-type="float" office:value="175.220224">
                <text:p>175.220224</text:p>
              </table:table-cell>
              <table:table-cell office:value-type="float" office:value="209.425152">
                <text:p>209.42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266.005248">
                <text:p>266.005248</text:p>
              </table:table-cell>
              <table:table-cell office:value-type="float" office:value="175.044864">
                <text:p>175.044864</text:p>
              </table:table-cell>
              <table:table-cell office:value-type="float" office:value="209.129984">
                <text:p>209.12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265.822976">
                <text:p>265.822976</text:p>
              </table:table-cell>
              <table:table-cell office:value-type="float" office:value="174.708736">
                <text:p>174.708736</text:p>
              </table:table-cell>
              <table:table-cell office:value-type="float" office:value="208.829696">
                <text:p>208.82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265.63712">
                <text:p>265.63712</text:p>
              </table:table-cell>
              <table:table-cell office:value-type="float" office:value="174.597888">
                <text:p>174.597888</text:p>
              </table:table-cell>
              <table:table-cell office:value-type="float" office:value="208.696832">
                <text:p>208.69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265.4528">
                <text:p>265.4528</text:p>
              </table:table-cell>
              <table:table-cell office:value-type="float" office:value="174.303232">
                <text:p>174.303232</text:p>
              </table:table-cell>
              <table:table-cell office:value-type="float" office:value="208.393728">
                <text:p>208.39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265.312768">
                <text:p>265.312768</text:p>
              </table:table-cell>
              <table:table-cell office:value-type="float" office:value="174.00576">
                <text:p>174.00576</text:p>
              </table:table-cell>
              <table:table-cell office:value-type="float" office:value="208.326912">
                <text:p>208.32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265.022208">
                <text:p>265.022208</text:p>
              </table:table-cell>
              <table:table-cell office:value-type="float" office:value="173.85728">
                <text:p>173.85728</text:p>
              </table:table-cell>
              <table:table-cell office:value-type="float" office:value="208.029696">
                <text:p>208.02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64.839424">
                <text:p>264.839424</text:p>
              </table:table-cell>
              <table:table-cell office:value-type="float" office:value="173.56288">
                <text:p>173.56288</text:p>
              </table:table-cell>
              <table:table-cell office:value-type="float" office:value="207.74528">
                <text:p>207.74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264.699648">
                <text:p>264.699648</text:p>
              </table:table-cell>
              <table:table-cell office:value-type="float" office:value="173.36704">
                <text:p>173.36704</text:p>
              </table:table-cell>
              <table:table-cell office:value-type="float" office:value="207.444224">
                <text:p>207.44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264.411648">
                <text:p>264.411648</text:p>
              </table:table-cell>
              <table:table-cell office:value-type="float" office:value="173.067008">
                <text:p>173.067008</text:p>
              </table:table-cell>
              <table:table-cell office:value-type="float" office:value="207.343104">
                <text:p>207.34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264.262656">
                <text:p>264.262656</text:p>
              </table:table-cell>
              <table:table-cell office:value-type="float" office:value="172.86016">
                <text:p>172.86016</text:p>
              </table:table-cell>
              <table:table-cell office:value-type="float" office:value="207.010048">
                <text:p>207.01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263.968">
                <text:p>263.968</text:p>
              </table:table-cell>
              <table:table-cell office:value-type="float" office:value="172.557312">
                <text:p>172.557312</text:p>
              </table:table-cell>
              <table:table-cell office:value-type="float" office:value="206.944">
                <text:p>206.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263.782144">
                <text:p>263.782144</text:p>
              </table:table-cell>
              <table:table-cell office:value-type="float" office:value="172.35584">
                <text:p>172.35584</text:p>
              </table:table-cell>
              <table:table-cell office:value-type="float" office:value="206.660096">
                <text:p>206.660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263.599872">
                <text:p>263.599872</text:p>
              </table:table-cell>
              <table:table-cell office:value-type="float" office:value="172.045824">
                <text:p>172.045824</text:p>
              </table:table-cell>
              <table:table-cell office:value-type="float" office:value="206.360064">
                <text:p>206.36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263.42016">
                <text:p>263.42016</text:p>
              </table:table-cell>
              <table:table-cell office:value-type="float" office:value="171.847168">
                <text:p>171.847168</text:p>
              </table:table-cell>
              <table:table-cell office:value-type="float" office:value="206.230528">
                <text:p>206.230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263.23584">
                <text:p>263.23584</text:p>
              </table:table-cell>
              <table:table-cell office:value-type="float" office:value="171.74144">
                <text:p>171.74144</text:p>
              </table:table-cell>
              <table:table-cell office:value-type="float" office:value="206.208">
                <text:p>206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263.227392">
                <text:p>263.227392</text:p>
              </table:table-cell>
              <table:table-cell office:value-type="float" office:value="171.625984">
                <text:p>171.625984</text:p>
              </table:table-cell>
              <table:table-cell office:value-type="float" office:value="205.913088">
                <text:p>205.91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63.113728">
                <text:p>263.113728</text:p>
              </table:table-cell>
              <table:table-cell office:value-type="float" office:value="171.480064">
                <text:p>171.480064</text:p>
              </table:table-cell>
              <table:table-cell office:value-type="float" office:value="205.638144">
                <text:p>205.63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262.973184">
                <text:p>262.973184</text:p>
              </table:table-cell>
              <table:table-cell office:value-type="float" office:value="171.143168">
                <text:p>171.143168</text:p>
              </table:table-cell>
              <table:table-cell office:value-type="float" office:value="205.286144">
                <text:p>205.28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262.679808">
                <text:p>262.679808</text:p>
              </table:table-cell>
              <table:table-cell office:value-type="float" office:value="171.026688">
                <text:p>171.026688</text:p>
              </table:table-cell>
              <table:table-cell office:value-type="float" office:value="205.110016">
                <text:p>205.11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262.57536">
                <text:p>262.57536</text:p>
              </table:table-cell>
              <table:table-cell office:value-type="float" office:value="170.727168">
                <text:p>170.727168</text:p>
              </table:table-cell>
              <table:table-cell office:value-type="float" office:value="205.039104">
                <text:p>205.03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262.247936">
                <text:p>262.247936</text:p>
              </table:table-cell>
              <table:table-cell office:value-type="float" office:value="170.428672">
                <text:p>170.428672</text:p>
              </table:table-cell>
              <table:table-cell office:value-type="float" office:value="204.737024">
                <text:p>204.73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261.943808">
                <text:p>261.943808</text:p>
              </table:table-cell>
              <table:table-cell office:value-type="float" office:value="170.243584">
                <text:p>170.243584</text:p>
              </table:table-cell>
              <table:table-cell office:value-type="float" office:value="204.443392">
                <text:p>204.44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61.79712">
                <text:p>261.79712</text:p>
              </table:table-cell>
              <table:table-cell office:value-type="float" office:value="170.05568">
                <text:p>170.05568</text:p>
              </table:table-cell>
              <table:table-cell office:value-type="float" office:value="204.25984">
                <text:p>204.2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261.495296">
                <text:p>261.495296</text:p>
              </table:table-cell>
              <table:table-cell office:value-type="float" office:value="169.988352">
                <text:p>169.988352</text:p>
              </table:table-cell>
              <table:table-cell office:value-type="float" office:value="204.189184">
                <text:p>204.18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261.315072">
                <text:p>261.315072</text:p>
              </table:table-cell>
              <table:table-cell office:value-type="float" office:value="169.607936">
                <text:p>169.607936</text:p>
              </table:table-cell>
              <table:table-cell office:value-type="float" office:value="203.52128">
                <text:p>203.5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60.980992">
                <text:p>260.980992</text:p>
              </table:table-cell>
              <table:table-cell office:value-type="float" office:value="169.218048">
                <text:p>169.218048</text:p>
              </table:table-cell>
              <table:table-cell office:value-type="float" office:value="203.396864">
                <text:p>203.39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60.78976">
                <text:p>260.78976</text:p>
              </table:table-cell>
              <table:table-cell office:value-type="float" office:value="168.82176">
                <text:p>168.82176</text:p>
              </table:table-cell>
              <table:table-cell office:value-type="float" office:value="203.11424">
                <text:p>203.1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260.482304">
                <text:p>260.482304</text:p>
              </table:table-cell>
              <table:table-cell office:value-type="float" office:value="168.619008">
                <text:p>168.619008</text:p>
              </table:table-cell>
              <table:table-cell office:value-type="float" office:value="203.078144">
                <text:p>203.07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260.327936">
                <text:p>260.327936</text:p>
              </table:table-cell>
              <table:table-cell office:value-type="float" office:value="168.470784">
                <text:p>168.470784</text:p>
              </table:table-cell>
              <table:table-cell office:value-type="float" office:value="202.742016">
                <text:p>202.74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260.030976">
                <text:p>260.030976</text:p>
              </table:table-cell>
              <table:table-cell office:value-type="float" office:value="168.175616">
                <text:p>168.175616</text:p>
              </table:table-cell>
              <table:table-cell office:value-type="float" office:value="202.370816">
                <text:p>202.370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259.847168">
                <text:p>259.847168</text:p>
              </table:table-cell>
              <table:table-cell office:value-type="float" office:value="168.032">
                <text:p>168.032</text:p>
              </table:table-cell>
              <table:table-cell office:value-type="float" office:value="202.071808">
                <text:p>202.07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259.694848">
                <text:p>259.694848</text:p>
              </table:table-cell>
              <table:table-cell office:value-type="float" office:value="167.741696">
                <text:p>167.741696</text:p>
              </table:table-cell>
              <table:table-cell office:value-type="float" office:value="201.968896">
                <text:p>201.96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259.574016">
                <text:p>259.574016</text:p>
              </table:table-cell>
              <table:table-cell office:value-type="float" office:value="167.608832">
                <text:p>167.608832</text:p>
              </table:table-cell>
              <table:table-cell office:value-type="float" office:value="201.662464">
                <text:p>201.66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259.428608">
                <text:p>259.428608</text:p>
              </table:table-cell>
              <table:table-cell office:value-type="float" office:value="167.428864">
                <text:p>167.428864</text:p>
              </table:table-cell>
              <table:table-cell office:value-type="float" office:value="201.555712">
                <text:p>201.55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259.131136">
                <text:p>259.131136</text:p>
              </table:table-cell>
              <table:table-cell office:value-type="float" office:value="167.31392">
                <text:p>167.31392</text:p>
              </table:table-cell>
              <table:table-cell office:value-type="float" office:value="201.260032">
                <text:p>201.26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258.989056">
                <text:p>258.989056</text:p>
              </table:table-cell>
              <table:table-cell office:value-type="float" office:value="167.019008">
                <text:p>167.019008</text:p>
              </table:table-cell>
              <table:table-cell office:value-type="float" office:value="200.977408">
                <text:p>200.97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58.697984">
                <text:p>258.697984</text:p>
              </table:table-cell>
              <table:table-cell office:value-type="float" office:value="166.872832">
                <text:p>166.872832</text:p>
              </table:table-cell>
              <table:table-cell office:value-type="float" office:value="200.802816">
                <text:p>200.80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258.592">
                <text:p>258.592</text:p>
              </table:table-cell>
              <table:table-cell office:value-type="float" office:value="166.5792">
                <text:p>166.5792</text:p>
              </table:table-cell>
              <table:table-cell office:value-type="float" office:value="200.732928">
                <text:p>200.73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258.28096">
                <text:p>258.28096</text:p>
              </table:table-cell>
              <table:table-cell office:value-type="float" office:value="166.391296">
                <text:p>166.391296</text:p>
              </table:table-cell>
              <table:table-cell office:value-type="float" office:value="200.435968">
                <text:p>200.43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57.986048">
                <text:p>257.986048</text:p>
              </table:table-cell>
              <table:table-cell office:value-type="float" office:value="166.245376">
                <text:p>166.245376</text:p>
              </table:table-cell>
              <table:table-cell office:value-type="float" office:value="200.151808">
                <text:p>200.15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257.800192">
                <text:p>257.800192</text:p>
              </table:table-cell>
              <table:table-cell office:value-type="float" office:value="165.954816">
                <text:p>165.954816</text:p>
              </table:table-cell>
              <table:table-cell office:value-type="float" office:value="200.03712">
                <text:p>200.0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257.658112">
                <text:p>257.658112</text:p>
              </table:table-cell>
              <table:table-cell office:value-type="float" office:value="165.764096">
                <text:p>165.764096</text:p>
              </table:table-cell>
              <table:table-cell office:value-type="float" office:value="199.700224">
                <text:p>199.70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257.370112">
                <text:p>257.370112</text:p>
              </table:table-cell>
              <table:table-cell office:value-type="float" office:value="165.819136">
                <text:p>165.819136</text:p>
              </table:table-cell>
              <table:table-cell office:value-type="float" office:value="199.592192">
                <text:p>199.59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257.2288">
                <text:p>257.2288</text:p>
              </table:table-cell>
              <table:table-cell office:value-type="float" office:value="165.708032">
                <text:p>165.708032</text:p>
              </table:table-cell>
              <table:table-cell office:value-type="float" office:value="199.30496">
                <text:p>199.30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257.001984">
                <text:p>257.001984</text:p>
              </table:table-cell>
              <table:table-cell office:value-type="float" office:value="165.47712">
                <text:p>165.47712</text:p>
              </table:table-cell>
              <table:table-cell office:value-type="float" office:value="199.29088">
                <text:p>199.2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256.860672">
                <text:p>256.860672</text:p>
              </table:table-cell>
              <table:table-cell office:value-type="float" office:value="165.181952">
                <text:p>165.181952</text:p>
              </table:table-cell>
              <table:table-cell office:value-type="float" office:value="199.037696">
                <text:p>199.037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6.5696">
                <text:p>256.5696</text:p>
              </table:table-cell>
              <table:table-cell office:value-type="float" office:value="165.000448">
                <text:p>165.000448</text:p>
              </table:table-cell>
              <table:table-cell office:value-type="float" office:value="198.708224">
                <text:p>198.70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256.387328">
                <text:p>256.387328</text:p>
              </table:table-cell>
              <table:table-cell office:value-type="float" office:value="164.823808">
                <text:p>164.823808</text:p>
              </table:table-cell>
              <table:table-cell office:value-type="float" office:value="198.612736">
                <text:p>198.61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256.31232">
                <text:p>256.31232</text:p>
              </table:table-cell>
              <table:table-cell office:value-type="float" office:value="164.48">
                <text:p>164.48</text:p>
              </table:table-cell>
              <table:table-cell office:value-type="float" office:value="198.607104">
                <text:p>198.60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255.984896">
                <text:p>255.984896</text:p>
              </table:table-cell>
              <table:table-cell office:value-type="float" office:value="164.150016">
                <text:p>164.150016</text:p>
              </table:table-cell>
              <table:table-cell office:value-type="float" office:value="198.309888">
                <text:p>198.30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255.689984">
                <text:p>255.689984</text:p>
              </table:table-cell>
              <table:table-cell office:value-type="float" office:value="163.823104">
                <text:p>163.823104</text:p>
              </table:table-cell>
              <table:table-cell office:value-type="float" office:value="198.016">
                <text:p>198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255.501056">
                <text:p>255.501056</text:p>
              </table:table-cell>
              <table:table-cell office:value-type="float" office:value="163.512576">
                <text:p>163.512576</text:p>
              </table:table-cell>
              <table:table-cell office:value-type="float" office:value="197.677056">
                <text:p>197.67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255.348736">
                <text:p>255.348736</text:p>
              </table:table-cell>
              <table:table-cell office:value-type="float" office:value="163.459072">
                <text:p>163.459072</text:p>
              </table:table-cell>
              <table:table-cell office:value-type="float" office:value="197.505792">
                <text:p>197.50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255.00928">
                <text:p>255.00928</text:p>
              </table:table-cell>
              <table:table-cell office:value-type="float" office:value="163.097856">
                <text:p>163.097856</text:p>
              </table:table-cell>
              <table:table-cell office:value-type="float" office:value="197.490944">
                <text:p>197.49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254.822912">
                <text:p>254.822912</text:p>
              </table:table-cell>
              <table:table-cell office:value-type="float" office:value="162.796544">
                <text:p>162.796544</text:p>
              </table:table-cell>
              <table:table-cell office:value-type="float" office:value="197.146368">
                <text:p>197.14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254.64192">
                <text:p>254.64192</text:p>
              </table:table-cell>
              <table:table-cell office:value-type="float" office:value="162.487808">
                <text:p>162.487808</text:p>
              </table:table-cell>
              <table:table-cell office:value-type="float" office:value="196.842752">
                <text:p>196.84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54.454784">
                <text:p>254.454784</text:p>
              </table:table-cell>
              <table:table-cell office:value-type="float" office:value="162.297088">
                <text:p>162.297088</text:p>
              </table:table-cell>
              <table:table-cell office:value-type="float" office:value="196.5952">
                <text:p>196.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254.269952">
                <text:p>254.269952</text:p>
              </table:table-cell>
              <table:table-cell office:value-type="float" office:value="162.189824">
                <text:p>162.189824</text:p>
              </table:table-cell>
              <table:table-cell office:value-type="float" office:value="196.32">
                <text:p>19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254.1312">
                <text:p>254.1312</text:p>
              </table:table-cell>
              <table:table-cell office:value-type="float" office:value="161.84576">
                <text:p>161.84576</text:p>
              </table:table-cell>
              <table:table-cell office:value-type="float" office:value="196.528896">
                <text:p>196.52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253.803776">
                <text:p>253.803776</text:p>
              </table:table-cell>
              <table:table-cell office:value-type="float" office:value="161.544192">
                <text:p>161.544192</text:p>
              </table:table-cell>
              <table:table-cell office:value-type="float" office:value="196.530944">
                <text:p>196.53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253.615616">
                <text:p>253.615616</text:p>
              </table:table-cell>
              <table:table-cell office:value-type="float" office:value="161.30304">
                <text:p>161.30304</text:p>
              </table:table-cell>
              <table:table-cell office:value-type="float" office:value="197.107712">
                <text:p>197.10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253.431296">
                <text:p>253.431296</text:p>
              </table:table-cell>
              <table:table-cell office:value-type="float" office:value="161.092352">
                <text:p>161.092352</text:p>
              </table:table-cell>
              <table:table-cell office:value-type="float" office:value="197.87904">
                <text:p>197.8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253.122048">
                <text:p>253.122048</text:p>
              </table:table-cell>
              <table:table-cell office:value-type="float" office:value="160.88704">
                <text:p>160.88704</text:p>
              </table:table-cell>
              <table:table-cell office:value-type="float" office:value="198.22208">
                <text:p>198.2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252.932096">
                <text:p>252.932096</text:p>
              </table:table-cell>
              <table:table-cell office:value-type="float" office:value="160.539648">
                <text:p>160.539648</text:p>
              </table:table-cell>
              <table:table-cell office:value-type="float" office:value="198.38592">
                <text:p>198.3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53.058304">
                <text:p>253.058304</text:p>
              </table:table-cell>
              <table:table-cell office:value-type="float" office:value="160.326144">
                <text:p>160.326144</text:p>
              </table:table-cell>
              <table:table-cell office:value-type="float" office:value="198.543872">
                <text:p>198.54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252.953856">
                <text:p>252.953856</text:p>
              </table:table-cell>
              <table:table-cell office:value-type="float" office:value="160.134912">
                <text:p>160.134912</text:p>
              </table:table-cell>
              <table:table-cell office:value-type="float" office:value="198.592768">
                <text:p>198.59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52.812032">
                <text:p>252.812032</text:p>
              </table:table-cell>
              <table:table-cell office:value-type="float" office:value="159.974912">
                <text:p>159.974912</text:p>
              </table:table-cell>
              <table:table-cell office:value-type="float" office:value="198.58304">
                <text:p>198.5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252.51456">
                <text:p>252.51456</text:p>
              </table:table-cell>
              <table:table-cell office:value-type="float" office:value="159.668992">
                <text:p>159.668992</text:p>
              </table:table-cell>
              <table:table-cell office:value-type="float" office:value="198.56">
                <text:p>19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252.217344">
                <text:p>252.217344</text:p>
              </table:table-cell>
              <table:table-cell office:value-type="float" office:value="159.481856">
                <text:p>159.481856</text:p>
              </table:table-cell>
              <table:table-cell office:value-type="float" office:value="198.265856">
                <text:p>198.26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252.105216">
                <text:p>252.105216</text:p>
              </table:table-cell>
              <table:table-cell office:value-type="float" office:value="159.241728">
                <text:p>159.241728</text:p>
              </table:table-cell>
              <table:table-cell office:value-type="float" office:value="197.981952">
                <text:p>197.98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251.81312">
                <text:p>251.81312</text:p>
              </table:table-cell>
              <table:table-cell office:value-type="float" office:value="159.091968">
                <text:p>159.091968</text:p>
              </table:table-cell>
              <table:table-cell office:value-type="float" office:value="197.673984">
                <text:p>197.67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51.519232">
                <text:p>251.519232</text:p>
              </table:table-cell>
              <table:table-cell office:value-type="float" office:value="158.791168">
                <text:p>158.791168</text:p>
              </table:table-cell>
              <table:table-cell office:value-type="float" office:value="197.545728">
                <text:p>197.54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251.449856">
                <text:p>251.449856</text:p>
              </table:table-cell>
              <table:table-cell office:value-type="float" office:value="158.60608">
                <text:p>158.60608</text:p>
              </table:table-cell>
              <table:table-cell office:value-type="float" office:value="197.266176">
                <text:p>197.266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251.155712">
                <text:p>251.155712</text:p>
              </table:table-cell>
              <table:table-cell office:value-type="float" office:value="158.451712">
                <text:p>158.451712</text:p>
              </table:table-cell>
              <table:table-cell office:value-type="float" office:value="197.502464">
                <text:p>197.50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250.861056">
                <text:p>250.861056</text:p>
              </table:table-cell>
              <table:table-cell office:value-type="float" office:value="158.304">
                <text:p>158.304</text:p>
              </table:table-cell>
              <table:table-cell office:value-type="float" office:value="197.211392">
                <text:p>197.21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250.566144">
                <text:p>250.566144</text:p>
              </table:table-cell>
              <table:table-cell office:value-type="float" office:value="157.96992">
                <text:p>157.96992</text:p>
              </table:table-cell>
              <table:table-cell office:value-type="float" office:value="196.916736">
                <text:p>196.91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50.463232">
                <text:p>250.463232</text:p>
              </table:table-cell>
              <table:table-cell office:value-type="float" office:value="157.849344">
                <text:p>157.849344</text:p>
              </table:table-cell>
              <table:table-cell office:value-type="float" office:value="196.627712">
                <text:p>196.62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250.173952">
                <text:p>250.173952</text:p>
              </table:table-cell>
              <table:table-cell office:value-type="float" office:value="157.746176">
                <text:p>157.746176</text:p>
              </table:table-cell>
              <table:table-cell office:value-type="float" office:value="196.328192">
                <text:p>196.32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249.881856">
                <text:p>249.881856</text:p>
              </table:table-cell>
              <table:table-cell office:value-type="float" office:value="157.620992">
                <text:p>157.620992</text:p>
              </table:table-cell>
              <table:table-cell office:value-type="float" office:value="196.017408">
                <text:p>196.01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249.771264">
                <text:p>249.771264</text:p>
              </table:table-cell>
              <table:table-cell office:value-type="float" office:value="157.316096">
                <text:p>157.316096</text:p>
              </table:table-cell>
              <table:table-cell office:value-type="float" office:value="195.710208">
                <text:p>195.71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249.479936">
                <text:p>249.479936</text:p>
              </table:table-cell>
              <table:table-cell office:value-type="float" office:value="157.018624">
                <text:p>157.018624</text:p>
              </table:table-cell>
              <table:table-cell office:value-type="float" office:value="195.41376">
                <text:p>195.4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249.147904">
                <text:p>249.147904</text:p>
              </table:table-cell>
              <table:table-cell office:value-type="float" office:value="156.869888">
                <text:p>156.869888</text:p>
              </table:table-cell>
              <table:table-cell office:value-type="float" office:value="195.123968">
                <text:p>195.12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249.002752">
                <text:p>249.002752</text:p>
              </table:table-cell>
              <table:table-cell office:value-type="float" office:value="156.579328">
                <text:p>156.579328</text:p>
              </table:table-cell>
              <table:table-cell office:value-type="float" office:value="194.83008">
                <text:p>194.8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248.713728">
                <text:p>248.713728</text:p>
              </table:table-cell>
              <table:table-cell office:value-type="float" office:value="156.412416">
                <text:p>156.412416</text:p>
              </table:table-cell>
              <table:table-cell office:value-type="float" office:value="194.580992">
                <text:p>194.58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248.571904">
                <text:p>248.571904</text:p>
              </table:table-cell>
              <table:table-cell office:value-type="float" office:value="156.103936">
                <text:p>156.103936</text:p>
              </table:table-cell>
              <table:table-cell office:value-type="float" office:value="194.51392">
                <text:p>194.5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248.317696">
                <text:p>248.317696</text:p>
              </table:table-cell>
              <table:table-cell office:value-type="float" office:value="155.79392">
                <text:p>155.79392</text:p>
              </table:table-cell>
              <table:table-cell office:value-type="float" office:value="194.233088">
                <text:p>194.23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48.018688">
                <text:p>248.018688</text:p>
              </table:table-cell>
              <table:table-cell office:value-type="float" office:value="155.557632">
                <text:p>155.557632</text:p>
              </table:table-cell>
              <table:table-cell office:value-type="float" office:value="193.933824">
                <text:p>193.93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247.788032">
                <text:p>247.788032</text:p>
              </table:table-cell>
              <table:table-cell office:value-type="float" office:value="155.404544">
                <text:p>155.404544</text:p>
              </table:table-cell>
              <table:table-cell office:value-type="float" office:value="194.12992">
                <text:p>194.1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247.642368">
                <text:p>247.642368</text:p>
              </table:table-cell>
              <table:table-cell office:value-type="float" office:value="155.101184">
                <text:p>155.101184</text:p>
              </table:table-cell>
              <table:table-cell office:value-type="float" office:value="193.952768">
                <text:p>193.95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247.339008">
                <text:p>247.339008</text:p>
              </table:table-cell>
              <table:table-cell office:value-type="float" office:value="154.869248">
                <text:p>154.869248</text:p>
              </table:table-cell>
              <table:table-cell office:value-type="float" office:value="194.06976">
                <text:p>194.0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247.182336">
                <text:p>247.182336</text:p>
              </table:table-cell>
              <table:table-cell office:value-type="float" office:value="154.71488">
                <text:p>154.71488</text:p>
              </table:table-cell>
              <table:table-cell office:value-type="float" office:value="193.78688">
                <text:p>193.78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246.8928">
                <text:p>246.8928</text:p>
              </table:table-cell>
              <table:table-cell office:value-type="float" office:value="154.412544">
                <text:p>154.412544</text:p>
              </table:table-cell>
              <table:table-cell office:value-type="float" office:value="193.412096">
                <text:p>193.41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246.70592">
                <text:p>246.70592</text:p>
              </table:table-cell>
              <table:table-cell office:value-type="float" office:value="154.262016">
                <text:p>154.262016</text:p>
              </table:table-cell>
              <table:table-cell office:value-type="float" office:value="193.117952">
                <text:p>193.117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246.53184">
                <text:p>246.53184</text:p>
              </table:table-cell>
              <table:table-cell office:value-type="float" office:value="153.96096">
                <text:p>153.96096</text:p>
              </table:table-cell>
              <table:table-cell office:value-type="float" office:value="192.832768">
                <text:p>192.8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246.231808">
                <text:p>246.231808</text:p>
              </table:table-cell>
              <table:table-cell office:value-type="float" office:value="153.767424">
                <text:p>153.767424</text:p>
              </table:table-cell>
              <table:table-cell office:value-type="float" office:value="192.538112">
                <text:p>192.53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46.045696">
                <text:p>246.045696</text:p>
              </table:table-cell>
              <table:table-cell office:value-type="float" office:value="153.580288">
                <text:p>153.580288</text:p>
              </table:table-cell>
              <table:table-cell office:value-type="float" office:value="192.242176">
                <text:p>192.24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45.946112">
                <text:p>245.946112</text:p>
              </table:table-cell>
              <table:table-cell office:value-type="float" office:value="153.423104">
                <text:p>153.423104</text:p>
              </table:table-cell>
              <table:table-cell office:value-type="float" office:value="192.02816">
                <text:p>192.0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45.831168">
                <text:p>245.831168</text:p>
              </table:table-cell>
              <table:table-cell office:value-type="float" office:value="153.314816">
                <text:p>153.314816</text:p>
              </table:table-cell>
              <table:table-cell office:value-type="float" office:value="191.773952">
                <text:p>191.77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45.69216">
                <text:p>245.69216</text:p>
              </table:table-cell>
              <table:table-cell office:value-type="float" office:value="153.015296">
                <text:p>153.015296</text:p>
              </table:table-cell>
              <table:table-cell office:value-type="float" office:value="192.187904">
                <text:p>192.18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45.402368">
                <text:p>245.402368</text:p>
              </table:table-cell>
              <table:table-cell office:value-type="float" office:value="152.710912">
                <text:p>152.710912</text:p>
              </table:table-cell>
              <table:table-cell office:value-type="float" office:value="191.830272">
                <text:p>191.830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45.298944">
                <text:p>245.298944</text:p>
              </table:table-cell>
              <table:table-cell office:value-type="float" office:value="152.412672">
                <text:p>152.412672</text:p>
              </table:table-cell>
              <table:table-cell office:value-type="float" office:value="191.487488">
                <text:p>191.487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44.968192">
                <text:p>244.968192</text:p>
              </table:table-cell>
              <table:table-cell office:value-type="float" office:value="152.226048">
                <text:p>152.226048</text:p>
              </table:table-cell>
              <table:table-cell office:value-type="float" office:value="191.194368">
                <text:p>191.19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44.66688">
                <text:p>244.66688</text:p>
              </table:table-cell>
              <table:table-cell office:value-type="float" office:value="152.077568">
                <text:p>152.077568</text:p>
              </table:table-cell>
              <table:table-cell office:value-type="float" office:value="190.895104">
                <text:p>190.89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44.473088">
                <text:p>244.473088</text:p>
              </table:table-cell>
              <table:table-cell office:value-type="float" office:value="151.776">
                <text:p>151.776</text:p>
              </table:table-cell>
              <table:table-cell office:value-type="float" office:value="190.588928">
                <text:p>190.58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44.397568">
                <text:p>244.397568</text:p>
              </table:table-cell>
              <table:table-cell office:value-type="float" office:value="151.38176">
                <text:p>151.38176</text:p>
              </table:table-cell>
              <table:table-cell office:value-type="float" office:value="190.293248">
                <text:p>190.29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44.107264">
                <text:p>244.107264</text:p>
              </table:table-cell>
              <table:table-cell office:value-type="float" office:value="151.181824">
                <text:p>151.181824</text:p>
              </table:table-cell>
              <table:table-cell office:value-type="float" office:value="189.998848">
                <text:p>189.99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43.81312">
                <text:p>243.81312</text:p>
              </table:table-cell>
              <table:table-cell office:value-type="float" office:value="151.023104">
                <text:p>151.023104</text:p>
              </table:table-cell>
              <table:table-cell office:value-type="float" office:value="189.661184">
                <text:p>189.66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43.517184">
                <text:p>243.517184</text:p>
              </table:table-cell>
              <table:table-cell office:value-type="float" office:value="150.680832">
                <text:p>150.680832</text:p>
              </table:table-cell>
              <table:table-cell office:value-type="float" office:value="189.362944">
                <text:p>189.36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43.288064">
                <text:p>243.288064</text:p>
              </table:table-cell>
              <table:table-cell office:value-type="float" office:value="150.484992">
                <text:p>150.484992</text:p>
              </table:table-cell>
              <table:table-cell office:value-type="float" office:value="189.074944">
                <text:p>189.07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43.141888">
                <text:p>243.141888</text:p>
              </table:table-cell>
              <table:table-cell office:value-type="float" office:value="150.316032">
                <text:p>150.316032</text:p>
              </table:table-cell>
              <table:table-cell office:value-type="float" office:value="188.720896">
                <text:p>188.72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42.835712">
                <text:p>242.835712</text:p>
              </table:table-cell>
              <table:table-cell office:value-type="float" office:value="150.01088">
                <text:p>150.01088</text:p>
              </table:table-cell>
              <table:table-cell office:value-type="float" office:value="188.374272">
                <text:p>188.37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42.649088">
                <text:p>242.649088</text:p>
              </table:table-cell>
              <table:table-cell office:value-type="float" office:value="149.810176">
                <text:p>149.810176</text:p>
              </table:table-cell>
              <table:table-cell office:value-type="float" office:value="188.081408">
                <text:p>188.08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42.540288">
                <text:p>242.540288</text:p>
              </table:table-cell>
              <table:table-cell office:value-type="float" office:value="149.580288">
                <text:p>149.580288</text:p>
              </table:table-cell>
              <table:table-cell office:value-type="float" office:value="188.606976">
                <text:p>188.60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42.250496">
                <text:p>242.250496</text:p>
              </table:table-cell>
              <table:table-cell office:value-type="float" office:value="149.461248">
                <text:p>149.461248</text:p>
              </table:table-cell>
              <table:table-cell office:value-type="float" office:value="188.316928">
                <text:p>188.316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42.104064">
                <text:p>242.104064</text:p>
              </table:table-cell>
              <table:table-cell office:value-type="float" office:value="149.157888">
                <text:p>149.157888</text:p>
              </table:table-cell>
              <table:table-cell office:value-type="float" office:value="188.025856">
                <text:p>188.02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41.809408">
                <text:p>241.809408</text:p>
              </table:table-cell>
              <table:table-cell office:value-type="float" office:value="149.040128">
                <text:p>149.040128</text:p>
              </table:table-cell>
              <table:table-cell office:value-type="float" office:value="187.732736">
                <text:p>187.73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41.6256">
                <text:p>241.6256</text:p>
              </table:table-cell>
              <table:table-cell office:value-type="float" office:value="148.911104">
                <text:p>148.911104</text:p>
              </table:table-cell>
              <table:table-cell office:value-type="float" office:value="187.39712">
                <text:p>187.3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41.486592">
                <text:p>241.486592</text:p>
              </table:table-cell>
              <table:table-cell office:value-type="float" office:value="148.704256">
                <text:p>148.704256</text:p>
              </table:table-cell>
              <table:table-cell office:value-type="float" office:value="187.096064">
                <text:p>187.096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41.170688">
                <text:p>241.170688</text:p>
              </table:table-cell>
              <table:table-cell office:value-type="float" office:value="148.39808">
                <text:p>148.39808</text:p>
              </table:table-cell>
              <table:table-cell office:value-type="float" office:value="186.80704">
                <text:p>186.8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40.98816">
                <text:p>240.98816</text:p>
              </table:table-cell>
              <table:table-cell office:value-type="float" office:value="148.231936">
                <text:p>148.231936</text:p>
              </table:table-cell>
              <table:table-cell office:value-type="float" office:value="186.45504">
                <text:p>186.4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40.797696">
                <text:p>240.797696</text:p>
              </table:table-cell>
              <table:table-cell office:value-type="float" office:value="147.922944">
                <text:p>147.922944</text:p>
              </table:table-cell>
              <table:table-cell office:value-type="float" office:value="186.150144">
                <text:p>186.15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40.75008">
                <text:p>240.75008</text:p>
              </table:table-cell>
              <table:table-cell office:value-type="float" office:value="147.5712">
                <text:p>147.5712</text:p>
              </table:table-cell>
              <table:table-cell office:value-type="float" office:value="185.86496">
                <text:p>185.8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40.63104">
                <text:p>240.63104</text:p>
              </table:table-cell>
              <table:table-cell office:value-type="float" office:value="147.349504">
                <text:p>147.349504</text:p>
              </table:table-cell>
              <table:table-cell office:value-type="float" office:value="185.56416">
                <text:p>185.56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40.452352">
                <text:p>240.452352</text:p>
              </table:table-cell>
              <table:table-cell office:value-type="float" office:value="147.225088">
                <text:p>147.225088</text:p>
              </table:table-cell>
              <table:table-cell office:value-type="float" office:value="185.266944">
                <text:p>185.26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40.156672">
                <text:p>240.156672</text:p>
              </table:table-cell>
              <table:table-cell office:value-type="float" office:value="146.886144">
                <text:p>146.886144</text:p>
              </table:table-cell>
              <table:table-cell office:value-type="float" office:value="184.958976">
                <text:p>184.95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40.006912">
                <text:p>240.006912</text:p>
              </table:table-cell>
              <table:table-cell office:value-type="float" office:value="146.58048">
                <text:p>146.58048</text:p>
              </table:table-cell>
              <table:table-cell office:value-type="float" office:value="184.628992">
                <text:p>184.62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39.879168">
                <text:p>239.879168</text:p>
              </table:table-cell>
              <table:table-cell office:value-type="float" office:value="146.37696">
                <text:p>146.37696</text:p>
              </table:table-cell>
              <table:table-cell office:value-type="float" office:value="184.338176">
                <text:p>184.33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39.725824">
                <text:p>239.725824</text:p>
              </table:table-cell>
              <table:table-cell office:value-type="float" office:value="146.22208">
                <text:p>146.22208</text:p>
              </table:table-cell>
              <table:table-cell office:value-type="float" office:value="184.0384">
                <text:p>184.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39.426816">
                <text:p>239.426816</text:p>
              </table:table-cell>
              <table:table-cell office:value-type="float" office:value="145.916928">
                <text:p>145.916928</text:p>
              </table:table-cell>
              <table:table-cell office:value-type="float" office:value="183.736064">
                <text:p>183.736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39.3088">
                <text:p>239.3088</text:p>
              </table:table-cell>
              <table:table-cell office:value-type="float" office:value="145.565184">
                <text:p>145.565184</text:p>
              </table:table-cell>
              <table:table-cell office:value-type="float" office:value="184.719104">
                <text:p>184.71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39.0848">
                <text:p>239.0848</text:p>
              </table:table-cell>
              <table:table-cell office:value-type="float" office:value="145.473024">
                <text:p>145.473024</text:p>
              </table:table-cell>
              <table:table-cell office:value-type="float" office:value="184.385792">
                <text:p>184.38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38.976">
                <text:p>238.976</text:p>
              </table:table-cell>
              <table:table-cell office:value-type="float" office:value="145.255936">
                <text:p>145.255936</text:p>
              </table:table-cell>
              <table:table-cell office:value-type="float" office:value="184.0512">
                <text:p>184.0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38.676736">
                <text:p>238.676736</text:p>
              </table:table-cell>
              <table:table-cell office:value-type="float" office:value="145.06112">
                <text:p>145.06112</text:p>
              </table:table-cell>
              <table:table-cell office:value-type="float" office:value="183.757824">
                <text:p>183.75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38.376192">
                <text:p>238.376192</text:p>
              </table:table-cell>
              <table:table-cell office:value-type="float" office:value="144.990208">
                <text:p>144.990208</text:p>
              </table:table-cell>
              <table:table-cell office:value-type="float" office:value="183.451136">
                <text:p>183.45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38.235392">
                <text:p>238.235392</text:p>
              </table:table-cell>
              <table:table-cell office:value-type="float" office:value="144.694272">
                <text:p>144.694272</text:p>
              </table:table-cell>
              <table:table-cell office:value-type="float" office:value="183.152128">
                <text:p>183.15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37.94304">
                <text:p>237.94304</text:p>
              </table:table-cell>
              <table:table-cell office:value-type="float" office:value="144.398848">
                <text:p>144.398848</text:p>
              </table:table-cell>
              <table:table-cell office:value-type="float" office:value="182.806016">
                <text:p>182.80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37.82912">
                <text:p>237.82912</text:p>
              </table:table-cell>
              <table:table-cell office:value-type="float" office:value="144.022016">
                <text:p>144.022016</text:p>
              </table:table-cell>
              <table:table-cell office:value-type="float" office:value="182.501632">
                <text:p>182.50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37.59616">
                <text:p>237.59616</text:p>
              </table:table-cell>
              <table:table-cell office:value-type="float" office:value="143.871232">
                <text:p>143.871232</text:p>
              </table:table-cell>
              <table:table-cell office:value-type="float" office:value="182.23232">
                <text:p>182.2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37.302016">
                <text:p>237.302016</text:p>
              </table:table-cell>
              <table:table-cell office:value-type="float" office:value="143.738112">
                <text:p>143.738112</text:p>
              </table:table-cell>
              <table:table-cell office:value-type="float" office:value="181.691392">
                <text:p>181.69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37.006592">
                <text:p>237.006592</text:p>
              </table:table-cell>
              <table:table-cell office:value-type="float" office:value="143.347712">
                <text:p>143.347712</text:p>
              </table:table-cell>
              <table:table-cell office:value-type="float" office:value="181.366528">
                <text:p>181.36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36.943616">
                <text:p>236.943616</text:p>
              </table:table-cell>
              <table:table-cell office:value-type="float" office:value="143.04384">
                <text:p>143.04384</text:p>
              </table:table-cell>
              <table:table-cell office:value-type="float" office:value="181.058048">
                <text:p>181.058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36.65536">
                <text:p>236.65536</text:p>
              </table:table-cell>
              <table:table-cell office:value-type="float" office:value="142.843648">
                <text:p>142.843648</text:p>
              </table:table-cell>
              <table:table-cell office:value-type="float" office:value="180.73728">
                <text:p>180.7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36.361728">
                <text:p>236.361728</text:p>
              </table:table-cell>
              <table:table-cell office:value-type="float" office:value="142.700032">
                <text:p>142.700032</text:p>
              </table:table-cell>
              <table:table-cell office:value-type="float" office:value="180.441856">
                <text:p>180.44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36.064">
                <text:p>236.064</text:p>
              </table:table-cell>
              <table:table-cell office:value-type="float" office:value="142.395904">
                <text:p>142.395904</text:p>
              </table:table-cell>
              <table:table-cell office:value-type="float" office:value="180.157184">
                <text:p>180.15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35.955968">
                <text:p>235.955968</text:p>
              </table:table-cell>
              <table:table-cell office:value-type="float" office:value="142.091776">
                <text:p>142.091776</text:p>
              </table:table-cell>
              <table:table-cell office:value-type="float" office:value="179.865856">
                <text:p>179.86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35.661056">
                <text:p>235.661056</text:p>
              </table:table-cell>
              <table:table-cell office:value-type="float" office:value="142.112">
                <text:p>142.112</text:p>
              </table:table-cell>
              <table:table-cell office:value-type="float" office:value="179.561984">
                <text:p>179.56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35.36896">
                <text:p>235.36896</text:p>
              </table:table-cell>
              <table:table-cell office:value-type="float" office:value="141.958144">
                <text:p>141.958144</text:p>
              </table:table-cell>
              <table:table-cell office:value-type="float" office:value="179.268864">
                <text:p>179.26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35.223552">
                <text:p>235.223552</text:p>
              </table:table-cell>
              <table:table-cell office:value-type="float" office:value="141.654016">
                <text:p>141.654016</text:p>
              </table:table-cell>
              <table:table-cell office:value-type="float" office:value="178.978048">
                <text:p>178.978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34.932736">
                <text:p>234.932736</text:p>
              </table:table-cell>
              <table:table-cell office:value-type="float" office:value="141.499904">
                <text:p>141.499904</text:p>
              </table:table-cell>
              <table:table-cell office:value-type="float" office:value="178.680064">
                <text:p>178.6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34.788352">
                <text:p>234.788352</text:p>
              </table:table-cell>
              <table:table-cell office:value-type="float" office:value="141.199872">
                <text:p>141.199872</text:p>
              </table:table-cell>
              <table:table-cell office:value-type="float" office:value="178.381312">
                <text:p>178.38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34.493952">
                <text:p>234.493952</text:p>
              </table:table-cell>
              <table:table-cell office:value-type="float" office:value="140.898048">
                <text:p>140.898048</text:p>
              </table:table-cell>
              <table:table-cell office:value-type="float" office:value="178.084864">
                <text:p>178.08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34.386176">
                <text:p>234.386176</text:p>
              </table:table-cell>
              <table:table-cell office:value-type="float" office:value="140.749824">
                <text:p>140.749824</text:p>
              </table:table-cell>
              <table:table-cell office:value-type="float" office:value="177.792">
                <text:p>177.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34.09408">
                <text:p>234.09408</text:p>
              </table:table-cell>
              <table:table-cell office:value-type="float" office:value="140.449024">
                <text:p>140.449024</text:p>
              </table:table-cell>
              <table:table-cell office:value-type="float" office:value="177.498368">
                <text:p>177.49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33.801728">
                <text:p>233.801728</text:p>
              </table:table-cell>
              <table:table-cell office:value-type="float" office:value="140.258048">
                <text:p>140.258048</text:p>
              </table:table-cell>
              <table:table-cell office:value-type="float" office:value="177.20576">
                <text:p>177.20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33.620736">
                <text:p>233.620736</text:p>
              </table:table-cell>
              <table:table-cell office:value-type="float" office:value="139.958016">
                <text:p>139.958016</text:p>
              </table:table-cell>
              <table:table-cell office:value-type="float" office:value="176.865792">
                <text:p>176.86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33.472">
                <text:p>233.472</text:p>
              </table:table-cell>
              <table:table-cell office:value-type="float" office:value="139.807488">
                <text:p>139.807488</text:p>
              </table:table-cell>
              <table:table-cell office:value-type="float" office:value="176.563712">
                <text:p>176.56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33.17504">
                <text:p>233.17504</text:p>
              </table:table-cell>
              <table:table-cell office:value-type="float" office:value="139.472896">
                <text:p>139.472896</text:p>
              </table:table-cell>
              <table:table-cell office:value-type="float" office:value="176.274944">
                <text:p>176.27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232.980224">
                <text:p>232.980224</text:p>
              </table:table-cell>
              <table:table-cell office:value-type="float" office:value="139.198976">
                <text:p>139.198976</text:p>
              </table:table-cell>
              <table:table-cell office:value-type="float" office:value="175.9808">
                <text:p>175.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32.800512">
                <text:p>232.800512</text:p>
              </table:table-cell>
              <table:table-cell office:value-type="float" office:value="139.042304">
                <text:p>139.042304</text:p>
              </table:table-cell>
              <table:table-cell office:value-type="float" office:value="176.392704">
                <text:p>176.39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32.506368">
                <text:p>232.506368</text:p>
              </table:table-cell>
              <table:table-cell office:value-type="float" office:value="138.728192">
                <text:p>138.728192</text:p>
              </table:table-cell>
              <table:table-cell office:value-type="float" office:value="176.108288">
                <text:p>176.10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232.277248">
                <text:p>232.277248</text:p>
              </table:table-cell>
              <table:table-cell office:value-type="float" office:value="138.531072">
                <text:p>138.531072</text:p>
              </table:table-cell>
              <table:table-cell office:value-type="float" office:value="175.766784">
                <text:p>175.76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32.0768">
                <text:p>232.0768</text:p>
              </table:table-cell>
              <table:table-cell office:value-type="float" office:value="138.265856">
                <text:p>138.265856</text:p>
              </table:table-cell>
              <table:table-cell office:value-type="float" office:value="175.47008">
                <text:p>175.4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31.924992">
                <text:p>231.924992</text:p>
              </table:table-cell>
              <table:table-cell office:value-type="float" office:value="138.023936">
                <text:p>138.023936</text:p>
              </table:table-cell>
              <table:table-cell office:value-type="float" office:value="175.183104">
                <text:p>175.18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31.782656">
                <text:p>231.782656</text:p>
              </table:table-cell>
              <table:table-cell office:value-type="float" office:value="137.881088">
                <text:p>137.881088</text:p>
              </table:table-cell>
              <table:table-cell office:value-type="float" office:value="174.82112">
                <text:p>174.8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231.446016">
                <text:p>231.446016</text:p>
              </table:table-cell>
              <table:table-cell office:value-type="float" office:value="137.517312">
                <text:p>137.517312</text:p>
              </table:table-cell>
              <table:table-cell office:value-type="float" office:value="174.516224">
                <text:p>174.51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31.215872">
                <text:p>231.215872</text:p>
              </table:table-cell>
              <table:table-cell office:value-type="float" office:value="137.19808">
                <text:p>137.19808</text:p>
              </table:table-cell>
              <table:table-cell office:value-type="float" office:value="174.18496">
                <text:p>174.1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31.028736">
                <text:p>231.028736</text:p>
              </table:table-cell>
              <table:table-cell office:value-type="float" office:value="136.987392">
                <text:p>136.987392</text:p>
              </table:table-cell>
              <table:table-cell office:value-type="float" office:value="173.863168">
                <text:p>173.86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30.880768">
                <text:p>230.880768</text:p>
              </table:table-cell>
              <table:table-cell office:value-type="float" office:value="136.928256">
                <text:p>136.928256</text:p>
              </table:table-cell>
              <table:table-cell office:value-type="float" office:value="173.532928">
                <text:p>173.53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30.581248">
                <text:p>230.581248</text:p>
              </table:table-cell>
              <table:table-cell office:value-type="float" office:value="136.775168">
                <text:p>136.775168</text:p>
              </table:table-cell>
              <table:table-cell office:value-type="float" office:value="173.206784">
                <text:p>173.20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30.398464">
                <text:p>230.398464</text:p>
              </table:table-cell>
              <table:table-cell office:value-type="float" office:value="136.426752">
                <text:p>136.426752</text:p>
              </table:table-cell>
              <table:table-cell office:value-type="float" office:value="172.9152">
                <text:p>172.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30.215936">
                <text:p>230.215936</text:p>
              </table:table-cell>
              <table:table-cell office:value-type="float" office:value="136.30592">
                <text:p>136.30592</text:p>
              </table:table-cell>
              <table:table-cell office:value-type="float" office:value="172.619776">
                <text:p>172.61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30.073856">
                <text:p>230.073856</text:p>
              </table:table-cell>
              <table:table-cell office:value-type="float" office:value="136.001024">
                <text:p>136.001024</text:p>
              </table:table-cell>
              <table:table-cell office:value-type="float" office:value="173.257984">
                <text:p>173.25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29.78048">
                <text:p>229.78048</text:p>
              </table:table-cell>
              <table:table-cell office:value-type="float" office:value="135.6608">
                <text:p>135.6608</text:p>
              </table:table-cell>
              <table:table-cell office:value-type="float" office:value="172.963328">
                <text:p>172.96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29.594112">
                <text:p>229.594112</text:p>
              </table:table-cell>
              <table:table-cell office:value-type="float" office:value="135.462656">
                <text:p>135.462656</text:p>
              </table:table-cell>
              <table:table-cell office:value-type="float" office:value="172.669184">
                <text:p>172.66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29.454336">
                <text:p>229.454336</text:p>
              </table:table-cell>
              <table:table-cell office:value-type="float" office:value="135.311104">
                <text:p>135.311104</text:p>
              </table:table-cell>
              <table:table-cell office:value-type="float" office:value="172.379392">
                <text:p>172.37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29.164544">
                <text:p>229.164544</text:p>
              </table:table-cell>
              <table:table-cell office:value-type="float" office:value="134.973184">
                <text:p>134.973184</text:p>
              </table:table-cell>
              <table:table-cell office:value-type="float" office:value="172.039168">
                <text:p>172.03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29.07264">
                <text:p>229.07264</text:p>
              </table:table-cell>
              <table:table-cell office:value-type="float" office:value="134.777088">
                <text:p>134.777088</text:p>
              </table:table-cell>
              <table:table-cell office:value-type="float" office:value="171.707136">
                <text:p>171.70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28.96384">
                <text:p>228.96384</text:p>
              </table:table-cell>
              <table:table-cell office:value-type="float" office:value="134.585088">
                <text:p>134.585088</text:p>
              </table:table-cell>
              <table:table-cell office:value-type="float" office:value="171.413248">
                <text:p>171.41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28.8192">
                <text:p>228.8192</text:p>
              </table:table-cell>
              <table:table-cell office:value-type="float" office:value="134.41792">
                <text:p>134.41792</text:p>
              </table:table-cell>
              <table:table-cell office:value-type="float" office:value="171.10528">
                <text:p>171.10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8.526848">
                <text:p>228.526848</text:p>
              </table:table-cell>
              <table:table-cell office:value-type="float" office:value="134.11584">
                <text:p>134.11584</text:p>
              </table:table-cell>
              <table:table-cell office:value-type="float" office:value="170.790144">
                <text:p>170.79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28.421888">
                <text:p>228.421888</text:p>
              </table:table-cell>
              <table:table-cell office:value-type="float" office:value="133.994752">
                <text:p>133.994752</text:p>
              </table:table-cell>
              <table:table-cell office:value-type="float" office:value="170.448128">
                <text:p>170.44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28.131328">
                <text:p>228.131328</text:p>
              </table:table-cell>
              <table:table-cell office:value-type="float" office:value="133.689088">
                <text:p>133.689088</text:p>
              </table:table-cell>
              <table:table-cell office:value-type="float" office:value="170.10176">
                <text:p>170.1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27.822592">
                <text:p>227.822592</text:p>
              </table:table-cell>
              <table:table-cell office:value-type="float" office:value="133.378816">
                <text:p>133.378816</text:p>
              </table:table-cell>
              <table:table-cell office:value-type="float" office:value="169.814272">
                <text:p>169.81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27.645696">
                <text:p>227.645696</text:p>
              </table:table-cell>
              <table:table-cell office:value-type="float" office:value="132.994048">
                <text:p>132.994048</text:p>
              </table:table-cell>
              <table:table-cell office:value-type="float" office:value="169.510144">
                <text:p>169.51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27.352832">
                <text:p>227.352832</text:p>
              </table:table-cell>
              <table:table-cell office:value-type="float" office:value="132.78976">
                <text:p>132.78976</text:p>
              </table:table-cell>
              <table:table-cell office:value-type="float" office:value="169.209856">
                <text:p>169.20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27.239936">
                <text:p>227.239936</text:p>
              </table:table-cell>
              <table:table-cell office:value-type="float" office:value="132.630272">
                <text:p>132.630272</text:p>
              </table:table-cell>
              <table:table-cell office:value-type="float" office:value="168.864256">
                <text:p>168.864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26.938112">
                <text:p>226.938112</text:p>
              </table:table-cell>
              <table:table-cell office:value-type="float" office:value="132.337152">
                <text:p>132.337152</text:p>
              </table:table-cell>
              <table:table-cell office:value-type="float" office:value="168.557056">
                <text:p>168.55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26.642944">
                <text:p>226.642944</text:p>
              </table:table-cell>
              <table:table-cell office:value-type="float" office:value="132.248576">
                <text:p>132.248576</text:p>
              </table:table-cell>
              <table:table-cell office:value-type="float" office:value="167.8912">
                <text:p>167.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26.458368">
                <text:p>226.458368</text:p>
              </table:table-cell>
              <table:table-cell office:value-type="float" office:value="132.099072">
                <text:p>132.099072</text:p>
              </table:table-cell>
              <table:table-cell office:value-type="float" office:value="167.571712">
                <text:p>167.57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26.315776">
                <text:p>226.315776</text:p>
              </table:table-cell>
              <table:table-cell office:value-type="float" office:value="131.799552">
                <text:p>131.799552</text:p>
              </table:table-cell>
              <table:table-cell office:value-type="float" office:value="167.282176">
                <text:p>167.28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25.989376">
                <text:p>225.989376</text:p>
              </table:table-cell>
              <table:table-cell office:value-type="float" office:value="131.451904">
                <text:p>131.451904</text:p>
              </table:table-cell>
              <table:table-cell office:value-type="float" office:value="166.979072">
                <text:p>166.97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25.801728">
                <text:p>225.801728</text:p>
              </table:table-cell>
              <table:table-cell office:value-type="float" office:value="131.28704">
                <text:p>131.28704</text:p>
              </table:table-cell>
              <table:table-cell office:value-type="float" office:value="167.213568">
                <text:p>167.21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25.57824">
                <text:p>225.57824</text:p>
              </table:table-cell>
              <table:table-cell office:value-type="float" office:value="130.979328">
                <text:p>130.979328</text:p>
              </table:table-cell>
              <table:table-cell office:value-type="float" office:value="166.877952">
                <text:p>166.877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25.254912">
                <text:p>225.254912</text:p>
              </table:table-cell>
              <table:table-cell office:value-type="float" office:value="130.784">
                <text:p>130.784</text:p>
              </table:table-cell>
              <table:table-cell office:value-type="float" office:value="166.580224">
                <text:p>166.58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25.05984">
                <text:p>225.05984</text:p>
              </table:table-cell>
              <table:table-cell office:value-type="float" office:value="130.415872">
                <text:p>130.415872</text:p>
              </table:table-cell>
              <table:table-cell office:value-type="float" office:value="166.292736">
                <text:p>166.29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4.865024">
                <text:p>224.865024</text:p>
              </table:table-cell>
              <table:table-cell office:value-type="float" office:value="130.245888">
                <text:p>130.245888</text:p>
              </table:table-cell>
              <table:table-cell office:value-type="float" office:value="165.937664">
                <text:p>165.93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4.724736">
                <text:p>224.724736</text:p>
              </table:table-cell>
              <table:table-cell office:value-type="float" office:value="129.93792">
                <text:p>129.93792</text:p>
              </table:table-cell>
              <table:table-cell office:value-type="float" office:value="165.632">
                <text:p>165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24.433152">
                <text:p>224.433152</text:p>
              </table:table-cell>
              <table:table-cell office:value-type="float" office:value="129.795072">
                <text:p>129.795072</text:p>
              </table:table-cell>
              <table:table-cell office:value-type="float" office:value="165.344768">
                <text:p>165.34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24.312832">
                <text:p>224.312832</text:p>
              </table:table-cell>
              <table:table-cell office:value-type="float" office:value="129.643264">
                <text:p>129.643264</text:p>
              </table:table-cell>
              <table:table-cell office:value-type="float" office:value="165.044224">
                <text:p>165.04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24.134144">
                <text:p>224.134144</text:p>
              </table:table-cell>
              <table:table-cell office:value-type="float" office:value="129.340928">
                <text:p>129.340928</text:p>
              </table:table-cell>
              <table:table-cell office:value-type="float" office:value="164.747776">
                <text:p>164.74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23.951104">
                <text:p>223.951104</text:p>
              </table:table-cell>
              <table:table-cell office:value-type="float" office:value="129.147904">
                <text:p>129.147904</text:p>
              </table:table-cell>
              <table:table-cell office:value-type="float" office:value="164.40704">
                <text:p>164.4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23.654144">
                <text:p>223.654144</text:p>
              </table:table-cell>
              <table:table-cell office:value-type="float" office:value="128.843776">
                <text:p>128.843776</text:p>
              </table:table-cell>
              <table:table-cell office:value-type="float" office:value="164.747264">
                <text:p>164.74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23.4624">
                <text:p>223.4624</text:p>
              </table:table-cell>
              <table:table-cell office:value-type="float" office:value="128.726016">
                <text:p>128.726016</text:p>
              </table:table-cell>
              <table:table-cell office:value-type="float" office:value="164.465664">
                <text:p>164.465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23.370752">
                <text:p>223.370752</text:p>
              </table:table-cell>
              <table:table-cell office:value-type="float" office:value="128.432896">
                <text:p>128.432896</text:p>
              </table:table-cell>
              <table:table-cell office:value-type="float" office:value="164.164096">
                <text:p>164.16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223.268608">
                <text:p>223.268608</text:p>
              </table:table-cell>
              <table:table-cell office:value-type="float" office:value="128.057856">
                <text:p>128.057856</text:p>
              </table:table-cell>
              <table:table-cell office:value-type="float" office:value="163.869696">
                <text:p>163.86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223.124992">
                <text:p>223.124992</text:p>
              </table:table-cell>
              <table:table-cell office:value-type="float" office:value="127.896064">
                <text:p>127.896064</text:p>
              </table:table-cell>
              <table:table-cell office:value-type="float" office:value="163.57504">
                <text:p>163.57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22.834176">
                <text:p>222.834176</text:p>
              </table:table-cell>
              <table:table-cell office:value-type="float" office:value="127.529984">
                <text:p>127.529984</text:p>
              </table:table-cell>
              <table:table-cell office:value-type="float" office:value="163.28448">
                <text:p>163.28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22.726656">
                <text:p>222.726656</text:p>
              </table:table-cell>
              <table:table-cell office:value-type="float" office:value="127.35488">
                <text:p>127.35488</text:p>
              </table:table-cell>
              <table:table-cell office:value-type="float" office:value="162.983936">
                <text:p>162.98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22.434048">
                <text:p>222.434048</text:p>
              </table:table-cell>
              <table:table-cell office:value-type="float" office:value="127.0528">
                <text:p>127.0528</text:p>
              </table:table-cell>
              <table:table-cell office:value-type="float" office:value="162.688">
                <text:p>162.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222.13888">
                <text:p>222.13888</text:p>
              </table:table-cell>
              <table:table-cell office:value-type="float" office:value="126.775808">
                <text:p>126.775808</text:p>
              </table:table-cell>
              <table:table-cell office:value-type="float" office:value="162.397184">
                <text:p>162.39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21.997056">
                <text:p>221.997056</text:p>
              </table:table-cell>
              <table:table-cell office:value-type="float" office:value="126.626816">
                <text:p>126.626816</text:p>
              </table:table-cell>
              <table:table-cell office:value-type="float" office:value="162.055936">
                <text:p>162.05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21.710336">
                <text:p>221.710336</text:p>
              </table:table-cell>
              <table:table-cell office:value-type="float" office:value="126.3168">
                <text:p>126.3168</text:p>
              </table:table-cell>
              <table:table-cell office:value-type="float" office:value="161.758464">
                <text:p>161.75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221.570304">
                <text:p>221.570304</text:p>
              </table:table-cell>
              <table:table-cell office:value-type="float" office:value="126.119168">
                <text:p>126.119168</text:p>
              </table:table-cell>
              <table:table-cell office:value-type="float" office:value="161.424896">
                <text:p>161.42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221.273856">
                <text:p>221.273856</text:p>
              </table:table-cell>
              <table:table-cell office:value-type="float" office:value="125.993728">
                <text:p>125.993728</text:p>
              </table:table-cell>
              <table:table-cell office:value-type="float" office:value="161.543936">
                <text:p>161.54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221.089792">
                <text:p>221.089792</text:p>
              </table:table-cell>
              <table:table-cell office:value-type="float" office:value="125.792">
                <text:p>125.792</text:p>
              </table:table-cell>
              <table:table-cell office:value-type="float" office:value="161.256448">
                <text:p>161.256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20.985088">
                <text:p>220.985088</text:p>
              </table:table-cell>
              <table:table-cell office:value-type="float" office:value="125.485312">
                <text:p>125.485312</text:p>
              </table:table-cell>
              <table:table-cell office:value-type="float" office:value="160.952832">
                <text:p>160.95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20.69504">
                <text:p>220.69504</text:p>
              </table:table-cell>
              <table:table-cell office:value-type="float" office:value="125.32096">
                <text:p>125.32096</text:p>
              </table:table-cell>
              <table:table-cell office:value-type="float" office:value="160.65792">
                <text:p>160.6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20.400896">
                <text:p>220.400896</text:p>
              </table:table-cell>
              <table:table-cell office:value-type="float" office:value="125.014016">
                <text:p>125.014016</text:p>
              </table:table-cell>
              <table:table-cell office:value-type="float" office:value="160.28672">
                <text:p>160.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20.1728">
                <text:p>220.1728</text:p>
              </table:table-cell>
              <table:table-cell office:value-type="float" office:value="124.703232">
                <text:p>124.703232</text:p>
              </table:table-cell>
              <table:table-cell office:value-type="float" office:value="159.984896">
                <text:p>159.98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20.03328">
                <text:p>220.03328</text:p>
              </table:table-cell>
              <table:table-cell office:value-type="float" office:value="124.514048">
                <text:p>124.514048</text:p>
              </table:table-cell>
              <table:table-cell office:value-type="float" office:value="159.656192">
                <text:p>159.65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219.696128">
                <text:p>219.696128</text:p>
              </table:table-cell>
              <table:table-cell office:value-type="float" office:value="124.2112">
                <text:p>124.2112</text:p>
              </table:table-cell>
              <table:table-cell office:value-type="float" office:value="159.337984">
                <text:p>159.33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19.529984">
                <text:p>219.529984</text:p>
              </table:table-cell>
              <table:table-cell office:value-type="float" office:value="124.058112">
                <text:p>124.058112</text:p>
              </table:table-cell>
              <table:table-cell office:value-type="float" office:value="159.286016">
                <text:p>159.28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219.390976">
                <text:p>219.390976</text:p>
              </table:table-cell>
              <table:table-cell office:value-type="float" office:value="123.762944">
                <text:p>123.762944</text:p>
              </table:table-cell>
              <table:table-cell office:value-type="float" office:value="158.991872">
                <text:p>158.99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19.0976">
                <text:p>219.0976</text:p>
              </table:table-cell>
              <table:table-cell office:value-type="float" office:value="123.57504">
                <text:p>123.57504</text:p>
              </table:table-cell>
              <table:table-cell office:value-type="float" office:value="159.055104">
                <text:p>159.05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218.916352">
                <text:p>218.916352</text:p>
              </table:table-cell>
              <table:table-cell office:value-type="float" office:value="123.385088">
                <text:p>123.385088</text:p>
              </table:table-cell>
              <table:table-cell office:value-type="float" office:value="158.765056">
                <text:p>158.76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18.736896">
                <text:p>218.736896</text:p>
              </table:table-cell>
              <table:table-cell office:value-type="float" office:value="123.082496">
                <text:p>123.082496</text:p>
              </table:table-cell>
              <table:table-cell office:value-type="float" office:value="158.476288">
                <text:p>158.47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18.441728">
                <text:p>218.441728</text:p>
              </table:table-cell>
              <table:table-cell office:value-type="float" office:value="122.838528">
                <text:p>122.838528</text:p>
              </table:table-cell>
              <table:table-cell office:value-type="float" office:value="158.187776">
                <text:p>158.18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218.215168">
                <text:p>218.215168</text:p>
              </table:table-cell>
              <table:table-cell office:value-type="float" office:value="122.875904">
                <text:p>122.875904</text:p>
              </table:table-cell>
              <table:table-cell office:value-type="float" office:value="157.893888">
                <text:p>157.89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218.048768">
                <text:p>218.048768</text:p>
              </table:table-cell>
              <table:table-cell office:value-type="float" office:value="122.71616">
                <text:p>122.71616</text:p>
              </table:table-cell>
              <table:table-cell office:value-type="float" office:value="157.59872">
                <text:p>157.5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217.744896">
                <text:p>217.744896</text:p>
              </table:table-cell>
              <table:table-cell office:value-type="float" office:value="122.373632">
                <text:p>122.373632</text:p>
              </table:table-cell>
              <table:table-cell office:value-type="float" office:value="157.303552">
                <text:p>157.30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217.618944">
                <text:p>217.618944</text:p>
              </table:table-cell>
              <table:table-cell office:value-type="float" office:value="122.312192">
                <text:p>122.312192</text:p>
              </table:table-cell>
              <table:table-cell office:value-type="float" office:value="157.19168">
                <text:p>157.1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217.47712">
                <text:p>217.47712</text:p>
              </table:table-cell>
              <table:table-cell office:value-type="float" office:value="122.007552">
                <text:p>122.007552</text:p>
              </table:table-cell>
              <table:table-cell office:value-type="float" office:value="157.325824">
                <text:p>157.325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17.18528">
                <text:p>217.18528</text:p>
              </table:table-cell>
              <table:table-cell office:value-type="float" office:value="121.851904">
                <text:p>121.851904</text:p>
              </table:table-cell>
              <table:table-cell office:value-type="float" office:value="157.03808">
                <text:p>157.0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16.999936">
                <text:p>216.999936</text:p>
              </table:table-cell>
              <table:table-cell office:value-type="float" office:value="121.549056">
                <text:p>121.549056</text:p>
              </table:table-cell>
              <table:table-cell office:value-type="float" office:value="156.344064">
                <text:p>156.34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216.861696">
                <text:p>216.861696</text:p>
              </table:table-cell>
              <table:table-cell office:value-type="float" office:value="121.195008">
                <text:p>121.195008</text:p>
              </table:table-cell>
              <table:table-cell office:value-type="float" office:value="155.998976">
                <text:p>155.99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216.530688">
                <text:p>216.530688</text:p>
              </table:table-cell>
              <table:table-cell office:value-type="float" office:value="121.033216">
                <text:p>121.033216</text:p>
              </table:table-cell>
              <table:table-cell office:value-type="float" office:value="155.681024">
                <text:p>155.68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16.340224">
                <text:p>216.340224</text:p>
              </table:table-cell>
              <table:table-cell office:value-type="float" office:value="120.688128">
                <text:p>120.688128</text:p>
              </table:table-cell>
              <table:table-cell office:value-type="float" office:value="155.366144">
                <text:p>155.36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216.152064">
                <text:p>216.152064</text:p>
              </table:table-cell>
              <table:table-cell office:value-type="float" office:value="120.568064">
                <text:p>120.568064</text:p>
              </table:table-cell>
              <table:table-cell office:value-type="float" office:value="155.068928">
                <text:p>155.06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216.005632">
                <text:p>216.005632</text:p>
              </table:table-cell>
              <table:table-cell office:value-type="float" office:value="120.229888">
                <text:p>120.229888</text:p>
              </table:table-cell>
              <table:table-cell office:value-type="float" office:value="154.988288">
                <text:p>154.98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215.714816">
                <text:p>215.714816</text:p>
              </table:table-cell>
              <table:table-cell office:value-type="float" office:value="119.92704">
                <text:p>119.92704</text:p>
              </table:table-cell>
              <table:table-cell office:value-type="float" office:value="154.70336">
                <text:p>154.70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215.529984">
                <text:p>215.529984</text:p>
              </table:table-cell>
              <table:table-cell office:value-type="float" office:value="119.734016">
                <text:p>119.734016</text:p>
              </table:table-cell>
              <table:table-cell office:value-type="float" office:value="154.406144">
                <text:p>154.40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215.3856">
                <text:p>215.3856</text:p>
              </table:table-cell>
              <table:table-cell office:value-type="float" office:value="119.581952">
                <text:p>119.581952</text:p>
              </table:table-cell>
              <table:table-cell office:value-type="float" office:value="154.100736">
                <text:p>154.10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215.094016">
                <text:p>215.094016</text:p>
              </table:table-cell>
              <table:table-cell office:value-type="float" office:value="119.278592">
                <text:p>119.278592</text:p>
              </table:table-cell>
              <table:table-cell office:value-type="float" office:value="154.08128">
                <text:p>154.0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214.908416">
                <text:p>214.908416</text:p>
              </table:table-cell>
              <table:table-cell office:value-type="float" office:value="118.925056">
                <text:p>118.925056</text:p>
              </table:table-cell>
              <table:table-cell office:value-type="float" office:value="153.785856">
                <text:p>153.78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214.72896">
                <text:p>214.72896</text:p>
              </table:table-cell>
              <table:table-cell office:value-type="float" office:value="118.727936">
                <text:p>118.727936</text:p>
              </table:table-cell>
              <table:table-cell office:value-type="float" office:value="153.49504">
                <text:p>153.49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214.546944">
                <text:p>214.546944</text:p>
              </table:table-cell>
              <table:table-cell office:value-type="float" office:value="118.532352">
                <text:p>118.532352</text:p>
              </table:table-cell>
              <table:table-cell office:value-type="float" office:value="153.203968">
                <text:p>153.20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14.399232">
                <text:p>214.399232</text:p>
              </table:table-cell>
              <table:table-cell office:value-type="float" office:value="118.340864">
                <text:p>118.340864</text:p>
              </table:table-cell>
              <table:table-cell office:value-type="float" office:value="152.850688">
                <text:p>152.850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214.234112">
                <text:p>214.234112</text:p>
              </table:table-cell>
              <table:table-cell office:value-type="float" office:value="118.040832">
                <text:p>118.040832</text:p>
              </table:table-cell>
              <table:table-cell office:value-type="float" office:value="152.683264">
                <text:p>152.68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214.057728">
                <text:p>214.057728</text:p>
              </table:table-cell>
              <table:table-cell office:value-type="float" office:value="117.845504">
                <text:p>117.845504</text:p>
              </table:table-cell>
              <table:table-cell office:value-type="float" office:value="152.769792">
                <text:p>152.76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13.8752">
                <text:p>213.8752</text:p>
              </table:table-cell>
              <table:table-cell office:value-type="float" office:value="117.82912">
                <text:p>117.82912</text:p>
              </table:table-cell>
              <table:table-cell office:value-type="float" office:value="152.48384">
                <text:p>152.4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213.803008">
                <text:p>213.803008</text:p>
              </table:table-cell>
              <table:table-cell office:value-type="float" office:value="117.676032">
                <text:p>117.676032</text:p>
              </table:table-cell>
              <table:table-cell office:value-type="float" office:value="152.183808">
                <text:p>152.18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213.512448">
                <text:p>213.512448</text:p>
              </table:table-cell>
              <table:table-cell office:value-type="float" office:value="117.328384">
                <text:p>117.328384</text:p>
              </table:table-cell>
              <table:table-cell office:value-type="float" office:value="151.876608">
                <text:p>151.876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13.21984">
                <text:p>213.21984</text:p>
              </table:table-cell>
              <table:table-cell office:value-type="float" office:value="117.203712">
                <text:p>117.203712</text:p>
              </table:table-cell>
              <table:table-cell office:value-type="float" office:value="151.582208">
                <text:p>151.58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212.990208">
                <text:p>212.990208</text:p>
              </table:table-cell>
              <table:table-cell office:value-type="float" office:value="116.896256">
                <text:p>116.896256</text:p>
              </table:table-cell>
              <table:table-cell office:value-type="float" office:value="151.288064">
                <text:p>151.28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212.813056">
                <text:p>212.813056</text:p>
              </table:table-cell>
              <table:table-cell office:value-type="float" office:value="116.553984">
                <text:p>116.553984</text:p>
              </table:table-cell>
              <table:table-cell office:value-type="float" office:value="151.149312">
                <text:p>151.14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212.700928">
                <text:p>212.700928</text:p>
              </table:table-cell>
              <table:table-cell office:value-type="float" office:value="116.399104">
                <text:p>116.399104</text:p>
              </table:table-cell>
              <table:table-cell office:value-type="float" office:value="150.802944">
                <text:p>150.80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12.404224">
                <text:p>212.404224</text:p>
              </table:table-cell>
              <table:table-cell office:value-type="float" office:value="116.051456">
                <text:p>116.051456</text:p>
              </table:table-cell>
              <table:table-cell office:value-type="float" office:value="150.816">
                <text:p>150.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212.109056">
                <text:p>212.109056</text:p>
              </table:table-cell>
              <table:table-cell office:value-type="float" office:value="115.88992">
                <text:p>115.88992</text:p>
              </table:table-cell>
              <table:table-cell office:value-type="float" office:value="150.54976">
                <text:p>150.5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211.924736">
                <text:p>211.924736</text:p>
              </table:table-cell>
              <table:table-cell office:value-type="float" office:value="115.53792">
                <text:p>115.53792</text:p>
              </table:table-cell>
              <table:table-cell office:value-type="float" office:value="150.257152">
                <text:p>150.25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211.74272">
                <text:p>211.74272</text:p>
              </table:table-cell>
              <table:table-cell office:value-type="float" office:value="115.33824">
                <text:p>115.33824</text:p>
              </table:table-cell>
              <table:table-cell office:value-type="float" office:value="149.958656">
                <text:p>149.958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211.799808">
                <text:p>211.799808</text:p>
              </table:table-cell>
              <table:table-cell office:value-type="float" office:value="115.01696">
                <text:p>115.01696</text:p>
              </table:table-cell>
              <table:table-cell office:value-type="float" office:value="150.113792">
                <text:p>150.11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11.618816">
                <text:p>211.618816</text:p>
              </table:table-cell>
              <table:table-cell office:value-type="float" office:value="114.810112">
                <text:p>114.810112</text:p>
              </table:table-cell>
              <table:table-cell office:value-type="float" office:value="149.779456">
                <text:p>149.77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211.482112">
                <text:p>211.482112</text:p>
              </table:table-cell>
              <table:table-cell office:value-type="float" office:value="114.612992">
                <text:p>114.612992</text:p>
              </table:table-cell>
              <table:table-cell office:value-type="float" office:value="149.497088">
                <text:p>149.49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211.123968">
                <text:p>211.123968</text:p>
              </table:table-cell>
              <table:table-cell office:value-type="float" office:value="114.260736">
                <text:p>114.260736</text:p>
              </table:table-cell>
              <table:table-cell office:value-type="float" office:value="149.147904">
                <text:p>149.14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210.93376">
                <text:p>210.93376</text:p>
              </table:table-cell>
              <table:table-cell office:value-type="float" office:value="114.139136">
                <text:p>114.139136</text:p>
              </table:table-cell>
              <table:table-cell office:value-type="float" office:value="148.834816">
                <text:p>148.83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210.631168">
                <text:p>210.631168</text:p>
              </table:table-cell>
              <table:table-cell office:value-type="float" office:value="114.043904">
                <text:p>114.043904</text:p>
              </table:table-cell>
              <table:table-cell office:value-type="float" office:value="148.541184">
                <text:p>148.54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10.573056">
                <text:p>210.573056</text:p>
              </table:table-cell>
              <table:table-cell office:value-type="float" office:value="113.88032">
                <text:p>113.88032</text:p>
              </table:table-cell>
              <table:table-cell office:value-type="float" office:value="148.23296">
                <text:p>148.2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210.267904">
                <text:p>210.267904</text:p>
              </table:table-cell>
              <table:table-cell office:value-type="float" office:value="113.588224">
                <text:p>113.588224</text:p>
              </table:table-cell>
              <table:table-cell office:value-type="float" office:value="147.940096">
                <text:p>147.940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209.972736">
                <text:p>209.972736</text:p>
              </table:table-cell>
              <table:table-cell office:value-type="float" office:value="113.394944">
                <text:p>113.394944</text:p>
              </table:table-cell>
              <table:table-cell office:value-type="float" office:value="147.643904">
                <text:p>147.64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209.6768">
                <text:p>209.6768</text:p>
              </table:table-cell>
              <table:table-cell office:value-type="float" office:value="113.096192">
                <text:p>113.096192</text:p>
              </table:table-cell>
              <table:table-cell office:value-type="float" office:value="147.348736">
                <text:p>147.348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209.382144">
                <text:p>209.382144</text:p>
              </table:table-cell>
              <table:table-cell office:value-type="float" office:value="112.979968">
                <text:p>112.979968</text:p>
              </table:table-cell>
              <table:table-cell office:value-type="float" office:value="147.185152">
                <text:p>147.18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209.196288">
                <text:p>209.196288</text:p>
              </table:table-cell>
              <table:table-cell office:value-type="float" office:value="112.687872">
                <text:p>112.687872</text:p>
              </table:table-cell>
              <table:table-cell office:value-type="float" office:value="147.61856">
                <text:p>147.6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209.09312">
                <text:p>209.09312</text:p>
              </table:table-cell>
              <table:table-cell office:value-type="float" office:value="112.344064">
                <text:p>112.344064</text:p>
              </table:table-cell>
              <table:table-cell office:value-type="float" office:value="147.329792">
                <text:p>147.32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208.801024">
                <text:p>208.801024</text:p>
              </table:table-cell>
              <table:table-cell office:value-type="float" office:value="112.142336">
                <text:p>112.142336</text:p>
              </table:table-cell>
              <table:table-cell office:value-type="float" office:value="146.99008">
                <text:p>146.9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208.50816">
                <text:p>208.50816</text:p>
              </table:table-cell>
              <table:table-cell office:value-type="float" office:value="112.021504">
                <text:p>112.021504</text:p>
              </table:table-cell>
              <table:table-cell office:value-type="float" office:value="146.694144">
                <text:p>146.69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208.36608">
                <text:p>208.36608</text:p>
              </table:table-cell>
              <table:table-cell office:value-type="float" office:value="111.72608">
                <text:p>111.72608</text:p>
              </table:table-cell>
              <table:table-cell office:value-type="float" office:value="146.400256">
                <text:p>146.40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08.034048">
                <text:p>208.034048</text:p>
              </table:table-cell>
              <table:table-cell office:value-type="float" office:value="111.382528">
                <text:p>111.382528</text:p>
              </table:table-cell>
              <table:table-cell office:value-type="float" office:value="146.107904">
                <text:p>146.10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207.844608">
                <text:p>207.844608</text:p>
              </table:table-cell>
              <table:table-cell office:value-type="float" office:value="111.184128">
                <text:p>111.184128</text:p>
              </table:table-cell>
              <table:table-cell office:value-type="float" office:value="145.81504">
                <text:p>145.8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207.70688">
                <text:p>207.70688</text:p>
              </table:table-cell>
              <table:table-cell office:value-type="float" office:value="110.968832">
                <text:p>110.968832</text:p>
              </table:table-cell>
              <table:table-cell office:value-type="float" office:value="145.5232">
                <text:p>145.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07.59808">
                <text:p>207.59808</text:p>
              </table:table-cell>
              <table:table-cell office:value-type="float" office:value="110.156032">
                <text:p>110.156032</text:p>
              </table:table-cell>
              <table:table-cell office:value-type="float" office:value="145.232128">
                <text:p>145.2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07.45984">
                <text:p>207.45984</text:p>
              </table:table-cell>
              <table:table-cell office:value-type="float" office:value="109.95712">
                <text:p>109.95712</text:p>
              </table:table-cell>
              <table:table-cell office:value-type="float" office:value="144.940288">
                <text:p>144.94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07.170048">
                <text:p>207.170048</text:p>
              </table:table-cell>
              <table:table-cell office:value-type="float" office:value="109.633536">
                <text:p>109.633536</text:p>
              </table:table-cell>
              <table:table-cell office:value-type="float" office:value="144.495104">
                <text:p>144.49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206.982656">
                <text:p>206.982656</text:p>
              </table:table-cell>
              <table:table-cell office:value-type="float" office:value="109.323264">
                <text:p>109.323264</text:p>
              </table:table-cell>
              <table:table-cell office:value-type="float" office:value="144.194048">
                <text:p>144.19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06.84032">
                <text:p>206.84032</text:p>
              </table:table-cell>
              <table:table-cell office:value-type="float" office:value="109.14688">
                <text:p>109.14688</text:p>
              </table:table-cell>
              <table:table-cell office:value-type="float" office:value="143.906816">
                <text:p>143.90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06.737152">
                <text:p>206.737152</text:p>
              </table:table-cell>
              <table:table-cell office:value-type="float" office:value="108.83712">
                <text:p>108.83712</text:p>
              </table:table-cell>
              <table:table-cell office:value-type="float" office:value="143.60704">
                <text:p>143.6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206.442752">
                <text:p>206.442752</text:p>
              </table:table-cell>
              <table:table-cell office:value-type="float" office:value="108.77696">
                <text:p>108.77696</text:p>
              </table:table-cell>
              <table:table-cell office:value-type="float" office:value="143.448064">
                <text:p>143.44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06.148864">
                <text:p>206.148864</text:p>
              </table:table-cell>
              <table:table-cell office:value-type="float" office:value="108.574208">
                <text:p>108.574208</text:p>
              </table:table-cell>
              <table:table-cell office:value-type="float" office:value="143.609088">
                <text:p>143.60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206.0032">
                <text:p>206.0032</text:p>
              </table:table-cell>
              <table:table-cell office:value-type="float" office:value="108.363776">
                <text:p>108.363776</text:p>
              </table:table-cell>
              <table:table-cell office:value-type="float" office:value="143.30624">
                <text:p>143.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205.963008">
                <text:p>205.963008</text:p>
              </table:table-cell>
              <table:table-cell office:value-type="float" office:value="108.02944">
                <text:p>108.02944</text:p>
              </table:table-cell>
              <table:table-cell office:value-type="float" office:value="143.009536">
                <text:p>143.009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205.671936">
                <text:p>205.671936</text:p>
              </table:table-cell>
              <table:table-cell office:value-type="float" office:value="107.905024">
                <text:p>107.905024</text:p>
              </table:table-cell>
              <table:table-cell office:value-type="float" office:value="142.717184">
                <text:p>142.71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205.379072">
                <text:p>205.379072</text:p>
              </table:table-cell>
              <table:table-cell office:value-type="float" office:value="107.599872">
                <text:p>107.599872</text:p>
              </table:table-cell>
              <table:table-cell office:value-type="float" office:value="142.42816">
                <text:p>142.4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205.044736">
                <text:p>205.044736</text:p>
              </table:table-cell>
              <table:table-cell office:value-type="float" office:value="107.294464">
                <text:p>107.294464</text:p>
              </table:table-cell>
              <table:table-cell office:value-type="float" office:value="142.13888">
                <text:p>142.1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204.711936">
                <text:p>204.711936</text:p>
              </table:table-cell>
              <table:table-cell office:value-type="float" office:value="106.994176">
                <text:p>106.994176</text:p>
              </table:table-cell>
              <table:table-cell office:value-type="float" office:value="141.842944">
                <text:p>141.84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204.515072">
                <text:p>204.515072</text:p>
              </table:table-cell>
              <table:table-cell office:value-type="float" office:value="106.80576">
                <text:p>106.80576</text:p>
              </table:table-cell>
              <table:table-cell office:value-type="float" office:value="141.502208">
                <text:p>141.50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04.352256">
                <text:p>204.352256</text:p>
              </table:table-cell>
              <table:table-cell office:value-type="float" office:value="106.661376">
                <text:p>106.661376</text:p>
              </table:table-cell>
              <table:table-cell office:value-type="float" office:value="141.37216">
                <text:p>141.3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04.04608">
                <text:p>204.04608</text:p>
              </table:table-cell>
              <table:table-cell office:value-type="float" office:value="106.36672">
                <text:p>106.36672</text:p>
              </table:table-cell>
              <table:table-cell office:value-type="float" office:value="141.078016">
                <text:p>141.0780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